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Arial-BoldMT1" svg:font-family="Arial-BoldMT"/>
    <style:font-face style:name="Arial-BoldMT-Identity-H" svg:font-family="Arial-BoldMT-Identity-H"/>
    <style:font-face style:name="Helvetica-Bold1" svg:font-family="Helvetica-Bold"/>
    <style:font-face style:name="NimbusMono-Reg" svg:font-family="NimbusMono-Reg"/>
    <style:font-face style:name="Symbol" svg:font-family="Symbol"/>
    <style:font-face style:name="Arial4" svg:font-family="Arial" style:font-family-generic="roman"/>
    <style:font-face style:name="Times New Roman" svg:font-family="'Times New Roman'" style:font-family-generic="roman"/>
    <style:font-face style:name="TimesNewRoman,Bold" svg:font-family="'TimesNewRoman,Bold'" style:font-family-generic="roman"/>
    <style:font-face style:name="Arial2" svg:font-family="Arial" style:font-family-generic="swiss"/>
    <style:font-face style:name="Arial,Bold" svg:font-family="'Arial,Bold'" style:font-family-generic="swiss"/>
    <style:font-face style:name="Arial-BoldMT" svg:font-family="Arial-Bold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Swiss721-BlackSWA" svg:font-family="Swiss721-BlackSWA" style:font-family-generic="swiss"/>
    <style:font-face style:name="Trade Gothic LT Std Cn" svg:font-family="'Trade Gothic LT Std Cn', 'Trade Gothic LT Std Cn'" style:font-family-generic="swiss"/>
    <style:font-face style:name="Trade Gothic LT Std" svg:font-family="'Trade Gothic LT Std', 'Trade Gothic LT Std'" style:font-family-generic="swiss"/>
    <style:font-face style:name="TradeGothic-BoldCondTwenty" svg:font-family="TradeGothic-BoldCondTwenty" style:font-family-generic="swiss"/>
    <style:font-face style:name="Trebuchet MS" svg:font-family="'Trebuchet MS', 'Trebuchet MS'" style:font-family-generic="swiss"/>
    <style:font-face style:name="Verdana1" svg:font-family="Verdana" style:font-family-generic="swiss"/>
    <style:font-face style:name="Verdana" svg:font-family="Verdana, Verdana" style:font-family-generic="swiss"/>
    <style:font-face style:name="Arial" svg:font-family="Arial" style:font-family-generic="swiss" style:font-pitch="variable"/>
    <style:font-face style:name="Arial1" svg:font-family="Arial" style:font-adornments="Pogrubiony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1.725cm"/>
    </style:style>
    <style:style style:name="co21" style:family="table-column">
      <style:table-column-properties fo:break-before="auto" style:column-width="3.191cm"/>
    </style:style>
    <style:style style:name="co32" style:family="table-column">
      <style:table-column-properties fo:break-before="auto" style:column-width="3.313cm"/>
    </style:style>
    <style:style style:name="co36" style:family="table-column">
      <style:table-column-properties fo:break-before="auto" style:column-width="7.214cm"/>
    </style:style>
    <style:style style:name="co37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2.085cm"/>
    </style:style>
    <style:style style:name="co22" style:family="table-column">
      <style:table-column-properties fo:break-before="auto" style:column-width="3.417cm"/>
    </style:style>
    <style:style style:name="co30" style:family="table-column">
      <style:table-column-properties fo:break-before="auto" style:column-width="6.581cm"/>
    </style:style>
    <style:style style:name="co33" style:family="table-column">
      <style:table-column-properties fo:break-before="auto" style:column-width="13.929cm"/>
    </style:style>
    <style:style style:name="co35" style:family="table-column">
      <style:table-column-properties fo:break-before="auto" style:column-width="1.914cm"/>
    </style:style>
    <style:style style:name="co25" style:family="table-column">
      <style:table-column-properties fo:break-before="auto" style:column-width="4.417cm"/>
    </style:style>
    <style:style style:name="co26" style:family="table-column">
      <style:table-column-properties fo:break-before="auto" style:column-width="4.916cm"/>
    </style:style>
    <style:style style:name="co29" style:family="table-column">
      <style:table-column-properties fo:break-before="auto" style:column-width="5.687cm"/>
    </style:style>
    <style:style style:name="co45" style:family="table-column">
      <style:table-column-properties fo:break-before="auto" style:column-width="4.466cm"/>
    </style:style>
    <style:style style:name="co39" style:family="table-column">
      <style:table-column-properties fo:break-before="auto" style:column-width="5.299cm"/>
    </style:style>
    <style:style style:name="co38" style:family="table-column">
      <style:table-column-properties fo:break-before="auto" style:column-width="3.722cm"/>
    </style:style>
    <style:style style:name="co20" style:family="table-column">
      <style:table-column-properties fo:break-before="auto" style:column-width="5.743cm"/>
    </style:style>
    <style:style style:name="co34" style:family="table-column">
      <style:table-column-properties fo:break-before="auto" style:column-width="1.709cm"/>
    </style:style>
    <style:style style:name="co23" style:family="table-column">
      <style:table-column-properties fo:break-before="auto" style:column-width="3.861cm"/>
    </style:style>
    <style:style style:name="co24" style:family="table-column">
      <style:table-column-properties fo:break-before="auto" style:column-width="3.217cm"/>
    </style:style>
    <style:style style:name="co40" style:family="table-column">
      <style:table-column-properties fo:break-before="auto" style:column-width="6.881cm"/>
    </style:style>
    <style:style style:name="co41" style:family="table-column">
      <style:table-column-properties fo:break-before="auto" style:column-width="2.801cm"/>
    </style:style>
    <style:style style:name="co42" style:family="table-column">
      <style:table-column-properties fo:break-before="auto" style:column-width="3.468cm"/>
    </style:style>
    <style:style style:name="co43" style:family="table-column">
      <style:table-column-properties fo:break-before="auto" style:column-width="2.997cm"/>
    </style:style>
    <style:style style:name="co44" style:family="table-column">
      <style:table-column-properties fo:break-before="auto" style:column-width="1.748cm"/>
    </style:style>
    <style:style style:name="ro1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8pt" style:font-size-asian="8pt" style:font-size-complex="8pt"/>
    </style:style>
    <style:style style:name="ce109" style:family="table-cell" style:parent-style-name="Default" style:data-style-name="N100">
      <style:table-cell-properties fo:wrap-option="no-wrap"/>
      <style:text-properties style:font-name="Arial" fo:font-size="8pt" style:font-size-asian="8pt" style:font-size-complex="8pt"/>
    </style:style>
    <style:style style:name="ce112" style:family="table-cell" style:parent-style-name="Default">
      <style:table-cell-properties fo:wrap-option="no-wrap"/>
      <style:text-properties style:font-name="Arial" fo:font-size="8pt" style:font-size-asian="8pt" style:font-size-complex="8pt"/>
    </style:style>
    <style:style style:name="ce114" style:family="table-cell" style:parent-style-name="Default">
      <style:table-cell-properties fo:wrap-option="no-wrap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00"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language-asian="zxx" style:country-asian="none" style:font-style-asian="normal" style:font-weight-asian="normal" style:font-name-complex="Arial2" style:font-size-complex="8pt" style:language-complex="zxx" style:country-complex="none" style:font-style-complex="normal" style:font-weight-complex="normal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 style:data-style-name="N117">
      <style:text-properties style:font-name="Arial" fo:font-size="8pt" style:font-size-asian="8pt" style:font-size-complex="8pt"/>
    </style:style>
    <style:style style:name="ce4" style:family="table-cell" style:parent-style-name="Default" style:data-style-name="N119">
      <style:text-properties style:font-name="Arial" fo:font-size="8pt" style:font-size-asian="8pt" style:font-size-complex="8pt"/>
    </style:style>
    <style:style style:name="ce5" style:family="table-cell" style:parent-style-name="Default" style:data-style-name="N128">
      <style:text-properties style:font-name="Arial" fo:font-size="8pt" style:font-size-asian="8pt" style:font-size-complex="8pt"/>
    </style:style>
    <style:style style:name="ce91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font-name="Arial" fo:font-size="8pt" style:font-size-asian="8pt" style:font-size-complex="8pt"/>
    </style:style>
    <style:style style:name="ce16" style:family="table-cell" style:parent-style-name="Default" style:data-style-name="N36">
      <style:text-properties style:font-name="Arial" fo:font-size="8pt" style:font-size-asian="8pt" style:font-size-complex="8pt"/>
    </style:style>
    <style:style style:name="ce48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font-name="Arial" fo:font-size="8pt" fo:language="en" fo:country="US" style:font-name-asian="Arial4" style:font-size-asian="8pt" style:language-asian="en" style:country-asian="US" style:font-name-complex="Arial4" style:font-size-complex="8pt" style:language-complex="en" style:country-complex="US"/>
    </style:style>
    <style:style style:name="ce50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font-name="Arial" fo:font-size="8pt" fo:language="en" fo:country="US" style:font-name-asian="Helvetica-Bold" style:font-size-asian="8pt" style:language-asian="en" style:country-asian="US" style:font-name-complex="Helvetica-Bold" style:font-size-complex="8pt" style:language-complex="en" style:country-complex="US"/>
    </style:style>
    <style:style style:name="ce51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font-name="Arial" fo:font-size="8pt" fo:language="en" fo:country="US" style:font-name-asian="Helvetica" style:font-size-asian="8pt" style:language-asian="en" style:country-asian="US" style:font-name-complex="Helvetica" style:font-size-complex="8pt" style:language-complex="en" style:country-complex="US"/>
    </style:style>
    <style:style style:name="ce76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3" style:family="table-cell" style:parent-style-name="Default">
      <style:text-properties style:font-name="Arial" fo:font-size="8pt" fo:language="en" fo:country="US" style:font-name-asian="NimbusMono-Reg" style:font-size-asian="8pt" style:language-asian="en" style:country-asian="US" style:font-name-complex="NimbusMono-Reg" style:font-size-complex="8pt" style:language-complex="en" style:country-complex="US"/>
    </style:style>
    <style:style style:name="ce17" style:family="table-cell" style:parent-style-name="Default" style:data-style-name="N100">
      <style:text-properties fo:font-size="8pt" style:font-size-asian="8pt" style:font-size-complex="8pt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 style:data-style-name="N117">
      <style:text-properties fo:font-size="8pt" style:font-size-asian="8pt" style:font-size-complex="8pt"/>
    </style:style>
    <style:style style:name="ce20" style:family="table-cell" style:parent-style-name="Default" style:data-style-name="N119">
      <style:text-properties fo:font-size="8pt" style:font-size-asian="8pt" style:font-size-complex="8pt"/>
    </style:style>
    <style:style style:name="ce21" style:family="table-cell" style:parent-style-name="Default" style:data-style-name="N126">
      <style:text-properties fo:font-size="8pt" style:font-size-asian="8pt" style:font-size-complex="8pt"/>
    </style:style>
    <style:style style:name="ce22" style:family="table-cell" style:parent-style-name="Default" style:data-style-name="N36">
      <style:text-properties fo:font-size="8pt" style:font-size-asian="8pt" style:font-size-complex="8pt"/>
    </style:style>
    <style:style style:name="ce34" style:family="table-cell" style:parent-style-name="Default" style:data-style-name="N100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 style:data-style-name="N108">
      <style:text-properties style:font-name="Arial" fo:font-size="8pt" style:font-size-asian="8pt" style:font-size-complex="8pt"/>
    </style:style>
    <style:style style:name="ce61" style:family="table-cell" style:parent-style-name="Default" style:data-style-name="N100">
      <style:text-properties fo:color="#000000" style:font-name="Arial" fo:font-size="8pt" fo:language="en" fo:country="US" fo:font-weight="normal" style:font-name-asian="Arial2" style:font-size-asian="8pt" style:language-asian="en" style:country-asian="US" style:font-weight-asian="normal" style:font-name-complex="Arial2" style:font-size-complex="8pt" style:language-complex="en" style:country-complex="US" style:font-weight-complex="normal"/>
    </style:style>
    <style:style style:name="ce62" style:family="table-cell" style:parent-style-name="Default">
      <style:text-properties fo:color="#000000" style:font-name="Arial" fo:font-size="8pt" fo:language="en" fo:country="US" fo:font-weight="normal" style:font-name-asian="Trade Gothic LT Std Cn" style:font-size-asian="8pt" style:language-asian="en" style:country-asian="US" style:font-weight-asian="normal" style:font-name-complex="Trade Gothic LT Std Cn" style:font-size-complex="8pt" style:language-complex="en" style:country-complex="US" style:font-weight-complex="normal"/>
    </style:style>
    <style:style style:name="ce63" style:family="table-cell" style:parent-style-name="Default">
      <style:text-properties style:font-name="Arial1" fo:font-size="8pt" fo:language="en" fo:country="US" fo:font-weight="normal" style:font-name-asian="TradeGothic-BoldCondTwenty" style:font-size-asian="8pt" style:language-asian="en" style:country-asian="US" style:font-weight-asian="normal" style:font-name-complex="TradeGothic-BoldCondTwenty" style:font-size-complex="8pt" style:language-complex="en" style:country-complex="US" style:font-weight-complex="normal"/>
    </style:style>
    <style:style style:name="ce64" style:family="table-cell" style:parent-style-name="Default">
      <style:text-properties fo:color="#000000" style:font-name="Arial" fo:font-size="8pt" fo:language="en" fo:country="US" style:font-name-asian="Trade Gothic LT Std Cn" style:font-size-asian="8pt" style:language-asian="en" style:country-asian="US" style:font-name-complex="Trade Gothic LT Std Cn" style:font-size-complex="8pt" style:language-complex="en" style:country-complex="US"/>
    </style:style>
    <style:style style:name="ce65" style:family="table-cell" style:parent-style-name="Default">
      <style:text-properties fo:color="#000000" style:font-name="Arial" fo:font-size="8pt" fo:language="en" fo:country="US" fo:font-weight="normal" style:font-name-asian="Trade Gothic LT Std" style:font-size-asian="8pt" style:language-asian="en" style:country-asian="US" style:font-weight-asian="normal" style:font-name-complex="Trade Gothic LT Std" style:font-size-complex="8pt" style:language-complex="en" style:country-complex="US" style:font-weight-complex="normal"/>
    </style:style>
    <style:style style:name="ce66" style:family="table-cell" style:parent-style-name="Default">
      <style:text-properties style:font-name="Arial2" fo:font-size="8pt" fo:language="en" fo:country="US" fo:font-weight="normal" style:font-name-asian="Arial2" style:font-size-asian="8pt" style:language-asian="en" style:country-asian="US" style:font-weight-asian="normal" style:font-name-complex="Arial2" style:font-size-complex="8pt" style:language-complex="en" style:country-complex="US" style:font-weight-complex="normal"/>
    </style:style>
    <style:style style:name="ce67" style:family="table-cell" style:parent-style-name="Default">
      <style:text-properties style:font-name="Arial2" fo:font-size="8pt" fo:language="en" fo:country="US" style:font-name-asian="Arial2" style:font-size-asian="8pt" style:language-asian="en" style:country-asian="US" style:font-name-complex="Arial2" style:font-size-complex="8pt" style:language-complex="en" style:country-complex="US"/>
    </style:style>
    <style:style style:name="ce68" style:family="table-cell" style:parent-style-name="Default" style:data-style-name="N100">
      <style:text-properties style:font-name="Arial" fo:font-size="8pt" fo:language="en" fo:country="US" fo:font-weight="normal" style:font-name-asian="Times New Roman" style:font-size-asian="8pt" style:language-asian="en" style:country-asian="US" style:font-weight-asian="normal" style:font-name-complex="Times New Roman" style:font-size-complex="8pt" style:language-complex="en" style:country-complex="US" style:font-weight-complex="normal"/>
    </style:style>
    <style:style style:name="ce69" style:family="table-cell" style:parent-style-name="Default" style:data-style-name="N100">
      <style:text-properties style:font-name="Arial" fo:font-size="8pt" fo:language="en" fo:country="US" style:font-name-asian="Arial2" style:font-size-asian="8pt" style:language-asian="en" style:country-asian="US" style:font-name-complex="Arial2" style:font-size-complex="8pt" style:language-complex="en" style:country-complex="US"/>
    </style:style>
    <style:style style:name="ce70" style:family="table-cell" style:parent-style-name="Default" style:data-style-name="N100">
      <style:text-properties fo:color="#000000" style:font-name="Arial" fo:font-size="8pt" fo:language="en" fo:country="US" style:font-name-asian="Verdana" style:font-size-asian="8pt" style:language-asian="en" style:country-asian="US" style:font-name-complex="Verdana" style:font-size-complex="8pt" style:language-complex="en" style:country-complex="US"/>
    </style:style>
    <style:style style:name="ce71" style:family="table-cell" style:parent-style-name="Default" style:data-style-name="N100">
      <style:text-properties style:font-name="Arial" fo:font-size="8pt" fo:language="en" fo:country="US" style:font-name-asian="Helvetica-Bold" style:font-size-asian="8pt" style:language-asian="en" style:country-asian="US" style:font-name-complex="Helvetica-Bold" style:font-size-complex="8pt" style:language-complex="en" style:country-complex="US"/>
    </style:style>
    <style:style style:name="ce72" style:family="table-cell" style:parent-style-name="Default" style:data-style-name="N100">
      <style:text-properties style:font-name="Arial" fo:font-size="8pt" fo:language="en" fo:country="US" style:font-name-asian="Swiss721-BlackSWA" style:font-size-asian="8pt" style:language-asian="en" style:country-asian="US" style:font-name-complex="Swiss721-BlackSWA" style:font-size-complex="8pt" style:language-complex="en" style:country-complex="US"/>
    </style:style>
    <style:style style:name="ce73" style:family="table-cell" style:parent-style-name="Default" style:data-style-name="N100">
      <style:text-properties style:font-name="Arial" fo:font-size="8pt" fo:language="en" fo:country="US" style:font-name-asian="Times New Roman" style:font-size-asian="8pt" style:language-asian="en" style:country-asian="US" style:font-name-complex="Times New Roman" style:font-size-complex="8pt" style:language-complex="en" style:country-complex="US"/>
    </style:style>
    <style:style style:name="ce74" style:family="table-cell" style:parent-style-name="Default" style:data-style-name="N100"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75" style:family="table-cell" style:parent-style-name="Default" style:data-style-name="N100">
      <style:text-properties style:font-name="Arial" fo:font-size="8pt" fo:language="en" fo:country="US" style:font-size-asian="8pt" style:language-asian="en" style:country-asian="US" style:font-size-complex="8pt" style:language-complex="en" style:country-complex="US"/>
    </style:style>
    <style:style style:name="ce77" style:family="table-cell" style:parent-style-name="Default" style:data-style-name="N100">
      <style:text-properties style:font-name="Arial" fo:font-size="8pt" fo:language="en" fo:country="US" fo:font-weight="normal" style:font-name-asian="Arial2" style:font-size-asian="8pt" style:language-asian="en" style:country-asian="US" style:font-weight-asian="normal" style:font-name-complex="Arial2" style:font-size-complex="8pt" style:language-complex="en" style:country-complex="US" style:font-weight-complex="normal"/>
    </style:style>
    <style:style style:name="ce84" style:family="table-cell" style:parent-style-name="Default" style:data-style-name="N100">
      <style:text-properties style:font-name="Arial" fo:font-size="8pt" fo:language="en" fo:country="US" style:font-name-asian="Helvetica" style:font-size-asian="8pt" style:language-asian="en" style:country-asian="US" style:font-name-complex="Helvetica" style:font-size-complex="8pt" style:language-complex="en" style:country-complex="US"/>
    </style:style>
    <style:style style:name="ce85" style:family="table-cell" style:parent-style-name="Default" style:data-style-name="N100">
      <style:text-properties style:font-name="Arial" fo:font-size="8pt" style:font-size-asian="8pt" style:font-name-complex="Arial" style:font-size-complex="8pt"/>
    </style:style>
    <style:style style:name="ce86" style:family="table-cell" style:parent-style-name="Default" style:data-style-name="N100">
      <style:text-properties style:font-name="Arial" fo:font-size="8pt" style:font-name-asian="Microsoft YaHei" style:font-size-asian="8pt" style:language-asian="zh" style:country-asian="CN" style:font-name-complex="Arial" style:font-size-complex="8pt" style:language-complex="hi" style:country-complex="IN"/>
    </style:style>
    <style:style style:name="ce87" style:family="table-cell" style:parent-style-name="Default" style:data-style-name="N100">
      <style:text-properties fo:color="#000000" style:font-name="Arial" fo:font-size="8pt" fo:language="en" fo:country="US" style:font-name-asian="Arial2" style:font-size-asian="8pt" style:language-asian="en" style:country-asian="US" style:font-name-complex="Arial2" style:font-size-complex="8pt" style:language-complex="en" style:country-complex="US"/>
    </style:style>
    <style:style style:name="ce8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style:font-name="Arial" fo:font-size="8pt" style:font-size-asian="8pt" style:font-size-complex="8pt"/>
    </style:style>
    <style:style style:name="ce89" style:family="table-cell" style:parent-style-name="Default" style:data-style-name="N123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 style:data-style-name="N128">
      <style:text-properties fo:font-size="8pt" style:font-size-asian="8pt" style:font-size-complex="8pt"/>
    </style:style>
    <style:style style:name="ce78" style:family="table-cell" style:parent-style-name="Default" style:data-style-name="N100">
      <style:text-properties style:font-name="Arial1" fo:font-size="8pt" style:font-size-asian="8pt" style:font-size-complex="8pt"/>
    </style:style>
    <style:style style:name="ce79" style:family="table-cell" style:parent-style-name="Default">
      <style:text-properties fo:color="#000000" style:font-name="Arial" fo:font-size="8pt" fo:language="en" fo:country="US" style:font-name-asian="Trebuchet MS" style:font-size-asian="8pt" style:language-asian="en" style:country-asian="US" style:font-name-complex="Trebuchet MS" style:font-size-complex="8pt" style:language-complex="en" style:country-complex="US"/>
    </style:style>
    <style:style style:name="ce80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font-size="8pt" style:font-size-asian="8pt" style:font-size-complex="8pt"/>
    </style:style>
    <style:style style:name="ce8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font-size="8pt" style:font-size-asian="8pt" style:font-size-complex="8pt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3" style:family="table-cell" style:parent-style-name="Default" style:data-style-name="N100">
      <style:text-properties style:font-name="Arial1" fo:font-size="8pt" fo:language="en" fo:country="US" style:font-name-asian="TimesNewRoman,Bold" style:font-size-asian="8pt" style:language-asian="en" style:country-asian="US" style:font-name-complex="TimesNewRoman,Bold" style:font-size-complex="8pt" style:language-complex="en" style:country-complex="US"/>
    </style:style>
    <style:style style:name="ce111" style:family="table-cell" style:parent-style-name="Default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 style:data-style-name="N173">
      <style:text-properties style:font-name="Arial" fo:font-size="8pt" style:font-size-asian="8pt" style:font-size-complex="8pt"/>
    </style:style>
    <style:style style:name="ce110" style:family="table-cell" style:parent-style-name="Default">
      <style:text-properties style:font-name="Arial" fo:font-size="8pt" style:font-size-asian="8pt" style:font-name-complex="Arial" style:font-size-complex="8pt"/>
    </style:style>
    <style:style style:name="ce119" style:family="table-cell" style:parent-style-name="Default">
      <style:text-properties style:font-name="Arial" fo:font-size="10pt" style:font-size-asian="10pt" style:font-name-complex="Arial" style:font-size-complex="10pt"/>
    </style:style>
    <style:style style:name="ce120" style:family="table-cell" style:parent-style-name="Default" style:data-style-name="N100">
      <style:text-properties style:font-name="Arial" fo:font-size="8pt" fo:language="en" fo:country="US" style:font-name-asian="Arial-BoldMT" style:font-size-asian="8pt" style:language-asian="en" style:country-asian="US" style:font-name-complex="Arial-BoldMT" style:font-size-complex="8pt" style:language-complex="en" style:country-complex="US"/>
    </style:style>
    <style:style style:name="ce121" style:family="table-cell" style:parent-style-name="Default" style:data-style-name="N100">
      <style:text-properties fo:color="#231f20" style:font-name="Arial" fo:font-size="8pt" fo:language="en" fo:country="US" style:font-name-asian="Times New Roman" style:font-size-asian="8pt" style:language-asian="en" style:country-asian="US" style:font-name-complex="Times New Roman" style:font-size-complex="8pt" style:language-complex="en" style:country-complex="US"/>
    </style:style>
    <style:style style:name="ce122" style:family="table-cell" style:parent-style-name="Default" style:data-style-name="N100">
      <style:text-properties style:font-name="Arial" fo:font-size="8pt" fo:language="en" fo:country="US" style:font-name-asian="Verdana1" style:font-size-asian="8pt" style:language-asian="en" style:country-asian="US" style:font-name-complex="Verdana1" style:font-size-complex="8pt" style:language-complex="en" style:country-complex="US"/>
    </style:style>
    <style:style style:name="ce96" style:family="table-cell" style:parent-style-name="Default" style:data-style-name="N117">
      <style:text-properties style:font-name="Arial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 style:data-style-name="N173">
      <style:text-properties fo:font-size="8pt" style:font-size-asian="8pt" style:font-size-complex="8pt"/>
    </style:style>
    <style:style style:name="ce100" style:family="table-cell" style:parent-style-name="Default">
      <style:table-cell-properties style:text-align-source="value-type" style:repeat-content="false" fo:wrap-option="no-wrap" style:vertical-align="automatic"/>
      <style:text-properties style:font-name="Arial" fo:font-size="8pt" style:font-size-asian="8pt" style:font-size-complex="8pt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Arial" fo:font-size="8pt" style:font-size-asian="8pt" style:font-size-complex="8pt"/>
    </style:style>
    <style:style style:name="ce102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Arial3" fo:font-size="8pt" style:font-name-asian="Arial Unicode MS" style:font-size-asian="8pt" style:font-name-complex="Arial3" style:font-size-complex="8pt"/>
    </style:style>
    <style:style style:name="ce103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font-name="Arial" fo:font-size="8pt" fo:language="en" fo:country="US" style:font-size-asian="8pt" style:language-asian="en" style:country-asian="US" style:font-size-complex="8pt" style:language-complex="en" style:country-complex="US"/>
    </style:style>
    <style:style style:name="ce104" style:family="table-cell" style:parent-style-name="Default" style:data-style-name="N117">
      <style:table-cell-properties style:text-align-source="value-type" style:repeat-content="false" fo:wrap-option="no-wrap" style:vertical-align="automatic"/>
      <style:text-properties style:font-name="Arial" fo:font-size="8pt" style:font-size-asian="8pt" style:font-size-complex="8pt"/>
    </style:style>
    <style:style style:name="ce105" style:family="table-cell" style:parent-style-name="Default" style:data-style-name="N119">
      <style:table-cell-properties style:text-align-source="value-type" style:repeat-content="false" fo:wrap-option="no-wrap" style:vertical-align="automatic"/>
      <style:text-properties style:font-name="Arial" fo:font-size="8pt" style:font-size-asian="8pt" style:font-size-complex="8pt"/>
    </style:style>
    <style:style style:name="ce106" style:family="table-cell" style:parent-style-name="Default" style:data-style-name="N128">
      <style:table-cell-properties style:text-align-source="value-type" style:repeat-content="false" fo:wrap-option="no-wrap" style:vertical-align="automatic"/>
      <style:text-properties style:font-name="Arial" fo:font-size="8pt" style:font-size-asian="8pt" style:font-size-complex="8pt"/>
    </style:style>
    <style:style style:name="ce98" style:family="table-cell" style:parent-style-name="Default" style:data-style-name="N100">
      <style:table-cell-properties style:text-align-source="value-type" style:repeat-content="false" fo:wrap-option="no-wrap" style:vertical-align="automatic"/>
      <style:text-properties style:font-name="Arial" fo:font-size="8pt" style:font-size-asian="8pt" style:font-size-complex="8pt"/>
    </style:style>
    <style:style style:name="ce99" style:family="table-cell" style:parent-style-name="Default" style:data-style-name="N100">
      <style:table-cell-properties style:text-align-source="value-type" style:repeat-content="false" fo:wrap-option="no-wrap" style:vertical-align="automatic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6" style:family="table-cell" style:parent-style-name="Default" style:data-style-name="N100">
      <style:text-properties style:font-name="Arial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000000" style:font-name="Arial" fo:font-size="8pt" fo:font-weight="normal" style:font-name-asian="Trade Gothic LT Std Cn" style:font-size-asian="8pt" style:font-weight-asian="normal" style:font-name-complex="Trade Gothic LT Std Cn" style:font-size-complex="8pt" style:font-weight-complex="normal"/>
    </style:style>
    <style:style style:name="T8" style:family="text">
      <style:text-properties fo:color="#000000" style:font-name="Arial" fo:font-size="8pt" fo:font-style="italic" fo:font-weight="normal" style:font-name-asian="Trade Gothic LT Std Cn" style:font-size-asian="8pt" style:font-style-asian="italic" style:font-weight-asian="normal" style:font-name-complex="Trade Gothic LT Std Cn" style:font-size-complex="8pt" style:font-style-complex="italic" style:font-weight-complex="normal"/>
    </style:style>
    <style:style style:name="T9" style:family="text">
      <style:text-properties fo:color="#000000" style:font-name="Arial" fo:font-size="8pt" fo:font-style="normal" fo:font-weight="normal" style:font-name-asian="Trade Gothic LT Std Cn" style:font-size-asian="8pt" style:font-style-asian="normal" style:font-weight-asian="normal" style:font-name-complex="Trade Gothic LT Std Cn" style:font-size-complex="8pt" style:font-style-complex="normal" style:font-weight-complex="normal"/>
    </style:style>
    <style:style style:name="T10" style:family="text">
      <style:text-properties style:font-name="Arial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T11" style:family="text">
      <style:text-properties style:font-name="Arial" fo:font-size="8pt" fo:font-weight="normal" style:font-name-asian="Arial-BoldMT-Identity-H" style:font-size-asian="8pt" style:font-weight-asian="normal" style:font-name-complex="Arial-BoldMT-Identity-H" style:font-size-complex="8pt" style:font-weight-complex="normal"/>
    </style:style>
    <style:style style:name="T12" style:family="text"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T15" style:family="text">
      <style:text-properties style:font-name="Arial-BoldMT1" fo:font-size="8pt" fo:font-weight="normal" style:font-name-asian="Arial-BoldMT1" style:font-size-asian="8pt" style:font-weight-asian="normal" style:font-name-complex="Arial-BoldMT1" style:font-size-complex="8pt" style:font-weight-complex="normal"/>
    </style:style>
    <style:style style:name="T16" style:family="text">
      <style:text-properties style:font-name="Arial" fo:font-size="8pt" fo:font-weight="normal" style:font-name-asian="Symbol" style:font-size-asian="8pt" style:font-weight-asian="normal" style:font-name-complex="Symbol" style:font-size-complex="8pt" style:font-weight-complex="normal"/>
    </style:style>
    <style:style style:name="T13" style:family="text">
      <style:text-properties style:font-name="Arial1" fo:font-size="8pt" fo:font-weight="normal" style:font-size-asian="8pt" style:font-weight-asian="normal" style:font-size-complex="8pt" style:font-weight-complex="normal"/>
    </style:style>
    <style:style style:name="T14" style:family="text">
      <style:text-properties style:font-name="Arial1" fo:font-size="8pt" fo:font-weight="normal" style:font-name-asian="Arial,Bold" style:font-size-asian="8pt" style:font-weight-asian="normal" style:font-name-complex="Arial,Bold" style:font-size-complex="8pt" style:font-weight-complex="normal"/>
    </style:style>
    <style:style style:name="T17" style:family="text">
      <style:text-properties style:font-name="Arial1" fo:font-size="8pt" style:font-name-asian="Swiss721-BlackSWA" style:font-size-asian="8pt" style:font-name-complex="Swiss721-BlackSWA" style:font-size-complex="8pt"/>
    </style:style>
    <style:style style:name="T18" style:family="text">
      <style:text-properties style:font-name="Arial1" fo:font-size="8pt" fo:font-weight="normal" style:font-name-asian="Helvetica-Bold" style:font-size-asian="8pt" style:font-weight-asian="normal" style:font-name-complex="Helvetica-Bold" style:font-size-complex="8pt" style:font-weight-complex="normal"/>
    </style:style>
    <style:style style:name="T19" style:family="text">
      <style:text-properties style:font-name="Arial1" fo:font-size="8pt" fo:font-weight="normal" style:font-name-asian="Helvetica-Bold1" style:font-size-asian="8pt" style:font-weight-asian="normal" style:font-name-complex="Helvetica-Bold1" style:font-size-complex="8pt" style:font-weight-complex="normal"/>
    </style:style>
    <style:style style:name="T20" style:family="text">
      <style:text-properties style:font-name="Arial1" fo:font-size="8pt" fo:font-weight="normal" style:font-name-asian="Swiss721-BlackSWA" style:font-size-asian="8pt" style:font-weight-asian="normal" style:font-name-complex="Swiss721-BlackSWA" style:font-size-complex="8pt" style:font-weight-complex="normal"/>
    </style:style>
  </office:automatic-styles>
  <office:body>
    <office:spreadsheet>
      <table:table table:name="Capacitors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1" table:number-columns-repeated="3" table:default-cell-style-name="ce1"/>
        <table:table-column table:style-name="co1" table:number-columns-repeated="6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5"/>
        <table:table-column table:style-name="co1" table:number-columns-repeated="1004" table:default-cell-style-name="ce2"/>
        <table:table-row table:style-name="ro1">
          <table:table-cell table:style-name="ce1" office:value-type="string">
            <text:p>OtherParams</text:p>
          </table:table-cell>
          <table:table-cell table:style-name="ce1" office:value-type="string">
            <text:p>Value</text:p>
          </table:table-cell>
          <table:table-cell office:value-type="string">
            <text:p>Dimensions</text:p>
          </table:table-cell>
          <table:table-cell office:value-type="string">
            <text:p>MaxVoltage</text:p>
          </table:table-cell>
          <table:table-cell office:value-type="string">
            <text:p>Tolerance</text:p>
          </table:table-cell>
          <table:table-cell table:style-name="ce1" office:value-type="string">
            <text:p>Library Ref</text:p>
          </table:table-cell>
          <table:table-cell table:style-name="ce1" office:value-type="string">
            <text:p>Footprint Ref1</text:p>
          </table:table-cell>
          <table:table-cell table:style-name="ce1" office:value-type="string">
            <text:p>Footprint Ref2</text:p>
          </table:table-cell>
          <table:table-cell table:style-name="ce1" office:value-type="string">
            <text:p>Footprint Ref3</text:p>
          </table:table-cell>
          <table:table-cell table:style-name="ce1" office:value-type="string">
            <text:p>Descript</text:p>
          </table:table-cell>
          <table:table-cell table:style-name="ce1" office:value-type="string">
            <text:p>Supplier5</text:p>
          </table:table-cell>
          <table:table-cell office:value-type="string">
            <text:p>Reference5</text:p>
          </table:table-cell>
          <table:table-cell table:style-name="ce1" office:value-type="string">
            <text:p>Manufacturer5</text:p>
          </table:table-cell>
          <table:table-cell table:style-name="ce1" office:value-type="string">
            <text:p>Typ5</text:p>
          </table:table-cell>
          <table:table-cell office:value-type="string">
            <text:p>Price5</text:p>
          </table:table-cell>
          <table:table-cell table:style-name="ce4" office:value-type="string">
            <text:p>Currency5</text:p>
          </table:table-cell>
          <table:table-cell office:value-type="string">
            <text:p>DateOfPrice5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1000u/10</text:p>
          </table:table-cell>
          <table:table-cell table:style-name="ce1" office:value-type="string">
            <text:p>KM 1000u/10V</text:p>
          </table:table-cell>
          <table:table-cell office:value-type="string">
            <text:p>5px10x12.5</text:p>
          </table:table-cell>
          <table:table-cell office:value-type="string">
            <text:p>10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50_100_125</text:p>
          </table:table-cell>
          <table:table-cell table:style-name="ce1" table:number-columns-repeated="2"/>
          <table:table-cell table:style-name="ce1" office:value-type="string">
            <text:p>capacitor 1000uF, 10V, 10x12.5mm, 5mm</text:p>
          </table:table-cell>
          <table:table-cell table:style-name="ce1" office:value-type="string">
            <text:p>tme.pl</text:p>
          </table:table-cell>
          <table:table-cell office:value-type="string">
            <text:p>KM1000/10</text:p>
          </table:table-cell>
          <table:table-cell table:style-name="ce1" office:value-type="string">
            <text:p>Samxon</text:p>
          </table:table-cell>
          <table:table-cell table:style-name="ce1" office:value-type="string">
            <text:p>KM 1000u/10</text:p>
          </table:table-cell>
          <table:table-cell office:value-type="float" office:value="0.35">
            <text:p>0,3500</text:p>
          </table:table-cell>
          <table:table-cell table:style-name="ce4" office:value-type="string">
            <text:p>PLN</text:p>
          </table:table-cell>
          <table:table-cell office:value-type="date" office:date-value="2017-03-30">
            <text:p>30-03-201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1000u/25</text:p>
          </table:table-cell>
          <table:table-cell table:style-name="ce1" office:value-type="string">
            <text:p>WL1E108M12025BB</text:p>
          </table:table-cell>
          <table:table-cell office:value-type="string">
            <text:p>5x12.5x20</text:p>
          </table:table-cell>
          <table:table-cell office:value-type="string">
            <text:p>25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5x12.5x20</text:p>
          </table:table-cell>
          <table:table-cell table:style-name="ce1" table:number-columns-repeated="2"/>
          <table:table-cell table:style-name="ce1" office:value-type="string">
            <text:p>capacitor 1000uF/25V, size fi12.5mm x 20mm height, 5mm pitch</text:p>
          </table:table-cell>
          <table:table-cell table:style-name="ce1" office:value-type="string">
            <text:p>tme.pl</text:p>
          </table:table-cell>
          <table:table-cell office:value-type="string">
            <text:p>WL1E108M12025BB</text:p>
          </table:table-cell>
          <table:table-cell table:style-name="ce1" office:value-type="string">
            <text:p>SAMHA</text:p>
          </table:table-cell>
          <table:table-cell table:style-name="ce1" office:value-type="string">
            <text:p>WL1E108M12025BB</text:p>
          </table:table-cell>
          <table:table-cell office:value-type="float" office:value="1.69">
            <text:p>1,6900</text:p>
          </table:table-cell>
          <table:table-cell table:style-name="ce4" office:value-type="string">
            <text:p>PLN</text:p>
          </table:table-cell>
          <table:table-cell office:value-type="date" office:date-value="2014-10-21">
            <text:p>21-10-2014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1000u/25</text:p>
          </table:table-cell>
          <table:table-cell table:style-name="ce1" office:value-type="string">
            <text:p>GT1000/25</text:p>
          </table:table-cell>
          <table:table-cell office:value-type="string">
            <text:p>5x10x30</text:p>
          </table:table-cell>
          <table:table-cell office:value-type="string">
            <text:p>25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5x12.5x30</text:p>
          </table:table-cell>
          <table:table-cell table:style-name="ce1" table:number-columns-repeated="2"/>
          <table:table-cell table:style-name="ce1" office:value-type="string">
            <text:p>capacitor 1000uF/25V, size fi10mm x 30mm height, 5mm pitch</text:p>
          </table:table-cell>
          <table:table-cell table:style-name="ce1" office:value-type="string">
            <text:p>tme.pl</text:p>
          </table:table-cell>
          <table:table-cell office:value-type="string">
            <text:p>GT1000/25</text:p>
          </table:table-cell>
          <table:table-cell table:style-name="ce1" office:value-type="string">
            <text:p>Samxon</text:p>
          </table:table-cell>
          <table:table-cell table:style-name="ce1" office:value-type="string">
            <text:p>GT 1000u/25</text:p>
          </table:table-cell>
          <table:table-cell office:value-type="float" office:value="0.79">
            <text:p>0,7900</text:p>
          </table:table-cell>
          <table:table-cell table:style-name="ce4" office:value-type="string">
            <text:p>PLN</text:p>
          </table:table-cell>
          <table:table-cell office:value-type="date" office:date-value="2011-05-29">
            <text:p>29-05-2011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1000u/35</text:p>
          </table:table-cell>
          <table:table-cell table:style-name="ce1" office:value-type="string">
            <text:p>KM 1000u/35V</text:p>
          </table:table-cell>
          <table:table-cell office:value-type="string">
            <text:p>CE2053</text:p>
          </table:table-cell>
          <table:table-cell office:value-type="string">
            <text:p>35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5x12.5x20</text:p>
          </table:table-cell>
          <table:table-cell table:style-name="ce1" table:number-columns-repeated="2"/>
          <table:table-cell table:style-name="ce1" office:value-type="string">
            <text:p>capacitor 1000uF, 35V, 12.5x20, 20%</text:p>
          </table:table-cell>
          <table:table-cell table:style-name="ce1" office:value-type="string">
            <text:p>tme.pl</text:p>
          </table:table-cell>
          <table:table-cell office:value-type="string">
            <text:p>KM1000/35</text:p>
          </table:table-cell>
          <table:table-cell table:style-name="ce1" office:value-type="string">
            <text:p>Samxon</text:p>
          </table:table-cell>
          <table:table-cell table:style-name="ce1" office:value-type="string">
            <text:p>KM 1000u/35</text:p>
          </table:table-cell>
          <table:table-cell office:value-type="float" office:value="1.35">
            <text:p>1,3500</text:p>
          </table:table-cell>
          <table:table-cell table:style-name="ce4" office:value-type="string">
            <text:p>PLN</text:p>
          </table:table-cell>
          <table:table-cell office:value-type="date" office:date-value="2017-07-14">
            <text:p>14-07-201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1000u/35</text:p>
          </table:table-cell>
          <table:table-cell table:style-name="ce1" office:value-type="string">
            <text:p>RD1V108M12020BB</text:p>
          </table:table-cell>
          <table:table-cell office:value-type="string">
            <text:p>CE2053</text:p>
          </table:table-cell>
          <table:table-cell office:value-type="string">
            <text:p>35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5x12.5x20</text:p>
          </table:table-cell>
          <table:table-cell table:style-name="ce1" table:number-columns-repeated="2"/>
          <table:table-cell table:style-name="ce1" office:value-type="string">
            <text:p>capacitor 1000uF, 35V, 12.5x20, 20%</text:p>
          </table:table-cell>
          <table:table-cell table:style-name="ce1" office:value-type="string">
            <text:p>tme.pl</text:p>
          </table:table-cell>
          <table:table-cell office:value-type="string">
            <text:p>RD1V108M12020BB</text:p>
          </table:table-cell>
          <table:table-cell table:style-name="ce1" office:value-type="string">
            <text:p>SAMHA</text:p>
          </table:table-cell>
          <table:table-cell table:style-name="ce1" office:value-type="string">
            <text:p>RD1V108M12020BB</text:p>
          </table:table-cell>
          <table:table-cell office:value-type="float" office:value="0.96">
            <text:p>0,9600</text:p>
          </table:table-cell>
          <table:table-cell table:style-name="ce4" office:value-type="string">
            <text:p>PLN</text:p>
          </table:table-cell>
          <table:table-cell office:value-type="date" office:date-value="2013-06-19">
            <text:p>19-06-2013</text:p>
          </table:table-cell>
          <table:table-cell table:number-columns-repeated="1004"/>
        </table:table-row>
        <table:table-row table:style-name="ro1">
          <table:table-cell office:value-type="string">
            <text:p>100n/50</text:p>
          </table:table-cell>
          <table:table-cell table:style-name="ce1" office:value-type="string">
            <text:p>CL10B104JB8NNNC</text:p>
          </table:table-cell>
          <table:table-cell office:value-type="string">
            <text:p>0603</text:p>
          </table:table-cell>
          <table:table-cell office:value-type="string">
            <text:p>5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603-IPC</text:p>
          </table:table-cell>
          <table:table-cell table:style-name="ce1" office:value-type="string">
            <text:p>0805_0603</text:p>
          </table:table-cell>
          <table:table-cell table:style-name="ce1"/>
          <table:table-cell table:style-name="ce1" office:value-type="string">
            <text:p>capacitor 100nF, 50V, X7R, 603, 10%</text:p>
          </table:table-cell>
          <table:table-cell office:value-type="string">
            <text:p>tme.pl</text:p>
          </table:table-cell>
          <table:table-cell office:value-type="string">
            <text:p>CL10B104JB8NNNC</text:p>
          </table:table-cell>
          <table:table-cell office:value-type="string">
            <text:p>Samsung</text:p>
          </table:table-cell>
          <table:table-cell table:style-name="ce1" office:value-type="string">
            <text:p>CL10B104JB8NNNC</text:p>
          </table:table-cell>
          <table:table-cell office:value-type="float" office:value="0.03">
            <text:p>0,0300</text:p>
          </table:table-cell>
          <table:table-cell office:value-type="string">
            <text:p>PLN</text:p>
          </table:table-cell>
          <table:table-cell office:value-type="date" office:date-value="2017-03-20">
            <text:p>20-03-201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100n/50</text:p>
          </table:table-cell>
          <table:table-cell table:style-name="ce1" office:value-type="string">
            <text:p>CL21B104KBCNNNC</text:p>
          </table:table-cell>
          <table:table-cell office:value-type="string">
            <text:p>0805</text:p>
          </table:table-cell>
          <table:table-cell office:value-type="string">
            <text:p>5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table:style-name="ce1" office:value-type="string">
            <text:p>capacitor 100nF/50V, 0805, X7R, 10%</text:p>
          </table:table-cell>
          <table:table-cell table:style-name="ce1" office:value-type="string">
            <text:p>tme.pl</text:p>
          </table:table-cell>
          <table:table-cell office:value-type="string">
            <text:p>CL21B104KBCNNNC</text:p>
          </table:table-cell>
          <table:table-cell table:style-name="ce1" office:value-type="string">
            <text:p>Samsung</text:p>
          </table:table-cell>
          <table:table-cell table:style-name="ce1" office:value-type="string">
            <text:p>CL21B104KBCNNNC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5-15">
            <text:p>15-05-201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100n/50</text:p>
          </table:table-cell>
          <table:table-cell table:style-name="ce1" office:value-type="string">
            <text:p>CL31B104KBCNNNC</text:p>
          </table:table-cell>
          <table:table-cell office:value-type="string">
            <text:p>1206</text:p>
          </table:table-cell>
          <table:table-cell office:value-type="string">
            <text:p>5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1206-IPC</text:p>
          </table:table-cell>
          <table:table-cell table:style-name="ce1" office:value-type="string">
            <text:p>1206_0805</text:p>
          </table:table-cell>
          <table:table-cell table:style-name="ce1"/>
          <table:table-cell table:style-name="ce1" office:value-type="string">
            <text:p>capacitor 100nF, 50V, X7R, 1206, 10%</text:p>
          </table:table-cell>
          <table:table-cell table:style-name="ce1" office:value-type="string">
            <text:p>tme.pl</text:p>
          </table:table-cell>
          <table:table-cell office:value-type="string">
            <text:p>CL31B104KBCNNNC</text:p>
          </table:table-cell>
          <table:table-cell table:style-name="ce1" office:value-type="string">
            <text:p>Samsung</text:p>
          </table:table-cell>
          <table:table-cell table:style-name="ce1" office:value-type="string">
            <text:p>CL31B104KBCNNNC</text:p>
          </table:table-cell>
          <table:table-cell office:value-type="float" office:value="0.045">
            <text:p>0,0450</text:p>
          </table:table-cell>
          <table:table-cell table:style-name="ce4" office:value-type="string">
            <text:p>PLN</text:p>
          </table:table-cell>
          <table:table-cell office:value-type="date" office:date-value="2013-06-18">
            <text:p>18-06-2013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100n/50</text:p>
          </table:table-cell>
          <table:table-cell table:style-name="ce1" office:value-type="string">
            <text:p>C322C104K5R5TA</text:p>
          </table:table-cell>
          <table:table-cell office:value-type="string">
            <text:p>C203010</text:p>
          </table:table-cell>
          <table:table-cell office:value-type="string">
            <text:p>5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C203010</text:p>
          </table:table-cell>
          <table:table-cell table:style-name="ce1" table:number-columns-repeated="2"/>
          <table:table-cell table:style-name="ce1" office:value-type="string">
            <text:p>capacitor 100nF, 50V, X7R, 2.54mm pitch</text:p>
          </table:table-cell>
          <table:table-cell table:style-name="ce1" office:value-type="string">
            <text:p>tme.pl</text:p>
          </table:table-cell>
          <table:table-cell office:value-type="string">
            <text:p>C322C104K5R5TA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322C104K5R5TA</text:p>
          </table:table-cell>
          <table:table-cell office:value-type="float" office:value="0.27912">
            <text:p>0,2791</text:p>
          </table:table-cell>
          <table:table-cell table:style-name="ce4" office:value-type="string">
            <text:p>PLN</text:p>
          </table:table-cell>
          <table:table-cell office:value-type="date" office:date-value="2016-07-05">
            <text:p>05-07-2016</text:p>
          </table:table-cell>
          <table:table-cell table:number-columns-repeated="1004"/>
        </table:table-row>
        <table:table-row table:style-name="ro1">
          <table:table-cell office:value-type="string">
            <text:p>100p/50</text:p>
          </table:table-cell>
          <table:table-cell table:style-name="ce1" office:value-type="string">
            <text:p>CL10C101JB8NNNC</text:p>
          </table:table-cell>
          <table:table-cell office:value-type="string">
            <text:p>0603</text:p>
          </table:table-cell>
          <table:table-cell office:value-type="string">
            <text:p>50V</text:p>
          </table:table-cell>
          <table:table-cell office:value-type="string">
            <text:p>5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603-IPC</text:p>
          </table:table-cell>
          <table:table-cell table:style-name="ce1" office:value-type="string">
            <text:p>0805_0603</text:p>
          </table:table-cell>
          <table:table-cell table:style-name="ce1"/>
          <table:table-cell table:style-name="ce1" office:value-type="string">
            <text:p>capacitor 100pF,50V, 0603, COG, 5%</text:p>
          </table:table-cell>
          <table:table-cell table:style-name="ce1" office:value-type="string">
            <text:p>tme.pl</text:p>
          </table:table-cell>
          <table:table-cell office:value-type="string">
            <text:p>CL10C101JB8NNNC</text:p>
          </table:table-cell>
          <table:table-cell table:style-name="ce1" office:value-type="string">
            <text:p>Samsung</text:p>
          </table:table-cell>
          <table:table-cell table:style-name="ce1" office:value-type="string">
            <text:p>CL10C101JB8NNNC</text:p>
          </table:table-cell>
          <table:table-cell office:value-type="float" office:value="0.02532">
            <text:p>0,0253</text:p>
          </table:table-cell>
          <table:table-cell table:style-name="ce4" office:value-type="string">
            <text:p>PLN</text:p>
          </table:table-cell>
          <table:table-cell office:value-type="date" office:date-value="2016-08-18">
            <text:p>18-08-2016</text:p>
          </table:table-cell>
          <table:table-cell table:number-columns-repeated="1004"/>
        </table:table-row>
        <table:table-row table:style-name="ro1">
          <table:table-cell office:value-type="string">
            <text:p>100p/50</text:p>
          </table:table-cell>
          <table:table-cell table:style-name="ce1" office:value-type="string">
            <text:p>CL21C101JBANNNC</text:p>
          </table:table-cell>
          <table:table-cell office:value-type="string">
            <text:p>0805</text:p>
          </table:table-cell>
          <table:table-cell office:value-type="string">
            <text:p>50V</text:p>
          </table:table-cell>
          <table:table-cell office:value-type="string">
            <text:p>5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table:style-name="ce1" office:value-type="string">
            <text:p>capacitor 100pF 0805 50V COG 5%</text:p>
          </table:table-cell>
          <table:table-cell table:style-name="ce1" office:value-type="string">
            <text:p>tme.pl</text:p>
          </table:table-cell>
          <table:table-cell office:value-type="string">
            <text:p>CL21C101JBANNNC</text:p>
          </table:table-cell>
          <table:table-cell table:style-name="ce1" office:value-type="string">
            <text:p>Samsung</text:p>
          </table:table-cell>
          <table:table-cell table:style-name="ce1" office:value-type="string">
            <text:p>CL21C101JBANNNC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3-20">
            <text:p>20-03-2017</text:p>
          </table:table-cell>
          <table:table-cell table:number-columns-repeated="1004"/>
        </table:table-row>
        <table:table-row table:style-name="ro1">
          <table:table-cell office:value-type="string">
            <text:p>100u/16</text:p>
          </table:table-cell>
          <table:table-cell table:style-name="ce1" office:value-type="string">
            <text:p>RD1C107M05011BB</text:p>
          </table:table-cell>
          <table:table-cell office:value-type="string">
            <text:p>fi5x11mm</text:p>
          </table:table-cell>
          <table:table-cell office:value-type="string">
            <text:p>16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20_50_110</text:p>
          </table:table-cell>
          <table:table-cell table:style-name="ce1" office:value-type="string">
            <text:p>CE20_50_110H</text:p>
          </table:table-cell>
          <table:table-cell table:style-name="ce1"/>
          <table:table-cell table:style-name="ce1" office:value-type="string">
            <text:p>capacitor 100uF, 16V, fi5x11, pitch 2mm, 105deg</text:p>
          </table:table-cell>
          <table:table-cell table:style-name="ce1" office:value-type="string">
            <text:p>tme.pl</text:p>
          </table:table-cell>
          <table:table-cell office:value-type="string">
            <text:p>RD1C107M05011BB</text:p>
          </table:table-cell>
          <table:table-cell table:style-name="ce1" office:value-type="string">
            <text:p>Samwha</text:p>
          </table:table-cell>
          <table:table-cell table:style-name="ce1" office:value-type="string">
            <text:p>RD1C107M05011BB</text:p>
          </table:table-cell>
          <table:table-cell office:value-type="float" office:value="0.12">
            <text:p>0,1200</text:p>
          </table:table-cell>
          <table:table-cell table:style-name="ce4" office:value-type="string">
            <text:p>PLN</text:p>
          </table:table-cell>
          <table:table-cell office:value-type="date" office:date-value="2011-01-28">
            <text:p>28-01-2011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100u/16</text:p>
          </table:table-cell>
          <table:table-cell table:style-name="ce1" office:value-type="string">
            <text:p>TPSE107M016R0100</text:p>
          </table:table-cell>
          <table:table-cell office:value-type="string">
            <text:p>CEL7343-43</text:p>
          </table:table-cell>
          <table:table-cell office:value-type="string">
            <text:p>16V</text:p>
          </table:table-cell>
          <table:table-cell office:value-type="string">
            <text:p>1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L7343-43</text:p>
          </table:table-cell>
          <table:table-cell table:style-name="ce1" table:number-columns-repeated="2"/>
          <table:table-cell table:style-name="ce1" office:value-type="string">
            <text:p>capacitor 100uF, 16V, size E</text:p>
          </table:table-cell>
          <table:table-cell table:style-name="ce1" office:value-type="string">
            <text:p>tme.pl</text:p>
          </table:table-cell>
          <table:table-cell office:value-type="string">
            <text:p>TPSE107M016R0100</text:p>
          </table:table-cell>
          <table:table-cell table:style-name="ce1" office:value-type="string">
            <text:p>AVX</text:p>
          </table:table-cell>
          <table:table-cell table:style-name="ce1" office:value-type="string">
            <text:p>TPSE107M016R0100</text:p>
          </table:table-cell>
          <table:table-cell office:value-type="float" office:value="2.4">
            <text:p>2,4000</text:p>
          </table:table-cell>
          <table:table-cell table:style-name="ce4"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100u/25</text:p>
          </table:table-cell>
          <table:table-cell table:style-name="ce1" office:value-type="string">
            <text:p>WB1E107M6L011BB</text:p>
          </table:table-cell>
          <table:table-cell office:value-type="string">
            <text:p>CE1028</text:p>
          </table:table-cell>
          <table:table-cell office:value-type="string">
            <text:p>25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1028</text:p>
          </table:table-cell>
          <table:table-cell table:style-name="ce1" table:number-columns-repeated="2"/>
          <table:table-cell table:style-name="ce1" office:value-type="string">
            <text:p>capacitor 100uF/25V, size 5x10, low impedance</text:p>
          </table:table-cell>
          <table:table-cell table:style-name="ce1" office:value-type="string">
            <text:p>tme.pl</text:p>
          </table:table-cell>
          <table:table-cell office:value-type="string">
            <text:p>WB1E107M6L011BB</text:p>
          </table:table-cell>
          <table:table-cell table:style-name="ce1" office:value-type="string">
            <text:p>Samwha</text:p>
          </table:table-cell>
          <table:table-cell table:style-name="ce1" office:value-type="string">
            <text:p>WB1E107M6L011BB</text:p>
          </table:table-cell>
          <table:table-cell office:value-type="float" office:value="0.24">
            <text:p>0,2400</text:p>
          </table:table-cell>
          <table:table-cell table:style-name="ce4" office:value-type="string">
            <text:p>PLN</text:p>
          </table:table-cell>
          <table:table-cell office:value-type="date" office:date-value="2013-10-12">
            <text:p>12-10-2013</text:p>
          </table:table-cell>
          <table:table-cell table:number-columns-repeated="1004"/>
        </table:table-row>
        <table:table-row table:style-name="ro1">
          <table:table-cell office:value-type="string">
            <text:p>100u/35</text:p>
          </table:table-cell>
          <table:table-cell table:style-name="ce1" office:value-type="string">
            <text:p>SD1V107M6L011BB</text:p>
          </table:table-cell>
          <table:table-cell office:value-type="string">
            <text:p>CE1028</text:p>
          </table:table-cell>
          <table:table-cell office:value-type="string">
            <text:p>35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1028</text:p>
          </table:table-cell>
          <table:table-cell table:style-name="ce1" table:number-columns-repeated="2"/>
          <table:table-cell table:style-name="ce1" office:value-type="string">
            <text:p>capacitor 100uF, 35V, low impedance, fi 6.3mmx11mm</text:p>
          </table:table-cell>
          <table:table-cell office:value-type="string">
            <text:p>tme.pl</text:p>
          </table:table-cell>
          <table:table-cell office:value-type="string">
            <text:p>SD1V107M6L011BB</text:p>
          </table:table-cell>
          <table:table-cell office:value-type="string">
            <text:p>SAMHA</text:p>
          </table:table-cell>
          <table:table-cell table:style-name="ce1" office:value-type="string">
            <text:p>SD1V107M6L011BB</text:p>
          </table:table-cell>
          <table:table-cell office:value-type="float" office:value="0.16">
            <text:p>0,1600</text:p>
          </table:table-cell>
          <table:table-cell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100u/6.3</text:p>
          </table:table-cell>
          <table:table-cell table:style-name="ce1" office:value-type="string">
            <text:p>EEEFP0J101AP</text:p>
          </table:table-cell>
          <table:table-cell office:value-type="string">
            <text:p>CELD</text:p>
          </table:table-cell>
          <table:table-cell office:value-type="string">
            <text:p>6.3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LD</text:p>
          </table:table-cell>
          <table:table-cell table:style-name="ce1" table:number-columns-repeated="2"/>
          <table:table-cell table:style-name="ce1" office:value-type="string">
            <text:p>capacitor 100uF/6.3V, size D</text:p>
          </table:table-cell>
          <table:table-cell table:style-name="ce1" office:value-type="string">
            <text:p>farnell.com</text:p>
          </table:table-cell>
          <table:table-cell office:value-type="string">
            <text:p>1539453</text:p>
          </table:table-cell>
          <table:table-cell table:style-name="ce1" office:value-type="string">
            <text:p>Panasonic</text:p>
          </table:table-cell>
          <table:table-cell table:style-name="ce1" office:value-type="string">
            <text:p>EEEFP0J101AP</text:p>
          </table:table-cell>
          <table:table-cell office:value-type="float" office:value="1.98">
            <text:p>1,9800</text:p>
          </table:table-cell>
          <table:table-cell table:style-name="ce4" office:value-type="string">
            <text:p>PLN</text:p>
          </table:table-cell>
          <table:table-cell office:value-type="date" office:date-value="2016-01-04">
            <text:p>04-01-2016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100u/6.3</text:p>
          </table:table-cell>
          <table:table-cell table:style-name="ce1" office:value-type="string">
            <text:p>CK0J107M6L006VR</text:p>
          </table:table-cell>
          <table:table-cell office:value-type="string">
            <text:p>6.3x5.8</text:p>
          </table:table-cell>
          <table:table-cell office:value-type="string">
            <text:p>6.3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S66_63_58</text:p>
          </table:table-cell>
          <table:table-cell table:style-name="ce1" table:number-columns-repeated="2"/>
          <table:table-cell table:style-name="ce1" office:value-type="string">
            <text:p>capacitor 100uF/6.3V, size 6.3x5.8, replaces EEEFP0J101AP</text:p>
          </table:table-cell>
          <table:table-cell table:style-name="ce1" office:value-type="string">
            <text:p>tme.pl</text:p>
          </table:table-cell>
          <table:table-cell office:value-type="string">
            <text:p>CK0J107M6L006VR</text:p>
          </table:table-cell>
          <table:table-cell table:style-name="ce1" office:value-type="string">
            <text:p>Samwha</text:p>
          </table:table-cell>
          <table:table-cell table:style-name="ce1" office:value-type="string">
            <text:p>CK0J107M6L006VR</text:p>
          </table:table-cell>
          <table:table-cell office:value-type="float" office:value="0.34">
            <text:p>0,3400</text:p>
          </table:table-cell>
          <table:table-cell table:style-name="ce4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4"/>
        </table:table-row>
        <table:table-row table:style-name="ro1">
          <table:table-cell office:value-type="string">
            <text:p>10n/3kV</text:p>
          </table:table-cell>
          <table:table-cell table:style-name="ce1" office:value-type="string">
            <text:p>CC3K-10N</text:p>
          </table:table-cell>
          <table:table-cell office:value-type="string">
            <text:p>C10x13x5x11</text:p>
          </table:table-cell>
          <table:table-cell office:value-type="string">
            <text:p>3kV</text:p>
          </table:table-cell>
          <table:table-cell office:value-type="string">
            <text:p>2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C10x13x5x11</text:p>
          </table:table-cell>
          <table:table-cell table:style-name="ce1" table:number-columns-repeated="2"/>
          <table:table-cell table:style-name="ce1" office:value-type="string">
            <text:p>Kondensator: ceramiczny; 10nF; 3kV; ±20%; THT; 10mm; 85°C</text:p>
          </table:table-cell>
          <table:table-cell office:value-type="string">
            <text:p>tme.pl</text:p>
          </table:table-cell>
          <table:table-cell office:value-type="string">
            <text:p>CC3K-10N</text:p>
          </table:table-cell>
          <table:table-cell office:value-type="string">
            <text:p>SR Passives</text:p>
          </table:table-cell>
          <table:table-cell table:style-name="ce1" office:value-type="string">
            <text:p>CC3K-10N</text:p>
          </table:table-cell>
          <table:table-cell office:value-type="float" office:value="0.53">
            <text:p>0,5300</text:p>
          </table:table-cell>
          <table:table-cell office:value-type="string">
            <text:p>PLN</text:p>
          </table:table-cell>
          <table:table-cell office:value-type="date" office:date-value="2015-05-07">
            <text:p>07-05-2015</text:p>
          </table:table-cell>
          <table:table-cell table:number-columns-repeated="1004"/>
        </table:table-row>
        <table:table-row table:style-name="ro1">
          <table:table-cell office:value-type="string">
            <text:p>10n/400</text:p>
          </table:table-cell>
          <table:table-cell table:style-name="ce1" office:value-type="string">
            <text:p>MKP4G021002B00KSSD</text:p>
          </table:table-cell>
          <table:table-cell office:value-type="string">
            <text:p>C75x10x5x11</text:p>
          </table:table-cell>
          <table:table-cell office:value-type="string">
            <text:p>40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C75x10x5x11</text:p>
          </table:table-cell>
          <table:table-cell table:style-name="ce1" table:number-columns-repeated="2"/>
          <table:table-cell table:style-name="ce1" office:value-type="string">
            <text:p>Kondensator: polipropylenowy; 10nF; 400VDC; 7,5mm; ±10%; -55÷100°C</text:p>
          </table:table-cell>
          <table:table-cell office:value-type="string">
            <text:p>tme.pl</text:p>
          </table:table-cell>
          <table:table-cell office:value-type="string">
            <text:p>MKP4-10N/400</text:p>
          </table:table-cell>
          <table:table-cell office:value-type="string">
            <text:p>WIMA</text:p>
          </table:table-cell>
          <table:table-cell table:style-name="ce1" office:value-type="string">
            <text:p>MKP4G021002B00KSSD</text:p>
          </table:table-cell>
          <table:table-cell office:value-type="float" office:value="0.62481">
            <text:p>0,6248</text:p>
          </table:table-cell>
          <table:table-cell office:value-type="string">
            <text:p>PLN</text:p>
          </table:table-cell>
          <table:table-cell office:value-type="date" office:date-value="2016-08-11">
            <text:p>11-08-2016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10n/50</text:p>
          </table:table-cell>
          <table:table-cell table:style-name="ce1" office:value-type="string">
            <text:p>06035C103KAT2A</text:p>
          </table:table-cell>
          <table:table-cell office:value-type="string">
            <text:p>0603</text:p>
          </table:table-cell>
          <table:table-cell office:value-type="string">
            <text:p>50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603-IPC</text:p>
          </table:table-cell>
          <table:table-cell table:style-name="ce1" office:value-type="string">
            <text:p>0805_0603</text:p>
          </table:table-cell>
          <table:table-cell table:style-name="ce1"/>
          <table:table-cell table:style-name="ce1" office:value-type="string">
            <text:p>capacitor 10nF, 50V, 10%, 0603</text:p>
          </table:table-cell>
          <table:table-cell table:style-name="ce1" office:value-type="string">
            <text:p>tme.pl</text:p>
          </table:table-cell>
          <table:table-cell office:value-type="string">
            <text:p>06035C103KAT2A</text:p>
          </table:table-cell>
          <table:table-cell table:style-name="ce1" office:value-type="string">
            <text:p>AVX</text:p>
          </table:table-cell>
          <table:table-cell table:style-name="ce1" office:value-type="string">
            <text:p>06035C103KAT2A</text:p>
          </table:table-cell>
          <table:table-cell office:value-type="float" office:value="0.03">
            <text:p>0,0300</text:p>
          </table:table-cell>
          <table:table-cell table:style-name="ce4" office:value-type="string">
            <text:p>PLN</text:p>
          </table:table-cell>
          <table:table-cell office:value-type="date" office:date-value="2017-09-25">
            <text:p>25-09-201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10n/50</text:p>
          </table:table-cell>
          <table:table-cell table:style-name="ce1" office:value-type="string">
            <text:p>CL21B103KBANNNC</text:p>
          </table:table-cell>
          <table:table-cell office:value-type="string">
            <text:p>0805</text:p>
          </table:table-cell>
          <table:table-cell office:value-type="string">
            <text:p>5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table:style-name="ce1" office:value-type="string">
            <text:p>capacitor 10nF/50V, 0805, X7R, 10%</text:p>
          </table:table-cell>
          <table:table-cell table:style-name="ce1" office:value-type="string">
            <text:p>tme.pl</text:p>
          </table:table-cell>
          <table:table-cell office:value-type="string">
            <text:p>CL21B103KBANNNC</text:p>
          </table:table-cell>
          <table:table-cell table:style-name="ce1" office:value-type="string">
            <text:p>Samsung</text:p>
          </table:table-cell>
          <table:table-cell table:style-name="ce1" office:value-type="string">
            <text:p>CL21B103KBANNNC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3-20">
            <text:p>20-03-2017</text:p>
          </table:table-cell>
          <table:table-cell table:number-columns-repeated="1004"/>
        </table:table-row>
        <table:table-row table:style-name="ro1">
          <table:table-cell office:value-type="string">
            <text:p>10p/50</text:p>
          </table:table-cell>
          <table:table-cell table:style-name="ce1" office:value-type="string">
            <text:p>CC0603JRNPO9BN100</text:p>
          </table:table-cell>
          <table:table-cell office:value-type="string">
            <text:p>0603</text:p>
          </table:table-cell>
          <table:table-cell office:value-type="string">
            <text:p>50V</text:p>
          </table:table-cell>
          <table:table-cell office:value-type="string">
            <text:p>5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603-IPC</text:p>
          </table:table-cell>
          <table:table-cell table:style-name="ce1" office:value-type="string">
            <text:p>0805_0603</text:p>
          </table:table-cell>
          <table:table-cell table:style-name="ce1"/>
          <table:table-cell table:style-name="ce1" office:value-type="string">
            <text:p>capacitor 10pF, 50V, COG, 5%, 0603</text:p>
          </table:table-cell>
          <table:table-cell table:style-name="ce1" office:value-type="string">
            <text:p>tme.pl</text:p>
          </table:table-cell>
          <table:table-cell office:value-type="string">
            <text:p>CC0603JRNPO9100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CC0603JRNPO9BN100</text:p>
          </table:table-cell>
          <table:table-cell office:value-type="float" office:value="0.026">
            <text:p>0,0260</text:p>
          </table:table-cell>
          <table:table-cell table:style-name="ce4" office:value-type="string">
            <text:p>PLN</text:p>
          </table:table-cell>
          <table:table-cell office:value-type="date" office:date-value="2014-06-16">
            <text:p>16-06-2014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10p/50</text:p>
          </table:table-cell>
          <table:table-cell table:style-name="ce1" office:value-type="string">
            <text:p>CL21100JBANNNC</text:p>
          </table:table-cell>
          <table:table-cell office:value-type="string">
            <text:p>0805</text:p>
          </table:table-cell>
          <table:table-cell office:value-type="string">
            <text:p>50V</text:p>
          </table:table-cell>
          <table:table-cell office:value-type="string">
            <text:p>5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table:style-name="ce1" office:value-type="string">
            <text:p>capacitor 10pF/50V COG +/-0.1pF</text:p>
          </table:table-cell>
          <table:table-cell table:style-name="ce1" office:value-type="string">
            <text:p>tme.pl</text:p>
          </table:table-cell>
          <table:table-cell office:value-type="string">
            <text:p>CL21C100JBANNNC</text:p>
          </table:table-cell>
          <table:table-cell table:style-name="ce1" office:value-type="string">
            <text:p>Samsung</text:p>
          </table:table-cell>
          <table:table-cell table:style-name="ce1" office:value-type="string">
            <text:p>CL21C100JBANNNC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10u/10</text:p>
          </table:table-cell>
          <table:table-cell table:style-name="ce1" office:value-type="string">
            <text:p>0603ZD106MAT2A</text:p>
          </table:table-cell>
          <table:table-cell office:value-type="string">
            <text:p>0603</text:p>
          </table:table-cell>
          <table:table-cell office:value-type="string">
            <text:p>10V</text:p>
          </table:table-cell>
          <table:table-cell office:value-type="string">
            <text:p>2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603-IPC</text:p>
          </table:table-cell>
          <table:table-cell table:style-name="ce1" office:value-type="string">
            <text:p>0805_0603</text:p>
          </table:table-cell>
          <table:table-cell table:style-name="ce1"/>
          <table:table-cell table:style-name="ce1" office:value-type="string">
            <text:p>Kondensator: ceramiczny; MLCC; 10uF; 10V; X5R; ±20%; SMD; 0603</text:p>
          </table:table-cell>
          <table:table-cell table:style-name="ce1" office:value-type="string">
            <text:p>tme.pl</text:p>
          </table:table-cell>
          <table:table-cell office:value-type="string">
            <text:p>0603ZD106MAT2A</text:p>
          </table:table-cell>
          <table:table-cell table:style-name="ce1" office:value-type="string">
            <text:p>AVX</text:p>
          </table:table-cell>
          <table:table-cell table:style-name="ce1" office:value-type="string">
            <text:p>0603ZD106MAT2A</text:p>
          </table:table-cell>
          <table:table-cell office:value-type="float" office:value="0.27954">
            <text:p>0,2795</text:p>
          </table:table-cell>
          <table:table-cell table:style-name="ce4" office:value-type="string">
            <text:p>PLN</text:p>
          </table:table-cell>
          <table:table-cell office:value-type="date" office:date-value="2016-04-05">
            <text:p>05-04-2016</text:p>
          </table:table-cell>
          <table:table-cell table:number-columns-repeated="1004"/>
        </table:table-row>
        <table:table-row table:style-name="ro1">
          <table:table-cell office:value-type="string">
            <text:p>10u/10</text:p>
          </table:table-cell>
          <table:table-cell table:style-name="ce1" office:value-type="string">
            <text:p>0805ZC106KAT2A</text:p>
          </table:table-cell>
          <table:table-cell office:value-type="string">
            <text:p>0805</text:p>
          </table:table-cell>
          <table:table-cell office:value-type="string">
            <text:p>1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table:style-name="ce1" office:value-type="string">
            <text:p>capacitor 10uF, 10V, X7R, 0805</text:p>
          </table:table-cell>
          <table:table-cell office:value-type="string">
            <text:p>tme.pl</text:p>
          </table:table-cell>
          <table:table-cell office:value-type="string">
            <text:p>0805ZC106KAT2A</text:p>
          </table:table-cell>
          <table:table-cell office:value-type="string">
            <text:p>AVX</text:p>
          </table:table-cell>
          <table:table-cell table:style-name="ce1" office:value-type="string">
            <text:p>0805ZC106KAT2A</text:p>
          </table:table-cell>
          <table:table-cell office:value-type="float" office:value="0.21">
            <text:p>0,2100</text:p>
          </table:table-cell>
          <table:table-cell office:value-type="string">
            <text:p>PLN</text:p>
          </table:table-cell>
          <table:table-cell office:value-type="date" office:date-value="2017-03-20">
            <text:p>20-03-201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10u/16</text:p>
          </table:table-cell>
          <table:table-cell table:style-name="ce1" office:value-type="string">
            <text:p>1206C106K4RAC</text:p>
          </table:table-cell>
          <table:table-cell office:value-type="string">
            <text:p>1206</text:p>
          </table:table-cell>
          <table:table-cell office:value-type="string">
            <text:p>16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1206-IPC</text:p>
          </table:table-cell>
          <table:table-cell table:style-name="ce1" office:value-type="string">
            <text:p>1206_0805</text:p>
          </table:table-cell>
          <table:table-cell table:style-name="ce1"/>
          <table:table-cell table:style-name="ce1" office:value-type="string">
            <text:p>capacitor 10uF, 16V, 1206, 10%</text:p>
          </table:table-cell>
          <table:table-cell table:style-name="ce1" office:value-type="string">
            <text:p>tme.pl</text:p>
          </table:table-cell>
          <table:table-cell office:value-type="string">
            <text:p>C1206C106K4RAC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6K4RAC</text:p>
          </table:table-cell>
          <table:table-cell office:value-type="float" office:value="0.32">
            <text:p>0,3200</text:p>
          </table:table-cell>
          <table:table-cell table:style-name="ce4"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04"/>
        </table:table-row>
        <table:table-row table:style-name="ro1">
          <table:table-cell office:value-type="string">
            <text:p>10u/25</text:p>
          </table:table-cell>
          <table:table-cell table:style-name="ce1" office:value-type="string">
            <text:p>CL31B106KAHNNNE</text:p>
          </table:table-cell>
          <table:table-cell office:value-type="string">
            <text:p>1206</text:p>
          </table:table-cell>
          <table:table-cell office:value-type="string">
            <text:p>25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1206-IPC</text:p>
          </table:table-cell>
          <table:table-cell table:style-name="ce1" office:value-type="string">
            <text:p>1210_1206</text:p>
          </table:table-cell>
          <table:table-cell table:style-name="ce1"/>
          <table:table-cell table:style-name="ce1" office:value-type="string">
            <text:p>Kondensator: ceramiczny; MLCC; 10uF; 25V; X7R; ±10%; SMD; 1206 </text:p>
          </table:table-cell>
          <table:table-cell office:value-type="string">
            <text:p>tme.pl</text:p>
          </table:table-cell>
          <table:table-cell office:value-type="string">
            <text:p>CL31B106KAHNNNE</text:p>
          </table:table-cell>
          <table:table-cell office:value-type="string">
            <text:p>Samsung</text:p>
          </table:table-cell>
          <table:table-cell table:style-name="ce1" office:value-type="string">
            <text:p>CL31B106KAHNNNE</text:p>
          </table:table-cell>
          <table:table-cell office:value-type="float" office:value="0.2">
            <text:p>0,2000</text:p>
          </table:table-cell>
          <table:table-cell office:value-type="string">
            <text:p>PLN</text:p>
          </table:table-cell>
          <table:table-cell office:value-type="date" office:date-value="2017-10-02">
            <text:p>02-10-2017</text:p>
          </table:table-cell>
          <table:table-cell table:number-columns-repeated="1004"/>
        </table:table-row>
        <table:table-row table:style-name="ro1">
          <table:table-cell office:value-type="string">
            <text:p>10u/25</text:p>
          </table:table-cell>
          <table:table-cell table:style-name="ce1" office:value-type="string">
            <text:p>CL32A106KAJNNNE</text:p>
          </table:table-cell>
          <table:table-cell office:value-type="string">
            <text:p>1210</text:p>
          </table:table-cell>
          <table:table-cell office:value-type="string">
            <text:p>25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1210</text:p>
          </table:table-cell>
          <table:table-cell table:style-name="ce1" table:number-columns-repeated="2"/>
          <table:table-cell table:style-name="ce1" office:value-type="string">
            <text:p>capacitor 10uF, 25V, X5R, 10%, 1210, 85deg C</text:p>
          </table:table-cell>
          <table:table-cell office:value-type="string">
            <text:p>tme.pl</text:p>
          </table:table-cell>
          <table:table-cell office:value-type="string">
            <text:p>CL32A106KAJNNNE</text:p>
          </table:table-cell>
          <table:table-cell office:value-type="string">
            <text:p>Samsung</text:p>
          </table:table-cell>
          <table:table-cell table:style-name="ce1" office:value-type="string">
            <text:p>CL32A106KAJNNNE</text:p>
          </table:table-cell>
          <table:table-cell office:value-type="float" office:value="0.34">
            <text:p>0,3400</text:p>
          </table:table-cell>
          <table:table-cell office:value-type="string">
            <text:p>PLN</text:p>
          </table:table-cell>
          <table:table-cell office:value-type="date" office:date-value="2017-09-25">
            <text:p>25-09-2017</text:p>
          </table:table-cell>
          <table:table-cell table:number-columns-repeated="1004"/>
        </table:table-row>
        <table:table-row table:style-name="ro1">
          <table:table-cell office:value-type="string">
            <text:p>10u/25</text:p>
          </table:table-cell>
          <table:table-cell table:style-name="ce1" office:value-type="string">
            <text:p>CL32B106KAJNNNE</text:p>
          </table:table-cell>
          <table:table-cell office:value-type="string">
            <text:p>1210</text:p>
          </table:table-cell>
          <table:table-cell office:value-type="string">
            <text:p>25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1210</text:p>
          </table:table-cell>
          <table:table-cell table:style-name="ce1" table:number-columns-repeated="2"/>
          <table:table-cell table:style-name="ce1" office:value-type="string">
            <text:p>capacitor 10uF, 25V, X7R, 10%, 1210</text:p>
          </table:table-cell>
          <table:table-cell office:value-type="string">
            <text:p>tme.pl</text:p>
          </table:table-cell>
          <table:table-cell office:value-type="string">
            <text:p>CL32B106KAJNNNE</text:p>
          </table:table-cell>
          <table:table-cell office:value-type="string">
            <text:p>Samsung</text:p>
          </table:table-cell>
          <table:table-cell office:value-type="string">
            <text:p>CL32B106KAJNNNE</text:p>
          </table:table-cell>
          <table:table-cell office:value-type="float" office:value="0.299">
            <text:p>0,2990</text:p>
          </table:table-cell>
          <table:table-cell office:value-type="string">
            <text:p>PLN</text:p>
          </table:table-cell>
          <table:table-cell office:value-type="date" office:date-value="2014-07-24">
            <text:p>24-07-2014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10u/50</text:p>
          </table:table-cell>
          <table:table-cell table:style-name="ce1" office:value-type="string">
            <text:p>CE10/50-SMD</text:p>
          </table:table-cell>
          <table:table-cell office:value-type="string">
            <text:p>CE6.3x5.5</text:p>
          </table:table-cell>
          <table:table-cell office:value-type="string">
            <text:p>50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6.3x5.5</text:p>
          </table:table-cell>
          <table:table-cell table:style-name="ce1" table:number-columns-repeated="2"/>
          <table:table-cell table:style-name="ce1" office:value-type="string">
            <text:p>capacitor electrolythic 10uF/50V, 20%, 6.3x5.5mm</text:p>
          </table:table-cell>
          <table:table-cell table:style-name="ce1" office:value-type="string">
            <text:p>tme.pl</text:p>
          </table:table-cell>
          <table:table-cell office:value-type="string">
            <text:p>CE10/50-SMD</text:p>
          </table:table-cell>
          <table:table-cell table:style-name="ce1" table:number-columns-repeated="2"/>
          <table:table-cell office:value-type="float" office:value="0.29">
            <text:p>0,2900</text:p>
          </table:table-cell>
          <table:table-cell table:style-name="ce4" office:value-type="string">
            <text:p>PLN</text:p>
          </table:table-cell>
          <table:table-cell office:value-type="date" office:date-value="2011-11-01">
            <text:p>01-11-2011</text:p>
          </table:table-cell>
          <table:table-cell table:number-columns-repeated="1004"/>
        </table:table-row>
        <table:table-row table:style-name="ro1">
          <table:table-cell office:value-type="string">
            <text:p>15n/400</text:p>
          </table:table-cell>
          <table:table-cell table:style-name="ce1" office:value-type="string">
            <text:p>MKP4G021503C00KSSD</text:p>
          </table:table-cell>
          <table:table-cell office:value-type="string">
            <text:p>C10x13x5x11</text:p>
          </table:table-cell>
          <table:table-cell office:value-type="string">
            <text:p>40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C10x13x5x11</text:p>
          </table:table-cell>
          <table:table-cell table:style-name="ce1" table:number-columns-repeated="2"/>
          <table:table-cell table:style-name="ce1" office:value-type="string">
            <text:p>Kondensator: polipropylenowy; 15nF; 400VDC; 10mm; ±10%; 4x9x13mm</text:p>
          </table:table-cell>
          <table:table-cell office:value-type="string">
            <text:p>tme.pl</text:p>
          </table:table-cell>
          <table:table-cell office:value-type="string">
            <text:p>MKP4-15N/400P10</text:p>
          </table:table-cell>
          <table:table-cell office:value-type="string">
            <text:p>WIMA</text:p>
          </table:table-cell>
          <table:table-cell office:value-type="string">
            <text:p>MKP4G021503C00KSSD</text:p>
          </table:table-cell>
          <table:table-cell office:value-type="float" office:value="0.493">
            <text:p>0,4930</text:p>
          </table:table-cell>
          <table:table-cell office:value-type="string">
            <text:p>PLN</text:p>
          </table:table-cell>
          <table:table-cell office:value-type="date" office:date-value="2015-03-11">
            <text:p>11-03-2015</text:p>
          </table:table-cell>
          <table:table-cell table:number-columns-repeated="1004"/>
        </table:table-row>
        <table:table-row table:style-name="ro1">
          <table:table-cell office:value-type="string">
            <text:p>15p/50</text:p>
          </table:table-cell>
          <table:table-cell office:value-type="string">
            <text:p>CL21C150JBANNNC</text:p>
          </table:table-cell>
          <table:table-cell office:value-type="string">
            <text:p>0805</text:p>
          </table:table-cell>
          <table:table-cell office:value-type="string">
            <text:p>50V</text:p>
          </table:table-cell>
          <table:table-cell office:value-type="string">
            <text:p>5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office:value-type="string">
            <text:p>Kondensator: ceramiczny; MLCC; 15pF; 50V; C0G; ±5%; SMD; 0805</text:p>
          </table:table-cell>
          <table:table-cell office:value-type="string">
            <text:p>tme.pl</text:p>
          </table:table-cell>
          <table:table-cell table:style-name="ce2" office:value-type="string">
            <text:p>CL21C150JBANNNC</text:p>
          </table:table-cell>
          <table:table-cell office:value-type="string">
            <text:p>Samsung</text:p>
          </table:table-cell>
          <table:table-cell office:value-type="string">
            <text:p>CL21C150JBANNNC</text:p>
          </table:table-cell>
          <table:table-cell office:value-type="float" office:value="0.05">
            <text:p>0,0500</text:p>
          </table:table-cell>
          <table:table-cell office:value-type="string">
            <text:p>PLN</text:p>
          </table:table-cell>
          <table:table-cell office:value-type="date" office:date-value="2016-11-03">
            <text:p>03-11-2016</text:p>
          </table:table-cell>
          <table:table-cell table:number-columns-repeated="1004"/>
        </table:table-row>
        <table:table-row table:style-name="ro1">
          <table:table-cell office:value-type="string">
            <text:p>18p/50 1%</text:p>
          </table:table-cell>
          <table:table-cell table:style-name="ce1" office:value-type="string">
            <text:p>CL10C180FB8NNNC</text:p>
          </table:table-cell>
          <table:table-cell office:value-type="string">
            <text:p>0603</text:p>
          </table:table-cell>
          <table:table-cell office:value-type="string">
            <text:p>50V</text:p>
          </table:table-cell>
          <table:table-cell office:value-type="string">
            <text:p>1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603-IPC</text:p>
          </table:table-cell>
          <table:table-cell table:style-name="ce1" office:value-type="string">
            <text:p>0805_0603</text:p>
          </table:table-cell>
          <table:table-cell table:style-name="ce1"/>
          <table:table-cell table:style-name="ce1" office:value-type="string">
            <text:p>capacitor 18pF, 50V, COG, 1%, 0603</text:p>
          </table:table-cell>
          <table:table-cell table:style-name="ce1" office:value-type="string">
            <text:p>tme.pl</text:p>
          </table:table-cell>
          <table:table-cell office:value-type="string">
            <text:p>CL10C180FB8NNNC</text:p>
          </table:table-cell>
          <table:table-cell table:style-name="ce1" office:value-type="string">
            <text:p>Samsung</text:p>
          </table:table-cell>
          <table:table-cell table:style-name="ce1" office:value-type="string">
            <text:p>CL10C180FB8NNNC</text:p>
          </table:table-cell>
          <table:table-cell office:value-type="float" office:value="0.0529">
            <text:p>0,0529</text:p>
          </table:table-cell>
          <table:table-cell table:style-name="ce4" office:value-type="string">
            <text:p>PLN</text:p>
          </table:table-cell>
          <table:table-cell office:value-type="date" office:date-value="2012-08-02">
            <text:p>02-08-2012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1n/50</text:p>
          </table:table-cell>
          <table:table-cell table:style-name="ce1" office:value-type="string">
            <text:p>CL21B102KBANNNC</text:p>
          </table:table-cell>
          <table:table-cell office:value-type="string">
            <text:p>0805</text:p>
          </table:table-cell>
          <table:table-cell office:value-type="string">
            <text:p>5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table:style-name="ce1" office:value-type="string">
            <text:p>capacitor 1nF/50V, 0805, 10%, X7R</text:p>
          </table:table-cell>
          <table:table-cell table:style-name="ce1" office:value-type="string">
            <text:p>tme.pl</text:p>
          </table:table-cell>
          <table:table-cell office:value-type="string">
            <text:p>CL21B102KBANNNC</text:p>
          </table:table-cell>
          <table:table-cell table:style-name="ce1" office:value-type="string">
            <text:p>Samsung</text:p>
          </table:table-cell>
          <table:table-cell table:style-name="ce1" office:value-type="string">
            <text:p>CL21B102KBANNNC</text:p>
          </table:table-cell>
          <table:table-cell office:value-type="float" office:value="0.03">
            <text:p>0,0300</text:p>
          </table:table-cell>
          <table:table-cell table:style-name="ce4" office:value-type="string">
            <text:p>PLN</text:p>
          </table:table-cell>
          <table:table-cell office:value-type="date" office:date-value="2017-05-15">
            <text:p>15-05-2017</text:p>
          </table:table-cell>
          <table:table-cell table:number-columns-repeated="1004"/>
        </table:table-row>
        <table:table-row table:style-name="ro1">
          <table:table-cell office:value-type="string">
            <text:p>1n5/1000</text:p>
          </table:table-cell>
          <table:table-cell table:style-name="ce1" office:value-type="string">
            <text:p>MCCA000836</text:p>
          </table:table-cell>
          <table:table-cell office:value-type="string">
            <text:p>1210</text:p>
          </table:table-cell>
          <table:table-cell office:value-type="string">
            <text:p>100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1210</text:p>
          </table:table-cell>
          <table:table-cell table:style-name="ce1" table:number-columns-repeated="2"/>
          <table:table-cell table:style-name="ce1" office:value-type="string">
            <text:p>Capacitor 1.5nF, 1000V, 1210, X7R</text:p>
          </table:table-cell>
          <table:table-cell office:value-type="string">
            <text:p>farnell.com</text:p>
          </table:table-cell>
          <table:table-cell office:value-type="string">
            <text:p>1855964</text:p>
          </table:table-cell>
          <table:table-cell office:value-type="string">
            <text:p>MULTICOMP</text:p>
          </table:table-cell>
          <table:table-cell office:value-type="string">
            <text:p>MCCA000836</text:p>
          </table:table-cell>
          <table:table-cell office:value-type="float" office:value="1.7">
            <text:p>1,7000</text:p>
          </table:table-cell>
          <table:table-cell office:value-type="string">
            <text:p>PLN</text:p>
          </table:table-cell>
          <table:table-cell office:value-type="date" office:date-value="2017-05-29">
            <text:p>29-05-2017</text:p>
          </table:table-cell>
          <table:table-cell table:number-columns-repeated="1004"/>
        </table:table-row>
        <table:table-row table:style-name="ro1">
          <table:table-cell office:value-type="string">
            <text:p>1n5/250VAC(Y2)</text:p>
          </table:table-cell>
          <table:table-cell table:style-name="ce1" office:value-type="string">
            <text:p>CY2Y-1N5</text:p>
          </table:table-cell>
          <table:table-cell office:value-type="string">
            <text:p>C7M5_FI8MM</text:p>
          </table:table-cell>
          <table:table-cell office:value-type="string">
            <text:p>250VAC</text:p>
          </table:table-cell>
          <table:table-cell office:value-type="string">
            <text:p>2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C7M5_FI8M</text:p>
          </table:table-cell>
          <table:table-cell table:style-name="ce1" table:number-columns-repeated="2"/>
          <table:table-cell table:style-name="ce1" office:value-type="string">
            <text:p>capacitor 1.5nF/250VAC ceramic</text:p>
          </table:table-cell>
          <table:table-cell table:style-name="ce1" office:value-type="string">
            <text:p>tme.pl</text:p>
          </table:table-cell>
          <table:table-cell office:value-type="string">
            <text:p>CY2Y-1N5</text:p>
          </table:table-cell>
          <table:table-cell table:style-name="ce1" office:value-type="string">
            <text:p>SR Passives</text:p>
          </table:table-cell>
          <table:table-cell table:style-name="ce1" office:value-type="string">
            <text:p>CY2Y-1N5</text:p>
          </table:table-cell>
          <table:table-cell office:value-type="float" office:value="0.3">
            <text:p>0,3000</text:p>
          </table:table-cell>
          <table:table-cell table:style-name="ce4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4"/>
        </table:table-row>
        <table:table-row table:style-name="ro1">
          <table:table-cell office:value-type="string">
            <text:p>1u/16</text:p>
          </table:table-cell>
          <table:table-cell table:style-name="ce1" office:value-type="string">
            <text:p>CL10B105KO8NNNC</text:p>
          </table:table-cell>
          <table:table-cell office:value-type="string">
            <text:p>0603</text:p>
          </table:table-cell>
          <table:table-cell office:value-type="string">
            <text:p>16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603-IPC</text:p>
          </table:table-cell>
          <table:table-cell table:style-name="ce1" office:value-type="string">
            <text:p>0805_0603</text:p>
          </table:table-cell>
          <table:table-cell table:style-name="ce1"/>
          <table:table-cell table:style-name="ce1" office:value-type="string">
            <text:p>capacitor 1uF, 16V, 0603, 10%, X7R</text:p>
          </table:table-cell>
          <table:table-cell office:value-type="string">
            <text:p>tme.pl</text:p>
          </table:table-cell>
          <table:table-cell office:value-type="string">
            <text:p>CL10B105KO8NNNC</text:p>
          </table:table-cell>
          <table:table-cell office:value-type="string">
            <text:p>Samsung</text:p>
          </table:table-cell>
          <table:table-cell table:style-name="ce1" office:value-type="string">
            <text:p>CL10B105KO8NNNC</text:p>
          </table:table-cell>
          <table:table-cell office:value-type="float" office:value="0.03">
            <text:p>0,0300</text:p>
          </table:table-cell>
          <table:table-cell office:value-type="string">
            <text:p>PLN</text:p>
          </table:table-cell>
          <table:table-cell office:value-type="date" office:date-value="2017-09-25">
            <text:p>25-09-2017</text:p>
          </table:table-cell>
          <table:table-cell table:number-columns-repeated="1004"/>
        </table:table-row>
        <table:table-row table:style-name="ro1">
          <table:table-cell office:value-type="string">
            <text:p>1u/25</text:p>
          </table:table-cell>
          <table:table-cell table:style-name="ce1" office:value-type="string">
            <text:p>CL21B105KAFNNNG</text:p>
          </table:table-cell>
          <table:table-cell office:value-type="string">
            <text:p>0805</text:p>
          </table:table-cell>
          <table:table-cell office:value-type="string">
            <text:p>25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table:style-name="ce1" office:value-type="string">
            <text:p>Kondensator: ceramiczny; MLCC; 1uF; 25V; X7R; ±10%; SMD; 0805</text:p>
          </table:table-cell>
          <table:table-cell office:value-type="string">
            <text:p>tme.pl</text:p>
          </table:table-cell>
          <table:table-cell office:value-type="string">
            <text:p>CL21B105KAFNNNG</text:p>
          </table:table-cell>
          <table:table-cell office:value-type="string">
            <text:p>Samsung</text:p>
          </table:table-cell>
          <table:table-cell table:style-name="ce1" office:value-type="string">
            <text:p>CL21B105KAFNNNG</text:p>
          </table:table-cell>
          <table:table-cell office:value-type="float" office:value="0.06">
            <text:p>0,0600</text:p>
          </table:table-cell>
          <table:table-cell office:value-type="string">
            <text:p>PLN</text:p>
          </table:table-cell>
          <table:table-cell office:value-type="date" office:date-value="2017-05-15">
            <text:p>15-05-201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1u/50</text:p>
          </table:table-cell>
          <table:table-cell table:style-name="ce1" office:value-type="string">
            <text:p>C1206C105K5RAC</text:p>
          </table:table-cell>
          <table:table-cell office:value-type="string">
            <text:p>1206</text:p>
          </table:table-cell>
          <table:table-cell office:value-type="string">
            <text:p>5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1206-IPC</text:p>
          </table:table-cell>
          <table:table-cell table:style-name="ce1" office:value-type="string">
            <text:p>1206_0805</text:p>
          </table:table-cell>
          <table:table-cell table:style-name="ce1"/>
          <table:table-cell table:style-name="ce1" office:value-type="string">
            <text:p>capacitor 1uF/50V 10%, X7R, 1206</text:p>
          </table:table-cell>
          <table:table-cell table:style-name="ce1" office:value-type="string">
            <text:p>tme.pl</text:p>
          </table:table-cell>
          <table:table-cell office:value-type="string">
            <text:p>C1206C105K5RAC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105K5RAC</text:p>
          </table:table-cell>
          <table:table-cell office:value-type="float" office:value="0.19">
            <text:p>0,1900</text:p>
          </table:table-cell>
          <table:table-cell table:style-name="ce4" office:value-type="string">
            <text:p>PLN</text:p>
          </table:table-cell>
          <table:table-cell office:value-type="date" office:date-value="2016-12-14">
            <text:p>14-12-2016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2200u/35</text:p>
          </table:table-cell>
          <table:table-cell table:style-name="ce1" office:value-type="string">
            <text:p>KM2200/35</text:p>
          </table:table-cell>
          <table:table-cell office:value-type="string">
            <text:p>16x25</text:p>
          </table:table-cell>
          <table:table-cell office:value-type="string">
            <text:p>35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7.5x16x25</text:p>
          </table:table-cell>
          <table:table-cell table:style-name="ce1" table:number-columns-repeated="2"/>
          <table:table-cell table:style-name="ce1" office:value-type="string">
            <text:p>capacitor 2200uF/35V, fi 16, height 25, pitch 7.5</text:p>
          </table:table-cell>
          <table:table-cell table:style-name="ce1" office:value-type="string">
            <text:p>tme.pl</text:p>
          </table:table-cell>
          <table:table-cell office:value-type="string">
            <text:p>KM2200/35</text:p>
          </table:table-cell>
          <table:table-cell table:style-name="ce1" office:value-type="string">
            <text:p>Samxon</text:p>
          </table:table-cell>
          <table:table-cell table:style-name="ce1" office:value-type="string">
            <text:p>KM2200/35</text:p>
          </table:table-cell>
          <table:table-cell office:value-type="float" office:value="2.4">
            <text:p>2,4000</text:p>
          </table:table-cell>
          <table:table-cell table:style-name="ce4" office:value-type="string">
            <text:p>PLN</text:p>
          </table:table-cell>
          <table:table-cell office:value-type="date" office:date-value="2017-03-30">
            <text:p>30-03-2017</text:p>
          </table:table-cell>
          <table:table-cell table:number-columns-repeated="1004"/>
        </table:table-row>
        <table:table-row table:style-name="ro1">
          <table:table-cell office:value-type="string">
            <text:p>2200u/50</text:p>
          </table:table-cell>
          <table:table-cell table:style-name="ce1" office:value-type="string">
            <text:p>KM 2200/50V</text:p>
          </table:table-cell>
          <table:table-cell office:value-type="string">
            <text:p>fi16x35pitch7.5</text:p>
          </table:table-cell>
          <table:table-cell office:value-type="string">
            <text:p>50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7.5x16x35</text:p>
          </table:table-cell>
          <table:table-cell table:style-name="ce1" table:number-columns-repeated="2"/>
          <table:table-cell table:style-name="ce1" office:value-type="string">
            <text:p>capacitor 2200uF/50V, 20%, fi 16, height 35mm, pitch 7.5mm</text:p>
          </table:table-cell>
          <table:table-cell office:value-type="string">
            <text:p>tme.pl</text:p>
          </table:table-cell>
          <table:table-cell office:value-type="string">
            <text:p>KM2200/50</text:p>
          </table:table-cell>
          <table:table-cell office:value-type="string">
            <text:p>KEMET</text:p>
          </table:table-cell>
          <table:table-cell table:style-name="ce1" office:value-type="string">
            <text:p>KM 2200/50V</text:p>
          </table:table-cell>
          <table:table-cell office:value-type="float" office:value="2.69">
            <text:p>2,6900</text:p>
          </table:table-cell>
          <table:table-cell office:value-type="string">
            <text:p>PLN</text:p>
          </table:table-cell>
          <table:table-cell office:value-type="date" office:date-value="2016-08-23">
            <text:p>23-08-2016</text:p>
          </table:table-cell>
          <table:table-cell table:number-columns-repeated="1004"/>
        </table:table-row>
        <table:table-row table:style-name="ro1">
          <table:table-cell office:value-type="string">
            <text:p>2200u/50</text:p>
          </table:table-cell>
          <table:table-cell table:style-name="ce1" office:value-type="string">
            <text:p>RD1H228M1635MBB</text:p>
          </table:table-cell>
          <table:table-cell office:value-type="string">
            <text:p>fi16x35pitch7.5</text:p>
          </table:table-cell>
          <table:table-cell office:value-type="string">
            <text:p>50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7.5x16x35</text:p>
          </table:table-cell>
          <table:table-cell table:style-name="ce1" table:number-columns-repeated="2"/>
          <table:table-cell table:style-name="ce1" office:value-type="string">
            <text:p>capacitor 2200uF/50V, 20%, fi 16, height 35mm, pitch 7.5mm</text:p>
          </table:table-cell>
          <table:table-cell office:value-type="string">
            <text:p>tme.pl</text:p>
          </table:table-cell>
          <table:table-cell office:value-type="string">
            <text:p>RD1H228M1635MBB</text:p>
          </table:table-cell>
          <table:table-cell office:value-type="string">
            <text:p>Samwha</text:p>
          </table:table-cell>
          <table:table-cell table:style-name="ce1" office:value-type="string">
            <text:p>RD1H228M1635MBB</text:p>
          </table:table-cell>
          <table:table-cell office:value-type="float" office:value="3.71">
            <text:p>3,7100</text:p>
          </table:table-cell>
          <table:table-cell office:value-type="string">
            <text:p>PLN</text:p>
          </table:table-cell>
          <table:table-cell office:value-type="date" office:date-value="2017-03-29">
            <text:p>29-03-2017</text:p>
          </table:table-cell>
          <table:table-cell table:number-columns-repeated="1004"/>
        </table:table-row>
        <table:table-row table:style-name="ro1">
          <table:table-cell office:value-type="string">
            <text:p>220n/100</text:p>
          </table:table-cell>
          <table:table-cell table:style-name="ce1" office:value-type="string">
            <text:p>C330C224K1R5TA</text:p>
          </table:table-cell>
          <table:table-cell office:value-type="string">
            <text:p>C203010</text:p>
          </table:table-cell>
          <table:table-cell office:value-type="string">
            <text:p>10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C203010</text:p>
          </table:table-cell>
          <table:table-cell table:style-name="ce1" table:number-columns-repeated="2"/>
          <table:table-cell table:style-name="ce1" office:value-type="string">
            <text:p>capacitor 220nF, 100V, X7R, 5.08mm pitch</text:p>
          </table:table-cell>
          <table:table-cell table:style-name="ce1" office:value-type="string">
            <text:p>tme.pl</text:p>
          </table:table-cell>
          <table:table-cell office:value-type="string">
            <text:p>C330C224K1R5TA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330C224K1R5TA</text:p>
          </table:table-cell>
          <table:table-cell office:value-type="float" office:value="2.99">
            <text:p>2,9900</text:p>
          </table:table-cell>
          <table:table-cell table:style-name="ce4" office:value-type="string">
            <text:p>PLN</text:p>
          </table:table-cell>
          <table:table-cell office:value-type="date" office:date-value="2013-11-07">
            <text:p>07-11-2013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220n/25</text:p>
          </table:table-cell>
          <table:table-cell table:style-name="ce1" office:value-type="string">
            <text:p>C0805C224K3RAC</text:p>
          </table:table-cell>
          <table:table-cell office:value-type="string">
            <text:p>0805</text:p>
          </table:table-cell>
          <table:table-cell office:value-type="string">
            <text:p>25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table:style-name="ce1" office:value-type="string">
            <text:p>capacitor 220nF/25V, 0805</text:p>
          </table:table-cell>
          <table:table-cell table:style-name="ce1" office:value-type="string">
            <text:p>tme.pl</text:p>
          </table:table-cell>
          <table:table-cell office:value-type="string">
            <text:p>C0805C224K3RAC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0805C224K3RAC</text:p>
          </table:table-cell>
          <table:table-cell office:value-type="float" office:value="0.092">
            <text:p>0,0920</text:p>
          </table:table-cell>
          <table:table-cell table:style-name="ce4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4"/>
        </table:table-row>
        <table:table-row table:style-name="ro1">
          <table:table-cell office:value-type="string">
            <text:p>220p/50</text:p>
          </table:table-cell>
          <table:table-cell table:style-name="ce1" office:value-type="string">
            <text:p>CL10B221KB8NNNC</text:p>
          </table:table-cell>
          <table:table-cell office:value-type="string">
            <text:p>0603</text:p>
          </table:table-cell>
          <table:table-cell office:value-type="string">
            <text:p>5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603-IPC</text:p>
          </table:table-cell>
          <table:table-cell table:style-name="ce1" office:value-type="string">
            <text:p>0805_0603</text:p>
          </table:table-cell>
          <table:table-cell table:style-name="ce1"/>
          <table:table-cell table:style-name="ce1" office:value-type="string">
            <text:p>Kondensator: ceramiczny; 220pF; 50V; X7R; ±10%; SMD; 0603; -55÷125°C</text:p>
          </table:table-cell>
          <table:table-cell office:value-type="string">
            <text:p>tme.pl</text:p>
          </table:table-cell>
          <table:table-cell office:value-type="string">
            <text:p>CL10B221KB8NNNC</text:p>
          </table:table-cell>
          <table:table-cell office:value-type="string">
            <text:p>Samsung</text:p>
          </table:table-cell>
          <table:table-cell table:style-name="ce1" office:value-type="string">
            <text:p>CL10B221KB8NNNC</text:p>
          </table:table-cell>
          <table:table-cell office:value-type="float" office:value="0.03">
            <text:p>0,0300</text:p>
          </table:table-cell>
          <table:table-cell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220u/35</text:p>
          </table:table-cell>
          <table:table-cell table:style-name="ce1" office:value-type="string">
            <text:p>VRF227M1VFT2TRS1</text:p>
          </table:table-cell>
          <table:table-cell office:value-type="string">
            <text:p>CELE</text:p>
          </table:table-cell>
          <table:table-cell office:value-type="string">
            <text:p>35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LE</text:p>
          </table:table-cell>
          <table:table-cell table:style-name="ce1" table:number-columns-repeated="2"/>
          <table:table-cell table:style-name="ce1" office:value-type="string">
            <text:p>capacitor 220uF, 6.3V, CELE (8x10.2)</text:p>
          </table:table-cell>
          <table:table-cell table:style-name="ce1" office:value-type="string">
            <text:p>tme.pl</text:p>
          </table:table-cell>
          <table:table-cell office:value-type="string">
            <text:p>VRF220/35</text:p>
          </table:table-cell>
          <table:table-cell table:style-name="ce1" office:value-type="string">
            <text:p>Samxon</text:p>
          </table:table-cell>
          <table:table-cell table:style-name="ce1" office:value-type="string">
            <text:p>VRF227M1VFT2TRS1</text:p>
          </table:table-cell>
          <table:table-cell office:value-type="float" office:value="0.99">
            <text:p>0,9900</text:p>
          </table:table-cell>
          <table:table-cell table:style-name="ce4" office:value-type="string">
            <text:p>PLN</text:p>
          </table:table-cell>
          <table:table-cell office:value-type="date" office:date-value="2009-10-06">
            <text:p>06-10-2009</text:p>
          </table:table-cell>
          <table:table-cell table:number-columns-repeated="1004"/>
        </table:table-row>
        <table:table-row table:style-name="ro1">
          <table:table-cell office:value-type="string">
            <text:p>220u/35NP</text:p>
          </table:table-cell>
          <table:table-cell table:style-name="ce1" office:value-type="string">
            <text:p>NP35V227M13X20</text:p>
          </table:table-cell>
          <table:table-cell office:value-type="string">
            <text:p>fi13x20mm</text:p>
          </table:table-cell>
          <table:table-cell office:value-type="string">
            <text:p>35V</text:p>
          </table:table-cell>
          <table:table-cell office:value-type="string">
            <text:p>2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C5X13X21</text:p>
          </table:table-cell>
          <table:table-cell table:style-name="ce1" table:number-columns-repeated="2"/>
          <table:table-cell table:style-name="ce1" office:value-type="string">
            <text:p>non-polarized capacitor 220uF., 35V, fi 13, height 20, pitch 5</text:p>
          </table:table-cell>
          <table:table-cell office:value-type="string">
            <text:p>farnell.com</text:p>
          </table:table-cell>
          <table:table-cell office:value-type="string">
            <text:p>1236674</text:p>
          </table:table-cell>
          <table:table-cell office:value-type="string">
            <text:p>MULTICOMP</text:p>
          </table:table-cell>
          <table:table-cell table:style-name="ce1" office:value-type="string">
            <text:p>MCNP35V227M13X20</text:p>
          </table:table-cell>
          <table:table-cell office:value-type="float" office:value="1.78">
            <text:p>1,7800</text:p>
          </table:table-cell>
          <table:table-cell office:value-type="string">
            <text:p>PLN</text:p>
          </table:table-cell>
          <table:table-cell office:value-type="date" office:date-value="2016-08-23">
            <text:p>23-08-2016</text:p>
          </table:table-cell>
          <table:table-cell table:number-columns-repeated="1004"/>
        </table:table-row>
        <table:table-row table:style-name="ro1">
          <table:table-cell office:value-type="string">
            <text:p>220u/63</text:p>
          </table:table-cell>
          <table:table-cell office:value-type="string">
            <text:p>220u/63V</text:p>
          </table:table-cell>
          <table:table-cell office:value-type="string">
            <text:p>5px10x20</text:p>
          </table:table-cell>
          <table:table-cell office:value-type="string">
            <text:p>63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50_100_200</text:p>
          </table:table-cell>
          <table:table-cell table:style-name="ce1" table:number-columns-repeated="2"/>
          <table:table-cell table:style-name="ce1" office:value-type="string">
            <text:p>capacitor 220uF, 63V, 5mm pitch, 10mm fi, 20mm height, low impedancje</text:p>
          </table:table-cell>
          <table:table-cell office:value-type="string">
            <text:p>euroelektronik.com.pl</text:p>
          </table:table-cell>
          <table:table-cell office:value-type="string">
            <text:p>220uF/63V &lt;10x20mm p=5mm&gt; Low imedance , 3000h , 105C , PANASONIC</text:p>
          </table:table-cell>
          <table:table-cell table:number-columns-repeated="2"/>
          <table:table-cell office:value-type="float" office:value="1.35">
            <text:p>1,3500</text:p>
          </table:table-cell>
          <table:table-cell office:value-type="string">
            <text:p>PLN</text:p>
          </table:table-cell>
          <table:table-cell office:value-type="date" office:date-value="2013-02-23">
            <text:p>23-02-2013</text:p>
          </table:table-cell>
          <table:table-cell table:number-columns-repeated="1004"/>
        </table:table-row>
        <table:table-row table:style-name="ro1">
          <table:table-cell office:value-type="string">
            <text:p>22n/400</text:p>
          </table:table-cell>
          <table:table-cell table:style-name="ce1" office:value-type="string">
            <text:p>MKP4G022203C00KSSD</text:p>
          </table:table-cell>
          <table:table-cell office:value-type="string">
            <text:p>C10x13x5x11</text:p>
          </table:table-cell>
          <table:table-cell office:value-type="string">
            <text:p>40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C10x13x5x11</text:p>
          </table:table-cell>
          <table:table-cell table:style-name="ce1" table:number-columns-repeated="2"/>
          <table:table-cell table:style-name="ce1" office:value-type="string">
            <text:p>Kondensator: polipropylenowy; 22nF; 400VDC; 10mm; ±10%; 4x9x13mm</text:p>
          </table:table-cell>
          <table:table-cell office:value-type="string">
            <text:p>tme.pl</text:p>
          </table:table-cell>
          <table:table-cell office:value-type="string">
            <text:p>MKP4-22N/400P10</text:p>
          </table:table-cell>
          <table:table-cell office:value-type="string">
            <text:p>WIMA</text:p>
          </table:table-cell>
          <table:table-cell office:value-type="string">
            <text:p>MKP4G022203C00KSSD</text:p>
          </table:table-cell>
          <table:table-cell office:value-type="float" office:value="0.6032">
            <text:p>0,6032</text:p>
          </table:table-cell>
          <table:table-cell office:value-type="string">
            <text:p>PLN</text:p>
          </table:table-cell>
          <table:table-cell office:value-type="date" office:date-value="2015-05-07">
            <text:p>07-05-2015</text:p>
          </table:table-cell>
          <table:table-cell table:number-columns-repeated="1004"/>
        </table:table-row>
        <table:table-row table:style-name="ro1">
          <table:table-cell office:value-type="string">
            <text:p>22n/50</text:p>
          </table:table-cell>
          <table:table-cell table:style-name="ce1" office:value-type="string">
            <text:p>CL10B223KB8NNNC</text:p>
          </table:table-cell>
          <table:table-cell office:value-type="string">
            <text:p>0603</text:p>
          </table:table-cell>
          <table:table-cell office:value-type="string">
            <text:p>5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603-IPC</text:p>
          </table:table-cell>
          <table:table-cell table:style-name="ce1" office:value-type="string">
            <text:p>0805_0603</text:p>
          </table:table-cell>
          <table:table-cell table:style-name="ce1"/>
          <table:table-cell table:style-name="ce1" office:value-type="string">
            <text:p>Kondensator: ceramiczny; 22nF; 50V; X7R; ±10%; SMD; 0603; -55÷125°C</text:p>
          </table:table-cell>
          <table:table-cell office:value-type="string">
            <text:p>tme.pl</text:p>
          </table:table-cell>
          <table:table-cell office:value-type="string">
            <text:p>CL10B223KB8NNNC</text:p>
          </table:table-cell>
          <table:table-cell office:value-type="string">
            <text:p>Samsung</text:p>
          </table:table-cell>
          <table:table-cell table:style-name="ce1" office:value-type="string">
            <text:p>CL10B223KB8NNNC</text:p>
          </table:table-cell>
          <table:table-cell office:value-type="float" office:value="0.03">
            <text:p>0,0300</text:p>
          </table:table-cell>
          <table:table-cell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04"/>
        </table:table-row>
        <table:table-row table:style-name="ro1">
          <table:table-cell office:value-type="string">
            <text:p>22n/630</text:p>
          </table:table-cell>
          <table:table-cell table:style-name="ce1" office:value-type="string">
            <text:p>MKP1J022203F00KI00</text:p>
          </table:table-cell>
          <table:table-cell office:value-type="string">
            <text:p>C10x13x5x11</text:p>
          </table:table-cell>
          <table:table-cell office:value-type="string">
            <text:p>40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C10x13x5x11</text:p>
          </table:table-cell>
          <table:table-cell table:style-name="ce1" table:number-columns-repeated="2"/>
          <table:table-cell table:style-name="ce1" office:value-type="string">
            <text:p>Kondensator: polipropylenowy; 22nF; 630VDC; 10mm; ±10%; 5x11x13mm</text:p>
          </table:table-cell>
          <table:table-cell office:value-type="string">
            <text:p>tme.pl</text:p>
          </table:table-cell>
          <table:table-cell office:value-type="string">
            <text:p>MKP10-22N/630-R</text:p>
          </table:table-cell>
          <table:table-cell office:value-type="string">
            <text:p>WIMA</text:p>
          </table:table-cell>
          <table:table-cell table:style-name="ce1" office:value-type="string">
            <text:p>MKP1J022203F00KI00</text:p>
          </table:table-cell>
          <table:table-cell office:value-type="float" office:value="1.04875">
            <text:p>1,0488</text:p>
          </table:table-cell>
          <table:table-cell office:value-type="string">
            <text:p>PLN</text:p>
          </table:table-cell>
          <table:table-cell office:value-type="date" office:date-value="2016-08-11">
            <text:p>11-08-2016</text:p>
          </table:table-cell>
          <table:table-cell table:number-columns-repeated="1004"/>
        </table:table-row>
        <table:table-row table:style-name="ro1">
          <table:table-cell office:value-type="string">
            <text:p>22p/50</text:p>
          </table:table-cell>
          <table:table-cell table:style-name="ce1" office:value-type="string">
            <text:p>CC0603JRNPO9BN220</text:p>
          </table:table-cell>
          <table:table-cell office:value-type="string">
            <text:p>0603</text:p>
          </table:table-cell>
          <table:table-cell office:value-type="string">
            <text:p>50V</text:p>
          </table:table-cell>
          <table:table-cell office:value-type="string">
            <text:p>5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603-IPC</text:p>
          </table:table-cell>
          <table:table-cell table:style-name="ce1" office:value-type="string">
            <text:p>0805_0603</text:p>
          </table:table-cell>
          <table:table-cell table:style-name="ce1"/>
          <table:table-cell table:style-name="ce1" office:value-type="string">
            <text:p>Kondensator: ceramiczny; MLCC; 22pF; 50V; C0G; ±5%; SMD; 0603</text:p>
          </table:table-cell>
          <table:table-cell table:style-name="ce1" office:value-type="string">
            <text:p>tme.pl</text:p>
          </table:table-cell>
          <table:table-cell office:value-type="string">
            <text:p>CC0603JRNPO9220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CC0603JRNPO9BN220</text:p>
          </table:table-cell>
          <table:table-cell office:value-type="float" office:value="0.03">
            <text:p>0,0300</text:p>
          </table:table-cell>
          <table:table-cell table:style-name="ce4" office:value-type="string">
            <text:p>PLN</text:p>
          </table:table-cell>
          <table:table-cell office:value-type="date" office:date-value="2017-09-25">
            <text:p>25-09-201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22p/50</text:p>
          </table:table-cell>
          <table:table-cell table:style-name="ce1" office:value-type="string">
            <text:p>CL21C220JBANNNC</text:p>
          </table:table-cell>
          <table:table-cell office:value-type="string">
            <text:p>0805</text:p>
          </table:table-cell>
          <table:table-cell office:value-type="string">
            <text:p>50V</text:p>
          </table:table-cell>
          <table:table-cell office:value-type="string">
            <text:p>5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table:style-name="ce1" office:value-type="string">
            <text:p>capacitor 22pF, 50V, COG 5%, 805</text:p>
          </table:table-cell>
          <table:table-cell table:style-name="ce1" office:value-type="string">
            <text:p>tme.pl</text:p>
          </table:table-cell>
          <table:table-cell office:value-type="string">
            <text:p>CL21C220JBANNNC</text:p>
          </table:table-cell>
          <table:table-cell table:style-name="ce1" office:value-type="string">
            <text:p>Samsung</text:p>
          </table:table-cell>
          <table:table-cell table:style-name="ce1" office:value-type="string">
            <text:p>CL21C220JBANNNC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04"/>
        </table:table-row>
        <table:table-row table:style-name="ro1">
          <table:table-cell office:value-type="string">
            <text:p>22u/25</text:p>
          </table:table-cell>
          <table:table-cell office:value-type="string">
            <text:p>GRM32ER71E226KE15L</text:p>
          </table:table-cell>
          <table:table-cell office:value-type="string">
            <text:p>1210</text:p>
          </table:table-cell>
          <table:table-cell office:value-type="string">
            <text:p>25V</text:p>
          </table:table-cell>
          <table:table-cell office:value-type="string">
            <text:p>10%</text:p>
          </table:table-cell>
          <table:table-cell office:value-type="string">
            <text:p>C</text:p>
          </table:table-cell>
          <table:table-cell office:value-type="float" office:value="1210">
            <text:p>1210</text:p>
          </table:table-cell>
          <table:table-cell table:number-columns-repeated="2"/>
          <table:table-cell office:value-type="string">
            <text:p>Ceramiczny kondensator wielowarstw. SMD, 1210 [jedn. metryczne: 3225], 22 µF, 25 V, ± 10%, X7R</text:p>
          </table:table-cell>
          <table:table-cell office:value-type="string">
            <text:p>farnell.com</text:p>
          </table:table-cell>
          <table:table-cell office:value-type="string">
            <text:p>1797019</text:p>
          </table:table-cell>
          <table:table-cell office:value-type="string">
            <text:p>Murata</text:p>
          </table:table-cell>
          <table:table-cell office:value-type="string">
            <text:p>GRM32ER71E226KE15L</text:p>
          </table:table-cell>
          <table:table-cell office:value-type="float" office:value="6.1">
            <text:p>6,1000</text:p>
          </table:table-cell>
          <table:table-cell office:value-type="string">
            <text:p>PLN</text:p>
          </table:table-cell>
          <table:table-cell office:value-type="date" office:date-value="2016-12-14">
            <text:p>14-12-2016</text:p>
          </table:table-cell>
          <table:table-cell table:number-columns-repeated="1004"/>
        </table:table-row>
        <table:table-row table:style-name="ro1">
          <table:table-cell office:value-type="string">
            <text:p>22u/6.3</text:p>
          </table:table-cell>
          <table:table-cell table:style-name="ce1" office:value-type="string">
            <text:p>GRM31CR70J226KE19L</text:p>
          </table:table-cell>
          <table:table-cell office:value-type="string">
            <text:p>1206</text:p>
          </table:table-cell>
          <table:table-cell office:value-type="string">
            <text:p>6.3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1206-IPC</text:p>
          </table:table-cell>
          <table:table-cell table:style-name="ce1" table:number-columns-repeated="2"/>
          <table:table-cell table:style-name="ce1" office:value-type="string">
            <text:p>capacitor 22u/6.3V, 1206</text:p>
          </table:table-cell>
          <table:table-cell table:style-name="ce1" office:value-type="string">
            <text:p>farnell.com</text:p>
          </table:table-cell>
          <table:table-cell office:value-type="string">
            <text:p>1845771</text:p>
          </table:table-cell>
          <table:table-cell table:style-name="ce1" office:value-type="string">
            <text:p>Murata</text:p>
          </table:table-cell>
          <table:table-cell table:style-name="ce1" office:value-type="string">
            <text:p>GRM31CR70J226KE19L</text:p>
          </table:table-cell>
          <table:table-cell office:value-type="float" office:value="2.34">
            <text:p>2,3400</text:p>
          </table:table-cell>
          <table:table-cell table:style-name="ce4" office:value-type="string">
            <text:p>PLN</text:p>
          </table:table-cell>
          <table:table-cell office:value-type="date" office:date-value="2012-08-02">
            <text:p>02-08-2012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2n2/300VAC(Y2)</text:p>
          </table:table-cell>
          <table:table-cell table:style-name="ce1" office:value-type="string">
            <text:p>CY2V 2N2</text:p>
          </table:table-cell>
          <table:table-cell office:value-type="string">
            <text:p>C7M5_FI8MM</text:p>
          </table:table-cell>
          <table:table-cell office:value-type="string">
            <text:p>300VAC</text:p>
          </table:table-cell>
          <table:table-cell office:value-type="string">
            <text:p>2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C7M5_FI8M</text:p>
          </table:table-cell>
          <table:table-cell table:style-name="ce1" table:number-columns-repeated="2"/>
          <table:table-cell table:style-name="ce1" office:value-type="string">
            <text:p>capacitor 2.2nF/300VAC</text:p>
          </table:table-cell>
          <table:table-cell table:style-name="ce1" office:value-type="string">
            <text:p>tme.pl</text:p>
          </table:table-cell>
          <table:table-cell office:value-type="string">
            <text:p>CY2V-2N2</text:p>
          </table:table-cell>
          <table:table-cell table:style-name="ce1" table:number-columns-repeated="2"/>
          <table:table-cell office:value-type="float" office:value="0.39">
            <text:p>0,3900</text:p>
          </table:table-cell>
          <table:table-cell table:style-name="ce4" office:value-type="string">
            <text:p>PLN</text:p>
          </table:table-cell>
          <table:table-cell office:value-type="date" office:date-value="2014-01-15">
            <text:p>15-01-2014</text:p>
          </table:table-cell>
          <table:table-cell table:number-columns-repeated="1004"/>
        </table:table-row>
        <table:table-row table:style-name="ro1">
          <table:table-cell office:value-type="string">
            <text:p>2n2/50</text:p>
          </table:table-cell>
          <table:table-cell table:style-name="ce1" office:value-type="string">
            <text:p>C0805C222K5RAC</text:p>
          </table:table-cell>
          <table:table-cell office:value-type="string">
            <text:p>0805</text:p>
          </table:table-cell>
          <table:table-cell office:value-type="string">
            <text:p>5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table:style-name="ce1" office:value-type="string">
            <text:p>capacitor 2.2nF,50V, X7R, 0805</text:p>
          </table:table-cell>
          <table:table-cell office:value-type="string">
            <text:p>tme.pl</text:p>
          </table:table-cell>
          <table:table-cell office:value-type="string">
            <text:p>C0805C222K5RAC</text:p>
          </table:table-cell>
          <table:table-cell office:value-type="string">
            <text:p>KEMET</text:p>
          </table:table-cell>
          <table:table-cell table:style-name="ce1" office:value-type="string">
            <text:p>C0805C222K5RAC</text:p>
          </table:table-cell>
          <table:table-cell office:value-type="float" office:value="0.049">
            <text:p>0,0490</text:p>
          </table:table-cell>
          <table:table-cell office:value-type="string">
            <text:p>PLN</text:p>
          </table:table-cell>
          <table:table-cell office:value-type="date" office:date-value="2012-12-02">
            <text:p>02-12-2012</text:p>
          </table:table-cell>
          <table:table-cell table:number-columns-repeated="1004"/>
        </table:table-row>
        <table:table-row table:style-name="ro1">
          <table:table-cell office:value-type="string">
            <text:p>2u2/10</text:p>
          </table:table-cell>
          <table:table-cell office:value-type="string">
            <text:p>CL10B225KP8NNNC</text:p>
          </table:table-cell>
          <table:table-cell office:value-type="string">
            <text:p>0603</text:p>
          </table:table-cell>
          <table:table-cell office:value-type="string">
            <text:p>10V</text:p>
          </table:table-cell>
          <table:table-cell office:value-type="string">
            <text:p>10%</text:p>
          </table:table-cell>
          <table:table-cell office:value-type="string">
            <text:p>C</text:p>
          </table:table-cell>
          <table:table-cell table:style-name="ce1" office:value-type="string">
            <text:p>0603-IPC</text:p>
          </table:table-cell>
          <table:table-cell table:style-name="ce1" office:value-type="string">
            <text:p>0805_0603</text:p>
          </table:table-cell>
          <table:table-cell/>
          <table:table-cell office:value-type="string">
            <text:p>Kondensator: ceramiczny; MLCC; 2,2uF; 10V; X7R; ±10%; SMD; 0603</text:p>
          </table:table-cell>
          <table:table-cell office:value-type="string">
            <text:p>tme.pl</text:p>
          </table:table-cell>
          <table:table-cell office:value-type="string">
            <text:p>CL10B225KP8NNNC</text:p>
          </table:table-cell>
          <table:table-cell office:value-type="string">
            <text:p>Samsung</text:p>
          </table:table-cell>
          <table:table-cell office:value-type="string">
            <text:p>CL10B225KP8NNNC</text:p>
          </table:table-cell>
          <table:table-cell office:value-type="float" office:value="0.07587">
            <text:p>0,0759</text:p>
          </table:table-cell>
          <table:table-cell office:value-type="string">
            <text:p>PLN</text:p>
          </table:table-cell>
          <table:table-cell office:value-type="date" office:date-value="2016-04-03">
            <text:p>03-04-2016</text:p>
          </table:table-cell>
          <table:table-cell table:number-columns-repeated="1004"/>
        </table:table-row>
        <table:table-row table:style-name="ro1">
          <table:table-cell office:value-type="string">
            <text:p>2u2/100</text:p>
          </table:table-cell>
          <table:table-cell table:style-name="ce1" office:value-type="string">
            <text:p>C3225X7R2A225K230AB</text:p>
          </table:table-cell>
          <table:table-cell office:value-type="string">
            <text:p>1210</text:p>
          </table:table-cell>
          <table:table-cell office:value-type="string">
            <text:p>10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1210</text:p>
          </table:table-cell>
          <table:table-cell table:style-name="ce1" table:number-columns-repeated="2"/>
          <table:table-cell table:style-name="ce1" office:value-type="string">
            <text:p>KONDENSATOR, 2,2 UF, 100V, X7R, 1210 </text:p>
          </table:table-cell>
          <table:table-cell office:value-type="string">
            <text:p>farnell.com</text:p>
          </table:table-cell>
          <table:table-cell office:value-type="string">
            <text:p>2112727</text:p>
          </table:table-cell>
          <table:table-cell office:value-type="string">
            <text:p>TDK</text:p>
          </table:table-cell>
          <table:table-cell table:style-name="ce1" office:value-type="string">
            <text:p>C3225X7R2A225K230AB</text:p>
          </table:table-cell>
          <table:table-cell office:value-type="float" office:value="2.02">
            <text:p>2,0200</text:p>
          </table:table-cell>
          <table:table-cell office:value-type="string">
            <text:p>PLN</text:p>
          </table:table-cell>
          <table:table-cell office:value-type="date" office:date-value="2013-09-03">
            <text:p>03-09-2013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2u2/16</text:p>
          </table:table-cell>
          <table:table-cell table:style-name="ce1" office:value-type="string">
            <text:p>C1206C225K4RAC</text:p>
          </table:table-cell>
          <table:table-cell office:value-type="string">
            <text:p>1206</text:p>
          </table:table-cell>
          <table:table-cell office:value-type="string">
            <text:p>16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1206-IPC</text:p>
          </table:table-cell>
          <table:table-cell table:style-name="ce1" table:number-columns-repeated="2"/>
          <table:table-cell table:style-name="ce1" office:value-type="string">
            <text:p>capacitor 2.2uF/16V</text:p>
          </table:table-cell>
          <table:table-cell table:style-name="ce1" office:value-type="string">
            <text:p>tme.pl</text:p>
          </table:table-cell>
          <table:table-cell office:value-type="string">
            <text:p>C1206C225K4RAC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1206C225K4RAC</text:p>
          </table:table-cell>
          <table:table-cell office:value-type="float" office:value="0.19">
            <text:p>0,1900</text:p>
          </table:table-cell>
          <table:table-cell table:style-name="ce4" office:value-type="string">
            <text:p>PLN</text:p>
          </table:table-cell>
          <table:table-cell office:value-type="date" office:date-value="2013-10-12">
            <text:p>12-10-2013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2u2/25</text:p>
          </table:table-cell>
          <table:table-cell table:style-name="ce1" office:value-type="string">
            <text:p>CL21B225KAFNNNG</text:p>
          </table:table-cell>
          <table:table-cell office:value-type="string">
            <text:p>0805</text:p>
          </table:table-cell>
          <table:table-cell office:value-type="string">
            <text:p>25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table:style-name="ce1" office:value-type="string">
            <text:p>Kondensator: ceramiczny; 2,2uF; 25V; X7R; ±10%; SMD; 0805</text:p>
          </table:table-cell>
          <table:table-cell table:style-name="ce1" office:value-type="string">
            <text:p>tme.pl</text:p>
          </table:table-cell>
          <table:table-cell office:value-type="string">
            <text:p>CL21B225KAFNNNG</text:p>
          </table:table-cell>
          <table:table-cell table:style-name="ce1" office:value-type="string">
            <text:p>Samsung</text:p>
          </table:table-cell>
          <table:table-cell table:style-name="ce1" office:value-type="string">
            <text:p>CL21B225KAFNNNG</text:p>
          </table:table-cell>
          <table:table-cell office:value-type="float" office:value="0.15">
            <text:p>0,1500</text:p>
          </table:table-cell>
          <table:table-cell table:style-name="ce4" office:value-type="string">
            <text:p>PLN</text:p>
          </table:table-cell>
          <table:table-cell office:value-type="date" office:date-value="2017-03-17">
            <text:p>17-03-201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2u2/25</text:p>
          </table:table-cell>
          <table:table-cell table:style-name="ce1" office:value-type="string">
            <text:p>GRM21BR71E225KE11L</text:p>
          </table:table-cell>
          <table:table-cell office:value-type="string">
            <text:p>0805</text:p>
          </table:table-cell>
          <table:table-cell office:value-type="string">
            <text:p>25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table:style-name="ce1" office:value-type="string">
            <text:p>Ceramiczny kondensator wielowarstw. SMD, 0805 [jedn. metryczne: 2012], 2.2 µF, 25 V, ± 10%, X7R</text:p>
          </table:table-cell>
          <table:table-cell table:style-name="ce1" office:value-type="string">
            <text:p>farnell.com</text:p>
          </table:table-cell>
          <table:table-cell office:value-type="string">
            <text:p>2688538</text:p>
          </table:table-cell>
          <table:table-cell table:style-name="ce1" office:value-type="string">
            <text:p>Murata</text:p>
          </table:table-cell>
          <table:table-cell table:style-name="ce1" office:value-type="string">
            <text:p>GRM21BR71E225KE11L</text:p>
          </table:table-cell>
          <table:table-cell office:value-type="float" office:value="0.4">
            <text:p>0,4000</text:p>
          </table:table-cell>
          <table:table-cell table:style-name="ce4" office:value-type="string">
            <text:p>PLN</text:p>
          </table:table-cell>
          <table:table-cell office:value-type="date" office:date-value="2017-04-12">
            <text:p>12-04-2017</text:p>
          </table:table-cell>
          <table:table-cell table:number-columns-repeated="1004"/>
        </table:table-row>
        <table:table-row table:style-name="ro1">
          <table:table-cell office:value-type="string">
            <text:p>2u2/50</text:p>
          </table:table-cell>
          <table:table-cell table:style-name="ce1" office:value-type="string">
            <text:p>CL31B225KBHNNNE</text:p>
          </table:table-cell>
          <table:table-cell office:value-type="string">
            <text:p>1206</text:p>
          </table:table-cell>
          <table:table-cell office:value-type="string">
            <text:p>5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1206-IPC</text:p>
          </table:table-cell>
          <table:table-cell table:style-name="ce1" office:value-type="string">
            <text:p>1206_0805</text:p>
          </table:table-cell>
          <table:table-cell table:style-name="ce1"/>
          <table:table-cell table:style-name="ce1" office:value-type="string">
            <text:p>capacitor 2.2uF, 50V, X7R, 10%, 1206</text:p>
          </table:table-cell>
          <table:table-cell office:value-type="string">
            <text:p>tme.pl</text:p>
          </table:table-cell>
          <table:table-cell office:value-type="string">
            <text:p>CL31B225KBHNNNE</text:p>
          </table:table-cell>
          <table:table-cell office:value-type="string">
            <text:p>Samsung</text:p>
          </table:table-cell>
          <table:table-cell table:style-name="ce1" office:value-type="string">
            <text:p>CL31B225KBHNNNE</text:p>
          </table:table-cell>
          <table:table-cell office:value-type="float" office:value="0.32">
            <text:p>0,3200</text:p>
          </table:table-cell>
          <table:table-cell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330n/16</text:p>
          </table:table-cell>
          <table:table-cell table:style-name="ce1" office:value-type="string">
            <text:p>C0805C334K4RAC</text:p>
          </table:table-cell>
          <table:table-cell office:value-type="string">
            <text:p>0805</text:p>
          </table:table-cell>
          <table:table-cell office:value-type="string">
            <text:p>16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table:style-name="ce1" office:value-type="string">
            <text:p>capacitor 330nF/16V, 10%, 0805</text:p>
          </table:table-cell>
          <table:table-cell table:style-name="ce1" office:value-type="string">
            <text:p>tme.pl</text:p>
          </table:table-cell>
          <table:table-cell office:value-type="string">
            <text:p>C0805C334K4RAC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0805C334K4RAC</text:p>
          </table:table-cell>
          <table:table-cell office:value-type="float" office:value="0.11">
            <text:p>0,1100</text:p>
          </table:table-cell>
          <table:table-cell table:style-name="ce4" office:value-type="string">
            <text:p>PLN</text:p>
          </table:table-cell>
          <table:table-cell office:value-type="date" office:date-value="2011-11-28">
            <text:p>28-11-2011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330u/6.3</text:p>
          </table:table-cell>
          <table:table-cell table:style-name="ce1" office:value-type="string">
            <text:p>TC-330/6.3-SMDD</text:p>
          </table:table-cell>
          <table:table-cell office:value-type="string">
            <text:p>CEL7343-43</text:p>
          </table:table-cell>
          <table:table-cell office:value-type="string">
            <text:p>6.3V</text:p>
          </table:table-cell>
          <table:table-cell office:value-type="string">
            <text:p>1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L7343-43</text:p>
          </table:table-cell>
          <table:table-cell table:style-name="ce1" table:number-columns-repeated="2"/>
          <table:table-cell table:style-name="ce1" office:value-type="string">
            <text:p>capacitor 330uF, 6.3V, size E</text:p>
          </table:table-cell>
          <table:table-cell table:style-name="ce1" office:value-type="string">
            <text:p>tme.pl</text:p>
          </table:table-cell>
          <table:table-cell office:value-type="string">
            <text:p>TC-330/6.3-SMDD</text:p>
          </table:table-cell>
          <table:table-cell table:style-name="ce1" table:number-columns-repeated="2"/>
          <table:table-cell office:value-type="float" office:value="3.33">
            <text:p>3,3300</text:p>
          </table:table-cell>
          <table:table-cell table:style-name="ce4" office:value-type="string">
            <text:p>PLN</text:p>
          </table:table-cell>
          <table:table-cell office:value-type="date" office:date-value="2016-02-11">
            <text:p>11-02-2016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330u/6.3</text:p>
          </table:table-cell>
          <table:table-cell table:style-name="ce1" office:value-type="string">
            <text:p>TPSE337K006R010</text:p>
          </table:table-cell>
          <table:table-cell office:value-type="string">
            <text:p>CEL7343-43</text:p>
          </table:table-cell>
          <table:table-cell office:value-type="string">
            <text:p>6.3V</text:p>
          </table:table-cell>
          <table:table-cell office:value-type="string">
            <text:p>1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L7343-43</text:p>
          </table:table-cell>
          <table:table-cell table:style-name="ce1" table:number-columns-repeated="2"/>
          <table:table-cell table:style-name="ce1" office:value-type="string">
            <text:p>capacitor 330uF, 6.3V, size E</text:p>
          </table:table-cell>
          <table:table-cell table:style-name="ce1" office:value-type="string">
            <text:p>tme.pl</text:p>
          </table:table-cell>
          <table:table-cell office:value-type="string">
            <text:p>TPSE337K006R010</text:p>
          </table:table-cell>
          <table:table-cell table:style-name="ce1" office:value-type="string">
            <text:p>AVX</text:p>
          </table:table-cell>
          <table:table-cell table:style-name="ce1" office:value-type="string">
            <text:p>TPSE337K006R010</text:p>
          </table:table-cell>
          <table:table-cell office:value-type="float" office:value="2.95">
            <text:p>2,9500</text:p>
          </table:table-cell>
          <table:table-cell table:style-name="ce4" office:value-type="string">
            <text:p>PLN</text:p>
          </table:table-cell>
          <table:table-cell office:value-type="date" office:date-value="2014-02-27">
            <text:p>27-02-2014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33n/50</text:p>
          </table:table-cell>
          <table:table-cell table:style-name="ce1" office:value-type="string">
            <text:p>08055C333KAT2A</text:p>
          </table:table-cell>
          <table:table-cell office:value-type="string">
            <text:p>0805</text:p>
          </table:table-cell>
          <table:table-cell office:value-type="string">
            <text:p>5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table:style-name="ce1" office:value-type="string">
            <text:p>capacitor 33nF, 50V, 0805, 10%</text:p>
          </table:table-cell>
          <table:table-cell table:style-name="ce1" office:value-type="string">
            <text:p>tme.pl</text:p>
          </table:table-cell>
          <table:table-cell office:value-type="string">
            <text:p>08055c333KAT2A</text:p>
          </table:table-cell>
          <table:table-cell table:style-name="ce1" office:value-type="string">
            <text:p>AVX</text:p>
          </table:table-cell>
          <table:table-cell table:style-name="ce1" office:value-type="string">
            <text:p>08055c333KAT2A</text:p>
          </table:table-cell>
          <table:table-cell office:value-type="float" office:value="0.059">
            <text:p>0,0590</text:p>
          </table:table-cell>
          <table:table-cell table:style-name="ce4" office:value-type="string">
            <text:p>PLN</text:p>
          </table:table-cell>
          <table:table-cell office:value-type="date" office:date-value="2016-08-23">
            <text:p>23-08-2016</text:p>
          </table:table-cell>
          <table:table-cell table:number-columns-repeated="1004"/>
        </table:table-row>
        <table:table-row table:style-name="ro1">
          <table:table-cell office:value-type="string">
            <text:p>33p/50</text:p>
          </table:table-cell>
          <table:table-cell table:style-name="ce1" office:value-type="string">
            <text:p>CL10C330JB8NNNC</text:p>
          </table:table-cell>
          <table:table-cell office:value-type="string">
            <text:p>0603</text:p>
          </table:table-cell>
          <table:table-cell office:value-type="string">
            <text:p>50V</text:p>
          </table:table-cell>
          <table:table-cell office:value-type="string">
            <text:p>5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603-IPC</text:p>
          </table:table-cell>
          <table:table-cell table:style-name="ce1" office:value-type="string">
            <text:p>0805_0603</text:p>
          </table:table-cell>
          <table:table-cell table:style-name="ce1"/>
          <table:table-cell table:style-name="ce1" office:value-type="string">
            <text:p>capacitor 33pF, 50V, 5%, 0603</text:p>
          </table:table-cell>
          <table:table-cell table:style-name="ce1" office:value-type="string">
            <text:p>tme.pl</text:p>
          </table:table-cell>
          <table:table-cell office:value-type="string">
            <text:p>CL10C330JB8NNNC</text:p>
          </table:table-cell>
          <table:table-cell table:style-name="ce1" office:value-type="string">
            <text:p>Samsung</text:p>
          </table:table-cell>
          <table:table-cell table:style-name="ce1" office:value-type="string">
            <text:p>CL10C330JB8NNNC</text:p>
          </table:table-cell>
          <table:table-cell office:value-type="float" office:value="0.0199">
            <text:p>0,0199</text:p>
          </table:table-cell>
          <table:table-cell table:style-name="ce4" office:value-type="string">
            <text:p>PLN</text:p>
          </table:table-cell>
          <table:table-cell office:value-type="date" office:date-value="2012-02-08">
            <text:p>08-02-2012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33p/50</text:p>
          </table:table-cell>
          <table:table-cell table:style-name="ce1" office:value-type="string">
            <text:p>C0805C330J5GAC</text:p>
          </table:table-cell>
          <table:table-cell office:value-type="string">
            <text:p>0805</text:p>
          </table:table-cell>
          <table:table-cell office:value-type="string">
            <text:p>50V</text:p>
          </table:table-cell>
          <table:table-cell office:value-type="string">
            <text:p>5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table:style-name="ce1" office:value-type="string">
            <text:p>capacitor 33pF, 50V, 5%, 0805</text:p>
          </table:table-cell>
          <table:table-cell table:style-name="ce1" office:value-type="string">
            <text:p>tme.pl</text:p>
          </table:table-cell>
          <table:table-cell office:value-type="string">
            <text:p>C0805C330J5GAC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0805C330J5GAC</text:p>
          </table:table-cell>
          <table:table-cell office:value-type="float" office:value="0.037">
            <text:p>0,0370</text:p>
          </table:table-cell>
          <table:table-cell table:style-name="ce4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33u/35</text:p>
          </table:table-cell>
          <table:table-cell table:style-name="ce1" office:value-type="string">
            <text:p>TAJD336K035R</text:p>
          </table:table-cell>
          <table:table-cell office:value-type="string">
            <text:p>CEL7343-31</text:p>
          </table:table-cell>
          <table:table-cell office:value-type="string">
            <text:p>35V</text:p>
          </table:table-cell>
          <table:table-cell office:value-type="string">
            <text:p>1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L7343-31</text:p>
          </table:table-cell>
          <table:table-cell table:style-name="ce1" table:number-columns-repeated="2"/>
          <table:table-cell table:style-name="ce1" office:value-type="string">
            <text:p>capacitor 33uF, 35V, size D</text:p>
          </table:table-cell>
          <table:table-cell table:style-name="ce1" office:value-type="string">
            <text:p>tme.pl</text:p>
          </table:table-cell>
          <table:table-cell office:value-type="string">
            <text:p>TAJD336K035R</text:p>
          </table:table-cell>
          <table:table-cell table:style-name="ce1" office:value-type="string">
            <text:p>AVX</text:p>
          </table:table-cell>
          <table:table-cell table:style-name="ce1" office:value-type="string">
            <text:p>TAJD336K035R</text:p>
          </table:table-cell>
          <table:table-cell office:value-type="float" office:value="3.7">
            <text:p>3,7000</text:p>
          </table:table-cell>
          <table:table-cell table:style-name="ce4" office:value-type="string">
            <text:p>PLN</text:p>
          </table:table-cell>
          <table:table-cell office:value-type="date" office:date-value="2017-01-15">
            <text:p>15-01-201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39pF/50</text:p>
          </table:table-cell>
          <table:table-cell table:style-name="ce1" office:value-type="string">
            <text:p>CL21C390JBANNNC</text:p>
          </table:table-cell>
          <table:table-cell office:value-type="string">
            <text:p>0805</text:p>
          </table:table-cell>
          <table:table-cell office:value-type="string">
            <text:p>50V</text:p>
          </table:table-cell>
          <table:table-cell office:value-type="string">
            <text:p>5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table:style-name="ce1" office:value-type="string">
            <text:p>capacitor ceramic SMD 39pF 0805 50V COG 5%</text:p>
          </table:table-cell>
          <table:table-cell table:style-name="ce1" office:value-type="string">
            <text:p>tme.pl</text:p>
          </table:table-cell>
          <table:table-cell office:value-type="string">
            <text:p>CL21C390JBANNNC</text:p>
          </table:table-cell>
          <table:table-cell table:style-name="ce1" office:value-type="string">
            <text:p>Samsung</text:p>
          </table:table-cell>
          <table:table-cell table:style-name="ce1" office:value-type="string">
            <text:p>CL21C390JBANNNC</text:p>
          </table:table-cell>
          <table:table-cell office:value-type="float" office:value="0.035">
            <text:p>0,0350</text:p>
          </table:table-cell>
          <table:table-cell table:style-name="ce4" office:value-type="string">
            <text:p>PLN</text:p>
          </table:table-cell>
          <table:table-cell office:value-type="date" office:date-value="2015-11-20">
            <text:p>20-11-2015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4700u/25</text:p>
          </table:table-cell>
          <table:table-cell table:style-name="ce1" office:value-type="string">
            <text:p>SD1E478M1631MBB</text:p>
          </table:table-cell>
          <table:table-cell office:value-type="string">
            <text:p>16x31</text:p>
          </table:table-cell>
          <table:table-cell office:value-type="string">
            <text:p>25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7.5x16x31</text:p>
          </table:table-cell>
          <table:table-cell table:style-name="ce1" table:number-columns-repeated="2"/>
          <table:table-cell table:style-name="ce1" office:value-type="string">
            <text:p>capacitor electrolythic 4700u, 25V, 16x31mm, 7.5mm</text:p>
          </table:table-cell>
          <table:table-cell table:style-name="ce1" office:value-type="string">
            <text:p>tme.pl</text:p>
          </table:table-cell>
          <table:table-cell office:value-type="string">
            <text:p>SD1E478M1631MBB</text:p>
          </table:table-cell>
          <table:table-cell table:style-name="ce1" office:value-type="string">
            <text:p>SAMHA</text:p>
          </table:table-cell>
          <table:table-cell table:style-name="ce1" office:value-type="string">
            <text:p>SD1E478M1631MBB</text:p>
          </table:table-cell>
          <table:table-cell office:value-type="float" office:value="2.21">
            <text:p>2,2100</text:p>
          </table:table-cell>
          <table:table-cell table:style-name="ce4" office:value-type="string">
            <text:p>PLN</text:p>
          </table:table-cell>
          <table:table-cell office:value-type="date" office:date-value="2016-08-23">
            <text:p>23-08-2016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4700u/25</text:p>
          </table:table-cell>
          <table:table-cell table:style-name="ce1" office:value-type="string">
            <text:p>RD1E478M1631MBB</text:p>
          </table:table-cell>
          <table:table-cell office:value-type="string">
            <text:p>16x31</text:p>
          </table:table-cell>
          <table:table-cell office:value-type="string">
            <text:p>25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7.5x16x31</text:p>
          </table:table-cell>
          <table:table-cell table:style-name="ce1" table:number-columns-repeated="2"/>
          <table:table-cell table:style-name="ce1" office:value-type="string">
            <text:p>Kondensator: elektrolityczny; THT; 4700uF; 25V; Ø16x31,5mm; ±20%</text:p>
          </table:table-cell>
          <table:table-cell table:style-name="ce1" office:value-type="string">
            <text:p>tme.pl</text:p>
          </table:table-cell>
          <table:table-cell office:value-type="string">
            <text:p>RD1E478M1631MBB</text:p>
          </table:table-cell>
          <table:table-cell table:style-name="ce1" office:value-type="string">
            <text:p>SAMHA</text:p>
          </table:table-cell>
          <table:table-cell table:style-name="ce1" office:value-type="string">
            <text:p>RD1E478M1631MBB</text:p>
          </table:table-cell>
          <table:table-cell office:value-type="float" office:value="3.1">
            <text:p>3,1000</text:p>
          </table:table-cell>
          <table:table-cell table:style-name="ce4" office:value-type="string">
            <text:p>PLN</text:p>
          </table:table-cell>
          <table:table-cell office:value-type="date" office:date-value="2017-03-30">
            <text:p>30-03-201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4700u/35</text:p>
          </table:table-cell>
          <table:table-cell table:style-name="ce1" office:value-type="string">
            <text:p>SD1V478M1835MBB</text:p>
          </table:table-cell>
          <table:table-cell office:value-type="string">
            <text:p>18x35</text:p>
          </table:table-cell>
          <table:table-cell office:value-type="string">
            <text:p>35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75_180_350</text:p>
          </table:table-cell>
          <table:table-cell table:style-name="ce1" table:number-columns-repeated="2"/>
          <table:table-cell table:style-name="ce1" office:value-type="string">
            <text:p>capacitor electrolythic 4700u, 35V, 18x35mm, 7.5mm</text:p>
          </table:table-cell>
          <table:table-cell table:style-name="ce1" office:value-type="string">
            <text:p>tme.pl</text:p>
          </table:table-cell>
          <table:table-cell office:value-type="string">
            <text:p>SD1V478M1835MBB</text:p>
          </table:table-cell>
          <table:table-cell table:style-name="ce1" office:value-type="string">
            <text:p>SAMHA</text:p>
          </table:table-cell>
          <table:table-cell table:style-name="ce1" office:value-type="string">
            <text:p>SD1V478M1835MBB</text:p>
          </table:table-cell>
          <table:table-cell office:value-type="float" office:value="2.89365">
            <text:p>2,8937</text:p>
          </table:table-cell>
          <table:table-cell table:style-name="ce4" office:value-type="string">
            <text:p>PLN</text:p>
          </table:table-cell>
          <table:table-cell office:value-type="date" office:date-value="2016-08-11">
            <text:p>11-08-2016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4700u/35</text:p>
          </table:table-cell>
          <table:table-cell table:style-name="ce1" office:value-type="string">
            <text:p>KM4700/35</text:p>
          </table:table-cell>
          <table:table-cell office:value-type="string">
            <text:p>18x35</text:p>
          </table:table-cell>
          <table:table-cell office:value-type="string">
            <text:p>35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75_180_350</text:p>
          </table:table-cell>
          <table:table-cell table:style-name="ce1" table:number-columns-repeated="2"/>
          <table:table-cell table:style-name="ce1" office:value-type="string">
            <text:p>Kondensator: elektrolityczny; THT; 4700uF; 35V; Ø18x35mm; ±20%</text:p>
          </table:table-cell>
          <table:table-cell table:style-name="ce1" office:value-type="string">
            <text:p>tme.pl</text:p>
          </table:table-cell>
          <table:table-cell office:value-type="string">
            <text:p>KM4700/35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KM4700/35</text:p>
          </table:table-cell>
          <table:table-cell office:value-type="float" office:value="3.7689">
            <text:p>3,7689</text:p>
          </table:table-cell>
          <table:table-cell table:style-name="ce4" office:value-type="string">
            <text:p>PLN</text:p>
          </table:table-cell>
          <table:table-cell office:value-type="date" office:date-value="2016-08-25">
            <text:p>25-08-2016</text:p>
          </table:table-cell>
          <table:table-cell table:number-columns-repeated="1004"/>
        </table:table-row>
        <table:table-row table:style-name="ro1">
          <table:table-cell office:value-type="string">
            <text:p>470n/100</text:p>
          </table:table-cell>
          <table:table-cell table:style-name="ce1" office:value-type="string">
            <text:p>C330C474K1R5TA</text:p>
          </table:table-cell>
          <table:table-cell office:value-type="string">
            <text:p>C203010</text:p>
          </table:table-cell>
          <table:table-cell office:value-type="string">
            <text:p>10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C203010</text:p>
          </table:table-cell>
          <table:table-cell table:style-name="ce1" table:number-columns-repeated="2"/>
          <table:table-cell table:style-name="ce1" office:value-type="string">
            <text:p>capacitor 470nF, 100V, X7R, 5.08mm pitch</text:p>
          </table:table-cell>
          <table:table-cell table:style-name="ce1" office:value-type="string">
            <text:p>tme.pl</text:p>
          </table:table-cell>
          <table:table-cell office:value-type="string">
            <text:p>C330C474K1R5TA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330C474K1R5TA</text:p>
          </table:table-cell>
          <table:table-cell office:value-type="float" office:value="3.93">
            <text:p>3,9300</text:p>
          </table:table-cell>
          <table:table-cell table:style-name="ce4" office:value-type="string">
            <text:p>PLN</text:p>
          </table:table-cell>
          <table:table-cell office:value-type="date" office:date-value="2013-11-07">
            <text:p>07-11-2013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470n/16</text:p>
          </table:table-cell>
          <table:table-cell table:style-name="ce1" office:value-type="string">
            <text:p>CC0603KRX7R7BB474</text:p>
          </table:table-cell>
          <table:table-cell office:value-type="string">
            <text:p>0603</text:p>
          </table:table-cell>
          <table:table-cell office:value-type="string">
            <text:p>16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603-IPC</text:p>
          </table:table-cell>
          <table:table-cell table:style-name="ce1" office:value-type="string">
            <text:p>0805_0603</text:p>
          </table:table-cell>
          <table:table-cell table:style-name="ce1"/>
          <table:table-cell table:style-name="ce1" office:value-type="string">
            <text:p>capacitor 470nF/16V, 0603, X7R, 10%</text:p>
          </table:table-cell>
          <table:table-cell table:style-name="ce1" office:value-type="string">
            <text:p>tme.pl</text:p>
          </table:table-cell>
          <table:table-cell office:value-type="string">
            <text:p>CC0603KRX7R7474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CC0603KRX7R7BB474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7-04">
            <text:p>04-07-201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470n/16</text:p>
          </table:table-cell>
          <table:table-cell table:style-name="ce1" office:value-type="string">
            <text:p>C0805C474K4RAC</text:p>
          </table:table-cell>
          <table:table-cell office:value-type="string">
            <text:p>0805</text:p>
          </table:table-cell>
          <table:table-cell office:value-type="string">
            <text:p>16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table:style-name="ce1" office:value-type="string">
            <text:p>capacitor 470nF/16V, 0805</text:p>
          </table:table-cell>
          <table:table-cell table:style-name="ce1" office:value-type="string">
            <text:p>tme.pl</text:p>
          </table:table-cell>
          <table:table-cell office:value-type="string">
            <text:p>C0805C474K4RAC</text:p>
          </table:table-cell>
          <table:table-cell table:style-name="ce1" office:value-type="string">
            <text:p>KEMET</text:p>
          </table:table-cell>
          <table:table-cell table:style-name="ce1" office:value-type="string">
            <text:p>C0805C474K4RAC</text:p>
          </table:table-cell>
          <table:table-cell office:value-type="float" office:value="0.07">
            <text:p>0,0700</text:p>
          </table:table-cell>
          <table:table-cell table:style-name="ce4"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470n/50</text:p>
          </table:table-cell>
          <table:table-cell table:style-name="ce1" office:value-type="string">
            <text:p>CL31B474KBHNNNE</text:p>
          </table:table-cell>
          <table:table-cell office:value-type="string">
            <text:p>1206</text:p>
          </table:table-cell>
          <table:table-cell office:value-type="string">
            <text:p>5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1206-IPC</text:p>
          </table:table-cell>
          <table:table-cell table:style-name="ce1" table:number-columns-repeated="2"/>
          <table:table-cell table:style-name="ce1" office:value-type="string">
            <text:p>capacitor 470nF, 50V X7R, 1206</text:p>
          </table:table-cell>
          <table:table-cell table:style-name="ce1" office:value-type="string">
            <text:p>tme.pl</text:p>
          </table:table-cell>
          <table:table-cell office:value-type="string">
            <text:p>CL31B474KBHNNNE</text:p>
          </table:table-cell>
          <table:table-cell table:style-name="ce1" office:value-type="string">
            <text:p>Samsung</text:p>
          </table:table-cell>
          <table:table-cell table:style-name="ce1" office:value-type="string">
            <text:p>CL31B474KBHNNNE</text:p>
          </table:table-cell>
          <table:table-cell office:value-type="float" office:value="0.07741">
            <text:p>0,0774</text:p>
          </table:table-cell>
          <table:table-cell table:style-name="ce4" office:value-type="string">
            <text:p>PLN</text:p>
          </table:table-cell>
          <table:table-cell office:value-type="date" office:date-value="2016-05-20">
            <text:p>20-05-2016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470u/25</text:p>
          </table:table-cell>
          <table:table-cell table:style-name="ce1" office:value-type="string">
            <text:p>GT470u/25</text:p>
          </table:table-cell>
          <table:table-cell office:value-type="string">
            <text:p>LowESR10x16x5</text:p>
          </table:table-cell>
          <table:table-cell office:value-type="string">
            <text:p>25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2040</text:p>
          </table:table-cell>
          <table:table-cell table:style-name="ce1" table:number-columns-repeated="2"/>
          <table:table-cell table:style-name="ce1" office:value-type="string">
            <text:p>capacitor electrolythic 470uF/25V, 20%, 10x16, 5mm, low ESR</text:p>
          </table:table-cell>
          <table:table-cell table:style-name="ce1" office:value-type="string">
            <text:p>tme.pl</text:p>
          </table:table-cell>
          <table:table-cell office:value-type="string">
            <text:p>GT470/25</text:p>
          </table:table-cell>
          <table:table-cell table:style-name="ce1" office:value-type="string">
            <text:p>Samxon</text:p>
          </table:table-cell>
          <table:table-cell table:style-name="ce1" office:value-type="string">
            <text:p>GT470u/25</text:p>
          </table:table-cell>
          <table:table-cell office:value-type="float" office:value="0.45">
            <text:p>0,4500</text:p>
          </table:table-cell>
          <table:table-cell table:style-name="ce4" office:value-type="string">
            <text:p>PLN</text:p>
          </table:table-cell>
          <table:table-cell office:value-type="date" office:date-value="2017-03-30">
            <text:p>30-03-2017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470u/25</text:p>
          </table:table-cell>
          <table:table-cell table:style-name="ce1" office:value-type="string">
            <text:p>KM 470u/25V</text:p>
          </table:table-cell>
          <table:table-cell office:value-type="string">
            <text:p>5x10x12.5</text:p>
          </table:table-cell>
          <table:table-cell office:value-type="string">
            <text:p>25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5x10x16</text:p>
          </table:table-cell>
          <table:table-cell table:style-name="ce1" table:number-columns-repeated="2"/>
          <table:table-cell table:style-name="ce1" office:value-type="string">
            <text:p>capacitor 470uF/25V, size fi10mm x 12.5mm height</text:p>
          </table:table-cell>
          <table:table-cell table:style-name="ce1" office:value-type="string">
            <text:p>tme.pl</text:p>
          </table:table-cell>
          <table:table-cell office:value-type="string">
            <text:p>KM470/25</text:p>
          </table:table-cell>
          <table:table-cell table:style-name="ce1" office:value-type="string">
            <text:p>Samxon</text:p>
          </table:table-cell>
          <table:table-cell table:style-name="ce1" office:value-type="string">
            <text:p>KM 470u/25</text:p>
          </table:table-cell>
          <table:table-cell office:value-type="float" office:value="0.5">
            <text:p>0,5000</text:p>
          </table:table-cell>
          <table:table-cell table:style-name="ce4" office:value-type="string">
            <text:p>PLN</text:p>
          </table:table-cell>
          <table:table-cell office:value-type="date" office:date-value="2016-08-23">
            <text:p>23-08-2016</text:p>
          </table:table-cell>
          <table:table-cell table:number-columns-repeated="1004"/>
        </table:table-row>
        <table:table-row table:style-name="ro1">
          <table:table-cell office:value-type="string">
            <text:p>470u/35</text:p>
          </table:table-cell>
          <table:table-cell table:style-name="ce1" office:value-type="string">
            <text:p>EEUFC1V471</text:p>
          </table:table-cell>
          <table:table-cell office:value-type="string">
            <text:p>5px10x20</text:p>
          </table:table-cell>
          <table:table-cell office:value-type="string">
            <text:p>35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50_100_200</text:p>
          </table:table-cell>
          <table:table-cell table:style-name="ce1" table:number-columns-repeated="2"/>
          <table:table-cell table:style-name="ce1" office:value-type="string">
            <text:p>capacitor 470uF, 35V, 5mm pitch, fi 10, height 20mm, very low impedance</text:p>
          </table:table-cell>
          <table:table-cell office:value-type="string">
            <text:p>euroelektronik.com.pl</text:p>
          </table:table-cell>
          <table:table-cell office:value-type="string">
            <text:p>470uF/35V &lt;10x16mm</text:p>
          </table:table-cell>
          <table:table-cell office:value-type="string">
            <text:p>Nichicon</text:p>
          </table:table-cell>
          <table:table-cell/>
          <table:table-cell office:value-type="float" office:value="0.44">
            <text:p>0,4400</text:p>
          </table:table-cell>
          <table:table-cell table:style-name="ce4" office:value-type="string">
            <text:p>PLN</text:p>
          </table:table-cell>
          <table:table-cell office:value-type="date" office:date-value="2013-02-23">
            <text:p>23-02-2013</text:p>
          </table:table-cell>
          <table:table-cell table:number-columns-repeated="1004"/>
        </table:table-row>
        <table:table-row table:style-name="ro1">
          <table:table-cell office:value-type="string">
            <text:p>47n/50</text:p>
          </table:table-cell>
          <table:table-cell office:value-type="string">
            <text:p>C0805C473K5RAC</text:p>
          </table:table-cell>
          <table:table-cell office:value-type="float" office:value="805">
            <text:p>805</text:p>
          </table:table-cell>
          <table:table-cell office:value-type="string">
            <text:p>50V</text:p>
          </table:table-cell>
          <table:table-cell office:value-type="string">
            <text:p>10%</text:p>
          </table:table-cell>
          <table:table-cell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office:value-type="string">
            <text:p>Kondensator: ceramiczny; MLCC; 47nF; 50V; X7R; ±10%; SMD; 0805</text:p>
          </table:table-cell>
          <table:table-cell office:value-type="string">
            <text:p>tme.pl</text:p>
          </table:table-cell>
          <table:table-cell office:value-type="string">
            <text:p>C0805C473K5RAC</text:p>
          </table:table-cell>
          <table:table-cell office:value-type="string">
            <text:p>KEMET</text:p>
          </table:table-cell>
          <table:table-cell office:value-type="string">
            <text:p>C0805C473K5RAC</text:p>
          </table:table-cell>
          <table:table-cell office:value-type="float" office:value="0.049">
            <text:p>0,0490</text:p>
          </table:table-cell>
          <table:table-cell office:value-type="string">
            <text:p>PLN</text:p>
          </table:table-cell>
          <table:table-cell office:value-type="date" office:date-value="2015-04-12">
            <text:p>12-04-2015</text:p>
          </table:table-cell>
          <table:table-cell table:number-columns-repeated="1004"/>
        </table:table-row>
        <table:table-row table:style-name="ro1">
          <table:table-cell office:value-type="string">
            <text:p>47p/50</text:p>
          </table:table-cell>
          <table:table-cell table:style-name="ce1" office:value-type="string">
            <text:p>CC0603JRNPO9BN470</text:p>
          </table:table-cell>
          <table:table-cell office:value-type="string">
            <text:p>0603</text:p>
          </table:table-cell>
          <table:table-cell office:value-type="string">
            <text:p>50V</text:p>
          </table:table-cell>
          <table:table-cell office:value-type="string">
            <text:p>5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603-IPC</text:p>
          </table:table-cell>
          <table:table-cell table:style-name="ce1" office:value-type="string">
            <text:p>0805_0603</text:p>
          </table:table-cell>
          <table:table-cell table:style-name="ce1"/>
          <table:table-cell table:style-name="ce1" office:value-type="string">
            <text:p>capacitor 47pF, 50V NP0, 5%, 0603</text:p>
          </table:table-cell>
          <table:table-cell office:value-type="string">
            <text:p>tme.pl</text:p>
          </table:table-cell>
          <table:table-cell office:value-type="string">
            <text:p>CC0603JRNPO9470</text:p>
          </table:table-cell>
          <table:table-cell office:value-type="string">
            <text:p>Yageo</text:p>
          </table:table-cell>
          <table:table-cell table:style-name="ce1" office:value-type="string">
            <text:p>CC0603JRNPO9BN470</text:p>
          </table:table-cell>
          <table:table-cell office:value-type="float" office:value="0.04">
            <text:p>0,0400</text:p>
          </table:table-cell>
          <table:table-cell office:value-type="string">
            <text:p>PLN</text:p>
          </table:table-cell>
          <table:table-cell office:value-type="date" office:date-value="2017-05-29">
            <text:p>29-05-2017</text:p>
          </table:table-cell>
          <table:table-cell table:number-columns-repeated="1004"/>
        </table:table-row>
        <table:table-row table:style-name="ro1">
          <table:table-cell office:value-type="string">
            <text:p>47p/50</text:p>
          </table:table-cell>
          <table:table-cell table:style-name="ce1" office:value-type="string">
            <text:p>08055A470JAT2A</text:p>
          </table:table-cell>
          <table:table-cell office:value-type="string">
            <text:p>0805</text:p>
          </table:table-cell>
          <table:table-cell office:value-type="string">
            <text:p>50V</text:p>
          </table:table-cell>
          <table:table-cell office:value-type="string">
            <text:p>5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table:style-name="ce1" office:value-type="string">
            <text:p>Kondensator: ceramiczny; 47pF; 50V; C0G; ±5%; SMD; 0805</text:p>
          </table:table-cell>
          <table:table-cell office:value-type="string">
            <text:p>tme.pl</text:p>
          </table:table-cell>
          <table:table-cell office:value-type="string">
            <text:p>08055A470JAT2A</text:p>
          </table:table-cell>
          <table:table-cell office:value-type="string">
            <text:p>AVX</text:p>
          </table:table-cell>
          <table:table-cell table:style-name="ce1" office:value-type="string">
            <text:p>08055A470JAT2A</text:p>
          </table:table-cell>
          <table:table-cell office:value-type="float" office:value="0.06">
            <text:p>0,0600</text:p>
          </table:table-cell>
          <table:table-cell office:value-type="string">
            <text:p>PLN</text:p>
          </table:table-cell>
          <table:table-cell office:value-type="date" office:date-value="2017-03-20">
            <text:p>20-03-2017</text:p>
          </table:table-cell>
          <table:table-cell table:number-columns-repeated="1004"/>
        </table:table-row>
        <table:table-row table:style-name="ro1">
          <table:table-cell office:value-type="string">
            <text:p>47u/16</text:p>
          </table:table-cell>
          <table:table-cell office:value-type="string">
            <text:p>C5750X7R1C476M230KB</text:p>
          </table:table-cell>
          <table:table-cell office:value-type="string">
            <text:p>2220</text:p>
          </table:table-cell>
          <table:table-cell office:value-type="string">
            <text:p>16V</text:p>
          </table:table-cell>
          <table:table-cell office:value-type="string">
            <text:p>20%</text:p>
          </table:table-cell>
          <table:table-cell office:value-type="string">
            <text:p>C</text:p>
          </table:table-cell>
          <table:table-cell office:value-type="float" office:value="2220">
            <text:p>2220</text:p>
          </table:table-cell>
          <table:table-cell table:number-columns-repeated="2"/>
          <table:table-cell office:value-type="string">
            <text:p>Ceramiczny kondensator wielowarstw. SMD, 2220 [jedn. metryczne: 5650], 47 µF, 16 V, ± 20%, X7R</text:p>
          </table:table-cell>
          <table:table-cell office:value-type="string">
            <text:p>farnell.com</text:p>
          </table:table-cell>
          <table:table-cell office:value-type="string">
            <text:p>1843181</text:p>
          </table:table-cell>
          <table:table-cell office:value-type="string">
            <text:p>TDK</text:p>
          </table:table-cell>
          <table:table-cell office:value-type="string">
            <text:p>C5750X7R1C476M230KB</text:p>
          </table:table-cell>
          <table:table-cell office:value-type="float" office:value="11.22">
            <text:p>11,2200</text:p>
          </table:table-cell>
          <table:table-cell office:value-type="string">
            <text:p>PLN</text:p>
          </table:table-cell>
          <table:table-cell office:value-type="date" office:date-value="2016-09-01">
            <text:p>01-09-2016</text:p>
          </table:table-cell>
          <table:table-cell table:number-columns-repeated="1004"/>
        </table:table-row>
        <table:table-row table:style-name="ro1">
          <table:table-cell office:value-type="string">
            <text:p>47u/16</text:p>
          </table:table-cell>
          <table:table-cell table:style-name="ce1" office:value-type="string">
            <text:p>T491D476K016AT</text:p>
          </table:table-cell>
          <table:table-cell office:value-type="string">
            <text:p>CEL7343-43</text:p>
          </table:table-cell>
          <table:table-cell office:value-type="string">
            <text:p>16V</text:p>
          </table:table-cell>
          <table:table-cell office:value-type="string">
            <text:p>1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L7343-43</text:p>
          </table:table-cell>
          <table:table-cell table:style-name="ce1" table:number-columns-repeated="2"/>
          <table:table-cell table:style-name="ce1" office:value-type="string">
            <text:p>Kondensator: tantalowy; SMD; 47uF; 16V; Obud: D; ±10%; -55÷125°C</text:p>
          </table:table-cell>
          <table:table-cell office:value-type="string">
            <text:p>tme.pl</text:p>
          </table:table-cell>
          <table:table-cell office:value-type="string">
            <text:p>T491D476K016AT</text:p>
          </table:table-cell>
          <table:table-cell office:value-type="string">
            <text:p>KEMET</text:p>
          </table:table-cell>
          <table:table-cell table:style-name="ce1" office:value-type="string">
            <text:p>T491D476K016AT</text:p>
          </table:table-cell>
          <table:table-cell office:value-type="float" office:value="0.85469">
            <text:p>0,8547</text:p>
          </table:table-cell>
          <table:table-cell office:value-type="string">
            <text:p>PLN</text:p>
          </table:table-cell>
          <table:table-cell office:value-type="date" office:date-value="2016-02-21">
            <text:p>21-02-2016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47u/35</text:p>
          </table:table-cell>
          <table:table-cell table:style-name="ce1" office:value-type="string">
            <text:p>KM 47u/35V</text:p>
          </table:table-cell>
          <table:table-cell office:value-type="string">
            <text:p>5x11</text:p>
          </table:table-cell>
          <table:table-cell office:value-type="string">
            <text:p>35V</text:p>
          </table:table-cell>
          <table:table-cell office:value-type="string">
            <text:p>2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1028</text:p>
          </table:table-cell>
          <table:table-cell table:style-name="ce1" table:number-columns-repeated="2"/>
          <table:table-cell table:style-name="ce1" office:value-type="string">
            <text:p>capacitor 47uF, 35V,</text:p>
          </table:table-cell>
          <table:table-cell table:style-name="ce1" office:value-type="string">
            <text:p>tme.pl</text:p>
          </table:table-cell>
          <table:table-cell office:value-type="string">
            <text:p>KM47/35</text:p>
          </table:table-cell>
          <table:table-cell table:style-name="ce1" office:value-type="string">
            <text:p>Samxon</text:p>
          </table:table-cell>
          <table:table-cell table:style-name="ce1" office:value-type="string">
            <text:p>KM 47u/35V</text:p>
          </table:table-cell>
          <table:table-cell office:value-type="float" office:value="0.12">
            <text:p>0,1200</text:p>
          </table:table-cell>
          <table:table-cell table:style-name="ce4" office:value-type="string">
            <text:p>PLN</text:p>
          </table:table-cell>
          <table:table-cell office:value-type="date" office:date-value="2012-09-18">
            <text:p>18-09-2012</text:p>
          </table:table-cell>
          <table:table-cell table:number-columns-repeated="1004"/>
        </table:table-row>
        <table:table-row table:style-name="ro1">
          <table:table-cell office:value-type="string">
            <text:p>47u/35</text:p>
          </table:table-cell>
          <table:table-cell table:style-name="ce1" office:value-type="string">
            <text:p>TPSE476K035R0200</text:p>
          </table:table-cell>
          <table:table-cell office:value-type="string">
            <text:p>CEL7343-43</text:p>
          </table:table-cell>
          <table:table-cell office:value-type="string">
            <text:p>35V</text:p>
          </table:table-cell>
          <table:table-cell office:value-type="string">
            <text:p>10%</text:p>
          </table:table-cell>
          <table:table-cell table:style-name="ce1" office:value-type="string">
            <text:p>CEL</text:p>
          </table:table-cell>
          <table:table-cell table:style-name="ce1" office:value-type="string">
            <text:p>CEL7343-43</text:p>
          </table:table-cell>
          <table:table-cell table:style-name="ce1" table:number-columns-repeated="2"/>
          <table:table-cell table:style-name="ce1" office:value-type="string">
            <text:p>Kondensator: tantalowy, niskoimpedancyjny; 47uF; 35V; Obud: E; ±10%</text:p>
          </table:table-cell>
          <table:table-cell office:value-type="string">
            <text:p>tme.pl</text:p>
          </table:table-cell>
          <table:table-cell office:value-type="string">
            <text:p>TPSE476K035R0200</text:p>
          </table:table-cell>
          <table:table-cell office:value-type="string">
            <text:p>AVX</text:p>
          </table:table-cell>
          <table:table-cell table:style-name="ce1" office:value-type="string">
            <text:p>TPSE476K035R0200</text:p>
          </table:table-cell>
          <table:table-cell office:value-type="float" office:value="6.89">
            <text:p>6,8900</text:p>
          </table:table-cell>
          <table:table-cell office:value-type="string">
            <text:p>PLN</text:p>
          </table:table-cell>
          <table:table-cell office:value-type="date" office:date-value="2014-02-25">
            <text:p>25-02-2014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4n7/1000</text:p>
          </table:table-cell>
          <table:table-cell table:style-name="ce1" office:value-type="string">
            <text:p>DEBF33A4472ZC1B</text:p>
          </table:table-cell>
          <table:table-cell office:value-type="string">
            <text:p>C203010</text:p>
          </table:table-cell>
          <table:table-cell office:value-type="string">
            <text:p>100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C203010</text:p>
          </table:table-cell>
          <table:table-cell table:style-name="ce1" table:number-columns-repeated="2"/>
          <table:table-cell table:style-name="ce1" office:value-type="string">
            <text:p>capacitor 4.7nF/1000V</text:p>
          </table:table-cell>
          <table:table-cell office:value-type="string">
            <text:p>tme.pl</text:p>
          </table:table-cell>
          <table:table-cell office:value-type="string">
            <text:p>CC1K-4N7</text:p>
          </table:table-cell>
          <table:table-cell office:value-type="string">
            <text:p>SR Passives</text:p>
          </table:table-cell>
          <table:table-cell/>
          <table:table-cell office:value-type="float" office:value="0.27">
            <text:p>0,2700</text:p>
          </table:table-cell>
          <table:table-cell table:style-name="ce4" office:value-type="string">
            <text:p>PLN</text:p>
          </table:table-cell>
          <table:table-cell office:value-type="date" office:date-value="2013-06-18">
            <text:p>18-06-2013</text:p>
          </table:table-cell>
          <table:table-cell table:number-columns-repeated="1004"/>
        </table:table-row>
        <table:table-row table:style-name="ro1">
          <table:table-cell office:value-type="string">
            <text:p>4n7/3kV</text:p>
          </table:table-cell>
          <table:table-cell table:style-name="ce1" office:value-type="string">
            <text:p>CC3K-4N7</text:p>
          </table:table-cell>
          <table:table-cell office:value-type="string">
            <text:p>C10x13x5x11</text:p>
          </table:table-cell>
          <table:table-cell office:value-type="string">
            <text:p>3kV</text:p>
          </table:table-cell>
          <table:table-cell office:value-type="string">
            <text:p>2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C10x13x5x11</text:p>
          </table:table-cell>
          <table:table-cell table:style-name="ce1" table:number-columns-repeated="2"/>
          <table:table-cell table:style-name="ce1" office:value-type="string">
            <text:p>Kondensator: ceramiczny; 4,7nF; 3kV; ±20%; THT; 7,5; 85°C</text:p>
          </table:table-cell>
          <table:table-cell office:value-type="string">
            <text:p>tme.pl</text:p>
          </table:table-cell>
          <table:table-cell office:value-type="string">
            <text:p>CC3K-4N7</text:p>
          </table:table-cell>
          <table:table-cell office:value-type="string">
            <text:p>SR Passives</text:p>
          </table:table-cell>
          <table:table-cell table:style-name="ce1" office:value-type="string">
            <text:p>CC3K-4N7</text:p>
          </table:table-cell>
          <table:table-cell office:value-type="float" office:value="0.37982">
            <text:p>0,3798</text:p>
          </table:table-cell>
          <table:table-cell office:value-type="string">
            <text:p>PLN</text:p>
          </table:table-cell>
          <table:table-cell office:value-type="date" office:date-value="2016-08-11">
            <text:p>11-08-2016</text:p>
          </table:table-cell>
          <table:table-cell table:number-columns-repeated="1004"/>
        </table:table-row>
        <table:table-row table:style-name="ro1">
          <table:table-cell office:value-type="string">
            <text:p>4n7/50</text:p>
          </table:table-cell>
          <table:table-cell office:value-type="string">
            <text:p>CC0603KRX7R9BB472</text:p>
          </table:table-cell>
          <table:table-cell office:value-type="string">
            <text:p>0603</text:p>
          </table:table-cell>
          <table:table-cell office:value-type="string">
            <text:p>50V</text:p>
          </table:table-cell>
          <table:table-cell office:value-type="string">
            <text:p>5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603-IPC</text:p>
          </table:table-cell>
          <table:table-cell table:style-name="ce1" office:value-type="string">
            <text:p>0805_0603</text:p>
          </table:table-cell>
          <table:table-cell table:style-name="ce1"/>
          <table:table-cell table:style-name="ce1" office:value-type="string">
            <text:p>Kondensator: ceramiczny; 4,7nF; 50V; X7R; ±10%; SMD; 0603</text:p>
          </table:table-cell>
          <table:table-cell office:value-type="string">
            <text:p>tme.pl</text:p>
          </table:table-cell>
          <table:table-cell office:value-type="string">
            <text:p>CC0603KRX7R9472</text:p>
          </table:table-cell>
          <table:table-cell office:value-type="string">
            <text:p>Yageo</text:p>
          </table:table-cell>
          <table:table-cell office:value-type="string">
            <text:p>CC0603KRX7R9BB472</text:p>
          </table:table-cell>
          <table:table-cell office:value-type="float" office:value="0.029">
            <text:p>0,0290</text:p>
          </table:table-cell>
          <table:table-cell office:value-type="string">
            <text:p>PLN</text:p>
          </table:table-cell>
          <table:table-cell office:value-type="date" office:date-value="2013-09-04">
            <text:p>04-09-2013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4n7/50</text:p>
          </table:table-cell>
          <table:table-cell table:style-name="ce1" office:value-type="string">
            <text:p>CL21B472KBANNNC</text:p>
          </table:table-cell>
          <table:table-cell office:value-type="string">
            <text:p>0805</text:p>
          </table:table-cell>
          <table:table-cell office:value-type="string">
            <text:p>5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table:style-name="ce1" office:value-type="string">
            <text:p>capacitor 4.7nF, 50V, X7R, 5%, 0805</text:p>
          </table:table-cell>
          <table:table-cell table:style-name="ce1" office:value-type="string">
            <text:p>tme.pl</text:p>
          </table:table-cell>
          <table:table-cell office:value-type="string">
            <text:p>CL21B472KBANNNC</text:p>
          </table:table-cell>
          <table:table-cell table:style-name="ce1" office:value-type="string">
            <text:p>Samsung</text:p>
          </table:table-cell>
          <table:table-cell table:style-name="ce1" office:value-type="string">
            <text:p>CL21B472KBANNNC</text:p>
          </table:table-cell>
          <table:table-cell office:value-type="float" office:value="0.031">
            <text:p>0,0310</text:p>
          </table:table-cell>
          <table:table-cell table:style-name="ce4" office:value-type="string">
            <text:p>PLN</text:p>
          </table:table-cell>
          <table:table-cell office:value-type="date" office:date-value="2013-06-18">
            <text:p>18-06-2013</text:p>
          </table:table-cell>
          <table:table-cell table:number-columns-repeated="1004"/>
        </table:table-row>
        <table:table-row table:style-name="ro1">
          <table:table-cell office:value-type="string">
            <text:p>4n7/630</text:p>
          </table:table-cell>
          <table:table-cell table:style-name="ce1" office:value-type="string">
            <text:p>MKP1J014702C00KI00</text:p>
          </table:table-cell>
          <table:table-cell office:value-type="string">
            <text:p>C75x10x5x11</text:p>
          </table:table-cell>
          <table:table-cell office:value-type="string">
            <text:p>630VDC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C75x10x5x11</text:p>
          </table:table-cell>
          <table:table-cell table:style-name="ce1" table:number-columns-repeated="2"/>
          <table:table-cell table:style-name="ce1" office:value-type="string">
            <text:p>Kondensator: polipropylenowy; 4,7nF; 630VDC; 7,5mm; ±10%; 4x9x10mm</text:p>
          </table:table-cell>
          <table:table-cell office:value-type="string">
            <text:p>tme.pl</text:p>
          </table:table-cell>
          <table:table-cell office:value-type="string">
            <text:p>MKP10-4N7/630-R</text:p>
          </table:table-cell>
          <table:table-cell office:value-type="string">
            <text:p>WIMA</text:p>
          </table:table-cell>
          <table:table-cell table:style-name="ce1" office:value-type="string">
            <text:p>MKP1J014702C00KI00</text:p>
          </table:table-cell>
          <table:table-cell office:value-type="float" office:value="0.667">
            <text:p>0,6670</text:p>
          </table:table-cell>
          <table:table-cell office:value-type="string">
            <text:p>PLN</text:p>
          </table:table-cell>
          <table:table-cell office:value-type="date" office:date-value="2015-05-07">
            <text:p>07-05-2015</text:p>
          </table:table-cell>
          <table:table-cell table:number-columns-repeated="1004"/>
        </table:table-row>
        <table:table-row table:style-name="ro1">
          <table:table-cell office:value-type="string">
            <text:p>4u7/10</text:p>
          </table:table-cell>
          <table:table-cell table:style-name="ce1" office:value-type="string">
            <text:p>CL31B475KPHNNNE</text:p>
          </table:table-cell>
          <table:table-cell office:value-type="string">
            <text:p>1206</text:p>
          </table:table-cell>
          <table:table-cell office:value-type="string">
            <text:p>1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1206-IPC</text:p>
          </table:table-cell>
          <table:table-cell table:style-name="ce1" office:value-type="string">
            <text:p>1206_0805</text:p>
          </table:table-cell>
          <table:table-cell table:style-name="ce1"/>
          <table:table-cell table:style-name="ce1" office:value-type="string">
            <text:p>capacitor 4.7uF, 10V, X7R, 10%, 1206</text:p>
          </table:table-cell>
          <table:table-cell table:style-name="ce1" office:value-type="string">
            <text:p>tme.pl</text:p>
          </table:table-cell>
          <table:table-cell office:value-type="string">
            <text:p>CL31B475KPHNNNE</text:p>
          </table:table-cell>
          <table:table-cell table:style-name="ce1" office:value-type="string">
            <text:p>Samsung</text:p>
          </table:table-cell>
          <table:table-cell table:style-name="ce1" office:value-type="string">
            <text:p>CL31B475KPHNNNE</text:p>
          </table:table-cell>
          <table:table-cell office:value-type="float" office:value="0.2">
            <text:p>0,2000</text:p>
          </table:table-cell>
          <table:table-cell table:style-name="ce4" office:value-type="string">
            <text:p>PLN</text:p>
          </table:table-cell>
          <table:table-cell office:value-type="date" office:date-value="2017-05-29">
            <text:p>29-05-2017</text:p>
          </table:table-cell>
          <table:table-cell table:number-columns-repeated="1004"/>
        </table:table-row>
        <table:table-row table:style-name="ro1">
          <table:table-cell office:value-type="string">
            <text:p>4u7/16</text:p>
          </table:table-cell>
          <table:table-cell table:style-name="ce1" office:value-type="string">
            <text:p>0805YC475KAT2A</text:p>
          </table:table-cell>
          <table:table-cell office:value-type="string">
            <text:p>0805</text:p>
          </table:table-cell>
          <table:table-cell office:value-type="string">
            <text:p>16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/>
          <table:table-cell table:style-name="ce1" office:value-type="string">
            <text:p>capacitor 4.7uF,16V, X7R, 0805</text:p>
          </table:table-cell>
          <table:table-cell office:value-type="string">
            <text:p>tme.pl</text:p>
          </table:table-cell>
          <table:table-cell office:value-type="string">
            <text:p>0805YC475KAT2A</text:p>
          </table:table-cell>
          <table:table-cell office:value-type="string">
            <text:p>AVX</text:p>
          </table:table-cell>
          <table:table-cell table:style-name="ce1" office:value-type="string">
            <text:p>0805YC475KAT2A</text:p>
          </table:table-cell>
          <table:table-cell office:value-type="float" office:value="0.25">
            <text:p>0,2500</text:p>
          </table:table-cell>
          <table:table-cell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04"/>
        </table:table-row>
        <table:table-row table:style-name="ro1">
          <table:table-cell office:value-type="string">
            <text:p>4u7/25</text:p>
          </table:table-cell>
          <table:table-cell table:style-name="ce1" office:value-type="string">
            <text:p>12063C475KAT2A</text:p>
          </table:table-cell>
          <table:table-cell office:value-type="string">
            <text:p>1206</text:p>
          </table:table-cell>
          <table:table-cell office:value-type="string">
            <text:p>25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1206-IPC</text:p>
          </table:table-cell>
          <table:table-cell table:style-name="ce1" office:value-type="string">
            <text:p>1206_0805</text:p>
          </table:table-cell>
          <table:table-cell table:style-name="ce1"/>
          <table:table-cell table:style-name="ce1" office:value-type="string">
            <text:p>capacitor 4.7uF,25V, X7R, 1206</text:p>
          </table:table-cell>
          <table:table-cell office:value-type="string">
            <text:p>tme.pl</text:p>
          </table:table-cell>
          <table:table-cell office:value-type="string">
            <text:p>12063C475KAT2A</text:p>
          </table:table-cell>
          <table:table-cell office:value-type="string">
            <text:p>AVX</text:p>
          </table:table-cell>
          <table:table-cell table:style-name="ce1" office:value-type="string">
            <text:p>12063C475KAT2A</text:p>
          </table:table-cell>
          <table:table-cell office:value-type="float" office:value="0.299">
            <text:p>0,2990</text:p>
          </table:table-cell>
          <table:table-cell office:value-type="string">
            <text:p>PLN</text:p>
          </table:table-cell>
          <table:table-cell office:value-type="date" office:date-value="2012-08-02">
            <text:p>02-08-2012</text:p>
          </table:table-cell>
          <table:table-cell table:number-columns-repeated="1004"/>
        </table:table-row>
        <table:table-row table:style-name="ro1">
          <table:table-cell office:value-type="string">
            <text:p>4u7/50</text:p>
          </table:table-cell>
          <table:table-cell table:style-name="ce1" office:value-type="string">
            <text:p>CL32B475KBUYNNE</text:p>
          </table:table-cell>
          <table:table-cell office:value-type="string">
            <text:p>1210</text:p>
          </table:table-cell>
          <table:table-cell office:value-type="string">
            <text:p>5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1210</text:p>
          </table:table-cell>
          <table:table-cell table:style-name="ce1" table:number-columns-repeated="2"/>
          <table:table-cell table:style-name="ce1" office:value-type="string">
            <text:p>Kondensator: ceramiczny; 4,7uF; 50V; X7R; ±10%; SMD; 1210; -55÷125°C</text:p>
          </table:table-cell>
          <table:table-cell office:value-type="string">
            <text:p>tme.pl</text:p>
          </table:table-cell>
          <table:table-cell office:value-type="string">
            <text:p>CL32B475KBUYNNE</text:p>
          </table:table-cell>
          <table:table-cell office:value-type="string">
            <text:p>Samsung</text:p>
          </table:table-cell>
          <table:table-cell table:style-name="ce1" office:value-type="string">
            <text:p>CL32B475KBUYNNE</text:p>
          </table:table-cell>
          <table:table-cell office:value-type="float" office:value="0.43">
            <text:p>0,4300</text:p>
          </table:table-cell>
          <table:table-cell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04"/>
        </table:table-row>
        <table:table-row table:style-name="ro1">
          <table:table-cell office:value-type="string">
            <text:p>5p6/50</text:p>
          </table:table-cell>
          <table:table-cell table:style-name="ce1" office:value-type="string">
            <text:p>CL10C5R6CB8ANNNC</text:p>
          </table:table-cell>
          <table:table-cell office:value-type="string">
            <text:p>0603</text:p>
          </table:table-cell>
          <table:table-cell office:value-type="string">
            <text:p>50V</text:p>
          </table:table-cell>
          <table:table-cell office:value-type="string">
            <text:p>0.25pF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603-IPC</text:p>
          </table:table-cell>
          <table:table-cell table:style-name="ce1" office:value-type="string">
            <text:p>0805_0603</text:p>
          </table:table-cell>
          <table:table-cell table:style-name="ce1"/>
          <table:table-cell table:style-name="ce1" office:value-type="string">
            <text:p>Capacitor 5.6pF, 50V, COG, 0.25pF, 0603</text:p>
          </table:table-cell>
          <table:table-cell office:value-type="string">
            <text:p>tme.pl</text:p>
          </table:table-cell>
          <table:table-cell office:value-type="string">
            <text:p>CL10C5R6CB8ANNNC</text:p>
          </table:table-cell>
          <table:table-cell office:value-type="string">
            <text:p>Samsung</text:p>
          </table:table-cell>
          <table:table-cell table:style-name="ce1" office:value-type="string">
            <text:p>CL10C5R6CB8ANNNC</text:p>
          </table:table-cell>
          <table:table-cell office:value-type="float" office:value="0.03">
            <text:p>0,0300</text:p>
          </table:table-cell>
          <table:table-cell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04"/>
        </table:table-row>
        <table:table-row table:style-name="ro1">
          <table:table-cell office:value-type="string">
            <text:p>62p/50</text:p>
          </table:table-cell>
          <table:table-cell table:style-name="ce1" office:value-type="string">
            <text:p>CL10C620JB8NNNC</text:p>
          </table:table-cell>
          <table:table-cell office:value-type="string">
            <text:p>0603</text:p>
          </table:table-cell>
          <table:table-cell office:value-type="string">
            <text:p>50V</text:p>
          </table:table-cell>
          <table:table-cell office:value-type="string">
            <text:p>5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603-IPC</text:p>
          </table:table-cell>
          <table:table-cell table:style-name="ce1" office:value-type="string">
            <text:p>0805_0603</text:p>
          </table:table-cell>
          <table:table-cell table:style-name="ce1"/>
          <table:table-cell table:style-name="ce1" office:value-type="string">
            <text:p>Kondensator: ceramiczny; 62pF; 50V; C0G; ±5%; SMD; 0603; -55÷125°C</text:p>
          </table:table-cell>
          <table:table-cell office:value-type="string">
            <text:p>tme.pl</text:p>
          </table:table-cell>
          <table:table-cell office:value-type="string">
            <text:p>CL10C620JB8NNNC</text:p>
          </table:table-cell>
          <table:table-cell office:value-type="string">
            <text:p>Samsung</text:p>
          </table:table-cell>
          <table:table-cell table:style-name="ce1" office:value-type="string">
            <text:p>CL10C620JB8NNNC</text:p>
          </table:table-cell>
          <table:table-cell office:value-type="float" office:value="0.0209">
            <text:p>0,0209</text:p>
          </table:table-cell>
          <table:table-cell office:value-type="string">
            <text:p>PLN</text:p>
          </table:table-cell>
          <table:table-cell office:value-type="date" office:date-value="2013-07-25">
            <text:p>25-07-2013</text:p>
          </table:table-cell>
          <table:table-cell table:number-columns-repeated="1004"/>
        </table:table-row>
        <table:table-row table:style-name="ro1">
          <table:table-cell office:value-type="string">
            <text:p>68n/400</text:p>
          </table:table-cell>
          <table:table-cell table:style-name="ce1" office:value-type="string">
            <text:p>MKP4G026803F00KSSD</text:p>
          </table:table-cell>
          <table:table-cell office:value-type="string">
            <text:p>C10x13x5x11</text:p>
          </table:table-cell>
          <table:table-cell office:value-type="string">
            <text:p>400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C10x13x5x11</text:p>
          </table:table-cell>
          <table:table-cell table:style-name="ce1" table:number-columns-repeated="2"/>
          <table:table-cell table:style-name="ce1" office:value-type="string">
            <text:p>Kondensator: polipropylenowy; 68nF; 400VDC; 10mm; ±10%; 5x11x13mm</text:p>
          </table:table-cell>
          <table:table-cell office:value-type="string">
            <text:p>tme.pl</text:p>
          </table:table-cell>
          <table:table-cell office:value-type="string">
            <text:p>MKP4-68N/400</text:p>
          </table:table-cell>
          <table:table-cell office:value-type="string">
            <text:p>WIMA</text:p>
          </table:table-cell>
          <table:table-cell table:style-name="ce1" office:value-type="string">
            <text:p>MKP4G026803F00KSSD</text:p>
          </table:table-cell>
          <table:table-cell office:value-type="float" office:value="0.78017">
            <text:p>0,7802</text:p>
          </table:table-cell>
          <table:table-cell office:value-type="string">
            <text:p>PLN</text:p>
          </table:table-cell>
          <table:table-cell office:value-type="date" office:date-value="2016-08-11">
            <text:p>11-08-2016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68p/50</text:p>
          </table:table-cell>
          <table:table-cell table:style-name="ce1" office:value-type="string">
            <text:p>CL21C680JBANNNC</text:p>
          </table:table-cell>
          <table:table-cell office:value-type="string">
            <text:p>0805</text:p>
          </table:table-cell>
          <table:table-cell office:value-type="string">
            <text:p>50V</text:p>
          </table:table-cell>
          <table:table-cell office:value-type="string">
            <text:p>5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table:style-name="ce1" office:value-type="string">
            <text:p>capacitor 68pF, 50V,5%, 0805</text:p>
          </table:table-cell>
          <table:table-cell table:style-name="ce1" office:value-type="string">
            <text:p>tme.pl</text:p>
          </table:table-cell>
          <table:table-cell office:value-type="string">
            <text:p>CL21C680JBANNNC</text:p>
          </table:table-cell>
          <table:table-cell table:style-name="ce1" office:value-type="string">
            <text:p>Samsung</text:p>
          </table:table-cell>
          <table:table-cell table:style-name="ce1" office:value-type="string">
            <text:p>CL21C680JBANNNC</text:p>
          </table:table-cell>
          <table:table-cell office:value-type="float" office:value="0.0363">
            <text:p>0,0363</text:p>
          </table:table-cell>
          <table:table-cell table:style-name="ce4" office:value-type="string">
            <text:p>PLN</text:p>
          </table:table-cell>
          <table:table-cell office:value-type="date" office:date-value="2016-05-20">
            <text:p>20-05-2016</text:p>
          </table:table-cell>
          <table:table-cell table:number-columns-repeated="1004"/>
        </table:table-row>
        <table:table-row table:style-name="ro1">
          <table:table-cell office:value-type="string">
            <text:p>820p/50</text:p>
          </table:table-cell>
          <table:table-cell office:value-type="string">
            <text:p>06035C821K4T2A</text:p>
          </table:table-cell>
          <table:table-cell office:value-type="string">
            <text:p>0603</text:p>
          </table:table-cell>
          <table:table-cell office:value-type="string">
            <text:p>50V</text:p>
          </table:table-cell>
          <table:table-cell office:value-type="string">
            <text:p>10%</text:p>
          </table:table-cell>
          <table:table-cell office:value-type="string">
            <text:p>C</text:p>
          </table:table-cell>
          <table:table-cell table:style-name="ce1" office:value-type="string">
            <text:p>0603-IPC</text:p>
          </table:table-cell>
          <table:table-cell table:style-name="ce1" office:value-type="string">
            <text:p>0805_0603</text:p>
          </table:table-cell>
          <table:table-cell/>
          <table:table-cell office:value-type="string">
            <text:p>Kondensator: ceramiczny; 820pF; 50V; X7R; ±10%; SMD; 0603</text:p>
          </table:table-cell>
          <table:table-cell office:value-type="string">
            <text:p>tme.pl</text:p>
          </table:table-cell>
          <table:table-cell table:style-name="ce2" office:value-type="string">
            <text:p>06035C821K4T2A</text:p>
          </table:table-cell>
          <table:table-cell office:value-type="string">
            <text:p>AVX</text:p>
          </table:table-cell>
          <table:table-cell office:value-type="string">
            <text:p>06035C821K4T2A</text:p>
          </table:table-cell>
          <table:table-cell office:value-type="float" office:value="0.03">
            <text:p>0,0300</text:p>
          </table:table-cell>
          <table:table-cell office:value-type="string">
            <text:p>PLN</text:p>
          </table:table-cell>
          <table:table-cell office:value-type="date" office:date-value="2017-02-21">
            <text:p>21-02-2017</text:p>
          </table:table-cell>
          <table:table-cell table:number-columns-repeated="1004"/>
        </table:table-row>
        <table:table-row table:style-name="ro1">
          <table:table-cell office:value-type="string">
            <text:p>820p/50</text:p>
          </table:table-cell>
          <table:table-cell office:value-type="string">
            <text:p>06035A821JAT2A</text:p>
          </table:table-cell>
          <table:table-cell office:value-type="string">
            <text:p>0603</text:p>
          </table:table-cell>
          <table:table-cell office:value-type="string">
            <text:p>50V</text:p>
          </table:table-cell>
          <table:table-cell office:value-type="string">
            <text:p>10%</text:p>
          </table:table-cell>
          <table:table-cell office:value-type="string">
            <text:p>C</text:p>
          </table:table-cell>
          <table:table-cell table:style-name="ce1" office:value-type="string">
            <text:p>0603-IPC</text:p>
          </table:table-cell>
          <table:table-cell table:style-name="ce1" office:value-type="string">
            <text:p>0805_0603</text:p>
          </table:table-cell>
          <table:table-cell/>
          <table:table-cell office:value-type="string">
            <text:p>Ceramiczny kondensator wielowarstw. SMD, 0603 [jedn. metryczne: 1608], 820 pF, 50 V, ± 5%</text:p>
          </table:table-cell>
          <table:table-cell office:value-type="string">
            <text:p>farnell.com</text:p>
          </table:table-cell>
          <table:table-cell table:style-name="ce2" office:value-type="float" office:value="2280654">
            <text:p>2280654</text:p>
          </table:table-cell>
          <table:table-cell office:value-type="string">
            <text:p>AVX</text:p>
          </table:table-cell>
          <table:table-cell office:value-type="string">
            <text:p>06035A821JAT2A</text:p>
          </table:table-cell>
          <table:table-cell office:value-type="float" office:value="0.31">
            <text:p>0,3100</text:p>
          </table:table-cell>
          <table:table-cell office:value-type="string">
            <text:p>PLN</text:p>
          </table:table-cell>
          <table:table-cell office:value-type="date" office:date-value="2017-04-11">
            <text:p>11-04-2017</text:p>
          </table:table-cell>
          <table:table-cell table:number-columns-repeated="1004"/>
        </table:table-row>
        <table:table-row table:style-name="ro1">
          <table:table-cell office:value-type="string">
            <text:p>82n/16</text:p>
          </table:table-cell>
          <table:table-cell table:style-name="ce1" office:value-type="string">
            <text:p>MCCA000273</text:p>
          </table:table-cell>
          <table:table-cell office:value-type="string">
            <text:p>0805</text:p>
          </table:table-cell>
          <table:table-cell office:value-type="string">
            <text:p>16V</text:p>
          </table:table-cell>
          <table:table-cell office:value-type="string">
            <text:p>10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table:style-name="ce1" office:value-type="string">
            <text:p>capacitor 82nF, 16V, 0805, 10%</text:p>
          </table:table-cell>
          <table:table-cell table:style-name="ce1" office:value-type="string">
            <text:p>farnell.com</text:p>
          </table:table-cell>
          <table:table-cell office:value-type="string">
            <text:p>1759142</text:p>
          </table:table-cell>
          <table:table-cell table:style-name="ce1" office:value-type="string">
            <text:p>MULTICOMP</text:p>
          </table:table-cell>
          <table:table-cell table:style-name="ce1" office:value-type="string">
            <text:p>MCCA000273</text:p>
          </table:table-cell>
          <table:table-cell office:value-type="float" office:value="0.03">
            <text:p>0,0300</text:p>
          </table:table-cell>
          <table:table-cell table:style-name="ce4" office:value-type="string">
            <text:p>PLN</text:p>
          </table:table-cell>
          <table:table-cell office:value-type="date" office:date-value="2011-03-20">
            <text:p>20-03-2011</text:p>
          </table:table-cell>
          <table:table-cell table:number-columns-repeated="1004"/>
        </table:table-row>
        <table:table-row table:style-name="ro1">
          <table:table-cell office:value-type="string">
            <text:p>82p/50</text:p>
          </table:table-cell>
          <table:table-cell table:style-name="ce1" office:value-type="string">
            <text:p>CC0805JRNPO9BN820</text:p>
          </table:table-cell>
          <table:table-cell office:value-type="string">
            <text:p>0805</text:p>
          </table:table-cell>
          <table:table-cell office:value-type="string">
            <text:p>50V</text:p>
          </table:table-cell>
          <table:table-cell office:value-type="string">
            <text:p>5%</text:p>
          </table:table-cell>
          <table:table-cell table:style-name="ce1" office:value-type="string">
            <text:p>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0805_0603</text:p>
          </table:table-cell>
          <table:table-cell table:style-name="ce1" office:value-type="string">
            <text:p>Kondensator: ceramiczny; 82pF; 50V; NP0; ±5%; SMD; 0805</text:p>
          </table:table-cell>
          <table:table-cell office:value-type="string">
            <text:p>tme.pl</text:p>
          </table:table-cell>
          <table:table-cell office:value-type="string">
            <text:p>CC0805JRNPO9820</text:p>
          </table:table-cell>
          <table:table-cell office:value-type="string">
            <text:p>Yageo</text:p>
          </table:table-cell>
          <table:table-cell table:style-name="ce1" office:value-type="string">
            <text:p>CC0805JRNPO9BN820</text:p>
          </table:table-cell>
          <table:table-cell office:value-type="float" office:value="0.0398">
            <text:p>0,0398</text:p>
          </table:table-cell>
          <table:table-cell office:value-type="string">
            <text:p>PLN</text:p>
          </table:table-cell>
          <table:table-cell office:value-type="date" office:date-value="2013-09-03">
            <text:p>03-09-2013</text:p>
          </table:table-cell>
          <table:table-cell table:number-columns-repeated="1004"/>
        </table:table-row>
        <table:table-row table:style-name="ro1" table:number-rows-repeated="104846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nnectors" table:style-name="ta1" table:print="false">
        <office:forms form:automatic-focus="false" form:apply-design-mode="false"/>
        <table:table-column table:style-name="co1" table:number-columns-repeated="5" table:default-cell-style-name="ce2"/>
        <table:table-column table:style-name="co1" table:default-cell-style-name="ce112"/>
        <table:table-column table:style-name="co1" table:number-columns-repeated="4" table:default-cell-style-name="ce2"/>
        <table:table-column table:style-name="co27" table:default-cell-style-name="ce3"/>
        <table:table-column table:style-name="co3" table:default-cell-style-name="ce2"/>
        <table:table-column table:style-name="co1" table:default-cell-style-name="ce5"/>
        <table:table-column table:style-name="co1" table:number-columns-repeated="1009" table:default-cell-style-name="ce2"/>
        <table:table-row table:style-name="ro1">
          <table:table-cell table:style-name="ce1" office:value-type="string">
            <text:p>Value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Library Ref</text:p>
          </table:table-cell>
          <table:table-cell table:style-name="ce1" office:value-type="string">
            <text:p>Footprint Ref</text:p>
          </table:table-cell>
          <table:table-cell table:style-name="ce1" office:value-type="string">
            <text:p>Footprint Ref2</text:p>
          </table:table-cell>
          <table:table-cell table:style-name="ce109" office:value-type="string">
            <text:p>Descript</text:p>
          </table:table-cell>
          <table:table-cell table:style-name="ce1" office:value-type="string">
            <text:p>Supplier5</text:p>
          </table:table-cell>
          <table:table-cell table:style-name="ce1" office:value-type="string">
            <text:p>Reference5</text:p>
          </table:table-cell>
          <table:table-cell table:style-name="ce1" office:value-type="string">
            <text:p>Manufacturer5</text:p>
          </table:table-cell>
          <table:table-cell table:style-name="ce1" office:value-type="string">
            <text:p>Typ5</text:p>
          </table:table-cell>
          <table:table-cell office:value-type="string">
            <text:p>Price5</text:p>
          </table:table-cell>
          <table:table-cell table:style-name="ce4" office:value-type="string">
            <text:p>Currency5</text:p>
          </table:table-cell>
          <table:table-cell office:value-type="string">
            <text:p>DateOfPrice5</text:p>
          </table:table-cell>
          <table:table-cell office:value-type="string">
            <text:p>Replacement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1364A.68</text:p>
          </table:table-cell>
          <table:table-cell table:style-name="ce1" office:value-type="string">
            <text:p>fi1</text:p>
          </table:table-cell>
          <table:table-cell table:style-name="ce1" office:value-type="string">
            <text:p>PAD4_5MM</text:p>
          </table:table-cell>
          <table:table-cell table:style-name="ce1" office:value-type="string">
            <text:p>1364A.68</text:p>
          </table:table-cell>
          <table:table-cell table:style-name="ce1"/>
          <table:table-cell table:style-name="ce109" office:value-type="string">
            <text:p>Kołek lutowniczy; THT; cynowany; mosiądz; Ø:1mm; Dł.całk:9,5mm</text:p>
          </table:table-cell>
          <table:table-cell office:value-type="string">
            <text:p>tme.pl</text:p>
          </table:table-cell>
          <table:table-cell table:style-name="ce1" office:value-type="string">
            <text:p>1364A.68</text:p>
          </table:table-cell>
          <table:table-cell office:value-type="string">
            <text:p>Vogt</text:p>
          </table:table-cell>
          <table:table-cell table:style-name="ce1" office:value-type="string">
            <text:p>1364A.68</text:p>
          </table:table-cell>
          <table:table-cell office:value-type="float" office:value="0.12">
            <text:p>0,1200</text:p>
          </table:table-cell>
          <table:table-cell office:value-type="string">
            <text:p>PLN</text:p>
          </table:table-cell>
          <table:table-cell office:value-type="date" office:date-value="2017-01-11">
            <text:p>11-01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15EDGVC-3.81-07P</text:p>
          </table:table-cell>
          <table:table-cell table:style-name="ce1" office:value-type="string">
            <text:p>7x3.81px7</text:p>
          </table:table-cell>
          <table:table-cell table:style-name="ce1" office:value-type="string">
            <text:p>HEADER7</text:p>
          </table:table-cell>
          <table:table-cell table:style-name="ce1" office:value-type="string">
            <text:p>DEGSON_M_1,5/7-EDGVC-3,81</text:p>
          </table:table-cell>
          <table:table-cell table:style-name="ce1"/>
          <table:table-cell table:style-name="ce109" office:value-type="string">
            <text:p>connector 3.81mm pitch, straight, 7 pole, male</text:p>
          </table:table-cell>
          <table:table-cell table:number-columns-repeated="5"/>
          <table:table-cell table:style-name="ce4" office:value-type="string">
            <text:p>PLN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24 5087 060 900 861</text:p>
          </table:table-cell>
          <table:table-cell table:style-name="ce1" office:value-type="string">
            <text:p>0.5mm_pitch</text:p>
          </table:table-cell>
          <table:table-cell table:style-name="ce1" office:value-type="string">
            <text:p>HEADER30X2</text:p>
          </table:table-cell>
          <table:table-cell table:style-name="ce1" table:number-columns-repeated="2"/>
          <table:table-cell table:style-name="ce109" office:value-type="string">
            <text:p>PCB mounting precision socket for SIM305</text:p>
          </table:table-cell>
          <table:table-cell table:style-name="ce1" office:value-type="string">
            <text:p>microdis.net</text:p>
          </table:table-cell>
          <table:table-cell table:style-name="ce1" office:value-type="string">
            <text:p>24 5087 060 900 861</text:p>
          </table:table-cell>
          <table:table-cell table:style-name="ce1" office:value-type="string">
            <text:p>Kyocera</text:p>
          </table:table-cell>
          <table:table-cell table:style-name="ce1" office:value-type="string">
            <text:p>24 5087 060 900 861</text:p>
          </table:table-cell>
          <table:table-cell/>
          <table:table-cell table:style-name="ce4" office:value-type="string">
            <text:p>PLN</text:p>
          </table:table-cell>
          <table:table-cell office:value-type="date" office:date-value="2010-02-01">
            <text:p>01-02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67171-2001</text:p>
          </table:table-cell>
          <table:table-cell table:style-name="ce1" office:value-type="string">
            <text:p>MX-67171-2001</text:p>
          </table:table-cell>
          <table:table-cell table:style-name="ce1" office:value-type="string">
            <text:p>67171-2001</text:p>
          </table:table-cell>
          <table:table-cell table:style-name="ce1" office:value-type="string">
            <text:p>MX-67171-2001</text:p>
          </table:table-cell>
          <table:table-cell table:style-name="ce1"/>
          <table:table-cell table:style-name="ce109" office:value-type="string">
            <text:p>USB socket type B, straight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MX-67171-2001</text:p>
          </table:table-cell>
          <table:table-cell table:style-name="ce1" office:value-type="string">
            <text:p>Molex</text:p>
          </table:table-cell>
          <table:table-cell table:style-name="ce1" office:value-type="string">
            <text:p>67171-2001</text:p>
          </table:table-cell>
          <table:table-cell office:value-type="float" office:value="3.99">
            <text:p>3,9900</text:p>
          </table:table-cell>
          <table:table-cell table:style-name="ce4" office:value-type="string">
            <text:p>PLN</text:p>
          </table:table-cell>
          <table:table-cell table:number-columns-repeated="1010"/>
        </table:table-row>
        <table:table-row table:style-name="ro1">
          <table:table-cell office:value-type="string">
            <text:p>AWP-14</text:p>
          </table:table-cell>
          <table:table-cell table:style-name="ce1" office:value-type="string">
            <text:p>IDC14</text:p>
          </table:table-cell>
          <table:table-cell table:style-name="ce1" office:value-type="string">
            <text:p>HEADER7X2</text:p>
          </table:table-cell>
          <table:table-cell table:style-name="ce1" table:number-columns-repeated="2"/>
          <table:table-cell table:style-name="ce109" office:value-type="string">
            <text:p>Wtyk; IDC; żeńskie; PIN:14; IDC; na taśmę; 1,27mm; złocony</text:p>
          </table:table-cell>
          <table:table-cell table:style-name="ce1" office:value-type="string">
            <text:p>tme.pl</text:p>
          </table:table-cell>
          <table:table-cell office:value-type="string">
            <text:p>AWP-14</text:p>
          </table:table-cell>
          <table:table-cell table:style-name="ce1" office:value-type="string">
            <text:p>Ninigi</text:p>
          </table:table-cell>
          <table:table-cell office:value-type="string">
            <text:p>AWP-14</text:p>
          </table:table-cell>
          <table:table-cell office:value-type="float" office:value="1.36">
            <text:p>1,3600</text:p>
          </table:table-cell>
          <table:table-cell table:style-name="ce4" office:value-type="string">
            <text:p>PLN</text:p>
          </table:table-cell>
          <table:table-cell office:value-type="date" office:date-value="2017-02-27">
            <text:p>27-02-2017</text:p>
          </table:table-cell>
          <table:table-cell office:value-type="string">
            <text:p>maritex: IDC14</text:p>
          </table:table-cell>
          <table:table-cell table:number-columns-repeated="1008"/>
        </table:table-row>
        <table:table-row table:style-name="ro1">
          <table:table-cell office:value-type="string">
            <text:p>AWP-16</text:p>
          </table:table-cell>
          <table:table-cell table:style-name="ce1" office:value-type="string">
            <text:p>IDC16</text:p>
          </table:table-cell>
          <table:table-cell table:style-name="ce1" office:value-type="string">
            <text:p>HEADER8X2</text:p>
          </table:table-cell>
          <table:table-cell table:style-name="ce1" table:number-columns-repeated="2"/>
          <table:table-cell table:style-name="ce109" office:value-type="string">
            <text:p>Wtyk; IDC; żeńskie; PIN:16; IDC; na taśmę; 1,27mm; złocony</text:p>
          </table:table-cell>
          <table:table-cell table:style-name="ce1" office:value-type="string">
            <text:p>tme.pl</text:p>
          </table:table-cell>
          <table:table-cell office:value-type="string">
            <text:p>AWP-16</text:p>
          </table:table-cell>
          <table:table-cell table:style-name="ce1" office:value-type="string">
            <text:p>Ninigi</text:p>
          </table:table-cell>
          <table:table-cell office:value-type="string">
            <text:p>AWP-16</text:p>
          </table:table-cell>
          <table:table-cell office:value-type="float" office:value="1.2157">
            <text:p>1,2157</text:p>
          </table:table-cell>
          <table:table-cell table:style-name="ce4" office:value-type="string">
            <text:p>PLN</text:p>
          </table:table-cell>
          <table:table-cell office:value-type="date" office:date-value="2016-07-04">
            <text:p>04-07-2016</text:p>
          </table:table-cell>
          <table:table-cell office:value-type="string">
            <text:p>maritex: IDC16</text:p>
          </table:table-cell>
          <table:table-cell table:number-columns-repeated="1008"/>
        </table:table-row>
        <table:table-row table:style-name="ro1">
          <table:table-cell office:value-type="string">
            <text:p>AWP-20</text:p>
          </table:table-cell>
          <table:table-cell table:style-name="ce1" office:value-type="string">
            <text:p>IDC20</text:p>
          </table:table-cell>
          <table:table-cell table:style-name="ce1" office:value-type="string">
            <text:p>HEADER10X2</text:p>
          </table:table-cell>
          <table:table-cell table:style-name="ce1" table:number-columns-repeated="2"/>
          <table:table-cell table:style-name="ce109" office:value-type="string">
            <text:p>Wtyk; IDC; żeńskie; PIN:20; IDC; na taśmę; 1,27mm; złocony</text:p>
          </table:table-cell>
          <table:table-cell table:style-name="ce1" office:value-type="string">
            <text:p>tme.pl</text:p>
          </table:table-cell>
          <table:table-cell office:value-type="string">
            <text:p>AWP-20</text:p>
          </table:table-cell>
          <table:table-cell table:style-name="ce1" office:value-type="string">
            <text:p>Ninigi</text:p>
          </table:table-cell>
          <table:table-cell office:value-type="string">
            <text:p>AWP-20</text:p>
          </table:table-cell>
          <table:table-cell office:value-type="float" office:value="1.35">
            <text:p>1,3500</text:p>
          </table:table-cell>
          <table:table-cell table:style-name="ce4" office:value-type="string">
            <text:p>PLN</text:p>
          </table:table-cell>
          <table:table-cell office:value-type="date" office:date-value="2016-11-23">
            <text:p>23-11-2016</text:p>
          </table:table-cell>
          <table:table-cell office:value-type="string">
            <text:p>maritex: IDC20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BC-001/B</text:p>
          </table:table-cell>
          <table:table-cell table:style-name="ce1" office:value-type="string">
            <text:p>4mm</text:p>
          </table:table-cell>
          <table:table-cell table:style-name="ce1" office:value-type="string">
            <text:p>ARROW</text:p>
          </table:table-cell>
          <table:table-cell table:style-name="ce1" table:number-columns-repeated="2"/>
          <table:table-cell table:style-name="ce109" office:value-type="string">
            <text:p>Banana plug, insulated 4mm, black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BC-001/B</text:p>
          </table:table-cell>
          <table:table-cell table:style-name="ce1" table:number-columns-repeated="2"/>
          <table:table-cell office:value-type="float" office:value="2.49">
            <text:p>2,4900</text:p>
          </table:table-cell>
          <table:table-cell table:style-name="ce4" office:value-type="string">
            <text:p>PLN</text:p>
          </table:table-cell>
          <table:table-cell office:value-type="date" office:date-value="2010-08-20">
            <text:p>20-08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BC-001/R</text:p>
          </table:table-cell>
          <table:table-cell table:style-name="ce1" office:value-type="string">
            <text:p>4mm</text:p>
          </table:table-cell>
          <table:table-cell table:style-name="ce1" office:value-type="string">
            <text:p>ARROW</text:p>
          </table:table-cell>
          <table:table-cell table:style-name="ce1" table:number-columns-repeated="2"/>
          <table:table-cell table:style-name="ce109" office:value-type="string">
            <text:p>Banana plug, insulated 4mm, black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BC-001/R</text:p>
          </table:table-cell>
          <table:table-cell table:style-name="ce1" table:number-columns-repeated="2"/>
          <table:table-cell office:value-type="float" office:value="2.49">
            <text:p>2,4900</text:p>
          </table:table-cell>
          <table:table-cell table:style-name="ce4" office:value-type="string">
            <text:p>PLN</text:p>
          </table:table-cell>
          <table:table-cell office:value-type="date" office:date-value="2010-08-20">
            <text:p>20-08-201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BH10S</text:p>
          </table:table-cell>
          <table:table-cell table:style-name="ce1" office:value-type="string">
            <text:p>HEADER5X2</text:p>
          </table:table-cell>
          <table:table-cell table:style-name="ce1" office:value-type="string">
            <text:p>BH10S</text:p>
          </table:table-cell>
          <table:table-cell table:style-name="ce1"/>
          <table:table-cell table:style-name="ce109" office:value-type="string">
            <text:p>2.54 box header dual rows dip type, 14 pole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BH10S</text:p>
          </table:table-cell>
          <table:table-cell table:style-name="ce1" office:value-type="string">
            <text:p>Greenconn</text:p>
          </table:table-cell>
          <table:table-cell table:style-name="ce1"/>
          <table:table-cell office:value-type="float" office:value="0.32">
            <text:p>0,3200</text:p>
          </table:table-cell>
          <table:table-cell table:style-name="ce4" office:value-type="string">
            <text:p>PLN</text:p>
          </table:table-cell>
          <table:table-cell office:value-type="date" office:date-value="2011-03-20">
            <text:p>20-03-2011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BH14R</text:p>
          </table:table-cell>
          <table:table-cell table:style-name="ce1" office:value-type="string">
            <text:p>HEADER7X2</text:p>
          </table:table-cell>
          <table:table-cell table:style-name="ce1" office:value-type="string">
            <text:p>BH14R</text:p>
          </table:table-cell>
          <table:table-cell table:style-name="ce1"/>
          <table:table-cell table:style-name="ce109" office:value-type="string">
            <text:p>2.54 box header dual rows dip type, 14 poles, angled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BH14R</text:p>
          </table:table-cell>
          <table:table-cell table:style-name="ce1" office:value-type="string">
            <text:p>Greenconn</text:p>
          </table:table-cell>
          <table:table-cell table:style-name="ce1"/>
          <table:table-cell office:value-type="float" office:value="0.85">
            <text:p>0,8500</text:p>
          </table:table-cell>
          <table:table-cell table:style-name="ce4" office:value-type="string">
            <text:p>PLN</text:p>
          </table:table-cell>
          <table:table-cell office:value-type="date" office:date-value="2013-06-03">
            <text:p>03-06-2013</text:p>
          </table:table-cell>
          <table:table-cell office:value-type="string">
            <text:p>tme.pl: T821-1-14-R1,ZL231-14KG</text:p>
          </table:table-cell>
          <table:table-cell table:number-columns-repeated="1008"/>
        </table:table-row>
        <table:table-row table:style-name="ro1">
          <table:table-cell table:number-columns-repeated="2" table:style-name="ce1" office:value-type="string">
            <text:p>BH14S</text:p>
          </table:table-cell>
          <table:table-cell table:style-name="ce1" office:value-type="string">
            <text:p>HEADER7X2</text:p>
          </table:table-cell>
          <table:table-cell table:style-name="ce1" office:value-type="string">
            <text:p>BH14S</text:p>
          </table:table-cell>
          <table:table-cell table:style-name="ce1"/>
          <table:table-cell table:style-name="ce109" office:value-type="string">
            <text:p>2.54 box header dual rows dip type, 14 pole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BH14S</text:p>
          </table:table-cell>
          <table:table-cell table:style-name="ce1" office:value-type="string">
            <text:p>Greenconn</text:p>
          </table:table-cell>
          <table:table-cell table:style-name="ce1"/>
          <table:table-cell office:value-type="float" office:value="0.55">
            <text:p>0,5500</text:p>
          </table:table-cell>
          <table:table-cell table:style-name="ce4" office:value-type="string">
            <text:p>PLN</text:p>
          </table:table-cell>
          <table:table-cell office:value-type="date" office:date-value="2014-01-29">
            <text:p>29-01-2014</text:p>
          </table:table-cell>
          <table:table-cell office:value-type="string">
            <text:p>tme.pl: T821-1-14-S1, ZL231-14PG</text:p>
          </table:table-cell>
          <table:table-cell table:number-columns-repeated="1008"/>
        </table:table-row>
        <table:table-row table:style-name="ro1">
          <table:table-cell table:number-columns-repeated="2" table:style-name="ce1" office:value-type="string">
            <text:p>BH16S</text:p>
          </table:table-cell>
          <table:table-cell table:style-name="ce1" office:value-type="string">
            <text:p>HEADER8X2</text:p>
          </table:table-cell>
          <table:table-cell table:style-name="ce1" office:value-type="string">
            <text:p>BH16S</text:p>
          </table:table-cell>
          <table:table-cell table:style-name="ce1" office:value-type="string">
            <text:p>BH16SCOMP</text:p>
          </table:table-cell>
          <table:table-cell table:style-name="ce109" office:value-type="string">
            <text:p>2.54 box header dual rows dip type, 16 pole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BH16S</text:p>
          </table:table-cell>
          <table:table-cell table:style-name="ce1" office:value-type="string">
            <text:p>Greenconn</text:p>
          </table:table-cell>
          <table:table-cell table:style-name="ce1"/>
          <table:table-cell office:value-type="float" office:value="0.6">
            <text:p>0,6000</text:p>
          </table:table-cell>
          <table:table-cell table:style-name="ce4" office:value-type="string">
            <text:p>PLN</text:p>
          </table:table-cell>
          <table:table-cell office:value-type="date" office:date-value="2014-01-29">
            <text:p>29-01-2014</text:p>
          </table:table-cell>
          <table:table-cell office:value-type="string">
            <text:p>tme.pl: T821-1-16-S1,ZL231-16PG</text:p>
          </table:table-cell>
          <table:table-cell table:number-columns-repeated="1008"/>
        </table:table-row>
        <table:table-row table:style-name="ro1">
          <table:table-cell table:number-columns-repeated="2" table:style-name="ce1" office:value-type="string">
            <text:p>BH20S</text:p>
          </table:table-cell>
          <table:table-cell table:style-name="ce1" office:value-type="string">
            <text:p>HEADER10X2</text:p>
          </table:table-cell>
          <table:table-cell table:style-name="ce1" office:value-type="string">
            <text:p>BH20S</text:p>
          </table:table-cell>
          <table:table-cell table:style-name="ce1"/>
          <table:table-cell table:style-name="ce109" office:value-type="string">
            <text:p>2.54 box header dual rows dip type, 20 pole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BH20S</text:p>
          </table:table-cell>
          <table:table-cell table:style-name="ce1" table:number-columns-repeated="2"/>
          <table:table-cell office:value-type="float" office:value="0.65">
            <text:p>0,6500</text:p>
          </table:table-cell>
          <table:table-cell table:style-name="ce4" office:value-type="string">
            <text:p>PLN</text:p>
          </table:table-cell>
          <table:table-cell office:value-type="date" office:date-value="2014-06-16">
            <text:p>16-06-201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BH26R</text:p>
          </table:table-cell>
          <table:table-cell table:style-name="ce1" office:value-type="string">
            <text:p>HEADER13X2</text:p>
          </table:table-cell>
          <table:table-cell table:style-name="ce1" office:value-type="string">
            <text:p>BH26R</text:p>
          </table:table-cell>
          <table:table-cell table:style-name="ce1"/>
          <table:table-cell table:style-name="ce109" office:value-type="string">
            <text:p>2.54 box header dual rows dip type, 26 pole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BH26R</text:p>
          </table:table-cell>
          <table:table-cell table:style-name="ce1" table:number-columns-repeated="2"/>
          <table:table-cell office:value-type="float" office:value="0.99">
            <text:p>0,9900</text:p>
          </table:table-cell>
          <table:table-cell table:style-name="ce4" office:value-type="string">
            <text:p>PLN</text:p>
          </table:table-cell>
          <table:table-cell office:value-type="date" office:date-value="2014-02-27">
            <text:p>27-02-201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BH26S</text:p>
          </table:table-cell>
          <table:table-cell table:style-name="ce1" office:value-type="string">
            <text:p>HEADER13X2</text:p>
          </table:table-cell>
          <table:table-cell table:style-name="ce1" office:value-type="string">
            <text:p>BH26S</text:p>
          </table:table-cell>
          <table:table-cell table:style-name="ce1"/>
          <table:table-cell table:style-name="ce109" office:value-type="string">
            <text:p>2.54 box header dual rows dip type, 26 pole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BH26S</text:p>
          </table:table-cell>
          <table:table-cell table:style-name="ce1" table:number-columns-repeated="2"/>
          <table:table-cell office:value-type="float" office:value="0.69">
            <text:p>0,6900</text:p>
          </table:table-cell>
          <table:table-cell table:style-name="ce4" office:value-type="string">
            <text:p>PLN</text:p>
          </table:table-cell>
          <table:table-cell office:value-type="date" office:date-value="2014-02-14">
            <text:p>14-02-201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BH40S</text:p>
          </table:table-cell>
          <table:table-cell table:style-name="ce1" office:value-type="string">
            <text:p>HEADER20X2</text:p>
          </table:table-cell>
          <table:table-cell table:style-name="ce1" office:value-type="string">
            <text:p>BH40S</text:p>
          </table:table-cell>
          <table:table-cell table:style-name="ce1"/>
          <table:table-cell table:style-name="ce109" office:value-type="string">
            <text:p>2.54 box header dual rows dip type, 40 pole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BH40S</text:p>
          </table:table-cell>
          <table:table-cell table:style-name="ce1" table:number-columns-repeated="2"/>
          <table:table-cell office:value-type="float" office:value="0.89">
            <text:p>0,8900</text:p>
          </table:table-cell>
          <table:table-cell table:style-name="ce4" office:value-type="string">
            <text:p>PLN</text:p>
          </table:table-cell>
          <table:table-cell office:value-type="date" office:date-value="2014-02-27">
            <text:p>27-02-201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BHMT10S</text:p>
          </table:table-cell>
          <table:table-cell table:style-name="ce1" office:value-type="string">
            <text:p>HEADER5X2</text:p>
          </table:table-cell>
          <table:table-cell table:style-name="ce1" office:value-type="string">
            <text:p>BHMT10S</text:p>
          </table:table-cell>
          <table:table-cell table:style-name="ce1"/>
          <table:table-cell table:style-name="ce109" office:value-type="string">
            <text:p>connector 2mm pitch, SMD, 10 pole, strigh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BHMT10S</text:p>
          </table:table-cell>
          <table:table-cell table:style-name="ce1" office:value-type="string">
            <text:p>Greenconn</text:p>
          </table:table-cell>
          <table:table-cell table:style-name="ce1"/>
          <table:table-cell office:value-type="float" office:value="0.63">
            <text:p>0,6300</text:p>
          </table:table-cell>
          <table:table-cell table:style-name="ce4" office:value-type="string">
            <text:p>PLN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string">
            <text:p>BHMT20S</text:p>
          </table:table-cell>
          <table:table-cell table:style-name="ce1" office:value-type="string">
            <text:p>HEADER10X2</text:p>
          </table:table-cell>
          <table:table-cell table:style-name="ce1" office:value-type="string">
            <text:p>BHMT20S</text:p>
          </table:table-cell>
          <table:table-cell table:style-name="ce1"/>
          <table:table-cell table:style-name="ce109" office:value-type="string">
            <text:p>connector 2mm pitch, SMD, 2x10pins, strigh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BHMT20S</text:p>
          </table:table-cell>
          <table:table-cell table:style-name="ce1" office:value-type="string">
            <text:p>Greenconn</text:p>
          </table:table-cell>
          <table:table-cell table:style-name="ce1"/>
          <table:table-cell office:value-type="float" office:value="1.18">
            <text:p>1,1800</text:p>
          </table:table-cell>
          <table:table-cell table:style-name="ce4" office:value-type="string">
            <text:p>PLN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string">
            <text:p>BHT10S</text:p>
          </table:table-cell>
          <table:table-cell table:style-name="ce1" office:value-type="string">
            <text:p>HEADER5X2</text:p>
          </table:table-cell>
          <table:table-cell table:style-name="ce1" office:value-type="string">
            <text:p>BHT10S</text:p>
          </table:table-cell>
          <table:table-cell table:style-name="ce1"/>
          <table:table-cell table:style-name="ce109" office:value-type="string">
            <text:p>connector 2,54mm pitch, SMD, 10 pole, straight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BHT10S</text:p>
          </table:table-cell>
          <table:table-cell table:style-name="ce1" office:value-type="string">
            <text:p>Greenconn</text:p>
          </table:table-cell>
          <table:table-cell table:style-name="ce1" office:value-type="string">
            <text:p>PHC204-10-01A01A</text:p>
          </table:table-cell>
          <table:table-cell office:value-type="float" office:value="1.29">
            <text:p>1,2900</text:p>
          </table:table-cell>
          <table:table-cell table:style-name="ce4" office:value-type="string">
            <text:p>PLN</text:p>
          </table:table-cell>
          <table:table-cell office:value-type="date" office:date-value="2013-10-12">
            <text:p>12-10-201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BHT14S</text:p>
          </table:table-cell>
          <table:table-cell table:style-name="ce1" office:value-type="string">
            <text:p>HEADER7X2</text:p>
          </table:table-cell>
          <table:table-cell table:style-name="ce1" office:value-type="string">
            <text:p>BHT14S</text:p>
          </table:table-cell>
          <table:table-cell table:style-name="ce1"/>
          <table:table-cell table:style-name="ce109" office:value-type="string">
            <text:p>connector 2,54mm pitch, SMD, 14 pole, straight, male</text:p>
          </table:table-cell>
          <table:table-cell table:number-columns-repeated="5"/>
          <table:table-cell table:style-name="ce4" office:value-type="string">
            <text:p>PLN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string">
            <text:p>BHT20S</text:p>
          </table:table-cell>
          <table:table-cell table:style-name="ce1" office:value-type="string">
            <text:p>HEADER10X2</text:p>
          </table:table-cell>
          <table:table-cell table:style-name="ce1" office:value-type="string">
            <text:p>BHT20S</text:p>
          </table:table-cell>
          <table:table-cell table:style-name="ce1"/>
          <table:table-cell table:style-name="ce109" office:value-type="string">
            <text:p>connector 2,54mm pitch, SMD, 20 pole, straight, male</text:p>
          </table:table-cell>
          <table:table-cell table:number-columns-repeated="5"/>
          <table:table-cell table:style-name="ce4" office:value-type="string">
            <text:p>PLN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string">
            <text:p>BHT26S</text:p>
          </table:table-cell>
          <table:table-cell table:style-name="ce1" office:value-type="string">
            <text:p>HEADER13X2</text:p>
          </table:table-cell>
          <table:table-cell table:style-name="ce1" office:value-type="string">
            <text:p>BHT26S</text:p>
          </table:table-cell>
          <table:table-cell table:style-name="ce1"/>
          <table:table-cell table:style-name="ce109" office:value-type="string">
            <text:p>connector 2,54mm pitch, SMD, 20 pole, straight, male</text:p>
          </table:table-cell>
          <table:table-cell table:number-columns-repeated="5"/>
          <table:table-cell table:style-name="ce4" office:value-type="string">
            <text:p>PLN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NC-125</text:p>
          </table:table-cell>
          <table:table-cell table:style-name="ce1" office:value-type="string">
            <text:p>35mm</text:p>
          </table:table-cell>
          <table:table-cell table:style-name="ce1" office:value-type="string">
            <text:p>BNC</text:p>
          </table:table-cell>
          <table:table-cell table:style-name="ce1" office:value-type="string">
            <text:p>BNC-125</text:p>
          </table:table-cell>
          <table:table-cell table:style-name="ce1"/>
          <table:table-cell table:style-name="ce109" office:value-type="string">
            <text:p>Scoket BNC for PCB, shielded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BNC-125</text:p>
          </table:table-cell>
          <table:table-cell table:style-name="ce1" table:number-columns-repeated="2"/>
          <table:table-cell office:value-type="float" office:value="13.9">
            <text:p>13,9000</text:p>
          </table:table-cell>
          <table:table-cell table:style-name="ce4" office:value-type="string">
            <text:p>PLN</text:p>
          </table:table-cell>
          <table:table-cell office:value-type="date" office:date-value="2010-01-07">
            <text:p>07-01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BZO-1</text:p>
          </table:table-cell>
          <table:table-cell table:style-name="ce1" office:value-type="string">
            <text:p>PAD1_5MM</text:p>
          </table:table-cell>
          <table:table-cell table:style-name="ce1" office:value-type="string">
            <text:p>PAD4_5MM</text:p>
          </table:table-cell>
          <table:table-cell table:style-name="ce1" office:value-type="string">
            <text:p>PAD1_5MM</text:p>
          </table:table-cell>
          <table:table-cell table:style-name="ce1"/>
          <table:table-cell table:style-name="ce109" office:value-type="string">
            <text:p>ring terminal for PCB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BZO-1</text:p>
          </table:table-cell>
          <table:table-cell table:style-name="ce1" table:number-columns-repeated="2"/>
          <table:table-cell office:value-type="float" office:value="0.272">
            <text:p>0,2720</text:p>
          </table:table-cell>
          <table:table-cell table:style-name="ce4" office:value-type="string">
            <text:p>PLN</text:p>
          </table:table-cell>
          <table:table-cell office:value-type="date" office:date-value="2013-05-14">
            <text:p>14-05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C70710M0060492</text:p>
          </table:table-cell>
          <table:table-cell table:style-name="ce1" office:value-type="string">
            <text:p>SIMHOLDER</text:p>
          </table:table-cell>
          <table:table-cell table:number-columns-repeated="2" table:style-name="ce1" office:value-type="string">
            <text:p>C70710M0060492</text:p>
          </table:table-cell>
          <table:table-cell table:style-name="ce1"/>
          <table:table-cell table:style-name="ce109" office:value-type="string">
            <text:p>Smart Card Connector with 2 positioning pins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C707-10M006-049</text:p>
          </table:table-cell>
          <table:table-cell table:style-name="ce1" office:value-type="string">
            <text:p>Amphenol</text:p>
          </table:table-cell>
          <table:table-cell table:style-name="ce1" office:value-type="string">
            <text:p>C707 10M006 049 2</text:p>
          </table:table-cell>
          <table:table-cell office:value-type="float" office:value="5.32">
            <text:p>5,3200</text:p>
          </table:table-cell>
          <table:table-cell table:style-name="ce4" office:value-type="string">
            <text:p>PLN</text:p>
          </table:table-cell>
          <table:table-cell office:value-type="date" office:date-value="2015-11-20">
            <text:p>20-11-2015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CH004-2032</text:p>
          </table:table-cell>
          <table:table-cell table:style-name="ce1" office:value-type="string">
            <text:p>32x16mm</text:p>
          </table:table-cell>
          <table:table-cell table:style-name="ce1" office:value-type="string">
            <text:p>BATTSOCK</text:p>
          </table:table-cell>
          <table:table-cell table:style-name="ce1" office:value-type="string">
            <text:p>CH004-2032</text:p>
          </table:table-cell>
          <table:table-cell table:style-name="ce1"/>
          <table:table-cell table:style-name="ce109" office:value-type="string">
            <text:p>Battery holder for CR2032</text:p>
          </table:table-cell>
          <table:table-cell office:value-type="string">
            <text:p>tme.pl</text:p>
          </table:table-cell>
          <table:table-cell table:style-name="ce1" office:value-type="string">
            <text:p>CH004-2032</text:p>
          </table:table-cell>
          <table:table-cell office:value-type="string">
            <text:p>COMF</text:p>
          </table:table-cell>
          <table:table-cell table:style-name="ce1" office:value-type="string">
            <text:p>CH004-2032</text:p>
          </table:table-cell>
          <table:table-cell office:value-type="float" office:value="2.9">
            <text:p>2,9000</text:p>
          </table:table-cell>
          <table:table-cell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DC1110-CN</text:p>
          </table:table-cell>
          <table:table-cell table:number-columns-repeated="3" table:style-name="ce1" office:value-type="string">
            <text:p>DC1110</text:p>
          </table:table-cell>
          <table:table-cell table:style-name="ce1"/>
          <table:table-cell table:style-name="ce109" office:value-type="string">
            <text:p>Elbow socket, male, with pin fi 1mm, hole fi 4.5mm, RoH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DC1110-CN</text:p>
          </table:table-cell>
          <table:table-cell table:style-name="ce1" table:number-columns-repeated="2"/>
          <table:table-cell office:value-type="float" office:value="0.39">
            <text:p>0,3900</text:p>
          </table:table-cell>
          <table:table-cell table:style-name="ce4" office:value-type="string">
            <text:p>PLN</text:p>
          </table:table-cell>
          <table:table-cell table:number-columns-repeated="1010"/>
        </table:table-row>
        <table:table-row table:style-name="ro1">
          <table:table-cell office:value-type="string">
            <text:p>DG235-5.0-02P</text:p>
          </table:table-cell>
          <table:table-cell office:value-type="string">
            <text:p>6x5mm</text:p>
          </table:table-cell>
          <table:table-cell table:number-columns-repeated="2" office:value-type="string">
            <text:p>DG235-5.0-02P</text:p>
          </table:table-cell>
          <table:table-cell/>
          <table:table-cell office:value-type="string">
            <text:p>Listwa zaciskowa; kątowe 90°; 1,5mm2; tory:2; cynowany; 15A; szary</text:p>
          </table:table-cell>
          <table:table-cell office:value-type="string">
            <text:p>tme.pl</text:p>
          </table:table-cell>
          <table:table-cell office:value-type="string">
            <text:p>DG235-5.0-02P</text:p>
          </table:table-cell>
          <table:table-cell office:value-type="string">
            <text:p>Degson</text:p>
          </table:table-cell>
          <table:table-cell office:value-type="string">
            <text:p>DG235-5.0-02P-11-00A(H)</text:p>
          </table:table-cell>
          <table:table-cell office:value-type="float" office:value="0.8845">
            <text:p>0,8845</text:p>
          </table:table-cell>
          <table:table-cell office:value-type="string">
            <text:p>PLN</text:p>
          </table:table-cell>
          <table:table-cell office:value-type="date" office:date-value="2016-03-25">
            <text:p>25-03-2016</text:p>
          </table:table-cell>
          <table:table-cell table:number-columns-repeated="1009"/>
        </table:table-row>
        <table:table-row table:style-name="ro1">
          <table:table-cell office:value-type="string">
            <text:p>DG235-5.0-04P</text:p>
          </table:table-cell>
          <table:table-cell office:value-type="string">
            <text:p>6x5mm</text:p>
          </table:table-cell>
          <table:table-cell table:number-columns-repeated="2" office:value-type="string">
            <text:p>DG235-5.0-04P</text:p>
          </table:table-cell>
          <table:table-cell/>
          <table:table-cell office:value-type="string">
            <text:p>Listwa zaciskowa; kątowe 90°; 1,5mm2; tory:4; cynowany; 15A; szary</text:p>
          </table:table-cell>
          <table:table-cell office:value-type="string">
            <text:p>tme.pl</text:p>
          </table:table-cell>
          <table:table-cell office:value-type="string">
            <text:p>DG235-5.0-04P</text:p>
          </table:table-cell>
          <table:table-cell office:value-type="string">
            <text:p>Degson</text:p>
          </table:table-cell>
          <table:table-cell office:value-type="string">
            <text:p>DG235-5.0-04P-11-00A(H)</text:p>
          </table:table-cell>
          <table:table-cell office:value-type="float" office:value="1.6218">
            <text:p>1,6218</text:p>
          </table:table-cell>
          <table:table-cell office:value-type="string">
            <text:p>PLN</text:p>
          </table:table-cell>
          <table:table-cell office:value-type="date" office:date-value="2016-03-25">
            <text:p>25-03-2016</text:p>
          </table:table-cell>
          <table:table-cell table:number-columns-repeated="1009"/>
        </table:table-row>
        <table:table-row table:style-name="ro1">
          <table:table-cell office:value-type="string">
            <text:p>DG235-5.0-06P</text:p>
          </table:table-cell>
          <table:table-cell office:value-type="string">
            <text:p>6x5mm</text:p>
          </table:table-cell>
          <table:table-cell table:number-columns-repeated="2" office:value-type="string">
            <text:p>DG235-5.0-06P</text:p>
          </table:table-cell>
          <table:table-cell/>
          <table:table-cell office:value-type="string">
            <text:p>Listwa zaciskowa; kątowe 90°; 1,5mm2; tory:6; cynowany; 15A; szary</text:p>
          </table:table-cell>
          <table:table-cell office:value-type="string">
            <text:p>tme.pl</text:p>
          </table:table-cell>
          <table:table-cell office:value-type="string">
            <text:p>DG235-5.0-06P</text:p>
          </table:table-cell>
          <table:table-cell office:value-type="string">
            <text:p>Degson</text:p>
          </table:table-cell>
          <table:table-cell office:value-type="string">
            <text:p>DG235-5.0-06P-11-00A(H)</text:p>
          </table:table-cell>
          <table:table-cell office:value-type="float" office:value="2.2944">
            <text:p>2,2944</text:p>
          </table:table-cell>
          <table:table-cell office:value-type="string">
            <text:p>PLN</text:p>
          </table:table-cell>
          <table:table-cell office:value-type="date" office:date-value="2016-03-25">
            <text:p>25-03-2016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DG300-7.5-2P11</text:p>
          </table:table-cell>
          <table:table-cell table:style-name="ce1" office:value-type="string">
            <text:p>2x7.5mm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DG300-7.5-2P11</text:p>
          </table:table-cell>
          <table:table-cell table:style-name="ce1"/>
          <table:table-cell table:style-name="ce109" office:value-type="string">
            <text:p>Listwa zaciskowa; kątowe 90°; 2,5mm2; 7,5mm; tory:2; cynowany; 24A</text:p>
          </table:table-cell>
          <table:table-cell office:value-type="string">
            <text:p>tme.pl</text:p>
          </table:table-cell>
          <table:table-cell table:style-name="ce1" office:value-type="string">
            <text:p>DG300-7.5-2P11</text:p>
          </table:table-cell>
          <table:table-cell office:value-type="string">
            <text:p>Degson</text:p>
          </table:table-cell>
          <table:table-cell office:value-type="string">
            <text:p>DG300-7.5-02P-11-00A(H)</text:p>
          </table:table-cell>
          <table:table-cell office:value-type="float" office:value="0.81">
            <text:p>0,8100</text:p>
          </table:table-cell>
          <table:table-cell office:value-type="string">
            <text:p>PLN</text:p>
          </table:table-cell>
          <table:table-cell office:value-type="date" office:date-value="2017-07-14">
            <text:p>14-07-2017</text:p>
          </table:table-cell>
          <table:table-cell office:value-type="string">
            <text:p>maritex: TB7502S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DG300-7.5-3P11</text:p>
          </table:table-cell>
          <table:table-cell table:style-name="ce1" office:value-type="string">
            <text:p>3x7.5mm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DG300-7.5-3P11</text:p>
          </table:table-cell>
          <table:table-cell table:style-name="ce1"/>
          <table:table-cell table:style-name="ce109" office:value-type="string">
            <text:p>Listwa zaciskowa; kątowe 90°; 2,5mm2; 7,5mm; tory:3; cynowany; 24A</text:p>
          </table:table-cell>
          <table:table-cell office:value-type="string">
            <text:p>tme.pl</text:p>
          </table:table-cell>
          <table:table-cell table:style-name="ce1" office:value-type="string">
            <text:p>DG300-7.5-3P11</text:p>
          </table:table-cell>
          <table:table-cell office:value-type="string">
            <text:p>Degson</text:p>
          </table:table-cell>
          <table:table-cell office:value-type="string">
            <text:p>DG300-7.5-03P-11-00A(H)</text:p>
          </table:table-cell>
          <table:table-cell office:value-type="float" office:value="1.4">
            <text:p>1,4000</text:p>
          </table:table-cell>
          <table:table-cell office:value-type="string">
            <text:p>PLN</text:p>
          </table:table-cell>
          <table:table-cell office:value-type="date" office:date-value="2017-01-07">
            <text:p>07-01-2017</text:p>
          </table:table-cell>
          <table:table-cell office:value-type="string">
            <text:p>maritex: TB7503S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DG381-3.81-2P11</text:p>
          </table:table-cell>
          <table:table-cell table:style-name="ce1" office:value-type="string">
            <text:p>3x3.81mm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DG381-3.81-2P11</text:p>
          </table:table-cell>
          <table:table-cell table:style-name="ce1"/>
          <table:table-cell table:style-name="ce109" office:value-type="string">
            <text:p>Listwa zaciskowa; 3,81mm; kątowe 90°; 1,5mm2; tory:2; cynowany</text:p>
          </table:table-cell>
          <table:table-cell office:value-type="string">
            <text:p>tme.pl</text:p>
          </table:table-cell>
          <table:table-cell table:style-name="ce1" office:value-type="string">
            <text:p>DG381-3.81-2P11</text:p>
          </table:table-cell>
          <table:table-cell office:value-type="string">
            <text:p>Degson</text:p>
          </table:table-cell>
          <table:table-cell office:value-type="string">
            <text:p>DG381-3.81-02P-11-00A(H)</text:p>
          </table:table-cell>
          <table:table-cell office:value-type="float" office:value="1.4419">
            <text:p>1,4419</text:p>
          </table:table-cell>
          <table:table-cell office:value-type="string">
            <text:p>PLN</text:p>
          </table:table-cell>
          <table:table-cell office:value-type="date" office:date-value="2016-07-31">
            <text:p>31-07-2016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DP09G-1LF</text:p>
          </table:table-cell>
          <table:table-cell table:style-name="ce1" office:value-type="string">
            <text:p>DSUB9</text:p>
          </table:table-cell>
          <table:table-cell table:style-name="ce1" office:value-type="string">
            <text:p>DP09G</text:p>
          </table:table-cell>
          <table:table-cell table:style-name="ce1" table:number-columns-repeated="2"/>
          <table:table-cell table:style-name="ce109" office:value-type="string">
            <text:p>Cover for 9-pole D-Sub connector, grey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DP09G-1LF</text:p>
          </table:table-cell>
          <table:table-cell table:style-name="ce1" table:number-columns-repeated="2"/>
          <table:table-cell office:value-type="float" office:value="0.33">
            <text:p>0,3300</text:p>
          </table:table-cell>
          <table:table-cell table:style-name="ce4" office:value-type="string">
            <text:p>PLN</text:p>
          </table:table-cell>
          <table:table-cell office:value-type="date" office:date-value="2010-01-07">
            <text:p>07-01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DRB09RP-LF</text:p>
          </table:table-cell>
          <table:table-cell table:style-name="ce1" office:value-type="string">
            <text:p>DSUB9</text:p>
          </table:table-cell>
          <table:table-cell table:style-name="ce1" office:value-type="string">
            <text:p>DB9_SHIELD</text:p>
          </table:table-cell>
          <table:table-cell table:style-name="ce1" office:value-type="string">
            <text:p>DB9SLE</text:p>
          </table:table-cell>
          <table:table-cell table:style-name="ce1" office:value-type="string">
            <text:p>DB9SL</text:p>
          </table:table-cell>
          <table:table-cell table:style-name="ce109" office:value-type="string">
            <text:p>Male D-Sub connector, 9 pin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DRB09RP-LF</text:p>
          </table:table-cell>
          <table:table-cell table:style-name="ce1" office:value-type="string">
            <text:p>Xinya</text:p>
          </table:table-cell>
          <table:table-cell table:style-name="ce1"/>
          <table:table-cell office:value-type="float" office:value="0.79">
            <text:p>0,7900</text:p>
          </table:table-cell>
          <table:table-cell table:style-name="ce4" office:value-type="string">
            <text:p>PLN</text:p>
          </table:table-cell>
          <table:table-cell office:value-type="date" office:date-value="2012-10-05">
            <text:p>05-10-2012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DRB09RS</text:p>
          </table:table-cell>
          <table:table-cell table:style-name="ce1" office:value-type="string">
            <text:p>DB9</text:p>
          </table:table-cell>
          <table:table-cell table:style-name="ce1" office:value-type="string">
            <text:p>DB9_SHIELD</text:p>
          </table:table-cell>
          <table:table-cell table:style-name="ce1" office:value-type="string">
            <text:p>DB9FL</text:p>
          </table:table-cell>
          <table:table-cell table:style-name="ce1"/>
          <table:table-cell table:style-name="ce109" office:value-type="string">
            <text:p>Female D-Sub connector, 9 contacts, right ang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DRB09RS</text:p>
          </table:table-cell>
          <table:table-cell table:style-name="ce1" table:number-columns-repeated="2"/>
          <table:table-cell office:value-type="float" office:value="0.55">
            <text:p>0,5500</text:p>
          </table:table-cell>
          <table:table-cell table:style-name="ce4" office:value-type="string">
            <text:p>PLN</text:p>
          </table:table-cell>
          <table:table-cell office:value-type="date" office:date-value="2011-03-20">
            <text:p>20-03-2011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DRB25RP</text:p>
          </table:table-cell>
          <table:table-cell table:style-name="ce1" office:value-type="string">
            <text:p>7.2mm_std</text:p>
          </table:table-cell>
          <table:table-cell table:style-name="ce1" office:value-type="string">
            <text:p>DB25_SHIELD</text:p>
          </table:table-cell>
          <table:table-cell table:style-name="ce1" office:value-type="string">
            <text:p>DB25SL</text:p>
          </table:table-cell>
          <table:table-cell table:style-name="ce1"/>
          <table:table-cell table:style-name="ce109" office:value-type="string">
            <text:p>Male D-sub connector, 25 pin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DRB25RP-LF</text:p>
          </table:table-cell>
          <table:table-cell table:style-name="ce1" table:number-columns-repeated="2"/>
          <table:table-cell office:value-type="float" office:value="0.99">
            <text:p>0,9900</text:p>
          </table:table-cell>
          <table:table-cell table:style-name="ce4" office:value-type="string">
            <text:p>PLN</text:p>
          </table:table-cell>
          <table:table-cell office:value-type="date" office:date-value="2010-03-18">
            <text:p>18-03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DS1002-02-2X01BT1F</text:p>
          </table:table-cell>
          <table:table-cell table:style-name="ce1" office:value-type="string">
            <text:p>H3mm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ZL265-2SG</text:p>
          </table:table-cell>
          <table:table-cell table:style-name="ce1"/>
          <table:table-cell table:style-name="ce109" office:value-type="string">
            <text:p>Socket; pin strips; female; PIN:2; straight; 2mm; THT; 1x2 </text:p>
          </table:table-cell>
          <table:table-cell office:value-type="string">
            <text:p>tme.pl</text:p>
          </table:table-cell>
          <table:table-cell table:style-name="ce1" office:value-type="string">
            <text:p>DS1002-02-2X01BT1F</text:p>
          </table:table-cell>
          <table:table-cell office:value-type="string">
            <text:p>Connfly</text:p>
          </table:table-cell>
          <table:table-cell table:style-name="ce1" office:value-type="string">
            <text:p>DS1002-02-2X01BT1F</text:p>
          </table:table-cell>
          <table:table-cell office:value-type="float" office:value="0.72">
            <text:p>0,7200</text:p>
          </table:table-cell>
          <table:table-cell office:value-type="string">
            <text:p>PLN</text:p>
          </table:table-cell>
          <table:table-cell office:value-type="date" office:date-value="2014-08-06">
            <text:p>06-08-2014</text:p>
          </table:table-cell>
          <table:table-cell table:number-columns-repeated="1009"/>
        </table:table-row>
        <table:table-row table:style-name="ro1">
          <table:table-cell office:value-type="string">
            <text:p>DS1014-12SF1B</text:p>
          </table:table-cell>
          <table:table-cell office:value-type="string">
            <text:p>6x2x2.54mm</text:p>
          </table:table-cell>
          <table:table-cell office:value-type="string">
            <text:p>HEADER6X2</text:p>
          </table:table-cell>
          <table:table-cell office:value-type="string">
            <text:p>BH12S</text:p>
          </table:table-cell>
          <table:table-cell/>
          <table:table-cell office:value-type="string">
            <text:p>Gniazdo; IDC; męskie; PIN:12; proste; THT; gold flash; 2mm</text:p>
          </table:table-cell>
          <table:table-cell office:value-type="string">
            <text:p>tme.pl</text:p>
          </table:table-cell>
          <table:table-cell office:value-type="string">
            <text:p>DS1014-12SF1B</text:p>
          </table:table-cell>
          <table:table-cell office:value-type="string">
            <text:p>Connfly</text:p>
          </table:table-cell>
          <table:table-cell office:value-type="string">
            <text:p>DS1014-12SF1B</text:p>
          </table:table-cell>
          <table:table-cell office:value-type="float" office:value="0.76">
            <text:p>0,7600</text:p>
          </table:table-cell>
          <table:table-cell office:value-type="string">
            <text:p>PLN</text:p>
          </table:table-cell>
          <table:table-cell office:value-type="date" office:date-value="2016-08-23">
            <text:p>23-08-2016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DS1104-BN0SR</text:p>
          </table:table-cell>
          <table:table-cell table:number-columns-repeated="3" table:style-name="ce1" office:value-type="string">
            <text:p>USBMS1B5</text:p>
          </table:table-cell>
          <table:table-cell table:style-name="ce1"/>
          <table:table-cell table:style-name="ce109" office:value-type="string">
            <text:p>Mini USB 5 pin SMT board mount connector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MUSB-G5P</text:p>
          </table:table-cell>
          <table:table-cell table:style-name="ce1" office:value-type="string">
            <text:p>Connfly</text:p>
          </table:table-cell>
          <table:table-cell table:style-name="ce1" office:value-type="string">
            <text:p>DS1104-BN0SR</text:p>
          </table:table-cell>
          <table:table-cell office:value-type="float" office:value="2.2">
            <text:p>2,2000</text:p>
          </table:table-cell>
          <table:table-cell table:style-name="ce4" office:value-type="string">
            <text:p>PLN</text:p>
          </table:table-cell>
          <table:table-cell office:value-type="date" office:date-value="2017-05-29">
            <text:p>29-05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F-F215D/D</text:p>
          </table:table-cell>
          <table:table-cell table:style-name="ce1" office:value-type="string">
            <text:p>fi 9,35mm</text:p>
          </table:table-cell>
          <table:table-cell table:style-name="ce1" office:value-type="string">
            <text:p>COAXIAL2</text:p>
          </table:table-cell>
          <table:table-cell table:style-name="ce1" office:value-type="string">
            <text:p>F-F215D_D</text:p>
          </table:table-cell>
          <table:table-cell table:style-name="ce1"/>
          <table:table-cell table:style-name="ce109" office:value-type="string">
            <text:p>F female solder type connector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F-F215D/D</text:p>
          </table:table-cell>
          <table:table-cell table:style-name="ce1" office:value-type="string">
            <text:p>Amphenol</text:p>
          </table:table-cell>
          <table:table-cell table:style-name="ce1" office:value-type="string">
            <text:p>F-F215D/D</text:p>
          </table:table-cell>
          <table:table-cell office:value-type="float" office:value="1.19">
            <text:p>1,1900</text:p>
          </table:table-cell>
          <table:table-cell table:style-name="ce4" office:value-type="string">
            <text:p>PLN</text:p>
          </table:table-cell>
          <table:table-cell office:value-type="date" office:date-value="2010-09-06">
            <text:p>06-09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F-F215D/DSM30</text:p>
          </table:table-cell>
          <table:table-cell table:style-name="ce1" office:value-type="string">
            <text:p>fi 9,35mm</text:p>
          </table:table-cell>
          <table:table-cell table:style-name="ce1" office:value-type="string">
            <text:p>COAXIAL2</text:p>
          </table:table-cell>
          <table:table-cell table:style-name="ce1" office:value-type="string">
            <text:p>GNF-DSM30</text:p>
          </table:table-cell>
          <table:table-cell table:style-name="ce1"/>
          <table:table-cell table:style-name="ce109" office:value-type="string">
            <text:p>F female solder type connector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F-F215D/D</text:p>
          </table:table-cell>
          <table:table-cell table:style-name="ce1" office:value-type="string">
            <text:p>Amphenol</text:p>
          </table:table-cell>
          <table:table-cell table:style-name="ce1" office:value-type="string">
            <text:p>F-F215D/D</text:p>
          </table:table-cell>
          <table:table-cell office:value-type="float" office:value="1.19">
            <text:p>1,1900</text:p>
          </table:table-cell>
          <table:table-cell table:style-name="ce4" office:value-type="string">
            <text:p>PLN</text:p>
          </table:table-cell>
          <table:table-cell office:value-type="date" office:date-value="2010-09-06">
            <text:p>06-09-201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F816</text:p>
          </table:table-cell>
          <table:table-cell table:style-name="ce1" office:value-type="string">
            <text:p>SMA211L</text:p>
          </table:table-cell>
          <table:table-cell table:style-name="ce1" office:value-type="string">
            <text:p>F816</text:p>
          </table:table-cell>
          <table:table-cell table:style-name="ce1"/>
          <table:table-cell table:style-name="ce109" office:value-type="string">
            <text:p>Female Socket F, angled, brass, for PCB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F816</text:p>
          </table:table-cell>
          <table:table-cell table:style-name="ce1" table:number-columns-repeated="2"/>
          <table:table-cell office:value-type="float" office:value="1.25">
            <text:p>1,2500</text:p>
          </table:table-cell>
          <table:table-cell table:style-name="ce4" office:value-type="string">
            <text:p>PLN</text:p>
          </table:table-cell>
          <table:table-cell office:value-type="date" office:date-value="2010-02-12">
            <text:p>12-02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GOLD-14P</text:p>
          </table:table-cell>
          <table:table-cell table:style-name="ce1" office:value-type="string">
            <text:p>7.62mmRM2.54mm</text:p>
          </table:table-cell>
          <table:table-cell table:style-name="ce1" office:value-type="string">
            <text:p>DIP14</text:p>
          </table:table-cell>
          <table:table-cell table:style-name="ce1" table:number-columns-repeated="2"/>
          <table:table-cell table:style-name="ce109" office:value-type="string">
            <text:p>Precision socket golgplated 14 pin, 7.62mm, RM2.54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GOLD-14P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GOLD-14P</text:p>
          </table:table-cell>
          <table:table-cell office:value-type="float" office:value="1.0837">
            <text:p>1,0837</text:p>
          </table:table-cell>
          <table:table-cell table:style-name="ce4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GOLD-18P</text:p>
          </table:table-cell>
          <table:table-cell table:style-name="ce1" office:value-type="string">
            <text:p>7.62mmRM2.54mm</text:p>
          </table:table-cell>
          <table:table-cell table:style-name="ce1" office:value-type="string">
            <text:p>DIP18</text:p>
          </table:table-cell>
          <table:table-cell table:style-name="ce1" table:number-columns-repeated="2"/>
          <table:table-cell table:style-name="ce109" office:value-type="string">
            <text:p>Precision socket golgplated 14 pin, 7.62mm, RM2.54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GOLD-18P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GOLD-18P</text:p>
          </table:table-cell>
          <table:table-cell office:value-type="float" office:value="1.5894">
            <text:p>1,5894</text:p>
          </table:table-cell>
          <table:table-cell table:style-name="ce4" office:value-type="string">
            <text:p>PLN</text:p>
          </table:table-cell>
          <table:table-cell office:value-type="date" office:date-value="2016-06-08">
            <text:p>08-06-2016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GOLD-20P</text:p>
          </table:table-cell>
          <table:table-cell table:style-name="ce1" office:value-type="string">
            <text:p>7.62mmRM2.54mm</text:p>
          </table:table-cell>
          <table:table-cell table:style-name="ce1" office:value-type="string">
            <text:p>DIP20</text:p>
          </table:table-cell>
          <table:table-cell table:style-name="ce1" table:number-columns-repeated="2"/>
          <table:table-cell table:style-name="ce109" office:value-type="string">
            <text:p>Podstawka: DIP; PIN:20; 7,62mm; złocony; poliester; UL94V-0; 1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GOLD-20P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GOLD-20P</text:p>
          </table:table-cell>
          <table:table-cell office:value-type="float" office:value="1.6541">
            <text:p>1,6541</text:p>
          </table:table-cell>
          <table:table-cell table:style-name="ce4" office:value-type="string">
            <text:p>PLN</text:p>
          </table:table-cell>
          <table:table-cell office:value-type="date" office:date-value="2016-07-05">
            <text:p>05-07-2016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GOLD-6P</text:p>
          </table:table-cell>
          <table:table-cell table:style-name="ce1" office:value-type="string">
            <text:p>7.62mmRM2.54mm</text:p>
          </table:table-cell>
          <table:table-cell table:style-name="ce1" office:value-type="string">
            <text:p>DIP6</text:p>
          </table:table-cell>
          <table:table-cell table:style-name="ce1" table:number-columns-repeated="2"/>
          <table:table-cell table:style-name="ce109" office:value-type="string">
            <text:p>Podstawka: DIP; PIN:6; 7,62mm; złocony; poliester; UL94V-0; 1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GOLD-6P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GOLD-6P</text:p>
          </table:table-cell>
          <table:table-cell office:value-type="float" office:value="0.8157">
            <text:p>0,8157</text:p>
          </table:table-cell>
          <table:table-cell table:style-name="ce4" office:value-type="string">
            <text:p>PLN</text:p>
          </table:table-cell>
          <table:table-cell office:value-type="date" office:date-value="2016-07-05">
            <text:p>05-07-2016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HIROSE-UFL</text:p>
          </table:table-cell>
          <table:table-cell table:style-name="ce1" office:value-type="string">
            <text:p>3x3mm</text:p>
          </table:table-cell>
          <table:table-cell table:number-columns-repeated="2" table:style-name="ce1" office:value-type="string">
            <text:p>HIROSE-UFL</text:p>
          </table:table-cell>
          <table:table-cell table:style-name="ce1"/>
          <table:table-cell table:style-name="ce109" office:value-type="string">
            <text:p>Microwave UFL socket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1688077</text:p>
          </table:table-cell>
          <table:table-cell table:style-name="ce1" office:value-type="string">
            <text:p>HIROSE</text:p>
          </table:table-cell>
          <table:table-cell table:style-name="ce1" office:value-type="string">
            <text:p><text:s text:c="4"/>U.FL-R-SMT-1(10)</text:p>
          </table:table-cell>
          <table:table-cell office:value-type="float" office:value="4.59">
            <text:p>4,5900</text:p>
          </table:table-cell>
          <table:table-cell table:style-name="ce1" office:value-type="string">
            <text:p>PLN</text:p>
          </table:table-cell>
          <table:table-cell office:value-type="date" office:date-value="2014-09-09">
            <text:p>09-09-2014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HU02</text:p>
          </table:table-cell>
          <table:table-cell table:style-name="ce1" office:value-type="string">
            <text:p>3x2.54mm</text:p>
          </table:table-cell>
          <table:table-cell table:style-name="ce1" office:value-type="string">
            <text:p>HU02</text:p>
          </table:table-cell>
          <table:table-cell table:style-name="ce1" table:number-columns-repeated="2"/>
          <table:table-cell table:style-name="ce109" office:value-type="string">
            <text:p>Crimp terminal housing, 2 contact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HU02-1</text:p>
          </table:table-cell>
          <table:table-cell table:style-name="ce1" table:number-columns-repeated="2"/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1-16">
            <text:p>16-01-2017</text:p>
          </table:table-cell>
          <table:table-cell office:value-type="string">
            <text:p>tme: NS25-G2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HU03</text:p>
          </table:table-cell>
          <table:table-cell table:style-name="ce1" office:value-type="string">
            <text:p>4x2.54mm</text:p>
          </table:table-cell>
          <table:table-cell table:style-name="ce1" office:value-type="string">
            <text:p>HU03</text:p>
          </table:table-cell>
          <table:table-cell table:style-name="ce1" table:number-columns-repeated="2"/>
          <table:table-cell table:style-name="ce109" office:value-type="string">
            <text:p>Crimp terminal housing, 3 contact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HU03-1</text:p>
          </table:table-cell>
          <table:table-cell table:style-name="ce1" table:number-columns-repeated="2"/>
          <table:table-cell office:value-type="float" office:value="0.039">
            <text:p>0,0390</text:p>
          </table:table-cell>
          <table:table-cell table:style-name="ce4" office:value-type="string">
            <text:p>PLN</text:p>
          </table:table-cell>
          <table:table-cell office:value-type="date" office:date-value="2016-06-01">
            <text:p>01-06-2016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HU04</text:p>
          </table:table-cell>
          <table:table-cell table:style-name="ce1" office:value-type="string">
            <text:p>5x2.54mm</text:p>
          </table:table-cell>
          <table:table-cell table:style-name="ce1" office:value-type="string">
            <text:p>HU04</text:p>
          </table:table-cell>
          <table:table-cell table:style-name="ce1" table:number-columns-repeated="2"/>
          <table:table-cell table:style-name="ce109" office:value-type="string">
            <text:p>Crimp terminal housing, 4 contact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HU04-1</text:p>
          </table:table-cell>
          <table:table-cell table:style-name="ce1" table:number-columns-repeated="2"/>
          <table:table-cell office:value-type="float" office:value="0.038">
            <text:p>0,0380</text:p>
          </table:table-cell>
          <table:table-cell table:style-name="ce4" office:value-type="string">
            <text:p>PLN</text:p>
          </table:table-cell>
          <table:table-cell office:value-type="date" office:date-value="2012-06-17">
            <text:p>17-06-2012</text:p>
          </table:table-cell>
          <table:table-cell office:value-type="string">
            <text:p>tme: NS25-G4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HU05</text:p>
          </table:table-cell>
          <table:table-cell table:style-name="ce1" office:value-type="string">
            <text:p>6x2.54mm</text:p>
          </table:table-cell>
          <table:table-cell table:style-name="ce1" office:value-type="string">
            <text:p>HU05</text:p>
          </table:table-cell>
          <table:table-cell table:style-name="ce1" table:number-columns-repeated="2"/>
          <table:table-cell table:style-name="ce109" office:value-type="string">
            <text:p>Crimp terminal housing, 5 contact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HU05-1</text:p>
          </table:table-cell>
          <table:table-cell table:style-name="ce1" table:number-columns-repeated="2"/>
          <table:table-cell office:value-type="float" office:value="0.048">
            <text:p>0,0480</text:p>
          </table:table-cell>
          <table:table-cell table:style-name="ce4" office:value-type="string">
            <text:p>PLN</text:p>
          </table:table-cell>
          <table:table-cell office:value-type="date" office:date-value="2011-02-16">
            <text:p>16-02-2011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HU06</text:p>
          </table:table-cell>
          <table:table-cell table:style-name="ce1" office:value-type="string">
            <text:p>7x2.54mm</text:p>
          </table:table-cell>
          <table:table-cell table:style-name="ce1" office:value-type="string">
            <text:p>HU06</text:p>
          </table:table-cell>
          <table:table-cell table:style-name="ce1" table:number-columns-repeated="2"/>
          <table:table-cell table:style-name="ce109" office:value-type="string">
            <text:p>Crimp terminal housing, 6 contact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HU06-1</text:p>
          </table:table-cell>
          <table:table-cell table:style-name="ce1" table:number-columns-repeated="2"/>
          <table:table-cell office:value-type="float" office:value="0.064">
            <text:p>0,0640</text:p>
          </table:table-cell>
          <table:table-cell table:style-name="ce4" office:value-type="string">
            <text:p>PLN</text:p>
          </table:table-cell>
          <table:table-cell office:value-type="date" office:date-value="2015-06-11">
            <text:p>11-06-2015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HU08</text:p>
          </table:table-cell>
          <table:table-cell table:style-name="ce1" office:value-type="string">
            <text:p>9x2.54mm</text:p>
          </table:table-cell>
          <table:table-cell table:style-name="ce1" office:value-type="string">
            <text:p>HU08</text:p>
          </table:table-cell>
          <table:table-cell table:style-name="ce1" table:number-columns-repeated="2"/>
          <table:table-cell table:style-name="ce109" office:value-type="string">
            <text:p>Crimp terminal housing, 8 contact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HU08-1</text:p>
          </table:table-cell>
          <table:table-cell table:style-name="ce1" table:number-columns-repeated="2"/>
          <table:table-cell office:value-type="float" office:value="0.068">
            <text:p>0,0680</text:p>
          </table:table-cell>
          <table:table-cell table:style-name="ce4" office:value-type="string">
            <text:p>PLN</text:p>
          </table:table-cell>
          <table:table-cell office:value-type="date" office:date-value="2011-02-16">
            <text:p>16-02-2011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HU10</text:p>
          </table:table-cell>
          <table:table-cell table:style-name="ce1" office:value-type="string">
            <text:p>11x2.54mm</text:p>
          </table:table-cell>
          <table:table-cell table:style-name="ce1" office:value-type="string">
            <text:p>HU10</text:p>
          </table:table-cell>
          <table:table-cell table:style-name="ce1" table:number-columns-repeated="2"/>
          <table:table-cell table:style-name="ce109" office:value-type="string">
            <text:p>Crimp terminal housing, 10 contact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HU10-1</text:p>
          </table:table-cell>
          <table:table-cell table:style-name="ce1" table:number-columns-repeated="2"/>
          <table:table-cell office:value-type="float" office:value="0.088">
            <text:p>0,0880</text:p>
          </table:table-cell>
          <table:table-cell table:style-name="ce4" office:value-type="string">
            <text:p>PLN</text:p>
          </table:table-cell>
          <table:table-cell office:value-type="date" office:date-value="2011-02-20">
            <text:p>20-02-2011</text:p>
          </table:table-cell>
          <table:table-cell table:number-columns-repeated="1009"/>
        </table:table-row>
        <table:table-row table:style-name="ro1">
          <table:table-cell table:number-columns-repeated="3" table:style-name="ce1" office:value-type="string">
            <text:p>HUT1</text:p>
          </table:table-cell>
          <table:table-cell table:style-name="ce1" table:number-columns-repeated="2"/>
          <table:table-cell table:style-name="ce109" office:value-type="string">
            <text:p>Female crimp terminal, for HU type connector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HUT-1LF</text:p>
          </table:table-cell>
          <table:table-cell table:style-name="ce1" table:number-columns-repeated="2"/>
          <table:table-cell office:value-type="float" office:value="0.05">
            <text:p>0,0500</text:p>
          </table:table-cell>
          <table:table-cell table:style-name="ce4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JC-128</text:p>
          </table:table-cell>
          <table:table-cell table:style-name="ce1" office:value-type="string">
            <text:p>HEADER5</text:p>
          </table:table-cell>
          <table:table-cell table:style-name="ce1" office:value-type="string">
            <text:p>JC-128</text:p>
          </table:table-cell>
          <table:table-cell table:style-name="ce1"/>
          <table:table-cell table:style-name="ce109" office:value-type="string">
            <text:p>jack socket 3.5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JC-128</text:p>
          </table:table-cell>
          <table:table-cell table:style-name="ce1" table:number-columns-repeated="2"/>
          <table:table-cell office:value-type="float" office:value="1.59">
            <text:p>1,5900</text:p>
          </table:table-cell>
          <table:table-cell table:style-name="ce4" office:value-type="string">
            <text:p>PLN</text:p>
          </table:table-cell>
          <table:table-cell office:value-type="date" office:date-value="2010-12-11">
            <text:p>11-12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JUMPERx3</text:p>
          </table:table-cell>
          <table:table-cell table:style-name="ce1" office:value-type="string">
            <text:p>2.54mm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3SIP100</text:p>
          </table:table-cell>
          <table:table-cell table:style-name="ce1"/>
          <table:table-cell table:style-name="ce109" office:value-type="string">
            <text:p>pin header 3 pin, 3/80 of PLD80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ZL201-03G</text:p>
          </table:table-cell>
          <table:table-cell table:style-name="ce1" table:number-columns-repeated="2"/>
          <table:table-cell office:value-type="float" office:value="0.11758">
            <text:p>0,1176</text:p>
          </table:table-cell>
          <table:table-cell table:style-name="ce4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JUMPERx4</text:p>
          </table:table-cell>
          <table:table-cell table:style-name="ce1" office:value-type="string">
            <text:p>2.54mm</text:p>
          </table:table-cell>
          <table:table-cell table:style-name="ce1" office:value-type="string">
            <text:p>HEADER4</text:p>
          </table:table-cell>
          <table:table-cell table:style-name="ce1" office:value-type="string">
            <text:p>4SIP100</text:p>
          </table:table-cell>
          <table:table-cell table:style-name="ce1"/>
          <table:table-cell table:style-name="ce109" office:value-type="string">
            <text:p>pin header 4 pin, 4/40 of PLD40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S40S-1LF</text:p>
          </table:table-cell>
          <table:table-cell table:style-name="ce1" table:number-columns-repeated="2"/>
          <table:table-cell table:formula="of:=ROUND(0.49/40*4;4)" office:value-type="float" office:value="0.049">
            <text:p>0,0490</text:p>
          </table:table-cell>
          <table:table-cell table:style-name="ce4" office:value-type="string">
            <text:p>PLN</text:p>
          </table:table-cell>
          <table:table-cell office:value-type="date" office:date-value="2014-01-29">
            <text:p>29-01-2014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JUMPERx5</text:p>
          </table:table-cell>
          <table:table-cell table:style-name="ce1" office:value-type="string">
            <text:p>2.54mm</text:p>
          </table:table-cell>
          <table:table-cell table:style-name="ce1" office:value-type="string">
            <text:p>HEADER5</text:p>
          </table:table-cell>
          <table:table-cell table:style-name="ce1" office:value-type="string">
            <text:p>5SIP100</text:p>
          </table:table-cell>
          <table:table-cell table:style-name="ce1"/>
          <table:table-cell table:style-name="ce109" office:value-type="string">
            <text:p>pin header 5 pin, 5/40 of PLD40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S40S-1LF</text:p>
          </table:table-cell>
          <table:table-cell table:style-name="ce1" table:number-columns-repeated="2"/>
          <table:table-cell table:formula="of:=ROUND(0.49/40*5;4)" office:value-type="float" office:value="0.0613">
            <text:p>0,0613</text:p>
          </table:table-cell>
          <table:table-cell table:style-name="ce4" office:value-type="string">
            <text:p>PLN</text:p>
          </table:table-cell>
          <table:table-cell office:value-type="date" office:date-value="2014-01-29">
            <text:p>29-01-2014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KAN-OK6M3-25</text:p>
          </table:table-cell>
          <table:table-cell table:style-name="ce1" office:value-type="string">
            <text:p>6M3</text:p>
          </table:table-cell>
          <table:table-cell table:style-name="ce1" office:value-type="string">
            <text:p>KAN-OK6M3-25</text:p>
          </table:table-cell>
          <table:table-cell table:style-name="ce1" table:number-columns-repeated="2"/>
          <table:table-cell table:style-name="ce109" office:value-type="string">
            <text:p>Osłonka do konektora 6M3, na przewód ØD=2.5mm L=24mm W=6.5mm, bezbarwna, RoH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KAN-OK6M3-25</text:p>
          </table:table-cell>
          <table:table-cell table:style-name="ce1" table:number-columns-repeated="2"/>
          <table:table-cell office:value-type="float" office:value="0.072">
            <text:p>0,0720</text:p>
          </table:table-cell>
          <table:table-cell table:style-name="ce4" office:value-type="string">
            <text:p>PLN</text:p>
          </table:table-cell>
          <table:table-cell office:value-type="date" office:date-value="2012-05-25">
            <text:p>25-05-2012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KEYST5000</text:p>
          </table:table-cell>
          <table:table-cell table:style-name="ce1" office:value-type="string">
            <text:p>fi2.54mm</text:p>
          </table:table-cell>
          <table:table-cell table:style-name="ce1" office:value-type="string">
            <text:p>PAD_HOLE</text:p>
          </table:table-cell>
          <table:table-cell table:style-name="ce1" office:value-type="string">
            <text:p>KEYST5000</text:p>
          </table:table-cell>
          <table:table-cell table:style-name="ce1"/>
          <table:table-cell table:style-name="ce109" office:value-type="string">
            <text:p>THT test point</text:p>
          </table:table-cell>
          <table:table-cell office:value-type="string">
            <text:p>soselectronic.pl</text:p>
          </table:table-cell>
          <table:table-cell office:value-type="float" office:value="53596">
            <text:p>53596</text:p>
          </table:table-cell>
          <table:table-cell office:value-type="string">
            <text:p>Keystone Electronics</text:p>
          </table:table-cell>
          <table:table-cell office:value-type="float" office:value="5000">
            <text:p>5000</text:p>
          </table:table-cell>
          <table:table-cell office:value-type="float" office:value="1.1">
            <text:p>1,1000</text:p>
          </table:table-cell>
          <table:table-cell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KEYST5002</text:p>
          </table:table-cell>
          <table:table-cell table:style-name="ce1" office:value-type="string">
            <text:p>fi2.54mm</text:p>
          </table:table-cell>
          <table:table-cell table:style-name="ce1" office:value-type="string">
            <text:p>PAD_HOLE</text:p>
          </table:table-cell>
          <table:table-cell table:style-name="ce1" office:value-type="string">
            <text:p>KEYST5002</text:p>
          </table:table-cell>
          <table:table-cell table:style-name="ce1"/>
          <table:table-cell table:style-name="ce109" office:value-type="string">
            <text:p>THT test point</text:p>
          </table:table-cell>
          <table:table-cell office:value-type="string">
            <text:p>soselectronic.pl</text:p>
          </table:table-cell>
          <table:table-cell office:value-type="string">
            <text:p>KEYSTONE5002</text:p>
          </table:table-cell>
          <table:table-cell office:value-type="string">
            <text:p>Keystone Electronics</text:p>
          </table:table-cell>
          <table:table-cell office:value-type="float" office:value="5002">
            <text:p>5002</text:p>
          </table:table-cell>
          <table:table-cell office:value-type="float" office:value="0.8246">
            <text:p>0,8246</text:p>
          </table:table-cell>
          <table:table-cell office:value-type="string">
            <text:p>PLN</text:p>
          </table:table-cell>
          <table:table-cell office:value-type="date" office:date-value="2013-05-10">
            <text:p>10-05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KEYST5003</text:p>
          </table:table-cell>
          <table:table-cell table:style-name="ce1" office:value-type="string">
            <text:p>fi2.54mm</text:p>
          </table:table-cell>
          <table:table-cell table:style-name="ce1" office:value-type="string">
            <text:p>PAD_HOLE</text:p>
          </table:table-cell>
          <table:table-cell table:style-name="ce1" office:value-type="string">
            <text:p>KEYST5003</text:p>
          </table:table-cell>
          <table:table-cell table:style-name="ce1"/>
          <table:table-cell table:style-name="ce109" office:value-type="string">
            <text:p>THT test point</text:p>
          </table:table-cell>
          <table:table-cell office:value-type="string">
            <text:p>soselectronic.pl</text:p>
          </table:table-cell>
          <table:table-cell office:value-type="string">
            <text:p>KEYSTONE5003</text:p>
          </table:table-cell>
          <table:table-cell office:value-type="string">
            <text:p>Keystone Electronics</text:p>
          </table:table-cell>
          <table:table-cell office:value-type="float" office:value="5003">
            <text:p>5003</text:p>
          </table:table-cell>
          <table:table-cell office:value-type="float" office:value="0.8246">
            <text:p>0,8246</text:p>
          </table:table-cell>
          <table:table-cell office:value-type="string">
            <text:p>PLN</text:p>
          </table:table-cell>
          <table:table-cell office:value-type="date" office:date-value="2013-05-10">
            <text:p>10-05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KEYST5015</text:p>
          </table:table-cell>
          <table:table-cell table:style-name="ce1" office:value-type="string">
            <text:p>2.67mmx1mm</text:p>
          </table:table-cell>
          <table:table-cell table:style-name="ce1" office:value-type="string">
            <text:p>PAD_HOLE</text:p>
          </table:table-cell>
          <table:table-cell table:style-name="ce1" office:value-type="string">
            <text:p>KEYST5015</text:p>
          </table:table-cell>
          <table:table-cell table:style-name="ce1"/>
          <table:table-cell table:style-name="ce109" office:value-type="string">
            <text:p>SMT Test point</text:p>
          </table:table-cell>
          <table:table-cell office:value-type="string">
            <text:p>soselectronic.pl</text:p>
          </table:table-cell>
          <table:table-cell office:value-type="string">
            <text:p>KEYSTONE5015</text:p>
          </table:table-cell>
          <table:table-cell office:value-type="string">
            <text:p>Keystone Electronics</text:p>
          </table:table-cell>
          <table:table-cell office:value-type="float" office:value="5015">
            <text:p>5015</text:p>
          </table:table-cell>
          <table:table-cell office:value-type="float" office:value="0.8246">
            <text:p>0,8246</text:p>
          </table:table-cell>
          <table:table-cell office:value-type="string">
            <text:p>PLN</text:p>
          </table:table-cell>
          <table:table-cell office:value-type="date" office:date-value="2013-05-10">
            <text:p>10-05-2013</text:p>
          </table:table-cell>
          <table:table-cell table:number-columns-repeated="1009"/>
        </table:table-row>
        <table:table-row table:style-name="ro1">
          <table:table-cell office:value-type="string">
            <text:p>KON4M8Z</text:p>
          </table:table-cell>
          <table:table-cell office:value-type="string">
            <text:p>2670.05.00.9</text:p>
          </table:table-cell>
          <table:table-cell office:value-type="string">
            <text:p>KON6M310</text:p>
          </table:table-cell>
          <table:table-cell table:number-columns-repeated="2"/>
          <table:table-cell table:style-name="ce2" office:value-type="string">
            <text:p>Konektor: płaski; 4,8mm; 0,5mm; żeński; 0,5÷2mm2; zaciskanie</text:p>
          </table:table-cell>
          <table:table-cell office:value-type="string">
            <text:p>tme.pl</text:p>
          </table:table-cell>
          <table:table-cell office:value-type="string">
            <text:p>2670.05.00.9</text:p>
          </table:table-cell>
          <table:table-cell office:value-type="string">
            <text:p>IMP</text:p>
          </table:table-cell>
          <table:table-cell office:value-type="string">
            <text:p>2670.05.00.9</text:p>
          </table:table-cell>
          <table:table-cell table:style-name="ce2" office:value-type="float" office:value="0.07">
            <text:p>0,07</text:p>
          </table:table-cell>
          <table:table-cell office:value-type="string">
            <text:p>PLN</text:p>
          </table:table-cell>
          <table:table-cell office:value-type="date" office:date-value="2016-09-15">
            <text:p>15-09-2016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KON6M310</text:p>
          </table:table-cell>
          <table:table-cell table:style-name="ce1" office:value-type="string">
            <text:p>6.3x0.5</text:p>
          </table:table-cell>
          <table:table-cell table:style-name="ce1" office:value-type="string">
            <text:p>KON6M310</text:p>
          </table:table-cell>
          <table:table-cell table:style-name="ce1" table:number-columns-repeated="2"/>
          <table:table-cell table:style-name="ce109" office:value-type="string">
            <text:p>Konektor żeński, 6.3 x 0.5 mm, mosiężny, do przewodów 0.5-1.5mm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KON6M310</text:p>
          </table:table-cell>
          <table:table-cell table:style-name="ce1" table:number-columns-repeated="2"/>
          <table:table-cell office:value-type="float" office:value="0.1">
            <text:p>0,1000</text:p>
          </table:table-cell>
          <table:table-cell table:style-name="ce4" office:value-type="string">
            <text:p>PLN</text:p>
          </table:table-cell>
          <table:table-cell office:value-type="date" office:date-value="2012-05-25">
            <text:p>25-05-2012</text:p>
          </table:table-cell>
          <table:table-cell table:number-columns-repeated="1009"/>
        </table:table-row>
        <table:table-row table:style-name="ro1">
          <table:table-cell office:value-type="string">
            <text:p>L77SDB25S</text:p>
          </table:table-cell>
          <table:table-cell office:value-type="string">
            <text:p>DB25</text:p>
          </table:table-cell>
          <table:table-cell office:value-type="string">
            <text:p>DB25_SHIELD</text:p>
          </table:table-cell>
          <table:table-cell table:number-columns-repeated="2"/>
          <table:table-cell office:value-type="string">
            <text:p>Wtyk; D-Sub; PIN:25; żeńskie; lutowanie; na przewód; gold flash</text:p>
          </table:table-cell>
          <table:table-cell office:value-type="string">
            <text:p>tme.pl</text:p>
          </table:table-cell>
          <table:table-cell office:value-type="string">
            <text:p>L77SDB25S</text:p>
          </table:table-cell>
          <table:table-cell office:value-type="string">
            <text:p>Amphenol</text:p>
          </table:table-cell>
          <table:table-cell office:value-type="string">
            <text:p>L77SDB25S</text:p>
          </table:table-cell>
          <table:table-cell office:value-type="float" office:value="2.95">
            <text:p>2,9500</text:p>
          </table:table-cell>
          <table:table-cell office:value-type="string">
            <text:p>PLN</text:p>
          </table:table-cell>
          <table:table-cell office:value-type="date" office:date-value="2017-02-24">
            <text:p>24-02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LST1094</text:p>
          </table:table-cell>
          <table:table-cell table:style-name="ce1" office:value-type="string">
            <text:p>2.8x0.5</text:p>
          </table:table-cell>
          <table:table-cell table:style-name="ce1" office:value-type="string">
            <text:p>PAD_HOLE</text:p>
          </table:table-cell>
          <table:table-cell table:style-name="ce1" office:value-type="string">
            <text:p>TV1</text:p>
          </table:table-cell>
          <table:table-cell table:style-name="ce1"/>
          <table:table-cell table:style-name="ce109" office:value-type="string">
            <text:p>Plug, flat for PCB 2,8x0,5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LST1094</text:p>
          </table:table-cell>
          <table:table-cell table:style-name="ce1" table:number-columns-repeated="2"/>
          <table:table-cell office:value-type="float" office:value="0.065">
            <text:p>0,0650</text:p>
          </table:table-cell>
          <table:table-cell table:style-name="ce4" office:value-type="string">
            <text:p>PLN</text:p>
          </table:table-cell>
          <table:table-cell office:value-type="date" office:date-value="2010-01-21">
            <text:p>21-01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LST1506</text:p>
          </table:table-cell>
          <table:table-cell table:style-name="ce1" office:value-type="string">
            <text:p>2.8x0.8</text:p>
          </table:table-cell>
          <table:table-cell table:style-name="ce1" office:value-type="string">
            <text:p>PAD4_5MM</text:p>
          </table:table-cell>
          <table:table-cell table:style-name="ce1" office:value-type="string">
            <text:p>LST1506</text:p>
          </table:table-cell>
          <table:table-cell table:style-name="ce1" office:value-type="string">
            <text:p>LST1506_2</text:p>
          </table:table-cell>
          <table:table-cell table:style-name="ce109" office:value-type="string">
            <text:p>Konektor: płaski; 2,8mm; 0,8mm; męski; THT; mosiądz; srebrzony</text:p>
          </table:table-cell>
          <table:table-cell office:value-type="string">
            <text:p>tme.pl</text:p>
          </table:table-cell>
          <table:table-cell table:style-name="ce1" office:value-type="string">
            <text:p>LST1506</text:p>
          </table:table-cell>
          <table:table-cell office:value-type="string">
            <text:p>Osterrath</text:p>
          </table:table-cell>
          <table:table-cell office:value-type="string">
            <text:p>60-1506-11</text:p>
          </table:table-cell>
          <table:table-cell office:value-type="float" office:value="0.14">
            <text:p>0,1400</text:p>
          </table:table-cell>
          <table:table-cell office:value-type="string">
            <text:p>PLN</text:p>
          </table:table-cell>
          <table:table-cell office:value-type="date" office:date-value="2017-05-15">
            <text:p>15-05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20-7840342</text:p>
          </table:table-cell>
          <table:table-cell table:style-name="ce1" office:value-type="string">
            <text:p>3x2.54mm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M20-78403</text:p>
          </table:table-cell>
          <table:table-cell table:style-name="ce1"/>
          <table:table-cell table:style-name="ce109" office:value-type="string">
            <text:p>Female vertical PC tail, 2.64mm pitch, 3 pole, single row</text:p>
          </table:table-cell>
          <table:table-cell table:style-name="ce1" table:number-columns-repeated="4"/>
          <table:table-cell/>
          <table:table-cell table:style-name="ce4" office:value-type="string">
            <text:p>PLN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M20-7841042</text:p>
          </table:table-cell>
          <table:table-cell table:style-name="ce1" office:value-type="string">
            <text:p>10x2.54mm</text:p>
          </table:table-cell>
          <table:table-cell table:style-name="ce1" office:value-type="string">
            <text:p>HEADER10</text:p>
          </table:table-cell>
          <table:table-cell table:style-name="ce1" office:value-type="string">
            <text:p>M20-78410</text:p>
          </table:table-cell>
          <table:table-cell table:style-name="ce1"/>
          <table:table-cell table:style-name="ce109" office:value-type="string">
            <text:p>Female vertical PC tail, 2.64mm pitch, 10 pole, single row</text:p>
          </table:table-cell>
          <table:table-cell table:style-name="ce1" office:value-type="string">
            <text:p>farnell.com</text:p>
          </table:table-cell>
          <table:table-cell table:style-name="ce1" office:value-type="string">
            <text:p>1256654</text:p>
          </table:table-cell>
          <table:table-cell table:style-name="ce1" office:value-type="string">
            <text:p>Harwin</text:p>
          </table:table-cell>
          <table:table-cell table:style-name="ce1" office:value-type="string">
            <text:p>M20-7841042</text:p>
          </table:table-cell>
          <table:table-cell office:value-type="float" office:value="3.07">
            <text:p>3,0700</text:p>
          </table:table-cell>
          <table:table-cell table:style-name="ce4" office:value-type="string">
            <text:p>PLN</text:p>
          </table:table-cell>
          <table:table-cell office:value-type="date" office:date-value="2010-11-07">
            <text:p>07-11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CC-SIM</text:p>
          </table:table-cell>
          <table:table-cell table:style-name="ce1" office:value-type="string">
            <text:p>115A-ADA0-R01</text:p>
          </table:table-cell>
          <table:table-cell table:number-columns-repeated="2" table:style-name="ce1" office:value-type="string">
            <text:p>MCC-SIM</text:p>
          </table:table-cell>
          <table:table-cell table:style-name="ce1"/>
          <table:table-cell table:style-name="ce109" office:value-type="string">
            <text:p>SIM card socket 6+2 pin, push – push type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MCC-SIM</text:p>
          </table:table-cell>
          <table:table-cell table:style-name="ce1" office:value-type="string">
            <text:p>Attend Technology</text:p>
          </table:table-cell>
          <table:table-cell table:style-name="ce1" office:value-type="string">
            <text:p>115A-ADA0-R01</text:p>
          </table:table-cell>
          <table:table-cell office:value-type="float" office:value="4.99">
            <text:p>4,9900</text:p>
          </table:table-cell>
          <table:table-cell table:style-name="ce4" office:value-type="string">
            <text:p>PLN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MCX6251B13G50</text:p>
          </table:table-cell>
          <table:table-cell table:number-columns-repeated="3" table:style-name="ce1" office:value-type="string">
            <text:p>MCX6251</text:p>
          </table:table-cell>
          <table:table-cell table:style-name="ce1"/>
          <table:table-cell table:style-name="ce91" office:value-type="string">
            <text:p>MCX socket, female, impedance 50ohm, straight</text:p>
          </table:table-cell>
          <table:table-cell table:number-columns-repeated="5"/>
          <table:table-cell table:style-name="ce4" office:value-type="string">
            <text:p>PLN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MCX6252B13G50</text:p>
          </table:table-cell>
          <table:table-cell table:style-name="ce1" office:value-type="string">
            <text:p>MCX6252</text:p>
          </table:table-cell>
          <table:table-cell table:style-name="ce1" office:value-type="string">
            <text:p>MCX6251</text:p>
          </table:table-cell>
          <table:table-cell table:style-name="ce1" office:value-type="string">
            <text:p>MCX6252</text:p>
          </table:table-cell>
          <table:table-cell table:style-name="ce1"/>
          <table:table-cell table:style-name="ce91" office:value-type="string">
            <text:p>MCX socket, female, impedance 50ohm, straight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MCX6252B13G50</text:p>
          </table:table-cell>
          <table:table-cell table:style-name="ce1" office:value-type="string">
            <text:p>Amphenol</text:p>
          </table:table-cell>
          <table:table-cell table:style-name="ce1" office:value-type="string">
            <text:p>MCX6252B1-3GT30G-50</text:p>
          </table:table-cell>
          <table:table-cell office:value-type="float" office:value="13.4">
            <text:p>13,4000</text:p>
          </table:table-cell>
          <table:table-cell table:style-name="ce4" office:value-type="string">
            <text:p>PLN</text:p>
          </table:table-cell>
          <table:table-cell office:value-type="date" office:date-value="2010-08-09">
            <text:p>09-08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J06BK</text:p>
          </table:table-cell>
          <table:table-cell table:style-name="ce1" office:value-type="string">
            <text:p>2.54mm</text:p>
          </table:table-cell>
          <table:table-cell table:style-name="ce1" office:value-type="string">
            <text:p>CIRCUIT_BREAKER_2</text:p>
          </table:table-cell>
          <table:table-cell table:style-name="ce1" table:number-columns-repeated="2"/>
          <table:table-cell table:style-name="ce109" office:value-type="string">
            <text:p>Mini-jumper, open cover, black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MJ06BK-LF</text:p>
          </table:table-cell>
          <table:table-cell table:style-name="ce1" table:number-columns-repeated="2"/>
          <table:table-cell office:value-type="float" office:value="0.1">
            <text:p>0,1000</text:p>
          </table:table-cell>
          <table:table-cell table:style-name="ce4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M9329-2700</text:p>
          </table:table-cell>
          <table:table-cell table:style-name="ce1" office:value-type="string">
            <text:p>3x3mm</text:p>
          </table:table-cell>
          <table:table-cell table:number-columns-repeated="2" table:style-name="ce1" office:value-type="string">
            <text:p>MM9329-2700</text:p>
          </table:table-cell>
          <table:table-cell table:style-name="ce1"/>
          <table:table-cell table:style-name="ce109" office:value-type="string">
            <text:p>Microwave UFL socket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string">
            <text:p>MRX55702CV</text:p>
          </table:table-cell>
          <table:table-cell table:style-name="ce1" office:value-type="string">
            <text:p>MRX_HOUSINGx2</text:p>
          </table:table-cell>
          <table:table-cell table:style-name="ce1" table:number-columns-repeated="2"/>
          <table:table-cell table:style-name="ce109" office:value-type="string">
            <text:p>Plastic body, for female pins, 2 pole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string">
            <text:p>MRX55704CV</text:p>
          </table:table-cell>
          <table:table-cell table:style-name="ce1" office:value-type="string">
            <text:p>MRX_HOUSINGx4</text:p>
          </table:table-cell>
          <table:table-cell table:style-name="ce1" table:number-columns-repeated="2"/>
          <table:table-cell table:style-name="ce109" office:value-type="string">
            <text:p>Plastic body, for female pins, 4 pole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string">
            <text:p>MRX55706CV</text:p>
          </table:table-cell>
          <table:table-cell table:style-name="ce1" office:value-type="string">
            <text:p>MRX_HOUSINGx6</text:p>
          </table:table-cell>
          <table:table-cell table:style-name="ce1" table:number-columns-repeated="2"/>
          <table:table-cell table:style-name="ce109" office:value-type="string">
            <text:p>Plastic body, for female pins, 6 pole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string">
            <text:p>MRX557T16CV</text:p>
          </table:table-cell>
          <table:table-cell table:style-name="ce1" office:value-type="string">
            <text:p>MRX_PIN_FEMALE</text:p>
          </table:table-cell>
          <table:table-cell table:style-name="ce1" table:number-columns-repeated="2"/>
          <table:table-cell table:style-name="ce109" office:value-type="string">
            <text:p>connector pin, female for MRX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string">
            <text:p>MRX557T1822CV</text:p>
          </table:table-cell>
          <table:table-cell table:style-name="ce1" office:value-type="string">
            <text:p>MRX_PIN_FEMALE</text:p>
          </table:table-cell>
          <table:table-cell table:style-name="ce1" table:number-columns-repeated="2"/>
          <table:table-cell table:style-name="ce109" office:value-type="string">
            <text:p>connector pin, female for MRX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string">
            <text:p>MRX55902CV</text:p>
          </table:table-cell>
          <table:table-cell table:style-name="ce1" office:value-type="string">
            <text:p>MRX_HOUSINGx2</text:p>
          </table:table-cell>
          <table:table-cell table:style-name="ce1" table:number-columns-repeated="2"/>
          <table:table-cell table:style-name="ce109" office:value-type="string">
            <text:p>Plastic body, for male pins, 2 pole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string">
            <text:p>MRX55904CV</text:p>
          </table:table-cell>
          <table:table-cell table:style-name="ce1" office:value-type="string">
            <text:p>MRX_HOUSINGx4</text:p>
          </table:table-cell>
          <table:table-cell table:style-name="ce1" table:number-columns-repeated="2"/>
          <table:table-cell table:style-name="ce109" office:value-type="string">
            <text:p>Plastic body, for male pins, 4 pole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string">
            <text:p>MRX55906CV</text:p>
          </table:table-cell>
          <table:table-cell table:style-name="ce1" office:value-type="string">
            <text:p>MRX_HOUSINGx6</text:p>
          </table:table-cell>
          <table:table-cell table:style-name="ce1" table:number-columns-repeated="2"/>
          <table:table-cell table:style-name="ce109" office:value-type="string">
            <text:p>Plastic body, for male pins, 6 pole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string">
            <text:p>MRX559T16CV</text:p>
          </table:table-cell>
          <table:table-cell table:style-name="ce1" office:value-type="string">
            <text:p>MRX_PIN_MALE</text:p>
          </table:table-cell>
          <table:table-cell table:style-name="ce1" table:number-columns-repeated="2"/>
          <table:table-cell table:style-name="ce109" office:value-type="string">
            <text:p>connector pin, male for MRX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string">
            <text:p>MRX559T1824CV</text:p>
          </table:table-cell>
          <table:table-cell table:style-name="ce1" office:value-type="string">
            <text:p>MRX_PIN_MALE</text:p>
          </table:table-cell>
          <table:table-cell table:style-name="ce1" table:number-columns-repeated="2"/>
          <table:table-cell table:style-name="ce109" office:value-type="string">
            <text:p>connector pin, male for MRX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MRX566S03</text:p>
          </table:table-cell>
          <table:table-cell table:style-name="ce1" office:value-type="string">
            <text:p>13.8x5.4mm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MRX566S03</text:p>
          </table:table-cell>
          <table:table-cell table:style-name="ce1"/>
          <table:table-cell table:style-name="ce109" office:value-type="string">
            <text:p>Wafer connector pitch 4.2mm, 3 po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MRX566S03</text:p>
          </table:table-cell>
          <table:table-cell table:style-name="ce1" table:number-columns-repeated="2"/>
          <table:table-cell office:value-type="float" office:value="0.49">
            <text:p>0,4900</text:p>
          </table:table-cell>
          <table:table-cell table:style-name="ce4" office:value-type="string">
            <text:p>PLN</text:p>
          </table:table-cell>
          <table:table-cell office:value-type="date" office:date-value="2010-11-07">
            <text:p>07-11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RX566S04</text:p>
          </table:table-cell>
          <table:table-cell table:style-name="ce1" office:value-type="string">
            <text:p>18x5.4mm</text:p>
          </table:table-cell>
          <table:table-cell table:style-name="ce1" office:value-type="string">
            <text:p>HEADER4</text:p>
          </table:table-cell>
          <table:table-cell table:style-name="ce1" office:value-type="string">
            <text:p>MRX566S04</text:p>
          </table:table-cell>
          <table:table-cell table:style-name="ce1"/>
          <table:table-cell table:style-name="ce109" office:value-type="string">
            <text:p>Wafer connector pitch 4.2mm, 4 po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MRX566S04</text:p>
          </table:table-cell>
          <table:table-cell table:style-name="ce1" table:number-columns-repeated="2"/>
          <table:table-cell office:value-type="float" office:value="0.59">
            <text:p>0,5900</text:p>
          </table:table-cell>
          <table:table-cell table:style-name="ce4" office:value-type="string">
            <text:p>PLN</text:p>
          </table:table-cell>
          <table:table-cell office:value-type="date" office:date-value="2010-11-07">
            <text:p>07-11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RX566S05</text:p>
          </table:table-cell>
          <table:table-cell table:style-name="ce1" office:value-type="string">
            <text:p>22.2x5.4mm</text:p>
          </table:table-cell>
          <table:table-cell table:style-name="ce1" office:value-type="string">
            <text:p>HEADER5</text:p>
          </table:table-cell>
          <table:table-cell table:style-name="ce1" office:value-type="string">
            <text:p>MRX566S05</text:p>
          </table:table-cell>
          <table:table-cell table:style-name="ce1"/>
          <table:table-cell table:style-name="ce109" office:value-type="string">
            <text:p>Wafer connector pitch 4.2mm, 5 po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MRX566S05</text:p>
          </table:table-cell>
          <table:table-cell table:style-name="ce1" table:number-columns-repeated="2"/>
          <table:table-cell office:value-type="float" office:value="0.69">
            <text:p>0,6900</text:p>
          </table:table-cell>
          <table:table-cell table:style-name="ce4" office:value-type="string">
            <text:p>PLN</text:p>
          </table:table-cell>
          <table:table-cell office:value-type="date" office:date-value="2010-11-12">
            <text:p>12-11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USB-B5-S-VT-TSMT-1</text:p>
          </table:table-cell>
          <table:table-cell table:style-name="ce1" office:value-type="string">
            <text:p>USBMS1B5pion</text:p>
          </table:table-cell>
          <table:table-cell table:number-columns-repeated="2" table:style-name="ce1" office:value-type="string">
            <text:p>MUSB-B5-S-VT-TSMT1</text:p>
          </table:table-cell>
          <table:table-cell table:style-name="ce1"/>
          <table:table-cell table:style-name="ce109" office:value-type="string">
            <text:p>Gniazdo; USB B mini; SMT; pionowe; V: USB 2.0; złocony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MUSB-B5-S-VT-TSMT1</text:p>
          </table:table-cell>
          <table:table-cell table:style-name="ce1" office:value-type="string">
            <text:p>AdamTech</text:p>
          </table:table-cell>
          <table:table-cell table:style-name="ce1" office:value-type="string">
            <text:p>MUSB-B5-S-VT-TSMT-1</text:p>
          </table:table-cell>
          <table:table-cell office:value-type="float" office:value="2.99">
            <text:p>2,9900</text:p>
          </table:table-cell>
          <table:table-cell table:style-name="ce4"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X-53047-0410</text:p>
          </table:table-cell>
          <table:table-cell table:style-name="ce1" office:value-type="string">
            <text:p>6.75x3.2mm</text:p>
          </table:table-cell>
          <table:table-cell table:style-name="ce1" office:value-type="string">
            <text:p>HEADER4</text:p>
          </table:table-cell>
          <table:table-cell table:style-name="ce1" office:value-type="string">
            <text:p>MOLEX53047-0410</text:p>
          </table:table-cell>
          <table:table-cell table:style-name="ce1"/>
          <table:table-cell table:style-name="ce109" office:value-type="string">
            <text:p>Gniazdo; przewód-płytka; męskie; PIN:4; 1,25mm; THT; PicoBlade; 1A</text:p>
          </table:table-cell>
          <table:table-cell office:value-type="string">
            <text:p>tme.pl</text:p>
          </table:table-cell>
          <table:table-cell office:value-type="string">
            <text:p>MX-53047-0410</text:p>
          </table:table-cell>
          <table:table-cell office:value-type="string">
            <text:p>Molex</text:p>
          </table:table-cell>
          <table:table-cell table:style-name="ce1" office:value-type="string">
            <text:p>0530470410</text:p>
          </table:table-cell>
          <table:table-cell office:value-type="float" office:value="0.758">
            <text:p>0,7580</text:p>
          </table:table-cell>
          <table:table-cell office:value-type="string">
            <text:p>PLN</text:p>
          </table:table-cell>
          <table:table-cell office:value-type="date" office:date-value="2015-05-01">
            <text:p>01-05-2015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MX-67503-1020</text:p>
          </table:table-cell>
          <table:table-cell table:number-columns-repeated="3" table:style-name="ce1" office:value-type="string">
            <text:p>USBMS1B5</text:p>
          </table:table-cell>
          <table:table-cell table:style-name="ce1"/>
          <table:table-cell table:style-name="ce109" office:value-type="string">
            <text:p>Gniazdo; USB B mini; na PCB; SMT; PIN:5; poziome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MX-67503-1020</text:p>
          </table:table-cell>
          <table:table-cell table:style-name="ce1" office:value-type="string">
            <text:p>Molex</text:p>
          </table:table-cell>
          <table:table-cell table:style-name="ce1" office:value-type="string">
            <text:p>675031020</text:p>
          </table:table-cell>
          <table:table-cell office:value-type="float" office:value="1.5">
            <text:p>1,5000</text:p>
          </table:table-cell>
          <table:table-cell table:style-name="ce4" office:value-type="string">
            <text:p>PLN</text:p>
          </table:table-cell>
          <table:table-cell office:value-type="date" office:date-value="2017-10-02">
            <text:p>02-10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NS25-G2</text:p>
          </table:table-cell>
          <table:table-cell table:style-name="ce1" office:value-type="string">
            <text:p>3x2.54mm</text:p>
          </table:table-cell>
          <table:table-cell table:style-name="ce1" office:value-type="string">
            <text:p>HU02</text:p>
          </table:table-cell>
          <table:table-cell table:style-name="ce1" table:number-columns-repeated="2"/>
          <table:table-cell table:style-name="ce109" office:value-type="string">
            <text:p>Wtyk; przewód-płytka; żeńskie; PIN:2; bez styków; 2,54mm; NS25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S25-G2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S25-G2</text:p>
          </table:table-cell>
          <table:table-cell office:value-type="float" office:value="0.05026">
            <text:p>0,0503</text:p>
          </table:table-cell>
          <table:table-cell table:style-name="ce4" office:value-type="string">
            <text:p>PLN</text:p>
          </table:table-cell>
          <table:table-cell office:value-type="date" office:date-value="2016-08-22">
            <text:p>22-08-2016</text:p>
          </table:table-cell>
          <table:table-cell office:value-type="string">
            <text:p>maritex: HU02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NS25-G3</text:p>
          </table:table-cell>
          <table:table-cell table:style-name="ce1" office:value-type="string">
            <text:p>5x2.54mm</text:p>
          </table:table-cell>
          <table:table-cell table:style-name="ce1" office:value-type="string">
            <text:p>HU03</text:p>
          </table:table-cell>
          <table:table-cell table:style-name="ce1" table:number-columns-repeated="2"/>
          <table:table-cell table:style-name="ce109" office:value-type="string">
            <text:p>Wtyk; przewód-płytka; żeńskie; PIN:3; bez styków; 2,54mm; NS25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S25-G3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S25-G3</text:p>
          </table:table-cell>
          <table:table-cell office:value-type="float" office:value="0.08">
            <text:p>0,0800</text:p>
          </table:table-cell>
          <table:table-cell table:style-name="ce4" office:value-type="string">
            <text:p>PLN</text:p>
          </table:table-cell>
          <table:table-cell office:value-type="date" office:date-value="2017-02-24">
            <text:p>24-02-2017</text:p>
          </table:table-cell>
          <table:table-cell office:value-type="string">
            <text:p>maritex: HU03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NS25-G4</text:p>
          </table:table-cell>
          <table:table-cell table:style-name="ce1" office:value-type="string">
            <text:p>5x2.54mm</text:p>
          </table:table-cell>
          <table:table-cell table:style-name="ce1" office:value-type="string">
            <text:p>HU04</text:p>
          </table:table-cell>
          <table:table-cell table:style-name="ce1" table:number-columns-repeated="2"/>
          <table:table-cell table:style-name="ce109" office:value-type="string">
            <text:p>Wtyk; przewód-płytka; żeńskie; PIN:4; bez styków; 2,54mm; NS25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S25-G4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S25-G4</text:p>
          </table:table-cell>
          <table:table-cell office:value-type="float" office:value="0.1">
            <text:p>0,1000</text:p>
          </table:table-cell>
          <table:table-cell table:style-name="ce4" office:value-type="string">
            <text:p>PLN</text:p>
          </table:table-cell>
          <table:table-cell office:value-type="date" office:date-value="2017-02-24">
            <text:p>24-02-2017</text:p>
          </table:table-cell>
          <table:table-cell office:value-type="string">
            <text:p>maritex: HU04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NS25-G5</text:p>
          </table:table-cell>
          <table:table-cell table:style-name="ce1" office:value-type="string">
            <text:p>6x2.54mm</text:p>
          </table:table-cell>
          <table:table-cell table:style-name="ce1" office:value-type="string">
            <text:p>HU05</text:p>
          </table:table-cell>
          <table:table-cell table:style-name="ce1" table:number-columns-repeated="2"/>
          <table:table-cell table:style-name="ce109" office:value-type="string">
            <text:p>Wtyk; przewód-płytka; żeńskie; PIN:5; bez styków; 2,54mm; NS25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S25-G5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S25-G5</text:p>
          </table:table-cell>
          <table:table-cell office:value-type="float" office:value="0.12">
            <text:p>0,1200</text:p>
          </table:table-cell>
          <table:table-cell table:style-name="ce4" office:value-type="string">
            <text:p>PLN</text:p>
          </table:table-cell>
          <table:table-cell office:value-type="date" office:date-value="2017-02-27">
            <text:p>27-02-2017</text:p>
          </table:table-cell>
          <table:table-cell office:value-type="string">
            <text:p>maritex: HU05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NS25-G8</text:p>
          </table:table-cell>
          <table:table-cell table:style-name="ce1" office:value-type="string">
            <text:p>5x2.54mm</text:p>
          </table:table-cell>
          <table:table-cell table:style-name="ce1" office:value-type="string">
            <text:p>HU08</text:p>
          </table:table-cell>
          <table:table-cell table:style-name="ce1" table:number-columns-repeated="2"/>
          <table:table-cell table:style-name="ce109" office:value-type="string">
            <text:p>Wtyk; przewód-płytka; żeńskie; PIN:8; bez styków; 2,54mm; NS25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S25-G8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S25-G8</text:p>
          </table:table-cell>
          <table:table-cell office:value-type="float" office:value="0.26">
            <text:p>0,2600</text:p>
          </table:table-cell>
          <table:table-cell table:style-name="ce4" office:value-type="string">
            <text:p>PLN</text:p>
          </table:table-cell>
          <table:table-cell office:value-type="date" office:date-value="2017-02-24">
            <text:p>24-02-2017</text:p>
          </table:table-cell>
          <table:table-cell office:value-type="string">
            <text:p>maritex: HU04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NS25-T</text:p>
          </table:table-cell>
          <table:table-cell table:number-columns-repeated="2" table:style-name="ce1" office:value-type="string">
            <text:p>HUT1</text:p>
          </table:table-cell>
          <table:table-cell table:style-name="ce1" table:number-columns-repeated="2"/>
          <table:table-cell table:style-name="ce109" office:value-type="string">
            <text:p>Styk; żeńskie; 0,05÷0,325mm2; 28÷22AWG; NS25; cynowany; zaciskanie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S25-T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S25-T</text:p>
          </table:table-cell>
          <table:table-cell office:value-type="float" office:value="0.04981">
            <text:p>0,0498</text:p>
          </table:table-cell>
          <table:table-cell table:style-name="ce4" office:value-type="string">
            <text:p>PLN</text:p>
          </table:table-cell>
          <table:table-cell office:value-type="date" office:date-value="2016-08-22">
            <text:p>22-08-2016</text:p>
          </table:table-cell>
          <table:table-cell office:value-type="string">
            <text:p>maritex: HUT1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NS25-W10P</text:p>
          </table:table-cell>
          <table:table-cell table:style-name="ce1" office:value-type="string">
            <text:p>WF10S</text:p>
          </table:table-cell>
          <table:table-cell table:style-name="ce1" office:value-type="string">
            <text:p>HEADER10</text:p>
          </table:table-cell>
          <table:table-cell table:style-name="ce1" office:value-type="string">
            <text:p>WF10S</text:p>
          </table:table-cell>
          <table:table-cell table:style-name="ce1"/>
          <table:table-cell table:style-name="ce109" office:value-type="string">
            <text:p>connector 2.54mm pitch, THT, 10 pole, straight, male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S25-W10P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S25-W10P</text:p>
          </table:table-cell>
          <table:table-cell office:value-type="float" office:value="0.57">
            <text:p>0,5700</text:p>
          </table:table-cell>
          <table:table-cell table:style-name="ce4" office:value-type="string">
            <text:p>PLN</text:p>
          </table:table-cell>
          <table:table-cell office:value-type="date" office:date-value="2014-12-03">
            <text:p>03-12-2014</text:p>
          </table:table-cell>
          <table:table-cell office:value-type="string">
            <text:p>maritex: WF10S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NS25-W2K</text:p>
          </table:table-cell>
          <table:table-cell table:style-name="ce1" office:value-type="string">
            <text:p>WF02R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WF02R</text:p>
          </table:table-cell>
          <table:table-cell table:style-name="ce1" office:value-type="string">
            <text:p>WF02S_R</text:p>
          </table:table-cell>
          <table:table-cell table:style-name="ce109" office:value-type="string">
            <text:p>connector 2,54 pitch, SMD, 2 pole, angled, male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S25-W2K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S25-W2K</text:p>
          </table:table-cell>
          <table:table-cell office:value-type="float" office:value="0.5784">
            <text:p>0,5784</text:p>
          </table:table-cell>
          <table:table-cell table:style-name="ce4" office:value-type="string">
            <text:p>PLN</text:p>
          </table:table-cell>
          <table:table-cell office:value-type="date" office:date-value="2016-08-24">
            <text:p>24-08-2016</text:p>
          </table:table-cell>
          <table:table-cell office:value-type="string">
            <text:p>maritex: WF02R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NS25-W2P</text:p>
          </table:table-cell>
          <table:table-cell table:style-name="ce1" office:value-type="string">
            <text:p>WF02S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WF02S</text:p>
          </table:table-cell>
          <table:table-cell table:style-name="ce1" office:value-type="string">
            <text:p>WF02S_R</text:p>
          </table:table-cell>
          <table:table-cell table:style-name="ce109" office:value-type="string">
            <text:p>Gniazdo; przewód-płytka; męskie; PIN:2; 2,54mm; THT; NS25; 250V; 3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S25-W2P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S25-W2P</text:p>
          </table:table-cell>
          <table:table-cell office:value-type="float" office:value="0.24">
            <text:p>0,2400</text:p>
          </table:table-cell>
          <table:table-cell table:style-name="ce4" office:value-type="string">
            <text:p>PLN</text:p>
          </table:table-cell>
          <table:table-cell office:value-type="date" office:date-value="2017-01-16">
            <text:p>16-01-2017</text:p>
          </table:table-cell>
          <table:table-cell office:value-type="string">
            <text:p>maritex: WF02S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NS25-W3K</text:p>
          </table:table-cell>
          <table:table-cell table:style-name="ce1" office:value-type="string">
            <text:p>WF03R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WF03R</text:p>
          </table:table-cell>
          <table:table-cell table:style-name="ce1" office:value-type="string">
            <text:p>WF03S_R</text:p>
          </table:table-cell>
          <table:table-cell table:style-name="ce109" office:value-type="string">
            <text:p>Gniazdo; przewód-płytka; męskie; PIN:3; 2,54mm; THT; NS25; 250V; 3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S25-W3K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S25-W3K</text:p>
          </table:table-cell>
          <table:table-cell office:value-type="float" office:value="0.3">
            <text:p>0,3000</text:p>
          </table:table-cell>
          <table:table-cell table:style-name="ce4" office:value-type="string">
            <text:p>PLN</text:p>
          </table:table-cell>
          <table:table-cell office:value-type="date" office:date-value="2017-05-29">
            <text:p>29-05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NS25-W3P</text:p>
          </table:table-cell>
          <table:table-cell table:style-name="ce1" office:value-type="string">
            <text:p>WF03S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WF03S</text:p>
          </table:table-cell>
          <table:table-cell table:style-name="ce1" office:value-type="string">
            <text:p>WF03S_R</text:p>
          </table:table-cell>
          <table:table-cell table:style-name="ce109" office:value-type="string">
            <text:p>Gniazdo; przewód-płytka; męskie; PIN:3; 2,54mm; THT; NS25; 250V; 3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S25-W3P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S25-W3P</text:p>
          </table:table-cell>
          <table:table-cell office:value-type="float" office:value="0.25">
            <text:p>0,2500</text:p>
          </table:table-cell>
          <table:table-cell table:style-name="ce4" office:value-type="string">
            <text:p>PLN</text:p>
          </table:table-cell>
          <table:table-cell office:value-type="date" office:date-value="2017-07-03">
            <text:p>03-07-2017</text:p>
          </table:table-cell>
          <table:table-cell office:value-type="string">
            <text:p>maritex: WF03S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NS25-W4K</text:p>
          </table:table-cell>
          <table:table-cell table:style-name="ce1" office:value-type="string">
            <text:p>WF04R</text:p>
          </table:table-cell>
          <table:table-cell table:style-name="ce1" office:value-type="string">
            <text:p>HEADER4</text:p>
          </table:table-cell>
          <table:table-cell table:style-name="ce1" office:value-type="string">
            <text:p>WF04R</text:p>
          </table:table-cell>
          <table:table-cell table:style-name="ce1" office:value-type="string">
            <text:p>WF04S_R</text:p>
          </table:table-cell>
          <table:table-cell table:style-name="ce109" office:value-type="string">
            <text:p>Gniazdo; przewód-płytka; męskie; PIN:4; 2,54mm; THT; NS25; 250V; 3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S25-W4K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S25-W4K</text:p>
          </table:table-cell>
          <table:table-cell office:value-type="float" office:value="0.3">
            <text:p>0,3000</text:p>
          </table:table-cell>
          <table:table-cell table:style-name="ce4" office:value-type="string">
            <text:p>PLN</text:p>
          </table:table-cell>
          <table:table-cell office:value-type="date" office:date-value="2017-05-03">
            <text:p>03-05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NS25-W4P</text:p>
          </table:table-cell>
          <table:table-cell table:style-name="ce1" office:value-type="string">
            <text:p>WF04S</text:p>
          </table:table-cell>
          <table:table-cell table:style-name="ce1" office:value-type="string">
            <text:p>HEADER4</text:p>
          </table:table-cell>
          <table:table-cell table:style-name="ce1" office:value-type="string">
            <text:p>WF04S</text:p>
          </table:table-cell>
          <table:table-cell table:style-name="ce1" office:value-type="string">
            <text:p>WF04S_R</text:p>
          </table:table-cell>
          <table:table-cell table:style-name="ce109" office:value-type="string">
            <text:p>Gniazdo; przewód-płytka; męskie; PIN:4; 2,54mm; THT; NS25; 250V; 3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S25-W4P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S25-W4P</text:p>
          </table:table-cell>
          <table:table-cell office:value-type="float" office:value="0.25">
            <text:p>0,2500</text:p>
          </table:table-cell>
          <table:table-cell table:style-name="ce4" office:value-type="string">
            <text:p>PLN</text:p>
          </table:table-cell>
          <table:table-cell office:value-type="date" office:date-value="2017-01-16">
            <text:p>16-01-2017</text:p>
          </table:table-cell>
          <table:table-cell office:value-type="string">
            <text:p>maritex: WF04S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NS25-W5K</text:p>
          </table:table-cell>
          <table:table-cell table:style-name="ce1" office:value-type="string">
            <text:p>WF05R</text:p>
          </table:table-cell>
          <table:table-cell table:style-name="ce1" office:value-type="string">
            <text:p>HEADER5</text:p>
          </table:table-cell>
          <table:table-cell table:style-name="ce1" office:value-type="string">
            <text:p>WF05R</text:p>
          </table:table-cell>
          <table:table-cell table:style-name="ce1" office:value-type="string">
            <text:p>WF05S_R</text:p>
          </table:table-cell>
          <table:table-cell table:style-name="ce109" office:value-type="string">
            <text:p>connector 2,54 pitch, SMD, 5 pole, angled, male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S25-W5K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S25-W5K</text:p>
          </table:table-cell>
          <table:table-cell office:value-type="float" office:value="0.38">
            <text:p>0,3800</text:p>
          </table:table-cell>
          <table:table-cell table:style-name="ce4" office:value-type="string">
            <text:p>PLN</text:p>
          </table:table-cell>
          <table:table-cell office:value-type="date" office:date-value="2017-05-29">
            <text:p>29-05-2017</text:p>
          </table:table-cell>
          <table:table-cell office:value-type="string">
            <text:p>maritex: WF05R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NS25-W5P</text:p>
          </table:table-cell>
          <table:table-cell table:style-name="ce1" office:value-type="string">
            <text:p>WF05S</text:p>
          </table:table-cell>
          <table:table-cell table:style-name="ce1" office:value-type="string">
            <text:p>HEADER5</text:p>
          </table:table-cell>
          <table:table-cell table:style-name="ce1" office:value-type="string">
            <text:p>WF05S</text:p>
          </table:table-cell>
          <table:table-cell table:style-name="ce1" office:value-type="string">
            <text:p>WF05S_R</text:p>
          </table:table-cell>
          <table:table-cell table:style-name="ce109" office:value-type="string">
            <text:p>Gniazdo; przewód-płytka; męskie; PIN:5; 2,54mm; THT; NS25; 250V; 3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S25-W5P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S25-W5P</text:p>
          </table:table-cell>
          <table:table-cell office:value-type="float" office:value="0.31">
            <text:p>0,3100</text:p>
          </table:table-cell>
          <table:table-cell table:style-name="ce4" office:value-type="string">
            <text:p>PLN</text:p>
          </table:table-cell>
          <table:table-cell office:value-type="date" office:date-value="2017-03-30">
            <text:p>30-03-2017</text:p>
          </table:table-cell>
          <table:table-cell office:value-type="string">
            <text:p>maritex: WF05S</text:p>
          </table:table-cell>
          <table:table-cell table:number-columns-repeated="1008"/>
        </table:table-row>
        <table:table-row table:style-name="ro1">
          <table:table-cell office:value-type="string">
            <text:p>NS25-W6K</text:p>
          </table:table-cell>
          <table:table-cell table:style-name="ce1" office:value-type="string">
            <text:p>WF06R</text:p>
          </table:table-cell>
          <table:table-cell table:style-name="ce1" office:value-type="string">
            <text:p>HEADER6</text:p>
          </table:table-cell>
          <table:table-cell table:style-name="ce1" office:value-type="string">
            <text:p>WF06R</text:p>
          </table:table-cell>
          <table:table-cell table:style-name="ce1"/>
          <table:table-cell table:style-name="ce109" office:value-type="string">
            <text:p>Gniazdo; przewód-płytka; męskie; PIN:6; 2,54mm; THT; NS25; 250V; 3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S25-W6K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S25-W6K</text:p>
          </table:table-cell>
          <table:table-cell office:value-type="float" office:value="0.3499">
            <text:p>0,3499</text:p>
          </table:table-cell>
          <table:table-cell table:style-name="ce4" office:value-type="string">
            <text:p>PLN</text:p>
          </table:table-cell>
          <table:table-cell office:value-type="date" office:date-value="2016-02-24">
            <text:p>24-02-2016</text:p>
          </table:table-cell>
          <table:table-cell office:value-type="string">
            <text:p>maritex: WF06R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NS25-W6P</text:p>
          </table:table-cell>
          <table:table-cell table:style-name="ce1" office:value-type="string">
            <text:p>WF06S</text:p>
          </table:table-cell>
          <table:table-cell table:style-name="ce1" office:value-type="string">
            <text:p>HEADER6</text:p>
          </table:table-cell>
          <table:table-cell table:style-name="ce1" office:value-type="string">
            <text:p>WF06S</text:p>
          </table:table-cell>
          <table:table-cell table:style-name="ce1" office:value-type="string">
            <text:p>WF06S_R</text:p>
          </table:table-cell>
          <table:table-cell table:style-name="ce109" office:value-type="string">
            <text:p>Gniazdo; przewód-płytka; męskie; PIN:3; 2,54mm; THT; NS25; 250V; 3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S25-W6P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S25-W6P</text:p>
          </table:table-cell>
          <table:table-cell office:value-type="float" office:value="0.33">
            <text:p>0,3300</text:p>
          </table:table-cell>
          <table:table-cell table:style-name="ce4" office:value-type="string">
            <text:p>PLN</text:p>
          </table:table-cell>
          <table:table-cell office:value-type="date" office:date-value="2015-11-27">
            <text:p>27-11-2015</text:p>
          </table:table-cell>
          <table:table-cell office:value-type="string">
            <text:p>maritex: WF06S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NS39-G3</text:p>
          </table:table-cell>
          <table:table-cell table:style-name="ce1" office:value-type="string">
            <text:p>4x2.54mm</text:p>
          </table:table-cell>
          <table:table-cell table:style-name="ce1" office:value-type="string">
            <text:p>HU03</text:p>
          </table:table-cell>
          <table:table-cell table:style-name="ce1" table:number-columns-repeated="2"/>
          <table:table-cell table:style-name="ce109" office:value-type="string">
            <text:p>Wtyk; przewód-płytka; żeńskie; PIN:3; bez styków; 3,96mm; NS39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S39-G3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S39-G3</text:p>
          </table:table-cell>
          <table:table-cell office:value-type="float" office:value="0.28">
            <text:p>0,2800</text:p>
          </table:table-cell>
          <table:table-cell table:style-name="ce4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NS39-W2K</text:p>
          </table:table-cell>
          <table:table-cell table:style-name="ce1" office:value-type="string">
            <text:p>2x3.96mm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NS39-W2K</text:p>
          </table:table-cell>
          <table:table-cell table:style-name="ce1" office:value-type="string">
            <text:p>NS39-W2KP</text:p>
          </table:table-cell>
          <table:table-cell table:style-name="ce109" office:value-type="string">
            <text:p>Gniazdo; przewód-płytka; męskie; PIN:2; 3,96mm; THT; 250V; 7A; 10mΩ, katowe</text:p>
          </table:table-cell>
          <table:table-cell office:value-type="string">
            <text:p>tme.pl</text:p>
          </table:table-cell>
          <table:table-cell office:value-type="string">
            <text:p>NS39-W2K</text:p>
          </table:table-cell>
          <table:table-cell office:value-type="string">
            <text:p>Ninigi</text:p>
          </table:table-cell>
          <table:table-cell office:value-type="string">
            <text:p>NS39-W2K</text:p>
          </table:table-cell>
          <table:table-cell office:value-type="float" office:value="0.772">
            <text:p>0,7720</text:p>
          </table:table-cell>
          <table:table-cell office:value-type="string">
            <text:p>PLN</text:p>
          </table:table-cell>
          <table:table-cell office:value-type="date" office:date-value="2014-04-08">
            <text:p>08-04-2014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NS39-W2P</text:p>
          </table:table-cell>
          <table:table-cell table:style-name="ce1" office:value-type="string">
            <text:p>2x3.96mm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NS39-W2P</text:p>
          </table:table-cell>
          <table:table-cell table:style-name="ce1" office:value-type="string">
            <text:p>NS39-W2KP</text:p>
          </table:table-cell>
          <table:table-cell table:style-name="ce109" office:value-type="string">
            <text:p>Gniazdo; przewód-płytka; męskie; PIN:2; 3,96mm; THT; 250V; 7A; 10mΩ, proste</text:p>
          </table:table-cell>
          <table:table-cell office:value-type="string">
            <text:p>tme.pl</text:p>
          </table:table-cell>
          <table:table-cell office:value-type="string">
            <text:p>NS39-W2P</text:p>
          </table:table-cell>
          <table:table-cell office:value-type="string">
            <text:p>Ninigi</text:p>
          </table:table-cell>
          <table:table-cell office:value-type="string">
            <text:p>NS39-W2P</text:p>
          </table:table-cell>
          <table:table-cell office:value-type="float" office:value="0.26">
            <text:p>0,2600</text:p>
          </table:table-cell>
          <table:table-cell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NS39-W3P</text:p>
          </table:table-cell>
          <table:table-cell table:style-name="ce1" office:value-type="string">
            <text:p>3x3.96mm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NS39-W3P</text:p>
          </table:table-cell>
          <table:table-cell table:style-name="ce1" office:value-type="string">
            <text:p>NS39-W3KP</text:p>
          </table:table-cell>
          <table:table-cell table:style-name="ce109" office:value-type="string">
            <text:p>Gniazdo; przewód-płytka; męskie; PIN:3 3,96mm; THT; 250V; 7A; 10mΩ, proste</text:p>
          </table:table-cell>
          <table:table-cell office:value-type="string">
            <text:p>tme.pl</text:p>
          </table:table-cell>
          <table:table-cell office:value-type="string">
            <text:p>NS39-W3P</text:p>
          </table:table-cell>
          <table:table-cell office:value-type="string">
            <text:p>Ninigi</text:p>
          </table:table-cell>
          <table:table-cell office:value-type="string">
            <text:p>NS39-W3P</text:p>
          </table:table-cell>
          <table:table-cell office:value-type="float" office:value="0.4">
            <text:p>0,4000</text:p>
          </table:table-cell>
          <table:table-cell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NS39-W3P_2PIN</text:p>
          </table:table-cell>
          <table:table-cell table:style-name="ce1" office:value-type="string">
            <text:p>3x3.96mm</text:p>
          </table:table-cell>
          <table:table-cell table:style-name="ce1" office:value-type="string">
            <text:p>HEADER3_2PIN</text:p>
          </table:table-cell>
          <table:table-cell table:style-name="ce1" office:value-type="string">
            <text:p>NS39-W3P_2PIN</text:p>
          </table:table-cell>
          <table:table-cell table:style-name="ce1"/>
          <table:table-cell table:style-name="ce109" office:value-type="string">
            <text:p>Gniazdo; przewód-płytka; męskie; PIN:3 3,96mm; THT; 250V; 7A; 10mΩ, proste, wyrwany kołek środkowy</text:p>
          </table:table-cell>
          <table:table-cell office:value-type="string">
            <text:p>tme.pl</text:p>
          </table:table-cell>
          <table:table-cell office:value-type="string">
            <text:p>NS39-W3P</text:p>
          </table:table-cell>
          <table:table-cell office:value-type="string">
            <text:p>Ninigi</text:p>
          </table:table-cell>
          <table:table-cell office:value-type="string">
            <text:p>NS39-W3P</text:p>
          </table:table-cell>
          <table:table-cell office:value-type="float" office:value="0.36941">
            <text:p>0,3694</text:p>
          </table:table-cell>
          <table:table-cell office:value-type="string">
            <text:p>PLN</text:p>
          </table:table-cell>
          <table:table-cell office:value-type="date" office:date-value="2016-08-11">
            <text:p>11-08-2016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NS39-W4P</text:p>
          </table:table-cell>
          <table:table-cell table:style-name="ce1" office:value-type="string">
            <text:p>4x3.96mm</text:p>
          </table:table-cell>
          <table:table-cell table:style-name="ce1" office:value-type="string">
            <text:p>HEADER4</text:p>
          </table:table-cell>
          <table:table-cell table:style-name="ce1" office:value-type="string">
            <text:p>NS39-W4P</text:p>
          </table:table-cell>
          <table:table-cell table:style-name="ce1" office:value-type="string">
            <text:p>NS39-W4KP</text:p>
          </table:table-cell>
          <table:table-cell table:style-name="ce109" office:value-type="string">
            <text:p>Gniazdo; przewód-płytka; męskie; PIN:4; 3,96mm; THT; 250V; 7A; 10mΩ, proste</text:p>
          </table:table-cell>
          <table:table-cell office:value-type="string">
            <text:p>tme.pl</text:p>
          </table:table-cell>
          <table:table-cell office:value-type="string">
            <text:p>NS39-W4P</text:p>
          </table:table-cell>
          <table:table-cell office:value-type="string">
            <text:p>Ninigi</text:p>
          </table:table-cell>
          <table:table-cell office:value-type="string">
            <text:p>NS39-W4P</text:p>
          </table:table-cell>
          <table:table-cell office:value-type="float" office:value="0.59">
            <text:p>0,5900</text:p>
          </table:table-cell>
          <table:table-cell office:value-type="string">
            <text:p>PLN</text:p>
          </table:table-cell>
          <table:table-cell office:value-type="date" office:date-value="2014-05-20">
            <text:p>20-05-2014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NXW-02K</text:p>
          </table:table-cell>
          <table:table-cell table:style-name="ce1" office:value-type="string">
            <text:p>8x12mm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WS02R</text:p>
          </table:table-cell>
          <table:table-cell table:style-name="ce1" office:value-type="string">
            <text:p>WS02S_R</text:p>
          </table:table-cell>
          <table:table-cell table:style-name="ce109" office:value-type="string">
            <text:p>connector 2mm pitch, THT, 4 pole, angled, male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XW-02K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XW-02K</text:p>
          </table:table-cell>
          <table:table-cell office:value-type="float" office:value="0.114">
            <text:p>0,1140</text:p>
          </table:table-cell>
          <table:table-cell table:style-name="ce4" office:value-type="string">
            <text:p>PLN</text:p>
          </table:table-cell>
          <table:table-cell office:value-type="date" office:date-value="2014-05-19">
            <text:p>19-05-2014</text:p>
          </table:table-cell>
          <table:table-cell office:value-type="string">
            <text:p>maritex: WS-02R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NXW-03</text:p>
          </table:table-cell>
          <table:table-cell table:style-name="ce1" office:value-type="string">
            <text:p>8x12mm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WS03S</text:p>
          </table:table-cell>
          <table:table-cell table:style-name="ce1" office:value-type="string">
            <text:p>WS03S_R</text:p>
          </table:table-cell>
          <table:table-cell table:style-name="ce109" office:value-type="string">
            <text:p>connector 2mm pitch, THT, 4 pole, angled, male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XW-03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XW-03</text:p>
          </table:table-cell>
          <table:table-cell office:value-type="float" office:value="0.159">
            <text:p>0,1590</text:p>
          </table:table-cell>
          <table:table-cell table:style-name="ce4" office:value-type="string">
            <text:p>PLN</text:p>
          </table:table-cell>
          <table:table-cell office:value-type="date" office:date-value="2014-05-21">
            <text:p>21-05-2014</text:p>
          </table:table-cell>
          <table:table-cell office:value-type="string">
            <text:p>maritex: WS-03S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NXW-03K</text:p>
          </table:table-cell>
          <table:table-cell table:style-name="ce1" office:value-type="string">
            <text:p>8x12mm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WS03R</text:p>
          </table:table-cell>
          <table:table-cell table:style-name="ce1" office:value-type="string">
            <text:p>WS03S_R</text:p>
          </table:table-cell>
          <table:table-cell table:style-name="ce109" office:value-type="string">
            <text:p>connector 2mm pitch, THT, 3 pole, angled, male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XW-03K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XW-03K</text:p>
          </table:table-cell>
          <table:table-cell office:value-type="float" office:value="0.162">
            <text:p>0,1620</text:p>
          </table:table-cell>
          <table:table-cell table:style-name="ce4" office:value-type="string">
            <text:p>PLN</text:p>
          </table:table-cell>
          <table:table-cell office:value-type="date" office:date-value="2014-05-21">
            <text:p>21-05-2014</text:p>
          </table:table-cell>
          <table:table-cell office:value-type="string">
            <text:p>maritex: WS-03R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NXW-04K</text:p>
          </table:table-cell>
          <table:table-cell table:style-name="ce1" office:value-type="string">
            <text:p>8x12mm</text:p>
          </table:table-cell>
          <table:table-cell table:style-name="ce1" office:value-type="string">
            <text:p>HEADER4</text:p>
          </table:table-cell>
          <table:table-cell table:style-name="ce1" office:value-type="string">
            <text:p>WS04R</text:p>
          </table:table-cell>
          <table:table-cell table:style-name="ce1" office:value-type="string">
            <text:p>WS04S_R</text:p>
          </table:table-cell>
          <table:table-cell table:style-name="ce109" office:value-type="string">
            <text:p>Gniazdo; przewód-płytka; męskie; PIN:4; 2mm; THT; 1A; cynowany; 20mΩ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XW-04K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XW-04K</text:p>
          </table:table-cell>
          <table:table-cell office:value-type="float" office:value="0.18">
            <text:p>0,1800</text:p>
          </table:table-cell>
          <table:table-cell table:style-name="ce4" office:value-type="string">
            <text:p>PLN</text:p>
          </table:table-cell>
          <table:table-cell office:value-type="date" office:date-value="2017-09-29">
            <text:p>29-09-2017</text:p>
          </table:table-cell>
          <table:table-cell office:value-type="string">
            <text:p>maritex: WS04R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NXW-05</text:p>
          </table:table-cell>
          <table:table-cell table:style-name="ce1" office:value-type="string">
            <text:p>4.7x12.1mm</text:p>
          </table:table-cell>
          <table:table-cell table:style-name="ce1" office:value-type="string">
            <text:p>HEADER5</text:p>
          </table:table-cell>
          <table:table-cell table:style-name="ce1" office:value-type="string">
            <text:p>WS05S</text:p>
          </table:table-cell>
          <table:table-cell table:style-name="ce1" office:value-type="string">
            <text:p>WS05S_R</text:p>
          </table:table-cell>
          <table:table-cell table:style-name="ce109" office:value-type="string">
            <text:p>Gniazdo; przewód-płytka; męskie; PIN:5; 2mm; THT; 1A; cynowany; 20mΩ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XW-05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XW-05</text:p>
          </table:table-cell>
          <table:table-cell office:value-type="float" office:value="0.2">
            <text:p>0,2000</text:p>
          </table:table-cell>
          <table:table-cell table:style-name="ce4" office:value-type="string">
            <text:p>PLN</text:p>
          </table:table-cell>
          <table:table-cell office:value-type="date" office:date-value="2016-10-25">
            <text:p>25-10-2016</text:p>
          </table:table-cell>
          <table:table-cell office:value-type="string">
            <text:p>maritex: WS05S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NXW-05K</text:p>
          </table:table-cell>
          <table:table-cell table:style-name="ce1" office:value-type="string">
            <text:p>8x12mm</text:p>
          </table:table-cell>
          <table:table-cell table:style-name="ce1" office:value-type="string">
            <text:p>HEADER5</text:p>
          </table:table-cell>
          <table:table-cell table:style-name="ce1" office:value-type="string">
            <text:p>WS05R</text:p>
          </table:table-cell>
          <table:table-cell table:style-name="ce1" office:value-type="string">
            <text:p>WS05S_R</text:p>
          </table:table-cell>
          <table:table-cell table:style-name="ce109" office:value-type="string">
            <text:p>Gniazdo; przewód-płytka; męskie; PIN:5; 2mm; THT; 1A; cynowany; 20mΩ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XW-05K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NXW-05K</text:p>
          </table:table-cell>
          <table:table-cell office:value-type="float" office:value="0.21">
            <text:p>0,2100</text:p>
          </table:table-cell>
          <table:table-cell table:style-name="ce4" office:value-type="string">
            <text:p>PLN</text:p>
          </table:table-cell>
          <table:table-cell office:value-type="date" office:date-value="2016-10-17">
            <text:p>17-10-2016</text:p>
          </table:table-cell>
          <table:table-cell office:value-type="string">
            <text:p>maritex: WS05R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PB03S</text:p>
          </table:table-cell>
          <table:table-cell table:style-name="ce1" office:value-type="string">
            <text:p>3x2.54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PB03S</text:p>
          </table:table-cell>
          <table:table-cell table:style-name="ce1"/>
          <table:table-cell table:style-name="ce109" office:value-type="string">
            <text:p>connector 2,54 pitch, THT, 3x1 poles, straigh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B03S-LF</text:p>
          </table:table-cell>
          <table:table-cell table:style-name="ce1" table:number-columns-repeated="2"/>
          <table:table-cell office:value-type="float" office:value="0.092">
            <text:p>0,0920</text:p>
          </table:table-cell>
          <table:table-cell table:style-name="ce4" office:value-type="string">
            <text:p>PLN</text:p>
          </table:table-cell>
          <table:table-cell office:value-type="date" office:date-value="2011-06-30">
            <text:p>30-06-2011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B08R</text:p>
          </table:table-cell>
          <table:table-cell table:style-name="ce1" office:value-type="string">
            <text:p>8X2.54mm</text:p>
          </table:table-cell>
          <table:table-cell table:style-name="ce1" office:value-type="string">
            <text:p>HEADER8</text:p>
          </table:table-cell>
          <table:table-cell table:style-name="ce1" office:value-type="string">
            <text:p>PB08R</text:p>
          </table:table-cell>
          <table:table-cell table:style-name="ce1"/>
          <table:table-cell table:style-name="ce109" office:value-type="string">
            <text:p>Listwa stykowa, żeńska, kątowa, jednorzędowa, w rastrze 2.54mm, 8 pin</text:p>
          </table:table-cell>
          <table:table-cell office:value-type="string">
            <text:p>maritex.com.pl</text:p>
          </table:table-cell>
          <table:table-cell table:style-name="ce1" office:value-type="string">
            <text:p>PB08R-LF</text:p>
          </table:table-cell>
          <table:table-cell table:number-columns-repeated="2"/>
          <table:table-cell office:value-type="float" office:value="0.29">
            <text:p>0,2900</text:p>
          </table:table-cell>
          <table:table-cell office:value-type="string">
            <text:p>PLN</text:p>
          </table:table-cell>
          <table:table-cell office:value-type="date" office:date-value="2012-12-08">
            <text:p>08-12-2012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B08R-SMT</text:p>
          </table:table-cell>
          <table:table-cell table:style-name="ce1" office:value-type="string">
            <text:p>8X2.54mm</text:p>
          </table:table-cell>
          <table:table-cell table:style-name="ce1" office:value-type="string">
            <text:p>HEADER8X2</text:p>
          </table:table-cell>
          <table:table-cell table:style-name="ce1" office:value-type="string">
            <text:p>PB08R-SMT</text:p>
          </table:table-cell>
          <table:table-cell table:style-name="ce1"/>
          <table:table-cell table:style-name="ce109" office:value-type="string">
            <text:p>Listwa stykowa żeńska, kątowa, jednorzędowa, SMT, w rastrze 2.54mm, 8 pin</text:p>
          </table:table-cell>
          <table:table-cell office:value-type="string">
            <text:p>maritex.com.pl</text:p>
          </table:table-cell>
          <table:table-cell table:style-name="ce1" office:value-type="string">
            <text:p>PB08R-SMT</text:p>
          </table:table-cell>
          <table:table-cell table:number-columns-repeated="2"/>
          <table:table-cell office:value-type="float" office:value="0.99">
            <text:p>0,9900</text:p>
          </table:table-cell>
          <table:table-cell office:value-type="string">
            <text:p>PLN</text:p>
          </table:table-cell>
          <table:table-cell office:value-type="date" office:date-value="2013-08-26">
            <text:p>26-08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B08S</text:p>
          </table:table-cell>
          <table:table-cell table:style-name="ce1" office:value-type="string">
            <text:p>8x2.54</text:p>
          </table:table-cell>
          <table:table-cell table:style-name="ce1" office:value-type="string">
            <text:p>HEADER8</text:p>
          </table:table-cell>
          <table:table-cell table:style-name="ce1" office:value-type="string">
            <text:p>PB08S</text:p>
          </table:table-cell>
          <table:table-cell table:style-name="ce1"/>
          <table:table-cell table:style-name="ce109" office:value-type="string">
            <text:p>connector 2,54 pitch, THT, 8x1 poles, straigh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B08S-LF</text:p>
          </table:table-cell>
          <table:table-cell table:style-name="ce1" table:number-columns-repeated="2"/>
          <table:table-cell office:value-type="float" office:value="0.24">
            <text:p>0,2400</text:p>
          </table:table-cell>
          <table:table-cell table:style-name="ce4" office:value-type="string">
            <text:p>PLN</text:p>
          </table:table-cell>
          <table:table-cell office:value-type="date" office:date-value="2012-12-22">
            <text:p>22-12-2012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B10R</text:p>
          </table:table-cell>
          <table:table-cell table:style-name="ce1" office:value-type="string">
            <text:p>10x2.54mm</text:p>
          </table:table-cell>
          <table:table-cell table:style-name="ce1" office:value-type="string">
            <text:p>HEADER10</text:p>
          </table:table-cell>
          <table:table-cell table:style-name="ce1" office:value-type="string">
            <text:p>PB10R</text:p>
          </table:table-cell>
          <table:table-cell table:style-name="ce1"/>
          <table:table-cell table:style-name="ce109" office:value-type="string">
            <text:p>Listwa stykowa, żeńska, kątowa, jednorzędowa, w rastrze 2.54mm, 10 pin</text:p>
          </table:table-cell>
          <table:table-cell office:value-type="string">
            <text:p>maritex.com.pl</text:p>
          </table:table-cell>
          <table:table-cell table:style-name="ce1" office:value-type="string">
            <text:p>PB10R-LF</text:p>
          </table:table-cell>
          <table:table-cell table:number-columns-repeated="2"/>
          <table:table-cell office:value-type="float" office:value="0.39">
            <text:p>0,3900</text:p>
          </table:table-cell>
          <table:table-cell office:value-type="string">
            <text:p>PLN</text:p>
          </table:table-cell>
          <table:table-cell office:value-type="date" office:date-value="2012-11-30">
            <text:p>30-11-201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PBD14S</text:p>
          </table:table-cell>
          <table:table-cell table:style-name="ce1" office:value-type="string">
            <text:p>HEADER7X2</text:p>
          </table:table-cell>
          <table:table-cell table:style-name="ce1" office:value-type="string">
            <text:p>PBD14S</text:p>
          </table:table-cell>
          <table:table-cell table:style-name="ce1" office:value-type="string">
            <text:p>PBD14S_MIRROR</text:p>
          </table:table-cell>
          <table:table-cell table:style-name="ce109" office:value-type="string">
            <text:p>connector 2,54mm pitch, THT, 2x7 pole, strigh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BD14S-LF</text:p>
          </table:table-cell>
          <table:table-cell table:style-name="ce1" table:number-columns-repeated="2"/>
          <table:table-cell office:value-type="float" office:value="0.45">
            <text:p>0,4500</text:p>
          </table:table-cell>
          <table:table-cell table:style-name="ce4" office:value-type="string">
            <text:p>PLN</text:p>
          </table:table-cell>
          <table:table-cell office:value-type="date" office:date-value="2014-01-16">
            <text:p>16-01-201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PBD16S</text:p>
          </table:table-cell>
          <table:table-cell table:style-name="ce1" office:value-type="string">
            <text:p>HEADER8X2</text:p>
          </table:table-cell>
          <table:table-cell table:style-name="ce1" office:value-type="string">
            <text:p>PBD16S</text:p>
          </table:table-cell>
          <table:table-cell table:style-name="ce1" office:value-type="string">
            <text:p>PBD16S_MIRROR</text:p>
          </table:table-cell>
          <table:table-cell table:style-name="ce109" office:value-type="string">
            <text:p>connector 2,54mm pitch, THT, 2x8 pole, strigh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BD16S-LF</text:p>
          </table:table-cell>
          <table:table-cell table:style-name="ce1" table:number-columns-repeated="2"/>
          <table:table-cell office:value-type="float" office:value="0.39">
            <text:p>0,3900</text:p>
          </table:table-cell>
          <table:table-cell table:style-name="ce4" office:value-type="string">
            <text:p>PLN</text:p>
          </table:table-cell>
          <table:table-cell office:value-type="date" office:date-value="2010-12-03">
            <text:p>03-12-201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PBD20S</text:p>
          </table:table-cell>
          <table:table-cell table:style-name="ce1" office:value-type="string">
            <text:p>HEADER10X2</text:p>
          </table:table-cell>
          <table:table-cell table:style-name="ce1" office:value-type="string">
            <text:p>PBD20S</text:p>
          </table:table-cell>
          <table:table-cell table:style-name="ce1"/>
          <table:table-cell table:style-name="ce109" office:value-type="string">
            <text:p>connector 2,54mm pitch, THT, 2x20 pole, strigh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BD20S</text:p>
          </table:table-cell>
          <table:table-cell table:style-name="ce1" table:number-columns-repeated="2"/>
          <table:table-cell office:value-type="float" office:value="0.49">
            <text:p>0,4900</text:p>
          </table:table-cell>
          <table:table-cell table:style-name="ce4" office:value-type="string">
            <text:p>PLN</text:p>
          </table:table-cell>
          <table:table-cell office:value-type="date" office:date-value="2010-12-03">
            <text:p>03-12-2010</text:p>
          </table:table-cell>
          <table:table-cell office:value-type="string">
            <text:p>tme.pl: ZL262-20DG</text:p>
          </table:table-cell>
          <table:table-cell table:number-columns-repeated="1008"/>
        </table:table-row>
        <table:table-row table:style-name="ro1">
          <table:table-cell table:number-columns-repeated="2" table:style-name="ce1" office:value-type="string">
            <text:p>PBD40S</text:p>
          </table:table-cell>
          <table:table-cell table:style-name="ce1" office:value-type="string">
            <text:p>HEADER20X2</text:p>
          </table:table-cell>
          <table:table-cell table:style-name="ce1" office:value-type="string">
            <text:p>PBD40S</text:p>
          </table:table-cell>
          <table:table-cell table:style-name="ce1"/>
          <table:table-cell table:style-name="ce109" office:value-type="string">
            <text:p>connector 2,54mm pitch, THT, 2x20 pole, strigh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BD40S-LF</text:p>
          </table:table-cell>
          <table:table-cell table:style-name="ce1" table:number-columns-repeated="2"/>
          <table:table-cell office:value-type="float" office:value="0.95">
            <text:p>0,9500</text:p>
          </table:table-cell>
          <table:table-cell table:style-name="ce4" office:value-type="string">
            <text:p>PLN</text:p>
          </table:table-cell>
          <table:table-cell office:value-type="date" office:date-value="2011-03-04">
            <text:p>04-03-2011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BMTD20S</text:p>
          </table:table-cell>
          <table:table-cell table:style-name="ce1" office:value-type="string">
            <text:p>20x2x2.00</text:p>
          </table:table-cell>
          <table:table-cell table:style-name="ce1" office:value-type="string">
            <text:p>HEADER10X2</text:p>
          </table:table-cell>
          <table:table-cell table:style-name="ce1" office:value-type="string">
            <text:p>PBMTD20S</text:p>
          </table:table-cell>
          <table:table-cell table:style-name="ce1"/>
          <table:table-cell table:style-name="ce109" office:value-type="string">
            <text:p>PCB socket, 20 pins, double row, SM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BMTD20S</text:p>
          </table:table-cell>
          <table:table-cell table:style-name="ce1" table:number-columns-repeated="2"/>
          <table:table-cell office:value-type="float" office:value="1.25">
            <text:p>1,2500</text:p>
          </table:table-cell>
          <table:table-cell table:style-name="ce4" office:value-type="string">
            <text:p>PLN</text:p>
          </table:table-cell>
          <table:table-cell office:value-type="date" office:date-value="2010-03-03">
            <text:p>03-03-201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PBTD10S</text:p>
          </table:table-cell>
          <table:table-cell table:style-name="ce1" office:value-type="string">
            <text:p>HEADER5X2</text:p>
          </table:table-cell>
          <table:table-cell table:style-name="ce1" office:value-type="string">
            <text:p>PBTD10S</text:p>
          </table:table-cell>
          <table:table-cell table:style-name="ce1"/>
          <table:table-cell table:style-name="ce109" office:value-type="string">
            <text:p>SMD connector 2.54mm 2x5pin, fe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BTD10S</text:p>
          </table:table-cell>
          <table:table-cell table:style-name="ce1" office:value-type="string">
            <text:p>Greenconn</text:p>
          </table:table-cell>
          <table:table-cell table:style-name="ce1" office:value-type="string">
            <text:p>G SHC221-10 10 A 01</text:p>
          </table:table-cell>
          <table:table-cell office:value-type="float" office:value="1.19">
            <text:p>1,1900</text:p>
          </table:table-cell>
          <table:table-cell table:style-name="ce4" office:value-type="string">
            <text:p>PLN</text:p>
          </table:table-cell>
          <table:table-cell office:value-type="date" office:date-value="2015-06-11">
            <text:p>11-06-2015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BTD16S</text:p>
          </table:table-cell>
          <table:table-cell table:style-name="ce1" office:value-type="string">
            <text:p>2x8pin</text:p>
          </table:table-cell>
          <table:table-cell table:style-name="ce1" office:value-type="string">
            <text:p>HEADER8X2</text:p>
          </table:table-cell>
          <table:table-cell table:style-name="ce1" office:value-type="string">
            <text:p>PBTD16S</text:p>
          </table:table-cell>
          <table:table-cell table:style-name="ce1"/>
          <table:table-cell table:style-name="ce109" office:value-type="string">
            <text:p>SMD connector 2.54mm 2x8pin, fe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BTD16S</text:p>
          </table:table-cell>
          <table:table-cell table:style-name="ce1" office:value-type="string">
            <text:p>Greenconn</text:p>
          </table:table-cell>
          <table:table-cell table:style-name="ce1" office:value-type="string">
            <text:p>G SHC221-16 01 A 01</text:p>
          </table:table-cell>
          <table:table-cell office:value-type="float" office:value="1.29">
            <text:p>1,2900</text:p>
          </table:table-cell>
          <table:table-cell table:style-name="ce4" office:value-type="string">
            <text:p>PLN</text:p>
          </table:table-cell>
          <table:table-cell table:number-columns-repeated="1010"/>
        </table:table-row>
        <table:table-row table:style-name="ro1">
          <table:table-cell table:number-columns-repeated="4" table:style-name="ce1" office:value-type="string">
            <text:p>PBTD20S</text:p>
          </table:table-cell>
          <table:table-cell table:style-name="ce1"/>
          <table:table-cell table:style-name="ce109" office:value-type="string">
            <text:p>connector 2,54 pitch, SMD, 2x10 pin, stright, fe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BTD20S</text:p>
          </table:table-cell>
          <table:table-cell table:style-name="ce1" office:value-type="string">
            <text:p>Greenconn</text:p>
          </table:table-cell>
          <table:table-cell table:style-name="ce1"/>
          <table:table-cell office:value-type="float" office:value="1.69">
            <text:p>1,6900</text:p>
          </table:table-cell>
          <table:table-cell table:style-name="ce4" office:value-type="string">
            <text:p>PLN</text:p>
          </table:table-cell>
          <table:table-cell office:value-type="date" office:date-value="2010-01-31">
            <text:p>31-01-2010</text:p>
          </table:table-cell>
          <table:table-cell table:number-columns-repeated="1009"/>
        </table:table-row>
        <table:table-row table:style-name="ro1">
          <table:table-cell table:number-columns-repeated="4" table:style-name="ce1" office:value-type="string">
            <text:p>PBTD26S</text:p>
          </table:table-cell>
          <table:table-cell table:style-name="ce1"/>
          <table:table-cell table:style-name="ce109" office:value-type="string">
            <text:p>connector 2,54 pitch, SMD, 2x13 pin, stright, fe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BTD26S</text:p>
          </table:table-cell>
          <table:table-cell table:style-name="ce1" office:value-type="string">
            <text:p>Greenconn</text:p>
          </table:table-cell>
          <table:table-cell table:style-name="ce1"/>
          <table:table-cell office:value-type="float" office:value="1.89">
            <text:p>1,8900</text:p>
          </table:table-cell>
          <table:table-cell table:style-name="ce4" office:value-type="string">
            <text:p>PLN</text:p>
          </table:table-cell>
          <table:table-cell table:number-columns-repeated="1010"/>
        </table:table-row>
        <table:table-row table:style-name="ro1">
          <table:table-cell table:number-columns-repeated="4" table:style-name="ce1" office:value-type="string">
            <text:p>PBTD40S</text:p>
          </table:table-cell>
          <table:table-cell table:style-name="ce1"/>
          <table:table-cell table:style-name="ce109" office:value-type="string">
            <text:p>connector 2,54 pitch, SMD, 2x20 pin, stright, fe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BTD20S</text:p>
          </table:table-cell>
          <table:table-cell table:style-name="ce1" office:value-type="string">
            <text:p>Greenconn</text:p>
          </table:table-cell>
          <table:table-cell table:style-name="ce1"/>
          <table:table-cell office:value-type="float" office:value="1.69">
            <text:p>1,6900</text:p>
          </table:table-cell>
          <table:table-cell table:style-name="ce4" office:value-type="string">
            <text:p>PLN</text:p>
          </table:table-cell>
          <table:table-cell office:value-type="date" office:date-value="2010-01-31">
            <text:p>31-01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CT16</text:p>
          </table:table-cell>
          <table:table-cell table:style-name="ce1" office:value-type="string">
            <text:p>25,40x9mm</text:p>
          </table:table-cell>
          <table:table-cell table:style-name="ce1" office:value-type="string">
            <text:p>HEADER8X2</text:p>
          </table:table-cell>
          <table:table-cell table:style-name="ce1" office:value-type="string">
            <text:p>PCT16</text:p>
          </table:table-cell>
          <table:table-cell table:style-name="ce1"/>
          <table:table-cell table:style-name="ce109" office:value-type="string">
            <text:p>PCB mounting IDC connector ,2x8 position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CT16</text:p>
          </table:table-cell>
          <table:table-cell table:style-name="ce1" table:number-columns-repeated="2"/>
          <table:table-cell office:value-type="float" office:value="0.62">
            <text:p>0,6200</text:p>
          </table:table-cell>
          <table:table-cell table:style-name="ce4" office:value-type="string">
            <text:p>PLN</text:p>
          </table:table-cell>
          <table:table-cell office:value-type="date" office:date-value="2010-11-20">
            <text:p>20-11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CT26</text:p>
          </table:table-cell>
          <table:table-cell table:style-name="ce1" office:value-type="string">
            <text:p>38.12x9mm</text:p>
          </table:table-cell>
          <table:table-cell table:style-name="ce1" office:value-type="string">
            <text:p>HEADER13X2</text:p>
          </table:table-cell>
          <table:table-cell table:style-name="ce1" office:value-type="string">
            <text:p>PCT26</text:p>
          </table:table-cell>
          <table:table-cell table:style-name="ce1"/>
          <table:table-cell table:style-name="ce109" office:value-type="string">
            <text:p>PCB mounting IDC connector ,2x13 position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CT26</text:p>
          </table:table-cell>
          <table:table-cell table:style-name="ce1" table:number-columns-repeated="2"/>
          <table:table-cell office:value-type="float" office:value="0.76">
            <text:p>0,7600</text:p>
          </table:table-cell>
          <table:table-cell table:style-name="ce4" office:value-type="string">
            <text:p>PLN</text:p>
          </table:table-cell>
          <table:table-cell office:value-type="date" office:date-value="2010-11-21">
            <text:p>21-11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CT34</text:p>
          </table:table-cell>
          <table:table-cell table:style-name="ce1" office:value-type="string">
            <text:p>48.4x9mm</text:p>
          </table:table-cell>
          <table:table-cell table:style-name="ce1" office:value-type="string">
            <text:p>HEADER17X2</text:p>
          </table:table-cell>
          <table:table-cell table:style-name="ce1" office:value-type="string">
            <text:p>PCT34</text:p>
          </table:table-cell>
          <table:table-cell table:style-name="ce1"/>
          <table:table-cell table:style-name="ce109" office:value-type="string">
            <text:p>PCB mounting IDC connector ,2x17 position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CT34</text:p>
          </table:table-cell>
          <table:table-cell table:style-name="ce1" table:number-columns-repeated="2"/>
          <table:table-cell office:value-type="float" office:value="1.22">
            <text:p>1,2200</text:p>
          </table:table-cell>
          <table:table-cell table:style-name="ce4" office:value-type="string">
            <text:p>PLN</text:p>
          </table:table-cell>
          <table:table-cell office:value-type="date" office:date-value="2010-11-21">
            <text:p>21-11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CT40</text:p>
          </table:table-cell>
          <table:table-cell table:style-name="ce1" office:value-type="string">
            <text:p>55.92x9mm</text:p>
          </table:table-cell>
          <table:table-cell table:style-name="ce1" office:value-type="string">
            <text:p>HEADER20X2</text:p>
          </table:table-cell>
          <table:table-cell table:style-name="ce1" office:value-type="string">
            <text:p>PCT40</text:p>
          </table:table-cell>
          <table:table-cell table:style-name="ce1"/>
          <table:table-cell table:style-name="ce109" office:value-type="string">
            <text:p>PCB mounting IDC connector ,2x20 position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CT40</text:p>
          </table:table-cell>
          <table:table-cell table:style-name="ce1" table:number-columns-repeated="2"/>
          <table:table-cell office:value-type="float" office:value="0.99">
            <text:p>0,9900</text:p>
          </table:table-cell>
          <table:table-cell table:style-name="ce4" office:value-type="string">
            <text:p>PLN</text:p>
          </table:table-cell>
          <table:table-cell office:value-type="date" office:date-value="2010-11-21">
            <text:p>21-11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JST2060</text:p>
          </table:table-cell>
          <table:table-cell table:style-name="ce1" office:value-type="string">
            <text:p>14x12</text:p>
          </table:table-cell>
          <table:table-cell table:number-columns-repeated="2" table:style-name="ce1" office:value-type="string">
            <text:p>PJST2060</text:p>
          </table:table-cell>
          <table:table-cell table:style-name="ce1"/>
          <table:table-cell table:style-name="ce109" office:value-type="string">
            <text:p>Female Socket, stereo, 3.5 mm, witch switching contact, for PCB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JST2060</text:p>
          </table:table-cell>
          <table:table-cell table:style-name="ce1" table:number-columns-repeated="2"/>
          <table:table-cell office:value-type="float" office:value="0.4">
            <text:p>0,4000</text:p>
          </table:table-cell>
          <table:table-cell table:style-name="ce4" office:value-type="string">
            <text:p>PLN</text:p>
          </table:table-cell>
          <table:table-cell office:value-type="date" office:date-value="2010-09-07">
            <text:p>07-09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D16S</text:p>
          </table:table-cell>
          <table:table-cell table:style-name="ce1" office:value-type="string">
            <text:p>2x8x2.54</text:p>
          </table:table-cell>
          <table:table-cell table:style-name="ce1" office:value-type="string">
            <text:p>HEADER8X2</text:p>
          </table:table-cell>
          <table:table-cell table:style-name="ce1" office:value-type="string">
            <text:p>PLD16S</text:p>
          </table:table-cell>
          <table:table-cell table:style-name="ce1" office:value-type="string">
            <text:p>PLD16S_MIRROR</text:p>
          </table:table-cell>
          <table:table-cell table:style-name="ce109" office:value-type="string">
            <text:p>connector 2,54 pitch, SMD, 16 poles, dual row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D40S-2</text:p>
          </table:table-cell>
          <table:table-cell table:style-name="ce1" table:number-columns-repeated="2"/>
          <table:table-cell office:value-type="float" office:value="0.8">
            <text:p>0,8000</text:p>
          </table:table-cell>
          <table:table-cell table:style-name="ce4" office:value-type="string">
            <text:p>PLN</text:p>
          </table:table-cell>
          <table:table-cell office:value-type="date" office:date-value="2017-01-15">
            <text:p>15-01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D20S-2</text:p>
          </table:table-cell>
          <table:table-cell table:style-name="ce1" office:value-type="string">
            <text:p>IDC20</text:p>
          </table:table-cell>
          <table:table-cell table:style-name="ce1" office:value-type="string">
            <text:p>HEADER10X2</text:p>
          </table:table-cell>
          <table:table-cell table:style-name="ce1" office:value-type="string">
            <text:p>IDC20</text:p>
          </table:table-cell>
          <table:table-cell table:style-name="ce1"/>
          <table:table-cell table:style-name="ce109" office:value-type="string">
            <text:p>connector 2,54mm pitch, THT, 2x10 poles, straight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PLD32S</text:p>
          </table:table-cell>
          <table:table-cell table:style-name="ce1" office:value-type="string">
            <text:p>2x16x2.54</text:p>
          </table:table-cell>
          <table:table-cell table:style-name="ce1" office:value-type="string">
            <text:p>HEADER16X2</text:p>
          </table:table-cell>
          <table:table-cell table:style-name="ce1" office:value-type="string">
            <text:p>PLD32S</text:p>
          </table:table-cell>
          <table:table-cell table:style-name="ce1" office:value-type="string">
            <text:p>PLD32S_MIRROR</text:p>
          </table:table-cell>
          <table:table-cell table:style-name="ce109" office:value-type="string">
            <text:p>connector 2,54 pitch, SMD, 32 pole, dual row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D40S-2</text:p>
          </table:table-cell>
          <table:table-cell table:style-name="ce1" table:number-columns-repeated="2"/>
          <table:table-cell office:value-type="float" office:value="0.69">
            <text:p>0,6900</text:p>
          </table:table-cell>
          <table:table-cell table:style-name="ce4" office:value-type="string">
            <text:p>PLN</text:p>
          </table:table-cell>
          <table:table-cell office:value-type="date" office:date-value="2014-08-07">
            <text:p>07-08-2014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D40R</text:p>
          </table:table-cell>
          <table:table-cell table:style-name="ce1" office:value-type="string">
            <text:p>2x20x2.54</text:p>
          </table:table-cell>
          <table:table-cell table:style-name="ce1" office:value-type="string">
            <text:p>HEADER20X2</text:p>
          </table:table-cell>
          <table:table-cell table:style-name="ce1" office:value-type="string">
            <text:p>PLD40R</text:p>
          </table:table-cell>
          <table:table-cell table:style-name="ce1"/>
          <table:table-cell table:style-name="ce109" office:value-type="string">
            <text:p>connector 2,54 pitch, SMD, 40 pole, dual row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D40R-2</text:p>
          </table:table-cell>
          <table:table-cell table:style-name="ce1" table:number-columns-repeated="2"/>
          <table:table-cell office:value-type="float" office:value="0.69">
            <text:p>0,6900</text:p>
          </table:table-cell>
          <table:table-cell table:style-name="ce4" office:value-type="string">
            <text:p>PLN</text:p>
          </table:table-cell>
          <table:table-cell office:value-type="date" office:date-value="2010-12-02">
            <text:p>02-12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D40R-16PIN</text:p>
          </table:table-cell>
          <table:table-cell table:style-name="ce1" office:value-type="string">
            <text:p>2x8x2.54</text:p>
          </table:table-cell>
          <table:table-cell table:style-name="ce1" office:value-type="string">
            <text:p>HEADER8X2</text:p>
          </table:table-cell>
          <table:table-cell table:style-name="ce1" office:value-type="string">
            <text:p>PLD16R</text:p>
          </table:table-cell>
          <table:table-cell table:style-name="ce1"/>
          <table:table-cell table:style-name="ce109" office:value-type="string">
            <text:p>connector 2,54 pitch, SMD, 16 pole, dual row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D40R-2</text:p>
          </table:table-cell>
          <table:table-cell table:style-name="ce1" table:number-columns-repeated="2"/>
          <table:table-cell table:formula="of:=0.69/40*16" office:value-type="float" office:value="0.276">
            <text:p>0,2760</text:p>
          </table:table-cell>
          <table:table-cell table:style-name="ce4" office:value-type="string">
            <text:p>PLN</text:p>
          </table:table-cell>
          <table:table-cell office:value-type="date" office:date-value="2010-12-02">
            <text:p>02-12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D40R-16PIN_MIRROR</text:p>
          </table:table-cell>
          <table:table-cell table:style-name="ce1" office:value-type="string">
            <text:p>2x8x2.54</text:p>
          </table:table-cell>
          <table:table-cell table:style-name="ce1" office:value-type="string">
            <text:p>HEADER8X2</text:p>
          </table:table-cell>
          <table:table-cell table:style-name="ce1" office:value-type="string">
            <text:p>PLD16R_MIRROR</text:p>
          </table:table-cell>
          <table:table-cell table:style-name="ce1"/>
          <table:table-cell table:style-name="ce109" office:value-type="string">
            <text:p>connector 2,54 pitch, SMD, 16 pole, dual row, male, numbering mirrored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D40R-2</text:p>
          </table:table-cell>
          <table:table-cell table:style-name="ce1" table:number-columns-repeated="2"/>
          <table:table-cell table:formula="of:=0.69/40*16" office:value-type="float" office:value="0.276">
            <text:p>0,2760</text:p>
          </table:table-cell>
          <table:table-cell table:style-name="ce4" office:value-type="string">
            <text:p>PLN</text:p>
          </table:table-cell>
          <table:table-cell office:value-type="date" office:date-value="2010-12-02">
            <text:p>02-12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D40R-20PIN</text:p>
          </table:table-cell>
          <table:table-cell table:style-name="ce1" office:value-type="string">
            <text:p>2x10x2.54</text:p>
          </table:table-cell>
          <table:table-cell table:style-name="ce1" office:value-type="string">
            <text:p>HEADER10X2</text:p>
          </table:table-cell>
          <table:table-cell table:style-name="ce1" office:value-type="string">
            <text:p>PLD20R</text:p>
          </table:table-cell>
          <table:table-cell table:style-name="ce1"/>
          <table:table-cell table:style-name="ce109" office:value-type="string">
            <text:p>connector 2,54 pitch, SMD, 20 pole, dual row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D40R-2</text:p>
          </table:table-cell>
          <table:table-cell table:style-name="ce1" table:number-columns-repeated="2"/>
          <table:table-cell table:formula="of:=0.69/40*20" office:value-type="float" office:value="0.345">
            <text:p>0,3450</text:p>
          </table:table-cell>
          <table:table-cell table:style-name="ce4" office:value-type="string">
            <text:p>PLN</text:p>
          </table:table-cell>
          <table:table-cell office:value-type="date" office:date-value="2010-12-03">
            <text:p>03-12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D40R-26PIN</text:p>
          </table:table-cell>
          <table:table-cell table:style-name="ce1" office:value-type="string">
            <text:p>2x13x2.54</text:p>
          </table:table-cell>
          <table:table-cell table:style-name="ce1" office:value-type="string">
            <text:p>HEADER13X2</text:p>
          </table:table-cell>
          <table:table-cell table:style-name="ce1" office:value-type="string">
            <text:p>PLD26R</text:p>
          </table:table-cell>
          <table:table-cell table:style-name="ce1"/>
          <table:table-cell table:style-name="ce109" office:value-type="string">
            <text:p>connector 2,54 pitch, SMD, 26 pole, dual row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D40R-2</text:p>
          </table:table-cell>
          <table:table-cell table:style-name="ce1" table:number-columns-repeated="2"/>
          <table:table-cell table:formula="of:=0.69/40*26" office:value-type="float" office:value="0.4485">
            <text:p>0,4485</text:p>
          </table:table-cell>
          <table:table-cell table:style-name="ce4" office:value-type="string">
            <text:p>PLN</text:p>
          </table:table-cell>
          <table:table-cell office:value-type="date" office:date-value="2010-12-02">
            <text:p>02-12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D40R-26PIN_MIRROR</text:p>
          </table:table-cell>
          <table:table-cell table:style-name="ce1" office:value-type="string">
            <text:p>2x13x2.54</text:p>
          </table:table-cell>
          <table:table-cell table:style-name="ce1" office:value-type="string">
            <text:p>HEADER13X2</text:p>
          </table:table-cell>
          <table:table-cell table:style-name="ce1" office:value-type="string">
            <text:p>PLD26R_MIRROR</text:p>
          </table:table-cell>
          <table:table-cell table:style-name="ce1"/>
          <table:table-cell table:style-name="ce109" office:value-type="string">
            <text:p>connector 2,54 pitch, SMD, 26 pole, dual row, male, numbering mirrored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D40R-2</text:p>
          </table:table-cell>
          <table:table-cell table:style-name="ce1" table:number-columns-repeated="2"/>
          <table:table-cell table:formula="of:=0.69/40*26" office:value-type="float" office:value="0.4485">
            <text:p>0,4485</text:p>
          </table:table-cell>
          <table:table-cell table:style-name="ce4" office:value-type="string">
            <text:p>PLN</text:p>
          </table:table-cell>
          <table:table-cell office:value-type="date" office:date-value="2010-12-02">
            <text:p>02-12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D40S</text:p>
          </table:table-cell>
          <table:table-cell table:style-name="ce1" office:value-type="string">
            <text:p>2x20x2.54</text:p>
          </table:table-cell>
          <table:table-cell table:style-name="ce1" office:value-type="string">
            <text:p>HEADER20X2</text:p>
          </table:table-cell>
          <table:table-cell table:style-name="ce1" office:value-type="string">
            <text:p>PLD40S</text:p>
          </table:table-cell>
          <table:table-cell table:style-name="ce1" office:value-type="string">
            <text:p>PLD40S_MIRROR</text:p>
          </table:table-cell>
          <table:table-cell table:style-name="ce109" office:value-type="string">
            <text:p>connector 2,54 pitch, SMD, 40 pole, dual row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D40S-2</text:p>
          </table:table-cell>
          <table:table-cell table:style-name="ce1" table:number-columns-repeated="2"/>
          <table:table-cell office:value-type="float" office:value="0.69">
            <text:p>0,6900</text:p>
          </table:table-cell>
          <table:table-cell table:style-name="ce4" office:value-type="string">
            <text:p>PLN</text:p>
          </table:table-cell>
          <table:table-cell office:value-type="date" office:date-value="2014-08-07">
            <text:p>07-08-2014</text:p>
          </table:table-cell>
          <table:table-cell office:value-type="string">
            <text:p>tme: ZL303-2X20P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PLD6S</text:p>
          </table:table-cell>
          <table:table-cell table:style-name="ce1" office:value-type="string">
            <text:p>2x3x2.54</text:p>
          </table:table-cell>
          <table:table-cell table:style-name="ce1" office:value-type="string">
            <text:p>HEADER3X2</text:p>
          </table:table-cell>
          <table:table-cell table:style-name="ce1" office:value-type="string">
            <text:p>PLD6S</text:p>
          </table:table-cell>
          <table:table-cell table:style-name="ce1"/>
          <table:table-cell table:style-name="ce109" office:value-type="string">
            <text:p>connector 2,54 pitch, SMD, 16 pole, dual row, male, strigh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D40S-2</text:p>
          </table:table-cell>
          <table:table-cell table:style-name="ce1" table:number-columns-repeated="2"/>
          <table:table-cell table:formula="of:=ROUND(0.69/40*6;4)" office:value-type="float" office:value="0.1035">
            <text:p>0,1035</text:p>
          </table:table-cell>
          <table:table-cell table:style-name="ce4" office:value-type="string">
            <text:p>PLN</text:p>
          </table:table-cell>
          <table:table-cell office:value-type="date" office:date-value="2012-12-02">
            <text:p>02-12-2012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D80R</text:p>
          </table:table-cell>
          <table:table-cell table:style-name="ce1" office:value-type="string">
            <text:p>2x40x2.54</text:p>
          </table:table-cell>
          <table:table-cell table:style-name="ce1" office:value-type="string">
            <text:p>HEADER40X2</text:p>
          </table:table-cell>
          <table:table-cell table:style-name="ce1" office:value-type="string">
            <text:p>PLD80R</text:p>
          </table:table-cell>
          <table:table-cell table:style-name="ce1"/>
          <table:table-cell table:style-name="ce109" office:value-type="string">
            <text:p>connector 2,54 pitch, THT, 2x40 pole, dual row, male, angled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D80R-2</text:p>
          </table:table-cell>
          <table:table-cell table:style-name="ce1" table:number-columns-repeated="2"/>
          <table:table-cell office:value-type="float" office:value="1.49">
            <text:p>1,4900</text:p>
          </table:table-cell>
          <table:table-cell table:style-name="ce4" office:value-type="string">
            <text:p>PLN</text:p>
          </table:table-cell>
          <table:table-cell office:value-type="date" office:date-value="2011-02-15">
            <text:p>15-02-2011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D8S</text:p>
          </table:table-cell>
          <table:table-cell table:style-name="ce1" office:value-type="string">
            <text:p>2x4x2.54</text:p>
          </table:table-cell>
          <table:table-cell table:style-name="ce1" office:value-type="string">
            <text:p>HEADER4X2</text:p>
          </table:table-cell>
          <table:table-cell table:style-name="ce1" office:value-type="string">
            <text:p>PLD8S</text:p>
          </table:table-cell>
          <table:table-cell table:style-name="ce1" office:value-type="string">
            <text:p>PLD8S_MIRROR</text:p>
          </table:table-cell>
          <table:table-cell table:style-name="ce109" office:value-type="string">
            <text:p>connector 2,54 pitch, SMD, 8 poles, dual row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D40S-2</text:p>
          </table:table-cell>
          <table:table-cell table:style-name="ce1" table:number-columns-repeated="2"/>
          <table:table-cell office:value-type="float" office:value="0.69">
            <text:p>0,6900</text:p>
          </table:table-cell>
          <table:table-cell table:style-name="ce4" office:value-type="string">
            <text:p>PLN</text:p>
          </table:table-cell>
          <table:table-cell office:value-type="date" office:date-value="2014-08-09">
            <text:p>09-08-2014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HD60S</text:p>
          </table:table-cell>
          <table:table-cell table:style-name="ce1" office:value-type="string">
            <text:p>30x2x1.27mm</text:p>
          </table:table-cell>
          <table:table-cell table:style-name="ce1" office:value-type="string">
            <text:p>HEADER30X2</text:p>
          </table:table-cell>
          <table:table-cell table:style-name="ce1" office:value-type="string">
            <text:p>PLHD60S</text:p>
          </table:table-cell>
          <table:table-cell table:style-name="ce1"/>
          <table:table-cell table:style-name="ce109" office:value-type="string">
            <text:p>Connector 1.27mm, 30x2 pin THT</text:p>
          </table:table-cell>
          <table:table-cell office:value-type="string">
            <text:p>maritex.com.pl</text:p>
          </table:table-cell>
          <table:table-cell office:value-type="string">
            <text:p>PLHD60S-CV</text:p>
          </table:table-cell>
          <table:table-cell table:number-columns-repeated="2"/>
          <table:table-cell office:value-type="float" office:value="1.29">
            <text:p>1,2900</text:p>
          </table:table-cell>
          <table:table-cell office:value-type="string">
            <text:p>PLN</text:p>
          </table:table-cell>
          <table:table-cell office:value-type="date" office:date-value="2014-01-04">
            <text:p>04-01-2014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HD60S-50pin</text:p>
          </table:table-cell>
          <table:table-cell table:style-name="ce1" office:value-type="string">
            <text:p>25x2x1.27mm</text:p>
          </table:table-cell>
          <table:table-cell table:style-name="ce1" office:value-type="string">
            <text:p>HEADER25X2</text:p>
          </table:table-cell>
          <table:table-cell table:style-name="ce1" office:value-type="string">
            <text:p>PLHD50S</text:p>
          </table:table-cell>
          <table:table-cell table:style-name="ce1"/>
          <table:table-cell table:style-name="ce109" office:value-type="string">
            <text:p>Connector 1.27mm, 35x2 pin THT</text:p>
          </table:table-cell>
          <table:table-cell office:value-type="string">
            <text:p>maritex.com.pl</text:p>
          </table:table-cell>
          <table:table-cell office:value-type="string">
            <text:p>PLHD60S-CV</text:p>
          </table:table-cell>
          <table:table-cell table:number-columns-repeated="2"/>
          <table:table-cell office:value-type="float" office:value="1.29">
            <text:p>1,2900</text:p>
          </table:table-cell>
          <table:table-cell office:value-type="string">
            <text:p>PLN</text:p>
          </table:table-cell>
          <table:table-cell office:value-type="date" office:date-value="2014-01-04">
            <text:p>04-01-2014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HS20S</text:p>
          </table:table-cell>
          <table:table-cell table:style-name="ce1" office:value-type="string">
            <text:p>20x1.27</text:p>
          </table:table-cell>
          <table:table-cell table:style-name="ce1" office:value-type="string">
            <text:p>HEADER20</text:p>
          </table:table-cell>
          <table:table-cell table:style-name="ce1" office:value-type="string">
            <text:p>SIP-20_1.27</text:p>
          </table:table-cell>
          <table:table-cell table:style-name="ce1"/>
          <table:table-cell table:style-name="ce109" office:value-type="string">
            <text:p>connector 1.27mm, 20 pin</text:p>
          </table:table-cell>
          <table:table-cell office:value-type="string">
            <text:p>maritex.com.pl</text:p>
          </table:table-cell>
          <table:table-cell table:style-name="ce1" office:value-type="string">
            <text:p>PLHS20S</text:p>
          </table:table-cell>
          <table:table-cell table:number-columns-repeated="2"/>
          <table:table-cell office:value-type="float" office:value="0.89">
            <text:p>0,8900</text:p>
          </table:table-cell>
          <table:table-cell office:value-type="string">
            <text:p>PLN</text:p>
          </table:table-cell>
          <table:table-cell office:value-type="date" office:date-value="2013-02-10">
            <text:p>10-02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HS3S</text:p>
          </table:table-cell>
          <table:table-cell table:style-name="ce1" office:value-type="string">
            <text:p>3x1.27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SIP-3_1.27</text:p>
          </table:table-cell>
          <table:table-cell table:style-name="ce1"/>
          <table:table-cell table:style-name="ce109" office:value-type="string">
            <text:p>connector 1.27mm, 3 pin</text:p>
          </table:table-cell>
          <table:table-cell office:value-type="string">
            <text:p>maritex.com.pl</text:p>
          </table:table-cell>
          <table:table-cell table:style-name="ce1" office:value-type="string">
            <text:p>PLHS20S</text:p>
          </table:table-cell>
          <table:table-cell table:number-columns-repeated="2"/>
          <table:table-cell table:formula="of:=0.89/20*3" office:value-type="float" office:value="0.1335">
            <text:p>0,1335</text:p>
          </table:table-cell>
          <table:table-cell office:value-type="string">
            <text:p>PLN</text:p>
          </table:table-cell>
          <table:table-cell office:value-type="date" office:date-value="2015-01-06">
            <text:p>06-01-2015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HS4S</text:p>
          </table:table-cell>
          <table:table-cell table:style-name="ce1" office:value-type="string">
            <text:p>20x1.27</text:p>
          </table:table-cell>
          <table:table-cell table:style-name="ce1" office:value-type="string">
            <text:p>HEADER4</text:p>
          </table:table-cell>
          <table:table-cell table:style-name="ce1" office:value-type="string">
            <text:p>SIP-4_1.27</text:p>
          </table:table-cell>
          <table:table-cell table:style-name="ce1"/>
          <table:table-cell table:style-name="ce109" office:value-type="string">
            <text:p>connector 1.27mm, 4 pin</text:p>
          </table:table-cell>
          <table:table-cell office:value-type="string">
            <text:p>maritex.com.pl</text:p>
          </table:table-cell>
          <table:table-cell table:style-name="ce1" office:value-type="string">
            <text:p>PLHS20S</text:p>
          </table:table-cell>
          <table:table-cell table:number-columns-repeated="2"/>
          <table:table-cell table:formula="of:=0.89/20*4" office:value-type="float" office:value="0.178">
            <text:p>0,1780</text:p>
          </table:table-cell>
          <table:table-cell office:value-type="string">
            <text:p>PLN</text:p>
          </table:table-cell>
          <table:table-cell office:value-type="date" office:date-value="2013-02-10">
            <text:p>10-02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HTS20SP</text:p>
          </table:table-cell>
          <table:table-cell table:style-name="ce1" office:value-type="string">
            <text:p>PLHTS20</text:p>
          </table:table-cell>
          <table:table-cell table:style-name="ce1" office:value-type="string">
            <text:p>HEADER20</text:p>
          </table:table-cell>
          <table:table-cell table:style-name="ce1" office:value-type="string">
            <text:p>PLHTS20</text:p>
          </table:table-cell>
          <table:table-cell table:style-name="ce1"/>
          <table:table-cell table:style-name="ce109" office:value-type="string">
            <text:p>pin header, 20 pin, 1.27mm pitch, for SMT, single row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HTS20SP</text:p>
          </table:table-cell>
          <table:table-cell table:style-name="ce1" office:value-type="string">
            <text:p>Oupiin</text:p>
          </table:table-cell>
          <table:table-cell table:style-name="ce1"/>
          <table:table-cell office:value-type="float" office:value="1.3">
            <text:p>1,3000</text:p>
          </table:table-cell>
          <table:table-cell table:style-name="ce4" office:value-type="string">
            <text:p>PLN</text:p>
          </table:table-cell>
          <table:table-cell office:value-type="date" office:date-value="2010-05-06">
            <text:p>06-05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HTS20SP_4PIN</text:p>
          </table:table-cell>
          <table:table-cell table:style-name="ce1" office:value-type="string">
            <text:p>4x1.27mm</text:p>
          </table:table-cell>
          <table:table-cell table:style-name="ce1" office:value-type="string">
            <text:p>HEADER4</text:p>
          </table:table-cell>
          <table:table-cell table:style-name="ce1" office:value-type="string">
            <text:p>PLHTS20_4PIN</text:p>
          </table:table-cell>
          <table:table-cell table:style-name="ce1"/>
          <table:table-cell table:style-name="ce109" office:value-type="string">
            <text:p>pin header, 20 pin, 1.27mm pitch, for SMT, single row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HTS20SP</text:p>
          </table:table-cell>
          <table:table-cell table:style-name="ce1" office:value-type="string">
            <text:p>Oupiin</text:p>
          </table:table-cell>
          <table:table-cell table:style-name="ce1"/>
          <table:table-cell table:formula="of:=1.3/20*4" office:value-type="float" office:value="0.26">
            <text:p>0,2600</text:p>
          </table:table-cell>
          <table:table-cell table:style-name="ce4" office:value-type="string">
            <text:p>PLN</text:p>
          </table:table-cell>
          <table:table-cell office:value-type="date" office:date-value="2012-08-01">
            <text:p>01-08-2012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HTS20SP_5PIN</text:p>
          </table:table-cell>
          <table:table-cell table:style-name="ce1" office:value-type="string">
            <text:p>5x1.27mm</text:p>
          </table:table-cell>
          <table:table-cell table:style-name="ce1" office:value-type="string">
            <text:p>HEADER5</text:p>
          </table:table-cell>
          <table:table-cell table:style-name="ce1" office:value-type="string">
            <text:p>PLHTS20_5PIN</text:p>
          </table:table-cell>
          <table:table-cell table:style-name="ce1"/>
          <table:table-cell table:style-name="ce109" office:value-type="string">
            <text:p>pin header, 20 pin, 1.27mm pitch, for SMT, single row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HTS20SP</text:p>
          </table:table-cell>
          <table:table-cell table:style-name="ce1" office:value-type="string">
            <text:p>Oupiin</text:p>
          </table:table-cell>
          <table:table-cell table:style-name="ce1"/>
          <table:table-cell office:value-type="float" office:value="1.3">
            <text:p>1,3000</text:p>
          </table:table-cell>
          <table:table-cell table:style-name="ce4" office:value-type="string">
            <text:p>PLN</text:p>
          </table:table-cell>
          <table:table-cell office:value-type="date" office:date-value="2010-05-06">
            <text:p>06-05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MD40S</text:p>
          </table:table-cell>
          <table:table-cell table:style-name="ce1" office:value-type="string">
            <text:p>20x2x2mm</text:p>
          </table:table-cell>
          <table:table-cell table:style-name="ce1" office:value-type="string">
            <text:p>HEADER20X2</text:p>
          </table:table-cell>
          <table:table-cell table:style-name="ce1" office:value-type="string">
            <text:p>PLMD40S</text:p>
          </table:table-cell>
          <table:table-cell table:style-name="ce1"/>
          <table:table-cell table:style-name="ce109" office:value-type="string">
            <text:p>connector 2mm pitch, THT, 2x20pin, straigh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MD40S</text:p>
          </table:table-cell>
          <table:table-cell table:style-name="ce1" table:number-columns-repeated="2"/>
          <table:table-cell office:value-type="float" office:value="0.69">
            <text:p>0,6900</text:p>
          </table:table-cell>
          <table:table-cell table:style-name="ce4" office:value-type="string">
            <text:p>PLN</text:p>
          </table:table-cell>
          <table:table-cell office:value-type="date" office:date-value="2014-01-04">
            <text:p>04-01-2014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MD40S-10pin</text:p>
          </table:table-cell>
          <table:table-cell table:style-name="ce1" office:value-type="string">
            <text:p>5x2x2mm</text:p>
          </table:table-cell>
          <table:table-cell table:style-name="ce1" office:value-type="string">
            <text:p>HEADER5X2</text:p>
          </table:table-cell>
          <table:table-cell table:style-name="ce1" office:value-type="string">
            <text:p>PLMD10S</text:p>
          </table:table-cell>
          <table:table-cell table:style-name="ce1"/>
          <table:table-cell table:style-name="ce109" office:value-type="string">
            <text:p>connector 2mm pitch, THT, 2x5pin, straigh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MD40S</text:p>
          </table:table-cell>
          <table:table-cell table:style-name="ce1" table:number-columns-repeated="2"/>
          <table:table-cell table:formula="of:=0.59/40*10" office:value-type="float" office:value="0.1475">
            <text:p>0,1475</text:p>
          </table:table-cell>
          <table:table-cell table:style-name="ce4" office:value-type="string">
            <text:p>PLN</text:p>
          </table:table-cell>
          <table:table-cell office:value-type="date" office:date-value="2010-12-10">
            <text:p>10-12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MD40S-16pin</text:p>
          </table:table-cell>
          <table:table-cell table:style-name="ce1" office:value-type="string">
            <text:p>8x2x2mm</text:p>
          </table:table-cell>
          <table:table-cell table:style-name="ce1" office:value-type="string">
            <text:p>HEADER8X2</text:p>
          </table:table-cell>
          <table:table-cell table:style-name="ce1" office:value-type="string">
            <text:p>PLMD16S</text:p>
          </table:table-cell>
          <table:table-cell table:style-name="ce1"/>
          <table:table-cell table:style-name="ce109" office:value-type="string">
            <text:p>connector 2mm pitch, THT, 2x8pin, straigh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MD40S</text:p>
          </table:table-cell>
          <table:table-cell table:style-name="ce1" table:number-columns-repeated="2"/>
          <table:table-cell table:formula="of:=0.59/40*16" office:value-type="float" office:value="0.236">
            <text:p>0,2360</text:p>
          </table:table-cell>
          <table:table-cell table:style-name="ce4" office:value-type="string">
            <text:p>PLN</text:p>
          </table:table-cell>
          <table:table-cell office:value-type="date" office:date-value="2012-09-06">
            <text:p>06-09-2012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MD40S-20pin</text:p>
          </table:table-cell>
          <table:table-cell table:style-name="ce1" office:value-type="string">
            <text:p>10x2x2mm</text:p>
          </table:table-cell>
          <table:table-cell table:style-name="ce1" office:value-type="string">
            <text:p>HEADER10X2</text:p>
          </table:table-cell>
          <table:table-cell table:style-name="ce1" office:value-type="string">
            <text:p>PLMD20S</text:p>
          </table:table-cell>
          <table:table-cell table:style-name="ce1"/>
          <table:table-cell table:style-name="ce109" office:value-type="string">
            <text:p>connector 2mm pitch, THT, 2x10pin, straigh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MD40S</text:p>
          </table:table-cell>
          <table:table-cell table:style-name="ce1" table:number-columns-repeated="2"/>
          <table:table-cell table:formula="of:=0.69/40*20" office:value-type="float" office:value="0.345">
            <text:p>0,3450</text:p>
          </table:table-cell>
          <table:table-cell table:style-name="ce4" office:value-type="string">
            <text:p>PLN</text:p>
          </table:table-cell>
          <table:table-cell office:value-type="date" office:date-value="2012-09-20">
            <text:p>20-09-2012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MD40S-26pin</text:p>
          </table:table-cell>
          <table:table-cell table:style-name="ce1" office:value-type="string">
            <text:p>13x2x2mm</text:p>
          </table:table-cell>
          <table:table-cell table:style-name="ce1" office:value-type="string">
            <text:p>HEADER13X2</text:p>
          </table:table-cell>
          <table:table-cell table:style-name="ce1" office:value-type="string">
            <text:p>PLMD26S</text:p>
          </table:table-cell>
          <table:table-cell table:style-name="ce1"/>
          <table:table-cell table:style-name="ce109" office:value-type="string">
            <text:p>connector 2mm pitch, THT, 2x13pin, straigh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MD40S</text:p>
          </table:table-cell>
          <table:table-cell table:style-name="ce1" table:number-columns-repeated="2"/>
          <table:table-cell table:formula="of:=0.69*26/40" office:value-type="float" office:value="0.4485">
            <text:p>0,4485</text:p>
          </table:table-cell>
          <table:table-cell table:style-name="ce4" office:value-type="string">
            <text:p>PLN</text:p>
          </table:table-cell>
          <table:table-cell office:value-type="date" office:date-value="2012-09-20">
            <text:p>20-09-2012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MD80S</text:p>
          </table:table-cell>
          <table:table-cell table:style-name="ce1" office:value-type="string">
            <text:p>40x2x2mm</text:p>
          </table:table-cell>
          <table:table-cell table:style-name="ce1" office:value-type="string">
            <text:p>HEADER40X2</text:p>
          </table:table-cell>
          <table:table-cell table:style-name="ce1" office:value-type="string">
            <text:p>PLMD80S</text:p>
          </table:table-cell>
          <table:table-cell table:style-name="ce1"/>
          <table:table-cell table:style-name="ce109" office:value-type="string">
            <text:p>connector 2mm pitch, THT, 2x40pin, straigh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MD80S-LF</text:p>
          </table:table-cell>
          <table:table-cell table:style-name="ce1" table:number-columns-repeated="2"/>
          <table:table-cell office:value-type="float" office:value="1.39">
            <text:p>1,3900</text:p>
          </table:table-cell>
          <table:table-cell table:style-name="ce4" office:value-type="string">
            <text:p>PLN</text:p>
          </table:table-cell>
          <table:table-cell office:value-type="date" office:date-value="2014-01-04">
            <text:p>04-01-2014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MD80S-50pin</text:p>
          </table:table-cell>
          <table:table-cell table:style-name="ce1" office:value-type="string">
            <text:p>25x2x2mm</text:p>
          </table:table-cell>
          <table:table-cell table:style-name="ce1" office:value-type="string">
            <text:p>HEADER25X2</text:p>
          </table:table-cell>
          <table:table-cell table:style-name="ce1" office:value-type="string">
            <text:p>PLMD50S</text:p>
          </table:table-cell>
          <table:table-cell table:style-name="ce1"/>
          <table:table-cell table:style-name="ce109" office:value-type="string">
            <text:p>connector 2mm pitch, THT, 2x25pin, straigh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MD80S-LF</text:p>
          </table:table-cell>
          <table:table-cell table:style-name="ce1" table:number-columns-repeated="2"/>
          <table:table-cell office:value-type="float" office:value="1.39">
            <text:p>1,3900</text:p>
          </table:table-cell>
          <table:table-cell table:style-name="ce4" office:value-type="string">
            <text:p>PLN</text:p>
          </table:table-cell>
          <table:table-cell office:value-type="date" office:date-value="2014-01-04">
            <text:p>04-01-2014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MD80S-60pin</text:p>
          </table:table-cell>
          <table:table-cell table:style-name="ce1" office:value-type="string">
            <text:p>30x2x2mm</text:p>
          </table:table-cell>
          <table:table-cell table:style-name="ce1" office:value-type="string">
            <text:p>HEADER30X2</text:p>
          </table:table-cell>
          <table:table-cell table:style-name="ce1" office:value-type="string">
            <text:p>PLMD60S</text:p>
          </table:table-cell>
          <table:table-cell table:style-name="ce1"/>
          <table:table-cell table:style-name="ce109" office:value-type="string">
            <text:p>connector 2mm pitch, THT, 2x30pin, straigh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MD80S-LF</text:p>
          </table:table-cell>
          <table:table-cell table:style-name="ce1" table:number-columns-repeated="2"/>
          <table:table-cell office:value-type="float" office:value="1.39">
            <text:p>1,3900</text:p>
          </table:table-cell>
          <table:table-cell table:style-name="ce4" office:value-type="string">
            <text:p>PLN</text:p>
          </table:table-cell>
          <table:table-cell office:value-type="date" office:date-value="2014-01-04">
            <text:p>04-01-2014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MS10S</text:p>
          </table:table-cell>
          <table:table-cell table:style-name="ce1" office:value-type="string">
            <text:p>20x2mm</text:p>
          </table:table-cell>
          <table:table-cell table:style-name="ce1" office:value-type="string">
            <text:p>HEADER10</text:p>
          </table:table-cell>
          <table:table-cell table:style-name="ce1" office:value-type="string">
            <text:p>PLMS10S</text:p>
          </table:table-cell>
          <table:table-cell table:style-name="ce1"/>
          <table:table-cell table:style-name="ce109" office:value-type="string">
            <text:p>connector 2.00mm pitch, 10 poles, one row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MS40S-LF</text:p>
          </table:table-cell>
          <table:table-cell table:style-name="ce1" table:number-columns-repeated="2"/>
          <table:table-cell office:value-type="float" office:value="0.2">
            <text:p>0,2000</text:p>
          </table:table-cell>
          <table:table-cell table:style-name="ce4" office:value-type="string">
            <text:p>PLN</text:p>
          </table:table-cell>
          <table:table-cell office:value-type="date" office:date-value="2017-03-26">
            <text:p>26-03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MS40S</text:p>
          </table:table-cell>
          <table:table-cell table:style-name="ce1" office:value-type="string">
            <text:p>40x2mm</text:p>
          </table:table-cell>
          <table:table-cell table:style-name="ce1" office:value-type="string">
            <text:p>HEADER40</text:p>
          </table:table-cell>
          <table:table-cell table:style-name="ce1" office:value-type="string">
            <text:p>PLMS40S</text:p>
          </table:table-cell>
          <table:table-cell table:style-name="ce1"/>
          <table:table-cell table:style-name="ce109" office:value-type="string">
            <text:p>connector 2.00mm pitch 40 poles, one row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MS40S-LF</text:p>
          </table:table-cell>
          <table:table-cell table:style-name="ce1" table:number-columns-repeated="2"/>
          <table:table-cell office:value-type="float" office:value="0.65">
            <text:p>0,6500</text:p>
          </table:table-cell>
          <table:table-cell table:style-name="ce4" office:value-type="string">
            <text:p>PLN</text:p>
          </table:table-cell>
          <table:table-cell office:value-type="date" office:date-value="2010-11-19">
            <text:p>19-11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MS6S</text:p>
          </table:table-cell>
          <table:table-cell table:style-name="ce1" office:value-type="string">
            <text:p>6x2mm</text:p>
          </table:table-cell>
          <table:table-cell table:style-name="ce1" office:value-type="string">
            <text:p>HEADER6</text:p>
          </table:table-cell>
          <table:table-cell table:style-name="ce1" office:value-type="string">
            <text:p>PLMS6S</text:p>
          </table:table-cell>
          <table:table-cell table:style-name="ce1"/>
          <table:table-cell table:style-name="ce109" office:value-type="string">
            <text:p>connector 2.00mm pitch, 6 poles, one row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MS40S-LF</text:p>
          </table:table-cell>
          <table:table-cell table:style-name="ce1" table:number-columns-repeated="2"/>
          <table:table-cell table:formula="of:=6/40*0.65" office:value-type="float" office:value="0.0975">
            <text:p>0,0975</text:p>
          </table:table-cell>
          <table:table-cell table:style-name="ce4" office:value-type="string">
            <text:p>PLN</text:p>
          </table:table-cell>
          <table:table-cell office:value-type="date" office:date-value="2012-11-02">
            <text:p>02-11-2012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MTD20S</text:p>
          </table:table-cell>
          <table:table-cell table:style-name="ce1" office:value-type="string">
            <text:p>1/2*PLMTD40S</text:p>
          </table:table-cell>
          <table:table-cell table:style-name="ce1" office:value-type="string">
            <text:p>HEADER10X2</text:p>
          </table:table-cell>
          <table:table-cell table:style-name="ce1" office:value-type="string">
            <text:p>PLMTD20S</text:p>
          </table:table-cell>
          <table:table-cell table:style-name="ce1"/>
          <table:table-cell table:style-name="ce109" office:value-type="string">
            <text:p>pin header 20 pins, double row, SMT, 2mm pitch, complementary with PBMTD20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MTD40S</text:p>
          </table:table-cell>
          <table:table-cell table:style-name="ce1" table:number-columns-repeated="2"/>
          <table:table-cell table:formula="of:=1.35/2" office:value-type="float" office:value="0.675">
            <text:p>0,6750</text:p>
          </table:table-cell>
          <table:table-cell table:style-name="ce4" office:value-type="string">
            <text:p>PLN</text:p>
          </table:table-cell>
          <table:table-cell office:value-type="date" office:date-value="2010-03-02">
            <text:p>02-03-2010</text:p>
          </table:table-cell>
          <table:table-cell table:number-columns-repeated="1009"/>
        </table:table-row>
        <table:table-row table:style-name="ro1">
          <table:table-cell office:value-type="string">
            <text:p>PLS3RD</text:p>
          </table:table-cell>
          <table:table-cell table:style-name="ce1" office:value-type="string">
            <text:p>3x2.54mm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PLS3R</text:p>
          </table:table-cell>
          <table:table-cell table:style-name="ce1"/>
          <table:table-cell table:style-name="ce109" office:value-type="string">
            <text:p>Listwa 1x3 kołki, kątowa, w rastrze 2.54mm, RoHS, Greenconn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3/40 PLS40RD</text:p>
          </table:table-cell>
          <table:table-cell table:style-name="ce1" table:number-columns-repeated="2"/>
          <table:table-cell office:value-type="float" office:value="0.1">
            <text:p>0,1000</text:p>
          </table:table-cell>
          <table:table-cell table:style-name="ce4" office:value-type="string">
            <text:p>PLN</text:p>
          </table:table-cell>
          <table:table-cell office:value-type="date" office:date-value="2015-07-14">
            <text:p>14-07-2015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S40RD</text:p>
          </table:table-cell>
          <table:table-cell table:style-name="ce1" office:value-type="string">
            <text:p>40x2.54</text:p>
          </table:table-cell>
          <table:table-cell table:style-name="ce1" office:value-type="string">
            <text:p>HEADER40</text:p>
          </table:table-cell>
          <table:table-cell table:style-name="ce1" office:value-type="string">
            <text:p>PLS40RD</text:p>
          </table:table-cell>
          <table:table-cell table:style-name="ce1"/>
          <table:table-cell table:style-name="ce109" office:value-type="string">
            <text:p>2.54 pin header single row DIP type angled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S40RD-1LF</text:p>
          </table:table-cell>
          <table:table-cell table:style-name="ce1" table:number-columns-repeated="2"/>
          <table:table-cell office:value-type="float" office:value="0.79">
            <text:p>0,7900</text:p>
          </table:table-cell>
          <table:table-cell table:style-name="ce4" office:value-type="string">
            <text:p>PLN</text:p>
          </table:table-cell>
          <table:table-cell office:value-type="date" office:date-value="2012-12-22">
            <text:p>22-12-2012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S40RD-8pin</text:p>
          </table:table-cell>
          <table:table-cell table:style-name="ce1" office:value-type="string">
            <text:p>8x2.54</text:p>
          </table:table-cell>
          <table:table-cell table:style-name="ce1" office:value-type="string">
            <text:p>HEADER8</text:p>
          </table:table-cell>
          <table:table-cell table:style-name="ce1" office:value-type="string">
            <text:p>PLS08RD</text:p>
          </table:table-cell>
          <table:table-cell table:style-name="ce1"/>
          <table:table-cell table:style-name="ce109" office:value-type="string">
            <text:p>2.54 pin header single row DIP type angled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S40RD-1LF</text:p>
          </table:table-cell>
          <table:table-cell table:style-name="ce1" table:number-columns-repeated="2"/>
          <table:table-cell table:formula="of:=0.79*8/40" office:value-type="float" office:value="0.158">
            <text:p>0,1580</text:p>
          </table:table-cell>
          <table:table-cell table:style-name="ce4" office:value-type="string">
            <text:p>PLN</text:p>
          </table:table-cell>
          <table:table-cell office:value-type="date" office:date-value="2012-12-22">
            <text:p>22-12-2012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S40S</text:p>
          </table:table-cell>
          <table:table-cell table:style-name="ce1" office:value-type="string">
            <text:p>H8.54mm</text:p>
          </table:table-cell>
          <table:table-cell table:style-name="ce1" office:value-type="string">
            <text:p>HEADER40</text:p>
          </table:table-cell>
          <table:table-cell table:style-name="ce1" office:value-type="string">
            <text:p>40SIP100</text:p>
          </table:table-cell>
          <table:table-cell table:style-name="ce1"/>
          <table:table-cell table:style-name="ce109" office:value-type="string">
            <text:p>2.54 pin header single row DIP typ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S40S-1LF</text:p>
          </table:table-cell>
          <table:table-cell table:style-name="ce1" table:number-columns-repeated="2"/>
          <table:table-cell office:value-type="float" office:value="0.49">
            <text:p>0,4900</text:p>
          </table:table-cell>
          <table:table-cell table:style-name="ce4" office:value-type="string">
            <text:p>PLN</text:p>
          </table:table-cell>
          <table:table-cell office:value-type="date" office:date-value="2013-06-03">
            <text:p>03-06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S40S-25pin</text:p>
          </table:table-cell>
          <table:table-cell table:style-name="ce1" office:value-type="string">
            <text:p>25x2.54mm</text:p>
          </table:table-cell>
          <table:table-cell table:style-name="ce1" office:value-type="string">
            <text:p>HEADER25</text:p>
          </table:table-cell>
          <table:table-cell table:style-name="ce1" office:value-type="string">
            <text:p>PLS25S</text:p>
          </table:table-cell>
          <table:table-cell table:style-name="ce1"/>
          <table:table-cell table:style-name="ce109" office:value-type="string">
            <text:p>pin header 25 pin, 25/40 of PLS40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S40S-1LF</text:p>
          </table:table-cell>
          <table:table-cell table:style-name="ce1" table:number-columns-repeated="2"/>
          <table:table-cell table:formula="of:=ROUND(0.49/40*25;4)" office:value-type="float" office:value="0.3063">
            <text:p>0,3063</text:p>
          </table:table-cell>
          <table:table-cell table:style-name="ce4" office:value-type="string">
            <text:p>PLN</text:p>
          </table:table-cell>
          <table:table-cell office:value-type="date" office:date-value="2013-06-03">
            <text:p>03-06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S40S-2pin</text:p>
          </table:table-cell>
          <table:table-cell table:style-name="ce1" office:value-type="string">
            <text:p>2.54mm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PLS2S</text:p>
          </table:table-cell>
          <table:table-cell table:style-name="ce1"/>
          <table:table-cell table:style-name="ce109" office:value-type="string">
            <text:p>pin header 2 pin, 2/40 of PLD40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S40S-1LF</text:p>
          </table:table-cell>
          <table:table-cell table:style-name="ce1" table:number-columns-repeated="2"/>
          <table:table-cell table:formula="of:=ROUND(0.49/40*2;4)" office:value-type="float" office:value="0.0245">
            <text:p>0,0245</text:p>
          </table:table-cell>
          <table:table-cell table:style-name="ce4" office:value-type="string">
            <text:p>PLN</text:p>
          </table:table-cell>
          <table:table-cell office:value-type="date" office:date-value="2013-06-03">
            <text:p>03-06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S40S-3pin</text:p>
          </table:table-cell>
          <table:table-cell table:style-name="ce1" office:value-type="string">
            <text:p>3x2.54mm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PLS3S</text:p>
          </table:table-cell>
          <table:table-cell table:style-name="ce1"/>
          <table:table-cell table:style-name="ce109" office:value-type="string">
            <text:p>pin header 3 pin, 3/40 of PLS40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S40S-1LF</text:p>
          </table:table-cell>
          <table:table-cell table:style-name="ce1" table:number-columns-repeated="2"/>
          <table:table-cell table:formula="of:=ROUND(0.49/40*3;4)" office:value-type="float" office:value="0.0368">
            <text:p>0,0368</text:p>
          </table:table-cell>
          <table:table-cell table:style-name="ce4" office:value-type="string">
            <text:p>PLN</text:p>
          </table:table-cell>
          <table:table-cell office:value-type="date" office:date-value="2013-06-03">
            <text:p>03-06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S40S-4pin</text:p>
          </table:table-cell>
          <table:table-cell table:style-name="ce1" office:value-type="string">
            <text:p>2.54mm</text:p>
          </table:table-cell>
          <table:table-cell table:style-name="ce1" office:value-type="string">
            <text:p>HEADER4</text:p>
          </table:table-cell>
          <table:table-cell table:style-name="ce1" office:value-type="string">
            <text:p>PLS4S</text:p>
          </table:table-cell>
          <table:table-cell table:style-name="ce1"/>
          <table:table-cell table:style-name="ce109" office:value-type="string">
            <text:p>pin header 4 pin, 4/40 of PLS40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S40S-1LF</text:p>
          </table:table-cell>
          <table:table-cell table:style-name="ce1" table:number-columns-repeated="2"/>
          <table:table-cell table:formula="of:=ROUND(0.49/40*4;4)" office:value-type="float" office:value="0.049">
            <text:p>0,0490</text:p>
          </table:table-cell>
          <table:table-cell table:style-name="ce4" office:value-type="string">
            <text:p>PLN</text:p>
          </table:table-cell>
          <table:table-cell office:value-type="date" office:date-value="2013-06-03">
            <text:p>03-06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S40S-5pin</text:p>
          </table:table-cell>
          <table:table-cell table:style-name="ce1" office:value-type="string">
            <text:p>2.54mm</text:p>
          </table:table-cell>
          <table:table-cell table:style-name="ce1" office:value-type="string">
            <text:p>HEADER5</text:p>
          </table:table-cell>
          <table:table-cell table:style-name="ce1" office:value-type="string">
            <text:p>PLS5S</text:p>
          </table:table-cell>
          <table:table-cell table:style-name="ce1"/>
          <table:table-cell table:style-name="ce109" office:value-type="string">
            <text:p>pin header 5 pin, 5/40 of PLS40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S40S-1LF</text:p>
          </table:table-cell>
          <table:table-cell table:style-name="ce1" table:number-columns-repeated="2"/>
          <table:table-cell table:formula="of:=ROUND(0.49/40*5;4)" office:value-type="float" office:value="0.0613">
            <text:p>0,0613</text:p>
          </table:table-cell>
          <table:table-cell table:style-name="ce4" office:value-type="string">
            <text:p>PLN</text:p>
          </table:table-cell>
          <table:table-cell office:value-type="date" office:date-value="2013-06-03">
            <text:p>03-06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S40S-6pin</text:p>
          </table:table-cell>
          <table:table-cell table:style-name="ce1" office:value-type="string">
            <text:p>2.54mm</text:p>
          </table:table-cell>
          <table:table-cell table:style-name="ce1" office:value-type="string">
            <text:p>HEADER6</text:p>
          </table:table-cell>
          <table:table-cell table:style-name="ce1" office:value-type="string">
            <text:p>PLS6S</text:p>
          </table:table-cell>
          <table:table-cell table:style-name="ce1"/>
          <table:table-cell table:style-name="ce109" office:value-type="string">
            <text:p>pin header 6 pin, 6/40 of PLD40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S40S-1LF</text:p>
          </table:table-cell>
          <table:table-cell table:style-name="ce1" table:number-columns-repeated="2"/>
          <table:table-cell table:formula="of:=ROUND(0.49/40*6;4)" office:value-type="float" office:value="0.0735">
            <text:p>0,0735</text:p>
          </table:table-cell>
          <table:table-cell table:style-name="ce4" office:value-type="string">
            <text:p>PLN</text:p>
          </table:table-cell>
          <table:table-cell office:value-type="date" office:date-value="2013-06-03">
            <text:p>03-06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S40S-8pin</text:p>
          </table:table-cell>
          <table:table-cell table:style-name="ce1" office:value-type="string">
            <text:p>8X2.54mm</text:p>
          </table:table-cell>
          <table:table-cell table:style-name="ce1" office:value-type="string">
            <text:p>HEADER8</text:p>
          </table:table-cell>
          <table:table-cell table:style-name="ce1" office:value-type="string">
            <text:p>PLS8S</text:p>
          </table:table-cell>
          <table:table-cell table:style-name="ce1"/>
          <table:table-cell table:style-name="ce109" office:value-type="string">
            <text:p>pin header 8 pin, 8/40 of PLS40S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S40S-1LF</text:p>
          </table:table-cell>
          <table:table-cell table:style-name="ce1" table:number-columns-repeated="2"/>
          <table:table-cell table:formula="of:=ROUND(0.49/40*8;4)" office:value-type="float" office:value="0.098">
            <text:p>0,0980</text:p>
          </table:table-cell>
          <table:table-cell table:style-name="ce4" office:value-type="string">
            <text:p>PLN</text:p>
          </table:table-cell>
          <table:table-cell office:value-type="date" office:date-value="2013-06-03">
            <text:p>03-06-2013</text:p>
          </table:table-cell>
          <table:table-cell table:number-columns-repeated="1009"/>
        </table:table-row>
        <table:table-row table:style-name="ro1">
          <table:table-cell office:value-type="string">
            <text:p>PLS5RD</text:p>
          </table:table-cell>
          <table:table-cell table:style-name="ce1" office:value-type="string">
            <text:p>3x2.54mm</text:p>
          </table:table-cell>
          <table:table-cell table:style-name="ce1" office:value-type="string">
            <text:p>HEADER5</text:p>
          </table:table-cell>
          <table:table-cell table:style-name="ce1" office:value-type="string">
            <text:p>PLS5R</text:p>
          </table:table-cell>
          <table:table-cell table:style-name="ce1"/>
          <table:table-cell table:style-name="ce109" office:value-type="string">
            <text:p>Listwa 1x5 kołki, kątowa, w rastrze 2.54mm, RoHS, Greenconn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5/40 PLS40RD</text:p>
          </table:table-cell>
          <table:table-cell table:style-name="ce1" table:number-columns-repeated="2"/>
          <table:table-cell office:value-type="float" office:value="0.2">
            <text:p>0,2000</text:p>
          </table:table-cell>
          <table:table-cell table:style-name="ce4" office:value-type="string">
            <text:p>PLN</text:p>
          </table:table-cell>
          <table:table-cell office:value-type="date" office:date-value="2016-10-24">
            <text:p>24-10-2016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SP10D10</text:p>
          </table:table-cell>
          <table:table-cell table:style-name="ce1" office:value-type="string">
            <text:p>10DIP100</text:p>
          </table:table-cell>
          <table:table-cell table:style-name="ce1" office:value-type="string">
            <text:p>HEADER5X2</text:p>
          </table:table-cell>
          <table:table-cell table:style-name="ce1" office:value-type="string">
            <text:p>10DIP100</text:p>
          </table:table-cell>
          <table:table-cell table:style-name="ce1"/>
          <table:table-cell table:style-name="ce109" office:value-type="string">
            <text:p>connector 2.54mm pitch, THT, 2x5pins, stright, 10.4mm heigh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SP20S10</text:p>
          </table:table-cell>
          <table:table-cell table:style-name="ce1" office:value-type="string">
            <text:p>Greenconn</text:p>
          </table:table-cell>
          <table:table-cell table:style-name="ce1"/>
          <table:table-cell office:value-type="float" office:value="0.79">
            <text:p>0,7900</text:p>
          </table:table-cell>
          <table:table-cell table:style-name="ce4" office:value-type="string">
            <text:p>PLN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PLTD20R</text:p>
          </table:table-cell>
          <table:table-cell table:style-name="ce1" office:value-type="string">
            <text:p>10x2x2.54</text:p>
          </table:table-cell>
          <table:table-cell table:style-name="ce1" office:value-type="string">
            <text:p>HEADER10X2</text:p>
          </table:table-cell>
          <table:table-cell table:style-name="ce1" office:value-type="string">
            <text:p>PLTD20R</text:p>
          </table:table-cell>
          <table:table-cell table:style-name="ce1" office:value-type="string">
            <text:p>PLTD20R_M</text:p>
          </table:table-cell>
          <table:table-cell table:style-name="ce109" office:value-type="string">
            <text:p>Pin header 2.54mm pitch, 20 pins , double row, SMT, Angled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TD40R-LF</text:p>
          </table:table-cell>
          <table:table-cell table:style-name="ce1" table:number-columns-repeated="2"/>
          <table:table-cell table:formula="of:=2.5*20/40" office:value-type="float" office:value="1.25">
            <text:p>1,2500</text:p>
          </table:table-cell>
          <table:table-cell table:style-name="ce4" office:value-type="string">
            <text:p>PLN</text:p>
          </table:table-cell>
          <table:table-cell office:value-type="date" office:date-value="2012-03-23">
            <text:p>23-03-2012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TD32S</text:p>
          </table:table-cell>
          <table:table-cell table:style-name="ce1" office:value-type="string">
            <text:p>16x2x2.54</text:p>
          </table:table-cell>
          <table:table-cell table:style-name="ce1" office:value-type="string">
            <text:p>HEADER16X2</text:p>
          </table:table-cell>
          <table:table-cell table:style-name="ce1" office:value-type="string">
            <text:p>PLTD32S</text:p>
          </table:table-cell>
          <table:table-cell table:style-name="ce1"/>
          <table:table-cell table:style-name="ce109" office:value-type="string">
            <text:p>Pin header 2.54mm pitch, 32 pins , double row, SMT (32/40 of PLTD40S)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TD40S-LF</text:p>
          </table:table-cell>
          <table:table-cell table:style-name="ce1" office:value-type="string">
            <text:p>Greenconn</text:p>
          </table:table-cell>
          <table:table-cell table:style-name="ce1"/>
          <table:table-cell table:formula="of:=32/40*1.49" office:value-type="float" office:value="1.192">
            <text:p>1,1920</text:p>
          </table:table-cell>
          <table:table-cell table:style-name="ce4" office:value-type="string">
            <text:p>PLN</text:p>
          </table:table-cell>
          <table:table-cell office:value-type="date" office:date-value="2010-11-15">
            <text:p>15-11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TD40R</text:p>
          </table:table-cell>
          <table:table-cell table:style-name="ce1" office:value-type="string">
            <text:p>20x2x2.54</text:p>
          </table:table-cell>
          <table:table-cell table:style-name="ce1" office:value-type="string">
            <text:p>HEADER20X2</text:p>
          </table:table-cell>
          <table:table-cell table:style-name="ce1" office:value-type="string">
            <text:p>PLTD40R</text:p>
          </table:table-cell>
          <table:table-cell table:style-name="ce1"/>
          <table:table-cell table:style-name="ce109" office:value-type="string">
            <text:p>Pin header 2.54mm pitch, 40 pins , double row, SMT, Angled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TD40R-LF</text:p>
          </table:table-cell>
          <table:table-cell table:style-name="ce1" table:number-columns-repeated="2"/>
          <table:table-cell office:value-type="float" office:value="2.5">
            <text:p>2,5000</text:p>
          </table:table-cell>
          <table:table-cell table:style-name="ce4" office:value-type="string">
            <text:p>PLN</text:p>
          </table:table-cell>
          <table:table-cell office:value-type="date" office:date-value="2012-03-23">
            <text:p>23-03-2012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TD40S</text:p>
          </table:table-cell>
          <table:table-cell table:style-name="ce1" office:value-type="string">
            <text:p>20x2x2.54</text:p>
          </table:table-cell>
          <table:table-cell table:style-name="ce1" office:value-type="string">
            <text:p>HEADER20X2</text:p>
          </table:table-cell>
          <table:table-cell table:style-name="ce1" office:value-type="string">
            <text:p>PLTD40S</text:p>
          </table:table-cell>
          <table:table-cell table:style-name="ce1"/>
          <table:table-cell table:style-name="ce109" office:value-type="string">
            <text:p>Pin header 2.54mm pitch, 40 pins , double row, SM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TD40S-LF</text:p>
          </table:table-cell>
          <table:table-cell table:style-name="ce1" office:value-type="string">
            <text:p>Greenconn</text:p>
          </table:table-cell>
          <table:table-cell table:style-name="ce1"/>
          <table:table-cell office:value-type="float" office:value="1.49">
            <text:p>1,4900</text:p>
          </table:table-cell>
          <table:table-cell table:style-name="ce4" office:value-type="string">
            <text:p>PLN</text:p>
          </table:table-cell>
          <table:table-cell office:value-type="date" office:date-value="2010-11-15">
            <text:p>15-11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TDP40S10</text:p>
          </table:table-cell>
          <table:table-cell table:style-name="ce1" office:value-type="string">
            <text:p>20x2x2.54</text:p>
          </table:table-cell>
          <table:table-cell table:style-name="ce1" office:value-type="string">
            <text:p>HEADER20X2</text:p>
          </table:table-cell>
          <table:table-cell table:style-name="ce1" table:number-columns-repeated="2"/>
          <table:table-cell table:style-name="ce109" office:value-type="string">
            <text:p>Pin header 40 pins , double row, 3.8/10.4/6mm, SMT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PLTS40S</text:p>
          </table:table-cell>
          <table:table-cell table:style-name="ce1" office:value-type="string">
            <text:p>40x2.54</text:p>
          </table:table-cell>
          <table:table-cell table:style-name="ce1" office:value-type="string">
            <text:p>HEADER40</text:p>
          </table:table-cell>
          <table:table-cell table:style-name="ce1" office:value-type="string">
            <text:p>PLTS40S</text:p>
          </table:table-cell>
          <table:table-cell table:style-name="ce1"/>
          <table:table-cell table:style-name="ce109" office:value-type="string">
            <text:p>Pin header 2.54mm pitch, 40 pins , single row, SM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TS40S-1LF</text:p>
          </table:table-cell>
          <table:table-cell table:style-name="ce1" office:value-type="string">
            <text:p>Greenconn</text:p>
          </table:table-cell>
          <table:table-cell table:style-name="ce1"/>
          <table:table-cell office:value-type="float" office:value="1.18">
            <text:p>1,1800</text:p>
          </table:table-cell>
          <table:table-cell table:style-name="ce4" office:value-type="string">
            <text:p>PLN</text:p>
          </table:table-cell>
          <table:table-cell office:value-type="date" office:date-value="2011-06-30">
            <text:p>30-06-2011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TS40S-3PIN</text:p>
          </table:table-cell>
          <table:table-cell table:style-name="ce1" office:value-type="string">
            <text:p>3x2.54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PLTS03S</text:p>
          </table:table-cell>
          <table:table-cell table:style-name="ce1"/>
          <table:table-cell table:style-name="ce109" office:value-type="string">
            <text:p>Pin header 2.54mm pitch, 3 pins , single row, SM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TS40S-1LF</text:p>
          </table:table-cell>
          <table:table-cell table:style-name="ce1" office:value-type="string">
            <text:p>Greenconn</text:p>
          </table:table-cell>
          <table:table-cell table:style-name="ce1"/>
          <table:table-cell table:formula="of:=1.18*3/40" office:value-type="float" office:value="0.0885">
            <text:p>0,0885</text:p>
          </table:table-cell>
          <table:table-cell table:style-name="ce4" office:value-type="string">
            <text:p>PLN</text:p>
          </table:table-cell>
          <table:table-cell office:value-type="date" office:date-value="2011-06-30">
            <text:p>30-06-2011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LTS40S-6PIN</text:p>
          </table:table-cell>
          <table:table-cell table:style-name="ce1" office:value-type="string">
            <text:p>6x2.54</text:p>
          </table:table-cell>
          <table:table-cell table:style-name="ce1" office:value-type="string">
            <text:p>HEADER6</text:p>
          </table:table-cell>
          <table:table-cell table:style-name="ce1" office:value-type="string">
            <text:p>PLTS06S</text:p>
          </table:table-cell>
          <table:table-cell table:style-name="ce1"/>
          <table:table-cell table:style-name="ce109" office:value-type="string">
            <text:p>Pin header 2.54mm pitch, 6 pins , single row, SM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LTS40S-1LF</text:p>
          </table:table-cell>
          <table:table-cell table:style-name="ce1" office:value-type="string">
            <text:p>Greenconn</text:p>
          </table:table-cell>
          <table:table-cell table:style-name="ce1"/>
          <table:table-cell table:formula="of:=1.18*6/40" office:value-type="float" office:value="0.177">
            <text:p>0,1770</text:p>
          </table:table-cell>
          <table:table-cell table:style-name="ce4" office:value-type="string">
            <text:p>PLN</text:p>
          </table:table-cell>
          <table:table-cell office:value-type="date" office:date-value="2011-06-30">
            <text:p>30-06-2011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WH04S</text:p>
          </table:table-cell>
          <table:table-cell table:style-name="ce1" office:value-type="string">
            <text:p>9.7x6.86</text:p>
          </table:table-cell>
          <table:table-cell table:style-name="ce1" office:value-type="string">
            <text:p>HEADER2X2</text:p>
          </table:table-cell>
          <table:table-cell table:style-name="ce1" office:value-type="string">
            <text:p>PWH04S</text:p>
          </table:table-cell>
          <table:table-cell table:style-name="ce1"/>
          <table:table-cell table:style-name="ce109" office:value-type="string">
            <text:p>connector 3mm pitch, 2x2 pin</text:p>
          </table:table-cell>
          <table:table-cell office:value-type="string">
            <text:p>maritex.com.pl</text:p>
          </table:table-cell>
          <table:table-cell office:value-type="string">
            <text:p>PWH04S-LF</text:p>
          </table:table-cell>
          <table:table-cell office:value-type="string">
            <text:p>Cvilux</text:p>
          </table:table-cell>
          <table:table-cell/>
          <table:table-cell office:value-type="float" office:value="0.59">
            <text:p>0,5900</text:p>
          </table:table-cell>
          <table:table-cell office:value-type="string">
            <text:p>PLN</text:p>
          </table:table-cell>
          <table:table-cell office:value-type="date" office:date-value="2013-09-19">
            <text:p>19-09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WH06S</text:p>
          </table:table-cell>
          <table:table-cell table:style-name="ce1" office:value-type="string">
            <text:p>18.7x6.86</text:p>
          </table:table-cell>
          <table:table-cell table:style-name="ce1" office:value-type="string">
            <text:p>HEADER3X2</text:p>
          </table:table-cell>
          <table:table-cell table:style-name="ce1" office:value-type="string">
            <text:p>PWH06S</text:p>
          </table:table-cell>
          <table:table-cell table:style-name="ce1"/>
          <table:table-cell table:style-name="ce109" office:value-type="string">
            <text:p>connector 3mm pitch, 2x3 pin</text:p>
          </table:table-cell>
          <table:table-cell office:value-type="string">
            <text:p>maritex.com.pl</text:p>
          </table:table-cell>
          <table:table-cell office:value-type="string">
            <text:p>PWH06S-LF</text:p>
          </table:table-cell>
          <table:table-cell office:value-type="string">
            <text:p>Cvilux</text:p>
          </table:table-cell>
          <table:table-cell/>
          <table:table-cell office:value-type="float" office:value="0.65">
            <text:p>0,6500</text:p>
          </table:table-cell>
          <table:table-cell office:value-type="string">
            <text:p>PLN</text:p>
          </table:table-cell>
          <table:table-cell office:value-type="date" office:date-value="2013-09-26">
            <text:p>26-09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WH08S</text:p>
          </table:table-cell>
          <table:table-cell table:style-name="ce1" office:value-type="string">
            <text:p>15.7x6.86</text:p>
          </table:table-cell>
          <table:table-cell table:style-name="ce1" office:value-type="string">
            <text:p>HEADER4X2</text:p>
          </table:table-cell>
          <table:table-cell table:style-name="ce1" office:value-type="string">
            <text:p>PWH08S</text:p>
          </table:table-cell>
          <table:table-cell table:style-name="ce1"/>
          <table:table-cell table:style-name="ce109" office:value-type="string">
            <text:p>connector 3mm pitch, 3x2 pin</text:p>
          </table:table-cell>
          <table:table-cell office:value-type="string">
            <text:p>maritex.com.pl</text:p>
          </table:table-cell>
          <table:table-cell office:value-type="string">
            <text:p>PWH08S-LF</text:p>
          </table:table-cell>
          <table:table-cell office:value-type="string">
            <text:p>Cvilux</text:p>
          </table:table-cell>
          <table:table-cell/>
          <table:table-cell office:value-type="float" office:value="0.69">
            <text:p>0,6900</text:p>
          </table:table-cell>
          <table:table-cell office:value-type="string">
            <text:p>PLN</text:p>
          </table:table-cell>
          <table:table-cell office:value-type="date" office:date-value="2013-09-19">
            <text:p>19-09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WH10S</text:p>
          </table:table-cell>
          <table:table-cell table:style-name="ce1" office:value-type="string">
            <text:p>21.7x6.86</text:p>
          </table:table-cell>
          <table:table-cell table:style-name="ce1" office:value-type="string">
            <text:p>HEADER5X2</text:p>
          </table:table-cell>
          <table:table-cell table:style-name="ce1" office:value-type="string">
            <text:p>PWH10S</text:p>
          </table:table-cell>
          <table:table-cell table:style-name="ce1"/>
          <table:table-cell table:style-name="ce109" office:value-type="string">
            <text:p>connector 3mm pitch, 2x5 pin</text:p>
          </table:table-cell>
          <table:table-cell office:value-type="string">
            <text:p>maritex.com.pl</text:p>
          </table:table-cell>
          <table:table-cell office:value-type="string">
            <text:p>PWH10S-LF</text:p>
          </table:table-cell>
          <table:table-cell office:value-type="string">
            <text:p>Cvilux</text:p>
          </table:table-cell>
          <table:table-cell/>
          <table:table-cell office:value-type="float" office:value="0.75">
            <text:p>0,7500</text:p>
          </table:table-cell>
          <table:table-cell office:value-type="string">
            <text:p>PLN</text:p>
          </table:table-cell>
          <table:table-cell office:value-type="date" office:date-value="2013-09-26">
            <text:p>26-09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WH12S</text:p>
          </table:table-cell>
          <table:table-cell table:style-name="ce1" office:value-type="string">
            <text:p>21.7x6.86</text:p>
          </table:table-cell>
          <table:table-cell table:style-name="ce1" office:value-type="string">
            <text:p>HEADER6X2</text:p>
          </table:table-cell>
          <table:table-cell table:style-name="ce1" office:value-type="string">
            <text:p>PWH12S</text:p>
          </table:table-cell>
          <table:table-cell table:style-name="ce1"/>
          <table:table-cell table:style-name="ce109" office:value-type="string">
            <text:p>connector 3mm pitch, 6x2 pin</text:p>
          </table:table-cell>
          <table:table-cell office:value-type="string">
            <text:p>maritex.com.pl</text:p>
          </table:table-cell>
          <table:table-cell office:value-type="string">
            <text:p>PWH12S</text:p>
          </table:table-cell>
          <table:table-cell office:value-type="string">
            <text:p>Cvilux</text:p>
          </table:table-cell>
          <table:table-cell/>
          <table:table-cell office:value-type="float" office:value="0.75">
            <text:p>0,7500</text:p>
          </table:table-cell>
          <table:table-cell office:value-type="string">
            <text:p>PLN</text:p>
          </table:table-cell>
          <table:table-cell office:value-type="date" office:date-value="2013-09-29">
            <text:p>29-09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WH14S</text:p>
          </table:table-cell>
          <table:table-cell table:style-name="ce1" office:value-type="string">
            <text:p>24.7x6.86</text:p>
          </table:table-cell>
          <table:table-cell table:style-name="ce1" office:value-type="string">
            <text:p>HEADER7X2</text:p>
          </table:table-cell>
          <table:table-cell table:style-name="ce1" office:value-type="string">
            <text:p>PWH14S</text:p>
          </table:table-cell>
          <table:table-cell table:style-name="ce1"/>
          <table:table-cell table:style-name="ce109" office:value-type="string">
            <text:p>connector 3mm pitch, 7x2 pin</text:p>
          </table:table-cell>
          <table:table-cell office:value-type="string">
            <text:p>maritex.com.pl</text:p>
          </table:table-cell>
          <table:table-cell office:value-type="string">
            <text:p>PWH14S-LF</text:p>
          </table:table-cell>
          <table:table-cell office:value-type="string">
            <text:p>Cvilux</text:p>
          </table:table-cell>
          <table:table-cell/>
          <table:table-cell office:value-type="float" office:value="0.79">
            <text:p>0,7900</text:p>
          </table:table-cell>
          <table:table-cell office:value-type="string">
            <text:p>PLN</text:p>
          </table:table-cell>
          <table:table-cell office:value-type="date" office:date-value="2013-09-23">
            <text:p>23-09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WH16S</text:p>
          </table:table-cell>
          <table:table-cell table:style-name="ce1" office:value-type="string">
            <text:p>27.7x6.86</text:p>
          </table:table-cell>
          <table:table-cell table:style-name="ce1" office:value-type="string">
            <text:p>HEADER8X2</text:p>
          </table:table-cell>
          <table:table-cell table:style-name="ce1" office:value-type="string">
            <text:p>PWH16S</text:p>
          </table:table-cell>
          <table:table-cell table:style-name="ce1"/>
          <table:table-cell table:style-name="ce109" office:value-type="string">
            <text:p>connector 3mm pitch, 8x2 pin</text:p>
          </table:table-cell>
          <table:table-cell office:value-type="string">
            <text:p>maritex.com.pl</text:p>
          </table:table-cell>
          <table:table-cell office:value-type="string">
            <text:p>PWH16S-LF</text:p>
          </table:table-cell>
          <table:table-cell office:value-type="string">
            <text:p>Cvilux</text:p>
          </table:table-cell>
          <table:table-cell/>
          <table:table-cell office:value-type="float" office:value="0.85">
            <text:p>0,8500</text:p>
          </table:table-cell>
          <table:table-cell office:value-type="string">
            <text:p>PLN</text:p>
          </table:table-cell>
          <table:table-cell office:value-type="date" office:date-value="2013-09-23">
            <text:p>23-09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WH24S</text:p>
          </table:table-cell>
          <table:table-cell table:style-name="ce1" office:value-type="string">
            <text:p>39.7x6.86</text:p>
          </table:table-cell>
          <table:table-cell table:style-name="ce1" office:value-type="string">
            <text:p>HEADER12X2</text:p>
          </table:table-cell>
          <table:table-cell table:style-name="ce1" office:value-type="string">
            <text:p>PWH24S</text:p>
          </table:table-cell>
          <table:table-cell table:style-name="ce1"/>
          <table:table-cell table:style-name="ce109" office:value-type="string">
            <text:p>connector 3mm pitch, 12x2 pin</text:p>
          </table:table-cell>
          <table:table-cell office:value-type="string">
            <text:p>maritex.com.pl</text:p>
          </table:table-cell>
          <table:table-cell office:value-type="string">
            <text:p>PWH24S-LF</text:p>
          </table:table-cell>
          <table:table-cell office:value-type="string">
            <text:p>Cvilux</text:p>
          </table:table-cell>
          <table:table-cell/>
          <table:table-cell office:value-type="float" office:value="0.99">
            <text:p>0,9900</text:p>
          </table:table-cell>
          <table:table-cell office:value-type="string">
            <text:p>PLN</text:p>
          </table:table-cell>
          <table:table-cell office:value-type="date" office:date-value="2013-09-19">
            <text:p>19-09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WL02S</text:p>
          </table:table-cell>
          <table:table-cell table:style-name="ce1" office:value-type="string">
            <text:p>10x7.92mm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PWL02S</text:p>
          </table:table-cell>
          <table:table-cell table:style-name="ce1"/>
          <table:table-cell table:style-name="ce109" office:value-type="string">
            <text:p>PCB mounting male connector, 2 positions, 3.96mm pitch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WL02S-LF</text:p>
          </table:table-cell>
          <table:table-cell table:style-name="ce1" table:number-columns-repeated="2"/>
          <table:table-cell office:value-type="float" office:value="0.052">
            <text:p>0,0520</text:p>
          </table:table-cell>
          <table:table-cell table:style-name="ce4" office:value-type="string">
            <text:p>PLN</text:p>
          </table:table-cell>
          <table:table-cell office:value-type="date" office:date-value="2012-09-19">
            <text:p>19-09-2012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WL03S</text:p>
          </table:table-cell>
          <table:table-cell table:style-name="ce1" office:value-type="string">
            <text:p>10x11.88mm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PWL03S</text:p>
          </table:table-cell>
          <table:table-cell table:style-name="ce1" office:value-type="string">
            <text:p>PWL03X2S</text:p>
          </table:table-cell>
          <table:table-cell table:style-name="ce109" office:value-type="string">
            <text:p>PCB mounting male connector, 3 positions, 3.96mm pitch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WL03S-LF</text:p>
          </table:table-cell>
          <table:table-cell table:style-name="ce1" table:number-columns-repeated="2"/>
          <table:table-cell office:value-type="float" office:value="0.075">
            <text:p>0,0750</text:p>
          </table:table-cell>
          <table:table-cell table:style-name="ce4" office:value-type="string">
            <text:p>PLN</text:p>
          </table:table-cell>
          <table:table-cell office:value-type="date" office:date-value="2010-11-20">
            <text:p>20-11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WL04S</text:p>
          </table:table-cell>
          <table:table-cell table:style-name="ce1" office:value-type="string">
            <text:p>10x15.84mm</text:p>
          </table:table-cell>
          <table:table-cell table:style-name="ce1" office:value-type="string">
            <text:p>HEADER4</text:p>
          </table:table-cell>
          <table:table-cell table:style-name="ce1" office:value-type="string">
            <text:p>PWL04S</text:p>
          </table:table-cell>
          <table:table-cell table:style-name="ce1"/>
          <table:table-cell table:style-name="ce109" office:value-type="string">
            <text:p>PCB mounting male connector, 4 positions, 3.96mm pitch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WL04S-LF</text:p>
          </table:table-cell>
          <table:table-cell table:style-name="ce1" table:number-columns-repeated="2"/>
          <table:table-cell office:value-type="float" office:value="0.109">
            <text:p>0,1090</text:p>
          </table:table-cell>
          <table:table-cell table:style-name="ce4" office:value-type="string">
            <text:p>PLN</text:p>
          </table:table-cell>
          <table:table-cell office:value-type="date" office:date-value="2010-11-20">
            <text:p>20-11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PWL06S</text:p>
          </table:table-cell>
          <table:table-cell table:style-name="ce1" office:value-type="string">
            <text:p>10x23.76mm</text:p>
          </table:table-cell>
          <table:table-cell table:style-name="ce1" office:value-type="string">
            <text:p>HEADER6</text:p>
          </table:table-cell>
          <table:table-cell table:style-name="ce1" office:value-type="string">
            <text:p>PWL06S</text:p>
          </table:table-cell>
          <table:table-cell table:style-name="ce1"/>
          <table:table-cell table:style-name="ce109" office:value-type="string">
            <text:p>PCB mounting male connector, 6 positions, 3.96mm pitch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PWL06S-LF</text:p>
          </table:table-cell>
          <table:table-cell table:style-name="ce1" table:number-columns-repeated="2"/>
          <table:table-cell office:value-type="float" office:value="0.15">
            <text:p>0,1500</text:p>
          </table:table-cell>
          <table:table-cell table:style-name="ce4" office:value-type="string">
            <text:p>PLN</text:p>
          </table:table-cell>
          <table:table-cell office:value-type="date" office:date-value="2010-11-20">
            <text:p>20-11-2010</text:p>
          </table:table-cell>
          <table:table-cell office:value-type="string">
            <text:p>tme: A3960</text:p>
          </table:table-cell>
          <table:table-cell table:number-columns-repeated="1008"/>
        </table:table-row>
        <table:table-row table:style-name="ro1">
          <table:table-cell office:value-type="string">
            <text:p>RF-IPX125-1G</text:p>
          </table:table-cell>
          <table:table-cell table:style-name="ce1" office:value-type="string">
            <text:p>3x3mm</text:p>
          </table:table-cell>
          <table:table-cell table:number-columns-repeated="2" table:style-name="ce1" office:value-type="string">
            <text:p>HIROSE-UFL</text:p>
          </table:table-cell>
          <table:table-cell table:style-name="ce1"/>
          <table:table-cell table:style-name="ce109" office:value-type="string">
            <text:p>Microwave UFL socket</text:p>
          </table:table-cell>
          <table:table-cell table:style-name="ce1" office:value-type="string">
            <text:p>maritex.com.pl</text:p>
          </table:table-cell>
          <table:table-cell office:value-type="string">
            <text:p>RF-IPX125-1G</text:p>
          </table:table-cell>
          <table:table-cell table:style-name="ce1" table:number-columns-repeated="2"/>
          <table:table-cell office:value-type="float" office:value="0.99">
            <text:p>0,9900</text:p>
          </table:table-cell>
          <table:table-cell table:style-name="ce1" office:value-type="string">
            <text:p>PLN</text:p>
          </table:table-cell>
          <table:table-cell office:value-type="date" office:date-value="2015-11-21">
            <text:p>21-11-201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RJ45-AMP</text:p>
          </table:table-cell>
          <table:table-cell table:style-name="ce1" office:value-type="string">
            <text:p>RJ45FASTEN</text:p>
          </table:table-cell>
          <table:table-cell table:style-name="ce1" office:value-type="string">
            <text:p>RJ45GE</text:p>
          </table:table-cell>
          <table:table-cell table:style-name="ce1"/>
          <table:table-cell table:style-name="ce109" office:value-type="string">
            <text:p>Gniazdo; RJ45; PIN:8; z blokadą panel stop; Układ wypr:8p8c; THT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RJ45-AMP</text:p>
          </table:table-cell>
          <table:table-cell table:style-name="ce1" office:value-type="string">
            <text:p>TE Connectivity</text:p>
          </table:table-cell>
          <table:table-cell table:style-name="ce1" office:value-type="string">
            <text:p>5520251-4</text:p>
          </table:table-cell>
          <table:table-cell office:value-type="float" office:value="4.73">
            <text:p>4,7300</text:p>
          </table:table-cell>
          <table:table-cell table:style-name="ce4" office:value-type="string">
            <text:p>PLN</text:p>
          </table:table-cell>
          <table:table-cell office:value-type="date" office:date-value="2016-01-29">
            <text:p>29-01-2016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RJ45GE</text:p>
          </table:table-cell>
          <table:table-cell table:style-name="ce1" office:value-type="string">
            <text:p>RJ45SHIELD</text:p>
          </table:table-cell>
          <table:table-cell table:style-name="ce1" office:value-type="string">
            <text:p>RJ45GE</text:p>
          </table:table-cell>
          <table:table-cell table:style-name="ce1"/>
          <table:table-cell table:style-name="ce109" office:value-type="string">
            <text:p>socket RJ45 8p8c shielded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RJ45GE</text:p>
          </table:table-cell>
          <table:table-cell table:style-name="ce1" table:number-columns-repeated="2"/>
          <table:table-cell office:value-type="float" office:value="3.69">
            <text:p>3,6900</text:p>
          </table:table-cell>
          <table:table-cell table:style-name="ce4" office:value-type="string">
            <text:p>PLN</text:p>
          </table:table-cell>
          <table:table-cell table:number-columns-repeated="1010"/>
        </table:table-row>
        <table:table-row table:style-name="ro1">
          <table:table-cell office:value-type="string">
            <text:p>RJ45V</text:p>
          </table:table-cell>
          <table:table-cell table:style-name="ce1" office:value-type="string">
            <text:p>MX-85508-5001</text:p>
          </table:table-cell>
          <table:table-cell table:style-name="ce1" office:value-type="string">
            <text:p>RJ45SHIELD</text:p>
          </table:table-cell>
          <table:table-cell table:style-name="ce1" office:value-type="string">
            <text:p>MX-85508-5001</text:p>
          </table:table-cell>
          <table:table-cell table:style-name="ce1"/>
          <table:table-cell table:style-name="ce109" office:value-type="string">
            <text:p>Gniazdo; RJ45; PIN:8; Kat:5e; ekranowane; złocony; Układ wypr:8p8c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MX-85508-5001</text:p>
          </table:table-cell>
          <table:table-cell table:style-name="ce1" office:value-type="string">
            <text:p>Molex</text:p>
          </table:table-cell>
          <table:table-cell table:style-name="ce1" office:value-type="string">
            <text:p>85508-5001</text:p>
          </table:table-cell>
          <table:table-cell office:value-type="float" office:value="6.4">
            <text:p>6,4000</text:p>
          </table:table-cell>
          <table:table-cell table:style-name="ce4" office:value-type="string">
            <text:p>PLN</text:p>
          </table:table-cell>
          <table:table-cell office:value-type="date" office:date-value="2016-01-29">
            <text:p>29-01-2016</text:p>
          </table:table-cell>
          <table:table-cell table:number-columns-repeated="1009"/>
        </table:table-row>
        <table:table-row table:style-name="ro1">
          <table:table-cell office:value-type="string">
            <text:p>S5B-XH-A</text:p>
          </table:table-cell>
          <table:table-cell office:value-type="string">
            <text:p>5x2.5</text:p>
          </table:table-cell>
          <table:table-cell office:value-type="string">
            <text:p>HEADER5</text:p>
          </table:table-cell>
          <table:table-cell office:value-type="string">
            <text:p>S5B-XH-A</text:p>
          </table:table-cell>
          <table:table-cell/>
          <table:table-cell office:value-type="string">
            <text:p>Gniazdo; przewód-płytka; męskie; PIN:5; 2,5mm; THT; XH; 250V; 3A</text:p>
          </table:table-cell>
          <table:table-cell office:value-type="string">
            <text:p>tme.pl</text:p>
          </table:table-cell>
          <table:table-cell office:value-type="string">
            <text:p>S5B-XH-A</text:p>
          </table:table-cell>
          <table:table-cell office:value-type="string">
            <text:p>JST</text:p>
          </table:table-cell>
          <table:table-cell office:value-type="string">
            <text:p>S5B-XH-A</text:p>
          </table:table-cell>
          <table:table-cell office:value-type="float" office:value="1.3">
            <text:p>1,3000</text:p>
          </table:table-cell>
          <table:table-cell office:value-type="string">
            <text:p>PLN</text:p>
          </table:table-cell>
          <table:table-cell office:value-type="date" office:date-value="2017-05-04">
            <text:p>04-05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IP1</text:p>
          </table:table-cell>
          <table:table-cell table:style-name="ce1" office:value-type="string">
            <text:p>2.54mm</text:p>
          </table:table-cell>
          <table:table-cell table:style-name="ce1" office:value-type="string">
            <text:p>HUT1</text:p>
          </table:table-cell>
          <table:table-cell table:style-name="ce1" table:number-columns-repeated="2"/>
          <table:table-cell table:style-name="ce109" office:value-type="string">
            <text:p>1/20 of socket SIP20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SIP20</text:p>
          </table:table-cell>
          <table:table-cell table:style-name="ce1" table:number-columns-repeated="2"/>
          <table:table-cell table:formula="of:=ROUND(0.85/20;4)" office:value-type="float" office:value="0.0425">
            <text:p>0,0425</text:p>
          </table:table-cell>
          <table:table-cell table:style-name="ce4" office:value-type="string">
            <text:p>PLN</text:p>
          </table:table-cell>
          <table:table-cell office:value-type="date" office:date-value="2014-01-15">
            <text:p>15-01-2014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IP1R</text:p>
          </table:table-cell>
          <table:table-cell table:style-name="ce1" office:value-type="string">
            <text:p>2.54mm</text:p>
          </table:table-cell>
          <table:table-cell table:style-name="ce1" office:value-type="string">
            <text:p>HUT1</text:p>
          </table:table-cell>
          <table:table-cell table:style-name="ce1" table:number-columns-repeated="2"/>
          <table:table-cell table:style-name="ce109" office:value-type="string">
            <text:p>1/20 of socket SIP20R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DS1002-01-1X40R13</text:p>
          </table:table-cell>
          <table:table-cell table:style-name="ce1" office:value-type="string">
            <text:p>Connfly</text:p>
          </table:table-cell>
          <table:table-cell table:style-name="ce1" office:value-type="string">
            <text:p>DS1002-01-1*40R13</text:p>
          </table:table-cell>
          <table:table-cell office:value-type="float" office:value="0.4">
            <text:p>0,4000</text:p>
          </table:table-cell>
          <table:table-cell table:style-name="ce4" office:value-type="string">
            <text:p>PLN</text:p>
          </table:table-cell>
          <table:table-cell office:value-type="date" office:date-value="2017-01-10">
            <text:p>10-01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MA12NP</text:p>
          </table:table-cell>
          <table:table-cell table:style-name="ce1" office:value-type="string">
            <text:p>RG174</text:p>
          </table:table-cell>
          <table:table-cell table:style-name="ce1" office:value-type="string">
            <text:p>SMA_WIRE</text:p>
          </table:table-cell>
          <table:table-cell table:style-name="ce1" table:number-columns-repeated="2"/>
          <table:table-cell table:style-name="ce109" office:value-type="string">
            <text:p>SMA; wtyk; męskie; proste; zaciskanie; Kabel: RG174; na przewód</text:p>
          </table:table-cell>
          <table:table-cell office:value-type="string">
            <text:p>tme.pl</text:p>
          </table:table-cell>
          <table:table-cell table:style-name="ce1" office:value-type="string">
            <text:p>SMA12NP</text:p>
          </table:table-cell>
          <table:table-cell table:number-columns-repeated="2"/>
          <table:table-cell office:value-type="float" office:value="5.23">
            <text:p>5,2300</text:p>
          </table:table-cell>
          <table:table-cell office:value-type="string">
            <text:p>PLN</text:p>
          </table:table-cell>
          <table:table-cell office:value-type="date" office:date-value="2014-02-19">
            <text:p>19-02-201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SMA209L</text:p>
          </table:table-cell>
          <table:table-cell table:style-name="ce1" office:value-type="string">
            <text:p>SMA211L</text:p>
          </table:table-cell>
          <table:table-cell table:style-name="ce1" office:value-type="string">
            <text:p>SMA209L</text:p>
          </table:table-cell>
          <table:table-cell table:style-name="ce1"/>
          <table:table-cell table:style-name="ce109" office:value-type="string">
            <text:p>SMA connector for PCB angled, female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SMA-15</text:p>
          </table:table-cell>
          <table:table-cell table:style-name="ce1" table:number-columns-repeated="2"/>
          <table:table-cell office:value-type="float" office:value="6.6">
            <text:p>6,6000</text:p>
          </table:table-cell>
          <table:table-cell table:style-name="ce4" office:value-type="string">
            <text:p>PLN</text:p>
          </table:table-cell>
          <table:table-cell office:value-type="date" office:date-value="2017-05-29">
            <text:p>29-05-2017</text:p>
          </table:table-cell>
          <table:table-cell table:number-columns-repeated="1009"/>
        </table:table-row>
        <table:table-row table:style-name="ro1">
          <table:table-cell table:number-columns-repeated="4" table:style-name="ce1" office:value-type="string">
            <text:p>SMA211L</text:p>
          </table:table-cell>
          <table:table-cell table:style-name="ce1"/>
          <table:table-cell table:style-name="ce109" office:value-type="string">
            <text:p>SMA connector for PCB straight, fe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SMA211L</text:p>
          </table:table-cell>
          <table:table-cell table:style-name="ce115"/>
          <table:table-cell table:style-name="ce1" office:value-type="string">
            <text:p>S211</text:p>
          </table:table-cell>
          <table:table-cell office:value-type="float" office:value="4.89">
            <text:p>4,8900</text:p>
          </table:table-cell>
          <table:table-cell table:style-name="ce4" office:value-type="string">
            <text:p>PLN</text:p>
          </table:table-cell>
          <table:table-cell office:value-type="date" office:date-value="2014-09-09">
            <text:p>09-09-2014</text:p>
          </table:table-cell>
          <table:table-cell office:value-type="string">
            <text:p>Tme: 5-1814832-1, SMA-13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SMA211L</text:p>
          </table:table-cell>
          <table:table-cell table:number-columns-repeated="3" table:style-name="ce1" office:value-type="string">
            <text:p>SMA211L_WF</text:p>
          </table:table-cell>
          <table:table-cell table:style-name="ce1"/>
          <table:table-cell table:style-name="ce109" office:value-type="string">
            <text:p>SMA connector for PCB straight, fe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SMA211L</text:p>
          </table:table-cell>
          <table:table-cell table:style-name="ce115"/>
          <table:table-cell table:style-name="ce1" office:value-type="string">
            <text:p>S211</text:p>
          </table:table-cell>
          <table:table-cell office:value-type="float" office:value="4.68">
            <text:p>4,6800</text:p>
          </table:table-cell>
          <table:table-cell table:style-name="ce4" office:value-type="string">
            <text:p>PLN</text:p>
          </table:table-cell>
          <table:table-cell office:value-type="date" office:date-value="2012-07-17">
            <text:p>17-07-2012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SMA6252A23G50</text:p>
          </table:table-cell>
          <table:table-cell table:style-name="ce1" office:value-type="string">
            <text:p>SMA209L</text:p>
          </table:table-cell>
          <table:table-cell table:style-name="ce1" office:value-type="string">
            <text:p>SMA211L</text:p>
          </table:table-cell>
          <table:table-cell table:style-name="ce1" office:value-type="string">
            <text:p>SMA209L</text:p>
          </table:table-cell>
          <table:table-cell table:style-name="ce1"/>
          <table:table-cell table:style-name="ce109" office:value-type="string">
            <text:p>SMA connector for PCB angled, female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SMA6252A23G50</text:p>
          </table:table-cell>
          <table:table-cell table:style-name="ce1" office:value-type="string">
            <text:p>Amphenol</text:p>
          </table:table-cell>
          <table:table-cell table:style-name="ce1" office:value-type="string">
            <text:p>SMA6252A2-3GT50G-50</text:p>
          </table:table-cell>
          <table:table-cell office:value-type="float" office:value="16.9">
            <text:p>16,9000</text:p>
          </table:table-cell>
          <table:table-cell table:style-name="ce4" office:value-type="string">
            <text:p>PLN</text:p>
          </table:table-cell>
          <table:table-cell office:value-type="date" office:date-value="2013-10-06">
            <text:p>06-10-2013</text:p>
          </table:table-cell>
          <table:table-cell table:number-columns-repeated="1009"/>
        </table:table-row>
        <table:table-row table:style-name="ro1">
          <table:table-cell office:value-type="string">
            <text:p>SMB1252B1-3GT30G-50</text:p>
          </table:table-cell>
          <table:table-cell table:style-name="ce1" office:value-type="string">
            <text:p>SMA209L</text:p>
          </table:table-cell>
          <table:table-cell table:style-name="ce1" office:value-type="string">
            <text:p>SMA211L</text:p>
          </table:table-cell>
          <table:table-cell office:value-type="string">
            <text:p>SMB1252B1-3GT30G-50</text:p>
          </table:table-cell>
          <table:table-cell/>
          <table:table-cell office:value-type="string">
            <text:p>Gniazdo; SMB; męskie; kątowe 90°; 50Ω; THT; teflon; złocony; 0,3dB</text:p>
          </table:table-cell>
          <table:table-cell office:value-type="string">
            <text:p>tme.pl</text:p>
          </table:table-cell>
          <table:table-cell office:value-type="string">
            <text:p>SMB1252B13G50</text:p>
          </table:table-cell>
          <table:table-cell office:value-type="string">
            <text:p>Amphenol</text:p>
          </table:table-cell>
          <table:table-cell office:value-type="string">
            <text:p>SMB1252B1-3GT30G-50</text:p>
          </table:table-cell>
          <table:table-cell office:value-type="float" office:value="11">
            <text:p>11,0000</text:p>
          </table:table-cell>
          <table:table-cell office:value-type="string">
            <text:p>PLN</text:p>
          </table:table-cell>
          <table:table-cell office:value-type="date" office:date-value="2015-08-03">
            <text:p>03-08-2015</text:p>
          </table:table-cell>
          <table:table-cell table:number-columns-repeated="1009"/>
        </table:table-row>
        <table:table-row table:style-name="ro1">
          <table:table-cell office:value-type="string">
            <text:p>T-ConnF</text:p>
          </table:table-cell>
          <table:table-cell office:value-type="string">
            <text:p>T-ConnF</text:p>
          </table:table-cell>
          <table:table-cell office:value-type="string">
            <text:p>T-ConnF</text:p>
          </table:table-cell>
          <table:table-cell office:value-type="string">
            <text:p>T-CONNECTORF</text:p>
          </table:table-cell>
          <table:table-cell/>
          <table:table-cell office:value-type="string">
            <text:p>Konektor żeński typu do T akumulatorów modelarskich</text:p>
          </table:table-cell>
          <table:table-cell office:value-type="string">
            <text:p>deltashop.pl</text:p>
          </table:table-cell>
          <table:table-cell office:value-type="string">
            <text:p><text:a xlink:href="http://deltashop.pl/p/198/518/wtyczki-t-connector-chropowate-akcesoria-akumulatory-i-ladowarki.html">http://deltashop.pl/p/198/518/wtyczki-t-connector-chropowate-akcesoria-akumulatory-i-ladowarki.html</text:a></text:p>
          </table:table-cell>
          <table:table-cell table:number-columns-repeated="2"/>
          <table:table-cell table:formula="of:=ROUND(2.4/1.2/23;5)" office:value-type="float" office:value="0.08696">
            <text:p>0,0870</text:p>
          </table:table-cell>
          <table:table-cell office:value-type="string">
            <text:p>PLN</text:p>
          </table:table-cell>
          <table:table-cell office:value-type="date" office:date-value="2015-07-27">
            <text:p>27-07-2015</text:p>
          </table:table-cell>
          <table:table-cell table:number-columns-repeated="1009"/>
        </table:table-row>
        <table:table-row table:style-name="ro1">
          <table:table-cell office:value-type="string">
            <text:p>T-ConnM</text:p>
          </table:table-cell>
          <table:table-cell office:value-type="string">
            <text:p>T-ConnM</text:p>
          </table:table-cell>
          <table:table-cell office:value-type="string">
            <text:p>T-ConnM</text:p>
          </table:table-cell>
          <table:table-cell office:value-type="string">
            <text:p>T-CONNECTORM</text:p>
          </table:table-cell>
          <table:table-cell/>
          <table:table-cell office:value-type="string">
            <text:p>Konektor męski typu do T akumulatorów modelarskich</text:p>
          </table:table-cell>
          <table:table-cell office:value-type="string">
            <text:p>deltashop.pl</text:p>
          </table:table-cell>
          <table:table-cell office:value-type="string">
            <text:p><text:a xlink:href="http://deltashop.pl/p/198/518/wtyczki-t-connector-chropowate-akcesoria-akumulatory-i-ladowarki.html">http://deltashop.pl/p/198/518/wtyczki-t-connector-chropowate-akcesoria-akumulatory-i-ladowarki.html</text:a></text:p>
          </table:table-cell>
          <table:table-cell table:number-columns-repeated="2"/>
          <table:table-cell table:formula="of:=ROUND(2.4/1.2/23;5)" office:value-type="float" office:value="0.08696">
            <text:p>0,0870</text:p>
          </table:table-cell>
          <table:table-cell office:value-type="string">
            <text:p>PLN</text:p>
          </table:table-cell>
          <table:table-cell office:value-type="date" office:date-value="2015-07-27">
            <text:p>27-07-2015</text:p>
          </table:table-cell>
          <table:table-cell table:number-columns-repeated="1009"/>
        </table:table-row>
        <table:table-row table:style-name="ro1">
          <table:table-cell office:value-type="string">
            <text:p>T821-1-12-S1</text:p>
          </table:table-cell>
          <table:table-cell office:value-type="string">
            <text:p>6x2x2.54mm</text:p>
          </table:table-cell>
          <table:table-cell office:value-type="string">
            <text:p>HEADER6X2</text:p>
          </table:table-cell>
          <table:table-cell office:value-type="string">
            <text:p>BH12S</text:p>
          </table:table-cell>
          <table:table-cell/>
          <table:table-cell office:value-type="string">
            <text:p>Gniazdo; IDC; męskie; PIN:12; proste; THT; gold flash; 2mm</text:p>
          </table:table-cell>
          <table:table-cell office:value-type="string">
            <text:p>tme.pl</text:p>
          </table:table-cell>
          <table:table-cell office:value-type="string">
            <text:p>T821-1-12-S1</text:p>
          </table:table-cell>
          <table:table-cell office:value-type="string">
            <text:p>Amphenol</text:p>
          </table:table-cell>
          <table:table-cell office:value-type="string">
            <text:p>T821-1-12-S1</text:p>
          </table:table-cell>
          <table:table-cell office:value-type="float" office:value="1.26">
            <text:p>1,2600</text:p>
          </table:table-cell>
          <table:table-cell office:value-type="string">
            <text:p>PLN</text:p>
          </table:table-cell>
          <table:table-cell office:value-type="date" office:date-value="2017-01-16">
            <text:p>16-01-2017</text:p>
          </table:table-cell>
          <table:table-cell office:value-type="string">
            <text:p>maritex: BH10S, tme: DS1014-12SF1B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TB7502S</text:p>
          </table:table-cell>
          <table:table-cell table:style-name="ce1" office:value-type="string">
            <text:p>2x7.5mm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TB7502S</text:p>
          </table:table-cell>
          <table:table-cell table:style-name="ce1"/>
          <table:table-cell table:style-name="ce109" office:value-type="string">
            <text:p>connector 7.5mm pitch, 5 poles, male</text:p>
          </table:table-cell>
          <table:table-cell office:value-type="string">
            <text:p>maritex.com.pl</text:p>
          </table:table-cell>
          <table:table-cell table:style-name="ce1" office:value-type="string">
            <text:p>TB7502S</text:p>
          </table:table-cell>
          <table:table-cell/>
          <table:table-cell table:style-name="ce1" office:value-type="string">
            <text:p>TB7502S</text:p>
          </table:table-cell>
          <table:table-cell office:value-type="float" office:value="0.45">
            <text:p>0,4500</text:p>
          </table:table-cell>
          <table:table-cell office:value-type="string">
            <text:p>PLN</text:p>
          </table:table-cell>
          <table:table-cell office:value-type="date" office:date-value="2012-09-06">
            <text:p>06-09-2012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TBL7602R</text:p>
          </table:table-cell>
          <table:table-cell table:style-name="ce1" office:value-type="string">
            <text:p>5.08x20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TBL7602R</text:p>
          </table:table-cell>
          <table:table-cell table:style-name="ce1"/>
          <table:table-cell table:style-name="ce109" office:value-type="string">
            <text:p>PCB mounting high current connector, knife style, .62mm pitch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TBL7602R-LF</text:p>
          </table:table-cell>
          <table:table-cell table:style-name="ce1" table:number-columns-repeated="2"/>
          <table:table-cell office:value-type="float" office:value="0.36">
            <text:p>0,3600</text:p>
          </table:table-cell>
          <table:table-cell table:style-name="ce4" office:value-type="string">
            <text:p>PLN</text:p>
          </table:table-cell>
          <table:table-cell office:value-type="date" office:date-value="2012-09-28">
            <text:p>28-09-2012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TBL7602S</text:p>
          </table:table-cell>
          <table:table-cell table:style-name="ce1" office:value-type="string">
            <text:p>7.62mmx2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TBL7602S</text:p>
          </table:table-cell>
          <table:table-cell table:style-name="ce1"/>
          <table:table-cell table:style-name="ce109" office:value-type="string">
            <text:p>PCB mounting high current connector, knife style, 7.62mm pitch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TBL7602S</text:p>
          </table:table-cell>
          <table:table-cell table:style-name="ce1" table:number-columns-repeated="2"/>
          <table:table-cell office:value-type="float" office:value="0.32">
            <text:p>0,3200</text:p>
          </table:table-cell>
          <table:table-cell table:style-name="ce4" office:value-type="string">
            <text:p>PLN</text:p>
          </table:table-cell>
          <table:table-cell office:value-type="date" office:date-value="2013-11-01">
            <text:p>01-11-201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TBMF5102R</text:p>
          </table:table-cell>
          <table:table-cell table:style-name="ce1" office:value-type="string">
            <text:p>HEADER2</text:p>
          </table:table-cell>
          <table:table-cell table:style-name="ce1" table:number-columns-repeated="2"/>
          <table:table-cell table:style-name="ce109" office:value-type="string">
            <text:p>screw connector 5.08mm pitch, 2 poles, female, right angled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TBMF5102R-LF</text:p>
          </table:table-cell>
          <table:table-cell table:style-name="ce1" table:number-columns-repeated="2"/>
          <table:table-cell office:value-type="float" office:value="0.49">
            <text:p>0,4900</text:p>
          </table:table-cell>
          <table:table-cell table:style-name="ce4" office:value-type="string">
            <text:p>PLN</text:p>
          </table:table-cell>
          <table:table-cell office:value-type="date" office:date-value="2014-01-28">
            <text:p>28-01-2014</text:p>
          </table:table-cell>
          <table:table-cell office:value-type="string">
            <text:p>tme-TBW-5-AMP-2P, tme-TBW-5-2P/GN</text:p>
          </table:table-cell>
          <table:table-cell table:number-columns-repeated="1008"/>
        </table:table-row>
        <table:table-row table:style-name="ro1">
          <table:table-cell table:number-columns-repeated="2" table:style-name="ce1" office:value-type="string">
            <text:p>TBMF5103R</text:p>
          </table:table-cell>
          <table:table-cell table:style-name="ce1" office:value-type="string">
            <text:p>HEADER3</text:p>
          </table:table-cell>
          <table:table-cell table:style-name="ce1" table:number-columns-repeated="2"/>
          <table:table-cell table:style-name="ce109" office:value-type="string">
            <text:p>screw connector 5.08mm pitch, 3 poles, female, right angled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TBMF5103R-KF</text:p>
          </table:table-cell>
          <table:table-cell table:style-name="ce1" table:number-columns-repeated="2"/>
          <table:table-cell office:value-type="float" office:value="0.74">
            <text:p>0,7400</text:p>
          </table:table-cell>
          <table:table-cell table:style-name="ce4" office:value-type="string">
            <text:p>PLN</text:p>
          </table:table-cell>
          <table:table-cell office:value-type="date" office:date-value="2014-01-28">
            <text:p>28-01-2014</text:p>
          </table:table-cell>
          <table:table-cell office:value-type="string">
            <text:p>tme-TBW-5-AMP-3P, tme-TBW-5-3P/GN</text:p>
          </table:table-cell>
          <table:table-cell table:number-columns-repeated="1008"/>
        </table:table-row>
        <table:table-row table:style-name="ro1">
          <table:table-cell table:number-columns-repeated="2" table:style-name="ce1" office:value-type="string">
            <text:p>TBMF5104R</text:p>
          </table:table-cell>
          <table:table-cell table:style-name="ce1" office:value-type="string">
            <text:p>HEADER4</text:p>
          </table:table-cell>
          <table:table-cell table:style-name="ce1" table:number-columns-repeated="2"/>
          <table:table-cell table:style-name="ce109" office:value-type="string">
            <text:p>screw connector 5.08mm pitch, 4 polse, female, right angled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TBMF5104R-LF</text:p>
          </table:table-cell>
          <table:table-cell table:style-name="ce1" table:number-columns-repeated="2"/>
          <table:table-cell office:value-type="float" office:value="0.98">
            <text:p>0,9800</text:p>
          </table:table-cell>
          <table:table-cell table:style-name="ce4" office:value-type="string">
            <text:p>PLN</text:p>
          </table:table-cell>
          <table:table-cell office:value-type="date" office:date-value="2014-01-28">
            <text:p>28-01-201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TBMF5105R</text:p>
          </table:table-cell>
          <table:table-cell table:style-name="ce1" office:value-type="string">
            <text:p>HEADER5</text:p>
          </table:table-cell>
          <table:table-cell table:style-name="ce1" table:number-columns-repeated="2"/>
          <table:table-cell table:style-name="ce109" office:value-type="string">
            <text:p>screw connector 5.08mm pitch, 5 poles, female, right angled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TBMF5105R-LF</text:p>
          </table:table-cell>
          <table:table-cell table:style-name="ce1" table:number-columns-repeated="2"/>
          <table:table-cell office:value-type="float" office:value="1.19">
            <text:p>1,1900</text:p>
          </table:table-cell>
          <table:table-cell table:style-name="ce4" office:value-type="string">
            <text:p>PLN</text:p>
          </table:table-cell>
          <table:table-cell office:value-type="date" office:date-value="2014-01-28">
            <text:p>28-01-2014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TBMF5106R</text:p>
          </table:table-cell>
          <table:table-cell table:style-name="ce1" office:value-type="string">
            <text:p>HEADER6</text:p>
          </table:table-cell>
          <table:table-cell table:style-name="ce1" table:number-columns-repeated="2"/>
          <table:table-cell table:style-name="ce109" office:value-type="string">
            <text:p>screw connector 5.08mm pitch, 6 polse, female, right angled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TBMF5106R-LF</text:p>
          </table:table-cell>
          <table:table-cell table:style-name="ce1" table:number-columns-repeated="2"/>
          <table:table-cell office:value-type="float" office:value="1.14">
            <text:p>1,1400</text:p>
          </table:table-cell>
          <table:table-cell table:style-name="ce4" office:value-type="string">
            <text:p>PLN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string">
            <text:p>TBMF5108R</text:p>
          </table:table-cell>
          <table:table-cell table:style-name="ce1" office:value-type="string">
            <text:p>HEADER8</text:p>
          </table:table-cell>
          <table:table-cell table:style-name="ce1" table:number-columns-repeated="2"/>
          <table:table-cell table:style-name="ce109" office:value-type="string">
            <text:p>screw connector 5.08mm pitch, 8 poles, female, right angled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TBMF5108R-LF</text:p>
          </table:table-cell>
          <table:table-cell table:style-name="ce1" table:number-columns-repeated="2"/>
          <table:table-cell office:value-type="float" office:value="1.68">
            <text:p>1,6800</text:p>
          </table:table-cell>
          <table:table-cell table:style-name="ce4" office:value-type="string">
            <text:p>PLN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string">
            <text:p>TBMP5102SC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TBMP5102SC</text:p>
          </table:table-cell>
          <table:table-cell table:style-name="ce1"/>
          <table:table-cell table:style-name="ce109" office:value-type="string">
            <text:p>connector 5.08mm pitch, 2 poles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TBMP5102SC-KF</text:p>
          </table:table-cell>
          <table:table-cell table:style-name="ce1" table:number-columns-repeated="2"/>
          <table:table-cell office:value-type="float" office:value="0.29">
            <text:p>0,2900</text:p>
          </table:table-cell>
          <table:table-cell table:style-name="ce4" office:value-type="string">
            <text:p>PLN</text:p>
          </table:table-cell>
          <table:table-cell office:value-type="date" office:date-value="2013-12-30">
            <text:p>30-12-2013</text:p>
          </table:table-cell>
          <table:table-cell office:value-type="string">
            <text:p>tme-TBG-5-PW-2P/GN, tme-TBG-5-PW-2P-GN</text:p>
          </table:table-cell>
          <table:table-cell table:number-columns-repeated="1008"/>
        </table:table-row>
        <table:table-row table:style-name="ro1">
          <table:table-cell table:number-columns-repeated="2" table:style-name="ce1" office:value-type="string">
            <text:p>TBMP5103SC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TBMP5103SC</text:p>
          </table:table-cell>
          <table:table-cell table:style-name="ce1"/>
          <table:table-cell table:style-name="ce109" office:value-type="string">
            <text:p>connector 5.08mm pitch, 3 poles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TBMP5103SC-LF</text:p>
          </table:table-cell>
          <table:table-cell table:style-name="ce1" table:number-columns-repeated="2"/>
          <table:table-cell office:value-type="float" office:value="0.26">
            <text:p>0,2600</text:p>
          </table:table-cell>
          <table:table-cell table:style-name="ce4" office:value-type="string">
            <text:p>PLN</text:p>
          </table:table-cell>
          <table:table-cell office:value-type="date" office:date-value="2010-06-14">
            <text:p>14-06-2010</text:p>
          </table:table-cell>
          <table:table-cell office:value-type="string">
            <text:p>tme-TBG-5-PW-3P/GN, tme-TBG-5-PW-3P-GN</text:p>
          </table:table-cell>
          <table:table-cell table:number-columns-repeated="1008"/>
        </table:table-row>
        <table:table-row table:style-name="ro1">
          <table:table-cell table:number-columns-repeated="2" table:style-name="ce1" office:value-type="string">
            <text:p>TBMP5104SC</text:p>
          </table:table-cell>
          <table:table-cell table:style-name="ce1" office:value-type="string">
            <text:p>HEADER4</text:p>
          </table:table-cell>
          <table:table-cell table:style-name="ce1" office:value-type="string">
            <text:p>TBMP5104SC</text:p>
          </table:table-cell>
          <table:table-cell table:style-name="ce1"/>
          <table:table-cell table:style-name="ce109" office:value-type="string">
            <text:p>connector 5.08mm pitch, 4 poles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TBMP5104SC-LF</text:p>
          </table:table-cell>
          <table:table-cell table:style-name="ce1" table:number-columns-repeated="2"/>
          <table:table-cell office:value-type="float" office:value="0.32">
            <text:p>0,3200</text:p>
          </table:table-cell>
          <table:table-cell table:style-name="ce4" office:value-type="string">
            <text:p>PLN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string">
            <text:p>TBMP5105SC</text:p>
          </table:table-cell>
          <table:table-cell table:style-name="ce1" office:value-type="string">
            <text:p>HEADER5</text:p>
          </table:table-cell>
          <table:table-cell table:style-name="ce1" office:value-type="string">
            <text:p>TBMP5105SC</text:p>
          </table:table-cell>
          <table:table-cell table:style-name="ce1"/>
          <table:table-cell table:style-name="ce109" office:value-type="string">
            <text:p>connector 5.08mm pitch, 5 poles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TBMP5105SC-LF</text:p>
          </table:table-cell>
          <table:table-cell table:style-name="ce1" table:number-columns-repeated="2"/>
          <table:table-cell office:value-type="float" office:value="0.4">
            <text:p>0,4000</text:p>
          </table:table-cell>
          <table:table-cell table:style-name="ce4" office:value-type="string">
            <text:p>PLN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string">
            <text:p>TBMP5106SC</text:p>
          </table:table-cell>
          <table:table-cell table:style-name="ce1" office:value-type="string">
            <text:p>HEADER6</text:p>
          </table:table-cell>
          <table:table-cell table:style-name="ce1" office:value-type="string">
            <text:p>TBMP5106SC</text:p>
          </table:table-cell>
          <table:table-cell table:style-name="ce1"/>
          <table:table-cell table:style-name="ce109" office:value-type="string">
            <text:p>connector 5.08mm pitch, 6 poles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TBMP5106SC</text:p>
          </table:table-cell>
          <table:table-cell table:style-name="ce1" table:number-columns-repeated="2"/>
          <table:table-cell office:value-type="float" office:value="0.48">
            <text:p>0,4800</text:p>
          </table:table-cell>
          <table:table-cell table:style-name="ce4" office:value-type="string">
            <text:p>PLN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string">
            <text:p>TBMP5108SC</text:p>
          </table:table-cell>
          <table:table-cell table:style-name="ce1" office:value-type="string">
            <text:p>HEADER8</text:p>
          </table:table-cell>
          <table:table-cell table:style-name="ce1" office:value-type="string">
            <text:p>TBMP5108SC</text:p>
          </table:table-cell>
          <table:table-cell table:style-name="ce1"/>
          <table:table-cell table:style-name="ce109" office:value-type="string">
            <text:p>connector 5.08mm pitch, 8 poles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TBMP5108SC-LF</text:p>
          </table:table-cell>
          <table:table-cell table:style-name="ce1" table:number-columns-repeated="2"/>
          <table:table-cell office:value-type="float" office:value="0.64">
            <text:p>0,6400</text:p>
          </table:table-cell>
          <table:table-cell table:style-name="ce4" office:value-type="string">
            <text:p>PLN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TBO5102S</text:p>
          </table:table-cell>
          <table:table-cell table:style-name="ce1" office:value-type="string">
            <text:p>2x5.08mm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TBO5102S</text:p>
          </table:table-cell>
          <table:table-cell table:style-name="ce1"/>
          <table:table-cell table:style-name="ce109" office:value-type="string">
            <text:p>Listwa 3-zaciskowa, pionowa, niebieska, śruba (-), RoHS, XINYA</text:p>
          </table:table-cell>
          <table:table-cell office:value-type="string">
            <text:p>maritex.com.pl</text:p>
          </table:table-cell>
          <table:table-cell table:style-name="ce1" office:value-type="string">
            <text:p>TBO5102S</text:p>
          </table:table-cell>
          <table:table-cell office:value-type="string">
            <text:p>Xinya</text:p>
          </table:table-cell>
          <table:table-cell/>
          <table:table-cell office:value-type="float" office:value="0.32">
            <text:p>0,3200</text:p>
          </table:table-cell>
          <table:table-cell office:value-type="string">
            <text:p>PLN</text:p>
          </table:table-cell>
          <table:table-cell office:value-type="date" office:date-value="2014-05-17">
            <text:p>17-05-2014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TBO5103S</text:p>
          </table:table-cell>
          <table:table-cell table:style-name="ce1" office:value-type="string">
            <text:p>3x5.08mm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TBO5103S</text:p>
          </table:table-cell>
          <table:table-cell table:style-name="ce1"/>
          <table:table-cell table:style-name="ce109" office:value-type="string">
            <text:p>Listwa 3-zaciskowa, pionowa, niebieska, śruba (-), RoHS, XINYA</text:p>
          </table:table-cell>
          <table:table-cell office:value-type="string">
            <text:p>maritex.com.pl</text:p>
          </table:table-cell>
          <table:table-cell table:style-name="ce1" office:value-type="string">
            <text:p>TBO5103S</text:p>
          </table:table-cell>
          <table:table-cell office:value-type="string">
            <text:p>Xinya</text:p>
          </table:table-cell>
          <table:table-cell/>
          <table:table-cell office:value-type="float" office:value="0.47">
            <text:p>0,4700</text:p>
          </table:table-cell>
          <table:table-cell office:value-type="string">
            <text:p>PLN</text:p>
          </table:table-cell>
          <table:table-cell office:value-type="date" office:date-value="2014-05-17">
            <text:p>17-05-2014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TBX5002S</text:p>
          </table:table-cell>
          <table:table-cell table:style-name="ce1" office:value-type="string">
            <text:p>5mm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TBX5002</text:p>
          </table:table-cell>
          <table:table-cell table:style-name="ce1" office:value-type="string">
            <text:p>MV25x3_2</text:p>
          </table:table-cell>
          <table:table-cell table:style-name="ce109" office:value-type="string">
            <text:p>2 pin screw connector, 5mm pitch, straight, for PCB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TBX5002S-LF</text:p>
          </table:table-cell>
          <table:table-cell table:style-name="ce1" table:number-columns-repeated="2"/>
          <table:table-cell office:value-type="float" office:value="0.5">
            <text:p>0,5000</text:p>
          </table:table-cell>
          <table:table-cell table:style-name="ce4" office:value-type="string">
            <text:p>PLN</text:p>
          </table:table-cell>
          <table:table-cell office:value-type="date" office:date-value="2017-07-14">
            <text:p>14-07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TBX5002S-1</text:p>
          </table:table-cell>
          <table:table-cell table:style-name="ce1" office:value-type="string">
            <text:p>5mm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TBX5002</text:p>
          </table:table-cell>
          <table:table-cell table:style-name="ce1" office:value-type="string">
            <text:p>MV25x3_2</text:p>
          </table:table-cell>
          <table:table-cell table:style-name="ce109" office:value-type="string">
            <text:p>2 pin screw connector, 5mm pitch, straight, for PCB, Philips screw head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TBX5002S-1LF</text:p>
          </table:table-cell>
          <table:table-cell table:style-name="ce1" table:number-columns-repeated="2"/>
          <table:table-cell office:value-type="float" office:value="0.5">
            <text:p>0,5000</text:p>
          </table:table-cell>
          <table:table-cell table:style-name="ce4" office:value-type="string">
            <text:p>PLN</text:p>
          </table:table-cell>
          <table:table-cell office:value-type="date" office:date-value="2013-10-10">
            <text:p>10-10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TBX5003S</text:p>
          </table:table-cell>
          <table:table-cell table:style-name="ce1" office:value-type="string">
            <text:p>5mm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TBX5003</text:p>
          </table:table-cell>
          <table:table-cell table:style-name="ce1" office:value-type="string">
            <text:p>MV25x3_2</text:p>
          </table:table-cell>
          <table:table-cell table:style-name="ce109" office:value-type="string">
            <text:p>3 pin screw connector, 5mm pitch, straight, for PCB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TBX5003S-LF</text:p>
          </table:table-cell>
          <table:table-cell table:style-name="ce1" table:number-columns-repeated="2"/>
          <table:table-cell office:value-type="float" office:value="0.72">
            <text:p>0,7200</text:p>
          </table:table-cell>
          <table:table-cell table:style-name="ce4" office:value-type="string">
            <text:p>PLN</text:p>
          </table:table-cell>
          <table:table-cell office:value-type="date" office:date-value="2017-07-14">
            <text:p>14-07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TBX5003S-1</text:p>
          </table:table-cell>
          <table:table-cell table:style-name="ce1" office:value-type="string">
            <text:p>5mm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TBX5003</text:p>
          </table:table-cell>
          <table:table-cell table:style-name="ce1" office:value-type="string">
            <text:p>MV25x3_2</text:p>
          </table:table-cell>
          <table:table-cell table:style-name="ce109" office:value-type="string">
            <text:p>3 pin screw connector, 5mm pitch, straight, for PCB, Philips screw head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TBX5003S-1LF</text:p>
          </table:table-cell>
          <table:table-cell table:style-name="ce1" table:number-columns-repeated="2"/>
          <table:table-cell office:value-type="float" office:value="0.72">
            <text:p>0,7200</text:p>
          </table:table-cell>
          <table:table-cell table:style-name="ce4" office:value-type="string">
            <text:p>PLN</text:p>
          </table:table-cell>
          <table:table-cell office:value-type="date" office:date-value="2013-10-10">
            <text:p>10-10-2013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TYCO0926893-3</text:p>
          </table:table-cell>
          <table:table-cell table:style-name="ce1" office:value-type="string">
            <text:p>TYCO926893-3</text:p>
          </table:table-cell>
          <table:table-cell table:style-name="ce1" table:number-columns-repeated="2"/>
          <table:table-cell table:style-name="ce109" office:value-type="string">
            <text:p>crimp socket, gender: female,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string">
            <text:p>TYCO350715-1</text:p>
          </table:table-cell>
          <table:table-cell table:style-name="ce1" office:value-type="string">
            <text:p>MRX_HOUSINGx6</text:p>
          </table:table-cell>
          <table:table-cell table:style-name="ce1" table:number-columns-repeated="2"/>
          <table:table-cell table:style-name="ce109" office:value-type="string">
            <text:p>350715-1 Plug (male) housing, 6 way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string">
            <text:p>TYCO350736-1</text:p>
          </table:table-cell>
          <table:table-cell table:style-name="ce1" office:value-type="string">
            <text:p>MRX_HOUSINGx15</text:p>
          </table:table-cell>
          <table:table-cell table:style-name="ce1" table:number-columns-repeated="2"/>
          <table:table-cell table:style-name="ce109" office:value-type="string">
            <text:p>350736-1 Plug (male) housing, 15 way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string">
            <text:p>TYCO350779-1</text:p>
          </table:table-cell>
          <table:table-cell table:style-name="ce1" office:value-type="string">
            <text:p>MRX_HOUSINGx4</text:p>
          </table:table-cell>
          <table:table-cell table:style-name="ce1" table:number-columns-repeated="2"/>
          <table:table-cell table:style-name="ce109" office:value-type="string">
            <text:p>350779-1 Plug (male) housing, 4 way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string">
            <text:p>TYCO350780-1</text:p>
          </table:table-cell>
          <table:table-cell table:style-name="ce1" office:value-type="string">
            <text:p>MRX_HOUSINGx4</text:p>
          </table:table-cell>
          <table:table-cell table:style-name="ce1" table:number-columns-repeated="2"/>
          <table:table-cell table:style-name="ce109" office:value-type="string">
            <text:p>350780-1 Receptable (female) housing, 4 way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string">
            <text:p>TYCO350781-1</text:p>
          </table:table-cell>
          <table:table-cell table:style-name="ce1" office:value-type="string">
            <text:p>MRX_HOUSINGx6</text:p>
          </table:table-cell>
          <table:table-cell table:style-name="ce1" table:number-columns-repeated="2"/>
          <table:table-cell table:style-name="ce109" office:value-type="string">
            <text:p>350781-1 Receptable (female) housing, 6 way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TYCO650861-4</text:p>
          </table:table-cell>
          <table:table-cell table:style-name="ce1" office:value-type="string">
            <text:p>94x8mm</text:p>
          </table:table-cell>
          <table:table-cell table:number-columns-repeated="2" table:style-name="ce1" office:value-type="string">
            <text:p>QM64TG</text:p>
          </table:table-cell>
          <table:table-cell table:style-name="ce1"/>
          <table:table-cell table:style-name="ce109" office:value-type="string">
            <text:p>Eurocard connector type B, receptable(female), 64 poles, vertical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string">
            <text:p>TYCO926893-1</text:p>
          </table:table-cell>
          <table:table-cell table:style-name="ce1" office:value-type="string">
            <text:p>MRX_PIN_FEMALE</text:p>
          </table:table-cell>
          <table:table-cell table:style-name="ce1" table:number-columns-repeated="2"/>
          <table:table-cell table:style-name="ce109" office:value-type="string">
            <text:p>crimp socket, gender: female,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string">
            <text:p>TYCO926898-1</text:p>
          </table:table-cell>
          <table:table-cell table:style-name="ce1" office:value-type="string">
            <text:p>MRX_PIN_MALE</text:p>
          </table:table-cell>
          <table:table-cell table:style-name="ce1" table:number-columns-repeated="2"/>
          <table:table-cell table:style-name="ce109" office:value-type="string">
            <text:p>926898-1 split pin, contact, umnl 20-14AWG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USBB-BV</text:p>
          </table:table-cell>
          <table:table-cell table:style-name="ce1" office:value-type="string">
            <text:p>11x12mm</text:p>
          </table:table-cell>
          <table:table-cell table:number-columns-repeated="2" table:style-name="ce1" office:value-type="string">
            <text:p>USBS1BSW</text:p>
          </table:table-cell>
          <table:table-cell table:style-name="ce1"/>
          <table:table-cell table:style-name="ce109" office:value-type="string">
            <text:p>USB socket type B straight receptable connector</text:p>
          </table:table-cell>
          <table:table-cell office:value-type="string">
            <text:p>tme.pl</text:p>
          </table:table-cell>
          <table:table-cell table:style-name="ce1" office:value-type="string">
            <text:p>USBB-BV</text:p>
          </table:table-cell>
          <table:table-cell office:value-type="string">
            <text:p>Connfly</text:p>
          </table:table-cell>
          <table:table-cell office:value-type="string">
            <text:p>DS1099-01-WN0</text:p>
          </table:table-cell>
          <table:table-cell office:value-type="float" office:value="2.68">
            <text:p>2,6800</text:p>
          </table:table-cell>
          <table:table-cell office:value-type="string">
            <text:p>PLN</text:p>
          </table:table-cell>
          <table:table-cell office:value-type="date" office:date-value="2014-10-22">
            <text:p>22-10-2014</text:p>
          </table:table-cell>
          <table:table-cell office:value-type="string">
            <text:p>Maritex: USBS1BSW</text:p>
          </table:table-cell>
          <table:table-cell table:number-columns-repeated="1008"/>
        </table:table-row>
        <table:table-row table:style-name="ro1">
          <table:table-cell table:number-columns-repeated="4" table:style-name="ce1" office:value-type="string">
            <text:p>USBB-G-SMD</text:p>
          </table:table-cell>
          <table:table-cell table:style-name="ce1"/>
          <table:table-cell table:style-name="ce109" office:value-type="string">
            <text:p>USB socket type B, SMD</text:p>
          </table:table-cell>
          <table:table-cell table:number-columns-repeated="1016"/>
        </table:table-row>
        <table:table-row table:style-name="ro1">
          <table:table-cell table:number-columns-repeated="4" table:style-name="ce1" office:value-type="string">
            <text:p>USBMS1B5</text:p>
          </table:table-cell>
          <table:table-cell table:style-name="ce1"/>
          <table:table-cell table:style-name="ce109" office:value-type="string">
            <text:p>Mini USB 5 pin SMT board mount connector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USBMS1B5</text:p>
          </table:table-cell>
          <table:table-cell table:style-name="ce1" office:value-type="string">
            <text:p>Cvilux</text:p>
          </table:table-cell>
          <table:table-cell table:style-name="ce1"/>
          <table:table-cell office:value-type="float" office:value="0.99">
            <text:p>0,9900</text:p>
          </table:table-cell>
          <table:table-cell table:style-name="ce4" office:value-type="string">
            <text:p>PLN</text:p>
          </table:table-cell>
          <table:table-cell office:value-type="date" office:date-value="2012-08-01">
            <text:p>01-08-2012</text:p>
          </table:table-cell>
          <table:table-cell office:value-type="string">
            <text:p>tme.pl:MUSB-G5P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USBS1BSW</text:p>
          </table:table-cell>
          <table:table-cell table:style-name="ce1" office:value-type="string">
            <text:p>11x12mm</text:p>
          </table:table-cell>
          <table:table-cell table:number-columns-repeated="2" table:style-name="ce1" office:value-type="string">
            <text:p>USBS1BSW</text:p>
          </table:table-cell>
          <table:table-cell table:style-name="ce1"/>
          <table:table-cell table:style-name="ce109" office:value-type="string">
            <text:p>USB socket type B straight receptable connector</text:p>
          </table:table-cell>
          <table:table-cell office:value-type="string">
            <text:p>maritex.com.pl</text:p>
          </table:table-cell>
          <table:table-cell table:style-name="ce1" office:value-type="string">
            <text:p>USBS1BSW-CV</text:p>
          </table:table-cell>
          <table:table-cell office:value-type="string">
            <text:p>Cvilux</text:p>
          </table:table-cell>
          <table:table-cell/>
          <table:table-cell office:value-type="float" office:value="0.99">
            <text:p>0,9900</text:p>
          </table:table-cell>
          <table:table-cell office:value-type="string">
            <text:p>PLN</text:p>
          </table:table-cell>
          <table:table-cell office:value-type="date" office:date-value="2015-11-20">
            <text:p>20-11-2015</text:p>
          </table:table-cell>
          <table:table-cell office:value-type="string">
            <text:p>tme: USBB-BV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UTS6JC1210P</text:p>
          </table:table-cell>
          <table:table-cell table:style-name="ce1" office:value-type="string">
            <text:p>12mm</text:p>
          </table:table-cell>
          <table:table-cell table:style-name="ce1" office:value-type="string">
            <text:p>HEADER10</text:p>
          </table:table-cell>
          <table:table-cell table:style-name="ce1" table:number-columns-repeated="2"/>
          <table:table-cell table:style-name="ce109"/>
          <table:table-cell table:number-columns-repeated="1016"/>
        </table:table-row>
        <table:table-row table:style-name="ro1">
          <table:table-cell table:style-name="ce1" office:value-type="string">
            <text:p>Wago233-204</text:p>
          </table:table-cell>
          <table:table-cell table:style-name="ce1" office:value-type="string">
            <text:p>13.9x12.3</text:p>
          </table:table-cell>
          <table:table-cell table:number-columns-repeated="2" table:style-name="ce1" office:value-type="string">
            <text:p>Wago233-204</text:p>
          </table:table-cell>
          <table:table-cell table:style-name="ce1"/>
          <table:table-cell table:style-name="ce109" office:value-type="string">
            <text:p>PCB terminal strip with push buttons 0.5mm2</text:p>
          </table:table-cell>
          <table:table-cell office:value-type="string">
            <text:p>soselectronic.pl</text:p>
          </table:table-cell>
          <table:table-cell office:value-type="float" office:value="112495">
            <text:p>112495</text:p>
          </table:table-cell>
          <table:table-cell office:value-type="string">
            <text:p>Wago</text:p>
          </table:table-cell>
          <table:table-cell office:value-type="string">
            <text:p>233-204</text:p>
          </table:table-cell>
          <table:table-cell office:value-type="float" office:value="5.6">
            <text:p>5,6000</text:p>
          </table:table-cell>
          <table:table-cell office:value-type="string">
            <text:p>PLN</text:p>
          </table:table-cell>
          <table:table-cell office:value-type="date" office:date-value="2017-07-04">
            <text:p>04-07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Wago256-401x2</text:p>
          </table:table-cell>
          <table:table-cell table:style-name="ce1" office:value-type="string">
            <text:p>15x10</text:p>
          </table:table-cell>
          <table:table-cell table:style-name="ce1" office:value-type="string">
            <text:p>Wago256-401x2</text:p>
          </table:table-cell>
          <table:table-cell table:style-name="ce1" office:value-type="string">
            <text:p>WAGO256-401x2</text:p>
          </table:table-cell>
          <table:table-cell table:style-name="ce1"/>
          <table:table-cell table:style-name="ce109" office:value-type="string">
            <text:p>złączka do płytek drukowanych 45° 2,5mm2 16A RM5 1P/2pin szary, 2 tory plus scianka</text:p>
          </table:table-cell>
          <table:table-cell office:value-type="string">
            <text:p>soselectronic.pl</text:p>
          </table:table-cell>
          <table:table-cell office:value-type="string">
            <text:p>256-401 (2szt.) +256-100(1szt.)</text:p>
          </table:table-cell>
          <table:table-cell office:value-type="string">
            <text:p>Wago</text:p>
          </table:table-cell>
          <table:table-cell office:value-type="string">
            <text:p>256-401x2, 256-100</text:p>
          </table:table-cell>
          <table:table-cell office:value-type="float" office:value="3">
            <text:p>3,0000</text:p>
          </table:table-cell>
          <table:table-cell office:value-type="string">
            <text:p>PLN</text:p>
          </table:table-cell>
          <table:table-cell office:value-type="date" office:date-value="2017-02-25">
            <text:p>25-02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Wago256-401x3</text:p>
          </table:table-cell>
          <table:table-cell table:style-name="ce1" office:value-type="string">
            <text:p>15x15</text:p>
          </table:table-cell>
          <table:table-cell table:style-name="ce1" office:value-type="string">
            <text:p>Wago256-401x3</text:p>
          </table:table-cell>
          <table:table-cell table:style-name="ce1" office:value-type="string">
            <text:p>WAGO256-401x3</text:p>
          </table:table-cell>
          <table:table-cell table:style-name="ce1"/>
          <table:table-cell table:style-name="ce109" office:value-type="string">
            <text:p>złączka do płytek drukowanych 45° 2,5mm2 16A RM5 1P/2pin szary, 3 tory plus scianka</text:p>
          </table:table-cell>
          <table:table-cell office:value-type="string">
            <text:p>soselectronic.pl</text:p>
          </table:table-cell>
          <table:table-cell office:value-type="string">
            <text:p>256-401 (3szt.) +256-100(1szt.)</text:p>
          </table:table-cell>
          <table:table-cell office:value-type="string">
            <text:p>Wago</text:p>
          </table:table-cell>
          <table:table-cell office:value-type="string">
            <text:p>256-401x3, 256-100</text:p>
          </table:table-cell>
          <table:table-cell table:formula="of:=3*0.8197+0.3687" office:value-type="float" office:value="2.8278">
            <text:p>2,8278</text:p>
          </table:table-cell>
          <table:table-cell office:value-type="string">
            <text:p>PLN</text:p>
          </table:table-cell>
          <table:table-cell office:value-type="date" office:date-value="2012-11-24">
            <text:p>24-11-2012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Wearnes450-3326-01-03-00</text:p>
          </table:table-cell>
          <table:table-cell table:style-name="ce1" office:value-type="string">
            <text:p>2.5mm</text:p>
          </table:table-cell>
          <table:table-cell table:style-name="ce1" office:value-type="string">
            <text:p>WearnesTerm</text:p>
          </table:table-cell>
          <table:table-cell table:style-name="ce1" table:number-columns-repeated="2"/>
          <table:table-cell table:style-name="ce114" office:value-type="string">
            <text:p>Solder mount socket, for .059 (1,52) to .062 (1,57) diameter pins</text:p>
          </table:table-cell>
          <table:table-cell table:style-name="ce1" office:value-type="string">
            <text:p>farnell.com</text:p>
          </table:table-cell>
          <table:table-cell table:style-name="ce1" office:value-type="string">
            <text:p>1654684</text:p>
          </table:table-cell>
          <table:table-cell table:style-name="ce1" office:value-type="string">
            <text:p>Wearnes Cambion</text:p>
          </table:table-cell>
          <table:table-cell table:style-name="ce1" office:value-type="string">
            <text:p>450-3326-01-03-00</text:p>
          </table:table-cell>
          <table:table-cell office:value-type="float" office:value="1.49">
            <text:p>1,4900</text:p>
          </table:table-cell>
          <table:table-cell table:style-name="ce4" office:value-type="string">
            <text:p>PLN</text:p>
          </table:table-cell>
          <table:table-cell office:value-type="date" office:date-value="2012-09-19">
            <text:p>19-09-201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WF02R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WF02R</text:p>
          </table:table-cell>
          <table:table-cell table:style-name="ce1" office:value-type="string">
            <text:p>WF02S_R</text:p>
          </table:table-cell>
          <table:table-cell table:style-name="ce109" office:value-type="string">
            <text:p>connector 2,54 pitch, SMD, 2 pole, angled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WF02R</text:p>
          </table:table-cell>
          <table:table-cell table:style-name="ce1" table:number-columns-repeated="2"/>
          <table:table-cell office:value-type="float" office:value="0.06">
            <text:p>0,0600</text:p>
          </table:table-cell>
          <table:table-cell table:style-name="ce4" office:value-type="string">
            <text:p>PLN</text:p>
          </table:table-cell>
          <table:table-cell office:value-type="date" office:date-value="2017-01-10">
            <text:p>10-01-2017</text:p>
          </table:table-cell>
          <table:table-cell office:value-type="string">
            <text:p>tme.pl: NS25-W2K</text:p>
          </table:table-cell>
          <table:table-cell table:number-columns-repeated="1008"/>
        </table:table-row>
        <table:table-row table:style-name="ro1">
          <table:table-cell table:number-columns-repeated="2" table:style-name="ce1" office:value-type="string">
            <text:p>WF02S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WF02S</text:p>
          </table:table-cell>
          <table:table-cell table:style-name="ce1" office:value-type="string">
            <text:p>WF02S_R</text:p>
          </table:table-cell>
          <table:table-cell table:style-name="ce109" office:value-type="string">
            <text:p>connector 2,54 pitch, SMD, 2 pole, straight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WF02S-JS</text:p>
          </table:table-cell>
          <table:table-cell table:style-name="ce1" table:number-columns-repeated="2"/>
          <table:table-cell office:value-type="float" office:value="0.039">
            <text:p>0,0390</text:p>
          </table:table-cell>
          <table:table-cell table:style-name="ce4" office:value-type="string">
            <text:p>PLN</text:p>
          </table:table-cell>
          <table:table-cell office:value-type="date" office:date-value="2015-05-07">
            <text:p>07-05-201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WF03R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WF03R</text:p>
          </table:table-cell>
          <table:table-cell table:style-name="ce1" office:value-type="string">
            <text:p>WF03S_R</text:p>
          </table:table-cell>
          <table:table-cell table:style-name="ce109" office:value-type="string">
            <text:p>connector 2,54 pitch, SMD, 3 pole, angled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WF03R</text:p>
          </table:table-cell>
          <table:table-cell table:style-name="ce1" table:number-columns-repeated="2"/>
          <table:table-cell office:value-type="float" office:value="0.8">
            <text:p>0,8000</text:p>
          </table:table-cell>
          <table:table-cell table:style-name="ce4" office:value-type="string">
            <text:p>PLN</text:p>
          </table:table-cell>
          <table:table-cell office:value-type="date" office:date-value="2017-03-26">
            <text:p>26-03-2017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WF03S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WF03S</text:p>
          </table:table-cell>
          <table:table-cell table:style-name="ce1" office:value-type="string">
            <text:p>WF03S_R</text:p>
          </table:table-cell>
          <table:table-cell table:style-name="ce109" office:value-type="string">
            <text:p>connector 2,54mm pitch, THT, 3 pole, strigh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WF03S</text:p>
          </table:table-cell>
          <table:table-cell table:style-name="ce1" table:number-columns-repeated="2"/>
          <table:table-cell office:value-type="float" office:value="0.055">
            <text:p>0,0550</text:p>
          </table:table-cell>
          <table:table-cell table:style-name="ce4" office:value-type="string">
            <text:p>PLN</text:p>
          </table:table-cell>
          <table:table-cell office:value-type="date" office:date-value="2015-12-14">
            <text:p>14-12-201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WF04R</text:p>
          </table:table-cell>
          <table:table-cell table:style-name="ce1" office:value-type="string">
            <text:p>HEADER4</text:p>
          </table:table-cell>
          <table:table-cell table:style-name="ce1" office:value-type="string">
            <text:p>WF04R</text:p>
          </table:table-cell>
          <table:table-cell table:style-name="ce1" office:value-type="string">
            <text:p>WF04S_R</text:p>
          </table:table-cell>
          <table:table-cell table:style-name="ce109" office:value-type="string">
            <text:p>connector 2,54 pitch, SMD, 5 pole, angled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WF04R-JS</text:p>
          </table:table-cell>
          <table:table-cell table:style-name="ce1" table:number-columns-repeated="2"/>
          <table:table-cell office:value-type="float" office:value="0.074">
            <text:p>0,0740</text:p>
          </table:table-cell>
          <table:table-cell table:style-name="ce4" office:value-type="string">
            <text:p>PLN</text:p>
          </table:table-cell>
          <table:table-cell office:value-type="date" office:date-value="2013-12-23">
            <text:p>23-12-2013</text:p>
          </table:table-cell>
          <table:table-cell office:value-type="string">
            <text:p>tme.pl: NS25-W4K</text:p>
          </table:table-cell>
          <table:table-cell table:number-columns-repeated="1008"/>
        </table:table-row>
        <table:table-row table:style-name="ro1">
          <table:table-cell table:number-columns-repeated="2" table:style-name="ce1" office:value-type="string">
            <text:p>WF04S</text:p>
          </table:table-cell>
          <table:table-cell table:style-name="ce1" office:value-type="string">
            <text:p>HEADER4</text:p>
          </table:table-cell>
          <table:table-cell table:style-name="ce1" office:value-type="string">
            <text:p>WF04S</text:p>
          </table:table-cell>
          <table:table-cell table:style-name="ce1" office:value-type="string">
            <text:p>WF04S_R</text:p>
          </table:table-cell>
          <table:table-cell table:style-name="ce109" office:value-type="string">
            <text:p>connector 2.54mm pitch, THT, 4 pole, straight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WF04S</text:p>
          </table:table-cell>
          <table:table-cell table:style-name="ce1" table:number-columns-repeated="2"/>
          <table:table-cell office:value-type="float" office:value="0.069">
            <text:p>0,0690</text:p>
          </table:table-cell>
          <table:table-cell table:style-name="ce4" office:value-type="string">
            <text:p>PLN</text:p>
          </table:table-cell>
          <table:table-cell office:value-type="date" office:date-value="2015-01-26">
            <text:p>26-01-2015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WF05S</text:p>
          </table:table-cell>
          <table:table-cell table:style-name="ce1" office:value-type="string">
            <text:p>HEADER5</text:p>
          </table:table-cell>
          <table:table-cell table:style-name="ce1" office:value-type="string">
            <text:p>WF05S</text:p>
          </table:table-cell>
          <table:table-cell table:style-name="ce1" office:value-type="string">
            <text:p>WF05S_R</text:p>
          </table:table-cell>
          <table:table-cell table:style-name="ce109" office:value-type="string">
            <text:p>connector 2.54mm pitch, THT, 5 pole, straight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WF05S</text:p>
          </table:table-cell>
          <table:table-cell table:style-name="ce1" table:number-columns-repeated="2"/>
          <table:table-cell office:value-type="float" office:value="0.099">
            <text:p>0,0990</text:p>
          </table:table-cell>
          <table:table-cell table:style-name="ce4" office:value-type="string">
            <text:p>PLN</text:p>
          </table:table-cell>
          <table:table-cell office:value-type="date" office:date-value="2016-06-02">
            <text:p>02-06-2016</text:p>
          </table:table-cell>
          <table:table-cell office:value-type="string">
            <text:p>tme.pl: NS25-W5P</text:p>
          </table:table-cell>
          <table:table-cell table:number-columns-repeated="1008"/>
        </table:table-row>
        <table:table-row table:style-name="ro1">
          <table:table-cell table:number-columns-repeated="2" table:style-name="ce1" office:value-type="string">
            <text:p>WF06S</text:p>
          </table:table-cell>
          <table:table-cell table:style-name="ce1" office:value-type="string">
            <text:p>HEADER6</text:p>
          </table:table-cell>
          <table:table-cell table:style-name="ce1" office:value-type="string">
            <text:p>WF06S</text:p>
          </table:table-cell>
          <table:table-cell table:style-name="ce1"/>
          <table:table-cell table:style-name="ce109" office:value-type="string">
            <text:p>crimp connector 2,54mm pitch, THT, 6 pole straight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WF06S-JS</text:p>
          </table:table-cell>
          <table:table-cell table:style-name="ce1" table:number-columns-repeated="2"/>
          <table:table-cell office:value-type="float" office:value="0.1">
            <text:p>0,1000</text:p>
          </table:table-cell>
          <table:table-cell table:style-name="ce4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WF08R</text:p>
          </table:table-cell>
          <table:table-cell table:style-name="ce1" office:value-type="string">
            <text:p>HEADER8</text:p>
          </table:table-cell>
          <table:table-cell table:style-name="ce1" office:value-type="string">
            <text:p>WF08R</text:p>
          </table:table-cell>
          <table:table-cell table:style-name="ce1" office:value-type="string">
            <text:p>WF08S_R</text:p>
          </table:table-cell>
          <table:table-cell table:style-name="ce109" office:value-type="string">
            <text:p>connector 2,54 pitch, SMD, 8 pole, angled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WF08R-LF</text:p>
          </table:table-cell>
          <table:table-cell table:style-name="ce1" table:number-columns-repeated="2"/>
          <table:table-cell office:value-type="float" office:value="0.189">
            <text:p>0,1890</text:p>
          </table:table-cell>
          <table:table-cell table:style-name="ce4" office:value-type="string">
            <text:p>PLN</text:p>
          </table:table-cell>
          <table:table-cell office:value-type="date" office:date-value="2013-01-03">
            <text:p>03-01-2013</text:p>
          </table:table-cell>
          <table:table-cell office:value-type="string">
            <text:p>tme.pl: NS25-W8K</text:p>
          </table:table-cell>
          <table:table-cell table:number-columns-repeated="1008"/>
        </table:table-row>
        <table:table-row table:style-name="ro1">
          <table:table-cell table:number-columns-repeated="2" table:style-name="ce1" office:value-type="string">
            <text:p>WF08S</text:p>
          </table:table-cell>
          <table:table-cell table:style-name="ce1" office:value-type="string">
            <text:p>HEADER8</text:p>
          </table:table-cell>
          <table:table-cell table:style-name="ce1" office:value-type="string">
            <text:p>WF08S</text:p>
          </table:table-cell>
          <table:table-cell table:style-name="ce1"/>
          <table:table-cell table:style-name="ce109" office:value-type="string">
            <text:p>connector 2.54mm pitch, THT, 8 pole, straight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WF08S</text:p>
          </table:table-cell>
          <table:table-cell table:style-name="ce1" table:number-columns-repeated="2"/>
          <table:table-cell office:value-type="float" office:value="0.139">
            <text:p>0,1390</text:p>
          </table:table-cell>
          <table:table-cell table:style-name="ce4" office:value-type="string">
            <text:p>PLN</text:p>
          </table:table-cell>
          <table:table-cell office:value-type="date" office:date-value="2010-12-20">
            <text:p>20-12-2010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WF10R</text:p>
          </table:table-cell>
          <table:table-cell table:style-name="ce1" office:value-type="string">
            <text:p>HEADER10</text:p>
          </table:table-cell>
          <table:table-cell table:style-name="ce1" office:value-type="string">
            <text:p>WF10R</text:p>
          </table:table-cell>
          <table:table-cell table:style-name="ce1"/>
          <table:table-cell table:style-name="ce109" office:value-type="string">
            <text:p>connector 2.54mm pitch, THT, 10 pole, angled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WF10R</text:p>
          </table:table-cell>
          <table:table-cell table:style-name="ce1" table:number-columns-repeated="2"/>
          <table:table-cell office:value-type="float" office:value="0.189">
            <text:p>0,1890</text:p>
          </table:table-cell>
          <table:table-cell table:style-name="ce4" office:value-type="string">
            <text:p>PLN</text:p>
          </table:table-cell>
          <table:table-cell office:value-type="date" office:date-value="2013-12-23">
            <text:p>23-12-2013</text:p>
          </table:table-cell>
          <table:table-cell office:value-type="string">
            <text:p>tme.pl: NS25-W10K</text:p>
          </table:table-cell>
          <table:table-cell table:number-columns-repeated="1008"/>
        </table:table-row>
        <table:table-row table:style-name="ro1">
          <table:table-cell table:number-columns-repeated="2" table:style-name="ce1" office:value-type="string">
            <text:p>WF10S</text:p>
          </table:table-cell>
          <table:table-cell table:style-name="ce1" office:value-type="string">
            <text:p>HEADER10</text:p>
          </table:table-cell>
          <table:table-cell table:style-name="ce1" office:value-type="string">
            <text:p>WF10S</text:p>
          </table:table-cell>
          <table:table-cell table:style-name="ce1"/>
          <table:table-cell table:style-name="ce109" office:value-type="string">
            <text:p>connector 2.54mm pitch, THT, 10 pole, straight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WF10S-LF</text:p>
          </table:table-cell>
          <table:table-cell table:style-name="ce1" table:number-columns-repeated="2"/>
          <table:table-cell office:value-type="float" office:value="0.068">
            <text:p>0,0680</text:p>
          </table:table-cell>
          <table:table-cell table:style-name="ce4" office:value-type="string">
            <text:p>PLN</text:p>
          </table:table-cell>
          <table:table-cell/>
          <table:table-cell office:value-type="string">
            <text:p>tme.pl: NS25-W10P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WS04R</text:p>
          </table:table-cell>
          <table:table-cell table:style-name="ce1" office:value-type="string">
            <text:p>8x12mm</text:p>
          </table:table-cell>
          <table:table-cell table:style-name="ce1" office:value-type="string">
            <text:p>HEADER4</text:p>
          </table:table-cell>
          <table:table-cell table:style-name="ce1" office:value-type="string">
            <text:p>WS04R</text:p>
          </table:table-cell>
          <table:table-cell table:style-name="ce1" office:value-type="string">
            <text:p>WS04S_R</text:p>
          </table:table-cell>
          <table:table-cell table:style-name="ce109" office:value-type="string">
            <text:p>connector 2mm pitch, THT, 4 pole, angled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WS04R</text:p>
          </table:table-cell>
          <table:table-cell table:style-name="ce1" table:number-columns-repeated="2"/>
          <table:table-cell office:value-type="float" office:value="0.069">
            <text:p>0,0690</text:p>
          </table:table-cell>
          <table:table-cell table:style-name="ce4" office:value-type="string">
            <text:p>PLN</text:p>
          </table:table-cell>
          <table:table-cell office:value-type="date" office:date-value="2014-05-12">
            <text:p>12-05-2014</text:p>
          </table:table-cell>
          <table:table-cell office:value-type="string">
            <text:p>tme.pl: NXW-04K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WS04S</text:p>
          </table:table-cell>
          <table:table-cell table:style-name="ce1" office:value-type="string">
            <text:p>8x12mm</text:p>
          </table:table-cell>
          <table:table-cell table:style-name="ce1" office:value-type="string">
            <text:p>HEADER4</text:p>
          </table:table-cell>
          <table:table-cell table:style-name="ce1" office:value-type="string">
            <text:p>WS04S</text:p>
          </table:table-cell>
          <table:table-cell table:style-name="ce1" office:value-type="string">
            <text:p>WS04S_R</text:p>
          </table:table-cell>
          <table:table-cell table:style-name="ce109" office:value-type="string">
            <text:p>connector 2mm pitch, THT, 4 pole, straight, male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WS04S</text:p>
          </table:table-cell>
          <table:table-cell table:style-name="ce1" table:number-columns-repeated="2"/>
          <table:table-cell office:value-type="float" office:value="0.069">
            <text:p>0,0690</text:p>
          </table:table-cell>
          <table:table-cell table:style-name="ce4" office:value-type="string">
            <text:p>PLN</text:p>
          </table:table-cell>
          <table:table-cell office:value-type="date" office:date-value="2012-09-18">
            <text:p>18-09-2012</text:p>
          </table:table-cell>
          <table:table-cell office:value-type="string">
            <text:p>tme.pl: NXW-04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ZL201-02G</text:p>
          </table:table-cell>
          <table:table-cell table:style-name="ce1" office:value-type="string">
            <text:p>2x2.54mm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PLS2S</text:p>
          </table:table-cell>
          <table:table-cell table:style-name="ce1"/>
          <table:table-cell table:style-name="ce109" office:value-type="string">
            <text:p>pin header 2 pin, 1/40 of PLD80S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ZL201-02G</text:p>
          </table:table-cell>
          <table:table-cell table:style-name="ce1" table:number-columns-repeated="2"/>
          <table:table-cell office:value-type="float" office:value="0.1">
            <text:p>0,1000</text:p>
          </table:table-cell>
          <table:table-cell table:style-name="ce4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9"/>
        </table:table-row>
        <table:table-row table:style-name="ro1">
          <table:table-cell office:value-type="string">
            <text:p>ZL201-03G</text:p>
          </table:table-cell>
          <table:table-cell office:value-type="string">
            <text:p>3x2.54mm</text:p>
          </table:table-cell>
          <table:table-cell office:value-type="string">
            <text:p>HEADER3</text:p>
          </table:table-cell>
          <table:table-cell office:value-type="string">
            <text:p>PLS03S</text:p>
          </table:table-cell>
          <table:table-cell/>
          <table:table-cell office:value-type="string">
            <text:p>Listwa kołkowa; kołkowe; męskie; PIN:3; proste; 2,54mm; THT; 1x10</text:p>
          </table:table-cell>
          <table:table-cell office:value-type="string">
            <text:p>tme.pl</text:p>
          </table:table-cell>
          <table:table-cell office:value-type="string">
            <text:p>ZL201-03G</text:p>
          </table:table-cell>
          <table:table-cell office:value-type="string">
            <text:p>Connfly</text:p>
          </table:table-cell>
          <table:table-cell office:value-type="string">
            <text:p>DS1021-1*3SF1-1</text:p>
          </table:table-cell>
          <table:table-cell office:value-type="float" office:value="0.1">
            <text:p>0,1000</text:p>
          </table:table-cell>
          <table:table-cell office:value-type="string">
            <text:p>PLN</text:p>
          </table:table-cell>
          <table:table-cell office:value-type="date" office:date-value="2017-04-06">
            <text:p>06-04-2017</text:p>
          </table:table-cell>
          <table:table-cell office:value-type="string">
            <text:p>Maritex: PLS03S</text:p>
          </table:table-cell>
          <table:table-cell table:number-columns-repeated="1008"/>
        </table:table-row>
        <table:table-row table:style-name="ro1">
          <table:table-cell office:value-type="string">
            <text:p>ZL201-10G</text:p>
          </table:table-cell>
          <table:table-cell office:value-type="string">
            <text:p>10x2.54mm</text:p>
          </table:table-cell>
          <table:table-cell office:value-type="string">
            <text:p>HEADER10</text:p>
          </table:table-cell>
          <table:table-cell office:value-type="string">
            <text:p>PLS10S</text:p>
          </table:table-cell>
          <table:table-cell/>
          <table:table-cell office:value-type="string">
            <text:p>Listwa kołkowa; kołkowe; męskie; PIN:10; proste; 2,54mm; THT; 1x10</text:p>
          </table:table-cell>
          <table:table-cell office:value-type="string">
            <text:p>tme.pl</text:p>
          </table:table-cell>
          <table:table-cell office:value-type="string">
            <text:p>ZL201-10G</text:p>
          </table:table-cell>
          <table:table-cell office:value-type="string">
            <text:p>Connfly</text:p>
          </table:table-cell>
          <table:table-cell office:value-type="string">
            <text:p>DS1021-1*10SF11</text:p>
          </table:table-cell>
          <table:table-cell office:value-type="float" office:value="0.37402">
            <text:p>0,3740</text:p>
          </table:table-cell>
          <table:table-cell office:value-type="string">
            <text:p>PLN</text:p>
          </table:table-cell>
          <table:table-cell office:value-type="date" office:date-value="2015-12-20">
            <text:p>20-12-2015</text:p>
          </table:table-cell>
          <table:table-cell office:value-type="string">
            <text:p>Maritex: PLS10S</text:p>
          </table:table-cell>
          <table:table-cell table:number-columns-repeated="1008"/>
        </table:table-row>
        <table:table-row table:style-name="ro1">
          <table:table-cell office:value-type="string">
            <text:p>ZL201-12G</text:p>
          </table:table-cell>
          <table:table-cell office:value-type="string">
            <text:p>12x2.54mm</text:p>
          </table:table-cell>
          <table:table-cell office:value-type="string">
            <text:p>HEADER12</text:p>
          </table:table-cell>
          <table:table-cell office:value-type="string">
            <text:p>PLS12S</text:p>
          </table:table-cell>
          <table:table-cell/>
          <table:table-cell office:value-type="string">
            <text:p>Listwa kołkowa; kołkowe; męskie; PIN:12; proste; 2,54mm; THT; 1x12, z listwy 40pin</text:p>
          </table:table-cell>
          <table:table-cell office:value-type="string">
            <text:p>mlach.com</text:p>
          </table:table-cell>
          <table:table-cell office:value-type="string">
            <text:p>Cięta listwa 40pin</text:p>
          </table:table-cell>
          <table:table-cell table:number-columns-repeated="2"/>
          <table:table-cell office:value-type="float" office:value="0.18">
            <text:p>0,1800</text:p>
          </table:table-cell>
          <table:table-cell office:value-type="string">
            <text:p>PLN</text:p>
          </table:table-cell>
          <table:table-cell office:value-type="date" office:date-value="2015-12-20">
            <text:p>20-12-2015</text:p>
          </table:table-cell>
          <table:table-cell table:number-columns-repeated="1009"/>
        </table:table-row>
        <table:table-row table:style-name="ro1">
          <table:table-cell office:value-type="string">
            <text:p>ZL202-40G</text:p>
          </table:table-cell>
          <table:table-cell table:style-name="ce1" office:value-type="string">
            <text:p>2x20x2.54</text:p>
          </table:table-cell>
          <table:table-cell table:style-name="ce1" office:value-type="string">
            <text:p>HEADER20X2</text:p>
          </table:table-cell>
          <table:table-cell table:style-name="ce1" office:value-type="string">
            <text:p>PLD40S</text:p>
          </table:table-cell>
          <table:table-cell table:style-name="ce1" office:value-type="string">
            <text:p>PLD40S_MIRROR</text:p>
          </table:table-cell>
          <table:table-cell table:style-name="ce109" office:value-type="string">
            <text:p>connector 2,54 pitch, SMD, 40 pole, dual row, male</text:p>
          </table:table-cell>
          <table:table-cell table:style-name="ce1" office:value-type="string">
            <text:p>tme.pl</text:p>
          </table:table-cell>
          <table:table-cell office:value-type="string">
            <text:p>ZL202-40G</text:p>
          </table:table-cell>
          <table:table-cell table:style-name="ce1" office:value-type="string">
            <text:p>Connfly</text:p>
          </table:table-cell>
          <table:table-cell office:value-type="string">
            <text:p>ZL202-40G</text:p>
          </table:table-cell>
          <table:table-cell office:value-type="float" office:value="1.17">
            <text:p>1,1700</text:p>
          </table:table-cell>
          <table:table-cell table:style-name="ce4" office:value-type="string">
            <text:p>PLN</text:p>
          </table:table-cell>
          <table:table-cell office:value-type="date" office:date-value="2017-04-04">
            <text:p>04-04-2017</text:p>
          </table:table-cell>
          <table:table-cell office:value-type="string">
            <text:p>Maritex: PLD40S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ZL212-20KG</text:p>
          </table:table-cell>
          <table:table-cell table:style-name="ce1" office:value-type="string">
            <text:p>2x10x2.54</text:p>
          </table:table-cell>
          <table:table-cell table:style-name="ce1" office:value-type="string">
            <text:p>HEADER10X2</text:p>
          </table:table-cell>
          <table:table-cell table:style-name="ce1" office:value-type="string">
            <text:p>PLD20R</text:p>
          </table:table-cell>
          <table:table-cell table:style-name="ce1"/>
          <table:table-cell table:style-name="ce109" office:value-type="string">
            <text:p>Listwa kołkowa; kołkowe; męskie; PIN:20; kątowe 90°; 2,54mm; THT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ZL212-20KG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ZL212-20KG</text:p>
          </table:table-cell>
          <table:table-cell office:value-type="float" office:value="0.54589">
            <text:p>0,5459</text:p>
          </table:table-cell>
          <table:table-cell table:style-name="ce4" office:value-type="string">
            <text:p>PLN</text:p>
          </table:table-cell>
          <table:table-cell office:value-type="date" office:date-value="2016-06-21">
            <text:p>21-06-2016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ZL231-10PG</text:p>
          </table:table-cell>
          <table:table-cell table:style-name="ce1" office:value-type="string">
            <text:p>BH10S</text:p>
          </table:table-cell>
          <table:table-cell table:style-name="ce1" office:value-type="string">
            <text:p>HEADER5X2</text:p>
          </table:table-cell>
          <table:table-cell table:style-name="ce1" office:value-type="string">
            <text:p>BH10S</text:p>
          </table:table-cell>
          <table:table-cell table:style-name="ce1"/>
          <table:table-cell table:style-name="ce109" office:value-type="string">
            <text:p>2.54 box header dual rows dip type, 10 poles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ZL231-10PG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ZL231-10PG</text:p>
          </table:table-cell>
          <table:table-cell office:value-type="float" office:value="0.38">
            <text:p>0,3800</text:p>
          </table:table-cell>
          <table:table-cell table:style-name="ce4" office:value-type="string">
            <text:p>PLN</text:p>
          </table:table-cell>
          <table:table-cell office:value-type="date" office:date-value="2017-01-16">
            <text:p>16-01-2017</text:p>
          </table:table-cell>
          <table:table-cell office:value-type="string">
            <text:p>maritex: BH10S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ZL231-14KG</text:p>
          </table:table-cell>
          <table:table-cell table:style-name="ce1" office:value-type="string">
            <text:p>BH14R</text:p>
          </table:table-cell>
          <table:table-cell table:style-name="ce1" office:value-type="string">
            <text:p>HEADER7X2</text:p>
          </table:table-cell>
          <table:table-cell table:style-name="ce1" office:value-type="string">
            <text:p>BH14R</text:p>
          </table:table-cell>
          <table:table-cell table:style-name="ce1"/>
          <table:table-cell table:style-name="ce109" office:value-type="string">
            <text:p>2.54 box header dual rows dip type, 14 poles, angled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ZL231-14KG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ZL231-14KG</text:p>
          </table:table-cell>
          <table:table-cell office:value-type="float" office:value="0.6">
            <text:p>0,6000</text:p>
          </table:table-cell>
          <table:table-cell table:style-name="ce4" office:value-type="string">
            <text:p>PLN</text:p>
          </table:table-cell>
          <table:table-cell office:value-type="date" office:date-value="2017-05-29">
            <text:p>29-05-2017</text:p>
          </table:table-cell>
          <table:table-cell office:value-type="string">
            <text:p>maritex: BH14R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ZL231-14PG</text:p>
          </table:table-cell>
          <table:table-cell table:style-name="ce1" office:value-type="string">
            <text:p>BH14S</text:p>
          </table:table-cell>
          <table:table-cell table:style-name="ce1" office:value-type="string">
            <text:p>HEADER7X2</text:p>
          </table:table-cell>
          <table:table-cell table:style-name="ce1" office:value-type="string">
            <text:p>BH14S</text:p>
          </table:table-cell>
          <table:table-cell table:style-name="ce1"/>
          <table:table-cell table:style-name="ce109" office:value-type="string">
            <text:p>2.54 box header dual rows dip type, 14 poles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ZL231-14PG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ZL231-14PG</text:p>
          </table:table-cell>
          <table:table-cell office:value-type="float" office:value="0.5">
            <text:p>0,5000</text:p>
          </table:table-cell>
          <table:table-cell table:style-name="ce4" office:value-type="string">
            <text:p>PLN</text:p>
          </table:table-cell>
          <table:table-cell office:value-type="date" office:date-value="2017-05-29">
            <text:p>29-05-2017</text:p>
          </table:table-cell>
          <table:table-cell office:value-type="string">
            <text:p>maritex: BH14S</text:p>
          </table:table-cell>
          <table:table-cell table:number-columns-repeated="1008"/>
        </table:table-row>
        <table:table-row table:style-name="ro1">
          <table:table-cell office:value-type="string">
            <text:p>ZL231-16PG</text:p>
          </table:table-cell>
          <table:table-cell table:style-name="ce1" office:value-type="string">
            <text:p>BH16S</text:p>
          </table:table-cell>
          <table:table-cell table:style-name="ce1" office:value-type="string">
            <text:p>HEADER8X2</text:p>
          </table:table-cell>
          <table:table-cell table:style-name="ce1" office:value-type="string">
            <text:p>BH16S</text:p>
          </table:table-cell>
          <table:table-cell table:style-name="ce1" office:value-type="string">
            <text:p>BH16SCOMP</text:p>
          </table:table-cell>
          <table:table-cell table:style-name="ce109" office:value-type="string">
            <text:p>2.54 box header dual rows dip type, 16 poles</text:p>
          </table:table-cell>
          <table:table-cell table:style-name="ce1" office:value-type="string">
            <text:p>tme.pl</text:p>
          </table:table-cell>
          <table:table-cell office:value-type="string">
            <text:p>ZL231-16PG</text:p>
          </table:table-cell>
          <table:table-cell table:style-name="ce1" office:value-type="string">
            <text:p>Ninigi</text:p>
          </table:table-cell>
          <table:table-cell office:value-type="string">
            <text:p>ZL231-16PG</text:p>
          </table:table-cell>
          <table:table-cell office:value-type="float" office:value="0.56">
            <text:p>0,5600</text:p>
          </table:table-cell>
          <table:table-cell table:style-name="ce4" office:value-type="string">
            <text:p>PLN</text:p>
          </table:table-cell>
          <table:table-cell office:value-type="date" office:date-value="2017-05-29">
            <text:p>29-05-2017</text:p>
          </table:table-cell>
          <table:table-cell office:value-type="string">
            <text:p>maritex: BH16S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ZL231-20KG</text:p>
          </table:table-cell>
          <table:table-cell table:style-name="ce1" office:value-type="string">
            <text:p>BH20R</text:p>
          </table:table-cell>
          <table:table-cell table:style-name="ce1" office:value-type="string">
            <text:p>HEADER10X2</text:p>
          </table:table-cell>
          <table:table-cell table:style-name="ce1" office:value-type="string">
            <text:p>BH20R</text:p>
          </table:table-cell>
          <table:table-cell table:style-name="ce1"/>
          <table:table-cell table:style-name="ce109" office:value-type="string">
            <text:p>2.54 box header dual rows dip type, 20 poles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ZL231-20KG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ZL231-20KG</text:p>
          </table:table-cell>
          <table:table-cell office:value-type="float" office:value="1.25">
            <text:p>1,2500</text:p>
          </table:table-cell>
          <table:table-cell table:style-name="ce4" office:value-type="string">
            <text:p>PLN</text:p>
          </table:table-cell>
          <table:table-cell office:value-type="date" office:date-value="2017-01-15">
            <text:p>15-01-2017</text:p>
          </table:table-cell>
          <table:table-cell office:value-type="string">
            <text:p>maritex: BH20R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ZL231-20PG</text:p>
          </table:table-cell>
          <table:table-cell table:style-name="ce1" office:value-type="string">
            <text:p>BH20S</text:p>
          </table:table-cell>
          <table:table-cell table:style-name="ce1" office:value-type="string">
            <text:p>HEADER10X2</text:p>
          </table:table-cell>
          <table:table-cell table:style-name="ce1" office:value-type="string">
            <text:p>BH20S</text:p>
          </table:table-cell>
          <table:table-cell table:style-name="ce1"/>
          <table:table-cell table:style-name="ce109" office:value-type="string">
            <text:p>2.54 box header dual rows dip type, 20 poles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ZL231-20PG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ZL231-20PG</text:p>
          </table:table-cell>
          <table:table-cell office:value-type="float" office:value="1.26">
            <text:p>1,2600</text:p>
          </table:table-cell>
          <table:table-cell table:style-name="ce4" office:value-type="string">
            <text:p>PLN</text:p>
          </table:table-cell>
          <table:table-cell office:value-type="date" office:date-value="2017-01-15">
            <text:p>15-01-2017</text:p>
          </table:table-cell>
          <table:table-cell office:value-type="string">
            <text:p>maritex: BH20S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ZL231-26KG</text:p>
          </table:table-cell>
          <table:table-cell table:style-name="ce1" office:value-type="string">
            <text:p>BH26R</text:p>
          </table:table-cell>
          <table:table-cell table:style-name="ce1" office:value-type="string">
            <text:p>HEADER13X2</text:p>
          </table:table-cell>
          <table:table-cell table:style-name="ce1" office:value-type="string">
            <text:p>BH26R</text:p>
          </table:table-cell>
          <table:table-cell table:style-name="ce1"/>
          <table:table-cell table:style-name="ce109" office:value-type="string">
            <text:p>2.54 box header dual rows dip type, 14 poles, angled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ZL231-26KG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ZL231-26KG</text:p>
          </table:table-cell>
          <table:table-cell office:value-type="float" office:value="1.9">
            <text:p>1,9000</text:p>
          </table:table-cell>
          <table:table-cell table:style-name="ce4" office:value-type="string">
            <text:p>PLN</text:p>
          </table:table-cell>
          <table:table-cell office:value-type="date" office:date-value="2014-09-23">
            <text:p>23-09-2014</text:p>
          </table:table-cell>
          <table:table-cell office:value-type="string">
            <text:p>maritex: BH26R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ZL231-40PG</text:p>
          </table:table-cell>
          <table:table-cell table:style-name="ce1" office:value-type="string">
            <text:p>BH40S</text:p>
          </table:table-cell>
          <table:table-cell table:style-name="ce1" office:value-type="string">
            <text:p>HEADER20X2</text:p>
          </table:table-cell>
          <table:table-cell table:style-name="ce1" office:value-type="string">
            <text:p>BH40S</text:p>
          </table:table-cell>
          <table:table-cell table:style-name="ce1"/>
          <table:table-cell table:style-name="ce109" office:value-type="string">
            <text:p>2.54 box header dual rows dip type, 20 poles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ZL231-40PG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ZL231-20PG</text:p>
          </table:table-cell>
          <table:table-cell office:value-type="float" office:value="2.1882">
            <text:p>2,1882</text:p>
          </table:table-cell>
          <table:table-cell table:style-name="ce4" office:value-type="string">
            <text:p>PLN</text:p>
          </table:table-cell>
          <table:table-cell office:value-type="date" office:date-value="2015-05-15">
            <text:p>15-05-2015</text:p>
          </table:table-cell>
          <table:table-cell office:value-type="string">
            <text:p>maritex: BH40S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ZL262-16SG</text:p>
          </table:table-cell>
          <table:table-cell table:style-name="ce1" office:value-type="string">
            <text:p>H8.4mm</text:p>
          </table:table-cell>
          <table:table-cell table:style-name="ce1" office:value-type="string">
            <text:p>HEADER16</text:p>
          </table:table-cell>
          <table:table-cell table:style-name="ce1" office:value-type="string">
            <text:p>16SIP100</text:p>
          </table:table-cell>
          <table:table-cell table:style-name="ce1"/>
          <table:table-cell table:style-name="ce109" office:value-type="string">
            <text:p>Female header pitch 2.54mm, height 8.4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ZL262-16SG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ZL262-16SG</text:p>
          </table:table-cell>
          <table:table-cell office:value-type="float" office:value="1.29">
            <text:p>1,2900</text:p>
          </table:table-cell>
          <table:table-cell table:style-name="ce4" office:value-type="string">
            <text:p>PLN</text:p>
          </table:table-cell>
          <table:table-cell office:value-type="date" office:date-value="2009-11-15">
            <text:p>15-11-2009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ZL262-20DG</text:p>
          </table:table-cell>
          <table:table-cell table:style-name="ce1" office:value-type="string">
            <text:p>PBD20S</text:p>
          </table:table-cell>
          <table:table-cell table:style-name="ce1" office:value-type="string">
            <text:p>HEADER10X2</text:p>
          </table:table-cell>
          <table:table-cell table:style-name="ce1" office:value-type="string">
            <text:p>PBD20S</text:p>
          </table:table-cell>
          <table:table-cell table:style-name="ce1"/>
          <table:table-cell table:style-name="ce109" office:value-type="string">
            <text:p>connector 2,54mm pitch, THT, 2x20 pole, stright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ZL262-20DG</text:p>
          </table:table-cell>
          <table:table-cell table:style-name="ce1" table:number-columns-repeated="2"/>
          <table:table-cell office:value-type="float" office:value="1.49">
            <text:p>1,4900</text:p>
          </table:table-cell>
          <table:table-cell table:style-name="ce4" office:value-type="string">
            <text:p>PLN</text:p>
          </table:table-cell>
          <table:table-cell office:value-type="date" office:date-value="2014-05-06">
            <text:p>06-05-2014</text:p>
          </table:table-cell>
          <table:table-cell office:value-type="string">
            <text:p>maritex: PBD20S</text:p>
          </table:table-cell>
          <table:table-cell table:number-columns-repeated="1008"/>
        </table:table-row>
        <table:table-row table:style-name="ro1">
          <table:table-cell office:value-type="string">
            <text:p>ZL263-40DG</text:p>
          </table:table-cell>
          <table:table-cell table:style-name="ce1" office:value-type="string">
            <text:p>PBD40R</text:p>
          </table:table-cell>
          <table:table-cell table:style-name="ce1" office:value-type="string">
            <text:p>HEADER20X2</text:p>
          </table:table-cell>
          <table:table-cell table:style-name="ce1" office:value-type="string">
            <text:p>PBD40R</text:p>
          </table:table-cell>
          <table:table-cell table:style-name="ce1"/>
          <table:table-cell table:style-name="ce109" office:value-type="string">
            <text:p>Gniazdo; kołkowe; żeńskie; PIN:40; kątowe 90°; 2,54mm; THT; 2x20</text:p>
          </table:table-cell>
          <table:table-cell table:style-name="ce1" office:value-type="string">
            <text:p>tme.pl</text:p>
          </table:table-cell>
          <table:table-cell office:value-type="string">
            <text:p>ZL263-40DG</text:p>
          </table:table-cell>
          <table:table-cell table:style-name="ce1" office:value-type="string">
            <text:p>Ninigi</text:p>
          </table:table-cell>
          <table:table-cell office:value-type="string">
            <text:p>ZL263-40DG</text:p>
          </table:table-cell>
          <table:table-cell office:value-type="float" office:value="2.8706">
            <text:p>2,8706</text:p>
          </table:table-cell>
          <table:table-cell table:style-name="ce4" office:value-type="string">
            <text:p>PLN</text:p>
          </table:table-cell>
          <table:table-cell office:value-type="date" office:date-value="2016-07-05">
            <text:p>05-07-2016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ZL265-2SG</text:p>
          </table:table-cell>
          <table:table-cell table:style-name="ce1" office:value-type="string">
            <text:p>H4.5mm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ZL265-2SG</text:p>
          </table:table-cell>
          <table:table-cell table:style-name="ce1"/>
          <table:table-cell table:style-name="ce109" office:value-type="string">
            <text:p>Socket; pin strips; female; PIN:2; straight; 2mm; THT; 1x2 </text:p>
          </table:table-cell>
          <table:table-cell office:value-type="string">
            <text:p>tme.pl</text:p>
          </table:table-cell>
          <table:table-cell office:value-type="string">
            <text:p>ZL265-2SG</text:p>
          </table:table-cell>
          <table:table-cell office:value-type="string">
            <text:p>Ninigi</text:p>
          </table:table-cell>
          <table:table-cell table:style-name="ce1" office:value-type="string">
            <text:p>ZL265-2SG</text:p>
          </table:table-cell>
          <table:table-cell office:value-type="float" office:value="0.31">
            <text:p>0,3100</text:p>
          </table:table-cell>
          <table:table-cell office:value-type="string">
            <text:p>PLN</text:p>
          </table:table-cell>
          <table:table-cell office:value-type="date" office:date-value="2014-01-16">
            <text:p>16-01-2014</text:p>
          </table:table-cell>
          <table:table-cell table:number-columns-repeated="1009"/>
        </table:table-row>
        <table:table-row table:style-name="ro1">
          <table:table-cell office:value-type="string">
            <text:p>ZL265-4SG</text:p>
          </table:table-cell>
          <table:table-cell table:style-name="ce1" office:value-type="string">
            <text:p>H4.5mm</text:p>
          </table:table-cell>
          <table:table-cell table:style-name="ce1" office:value-type="string">
            <text:p>HEADER4</text:p>
          </table:table-cell>
          <table:table-cell table:style-name="ce1" office:value-type="string">
            <text:p>ZL265-4SG</text:p>
          </table:table-cell>
          <table:table-cell table:style-name="ce1"/>
          <table:table-cell table:style-name="ce109" office:value-type="string">
            <text:p>Gniazdo; kołkowe; żeńskie; PIN:4; proste; 2mm; THT; 1x4; dł.2,5mm</text:p>
          </table:table-cell>
          <table:table-cell office:value-type="string">
            <text:p>tme.pl</text:p>
          </table:table-cell>
          <table:table-cell office:value-type="string">
            <text:p>ZL265-4SG</text:p>
          </table:table-cell>
          <table:table-cell office:value-type="string">
            <text:p>Ninigi</text:p>
          </table:table-cell>
          <table:table-cell table:style-name="ce1" office:value-type="string">
            <text:p>ZL265-4SG</text:p>
          </table:table-cell>
          <table:table-cell office:value-type="float" office:value="0.69644">
            <text:p>0,6964</text:p>
          </table:table-cell>
          <table:table-cell office:value-type="string">
            <text:p>PLN</text:p>
          </table:table-cell>
          <table:table-cell office:value-type="date" office:date-value="2015-06-03">
            <text:p>03-06-2015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ZL303-04P</text:p>
          </table:table-cell>
          <table:table-cell table:style-name="ce1" office:value-type="string">
            <text:p>4x2mm</text:p>
          </table:table-cell>
          <table:table-cell table:style-name="ce1" office:value-type="string">
            <text:p>HEADER4</text:p>
          </table:table-cell>
          <table:table-cell table:style-name="ce1" office:value-type="string">
            <text:p>PLMS4S</text:p>
          </table:table-cell>
          <table:table-cell table:style-name="ce1" office:value-type="string">
            <text:p>PLMS4R</text:p>
          </table:table-cell>
          <table:table-cell table:style-name="ce109" office:value-type="string">
            <text:p>connector 2.00mm pitch, 4 poles, one row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ZL303-04P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ZL303-04P</text:p>
          </table:table-cell>
          <table:table-cell office:value-type="float" office:value="0.25">
            <text:p>0,2500</text:p>
          </table:table-cell>
          <table:table-cell table:style-name="ce4"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ZL307-1X16</text:p>
          </table:table-cell>
          <table:table-cell table:style-name="ce1" office:value-type="string">
            <text:p>H7mm</text:p>
          </table:table-cell>
          <table:table-cell table:style-name="ce1" office:value-type="string">
            <text:p>HEADER16</text:p>
          </table:table-cell>
          <table:table-cell table:style-name="ce1" office:value-type="string">
            <text:p>16SIP100</text:p>
          </table:table-cell>
          <table:table-cell table:style-name="ce1"/>
          <table:table-cell table:style-name="ce109" office:value-type="string">
            <text:p>PCB mounting precision socket, height 7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ZL306-1X16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ZL307-1X16</text:p>
          </table:table-cell>
          <table:table-cell office:value-type="float" office:value="4.09">
            <text:p>4,0900</text:p>
          </table:table-cell>
          <table:table-cell table:style-name="ce4" office:value-type="string">
            <text:p>PLN</text:p>
          </table:table-cell>
          <table:table-cell office:value-type="date" office:date-value="2009-11-15">
            <text:p>15-11-2009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ZL307-1X16-3PIN</text:p>
          </table:table-cell>
          <table:table-cell table:style-name="ce1" office:value-type="string">
            <text:p>H7mm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ZL307-1X3</text:p>
          </table:table-cell>
          <table:table-cell table:style-name="ce1"/>
          <table:table-cell table:style-name="ce109" office:value-type="string">
            <text:p>PCB mounting precision socket, height 7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ZL306-1X16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ZL307-1X16</text:p>
          </table:table-cell>
          <table:table-cell table:formula="of:=4.09/16*3" office:value-type="float" office:value="0.766875">
            <text:p>0,7669</text:p>
          </table:table-cell>
          <table:table-cell table:style-name="ce4" office:value-type="string">
            <text:p>PLN</text:p>
          </table:table-cell>
          <table:table-cell office:value-type="date" office:date-value="2010-12-12">
            <text:p>12-12-2010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ZL307-2X10</text:p>
          </table:table-cell>
          <table:table-cell table:style-name="ce1" office:value-type="string">
            <text:p>H7mm</text:p>
          </table:table-cell>
          <table:table-cell table:style-name="ce1" office:value-type="string">
            <text:p>HEADER10X2</text:p>
          </table:table-cell>
          <table:table-cell table:style-name="ce1" office:value-type="string">
            <text:p>ZL307-2X10</text:p>
          </table:table-cell>
          <table:table-cell table:style-name="ce1"/>
          <table:table-cell table:style-name="ce109" office:value-type="string">
            <text:p>PCB mounting precision socket, height 7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ZL306-2X10</text:p>
          </table:table-cell>
          <table:table-cell table:style-name="ce1" office:value-type="string">
            <text:p>Ninigi</text:p>
          </table:table-cell>
          <table:table-cell table:style-name="ce1" office:value-type="string">
            <text:p>ZL306-2X10</text:p>
          </table:table-cell>
          <table:table-cell office:value-type="float" office:value="6.03">
            <text:p>6,0300</text:p>
          </table:table-cell>
          <table:table-cell table:style-name="ce4" office:value-type="string">
            <text:p>PLN</text:p>
          </table:table-cell>
          <table:table-cell office:value-type="date" office:date-value="2015-06-03">
            <text:p>03-06-2015</text:p>
          </table:table-cell>
          <table:table-cell table:number-columns-repeated="1009"/>
        </table:table-row>
        <table:table-row table:style-name="ro1">
          <table:table-cell office:value-type="string">
            <text:p>ZL307-2X20</text:p>
          </table:table-cell>
          <table:table-cell office:value-type="string">
            <text:p>2x20x2.54</text:p>
          </table:table-cell>
          <table:table-cell table:style-name="ce1" office:value-type="string">
            <text:p>HEADER20X2</text:p>
          </table:table-cell>
          <table:table-cell table:style-name="ce1" office:value-type="string">
            <text:p>ZL307-2X20</text:p>
          </table:table-cell>
          <table:table-cell/>
          <table:table-cell office:value-type="string">
            <text:p>Gniazdo; kołkowe; żeńskie; PIN:40; toczone styki; proste; 2,54mm</text:p>
          </table:table-cell>
          <table:table-cell office:value-type="string">
            <text:p>tme.pl</text:p>
          </table:table-cell>
          <table:table-cell table:style-name="ce1" office:value-type="string">
            <text:p>ZL307-2X20</text:p>
          </table:table-cell>
          <table:table-cell office:value-type="string">
            <text:p>Connfly</text:p>
          </table:table-cell>
          <table:table-cell office:value-type="string">
            <text:p>DS1002-03-2*20131</text:p>
          </table:table-cell>
          <table:table-cell office:value-type="float" office:value="13.24">
            <text:p>13,2400</text:p>
          </table:table-cell>
          <table:table-cell office:value-type="string">
            <text:p>PLN</text:p>
          </table:table-cell>
          <table:table-cell office:value-type="date" office:date-value="2015-06-10">
            <text:p>10-06-2015</text:p>
          </table:table-cell>
          <table:table-cell table:number-columns-repeated="1009"/>
        </table:table-row>
        <table:table-row table:style-name="ro1">
          <table:table-cell office:value-type="string">
            <text:p>ZL310-04P</text:p>
          </table:table-cell>
          <table:table-cell office:value-type="string">
            <text:p>4x2mm</text:p>
          </table:table-cell>
          <table:table-cell office:value-type="string">
            <text:p>HEADER4</text:p>
          </table:table-cell>
          <table:table-cell office:value-type="string">
            <text:p>PLMS4R</text:p>
          </table:table-cell>
          <table:table-cell/>
          <table:table-cell office:value-type="string">
            <text:p>Listwa kołkowa; kołkowe; męskie; PIN:4; kątowe 90°; 2mm; THT; 1x4</text:p>
          </table:table-cell>
          <table:table-cell office:value-type="string">
            <text:p>tme.pl</text:p>
          </table:table-cell>
          <table:table-cell office:value-type="string">
            <text:p>1/10xZL310-40P</text:p>
          </table:table-cell>
          <table:table-cell office:value-type="string">
            <text:p>Ninigi</text:p>
          </table:table-cell>
          <table:table-cell office:value-type="string">
            <text:p>ZL310-40P</text:p>
          </table:table-cell>
          <table:table-cell office:value-type="float" office:value="0.10673">
            <text:p>0,1067</text:p>
          </table:table-cell>
          <table:table-cell office:value-type="string">
            <text:p>PLN</text:p>
          </table:table-cell>
          <table:table-cell office:value-type="date" office:date-value="2016-02-11">
            <text:p>11-02-2016</text:p>
          </table:table-cell>
          <table:table-cell table:number-columns-repeated="1009"/>
        </table:table-row>
        <table:table-row table:style-name="ro1" table:number-rows-repeated="104827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Diodes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1" table:default-cell-style-name="ce2"/>
        <table:table-column table:style-name="co1" table:number-columns-repeated="6" table:default-cell-style-name="ce2"/>
        <table:table-column table:style-name="co1" table:default-cell-style-name="ce3"/>
        <table:table-column table:style-name="co1" table:number-columns-repeated="1012" table:default-cell-style-name="ce2"/>
        <table:table-row table:style-name="ro1">
          <table:table-cell table:style-name="ce1" office:value-type="string">
            <text:p>Value</text:p>
          </table:table-cell>
          <table:table-cell table:style-name="ce1" office:value-type="string">
            <text:p>Dimensions</text:p>
          </table:table-cell>
          <table:table-cell office:value-type="string">
            <text:p>Library Ref</text:p>
          </table:table-cell>
          <table:table-cell table:style-name="ce1" office:value-type="string">
            <text:p>Footprint Ref</text:p>
          </table:table-cell>
          <table:table-cell table:style-name="ce91" office:value-type="string">
            <text:p>Descript</text:p>
          </table:table-cell>
          <table:table-cell table:style-name="ce1" office:value-type="string">
            <text:p>Supplier5</text:p>
          </table:table-cell>
          <table:table-cell table:style-name="ce1" office:value-type="string">
            <text:p>Reference5</text:p>
          </table:table-cell>
          <table:table-cell table:style-name="ce1" office:value-type="string">
            <text:p>Manufacturer5</text:p>
          </table:table-cell>
          <table:table-cell table:style-name="ce1" office:value-type="string">
            <text:p>Typ5</text:p>
          </table:table-cell>
          <table:table-cell office:value-type="string">
            <text:p>Price5</text:p>
          </table:table-cell>
          <table:table-cell table:style-name="ce1" office:value-type="string">
            <text:p>Currency5</text:p>
          </table:table-cell>
          <table:table-cell table:style-name="ce5" office:value-type="string">
            <text:p>DateOfPrice5</text:p>
          </table:table-cell>
          <table:table-cell table:style-name="ce3" office:value-type="string">
            <text:p>Price1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10MQ040N</text:p>
          </table:table-cell>
          <table:table-cell table:style-name="ce1" office:value-type="string">
            <text:p>SMA</text:p>
          </table:table-cell>
          <table:table-cell office:value-type="string">
            <text:p>10MQ040N</text:p>
          </table:table-cell>
          <table:table-cell table:style-name="ce1" office:value-type="string">
            <text:p>SMA</text:p>
          </table:table-cell>
          <table:table-cell table:style-name="ce48" office:value-type="string">
            <text:p>Diode type:Schottky; Voltage, Vrrm:40V; Current, If av:1.5A; Voltage, Vf max:0.62V; Case style:SM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10MQ040N</text:p>
          </table:table-cell>
          <table:table-cell table:style-name="ce1" office:value-type="string">
            <text:p>Vishay</text:p>
          </table:table-cell>
          <table:table-cell table:style-name="ce1" office:value-type="string">
            <text:p>10MQ040NTRPBF</text:p>
          </table:table-cell>
          <table:table-cell office:value-type="float" office:value="0.47">
            <text:p>0,47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7-07-03">
            <text:p>03-07-2017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1N4148</text:p>
          </table:table-cell>
          <table:table-cell table:style-name="ce1" office:value-type="string">
            <text:p>DO-35</text:p>
          </table:table-cell>
          <table:table-cell table:style-name="ce1" office:value-type="string">
            <text:p>DIODE</text:p>
          </table:table-cell>
          <table:table-cell table:style-name="ce1" office:value-type="string">
            <text:p>DO-35</text:p>
          </table:table-cell>
          <table:table-cell table:style-name="ce91" office:value-type="string">
            <text:p>Dioda: przełączająca; 100V; 300mA; 2A; DO35</text:p>
          </table:table-cell>
          <table:table-cell office:value-type="string">
            <text:p>tme.pl</text:p>
          </table:table-cell>
          <table:table-cell table:style-name="ce1" office:value-type="string">
            <text:p>1N4148-TAP</text:p>
          </table:table-cell>
          <table:table-cell office:value-type="string">
            <text:p>Vishay</text:p>
          </table:table-cell>
          <table:table-cell table:style-name="ce1" office:value-type="string">
            <text:p>1N4148-TAP</text:p>
          </table:table-cell>
          <table:table-cell office:value-type="float" office:value="0.09">
            <text:p>0,0900</text:p>
          </table:table-cell>
          <table:table-cell office:value-type="string">
            <text:p>PLN</text:p>
          </table:table-cell>
          <table:table-cell table:style-name="ce5" office:value-type="date" office:date-value="2017-07-13">
            <text:p>13-07-2017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1N4148-0805</text:p>
          </table:table-cell>
          <table:table-cell table:number-columns-repeated="3" table:style-name="ce1" office:value-type="string">
            <text:p>D0805</text:p>
          </table:table-cell>
          <table:table-cell table:style-name="ce91" office:value-type="string">
            <text:p>Small signal diode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1N4148-0805</text:p>
          </table:table-cell>
          <table:table-cell table:style-name="ce1" table:number-columns-repeated="2"/>
          <table:table-cell office:value-type="float" office:value="0.15">
            <text:p>0,15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7-09-25">
            <text:p>25-09-2017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1N5406</text:p>
          </table:table-cell>
          <table:table-cell table:style-name="ce1" office:value-type="string">
            <text:p>DO-41</text:p>
          </table:table-cell>
          <table:table-cell table:style-name="ce1" office:value-type="string">
            <text:p>DIODE</text:p>
          </table:table-cell>
          <table:table-cell table:style-name="ce1" office:value-type="string">
            <text:p>DO-41</text:p>
          </table:table-cell>
          <table:table-cell table:style-name="ce91" office:value-type="string">
            <text:p>Dioda: prostownicza; 600V; 3A; 1,5us; Opakowanie: Ammo Pack; DO201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1N5406-DIO</text:p>
          </table:table-cell>
          <table:table-cell table:style-name="ce1" office:value-type="string">
            <text:p>Diotec Semiconductor</text:p>
          </table:table-cell>
          <table:table-cell table:style-name="ce1" office:value-type="string">
            <text:p>1N5806</text:p>
          </table:table-cell>
          <table:table-cell office:value-type="float" office:value="0.28">
            <text:p>0,28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7-01-16">
            <text:p>16-01-2017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1N5408</text:p>
          </table:table-cell>
          <table:table-cell table:style-name="ce1" office:value-type="string">
            <text:p>DO-41</text:p>
          </table:table-cell>
          <table:table-cell table:style-name="ce1" office:value-type="string">
            <text:p>DIODE</text:p>
          </table:table-cell>
          <table:table-cell table:style-name="ce1" office:value-type="string">
            <text:p>DO-41</text:p>
          </table:table-cell>
          <table:table-cell table:style-name="ce91" office:value-type="string">
            <text:p>Dioda: prostownicza; 1kV; 3A; DO201AD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1N5408</text:p>
          </table:table-cell>
          <table:table-cell table:style-name="ce1" office:value-type="string">
            <text:p>DC Components</text:p>
          </table:table-cell>
          <table:table-cell table:style-name="ce1" office:value-type="string">
            <text:p>1N5818</text:p>
          </table:table-cell>
          <table:table-cell office:value-type="float" office:value="0.25192">
            <text:p>0,2519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6-03-20">
            <text:p>20-03-2016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1N5818</text:p>
          </table:table-cell>
          <table:table-cell table:style-name="ce1" office:value-type="string">
            <text:p>DO-41</text:p>
          </table:table-cell>
          <table:table-cell table:style-name="ce1" office:value-type="string">
            <text:p>DIODE</text:p>
          </table:table-cell>
          <table:table-cell table:style-name="ce1" office:value-type="string">
            <text:p>DO-41</text:p>
          </table:table-cell>
          <table:table-cell table:style-name="ce91" office:value-type="string">
            <text:p>Schottky barrier rectifier 1A 30V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1N5818</text:p>
          </table:table-cell>
          <table:table-cell table:style-name="ce1" office:value-type="string">
            <text:p>DC Components</text:p>
          </table:table-cell>
          <table:table-cell table:style-name="ce1" office:value-type="string">
            <text:p>1N5818</text:p>
          </table:table-cell>
          <table:table-cell office:value-type="float" office:value="0.26">
            <text:p>0,26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1-06-23">
            <text:p>23-06-2011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B10S</text:p>
          </table:table-cell>
          <table:table-cell table:style-name="ce1" office:value-type="string">
            <text:p>DB-1MS</text:p>
          </table:table-cell>
          <table:table-cell table:style-name="ce1" office:value-type="string">
            <text:p>BRIDGE</text:p>
          </table:table-cell>
          <table:table-cell table:style-name="ce1" office:value-type="string">
            <text:p>B10S</text:p>
          </table:table-cell>
          <table:table-cell table:style-name="ce49" office:value-type="string">
            <text:p>SINGLE-PHASE MINI SURFACE MOUNT BRIDGE RECTIFIER 1000V 0.5A</text:p>
          </table:table-cell>
          <table:table-cell office:value-type="string">
            <text:p>tme.pl</text:p>
          </table:table-cell>
          <table:table-cell table:style-name="ce1" office:value-type="string">
            <text:p>B10S</text:p>
          </table:table-cell>
          <table:table-cell office:value-type="string">
            <text:p>DC Components</text:p>
          </table:table-cell>
          <table:table-cell office:value-type="string">
            <text:p>B10S</text:p>
          </table:table-cell>
          <table:table-cell office:value-type="float" office:value="0.42">
            <text:p>0,4200</text:p>
          </table:table-cell>
          <table:table-cell office:value-type="string">
            <text:p>PLN</text:p>
          </table:table-cell>
          <table:table-cell table:style-name="ce5" office:value-type="date" office:date-value="2012-10-15">
            <text:p>15-10-2012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B560C-13-F</text:p>
          </table:table-cell>
          <table:table-cell table:style-name="ce1" office:value-type="string">
            <text:p>SMC</text:p>
          </table:table-cell>
          <table:table-cell table:style-name="ce1" office:value-type="string">
            <text:p>DIODE SCHOTTKY</text:p>
          </table:table-cell>
          <table:table-cell table:style-name="ce1" office:value-type="string">
            <text:p>SMC</text:p>
          </table:table-cell>
          <table:table-cell table:style-name="ce91" office:value-type="string">
            <text:p>DIODA, REC, SCHOTTKY, 60V, 5A, SMC</text:p>
          </table:table-cell>
          <table:table-cell office:value-type="string">
            <text:p>farnell.com</text:p>
          </table:table-cell>
          <table:table-cell table:style-name="ce1" office:value-type="string">
            <text:p>1858602</text:p>
          </table:table-cell>
          <table:table-cell office:value-type="string">
            <text:p>Diodes Inc</text:p>
          </table:table-cell>
          <table:table-cell table:style-name="ce1" office:value-type="string">
            <text:p>B560C-13-F</text:p>
          </table:table-cell>
          <table:table-cell office:value-type="float" office:value="3.94">
            <text:p>3,9400</text:p>
          </table:table-cell>
          <table:table-cell office:value-type="string">
            <text:p>PLN</text:p>
          </table:table-cell>
          <table:table-cell table:style-name="ce5" office:value-type="date" office:date-value="2014-05-26">
            <text:p>26-05-2014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BAT54C</text:p>
          </table:table-cell>
          <table:table-cell table:style-name="ce1" office:value-type="string">
            <text:p>SOT23-3</text:p>
          </table:table-cell>
          <table:table-cell table:style-name="ce1" office:value-type="string">
            <text:p>BAT54C</text:p>
          </table:table-cell>
          <table:table-cell table:style-name="ce1" office:value-type="string">
            <text:p>SOT23-3</text:p>
          </table:table-cell>
          <table:table-cell table:style-name="ce91" office:value-type="string">
            <text:p>Small signal Schottky diode 300mA 40V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BAT54C</text:p>
          </table:table-cell>
          <table:table-cell table:style-name="ce1" office:value-type="string">
            <text:p>NXP</text:p>
          </table:table-cell>
          <table:table-cell table:style-name="ce1" office:value-type="string">
            <text:p>BAT54C.215</text:p>
          </table:table-cell>
          <table:table-cell office:value-type="float" office:value="0.09">
            <text:p>0,09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7-05-29">
            <text:p>29-05-2017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BAV101-GS08</text:p>
          </table:table-cell>
          <table:table-cell table:style-name="ce1" office:value-type="string">
            <text:p>SOD80C</text:p>
          </table:table-cell>
          <table:table-cell table:style-name="ce1" office:value-type="string">
            <text:p>DIODE</text:p>
          </table:table-cell>
          <table:table-cell table:style-name="ce1" office:value-type="string">
            <text:p>SOD80C</text:p>
          </table:table-cell>
          <table:table-cell table:style-name="ce91" office:value-type="string">
            <text:p>Small signal switching diode, high voltage, 120V, 625m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BAV101-GS08</text:p>
          </table:table-cell>
          <table:table-cell table:style-name="ce1" office:value-type="string">
            <text:p>Vishay</text:p>
          </table:table-cell>
          <table:table-cell table:style-name="ce1" office:value-type="string">
            <text:p>BAV101-GS08</text:p>
          </table:table-cell>
          <table:table-cell office:value-type="float" office:value="0.0882">
            <text:p>0,0882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6-04-09">
            <text:p>09-04-2016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BZM55C15</text:p>
          </table:table-cell>
          <table:table-cell table:style-name="ce1" office:value-type="string">
            <text:p>MICROMELF</text:p>
          </table:table-cell>
          <table:table-cell table:style-name="ce1" office:value-type="string">
            <text:p>DIODE BREAKDOWN</text:p>
          </table:table-cell>
          <table:table-cell table:style-name="ce1" office:value-type="string">
            <text:p>MICROMELF</text:p>
          </table:table-cell>
          <table:table-cell table:style-name="ce91" office:value-type="string">
            <text:p>Diode Zener 10V, 0.5W, micromelf</text:p>
          </table:table-cell>
          <table:table-cell office:value-type="string">
            <text:p>tme.pl</text:p>
          </table:table-cell>
          <table:table-cell table:style-name="ce1" office:value-type="string">
            <text:p>BZM55C15</text:p>
          </table:table-cell>
          <table:table-cell office:value-type="string">
            <text:p>Vishay</text:p>
          </table:table-cell>
          <table:table-cell table:style-name="ce1" office:value-type="string">
            <text:p>BZM55C15-TR</text:p>
          </table:table-cell>
          <table:table-cell office:value-type="float" office:value="0.21">
            <text:p>0,2100</text:p>
          </table:table-cell>
          <table:table-cell office:value-type="string">
            <text:p>PLN</text:p>
          </table:table-cell>
          <table:table-cell table:style-name="ce5" office:value-type="date" office:date-value="2013-09-26">
            <text:p>26-09-2013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BZX84C3V3</text:p>
          </table:table-cell>
          <table:table-cell table:style-name="ce1" office:value-type="string">
            <text:p>SOT23-3</text:p>
          </table:table-cell>
          <table:table-cell table:style-name="ce1" office:value-type="string">
            <text:p>ZENER_SOT23_13</text:p>
          </table:table-cell>
          <table:table-cell table:style-name="ce1" office:value-type="string">
            <text:p>SOT23-3</text:p>
          </table:table-cell>
          <table:table-cell table:style-name="ce91" office:value-type="string">
            <text:p>Dioda: Zenera; 0,3W; 3,3V; SMD; taśma; SOT23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BZX84C3V3</text:p>
          </table:table-cell>
          <table:table-cell table:style-name="ce1" office:value-type="string">
            <text:p>NXP</text:p>
          </table:table-cell>
          <table:table-cell table:style-name="ce1" office:value-type="string">
            <text:p>BZX84-C3V3.215</text:p>
          </table:table-cell>
          <table:table-cell office:value-type="float" office:value="0.09">
            <text:p>0,09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6-10-14">
            <text:p>14-10-2016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BZX84C5V1</text:p>
          </table:table-cell>
          <table:table-cell table:style-name="ce1" office:value-type="string">
            <text:p>SOT23-3</text:p>
          </table:table-cell>
          <table:table-cell table:style-name="ce1" office:value-type="string">
            <text:p>ZENER_SOT23_13</text:p>
          </table:table-cell>
          <table:table-cell table:style-name="ce1" office:value-type="string">
            <text:p>SOT23-3</text:p>
          </table:table-cell>
          <table:table-cell table:style-name="ce91" office:value-type="string">
            <text:p>Zener diode 5.1V, 0.3W, SOT-23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BZX84C5V1</text:p>
          </table:table-cell>
          <table:table-cell table:style-name="ce1" office:value-type="string">
            <text:p>NXP</text:p>
          </table:table-cell>
          <table:table-cell table:style-name="ce1" office:value-type="string">
            <text:p>BZX84-C5V1.215</text:p>
          </table:table-cell>
          <table:table-cell office:value-type="float" office:value="0.1">
            <text:p>0,10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7-01-16">
            <text:p>16-01-2017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GBI15B</text:p>
          </table:table-cell>
          <table:table-cell table:style-name="ce1" office:value-type="string">
            <text:p>KBK15</text:p>
          </table:table-cell>
          <table:table-cell table:style-name="ce1" office:value-type="string">
            <text:p>BRIDGE</text:p>
          </table:table-cell>
          <table:table-cell table:style-name="ce1" office:value-type="string">
            <text:p>KBK15</text:p>
          </table:table-cell>
          <table:table-cell table:style-name="ce91" office:value-type="string">
            <text:p>Mostek prostowniczy; płaski; 100V; 15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GBI15B</text:p>
          </table:table-cell>
          <table:table-cell table:style-name="ce1" office:value-type="string">
            <text:p>Diotec Semiconductor</text:p>
          </table:table-cell>
          <table:table-cell table:style-name="ce1" office:value-type="string">
            <text:p>GBI15B</text:p>
          </table:table-cell>
          <table:table-cell office:value-type="float" office:value="2.6484">
            <text:p>2,6484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6-01-14">
            <text:p>14-01-2016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GBI25K</text:p>
          </table:table-cell>
          <table:table-cell table:style-name="ce1" office:value-type="string">
            <text:p>KBK15</text:p>
          </table:table-cell>
          <table:table-cell table:style-name="ce1" office:value-type="string">
            <text:p>BRIDGE</text:p>
          </table:table-cell>
          <table:table-cell table:style-name="ce1" office:value-type="string">
            <text:p>KBK15</text:p>
          </table:table-cell>
          <table:table-cell table:style-name="ce91" office:value-type="string">
            <text:p>Silicon bridge rectifier 800V,25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GBI25K</text:p>
          </table:table-cell>
          <table:table-cell table:style-name="ce1" office:value-type="string">
            <text:p>Diotec Semiconductor</text:p>
          </table:table-cell>
          <table:table-cell table:style-name="ce1" office:value-type="string">
            <text:p>GBI25K</text:p>
          </table:table-cell>
          <table:table-cell office:value-type="float" office:value="3.2611">
            <text:p>3,2611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6-01-20">
            <text:p>20-01-2016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GBK10B</text:p>
          </table:table-cell>
          <table:table-cell table:style-name="ce1" office:value-type="string">
            <text:p>30.3x4.8x20</text:p>
          </table:table-cell>
          <table:table-cell table:style-name="ce1" office:value-type="string">
            <text:p>BRIDGE</text:p>
          </table:table-cell>
          <table:table-cell table:style-name="ce1" office:value-type="string">
            <text:p>KBK15</text:p>
          </table:table-cell>
          <table:table-cell table:style-name="ce91" office:value-type="string">
            <text:p>Mostek prostowniczy; 100V; 10A; GBK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GBK10B</text:p>
          </table:table-cell>
          <table:table-cell table:style-name="ce1" office:value-type="string">
            <text:p>DC Components</text:p>
          </table:table-cell>
          <table:table-cell table:style-name="ce1" office:value-type="string">
            <text:p>GBK10B</text:p>
          </table:table-cell>
          <table:table-cell office:value-type="float" office:value="0.75">
            <text:p>0,75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7-01-16">
            <text:p>16-01-2017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KBK10B</text:p>
          </table:table-cell>
          <table:table-cell table:style-name="ce1" office:value-type="string">
            <text:p>30.3x4.8x20</text:p>
          </table:table-cell>
          <table:table-cell table:style-name="ce1" office:value-type="string">
            <text:p>BRIDGE</text:p>
          </table:table-cell>
          <table:table-cell table:style-name="ce1" office:value-type="string">
            <text:p>KBK15</text:p>
          </table:table-cell>
          <table:table-cell table:style-name="ce91" office:value-type="string">
            <text:p>!!Wycofany ze sprzedaży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KBK10B</text:p>
          </table:table-cell>
          <table:table-cell table:style-name="ce1" office:value-type="string">
            <text:p>DC Components</text:p>
          </table:table-cell>
          <table:table-cell table:style-name="ce1" office:value-type="string">
            <text:p>KBK10B</text:p>
          </table:table-cell>
          <table:table-cell office:value-type="float" office:value="2.5281">
            <text:p>2,5281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5-05-07">
            <text:p>07-05-2015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KBL02</text:p>
          </table:table-cell>
          <table:table-cell table:style-name="ce1" office:value-type="string">
            <text:p>6x19</text:p>
          </table:table-cell>
          <table:table-cell table:style-name="ce1" office:value-type="string">
            <text:p>BRIDGE</text:p>
          </table:table-cell>
          <table:table-cell table:style-name="ce1" office:value-type="string">
            <text:p>KBL06</text:p>
          </table:table-cell>
          <table:table-cell table:style-name="ce91" office:value-type="string">
            <text:p>Single-phase silicon bridge rectifier 200V 4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KBL02</text:p>
          </table:table-cell>
          <table:table-cell table:style-name="ce1" office:value-type="string">
            <text:p>DC Components</text:p>
          </table:table-cell>
          <table:table-cell table:style-name="ce1" office:value-type="string">
            <text:p>KBL02</text:p>
          </table:table-cell>
          <table:table-cell office:value-type="float" office:value="1.45">
            <text:p>1,45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7-07-14">
            <text:p>14-07-2017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KBL06</text:p>
          </table:table-cell>
          <table:table-cell table:style-name="ce1" office:value-type="string">
            <text:p>6x19</text:p>
          </table:table-cell>
          <table:table-cell table:style-name="ce1" office:value-type="string">
            <text:p>BRIDGE</text:p>
          </table:table-cell>
          <table:table-cell table:style-name="ce1" office:value-type="string">
            <text:p>KBL06</text:p>
          </table:table-cell>
          <table:table-cell table:style-name="ce91" office:value-type="string">
            <text:p>Single-phase silicon bridge rectifier 600V 4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KBL06</text:p>
          </table:table-cell>
          <table:table-cell table:style-name="ce1" office:value-type="string">
            <text:p>DC Components</text:p>
          </table:table-cell>
          <table:table-cell table:style-name="ce1" office:value-type="string">
            <text:p>KBL06</text:p>
          </table:table-cell>
          <table:table-cell office:value-type="float" office:value="1.4">
            <text:p>1,40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7-03-30">
            <text:p>30-03-2017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KBU8B</text:p>
          </table:table-cell>
          <table:table-cell table:style-name="ce1" office:value-type="string">
            <text:p>24x7</text:p>
          </table:table-cell>
          <table:table-cell table:style-name="ce1" office:value-type="string">
            <text:p>BRIDGE</text:p>
          </table:table-cell>
          <table:table-cell table:style-name="ce1" office:value-type="string">
            <text:p>KBU8</text:p>
          </table:table-cell>
          <table:table-cell table:style-name="ce1" office:value-type="string">
            <text:p>Silicon bridge rectifier 100V, 8A</text:p>
          </table:table-cell>
          <table:table-cell office:value-type="string">
            <text:p>tme.pl</text:p>
          </table:table-cell>
          <table:table-cell table:style-name="ce1" office:value-type="string">
            <text:p>KBU8B</text:p>
          </table:table-cell>
          <table:table-cell office:value-type="string">
            <text:p>DC Components</text:p>
          </table:table-cell>
          <table:table-cell table:style-name="ce1" office:value-type="string">
            <text:p>KBU8B</text:p>
          </table:table-cell>
          <table:table-cell office:value-type="float" office:value="3.05">
            <text:p>3,0500</text:p>
          </table:table-cell>
          <table:table-cell office:value-type="string">
            <text:p>PLN</text:p>
          </table:table-cell>
          <table:table-cell table:style-name="ce5" office:value-type="date" office:date-value="2017-01-16">
            <text:p>16-01-2017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LL4148</text:p>
          </table:table-cell>
          <table:table-cell table:style-name="ce1" office:value-type="string">
            <text:p>MINIMELF</text:p>
          </table:table-cell>
          <table:table-cell table:style-name="ce1" office:value-type="string">
            <text:p>DIODE</text:p>
          </table:table-cell>
          <table:table-cell table:style-name="ce1" office:value-type="string">
            <text:p>MINIMELF</text:p>
          </table:table-cell>
          <table:table-cell table:style-name="ce91" office:value-type="string">
            <text:p>Fast switching diode, MiniMELF, 150mA, 100V</text:p>
          </table:table-cell>
          <table:table-cell office:value-type="string">
            <text:p>tme.pl</text:p>
          </table:table-cell>
          <table:table-cell table:style-name="ce1" office:value-type="string">
            <text:p>LL4148-PHI</text:p>
          </table:table-cell>
          <table:table-cell office:value-type="string">
            <text:p>NXP</text:p>
          </table:table-cell>
          <table:table-cell office:value-type="string">
            <text:p>PMLL4148L.115</text:p>
          </table:table-cell>
          <table:table-cell office:value-type="float" office:value="0.084">
            <text:p>0,0840</text:p>
          </table:table-cell>
          <table:table-cell office:value-type="string">
            <text:p>PLN</text:p>
          </table:table-cell>
          <table:table-cell table:style-name="ce5" office:value-type="date" office:date-value="2012-10-28">
            <text:p>28-10-2012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LM4040C25H5TA</text:p>
          </table:table-cell>
          <table:table-cell office:value-type="string">
            <text:p>SC70-5</text:p>
          </table:table-cell>
          <table:table-cell table:style-name="ce1" office:value-type="string">
            <text:p>ZENER-SC-70-5</text:p>
          </table:table-cell>
          <table:table-cell office:value-type="string">
            <text:p>SC-70-5</text:p>
          </table:table-cell>
          <table:table-cell office:value-type="string">
            <text:p>Precision micropower shunt voltage reference 2.5V</text:p>
          </table:table-cell>
          <table:table-cell table:style-name="ce1" office:value-type="string">
            <text:p>farnell.com</text:p>
          </table:table-cell>
          <table:table-cell table:style-name="ce1" office:value-type="string">
            <text:p>1825372</text:p>
          </table:table-cell>
          <table:table-cell office:value-type="string">
            <text:p>Diodes Inc</text:p>
          </table:table-cell>
          <table:table-cell table:style-name="ce1" office:value-type="string">
            <text:p>LM4040C25H5TA</text:p>
          </table:table-cell>
          <table:table-cell office:value-type="float" office:value="1.27">
            <text:p>1,2700</text:p>
          </table:table-cell>
          <table:table-cell office:value-type="string">
            <text:p>PLN</text:p>
          </table:table-cell>
          <table:table-cell table:style-name="ce5" office:value-type="date" office:date-value="2012-09-13">
            <text:p>13-09-2012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LM4040D25IDBZTG4</text:p>
          </table:table-cell>
          <table:table-cell table:style-name="ce1" office:value-type="string">
            <text:p>SOT23-3</text:p>
          </table:table-cell>
          <table:table-cell table:style-name="ce1" office:value-type="string">
            <text:p>ZENER_SOT23_21</text:p>
          </table:table-cell>
          <table:table-cell table:style-name="ce1" office:value-type="string">
            <text:p>SOT23-3</text:p>
          </table:table-cell>
          <table:table-cell table:style-name="ce91" office:value-type="string">
            <text:p>Precision micropower shunt voltage reference 2.5V</text:p>
          </table:table-cell>
          <table:table-cell office:value-type="string">
            <text:p>tme.pl</text:p>
          </table:table-cell>
          <table:table-cell table:style-name="ce1" office:value-type="string">
            <text:p>LM4040D25IDBZTG</text:p>
          </table:table-cell>
          <table:table-cell office:value-type="string">
            <text:p>Texas Instruments</text:p>
          </table:table-cell>
          <table:table-cell table:style-name="ce1" office:value-type="string">
            <text:p>LM4040D25IDBZTG4</text:p>
          </table:table-cell>
          <table:table-cell office:value-type="float" office:value="1.31">
            <text:p>1,3100</text:p>
          </table:table-cell>
          <table:table-cell office:value-type="string">
            <text:p>PLN</text:p>
          </table:table-cell>
          <table:table-cell table:style-name="ce5" office:value-type="date" office:date-value="2012-09-17">
            <text:p>17-09-2012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M4-DCCOMP</text:p>
          </table:table-cell>
          <table:table-cell table:style-name="ce1" office:value-type="string">
            <text:p>SMA</text:p>
          </table:table-cell>
          <table:table-cell table:style-name="ce1" office:value-type="string">
            <text:p>DIODE</text:p>
          </table:table-cell>
          <table:table-cell table:style-name="ce1" office:value-type="string">
            <text:p>SMA</text:p>
          </table:table-cell>
          <table:table-cell table:style-name="ce91" office:value-type="string">
            <text:p>Dioda prostownicza; 400V; 1A; SMA</text:p>
          </table:table-cell>
          <table:table-cell office:value-type="string">
            <text:p>tme.pl</text:p>
          </table:table-cell>
          <table:table-cell table:style-name="ce1" office:value-type="string">
            <text:p>M4</text:p>
          </table:table-cell>
          <table:table-cell office:value-type="string">
            <text:p>DC Components</text:p>
          </table:table-cell>
          <table:table-cell office:value-type="string">
            <text:p>M4</text:p>
          </table:table-cell>
          <table:table-cell office:value-type="float" office:value="0.044">
            <text:p>0,0440</text:p>
          </table:table-cell>
          <table:table-cell office:value-type="string">
            <text:p>PLN</text:p>
          </table:table-cell>
          <table:table-cell table:style-name="ce5" office:value-type="date" office:date-value="2013-08-28">
            <text:p>28-08-2013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M6-DCCOMP</text:p>
          </table:table-cell>
          <table:table-cell table:style-name="ce1" office:value-type="string">
            <text:p>SMA</text:p>
          </table:table-cell>
          <table:table-cell table:style-name="ce1" office:value-type="string">
            <text:p>DIODE</text:p>
          </table:table-cell>
          <table:table-cell table:style-name="ce1" office:value-type="string">
            <text:p>SMA</text:p>
          </table:table-cell>
          <table:table-cell table:style-name="ce91" office:value-type="string">
            <text:p>Dioda prostownicza; 800V; 1A; SMA</text:p>
          </table:table-cell>
          <table:table-cell office:value-type="string">
            <text:p>tme.pl</text:p>
          </table:table-cell>
          <table:table-cell table:style-name="ce1" office:value-type="string">
            <text:p>M6</text:p>
          </table:table-cell>
          <table:table-cell office:value-type="string">
            <text:p>DC Components</text:p>
          </table:table-cell>
          <table:table-cell office:value-type="string">
            <text:p>M6</text:p>
          </table:table-cell>
          <table:table-cell office:value-type="float" office:value="0.07">
            <text:p>0,0700</text:p>
          </table:table-cell>
          <table:table-cell office:value-type="string">
            <text:p>PLN</text:p>
          </table:table-cell>
          <table:table-cell table:style-name="ce5" office:value-type="date" office:date-value="2017-01-16">
            <text:p>16-01-2017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MBR0530T1G</text:p>
          </table:table-cell>
          <table:table-cell table:style-name="ce1" office:value-type="string">
            <text:p>SOD123</text:p>
          </table:table-cell>
          <table:table-cell table:style-name="ce1" office:value-type="string">
            <text:p>DIODE SCHOTTKY</text:p>
          </table:table-cell>
          <table:table-cell table:style-name="ce1" office:value-type="string">
            <text:p>SOD123</text:p>
          </table:table-cell>
          <table:table-cell table:style-name="ce91" office:value-type="string">
            <text:p>Surface mount Schottky power rectifier 0.5A 30V</text:p>
          </table:table-cell>
          <table:table-cell office:value-type="string">
            <text:p>tme.pl</text:p>
          </table:table-cell>
          <table:table-cell table:style-name="ce1" office:value-type="string">
            <text:p>MBR0530T1G</text:p>
          </table:table-cell>
          <table:table-cell office:value-type="string">
            <text:p>ON Semiconductor</text:p>
          </table:table-cell>
          <table:table-cell table:style-name="ce1" office:value-type="string">
            <text:p>MBR0530T1G</text:p>
          </table:table-cell>
          <table:table-cell office:value-type="float" office:value="0.23">
            <text:p>0,2300</text:p>
          </table:table-cell>
          <table:table-cell office:value-type="string">
            <text:p>PLN</text:p>
          </table:table-cell>
          <table:table-cell table:style-name="ce5" office:value-type="date" office:date-value="2017-07-03">
            <text:p>03-07-2017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P6SMB150A</text:p>
          </table:table-cell>
          <table:table-cell table:style-name="ce1" office:value-type="string">
            <text:p>SMB</text:p>
          </table:table-cell>
          <table:table-cell table:style-name="ce1" office:value-type="string">
            <text:p>DIODE BREAKDOWN</text:p>
          </table:table-cell>
          <table:table-cell table:style-name="ce1" office:value-type="string">
            <text:p>SMB</text:p>
          </table:table-cell>
          <table:table-cell table:style-name="ce76" office:value-type="string">
            <text:p>Transient Suppresion Unidirectional Diode 150V 600W, case SMB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P6SMB150A-LF</text:p>
          </table:table-cell>
          <table:table-cell table:style-name="ce1" office:value-type="string">
            <text:p>Littelfuse</text:p>
          </table:table-cell>
          <table:table-cell table:style-name="ce1" office:value-type="string">
            <text:p>P6SMB150A</text:p>
          </table:table-cell>
          <table:table-cell office:value-type="float" office:value="2.05">
            <text:p>2,05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6-08-11">
            <text:p>11-08-2016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P6SMB15A</text:p>
          </table:table-cell>
          <table:table-cell table:style-name="ce1" office:value-type="string">
            <text:p>SMB</text:p>
          </table:table-cell>
          <table:table-cell table:style-name="ce1" office:value-type="string">
            <text:p>DIODE BREAKDOWN</text:p>
          </table:table-cell>
          <table:table-cell table:style-name="ce1" office:value-type="string">
            <text:p>SMB</text:p>
          </table:table-cell>
          <table:table-cell table:style-name="ce76" office:value-type="string">
            <text:p>Transient Suppresion Unidirectional Diode 15V 600W, case SMB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P6SMB15A-LF</text:p>
          </table:table-cell>
          <table:table-cell table:style-name="ce1" office:value-type="string">
            <text:p>Littelfuse</text:p>
          </table:table-cell>
          <table:table-cell table:style-name="ce1" office:value-type="string">
            <text:p>P6SMB15A</text:p>
          </table:table-cell>
          <table:table-cell office:value-type="float" office:value="0.64">
            <text:p>0,64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5-04-14">
            <text:p>14-04-2015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P6SMB33CA</text:p>
          </table:table-cell>
          <table:table-cell table:style-name="ce1" office:value-type="string">
            <text:p>SMB</text:p>
          </table:table-cell>
          <table:table-cell table:style-name="ce1" office:value-type="string">
            <text:p>DIODE BI-SUPRESSOR</text:p>
          </table:table-cell>
          <table:table-cell table:style-name="ce1" office:value-type="string">
            <text:p>DO-214AA</text:p>
          </table:table-cell>
          <table:table-cell table:style-name="ce76" office:value-type="string">
            <text:p>Transient Suppresion Bidirectional Diode 40.7V 600W, case SMB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P6SMB33CA</text:p>
          </table:table-cell>
          <table:table-cell table:style-name="ce1" office:value-type="string">
            <text:p>Semikron</text:p>
          </table:table-cell>
          <table:table-cell table:style-name="ce1" office:value-type="string">
            <text:p>P6SMB33CA</text:p>
          </table:table-cell>
          <table:table-cell office:value-type="float" office:value="0.7">
            <text:p>0,70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3-08-26">
            <text:p>26-08-2013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P6SMB36A</text:p>
          </table:table-cell>
          <table:table-cell table:style-name="ce1" office:value-type="string">
            <text:p>SMB</text:p>
          </table:table-cell>
          <table:table-cell table:style-name="ce1" office:value-type="string">
            <text:p>DIODE BREAKDOWN</text:p>
          </table:table-cell>
          <table:table-cell table:style-name="ce1" office:value-type="string">
            <text:p>SMB</text:p>
          </table:table-cell>
          <table:table-cell table:style-name="ce76" office:value-type="string">
            <text:p>Transient Suppresion Unidirectional Diode 15V 600W, case SMB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P6SMB36A-LF</text:p>
          </table:table-cell>
          <table:table-cell table:style-name="ce1" office:value-type="string">
            <text:p>Littelfuse</text:p>
          </table:table-cell>
          <table:table-cell table:style-name="ce1" office:value-type="string">
            <text:p>P6SMB36A</text:p>
          </table:table-cell>
          <table:table-cell office:value-type="float" office:value="0.61">
            <text:p>0,61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2-10-15">
            <text:p>15-10-2012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RB521S30T1G</text:p>
          </table:table-cell>
          <table:table-cell table:style-name="ce1" office:value-type="string">
            <text:p>SOD523</text:p>
          </table:table-cell>
          <table:table-cell table:style-name="ce1" office:value-type="string">
            <text:p>DIODE SCHOTTKY</text:p>
          </table:table-cell>
          <table:table-cell table:style-name="ce1" office:value-type="string">
            <text:p>SOD523</text:p>
          </table:table-cell>
          <table:table-cell table:style-name="ce50" office:value-type="string">
            <text:p>30 V SCHOTTKY BARRIER DIODE, 200mA</text:p>
          </table:table-cell>
          <table:table-cell office:value-type="string">
            <text:p>tme.pl</text:p>
          </table:table-cell>
          <table:table-cell table:style-name="ce1" office:value-type="string">
            <text:p>RB521S30T1G</text:p>
          </table:table-cell>
          <table:table-cell office:value-type="string">
            <text:p>ON Semiconductor</text:p>
          </table:table-cell>
          <table:table-cell table:style-name="ce1" office:value-type="string">
            <text:p>RB521S30T1G</text:p>
          </table:table-cell>
          <table:table-cell office:value-type="float" office:value="0.11">
            <text:p>0,1100</text:p>
          </table:table-cell>
          <table:table-cell office:value-type="string">
            <text:p>PLN</text:p>
          </table:table-cell>
          <table:table-cell table:style-name="ce5" office:value-type="date" office:date-value="2012-10-19">
            <text:p>19-10-2012</text:p>
          </table:table-cell>
          <table:table-cell table:style-name="ce3"/>
          <table:table-cell table:number-columns-repeated="1009"/>
        </table:table-row>
        <table:table-row table:style-name="ro1">
          <table:table-cell office:value-type="string">
            <text:p>SMAJ24CA</text:p>
          </table:table-cell>
          <table:table-cell office:value-type="string">
            <text:p>SMA</text:p>
          </table:table-cell>
          <table:table-cell table:style-name="ce1" office:value-type="string">
            <text:p>DIODE BI-SUPRESSOR</text:p>
          </table:table-cell>
          <table:table-cell table:style-name="ce1" office:value-type="string">
            <text:p>SMA</text:p>
          </table:table-cell>
          <table:table-cell office:value-type="string">
            <text:p>SMAJ24CA-LF Dioda: transil; 400W; 24V; 10,3A; dwukierunkowa; DO214AC</text:p>
          </table:table-cell>
          <table:table-cell office:value-type="string">
            <text:p>tme.pl</text:p>
          </table:table-cell>
          <table:table-cell office:value-type="string">
            <text:p>SMAJ24CA</text:p>
          </table:table-cell>
          <table:table-cell office:value-type="string">
            <text:p>Littelfuse</text:p>
          </table:table-cell>
          <table:table-cell office:value-type="string">
            <text:p>SMAJ24CA</text:p>
          </table:table-cell>
          <table:table-cell office:value-type="float" office:value="0.2847">
            <text:p>0,2847</text:p>
          </table:table-cell>
          <table:table-cell office:value-type="string">
            <text:p>PLN</text:p>
          </table:table-cell>
          <table:table-cell table:style-name="ce16" office:value-type="date" office:date-value="2015-04-02">
            <text:p>2.04.2015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SMBJ15A</text:p>
          </table:table-cell>
          <table:table-cell table:style-name="ce1" office:value-type="string">
            <text:p>SMB</text:p>
          </table:table-cell>
          <table:table-cell table:style-name="ce1" office:value-type="string">
            <text:p>DIODE BREAKDOWN</text:p>
          </table:table-cell>
          <table:table-cell table:style-name="ce1" office:value-type="string">
            <text:p>SMB</text:p>
          </table:table-cell>
          <table:table-cell table:style-name="ce76" office:value-type="string">
            <text:p>Transient Suppresion Unidirectional Diode 15V 600W, case SMB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SMBJ15A-LF</text:p>
          </table:table-cell>
          <table:table-cell table:style-name="ce1" office:value-type="string">
            <text:p>Littelfuse</text:p>
          </table:table-cell>
          <table:table-cell table:style-name="ce1" office:value-type="string">
            <text:p>SMBJ15A</text:p>
          </table:table-cell>
          <table:table-cell office:value-type="float" office:value="0.86">
            <text:p>0,86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6-04-09">
            <text:p>09-04-2016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SMF05CT1G</text:p>
          </table:table-cell>
          <table:table-cell table:style-name="ce1" office:value-type="string">
            <text:p>SC-88</text:p>
          </table:table-cell>
          <table:table-cell table:style-name="ce1" office:value-type="string">
            <text:p>SMF05CT1G</text:p>
          </table:table-cell>
          <table:table-cell table:style-name="ce1" office:value-type="string">
            <text:p>SC-88</text:p>
          </table:table-cell>
          <table:table-cell table:style-name="ce91" office:value-type="string">
            <text:p>5-Line transient voltage suppressor array</text:p>
          </table:table-cell>
          <table:table-cell table:style-name="ce1" office:value-type="string">
            <text:p>farnell.com</text:p>
          </table:table-cell>
          <table:table-cell table:style-name="ce1" office:value-type="string">
            <text:p>2059033</text:p>
          </table:table-cell>
          <table:table-cell table:style-name="ce1" office:value-type="string">
            <text:p>Semtech</text:p>
          </table:table-cell>
          <table:table-cell table:style-name="ce1" office:value-type="string">
            <text:p>SMF05C</text:p>
          </table:table-cell>
          <table:table-cell office:value-type="float" office:value="2.02">
            <text:p>2,02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5-11-20">
            <text:p>20-11-2015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TMMBAT46</text:p>
          </table:table-cell>
          <table:table-cell table:style-name="ce1" office:value-type="string">
            <text:p>SOD80C</text:p>
          </table:table-cell>
          <table:table-cell table:style-name="ce1" office:value-type="string">
            <text:p>DIODE SCHOTTKY</text:p>
          </table:table-cell>
          <table:table-cell table:style-name="ce1" office:value-type="string">
            <text:p>SOD80C</text:p>
          </table:table-cell>
          <table:table-cell table:style-name="ce91" office:value-type="string">
            <text:p>Dioda: prostownicza Schottky; 100V; 150mA; MiniMELF, SOD80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TMMBAT46</text:p>
          </table:table-cell>
          <table:table-cell table:style-name="ce1" office:value-type="string">
            <text:p>ST Microelectronics</text:p>
          </table:table-cell>
          <table:table-cell table:style-name="ce1" office:value-type="string">
            <text:p>TMMBAT46FILM</text:p>
          </table:table-cell>
          <table:table-cell office:value-type="float" office:value="0.22">
            <text:p>0,22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6-10-28">
            <text:p>28-10-2016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USBLC6-2SC6</text:p>
          </table:table-cell>
          <table:table-cell table:style-name="ce1" office:value-type="string">
            <text:p>SOT23-6</text:p>
          </table:table-cell>
          <table:table-cell table:style-name="ce1" office:value-type="string">
            <text:p>USBLC6</text:p>
          </table:table-cell>
          <table:table-cell table:style-name="ce1" office:value-type="string">
            <text:p>SOT23-6</text:p>
          </table:table-cell>
          <table:table-cell table:style-name="ce51" office:value-type="string">
            <text:p>Very low capacitance ESD protection</text:p>
          </table:table-cell>
          <table:table-cell office:value-type="string">
            <text:p>tme.pl</text:p>
          </table:table-cell>
          <table:table-cell table:style-name="ce1" office:value-type="string">
            <text:p>USBLC6-2SC6</text:p>
          </table:table-cell>
          <table:table-cell office:value-type="string">
            <text:p>ST Microelectronics</text:p>
          </table:table-cell>
          <table:table-cell table:style-name="ce1" office:value-type="string">
            <text:p>USBLC6-2SC6</text:p>
          </table:table-cell>
          <table:table-cell office:value-type="float" office:value="0.42">
            <text:p>0,4200</text:p>
          </table:table-cell>
          <table:table-cell office:value-type="string">
            <text:p>PLN</text:p>
          </table:table-cell>
          <table:table-cell table:style-name="ce5" office:value-type="date" office:date-value="2013-04-15">
            <text:p>15-04-2013</text:p>
          </table:table-cell>
          <table:table-cell table:style-name="ce3"/>
          <table:table-cell table:number-columns-repeated="1009"/>
        </table:table-row>
        <table:table-row table:style-name="ro1">
          <table:table-cell table:number-columns-repeated="2" table:style-name="ce1" office:value-type="string">
            <text:p>W005M</text:p>
          </table:table-cell>
          <table:table-cell table:style-name="ce1" office:value-type="string">
            <text:p>BRIDGE</text:p>
          </table:table-cell>
          <table:table-cell table:style-name="ce1" office:value-type="string">
            <text:p>W005M</text:p>
          </table:table-cell>
          <table:table-cell table:style-name="ce91" office:value-type="string">
            <text:p>Single-phase silicon bridge rectifier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W005M</text:p>
          </table:table-cell>
          <table:table-cell table:style-name="ce1" office:value-type="string">
            <text:p>DC Components</text:p>
          </table:table-cell>
          <table:table-cell table:style-name="ce1" office:value-type="string">
            <text:p>W005M</text:p>
          </table:table-cell>
          <table:table-cell office:value-type="float" office:value="0.4899">
            <text:p>0,4899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5-01-26">
            <text:p>26-01-2015</text:p>
          </table:table-cell>
          <table:table-cell table:style-name="ce3"/>
          <table:table-cell table:number-columns-repeated="1009"/>
        </table:table-row>
        <table:table-row table:style-name="ro1">
          <table:table-cell table:style-name="ce1" office:value-type="string">
            <text:p>ZRC330F01TA</text:p>
          </table:table-cell>
          <table:table-cell table:style-name="ce1" office:value-type="string">
            <text:p>SOT23-3</text:p>
          </table:table-cell>
          <table:table-cell table:style-name="ce1" office:value-type="string">
            <text:p>ZENER_SOT23_21</text:p>
          </table:table-cell>
          <table:table-cell table:style-name="ce1" office:value-type="string">
            <text:p>SOT23-3</text:p>
          </table:table-cell>
          <table:table-cell table:style-name="ce91" office:value-type="string">
            <text:p>PRECISION 3.3 VOLT LOW KNEE CURRENT VOLTAGE REFERENCE</text:p>
          </table:table-cell>
          <table:table-cell office:value-type="string">
            <text:p>farnell.com</text:p>
          </table:table-cell>
          <table:table-cell table:style-name="ce1" office:value-type="string">
            <text:p>1132712</text:p>
          </table:table-cell>
          <table:table-cell office:value-type="string">
            <text:p>Diodes Inc</text:p>
          </table:table-cell>
          <table:table-cell table:style-name="ce1" office:value-type="string">
            <text:p>ZRC330F01TA</text:p>
          </table:table-cell>
          <table:table-cell office:value-type="float" office:value="4.65">
            <text:p>4,6500</text:p>
          </table:table-cell>
          <table:table-cell office:value-type="string">
            <text:p>PLN</text:p>
          </table:table-cell>
          <table:table-cell table:style-name="ce5" office:value-type="date" office:date-value="2017-03-26">
            <text:p>26-03-2017</text:p>
          </table:table-cell>
          <table:table-cell table:style-name="ce3"/>
          <table:table-cell table:number-columns-repeated="1009"/>
        </table:table-row>
        <table:table-row table:style-name="ro1" table:number-rows-repeated="104853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Electrical" table:style-name="ta1" table:print="false">
        <office:forms form:automatic-focus="false" form:apply-design-mode="false"/>
        <table:table-column table:style-name="co1" table:number-columns-repeated="2" table:default-cell-style-name="ce18"/>
        <table:table-column table:style-name="co32" table:default-cell-style-name="ce18"/>
        <table:table-column table:style-name="co1" table:number-columns-repeated="6" table:default-cell-style-name="ce18"/>
        <table:table-column table:style-name="co1" table:default-cell-style-name="ce19"/>
        <table:table-column table:style-name="co1" table:number-columns-repeated="1014" table:default-cell-style-name="ce18"/>
        <table:table-row table:style-name="ro5">
          <table:table-cell table:style-name="ce17" office:value-type="string">
            <text:p>Value</text:p>
          </table:table-cell>
          <table:table-cell table:style-name="ce17" office:value-type="string">
            <text:p>Dimensions</text:p>
          </table:table-cell>
          <table:table-cell office:value-type="string">
            <text:p>Library Ref</text:p>
          </table:table-cell>
          <table:table-cell table:style-name="ce17" office:value-type="string">
            <text:p>Footprint Ref</text:p>
          </table:table-cell>
          <table:table-cell table:style-name="ce17" office:value-type="string">
            <text:p>Descript</text:p>
          </table:table-cell>
          <table:table-cell table:style-name="ce17" office:value-type="string">
            <text:p>Supplier5</text:p>
          </table:table-cell>
          <table:table-cell table:style-name="ce17" office:value-type="string">
            <text:p>Reference5</text:p>
          </table:table-cell>
          <table:table-cell table:style-name="ce17" office:value-type="string">
            <text:p>Manufacturer5</text:p>
          </table:table-cell>
          <table:table-cell table:style-name="ce17" office:value-type="string">
            <text:p>Typ5</text:p>
          </table:table-cell>
          <table:table-cell office:value-type="string">
            <text:p>Price5</text:p>
          </table:table-cell>
          <table:table-cell table:style-name="ce17" office:value-type="string">
            <text:p>Currency5</text:p>
          </table:table-cell>
          <table:table-cell table:style-name="ce21" office:value-type="string">
            <text:p>DateOfPrice5</text:p>
          </table:table-cell>
          <table:table-cell table:number-columns-repeated="1012"/>
        </table:table-row>
        <table:table-row table:style-name="ro5">
          <table:table-cell office:value-type="string">
            <text:p>B10A</text:p>
          </table:table-cell>
          <table:table-cell office:value-type="float" office:value="2121714">
            <text:p>2121714</text:p>
          </table:table-cell>
          <table:table-cell table:style-name="ce17" office:value-type="string">
            <text:p>WYL_INSTAL_NADPRAD_1BIEG</text:p>
          </table:table-cell>
          <table:table-cell/>
          <table:table-cell office:value-type="string">
            <text:p>Wyłącznik nadprądowy; 230VAC; Iznam:10A; Il.biegunów:1; IP20</text:p>
          </table:table-cell>
          <table:table-cell office:value-type="string">
            <text:p>tme.pl</text:p>
          </table:table-cell>
          <table:table-cell office:value-type="float" office:value="2121714">
            <text:p>2121714</text:p>
          </table:table-cell>
          <table:table-cell office:value-type="string">
            <text:p>ETI POLAM</text:p>
          </table:table-cell>
          <table:table-cell office:value-type="float" office:value="2121714">
            <text:p>2121714</text:p>
          </table:table-cell>
          <table:table-cell office:value-type="float" office:value="8.53">
            <text:p>8,5300</text:p>
          </table:table-cell>
          <table:table-cell office:value-type="string">
            <text:p>PLN</text:p>
          </table:table-cell>
          <table:table-cell table:style-name="ce22" office:value-type="date" office:date-value="2017-05-06">
            <text:p>6.05.2017</text:p>
          </table:table-cell>
          <table:table-cell table:number-columns-repeated="1012"/>
        </table:table-row>
        <table:table-row table:style-name="ro5">
          <table:table-cell table:style-name="ce17" office:value-type="string">
            <text:p>B16A</text:p>
          </table:table-cell>
          <table:table-cell table:style-name="ce17" office:value-type="string">
            <text:p>A9F03216</text:p>
          </table:table-cell>
          <table:table-cell table:style-name="ce17" office:value-type="string">
            <text:p>WYL_INSTAL_NADPRAD_2BIEG</text:p>
          </table:table-cell>
          <table:table-cell table:style-name="ce17"/>
          <table:table-cell table:style-name="ce17" office:value-type="string">
            <text:p>Wyłącznik nadprądowy; 400VAC; Iznam:16A; Il.biegunów:2; IP20 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A9F03216</text:p>
          </table:table-cell>
          <table:table-cell table:style-name="ce17" office:value-type="string">
            <text:p>Schneider Electric</text:p>
          </table:table-cell>
          <table:table-cell table:style-name="ce17" office:value-type="string">
            <text:p>A9F03216</text:p>
          </table:table-cell>
          <table:table-cell office:value-type="float" office:value="30.02">
            <text:p>30,0200</text:p>
          </table:table-cell>
          <table:table-cell table:style-name="ce20" office:value-type="string">
            <text:p>PLN</text:p>
          </table:table-cell>
          <table:table-cell table:style-name="ce21" office:value-type="date" office:date-value="2017-05-06">
            <text:p>6-05-2017</text:p>
          </table:table-cell>
          <table:table-cell table:number-columns-repeated="1012"/>
        </table:table-row>
        <table:table-row table:style-name="ro5">
          <table:table-cell table:style-name="ce17" office:value-type="string">
            <text:p>C1750HOAAA</text:p>
          </table:table-cell>
          <table:table-cell table:style-name="ce17" office:value-type="string">
            <text:p>30.2x25mm</text:p>
          </table:table-cell>
          <table:table-cell table:style-name="ce17" office:value-type="string">
            <text:p>SW 2*SPST</text:p>
          </table:table-cell>
          <table:table-cell table:style-name="ce17"/>
          <table:table-cell table:style-name="ce17" office:value-type="string">
            <text:p>switch bistable DPST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AE-C1750HOAAA</text:p>
          </table:table-cell>
          <table:table-cell table:style-name="ce17" office:value-type="string">
            <text:p>ArcoElectric</text:p>
          </table:table-cell>
          <table:table-cell table:style-name="ce17" office:value-type="string">
            <text:p>C1750HOAAA</text:p>
          </table:table-cell>
          <table:table-cell office:value-type="float" office:value="6.99">
            <text:p>6,9900</text:p>
          </table:table-cell>
          <table:table-cell table:style-name="ce20" office:value-type="string">
            <text:p>PLN</text:p>
          </table:table-cell>
          <table:table-cell table:style-name="ce21" office:value-type="date" office:date-value="2010-11-07">
            <text:p>7-11-2010</text:p>
          </table:table-cell>
          <table:table-cell table:number-columns-repeated="1012"/>
        </table:table-row>
        <table:table-row table:style-name="ro2">
          <table:table-cell table:style-name="ce17" office:value-type="string">
            <text:p>CENTRAUL UNIT V.1.0</text:p>
          </table:table-cell>
          <table:table-cell table:style-name="ce17" office:value-type="string">
            <text:p>CUV1.0</text:p>
          </table:table-cell>
          <table:table-cell table:style-name="ce17" office:value-type="string">
            <text:p>CENTRALUNITV.1.0</text:p>
          </table:table-cell>
          <table:table-cell table:style-name="ce17"/>
          <table:table-cell table:style-name="ce17" office:value-type="string">
            <text:p>Central Unit v. 1.0</text:p>
          </table:table-cell>
          <table:table-cell table:number-columns-repeated="6"/>
          <table:table-cell table:style-name="ce21"/>
          <table:table-cell table:number-columns-repeated="1012"/>
        </table:table-row>
        <table:table-row table:style-name="ro5">
          <table:table-cell table:style-name="ce17" office:value-type="string">
            <text:p>CGR18650CG1S2P</text:p>
          </table:table-cell>
          <table:table-cell table:style-name="ce17" office:value-type="string">
            <text:p>67x38x21</text:p>
          </table:table-cell>
          <table:table-cell table:number-columns-repeated="2" table:style-name="ce17" office:value-type="string">
            <text:p>CGR18650CG1S2P</text:p>
          </table:table-cell>
          <table:table-cell table:style-name="ce17" office:value-type="string">
            <text:p>Rechargeable cell Li-Ion, 3.6V, 4.4Ah, 67x38x21mm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CGR18650CG/1S2P</text:p>
          </table:table-cell>
          <table:table-cell table:style-name="ce17" office:value-type="string">
            <text:p>Panasonic</text:p>
          </table:table-cell>
          <table:table-cell table:style-name="ce17" office:value-type="string">
            <text:p>CGA18650CG1S2P</text:p>
          </table:table-cell>
          <table:table-cell office:value-type="float" office:value="51.9">
            <text:p>51,9000</text:p>
          </table:table-cell>
          <table:table-cell table:style-name="ce20" office:value-type="string">
            <text:p>PLN</text:p>
          </table:table-cell>
          <table:table-cell table:style-name="ce21" office:value-type="string">
            <text:p>29-4</text:p>
          </table:table-cell>
          <table:table-cell table:number-columns-repeated="1012"/>
        </table:table-row>
        <table:table-row table:style-name="ro2">
          <table:table-cell table:number-columns-repeated="2" table:style-name="ce17" office:value-type="string">
            <text:p>CLS6-C2</text:p>
          </table:table-cell>
          <table:table-cell table:style-name="ce17" office:value-type="string">
            <text:p>WYL_INSTAL_NADPRAD_1BIEG</text:p>
          </table:table-cell>
          <table:table-cell table:style-name="ce17" table:number-columns-repeated="6"/>
          <table:table-cell/>
          <table:table-cell table:style-name="ce20"/>
          <table:table-cell table:style-name="ce21"/>
          <table:table-cell table:number-columns-repeated="1012"/>
        </table:table-row>
        <table:table-row table:style-name="ro5">
          <table:table-cell table:number-columns-repeated="2" table:style-name="ce17" office:value-type="string">
            <text:p>DR75-24</text:p>
          </table:table-cell>
          <table:table-cell table:style-name="ce17" office:value-type="string">
            <text:p>ZASILACZAC_DC1</text:p>
          </table:table-cell>
          <table:table-cell table:style-name="ce17"/>
          <table:table-cell table:style-name="ce17" office:value-type="string">
            <text:p>Power supply 230VAC, out 24VDC, 75W</text:p>
          </table:table-cell>
          <table:table-cell table:number-columns-repeated="6"/>
          <table:table-cell table:style-name="ce21"/>
          <table:table-cell table:number-columns-repeated="1012"/>
        </table:table-row>
        <table:table-row table:style-name="ro5">
          <table:table-cell table:style-name="ce17" office:value-type="string">
            <text:p>EG-7GY1</text:p>
          </table:table-cell>
          <table:table-cell table:style-name="ce17" office:value-type="string">
            <text:p>fi 12,1mm</text:p>
          </table:table-cell>
          <table:table-cell table:style-name="ce17" office:value-type="string">
            <text:p>GLANDAG16</text:p>
          </table:table-cell>
          <table:table-cell table:style-name="ce17"/>
          <table:table-cell table:style-name="ce17" office:value-type="string">
            <text:p>rubber grommet 3,5-6mm PG7 grey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EG-7GY1</text:p>
          </table:table-cell>
          <table:table-cell table:style-name="ce17" office:value-type="string">
            <text:p>KSS Wiring</text:p>
          </table:table-cell>
          <table:table-cell table:style-name="ce17" office:value-type="string">
            <text:p>EG-7GY1</text:p>
          </table:table-cell>
          <table:table-cell office:value-type="float" office:value="1.39">
            <text:p>1,3900</text:p>
          </table:table-cell>
          <table:table-cell table:style-name="ce20" office:value-type="string">
            <text:p>PLN</text:p>
          </table:table-cell>
          <table:table-cell table:style-name="ce21" office:value-type="date" office:date-value="2010-09-01">
            <text:p>1-09-2010</text:p>
          </table:table-cell>
          <table:table-cell table:number-columns-repeated="1012"/>
        </table:table-row>
        <table:table-row table:style-name="ro2">
          <table:table-cell table:number-columns-repeated="2" office:value-type="string">
            <text:p>GN_1F+N+E</text:p>
          </table:table-cell>
          <table:table-cell office:value-type="string">
            <text:p>GN_1F_N_E</text:p>
          </table:table-cell>
          <table:table-cell/>
          <table:table-cell office:value-type="string">
            <text:p>Gniazdo ze stykiem ochronnym</text:p>
          </table:table-cell>
          <table:table-cell table:number-columns-repeated="1019"/>
        </table:table-row>
        <table:table-row table:style-name="ro5">
          <table:table-cell table:style-name="ce17" office:value-type="string">
            <text:p>KS22-1-O/C</text:p>
          </table:table-cell>
          <table:table-cell table:style-name="ce17" office:value-type="string">
            <text:p>KS22</text:p>
          </table:table-cell>
          <table:table-cell table:style-name="ce17" office:value-type="string">
            <text:p>SW1NO1NCKEY</text:p>
          </table:table-cell>
          <table:table-cell table:style-name="ce17"/>
          <table:table-cell table:style-name="ce17" office:value-type="string">
            <text:p>rotary switch 2pos. stable 22mm, NO+NC</text:p>
          </table:table-cell>
          <table:table-cell table:style-name="ce17" office:value-type="string">
            <text:p>tme.pl</text:p>
          </table:table-cell>
          <table:table-cell table:style-name="ce17" table:number-columns-repeated="3"/>
          <table:table-cell office:value-type="float" office:value="34.9">
            <text:p>34,9000</text:p>
          </table:table-cell>
          <table:table-cell table:style-name="ce20" office:value-type="string">
            <text:p>PLN</text:p>
          </table:table-cell>
          <table:table-cell table:style-name="ce21"/>
          <table:table-cell table:number-columns-repeated="1012"/>
        </table:table-row>
        <table:table-row table:style-name="ro5">
          <table:table-cell table:style-name="ce17" office:value-type="string">
            <text:p>LBF22-1-O/C-G</text:p>
          </table:table-cell>
          <table:table-cell table:style-name="ce17" office:value-type="string">
            <text:p>LBF22</text:p>
          </table:table-cell>
          <table:table-cell table:style-name="ce17" office:value-type="string">
            <text:p>SW1NO1NC</text:p>
          </table:table-cell>
          <table:table-cell table:style-name="ce17"/>
          <table:table-cell table:style-name="ce17" office:value-type="string">
            <text:p>switch monostable, NC+NO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LBF22-1-O/C-G</text:p>
          </table:table-cell>
          <table:table-cell table:style-name="ce17" office:value-type="string">
            <text:p>AUSPICIOUS</text:p>
          </table:table-cell>
          <table:table-cell table:style-name="ce17" office:value-type="string">
            <text:p>LBF22-10/C G, W/O LAMP</text:p>
          </table:table-cell>
          <table:table-cell office:value-type="float" office:value="12.9">
            <text:p>12,9000</text:p>
          </table:table-cell>
          <table:table-cell table:style-name="ce20" office:value-type="string">
            <text:p>PLN</text:p>
          </table:table-cell>
          <table:table-cell table:style-name="ce21"/>
          <table:table-cell table:number-columns-repeated="1012"/>
        </table:table-row>
        <table:table-row table:style-name="ro5">
          <table:table-cell table:style-name="ce17" office:value-type="string">
            <text:p>LKD-12-24-G</text:p>
          </table:table-cell>
          <table:table-cell table:style-name="ce17" office:value-type="string">
            <text:p>LKD-12-24</text:p>
          </table:table-cell>
          <table:table-cell office:value-type="string">
            <text:p>LKD-12-24-G</text:p>
          </table:table-cell>
          <table:table-cell table:style-name="ce17"/>
          <table:table-cell table:style-name="ce17" office:value-type="string">
            <text:p>LED lamp 12-24 VAC/DC green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LKD12-24-G</text:p>
          </table:table-cell>
          <table:table-cell table:style-name="ce17" table:number-columns-repeated="2"/>
          <table:table-cell office:value-type="float" office:value="19.9">
            <text:p>19,9000</text:p>
          </table:table-cell>
          <table:table-cell table:style-name="ce20" office:value-type="string">
            <text:p>PLN</text:p>
          </table:table-cell>
          <table:table-cell table:style-name="ce21"/>
          <table:table-cell table:number-columns-repeated="1012"/>
        </table:table-row>
        <table:table-row table:style-name="ro5">
          <table:table-cell table:style-name="ce17" office:value-type="string">
            <text:p>LKD-12-24-R</text:p>
          </table:table-cell>
          <table:table-cell table:style-name="ce17" office:value-type="string">
            <text:p>LKD-12-24</text:p>
          </table:table-cell>
          <table:table-cell office:value-type="string">
            <text:p>LKD-12-24-R</text:p>
          </table:table-cell>
          <table:table-cell table:style-name="ce17"/>
          <table:table-cell table:style-name="ce17" office:value-type="string">
            <text:p>LED lamp 12-24 VAC/DC red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LKD12-24-R</text:p>
          </table:table-cell>
          <table:table-cell table:style-name="ce17" table:number-columns-repeated="2"/>
          <table:table-cell office:value-type="float" office:value="19.9">
            <text:p>19,9000</text:p>
          </table:table-cell>
          <table:table-cell table:style-name="ce20" office:value-type="string">
            <text:p>PLN</text:p>
          </table:table-cell>
          <table:table-cell table:style-name="ce21"/>
          <table:table-cell table:number-columns-repeated="1012"/>
        </table:table-row>
        <table:table-row table:style-name="ro5">
          <table:table-cell table:style-name="ce17" office:value-type="string">
            <text:p>LKD-12-24-Y</text:p>
          </table:table-cell>
          <table:table-cell table:style-name="ce17" office:value-type="string">
            <text:p>LKD-12-24</text:p>
          </table:table-cell>
          <table:table-cell office:value-type="string">
            <text:p>LKD-12-24-Y</text:p>
          </table:table-cell>
          <table:table-cell table:style-name="ce17"/>
          <table:table-cell table:style-name="ce17" office:value-type="string">
            <text:p>LED lamp 12-24 VAC/DC yellow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LKD12-24-Y</text:p>
          </table:table-cell>
          <table:table-cell table:style-name="ce17" table:number-columns-repeated="2"/>
          <table:table-cell office:value-type="float" office:value="19.9">
            <text:p>19,9000</text:p>
          </table:table-cell>
          <table:table-cell table:style-name="ce20" office:value-type="string">
            <text:p>PLN</text:p>
          </table:table-cell>
          <table:table-cell table:style-name="ce21"/>
          <table:table-cell table:number-columns-repeated="1012"/>
        </table:table-row>
        <table:table-row table:style-name="ro5">
          <table:table-cell table:style-name="ce17" office:value-type="string">
            <text:p>LKM220-R</text:p>
          </table:table-cell>
          <table:table-cell table:style-name="ce17" office:value-type="string">
            <text:p>fi12.3x30</text:p>
          </table:table-cell>
          <table:table-cell table:style-name="ce17" office:value-type="string">
            <text:p>LKD-12-24-R</text:p>
          </table:table-cell>
          <table:table-cell table:style-name="ce17"/>
          <table:table-cell table:style-name="ce17" office:value-type="string">
            <text:p>LED lamp 230VAC/VDC red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LKM220-R</text:p>
          </table:table-cell>
          <table:table-cell table:style-name="ce17" table:number-columns-repeated="2"/>
          <table:table-cell office:value-type="float" office:value="4.99">
            <text:p>4,9900</text:p>
          </table:table-cell>
          <table:table-cell table:style-name="ce20" office:value-type="string">
            <text:p>PLN</text:p>
          </table:table-cell>
          <table:table-cell table:style-name="ce21" office:value-type="date" office:date-value="2010-11-07">
            <text:p>7-11-2010</text:p>
          </table:table-cell>
          <table:table-cell table:number-columns-repeated="1012"/>
        </table:table-row>
        <table:table-row table:style-name="ro5">
          <table:table-cell office:value-type="string">
            <text:p>LZ-12/N_N</text:p>
          </table:table-cell>
          <table:table-cell office:value-type="string">
            <text:p>0921-00</text:p>
          </table:table-cell>
          <table:table-cell office:value-type="string">
            <text:p>LZ-12_N</text:p>
          </table:table-cell>
          <table:table-cell/>
          <table:table-cell office:value-type="string">
            <text:p>Listwa zaciskowa 12-torowa do montażu na szynie TH35</text:p>
          </table:table-cell>
          <table:table-cell office:value-type="string">
            <text:p>Leroy</text:p>
          </table:table-cell>
          <table:table-cell table:style-name="ce113" office:value-type="float" office:value="42075593">
            <text:p>42075593</text:p>
          </table:table-cell>
          <table:table-cell office:value-type="string">
            <text:p>ElektroPlast</text:p>
          </table:table-cell>
          <table:table-cell/>
          <table:table-cell office:value-type="float" office:value="7.9">
            <text:p>7,9000</text:p>
          </table:table-cell>
          <table:table-cell office:value-type="string">
            <text:p>PLN</text:p>
          </table:table-cell>
          <table:table-cell table:style-name="ce22" office:value-type="date" office:date-value="2017-05-16">
            <text:p>16.05.2017</text:p>
          </table:table-cell>
          <table:table-cell table:number-columns-repeated="1012"/>
        </table:table-row>
        <table:table-row table:style-name="ro5">
          <table:table-cell table:style-name="ce17" office:value-type="string">
            <text:p>MARKER0</text:p>
          </table:table-cell>
          <table:table-cell table:number-columns-repeated="2" table:style-name="ce17" office:value-type="string">
            <text:p>OZNACZNIK0</text:p>
          </table:table-cell>
          <table:table-cell table:style-name="ce17"/>
          <table:table-cell table:style-name="ce17" office:value-type="string">
            <text:p>marker with „0” digit</text:p>
          </table:table-cell>
          <table:table-cell table:number-columns-repeated="6"/>
          <table:table-cell table:style-name="ce21"/>
          <table:table-cell table:number-columns-repeated="1012"/>
        </table:table-row>
        <table:table-row table:style-name="ro5">
          <table:table-cell table:style-name="ce17" office:value-type="string">
            <text:p>MARKER1</text:p>
          </table:table-cell>
          <table:table-cell table:number-columns-repeated="2" table:style-name="ce17" office:value-type="string">
            <text:p>OZNACZNIK1</text:p>
          </table:table-cell>
          <table:table-cell table:style-name="ce17"/>
          <table:table-cell table:style-name="ce17" office:value-type="string">
            <text:p>marker with „1” digit</text:p>
          </table:table-cell>
          <table:table-cell table:number-columns-repeated="6"/>
          <table:table-cell table:style-name="ce21"/>
          <table:table-cell table:number-columns-repeated="1012"/>
        </table:table-row>
        <table:table-row table:style-name="ro5">
          <table:table-cell table:style-name="ce17" office:value-type="string">
            <text:p>MARKER2</text:p>
          </table:table-cell>
          <table:table-cell table:number-columns-repeated="2" table:style-name="ce17" office:value-type="string">
            <text:p>OZNACZNIK2</text:p>
          </table:table-cell>
          <table:table-cell table:style-name="ce17"/>
          <table:table-cell table:style-name="ce17" office:value-type="string">
            <text:p>marker with „2” digit</text:p>
          </table:table-cell>
          <table:table-cell table:number-columns-repeated="6"/>
          <table:table-cell table:style-name="ce21"/>
          <table:table-cell table:number-columns-repeated="1012"/>
        </table:table-row>
        <table:table-row table:style-name="ro5">
          <table:table-cell table:style-name="ce17" office:value-type="string">
            <text:p>MARKER3</text:p>
          </table:table-cell>
          <table:table-cell table:number-columns-repeated="2" table:style-name="ce17" office:value-type="string">
            <text:p>OZNACZNIK3</text:p>
          </table:table-cell>
          <table:table-cell table:style-name="ce17"/>
          <table:table-cell table:style-name="ce17" office:value-type="string">
            <text:p>marker with „3” digit</text:p>
          </table:table-cell>
          <table:table-cell table:number-columns-repeated="6"/>
          <table:table-cell table:style-name="ce21"/>
          <table:table-cell table:number-columns-repeated="1012"/>
        </table:table-row>
        <table:table-row table:style-name="ro5">
          <table:table-cell table:style-name="ce17" office:value-type="string">
            <text:p>MARKER4</text:p>
          </table:table-cell>
          <table:table-cell table:number-columns-repeated="2" table:style-name="ce17" office:value-type="string">
            <text:p>OZNACZNIK4</text:p>
          </table:table-cell>
          <table:table-cell table:style-name="ce17"/>
          <table:table-cell table:style-name="ce17" office:value-type="string">
            <text:p>marker with „4” digit</text:p>
          </table:table-cell>
          <table:table-cell table:number-columns-repeated="6"/>
          <table:table-cell table:style-name="ce21"/>
          <table:table-cell table:number-columns-repeated="1012"/>
        </table:table-row>
        <table:table-row table:style-name="ro5">
          <table:table-cell table:style-name="ce17" office:value-type="string">
            <text:p>MARKER5</text:p>
          </table:table-cell>
          <table:table-cell table:number-columns-repeated="2" table:style-name="ce17" office:value-type="string">
            <text:p>OZNACZNIK5</text:p>
          </table:table-cell>
          <table:table-cell table:style-name="ce17"/>
          <table:table-cell table:style-name="ce17" office:value-type="string">
            <text:p>marker with „5” digit</text:p>
          </table:table-cell>
          <table:table-cell table:number-columns-repeated="6"/>
          <table:table-cell table:style-name="ce21"/>
          <table:table-cell table:number-columns-repeated="1012"/>
        </table:table-row>
        <table:table-row table:style-name="ro5">
          <table:table-cell table:style-name="ce17" office:value-type="string">
            <text:p>MARKER6</text:p>
          </table:table-cell>
          <table:table-cell table:number-columns-repeated="2" table:style-name="ce17" office:value-type="string">
            <text:p>OZNACZNIK6</text:p>
          </table:table-cell>
          <table:table-cell table:style-name="ce17"/>
          <table:table-cell table:style-name="ce17" office:value-type="string">
            <text:p>marker with „6” digit</text:p>
          </table:table-cell>
          <table:table-cell table:style-name="ce17" table:number-columns-repeated="4"/>
          <table:table-cell/>
          <table:table-cell table:style-name="ce20"/>
          <table:table-cell table:style-name="ce21"/>
          <table:table-cell table:number-columns-repeated="1012"/>
        </table:table-row>
        <table:table-row table:style-name="ro5">
          <table:table-cell table:style-name="ce17" office:value-type="string">
            <text:p>MARKER7</text:p>
          </table:table-cell>
          <table:table-cell table:number-columns-repeated="2" table:style-name="ce17" office:value-type="string">
            <text:p>OZNACZNIK7</text:p>
          </table:table-cell>
          <table:table-cell table:style-name="ce17"/>
          <table:table-cell table:style-name="ce17" office:value-type="string">
            <text:p>marker with „7” digit</text:p>
          </table:table-cell>
          <table:table-cell table:style-name="ce17" table:number-columns-repeated="4"/>
          <table:table-cell/>
          <table:table-cell table:style-name="ce20"/>
          <table:table-cell table:style-name="ce21"/>
          <table:table-cell table:number-columns-repeated="1012"/>
        </table:table-row>
        <table:table-row table:style-name="ro5">
          <table:table-cell table:style-name="ce17" office:value-type="string">
            <text:p>MARKER8</text:p>
          </table:table-cell>
          <table:table-cell table:number-columns-repeated="2" table:style-name="ce17" office:value-type="string">
            <text:p>OZNACZNIK8</text:p>
          </table:table-cell>
          <table:table-cell table:style-name="ce17"/>
          <table:table-cell table:style-name="ce17" office:value-type="string">
            <text:p>marker with „8” digit</text:p>
          </table:table-cell>
          <table:table-cell table:style-name="ce17" table:number-columns-repeated="4"/>
          <table:table-cell/>
          <table:table-cell table:style-name="ce20"/>
          <table:table-cell table:style-name="ce21"/>
          <table:table-cell table:number-columns-repeated="1012"/>
        </table:table-row>
        <table:table-row table:style-name="ro5">
          <table:table-cell table:style-name="ce17" office:value-type="string">
            <text:p>MARKER9</text:p>
          </table:table-cell>
          <table:table-cell table:number-columns-repeated="2" table:style-name="ce17" office:value-type="string">
            <text:p>OZNACZNIK9</text:p>
          </table:table-cell>
          <table:table-cell table:style-name="ce17"/>
          <table:table-cell table:style-name="ce17" office:value-type="string">
            <text:p>marker with „9” digit</text:p>
          </table:table-cell>
          <table:table-cell table:number-columns-repeated="6"/>
          <table:table-cell table:style-name="ce21"/>
          <table:table-cell table:number-columns-repeated="1012"/>
        </table:table-row>
        <table:table-row table:style-name="ro5">
          <table:table-cell table:style-name="ce17" office:value-type="string">
            <text:p>OBC V1.2</text:p>
          </table:table-cell>
          <table:table-cell table:style-name="ce17" office:value-type="string">
            <text:p>OBCV1.2</text:p>
          </table:table-cell>
          <table:table-cell table:style-name="ce17" office:value-type="string">
            <text:p>OBC_V1.2</text:p>
          </table:table-cell>
          <table:table-cell table:style-name="ce17"/>
          <table:table-cell table:style-name="ce17" office:value-type="string">
            <text:p>OBC Modul v.1.2</text:p>
          </table:table-cell>
          <table:table-cell table:number-columns-repeated="6"/>
          <table:table-cell table:style-name="ce21"/>
          <table:table-cell table:number-columns-repeated="1012"/>
        </table:table-row>
        <table:table-row table:style-name="ro2">
          <table:table-cell table:number-columns-repeated="3" table:style-name="ce17" office:value-type="string">
            <text:p>Q2SAK</text:p>
          </table:table-cell>
          <table:table-cell table:style-name="ce17" table:number-columns-repeated="2"/>
          <table:table-cell table:number-columns-repeated="6"/>
          <table:table-cell table:style-name="ce21"/>
          <table:table-cell table:number-columns-repeated="1012"/>
        </table:table-row>
        <table:table-row table:style-name="ro5">
          <table:table-cell table:style-name="ce17" office:value-type="string">
            <text:p>SAK2.5/BK</text:p>
          </table:table-cell>
          <table:table-cell table:style-name="ce17" office:value-type="string">
            <text:p>SAK2,5_2P</text:p>
          </table:table-cell>
          <table:table-cell table:style-name="ce17" office:value-type="string">
            <text:p>ZACISK2P</text:p>
          </table:table-cell>
          <table:table-cell table:style-name="ce17"/>
          <table:table-cell table:style-name="ce17" office:value-type="string">
            <text:p>Złączka: szynowa; tory:1; zaciski:2; czarny; zacisk śrubowy; 24A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SAK2.5/BK</text:p>
          </table:table-cell>
          <table:table-cell table:style-name="ce17" office:value-type="string">
            <text:p>Weidmueller</text:p>
          </table:table-cell>
          <table:table-cell table:style-name="ce17" office:value-type="string">
            <text:p>1858440000 SAK 2.5/EN SW</text:p>
          </table:table-cell>
          <table:table-cell office:value-type="float" office:value="1.7">
            <text:p>1,7000</text:p>
          </table:table-cell>
          <table:table-cell table:style-name="ce20" office:value-type="string">
            <text:p>PLN</text:p>
          </table:table-cell>
          <table:table-cell table:style-name="ce21" office:value-type="date" office:date-value="2017-05-04">
            <text:p>4-05-2017</text:p>
          </table:table-cell>
          <table:table-cell table:number-columns-repeated="1012"/>
        </table:table-row>
        <table:table-row table:style-name="ro5">
          <table:table-cell table:style-name="ce17" office:value-type="string">
            <text:p>SAK2.5/BL</text:p>
          </table:table-cell>
          <table:table-cell table:style-name="ce17" office:value-type="string">
            <text:p>SAK2,5_2P</text:p>
          </table:table-cell>
          <table:table-cell table:style-name="ce17" office:value-type="string">
            <text:p>ZACISK2P</text:p>
          </table:table-cell>
          <table:table-cell table:style-name="ce17"/>
          <table:table-cell table:style-name="ce17" office:value-type="string">
            <text:p>Złączka: szynowa; tory:1; zaciski:2; niebieski; zacisk śrubowy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SAK2.5/BL</text:p>
          </table:table-cell>
          <table:table-cell table:style-name="ce17" office:value-type="string">
            <text:p>Weidmueller</text:p>
          </table:table-cell>
          <table:table-cell table:style-name="ce17" office:value-type="string">
            <text:p>0218680000 SAK 2.5/EN BL</text:p>
          </table:table-cell>
          <table:table-cell office:value-type="float" office:value="1.75">
            <text:p>1,7500</text:p>
          </table:table-cell>
          <table:table-cell table:style-name="ce20" office:value-type="string">
            <text:p>PLN</text:p>
          </table:table-cell>
          <table:table-cell table:style-name="ce21" office:value-type="date" office:date-value="2017-05-04">
            <text:p>4-05-2017</text:p>
          </table:table-cell>
          <table:table-cell table:number-columns-repeated="1012"/>
        </table:table-row>
        <table:table-row table:style-name="ro5">
          <table:table-cell table:style-name="ce17" office:value-type="string">
            <text:p>SL0.75/8</text:p>
          </table:table-cell>
          <table:table-cell table:style-name="ce17" office:value-type="string">
            <text:p>SLEEVE0.75</text:p>
          </table:table-cell>
          <table:table-cell table:style-name="ce17" office:value-type="string">
            <text:p>TULEJKA_ELEK</text:p>
          </table:table-cell>
          <table:table-cell table:style-name="ce17"/>
          <table:table-cell table:style-name="ce17" office:value-type="string">
            <text:p>sleeve 0.75mm2, 8mm length</text:p>
          </table:table-cell>
          <table:table-cell table:style-name="ce17" office:value-type="string">
            <text:p>STAPORT</text:p>
          </table:table-cell>
          <table:table-cell table:style-name="ce17"/>
          <table:table-cell table:style-name="ce17" office:value-type="string">
            <text:p>Helukabel</text:p>
          </table:table-cell>
          <table:table-cell table:style-name="ce17"/>
          <table:table-cell office:value-type="float" office:value="0.0362">
            <text:p>0,0362</text:p>
          </table:table-cell>
          <table:table-cell table:style-name="ce20" office:value-type="string">
            <text:p>PLN</text:p>
          </table:table-cell>
          <table:table-cell table:style-name="ce21"/>
          <table:table-cell table:number-columns-repeated="1012"/>
        </table:table-row>
        <table:table-row table:style-name="ro2">
          <table:table-cell table:number-columns-repeated="2" office:value-type="string">
            <text:p>ZAS_AC_DC</text:p>
          </table:table-cell>
          <table:table-cell office:value-type="string">
            <text:p>ZASILACZAC_DC1</text:p>
          </table:table-cell>
          <table:table-cell/>
          <table:table-cell office:value-type="string">
            <text:p>Zasilacz AC/DC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lectromechanical" table:style-name="ta1" table:print="false">
        <office:forms form:automatic-focus="false" form:apply-design-mode="false"/>
        <table:table-column table:style-name="co1" table:number-columns-repeated="1024" table:default-cell-style-name="ce18"/>
        <table:table-row table:style-name="ro2">
          <table:table-cell table:style-name="ce2" office:value-type="string">
            <text:p>OtherParam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imensions</text:p>
          </table:table-cell>
          <table:table-cell table:style-name="ce2" office:value-type="string">
            <text:p>Library Ref</text:p>
          </table:table-cell>
          <table:table-cell table:style-name="ce1" office:value-type="string">
            <text:p>Footprint Ref</text:p>
          </table:table-cell>
          <table:table-cell table:style-name="ce1" office:value-type="string">
            <text:p>Descript</text:p>
          </table:table-cell>
          <table:table-cell table:style-name="ce1" office:value-type="string">
            <text:p>Supplier5</text:p>
          </table:table-cell>
          <table:table-cell table:style-name="ce1" office:value-type="string">
            <text:p>Reference5</text:p>
          </table:table-cell>
          <table:table-cell table:style-name="ce1" office:value-type="string">
            <text:p>Manufacturer5</text:p>
          </table:table-cell>
          <table:table-cell table:style-name="ce1" office:value-type="string">
            <text:p>Typ5</text:p>
          </table:table-cell>
          <table:table-cell table:style-name="ce3" office:value-type="string">
            <text:p>Price5</text:p>
          </table:table-cell>
          <table:table-cell table:style-name="ce1" office:value-type="string">
            <text:p>Currency5</text:p>
          </table:table-cell>
          <table:table-cell table:style-name="ce5" office:value-type="string">
            <text:p>DateOfPrice5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0.4A</text:p>
          </table:table-cell>
          <table:table-cell table:style-name="ce1" office:value-type="string">
            <text:p>ZKM 0.4A</text:p>
          </table:table-cell>
          <table:table-cell table:style-name="ce1" office:value-type="string">
            <text:p>5x20</text:p>
          </table:table-cell>
          <table:table-cell table:style-name="ce1" office:value-type="string">
            <text:p>FUSE1</text:p>
          </table:table-cell>
          <table:table-cell table:style-name="ce1"/>
          <table:table-cell table:style-name="ce1" office:value-type="string">
            <text:p>Fuse medium acting 5x20, 400m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ZKM 0.4A</text:p>
          </table:table-cell>
          <table:table-cell table:style-name="ce1" office:value-type="string">
            <text:p>ESKA</text:p>
          </table:table-cell>
          <table:table-cell table:style-name="ce1" office:value-type="string">
            <text:p>521.0,13</text:p>
          </table:table-cell>
          <table:table-cell table:style-name="ce3" office:value-type="float" office:value="0.26">
            <text:p>0,2600</text:p>
          </table:table-cell>
          <table:table-cell table:style-name="ce4" office:value-type="string">
            <text:p>PLN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2" office:value-type="string">
            <text:p>16A/250VAC</text:p>
          </table:table-cell>
          <table:table-cell table:style-name="ce1" office:value-type="string">
            <text:p>0218016.HXP</text:p>
          </table:table-cell>
          <table:table-cell table:style-name="ce1" office:value-type="string">
            <text:p>5x20</text:p>
          </table:table-cell>
          <table:table-cell table:style-name="ce1" office:value-type="string">
            <text:p>FUSE1</text:p>
          </table:table-cell>
          <table:table-cell table:style-name="ce1"/>
          <table:table-cell table:style-name="ce1" office:value-type="string">
            <text:p>5x20mm, time-lag fuse 16A, 250VAC</text:p>
          </table:table-cell>
          <table:table-cell table:style-name="ce2" office:value-type="string">
            <text:p>tme.pl</text:p>
          </table:table-cell>
          <table:table-cell table:style-name="ce1" office:value-type="string">
            <text:p>0218016.HXP</text:p>
          </table:table-cell>
          <table:table-cell table:style-name="ce2" office:value-type="string">
            <text:p>Littelfuse</text:p>
          </table:table-cell>
          <table:table-cell table:style-name="ce1" office:value-type="string">
            <text:p>0218016.HXP</text:p>
          </table:table-cell>
          <table:table-cell table:style-name="ce2" office:value-type="float" office:value="0.57">
            <text:p>0,57</text:p>
          </table:table-cell>
          <table:table-cell table:style-name="ce2" office:value-type="string">
            <text:p>PLN</text:p>
          </table:table-cell>
          <table:table-cell table:style-name="ce5" office:value-type="date" office:date-value="2013-11-28">
            <text:p>28-11-2013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1A/250VAC</text:p>
          </table:table-cell>
          <table:table-cell table:style-name="ce1" office:value-type="string">
            <text:p>0215001.HXP</text:p>
          </table:table-cell>
          <table:table-cell table:style-name="ce1" office:value-type="string">
            <text:p>5x20</text:p>
          </table:table-cell>
          <table:table-cell table:style-name="ce1" office:value-type="string">
            <text:p>FUSE1</text:p>
          </table:table-cell>
          <table:table-cell table:style-name="ce1"/>
          <table:table-cell table:style-name="ce1" office:value-type="string">
            <text:p>5x20mm, time-lag fuse 1A, 250VAC</text:p>
          </table:table-cell>
          <table:table-cell table:style-name="ce2" office:value-type="string">
            <text:p>tme.pl</text:p>
          </table:table-cell>
          <table:table-cell table:style-name="ce1" office:value-type="string">
            <text:p>0215001.HXP</text:p>
          </table:table-cell>
          <table:table-cell table:style-name="ce2" office:value-type="string">
            <text:p>Littelfuse</text:p>
          </table:table-cell>
          <table:table-cell table:style-name="ce1" office:value-type="string">
            <text:p>0215001.HXP</text:p>
          </table:table-cell>
          <table:table-cell table:style-name="ce2" office:value-type="float" office:value="0.56">
            <text:p>0,56</text:p>
          </table:table-cell>
          <table:table-cell table:style-name="ce2" office:value-type="string">
            <text:p>PLN</text:p>
          </table:table-cell>
          <table:table-cell table:style-name="ce5" office:value-type="date" office:date-value="2012-09-18">
            <text:p>18-09-2012</text:p>
          </table:table-cell>
          <table:table-cell table:number-columns-repeated="1011"/>
        </table:table-row>
        <table:table-row table:style-name="ro2">
          <table:table-cell table:number-columns-repeated="2" office:value-type="string">
            <text:p>1MD1T1B1M1QE</text:p>
          </table:table-cell>
          <table:table-cell office:value-type="string">
            <text:p>12x13mm</text:p>
          </table:table-cell>
          <table:table-cell office:value-type="string">
            <text:p>SW_DPDT</text:p>
          </table:table-cell>
          <table:table-cell/>
          <table:table-cell office:value-type="string">
            <text:p>Przełącznik: dźwigniowy; 2-pozycyjne; DPDT; ON-ON; 2A/250VAC</text:p>
          </table:table-cell>
          <table:table-cell office:value-type="string">
            <text:p>tme.pl</text:p>
          </table:table-cell>
          <table:table-cell office:value-type="string">
            <text:p>1MD1T1B1M1QE</text:p>
          </table:table-cell>
          <table:table-cell office:value-type="string">
            <text:p>Ninigi</text:p>
          </table:table-cell>
          <table:table-cell/>
          <table:table-cell office:value-type="float" office:value="7.2">
            <text:p>7,2</text:p>
          </table:table-cell>
          <table:table-cell office:value-type="string">
            <text:p>PLN</text:p>
          </table:table-cell>
          <table:table-cell table:style-name="ce22" office:value-type="date" office:date-value="2017-01-05">
            <text:p>5.01.2017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2A/250FAST</text:p>
          </table:table-cell>
          <table:table-cell table:style-name="ce1" office:value-type="string">
            <text:p>001.1007</text:p>
          </table:table-cell>
          <table:table-cell table:style-name="ce1" office:value-type="string">
            <text:p>5x20</text:p>
          </table:table-cell>
          <table:table-cell table:style-name="ce1" office:value-type="string">
            <text:p>FUSE1</text:p>
          </table:table-cell>
          <table:table-cell table:style-name="ce1"/>
          <table:table-cell table:style-name="ce1" office:value-type="string">
            <text:p>Bezpiecznik: topikowy; szybki; ceramiczny; 2A; 250VAC; 5x20mm; SP</text:p>
          </table:table-cell>
          <table:table-cell table:style-name="ce2" office:value-type="string">
            <text:p>tme.pl</text:p>
          </table:table-cell>
          <table:table-cell table:style-name="ce1" office:value-type="string">
            <text:p>001.1007</text:p>
          </table:table-cell>
          <table:table-cell table:style-name="ce2" office:value-type="string">
            <text:p>SCHURTER</text:p>
          </table:table-cell>
          <table:table-cell table:style-name="ce1" office:value-type="string">
            <text:p>001.1007</text:p>
          </table:table-cell>
          <table:table-cell table:style-name="ce2" office:value-type="float" office:value="0.9056">
            <text:p>0,9056</text:p>
          </table:table-cell>
          <table:table-cell table:style-name="ce2" office:value-type="string">
            <text:p>PLN</text:p>
          </table:table-cell>
          <table:table-cell table:style-name="ce5" office:value-type="date" office:date-value="2016-03-25">
            <text:p>25-03-2016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300mA/60V</text:p>
          </table:table-cell>
          <table:table-cell table:style-name="ce1" office:value-type="string">
            <text:p>SL030-60</text:p>
          </table:table-cell>
          <table:table-cell table:style-name="ce1" office:value-type="string">
            <text:p>2920</text:p>
          </table:table-cell>
          <table:table-cell table:style-name="ce1" office:value-type="string">
            <text:p>FUSE1</text:p>
          </table:table-cell>
          <table:table-cell table:style-name="ce1" office:value-type="string">
            <text:p>2920</text:p>
          </table:table-cell>
          <table:table-cell table:style-name="ce1" office:value-type="string">
            <text:p>SMD polymer fuse 300mA, 60VDC</text:p>
          </table:table-cell>
          <table:table-cell table:style-name="ce2" office:value-type="string">
            <text:p>tme.pl</text:p>
          </table:table-cell>
          <table:table-cell table:style-name="ce1" office:value-type="string">
            <text:p>SL030-60</text:p>
          </table:table-cell>
          <table:table-cell table:style-name="ce2" office:value-type="string">
            <text:p>ECE</text:p>
          </table:table-cell>
          <table:table-cell table:style-name="ce2" office:value-type="string">
            <text:p>SL030</text:p>
          </table:table-cell>
          <table:table-cell table:style-name="ce2" office:value-type="float" office:value="0.68">
            <text:p>0,68</text:p>
          </table:table-cell>
          <table:table-cell table:style-name="ce2" office:value-type="string">
            <text:p>PLN</text:p>
          </table:table-cell>
          <table:table-cell table:style-name="ce5" office:value-type="date" office:date-value="2015-05-14">
            <text:p>14-05-2015</text:p>
          </table:table-cell>
          <table:table-cell table:number-columns-repeated="1011"/>
        </table:table-row>
        <table:table-row table:style-name="ro2">
          <table:table-cell table:number-columns-repeated="4" table:style-name="ce2" office:value-type="string">
            <text:p>4304.6079</text:p>
          </table:table-cell>
          <table:table-cell table:style-name="ce2"/>
          <table:table-cell table:style-name="ce2" office:value-type="string">
            <text:p>Złącze: zasilające AC; IEC 60320; 1x bezpiecznik, z wyłącznikiem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4304.6079</text:p>
          </table:table-cell>
          <table:table-cell table:style-name="ce2" office:value-type="string">
            <text:p>SCHURTER</text:p>
          </table:table-cell>
          <table:table-cell table:style-name="ce2" office:value-type="string">
            <text:p>4304.6079</text:p>
          </table:table-cell>
          <table:table-cell table:style-name="ce2" office:value-type="float" office:value="27.07">
            <text:p>27,07</text:p>
          </table:table-cell>
          <table:table-cell table:style-name="ce2" office:value-type="string">
            <text:p>PLN</text:p>
          </table:table-cell>
          <table:table-cell table:style-name="ce5" office:value-type="date" office:date-value="2016-09-15">
            <text:p>15-09-2016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500mA/60V</text:p>
          </table:table-cell>
          <table:table-cell table:style-name="ce1" office:value-type="string">
            <text:p>SL050-60</text:p>
          </table:table-cell>
          <table:table-cell table:style-name="ce1" office:value-type="string">
            <text:p>2920</text:p>
          </table:table-cell>
          <table:table-cell table:style-name="ce1" office:value-type="string">
            <text:p>FUSE1</text:p>
          </table:table-cell>
          <table:table-cell table:style-name="ce1" office:value-type="string">
            <text:p>2920</text:p>
          </table:table-cell>
          <table:table-cell table:style-name="ce1" office:value-type="string">
            <text:p>SMD polymer fuse 500mA, 60VDC</text:p>
          </table:table-cell>
          <table:table-cell table:style-name="ce2" office:value-type="string">
            <text:p>tme.pl</text:p>
          </table:table-cell>
          <table:table-cell table:style-name="ce1" office:value-type="string">
            <text:p>SL050-60</text:p>
          </table:table-cell>
          <table:table-cell table:style-name="ce2" office:value-type="string">
            <text:p>ECE</text:p>
          </table:table-cell>
          <table:table-cell table:style-name="ce1" office:value-type="string">
            <text:p>SL050-60</text:p>
          </table:table-cell>
          <table:table-cell table:style-name="ce2" office:value-type="float" office:value="0.73">
            <text:p>0,73</text:p>
          </table:table-cell>
          <table:table-cell table:style-name="ce2" office:value-type="string">
            <text:p>PLN</text:p>
          </table:table-cell>
          <table:table-cell table:style-name="ce5" office:value-type="date" office:date-value="2015-05-14">
            <text:p>14-05-2015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5A/250VAC</text:p>
          </table:table-cell>
          <table:table-cell table:style-name="ce1" office:value-type="string">
            <text:p>0215005.HXP</text:p>
          </table:table-cell>
          <table:table-cell table:style-name="ce1" office:value-type="string">
            <text:p>5x20</text:p>
          </table:table-cell>
          <table:table-cell table:style-name="ce1" office:value-type="string">
            <text:p>FUSE1</text:p>
          </table:table-cell>
          <table:table-cell table:style-name="ce1"/>
          <table:table-cell table:style-name="ce1" office:value-type="string">
            <text:p>5x20mm, time-lag fuse 5A, 250VAC</text:p>
          </table:table-cell>
          <table:table-cell table:style-name="ce2" office:value-type="string">
            <text:p>tme.pl</text:p>
          </table:table-cell>
          <table:table-cell table:style-name="ce1" office:value-type="string">
            <text:p>0215005.HXP</text:p>
          </table:table-cell>
          <table:table-cell table:style-name="ce2" office:value-type="string">
            <text:p>Littelfuse</text:p>
          </table:table-cell>
          <table:table-cell table:style-name="ce2" office:value-type="string">
            <text:p>0215005.HXP</text:p>
          </table:table-cell>
          <table:table-cell table:style-name="ce2" office:value-type="float" office:value="0.55">
            <text:p>0,55</text:p>
          </table:table-cell>
          <table:table-cell table:style-name="ce2" office:value-type="string">
            <text:p>PLN</text:p>
          </table:table-cell>
          <table:table-cell table:style-name="ce5" office:value-type="date" office:date-value="2013-11-28">
            <text:p>28-11-2013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6.3A/250VAC</text:p>
          </table:table-cell>
          <table:table-cell table:style-name="ce1" office:value-type="string">
            <text:p>ZKSS 6.3A</text:p>
          </table:table-cell>
          <table:table-cell table:style-name="ce1" office:value-type="string">
            <text:p>5x20</text:p>
          </table:table-cell>
          <table:table-cell table:style-name="ce1" office:value-type="string">
            <text:p>FUSE1</text:p>
          </table:table-cell>
          <table:table-cell table:style-name="ce1"/>
          <table:table-cell table:style-name="ce1" office:value-type="string">
            <text:p>Fuse ultra-rapid ceramic body 5x20mm, 250V AC, 6.5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ZKSS 6.3A</text:p>
          </table:table-cell>
          <table:table-cell table:style-name="ce1" office:value-type="string">
            <text:p>ESKA</text:p>
          </table:table-cell>
          <table:table-cell table:style-name="ce1" office:value-type="string">
            <text:p>520.125</text:p>
          </table:table-cell>
          <table:table-cell table:style-name="ce3" office:value-type="float" office:value="1.7">
            <text:p>1,70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7-07-14">
            <text:p>14-07-2017</text:p>
          </table:table-cell>
          <table:table-cell table:number-columns-repeated="1011"/>
        </table:table-row>
        <table:table-row table:style-name="ro2">
          <table:table-cell table:number-columns-repeated="2" table:style-name="ce2" office:value-type="string">
            <text:p>BPT1412XH7.5</text:p>
          </table:table-cell>
          <table:table-cell table:style-name="ce2" office:value-type="string">
            <text:p>fi 13.8x7.5</text:p>
          </table:table-cell>
          <table:table-cell table:style-name="ce2" office:value-type="string">
            <text:p>BUZZER</text:p>
          </table:table-cell>
          <table:table-cell table:style-name="ce2" office:value-type="string">
            <text:p>BPT1412XH7.5</text:p>
          </table:table-cell>
          <table:table-cell table:style-name="ce1" office:value-type="string">
            <text:p>piezo buzzer fi 13.8, height 7.5, pitch 5.6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BPT-14X</text:p>
          </table:table-cell>
          <table:table-cell table:style-name="ce2" office:value-type="string">
            <text:p>Bestar</text:p>
          </table:table-cell>
          <table:table-cell table:style-name="ce2" office:value-type="string">
            <text:p>BPT1412XH7.5</text:p>
          </table:table-cell>
          <table:table-cell table:style-name="ce2" office:value-type="float" office:value="1.39">
            <text:p>1,39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0-09-09">
            <text:p>09-09-2010</text:p>
          </table:table-cell>
          <table:table-cell table:number-columns-repeated="1011"/>
        </table:table-row>
        <table:table-row table:style-name="ro2">
          <table:table-cell table:number-columns-repeated="2" table:style-name="ce1" office:value-type="string">
            <text:p>BSMD-T0.75A</text:p>
          </table:table-cell>
          <table:table-cell table:style-name="ce1" office:value-type="string">
            <text:p>6.1x2.6x2.6</text:p>
          </table:table-cell>
          <table:table-cell table:style-name="ce1" office:value-type="string">
            <text:p>FUSE1</text:p>
          </table:table-cell>
          <table:table-cell table:style-name="ce1"/>
          <table:table-cell table:style-name="ce1" office:value-type="string">
            <text:p>Fuse medium acting 6.1x2.6x2.6mm, SMD, 0.75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BSMD-T0.75A</text:p>
          </table:table-cell>
          <table:table-cell table:style-name="ce1" table:number-columns-repeated="2"/>
          <table:table-cell table:style-name="ce3" office:value-type="float" office:value="1.09">
            <text:p>1,0900</text:p>
          </table:table-cell>
          <table:table-cell table:style-name="ce4" office:value-type="string">
            <text:p>PLN</text:p>
          </table:table-cell>
          <table:table-cell table:style-name="ce5"/>
          <table:table-cell table:number-columns-repeated="1011"/>
        </table:table-row>
        <table:table-row table:style-name="ro2">
          <table:table-cell table:number-columns-repeated="2" table:style-name="ce1" office:value-type="string">
            <text:p>BSMD-T1.5A</text:p>
          </table:table-cell>
          <table:table-cell table:style-name="ce1" office:value-type="string">
            <text:p>6.1x2.6x2.6</text:p>
          </table:table-cell>
          <table:table-cell table:style-name="ce1" office:value-type="string">
            <text:p>FUSE1</text:p>
          </table:table-cell>
          <table:table-cell table:style-name="ce1"/>
          <table:table-cell table:style-name="ce1" office:value-type="string">
            <text:p>Fuse medium acting 6.1x2.6x2.6mm, SMD</text:p>
          </table:table-cell>
          <table:table-cell table:style-name="ce2" table:number-columns-repeated="5"/>
          <table:table-cell table:style-name="ce4" office:value-type="string">
            <text:p>PLN</text:p>
          </table:table-cell>
          <table:table-cell table:style-name="ce5"/>
          <table:table-cell table:number-columns-repeated="1011"/>
        </table:table-row>
        <table:table-row table:style-name="ro2">
          <table:table-cell table:number-columns-repeated="2" table:style-name="ce1" office:value-type="string">
            <text:p>CK1029</text:p>
          </table:table-cell>
          <table:table-cell table:style-name="ce1" office:value-type="string">
            <text:p>13SIP100</text:p>
          </table:table-cell>
          <table:table-cell table:style-name="ce1" office:value-type="string">
            <text:p>CK1029</text:p>
          </table:table-cell>
          <table:table-cell table:style-name="ce1" office:value-type="string">
            <text:p>13SIP100</text:p>
          </table:table-cell>
          <table:table-cell table:style-name="ce1" office:value-type="string">
            <text:p>Rotary switch 12 position, 1 to N code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CK1029</text:p>
          </table:table-cell>
          <table:table-cell table:style-name="ce1" office:value-type="string">
            <text:p>Lorlin</text:p>
          </table:table-cell>
          <table:table-cell table:style-name="ce1" office:value-type="string">
            <text:p>CK1029</text:p>
          </table:table-cell>
          <table:table-cell table:style-name="ce3" office:value-type="float" office:value="8.99">
            <text:p>8,9900</text:p>
          </table:table-cell>
          <table:table-cell table:style-name="ce4" office:value-type="string">
            <text:p>PLN</text:p>
          </table:table-cell>
          <table:table-cell table:style-name="ce5"/>
          <table:table-cell table:number-columns-repeated="1011"/>
        </table:table-row>
        <table:table-row table:style-name="ro2">
          <table:table-cell table:number-columns-repeated="2" table:style-name="ce1" office:value-type="string">
            <text:p>DI-04</text:p>
          </table:table-cell>
          <table:table-cell table:number-columns-repeated="2" table:style-name="ce1" office:value-type="string">
            <text:p>SWDIP4</text:p>
          </table:table-cell>
          <table:table-cell table:style-name="ce1" office:value-type="string">
            <text:p>8SWDIP300</text:p>
          </table:table-cell>
          <table:table-cell table:style-name="ce1" office:value-type="string">
            <text:p>Dip switch 4 sections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DI-04</text:p>
          </table:table-cell>
          <table:table-cell table:style-name="ce1" table:number-columns-repeated="2"/>
          <table:table-cell table:style-name="ce3" office:value-type="float" office:value="2.99">
            <text:p>2,9900</text:p>
          </table:table-cell>
          <table:table-cell table:style-name="ce4" office:value-type="string">
            <text:p>PLN</text:p>
          </table:table-cell>
          <table:table-cell table:style-name="ce5"/>
          <table:table-cell table:number-columns-repeated="1011"/>
        </table:table-row>
        <table:table-row table:style-name="ro2">
          <table:table-cell table:number-columns-repeated="2" table:style-name="ce1" office:value-type="string">
            <text:p>DTS63K</text:p>
          </table:table-cell>
          <table:table-cell table:style-name="ce1" office:value-type="string">
            <text:p>6x6</text:p>
          </table:table-cell>
          <table:table-cell table:style-name="ce1" office:value-type="string">
            <text:p>SWPUSH</text:p>
          </table:table-cell>
          <table:table-cell table:style-name="ce1" office:value-type="string">
            <text:p>DTS63K</text:p>
          </table:table-cell>
          <table:table-cell table:style-name="ce1" office:value-type="string">
            <text:p>tactile switch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DTS63K</text:p>
          </table:table-cell>
          <table:table-cell table:style-name="ce1" office:value-type="string">
            <text:p>Diptronics</text:p>
          </table:table-cell>
          <table:table-cell table:style-name="ce1" office:value-type="string">
            <text:p>DTS-63K</text:p>
          </table:table-cell>
          <table:table-cell table:style-name="ce3" office:value-type="float" office:value="0.8">
            <text:p>0,80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7-07-03">
            <text:p>03-07-2017</text:p>
          </table:table-cell>
          <table:table-cell table:number-columns-repeated="1011"/>
        </table:table-row>
        <table:table-row table:style-name="ro2">
          <table:table-cell table:number-columns-repeated="3" table:style-name="ce1" office:value-type="string">
            <text:p>DTSM31NB</text:p>
          </table:table-cell>
          <table:table-cell table:style-name="ce2" office:value-type="string">
            <text:p>DTSM31NB</text:p>
          </table:table-cell>
          <table:table-cell table:style-name="ce1" office:value-type="string">
            <text:p>DTSM31NB</text:p>
          </table:table-cell>
          <table:table-cell table:style-name="ce1" office:value-type="string">
            <text:p>microswitch SMD, 4.3mm, 1.6N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DTSM31NB</text:p>
          </table:table-cell>
          <table:table-cell table:style-name="ce1" office:value-type="string">
            <text:p>Canal Electronic</text:p>
          </table:table-cell>
          <table:table-cell table:style-name="ce1" office:value-type="string">
            <text:p>DTSM-31N-B</text:p>
          </table:table-cell>
          <table:table-cell table:style-name="ce3" office:value-type="float" office:value="0.8">
            <text:p>0,80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1-05-29">
            <text:p>29-05-2011</text:p>
          </table:table-cell>
          <table:table-cell table:number-columns-repeated="1011"/>
        </table:table-row>
        <table:table-row table:style-name="ro2">
          <table:table-cell table:number-columns-repeated="4" table:style-name="ce1" office:value-type="string">
            <text:p>E3Z-R81</text:p>
          </table:table-cell>
          <table:table-cell table:style-name="ce1"/>
          <table:table-cell table:style-name="ce1" office:value-type="string">
            <text:p>Reflexiv photoswitch</text:p>
          </table:table-cell>
          <table:table-cell table:style-name="ce2" table:number-columns-repeated="5"/>
          <table:table-cell table:style-name="ce4" office:value-type="string">
            <text:p>PLN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2" office:value-type="string">
            <text:p>EAH108E</text:p>
          </table:table-cell>
          <table:table-cell table:style-name="ce1" office:value-type="string">
            <text:p>NDI-8H-V</text:p>
          </table:table-cell>
          <table:table-cell table:style-name="ce1" office:value-type="string">
            <text:p>21.26x6.2</text:p>
          </table:table-cell>
          <table:table-cell table:style-name="ce1" office:value-type="string">
            <text:p>SWDIP8</text:p>
          </table:table-cell>
          <table:table-cell table:style-name="ce2" office:value-type="string">
            <text:p>EAH108E</text:p>
          </table:table-cell>
          <table:table-cell table:style-name="ce1" office:value-type="string">
            <text:p>Przełącznik: DIP-SWITCH; Ilość sekcji:8; ON-OFF; 0,1A/24VDC; 500V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EAH108E</text:p>
          </table:table-cell>
          <table:table-cell table:style-name="ce2" office:value-type="string">
            <text:p>Diptronics</text:p>
          </table:table-cell>
          <table:table-cell table:style-name="ce1" office:value-type="string">
            <text:p>NDI-8H-V</text:p>
          </table:table-cell>
          <table:table-cell table:style-name="ce2" office:value-type="float" office:value="4.02">
            <text:p>4,02</text:p>
          </table:table-cell>
          <table:table-cell table:style-name="ce2" office:value-type="string">
            <text:p>PLN</text:p>
          </table:table-cell>
          <table:table-cell table:style-name="ce5" office:value-type="date" office:date-value="2016-06-06">
            <text:p>06-06-2016</text:p>
          </table:table-cell>
          <table:table-cell table:number-columns-repeated="1011"/>
        </table:table-row>
        <table:table-row table:style-name="ro2">
          <table:table-cell table:number-columns-repeated="2" table:style-name="ce2" office:value-type="string">
            <text:p>EC12E2420801</text:p>
          </table:table-cell>
          <table:table-cell table:style-name="ce1" office:value-type="string">
            <text:p>14x13.2</text:p>
          </table:table-cell>
          <table:table-cell table:style-name="ce2" office:value-type="string">
            <text:p>ECW1J-B24</text:p>
          </table:table-cell>
          <table:table-cell table:style-name="ce2" office:value-type="string">
            <text:p>EC12E2420801</text:p>
          </table:table-cell>
          <table:table-cell table:style-name="ce1" office:value-type="string">
            <text:p>KODER, PION., 12 MM, 24DET, 24PPR</text:p>
          </table:table-cell>
          <table:table-cell table:style-name="ce2" office:value-type="string">
            <text:p>farnell.com</text:p>
          </table:table-cell>
          <table:table-cell table:style-name="ce2" office:value-type="float" office:value="2065068">
            <text:p>2065068</text:p>
          </table:table-cell>
          <table:table-cell table:style-name="ce2" office:value-type="string">
            <text:p>Alps</text:p>
          </table:table-cell>
          <table:table-cell table:style-name="ce2" office:value-type="string">
            <text:p>EC12E2420801</text:p>
          </table:table-cell>
          <table:table-cell table:style-name="ce2" office:value-type="float" office:value="3.83">
            <text:p>3,83</text:p>
          </table:table-cell>
          <table:table-cell table:style-name="ce2" office:value-type="string">
            <text:p>PLN</text:p>
          </table:table-cell>
          <table:table-cell table:style-name="ce5" office:value-type="date" office:date-value="2014-04-06">
            <text:p>06-04-2014</text:p>
          </table:table-cell>
          <table:table-cell table:number-columns-repeated="1011"/>
        </table:table-row>
        <table:table-row table:style-name="ro2">
          <table:table-cell table:style-name="ce1" office:value-type="string">
            <text:p>ECW1J-B24</text:p>
          </table:table-cell>
          <table:table-cell table:style-name="ce1" office:value-type="string">
            <text:p>WF03S</text:p>
          </table:table-cell>
          <table:table-cell table:style-name="ce1" office:value-type="string">
            <text:p>ECW1J-B24</text:p>
          </table:table-cell>
          <table:table-cell table:style-name="ce1" office:value-type="string">
            <text:p>WF03S</text:p>
          </table:table-cell>
          <table:table-cell table:style-name="ce1" office:value-type="string">
            <text:p>WF03R</text:p>
          </table:table-cell>
          <table:table-cell table:style-name="ce1" office:value-type="string">
            <text:p>digital contacting encoder</text:p>
          </table:table-cell>
          <table:table-cell table:style-name="ce1" office:value-type="string">
            <text:p>farnell.com</text:p>
          </table:table-cell>
          <table:table-cell table:style-name="ce1" office:value-type="string">
            <text:p>1200080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ECW1J-B24-AC0024</text:p>
          </table:table-cell>
          <table:table-cell table:style-name="ce3" office:value-type="float" office:value="6.64">
            <text:p>6,6400</text:p>
          </table:table-cell>
          <table:table-cell table:style-name="ce4" office:value-type="string">
            <text:p>EUR</text:p>
          </table:table-cell>
          <table:table-cell table:style-name="ce5" office:value-type="date" office:date-value="2010-06-14">
            <text:p>14-06-2010</text:p>
          </table:table-cell>
          <table:table-cell table:number-columns-repeated="1011"/>
        </table:table-row>
        <table:table-row table:style-name="ro2">
          <table:table-cell table:number-columns-repeated="3" table:style-name="ce1" office:value-type="string">
            <text:p>ERD616RMZ</text:p>
          </table:table-cell>
          <table:table-cell table:style-name="ce1" office:value-type="string">
            <text:p>SW_HEX</text:p>
          </table:table-cell>
          <table:table-cell table:style-name="ce1" office:value-type="string">
            <text:p>ERD616RMZ</text:p>
          </table:table-cell>
          <table:table-cell table:style-name="ce1" office:value-type="string">
            <text:p>hexadecimal switch, rotary, </text:p>
          </table:table-cell>
          <table:table-cell table:style-name="ce2" table:number-columns-repeated="5"/>
          <table:table-cell table:style-name="ce4" office:value-type="string">
            <text:p>PLN</text:p>
          </table:table-cell>
          <table:table-cell table:style-name="ce5"/>
          <table:table-cell table:number-columns-repeated="1011"/>
        </table:table-row>
        <table:table-row table:style-name="ro2">
          <table:table-cell table:number-columns-repeated="2" table:style-name="ce1" office:value-type="string">
            <text:p>K-D M12A-4P-2m-PVC</text:p>
          </table:table-cell>
          <table:table-cell table:style-name="ce1" office:value-type="string">
            <text:p>M12</text:p>
          </table:table-cell>
          <table:table-cell table:style-name="ce1" office:value-type="string">
            <text:p>CABLEx4_M12</text:p>
          </table:table-cell>
          <table:table-cell table:style-name="ce1"/>
          <table:table-cell table:style-name="ce1" office:value-type="string">
            <text:p>M12 plug connector for Leuze barriers</text:p>
          </table:table-cell>
          <table:table-cell table:style-name="ce2" table:number-columns-repeated="5"/>
          <table:table-cell table:style-name="ce4" office:value-type="string">
            <text:p>PLN</text:p>
          </table:table-cell>
          <table:table-cell table:style-name="ce5"/>
          <table:table-cell table:number-columns-repeated="1011"/>
        </table:table-row>
        <table:table-row table:style-name="ro2">
          <table:table-cell table:number-columns-repeated="2" table:style-name="ce1" office:value-type="string">
            <text:p>KB1604-PAB</text:p>
          </table:table-cell>
          <table:table-cell table:number-columns-repeated="3" table:style-name="ce1" office:value-type="string">
            <text:p>KB1604</text:p>
          </table:table-cell>
          <table:table-cell table:style-name="ce1" office:value-type="string">
            <text:p>Universal keyboard 4x4, alphanumeric, black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KB1604-PAB</text:p>
          </table:table-cell>
          <table:table-cell table:style-name="ce1" table:number-columns-repeated="2"/>
          <table:table-cell table:style-name="ce3" office:value-type="float" office:value="16.4">
            <text:p>16,4000</text:p>
          </table:table-cell>
          <table:table-cell table:style-name="ce4" office:value-type="string">
            <text:p>PLN</text:p>
          </table:table-cell>
          <table:table-cell table:style-name="ce5"/>
          <table:table-cell table:number-columns-repeated="1011"/>
        </table:table-row>
        <table:table-row table:style-name="ro2">
          <table:table-cell table:style-name="ce1" office:value-type="string">
            <text:p>KKTBBuzzer</text:p>
          </table:table-cell>
          <table:table-cell table:style-name="ce1" office:value-type="string">
            <text:p>KKTBBuzzer</text:p>
          </table:table-cell>
          <table:table-cell table:style-name="ce1" office:value-type="string">
            <text:p>KKTBBuzzer</text:p>
          </table:table-cell>
          <table:table-cell table:style-name="ce1" office:value-type="string">
            <text:p>KKTBBuzzer</text:p>
          </table:table-cell>
          <table:table-cell table:style-name="ce1"/>
          <table:table-cell table:style-name="ce1" office:value-type="string">
            <text:p>Buzzer</text:p>
          </table:table-cell>
          <table:table-cell table:style-name="ce2" table:number-columns-repeated="5"/>
          <table:table-cell table:style-name="ce4" office:value-type="string">
            <text:p>PLN</text:p>
          </table:table-cell>
          <table:table-cell table:style-name="ce5"/>
          <table:table-cell table:number-columns-repeated="1011"/>
        </table:table-row>
        <table:table-row table:style-name="ro2">
          <table:table-cell table:number-columns-repeated="2" table:style-name="ce1" office:value-type="string">
            <text:p>MCRM3AF-16R</text:p>
          </table:table-cell>
          <table:table-cell table:style-name="ce1" office:value-type="string">
            <text:p>MCRM3AF</text:p>
          </table:table-cell>
          <table:table-cell table:style-name="ce1" office:value-type="string">
            <text:p>SW_HEX</text:p>
          </table:table-cell>
          <table:table-cell table:style-name="ce1" office:value-type="string">
            <text:p>MCRM3AF</text:p>
          </table:table-cell>
          <table:table-cell table:style-name="ce1" office:value-type="string">
            <text:p>rotary switch SMD, 16 positions on 4 lines</text:p>
          </table:table-cell>
          <table:table-cell table:style-name="ce1" office:value-type="string">
            <text:p>farnell.com</text:p>
          </table:table-cell>
          <table:table-cell table:style-name="ce1" office:value-type="string">
            <text:p>1522039</text:p>
          </table:table-cell>
          <table:table-cell table:style-name="ce1" office:value-type="string">
            <text:p>MULTICOMP</text:p>
          </table:table-cell>
          <table:table-cell table:style-name="ce1" office:value-type="string">
            <text:p>MCRM3AF-16R</text:p>
          </table:table-cell>
          <table:table-cell table:style-name="ce3" office:value-type="float" office:value="1.1">
            <text:p>1,1000</text:p>
          </table:table-cell>
          <table:table-cell table:style-name="ce4" office:value-type="string">
            <text:p>EUR</text:p>
          </table:table-cell>
          <table:table-cell table:style-name="ce5"/>
          <table:table-cell table:number-columns-repeated="1011"/>
        </table:table-row>
        <table:table-row table:style-name="ro2">
          <table:table-cell table:number-columns-repeated="2" table:style-name="ce1" office:value-type="string">
            <text:p>MINISMDC020F-2</text:p>
          </table:table-cell>
          <table:table-cell table:style-name="ce1" office:value-type="string">
            <text:p>1812</text:p>
          </table:table-cell>
          <table:table-cell table:style-name="ce1" office:value-type="string">
            <text:p>FUSE1</text:p>
          </table:table-cell>
          <table:table-cell table:style-name="ce1" office:value-type="string">
            <text:p>1812</text:p>
          </table:table-cell>
          <table:table-cell table:style-name="ce1" office:value-type="string">
            <text:p>Polymer fuse PTC, 1812, 0.2A 30V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MINISMDC020F-2</text:p>
          </table:table-cell>
          <table:table-cell table:style-name="ce1" office:value-type="string">
            <text:p>Tyco</text:p>
          </table:table-cell>
          <table:table-cell table:style-name="ce1" office:value-type="string">
            <text:p>MINISMDC020F-2</text:p>
          </table:table-cell>
          <table:table-cell table:style-name="ce3" office:value-type="float" office:value="1.79">
            <text:p>1,7900</text:p>
          </table:table-cell>
          <table:table-cell table:style-name="ce4" office:value-type="string">
            <text:p>PLN</text:p>
          </table:table-cell>
          <table:table-cell table:style-name="ce5"/>
          <table:table-cell table:number-columns-repeated="1011"/>
        </table:table-row>
        <table:table-row table:style-name="ro2">
          <table:table-cell table:number-columns-repeated="2" table:style-name="ce2" office:value-type="string">
            <text:p>MSS-2245S</text:p>
          </table:table-cell>
          <table:table-cell table:style-name="ce2" office:value-type="string">
            <text:p>9x7.5</text:p>
          </table:table-cell>
          <table:table-cell table:number-columns-repeated="2" table:style-name="ce2" office:value-type="string">
            <text:p>MSS-2245S</text:p>
          </table:table-cell>
          <table:table-cell table:style-name="ce2" office:value-type="string">
            <text:p>MSS-2245S Przełącznik: suwakowy; 2-pozycyjne; DPDT; 0,3A/6VDC; ON-ON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MSS-2245S</text:p>
          </table:table-cell>
          <table:table-cell table:style-name="ce2" table:number-columns-repeated="2"/>
          <table:table-cell table:style-name="ce2" office:value-type="float" office:value="1.7">
            <text:p>1,7</text:p>
          </table:table-cell>
          <table:table-cell table:style-name="ce2" office:value-type="string">
            <text:p>PLN</text:p>
          </table:table-cell>
          <table:table-cell table:style-name="ce5" office:value-type="date" office:date-value="2016-04-09">
            <text:p>09-04-2016</text:p>
          </table:table-cell>
          <table:table-cell table:number-columns-repeated="1011"/>
        </table:table-row>
        <table:table-row table:style-name="ro2">
          <table:table-cell table:number-columns-repeated="2" table:style-name="ce1" office:value-type="string">
            <text:p>PC-GK1.3</text:p>
          </table:table-cell>
          <table:table-cell table:style-name="ce1" office:value-type="string">
            <text:p>PC-GK</text:p>
          </table:table-cell>
          <table:table-cell table:number-columns-repeated="2" table:style-name="ce1" office:value-type="string">
            <text:p>DC1110</text:p>
          </table:table-cell>
          <table:table-cell table:style-name="ce1" office:value-type="string">
            <text:p>Miniature, right angle power sockets with PCB contacts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PC-GK1.3</text:p>
          </table:table-cell>
          <table:table-cell table:style-name="ce1" table:number-columns-repeated="2"/>
          <table:table-cell table:style-name="ce3" office:value-type="float" office:value="0.99">
            <text:p>0,99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09-11-15">
            <text:p>15-11-2009</text:p>
          </table:table-cell>
          <table:table-cell table:number-columns-repeated="1011"/>
        </table:table-row>
        <table:table-row table:style-name="ro2">
          <table:table-cell table:number-columns-repeated="2" table:style-name="ce1" office:value-type="string">
            <text:p>PC-GK1.4</text:p>
          </table:table-cell>
          <table:table-cell table:style-name="ce1" office:value-type="string">
            <text:p>PC-GK</text:p>
          </table:table-cell>
          <table:table-cell table:number-columns-repeated="2" table:style-name="ce1" office:value-type="string">
            <text:p>DC1110</text:p>
          </table:table-cell>
          <table:table-cell table:style-name="ce1" office:value-type="string">
            <text:p>Miniature, right angle power sockets with PCB contacts 1.4mm spike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PC-GK1.4</text:p>
          </table:table-cell>
          <table:table-cell table:style-name="ce1" table:number-columns-repeated="2"/>
          <table:table-cell table:style-name="ce3" office:value-type="float" office:value="1.79">
            <text:p>1,79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0-02-15">
            <text:p>15-02-2010</text:p>
          </table:table-cell>
          <table:table-cell table:number-columns-repeated="1011"/>
        </table:table-row>
        <table:table-row table:style-name="ro2">
          <table:table-cell table:number-columns-repeated="2" table:style-name="ce1" office:value-type="string">
            <text:p>PC-GK2.1</text:p>
          </table:table-cell>
          <table:table-cell table:style-name="ce1" office:value-type="string">
            <text:p>PC-GK</text:p>
          </table:table-cell>
          <table:table-cell table:number-columns-repeated="2" table:style-name="ce1" office:value-type="string">
            <text:p>DC1110</text:p>
          </table:table-cell>
          <table:table-cell table:style-name="ce1" office:value-type="string">
            <text:p>Miniature, right angle power sockets with PCB contacts 2.1mm spike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PC-GK2.1</text:p>
          </table:table-cell>
          <table:table-cell table:style-name="ce1" table:number-columns-repeated="2"/>
          <table:table-cell table:style-name="ce3" office:value-type="float" office:value="0.99">
            <text:p>0,99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0-02-15">
            <text:p>15-02-2010</text:p>
          </table:table-cell>
          <table:table-cell table:number-columns-repeated="1011"/>
        </table:table-row>
        <table:table-row table:style-name="ro2">
          <table:table-cell table:number-columns-repeated="2" table:style-name="ce1" office:value-type="string">
            <text:p>PS-03</text:p>
          </table:table-cell>
          <table:table-cell table:style-name="ce1" office:value-type="string">
            <text:p>WF02S</text:p>
          </table:table-cell>
          <table:table-cell table:style-name="ce1" office:value-type="string">
            <text:p>PS-03</text:p>
          </table:table-cell>
          <table:table-cell table:style-name="ce1" office:value-type="string">
            <text:p>WF02S</text:p>
          </table:table-cell>
          <table:table-cell table:style-name="ce1" office:value-type="string">
            <text:p>switch SPST-NO, monostable</text:p>
          </table:table-cell>
          <table:table-cell table:style-name="ce2" table:number-columns-repeated="6"/>
          <table:table-cell table:style-name="ce5"/>
          <table:table-cell table:number-columns-repeated="1011"/>
        </table:table-row>
        <table:table-row table:style-name="ro2">
          <table:table-cell table:number-columns-repeated="2" table:style-name="ce1" office:value-type="string">
            <text:p>PS-03R</text:p>
          </table:table-cell>
          <table:table-cell table:style-name="ce1" office:value-type="string">
            <text:p>H2X5MM</text:p>
          </table:table-cell>
          <table:table-cell table:style-name="ce1" office:value-type="string">
            <text:p>PS-03</text:p>
          </table:table-cell>
          <table:table-cell table:style-name="ce1" office:value-type="string">
            <text:p>H2X5MM</text:p>
          </table:table-cell>
          <table:table-cell table:style-name="ce1" office:value-type="string">
            <text:p>switch SPST-NO, monostable</text:p>
          </table:table-cell>
          <table:table-cell table:style-name="ce2" table:number-columns-repeated="6"/>
          <table:table-cell table:style-name="ce5"/>
          <table:table-cell table:number-columns-repeated="1011"/>
        </table:table-row>
        <table:table-row table:style-name="ro2">
          <table:table-cell table:number-columns-repeated="3" table:style-name="ce1" office:value-type="string">
            <text:p>RADTO220V6</text:p>
          </table:table-cell>
          <table:table-cell table:style-name="ce1" office:value-type="string">
            <text:p>RADIATORPIN</text:p>
          </table:table-cell>
          <table:table-cell table:style-name="ce1" office:value-type="string">
            <text:p>RADTO220V6</text:p>
          </table:table-cell>
          <table:table-cell table:style-name="ce1"/>
          <table:table-cell table:style-name="ce2" table:number-columns-repeated="6"/>
          <table:table-cell table:style-name="ce5"/>
          <table:table-cell table:number-columns-repeated="1011"/>
        </table:table-row>
        <table:table-row table:style-name="ro2">
          <table:table-cell table:number-columns-repeated="2" table:style-name="ce1" office:value-type="string">
            <text:p>SCHURTER0031.8241</text:p>
          </table:table-cell>
          <table:table-cell table:number-columns-repeated="3" table:style-name="ce1" office:value-type="string">
            <text:p>SCH0031_8241</text:p>
          </table:table-cell>
          <table:table-cell table:style-name="ce1" office:value-type="string">
            <text:p>Fuse holder, SMD for 5x20mm fuses</text:p>
          </table:table-cell>
          <table:table-cell table:style-name="ce2" table:number-columns-repeated="6"/>
          <table:table-cell table:style-name="ce5"/>
          <table:table-cell table:number-columns-repeated="1011"/>
        </table:table-row>
        <table:table-row table:style-name="ro2">
          <table:table-cell table:number-columns-repeated="4" table:style-name="ce1" office:value-type="string">
            <text:p>SLSE 46/44-S12</text:p>
          </table:table-cell>
          <table:table-cell table:style-name="ce1"/>
          <table:table-cell table:style-name="ce1" office:value-type="string">
            <text:p>Barrier receiver </text:p>
          </table:table-cell>
          <table:table-cell table:style-name="ce2" table:number-columns-repeated="6"/>
          <table:table-cell table:style-name="ce5"/>
          <table:table-cell table:number-columns-repeated="1011"/>
        </table:table-row>
        <table:table-row table:style-name="ro2">
          <table:table-cell table:number-columns-repeated="4" table:style-name="ce1" office:value-type="string">
            <text:p>SLSS 46.8-S12</text:p>
          </table:table-cell>
          <table:table-cell table:style-name="ce1"/>
          <table:table-cell table:style-name="ce1" office:value-type="string">
            <text:p>Barrier transmitter</text:p>
          </table:table-cell>
          <table:table-cell table:style-name="ce2" table:number-columns-repeated="6"/>
          <table:table-cell table:style-name="ce5"/>
          <table:table-cell table:number-columns-repeated="1011"/>
        </table:table-row>
        <table:table-row table:style-name="ro5">
          <table:table-cell table:number-columns-repeated="2" table:style-name="ce1" office:value-type="string">
            <text:p>TACTD37H25I180</text:p>
          </table:table-cell>
          <table:table-cell table:style-name="ce1" office:value-type="string">
            <text:p>3.7x6.1x2.5</text:p>
          </table:table-cell>
          <table:table-cell table:style-name="ce1" office:value-type="string">
            <text:p>DTSM31NB</text:p>
          </table:table-cell>
          <table:table-cell table:style-name="ce1" office:value-type="string">
            <text:p>TACTD37H25I180</text:p>
          </table:table-cell>
          <table:table-cell table:style-name="ce1" office:value-type="string">
            <text:p>TACT switch 3.7x6.1x2.5, SMD, dustproof</text:p>
          </table:table-cell>
          <table:table-cell table:style-name="ce1" office:value-type="string">
            <text:p>maritex.com.pl</text:p>
          </table:table-cell>
          <table:table-cell table:style-name="ce1" office:value-type="string">
            <text:p>TACTD37H25I180</text:p>
          </table:table-cell>
          <table:table-cell table:style-name="ce1" office:value-type="string">
            <text:p><text:a xlink:href="http://www.innocentswitch.co.kr/">www.innocentswitch.co.kr</text:a></text:p>
          </table:table-cell>
          <table:table-cell table:style-name="ce1"/>
          <table:table-cell table:style-name="ce3" office:value-type="float" office:value="0.55">
            <text:p>0,55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7-05-29">
            <text:p>29-05-2017</text:p>
          </table:table-cell>
          <table:table-cell table:number-columns-repeated="1011"/>
        </table:table-row>
        <table:table-row table:style-name="ro2">
          <table:table-cell table:number-columns-repeated="2" table:style-name="ce1" office:value-type="string">
            <text:p>ZCM 4A</text:p>
          </table:table-cell>
          <table:table-cell table:style-name="ce1" office:value-type="string">
            <text:p>5x20</text:p>
          </table:table-cell>
          <table:table-cell table:style-name="ce1" office:value-type="string">
            <text:p>FUSE1</text:p>
          </table:table-cell>
          <table:table-cell table:style-name="ce1"/>
          <table:table-cell table:style-name="ce1" office:value-type="string">
            <text:p>Fuse medium acting 5x20, 4A</text:p>
          </table:table-cell>
          <table:table-cell table:style-name="ce2" table:number-columns-repeated="6"/>
          <table:table-cell table:style-name="ce5"/>
          <table:table-cell table:number-columns-repeated="1011"/>
        </table:table-row>
        <table:table-row table:style-name="ro2">
          <table:table-cell table:number-columns-repeated="2" table:style-name="ce1" office:value-type="string">
            <text:p>ZCM 8A</text:p>
          </table:table-cell>
          <table:table-cell table:style-name="ce1" office:value-type="string">
            <text:p>5x20</text:p>
          </table:table-cell>
          <table:table-cell table:style-name="ce1" office:value-type="string">
            <text:p>FUSE1</text:p>
          </table:table-cell>
          <table:table-cell table:style-name="ce1"/>
          <table:table-cell table:style-name="ce1" office:value-type="string">
            <text:p>Fuse medium acting 5x20, 8A</text:p>
          </table:table-cell>
          <table:table-cell table:style-name="ce2" table:number-columns-repeated="6"/>
          <table:table-cell table:style-name="ce5"/>
          <table:table-cell table:number-columns-repeated="1011"/>
        </table:table-row>
        <table:table-row table:style-name="ro2">
          <table:table-cell table:number-columns-repeated="2" table:style-name="ce1" office:value-type="string">
            <text:p>ZGSS 6.3A</text:p>
          </table:table-cell>
          <table:table-cell table:style-name="ce1" office:value-type="string">
            <text:p>6.3x32mm</text:p>
          </table:table-cell>
          <table:table-cell table:style-name="ce1" office:value-type="string">
            <text:p>FUSE1</text:p>
          </table:table-cell>
          <table:table-cell table:style-name="ce1"/>
          <table:table-cell table:style-name="ce1" office:value-type="string">
            <text:p>Fuse ultra fast, ceramic, 6.3x32mm 500V 6.3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ZGSS 6.3A</text:p>
          </table:table-cell>
          <table:table-cell table:style-name="ce1" office:value-type="string">
            <text:p>ESKA</text:p>
          </table:table-cell>
          <table:table-cell table:style-name="ce1" office:value-type="string">
            <text:p>632.125</text:p>
          </table:table-cell>
          <table:table-cell table:style-name="ce3" office:value-type="float" office:value="4.39">
            <text:p>4,39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09-11-17">
            <text:p>17-11-2009</text:p>
          </table:table-cell>
          <table:table-cell table:number-columns-repeated="1011"/>
        </table:table-row>
        <table:table-row table:style-name="ro2">
          <table:table-cell table:number-columns-repeated="2" table:style-name="ce1" office:value-type="string">
            <text:p>ZH1</text:p>
          </table:table-cell>
          <table:table-cell table:style-name="ce1" office:value-type="string">
            <text:p>23x9</text:p>
          </table:table-cell>
          <table:table-cell table:number-columns-repeated="2" table:style-name="ce1" office:value-type="string">
            <text:p>ZH1</text:p>
          </table:table-cell>
          <table:table-cell table:style-name="ce1" office:value-type="string">
            <text:p>Gniazdo; bezpieczniki rurkowe; 22mm; Wypr: do druku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ZH1</text:p>
          </table:table-cell>
          <table:table-cell table:style-name="ce1" office:value-type="string">
            <text:p>PROFFUSE</text:p>
          </table:table-cell>
          <table:table-cell table:style-name="ce1" office:value-type="string">
            <text:p>ZH1</text:p>
          </table:table-cell>
          <table:table-cell table:style-name="ce3" office:value-type="float" office:value="1.26">
            <text:p>1,2600</text:p>
          </table:table-cell>
          <table:table-cell table:style-name="ce4" office:value-type="string">
            <text:p>PLN</text:p>
          </table:table-cell>
          <table:table-cell table:style-name="ce5" office:value-type="date" office:date-value="2017-07-14">
            <text:p>14-07-2017</text:p>
          </table:table-cell>
          <table:table-cell table:number-columns-repeated="1011"/>
        </table:table-row>
        <table:table-row table:style-name="ro2">
          <table:table-cell table:number-columns-repeated="2" table:style-name="ce2" office:value-type="string">
            <text:p>ZH4</text:p>
          </table:table-cell>
          <table:table-cell table:style-name="ce2" office:value-type="string">
            <text:p>fi16x37</text:p>
          </table:table-cell>
          <table:table-cell table:style-name="ce2" office:value-type="string">
            <text:p>FUSE2</text:p>
          </table:table-cell>
          <table:table-cell table:style-name="ce2"/>
          <table:table-cell table:style-name="ce1" office:value-type="string">
            <text:p>Fuse holder on the <text:s/>panel for 5x20mm fuses, 250V, 10A</text:p>
          </table:table-cell>
          <table:table-cell table:style-name="ce2" office:value-type="string">
            <text:p>tme.pl</text:p>
          </table:table-cell>
          <table:table-cell table:style-name="ce2" office:value-type="string">
            <text:p>ZH4</text:p>
          </table:table-cell>
          <table:table-cell table:style-name="ce2" office:value-type="string">
            <text:p>PROFFUSE</text:p>
          </table:table-cell>
          <table:table-cell table:style-name="ce2" office:value-type="string">
            <text:p>ZH4</text:p>
          </table:table-cell>
          <table:table-cell table:style-name="ce2" office:value-type="float" office:value="1.09">
            <text:p>1,09</text:p>
          </table:table-cell>
          <table:table-cell table:style-name="ce2" office:value-type="string">
            <text:p>PLN</text:p>
          </table:table-cell>
          <table:table-cell table:style-name="ce5" office:value-type="date" office:date-value="2010-11-07">
            <text:p>07-11-2010</text:p>
          </table:table-cell>
          <table:table-cell table:number-columns-repeated="101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Cs" table:style-name="ta1" table:print="false">
        <office:forms form:automatic-focus="false" form:apply-design-mode="false"/>
        <table:table-column table:style-name="co21" table:default-cell-style-name="ce2"/>
        <table:table-column table:style-name="co1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36" table:default-cell-style-name="ce2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37" table:default-cell-style-name="ce2"/>
        <table:table-column table:style-name="co3" table:default-cell-style-name="ce3"/>
        <table:table-column table:style-name="co3" table:default-cell-style-name="ce2"/>
        <table:table-column table:style-name="co7" table:default-cell-style-name="ce5"/>
        <table:table-column table:style-name="co1" table:number-columns-repeated="1006" table:default-cell-style-name="ce2"/>
        <table:table-row table:style-name="ro1">
          <table:table-cell table:style-name="ce1" office:value-type="string">
            <text:p>Value</text:p>
          </table:table-cell>
          <table:table-cell office:value-type="string">
            <text:p>Dimensions</text:p>
          </table:table-cell>
          <table:table-cell office:value-type="string">
            <text:p>Library Ref</text:p>
          </table:table-cell>
          <table:table-cell table:style-name="ce1" office:value-type="string">
            <text:p>Footprint Ref</text:p>
          </table:table-cell>
          <table:table-cell table:style-name="ce1" office:value-type="string">
            <text:p>Footprint Ref 2</text:p>
          </table:table-cell>
          <table:table-cell table:style-name="ce1" office:value-type="string">
            <text:p>Descript</text:p>
          </table:table-cell>
          <table:table-cell table:style-name="ce1" office:value-type="string">
            <text:p>Supplier5</text:p>
          </table:table-cell>
          <table:table-cell office:value-type="string">
            <text:p>Reference5</text:p>
          </table:table-cell>
          <table:table-cell table:style-name="ce1" office:value-type="string">
            <text:p>Manufacturer5</text:p>
          </table:table-cell>
          <table:table-cell table:style-name="ce1" office:value-type="string">
            <text:p>Typ5</text:p>
          </table:table-cell>
          <table:table-cell office:value-type="string">
            <text:p>Price5</text:p>
          </table:table-cell>
          <table:table-cell table:style-name="ce34" office:value-type="string">
            <text:p>Currency5</text:p>
          </table:table-cell>
          <table:table-cell office:value-type="string">
            <text:p>DateOfPrice5</text:p>
          </table:table-cell>
          <table:table-cell table:number-columns-repeated="1006"/>
        </table:table-row>
        <table:table-row table:style-name="ro1">
          <table:table-cell office:value-type="string">
            <text:p>10M08SAE144C8G</text:p>
          </table:table-cell>
          <table:table-cell office:value-type="string">
            <text:p>MS-026BFBPAD</text:p>
          </table:table-cell>
          <table:table-cell office:value-type="string">
            <text:p>10M08SAE144</text:p>
          </table:table-cell>
          <table:table-cell office:value-type="string">
            <text:p>MS-026BFBPAD</text:p>
          </table:table-cell>
          <table:table-cell/>
          <table:table-cell office:value-type="string">
            <text:p>FPGA - Field Programmable Gate Array non-volatile FPGA 101 I/O </text:p>
          </table:table-cell>
          <table:table-cell office:value-type="string">
            <text:p>mouser.com</text:p>
          </table:table-cell>
          <table:table-cell office:value-type="string">
            <text:p>989-10M08SAE144C8G</text:p>
          </table:table-cell>
          <table:table-cell office:value-type="string">
            <text:p>Altera</text:p>
          </table:table-cell>
          <table:table-cell office:value-type="string">
            <text:p>10M08SAE144C8G</text:p>
          </table:table-cell>
          <table:table-cell office:value-type="float" office:value="87.65">
            <text:p>87,6500</text:p>
          </table:table-cell>
          <table:table-cell office:value-type="string">
            <text:p>PLN</text:p>
          </table:table-cell>
          <table:table-cell office:value-type="date" office:date-value="2016-10-21">
            <text:p>21-10-2016</text:p>
          </table:table-cell>
          <table:table-cell table:number-columns-repeated="1006"/>
        </table:table-row>
        <table:table-row table:style-name="ro1">
          <table:table-cell office:value-type="string">
            <text:p>10M08SCE144C8G</text:p>
          </table:table-cell>
          <table:table-cell office:value-type="string">
            <text:p>MS-026BFBPAD</text:p>
          </table:table-cell>
          <table:table-cell office:value-type="string">
            <text:p>10M08SCE144</text:p>
          </table:table-cell>
          <table:table-cell office:value-type="string">
            <text:p>MS-026BFBPAD</text:p>
          </table:table-cell>
          <table:table-cell/>
          <table:table-cell office:value-type="string">
            <text:p>FPGA - Field Programmable Gate Array non-volatile FPGA 101 I/O </text:p>
          </table:table-cell>
          <table:table-cell office:value-type="string">
            <text:p>mouser.com</text:p>
          </table:table-cell>
          <table:table-cell office:value-type="string">
            <text:p>989-10M08SCE144C8G</text:p>
          </table:table-cell>
          <table:table-cell office:value-type="string">
            <text:p>Altera</text:p>
          </table:table-cell>
          <table:table-cell office:value-type="string">
            <text:p>10M08SCE144C8G</text:p>
          </table:table-cell>
          <table:table-cell office:value-type="float" office:value="70.27">
            <text:p>70,2700</text:p>
          </table:table-cell>
          <table:table-cell office:value-type="string">
            <text:p>PLN</text:p>
          </table:table-cell>
          <table:table-cell office:value-type="date" office:date-value="2016-11-07">
            <text:p>07-11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25LC320A-I/SN</text:p>
          </table:table-cell>
          <table:table-cell office:value-type="string">
            <text:p>8SOIC150</text:p>
          </table:table-cell>
          <table:table-cell office:value-type="string">
            <text:p>25LC320SN</text:p>
          </table:table-cell>
          <table:table-cell office:value-type="string">
            <text:p>8SOIC150</text:p>
          </table:table-cell>
          <table:table-cell/>
          <table:table-cell table:style-name="ce1"/>
          <table:table-cell office:value-type="string">
            <text:p>tme.pl</text:p>
          </table:table-cell>
          <table:table-cell office:value-type="string">
            <text:p>25LC320A-I/SN</text:p>
          </table:table-cell>
          <table:table-cell office:value-type="string">
            <text:p>Microchip</text:p>
          </table:table-cell>
          <table:table-cell table:style-name="ce1" office:value-type="string">
            <text:p>25LC320A-I/SN</text:p>
          </table:table-cell>
          <table:table-cell office:value-type="float" office:value="2.45">
            <text:p>2,4500</text:p>
          </table:table-cell>
          <table:table-cell table:style-name="ce1" office:value-type="string">
            <text:p>PLN</text:p>
          </table:table-cell>
          <table:table-cell office:value-type="date" office:date-value="2012-10-01">
            <text:p>01-10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4069</text:p>
          </table:table-cell>
          <table:table-cell office:value-type="string">
            <text:p>14SOIC150</text:p>
          </table:table-cell>
          <table:table-cell office:value-type="string">
            <text:p>7404</text:p>
          </table:table-cell>
          <table:table-cell office:value-type="string">
            <text:p>14SOIC150</text:p>
          </table:table-cell>
          <table:table-cell/>
          <table:table-cell table:style-name="ce1" office:value-type="string">
            <text:p>IC: cyfrowy; inverter; Kanały:6; CMOS; SO14</text:p>
          </table:table-cell>
          <table:table-cell office:value-type="string">
            <text:p>tme.pl</text:p>
          </table:table-cell>
          <table:table-cell office:value-type="string">
            <text:p>HEF4069UBT.653</text:p>
          </table:table-cell>
          <table:table-cell office:value-type="string">
            <text:p>NXP</text:p>
          </table:table-cell>
          <table:table-cell office:value-type="string">
            <text:p>HEF4069UBT.653</text:p>
          </table:table-cell>
          <table:table-cell office:value-type="float" office:value="0.5508">
            <text:p>0,5508</text:p>
          </table:table-cell>
          <table:table-cell table:style-name="ce1" office:value-type="string">
            <text:p>PLN</text:p>
          </table:table-cell>
          <table:table-cell office:value-type="date" office:date-value="2016-08-18">
            <text:p>18-08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4HC00</text:p>
          </table:table-cell>
          <table:table-cell office:value-type="string">
            <text:p>14SOIC150</text:p>
          </table:table-cell>
          <table:table-cell office:value-type="string">
            <text:p>74HC00</text:p>
          </table:table-cell>
          <table:table-cell office:value-type="string">
            <text:p>14SOIC150</text:p>
          </table:table-cell>
          <table:table-cell/>
          <table:table-cell table:style-name="ce1" office:value-type="string">
            <text:p>Quad 2-Input NAND Gate</text:p>
          </table:table-cell>
          <table:table-cell office:value-type="string">
            <text:p>tme.pl</text:p>
          </table:table-cell>
          <table:table-cell office:value-type="string">
            <text:p>74HC00-SMD</text:p>
          </table:table-cell>
          <table:table-cell table:number-columns-repeated="2"/>
          <table:table-cell office:value-type="float" office:value="0.451">
            <text:p>0,4510</text:p>
          </table:table-cell>
          <table:table-cell table:style-name="ce45" office:value-type="string">
            <text:p>PLN</text:p>
          </table:table-cell>
          <table:table-cell office:value-type="date" office:date-value="2014-05-12">
            <text:p>12-05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4HC02</text:p>
          </table:table-cell>
          <table:table-cell office:value-type="string">
            <text:p>14SOIC150</text:p>
          </table:table-cell>
          <table:table-cell office:value-type="string">
            <text:p>7402</text:p>
          </table:table-cell>
          <table:table-cell office:value-type="string">
            <text:p>14SOIC150</text:p>
          </table:table-cell>
          <table:table-cell/>
          <table:table-cell table:style-name="ce1" office:value-type="string">
            <text:p>IC: cyfrowy; NOR; Kanały:4; Wejścia:2; SMD; SO14; Seria: HC</text:p>
          </table:table-cell>
          <table:table-cell office:value-type="string">
            <text:p>tme.pl</text:p>
          </table:table-cell>
          <table:table-cell office:value-type="string">
            <text:p>74HC02D.652</text:p>
          </table:table-cell>
          <table:table-cell table:number-columns-repeated="2"/>
          <table:table-cell office:value-type="float" office:value="0.5252">
            <text:p>0,5252</text:p>
          </table:table-cell>
          <table:table-cell table:style-name="ce45" office:value-type="string">
            <text:p>PLN</text:p>
          </table:table-cell>
          <table:table-cell office:value-type="date" office:date-value="2016-08-18">
            <text:p>18-08-2016</text:p>
          </table:table-cell>
          <table:table-cell table:number-columns-repeated="1006"/>
        </table:table-row>
        <table:table-row table:style-name="ro1">
          <table:table-cell office:value-type="string">
            <text:p>74HC04</text:p>
          </table:table-cell>
          <table:table-cell office:value-type="string">
            <text:p>14SOIC150</text:p>
          </table:table-cell>
          <table:table-cell office:value-type="string">
            <text:p>7404</text:p>
          </table:table-cell>
          <table:table-cell office:value-type="string">
            <text:p>14SOIC150</text:p>
          </table:table-cell>
          <table:table-cell/>
          <table:table-cell office:value-type="string">
            <text:p>IC: cyfrowy; NOT; Kanały:6; Wejścia:1; SMD; SO14</text:p>
          </table:table-cell>
          <table:table-cell office:value-type="string">
            <text:p>tme.pl</text:p>
          </table:table-cell>
          <table:table-cell office:value-type="string">
            <text:p>74HC04D.653</text:p>
          </table:table-cell>
          <table:table-cell office:value-type="string">
            <text:p>NXP</text:p>
          </table:table-cell>
          <table:table-cell office:value-type="string">
            <text:p>74HC04D.653</text:p>
          </table:table-cell>
          <table:table-cell office:value-type="float" office:value="0.6">
            <text:p>0,6000</text:p>
          </table:table-cell>
          <table:table-cell office:value-type="string">
            <text:p>PLN</text:p>
          </table:table-cell>
          <table:table-cell office:value-type="date" office:date-value="2017-09-29">
            <text:p>29-09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4HC08M</text:p>
          </table:table-cell>
          <table:table-cell office:value-type="string">
            <text:p>14SOIC150</text:p>
          </table:table-cell>
          <table:table-cell office:value-type="string">
            <text:p>7408</text:p>
          </table:table-cell>
          <table:table-cell office:value-type="string">
            <text:p>14SOIC150</text:p>
          </table:table-cell>
          <table:table-cell/>
          <table:table-cell table:style-name="ce1" office:value-type="string">
            <text:p>Quad 2-Input AND gate, SOIC14</text:p>
          </table:table-cell>
          <table:table-cell office:value-type="string">
            <text:p>tme.pl</text:p>
          </table:table-cell>
          <table:table-cell office:value-type="string">
            <text:p>74HC08D</text:p>
          </table:table-cell>
          <table:table-cell table:number-columns-repeated="2"/>
          <table:table-cell office:value-type="float" office:value="0.44">
            <text:p>0,4400</text:p>
          </table:table-cell>
          <table:table-cell table:style-name="ce45" office:value-type="string">
            <text:p>PLN</text:p>
          </table:table-cell>
          <table:table-cell office:value-type="date" office:date-value="2015-11-20">
            <text:p>20-11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4HC10</text:p>
          </table:table-cell>
          <table:table-cell office:value-type="string">
            <text:p>14SOIC150</text:p>
          </table:table-cell>
          <table:table-cell office:value-type="string">
            <text:p>7410</text:p>
          </table:table-cell>
          <table:table-cell office:value-type="string">
            <text:p>14SOIC150</text:p>
          </table:table-cell>
          <table:table-cell/>
          <table:table-cell table:style-name="ce1" office:value-type="string">
            <text:p>Triple 3-Input Positive NAND Gate;Supply:5V;Case:SOIC</text:p>
          </table:table-cell>
          <table:table-cell office:value-type="string">
            <text:p>tme.pl</text:p>
          </table:table-cell>
          <table:table-cell office:value-type="string">
            <text:p>74HC10-SMD</text:p>
          </table:table-cell>
          <table:table-cell table:number-columns-repeated="2"/>
          <table:table-cell office:value-type="float" office:value="0.49">
            <text:p>0,4900</text:p>
          </table:table-cell>
          <table:table-cell table:style-name="ce45" office:value-type="string">
            <text:p>PLN</text:p>
          </table:table-cell>
          <table:table-cell office:value-type="date" office:date-value="2012-05-20">
            <text:p>20-05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4HC125</text:p>
          </table:table-cell>
          <table:table-cell office:value-type="string">
            <text:p>14SOIC150</text:p>
          </table:table-cell>
          <table:table-cell office:value-type="string">
            <text:p>74125</text:p>
          </table:table-cell>
          <table:table-cell office:value-type="string">
            <text:p>14SOIC150</text:p>
          </table:table-cell>
          <table:table-cell/>
          <table:table-cell table:style-name="ce1" office:value-type="string">
            <text:p>IC: cyfrowy; 3-state, buffer; Kanały:4; SO14</text:p>
          </table:table-cell>
          <table:table-cell office:value-type="string">
            <text:p>tme.pl</text:p>
          </table:table-cell>
          <table:table-cell office:value-type="string">
            <text:p>74HC125D.652</text:p>
          </table:table-cell>
          <table:table-cell table:number-columns-repeated="2"/>
          <table:table-cell office:value-type="float" office:value="0.52">
            <text:p>0,5200</text:p>
          </table:table-cell>
          <table:table-cell table:style-name="ce45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4HC139</text:p>
          </table:table-cell>
          <table:table-cell office:value-type="string">
            <text:p>16SOIC150</text:p>
          </table:table-cell>
          <table:table-cell office:value-type="string">
            <text:p>74139</text:p>
          </table:table-cell>
          <table:table-cell office:value-type="string">
            <text:p>16SOIC150</text:p>
          </table:table-cell>
          <table:table-cell/>
          <table:table-cell table:style-name="ce1" office:value-type="string">
            <text:p>dual 2-line to 4-line decoders/demultiplexers</text:p>
          </table:table-cell>
          <table:table-cell office:value-type="string">
            <text:p>tme.pl</text:p>
          </table:table-cell>
          <table:table-cell office:value-type="string">
            <text:p>74HC139-SMD</text:p>
          </table:table-cell>
          <table:table-cell table:number-columns-repeated="2"/>
          <table:table-cell office:value-type="float" office:value="0.567">
            <text:p>0,5670</text:p>
          </table:table-cell>
          <table:table-cell table:style-name="ce45" office:value-type="string">
            <text:p>PLN</text:p>
          </table:table-cell>
          <table:table-cell office:value-type="date" office:date-value="2012-09-19">
            <text:p>19-09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4HC14</text:p>
          </table:table-cell>
          <table:table-cell office:value-type="string">
            <text:p>14SOIC150</text:p>
          </table:table-cell>
          <table:table-cell office:value-type="string">
            <text:p>7414</text:p>
          </table:table-cell>
          <table:table-cell office:value-type="string">
            <text:p>14SOIC150</text:p>
          </table:table-cell>
          <table:table-cell/>
          <table:table-cell table:style-name="ce1" office:value-type="string">
            <text:p>IC: cyfrowy; Schmitt trigger; Kanały:6; SMD; SO14; Seria: HC</text:p>
          </table:table-cell>
          <table:table-cell office:value-type="string">
            <text:p>tme.pl</text:p>
          </table:table-cell>
          <table:table-cell office:value-type="string">
            <text:p>SN74HC14D</text:p>
          </table:table-cell>
          <table:table-cell table:number-columns-repeated="2"/>
          <table:table-cell office:value-type="float" office:value="0.5">
            <text:p>0,5000</text:p>
          </table:table-cell>
          <table:table-cell table:style-name="ce45" office:value-type="string">
            <text:p>PLN</text:p>
          </table:table-cell>
          <table:table-cell office:value-type="date" office:date-value="2017-01-15">
            <text:p>15-01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4HC157D</text:p>
          </table:table-cell>
          <table:table-cell office:value-type="string">
            <text:p>16SOIC150</text:p>
          </table:table-cell>
          <table:table-cell office:value-type="string">
            <text:p>74157</text:p>
          </table:table-cell>
          <table:table-cell office:value-type="string">
            <text:p>16SOIC150</text:p>
          </table:table-cell>
          <table:table-cell/>
          <table:table-cell table:style-name="ce1" office:value-type="string">
            <text:p>Quad 2-Input Multiplexer</text:p>
          </table:table-cell>
          <table:table-cell office:value-type="string">
            <text:p>tme.pl</text:p>
          </table:table-cell>
          <table:table-cell office:value-type="string">
            <text:p>74HC157-SMD</text:p>
          </table:table-cell>
          <table:table-cell table:number-columns-repeated="2"/>
          <table:table-cell office:value-type="float" office:value="0.63">
            <text:p>0,6300</text:p>
          </table:table-cell>
          <table:table-cell table:style-name="ce45" office:value-type="string">
            <text:p>PLN</text:p>
          </table:table-cell>
          <table:table-cell office:value-type="date" office:date-value="2013-11-30">
            <text:p>30-11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4HC174</text:p>
          </table:table-cell>
          <table:table-cell office:value-type="string">
            <text:p>16SOIC150</text:p>
          </table:table-cell>
          <table:table-cell office:value-type="string">
            <text:p>74174</text:p>
          </table:table-cell>
          <table:table-cell office:value-type="string">
            <text:p>16SOIC150</text:p>
          </table:table-cell>
          <table:table-cell/>
          <table:table-cell table:style-name="ce1" office:value-type="string">
            <text:p>IC: cyfrowy; przerzutnik D; Kanały:6; SMD; SO16; Seria: HC</text:p>
          </table:table-cell>
          <table:table-cell office:value-type="string">
            <text:p>tme.pl</text:p>
          </table:table-cell>
          <table:table-cell office:value-type="string">
            <text:p>SN74HC174D</text:p>
          </table:table-cell>
          <table:table-cell table:number-columns-repeated="2"/>
          <table:table-cell office:value-type="float" office:value="0.58">
            <text:p>0,5800</text:p>
          </table:table-cell>
          <table:table-cell table:style-name="ce1" office:value-type="string">
            <text:p>PLN</text:p>
          </table:table-cell>
          <table:table-cell office:value-type="date" office:date-value="2017-01-15">
            <text:p>15-01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4HC193</text:p>
          </table:table-cell>
          <table:table-cell office:value-type="string">
            <text:p>16SOIC150</text:p>
          </table:table-cell>
          <table:table-cell office:value-type="string">
            <text:p>SN74LS193D</text:p>
          </table:table-cell>
          <table:table-cell office:value-type="string">
            <text:p>16SOIC150</text:p>
          </table:table-cell>
          <table:table-cell/>
          <table:table-cell table:style-name="ce1" office:value-type="string">
            <text:p>Presettable 4-Bit Binary Up/Down Counter</text:p>
          </table:table-cell>
          <table:table-cell office:value-type="string">
            <text:p>tme.pl</text:p>
          </table:table-cell>
          <table:table-cell office:value-type="string">
            <text:p>SN74HC193D</text:p>
          </table:table-cell>
          <table:table-cell office:value-type="string">
            <text:p>Texas Instruments</text:p>
          </table:table-cell>
          <table:table-cell table:style-name="ce1" office:value-type="string">
            <text:p>SN74HC193D</text:p>
          </table:table-cell>
          <table:table-cell office:value-type="float" office:value="0.798">
            <text:p>0,7980</text:p>
          </table:table-cell>
          <table:table-cell table:style-name="ce1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4HC4024</text:p>
          </table:table-cell>
          <table:table-cell office:value-type="string">
            <text:p>14SOIC150</text:p>
          </table:table-cell>
          <table:table-cell office:value-type="string">
            <text:p>SN74HC4024N</text:p>
          </table:table-cell>
          <table:table-cell office:value-type="string">
            <text:p>14SOIC150</text:p>
          </table:table-cell>
          <table:table-cell/>
          <table:table-cell table:style-name="ce1" office:value-type="string">
            <text:p>Asynchronous 7-Bit Binary Counter</text:p>
          </table:table-cell>
          <table:table-cell office:value-type="string">
            <text:p>farnell.com</text:p>
          </table:table-cell>
          <table:table-cell office:value-type="string">
            <text:p>1631669</text:p>
          </table:table-cell>
          <table:table-cell office:value-type="string">
            <text:p>NXP</text:p>
          </table:table-cell>
          <table:table-cell office:value-type="string">
            <text:p>74HC4024D</text:p>
          </table:table-cell>
          <table:table-cell office:value-type="float" office:value="3.23">
            <text:p>3,2300</text:p>
          </table:table-cell>
          <table:table-cell table:style-name="ce1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4HC573</text:p>
          </table:table-cell>
          <table:table-cell office:value-type="string">
            <text:p>20SOIC300</text:p>
          </table:table-cell>
          <table:table-cell office:value-type="string">
            <text:p>74HC573D</text:p>
          </table:table-cell>
          <table:table-cell office:value-type="string">
            <text:p>20SOIC300</text:p>
          </table:table-cell>
          <table:table-cell/>
          <table:table-cell table:style-name="ce1" office:value-type="string">
            <text:p>74HC CMOS, SMD, SOIC20, Octal D-Type Transparent Latch (3-State)</text:p>
          </table:table-cell>
          <table:table-cell office:value-type="string">
            <text:p>tme.pl</text:p>
          </table:table-cell>
          <table:table-cell office:value-type="string">
            <text:p>74HC573-SMD</text:p>
          </table:table-cell>
          <table:table-cell table:number-columns-repeated="2"/>
          <table:table-cell office:value-type="float" office:value="0.63">
            <text:p>0,6300</text:p>
          </table:table-cell>
          <table:table-cell table:style-name="ce45" office:value-type="string">
            <text:p>PLN</text:p>
          </table:table-cell>
          <table:table-cell office:value-type="date" office:date-value="2013-10-12">
            <text:p>12-10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4HC574D</text:p>
          </table:table-cell>
          <table:table-cell office:value-type="string">
            <text:p>20SOIC300</text:p>
          </table:table-cell>
          <table:table-cell office:value-type="string">
            <text:p>74574</text:p>
          </table:table-cell>
          <table:table-cell office:value-type="string">
            <text:p>20SOIC300</text:p>
          </table:table-cell>
          <table:table-cell/>
          <table:table-cell table:style-name="ce61" office:value-type="string">
            <text:p>Octal D-type flip-flop; positive edge-trigger; 3-state</text:p>
          </table:table-cell>
          <table:table-cell office:value-type="string">
            <text:p>tme.pl</text:p>
          </table:table-cell>
          <table:table-cell office:value-type="string">
            <text:p>74HC574D.652</text:p>
          </table:table-cell>
          <table:table-cell office:value-type="string">
            <text:p>NXP</text:p>
          </table:table-cell>
          <table:table-cell table:style-name="ce1" office:value-type="string">
            <text:p>74HC574D.652</text:p>
          </table:table-cell>
          <table:table-cell office:value-type="float" office:value="1.1">
            <text:p>1,1000</text:p>
          </table:table-cell>
          <table:table-cell table:style-name="ce1" office:value-type="string">
            <text:p>PLN</text:p>
          </table:table-cell>
          <table:table-cell office:value-type="date" office:date-value="2017-01-15">
            <text:p>15-01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4HC595</text:p>
          </table:table-cell>
          <table:table-cell office:value-type="string">
            <text:p>16SOIC150</text:p>
          </table:table-cell>
          <table:table-cell office:value-type="string">
            <text:p>74HC595</text:p>
          </table:table-cell>
          <table:table-cell office:value-type="string">
            <text:p>16SOIC150</text:p>
          </table:table-cell>
          <table:table-cell/>
          <table:table-cell table:style-name="ce1" office:value-type="string">
            <text:p>8-bit serial-in, serial or parallel-out shift register with output latches, 3-state</text:p>
          </table:table-cell>
          <table:table-cell office:value-type="string">
            <text:p>tme.pl</text:p>
          </table:table-cell>
          <table:table-cell office:value-type="string">
            <text:p>74HC595D</text:p>
          </table:table-cell>
          <table:table-cell office:value-type="string">
            <text:p>NXP</text:p>
          </table:table-cell>
          <table:table-cell office:value-type="string">
            <text:p>74HC595D</text:p>
          </table:table-cell>
          <table:table-cell office:value-type="float" office:value="1.48">
            <text:p>1,4800</text:p>
          </table:table-cell>
          <table:table-cell table:style-name="ce45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4HCT14</text:p>
          </table:table-cell>
          <table:table-cell office:value-type="string">
            <text:p>14SOIC150</text:p>
          </table:table-cell>
          <table:table-cell office:value-type="string">
            <text:p>7414</text:p>
          </table:table-cell>
          <table:table-cell office:value-type="string">
            <text:p>14SOIC150</text:p>
          </table:table-cell>
          <table:table-cell/>
          <table:table-cell table:style-name="ce1" office:value-type="string">
            <text:p>Hex Schmitt Trigger SOIC14</text:p>
          </table:table-cell>
          <table:table-cell office:value-type="string">
            <text:p>tme.pl</text:p>
          </table:table-cell>
          <table:table-cell office:value-type="string">
            <text:p>74HCT14D.652</text:p>
          </table:table-cell>
          <table:table-cell office:value-type="string">
            <text:p>NXP</text:p>
          </table:table-cell>
          <table:table-cell table:style-name="ce1" office:value-type="string">
            <text:p>74HCT14D.652</text:p>
          </table:table-cell>
          <table:table-cell office:value-type="float" office:value="0.45">
            <text:p>0,4500</text:p>
          </table:table-cell>
          <table:table-cell table:style-name="ce45" office:value-type="string">
            <text:p>PLN</text:p>
          </table:table-cell>
          <table:table-cell office:value-type="date" office:date-value="2017-04-13">
            <text:p>13-04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4HCT245PW</text:p>
          </table:table-cell>
          <table:table-cell office:value-type="string">
            <text:p>MO-153AC</text:p>
          </table:table-cell>
          <table:table-cell office:value-type="string">
            <text:p>74245</text:p>
          </table:table-cell>
          <table:table-cell office:value-type="string">
            <text:p>MO-153AC</text:p>
          </table:table-cell>
          <table:table-cell/>
          <table:table-cell table:style-name="ce1" office:value-type="string">
            <text:p>3-state, bus transceiver; Kanały:8; TSSOP20</text:p>
          </table:table-cell>
          <table:table-cell office:value-type="string">
            <text:p>tme.pl</text:p>
          </table:table-cell>
          <table:table-cell office:value-type="string">
            <text:p>74HCT245PW</text:p>
          </table:table-cell>
          <table:table-cell office:value-type="string">
            <text:p>NXP</text:p>
          </table:table-cell>
          <table:table-cell office:value-type="string">
            <text:p>74HCT245PW.112</text:p>
          </table:table-cell>
          <table:table-cell office:value-type="float" office:value="0.8">
            <text:p>0,8000</text:p>
          </table:table-cell>
          <table:table-cell table:style-name="ce1" office:value-type="string">
            <text:p>PLN</text:p>
          </table:table-cell>
          <table:table-cell office:value-type="date" office:date-value="2017-01-15">
            <text:p>15-01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4HCT574A</text:p>
          </table:table-cell>
          <table:table-cell office:value-type="string">
            <text:p>20SOIC300</text:p>
          </table:table-cell>
          <table:table-cell office:value-type="string">
            <text:p>74574</text:p>
          </table:table-cell>
          <table:table-cell office:value-type="string">
            <text:p>20SOIC300</text:p>
          </table:table-cell>
          <table:table-cell/>
          <table:table-cell table:style-name="ce61" office:value-type="string">
            <text:p>IC: cyfrowy; SMD; SO20; Seria: HCT</text:p>
          </table:table-cell>
          <table:table-cell office:value-type="string">
            <text:p>tme.pl</text:p>
          </table:table-cell>
          <table:table-cell office:value-type="string">
            <text:p>SN74HCT574DW</text:p>
          </table:table-cell>
          <table:table-cell/>
          <table:table-cell table:style-name="ce1"/>
          <table:table-cell office:value-type="float" office:value="0.9394">
            <text:p>0,9394</text:p>
          </table:table-cell>
          <table:table-cell table:style-name="ce1" office:value-type="string">
            <text:p>PLN</text:p>
          </table:table-cell>
          <table:table-cell office:value-type="date" office:date-value="2016-08-18">
            <text:p>18-08-2016</text:p>
          </table:table-cell>
          <table:table-cell table:number-columns-repeated="1006"/>
        </table:table-row>
        <table:table-row table:style-name="ro1">
          <table:table-cell office:value-type="string">
            <text:p>74LCX07</text:p>
          </table:table-cell>
          <table:table-cell office:value-type="string">
            <text:p>14SOIC150</text:p>
          </table:table-cell>
          <table:table-cell office:value-type="string">
            <text:p>7404</text:p>
          </table:table-cell>
          <table:table-cell office:value-type="string">
            <text:p>14SOIC150</text:p>
          </table:table-cell>
          <table:table-cell/>
          <table:table-cell office:value-type="string">
            <text:p>IC: cyfrowy; NOT; Kanały:6; Wejścia:1; SMD; SO14</text:p>
          </table:table-cell>
          <table:table-cell office:value-type="string">
            <text:p>tme.pl</text:p>
          </table:table-cell>
          <table:table-cell office:value-type="string">
            <text:p>74HC04D.653</text:p>
          </table:table-cell>
          <table:table-cell office:value-type="string">
            <text:p>NXP</text:p>
          </table:table-cell>
          <table:table-cell office:value-type="string">
            <text:p>74HC04D.653</text:p>
          </table:table-cell>
          <table:table-cell office:value-type="float" office:value="0.42">
            <text:p>0,4200</text:p>
          </table:table-cell>
          <table:table-cell office:value-type="string">
            <text:p>PLN</text:p>
          </table:table-cell>
          <table:table-cell office:value-type="date" office:date-value="2015-05-14">
            <text:p>14-05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4LCX244MTCX</text:p>
          </table:table-cell>
          <table:table-cell office:value-type="string">
            <text:p>MO-153AC</text:p>
          </table:table-cell>
          <table:table-cell office:value-type="string">
            <text:p>74244</text:p>
          </table:table-cell>
          <table:table-cell office:value-type="string">
            <text:p>MO-153AC</text:p>
          </table:table-cell>
          <table:table-cell/>
          <table:table-cell table:style-name="ce1" office:value-type="string">
            <text:p>74LCX244MTCX IC: cyfrowy; 3-state, buffer, non-inverting; Kanały:8; TSSOP20</text:p>
          </table:table-cell>
          <table:table-cell office:value-type="string">
            <text:p>tme.pl</text:p>
          </table:table-cell>
          <table:table-cell office:value-type="string">
            <text:p>74LCX244T-SMD</text:p>
          </table:table-cell>
          <table:table-cell office:value-type="string">
            <text:p>Fairchild Semiconductor</text:p>
          </table:table-cell>
          <table:table-cell table:style-name="ce1" office:value-type="string">
            <text:p>74LCX244MTCX</text:p>
          </table:table-cell>
          <table:table-cell office:value-type="float" office:value="0.737">
            <text:p>0,7370</text:p>
          </table:table-cell>
          <table:table-cell table:style-name="ce1" office:value-type="string">
            <text:p>PLN</text:p>
          </table:table-cell>
          <table:table-cell office:value-type="date" office:date-value="2014-02-25">
            <text:p>25-02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4LCX245MTC</text:p>
          </table:table-cell>
          <table:table-cell office:value-type="string">
            <text:p>MO-153AC</text:p>
          </table:table-cell>
          <table:table-cell office:value-type="string">
            <text:p>74245</text:p>
          </table:table-cell>
          <table:table-cell office:value-type="string">
            <text:p>MO-153AC</text:p>
          </table:table-cell>
          <table:table-cell/>
          <table:table-cell table:style-name="ce1" office:value-type="string">
            <text:p>Low Voltage Bidirectional Transceiver with 5V Tolerant Inputs and Outputs</text:p>
          </table:table-cell>
          <table:table-cell office:value-type="string">
            <text:p>tme.pl</text:p>
          </table:table-cell>
          <table:table-cell office:value-type="string">
            <text:p>74LCX245MTC</text:p>
          </table:table-cell>
          <table:table-cell office:value-type="string">
            <text:p>Fairchild Semiconductor</text:p>
          </table:table-cell>
          <table:table-cell table:style-name="ce1" office:value-type="string">
            <text:p>74LCX244MTC</text:p>
          </table:table-cell>
          <table:table-cell office:value-type="float" office:value="1.1">
            <text:p>1,1000</text:p>
          </table:table-cell>
          <table:table-cell table:style-name="ce1" office:value-type="string">
            <text:p>PLN</text:p>
          </table:table-cell>
          <table:table-cell office:value-type="date" office:date-value="2017-01-15">
            <text:p>15-01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4LVC4245APW</text:p>
          </table:table-cell>
          <table:table-cell office:value-type="string">
            <text:p>MO-153AD</text:p>
          </table:table-cell>
          <table:table-cell office:value-type="string">
            <text:p>74LVC4245</text:p>
          </table:table-cell>
          <table:table-cell office:value-type="string">
            <text:p>MO-153AD</text:p>
          </table:table-cell>
          <table:table-cell office:value-type="string">
            <text:p>MO-150_153AG</text:p>
          </table:table-cell>
          <table:table-cell table:style-name="ce1" office:value-type="string">
            <text:p>Octal dual supply translating transcevier; 3-state, SSOP24</text:p>
          </table:table-cell>
          <table:table-cell office:value-type="string">
            <text:p>tme.pl</text:p>
          </table:table-cell>
          <table:table-cell table:style-name="ce85" office:value-type="string">
            <text:p>74LVC4245APW</text:p>
          </table:table-cell>
          <table:table-cell office:value-type="string">
            <text:p>NXP</text:p>
          </table:table-cell>
          <table:table-cell office:value-type="string">
            <text:p>74LVC4245APW</text:p>
          </table:table-cell>
          <table:table-cell office:value-type="float" office:value="2.52">
            <text:p>2,5200</text:p>
          </table:table-cell>
          <table:table-cell table:style-name="ce45" office:value-type="string">
            <text:p>PLN</text:p>
          </table:table-cell>
          <table:table-cell office:value-type="date" office:date-value="2015-03-30">
            <text:p>30-03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4LVX14MTC</text:p>
          </table:table-cell>
          <table:table-cell office:value-type="string">
            <text:p>MO-153AB-1</text:p>
          </table:table-cell>
          <table:table-cell office:value-type="string">
            <text:p>7414</text:p>
          </table:table-cell>
          <table:table-cell office:value-type="string">
            <text:p>MO-153AB-1</text:p>
          </table:table-cell>
          <table:table-cell/>
          <table:table-cell table:style-name="ce1" office:value-type="string">
            <text:p>Low voltage hex inverter with Schmitt trigger input, inputs 5V tolerant</text:p>
          </table:table-cell>
          <table:table-cell office:value-type="string">
            <text:p>tme.pl</text:p>
          </table:table-cell>
          <table:table-cell office:value-type="string">
            <text:p>74LVX14MTC</text:p>
          </table:table-cell>
          <table:table-cell office:value-type="string">
            <text:p>Fairchild Semiconductor</text:p>
          </table:table-cell>
          <table:table-cell table:style-name="ce1" office:value-type="string">
            <text:p>74LVX14MTC</text:p>
          </table:table-cell>
          <table:table-cell office:value-type="float" office:value="0.662">
            <text:p>0,6620</text:p>
          </table:table-cell>
          <table:table-cell table:style-name="ce45" office:value-type="string">
            <text:p>PLN</text:p>
          </table:table-cell>
          <table:table-cell office:value-type="date" office:date-value="2012-05-20">
            <text:p>20-05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4LVX573</text:p>
          </table:table-cell>
          <table:table-cell office:value-type="string">
            <text:p>20SOIC300</text:p>
          </table:table-cell>
          <table:table-cell office:value-type="string">
            <text:p>74HC573D</text:p>
          </table:table-cell>
          <table:table-cell office:value-type="string">
            <text:p>20SOIC300</text:p>
          </table:table-cell>
          <table:table-cell/>
          <table:table-cell table:style-name="ce1" office:value-type="string">
            <text:p>IC: cyfrowy; 3-state, latch transparent; Kanały:8; SO20-W</text:p>
          </table:table-cell>
          <table:table-cell office:value-type="string">
            <text:p>tme.pl</text:p>
          </table:table-cell>
          <table:table-cell office:value-type="string">
            <text:p>74LVX573M</text:p>
          </table:table-cell>
          <table:table-cell office:value-type="string">
            <text:p>Fairchild Semiconductor</text:p>
          </table:table-cell>
          <table:table-cell table:style-name="ce1" office:value-type="string">
            <text:p>74LVX573M</text:p>
          </table:table-cell>
          <table:table-cell office:value-type="float" office:value="2.1">
            <text:p>2,1000</text:p>
          </table:table-cell>
          <table:table-cell table:style-name="ce1" office:value-type="string">
            <text:p>PLN</text:p>
          </table:table-cell>
          <table:table-cell office:value-type="date" office:date-value="2017-09-29">
            <text:p>29-09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8L05-SMD</text:p>
          </table:table-cell>
          <table:table-cell office:value-type="string">
            <text:p>8SOIC150</text:p>
          </table:table-cell>
          <table:table-cell office:value-type="string">
            <text:p>LM78LXX-SOIC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3 terminal positive regulator 5V, 100mA</text:p>
          </table:table-cell>
          <table:table-cell office:value-type="string">
            <text:p>tme.pl</text:p>
          </table:table-cell>
          <table:table-cell office:value-type="string">
            <text:p>78L05-SMD</text:p>
          </table:table-cell>
          <table:table-cell table:number-columns-repeated="2"/>
          <table:table-cell office:value-type="float" office:value="0.43">
            <text:p>0,4300</text:p>
          </table:table-cell>
          <table:table-cell table:style-name="ce45" office:value-type="string">
            <text:p>PLN</text:p>
          </table:table-cell>
          <table:table-cell office:value-type="date" office:date-value="2012-05-20">
            <text:p>20-05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8L09-SMD</text:p>
          </table:table-cell>
          <table:table-cell office:value-type="string">
            <text:p>8SOIC150</text:p>
          </table:table-cell>
          <table:table-cell office:value-type="string">
            <text:p>LM78LXX-SOIC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3 terminal positive regulator 9V 100mA</text:p>
          </table:table-cell>
          <table:table-cell office:value-type="string">
            <text:p>tme.pl</text:p>
          </table:table-cell>
          <table:table-cell office:value-type="string">
            <text:p>78L09-SMD</text:p>
          </table:table-cell>
          <table:table-cell table:number-columns-repeated="2"/>
          <table:table-cell office:value-type="float" office:value="0.491">
            <text:p>0,4910</text:p>
          </table:table-cell>
          <table:table-cell table:style-name="ce45" office:value-type="string">
            <text:p>PLN</text:p>
          </table:table-cell>
          <table:table-cell office:value-type="date" office:date-value="2012-01-29">
            <text:p>29-01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8L15-SMD</text:p>
          </table:table-cell>
          <table:table-cell office:value-type="string">
            <text:p>8SOIC150</text:p>
          </table:table-cell>
          <table:table-cell office:value-type="string">
            <text:p>LM78LXX-SOIC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3 terminal positive regulator, 15V</text:p>
          </table:table-cell>
          <table:table-cell office:value-type="string">
            <text:p>tme.pl</text:p>
          </table:table-cell>
          <table:table-cell office:value-type="string">
            <text:p>78L15-SMD</text:p>
          </table:table-cell>
          <table:table-cell table:number-columns-repeated="2"/>
          <table:table-cell office:value-type="float" office:value="0.397">
            <text:p>0,3970</text:p>
          </table:table-cell>
          <table:table-cell table:style-name="ce45" office:value-type="string">
            <text:p>PLN</text:p>
          </table:table-cell>
          <table:table-cell office:value-type="date" office:date-value="2012-09-19">
            <text:p>19-09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8M09CDT</text:p>
          </table:table-cell>
          <table:table-cell office:value-type="string">
            <text:p>TO-252</text:p>
          </table:table-cell>
          <table:table-cell office:value-type="string">
            <text:p>LM78M05CDT</text:p>
          </table:table-cell>
          <table:table-cell office:value-type="string">
            <text:p>TO-252</text:p>
          </table:table-cell>
          <table:table-cell/>
          <table:table-cell table:style-name="ce1" office:value-type="string">
            <text:p>+9V voltage regulator TO-252, 0.5A</text:p>
          </table:table-cell>
          <table:table-cell office:value-type="string">
            <text:p>tme.pl</text:p>
          </table:table-cell>
          <table:table-cell office:value-type="string">
            <text:p>78M09CDT</text:p>
          </table:table-cell>
          <table:table-cell table:number-columns-repeated="2"/>
          <table:table-cell office:value-type="float" office:value="0.935">
            <text:p>0,9350</text:p>
          </table:table-cell>
          <table:table-cell table:style-name="ce45" office:value-type="string">
            <text:p>PLN</text:p>
          </table:table-cell>
          <table:table-cell office:value-type="date" office:date-value="2012-11-24">
            <text:p>24-11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912</text:p>
          </table:table-cell>
          <table:table-cell office:value-type="string">
            <text:p>TO-220V</text:p>
          </table:table-cell>
          <table:table-cell office:value-type="string">
            <text:p>LM79XX</text:p>
          </table:table-cell>
          <table:table-cell office:value-type="string">
            <text:p>TO-220V</text:p>
          </table:table-cell>
          <table:table-cell/>
          <table:table-cell table:style-name="ce1" office:value-type="string">
            <text:p>12V DC negative voltage regulator</text:p>
          </table:table-cell>
          <table:table-cell office:value-type="string">
            <text:p>tme.pl</text:p>
          </table:table-cell>
          <table:table-cell office:value-type="string">
            <text:p>7912</text:p>
          </table:table-cell>
          <table:table-cell table:number-columns-repeated="2"/>
          <table:table-cell office:value-type="float" office:value="0.924">
            <text:p>0,9240</text:p>
          </table:table-cell>
          <table:table-cell table:style-name="ce45" office:value-type="string">
            <text:p>PLN</text:p>
          </table:table-cell>
          <table:table-cell office:value-type="date" office:date-value="2012-05-25">
            <text:p>25-05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79L15-SMD</text:p>
          </table:table-cell>
          <table:table-cell office:value-type="string">
            <text:p>8SOIC150</text:p>
          </table:table-cell>
          <table:table-cell office:value-type="string">
            <text:p>LM79LXX-SOIC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3-terminal negative voltage regulator -15V, 100mA</text:p>
          </table:table-cell>
          <table:table-cell office:value-type="string">
            <text:p>tme.pl</text:p>
          </table:table-cell>
          <table:table-cell office:value-type="string">
            <text:p>79L15-SMD</text:p>
          </table:table-cell>
          <table:table-cell table:number-columns-repeated="2"/>
          <table:table-cell office:value-type="float" office:value="0.6">
            <text:p>0,6000</text:p>
          </table:table-cell>
          <table:table-cell table:style-name="ce45" office:value-type="string">
            <text:p>PLN</text:p>
          </table:table-cell>
          <table:table-cell office:value-type="date" office:date-value="2017-05-29">
            <text:p>29-05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D5322BRMZ</text:p>
          </table:table-cell>
          <table:table-cell office:value-type="string">
            <text:p>MO-187BA</text:p>
          </table:table-cell>
          <table:table-cell office:value-type="string">
            <text:p>AD5322</text:p>
          </table:table-cell>
          <table:table-cell office:value-type="string">
            <text:p>MO-187BA</text:p>
          </table:table-cell>
          <table:table-cell/>
          <table:table-cell table:style-name="ce1" office:value-type="string">
            <text:p>Przetwornik D/A; 12bit; 125ksps; Kanały:2; 2,5÷5,5VDC; SOP10</text:p>
          </table:table-cell>
          <table:table-cell office:value-type="string">
            <text:p>tme.pl</text:p>
          </table:table-cell>
          <table:table-cell office:value-type="string">
            <text:p>AD5322BRMZ</text:p>
          </table:table-cell>
          <table:table-cell office:value-type="string">
            <text:p>Analog Devices</text:p>
          </table:table-cell>
          <table:table-cell table:style-name="ce1" office:value-type="string">
            <text:p>AD5322BRMZ</text:p>
          </table:table-cell>
          <table:table-cell office:value-type="float" office:value="34">
            <text:p>34,0000</text:p>
          </table:table-cell>
          <table:table-cell table:style-name="ce1" office:value-type="string">
            <text:p>PLN</text:p>
          </table:table-cell>
          <table:table-cell office:value-type="date" office:date-value="2014-06-10">
            <text:p>10-06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D5530BRUZ</text:p>
          </table:table-cell>
          <table:table-cell office:value-type="string">
            <text:p>MO-153AB</text:p>
          </table:table-cell>
          <table:table-cell office:value-type="string">
            <text:p>AD5530</text:p>
          </table:table-cell>
          <table:table-cell office:value-type="string">
            <text:p>MO-153AB</text:p>
          </table:table-cell>
          <table:table-cell/>
          <table:table-cell table:style-name="ce1" office:value-type="string">
            <text:p>Serial input, voltage output 12-bit DAC</text:p>
          </table:table-cell>
          <table:table-cell office:value-type="string">
            <text:p>farnell.com</text:p>
          </table:table-cell>
          <table:table-cell office:value-type="string">
            <text:p>1079394</text:p>
          </table:table-cell>
          <table:table-cell office:value-type="string">
            <text:p>Analog Devices</text:p>
          </table:table-cell>
          <table:table-cell office:value-type="string">
            <text:p>AD5530BRUZ</text:p>
          </table:table-cell>
          <table:table-cell office:value-type="float" office:value="47.12">
            <text:p>47,1200</text:p>
          </table:table-cell>
          <table:table-cell table:style-name="ce45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6"/>
        </table:table-row>
        <table:table-row table:style-name="ro1">
          <table:table-cell office:value-type="string">
            <text:p>AD5620BRJZ-1500RL7 </text:p>
          </table:table-cell>
          <table:table-cell office:value-type="string">
            <text:p>SOT23-8</text:p>
          </table:table-cell>
          <table:table-cell office:value-type="string">
            <text:p>AD5620BRJZ</text:p>
          </table:table-cell>
          <table:table-cell office:value-type="string">
            <text:p>SOT23-8</text:p>
          </table:table-cell>
          <table:table-cell/>
          <table:table-cell table:style-name="ce62" office:value-type="string">
            <text:p><text:span text:style-name="T7">Single, 12-Bit </text:span><text:span text:style-name="T8">nano</text:span><text:span text:style-name="T9">DAC with 5ppm/°C On-Chip Reference in SOT-23 </text:span></text:p>
          </table:table-cell>
          <table:table-cell office:value-type="string">
            <text:p>farnell.com</text:p>
          </table:table-cell>
          <table:table-cell office:value-type="string">
            <text:p>2376824</text:p>
          </table:table-cell>
          <table:table-cell office:value-type="string">
            <text:p>Analog Devices</text:p>
          </table:table-cell>
          <table:table-cell office:value-type="string">
            <text:p>AD5620BRJZ-1500RL7 </text:p>
          </table:table-cell>
          <table:table-cell office:value-type="float" office:value="19.83">
            <text:p>19,8300</text:p>
          </table:table-cell>
          <table:table-cell office:value-type="string">
            <text:p>PLN</text:p>
          </table:table-cell>
          <table:table-cell office:value-type="date" office:date-value="2015-06-15">
            <text:p>15-06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D711JRZ</text:p>
          </table:table-cell>
          <table:table-cell office:value-type="string">
            <text:p>8SOIC150</text:p>
          </table:table-cell>
          <table:table-cell office:value-type="string">
            <text:p>LF155H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Wzmacniacz operacyjny; 4MHz; Kanały:1; SO8</text:p>
          </table:table-cell>
          <table:table-cell office:value-type="string">
            <text:p>tme.pl</text:p>
          </table:table-cell>
          <table:table-cell office:value-type="string">
            <text:p>AD711JRZ</text:p>
          </table:table-cell>
          <table:table-cell office:value-type="string">
            <text:p>Analog Devices</text:p>
          </table:table-cell>
          <table:table-cell table:style-name="ce1" office:value-type="string">
            <text:p>AD711JRZ</text:p>
          </table:table-cell>
          <table:table-cell office:value-type="float" office:value="12">
            <text:p>12,0000</text:p>
          </table:table-cell>
          <table:table-cell table:style-name="ce45" office:value-type="string">
            <text:p>PLN</text:p>
          </table:table-cell>
          <table:table-cell office:value-type="date" office:date-value="2017-05-29">
            <text:p>29-05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D734ANZ</text:p>
          </table:table-cell>
          <table:table-cell office:value-type="string">
            <text:p>14DIP300</text:p>
          </table:table-cell>
          <table:table-cell office:value-type="string">
            <text:p>AD734</text:p>
          </table:table-cell>
          <table:table-cell office:value-type="string">
            <text:p>14DIP300</text:p>
          </table:table-cell>
          <table:table-cell office:value-type="string">
            <text:p>14DIP300IC</text:p>
          </table:table-cell>
          <table:table-cell table:style-name="ce1" office:value-type="string">
            <text:p>10MHz 4-quadrant multiplier/divider, 0.25% accuracy</text:p>
          </table:table-cell>
          <table:table-cell office:value-type="string">
            <text:p>tme.pl</text:p>
          </table:table-cell>
          <table:table-cell office:value-type="string">
            <text:p>AD734ANZ</text:p>
          </table:table-cell>
          <table:table-cell office:value-type="string">
            <text:p>Analog Devices</text:p>
          </table:table-cell>
          <table:table-cell office:value-type="string">
            <text:p>AD734ANZ</text:p>
          </table:table-cell>
          <table:table-cell office:value-type="float" office:value="144.01">
            <text:p>144,0100</text:p>
          </table:table-cell>
          <table:table-cell table:style-name="ce45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D734ANZ</text:p>
          </table:table-cell>
          <table:table-cell office:value-type="string">
            <text:p>14DIP300.Farnell</text:p>
          </table:table-cell>
          <table:table-cell office:value-type="string">
            <text:p>AD734</text:p>
          </table:table-cell>
          <table:table-cell office:value-type="string">
            <text:p>14DIP300</text:p>
          </table:table-cell>
          <table:table-cell office:value-type="string">
            <text:p>14DIP300IC</text:p>
          </table:table-cell>
          <table:table-cell table:style-name="ce1" office:value-type="string">
            <text:p>10MHz 4-quadrant multiplier/divider, 0.25% accuracy</text:p>
          </table:table-cell>
          <table:table-cell office:value-type="string">
            <text:p>farnell.com</text:p>
          </table:table-cell>
          <table:table-cell office:value-type="string">
            <text:p>9603573</text:p>
          </table:table-cell>
          <table:table-cell office:value-type="string">
            <text:p>Analog Devices</text:p>
          </table:table-cell>
          <table:table-cell office:value-type="string">
            <text:p>AD734ANZ</text:p>
          </table:table-cell>
          <table:table-cell office:value-type="float" office:value="99.73">
            <text:p>99,7300</text:p>
          </table:table-cell>
          <table:table-cell table:style-name="ce45" office:value-type="string">
            <text:p>PLN</text:p>
          </table:table-cell>
          <table:table-cell office:value-type="date" office:date-value="2012-03-06">
            <text:p>06-03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D7541AJNZ</text:p>
          </table:table-cell>
          <table:table-cell office:value-type="string">
            <text:p>18DIP300</text:p>
          </table:table-cell>
          <table:table-cell office:value-type="string">
            <text:p>AD7541AJNZ</text:p>
          </table:table-cell>
          <table:table-cell office:value-type="string">
            <text:p>18DIP300</text:p>
          </table:table-cell>
          <table:table-cell/>
          <table:table-cell table:style-name="ce1" office:value-type="string">
            <text:p>Przetwornik D/A; 12bit; Kanały:1; 5÷16VDC; DIP18</text:p>
          </table:table-cell>
          <table:table-cell office:value-type="string">
            <text:p>tme.pl</text:p>
          </table:table-cell>
          <table:table-cell office:value-type="string">
            <text:p>AD7541AJNZ</text:p>
          </table:table-cell>
          <table:table-cell office:value-type="string">
            <text:p>Analog Devices</text:p>
          </table:table-cell>
          <table:table-cell table:style-name="ce1" office:value-type="string">
            <text:p>AD7541AJNZ</text:p>
          </table:table-cell>
          <table:table-cell office:value-type="float" office:value="60.5">
            <text:p>60,5000</text:p>
          </table:table-cell>
          <table:table-cell table:style-name="ce1" office:value-type="string">
            <text:p>PLN</text:p>
          </table:table-cell>
          <table:table-cell office:value-type="date" office:date-value="2014-08-11">
            <text:p>11-08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D7541AKRZ</text:p>
          </table:table-cell>
          <table:table-cell office:value-type="string">
            <text:p>18SOIC300</text:p>
          </table:table-cell>
          <table:table-cell office:value-type="string">
            <text:p>AD7541AJNZ</text:p>
          </table:table-cell>
          <table:table-cell office:value-type="string">
            <text:p>18SOIC300</text:p>
          </table:table-cell>
          <table:table-cell/>
          <table:table-cell table:style-name="ce1" office:value-type="string">
            <text:p>Przetwornik D/A; 12bit; Kanały:1; 5÷16VDC; DIP18</text:p>
          </table:table-cell>
          <table:table-cell office:value-type="string">
            <text:p>farnell.com</text:p>
          </table:table-cell>
          <table:table-cell office:value-type="string">
            <text:p>2376847</text:p>
          </table:table-cell>
          <table:table-cell office:value-type="string">
            <text:p>Analog Devices</text:p>
          </table:table-cell>
          <table:table-cell table:style-name="ce1" office:value-type="string">
            <text:p>AD7541AKRZ</text:p>
          </table:table-cell>
          <table:table-cell office:value-type="float" office:value="54.54">
            <text:p>54,5400</text:p>
          </table:table-cell>
          <table:table-cell table:style-name="ce1" office:value-type="string">
            <text:p>PLN</text:p>
          </table:table-cell>
          <table:table-cell office:value-type="date" office:date-value="2016-08-18">
            <text:p>18-08-2016</text:p>
          </table:table-cell>
          <table:table-cell table:number-columns-repeated="1006"/>
        </table:table-row>
        <table:table-row table:style-name="ro1">
          <table:table-cell office:value-type="string">
            <text:p>AD8041ARZ</text:p>
          </table:table-cell>
          <table:table-cell office:value-type="string">
            <text:p>8SOIC150</text:p>
          </table:table-cell>
          <table:table-cell office:value-type="string">
            <text:p>AD8041</text:p>
          </table:table-cell>
          <table:table-cell office:value-type="string">
            <text:p>8SOIC150</text:p>
          </table:table-cell>
          <table:table-cell/>
          <table:table-cell table:style-name="ce63" office:value-type="string">
            <text:p>Wzmacniacz operacyjny; 160MHz; Kanały:1; SO8</text:p>
          </table:table-cell>
          <table:table-cell office:value-type="string">
            <text:p>tme.pl</text:p>
          </table:table-cell>
          <table:table-cell office:value-type="string">
            <text:p>AD8041ARZ</text:p>
          </table:table-cell>
          <table:table-cell office:value-type="string">
            <text:p>Analog Devices</text:p>
          </table:table-cell>
          <table:table-cell table:style-name="ce1" office:value-type="string">
            <text:p>AD8041ARZ</text:p>
          </table:table-cell>
          <table:table-cell office:value-type="float" office:value="16.13">
            <text:p>16,1300</text:p>
          </table:table-cell>
          <table:table-cell office:value-type="string">
            <text:p>PLN</text:p>
          </table:table-cell>
          <table:table-cell office:value-type="date" office:date-value="2016-11-04">
            <text:p>04-11-2016</text:p>
          </table:table-cell>
          <table:table-cell table:number-columns-repeated="1006"/>
        </table:table-row>
        <table:table-row table:style-name="ro1">
          <table:table-cell office:value-type="string">
            <text:p>AD8047ARZ</text:p>
          </table:table-cell>
          <table:table-cell office:value-type="string">
            <text:p>8SOIC150</text:p>
          </table:table-cell>
          <table:table-cell office:value-type="string">
            <text:p>OPA827</text:p>
          </table:table-cell>
          <table:table-cell office:value-type="string">
            <text:p>8SOIC150</text:p>
          </table:table-cell>
          <table:table-cell/>
          <table:table-cell table:style-name="ce63" office:value-type="string">
            <text:p>250 MHz, General Purpose Voltage Feedback Op Amp</text:p>
          </table:table-cell>
          <table:table-cell office:value-type="string">
            <text:p>farnell.com</text:p>
          </table:table-cell>
          <table:table-cell office:value-type="string">
            <text:p>2305599</text:p>
          </table:table-cell>
          <table:table-cell office:value-type="string">
            <text:p>Analog Devices</text:p>
          </table:table-cell>
          <table:table-cell office:value-type="string">
            <text:p>AD8047ARZ</text:p>
          </table:table-cell>
          <table:table-cell office:value-type="float" office:value="29.31">
            <text:p>29,3100</text:p>
          </table:table-cell>
          <table:table-cell office:value-type="string">
            <text:p>PLN</text:p>
          </table:table-cell>
          <table:table-cell office:value-type="date" office:date-value="2015-10-12">
            <text:p>12-10-2015</text:p>
          </table:table-cell>
          <table:table-cell table:number-columns-repeated="1006"/>
        </table:table-row>
        <table:table-row table:style-name="ro1">
          <table:table-cell office:value-type="string">
            <text:p>AD8138ARZ</text:p>
          </table:table-cell>
          <table:table-cell office:value-type="string">
            <text:p>8SOIC150</text:p>
          </table:table-cell>
          <table:table-cell office:value-type="string">
            <text:p>AD8138</text:p>
          </table:table-cell>
          <table:table-cell office:value-type="string">
            <text:p>8SOIC150</text:p>
          </table:table-cell>
          <table:table-cell/>
          <table:table-cell office:value-type="string">
            <text:p>Driver; sterownik różnicowy ADC; 95mA; Kanały:4; SO8</text:p>
          </table:table-cell>
          <table:table-cell office:value-type="string">
            <text:p>tme.pl</text:p>
          </table:table-cell>
          <table:table-cell office:value-type="string">
            <text:p>AD8138ARZ</text:p>
          </table:table-cell>
          <table:table-cell office:value-type="string">
            <text:p>Analog Devices</text:p>
          </table:table-cell>
          <table:table-cell office:value-type="string">
            <text:p>AD8138ARZ</text:p>
          </table:table-cell>
          <table:table-cell office:value-type="float" office:value="31.9">
            <text:p>31,9000</text:p>
          </table:table-cell>
          <table:table-cell office:value-type="string">
            <text:p>PLN</text:p>
          </table:table-cell>
          <table:table-cell office:value-type="date" office:date-value="2015-10-26">
            <text:p>26-10-2015</text:p>
          </table:table-cell>
          <table:table-cell table:number-columns-repeated="1006"/>
        </table:table-row>
        <table:table-row table:style-name="ro1">
          <table:table-cell office:value-type="string">
            <text:p>AD820ARZ</text:p>
          </table:table-cell>
          <table:table-cell office:value-type="string">
            <text:p>8SOIC150</text:p>
          </table:table-cell>
          <table:table-cell office:value-type="string">
            <text:p>OPA827</text:p>
          </table:table-cell>
          <table:table-cell office:value-type="string">
            <text:p>8SOIC150</text:p>
          </table:table-cell>
          <table:table-cell/>
          <table:table-cell office:value-type="string">
            <text:p>Wzmacniacz operacyjny; 1,9MHz; Kanały:1; SO8</text:p>
          </table:table-cell>
          <table:table-cell office:value-type="string">
            <text:p>tme.pl</text:p>
          </table:table-cell>
          <table:table-cell office:value-type="string">
            <text:p>AD820ARZ</text:p>
          </table:table-cell>
          <table:table-cell office:value-type="string">
            <text:p>Analog Devices</text:p>
          </table:table-cell>
          <table:table-cell office:value-type="string">
            <text:p>AD820ARZ</text:p>
          </table:table-cell>
          <table:table-cell office:value-type="float" office:value="17.55">
            <text:p>17,5500</text:p>
          </table:table-cell>
          <table:table-cell office:value-type="string">
            <text:p>PLN</text:p>
          </table:table-cell>
          <table:table-cell office:value-type="date" office:date-value="2017-04-07">
            <text:p>07-04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D8628ARTZ</text:p>
          </table:table-cell>
          <table:table-cell office:value-type="string">
            <text:p>SOT23-5</text:p>
          </table:table-cell>
          <table:table-cell office:value-type="string">
            <text:p>AD8628ART</text:p>
          </table:table-cell>
          <table:table-cell office:value-type="string">
            <text:p>SOT23-5</text:p>
          </table:table-cell>
          <table:table-cell/>
          <table:table-cell table:style-name="ce1" office:value-type="string">
            <text:p>Zero-drift, single supply, rail to rail input/output operational amplifier</text:p>
          </table:table-cell>
          <table:table-cell office:value-type="string">
            <text:p>farnell.com</text:p>
          </table:table-cell>
          <table:table-cell office:value-type="string">
            <text:p>1651310</text:p>
          </table:table-cell>
          <table:table-cell office:value-type="string">
            <text:p>Analog Devices</text:p>
          </table:table-cell>
          <table:table-cell office:value-type="string">
            <text:p>AD8628ARTZ</text:p>
          </table:table-cell>
          <table:table-cell office:value-type="float" office:value="12.38">
            <text:p>12,3800</text:p>
          </table:table-cell>
          <table:table-cell table:style-name="ce45" office:value-type="string">
            <text:p>PLN</text:p>
          </table:table-cell>
          <table:table-cell office:value-type="date" office:date-value="2017-07-21">
            <text:p>21-07-2017</text:p>
          </table:table-cell>
          <table:table-cell table:number-columns-repeated="1006"/>
        </table:table-row>
        <table:table-row table:style-name="ro1">
          <table:table-cell office:value-type="string">
            <text:p>AD9235BRUZ-65</text:p>
          </table:table-cell>
          <table:table-cell office:value-type="string">
            <text:p>MO-153AE</text:p>
          </table:table-cell>
          <table:table-cell office:value-type="string">
            <text:p>AD9235BRUZ</text:p>
          </table:table-cell>
          <table:table-cell office:value-type="string">
            <text:p>MO-153AE</text:p>
          </table:table-cell>
          <table:table-cell/>
          <table:table-cell table:style-name="ce64" office:value-type="string">
            <text:p>12-Bit, 65 MSPS 3 V A/D Converter</text:p>
          </table:table-cell>
          <table:table-cell office:value-type="string">
            <text:p>farnell.com</text:p>
          </table:table-cell>
          <table:table-cell office:value-type="string">
            <text:p>1438561</text:p>
          </table:table-cell>
          <table:table-cell office:value-type="string">
            <text:p>Analog Devices</text:p>
          </table:table-cell>
          <table:table-cell office:value-type="string">
            <text:p>AD9235BRUZ-65</text:p>
          </table:table-cell>
          <table:table-cell office:value-type="float" office:value="89.71">
            <text:p>89,7100</text:p>
          </table:table-cell>
          <table:table-cell office:value-type="string">
            <text:p>PLN</text:p>
          </table:table-cell>
          <table:table-cell office:value-type="date" office:date-value="2015-10-22">
            <text:p>22-10-2015</text:p>
          </table:table-cell>
          <table:table-cell table:number-columns-repeated="1006"/>
        </table:table-row>
        <table:table-row table:style-name="ro1">
          <table:table-cell office:value-type="string">
            <text:p>AD9742ARUZ</text:p>
          </table:table-cell>
          <table:table-cell office:value-type="string">
            <text:p>MO-153AE</text:p>
          </table:table-cell>
          <table:table-cell office:value-type="string">
            <text:p>AD9742ARU</text:p>
          </table:table-cell>
          <table:table-cell office:value-type="string">
            <text:p>MO-153AE</text:p>
          </table:table-cell>
          <table:table-cell/>
          <table:table-cell table:style-name="ce64" office:value-type="string">
            <text:p>12-Bit, 210 MSPS TxDAC Digital-to-Analog Converter</text:p>
          </table:table-cell>
          <table:table-cell office:value-type="string">
            <text:p>farnell.com</text:p>
          </table:table-cell>
          <table:table-cell office:value-type="string">
            <text:p>2305699</text:p>
          </table:table-cell>
          <table:table-cell office:value-type="string">
            <text:p>Analog Devices</text:p>
          </table:table-cell>
          <table:table-cell office:value-type="string">
            <text:p>AD9742ARUZ</text:p>
          </table:table-cell>
          <table:table-cell office:value-type="float" office:value="40.08">
            <text:p>40,0800</text:p>
          </table:table-cell>
          <table:table-cell office:value-type="string">
            <text:p>PLN</text:p>
          </table:table-cell>
          <table:table-cell office:value-type="date" office:date-value="2016-11-03">
            <text:p>03-11-2016</text:p>
          </table:table-cell>
          <table:table-cell table:number-columns-repeated="1006"/>
        </table:table-row>
        <table:table-row table:style-name="ro1">
          <table:table-cell office:value-type="string">
            <text:p>AD9767ASTZ</text:p>
          </table:table-cell>
          <table:table-cell office:value-type="string">
            <text:p>MS-026ABC</text:p>
          </table:table-cell>
          <table:table-cell office:value-type="string">
            <text:p>AD9767</text:p>
          </table:table-cell>
          <table:table-cell office:value-type="string">
            <text:p>MS-026ABC</text:p>
          </table:table-cell>
          <table:table-cell/>
          <table:table-cell table:style-name="ce65" office:value-type="string">
            <text:p>14-Bit, 125 MSPS Dual TxDAC+ Digital-to-Analog Converters </text:p>
          </table:table-cell>
          <table:table-cell office:value-type="string">
            <text:p>farnell.com</text:p>
          </table:table-cell>
          <table:table-cell office:value-type="string">
            <text:p>2305705</text:p>
          </table:table-cell>
          <table:table-cell office:value-type="string">
            <text:p>Analog Devices</text:p>
          </table:table-cell>
          <table:table-cell office:value-type="string">
            <text:p>AD9767ASTZ</text:p>
          </table:table-cell>
          <table:table-cell office:value-type="float" office:value="81.89">
            <text:p>81,8900</text:p>
          </table:table-cell>
          <table:table-cell office:value-type="string">
            <text:p>PLN</text:p>
          </table:table-cell>
          <table:table-cell office:value-type="date" office:date-value="2015-11-25">
            <text:p>25-11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D9832BRUZ</text:p>
          </table:table-cell>
          <table:table-cell office:value-type="string">
            <text:p>MO-153AB</text:p>
          </table:table-cell>
          <table:table-cell office:value-type="string">
            <text:p>AD9832</text:p>
          </table:table-cell>
          <table:table-cell office:value-type="string">
            <text:p>MO-153AB</text:p>
          </table:table-cell>
          <table:table-cell/>
          <table:table-cell table:style-name="ce1" office:value-type="string">
            <text:p>25 MHz Direct Digital Synthesizer, Waveform Generator</text:p>
          </table:table-cell>
          <table:table-cell office:value-type="string">
            <text:p>tme.pl</text:p>
          </table:table-cell>
          <table:table-cell office:value-type="string">
            <text:p>AD9832BRUZ</text:p>
          </table:table-cell>
          <table:table-cell office:value-type="string">
            <text:p>Analog Devices</text:p>
          </table:table-cell>
          <table:table-cell table:style-name="ce1" office:value-type="string">
            <text:p>AD9832BRUZ</text:p>
          </table:table-cell>
          <table:table-cell office:value-type="float" office:value="33.4">
            <text:p>33,4000</text:p>
          </table:table-cell>
          <table:table-cell table:style-name="ce1" office:value-type="string">
            <text:p>PLN</text:p>
          </table:table-cell>
          <table:table-cell office:value-type="date" office:date-value="2014-09-17">
            <text:p>17-09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DA4922-1AR</text:p>
          </table:table-cell>
          <table:table-cell office:value-type="string">
            <text:p>8SOIC150PADDLE</text:p>
          </table:table-cell>
          <table:table-cell office:value-type="string">
            <text:p>ADA4922-1</text:p>
          </table:table-cell>
          <table:table-cell office:value-type="string">
            <text:p>8SOIC150PADDLE</text:p>
          </table:table-cell>
          <table:table-cell/>
          <table:table-cell table:style-name="ce1" office:value-type="string">
            <text:p>High voltage, differential 18-bit ADC driver</text:p>
          </table:table-cell>
          <table:table-cell office:value-type="string">
            <text:p>farnell.com</text:p>
          </table:table-cell>
          <table:table-cell office:value-type="string">
            <text:p>1274190</text:p>
          </table:table-cell>
          <table:table-cell office:value-type="string">
            <text:p>Analog Devices</text:p>
          </table:table-cell>
          <table:table-cell table:style-name="ce1" office:value-type="string">
            <text:p>ADA4922-1ARDZ-RL</text:p>
          </table:table-cell>
          <table:table-cell/>
          <table:table-cell table:style-name="ce4"/>
          <table:table-cell office:value-type="date" office:date-value="2016-05-20">
            <text:p>20-05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DM3493ARZ</text:p>
          </table:table-cell>
          <table:table-cell office:value-type="string">
            <text:p>8SOIC150</text:p>
          </table:table-cell>
          <table:table-cell office:value-type="string">
            <text:p>SP3072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RS422/485 TRANSCEIVER, 250KBPS, NSOIC-8</text:p>
          </table:table-cell>
          <table:table-cell office:value-type="string">
            <text:p>farnell.com</text:p>
          </table:table-cell>
          <table:table-cell office:value-type="string">
            <text:p>2758685</text:p>
          </table:table-cell>
          <table:table-cell office:value-type="string">
            <text:p>Analog Devices</text:p>
          </table:table-cell>
          <table:table-cell office:value-type="string">
            <text:p>ADM3493ARZ-REEL7</text:p>
          </table:table-cell>
          <table:table-cell office:value-type="float" office:value="12.1">
            <text:p>12,1000</text:p>
          </table:table-cell>
          <table:table-cell table:style-name="ce1" office:value-type="string">
            <text:p>PLN</text:p>
          </table:table-cell>
          <table:table-cell office:value-type="date" office:date-value="2017-10-02">
            <text:p>02-10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DR441ARMZ</text:p>
          </table:table-cell>
          <table:table-cell office:value-type="string">
            <text:p>MO-187AA</text:p>
          </table:table-cell>
          <table:table-cell office:value-type="string">
            <text:p>ADR445ARM</text:p>
          </table:table-cell>
          <table:table-cell office:value-type="string">
            <text:p>MO-187AA</text:p>
          </table:table-cell>
          <table:table-cell/>
          <table:table-cell table:style-name="ce1" office:value-type="string">
            <text:p>Ultralow noise, LDO XFET voltage reference with curreny sink and source, 2.5V, MSOP8</text:p>
          </table:table-cell>
          <table:table-cell office:value-type="string">
            <text:p>farnell.com</text:p>
          </table:table-cell>
          <table:table-cell office:value-type="string">
            <text:p>1274160</text:p>
          </table:table-cell>
          <table:table-cell office:value-type="string">
            <text:p>Analog Devices</text:p>
          </table:table-cell>
          <table:table-cell table:style-name="ce1" office:value-type="string">
            <text:p>ADR441ARMZ</text:p>
          </table:table-cell>
          <table:table-cell office:value-type="float" office:value="28.71">
            <text:p>28,7100</text:p>
          </table:table-cell>
          <table:table-cell table:style-name="ce45" office:value-type="string">
            <text:p>PLN</text:p>
          </table:table-cell>
          <table:table-cell office:value-type="date" office:date-value="2011-03-20">
            <text:p>20-03-2011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DR443ARMZ</text:p>
          </table:table-cell>
          <table:table-cell office:value-type="string">
            <text:p>MO-187AA</text:p>
          </table:table-cell>
          <table:table-cell office:value-type="string">
            <text:p>ADR445ARM</text:p>
          </table:table-cell>
          <table:table-cell office:value-type="string">
            <text:p>MO-187AA</text:p>
          </table:table-cell>
          <table:table-cell/>
          <table:table-cell table:style-name="ce1" office:value-type="string">
            <text:p>Układ napięcia odniesienia, ultraniski szum, szeregowy - stały, seria ADR443, 3V, MSOP-8</text:p>
          </table:table-cell>
          <table:table-cell office:value-type="string">
            <text:p>farnell.com</text:p>
          </table:table-cell>
          <table:table-cell office:value-type="string">
            <text:p>1274157</text:p>
          </table:table-cell>
          <table:table-cell office:value-type="string">
            <text:p>Analog Devices</text:p>
          </table:table-cell>
          <table:table-cell table:style-name="ce1" office:value-type="string">
            <text:p>ADR443ARMZ</text:p>
          </table:table-cell>
          <table:table-cell office:value-type="float" office:value="25.6">
            <text:p>25,6000</text:p>
          </table:table-cell>
          <table:table-cell table:style-name="ce45" office:value-type="string">
            <text:p>PLN</text:p>
          </table:table-cell>
          <table:table-cell office:value-type="date" office:date-value="2017-03-20">
            <text:p>20-03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DR445ARMZ</text:p>
          </table:table-cell>
          <table:table-cell office:value-type="string">
            <text:p>MO-187AA</text:p>
          </table:table-cell>
          <table:table-cell office:value-type="string">
            <text:p>ADR445ARM</text:p>
          </table:table-cell>
          <table:table-cell office:value-type="string">
            <text:p>MO-187AA</text:p>
          </table:table-cell>
          <table:table-cell/>
          <table:table-cell table:style-name="ce1" office:value-type="string">
            <text:p>Ultralow noise, LDO XFET voltage reference with curreny sink and source, 5V, MSOP8</text:p>
          </table:table-cell>
          <table:table-cell office:value-type="string">
            <text:p>farnell.com</text:p>
          </table:table-cell>
          <table:table-cell office:value-type="string">
            <text:p>1274150</text:p>
          </table:table-cell>
          <table:table-cell office:value-type="string">
            <text:p>Analog Devices</text:p>
          </table:table-cell>
          <table:table-cell table:style-name="ce1" office:value-type="string">
            <text:p>ADR445ARMZ</text:p>
          </table:table-cell>
          <table:table-cell office:value-type="float" office:value="22.33">
            <text:p>22,3300</text:p>
          </table:table-cell>
          <table:table-cell table:style-name="ce45" office:value-type="string">
            <text:p>PLN</text:p>
          </table:table-cell>
          <table:table-cell office:value-type="date" office:date-value="2011-05-20">
            <text:p>20-05-2011</text:p>
          </table:table-cell>
          <table:table-cell table:number-columns-repeated="1006"/>
        </table:table-row>
        <table:table-row table:style-name="ro1">
          <table:table-cell office:value-type="string">
            <text:p>ADS1120IPWR</text:p>
          </table:table-cell>
          <table:table-cell office:value-type="string">
            <text:p>MO-153AB</text:p>
          </table:table-cell>
          <table:table-cell office:value-type="string">
            <text:p>ADS1120IPWR</text:p>
          </table:table-cell>
          <table:table-cell office:value-type="string">
            <text:p>MO-153AB</text:p>
          </table:table-cell>
          <table:table-cell/>
          <table:table-cell table:style-name="ce66" office:value-type="string">
            <text:p>Automotive, Low-Power, Low-Noise, 16-Bit,Analog-to-Digital Converter for Small-Signal Sensors</text:p>
          </table:table-cell>
          <table:table-cell office:value-type="string">
            <text:p>farnell.com</text:p>
          </table:table-cell>
          <table:table-cell office:value-type="string">
            <text:p>2402249</text:p>
          </table:table-cell>
          <table:table-cell office:value-type="string">
            <text:p>Texas Instruments</text:p>
          </table:table-cell>
          <table:table-cell office:value-type="string">
            <text:p>ADS1120IPWR</text:p>
          </table:table-cell>
          <table:table-cell office:value-type="float" office:value="34.25">
            <text:p>34,2500</text:p>
          </table:table-cell>
          <table:table-cell office:value-type="string">
            <text:p>PLN</text:p>
          </table:table-cell>
          <table:table-cell office:value-type="date" office:date-value="2015-04-12">
            <text:p>12-04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DS8504IBDWG4</text:p>
          </table:table-cell>
          <table:table-cell office:value-type="string">
            <text:p>28SOIC450</text:p>
          </table:table-cell>
          <table:table-cell office:value-type="string">
            <text:p>ADS8504</text:p>
          </table:table-cell>
          <table:table-cell office:value-type="string">
            <text:p>28SOIC450</text:p>
          </table:table-cell>
          <table:table-cell/>
          <table:table-cell table:style-name="ce1" office:value-type="string">
            <text:p>12-bit 250ksps sampling CMOS analog-to-digital converter</text:p>
          </table:table-cell>
          <table:table-cell office:value-type="string">
            <text:p>uniprod-nigeo</text:p>
          </table:table-cell>
          <table:table-cell office:value-type="string">
            <text:p>ADS8504IBDW</text:p>
          </table:table-cell>
          <table:table-cell office:value-type="string">
            <text:p>Texas Instruments</text:p>
          </table:table-cell>
          <table:table-cell table:style-name="ce1" office:value-type="string">
            <text:p>ADS8504IBDWG4</text:p>
          </table:table-cell>
          <table:table-cell office:value-type="float" office:value="123.85">
            <text:p>123,8500</text:p>
          </table:table-cell>
          <table:table-cell table:style-name="ce45" office:value-type="string">
            <text:p>PLN</text:p>
          </table:table-cell>
          <table:table-cell office:value-type="date" office:date-value="2013-10-12">
            <text:p>12-10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DS8568SPM</text:p>
          </table:table-cell>
          <table:table-cell office:value-type="string">
            <text:p>MS-026BCD</text:p>
          </table:table-cell>
          <table:table-cell office:value-type="string">
            <text:p>ADS8548</text:p>
          </table:table-cell>
          <table:table-cell office:value-type="string">
            <text:p>MS-026BCD</text:p>
          </table:table-cell>
          <table:table-cell/>
          <table:table-cell table:style-name="ce1" office:value-type="string">
            <text:p>16-Bit, Eight-Channel, Simultaneous Sampling ANALOG-TO-DIGITAL CONVERTERS</text:p>
          </table:table-cell>
          <table:table-cell office:value-type="string">
            <text:p>farnell.com</text:p>
          </table:table-cell>
          <table:table-cell office:value-type="string">
            <text:p>2323243</text:p>
          </table:table-cell>
          <table:table-cell office:value-type="string">
            <text:p>Texas Instruments</text:p>
          </table:table-cell>
          <table:table-cell table:style-name="ce1" office:value-type="string">
            <text:p>ADS8568SPM</text:p>
          </table:table-cell>
          <table:table-cell office:value-type="float" office:value="124.88">
            <text:p>124,8800</text:p>
          </table:table-cell>
          <table:table-cell table:style-name="ce1" office:value-type="string">
            <text:p>PLN</text:p>
          </table:table-cell>
          <table:table-cell office:value-type="date" office:date-value="2014-09-25">
            <text:p>25-09-2014</text:p>
          </table:table-cell>
          <table:table-cell table:number-columns-repeated="1006"/>
        </table:table-row>
        <table:table-row table:style-name="ro1">
          <table:table-cell office:value-type="string">
            <text:p>ADS8860IDGSR</text:p>
          </table:table-cell>
          <table:table-cell office:value-type="string">
            <text:p>MO-187BA</text:p>
          </table:table-cell>
          <table:table-cell office:value-type="string">
            <text:p>ADS8860IDGSR</text:p>
          </table:table-cell>
          <table:table-cell office:value-type="string">
            <text:p>MO-187BA</text:p>
          </table:table-cell>
          <table:table-cell/>
          <table:table-cell table:style-name="ce67" office:value-type="string">
            <text:p>16-Bit, 1-MSPS, Serial Interface, microPower, Miniature, Single-Ended Input, SAR Analog-to-Digital Converter</text:p>
          </table:table-cell>
          <table:table-cell office:value-type="string">
            <text:p>farnell.com</text:p>
          </table:table-cell>
          <table:table-cell office:value-type="string">
            <text:p>2392461</text:p>
          </table:table-cell>
          <table:table-cell office:value-type="string">
            <text:p>Texas Instruments</text:p>
          </table:table-cell>
          <table:table-cell office:value-type="string">
            <text:p>ADS8860IDGSR</text:p>
          </table:table-cell>
          <table:table-cell office:value-type="float" office:value="76.08">
            <text:p>76,0800</text:p>
          </table:table-cell>
          <table:table-cell office:value-type="string">
            <text:p>PLN</text:p>
          </table:table-cell>
          <table:table-cell office:value-type="date" office:date-value="2016-02-24">
            <text:p>24-02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DUC841BSZ62-3</text:p>
          </table:table-cell>
          <table:table-cell office:value-type="string">
            <text:p>MO-112AC</text:p>
          </table:table-cell>
          <table:table-cell office:value-type="string">
            <text:p>ADUC841BS</text:p>
          </table:table-cell>
          <table:table-cell office:value-type="string">
            <text:p>MO-112AC</text:p>
          </table:table-cell>
          <table:table-cell/>
          <table:table-cell table:style-name="ce1" office:value-type="string">
            <text:p>Microconverter 12-bit ADCs and DACs with Embdedded High Speed 62-kB Flash MCU</text:p>
          </table:table-cell>
          <table:table-cell office:value-type="string">
            <text:p>farnell.com</text:p>
          </table:table-cell>
          <table:table-cell office:value-type="string">
            <text:p>1438802</text:p>
          </table:table-cell>
          <table:table-cell office:value-type="string">
            <text:p>Analog Devices</text:p>
          </table:table-cell>
          <table:table-cell office:value-type="string">
            <text:p>ADUC841BSZ62-3</text:p>
          </table:table-cell>
          <table:table-cell office:value-type="float" office:value="83.22">
            <text:p>83,2200</text:p>
          </table:table-cell>
          <table:table-cell table:style-name="ce45" office:value-type="string">
            <text:p>PLN</text:p>
          </table:table-cell>
          <table:table-cell office:value-type="date" office:date-value="2010-11-18">
            <text:p>18-11-2010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DUM1201ARZ</text:p>
          </table:table-cell>
          <table:table-cell office:value-type="string">
            <text:p>8SOIC150</text:p>
          </table:table-cell>
          <table:table-cell office:value-type="string">
            <text:p>ADUM1201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Izolator cyfrowy, podwójny, 2 kanały, 150 ns, 2.7 V, 5.5 V, SOIC, 8 pin</text:p>
          </table:table-cell>
          <table:table-cell office:value-type="string">
            <text:p>tme.pl</text:p>
          </table:table-cell>
          <table:table-cell office:value-type="string">
            <text:p>ADUM1201ARZ</text:p>
          </table:table-cell>
          <table:table-cell office:value-type="string">
            <text:p>Analog Devices</text:p>
          </table:table-cell>
          <table:table-cell table:style-name="ce1" office:value-type="string">
            <text:p>ADUM1201ARZ</text:p>
          </table:table-cell>
          <table:table-cell office:value-type="float" office:value="10.97">
            <text:p>10,9700</text:p>
          </table:table-cell>
          <table:table-cell table:style-name="ce1" office:value-type="string">
            <text:p>PLN</text:p>
          </table:table-cell>
          <table:table-cell office:value-type="date" office:date-value="2016-10-14">
            <text:p>14-10-2016</text:p>
          </table:table-cell>
          <table:table-cell table:number-columns-repeated="1006"/>
        </table:table-row>
        <table:table-row table:style-name="ro1">
          <table:table-cell office:value-type="string">
            <text:p>ADUM1401ARWZ</text:p>
          </table:table-cell>
          <table:table-cell office:value-type="string">
            <text:p>16SOIC300</text:p>
          </table:table-cell>
          <table:table-cell table:style-name="ce2" office:value-type="string">
            <text:p>ADUM1401</text:p>
          </table:table-cell>
          <table:table-cell office:value-type="string">
            <text:p>16SOIC300</text:p>
          </table:table-cell>
          <table:table-cell/>
          <table:table-cell office:value-type="string">
            <text:p>Izolator cyfrowy; ogólnego zastosowania; 2,7÷5,5VDC; SMD; SO16</text:p>
          </table:table-cell>
          <table:table-cell office:value-type="string">
            <text:p>tme.pl</text:p>
          </table:table-cell>
          <table:table-cell table:style-name="ce2" office:value-type="string">
            <text:p>ADUM1401ARWZ</text:p>
          </table:table-cell>
          <table:table-cell office:value-type="string">
            <text:p>Analog Devices</text:p>
          </table:table-cell>
          <table:table-cell office:value-type="string">
            <text:p>ADUM1401ARWZ</text:p>
          </table:table-cell>
          <table:table-cell office:value-type="float" office:value="12.68">
            <text:p>12,6800</text:p>
          </table:table-cell>
          <table:table-cell office:value-type="string">
            <text:p>PLN</text:p>
          </table:table-cell>
          <table:table-cell office:value-type="date" office:date-value="2016-10-17">
            <text:p>17-10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DUM6400ARWZ</text:p>
          </table:table-cell>
          <table:table-cell office:value-type="string">
            <text:p>16SOIC300</text:p>
          </table:table-cell>
          <table:table-cell office:value-type="string">
            <text:p>ADUM6400</text:p>
          </table:table-cell>
          <table:table-cell office:value-type="string">
            <text:p>16SOIC300</text:p>
          </table:table-cell>
          <table:table-cell/>
          <table:table-cell table:style-name="ce1" office:value-type="string">
            <text:p>Quad-Channel, 5 kV Isolators with Integrated DC-to-DC Converter, 1MBps</text:p>
          </table:table-cell>
          <table:table-cell office:value-type="string">
            <text:p>mouser.com</text:p>
          </table:table-cell>
          <table:table-cell office:value-type="string">
            <text:p>584-ADUM6400ARWZ</text:p>
          </table:table-cell>
          <table:table-cell office:value-type="string">
            <text:p>Analog Devices</text:p>
          </table:table-cell>
          <table:table-cell table:style-name="ce1" office:value-type="string">
            <text:p>ADUM6400ARWZ</text:p>
          </table:table-cell>
          <table:table-cell office:value-type="float" office:value="11.34">
            <text:p>11,3400</text:p>
          </table:table-cell>
          <table:table-cell table:style-name="ce1" office:value-type="string">
            <text:p>EUR</text:p>
          </table:table-cell>
          <table:table-cell office:value-type="date" office:date-value="2016-04-11">
            <text:p>11-04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DUM6402ARWZ</text:p>
          </table:table-cell>
          <table:table-cell office:value-type="string">
            <text:p>16SOIC300</text:p>
          </table:table-cell>
          <table:table-cell office:value-type="string">
            <text:p>ADUM6402</text:p>
          </table:table-cell>
          <table:table-cell office:value-type="string">
            <text:p>16SOIC300</text:p>
          </table:table-cell>
          <table:table-cell/>
          <table:table-cell table:style-name="ce1" office:value-type="string">
            <text:p>Quad-Channel, 5 kV Isolators with Integrated DC-to-DC Converter, 1MBps</text:p>
          </table:table-cell>
          <table:table-cell office:value-type="string">
            <text:p>farnell.com</text:p>
          </table:table-cell>
          <table:table-cell office:value-type="string">
            <text:p>2102530</text:p>
          </table:table-cell>
          <table:table-cell office:value-type="string">
            <text:p>Analog Devices</text:p>
          </table:table-cell>
          <table:table-cell office:value-type="string">
            <text:p>ADUM6402ARWZ</text:p>
          </table:table-cell>
          <table:table-cell office:value-type="float" office:value="51.86">
            <text:p>51,8600</text:p>
          </table:table-cell>
          <table:table-cell table:style-name="ce1" office:value-type="string">
            <text:p>PLN</text:p>
          </table:table-cell>
          <table:table-cell office:value-type="date" office:date-value="2014-06-16">
            <text:p>16-06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DUM6404ARWZ</text:p>
          </table:table-cell>
          <table:table-cell office:value-type="string">
            <text:p>16SOIC300</text:p>
          </table:table-cell>
          <table:table-cell office:value-type="string">
            <text:p>ADUM6404</text:p>
          </table:table-cell>
          <table:table-cell office:value-type="string">
            <text:p>16SOIC300</text:p>
          </table:table-cell>
          <table:table-cell/>
          <table:table-cell table:style-name="ce1" office:value-type="string">
            <text:p>Quad-Channel, 5 kV Isolators with Integrated DC-to-DC Converter, 1MBps</text:p>
          </table:table-cell>
          <table:table-cell office:value-type="string">
            <text:p>mouser.com</text:p>
          </table:table-cell>
          <table:table-cell office:value-type="string">
            <text:p>584-ADUM6404ARWZ</text:p>
          </table:table-cell>
          <table:table-cell office:value-type="string">
            <text:p>Analog Devices</text:p>
          </table:table-cell>
          <table:table-cell table:style-name="ce1" office:value-type="string">
            <text:p>ADUM6404ARWZ</text:p>
          </table:table-cell>
          <table:table-cell office:value-type="float" office:value="11.34">
            <text:p>11,3400</text:p>
          </table:table-cell>
          <table:table-cell table:style-name="ce1" office:value-type="string">
            <text:p>EUR</text:p>
          </table:table-cell>
          <table:table-cell office:value-type="date" office:date-value="2016-04-11">
            <text:p>11-04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P5004SG-13</text:p>
          </table:table-cell>
          <table:table-cell office:value-type="string">
            <text:p>8SOIC150</text:p>
          </table:table-cell>
          <table:table-cell office:value-type="string">
            <text:p>AP5004SG-13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PWM Control 2.5A step-down converter</text:p>
          </table:table-cell>
          <table:table-cell office:value-type="string">
            <text:p>farnell.com</text:p>
          </table:table-cell>
          <table:table-cell office:value-type="string">
            <text:p>1825352</text:p>
          </table:table-cell>
          <table:table-cell office:value-type="string">
            <text:p>Diodes Inc.</text:p>
          </table:table-cell>
          <table:table-cell table:style-name="ce1" office:value-type="string">
            <text:p>AP5004SG-13</text:p>
          </table:table-cell>
          <table:table-cell office:value-type="float" office:value="3.67">
            <text:p>3,6700</text:p>
          </table:table-cell>
          <table:table-cell table:style-name="ce1" office:value-type="string">
            <text:p>PLN</text:p>
          </table:table-cell>
          <table:table-cell office:value-type="date" office:date-value="2013-02-22">
            <text:p>22-02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PE1117AK-HF-3</text:p>
          </table:table-cell>
          <table:table-cell office:value-type="string">
            <text:p>SOT-223</text:p>
          </table:table-cell>
          <table:table-cell office:value-type="string">
            <text:p>LM1117IMP</text:p>
          </table:table-cell>
          <table:table-cell office:value-type="string">
            <text:p>SOT-223</text:p>
          </table:table-cell>
          <table:table-cell/>
          <table:table-cell table:style-name="ce1" office:value-type="string">
            <text:p>Stabilizator napięcia; LDO, regulowany; 1,5÷16V; 1A; SMD; SOT223</text:p>
          </table:table-cell>
          <table:table-cell office:value-type="string">
            <text:p>tme.pl</text:p>
          </table:table-cell>
          <table:table-cell office:value-type="string">
            <text:p>APE1117AK-HF-3</text:p>
          </table:table-cell>
          <table:table-cell office:value-type="string">
            <text:p>Advanced Power Electronics</text:p>
          </table:table-cell>
          <table:table-cell table:style-name="ce1" office:value-type="string">
            <text:p>APE1117AK-HF-3</text:p>
          </table:table-cell>
          <table:table-cell office:value-type="float" office:value="1.3">
            <text:p>1,3000</text:p>
          </table:table-cell>
          <table:table-cell table:style-name="ce45" office:value-type="string">
            <text:p>PLN</text:p>
          </table:table-cell>
          <table:table-cell office:value-type="date" office:date-value="2017-09-29">
            <text:p>29-09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PE1117H-HF-3</text:p>
          </table:table-cell>
          <table:table-cell office:value-type="string">
            <text:p>TO-252</text:p>
          </table:table-cell>
          <table:table-cell office:value-type="string">
            <text:p>LM1117DT</text:p>
          </table:table-cell>
          <table:table-cell office:value-type="string">
            <text:p>TO-252</text:p>
          </table:table-cell>
          <table:table-cell/>
          <table:table-cell table:style-name="ce1" office:value-type="string">
            <text:p>Stabilizator napięcia; LDO, regulowany; 1,5÷16V; 1A; SMD; TO252</text:p>
          </table:table-cell>
          <table:table-cell office:value-type="string">
            <text:p>tme.pl</text:p>
          </table:table-cell>
          <table:table-cell office:value-type="string">
            <text:p>APE1117H-HF-3</text:p>
          </table:table-cell>
          <table:table-cell office:value-type="string">
            <text:p>APEC</text:p>
          </table:table-cell>
          <table:table-cell table:style-name="ce1" office:value-type="string">
            <text:p>APE1117H-HF-3TR</text:p>
          </table:table-cell>
          <table:table-cell office:value-type="float" office:value="1.1307">
            <text:p>1,1307</text:p>
          </table:table-cell>
          <table:table-cell table:style-name="ce45" office:value-type="string">
            <text:p>PLN</text:p>
          </table:table-cell>
          <table:table-cell office:value-type="date" office:date-value="2013-08-26">
            <text:p>26-08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PE1117K-33-HF-3</text:p>
          </table:table-cell>
          <table:table-cell office:value-type="string">
            <text:p>SOT-223</text:p>
          </table:table-cell>
          <table:table-cell office:value-type="string">
            <text:p>LM1117IMP</text:p>
          </table:table-cell>
          <table:table-cell office:value-type="string">
            <text:p>SOT-223</text:p>
          </table:table-cell>
          <table:table-cell/>
          <table:table-cell table:style-name="ce1" office:value-type="string">
            <text:p>1000mA low-dropout linear regulator 3.3V</text:p>
          </table:table-cell>
          <table:table-cell office:value-type="string">
            <text:p>tme.pl</text:p>
          </table:table-cell>
          <table:table-cell office:value-type="string">
            <text:p>APE1117K-33-HF-3</text:p>
          </table:table-cell>
          <table:table-cell office:value-type="string">
            <text:p>APEC</text:p>
          </table:table-cell>
          <table:table-cell table:style-name="ce1" office:value-type="string">
            <text:p>APE1117K-33-HF-3TR</text:p>
          </table:table-cell>
          <table:table-cell office:value-type="float" office:value="1">
            <text:p>1,0000</text:p>
          </table:table-cell>
          <table:table-cell table:style-name="ce45" office:value-type="string">
            <text:p>PLN</text:p>
          </table:table-cell>
          <table:table-cell office:value-type="date" office:date-value="2017-01-15">
            <text:p>15-01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PE1117K-50-HF-3</text:p>
          </table:table-cell>
          <table:table-cell office:value-type="string">
            <text:p>SOT-223</text:p>
          </table:table-cell>
          <table:table-cell office:value-type="string">
            <text:p>LM1117IMP</text:p>
          </table:table-cell>
          <table:table-cell office:value-type="string">
            <text:p>SOT-223</text:p>
          </table:table-cell>
          <table:table-cell/>
          <table:table-cell table:style-name="ce1" office:value-type="string">
            <text:p>1000mA low-dropout linear regulator 5V</text:p>
          </table:table-cell>
          <table:table-cell office:value-type="string">
            <text:p>tme.pl</text:p>
          </table:table-cell>
          <table:table-cell office:value-type="string">
            <text:p>APE1117K-50-HF-3</text:p>
          </table:table-cell>
          <table:table-cell office:value-type="string">
            <text:p>APEC</text:p>
          </table:table-cell>
          <table:table-cell table:style-name="ce1" office:value-type="string">
            <text:p>APE1117K-50-HF-3TR</text:p>
          </table:table-cell>
          <table:table-cell office:value-type="float" office:value="0.86">
            <text:p>0,8600</text:p>
          </table:table-cell>
          <table:table-cell table:style-name="ce45" office:value-type="string">
            <text:p>PLN</text:p>
          </table:table-cell>
          <table:table-cell office:value-type="date" office:date-value="2013-02-10">
            <text:p>10-02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PE1117K-HF-3</text:p>
          </table:table-cell>
          <table:table-cell office:value-type="string">
            <text:p>SOT-223</text:p>
          </table:table-cell>
          <table:table-cell office:value-type="string">
            <text:p>LM1117IMP</text:p>
          </table:table-cell>
          <table:table-cell office:value-type="string">
            <text:p>SOT-223</text:p>
          </table:table-cell>
          <table:table-cell/>
          <table:table-cell table:style-name="ce1" office:value-type="string">
            <text:p>Stabilizator napięcia; LDO, regulowany; 1,5÷16V; 1A; SMD; SOT223</text:p>
          </table:table-cell>
          <table:table-cell office:value-type="string">
            <text:p>tme.pl</text:p>
          </table:table-cell>
          <table:table-cell office:value-type="string">
            <text:p>APE1117K-HF-3</text:p>
          </table:table-cell>
          <table:table-cell office:value-type="string">
            <text:p>APEC</text:p>
          </table:table-cell>
          <table:table-cell table:style-name="ce1" office:value-type="string">
            <text:p>APE1117K-HF-3TR</text:p>
          </table:table-cell>
          <table:table-cell office:value-type="float" office:value="0.8696">
            <text:p>0,8696</text:p>
          </table:table-cell>
          <table:table-cell table:style-name="ce45" office:value-type="string">
            <text:p>PLN</text:p>
          </table:table-cell>
          <table:table-cell office:value-type="date" office:date-value="2013-08-31">
            <text:p>31-08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PE8800-33-HF-3</text:p>
          </table:table-cell>
          <table:table-cell office:value-type="string">
            <text:p>SOT23-3</text:p>
          </table:table-cell>
          <table:table-cell office:value-type="string">
            <text:p>MCP1700</text:p>
          </table:table-cell>
          <table:table-cell office:value-type="string">
            <text:p>SOT23-3</text:p>
          </table:table-cell>
          <table:table-cell/>
          <table:table-cell table:style-name="ce1" office:value-type="string">
            <text:p>Low quiescent current LDO, 3.3V, 300mA, SOT-23</text:p>
          </table:table-cell>
          <table:table-cell office:value-type="string">
            <text:p>tme.pl</text:p>
          </table:table-cell>
          <table:table-cell table:style-name="ce86" office:value-type="string">
            <text:p>APE8800N-33-HF-3</text:p>
          </table:table-cell>
          <table:table-cell office:value-type="string">
            <text:p>Advanced Power Electronics</text:p>
          </table:table-cell>
          <table:table-cell table:style-name="ce88" office:value-type="string">
            <text:p>APE8800N-33-HF-3</text:p>
          </table:table-cell>
          <table:table-cell office:value-type="float" office:value="1.3603">
            <text:p>1,3603</text:p>
          </table:table-cell>
          <table:table-cell table:style-name="ce45" office:value-type="string">
            <text:p>PLN</text:p>
          </table:table-cell>
          <table:table-cell office:value-type="date" office:date-value="2015-12-27">
            <text:p>27-12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S7C31026B-10TCN</text:p>
          </table:table-cell>
          <table:table-cell office:value-type="string">
            <text:p>MS-024AC</text:p>
          </table:table-cell>
          <table:table-cell office:value-type="string">
            <text:p>AS7C31026B</text:p>
          </table:table-cell>
          <table:table-cell office:value-type="string">
            <text:p>MS-024AC</text:p>
          </table:table-cell>
          <table:table-cell/>
          <table:table-cell table:style-name="ce68" office:value-type="string">
            <text:p>Pamięć; SRAM, asynchroniczna; 64kx16bit; 3,3V; 10ns; TSOP44 II</text:p>
          </table:table-cell>
          <table:table-cell office:value-type="string">
            <text:p>tme.pl</text:p>
          </table:table-cell>
          <table:table-cell office:value-type="string">
            <text:p>AS7C31026B-10TCN</text:p>
          </table:table-cell>
          <table:table-cell office:value-type="string">
            <text:p>Alliance Memory</text:p>
          </table:table-cell>
          <table:table-cell table:style-name="ce1" office:value-type="string">
            <text:p>AS7C31026B-10TCN</text:p>
          </table:table-cell>
          <table:table-cell office:value-type="float" office:value="8.45">
            <text:p>8,4500</text:p>
          </table:table-cell>
          <table:table-cell table:style-name="ce1" office:value-type="string">
            <text:p>PLN</text:p>
          </table:table-cell>
          <table:table-cell office:value-type="date" office:date-value="2016-11-09">
            <text:p>09-11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S7C34096A-10TCN</text:p>
          </table:table-cell>
          <table:table-cell office:value-type="string">
            <text:p>MS-024AC</text:p>
          </table:table-cell>
          <table:table-cell office:value-type="string">
            <text:p>AS7C34096A</text:p>
          </table:table-cell>
          <table:table-cell office:value-type="string">
            <text:p>MS-024AC</text:p>
          </table:table-cell>
          <table:table-cell/>
          <table:table-cell table:style-name="ce68" office:value-type="string">
            <text:p>3.3V 512K × 8 CMOS SRAM</text:p>
          </table:table-cell>
          <table:table-cell office:value-type="string">
            <text:p>tme.pl</text:p>
          </table:table-cell>
          <table:table-cell office:value-type="string">
            <text:p>AS7C34096A-10TCN</text:p>
          </table:table-cell>
          <table:table-cell office:value-type="string">
            <text:p>Alliance Memory</text:p>
          </table:table-cell>
          <table:table-cell table:style-name="ce1" office:value-type="string">
            <text:p>AS7C34096A-10TCN</text:p>
          </table:table-cell>
          <table:table-cell office:value-type="float" office:value="14">
            <text:p>14,0000</text:p>
          </table:table-cell>
          <table:table-cell table:style-name="ce1" office:value-type="string">
            <text:p>PLN</text:p>
          </table:table-cell>
          <table:table-cell office:value-type="date" office:date-value="2014-07-18">
            <text:p>18-07-2014</text:p>
          </table:table-cell>
          <table:table-cell table:number-columns-repeated="1006"/>
        </table:table-row>
        <table:table-row table:style-name="ro1">
          <table:table-cell office:value-type="string">
            <text:p>AS7C34098A-10TIN</text:p>
          </table:table-cell>
          <table:table-cell office:value-type="string">
            <text:p>MS-024AC</text:p>
          </table:table-cell>
          <table:table-cell office:value-type="string">
            <text:p>K6R4016V1C-TC10</text:p>
          </table:table-cell>
          <table:table-cell office:value-type="string">
            <text:p>MS-024AC</text:p>
          </table:table-cell>
          <table:table-cell/>
          <table:table-cell office:value-type="string">
            <text:p>Pamięć; SRAM; 256kx16bit; 3÷3,6V; 10ns; TSOP44 II</text:p>
          </table:table-cell>
          <table:table-cell office:value-type="string">
            <text:p>tme.pl</text:p>
          </table:table-cell>
          <table:table-cell office:value-type="string">
            <text:p>AS7C34098A-10TIN</text:p>
          </table:table-cell>
          <table:table-cell office:value-type="string">
            <text:p>Alliance Memory</text:p>
          </table:table-cell>
          <table:table-cell office:value-type="string">
            <text:p>AS7C34098A-10TIN</text:p>
          </table:table-cell>
          <table:table-cell office:value-type="float" office:value="16">
            <text:p>16,0000</text:p>
          </table:table-cell>
          <table:table-cell office:value-type="string">
            <text:p>PLN</text:p>
          </table:table-cell>
          <table:table-cell office:value-type="date" office:date-value="2015-05-10">
            <text:p>10-05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TMEGA128-16AU</text:p>
          </table:table-cell>
          <table:table-cell office:value-type="string">
            <text:p>MS-026AEB</text:p>
          </table:table-cell>
          <table:table-cell office:value-type="string">
            <text:p>ATMEGA128-16AU</text:p>
          </table:table-cell>
          <table:table-cell office:value-type="string">
            <text:p>MS-026AEB</text:p>
          </table:table-cell>
          <table:table-cell/>
          <table:table-cell table:style-name="ce1" office:value-type="string">
            <text:p>Microcontroller AVR ISP 128kB Flash, TQFP64</text:p>
          </table:table-cell>
          <table:table-cell office:value-type="string">
            <text:p>tme.pl</text:p>
          </table:table-cell>
          <table:table-cell office:value-type="string">
            <text:p>ATMEGA128-16AU</text:p>
          </table:table-cell>
          <table:table-cell office:value-type="string">
            <text:p>Atmel</text:p>
          </table:table-cell>
          <table:table-cell office:value-type="string">
            <text:p>ATMEGA128-16AU</text:p>
          </table:table-cell>
          <table:table-cell office:value-type="float" office:value="26.5">
            <text:p>26,5000</text:p>
          </table:table-cell>
          <table:table-cell table:style-name="ce45" office:value-type="string">
            <text:p>PLN</text:p>
          </table:table-cell>
          <table:table-cell office:value-type="date" office:date-value="2013-10-12">
            <text:p>12-10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TMEGA128A-16AU</text:p>
          </table:table-cell>
          <table:table-cell office:value-type="string">
            <text:p>MS-026AEB</text:p>
          </table:table-cell>
          <table:table-cell office:value-type="string">
            <text:p>ATMEGA128-16AU</text:p>
          </table:table-cell>
          <table:table-cell office:value-type="string">
            <text:p>MS-026AEB</text:p>
          </table:table-cell>
          <table:table-cell/>
          <table:table-cell table:style-name="ce1" office:value-type="string">
            <text:p>Microcontroller AVR ISP 128kB Flash, TQFP64</text:p>
          </table:table-cell>
          <table:table-cell office:value-type="string">
            <text:p>tme.pl</text:p>
          </table:table-cell>
          <table:table-cell office:value-type="string">
            <text:p>ATMEGA128A-16AU</text:p>
          </table:table-cell>
          <table:table-cell office:value-type="string">
            <text:p>Atmel</text:p>
          </table:table-cell>
          <table:table-cell office:value-type="string">
            <text:p>ATMEGA128A-16AU</text:p>
          </table:table-cell>
          <table:table-cell office:value-type="float" office:value="16.2">
            <text:p>16,2000</text:p>
          </table:table-cell>
          <table:table-cell table:style-name="ce45" office:value-type="string">
            <text:p>PLN</text:p>
          </table:table-cell>
          <table:table-cell office:value-type="date" office:date-value="2013-10-12">
            <text:p>12-10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TMEGA16A-AU</text:p>
          </table:table-cell>
          <table:table-cell office:value-type="string">
            <text:p>MS-026ACB</text:p>
          </table:table-cell>
          <table:table-cell office:value-type="string">
            <text:p>ATMEGA16-AU</text:p>
          </table:table-cell>
          <table:table-cell office:value-type="string">
            <text:p>MS-026ACB</text:p>
          </table:table-cell>
          <table:table-cell/>
          <table:table-cell table:style-name="ce1" office:value-type="string">
            <text:p>8-bit AVR microcontroller with 16 kbytes in-system programmable flash</text:p>
          </table:table-cell>
          <table:table-cell office:value-type="string">
            <text:p>tme.pl</text:p>
          </table:table-cell>
          <table:table-cell office:value-type="string">
            <text:p>ATMEGA16A-AU</text:p>
          </table:table-cell>
          <table:table-cell office:value-type="string">
            <text:p>Atmel</text:p>
          </table:table-cell>
          <table:table-cell office:value-type="string">
            <text:p>ATMEGA16A-AU</text:p>
          </table:table-cell>
          <table:table-cell office:value-type="float" office:value="7.54">
            <text:p>7,5400</text:p>
          </table:table-cell>
          <table:table-cell table:style-name="ce45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TSHA204-SH</text:p>
          </table:table-cell>
          <table:table-cell office:value-type="string">
            <text:p>SOT23-3</text:p>
          </table:table-cell>
          <table:table-cell office:value-type="string">
            <text:p>ATSHA204-SH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Crypto authentication chip</text:p>
          </table:table-cell>
          <table:table-cell office:value-type="string">
            <text:p>farnell.com</text:p>
          </table:table-cell>
          <table:table-cell office:value-type="string">
            <text:p>2313835</text:p>
          </table:table-cell>
          <table:table-cell office:value-type="string">
            <text:p>Atmel</text:p>
          </table:table-cell>
          <table:table-cell table:style-name="ce1" office:value-type="string">
            <text:p>ATSHA204-SH-DA-B</text:p>
          </table:table-cell>
          <table:table-cell office:value-type="float" office:value="2.71">
            <text:p>2,7100</text:p>
          </table:table-cell>
          <table:table-cell table:style-name="ce1" office:value-type="string">
            <text:p>PLN</text:p>
          </table:table-cell>
          <table:table-cell office:value-type="date" office:date-value="2013-08-29">
            <text:p>29-08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TTINY13A-SSU</text:p>
          </table:table-cell>
          <table:table-cell office:value-type="string">
            <text:p>8SOIC150</text:p>
          </table:table-cell>
          <table:table-cell office:value-type="string">
            <text:p>ATTINY13A-SU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8-bit AVR Microcontroller with 1K Bytes In-System Programmable Flash</text:p>
          </table:table-cell>
          <table:table-cell office:value-type="string">
            <text:p>tme.pl</text:p>
          </table:table-cell>
          <table:table-cell office:value-type="string">
            <text:p>ATTINY13A-SSU</text:p>
          </table:table-cell>
          <table:table-cell office:value-type="string">
            <text:p>Atmel</text:p>
          </table:table-cell>
          <table:table-cell table:style-name="ce1" office:value-type="string">
            <text:p>ATTINY13A-SSU</text:p>
          </table:table-cell>
          <table:table-cell office:value-type="float" office:value="2.94">
            <text:p>2,9400</text:p>
          </table:table-cell>
          <table:table-cell table:style-name="ce45" office:value-type="string">
            <text:p>PLN</text:p>
          </table:table-cell>
          <table:table-cell office:value-type="date" office:date-value="2012-11-04">
            <text:p>04-11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TTINY13A-SU</text:p>
          </table:table-cell>
          <table:table-cell office:value-type="string">
            <text:p>8SOIC200</text:p>
          </table:table-cell>
          <table:table-cell office:value-type="string">
            <text:p>ATTINY13A-SU</text:p>
          </table:table-cell>
          <table:table-cell office:value-type="string">
            <text:p>8SOIC200</text:p>
          </table:table-cell>
          <table:table-cell/>
          <table:table-cell table:style-name="ce1" office:value-type="string">
            <text:p>8-bit AVR Microcontroller with 1K Bytes In-System Programmable Flash</text:p>
          </table:table-cell>
          <table:table-cell office:value-type="string">
            <text:p>seguro.pl</text:p>
          </table:table-cell>
          <table:table-cell office:value-type="string">
            <text:p>ATTINY13A-SU</text:p>
          </table:table-cell>
          <table:table-cell office:value-type="string">
            <text:p>Atmel</text:p>
          </table:table-cell>
          <table:table-cell table:style-name="ce1" office:value-type="string">
            <text:p>ATTINY13A-SU</text:p>
          </table:table-cell>
          <table:table-cell office:value-type="float" office:value="2.33">
            <text:p>2,3300</text:p>
          </table:table-cell>
          <table:table-cell table:style-name="ce45" office:value-type="string">
            <text:p>PLN</text:p>
          </table:table-cell>
          <table:table-cell office:value-type="date" office:date-value="2012-11-02">
            <text:p>02-11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TTINY44V-10SSU</text:p>
          </table:table-cell>
          <table:table-cell office:value-type="string">
            <text:p>14SOIC150</text:p>
          </table:table-cell>
          <table:table-cell office:value-type="string">
            <text:p>ATTINY24SSU</text:p>
          </table:table-cell>
          <table:table-cell office:value-type="string">
            <text:p>14SOIC150</text:p>
          </table:table-cell>
          <table:table-cell/>
          <table:table-cell table:style-name="ce1" office:value-type="string">
            <text:p>8-bit AVR Microcontroller with 4K Bytes In-System Programmable Flash</text:p>
          </table:table-cell>
          <table:table-cell office:value-type="string">
            <text:p>tme.pl</text:p>
          </table:table-cell>
          <table:table-cell office:value-type="string">
            <text:p>ATTINY44V-10SSU</text:p>
          </table:table-cell>
          <table:table-cell office:value-type="string">
            <text:p>Atmel</text:p>
          </table:table-cell>
          <table:table-cell table:style-name="ce1" office:value-type="string">
            <text:p>ATTINY44V-10SSU</text:p>
          </table:table-cell>
          <table:table-cell office:value-type="float" office:value="9.83">
            <text:p>9,8300</text:p>
          </table:table-cell>
          <table:table-cell table:style-name="ce45" office:value-type="string">
            <text:p>PLN</text:p>
          </table:table-cell>
          <table:table-cell office:value-type="date" office:date-value="2012-12-02">
            <text:p>02-12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TXMEGA128D3-AU</text:p>
          </table:table-cell>
          <table:table-cell office:value-type="string">
            <text:p>MS-026AEB</text:p>
          </table:table-cell>
          <table:table-cell office:value-type="string">
            <text:p>ATXMEGA128D3-AU</text:p>
          </table:table-cell>
          <table:table-cell office:value-type="string">
            <text:p>MS-026AEB</text:p>
          </table:table-cell>
          <table:table-cell/>
          <table:table-cell table:style-name="ce1" office:value-type="string">
            <text:p>8/16-bit AVR XMEGA D3 microcontroller</text:p>
          </table:table-cell>
          <table:table-cell office:value-type="string">
            <text:p>farnell.com</text:p>
          </table:table-cell>
          <table:table-cell office:value-type="string">
            <text:p>1748551</text:p>
          </table:table-cell>
          <table:table-cell office:value-type="string">
            <text:p>Atmel</text:p>
          </table:table-cell>
          <table:table-cell office:value-type="string">
            <text:p>ATXMEGA128D3-AU</text:p>
          </table:table-cell>
          <table:table-cell office:value-type="float" office:value="19.81">
            <text:p>19,8100</text:p>
          </table:table-cell>
          <table:table-cell table:style-name="ce45" office:value-type="string">
            <text:p>PLN</text:p>
          </table:table-cell>
          <table:table-cell office:value-type="date" office:date-value="2011-06-19">
            <text:p>19-06-2011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ATXMEGA16A4-AU</text:p>
          </table:table-cell>
          <table:table-cell office:value-type="string">
            <text:p>MS-026ACB</text:p>
          </table:table-cell>
          <table:table-cell office:value-type="string">
            <text:p>ATXMEGA16A4-AU</text:p>
          </table:table-cell>
          <table:table-cell office:value-type="string">
            <text:p>MS-026ACB</text:p>
          </table:table-cell>
          <table:table-cell/>
          <table:table-cell table:style-name="ce1" office:value-type="string">
            <text:p>8/16-bit AVR XMEGA A4 microcontroller</text:p>
          </table:table-cell>
          <table:table-cell office:value-type="string">
            <text:p>seguro.pl</text:p>
          </table:table-cell>
          <table:table-cell office:value-type="string">
            <text:p>ATXMEGA16A4-AU</text:p>
          </table:table-cell>
          <table:table-cell office:value-type="string">
            <text:p>Atmel</text:p>
          </table:table-cell>
          <table:table-cell table:style-name="ce1" office:value-type="string">
            <text:p>ATXMEGA16A4-AU</text:p>
          </table:table-cell>
          <table:table-cell office:value-type="float" office:value="12.92">
            <text:p>12,9200</text:p>
          </table:table-cell>
          <table:table-cell table:style-name="ce45" office:value-type="string">
            <text:p>PLN</text:p>
          </table:table-cell>
          <table:table-cell office:value-type="date" office:date-value="2011-03-20">
            <text:p>20-03-2011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CA3140AMZ</text:p>
          </table:table-cell>
          <table:table-cell office:value-type="string">
            <text:p>8SOIC150</text:p>
          </table:table-cell>
          <table:table-cell office:value-type="string">
            <text:p>CA3140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4.5MHz, BiCMOS operational amplifier with MOSFET Input/Bipolar output</text:p>
          </table:table-cell>
          <table:table-cell office:value-type="string">
            <text:p>tme.pl</text:p>
          </table:table-cell>
          <table:table-cell office:value-type="string">
            <text:p>CA3140AMZ</text:p>
          </table:table-cell>
          <table:table-cell office:value-type="string">
            <text:p>Intersil</text:p>
          </table:table-cell>
          <table:table-cell table:style-name="ce1" office:value-type="string">
            <text:p>CA3140AMZ</text:p>
          </table:table-cell>
          <table:table-cell office:value-type="float" office:value="7.45">
            <text:p>7,4500</text:p>
          </table:table-cell>
          <table:table-cell table:style-name="ce45" office:value-type="string">
            <text:p>PLN</text:p>
          </table:table-cell>
          <table:table-cell office:value-type="date" office:date-value="2017-01-15">
            <text:p>15-01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CA3140EZ</text:p>
          </table:table-cell>
          <table:table-cell office:value-type="string">
            <text:p>8DIP300</text:p>
          </table:table-cell>
          <table:table-cell office:value-type="string">
            <text:p>CA3140</text:p>
          </table:table-cell>
          <table:table-cell office:value-type="string">
            <text:p>8DIP300</text:p>
          </table:table-cell>
          <table:table-cell office:value-type="string">
            <text:p>8DIP300IC</text:p>
          </table:table-cell>
          <table:table-cell table:style-name="ce1" office:value-type="string">
            <text:p>4.5MHz, BiCMOS operational amplifier with MOSFET Input/Bipolar output</text:p>
          </table:table-cell>
          <table:table-cell office:value-type="string">
            <text:p>tme.pl</text:p>
          </table:table-cell>
          <table:table-cell office:value-type="string">
            <text:p>CA3140EZ</text:p>
          </table:table-cell>
          <table:table-cell office:value-type="string">
            <text:p>Intersil</text:p>
          </table:table-cell>
          <table:table-cell table:style-name="ce1" office:value-type="string">
            <text:p>CA3140EZ</text:p>
          </table:table-cell>
          <table:table-cell office:value-type="float" office:value="3.26">
            <text:p>3,2600</text:p>
          </table:table-cell>
          <table:table-cell table:style-name="ce45" office:value-type="string">
            <text:p>PLN</text:p>
          </table:table-cell>
          <table:table-cell office:value-type="date" office:date-value="2015-06-11">
            <text:p>11-06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CD40107BE</text:p>
          </table:table-cell>
          <table:table-cell office:value-type="string">
            <text:p>8DIP300</text:p>
          </table:table-cell>
          <table:table-cell office:value-type="string">
            <text:p>CD40107BPW</text:p>
          </table:table-cell>
          <table:table-cell office:value-type="string">
            <text:p>8DIP300</text:p>
          </table:table-cell>
          <table:table-cell/>
          <table:table-cell table:style-name="ce1" office:value-type="string">
            <text:p>IC: cyfrowy; NAND; Kanały:2; Wejścia:2; CMOS; DIP8</text:p>
          </table:table-cell>
          <table:table-cell office:value-type="string">
            <text:p>tme.pl</text:p>
          </table:table-cell>
          <table:table-cell office:value-type="string">
            <text:p>CD40107BE</text:p>
          </table:table-cell>
          <table:table-cell office:value-type="string">
            <text:p>Texas Instruments</text:p>
          </table:table-cell>
          <table:table-cell table:style-name="ce1" office:value-type="string">
            <text:p>CD40107BE</text:p>
          </table:table-cell>
          <table:table-cell office:value-type="float" office:value="0.586">
            <text:p>0,5860</text:p>
          </table:table-cell>
          <table:table-cell table:style-name="ce1" office:value-type="string">
            <text:p>PLN</text:p>
          </table:table-cell>
          <table:table-cell office:value-type="date" office:date-value="2014-02-18">
            <text:p>18-02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CD40107BPW</text:p>
          </table:table-cell>
          <table:table-cell office:value-type="string">
            <text:p>MO-153AA</text:p>
          </table:table-cell>
          <table:table-cell office:value-type="string">
            <text:p>CD40107BPW</text:p>
          </table:table-cell>
          <table:table-cell office:value-type="string">
            <text:p>MO-153AA</text:p>
          </table:table-cell>
          <table:table-cell/>
          <table:table-cell table:style-name="ce1" office:value-type="string">
            <text:p>LOGIC, GATE NAND DUAL 2INPUT, 8TSSOP</text:p>
          </table:table-cell>
          <table:table-cell office:value-type="string">
            <text:p>farnell.com</text:p>
          </table:table-cell>
          <table:table-cell office:value-type="string">
            <text:p>1753372</text:p>
          </table:table-cell>
          <table:table-cell office:value-type="string">
            <text:p>Texas Instruments</text:p>
          </table:table-cell>
          <table:table-cell table:style-name="ce1" office:value-type="string">
            <text:p>CD40107BPW</text:p>
          </table:table-cell>
          <table:table-cell office:value-type="float" office:value="2.23">
            <text:p>2,2300</text:p>
          </table:table-cell>
          <table:table-cell table:style-name="ce1" office:value-type="string">
            <text:p>PLN</text:p>
          </table:table-cell>
          <table:table-cell office:value-type="date" office:date-value="2016-08-18">
            <text:p>18-08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CD4023</text:p>
          </table:table-cell>
          <table:table-cell office:value-type="string">
            <text:p>14SOIC150</text:p>
          </table:table-cell>
          <table:table-cell office:value-type="string">
            <text:p>CD4023</text:p>
          </table:table-cell>
          <table:table-cell office:value-type="string">
            <text:p>14SOIC150</text:p>
          </table:table-cell>
          <table:table-cell/>
          <table:table-cell table:style-name="ce1" office:value-type="string">
            <text:p>IC: cyfrowy; NAND; Kanały:3; Wejścia:3; CMOS; SOP14</text:p>
          </table:table-cell>
          <table:table-cell office:value-type="string">
            <text:p>tme.pl</text:p>
          </table:table-cell>
          <table:table-cell office:value-type="string">
            <text:p>HEF4023BT.652</text:p>
          </table:table-cell>
          <table:table-cell office:value-type="string">
            <text:p>NXP</text:p>
          </table:table-cell>
          <table:table-cell table:style-name="ce1" office:value-type="string">
            <text:p>HEF4023BT.652</text:p>
          </table:table-cell>
          <table:table-cell office:value-type="float" office:value="0.72">
            <text:p>0,7200</text:p>
          </table:table-cell>
          <table:table-cell table:style-name="ce1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CD4052</text:p>
          </table:table-cell>
          <table:table-cell office:value-type="string">
            <text:p>16SOIC150</text:p>
          </table:table-cell>
          <table:table-cell office:value-type="string">
            <text:p>MC74HC4052D</text:p>
          </table:table-cell>
          <table:table-cell office:value-type="string">
            <text:p>16SOIC150</text:p>
          </table:table-cell>
          <table:table-cell/>
          <table:table-cell table:style-name="ce1" office:value-type="string">
            <text:p>CMOS Analog Multiplexer</text:p>
          </table:table-cell>
          <table:table-cell office:value-type="string">
            <text:p>tme.pl</text:p>
          </table:table-cell>
          <table:table-cell office:value-type="string">
            <text:p>74HC4052D.652</text:p>
          </table:table-cell>
          <table:table-cell office:value-type="string">
            <text:p>NXP</text:p>
          </table:table-cell>
          <table:table-cell table:style-name="ce1" office:value-type="string">
            <text:p>74HC4052D.652</text:p>
          </table:table-cell>
          <table:table-cell office:value-type="float" office:value="0.81">
            <text:p>0,8100</text:p>
          </table:table-cell>
          <table:table-cell table:style-name="ce1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CD4514BM</text:p>
          </table:table-cell>
          <table:table-cell office:value-type="string">
            <text:p>24SOIC300</text:p>
          </table:table-cell>
          <table:table-cell office:value-type="string">
            <text:p>CD4514</text:p>
          </table:table-cell>
          <table:table-cell office:value-type="string">
            <text:p>24SOIC300</text:p>
          </table:table-cell>
          <table:table-cell/>
          <table:table-cell table:style-name="ce1" office:value-type="string">
            <text:p>4bit latched/4-to-16 line decoder</text:p>
          </table:table-cell>
          <table:table-cell office:value-type="string">
            <text:p>tme.pl</text:p>
          </table:table-cell>
          <table:table-cell office:value-type="string">
            <text:p>CD4514BM</text:p>
          </table:table-cell>
          <table:table-cell office:value-type="string">
            <text:p>Texas Instruments</text:p>
          </table:table-cell>
          <table:table-cell table:style-name="ce1" office:value-type="string">
            <text:p>CD4514BM</text:p>
          </table:table-cell>
          <table:table-cell office:value-type="float" office:value="2.32">
            <text:p>2,3200</text:p>
          </table:table-cell>
          <table:table-cell table:style-name="ce1" office:value-type="string">
            <text:p>PLN</text:p>
          </table:table-cell>
          <table:table-cell office:value-type="date" office:date-value="2017-01-15">
            <text:p>15-01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CD4538</text:p>
          </table:table-cell>
          <table:table-cell office:value-type="string">
            <text:p>16SOIC150</text:p>
          </table:table-cell>
          <table:table-cell office:value-type="string">
            <text:p>MC74HC4538AD</text:p>
          </table:table-cell>
          <table:table-cell office:value-type="string">
            <text:p>16SOIC150</text:p>
          </table:table-cell>
          <table:table-cell/>
          <table:table-cell table:style-name="ce1" office:value-type="string">
            <text:p>Dual Precision Monostable Multivibrator (Retriggerable, Resettable)</text:p>
          </table:table-cell>
          <table:table-cell office:value-type="string">
            <text:p>tme.pl</text:p>
          </table:table-cell>
          <table:table-cell office:value-type="string">
            <text:p>HEF4538BT.652</text:p>
          </table:table-cell>
          <table:table-cell office:value-type="string">
            <text:p>NXP</text:p>
          </table:table-cell>
          <table:table-cell table:style-name="ce1" office:value-type="string">
            <text:p>HEF4538BT.652</text:p>
          </table:table-cell>
          <table:table-cell office:value-type="float" office:value="0.99">
            <text:p>0,9900</text:p>
          </table:table-cell>
          <table:table-cell table:style-name="ce1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6"/>
        </table:table-row>
        <table:table-row table:style-name="ro1">
          <table:table-cell office:value-type="string">
            <text:p>CD74HC04E</text:p>
          </table:table-cell>
          <table:table-cell office:value-type="string">
            <text:p>14DIP300</text:p>
          </table:table-cell>
          <table:table-cell office:value-type="string">
            <text:p>7404</text:p>
          </table:table-cell>
          <table:table-cell office:value-type="string">
            <text:p>14DIP300</text:p>
          </table:table-cell>
          <table:table-cell/>
          <table:table-cell office:value-type="string">
            <text:p>IC: cyfrowy; NOT; Kanały:6; Wejścia:1; CMOS; THT; DIP14; Seria: HC</text:p>
          </table:table-cell>
          <table:table-cell office:value-type="string">
            <text:p>tme.pl</text:p>
          </table:table-cell>
          <table:table-cell office:value-type="string">
            <text:p>CD74HC04E</text:p>
          </table:table-cell>
          <table:table-cell office:value-type="string">
            <text:p>Texas Instruments</text:p>
          </table:table-cell>
          <table:table-cell office:value-type="string">
            <text:p>CD74HC04E</text:p>
          </table:table-cell>
          <table:table-cell office:value-type="float" office:value="0.8027">
            <text:p>0,8027</text:p>
          </table:table-cell>
          <table:table-cell office:value-type="string">
            <text:p>PLN</text:p>
          </table:table-cell>
          <table:table-cell office:value-type="date" office:date-value="2016-06-24">
            <text:p>24-06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CD74HC245M</text:p>
          </table:table-cell>
          <table:table-cell office:value-type="string">
            <text:p>20DIP300</text:p>
          </table:table-cell>
          <table:table-cell office:value-type="string">
            <text:p>74245</text:p>
          </table:table-cell>
          <table:table-cell office:value-type="string">
            <text:p>20DIP300</text:p>
          </table:table-cell>
          <table:table-cell/>
          <table:table-cell table:style-name="ce1" office:value-type="string">
            <text:p>IC: cyfrowy; bus transceiver; Kanały:8; SMD; SO20; Seria: HC; 2÷6VDC</text:p>
          </table:table-cell>
          <table:table-cell office:value-type="string">
            <text:p>tme.pl</text:p>
          </table:table-cell>
          <table:table-cell office:value-type="string">
            <text:p>CD74HC245M</text:p>
          </table:table-cell>
          <table:table-cell office:value-type="string">
            <text:p>Texas Instruments</text:p>
          </table:table-cell>
          <table:table-cell table:style-name="ce1" office:value-type="string">
            <text:p>CD74HC245M</text:p>
          </table:table-cell>
          <table:table-cell office:value-type="float" office:value="0.99">
            <text:p>0,9900</text:p>
          </table:table-cell>
          <table:table-cell table:style-name="ce1" office:value-type="string">
            <text:p>PLN</text:p>
          </table:table-cell>
          <table:table-cell office:value-type="date" office:date-value="2016-11-23">
            <text:p>23-11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CD74HC574E</text:p>
          </table:table-cell>
          <table:table-cell office:value-type="string">
            <text:p>20DIP300</text:p>
          </table:table-cell>
          <table:table-cell office:value-type="string">
            <text:p>74574</text:p>
          </table:table-cell>
          <table:table-cell office:value-type="string">
            <text:p>20DIP300</text:p>
          </table:table-cell>
          <table:table-cell/>
          <table:table-cell table:style-name="ce61" office:value-type="string">
            <text:p>IC: cyfrowy; 3-stanowy, octal, przerzutnik D; Kanały:8; THT; DIP2</text:p>
          </table:table-cell>
          <table:table-cell office:value-type="string">
            <text:p>tme.pl</text:p>
          </table:table-cell>
          <table:table-cell office:value-type="string">
            <text:p>CD74HC574E</text:p>
          </table:table-cell>
          <table:table-cell office:value-type="string">
            <text:p>Texas Instruments</text:p>
          </table:table-cell>
          <table:table-cell table:style-name="ce1" office:value-type="string">
            <text:p>CD74HC574E</text:p>
          </table:table-cell>
          <table:table-cell office:value-type="float" office:value="1.4719">
            <text:p>1,4719</text:p>
          </table:table-cell>
          <table:table-cell table:style-name="ce1" office:value-type="string">
            <text:p>PLN</text:p>
          </table:table-cell>
          <table:table-cell office:value-type="date" office:date-value="2016-06-24">
            <text:p>24-06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DAC8550IBDGKT</text:p>
          </table:table-cell>
          <table:table-cell office:value-type="string">
            <text:p>MO-187AA</text:p>
          </table:table-cell>
          <table:table-cell office:value-type="string">
            <text:p>DAC8550IBDGKT</text:p>
          </table:table-cell>
          <table:table-cell office:value-type="string">
            <text:p>MO-187AA</text:p>
          </table:table-cell>
          <table:table-cell/>
          <table:table-cell table:style-name="ce69" office:value-type="string">
            <text:p>16-BIT, ULTRA-LOW GLITCH, VOLTAGE OUTPUT DIGITAL-TO-ANALOG CONVERTER</text:p>
          </table:table-cell>
          <table:table-cell office:value-type="string">
            <text:p>farnell.com</text:p>
          </table:table-cell>
          <table:table-cell office:value-type="string">
            <text:p>1754805</text:p>
          </table:table-cell>
          <table:table-cell office:value-type="string">
            <text:p>Texas Instruments</text:p>
          </table:table-cell>
          <table:table-cell table:style-name="ce1" office:value-type="string">
            <text:p>DAC8550IBDGKT</text:p>
          </table:table-cell>
          <table:table-cell office:value-type="float" office:value="38.16">
            <text:p>38,1600</text:p>
          </table:table-cell>
          <table:table-cell table:style-name="ce1" office:value-type="string">
            <text:p>PLN</text:p>
          </table:table-cell>
          <table:table-cell office:value-type="date" office:date-value="2017-09-29">
            <text:p>29-09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DAC8555IPW</text:p>
          </table:table-cell>
          <table:table-cell office:value-type="string">
            <text:p>MO-153AB</text:p>
          </table:table-cell>
          <table:table-cell office:value-type="string">
            <text:p>DAC8555IPW</text:p>
          </table:table-cell>
          <table:table-cell office:value-type="string">
            <text:p>MO-153AB</text:p>
          </table:table-cell>
          <table:table-cell/>
          <table:table-cell table:style-name="ce69" office:value-type="string">
            <text:p>16-BIT, QUAD CHANNEL, ULTRA-LOW GLITCH, VOLTAGE OUTPUT DIGITAL-TO-ANALOG CONVERTER</text:p>
          </table:table-cell>
          <table:table-cell office:value-type="string">
            <text:p>farnell.com</text:p>
          </table:table-cell>
          <table:table-cell office:value-type="string">
            <text:p>1754806</text:p>
          </table:table-cell>
          <table:table-cell office:value-type="string">
            <text:p>Texas Instruments</text:p>
          </table:table-cell>
          <table:table-cell table:style-name="ce1" office:value-type="string">
            <text:p>DAC8555IPW</text:p>
          </table:table-cell>
          <table:table-cell office:value-type="float" office:value="53.23">
            <text:p>53,2300</text:p>
          </table:table-cell>
          <table:table-cell table:style-name="ce1" office:value-type="string">
            <text:p>PLN</text:p>
          </table:table-cell>
          <table:table-cell office:value-type="date" office:date-value="2012-10-09">
            <text:p>09-10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DRV8814</text:p>
          </table:table-cell>
          <table:table-cell office:value-type="string">
            <text:p>MO-153AE_THPAD</text:p>
          </table:table-cell>
          <table:table-cell office:value-type="string">
            <text:p>DRV8814</text:p>
          </table:table-cell>
          <table:table-cell office:value-type="string">
            <text:p>MO-153AE_THPAD</text:p>
          </table:table-cell>
          <table:table-cell/>
          <table:table-cell table:style-name="ce1" office:value-type="string">
            <text:p>DC, PODWÓJNY, STEROWNIK SILNIKA, 28-HTSSOP</text:p>
          </table:table-cell>
          <table:table-cell office:value-type="string">
            <text:p>farnell.com</text:p>
          </table:table-cell>
          <table:table-cell office:value-type="string">
            <text:p>1895364</text:p>
          </table:table-cell>
          <table:table-cell office:value-type="string">
            <text:p>Texas Instruments</text:p>
          </table:table-cell>
          <table:table-cell office:value-type="string">
            <text:p>DRV8814PWPR</text:p>
          </table:table-cell>
          <table:table-cell office:value-type="float" office:value="20.08">
            <text:p>20,0800</text:p>
          </table:table-cell>
          <table:table-cell table:style-name="ce1" office:value-type="string">
            <text:p>PLN</text:p>
          </table:table-cell>
          <table:table-cell office:value-type="date" office:date-value="2013-09-04">
            <text:p>04-09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DRV8840</text:p>
          </table:table-cell>
          <table:table-cell office:value-type="string">
            <text:p>MO-153AE_THPAD</text:p>
          </table:table-cell>
          <table:table-cell office:value-type="string">
            <text:p>DRV8840</text:p>
          </table:table-cell>
          <table:table-cell office:value-type="string">
            <text:p>MO-153AE_THPAD</text:p>
          </table:table-cell>
          <table:table-cell/>
          <table:table-cell table:style-name="ce1" office:value-type="string">
            <text:p>DC motor driver 5A, 8-45V</text:p>
          </table:table-cell>
          <table:table-cell office:value-type="string">
            <text:p>farnell.com</text:p>
          </table:table-cell>
          <table:table-cell office:value-type="string">
            <text:p>1903643</text:p>
          </table:table-cell>
          <table:table-cell office:value-type="string">
            <text:p>Texas Instruments</text:p>
          </table:table-cell>
          <table:table-cell office:value-type="string">
            <text:p>DRV8840PWP</text:p>
          </table:table-cell>
          <table:table-cell office:value-type="float" office:value="28.42">
            <text:p>28,4200</text:p>
          </table:table-cell>
          <table:table-cell table:style-name="ce1" office:value-type="string">
            <text:p>PLN</text:p>
          </table:table-cell>
          <table:table-cell office:value-type="date" office:date-value="2013-09-09">
            <text:p>09-09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DRV8842</text:p>
          </table:table-cell>
          <table:table-cell office:value-type="string">
            <text:p>MO-153AE_THPAD</text:p>
          </table:table-cell>
          <table:table-cell office:value-type="string">
            <text:p>DRV8842</text:p>
          </table:table-cell>
          <table:table-cell office:value-type="string">
            <text:p>MO-153AE_THPAD</text:p>
          </table:table-cell>
          <table:table-cell/>
          <table:table-cell table:style-name="ce1" office:value-type="string">
            <text:p>DC motor driver 5A, 8-45V</text:p>
          </table:table-cell>
          <table:table-cell office:value-type="string">
            <text:p>farnell.com</text:p>
          </table:table-cell>
          <table:table-cell office:value-type="string">
            <text:p>1903645</text:p>
          </table:table-cell>
          <table:table-cell office:value-type="string">
            <text:p>Texas Instruments</text:p>
          </table:table-cell>
          <table:table-cell office:value-type="string">
            <text:p>DRV8842PWP</text:p>
          </table:table-cell>
          <table:table-cell office:value-type="float" office:value="26.4">
            <text:p>26,4000</text:p>
          </table:table-cell>
          <table:table-cell table:style-name="ce1" office:value-type="string">
            <text:p>PLN</text:p>
          </table:table-cell>
          <table:table-cell office:value-type="date" office:date-value="2013-09-09">
            <text:p>09-09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EP2C5T144C7N</text:p>
          </table:table-cell>
          <table:table-cell office:value-type="string">
            <text:p>MS-026BFB</text:p>
          </table:table-cell>
          <table:table-cell office:value-type="string">
            <text:p>EP2C5T144</text:p>
          </table:table-cell>
          <table:table-cell office:value-type="string">
            <text:p>MS-026BFB</text:p>
          </table:table-cell>
          <table:table-cell/>
          <table:table-cell table:style-name="ce1" office:value-type="string">
            <text:p>Cyclone II, FPGA; 5k; 7ns; TQFP144</text:p>
          </table:table-cell>
          <table:table-cell office:value-type="string">
            <text:p>tme.pl</text:p>
          </table:table-cell>
          <table:table-cell office:value-type="string">
            <text:p>EP2C5T144C7N</text:p>
          </table:table-cell>
          <table:table-cell office:value-type="string">
            <text:p>Altera</text:p>
          </table:table-cell>
          <table:table-cell table:style-name="ce1" office:value-type="string">
            <text:p>EP2C5T144C7N</text:p>
          </table:table-cell>
          <table:table-cell office:value-type="float" office:value="39.8">
            <text:p>39,8000</text:p>
          </table:table-cell>
          <table:table-cell table:style-name="ce1" office:value-type="string">
            <text:p>PLN</text:p>
          </table:table-cell>
          <table:table-cell office:value-type="date" office:date-value="2014-01-07">
            <text:p>07-01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EPCS4SI8N</text:p>
          </table:table-cell>
          <table:table-cell office:value-type="string">
            <text:p>8SOIC150</text:p>
          </table:table-cell>
          <table:table-cell office:value-type="string">
            <text:p>EPCS4SI8N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Serial configuration device for Altera FPGA 4Mbit</text:p>
          </table:table-cell>
          <table:table-cell office:value-type="string">
            <text:p>tme.pl</text:p>
          </table:table-cell>
          <table:table-cell office:value-type="string">
            <text:p>EPCS4SI8N</text:p>
          </table:table-cell>
          <table:table-cell office:value-type="string">
            <text:p>Altera</text:p>
          </table:table-cell>
          <table:table-cell table:style-name="ce1" office:value-type="string">
            <text:p>EPCS4SI8N</text:p>
          </table:table-cell>
          <table:table-cell office:value-type="float" office:value="13.3">
            <text:p>13,3000</text:p>
          </table:table-cell>
          <table:table-cell table:style-name="ce1" office:value-type="string">
            <text:p>PLN</text:p>
          </table:table-cell>
          <table:table-cell office:value-type="date" office:date-value="2014-01-07">
            <text:p>07-01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EPM1270T144C5N</text:p>
          </table:table-cell>
          <table:table-cell office:value-type="string">
            <text:p>MS-026BFB</text:p>
          </table:table-cell>
          <table:table-cell office:value-type="string">
            <text:p>EPM1270T144C5N</text:p>
          </table:table-cell>
          <table:table-cell office:value-type="string">
            <text:p>MS-026BFB</text:p>
          </table:table-cell>
          <table:table-cell/>
          <table:table-cell table:style-name="ce1" office:value-type="string">
            <text:p>MAX II 3.3/2.5V CPLD, 116 IOs, 1,270 Logic Elements, 144-Pin Plastic TQFP, Commercial Temperature, Speed Grade 5, Pb-Free</text:p>
          </table:table-cell>
          <table:table-cell office:value-type="string">
            <text:p>tme.pl</text:p>
          </table:table-cell>
          <table:table-cell office:value-type="string">
            <text:p>EPM1270T144C5N</text:p>
          </table:table-cell>
          <table:table-cell office:value-type="string">
            <text:p>Altera</text:p>
          </table:table-cell>
          <table:table-cell table:style-name="ce1" office:value-type="string">
            <text:p>EPM1270T144C5N</text:p>
          </table:table-cell>
          <table:table-cell office:value-type="float" office:value="65">
            <text:p>65,0000</text:p>
          </table:table-cell>
          <table:table-cell table:style-name="ce1" office:value-type="string">
            <text:p>PLN</text:p>
          </table:table-cell>
          <table:table-cell office:value-type="date" office:date-value="2017-03-26">
            <text:p>26-03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EPM240T100I5N</text:p>
          </table:table-cell>
          <table:table-cell office:value-type="string">
            <text:p>MS-026BED</text:p>
          </table:table-cell>
          <table:table-cell office:value-type="string">
            <text:p>EPM240T100</text:p>
          </table:table-cell>
          <table:table-cell office:value-type="string">
            <text:p>MS-026BED</text:p>
          </table:table-cell>
          <table:table-cell/>
          <table:table-cell table:style-name="ce1" office:value-type="string">
            <text:p>CPLD, MAX II, 240 ELEMENTS, TQFP100</text:p>
          </table:table-cell>
          <table:table-cell office:value-type="string">
            <text:p>tme.pl</text:p>
          </table:table-cell>
          <table:table-cell office:value-type="string">
            <text:p>EPM240T100I5N</text:p>
          </table:table-cell>
          <table:table-cell office:value-type="string">
            <text:p>Altera</text:p>
          </table:table-cell>
          <table:table-cell office:value-type="string">
            <text:p>EPM240T100I5N</text:p>
          </table:table-cell>
          <table:table-cell office:value-type="float" office:value="22.7">
            <text:p>22,7000</text:p>
          </table:table-cell>
          <table:table-cell table:style-name="ce89" office:value-type="string">
            <text:p>PLN</text:p>
          </table:table-cell>
          <table:table-cell office:value-type="date" office:date-value="2013-12-31">
            <text:p>31-12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EPM3064ATC44-10</text:p>
          </table:table-cell>
          <table:table-cell office:value-type="string">
            <text:p>MS-026BCB</text:p>
          </table:table-cell>
          <table:table-cell office:value-type="string">
            <text:p>EPM3064ATC44-7</text:p>
          </table:table-cell>
          <table:table-cell office:value-type="string">
            <text:p>MS-026BCB</text:p>
          </table:table-cell>
          <table:table-cell/>
          <table:table-cell table:style-name="ce1" office:value-type="string">
            <text:p>CPLD, MAX 3000A, 64 MACROCELLS, TQFP44</text:p>
          </table:table-cell>
          <table:table-cell office:value-type="string">
            <text:p>kamami.pl</text:p>
          </table:table-cell>
          <table:table-cell office:value-type="string">
            <text:p>EPM3064ATC44-10N</text:p>
          </table:table-cell>
          <table:table-cell office:value-type="string">
            <text:p>Altera</text:p>
          </table:table-cell>
          <table:table-cell table:style-name="ce1" office:value-type="string">
            <text:p>EPM3064ATC44-10N</text:p>
          </table:table-cell>
          <table:table-cell table:formula="of:=ROUND(13.51/1.23; 2)" office:value-type="float" office:value="10.98">
            <text:p>10,9800</text:p>
          </table:table-cell>
          <table:table-cell table:style-name="ce45" office:value-type="string">
            <text:p>PLN</text:p>
          </table:table-cell>
          <table:table-cell office:value-type="date" office:date-value="2013-04-23">
            <text:p>23-04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EPM570T100C5N</text:p>
          </table:table-cell>
          <table:table-cell office:value-type="string">
            <text:p>MS-026BED</text:p>
          </table:table-cell>
          <table:table-cell office:value-type="string">
            <text:p>EPM570T100C5N</text:p>
          </table:table-cell>
          <table:table-cell office:value-type="string">
            <text:p>MS-026BED</text:p>
          </table:table-cell>
          <table:table-cell/>
          <table:table-cell table:style-name="ce1" office:value-type="string">
            <text:p>CPLD, MAX II, 570 ELEMENTS, TQFP100</text:p>
          </table:table-cell>
          <table:table-cell office:value-type="string">
            <text:p>tme.pl</text:p>
          </table:table-cell>
          <table:table-cell office:value-type="string">
            <text:p>EPM570T100C5N</text:p>
          </table:table-cell>
          <table:table-cell office:value-type="string">
            <text:p>Altera</text:p>
          </table:table-cell>
          <table:table-cell table:style-name="ce1" office:value-type="string">
            <text:p>EPM570T100C5N</text:p>
          </table:table-cell>
          <table:table-cell office:value-type="float" office:value="31.5">
            <text:p>31,5000</text:p>
          </table:table-cell>
          <table:table-cell table:style-name="ce1" office:value-type="string">
            <text:p>PLN</text:p>
          </table:table-cell>
          <table:table-cell office:value-type="date" office:date-value="2014-07-04">
            <text:p>04-07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FM24LC04B-G</text:p>
          </table:table-cell>
          <table:table-cell office:value-type="string">
            <text:p>8SOIC150</text:p>
          </table:table-cell>
          <table:table-cell office:value-type="string">
            <text:p>FM24C04B-G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4Kb FRAM serial 5V</text:p>
          </table:table-cell>
          <table:table-cell office:value-type="string">
            <text:p>farnell.com</text:p>
          </table:table-cell>
          <table:table-cell office:value-type="string">
            <text:p>2077746</text:p>
          </table:table-cell>
          <table:table-cell office:value-type="string">
            <text:p>Ramtron</text:p>
          </table:table-cell>
          <table:table-cell office:value-type="string">
            <text:p>FM24CL04B-G</text:p>
          </table:table-cell>
          <table:table-cell office:value-type="float" office:value="7.34">
            <text:p>7,3400</text:p>
          </table:table-cell>
          <table:table-cell table:style-name="ce45" office:value-type="string">
            <text:p>PLN</text:p>
          </table:table-cell>
          <table:table-cell office:value-type="date" office:date-value="2012-05-17">
            <text:p>17-05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FT230XS</text:p>
          </table:table-cell>
          <table:table-cell office:value-type="string">
            <text:p>MO-137AB</text:p>
          </table:table-cell>
          <table:table-cell office:value-type="string">
            <text:p>FT230XS</text:p>
          </table:table-cell>
          <table:table-cell office:value-type="string">
            <text:p>MO-137AB</text:p>
          </table:table-cell>
          <table:table-cell/>
          <table:table-cell table:style-name="ce70" office:value-type="string">
            <text:p>FT230X USB TO BASIC UART IC</text:p>
          </table:table-cell>
          <table:table-cell office:value-type="string">
            <text:p>tme.pl</text:p>
          </table:table-cell>
          <table:table-cell office:value-type="string">
            <text:p>FT230XS-R</text:p>
          </table:table-cell>
          <table:table-cell office:value-type="string">
            <text:p>FTDI</text:p>
          </table:table-cell>
          <table:table-cell table:style-name="ce1" office:value-type="string">
            <text:p>FT230XS-R</text:p>
          </table:table-cell>
          <table:table-cell office:value-type="float" office:value="8.4">
            <text:p>8,4000</text:p>
          </table:table-cell>
          <table:table-cell table:style-name="ce1" office:value-type="string">
            <text:p>PLN</text:p>
          </table:table-cell>
          <table:table-cell office:value-type="date" office:date-value="2017-09-29">
            <text:p>29-09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HEF4011BT</text:p>
          </table:table-cell>
          <table:table-cell office:value-type="string">
            <text:p>14SOIC150</text:p>
          </table:table-cell>
          <table:table-cell office:value-type="string">
            <text:p>HEF4011</text:p>
          </table:table-cell>
          <table:table-cell office:value-type="string">
            <text:p>14SOIC150</text:p>
          </table:table-cell>
          <table:table-cell/>
          <table:table-cell table:style-name="ce1" office:value-type="string">
            <text:p>Quad 2-input NAND buffered B series gate</text:p>
          </table:table-cell>
          <table:table-cell office:value-type="string">
            <text:p>tme.pl</text:p>
          </table:table-cell>
          <table:table-cell office:value-type="string">
            <text:p>HEF4011BT</text:p>
          </table:table-cell>
          <table:table-cell office:value-type="string">
            <text:p>NXP</text:p>
          </table:table-cell>
          <table:table-cell table:style-name="ce1" office:value-type="string">
            <text:p>HEF4011BT</text:p>
          </table:table-cell>
          <table:table-cell office:value-type="float" office:value="0.5">
            <text:p>0,5000</text:p>
          </table:table-cell>
          <table:table-cell table:style-name="ce1" office:value-type="string">
            <text:p>PLN</text:p>
          </table:table-cell>
          <table:table-cell office:value-type="date" office:date-value="2017-01-15">
            <text:p>15-01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HEF4528BT</text:p>
          </table:table-cell>
          <table:table-cell office:value-type="string">
            <text:p>16SOIC150</text:p>
          </table:table-cell>
          <table:table-cell office:value-type="string">
            <text:p>HEF4528</text:p>
          </table:table-cell>
          <table:table-cell office:value-type="string">
            <text:p>16SOIC150</text:p>
          </table:table-cell>
          <table:table-cell/>
          <table:table-cell table:style-name="ce1" office:value-type="string">
            <text:p>Dual monostable multivibrator</text:p>
          </table:table-cell>
          <table:table-cell office:value-type="string">
            <text:p>farnell.com</text:p>
          </table:table-cell>
          <table:table-cell office:value-type="string">
            <text:p>1085295</text:p>
          </table:table-cell>
          <table:table-cell office:value-type="string">
            <text:p>NXP</text:p>
          </table:table-cell>
          <table:table-cell table:style-name="ce1" office:value-type="string">
            <text:p>HEF4528BT</text:p>
          </table:table-cell>
          <table:table-cell office:value-type="float" office:value="3.08">
            <text:p>3,0800</text:p>
          </table:table-cell>
          <table:table-cell table:style-name="ce1" office:value-type="string">
            <text:p>PLN</text:p>
          </table:table-cell>
          <table:table-cell office:value-type="date" office:date-value="2013-07-25">
            <text:p>25-07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INA114BU</text:p>
          </table:table-cell>
          <table:table-cell office:value-type="string">
            <text:p>16SOIC300</text:p>
          </table:table-cell>
          <table:table-cell office:value-type="string">
            <text:p>INA111U</text:p>
          </table:table-cell>
          <table:table-cell office:value-type="string">
            <text:p>16SOIC300</text:p>
          </table:table-cell>
          <table:table-cell/>
          <table:table-cell table:style-name="ce1" office:value-type="string">
            <text:p>Precision instrumentation amplifier</text:p>
          </table:table-cell>
          <table:table-cell office:value-type="string">
            <text:p>farnell.com</text:p>
          </table:table-cell>
          <table:table-cell office:value-type="string">
            <text:p>1212401</text:p>
          </table:table-cell>
          <table:table-cell office:value-type="string">
            <text:p>Texas Instruments</text:p>
          </table:table-cell>
          <table:table-cell office:value-type="string">
            <text:p>INA114BU</text:p>
          </table:table-cell>
          <table:table-cell office:value-type="float" office:value="40.16">
            <text:p>40,1600</text:p>
          </table:table-cell>
          <table:table-cell table:style-name="ce45" office:value-type="string">
            <text:p>PLN</text:p>
          </table:table-cell>
          <table:table-cell office:value-type="date" office:date-value="2013-10-12">
            <text:p>12-10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INA126UA</text:p>
          </table:table-cell>
          <table:table-cell office:value-type="string">
            <text:p>8SOIC150</text:p>
          </table:table-cell>
          <table:table-cell office:value-type="string">
            <text:p>INA126U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Single micropower instrumentation amplifier</text:p>
          </table:table-cell>
          <table:table-cell office:value-type="string">
            <text:p>tme.pl</text:p>
          </table:table-cell>
          <table:table-cell office:value-type="string">
            <text:p>INA126UA</text:p>
          </table:table-cell>
          <table:table-cell office:value-type="string">
            <text:p>Texas Instruments</text:p>
          </table:table-cell>
          <table:table-cell office:value-type="string">
            <text:p>INA126UA</text:p>
          </table:table-cell>
          <table:table-cell office:value-type="float" office:value="6.98">
            <text:p>6,9800</text:p>
          </table:table-cell>
          <table:table-cell table:style-name="ce45" office:value-type="string">
            <text:p>PLN</text:p>
          </table:table-cell>
          <table:table-cell office:value-type="date" office:date-value="2013-12-23">
            <text:p>23-12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INA129UAE4</text:p>
          </table:table-cell>
          <table:table-cell office:value-type="string">
            <text:p>8SOIC150</text:p>
          </table:table-cell>
          <table:table-cell office:value-type="string">
            <text:p>INA128</text:p>
          </table:table-cell>
          <table:table-cell table:style-name="ce1" office:value-type="string">
            <text:p>8SOIC150</text:p>
          </table:table-cell>
          <table:table-cell table:style-name="ce1"/>
          <table:table-cell table:style-name="ce1" office:value-type="string">
            <text:p>Precision, low power instrumentation amplifier</text:p>
          </table:table-cell>
          <table:table-cell office:value-type="string">
            <text:p>farnell.com</text:p>
          </table:table-cell>
          <table:table-cell office:value-type="string">
            <text:p>1206897</text:p>
          </table:table-cell>
          <table:table-cell office:value-type="string">
            <text:p>Texas Instruments</text:p>
          </table:table-cell>
          <table:table-cell table:style-name="ce1" office:value-type="string">
            <text:p>INA129UAE4</text:p>
          </table:table-cell>
          <table:table-cell office:value-type="float" office:value="33.59">
            <text:p>33,5900</text:p>
          </table:table-cell>
          <table:table-cell table:style-name="ce45" office:value-type="string">
            <text:p>PLN</text:p>
          </table:table-cell>
          <table:table-cell office:value-type="date" office:date-value="2014-09-29">
            <text:p>29-09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INA332AIDGKT</text:p>
          </table:table-cell>
          <table:table-cell office:value-type="string">
            <text:p>MO-187AA</text:p>
          </table:table-cell>
          <table:table-cell office:value-type="string">
            <text:p>INA332AIDGKT</text:p>
          </table:table-cell>
          <table:table-cell office:value-type="string">
            <text:p>MO-187AA</text:p>
          </table:table-cell>
          <table:table-cell/>
          <table:table-cell table:style-name="ce69" office:value-type="string">
            <text:p>Low-Power, Single-Supply, CMOS INSTRUMENTATION AMPLIFIER</text:p>
          </table:table-cell>
          <table:table-cell office:value-type="string">
            <text:p>farnell.com</text:p>
          </table:table-cell>
          <table:table-cell office:value-type="string">
            <text:p>1645385</text:p>
          </table:table-cell>
          <table:table-cell office:value-type="string">
            <text:p>Texas Instruments</text:p>
          </table:table-cell>
          <table:table-cell table:style-name="ce1" office:value-type="string">
            <text:p>INA332AIDGKT</text:p>
          </table:table-cell>
          <table:table-cell office:value-type="float" office:value="7.33">
            <text:p>7,3300</text:p>
          </table:table-cell>
          <table:table-cell table:style-name="ce1" office:value-type="string">
            <text:p>PLN</text:p>
          </table:table-cell>
          <table:table-cell office:value-type="date" office:date-value="2013-08-26">
            <text:p>26-08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INA333AIDKT</text:p>
          </table:table-cell>
          <table:table-cell office:value-type="string">
            <text:p>MO-187AA</text:p>
          </table:table-cell>
          <table:table-cell office:value-type="string">
            <text:p>INA128</text:p>
          </table:table-cell>
          <table:table-cell office:value-type="string">
            <text:p>MO-187AA</text:p>
          </table:table-cell>
          <table:table-cell/>
          <table:table-cell table:style-name="ce1" office:value-type="string">
            <text:p>Micro-power (50uA), zero drfit, rail to rail out instrumentation amplifier</text:p>
          </table:table-cell>
          <table:table-cell office:value-type="string">
            <text:p>farnell.com</text:p>
          </table:table-cell>
          <table:table-cell office:value-type="string">
            <text:p>1645386</text:p>
          </table:table-cell>
          <table:table-cell office:value-type="string">
            <text:p>Texas Instruments</text:p>
          </table:table-cell>
          <table:table-cell table:style-name="ce1" office:value-type="string">
            <text:p>INA333AIDKT</text:p>
          </table:table-cell>
          <table:table-cell office:value-type="float" office:value="24.58">
            <text:p>24,5800</text:p>
          </table:table-cell>
          <table:table-cell table:style-name="ce45" office:value-type="string">
            <text:p>PLN</text:p>
          </table:table-cell>
          <table:table-cell office:value-type="date" office:date-value="2012-05-20">
            <text:p>20-05-2012</text:p>
          </table:table-cell>
          <table:table-cell table:number-columns-repeated="1006"/>
        </table:table-row>
        <table:table-row table:style-name="ro1">
          <table:table-cell office:value-type="string">
            <text:p>INA826AIDGKR</text:p>
          </table:table-cell>
          <table:table-cell office:value-type="string">
            <text:p>MO-187AA</text:p>
          </table:table-cell>
          <table:table-cell office:value-type="string">
            <text:p>INA826AIDGKR</text:p>
          </table:table-cell>
          <table:table-cell office:value-type="string">
            <text:p>MO-187AA</text:p>
          </table:table-cell>
          <table:table-cell/>
          <table:table-cell office:value-type="string">
            <text:p>IC, INSTR AMP, 1MHZ, 130BD, VSSOP-8</text:p>
          </table:table-cell>
          <table:table-cell office:value-type="string">
            <text:p>farnell.com</text:p>
          </table:table-cell>
          <table:table-cell office:value-type="string">
            <text:p>2064255</text:p>
          </table:table-cell>
          <table:table-cell office:value-type="string">
            <text:p>Texas Instruments</text:p>
          </table:table-cell>
          <table:table-cell office:value-type="string">
            <text:p>INA826AIDGKR</text:p>
          </table:table-cell>
          <table:table-cell office:value-type="float" office:value="13.1">
            <text:p>13,1000</text:p>
          </table:table-cell>
          <table:table-cell office:value-type="string">
            <text:p>PLN</text:p>
          </table:table-cell>
          <table:table-cell office:value-type="date" office:date-value="2015-06-23">
            <text:p>23-06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200CV</text:p>
          </table:table-cell>
          <table:table-cell office:value-type="string">
            <text:p>PentawattV</text:p>
          </table:table-cell>
          <table:table-cell office:value-type="string">
            <text:p>L200</text:p>
          </table:table-cell>
          <table:table-cell office:value-type="string">
            <text:p>PENTAWATTV</text:p>
          </table:table-cell>
          <table:table-cell/>
          <table:table-cell table:style-name="ce1" office:value-type="string">
            <text:p>Adjustable voltage and current regulator</text:p>
          </table:table-cell>
          <table:table-cell office:value-type="string">
            <text:p>tme.pl</text:p>
          </table:table-cell>
          <table:table-cell office:value-type="string">
            <text:p>L200CV</text:p>
          </table:table-cell>
          <table:table-cell office:value-type="string">
            <text:p>ST</text:p>
          </table:table-cell>
          <table:table-cell office:value-type="string">
            <text:p>L200CV</text:p>
          </table:table-cell>
          <table:table-cell office:value-type="float" office:value="4.69">
            <text:p>4,6900</text:p>
          </table:table-cell>
          <table:table-cell table:style-name="ce45" office:value-type="string">
            <text:p>PLN</text:p>
          </table:table-cell>
          <table:table-cell office:value-type="date" office:date-value="2014-06-16">
            <text:p>16-06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5973D</text:p>
          </table:table-cell>
          <table:table-cell office:value-type="string">
            <text:p>HSOP8</text:p>
          </table:table-cell>
          <table:table-cell office:value-type="string">
            <text:p>L5973</text:p>
          </table:table-cell>
          <table:table-cell office:value-type="string">
            <text:p>HSOP8</text:p>
          </table:table-cell>
          <table:table-cell/>
          <table:table-cell table:style-name="ce1" office:value-type="string">
            <text:p>2.5A switch step down switching regulator</text:p>
          </table:table-cell>
          <table:table-cell office:value-type="string">
            <text:p>tme.pl</text:p>
          </table:table-cell>
          <table:table-cell office:value-type="string">
            <text:p>L5973D</text:p>
          </table:table-cell>
          <table:table-cell office:value-type="string">
            <text:p>ST</text:p>
          </table:table-cell>
          <table:table-cell office:value-type="string">
            <text:p>L5973D</text:p>
          </table:table-cell>
          <table:table-cell office:value-type="float" office:value="9.3">
            <text:p>9,3000</text:p>
          </table:table-cell>
          <table:table-cell table:style-name="ce45" office:value-type="string">
            <text:p>PLN</text:p>
          </table:table-cell>
          <table:table-cell office:value-type="date" office:date-value="2017-07-04">
            <text:p>04-07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7805ABD2T</text:p>
          </table:table-cell>
          <table:table-cell office:value-type="string">
            <text:p>D2PAK</text:p>
          </table:table-cell>
          <table:table-cell office:value-type="string">
            <text:p>LM7805D2PAK</text:p>
          </table:table-cell>
          <table:table-cell office:value-type="string">
            <text:p>D2PAK</text:p>
          </table:table-cell>
          <table:table-cell/>
          <table:table-cell table:style-name="ce1" office:value-type="string">
            <text:p>Precision voltage regulator 5V/1.5A D2PAK</text:p>
          </table:table-cell>
          <table:table-cell office:value-type="string">
            <text:p>tme.pl</text:p>
          </table:table-cell>
          <table:table-cell office:value-type="string">
            <text:p>L7805ABD2T</text:p>
          </table:table-cell>
          <table:table-cell office:value-type="string">
            <text:p>ST</text:p>
          </table:table-cell>
          <table:table-cell table:style-name="ce1" office:value-type="string">
            <text:p>L7805ABD2T</text:p>
          </table:table-cell>
          <table:table-cell office:value-type="float" office:value="1.65">
            <text:p>1,6500</text:p>
          </table:table-cell>
          <table:table-cell table:style-name="ce45" office:value-type="string">
            <text:p>PLN</text:p>
          </table:table-cell>
          <table:table-cell office:value-type="date" office:date-value="2014-10-10">
            <text:p>10-10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7805ACD2T</text:p>
          </table:table-cell>
          <table:table-cell office:value-type="string">
            <text:p>D2PAK</text:p>
          </table:table-cell>
          <table:table-cell office:value-type="string">
            <text:p>LM7805D2PAK</text:p>
          </table:table-cell>
          <table:table-cell office:value-type="string">
            <text:p>D2PAK</text:p>
          </table:table-cell>
          <table:table-cell/>
          <table:table-cell table:style-name="ce1" office:value-type="string">
            <text:p>Precision voltage regulator 5V/1A D2PAK</text:p>
          </table:table-cell>
          <table:table-cell office:value-type="string">
            <text:p>tme.pl</text:p>
          </table:table-cell>
          <table:table-cell office:value-type="string">
            <text:p>L7805ACD2T</text:p>
          </table:table-cell>
          <table:table-cell office:value-type="string">
            <text:p>ST</text:p>
          </table:table-cell>
          <table:table-cell office:value-type="string">
            <text:p>L7805ACD2T</text:p>
          </table:table-cell>
          <table:table-cell office:value-type="float" office:value="1.22">
            <text:p>1,2200</text:p>
          </table:table-cell>
          <table:table-cell table:style-name="ce45" office:value-type="string">
            <text:p>PLN</text:p>
          </table:table-cell>
          <table:table-cell office:value-type="date" office:date-value="2013-10-12">
            <text:p>12-10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7805CV</text:p>
          </table:table-cell>
          <table:table-cell office:value-type="string">
            <text:p>VERTICAL</text:p>
          </table:table-cell>
          <table:table-cell office:value-type="string">
            <text:p>LM7805D2PAK</text:p>
          </table:table-cell>
          <table:table-cell office:value-type="string">
            <text:p>TO-220V</text:p>
          </table:table-cell>
          <table:table-cell office:value-type="string">
            <text:p>TO-220HRAD</text:p>
          </table:table-cell>
          <table:table-cell table:style-name="ce1" office:value-type="string">
            <text:p>Stabilizator napięcia; nieregulowany; 5V; 1,5A; TO220; THT</text:p>
          </table:table-cell>
          <table:table-cell office:value-type="string">
            <text:p>tme.pl</text:p>
          </table:table-cell>
          <table:table-cell office:value-type="string">
            <text:p>L7805CV</text:p>
          </table:table-cell>
          <table:table-cell office:value-type="string">
            <text:p>ST</text:p>
          </table:table-cell>
          <table:table-cell office:value-type="string">
            <text:p>L7805CV</text:p>
          </table:table-cell>
          <table:table-cell office:value-type="float" office:value="1">
            <text:p>1,0000</text:p>
          </table:table-cell>
          <table:table-cell table:style-name="ce45" office:value-type="string">
            <text:p>PLN</text:p>
          </table:table-cell>
          <table:table-cell office:value-type="date" office:date-value="2017-05-17">
            <text:p>17-05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7809CV</text:p>
          </table:table-cell>
          <table:table-cell office:value-type="string">
            <text:p>TO-220V</text:p>
          </table:table-cell>
          <table:table-cell office:value-type="string">
            <text:p>LM7805D2PAK</text:p>
          </table:table-cell>
          <table:table-cell office:value-type="string">
            <text:p>TO-220V</text:p>
          </table:table-cell>
          <table:table-cell office:value-type="string">
            <text:p>TO-220HRAD</text:p>
          </table:table-cell>
          <table:table-cell table:style-name="ce1" office:value-type="string">
            <text:p>9V DC positive voltage regulator</text:p>
          </table:table-cell>
          <table:table-cell office:value-type="string">
            <text:p>tme.pl</text:p>
          </table:table-cell>
          <table:table-cell office:value-type="string">
            <text:p>L7809CV</text:p>
          </table:table-cell>
          <table:table-cell office:value-type="string">
            <text:p>ST</text:p>
          </table:table-cell>
          <table:table-cell office:value-type="string">
            <text:p>L7809CV</text:p>
          </table:table-cell>
          <table:table-cell office:value-type="float" office:value="0.75">
            <text:p>0,7500</text:p>
          </table:table-cell>
          <table:table-cell table:style-name="ce45" office:value-type="string">
            <text:p>PLN</text:p>
          </table:table-cell>
          <table:table-cell office:value-type="date" office:date-value="2013-11-28">
            <text:p>28-11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7812CP</text:p>
          </table:table-cell>
          <table:table-cell office:value-type="string">
            <text:p>TO-220V</text:p>
          </table:table-cell>
          <table:table-cell office:value-type="string">
            <text:p>LM7805D2PAK</text:p>
          </table:table-cell>
          <table:table-cell office:value-type="string">
            <text:p>TO-220V</text:p>
          </table:table-cell>
          <table:table-cell office:value-type="string">
            <text:p>TO-220HRAD</text:p>
          </table:table-cell>
          <table:table-cell table:style-name="ce1" office:value-type="string">
            <text:p>Stabilizator napięcia; nieregulowany; 12V; 1,5A; TO220ISO; THT</text:p>
          </table:table-cell>
          <table:table-cell office:value-type="string">
            <text:p>tme.pl</text:p>
          </table:table-cell>
          <table:table-cell office:value-type="string">
            <text:p>L7812CP</text:p>
          </table:table-cell>
          <table:table-cell office:value-type="string">
            <text:p>ST</text:p>
          </table:table-cell>
          <table:table-cell table:style-name="ce1" office:value-type="string">
            <text:p>L7812CP</text:p>
          </table:table-cell>
          <table:table-cell office:value-type="float" office:value="1.8">
            <text:p>1,8000</text:p>
          </table:table-cell>
          <table:table-cell table:style-name="ce45" office:value-type="string">
            <text:p>PLN</text:p>
          </table:table-cell>
          <table:table-cell office:value-type="date" office:date-value="2017-03-30">
            <text:p>30-03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7812CV</text:p>
          </table:table-cell>
          <table:table-cell office:value-type="string">
            <text:p>TO-220V</text:p>
          </table:table-cell>
          <table:table-cell office:value-type="string">
            <text:p>LM7805D2PAK</text:p>
          </table:table-cell>
          <table:table-cell office:value-type="string">
            <text:p>TO-220V</text:p>
          </table:table-cell>
          <table:table-cell office:value-type="string">
            <text:p>TO-220HRAD</text:p>
          </table:table-cell>
          <table:table-cell table:style-name="ce1" office:value-type="string">
            <text:p>12V DC positive voltage regulator</text:p>
          </table:table-cell>
          <table:table-cell office:value-type="string">
            <text:p>tme.pl</text:p>
          </table:table-cell>
          <table:table-cell office:value-type="string">
            <text:p>L7812CV</text:p>
          </table:table-cell>
          <table:table-cell office:value-type="string">
            <text:p>ST</text:p>
          </table:table-cell>
          <table:table-cell table:style-name="ce1" office:value-type="string">
            <text:p>L7812CV</text:p>
          </table:table-cell>
          <table:table-cell office:value-type="float" office:value="1.13">
            <text:p>1,1300</text:p>
          </table:table-cell>
          <table:table-cell table:style-name="ce45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7815ABV</text:p>
          </table:table-cell>
          <table:table-cell office:value-type="string">
            <text:p>Farnell</text:p>
          </table:table-cell>
          <table:table-cell office:value-type="string">
            <text:p>LM7805D2PAK</text:p>
          </table:table-cell>
          <table:table-cell office:value-type="string">
            <text:p>TO-220V</text:p>
          </table:table-cell>
          <table:table-cell/>
          <table:table-cell table:style-name="ce1" office:value-type="string">
            <text:p>15V DC positive voltage regulator</text:p>
          </table:table-cell>
          <table:table-cell office:value-type="string">
            <text:p>farnell.com</text:p>
          </table:table-cell>
          <table:table-cell office:value-type="string">
            <text:p>1087092</text:p>
          </table:table-cell>
          <table:table-cell office:value-type="string">
            <text:p>ST</text:p>
          </table:table-cell>
          <table:table-cell office:value-type="string">
            <text:p>L7815ABV</text:p>
          </table:table-cell>
          <table:table-cell office:value-type="float" office:value="3.56">
            <text:p>3,5600</text:p>
          </table:table-cell>
          <table:table-cell table:style-name="ce45" office:value-type="string">
            <text:p>PLN</text:p>
          </table:table-cell>
          <table:table-cell office:value-type="date" office:date-value="2014-06-06">
            <text:p>06-06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7815ABV</text:p>
          </table:table-cell>
          <table:table-cell office:value-type="string">
            <text:p>TO-220V</text:p>
          </table:table-cell>
          <table:table-cell office:value-type="string">
            <text:p>LM7805D2PAK</text:p>
          </table:table-cell>
          <table:table-cell office:value-type="string">
            <text:p>TO-220V</text:p>
          </table:table-cell>
          <table:table-cell/>
          <table:table-cell table:style-name="ce1" office:value-type="string">
            <text:p>15V DC positive voltage regulator</text:p>
          </table:table-cell>
          <table:table-cell office:value-type="string">
            <text:p>tme.pl</text:p>
          </table:table-cell>
          <table:table-cell office:value-type="string">
            <text:p>L7815ABV</text:p>
          </table:table-cell>
          <table:table-cell office:value-type="string">
            <text:p>ST</text:p>
          </table:table-cell>
          <table:table-cell office:value-type="string">
            <text:p>L7815ABV</text:p>
          </table:table-cell>
          <table:table-cell office:value-type="float" office:value="0.983">
            <text:p>0,9830</text:p>
          </table:table-cell>
          <table:table-cell table:style-name="ce45" office:value-type="string">
            <text:p>PLN</text:p>
          </table:table-cell>
          <table:table-cell office:value-type="date" office:date-value="2015-01-26">
            <text:p>26-01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7815CV</text:p>
          </table:table-cell>
          <table:table-cell office:value-type="string">
            <text:p>TO-220V</text:p>
          </table:table-cell>
          <table:table-cell office:value-type="string">
            <text:p>LM7805D2PAK</text:p>
          </table:table-cell>
          <table:table-cell office:value-type="string">
            <text:p>TO-220V</text:p>
          </table:table-cell>
          <table:table-cell office:value-type="string">
            <text:p>TO-220HRAD</text:p>
          </table:table-cell>
          <table:table-cell table:style-name="ce1" office:value-type="string">
            <text:p>15V DC positive voltage regulator</text:p>
          </table:table-cell>
          <table:table-cell office:value-type="string">
            <text:p>tme.pl</text:p>
          </table:table-cell>
          <table:table-cell office:value-type="string">
            <text:p>L7815CV</text:p>
          </table:table-cell>
          <table:table-cell office:value-type="string">
            <text:p>ST</text:p>
          </table:table-cell>
          <table:table-cell office:value-type="string">
            <text:p>L7815CV</text:p>
          </table:table-cell>
          <table:table-cell office:value-type="float" office:value="0.84">
            <text:p>0,8400</text:p>
          </table:table-cell>
          <table:table-cell table:style-name="ce45" office:value-type="string">
            <text:p>PLN</text:p>
          </table:table-cell>
          <table:table-cell office:value-type="date" office:date-value="2013-09-09">
            <text:p>09-09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7815CV</text:p>
          </table:table-cell>
          <table:table-cell office:value-type="string">
            <text:p>TO-220V_Farnell</text:p>
          </table:table-cell>
          <table:table-cell office:value-type="string">
            <text:p>LM7805D2PAK</text:p>
          </table:table-cell>
          <table:table-cell office:value-type="string">
            <text:p>TO-220V</text:p>
          </table:table-cell>
          <table:table-cell office:value-type="string">
            <text:p>TO-220HRAD</text:p>
          </table:table-cell>
          <table:table-cell table:style-name="ce1" office:value-type="string">
            <text:p>15V DC positive voltage regulator</text:p>
          </table:table-cell>
          <table:table-cell office:value-type="string">
            <text:p>farnell.com</text:p>
          </table:table-cell>
          <table:table-cell office:value-type="string">
            <text:p>9756159</text:p>
          </table:table-cell>
          <table:table-cell office:value-type="string">
            <text:p>ST</text:p>
          </table:table-cell>
          <table:table-cell office:value-type="string">
            <text:p>L7815CV</text:p>
          </table:table-cell>
          <table:table-cell office:value-type="float" office:value="2.81">
            <text:p>2,8100</text:p>
          </table:table-cell>
          <table:table-cell table:style-name="ce45" office:value-type="string">
            <text:p>PLN</text:p>
          </table:table-cell>
          <table:table-cell office:value-type="date" office:date-value="2012-09-19">
            <text:p>19-09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7824CV</text:p>
          </table:table-cell>
          <table:table-cell office:value-type="string">
            <text:p>TO-220V</text:p>
          </table:table-cell>
          <table:table-cell office:value-type="string">
            <text:p>LM7805D2PAK</text:p>
          </table:table-cell>
          <table:table-cell office:value-type="string">
            <text:p>TO-220V</text:p>
          </table:table-cell>
          <table:table-cell office:value-type="string">
            <text:p>TO-220HRAD</text:p>
          </table:table-cell>
          <table:table-cell table:style-name="ce1" office:value-type="string">
            <text:p>24V DC positive voltage regulator</text:p>
          </table:table-cell>
          <table:table-cell office:value-type="string">
            <text:p>tme.pl</text:p>
          </table:table-cell>
          <table:table-cell office:value-type="string">
            <text:p>L7824CV</text:p>
          </table:table-cell>
          <table:table-cell office:value-type="string">
            <text:p>ST</text:p>
          </table:table-cell>
          <table:table-cell table:style-name="ce1" office:value-type="string">
            <text:p>L7824CV</text:p>
          </table:table-cell>
          <table:table-cell office:value-type="float" office:value="1.1">
            <text:p>1,1000</text:p>
          </table:table-cell>
          <table:table-cell table:style-name="ce45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78L05ACD</text:p>
          </table:table-cell>
          <table:table-cell office:value-type="string">
            <text:p>8SOIC150</text:p>
          </table:table-cell>
          <table:table-cell office:value-type="string">
            <text:p>LM78LXX-SOIC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3 terminal positive regulator</text:p>
          </table:table-cell>
          <table:table-cell office:value-type="string">
            <text:p>tme.pl</text:p>
          </table:table-cell>
          <table:table-cell office:value-type="string">
            <text:p>L78L05ACD</text:p>
          </table:table-cell>
          <table:table-cell office:value-type="string">
            <text:p>ST</text:p>
          </table:table-cell>
          <table:table-cell office:value-type="string">
            <text:p>L78L05ACD</text:p>
          </table:table-cell>
          <table:table-cell office:value-type="float" office:value="0.4">
            <text:p>0,4000</text:p>
          </table:table-cell>
          <table:table-cell table:style-name="ce45" office:value-type="string">
            <text:p>PLN</text:p>
          </table:table-cell>
          <table:table-cell office:value-type="date" office:date-value="2014-05-12">
            <text:p>12-05-2014</text:p>
          </table:table-cell>
          <table:table-cell table:number-columns-repeated="1006"/>
        </table:table-row>
        <table:table-row table:style-name="ro1">
          <table:table-cell office:value-type="string">
            <text:p>L78L05ACU-TR</text:p>
          </table:table-cell>
          <table:table-cell office:value-type="string">
            <text:p>SOT-89</text:p>
          </table:table-cell>
          <table:table-cell table:style-name="ce2" office:value-type="string">
            <text:p>L78L05ACU</text:p>
          </table:table-cell>
          <table:table-cell office:value-type="string">
            <text:p>SOT-89</text:p>
          </table:table-cell>
          <table:table-cell/>
          <table:table-cell office:value-type="string">
            <text:p>Stabilizator napięcia; nieregulowany; 5V; 0,1A; SOT89; SMD</text:p>
          </table:table-cell>
          <table:table-cell office:value-type="string">
            <text:p>tme.pl</text:p>
          </table:table-cell>
          <table:table-cell table:style-name="ce2" office:value-type="string">
            <text:p>L78L05ACU-TR</text:p>
          </table:table-cell>
          <table:table-cell office:value-type="string">
            <text:p>ST</text:p>
          </table:table-cell>
          <table:table-cell office:value-type="string">
            <text:p>L78L05ACU-TR</text:p>
          </table:table-cell>
          <table:table-cell office:value-type="float" office:value="0.45">
            <text:p>0,4500</text:p>
          </table:table-cell>
          <table:table-cell office:value-type="string">
            <text:p>PLN</text:p>
          </table:table-cell>
          <table:table-cell office:value-type="date" office:date-value="2017-02-22">
            <text:p>22-02-2017</text:p>
          </table:table-cell>
          <table:table-cell table:number-columns-repeated="1006"/>
        </table:table-row>
        <table:table-row table:style-name="ro1">
          <table:table-cell office:value-type="string">
            <text:p>L78L05ACUTR</text:p>
          </table:table-cell>
          <table:table-cell office:value-type="string">
            <text:p>SOT-89</text:p>
          </table:table-cell>
          <table:table-cell table:style-name="ce2" office:value-type="string">
            <text:p>L78L05ACU</text:p>
          </table:table-cell>
          <table:table-cell office:value-type="string">
            <text:p>SOT-89</text:p>
          </table:table-cell>
          <table:table-cell/>
          <table:table-cell office:value-type="string">
            <text:p>Liniowy regulator napięcia, stały, 3 końcówki, dodatnie, wejście 10V do 30V, wyjście 5V i 0.1A</text:p>
          </table:table-cell>
          <table:table-cell office:value-type="string">
            <text:p>farnell.com</text:p>
          </table:table-cell>
          <table:table-cell table:style-name="ce2" office:value-type="float" office:value="1366573">
            <text:p>1366573</text:p>
          </table:table-cell>
          <table:table-cell office:value-type="string">
            <text:p>ST</text:p>
          </table:table-cell>
          <table:table-cell office:value-type="string">
            <text:p>L78L05ACUTR</text:p>
          </table:table-cell>
          <table:table-cell office:value-type="float" office:value="1.1">
            <text:p>1,1000</text:p>
          </table:table-cell>
          <table:table-cell office:value-type="string">
            <text:p>PLN</text:p>
          </table:table-cell>
          <table:table-cell office:value-type="date" office:date-value="2017-07-21">
            <text:p>21-07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78M05ACDT</text:p>
          </table:table-cell>
          <table:table-cell office:value-type="string">
            <text:p>TO-252</text:p>
          </table:table-cell>
          <table:table-cell office:value-type="string">
            <text:p>LM78M05CDT</text:p>
          </table:table-cell>
          <table:table-cell office:value-type="string">
            <text:p>TO-252</text:p>
          </table:table-cell>
          <table:table-cell/>
          <table:table-cell table:style-name="ce1" office:value-type="string">
            <text:p>Stabilizator napięcia; nieregulowany; 5V; 0,5A; DPAK; SMD</text:p>
          </table:table-cell>
          <table:table-cell office:value-type="string">
            <text:p>tme.pl</text:p>
          </table:table-cell>
          <table:table-cell office:value-type="string">
            <text:p>L78M05ACDT</text:p>
          </table:table-cell>
          <table:table-cell office:value-type="string">
            <text:p>ST</text:p>
          </table:table-cell>
          <table:table-cell table:style-name="ce1" office:value-type="string">
            <text:p>L78M05ACDT-TR</text:p>
          </table:table-cell>
          <table:table-cell office:value-type="float" office:value="0.75">
            <text:p>0,7500</text:p>
          </table:table-cell>
          <table:table-cell table:style-name="ce45" office:value-type="string">
            <text:p>PLN</text:p>
          </table:table-cell>
          <table:table-cell office:value-type="date" office:date-value="2017-05-29">
            <text:p>29-05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7915CV</text:p>
          </table:table-cell>
          <table:table-cell office:value-type="string">
            <text:p>TO-220V</text:p>
          </table:table-cell>
          <table:table-cell office:value-type="string">
            <text:p>LM79XX</text:p>
          </table:table-cell>
          <table:table-cell office:value-type="string">
            <text:p>TO-220V</text:p>
          </table:table-cell>
          <table:table-cell office:value-type="string">
            <text:p>TO-220HRAD</text:p>
          </table:table-cell>
          <table:table-cell table:style-name="ce1" office:value-type="string">
            <text:p>15V DC negative voltage regulator</text:p>
          </table:table-cell>
          <table:table-cell office:value-type="string">
            <text:p>tme.pl</text:p>
          </table:table-cell>
          <table:table-cell office:value-type="string">
            <text:p>L7915CV</text:p>
          </table:table-cell>
          <table:table-cell office:value-type="string">
            <text:p>ST</text:p>
          </table:table-cell>
          <table:table-cell office:value-type="string">
            <text:p>L7915CV</text:p>
          </table:table-cell>
          <table:table-cell office:value-type="float" office:value="1">
            <text:p>1,0000</text:p>
          </table:table-cell>
          <table:table-cell table:style-name="ce45" office:value-type="string">
            <text:p>PLN</text:p>
          </table:table-cell>
          <table:table-cell office:value-type="date" office:date-value="2015-01-26">
            <text:p>26-01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7915CV</text:p>
          </table:table-cell>
          <table:table-cell office:value-type="string">
            <text:p>TO-220V_Farnell</text:p>
          </table:table-cell>
          <table:table-cell office:value-type="string">
            <text:p>LM79XX</text:p>
          </table:table-cell>
          <table:table-cell office:value-type="string">
            <text:p>TO-220V</text:p>
          </table:table-cell>
          <table:table-cell/>
          <table:table-cell table:style-name="ce1" office:value-type="string">
            <text:p>15V DC negative voltage regulator</text:p>
          </table:table-cell>
          <table:table-cell office:value-type="string">
            <text:p>farnell.com</text:p>
          </table:table-cell>
          <table:table-cell office:value-type="string">
            <text:p>9756264</text:p>
          </table:table-cell>
          <table:table-cell office:value-type="string">
            <text:p>ST</text:p>
          </table:table-cell>
          <table:table-cell office:value-type="string">
            <text:p>L7915CV</text:p>
          </table:table-cell>
          <table:table-cell office:value-type="float" office:value="2.57">
            <text:p>2,5700</text:p>
          </table:table-cell>
          <table:table-cell table:style-name="ce45" office:value-type="string">
            <text:p>PLN</text:p>
          </table:table-cell>
          <table:table-cell office:value-type="date" office:date-value="2014-03-09">
            <text:p>09-03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79L05ABD</text:p>
          </table:table-cell>
          <table:table-cell office:value-type="string">
            <text:p>8SOIC150</text:p>
          </table:table-cell>
          <table:table-cell office:value-type="string">
            <text:p>LM79LXX-SOIC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Stabilizator napięcia; nieregulowany; -5V; 0,1A; SO8; SMD</text:p>
          </table:table-cell>
          <table:table-cell office:value-type="string">
            <text:p>tme.pl</text:p>
          </table:table-cell>
          <table:table-cell office:value-type="string">
            <text:p>L79L05ABD</text:p>
          </table:table-cell>
          <table:table-cell office:value-type="string">
            <text:p>ST</text:p>
          </table:table-cell>
          <table:table-cell table:style-name="ce1" office:value-type="string">
            <text:p>L79L05ABD</text:p>
          </table:table-cell>
          <table:table-cell office:value-type="float" office:value="0.6">
            <text:p>0,6000</text:p>
          </table:table-cell>
          <table:table-cell table:style-name="ce45"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06"/>
        </table:table-row>
        <table:table-row table:style-name="ro1">
          <table:table-cell office:value-type="string">
            <text:p>L79L05ACUTR</text:p>
          </table:table-cell>
          <table:table-cell office:value-type="string">
            <text:p>SOT-89</text:p>
          </table:table-cell>
          <table:table-cell office:value-type="string">
            <text:p>MC79L05ACH</text:p>
          </table:table-cell>
          <table:table-cell office:value-type="string">
            <text:p>SOT-89</text:p>
          </table:table-cell>
          <table:table-cell/>
          <table:table-cell office:value-type="string">
            <text:p>Liniowy regulator napięcia, stały, 3 końcówki, ujemne, wejście -20V do -8V, wyjście -5V i 0.1A</text:p>
          </table:table-cell>
          <table:table-cell office:value-type="string">
            <text:p>farnell.com</text:p>
          </table:table-cell>
          <table:table-cell office:value-type="string">
            <text:p>1467770</text:p>
          </table:table-cell>
          <table:table-cell office:value-type="string">
            <text:p>ST</text:p>
          </table:table-cell>
          <table:table-cell office:value-type="string">
            <text:p>L79L05ACUTR</text:p>
          </table:table-cell>
          <table:table-cell office:value-type="float" office:value="1.3">
            <text:p>1,3000</text:p>
          </table:table-cell>
          <table:table-cell office:value-type="string">
            <text:p>PLN</text:p>
          </table:table-cell>
          <table:table-cell office:value-type="date" office:date-value="2017-07-21">
            <text:p>21-07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D1085V50</text:p>
          </table:table-cell>
          <table:table-cell office:value-type="string">
            <text:p>TO-220V</text:p>
          </table:table-cell>
          <table:table-cell office:value-type="string">
            <text:p>LM1085T</text:p>
          </table:table-cell>
          <table:table-cell office:value-type="string">
            <text:p>TO-220V</text:p>
          </table:table-cell>
          <table:table-cell/>
          <table:table-cell table:style-name="ce1" office:value-type="string">
            <text:p>5V 3A DC low drop voltage regulator</text:p>
          </table:table-cell>
          <table:table-cell office:value-type="string">
            <text:p>farnell.com</text:p>
          </table:table-cell>
          <table:table-cell office:value-type="string">
            <text:p>1564295</text:p>
          </table:table-cell>
          <table:table-cell office:value-type="string">
            <text:p>ST</text:p>
          </table:table-cell>
          <table:table-cell table:style-name="ce1" office:value-type="string">
            <text:p>LD1085V50</text:p>
          </table:table-cell>
          <table:table-cell office:value-type="float" office:value="6.1">
            <text:p>6,1000</text:p>
          </table:table-cell>
          <table:table-cell table:style-name="ce45" office:value-type="string">
            <text:p>PLN</text:p>
          </table:table-cell>
          <table:table-cell office:value-type="date" office:date-value="2017-03-30">
            <text:p>30-03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1085IS-3.3</text:p>
          </table:table-cell>
          <table:table-cell office:value-type="string">
            <text:p>TO-263-3</text:p>
          </table:table-cell>
          <table:table-cell office:value-type="string">
            <text:p>LM1085S</text:p>
          </table:table-cell>
          <table:table-cell office:value-type="string">
            <text:p>TO-263-3</text:p>
          </table:table-cell>
          <table:table-cell/>
          <table:table-cell table:style-name="ce1" office:value-type="string">
            <text:p>3.3V 3A DC low drop voltage regulator</text:p>
          </table:table-cell>
          <table:table-cell office:value-type="string">
            <text:p>tme.pl</text:p>
          </table:table-cell>
          <table:table-cell office:value-type="string">
            <text:p>LM1085IS-3.3/NO</text:p>
          </table:table-cell>
          <table:table-cell office:value-type="string">
            <text:p>National Semiconductor</text:p>
          </table:table-cell>
          <table:table-cell office:value-type="string">
            <text:p>LM1085IS-3.3/NOPB</text:p>
          </table:table-cell>
          <table:table-cell office:value-type="float" office:value="7.67">
            <text:p>7,6700</text:p>
          </table:table-cell>
          <table:table-cell table:style-name="ce45" office:value-type="string">
            <text:p>PLN</text:p>
          </table:table-cell>
          <table:table-cell office:value-type="date" office:date-value="2014-09-29">
            <text:p>29-09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1085IT-5.0</text:p>
          </table:table-cell>
          <table:table-cell office:value-type="string">
            <text:p>TO-220V</text:p>
          </table:table-cell>
          <table:table-cell office:value-type="string">
            <text:p>LM1085T</text:p>
          </table:table-cell>
          <table:table-cell office:value-type="string">
            <text:p>TO-220V</text:p>
          </table:table-cell>
          <table:table-cell/>
          <table:table-cell table:style-name="ce1" office:value-type="string">
            <text:p>5V 3A DC low drop voltage regulator</text:p>
          </table:table-cell>
          <table:table-cell office:value-type="string">
            <text:p>tme.pl</text:p>
          </table:table-cell>
          <table:table-cell office:value-type="string">
            <text:p>LM1085IT-5.0</text:p>
          </table:table-cell>
          <table:table-cell office:value-type="string">
            <text:p>National Semiconductor</text:p>
          </table:table-cell>
          <table:table-cell office:value-type="string">
            <text:p>LM1085IT-5.0/NOPB</text:p>
          </table:table-cell>
          <table:table-cell office:value-type="float" office:value="7.3">
            <text:p>7,3000</text:p>
          </table:table-cell>
          <table:table-cell table:style-name="ce45" office:value-type="string">
            <text:p>PLN</text:p>
          </table:table-cell>
          <table:table-cell office:value-type="date" office:date-value="2017-03-30">
            <text:p>30-03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1086T-ADJ</text:p>
          </table:table-cell>
          <table:table-cell office:value-type="string">
            <text:p>TO-220V</text:p>
          </table:table-cell>
          <table:table-cell office:value-type="string">
            <text:p>LM1085T</text:p>
          </table:table-cell>
          <table:table-cell office:value-type="string">
            <text:p>TO-220V</text:p>
          </table:table-cell>
          <table:table-cell/>
          <table:table-cell table:style-name="ce1" office:value-type="string">
            <text:p>1.5A 1.2 to 37V adjustable low drop positive voltage regulator</text:p>
          </table:table-cell>
          <table:table-cell office:value-type="string">
            <text:p>tme.pl</text:p>
          </table:table-cell>
          <table:table-cell office:value-type="string">
            <text:p>LM1086CTADJNOPB</text:p>
          </table:table-cell>
          <table:table-cell office:value-type="string">
            <text:p>National Semiconductor</text:p>
          </table:table-cell>
          <table:table-cell office:value-type="string">
            <text:p>LM1086-ADJ/NOPB</text:p>
          </table:table-cell>
          <table:table-cell office:value-type="float" office:value="6.99">
            <text:p>6,9900</text:p>
          </table:table-cell>
          <table:table-cell table:style-name="ce45" office:value-type="string">
            <text:p>PLN</text:p>
          </table:table-cell>
          <table:table-cell office:value-type="date" office:date-value="2011-05-29">
            <text:p>29-05-2011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1117IDT-3.3</text:p>
          </table:table-cell>
          <table:table-cell office:value-type="string">
            <text:p>TO-252</text:p>
          </table:table-cell>
          <table:table-cell office:value-type="string">
            <text:p>LM1117DT</text:p>
          </table:table-cell>
          <table:table-cell office:value-type="string">
            <text:p>TO-252</text:p>
          </table:table-cell>
          <table:table-cell/>
          <table:table-cell table:style-name="ce1" office:value-type="string">
            <text:p>LDO 0.8A 3.3V, TO252, SMD</text:p>
          </table:table-cell>
          <table:table-cell office:value-type="string">
            <text:p>tme.pl</text:p>
          </table:table-cell>
          <table:table-cell office:value-type="string">
            <text:p>LM1117IDT-3.3/N</text:p>
          </table:table-cell>
          <table:table-cell office:value-type="string">
            <text:p>National Semiconductor</text:p>
          </table:table-cell>
          <table:table-cell office:value-type="string">
            <text:p>LM1117IDT-3.3/NOPB</text:p>
          </table:table-cell>
          <table:table-cell office:value-type="float" office:value="4.82">
            <text:p>4,8200</text:p>
          </table:table-cell>
          <table:table-cell table:style-name="ce45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1117IMP-3.3/NOPB</text:p>
          </table:table-cell>
          <table:table-cell office:value-type="string">
            <text:p>SOT-223</text:p>
          </table:table-cell>
          <table:table-cell office:value-type="string">
            <text:p>LM1117IMP</text:p>
          </table:table-cell>
          <table:table-cell office:value-type="string">
            <text:p>SOT-223</text:p>
          </table:table-cell>
          <table:table-cell/>
          <table:table-cell table:style-name="ce1" office:value-type="string">
            <text:p>Stabilizator napięcia; LDO, nieregulowany; 3,3V; 0,8A; SOT223; SMD</text:p>
          </table:table-cell>
          <table:table-cell office:value-type="string">
            <text:p>tme.pl</text:p>
          </table:table-cell>
          <table:table-cell office:value-type="string">
            <text:p>LM1117IMP-3.3</text:p>
          </table:table-cell>
          <table:table-cell office:value-type="string">
            <text:p>National Semiconductor</text:p>
          </table:table-cell>
          <table:table-cell office:value-type="string">
            <text:p>LM1117IMP-3.3/NOPB</text:p>
          </table:table-cell>
          <table:table-cell office:value-type="float" office:value="3">
            <text:p>3,0000</text:p>
          </table:table-cell>
          <table:table-cell table:style-name="ce45" office:value-type="string">
            <text:p>PLN</text:p>
          </table:table-cell>
          <table:table-cell office:value-type="date" office:date-value="2017-03-26">
            <text:p>26-03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1117IMP-5.0/NOPB</text:p>
          </table:table-cell>
          <table:table-cell office:value-type="string">
            <text:p>SOT-223</text:p>
          </table:table-cell>
          <table:table-cell office:value-type="string">
            <text:p>LM1117IMP</text:p>
          </table:table-cell>
          <table:table-cell office:value-type="string">
            <text:p>SOT-223</text:p>
          </table:table-cell>
          <table:table-cell/>
          <table:table-cell table:style-name="ce1" office:value-type="string">
            <text:p>800mA low-dropout linear regulator 5V</text:p>
          </table:table-cell>
          <table:table-cell office:value-type="string">
            <text:p>tme.pl</text:p>
          </table:table-cell>
          <table:table-cell office:value-type="string">
            <text:p>LM1117IMP-5.0</text:p>
          </table:table-cell>
          <table:table-cell office:value-type="string">
            <text:p>National Semiconductor</text:p>
          </table:table-cell>
          <table:table-cell table:style-name="ce1" office:value-type="string">
            <text:p>LM1117IMP-5.0/NOPB</text:p>
          </table:table-cell>
          <table:table-cell office:value-type="float" office:value="2.65">
            <text:p>2,6500</text:p>
          </table:table-cell>
          <table:table-cell table:style-name="ce45" office:value-type="string">
            <text:p>PLN</text:p>
          </table:table-cell>
          <table:table-cell office:value-type="date" office:date-value="2013-04-05">
            <text:p>05-04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1117IMP-ADJ</text:p>
          </table:table-cell>
          <table:table-cell office:value-type="string">
            <text:p>SOT-223</text:p>
          </table:table-cell>
          <table:table-cell office:value-type="string">
            <text:p>LM1117IMP</text:p>
          </table:table-cell>
          <table:table-cell office:value-type="string">
            <text:p>SOT-223</text:p>
          </table:table-cell>
          <table:table-cell/>
          <table:table-cell table:style-name="ce1" office:value-type="string">
            <text:p>800mA low-dropout linera regulator adjustable</text:p>
          </table:table-cell>
          <table:table-cell office:value-type="string">
            <text:p>farnell.com</text:p>
          </table:table-cell>
          <table:table-cell office:value-type="string">
            <text:p>1469050</text:p>
          </table:table-cell>
          <table:table-cell office:value-type="string">
            <text:p>National Semiconductor</text:p>
          </table:table-cell>
          <table:table-cell office:value-type="string">
            <text:p>LM1117IMP-ADJ/NOPB</text:p>
          </table:table-cell>
          <table:table-cell office:value-type="float" office:value="4.27">
            <text:p>4,2700</text:p>
          </table:table-cell>
          <table:table-cell table:style-name="ce45" office:value-type="string">
            <text:p>PLN</text:p>
          </table:table-cell>
          <table:table-cell office:value-type="date" office:date-value="2014-02-27">
            <text:p>27-02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1117MP-2.5/NO</text:p>
          </table:table-cell>
          <table:table-cell office:value-type="string">
            <text:p>SOT-223</text:p>
          </table:table-cell>
          <table:table-cell office:value-type="string">
            <text:p>LM1117IMP</text:p>
          </table:table-cell>
          <table:table-cell office:value-type="string">
            <text:p>SOT-223</text:p>
          </table:table-cell>
          <table:table-cell/>
          <table:table-cell table:style-name="ce1" office:value-type="string">
            <text:p>800mA low-dropout linear regulator 2.5V</text:p>
          </table:table-cell>
          <table:table-cell office:value-type="string">
            <text:p>tme.pl</text:p>
          </table:table-cell>
          <table:table-cell office:value-type="string">
            <text:p>LM1117MP-2.5/NO</text:p>
          </table:table-cell>
          <table:table-cell office:value-type="string">
            <text:p>National Semiconductor</text:p>
          </table:table-cell>
          <table:table-cell/>
          <table:table-cell office:value-type="float" office:value="2.44">
            <text:p>2,4400</text:p>
          </table:table-cell>
          <table:table-cell table:style-name="ce45" office:value-type="string">
            <text:p>PLN</text:p>
          </table:table-cell>
          <table:table-cell office:value-type="date" office:date-value="2013-09-09">
            <text:p>09-09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211D</text:p>
          </table:table-cell>
          <table:table-cell office:value-type="string">
            <text:p>8SOIC150</text:p>
          </table:table-cell>
          <table:table-cell office:value-type="string">
            <text:p>LM111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Voltage comparator</text:p>
          </table:table-cell>
          <table:table-cell office:value-type="string">
            <text:p>tme.pl</text:p>
          </table:table-cell>
          <table:table-cell office:value-type="string">
            <text:p>LM211D-ST</text:p>
          </table:table-cell>
          <table:table-cell office:value-type="string">
            <text:p>ST</text:p>
          </table:table-cell>
          <table:table-cell office:value-type="string">
            <text:p>LM211D</text:p>
          </table:table-cell>
          <table:table-cell office:value-type="float" office:value="0.61">
            <text:p>0,6100</text:p>
          </table:table-cell>
          <table:table-cell table:style-name="ce45" office:value-type="string">
            <text:p>PLN</text:p>
          </table:table-cell>
          <table:table-cell office:value-type="date" office:date-value="2016-08-23">
            <text:p>23-08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217MT</text:p>
          </table:table-cell>
          <table:table-cell office:value-type="string">
            <text:p>TO-220V</text:p>
          </table:table-cell>
          <table:table-cell office:value-type="string">
            <text:p>LM1085T</text:p>
          </table:table-cell>
          <table:table-cell office:value-type="string">
            <text:p>TO-220V</text:p>
          </table:table-cell>
          <table:table-cell/>
          <table:table-cell table:style-name="ce1" office:value-type="string">
            <text:p>1.5A 1.2 to 37V adjustable voltage regulator</text:p>
          </table:table-cell>
          <table:table-cell office:value-type="string">
            <text:p>tme.pl</text:p>
          </table:table-cell>
          <table:table-cell office:value-type="string">
            <text:p>LM217T</text:p>
          </table:table-cell>
          <table:table-cell office:value-type="string">
            <text:p>ST</text:p>
          </table:table-cell>
          <table:table-cell office:value-type="string">
            <text:p>LM217T</text:p>
          </table:table-cell>
          <table:table-cell office:value-type="float" office:value="2.23">
            <text:p>2,2300</text:p>
          </table:table-cell>
          <table:table-cell table:style-name="ce45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22676TJ-ADJ</text:p>
          </table:table-cell>
          <table:table-cell office:value-type="string">
            <text:p>TO-263-7</text:p>
          </table:table-cell>
          <table:table-cell office:value-type="string">
            <text:p>LM22676TJ</text:p>
          </table:table-cell>
          <table:table-cell office:value-type="string">
            <text:p>TO-263-7</text:p>
          </table:table-cell>
          <table:table-cell/>
          <table:table-cell table:style-name="ce1" office:value-type="string">
            <text:p>3A step-down voltage regulator. Vin=4.5-42V</text:p>
          </table:table-cell>
          <table:table-cell office:value-type="string">
            <text:p>farnell.com</text:p>
          </table:table-cell>
          <table:table-cell office:value-type="string">
            <text:p>1657733</text:p>
          </table:table-cell>
          <table:table-cell office:value-type="string">
            <text:p>Texas Instruments</text:p>
          </table:table-cell>
          <table:table-cell office:value-type="string">
            <text:p>LM22676TJ-ADJ</text:p>
          </table:table-cell>
          <table:table-cell office:value-type="float" office:value="19.81">
            <text:p>19,8100</text:p>
          </table:table-cell>
          <table:table-cell table:style-name="ce1" office:value-type="string">
            <text:p>PLN</text:p>
          </table:table-cell>
          <table:table-cell office:value-type="date" office:date-value="2013-09-03">
            <text:p>03-09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258D</text:p>
          </table:table-cell>
          <table:table-cell office:value-type="string">
            <text:p>8SOIC150</text:p>
          </table:table-cell>
          <table:table-cell office:value-type="string">
            <text:p>LF353H</text:p>
          </table:table-cell>
          <table:table-cell office:value-type="string">
            <text:p>8SOIC150</text:p>
          </table:table-cell>
          <table:table-cell/>
          <table:table-cell table:style-name="ce71" office:value-type="string">
            <text:p>Low Power Dual Operational Amplifiers</text:p>
          </table:table-cell>
          <table:table-cell office:value-type="string">
            <text:p>tme.pl</text:p>
          </table:table-cell>
          <table:table-cell office:value-type="string">
            <text:p>LM258DR</text:p>
          </table:table-cell>
          <table:table-cell office:value-type="string">
            <text:p>Texas Instruments</text:p>
          </table:table-cell>
          <table:table-cell table:style-name="ce1" office:value-type="string">
            <text:p>LM258DR</text:p>
          </table:table-cell>
          <table:table-cell office:value-type="float" office:value="0.55">
            <text:p>0,5500</text:p>
          </table:table-cell>
          <table:table-cell table:style-name="ce1" office:value-type="string">
            <text:p>PLN</text:p>
          </table:table-cell>
          <table:table-cell office:value-type="date" office:date-value="2017-01-15">
            <text:p>15-01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258P</text:p>
          </table:table-cell>
          <table:table-cell office:value-type="string">
            <text:p>8DIP300</text:p>
          </table:table-cell>
          <table:table-cell office:value-type="string">
            <text:p>LF353H</text:p>
          </table:table-cell>
          <table:table-cell office:value-type="string">
            <text:p>8DIP300</text:p>
          </table:table-cell>
          <table:table-cell/>
          <table:table-cell table:style-name="ce71" office:value-type="string">
            <text:p>Wzmacniacz operacyjny; 700kHz; Kanały:2; DIP</text:p>
          </table:table-cell>
          <table:table-cell office:value-type="string">
            <text:p>tme.pl</text:p>
          </table:table-cell>
          <table:table-cell office:value-type="string">
            <text:p>LM258P</text:p>
          </table:table-cell>
          <table:table-cell office:value-type="string">
            <text:p>Texas Instruments</text:p>
          </table:table-cell>
          <table:table-cell table:style-name="ce1" office:value-type="string">
            <text:p>LM258P</text:p>
          </table:table-cell>
          <table:table-cell office:value-type="float" office:value="0.6133">
            <text:p>0,6133</text:p>
          </table:table-cell>
          <table:table-cell table:style-name="ce1" office:value-type="string">
            <text:p>PLN</text:p>
          </table:table-cell>
          <table:table-cell office:value-type="date" office:date-value="2016-06-24">
            <text:p>24-06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2621MM</text:p>
          </table:table-cell>
          <table:table-cell office:value-type="string">
            <text:p>MUA08A</text:p>
          </table:table-cell>
          <table:table-cell office:value-type="string">
            <text:p>LM2621</text:p>
          </table:table-cell>
          <table:table-cell office:value-type="string">
            <text:p>MUA08A</text:p>
          </table:table-cell>
          <table:table-cell/>
          <table:table-cell table:style-name="ce34" office:value-type="string">
            <text:p>Low Input Voltage, Step-Up DC-DC Converter</text:p>
          </table:table-cell>
          <table:table-cell office:value-type="string">
            <text:p>farnell.com</text:p>
          </table:table-cell>
          <table:table-cell office:value-type="string">
            <text:p>9779248</text:p>
          </table:table-cell>
          <table:table-cell office:value-type="string">
            <text:p>National Semiconductor</text:p>
          </table:table-cell>
          <table:table-cell office:value-type="string">
            <text:p>LM2621MM</text:p>
          </table:table-cell>
          <table:table-cell office:value-type="float" office:value="0.97">
            <text:p>0,9700</text:p>
          </table:table-cell>
          <table:table-cell table:style-name="ce45" office:value-type="string">
            <text:p>EUR</text:p>
          </table:table-cell>
          <table:table-cell office:value-type="date" office:date-value="2016-05-20">
            <text:p>20-05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2694MT</text:p>
          </table:table-cell>
          <table:table-cell office:value-type="string">
            <text:p>MO-153AB-1</text:p>
          </table:table-cell>
          <table:table-cell office:value-type="string">
            <text:p>LM2694MT</text:p>
          </table:table-cell>
          <table:table-cell office:value-type="string">
            <text:p>MO-153AB-1</text:p>
          </table:table-cell>
          <table:table-cell/>
          <table:table-cell table:style-name="ce1" office:value-type="string">
            <text:p>30V, 600mA Step Down Switching Regulator</text:p>
          </table:table-cell>
          <table:table-cell office:value-type="string">
            <text:p>farnell.com</text:p>
          </table:table-cell>
          <table:table-cell office:value-type="string">
            <text:p>1286850</text:p>
          </table:table-cell>
          <table:table-cell office:value-type="string">
            <text:p>Texas Instruments</text:p>
          </table:table-cell>
          <table:table-cell table:style-name="ce1" office:value-type="string">
            <text:p>LM2694MT</text:p>
          </table:table-cell>
          <table:table-cell office:value-type="float" office:value="11.66">
            <text:p>11,6600</text:p>
          </table:table-cell>
          <table:table-cell table:style-name="ce1" office:value-type="string">
            <text:p>PLN</text:p>
          </table:table-cell>
          <table:table-cell office:value-type="date" office:date-value="2014-10-31">
            <text:p>31-10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2931CDG</text:p>
          </table:table-cell>
          <table:table-cell office:value-type="string">
            <text:p>8SOIC150</text:p>
          </table:table-cell>
          <table:table-cell office:value-type="string">
            <text:p>LM2931CDG</text:p>
          </table:table-cell>
          <table:table-cell office:value-type="string">
            <text:p>8SOIC150</text:p>
          </table:table-cell>
          <table:table-cell/>
          <table:table-cell table:style-name="ce72" office:value-type="string">
            <text:p>100 mA, Adjustable Output, LDO Voltage Regulator with 60 V Load Dump Protection</text:p>
          </table:table-cell>
          <table:table-cell office:value-type="string">
            <text:p>tme.pl</text:p>
          </table:table-cell>
          <table:table-cell office:value-type="string">
            <text:p>LM2931CDG</text:p>
          </table:table-cell>
          <table:table-cell office:value-type="string">
            <text:p>ON Semiconductor</text:p>
          </table:table-cell>
          <table:table-cell table:style-name="ce1" office:value-type="string">
            <text:p>LM2931CDG</text:p>
          </table:table-cell>
          <table:table-cell office:value-type="float" office:value="1.32">
            <text:p>1,3200</text:p>
          </table:table-cell>
          <table:table-cell table:style-name="ce1" office:value-type="string">
            <text:p>PLN</text:p>
          </table:table-cell>
          <table:table-cell office:value-type="date" office:date-value="2012-10-10">
            <text:p>10-10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2990T-15</text:p>
          </table:table-cell>
          <table:table-cell office:value-type="string">
            <text:p>TO-220V</text:p>
          </table:table-cell>
          <table:table-cell office:value-type="string">
            <text:p>LM337T</text:p>
          </table:table-cell>
          <table:table-cell office:value-type="string">
            <text:p>TO-220V</text:p>
          </table:table-cell>
          <table:table-cell office:value-type="string">
            <text:p>TO-220HRAD</text:p>
          </table:table-cell>
          <table:table-cell table:style-name="ce1" office:value-type="string">
            <text:p>Stabilizator napięcia; LDO, nieregulowany; -15V; 1,2A; TO220; THT</text:p>
          </table:table-cell>
          <table:table-cell office:value-type="string">
            <text:p>tme.pl</text:p>
          </table:table-cell>
          <table:table-cell office:value-type="string">
            <text:p>LM2990-15/NOPB</text:p>
          </table:table-cell>
          <table:table-cell office:value-type="string">
            <text:p>Texas Instruments</text:p>
          </table:table-cell>
          <table:table-cell table:style-name="ce1" office:value-type="string">
            <text:p>LM2990-15/NOPB</text:p>
          </table:table-cell>
          <table:table-cell office:value-type="float" office:value="11.7381">
            <text:p>11,7381</text:p>
          </table:table-cell>
          <table:table-cell table:style-name="ce45" office:value-type="string">
            <text:p>PLN</text:p>
          </table:table-cell>
          <table:table-cell office:value-type="date" office:date-value="2016-07-21">
            <text:p>21-07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318D</text:p>
          </table:table-cell>
          <table:table-cell office:value-type="string">
            <text:p>8SOIC150</text:p>
          </table:table-cell>
          <table:table-cell office:value-type="string">
            <text:p>LM10H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Wzmacniacz operacyjny; 15MHz; Kanały:1; SO8</text:p>
          </table:table-cell>
          <table:table-cell office:value-type="string">
            <text:p>tme.pl</text:p>
          </table:table-cell>
          <table:table-cell office:value-type="string">
            <text:p>LM318D</text:p>
          </table:table-cell>
          <table:table-cell office:value-type="string">
            <text:p>Texas Instruments</text:p>
          </table:table-cell>
          <table:table-cell table:style-name="ce1" office:value-type="string">
            <text:p>LM318D</text:p>
          </table:table-cell>
          <table:table-cell office:value-type="float" office:value="2.52">
            <text:p>2,5200</text:p>
          </table:table-cell>
          <table:table-cell table:style-name="ce1" office:value-type="string">
            <text:p>PLN</text:p>
          </table:table-cell>
          <table:table-cell office:value-type="date" office:date-value="2015-03-24">
            <text:p>24-03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337LM</text:p>
          </table:table-cell>
          <table:table-cell office:value-type="string">
            <text:p>8SOIC150</text:p>
          </table:table-cell>
          <table:table-cell office:value-type="string">
            <text:p>LM337LM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3 terminal adjustable negative regulator</text:p>
          </table:table-cell>
          <table:table-cell office:value-type="string">
            <text:p>tme.pl</text:p>
          </table:table-cell>
          <table:table-cell office:value-type="string">
            <text:p>LM337LM/NOPB</text:p>
          </table:table-cell>
          <table:table-cell office:value-type="string">
            <text:p>National Semiconductor</text:p>
          </table:table-cell>
          <table:table-cell/>
          <table:table-cell office:value-type="float" office:value="1.66">
            <text:p>1,6600</text:p>
          </table:table-cell>
          <table:table-cell table:style-name="ce45" office:value-type="string">
            <text:p>PLN</text:p>
          </table:table-cell>
          <table:table-cell office:value-type="date" office:date-value="2013-09-09">
            <text:p>09-09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337LM</text:p>
          </table:table-cell>
          <table:table-cell office:value-type="string">
            <text:p>8SOIC150_farnell</text:p>
          </table:table-cell>
          <table:table-cell office:value-type="string">
            <text:p>LM337LM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3 terminal adjustable negative regulator</text:p>
          </table:table-cell>
          <table:table-cell office:value-type="string">
            <text:p>farnell.com</text:p>
          </table:table-cell>
          <table:table-cell office:value-type="string">
            <text:p>1469092</text:p>
          </table:table-cell>
          <table:table-cell office:value-type="string">
            <text:p>Texas Instruments</text:p>
          </table:table-cell>
          <table:table-cell office:value-type="string">
            <text:p>LM337LM/NOPB</text:p>
          </table:table-cell>
          <table:table-cell office:value-type="float" office:value="4.09">
            <text:p>4,0900</text:p>
          </table:table-cell>
          <table:table-cell table:style-name="ce45" office:value-type="string">
            <text:p>PLN</text:p>
          </table:table-cell>
          <table:table-cell office:value-type="date" office:date-value="2013-09-09">
            <text:p>09-09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337T</text:p>
          </table:table-cell>
          <table:table-cell office:value-type="string">
            <text:p>TO-220V</text:p>
          </table:table-cell>
          <table:table-cell office:value-type="string">
            <text:p>LM337T</text:p>
          </table:table-cell>
          <table:table-cell office:value-type="string">
            <text:p>TO-220V</text:p>
          </table:table-cell>
          <table:table-cell office:value-type="string">
            <text:p>TO-220HRAD</text:p>
          </table:table-cell>
          <table:table-cell table:style-name="ce1" office:value-type="string">
            <text:p>Stabilizator napięcia; regulowany; 1,2÷37V; 1,5A; TO220; THT</text:p>
          </table:table-cell>
          <table:table-cell office:value-type="string">
            <text:p>tme.pl</text:p>
          </table:table-cell>
          <table:table-cell office:value-type="string">
            <text:p>LM337T-FAI</text:p>
          </table:table-cell>
          <table:table-cell office:value-type="string">
            <text:p>Fairchild Semiconductor</text:p>
          </table:table-cell>
          <table:table-cell table:style-name="ce1" office:value-type="string">
            <text:p>LM337T</text:p>
          </table:table-cell>
          <table:table-cell office:value-type="float" office:value="1.37">
            <text:p>1,3700</text:p>
          </table:table-cell>
          <table:table-cell table:style-name="ce45" office:value-type="string">
            <text:p>PLN</text:p>
          </table:table-cell>
          <table:table-cell office:value-type="date" office:date-value="2017-03-30">
            <text:p>30-03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338T</text:p>
          </table:table-cell>
          <table:table-cell office:value-type="string">
            <text:p>TO-220V</text:p>
          </table:table-cell>
          <table:table-cell office:value-type="string">
            <text:p>LM1085T</text:p>
          </table:table-cell>
          <table:table-cell office:value-type="string">
            <text:p>TO-220V</text:p>
          </table:table-cell>
          <table:table-cell office:value-type="string">
            <text:p>TO-220HRAD</text:p>
          </table:table-cell>
          <table:table-cell table:style-name="ce1" office:value-type="string">
            <text:p>5-amp adjustable regulator</text:p>
          </table:table-cell>
          <table:table-cell office:value-type="string">
            <text:p>tme.pl</text:p>
          </table:table-cell>
          <table:table-cell office:value-type="string">
            <text:p>LM338T</text:p>
          </table:table-cell>
          <table:table-cell office:value-type="string">
            <text:p>National Semiconductor</text:p>
          </table:table-cell>
          <table:table-cell office:value-type="string">
            <text:p>LM338T</text:p>
          </table:table-cell>
          <table:table-cell office:value-type="float" office:value="6.24">
            <text:p>6,2400</text:p>
          </table:table-cell>
          <table:table-cell table:style-name="ce45" office:value-type="string">
            <text:p>PLN</text:p>
          </table:table-cell>
          <table:table-cell office:value-type="date" office:date-value="2016-08-23">
            <text:p>23-08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350T</text:p>
          </table:table-cell>
          <table:table-cell office:value-type="string">
            <text:p>TO-220V</text:p>
          </table:table-cell>
          <table:table-cell office:value-type="string">
            <text:p>LM1085T</text:p>
          </table:table-cell>
          <table:table-cell office:value-type="string">
            <text:p>TO-220V</text:p>
          </table:table-cell>
          <table:table-cell office:value-type="string">
            <text:p>TO-220HRAD</text:p>
          </table:table-cell>
          <table:table-cell table:style-name="ce1" office:value-type="string">
            <text:p>Stabilizator napięcia; regulowany; 1,2÷33V; 3A; TO220; THT</text:p>
          </table:table-cell>
          <table:table-cell office:value-type="string">
            <text:p>tme.pl</text:p>
          </table:table-cell>
          <table:table-cell office:value-type="string">
            <text:p>LM350T</text:p>
          </table:table-cell>
          <table:table-cell office:value-type="string">
            <text:p>Texas Instruments</text:p>
          </table:table-cell>
          <table:table-cell table:style-name="ce1" office:value-type="string">
            <text:p>LM350T</text:p>
          </table:table-cell>
          <table:table-cell office:value-type="float" office:value="5.7">
            <text:p>5,7000</text:p>
          </table:table-cell>
          <table:table-cell table:style-name="ce45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393D</text:p>
          </table:table-cell>
          <table:table-cell office:value-type="string">
            <text:p>8SOIC150</text:p>
          </table:table-cell>
          <table:table-cell office:value-type="string">
            <text:p>LM193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low power low offset voltage dual comparators</text:p>
          </table:table-cell>
          <table:table-cell office:value-type="string">
            <text:p>tme.pl</text:p>
          </table:table-cell>
          <table:table-cell office:value-type="string">
            <text:p>LM393D-TI</text:p>
          </table:table-cell>
          <table:table-cell office:value-type="string">
            <text:p>Texas Instruments</text:p>
          </table:table-cell>
          <table:table-cell office:value-type="string">
            <text:p>LM393D</text:p>
          </table:table-cell>
          <table:table-cell office:value-type="float" office:value="0.469">
            <text:p>0,4690</text:p>
          </table:table-cell>
          <table:table-cell table:style-name="ce45" office:value-type="string">
            <text:p>PLN</text:p>
          </table:table-cell>
          <table:table-cell office:value-type="date" office:date-value="2016-08-11">
            <text:p>11-08-2016</text:p>
          </table:table-cell>
          <table:table-cell table:number-columns-repeated="1006"/>
        </table:table-row>
        <table:table-row table:style-name="ro1">
          <table:table-cell office:value-type="string">
            <text:p>LM3940IT-3.3</text:p>
          </table:table-cell>
          <table:table-cell office:value-type="string">
            <text:p>TO-220V</text:p>
          </table:table-cell>
          <table:table-cell office:value-type="string">
            <text:p>LM7805D2PAK</text:p>
          </table:table-cell>
          <table:table-cell office:value-type="string">
            <text:p>TO-220V</text:p>
          </table:table-cell>
          <table:table-cell/>
          <table:table-cell office:value-type="string">
            <text:p>Stabilizator napięcia; LDO, nieregulowany; 3,3V; 1A; TO220; THT </text:p>
          </table:table-cell>
          <table:table-cell office:value-type="string">
            <text:p>tme.pl</text:p>
          </table:table-cell>
          <table:table-cell office:value-type="string">
            <text:p>LM3940IT-3.3</text:p>
          </table:table-cell>
          <table:table-cell office:value-type="string">
            <text:p>Texas Instruments</text:p>
          </table:table-cell>
          <table:table-cell office:value-type="string">
            <text:p>LM3940IT-3.3/NOPB</text:p>
          </table:table-cell>
          <table:table-cell office:value-type="float" office:value="4.76">
            <text:p>4,7600</text:p>
          </table:table-cell>
          <table:table-cell office:value-type="string">
            <text:p>PLN</text:p>
          </table:table-cell>
          <table:table-cell office:value-type="date" office:date-value="2015-06-03">
            <text:p>03-06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C6462AIM</text:p>
          </table:table-cell>
          <table:table-cell office:value-type="string">
            <text:p>8SOIC150</text:p>
          </table:table-cell>
          <table:table-cell office:value-type="string">
            <text:p>LF353H</text:p>
          </table:table-cell>
          <table:table-cell office:value-type="string">
            <text:p>8SOIC150</text:p>
          </table:table-cell>
          <table:table-cell/>
          <table:table-cell table:style-name="ce71" office:value-type="string">
            <text:p>Wzmacniacz operacyjny; 50kHz; 3÷16VDC; Kanały:2; SO8</text:p>
          </table:table-cell>
          <table:table-cell office:value-type="string">
            <text:p>tme.pl</text:p>
          </table:table-cell>
          <table:table-cell office:value-type="string">
            <text:p>LMC6462AIM/NOPB</text:p>
          </table:table-cell>
          <table:table-cell office:value-type="string">
            <text:p>Texas Instruments</text:p>
          </table:table-cell>
          <table:table-cell table:style-name="ce1" office:value-type="string">
            <text:p>LMC6462AIM/NOPB</text:p>
          </table:table-cell>
          <table:table-cell office:value-type="float" office:value="12.12">
            <text:p>12,1200</text:p>
          </table:table-cell>
          <table:table-cell table:style-name="ce1" office:value-type="string">
            <text:p>PLN</text:p>
          </table:table-cell>
          <table:table-cell office:value-type="date" office:date-value="2016-10-29">
            <text:p>29-10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C7211BIM5</text:p>
          </table:table-cell>
          <table:table-cell office:value-type="string">
            <text:p>SOT23-5</text:p>
          </table:table-cell>
          <table:table-cell office:value-type="string">
            <text:p>LMC7211BIM5</text:p>
          </table:table-cell>
          <table:table-cell office:value-type="string">
            <text:p>SOT23-5</text:p>
          </table:table-cell>
          <table:table-cell/>
          <table:table-cell table:style-name="ce1" office:value-type="string">
            <text:p>Tiny CMOS Comparator with rail to rail input</text:p>
          </table:table-cell>
          <table:table-cell office:value-type="string">
            <text:p>farnell.com</text:p>
          </table:table-cell>
          <table:table-cell office:value-type="string">
            <text:p>955541</text:p>
          </table:table-cell>
          <table:table-cell office:value-type="string">
            <text:p>National Semiconductor</text:p>
          </table:table-cell>
          <table:table-cell office:value-type="string">
            <text:p>LMC7211BIM5</text:p>
          </table:table-cell>
          <table:table-cell office:value-type="float" office:value="5.95">
            <text:p>5,9500</text:p>
          </table:table-cell>
          <table:table-cell table:style-name="ce1" office:value-type="string">
            <text:p>PLN</text:p>
          </table:table-cell>
          <table:table-cell office:value-type="date" office:date-value="2012-09-13">
            <text:p>13-09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MV331M5</text:p>
          </table:table-cell>
          <table:table-cell office:value-type="string">
            <text:p>SOT23-5</text:p>
          </table:table-cell>
          <table:table-cell office:value-type="string">
            <text:p>LMV331M5</text:p>
          </table:table-cell>
          <table:table-cell office:value-type="string">
            <text:p>SOT23-5</text:p>
          </table:table-cell>
          <table:table-cell/>
          <table:table-cell table:style-name="ce1" office:value-type="string">
            <text:p>General purpose, low voltage, tiny pack comparator</text:p>
          </table:table-cell>
          <table:table-cell office:value-type="string">
            <text:p>farnell.com</text:p>
          </table:table-cell>
          <table:table-cell office:value-type="string">
            <text:p>1197386</text:p>
          </table:table-cell>
          <table:table-cell office:value-type="string">
            <text:p>National Semiconductor</text:p>
          </table:table-cell>
          <table:table-cell table:style-name="ce1" office:value-type="string">
            <text:p>LMV331M5</text:p>
          </table:table-cell>
          <table:table-cell office:value-type="float" office:value="2.92">
            <text:p>2,9200</text:p>
          </table:table-cell>
          <table:table-cell table:style-name="ce45" office:value-type="string">
            <text:p>PLN</text:p>
          </table:table-cell>
          <table:table-cell office:value-type="date" office:date-value="2012-05-20">
            <text:p>20-05-2012</text:p>
          </table:table-cell>
          <table:table-cell table:number-columns-repeated="1006"/>
        </table:table-row>
        <table:table-row table:style-name="ro1">
          <table:table-cell office:value-type="string">
            <text:p>LT1617ES5-1TRMPBF</text:p>
          </table:table-cell>
          <table:table-cell office:value-type="string">
            <text:p>SOT23-5</text:p>
          </table:table-cell>
          <table:table-cell table:style-name="ce2" office:value-type="string">
            <text:p>LT1617</text:p>
          </table:table-cell>
          <table:table-cell office:value-type="string">
            <text:p>SOT23-5</text:p>
          </table:table-cell>
          <table:table-cell/>
          <table:table-cell office:value-type="string">
            <text:p>Przetwornica DC/DC; inwerter; Uwej:1,2÷15V; Uwyj: -5÷-34V; 100mA</text:p>
          </table:table-cell>
          <table:table-cell office:value-type="string">
            <text:p>tme.pl</text:p>
          </table:table-cell>
          <table:table-cell table:style-name="ce2" office:value-type="string">
            <text:p>LT1617ES5-1TRMPBF</text:p>
          </table:table-cell>
          <table:table-cell office:value-type="string">
            <text:p>Linear Technology</text:p>
          </table:table-cell>
          <table:table-cell office:value-type="string">
            <text:p>LT1617ES5-1TRMPBF</text:p>
          </table:table-cell>
          <table:table-cell office:value-type="float" office:value="14.7">
            <text:p>14,7000</text:p>
          </table:table-cell>
          <table:table-cell office:value-type="string">
            <text:p>PLN</text:p>
          </table:table-cell>
          <table:table-cell office:value-type="date" office:date-value="2017-10-08">
            <text:p>08-10-2017</text:p>
          </table:table-cell>
          <table:table-cell table:number-columns-repeated="1006"/>
        </table:table-row>
        <table:table-row table:style-name="ro1">
          <table:table-cell office:value-type="string">
            <text:p>LT1617ES5#TRMPBF</text:p>
          </table:table-cell>
          <table:table-cell office:value-type="string">
            <text:p>SOT23-5</text:p>
          </table:table-cell>
          <table:table-cell office:value-type="string">
            <text:p>LT1617</text:p>
          </table:table-cell>
          <table:table-cell office:value-type="string">
            <text:p>SOT23-5</text:p>
          </table:table-cell>
          <table:table-cell/>
          <table:table-cell office:value-type="string">
            <text:p>Regulator przełączający DC-DC, odwracający, regulowany, wej. 1V-15V, wyj. 350mA, SOT-23-5</text:p>
          </table:table-cell>
          <table:table-cell office:value-type="string">
            <text:p>farnell.com</text:p>
          </table:table-cell>
          <table:table-cell office:value-type="string">
            <text:p>1663766</text:p>
          </table:table-cell>
          <table:table-cell office:value-type="string">
            <text:p>Linear Technology</text:p>
          </table:table-cell>
          <table:table-cell office:value-type="string">
            <text:p>LT1617ES5#TRMPBF</text:p>
          </table:table-cell>
          <table:table-cell office:value-type="float" office:value="19">
            <text:p>19,0000</text:p>
          </table:table-cell>
          <table:table-cell office:value-type="string">
            <text:p>PLN</text:p>
          </table:table-cell>
          <table:table-cell office:value-type="date" office:date-value="2017-07-04">
            <text:p>04-07-2017</text:p>
          </table:table-cell>
          <table:table-cell table:number-columns-repeated="1006"/>
        </table:table-row>
        <table:table-row table:style-name="ro1">
          <table:table-cell office:value-type="string">
            <text:p>LT1618EMS</text:p>
          </table:table-cell>
          <table:table-cell office:value-type="string">
            <text:p>MO-187BA</text:p>
          </table:table-cell>
          <table:table-cell table:style-name="ce2" office:value-type="string">
            <text:p>LT1618EMS</text:p>
          </table:table-cell>
          <table:table-cell office:value-type="string">
            <text:p>MO-187BA</text:p>
          </table:table-cell>
          <table:table-cell/>
          <table:table-cell office:value-type="string">
            <text:p>Regulator przełączający DC-DC boost, SEPIC, regulowany, wej. 1.6V-18V, wyj. 1A, 1.6MHz, MSOP-10</text:p>
          </table:table-cell>
          <table:table-cell office:value-type="string">
            <text:p>farnell.com</text:p>
          </table:table-cell>
          <table:table-cell office:value-type="string">
            <text:p>1273771</text:p>
          </table:table-cell>
          <table:table-cell office:value-type="string">
            <text:p>Linear Technology</text:p>
          </table:table-cell>
          <table:table-cell office:value-type="string">
            <text:p>LT1618EMS#PBF</text:p>
          </table:table-cell>
          <table:table-cell office:value-type="float" office:value="14.7">
            <text:p>14,7000</text:p>
          </table:table-cell>
          <table:table-cell office:value-type="string">
            <text:p>PLN</text:p>
          </table:table-cell>
          <table:table-cell office:value-type="date" office:date-value="2017-10-08">
            <text:p>08-10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LTC2852CDD</text:p>
          </table:table-cell>
          <table:table-cell office:value-type="string">
            <text:p>MO-229WEED-2</text:p>
          </table:table-cell>
          <table:table-cell office:value-type="string">
            <text:p>LTC2852CDD</text:p>
          </table:table-cell>
          <table:table-cell office:value-type="string">
            <text:p>MO-229WEED-2</text:p>
          </table:table-cell>
          <table:table-cell/>
          <table:table-cell table:style-name="ce1" office:value-type="string">
            <text:p>RS485, TXRX, FULL-DUPLEX, 10DFN </text:p>
          </table:table-cell>
          <table:table-cell office:value-type="string">
            <text:p>farnell.com</text:p>
          </table:table-cell>
          <table:table-cell office:value-type="string">
            <text:p>2294421</text:p>
          </table:table-cell>
          <table:table-cell office:value-type="string">
            <text:p>Linear Technology</text:p>
          </table:table-cell>
          <table:table-cell office:value-type="string">
            <text:p>LTC2852CDD#PBF</text:p>
          </table:table-cell>
          <table:table-cell office:value-type="float" office:value="9.43">
            <text:p>9,4300</text:p>
          </table:table-cell>
          <table:table-cell table:style-name="ce1" office:value-type="string">
            <text:p>PLN</text:p>
          </table:table-cell>
          <table:table-cell office:value-type="date" office:date-value="2015-05-01">
            <text:p>01-05-2015</text:p>
          </table:table-cell>
          <table:table-cell table:number-columns-repeated="1006"/>
        </table:table-row>
        <table:table-row table:style-name="ro1">
          <table:table-cell office:value-type="string">
            <text:p>LTC3621HMS8E-23.3</text:p>
          </table:table-cell>
          <table:table-cell office:value-type="string">
            <text:p>MO-187AA_PAD</text:p>
          </table:table-cell>
          <table:table-cell table:style-name="ce2" office:value-type="string">
            <text:p>LTC3621HMS8E</text:p>
          </table:table-cell>
          <table:table-cell office:value-type="string">
            <text:p>MO-187AA_PAD</text:p>
          </table:table-cell>
          <table:table-cell/>
          <table:table-cell office:value-type="string">
            <text:p>Synchroniczny regulator przełączający, buck (step-down), stały, wejście 2.7V-17V, wyjście 3.3V / 1A</text:p>
          </table:table-cell>
          <table:table-cell office:value-type="string">
            <text:p>farnell.com</text:p>
          </table:table-cell>
          <table:table-cell office:value-type="string">
            <text:p>2483292</text:p>
          </table:table-cell>
          <table:table-cell office:value-type="string">
            <text:p>Linear Technology</text:p>
          </table:table-cell>
          <table:table-cell office:value-type="string">
            <text:p>LTC3621HMS8E-23.3#PBF</text:p>
          </table:table-cell>
          <table:table-cell office:value-type="float" office:value="27">
            <text:p>27,0000</text:p>
          </table:table-cell>
          <table:table-cell office:value-type="string">
            <text:p>PLN</text:p>
          </table:table-cell>
          <table:table-cell office:value-type="date" office:date-value="2017-10-04">
            <text:p>04-10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MAX202EESE+</text:p>
          </table:table-cell>
          <table:table-cell office:value-type="string">
            <text:p>16SOIC150</text:p>
          </table:table-cell>
          <table:table-cell office:value-type="string">
            <text:p>MAX202</text:p>
          </table:table-cell>
          <table:table-cell office:value-type="string">
            <text:p>16SOIC150</text:p>
          </table:table-cell>
          <table:table-cell/>
          <table:table-cell table:style-name="ce1" office:value-type="string">
            <text:p>LINE DRIVER/RECEIVER, 5V, ESD, 202</text:p>
          </table:table-cell>
          <table:table-cell office:value-type="string">
            <text:p>tme.pl</text:p>
          </table:table-cell>
          <table:table-cell office:value-type="string">
            <text:p>MAX202EESE+</text:p>
          </table:table-cell>
          <table:table-cell office:value-type="string">
            <text:p>Maxim-Dallas</text:p>
          </table:table-cell>
          <table:table-cell office:value-type="string">
            <text:p>MAX202EESE+</text:p>
          </table:table-cell>
          <table:table-cell office:value-type="float" office:value="12.51">
            <text:p>12,5100</text:p>
          </table:table-cell>
          <table:table-cell table:style-name="ce45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MAX4080SASA+</text:p>
          </table:table-cell>
          <table:table-cell office:value-type="string">
            <text:p>8SOIC150</text:p>
          </table:table-cell>
          <table:table-cell office:value-type="string">
            <text:p>MAX4080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76V, high side, current sense amplifier with voltage output</text:p>
          </table:table-cell>
          <table:table-cell office:value-type="string">
            <text:p>tme.pl</text:p>
          </table:table-cell>
          <table:table-cell office:value-type="string">
            <text:p>MAX4080SASA+</text:p>
          </table:table-cell>
          <table:table-cell office:value-type="string">
            <text:p>Maxim-Dallas</text:p>
          </table:table-cell>
          <table:table-cell table:style-name="ce1" office:value-type="string">
            <text:p>MAX4080SASA+</text:p>
          </table:table-cell>
          <table:table-cell office:value-type="float" office:value="9.77">
            <text:p>9,7700</text:p>
          </table:table-cell>
          <table:table-cell table:style-name="ce1" office:value-type="string">
            <text:p>PLN</text:p>
          </table:table-cell>
          <table:table-cell office:value-type="date" office:date-value="2014-10-19">
            <text:p>19-10-2014</text:p>
          </table:table-cell>
          <table:table-cell table:number-columns-repeated="1006"/>
        </table:table-row>
        <table:table-row table:style-name="ro1">
          <table:table-cell office:value-type="string">
            <text:p>MAX809SEUR+T</text:p>
          </table:table-cell>
          <table:table-cell office:value-type="string">
            <text:p>SOT23-3</text:p>
          </table:table-cell>
          <table:table-cell office:value-type="string">
            <text:p>STM809</text:p>
          </table:table-cell>
          <table:table-cell office:value-type="string">
            <text:p>SOT23-3</text:p>
          </table:table-cell>
          <table:table-cell/>
          <table:table-cell office:value-type="string">
            <text:p>Układ nadzorujący; push-pull; 3,08 V; Aktywny stan: niski; SOT23</text:p>
          </table:table-cell>
          <table:table-cell office:value-type="string">
            <text:p>tme.pl</text:p>
          </table:table-cell>
          <table:table-cell office:value-type="string">
            <text:p>MAX809SEUR+T</text:p>
          </table:table-cell>
          <table:table-cell office:value-type="string">
            <text:p>Maxim-Dallas</text:p>
          </table:table-cell>
          <table:table-cell office:value-type="string">
            <text:p>MAX809SEUR+T</text:p>
          </table:table-cell>
          <table:table-cell office:value-type="float" office:value="2.5">
            <text:p>2,5000</text:p>
          </table:table-cell>
          <table:table-cell office:value-type="string">
            <text:p>PLN</text:p>
          </table:table-cell>
          <table:table-cell office:value-type="date" office:date-value="2017-07-04">
            <text:p>04-07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MC33033DWG</text:p>
          </table:table-cell>
          <table:table-cell office:value-type="string">
            <text:p>20SOIC300</text:p>
          </table:table-cell>
          <table:table-cell office:value-type="string">
            <text:p>MC33033DWG</text:p>
          </table:table-cell>
          <table:table-cell office:value-type="string">
            <text:p>20SOIC300</text:p>
          </table:table-cell>
          <table:table-cell/>
          <table:table-cell table:style-name="ce1" office:value-type="string">
            <text:p>Brushless DC motor controller</text:p>
          </table:table-cell>
          <table:table-cell office:value-type="string">
            <text:p>farnell.com</text:p>
          </table:table-cell>
          <table:table-cell office:value-type="string">
            <text:p>2102550</text:p>
          </table:table-cell>
          <table:table-cell office:value-type="string">
            <text:p>ON Semiconductor</text:p>
          </table:table-cell>
          <table:table-cell table:style-name="ce1" office:value-type="string">
            <text:p>MC33033DWG</text:p>
          </table:table-cell>
          <table:table-cell office:value-type="float" office:value="20.03">
            <text:p>20,0300</text:p>
          </table:table-cell>
          <table:table-cell table:style-name="ce1" office:value-type="string">
            <text:p>PLN</text:p>
          </table:table-cell>
          <table:table-cell office:value-type="date" office:date-value="2013-04-14">
            <text:p>14-04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MC7805CTG</text:p>
          </table:table-cell>
          <table:table-cell office:value-type="string">
            <text:p>VERTICAL</text:p>
          </table:table-cell>
          <table:table-cell office:value-type="string">
            <text:p>LM7805D2PAK</text:p>
          </table:table-cell>
          <table:table-cell office:value-type="string">
            <text:p>TO-220V</text:p>
          </table:table-cell>
          <table:table-cell office:value-type="string">
            <text:p>TO-220HRAD</text:p>
          </table:table-cell>
          <table:table-cell table:style-name="ce1" office:value-type="string">
            <text:p>Stabilizator napięcia; nieregulowany; 5V; 1A; TO220AB; THT</text:p>
          </table:table-cell>
          <table:table-cell office:value-type="string">
            <text:p>tme.pl</text:p>
          </table:table-cell>
          <table:table-cell office:value-type="string">
            <text:p>MC7805CTG</text:p>
          </table:table-cell>
          <table:table-cell office:value-type="string">
            <text:p>ON Semiconductor</text:p>
          </table:table-cell>
          <table:table-cell table:style-name="ce1" office:value-type="string">
            <text:p>MC7805CTG</text:p>
          </table:table-cell>
          <table:table-cell office:value-type="float" office:value="1.2">
            <text:p>1,2000</text:p>
          </table:table-cell>
          <table:table-cell table:style-name="ce45" office:value-type="string">
            <text:p>PLN</text:p>
          </table:table-cell>
          <table:table-cell office:value-type="date" office:date-value="2017-05-17">
            <text:p>17-05-2017</text:p>
          </table:table-cell>
          <table:table-cell table:number-columns-repeated="1006"/>
        </table:table-row>
        <table:table-row table:style-name="ro1">
          <table:table-cell office:value-type="string">
            <text:p>MC79L05ACH</text:p>
          </table:table-cell>
          <table:table-cell office:value-type="string">
            <text:p>SOT-89</text:p>
          </table:table-cell>
          <table:table-cell office:value-type="string">
            <text:p>MC79L05ACH</text:p>
          </table:table-cell>
          <table:table-cell office:value-type="string">
            <text:p>SOT-89</text:p>
          </table:table-cell>
          <table:table-cell/>
          <table:table-cell office:value-type="string">
            <text:p>Stabilizator napięcia; nieregulowany; -5V; 0,1A; SOT89; SMD</text:p>
          </table:table-cell>
          <table:table-cell office:value-type="string">
            <text:p>tme.pl</text:p>
          </table:table-cell>
          <table:table-cell office:value-type="string">
            <text:p>MC79L05ACH</text:p>
          </table:table-cell>
          <table:table-cell office:value-type="string">
            <text:p>Fairchild Semiconductor</text:p>
          </table:table-cell>
          <table:table-cell table:style-name="ce1" office:value-type="string">
            <text:p>MC79L05ACHX</text:p>
          </table:table-cell>
          <table:table-cell office:value-type="float" office:value="0.75">
            <text:p>0,7500</text:p>
          </table:table-cell>
          <table:table-cell office:value-type="string">
            <text:p>PLN</text:p>
          </table:table-cell>
          <table:table-cell office:value-type="date" office:date-value="2017-02-22">
            <text:p>22-02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MC79L12ACDG</text:p>
          </table:table-cell>
          <table:table-cell office:value-type="string">
            <text:p>8SOIC150</text:p>
          </table:table-cell>
          <table:table-cell office:value-type="string">
            <text:p>LM79LXX-SOIC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3-terminal negative voltage regulator</text:p>
          </table:table-cell>
          <table:table-cell office:value-type="string">
            <text:p>tme.pl</text:p>
          </table:table-cell>
          <table:table-cell office:value-type="string">
            <text:p>MC79L12ACDG</text:p>
          </table:table-cell>
          <table:table-cell office:value-type="string">
            <text:p>ON Semiconductor</text:p>
          </table:table-cell>
          <table:table-cell table:style-name="ce1" office:value-type="string">
            <text:p>MC79L12ACDG</text:p>
          </table:table-cell>
          <table:table-cell office:value-type="float" office:value="1">
            <text:p>1,0000</text:p>
          </table:table-cell>
          <table:table-cell table:style-name="ce45" office:value-type="string">
            <text:p>PLN</text:p>
          </table:table-cell>
          <table:table-cell office:value-type="date" office:date-value="2017-01-10">
            <text:p>10-01-2017</text:p>
          </table:table-cell>
          <table:table-cell table:number-columns-repeated="1006"/>
        </table:table-row>
        <table:table-row table:style-name="ro1">
          <table:table-cell office:value-type="string">
            <text:p>MCP1541T-I/TT</text:p>
          </table:table-cell>
          <table:table-cell office:value-type="string">
            <text:p>SOT23-3</text:p>
          </table:table-cell>
          <table:table-cell office:value-type="string">
            <text:p>REF3125</text:p>
          </table:table-cell>
          <table:table-cell office:value-type="string">
            <text:p>SOT23-3</text:p>
          </table:table-cell>
          <table:table-cell/>
          <table:table-cell office:value-type="string">
            <text:p>Źródło napięcia odniesienia; 4,096V; SOT23</text:p>
          </table:table-cell>
          <table:table-cell office:value-type="string">
            <text:p>tme.pl</text:p>
          </table:table-cell>
          <table:table-cell office:value-type="string">
            <text:p>MCP1541T-I/TT</text:p>
          </table:table-cell>
          <table:table-cell office:value-type="string">
            <text:p>Microchip</text:p>
          </table:table-cell>
          <table:table-cell office:value-type="string">
            <text:p>MCP1541T-I/TT</text:p>
          </table:table-cell>
          <table:table-cell office:value-type="float" office:value="1.73">
            <text:p>1,7300</text:p>
          </table:table-cell>
          <table:table-cell office:value-type="string">
            <text:p>PLN</text:p>
          </table:table-cell>
          <table:table-cell office:value-type="date" office:date-value="2015-06-11">
            <text:p>11-06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MCP1700T3002ETT</text:p>
          </table:table-cell>
          <table:table-cell office:value-type="string">
            <text:p>SOT23-3</text:p>
          </table:table-cell>
          <table:table-cell office:value-type="string">
            <text:p>MCP1700</text:p>
          </table:table-cell>
          <table:table-cell office:value-type="string">
            <text:p>SOT23-3</text:p>
          </table:table-cell>
          <table:table-cell/>
          <table:table-cell table:style-name="ce1" office:value-type="string">
            <text:p>Low quiescent current LDO, 3.0V, 250mA, SOT-23</text:p>
          </table:table-cell>
          <table:table-cell office:value-type="string">
            <text:p>tme.pl</text:p>
          </table:table-cell>
          <table:table-cell office:value-type="string">
            <text:p>MCP1700T3002ETT</text:p>
          </table:table-cell>
          <table:table-cell office:value-type="string">
            <text:p>Microchip</text:p>
          </table:table-cell>
          <table:table-cell table:style-name="ce1" office:value-type="string">
            <text:p>MCP1700T3002E/TT</text:p>
          </table:table-cell>
          <table:table-cell office:value-type="float" office:value="1.25">
            <text:p>1,2500</text:p>
          </table:table-cell>
          <table:table-cell table:style-name="ce45" office:value-type="string">
            <text:p>PLN</text:p>
          </table:table-cell>
          <table:table-cell office:value-type="date" office:date-value="2011-08-23">
            <text:p>23-08-2011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MCP1700T3302ETT</text:p>
          </table:table-cell>
          <table:table-cell office:value-type="string">
            <text:p>SOT23-3</text:p>
          </table:table-cell>
          <table:table-cell office:value-type="string">
            <text:p>MCP1700</text:p>
          </table:table-cell>
          <table:table-cell office:value-type="string">
            <text:p>SOT23-3</text:p>
          </table:table-cell>
          <table:table-cell/>
          <table:table-cell table:style-name="ce1" office:value-type="string">
            <text:p>Low quiescent current LDO, 3.3V, 250mA, SOT-23</text:p>
          </table:table-cell>
          <table:table-cell office:value-type="string">
            <text:p>tme.pl</text:p>
          </table:table-cell>
          <table:table-cell office:value-type="string">
            <text:p>MCP1700T3302ETT</text:p>
          </table:table-cell>
          <table:table-cell office:value-type="string">
            <text:p>Microchip</text:p>
          </table:table-cell>
          <table:table-cell table:style-name="ce1" office:value-type="string">
            <text:p>MCP1700T3302E/TT</text:p>
          </table:table-cell>
          <table:table-cell office:value-type="float" office:value="1.5">
            <text:p>1,5000</text:p>
          </table:table-cell>
          <table:table-cell table:style-name="ce45" office:value-type="string">
            <text:p>PLN</text:p>
          </table:table-cell>
          <table:table-cell office:value-type="date" office:date-value="2017-09-25">
            <text:p>25-09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MCP1703AT-5002E/MB</text:p>
          </table:table-cell>
          <table:table-cell office:value-type="string">
            <text:p>SOT-89</text:p>
          </table:table-cell>
          <table:table-cell office:value-type="string">
            <text:p>MCP1703_SOT-89</text:p>
          </table:table-cell>
          <table:table-cell office:value-type="string">
            <text:p>SOT-89R</text:p>
          </table:table-cell>
          <table:table-cell/>
          <table:table-cell table:style-name="ce73" office:value-type="string">
            <text:p>250 mA, 16V, Low Quiescent Current LDO Regulator, Vout=5V</text:p>
          </table:table-cell>
          <table:table-cell office:value-type="string">
            <text:p>tme.pl</text:p>
          </table:table-cell>
          <table:table-cell office:value-type="string">
            <text:p>MCP1703AT-5002E/MB</text:p>
          </table:table-cell>
          <table:table-cell office:value-type="string">
            <text:p>Microchip</text:p>
          </table:table-cell>
          <table:table-cell table:style-name="ce1" office:value-type="string">
            <text:p>MCP1703AT-5002E/MB</text:p>
          </table:table-cell>
          <table:table-cell office:value-type="float" office:value="1.87">
            <text:p>1,8700</text:p>
          </table:table-cell>
          <table:table-cell table:style-name="ce1" office:value-type="string">
            <text:p>PLN</text:p>
          </table:table-cell>
          <table:table-cell office:value-type="date" office:date-value="2015-05-01">
            <text:p>01-05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MCP1703T3302ECB</text:p>
          </table:table-cell>
          <table:table-cell office:value-type="string">
            <text:p>SOT23-3</text:p>
          </table:table-cell>
          <table:table-cell office:value-type="string">
            <text:p>MCP1700</text:p>
          </table:table-cell>
          <table:table-cell office:value-type="string">
            <text:p>SOT23-3</text:p>
          </table:table-cell>
          <table:table-cell/>
          <table:table-cell table:style-name="ce73" office:value-type="string">
            <text:p>250 mA, 16V, Low Quiescent Current LDO Regulator, Vout=3.3V</text:p>
          </table:table-cell>
          <table:table-cell office:value-type="string">
            <text:p>tme.pl</text:p>
          </table:table-cell>
          <table:table-cell office:value-type="string">
            <text:p>MCP1703T3302ECB</text:p>
          </table:table-cell>
          <table:table-cell office:value-type="string">
            <text:p>Microchip</text:p>
          </table:table-cell>
          <table:table-cell table:style-name="ce1" office:value-type="string">
            <text:p>MCP1703T3302ECB</text:p>
          </table:table-cell>
          <table:table-cell office:value-type="float" office:value="2.11">
            <text:p>2,1100</text:p>
          </table:table-cell>
          <table:table-cell table:style-name="ce1" office:value-type="string">
            <text:p>PLN</text:p>
          </table:table-cell>
          <table:table-cell office:value-type="date" office:date-value="2016-04-09">
            <text:p>09-04-2016</text:p>
          </table:table-cell>
          <table:table-cell table:number-columns-repeated="1006"/>
        </table:table-row>
        <table:table-row table:style-name="ro1">
          <table:table-cell office:value-type="string">
            <text:p>MCP1755T-5002E/DC</text:p>
          </table:table-cell>
          <table:table-cell office:value-type="string">
            <text:p>SOT-223-5</text:p>
          </table:table-cell>
          <table:table-cell office:value-type="string">
            <text:p>MCP1755T</text:p>
          </table:table-cell>
          <table:table-cell office:value-type="string">
            <text:p>SOT-223-5</text:p>
          </table:table-cell>
          <table:table-cell/>
          <table:table-cell office:value-type="string">
            <text:p>Stabilizator napięcia; LDO, nieregulowany; 16V; 5V; 300mA; SMD</text:p>
          </table:table-cell>
          <table:table-cell office:value-type="string">
            <text:p>tme.pl</text:p>
          </table:table-cell>
          <table:table-cell office:value-type="string">
            <text:p>MCP1755T-5002E/DC</text:p>
          </table:table-cell>
          <table:table-cell office:value-type="string">
            <text:p>Microchip</text:p>
          </table:table-cell>
          <table:table-cell office:value-type="string">
            <text:p>MCP1755T-5002E/DC</text:p>
          </table:table-cell>
          <table:table-cell office:value-type="float" office:value="3.09">
            <text:p>3,0900</text:p>
          </table:table-cell>
          <table:table-cell office:value-type="string">
            <text:p>PLN</text:p>
          </table:table-cell>
          <table:table-cell office:value-type="date" office:date-value="2016-01-26">
            <text:p>26-01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MCP1790-3302EDB</text:p>
          </table:table-cell>
          <table:table-cell office:value-type="string">
            <text:p>SOT-223</text:p>
          </table:table-cell>
          <table:table-cell office:value-type="string">
            <text:p>MCP1790</text:p>
          </table:table-cell>
          <table:table-cell office:value-type="string">
            <text:p>SOT-223</text:p>
          </table:table-cell>
          <table:table-cell/>
          <table:table-cell table:style-name="ce1" office:value-type="string">
            <text:p>70mA voltage regulator, 3.3V output</text:p>
          </table:table-cell>
          <table:table-cell office:value-type="string">
            <text:p>tme.pl</text:p>
          </table:table-cell>
          <table:table-cell office:value-type="string">
            <text:p>MCP1790-3302EDB</text:p>
          </table:table-cell>
          <table:table-cell office:value-type="string">
            <text:p>Microchip</text:p>
          </table:table-cell>
          <table:table-cell table:style-name="ce1" office:value-type="string">
            <text:p>MCP1790-3302EDB</text:p>
          </table:table-cell>
          <table:table-cell office:value-type="float" office:value="2.45">
            <text:p>2,4500</text:p>
          </table:table-cell>
          <table:table-cell table:style-name="ce1" office:value-type="string">
            <text:p>PLN</text:p>
          </table:table-cell>
          <table:table-cell office:value-type="date" office:date-value="2014-10-29">
            <text:p>29-10-2014</text:p>
          </table:table-cell>
          <table:table-cell table:number-columns-repeated="1006"/>
        </table:table-row>
        <table:table-row table:style-name="ro1">
          <table:table-cell office:value-type="string">
            <text:p>MCP4822E/SN</text:p>
          </table:table-cell>
          <table:table-cell office:value-type="string">
            <text:p>8SOIC150</text:p>
          </table:table-cell>
          <table:table-cell office:value-type="string">
            <text:p>MCP4822</text:p>
          </table:table-cell>
          <table:table-cell office:value-type="string">
            <text:p>8SOIC150</text:p>
          </table:table-cell>
          <table:table-cell/>
          <table:table-cell office:value-type="string">
            <text:p>Przetwornik D/A; 12bit; Kanały:2; 2,7÷5,5VDC; SO8</text:p>
          </table:table-cell>
          <table:table-cell office:value-type="string">
            <text:p>tme.pl</text:p>
          </table:table-cell>
          <table:table-cell office:value-type="string">
            <text:p>MCP4822E/SN</text:p>
          </table:table-cell>
          <table:table-cell office:value-type="string">
            <text:p>Microchip</text:p>
          </table:table-cell>
          <table:table-cell office:value-type="string">
            <text:p>MCP4822E/SN</text:p>
          </table:table-cell>
          <table:table-cell office:value-type="float" office:value="11.34">
            <text:p>11,3400</text:p>
          </table:table-cell>
          <table:table-cell office:value-type="string">
            <text:p>PLN</text:p>
          </table:table-cell>
          <table:table-cell office:value-type="date" office:date-value="2015-11-19">
            <text:p>19-11-2015</text:p>
          </table:table-cell>
          <table:table-cell table:number-columns-repeated="1006"/>
        </table:table-row>
        <table:table-row table:style-name="ro1">
          <table:table-cell office:value-type="string">
            <text:p>MCP4922-E/SL</text:p>
          </table:table-cell>
          <table:table-cell office:value-type="string">
            <text:p>14SOIC150</text:p>
          </table:table-cell>
          <table:table-cell office:value-type="string">
            <text:p>MCP4922</text:p>
          </table:table-cell>
          <table:table-cell office:value-type="string">
            <text:p>14SOIC150</text:p>
          </table:table-cell>
          <table:table-cell/>
          <table:table-cell office:value-type="string">
            <text:p>Przetwornik D/A; 12bit; Kanały:2; 2,7÷5,5VDC; SO14</text:p>
          </table:table-cell>
          <table:table-cell office:value-type="string">
            <text:p>tme.pl</text:p>
          </table:table-cell>
          <table:table-cell office:value-type="string">
            <text:p>MCP4922-E/SL</text:p>
          </table:table-cell>
          <table:table-cell office:value-type="string">
            <text:p>Microchip</text:p>
          </table:table-cell>
          <table:table-cell office:value-type="string">
            <text:p>MCP4922-E/SL</text:p>
          </table:table-cell>
          <table:table-cell office:value-type="float" office:value="12">
            <text:p>12,0000</text:p>
          </table:table-cell>
          <table:table-cell office:value-type="string">
            <text:p>PLN</text:p>
          </table:table-cell>
          <table:table-cell office:value-type="date" office:date-value="2017-03-26">
            <text:p>26-03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MCP6002-E/P</text:p>
          </table:table-cell>
          <table:table-cell office:value-type="string">
            <text:p>8DIP300</text:p>
          </table:table-cell>
          <table:table-cell office:value-type="string">
            <text:p>LF353H</text:p>
          </table:table-cell>
          <table:table-cell office:value-type="string">
            <text:p>8DIP300</text:p>
          </table:table-cell>
          <table:table-cell/>
          <table:table-cell table:style-name="ce71" office:value-type="string">
            <text:p>Wzmacniacz operacyjny; 1MHz; 1,8÷5,5VDC; Kanały:2; DIP8 </text:p>
          </table:table-cell>
          <table:table-cell office:value-type="string">
            <text:p>tme.pl</text:p>
          </table:table-cell>
          <table:table-cell office:value-type="string">
            <text:p>MCP6002-E/P</text:p>
          </table:table-cell>
          <table:table-cell office:value-type="string">
            <text:p>Microchip</text:p>
          </table:table-cell>
          <table:table-cell table:style-name="ce1" office:value-type="string">
            <text:p>MCP6002-E/P</text:p>
          </table:table-cell>
          <table:table-cell office:value-type="float" office:value="1.31">
            <text:p>1,3100</text:p>
          </table:table-cell>
          <table:table-cell table:style-name="ce1" office:value-type="string">
            <text:p>PLN</text:p>
          </table:table-cell>
          <table:table-cell office:value-type="date" office:date-value="2016-06-24">
            <text:p>24-06-2016</text:p>
          </table:table-cell>
          <table:table-cell table:number-columns-repeated="1006"/>
        </table:table-row>
        <table:table-row table:style-name="ro1">
          <table:table-cell office:value-type="string">
            <text:p>MCP6031T-E/OT</text:p>
          </table:table-cell>
          <table:table-cell office:value-type="string">
            <text:p>SOT23-5</text:p>
          </table:table-cell>
          <table:table-cell table:style-name="ce2" office:value-type="string">
            <text:p>AD8628ART</text:p>
          </table:table-cell>
          <table:table-cell office:value-type="string">
            <text:p>SOT23-5</text:p>
          </table:table-cell>
          <table:table-cell/>
          <table:table-cell office:value-type="string">
            <text:p>Wzmacniacz operacyjny; 10kHz; 1,8÷5,5VDC; Kanały:1; SOT23-5</text:p>
          </table:table-cell>
          <table:table-cell office:value-type="string">
            <text:p>tme.pl</text:p>
          </table:table-cell>
          <table:table-cell office:value-type="string">
            <text:p>MCP6031T-E/OT</text:p>
          </table:table-cell>
          <table:table-cell office:value-type="string">
            <text:p>Microchip</text:p>
          </table:table-cell>
          <table:table-cell office:value-type="string">
            <text:p>MCP6031T-E/OT</text:p>
          </table:table-cell>
          <table:table-cell office:value-type="float" office:value="2.56">
            <text:p>2,5600</text:p>
          </table:table-cell>
          <table:table-cell office:value-type="string">
            <text:p>PLN</text:p>
          </table:table-cell>
          <table:table-cell office:value-type="date" office:date-value="2016-04-09">
            <text:p>09-04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MCP6L71T-E/OT</text:p>
          </table:table-cell>
          <table:table-cell office:value-type="string">
            <text:p>SOT23-5</text:p>
          </table:table-cell>
          <table:table-cell office:value-type="string">
            <text:p>AD8628ART</text:p>
          </table:table-cell>
          <table:table-cell office:value-type="string">
            <text:p>SOT23-5</text:p>
          </table:table-cell>
          <table:table-cell/>
          <table:table-cell table:style-name="ce1" office:value-type="string">
            <text:p>2MHz, 85uA, OpAmp, SOT23-5</text:p>
          </table:table-cell>
          <table:table-cell office:value-type="string">
            <text:p>farnell.com</text:p>
          </table:table-cell>
          <table:table-cell office:value-type="string">
            <text:p>1715861</text:p>
          </table:table-cell>
          <table:table-cell office:value-type="string">
            <text:p>Microchip</text:p>
          </table:table-cell>
          <table:table-cell table:style-name="ce1" office:value-type="string">
            <text:p>MCP6L71T-E/OT</text:p>
          </table:table-cell>
          <table:table-cell office:value-type="float" office:value="1.69">
            <text:p>1,6900</text:p>
          </table:table-cell>
          <table:table-cell table:style-name="ce45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MCP73833-FCI/UN</text:p>
          </table:table-cell>
          <table:table-cell office:value-type="string">
            <text:p>MO-187BA</text:p>
          </table:table-cell>
          <table:table-cell office:value-type="string">
            <text:p>MCP73833UN</text:p>
          </table:table-cell>
          <table:table-cell office:value-type="string">
            <text:p>MO-187BA</text:p>
          </table:table-cell>
          <table:table-cell/>
          <table:table-cell table:style-name="ce1" office:value-type="string">
            <text:p>Stand-alone linear Li-Ion/Li Polymer Charge Management Controller</text:p>
          </table:table-cell>
          <table:table-cell office:value-type="string">
            <text:p>tme.pl</text:p>
          </table:table-cell>
          <table:table-cell office:value-type="string">
            <text:p>MCP73833-FCI/UN</text:p>
          </table:table-cell>
          <table:table-cell office:value-type="string">
            <text:p>Microchip</text:p>
          </table:table-cell>
          <table:table-cell table:style-name="ce1" office:value-type="string">
            <text:p>MCP73833-FCI/UN</text:p>
          </table:table-cell>
          <table:table-cell office:value-type="float" office:value="2.9">
            <text:p>2,9000</text:p>
          </table:table-cell>
          <table:table-cell table:style-name="ce45" office:value-type="string">
            <text:p>PLN</text:p>
          </table:table-cell>
          <table:table-cell office:value-type="date" office:date-value="2012-09-21">
            <text:p>21-09-2012</text:p>
          </table:table-cell>
          <table:table-cell table:number-columns-repeated="1006"/>
        </table:table-row>
        <table:table-row table:style-name="ro1">
          <table:table-cell office:value-type="string">
            <text:p>MCP79512-I/MS</text:p>
          </table:table-cell>
          <table:table-cell office:value-type="string">
            <text:p>MO-187BA</text:p>
          </table:table-cell>
          <table:table-cell table:style-name="ce2" office:value-type="string">
            <text:p>MCP79512</text:p>
          </table:table-cell>
          <table:table-cell office:value-type="string">
            <text:p>MO-187BA</text:p>
          </table:table-cell>
          <table:table-cell/>
          <table:table-cell office:value-type="string">
            <text:p>Układ RTC; SPI; SRAM; 64B; 1,8÷3,6VDC; MSOP10</text:p>
          </table:table-cell>
          <table:table-cell office:value-type="string">
            <text:p>tme.pl</text:p>
          </table:table-cell>
          <table:table-cell table:style-name="ce2" office:value-type="string">
            <text:p>MCP79512-I/MS</text:p>
          </table:table-cell>
          <table:table-cell office:value-type="string">
            <text:p>Microchip</text:p>
          </table:table-cell>
          <table:table-cell office:value-type="string">
            <text:p>MCP79512-I/MS</text:p>
          </table:table-cell>
          <table:table-cell office:value-type="float" office:value="7.2">
            <text:p>7,2000</text:p>
          </table:table-cell>
          <table:table-cell office:value-type="string">
            <text:p>PLN</text:p>
          </table:table-cell>
          <table:table-cell office:value-type="date" office:date-value="2017-07-04">
            <text:p>04-07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MIC29302WU</text:p>
          </table:table-cell>
          <table:table-cell office:value-type="string">
            <text:p>TO-263-5</text:p>
          </table:table-cell>
          <table:table-cell office:value-type="string">
            <text:p>SPX29302</text:p>
          </table:table-cell>
          <table:table-cell table:style-name="ce1" office:value-type="string">
            <text:p>TO-263-5</text:p>
          </table:table-cell>
          <table:table-cell/>
          <table:table-cell table:style-name="ce1" office:value-type="string">
            <text:p>High current low drop regulator 3A, adjusted</text:p>
          </table:table-cell>
          <table:table-cell office:value-type="string">
            <text:p>kamami.pl</text:p>
          </table:table-cell>
          <table:table-cell office:value-type="string">
            <text:p>MIC29302WU</text:p>
          </table:table-cell>
          <table:table-cell office:value-type="string">
            <text:p>Micrel</text:p>
          </table:table-cell>
          <table:table-cell table:style-name="ce1" office:value-type="string">
            <text:p>MIC29302WU</text:p>
          </table:table-cell>
          <table:table-cell table:formula="of:=11.07/1.23" office:value-type="float" office:value="9">
            <text:p>9,0000</text:p>
          </table:table-cell>
          <table:table-cell table:style-name="ce1" office:value-type="string">
            <text:p>PLN</text:p>
          </table:table-cell>
          <table:table-cell office:value-type="date" office:date-value="2015-11-20">
            <text:p>20-11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NX1117CE50Z</text:p>
          </table:table-cell>
          <table:table-cell office:value-type="string">
            <text:p>SOT-223</text:p>
          </table:table-cell>
          <table:table-cell office:value-type="string">
            <text:p>LM1117IMP</text:p>
          </table:table-cell>
          <table:table-cell office:value-type="string">
            <text:p>SOT-223</text:p>
          </table:table-cell>
          <table:table-cell/>
          <table:table-cell table:style-name="ce1" office:value-type="string">
            <text:p>800mA low-dropout linear regulator 5V</text:p>
          </table:table-cell>
          <table:table-cell office:value-type="string">
            <text:p>farnell.com</text:p>
          </table:table-cell>
          <table:table-cell office:value-type="string">
            <text:p>2057286</text:p>
          </table:table-cell>
          <table:table-cell office:value-type="string">
            <text:p>NXP</text:p>
          </table:table-cell>
          <table:table-cell table:style-name="ce1" office:value-type="string">
            <text:p>NX1117CE50Z</text:p>
          </table:table-cell>
          <table:table-cell office:value-type="float" office:value="1.06">
            <text:p>1,0600</text:p>
          </table:table-cell>
          <table:table-cell table:style-name="ce45" office:value-type="string">
            <text:p>PLN</text:p>
          </table:table-cell>
          <table:table-cell office:value-type="date" office:date-value="2013-02-10">
            <text:p>10-02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OP07CD</text:p>
          </table:table-cell>
          <table:table-cell office:value-type="string">
            <text:p>8SOIC150</text:p>
          </table:table-cell>
          <table:table-cell office:value-type="string">
            <text:p>TLE2037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Precision OpAmp</text:p>
          </table:table-cell>
          <table:table-cell office:value-type="string">
            <text:p>tme.pl</text:p>
          </table:table-cell>
          <table:table-cell office:value-type="string">
            <text:p>OP07CSZ</text:p>
          </table:table-cell>
          <table:table-cell office:value-type="string">
            <text:p>Analog Devices</text:p>
          </table:table-cell>
          <table:table-cell office:value-type="string">
            <text:p>OP07CSZ</text:p>
          </table:table-cell>
          <table:table-cell office:value-type="float" office:value="5.18">
            <text:p>5,1800</text:p>
          </table:table-cell>
          <table:table-cell table:style-name="ce45" office:value-type="string">
            <text:p>PLN</text:p>
          </table:table-cell>
          <table:table-cell office:value-type="date" office:date-value="2017-07-04">
            <text:p>04-07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OP177GS</text:p>
          </table:table-cell>
          <table:table-cell office:value-type="string">
            <text:p>8SOIC150</text:p>
          </table:table-cell>
          <table:table-cell office:value-type="string">
            <text:p>TLE2037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Precision OpAmp</text:p>
          </table:table-cell>
          <table:table-cell office:value-type="string">
            <text:p>tme.pl</text:p>
          </table:table-cell>
          <table:table-cell office:value-type="string">
            <text:p>OP177GSZ</text:p>
          </table:table-cell>
          <table:table-cell office:value-type="string">
            <text:p>Analog Devices</text:p>
          </table:table-cell>
          <table:table-cell office:value-type="string">
            <text:p>OP177GSZ</text:p>
          </table:table-cell>
          <table:table-cell office:value-type="float" office:value="5.48">
            <text:p>5,4800</text:p>
          </table:table-cell>
          <table:table-cell table:style-name="ce45" office:value-type="string">
            <text:p>PLN</text:p>
          </table:table-cell>
          <table:table-cell office:value-type="date" office:date-value="2013-09-09">
            <text:p>09-09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OP27GSZ</text:p>
          </table:table-cell>
          <table:table-cell office:value-type="string">
            <text:p>8SOIC150</text:p>
          </table:table-cell>
          <table:table-cell office:value-type="string">
            <text:p>TLE2037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Wzmacniacz operacyjny; 8MHz; Kanały:1; SO8</text:p>
          </table:table-cell>
          <table:table-cell office:value-type="string">
            <text:p>tme.pl</text:p>
          </table:table-cell>
          <table:table-cell office:value-type="string">
            <text:p>OP27GSZ</text:p>
          </table:table-cell>
          <table:table-cell office:value-type="string">
            <text:p>Analog Devices</text:p>
          </table:table-cell>
          <table:table-cell table:style-name="ce1" office:value-type="string">
            <text:p>OP27GSZ</text:p>
          </table:table-cell>
          <table:table-cell office:value-type="float" office:value="6">
            <text:p>6,0000</text:p>
          </table:table-cell>
          <table:table-cell table:style-name="ce45" office:value-type="string">
            <text:p>PLN</text:p>
          </table:table-cell>
          <table:table-cell office:value-type="date" office:date-value="2015-03-20">
            <text:p>20-03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OP37GSZ</text:p>
          </table:table-cell>
          <table:table-cell office:value-type="string">
            <text:p>8SOIC150</text:p>
          </table:table-cell>
          <table:table-cell office:value-type="string">
            <text:p>TLE2037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Wzmacniacz operacyjny, pojedynczy, 1 wzmacniacz, 63 MHz, 17 V/µs, ± 4V do ± 18V, SOIC, 8 piny/-ów</text:p>
          </table:table-cell>
          <table:table-cell office:value-type="string">
            <text:p>farnell.com</text:p>
          </table:table-cell>
          <table:table-cell office:value-type="string">
            <text:p>9604650</text:p>
          </table:table-cell>
          <table:table-cell office:value-type="string">
            <text:p>Analog Devices</text:p>
          </table:table-cell>
          <table:table-cell table:style-name="ce1" office:value-type="string">
            <text:p>OP37GSZ</text:p>
          </table:table-cell>
          <table:table-cell office:value-type="float" office:value="10.6">
            <text:p>10,6000</text:p>
          </table:table-cell>
          <table:table-cell table:style-name="ce45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OPA132U</text:p>
          </table:table-cell>
          <table:table-cell office:value-type="string">
            <text:p>8SOIC150</text:p>
          </table:table-cell>
          <table:table-cell office:value-type="string">
            <text:p>TLE2037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FET-input OpAmp</text:p>
          </table:table-cell>
          <table:table-cell office:value-type="string">
            <text:p>tme.pl</text:p>
          </table:table-cell>
          <table:table-cell office:value-type="string">
            <text:p>OPA132UA</text:p>
          </table:table-cell>
          <table:table-cell office:value-type="string">
            <text:p>Texas Instruments</text:p>
          </table:table-cell>
          <table:table-cell office:value-type="string">
            <text:p>OPA132UA</text:p>
          </table:table-cell>
          <table:table-cell office:value-type="float" office:value="16.9">
            <text:p>16,9000</text:p>
          </table:table-cell>
          <table:table-cell table:style-name="ce45" office:value-type="string">
            <text:p>PLN</text:p>
          </table:table-cell>
          <table:table-cell office:value-type="date" office:date-value="2011-05-29">
            <text:p>29-05-2011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OPA1679IDR</text:p>
          </table:table-cell>
          <table:table-cell office:value-type="string">
            <text:p>14SOIC150</text:p>
          </table:table-cell>
          <table:table-cell office:value-type="string">
            <text:p>LM324</text:p>
          </table:table-cell>
          <table:table-cell office:value-type="string">
            <text:p>14SOIC150</text:p>
          </table:table-cell>
          <table:table-cell/>
          <table:table-cell table:style-name="ce1" office:value-type="string">
            <text:p>Wzmacniacz operacyjny, 4 wzmacniacze, 16 MHz, 9 V/µs, 4.5V do 36V, ± 2.25V do ± 18V, SOIC</text:p>
          </table:table-cell>
          <table:table-cell office:value-type="string">
            <text:p>farnell.com</text:p>
          </table:table-cell>
          <table:table-cell office:value-type="string">
            <text:p>2761889</text:p>
          </table:table-cell>
          <table:table-cell office:value-type="string">
            <text:p>Texas Instruments</text:p>
          </table:table-cell>
          <table:table-cell table:style-name="ce1" office:value-type="string">
            <text:p>OPA1679IDR</text:p>
          </table:table-cell>
          <table:table-cell office:value-type="float" office:value="3.72">
            <text:p>3,7200</text:p>
          </table:table-cell>
          <table:table-cell table:style-name="ce45" office:value-type="string">
            <text:p>PLN</text:p>
          </table:table-cell>
          <table:table-cell office:value-type="date" office:date-value="2017-09-19">
            <text:p>19-09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OPA170AIDBVT</text:p>
          </table:table-cell>
          <table:table-cell office:value-type="string">
            <text:p>SOT23-5</text:p>
          </table:table-cell>
          <table:table-cell office:value-type="string">
            <text:p>AD8628ART</text:p>
          </table:table-cell>
          <table:table-cell office:value-type="string">
            <text:p>SOT23-5</text:p>
          </table:table-cell>
          <table:table-cell/>
          <table:table-cell table:style-name="ce1" office:value-type="string">
            <text:p>36V, Single-Supply,Low-Power OPERATIONALAMPLIFIER</text:p>
          </table:table-cell>
          <table:table-cell office:value-type="string">
            <text:p>farnell.com</text:p>
          </table:table-cell>
          <table:table-cell office:value-type="string">
            <text:p>2057089</text:p>
          </table:table-cell>
          <table:table-cell office:value-type="string">
            <text:p>Texas Instruments</text:p>
          </table:table-cell>
          <table:table-cell table:style-name="ce1" office:value-type="string">
            <text:p>OPA170AIDBVT</text:p>
          </table:table-cell>
          <table:table-cell office:value-type="float" office:value="6.25">
            <text:p>6,2500</text:p>
          </table:table-cell>
          <table:table-cell table:style-name="ce1" office:value-type="string">
            <text:p>PLN</text:p>
          </table:table-cell>
          <table:table-cell office:value-type="date" office:date-value="2017-09-29">
            <text:p>29-09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OPA177GS</text:p>
          </table:table-cell>
          <table:table-cell office:value-type="string">
            <text:p>8SOIC150_tme</text:p>
          </table:table-cell>
          <table:table-cell office:value-type="string">
            <text:p>TLE2037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Precision OpAmp</text:p>
          </table:table-cell>
          <table:table-cell office:value-type="string">
            <text:p>tme.pl</text:p>
          </table:table-cell>
          <table:table-cell office:value-type="string">
            <text:p>OPA177GS</text:p>
          </table:table-cell>
          <table:table-cell office:value-type="string">
            <text:p>Texas Instruments</text:p>
          </table:table-cell>
          <table:table-cell office:value-type="string">
            <text:p>OPA177GS</text:p>
          </table:table-cell>
          <table:table-cell office:value-type="float" office:value="9">
            <text:p>9,0000</text:p>
          </table:table-cell>
          <table:table-cell table:style-name="ce45" office:value-type="string">
            <text:p>PLN</text:p>
          </table:table-cell>
          <table:table-cell office:value-type="date" office:date-value="2017-05-29">
            <text:p>29-05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OPA177GS</text:p>
          </table:table-cell>
          <table:table-cell office:value-type="string">
            <text:p>8SOIC150farnell</text:p>
          </table:table-cell>
          <table:table-cell office:value-type="string">
            <text:p>TLE2037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Precision OpAmp</text:p>
          </table:table-cell>
          <table:table-cell office:value-type="string">
            <text:p>farnell.com</text:p>
          </table:table-cell>
          <table:table-cell office:value-type="string">
            <text:p>1212431</text:p>
          </table:table-cell>
          <table:table-cell office:value-type="string">
            <text:p>Texas Instruments</text:p>
          </table:table-cell>
          <table:table-cell office:value-type="string">
            <text:p>OPA177GS</text:p>
          </table:table-cell>
          <table:table-cell office:value-type="float" office:value="13.35">
            <text:p>13,3500</text:p>
          </table:table-cell>
          <table:table-cell table:style-name="ce45" office:value-type="string">
            <text:p>PLN</text:p>
          </table:table-cell>
          <table:table-cell office:value-type="date" office:date-value="2014-07-24">
            <text:p>24-07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OPA188AIDBVT</text:p>
          </table:table-cell>
          <table:table-cell office:value-type="string">
            <text:p>SOT23-5</text:p>
          </table:table-cell>
          <table:table-cell office:value-type="string">
            <text:p>AD8628ART</text:p>
          </table:table-cell>
          <table:table-cell office:value-type="string">
            <text:p>SOT23-5</text:p>
          </table:table-cell>
          <table:table-cell/>
          <table:table-cell table:style-name="ce1" office:value-type="string">
            <text:p>Precision, Low-Noise, Rail-to-Rail Output, 36-V, Zero-Drift Operational Amplifiers</text:p>
          </table:table-cell>
          <table:table-cell office:value-type="string">
            <text:p>farnell.com</text:p>
          </table:table-cell>
          <table:table-cell office:value-type="string">
            <text:p>2347001</text:p>
          </table:table-cell>
          <table:table-cell office:value-type="string">
            <text:p>Texas Instruments</text:p>
          </table:table-cell>
          <table:table-cell office:value-type="string">
            <text:p>OPA188AIDBVT</text:p>
          </table:table-cell>
          <table:table-cell office:value-type="float" office:value="9.3">
            <text:p>9,3000</text:p>
          </table:table-cell>
          <table:table-cell table:style-name="ce1" office:value-type="string">
            <text:p>PLN</text:p>
          </table:table-cell>
          <table:table-cell office:value-type="date" office:date-value="2014-06-18">
            <text:p>18-06-2014</text:p>
          </table:table-cell>
          <table:table-cell table:number-columns-repeated="1006"/>
        </table:table-row>
        <table:table-row table:style-name="ro1">
          <table:table-cell office:value-type="string">
            <text:p>OPA209AID</text:p>
          </table:table-cell>
          <table:table-cell office:value-type="string">
            <text:p>8SOIC150</text:p>
          </table:table-cell>
          <table:table-cell office:value-type="string">
            <text:p>TLE2037</text:p>
          </table:table-cell>
          <table:table-cell office:value-type="string">
            <text:p>8SOIC150</text:p>
          </table:table-cell>
          <table:table-cell/>
          <table:table-cell office:value-type="string">
            <text:p>2.2nV/rtHz, 18MHz, Precision, RRO, 36V Operational Amplifier</text:p>
          </table:table-cell>
          <table:table-cell office:value-type="string">
            <text:p>farnell.com</text:p>
          </table:table-cell>
          <table:table-cell office:value-type="string">
            <text:p>1864817</text:p>
          </table:table-cell>
          <table:table-cell office:value-type="string">
            <text:p>Texas Instruments</text:p>
          </table:table-cell>
          <table:table-cell office:value-type="string">
            <text:p>OPA209AID</text:p>
          </table:table-cell>
          <table:table-cell office:value-type="float" office:value="18.45">
            <text:p>18,4500</text:p>
          </table:table-cell>
          <table:table-cell office:value-type="string">
            <text:p>PLN</text:p>
          </table:table-cell>
          <table:table-cell office:value-type="date" office:date-value="2015-04-29">
            <text:p>29-04-2015</text:p>
          </table:table-cell>
          <table:table-cell table:number-columns-repeated="1006"/>
        </table:table-row>
        <table:table-row table:style-name="ro1">
          <table:table-cell office:value-type="string">
            <text:p>OPA209AIDBVT</text:p>
          </table:table-cell>
          <table:table-cell office:value-type="string">
            <text:p>SOT23-5</text:p>
          </table:table-cell>
          <table:table-cell office:value-type="string">
            <text:p>AD8628ART</text:p>
          </table:table-cell>
          <table:table-cell office:value-type="string">
            <text:p>SOT23-5</text:p>
          </table:table-cell>
          <table:table-cell/>
          <table:table-cell office:value-type="string">
            <text:p>2.2nV/rtHz, 18MHz, Precision, RRO, 36V Operational Amplifier</text:p>
          </table:table-cell>
          <table:table-cell office:value-type="string">
            <text:p>farnell.com</text:p>
          </table:table-cell>
          <table:table-cell office:value-type="string">
            <text:p>1882280</text:p>
          </table:table-cell>
          <table:table-cell office:value-type="string">
            <text:p>Texas Instruments</text:p>
          </table:table-cell>
          <table:table-cell office:value-type="string">
            <text:p>OPA209AIDBVT</text:p>
          </table:table-cell>
          <table:table-cell office:value-type="float" office:value="16.84">
            <text:p>16,8400</text:p>
          </table:table-cell>
          <table:table-cell office:value-type="string">
            <text:p>PLN</text:p>
          </table:table-cell>
          <table:table-cell office:value-type="date" office:date-value="2015-08-03">
            <text:p>03-08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OPA211AIDGK</text:p>
          </table:table-cell>
          <table:table-cell office:value-type="string">
            <text:p>MO-187AA</text:p>
          </table:table-cell>
          <table:table-cell office:value-type="string">
            <text:p>OPA211AIDGK</text:p>
          </table:table-cell>
          <table:table-cell office:value-type="string">
            <text:p>MO-187AA</text:p>
          </table:table-cell>
          <table:table-cell/>
          <table:table-cell table:style-name="ce74" office:value-type="string">
            <text:p><text:span text:style-name="T10">1.1nV/</text:span><text:span text:style-name="T11">√</text:span><text:span text:style-name="T10">Hz Noise, Low Power, Precision Operational Amplifier</text:span></text:p>
          </table:table-cell>
          <table:table-cell office:value-type="string">
            <text:p>farnell.com</text:p>
          </table:table-cell>
          <table:table-cell office:value-type="string">
            <text:p>2323341</text:p>
          </table:table-cell>
          <table:table-cell office:value-type="string">
            <text:p>Texas Instruments</text:p>
          </table:table-cell>
          <table:table-cell table:style-name="ce1" office:value-type="string">
            <text:p>OPA211AIDGKT</text:p>
          </table:table-cell>
          <table:table-cell office:value-type="float" office:value="30.03">
            <text:p>30,0300</text:p>
          </table:table-cell>
          <table:table-cell table:style-name="ce1" office:value-type="string">
            <text:p>PLN</text:p>
          </table:table-cell>
          <table:table-cell office:value-type="date" office:date-value="2015-01-15">
            <text:p>15-01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OPA2180ID</text:p>
          </table:table-cell>
          <table:table-cell office:value-type="string">
            <text:p>8SOIC150</text:p>
          </table:table-cell>
          <table:table-cell office:value-type="string">
            <text:p>LM358</text:p>
          </table:table-cell>
          <table:table-cell office:value-type="string">
            <text:p>8SOIC150</text:p>
          </table:table-cell>
          <table:table-cell/>
          <table:table-cell table:style-name="ce75" office:value-type="string">
            <text:p><text:span text:style-name="T12">two 0.1-</text:span><text:span text:style-name="T15">μ</text:span><text:span text:style-name="T12">V/°C Drift, Low-Noise, Rail-to-Rail Output, 36-V,Zero-Drift Operational Amplifiers</text:span></text:p>
          </table:table-cell>
          <table:table-cell office:value-type="string">
            <text:p>farnell.com</text:p>
          </table:table-cell>
          <table:table-cell office:value-type="string">
            <text:p>2307928</text:p>
          </table:table-cell>
          <table:table-cell office:value-type="string">
            <text:p>Texas Instruments</text:p>
          </table:table-cell>
          <table:table-cell table:style-name="ce1" office:value-type="string">
            <text:p>OPA2180ID</text:p>
          </table:table-cell>
          <table:table-cell office:value-type="float" office:value="16.63">
            <text:p>16,6300</text:p>
          </table:table-cell>
          <table:table-cell table:style-name="ce1" office:value-type="string">
            <text:p>PLN</text:p>
          </table:table-cell>
          <table:table-cell office:value-type="date" office:date-value="2016-06-02">
            <text:p>02-06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OPA2180IDGK</text:p>
          </table:table-cell>
          <table:table-cell office:value-type="string">
            <text:p>MO-187AA</text:p>
          </table:table-cell>
          <table:table-cell office:value-type="string">
            <text:p>LM358</text:p>
          </table:table-cell>
          <table:table-cell office:value-type="string">
            <text:p>MO-187AA</text:p>
          </table:table-cell>
          <table:table-cell/>
          <table:table-cell table:style-name="ce75" office:value-type="string">
            <text:p><text:span text:style-name="T12">two 0.1-</text:span><text:span text:style-name="T15">μ</text:span><text:span text:style-name="T12">V/°C Drift, Low-Noise, Rail-to-Rail Output, 36-V,Zero-Drift Operational Amplifiers</text:span></text:p>
          </table:table-cell>
          <table:table-cell office:value-type="string">
            <text:p>farnell.com</text:p>
          </table:table-cell>
          <table:table-cell office:value-type="string">
            <text:p>2307924</text:p>
          </table:table-cell>
          <table:table-cell office:value-type="string">
            <text:p>Texas Instruments</text:p>
          </table:table-cell>
          <table:table-cell table:style-name="ce1" office:value-type="string">
            <text:p>OPA2180IDGK</text:p>
          </table:table-cell>
          <table:table-cell office:value-type="float" office:value="11.54">
            <text:p>11,5400</text:p>
          </table:table-cell>
          <table:table-cell table:style-name="ce1" office:value-type="string">
            <text:p>PLN</text:p>
          </table:table-cell>
          <table:table-cell office:value-type="date" office:date-value="2014-10-24">
            <text:p>24-10-2014</text:p>
          </table:table-cell>
          <table:table-cell table:number-columns-repeated="1006"/>
        </table:table-row>
        <table:table-row table:style-name="ro1">
          <table:table-cell office:value-type="string">
            <text:p>OPA2228U</text:p>
          </table:table-cell>
          <table:table-cell office:value-type="string">
            <text:p>8SOIC150</text:p>
          </table:table-cell>
          <table:table-cell office:value-type="string">
            <text:p>LM358</text:p>
          </table:table-cell>
          <table:table-cell office:value-type="string">
            <text:p>8SOIC150</text:p>
          </table:table-cell>
          <table:table-cell/>
          <table:table-cell office:value-type="string">
            <text:p>Wzmacniacz operacyjny, podwójny, 2 wzmacniacze, 33 MHz, 11 V/µs, 5V do 36V, SOIC, 8 piny/-ów</text:p>
          </table:table-cell>
          <table:table-cell office:value-type="string">
            <text:p>farnell.com</text:p>
          </table:table-cell>
          <table:table-cell office:value-type="string">
            <text:p>2323287</text:p>
          </table:table-cell>
          <table:table-cell office:value-type="string">
            <text:p>Texas Instruments</text:p>
          </table:table-cell>
          <table:table-cell office:value-type="string">
            <text:p>OPA2228U</text:p>
          </table:table-cell>
          <table:table-cell office:value-type="float" office:value="23.1">
            <text:p>23,1000</text:p>
          </table:table-cell>
          <table:table-cell office:value-type="string">
            <text:p>PLN</text:p>
          </table:table-cell>
          <table:table-cell office:value-type="date" office:date-value="2017-07-21">
            <text:p>21-07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OPA2277UA</text:p>
          </table:table-cell>
          <table:table-cell office:value-type="string">
            <text:p>8SOIC150</text:p>
          </table:table-cell>
          <table:table-cell office:value-type="string">
            <text:p>LM358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Wzmacniacz operacyjny; 1MHz; 4÷36VDC; Kanały:2; SO8</text:p>
          </table:table-cell>
          <table:table-cell office:value-type="string">
            <text:p>tme.pl</text:p>
          </table:table-cell>
          <table:table-cell office:value-type="string">
            <text:p>OPA2277UA</text:p>
          </table:table-cell>
          <table:table-cell office:value-type="string">
            <text:p>Texas Instruments</text:p>
          </table:table-cell>
          <table:table-cell table:style-name="ce1" office:value-type="string">
            <text:p>OPA2277UA</text:p>
          </table:table-cell>
          <table:table-cell office:value-type="float" office:value="7.18">
            <text:p>7,1800</text:p>
          </table:table-cell>
          <table:table-cell table:style-name="ce1" office:value-type="string">
            <text:p>PLN</text:p>
          </table:table-cell>
          <table:table-cell office:value-type="date" office:date-value="2015-01-15">
            <text:p>15-01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OPA2314AID</text:p>
          </table:table-cell>
          <table:table-cell office:value-type="string">
            <text:p>8SOIC150</text:p>
          </table:table-cell>
          <table:table-cell office:value-type="string">
            <text:p>LF353H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3-MHz, Low-Power, Low-Noise, RRIO,1.8-V,CMOS,OPERATIONAL AMPLIFIER, double</text:p>
          </table:table-cell>
          <table:table-cell office:value-type="string">
            <text:p>farnell.com</text:p>
          </table:table-cell>
          <table:table-cell office:value-type="string">
            <text:p>2099892</text:p>
          </table:table-cell>
          <table:table-cell office:value-type="string">
            <text:p>Texas Instruments</text:p>
          </table:table-cell>
          <table:table-cell table:style-name="ce1" office:value-type="string">
            <text:p>OPA2314AID</text:p>
          </table:table-cell>
          <table:table-cell office:value-type="float" office:value="4.99">
            <text:p>4,9900</text:p>
          </table:table-cell>
          <table:table-cell table:style-name="ce1" office:value-type="string">
            <text:p>PLN</text:p>
          </table:table-cell>
          <table:table-cell office:value-type="date" office:date-value="2013-08-26">
            <text:p>26-08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OPA234UAG4</text:p>
          </table:table-cell>
          <table:table-cell office:value-type="string">
            <text:p>8SOIC150</text:p>
          </table:table-cell>
          <table:table-cell office:value-type="string">
            <text:p>LF155H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low power, presicion single supply opamp</text:p>
          </table:table-cell>
          <table:table-cell office:value-type="string">
            <text:p>farnell.com</text:p>
          </table:table-cell>
          <table:table-cell office:value-type="string">
            <text:p>1234689</text:p>
          </table:table-cell>
          <table:table-cell office:value-type="string">
            <text:p>Texas Instruments</text:p>
          </table:table-cell>
          <table:table-cell table:style-name="ce1" office:value-type="string">
            <text:p>OPA234UAG4</text:p>
          </table:table-cell>
          <table:table-cell office:value-type="float" office:value="14.37">
            <text:p>14,3700</text:p>
          </table:table-cell>
          <table:table-cell table:style-name="ce45" office:value-type="string">
            <text:p>PLN</text:p>
          </table:table-cell>
          <table:table-cell office:value-type="date" office:date-value="2015-03-30">
            <text:p>30-03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OPA2376AID</text:p>
          </table:table-cell>
          <table:table-cell office:value-type="string">
            <text:p>8SOIC150</text:p>
          </table:table-cell>
          <table:table-cell office:value-type="string">
            <text:p>LF353H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Low Noise, Low Quiescent current, precision opamp, double</text:p>
          </table:table-cell>
          <table:table-cell office:value-type="string">
            <text:p>farnell.com</text:p>
          </table:table-cell>
          <table:table-cell office:value-type="string">
            <text:p>1560640</text:p>
          </table:table-cell>
          <table:table-cell office:value-type="string">
            <text:p>Texas Instruments</text:p>
          </table:table-cell>
          <table:table-cell table:style-name="ce1" office:value-type="string">
            <text:p>OPA2376AID</text:p>
          </table:table-cell>
          <table:table-cell office:value-type="float" office:value="12.86">
            <text:p>12,8600</text:p>
          </table:table-cell>
          <table:table-cell table:style-name="ce1" office:value-type="string">
            <text:p>PLN</text:p>
          </table:table-cell>
          <table:table-cell office:value-type="date" office:date-value="2013-08-26">
            <text:p>26-08-2013</text:p>
          </table:table-cell>
          <table:table-cell table:number-columns-repeated="1006"/>
        </table:table-row>
        <table:table-row table:style-name="ro1">
          <table:table-cell office:value-type="string">
            <text:p>OPA314AIDBVT</text:p>
          </table:table-cell>
          <table:table-cell office:value-type="string">
            <text:p>SOT23-5</text:p>
          </table:table-cell>
          <table:table-cell office:value-type="string">
            <text:p>AD8628ART</text:p>
          </table:table-cell>
          <table:table-cell office:value-type="string">
            <text:p>SOT23-5</text:p>
          </table:table-cell>
          <table:table-cell/>
          <table:table-cell table:style-name="ce66" office:value-type="string">
            <text:p>3-MHz, Low-Power, Low-Noise, RRIO, 1.8-V CMOS Operational Amplifier</text:p>
          </table:table-cell>
          <table:table-cell office:value-type="string">
            <text:p>farnell.com</text:p>
          </table:table-cell>
          <table:table-cell office:value-type="string">
            <text:p>2323362</text:p>
          </table:table-cell>
          <table:table-cell office:value-type="string">
            <text:p>Texas Instruments</text:p>
          </table:table-cell>
          <table:table-cell office:value-type="string">
            <text:p>OPA314AIDBVT</text:p>
          </table:table-cell>
          <table:table-cell office:value-type="float" office:value="2.08">
            <text:p>2,0800</text:p>
          </table:table-cell>
          <table:table-cell office:value-type="string">
            <text:p>PLN</text:p>
          </table:table-cell>
          <table:table-cell office:value-type="date" office:date-value="2015-08-03">
            <text:p>03-08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OPA333AIDBVTG4</text:p>
          </table:table-cell>
          <table:table-cell office:value-type="string">
            <text:p>SOT23-5</text:p>
          </table:table-cell>
          <table:table-cell office:value-type="string">
            <text:p>AD8628ART</text:p>
          </table:table-cell>
          <table:table-cell office:value-type="string">
            <text:p>SOT23-5</text:p>
          </table:table-cell>
          <table:table-cell/>
          <table:table-cell table:style-name="ce1" office:value-type="string">
            <text:p>1.8V, micropower cmos operational amplifier zero-drift series</text:p>
          </table:table-cell>
          <table:table-cell office:value-type="string">
            <text:p>farnell.com</text:p>
          </table:table-cell>
          <table:table-cell office:value-type="string">
            <text:p>1230456</text:p>
          </table:table-cell>
          <table:table-cell office:value-type="string">
            <text:p>Texas Instruments</text:p>
          </table:table-cell>
          <table:table-cell table:style-name="ce1" office:value-type="string">
            <text:p>OPA333AIDBVTG4</text:p>
          </table:table-cell>
          <table:table-cell office:value-type="float" office:value="8.05">
            <text:p>8,0500</text:p>
          </table:table-cell>
          <table:table-cell table:style-name="ce45" office:value-type="string">
            <text:p>PLN</text:p>
          </table:table-cell>
          <table:table-cell office:value-type="date" office:date-value="2016-02-24">
            <text:p>24-02-2016</text:p>
          </table:table-cell>
          <table:table-cell table:number-columns-repeated="1006"/>
        </table:table-row>
        <table:table-row table:style-name="ro1">
          <table:table-cell office:value-type="string">
            <text:p>OPA380AIDG4</text:p>
          </table:table-cell>
          <table:table-cell office:value-type="string">
            <text:p>8SOIC150</text:p>
          </table:table-cell>
          <table:table-cell office:value-type="string">
            <text:p>OPA827</text:p>
          </table:table-cell>
          <table:table-cell office:value-type="string">
            <text:p>8SOIC150</text:p>
          </table:table-cell>
          <table:table-cell/>
          <table:table-cell office:value-type="string">
            <text:p>OPA380AIDG4 <text:s/>Wzmacniacz transimpedancyjny, 5.5 V, 90 MHz, 7.5 mA, 9.5 mA, 400 mV, SOIC</text:p>
          </table:table-cell>
          <table:table-cell office:value-type="string">
            <text:p>farnell.com</text:p>
          </table:table-cell>
          <table:table-cell office:value-type="string">
            <text:p>1180147</text:p>
          </table:table-cell>
          <table:table-cell office:value-type="string">
            <text:p>Texas Instruments</text:p>
          </table:table-cell>
          <table:table-cell office:value-type="string">
            <text:p>OPA380AIDG4</text:p>
          </table:table-cell>
          <table:table-cell office:value-type="float" office:value="24.75">
            <text:p>24,7500</text:p>
          </table:table-cell>
          <table:table-cell office:value-type="string">
            <text:p>PLN</text:p>
          </table:table-cell>
          <table:table-cell office:value-type="date" office:date-value="2017-07-21">
            <text:p>21-07-2017</text:p>
          </table:table-cell>
          <table:table-cell table:number-columns-repeated="1006"/>
        </table:table-row>
        <table:table-row table:style-name="ro1">
          <table:table-cell office:value-type="string">
            <text:p>OPA381AIDGKT</text:p>
          </table:table-cell>
          <table:table-cell office:value-type="string">
            <text:p>MO-187AA</text:p>
          </table:table-cell>
          <table:table-cell office:value-type="string">
            <text:p>OPA827</text:p>
          </table:table-cell>
          <table:table-cell office:value-type="string">
            <text:p>MO-187AA</text:p>
          </table:table-cell>
          <table:table-cell/>
          <table:table-cell office:value-type="string">
            <text:p>Wzmacniacz transimpedancyjny, 5.5 V, 18 MHz, 0.8 mA, 1 mA, 400 mV, MSOP</text:p>
          </table:table-cell>
          <table:table-cell office:value-type="string">
            <text:p>farnell.com</text:p>
          </table:table-cell>
          <table:table-cell office:value-type="string">
            <text:p>2323367</text:p>
          </table:table-cell>
          <table:table-cell office:value-type="string">
            <text:p>Texas Instruments</text:p>
          </table:table-cell>
          <table:table-cell office:value-type="string">
            <text:p>OPA381AIDGKT</text:p>
          </table:table-cell>
          <table:table-cell office:value-type="float" office:value="8">
            <text:p>8,0000</text:p>
          </table:table-cell>
          <table:table-cell office:value-type="string">
            <text:p>PLN</text:p>
          </table:table-cell>
          <table:table-cell office:value-type="date" office:date-value="2017-02-20">
            <text:p>20-02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OPA4170AIPW</text:p>
          </table:table-cell>
          <table:table-cell office:value-type="string">
            <text:p>MO-153AB-1</text:p>
          </table:table-cell>
          <table:table-cell office:value-type="string">
            <text:p>LM324</text:p>
          </table:table-cell>
          <table:table-cell office:value-type="string">
            <text:p>MO-153AB-1</text:p>
          </table:table-cell>
          <table:table-cell/>
          <table:table-cell table:style-name="ce1" office:value-type="string">
            <text:p>36V, quad Single-Supply,Low-Power OPERATIONALAMPLIFIERS</text:p>
          </table:table-cell>
          <table:table-cell office:value-type="string">
            <text:p>farnell.com</text:p>
          </table:table-cell>
          <table:table-cell office:value-type="string">
            <text:p>2095843</text:p>
          </table:table-cell>
          <table:table-cell office:value-type="string">
            <text:p>Texas Instruments</text:p>
          </table:table-cell>
          <table:table-cell table:style-name="ce1" office:value-type="string">
            <text:p>OPA4170AIPW</text:p>
          </table:table-cell>
          <table:table-cell office:value-type="float" office:value="12.99">
            <text:p>12,9900</text:p>
          </table:table-cell>
          <table:table-cell table:style-name="ce1" office:value-type="string">
            <text:p>PLN</text:p>
          </table:table-cell>
          <table:table-cell office:value-type="date" office:date-value="2015-08-03">
            <text:p>03-08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OPA4180ID</text:p>
          </table:table-cell>
          <table:table-cell office:value-type="string">
            <text:p>14SOIC150</text:p>
          </table:table-cell>
          <table:table-cell office:value-type="string">
            <text:p>LM324</text:p>
          </table:table-cell>
          <table:table-cell office:value-type="string">
            <text:p>14SOIC150</text:p>
          </table:table-cell>
          <table:table-cell/>
          <table:table-cell table:style-name="ce75" office:value-type="string">
            <text:p><text:span text:style-name="T12">four 0.1-</text:span><text:span text:style-name="T15">μ</text:span><text:span text:style-name="T12">V/°C Drift, Low-Noise, Rail-to-Rail Output, 36-V,Zero-Drift Operational Amplifiers</text:span></text:p>
          </table:table-cell>
          <table:table-cell office:value-type="string">
            <text:p>farnell.com</text:p>
          </table:table-cell>
          <table:table-cell office:value-type="string">
            <text:p>2361458</text:p>
          </table:table-cell>
          <table:table-cell office:value-type="string">
            <text:p>Texas Instruments</text:p>
          </table:table-cell>
          <table:table-cell table:style-name="ce1" office:value-type="string">
            <text:p>OPA4180ID</text:p>
          </table:table-cell>
          <table:table-cell office:value-type="float" office:value="17.56">
            <text:p>17,5600</text:p>
          </table:table-cell>
          <table:table-cell table:style-name="ce1" office:value-type="string">
            <text:p>PLN</text:p>
          </table:table-cell>
          <table:table-cell office:value-type="date" office:date-value="2014-09-29">
            <text:p>29-09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OPA827AI</text:p>
          </table:table-cell>
          <table:table-cell office:value-type="string">
            <text:p>8SOIC150</text:p>
          </table:table-cell>
          <table:table-cell office:value-type="string">
            <text:p>OPA827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Low noise , high precision, JFET-input, OpAmp</text:p>
          </table:table-cell>
          <table:table-cell office:value-type="string">
            <text:p>farnell.com</text:p>
          </table:table-cell>
          <table:table-cell office:value-type="string">
            <text:p>1684749</text:p>
          </table:table-cell>
          <table:table-cell office:value-type="string">
            <text:p>Texas Instruments</text:p>
          </table:table-cell>
          <table:table-cell office:value-type="string">
            <text:p>OPA827AID</text:p>
          </table:table-cell>
          <table:table-cell office:value-type="float" office:value="46.09">
            <text:p>46,0900</text:p>
          </table:table-cell>
          <table:table-cell table:style-name="ce45" office:value-type="string">
            <text:p>PLN</text:p>
          </table:table-cell>
          <table:table-cell office:value-type="date" office:date-value="2015-06-12">
            <text:p>12-06-2015</text:p>
          </table:table-cell>
          <table:table-cell table:number-columns-repeated="1006"/>
        </table:table-row>
        <table:table-row table:style-name="ro1">
          <table:table-cell office:value-type="string">
            <text:p>OPA836IDBVT</text:p>
          </table:table-cell>
          <table:table-cell office:value-type="string">
            <text:p>SOT23-6</text:p>
          </table:table-cell>
          <table:table-cell office:value-type="string">
            <text:p>OPA836DBV</text:p>
          </table:table-cell>
          <table:table-cell office:value-type="string">
            <text:p>SOT23-6</text:p>
          </table:table-cell>
          <table:table-cell/>
          <table:table-cell table:style-name="ce67" office:value-type="string">
            <text:p>Very Low-Power, Rail-to-Rail Out, Negative Rail In, VFB Op Amp</text:p>
          </table:table-cell>
          <table:table-cell office:value-type="string">
            <text:p>farnell.com</text:p>
          </table:table-cell>
          <table:table-cell office:value-type="string">
            <text:p>1903636</text:p>
          </table:table-cell>
          <table:table-cell office:value-type="string">
            <text:p>Texas Instruments</text:p>
          </table:table-cell>
          <table:table-cell office:value-type="string">
            <text:p>OPA836IDBVT</text:p>
          </table:table-cell>
          <table:table-cell office:value-type="float" office:value="11.51">
            <text:p>11,5100</text:p>
          </table:table-cell>
          <table:table-cell office:value-type="string">
            <text:p>PLN</text:p>
          </table:table-cell>
          <table:table-cell office:value-type="date" office:date-value="2016-02-24">
            <text:p>24-02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PGA112AIDGST</text:p>
          </table:table-cell>
          <table:table-cell office:value-type="string">
            <text:p>MO-187BA</text:p>
          </table:table-cell>
          <table:table-cell office:value-type="string">
            <text:p>PGA112AIDGST</text:p>
          </table:table-cell>
          <table:table-cell office:value-type="string">
            <text:p>MO-187BA</text:p>
          </table:table-cell>
          <table:table-cell/>
          <table:table-cell table:style-name="ce69" office:value-type="string">
            <text:p>Zerø-Drift PROGRAMMABLE GAIN AMPLIFIER with MUX</text:p>
          </table:table-cell>
          <table:table-cell office:value-type="string">
            <text:p>farnell.com</text:p>
          </table:table-cell>
          <table:table-cell office:value-type="string">
            <text:p>1565875</text:p>
          </table:table-cell>
          <table:table-cell office:value-type="string">
            <text:p>Texas Instruments</text:p>
          </table:table-cell>
          <table:table-cell table:style-name="ce1" office:value-type="string">
            <text:p>PGA112AIDGST</text:p>
          </table:table-cell>
          <table:table-cell office:value-type="float" office:value="14.71">
            <text:p>14,7100</text:p>
          </table:table-cell>
          <table:table-cell table:style-name="ce1" office:value-type="string">
            <text:p>PLN</text:p>
          </table:table-cell>
          <table:table-cell office:value-type="date" office:date-value="2015-02-24">
            <text:p>24-02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PGA206UA</text:p>
          </table:table-cell>
          <table:table-cell office:value-type="string">
            <text:p>16SOIC300</text:p>
          </table:table-cell>
          <table:table-cell office:value-type="string">
            <text:p>PGA206</text:p>
          </table:table-cell>
          <table:table-cell office:value-type="string">
            <text:p>16SOIC300</text:p>
          </table:table-cell>
          <table:table-cell/>
          <table:table-cell table:style-name="ce1" office:value-type="string">
            <text:p>High speed programmable gain instrumentation amplifier</text:p>
          </table:table-cell>
          <table:table-cell office:value-type="string">
            <text:p>farnell.com</text:p>
          </table:table-cell>
          <table:table-cell office:value-type="string">
            <text:p>1212337</text:p>
          </table:table-cell>
          <table:table-cell office:value-type="string">
            <text:p>Texas Instruments</text:p>
          </table:table-cell>
          <table:table-cell office:value-type="string">
            <text:p>PGA206UA</text:p>
          </table:table-cell>
          <table:table-cell office:value-type="float" office:value="99.14">
            <text:p>99,1400</text:p>
          </table:table-cell>
          <table:table-cell table:style-name="ce45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PGA206UA</text:p>
          </table:table-cell>
          <table:table-cell office:value-type="string">
            <text:p>16SOIC300_mouser</text:p>
          </table:table-cell>
          <table:table-cell office:value-type="string">
            <text:p>PGA206</text:p>
          </table:table-cell>
          <table:table-cell office:value-type="string">
            <text:p>16SOIC300</text:p>
          </table:table-cell>
          <table:table-cell/>
          <table:table-cell table:style-name="ce1" office:value-type="string">
            <text:p>High speed programmable gain instrumentation amplifier</text:p>
          </table:table-cell>
          <table:table-cell office:value-type="string">
            <text:p>mouser.com</text:p>
          </table:table-cell>
          <table:table-cell office:value-type="string">
            <text:p>595-PGA206UA</text:p>
          </table:table-cell>
          <table:table-cell office:value-type="string">
            <text:p>Texas Instruments</text:p>
          </table:table-cell>
          <table:table-cell office:value-type="string">
            <text:p>PGA206UA</text:p>
          </table:table-cell>
          <table:table-cell office:value-type="float" office:value="17.1">
            <text:p>17,1000</text:p>
          </table:table-cell>
          <table:table-cell table:style-name="ce45" office:value-type="string">
            <text:p>EUR</text:p>
          </table:table-cell>
          <table:table-cell office:value-type="date" office:date-value="2014-07-24">
            <text:p>24-07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PGA280AIPW</text:p>
          </table:table-cell>
          <table:table-cell office:value-type="string">
            <text:p>MO-153AD</text:p>
          </table:table-cell>
          <table:table-cell office:value-type="string">
            <text:p>PGA280</text:p>
          </table:table-cell>
          <table:table-cell office:value-type="string">
            <text:p>MO-153AD</text:p>
          </table:table-cell>
          <table:table-cell/>
          <table:table-cell table:style-name="ce77" office:value-type="string">
            <text:p>Zerø-Drift, High-Voltage, Programmable Gain INSTRUMENTATION AMPLIFIER</text:p>
          </table:table-cell>
          <table:table-cell office:value-type="string">
            <text:p>farnell.com</text:p>
          </table:table-cell>
          <table:table-cell office:value-type="string">
            <text:p>1771744</text:p>
          </table:table-cell>
          <table:table-cell office:value-type="string">
            <text:p>Texas Instruments</text:p>
          </table:table-cell>
          <table:table-cell table:style-name="ce1" office:value-type="string">
            <text:p>PGA280AIPW</text:p>
          </table:table-cell>
          <table:table-cell office:value-type="float" office:value="41.57">
            <text:p>41,5700</text:p>
          </table:table-cell>
          <table:table-cell table:style-name="ce1" office:value-type="string">
            <text:p>PLN</text:p>
          </table:table-cell>
          <table:table-cell office:value-type="date" office:date-value="2014-02-14">
            <text:p>14-02-2014</text:p>
          </table:table-cell>
          <table:table-cell table:number-columns-repeated="1006"/>
        </table:table-row>
        <table:table-row table:style-name="ro1">
          <table:table-cell office:value-type="string">
            <text:p>PGA281AIPW</text:p>
          </table:table-cell>
          <table:table-cell office:value-type="string">
            <text:p>MO-153AB</text:p>
          </table:table-cell>
          <table:table-cell office:value-type="string">
            <text:p>PGA281</text:p>
          </table:table-cell>
          <table:table-cell office:value-type="string">
            <text:p>MO-153AB</text:p>
          </table:table-cell>
          <table:table-cell/>
          <table:table-cell office:value-type="string">
            <text:p>Instrumentation Amplifiers Zero-Drift,High Vltg Program Gain Amp</text:p>
          </table:table-cell>
          <table:table-cell office:value-type="string">
            <text:p>mouser.com</text:p>
          </table:table-cell>
          <table:table-cell office:value-type="string">
            <text:p>595-PGA281AIPW</text:p>
          </table:table-cell>
          <table:table-cell office:value-type="string">
            <text:p>Texas Instruments</text:p>
          </table:table-cell>
          <table:table-cell office:value-type="string">
            <text:p>PGA281AIPW</text:p>
          </table:table-cell>
          <table:table-cell office:value-type="float" office:value="26.3">
            <text:p>26,3000</text:p>
          </table:table-cell>
          <table:table-cell office:value-type="string">
            <text:p>PLN</text:p>
          </table:table-cell>
          <table:table-cell office:value-type="date" office:date-value="2017-09-29">
            <text:p>29-09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REF02AU</text:p>
          </table:table-cell>
          <table:table-cell office:value-type="string">
            <text:p>8SOIC150</text:p>
          </table:table-cell>
          <table:table-cell office:value-type="string">
            <text:p>REF02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5V precision voltage reference/temperature transducer</text:p>
          </table:table-cell>
          <table:table-cell office:value-type="string">
            <text:p>tme.pl</text:p>
          </table:table-cell>
          <table:table-cell office:value-type="string">
            <text:p>REF02AP</text:p>
          </table:table-cell>
          <table:table-cell office:value-type="string">
            <text:p>Texas Instruments</text:p>
          </table:table-cell>
          <table:table-cell office:value-type="string">
            <text:p>REF02AP</text:p>
          </table:table-cell>
          <table:table-cell office:value-type="float" office:value="9.02">
            <text:p>9,0200</text:p>
          </table:table-cell>
          <table:table-cell table:style-name="ce45" office:value-type="string">
            <text:p>PLN</text:p>
          </table:table-cell>
          <table:table-cell office:value-type="date" office:date-value="2013-12-18">
            <text:p>18-12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REF191GS</text:p>
          </table:table-cell>
          <table:table-cell office:value-type="string">
            <text:p>8SOIC150</text:p>
          </table:table-cell>
          <table:table-cell office:value-type="string">
            <text:p>REF191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Precision micropower low dropout voltage reference Uref=2.048V</text:p>
          </table:table-cell>
          <table:table-cell office:value-type="string">
            <text:p>tme.pl</text:p>
          </table:table-cell>
          <table:table-cell office:value-type="string">
            <text:p>REF191GSZ</text:p>
          </table:table-cell>
          <table:table-cell table:number-columns-repeated="2"/>
          <table:table-cell office:value-type="float" office:value="9.83">
            <text:p>9,8300</text:p>
          </table:table-cell>
          <table:table-cell table:style-name="ce45" office:value-type="string">
            <text:p>PLN</text:p>
          </table:table-cell>
          <table:table-cell office:value-type="date" office:date-value="2014-07-24">
            <text:p>24-07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REF192GS</text:p>
          </table:table-cell>
          <table:table-cell office:value-type="string">
            <text:p>8SOIC150</text:p>
          </table:table-cell>
          <table:table-cell office:value-type="string">
            <text:p>REF191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Precision micropower low dropout voltage reference Uref=2.500V</text:p>
          </table:table-cell>
          <table:table-cell office:value-type="string">
            <text:p>tme.pl</text:p>
          </table:table-cell>
          <table:table-cell office:value-type="string">
            <text:p>REF192FSZ</text:p>
          </table:table-cell>
          <table:table-cell office:value-type="string">
            <text:p>Analog Devices</text:p>
          </table:table-cell>
          <table:table-cell office:value-type="string">
            <text:p>REF192GS</text:p>
          </table:table-cell>
          <table:table-cell office:value-type="float" office:value="16.97">
            <text:p>16,9700</text:p>
          </table:table-cell>
          <table:table-cell table:style-name="ce45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REF193GS</text:p>
          </table:table-cell>
          <table:table-cell office:value-type="string">
            <text:p>8SOIC150</text:p>
          </table:table-cell>
          <table:table-cell office:value-type="string">
            <text:p>REF191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Precision micropower low dropout voltage reference Uref=3.000V</text:p>
          </table:table-cell>
          <table:table-cell office:value-type="string">
            <text:p>tme.pl</text:p>
          </table:table-cell>
          <table:table-cell office:value-type="string">
            <text:p>REF193GSZ</text:p>
          </table:table-cell>
          <table:table-cell office:value-type="string">
            <text:p>Analog Devices</text:p>
          </table:table-cell>
          <table:table-cell office:value-type="string">
            <text:p>REF193GSZ</text:p>
          </table:table-cell>
          <table:table-cell office:value-type="float" office:value="9.64">
            <text:p>9,6400</text:p>
          </table:table-cell>
          <table:table-cell table:style-name="ce45" office:value-type="string">
            <text:p>PLN</text:p>
          </table:table-cell>
          <table:table-cell office:value-type="date" office:date-value="2013-09-09">
            <text:p>09-09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REF195GSZ</text:p>
          </table:table-cell>
          <table:table-cell office:value-type="string">
            <text:p>8SOIC150</text:p>
          </table:table-cell>
          <table:table-cell office:value-type="string">
            <text:p>REF191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Precision micropower low dropout voltage reference Uref=5.000V</text:p>
          </table:table-cell>
          <table:table-cell office:value-type="string">
            <text:p>tme.pl</text:p>
          </table:table-cell>
          <table:table-cell office:value-type="string">
            <text:p>REF195GSZ</text:p>
          </table:table-cell>
          <table:table-cell office:value-type="string">
            <text:p>Analog Devices</text:p>
          </table:table-cell>
          <table:table-cell office:value-type="string">
            <text:p>REF195GSZ</text:p>
          </table:table-cell>
          <table:table-cell office:value-type="float" office:value="11.2">
            <text:p>11,2000</text:p>
          </table:table-cell>
          <table:table-cell table:style-name="ce45" office:value-type="string">
            <text:p>PLN</text:p>
          </table:table-cell>
          <table:table-cell office:value-type="date" office:date-value="2015-06-11">
            <text:p>11-06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REF198GS</text:p>
          </table:table-cell>
          <table:table-cell office:value-type="string">
            <text:p>8SOIC150</text:p>
          </table:table-cell>
          <table:table-cell office:value-type="string">
            <text:p>REF191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Precision micropower low dropout voltage reference Uref=4.096V</text:p>
          </table:table-cell>
          <table:table-cell office:value-type="string">
            <text:p>tme.pl</text:p>
          </table:table-cell>
          <table:table-cell office:value-type="string">
            <text:p>REF198GSZ</text:p>
          </table:table-cell>
          <table:table-cell office:value-type="string">
            <text:p>Analog Devices</text:p>
          </table:table-cell>
          <table:table-cell office:value-type="string">
            <text:p>REF198GSZ</text:p>
          </table:table-cell>
          <table:table-cell office:value-type="float" office:value="12.08">
            <text:p>12,0800</text:p>
          </table:table-cell>
          <table:table-cell table:style-name="ce45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REF2925AIDBZTG4</text:p>
          </table:table-cell>
          <table:table-cell office:value-type="string">
            <text:p>SOT23-3</text:p>
          </table:table-cell>
          <table:table-cell office:value-type="string">
            <text:p>REF3033AIDBZTG4</text:p>
          </table:table-cell>
          <table:table-cell office:value-type="string">
            <text:p>SOT23-3</text:p>
          </table:table-cell>
          <table:table-cell/>
          <table:table-cell table:style-name="ce75" office:value-type="string">
            <text:p><text:span text:style-name="T10">100ppm/</text:span><text:span text:style-name="T16">°</text:span><text:span text:style-name="T10">C, 50</text:span><text:span text:style-name="T16">μ</text:span><text:span text:style-name="T10">A in SOT23-3 CMOS VOLTAGE REFERENCE 2.5V</text:span></text:p>
          </table:table-cell>
          <table:table-cell office:value-type="string">
            <text:p>farnell.com</text:p>
          </table:table-cell>
          <table:table-cell office:value-type="string">
            <text:p>1379266</text:p>
          </table:table-cell>
          <table:table-cell table:style-name="ce1" office:value-type="string">
            <text:p>Texas Instruments</text:p>
          </table:table-cell>
          <table:table-cell table:style-name="ce1" office:value-type="string">
            <text:p>REF2925AIDBZTG4</text:p>
          </table:table-cell>
          <table:table-cell office:value-type="float" office:value="8.1">
            <text:p>8,1000</text:p>
          </table:table-cell>
          <table:table-cell table:style-name="ce1" office:value-type="string">
            <text:p>PLN</text:p>
          </table:table-cell>
          <table:table-cell office:value-type="date" office:date-value="2014-03-11">
            <text:p>11-03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REF2933AIDBZT</text:p>
          </table:table-cell>
          <table:table-cell office:value-type="string">
            <text:p>SOT23-3</text:p>
          </table:table-cell>
          <table:table-cell office:value-type="string">
            <text:p>REF3033AIDBZTG4</text:p>
          </table:table-cell>
          <table:table-cell office:value-type="string">
            <text:p>SOT23-3</text:p>
          </table:table-cell>
          <table:table-cell/>
          <table:table-cell table:style-name="ce75" office:value-type="string">
            <text:p><text:span text:style-name="T10">100ppm/</text:span><text:span text:style-name="T16">°</text:span><text:span text:style-name="T10">C, 50</text:span><text:span text:style-name="T16">μ</text:span><text:span text:style-name="T10">A in SOT23-3 CMOS VOLTAGE REFERENCE</text:span></text:p>
          </table:table-cell>
          <table:table-cell office:value-type="string">
            <text:p>farnell.com</text:p>
          </table:table-cell>
          <table:table-cell office:value-type="string">
            <text:p>1459250</text:p>
          </table:table-cell>
          <table:table-cell table:style-name="ce1" office:value-type="string">
            <text:p>Texas Instruments</text:p>
          </table:table-cell>
          <table:table-cell table:style-name="ce1" office:value-type="string">
            <text:p>REF2933AIDBZT</text:p>
          </table:table-cell>
          <table:table-cell office:value-type="float" office:value="7.22">
            <text:p>7,2200</text:p>
          </table:table-cell>
          <table:table-cell table:style-name="ce1" office:value-type="string">
            <text:p>PLN</text:p>
          </table:table-cell>
          <table:table-cell office:value-type="date" office:date-value="2017-09-29">
            <text:p>29-09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REF3033AIDBZTG4</text:p>
          </table:table-cell>
          <table:table-cell office:value-type="string">
            <text:p>SOT23-3</text:p>
          </table:table-cell>
          <table:table-cell office:value-type="string">
            <text:p>REF3033AIDBZTG4</text:p>
          </table:table-cell>
          <table:table-cell office:value-type="string">
            <text:p>SOT23-3</text:p>
          </table:table-cell>
          <table:table-cell/>
          <table:table-cell table:style-name="ce1" office:value-type="string">
            <text:p>50ppm/deg max, 50uA in SOT23-2 CMOS voltage reference</text:p>
          </table:table-cell>
          <table:table-cell office:value-type="string">
            <text:p>farnell.com</text:p>
          </table:table-cell>
          <table:table-cell office:value-type="string">
            <text:p>1234875</text:p>
          </table:table-cell>
          <table:table-cell office:value-type="string">
            <text:p>Texas Instruments</text:p>
          </table:table-cell>
          <table:table-cell table:style-name="ce1" office:value-type="string">
            <text:p>REF3033AIDBZTG4</text:p>
          </table:table-cell>
          <table:table-cell office:value-type="float" office:value="10.36">
            <text:p>10,3600</text:p>
          </table:table-cell>
          <table:table-cell table:style-name="ce1" office:value-type="string">
            <text:p>PLN</text:p>
          </table:table-cell>
          <table:table-cell office:value-type="date" office:date-value="2013-04-05">
            <text:p>05-04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REF3125AIDBZT</text:p>
          </table:table-cell>
          <table:table-cell office:value-type="string">
            <text:p>SOT23-3</text:p>
          </table:table-cell>
          <table:table-cell office:value-type="string">
            <text:p>REF3125</text:p>
          </table:table-cell>
          <table:table-cell office:value-type="string">
            <text:p>SOT23-3</text:p>
          </table:table-cell>
          <table:table-cell/>
          <table:table-cell table:style-name="ce1" office:value-type="string">
            <text:p>15pp/deg , 100uA, SOT23-3, voltage reference, 2.5V</text:p>
          </table:table-cell>
          <table:table-cell office:value-type="string">
            <text:p>farnell.com</text:p>
          </table:table-cell>
          <table:table-cell office:value-type="string">
            <text:p>1470327</text:p>
          </table:table-cell>
          <table:table-cell office:value-type="string">
            <text:p>Texas Instruments</text:p>
          </table:table-cell>
          <table:table-cell table:style-name="ce1" office:value-type="string">
            <text:p>REF3125AIDBZT</text:p>
          </table:table-cell>
          <table:table-cell office:value-type="float" office:value="15.17">
            <text:p>15,1700</text:p>
          </table:table-cell>
          <table:table-cell table:style-name="ce45" office:value-type="string">
            <text:p>PLN</text:p>
          </table:table-cell>
          <table:table-cell office:value-type="date" office:date-value="2011-01-04">
            <text:p>04-01-2011</text:p>
          </table:table-cell>
          <table:table-cell table:number-columns-repeated="1006"/>
        </table:table-row>
        <table:table-row table:style-name="ro1">
          <table:table-cell office:value-type="string">
            <text:p>REF5045AIDG4</text:p>
          </table:table-cell>
          <table:table-cell office:value-type="string">
            <text:p>8SOIC150</text:p>
          </table:table-cell>
          <table:table-cell office:value-type="string">
            <text:p>REF5045</text:p>
          </table:table-cell>
          <table:table-cell office:value-type="string">
            <text:p>8SOIC150</text:p>
          </table:table-cell>
          <table:table-cell/>
          <table:table-cell table:style-name="ce67" office:value-type="string">
            <text:p>Low-Noise, Very Low Drift, Precision Voltage Reference</text:p>
          </table:table-cell>
          <table:table-cell office:value-type="string">
            <text:p>farnell.com</text:p>
          </table:table-cell>
          <table:table-cell office:value-type="string">
            <text:p>1439626</text:p>
          </table:table-cell>
          <table:table-cell office:value-type="string">
            <text:p>Texas Instruments</text:p>
          </table:table-cell>
          <table:table-cell office:value-type="string">
            <text:p>REF5045AIDG4</text:p>
          </table:table-cell>
          <table:table-cell office:value-type="float" office:value="16.82">
            <text:p>16,8200</text:p>
          </table:table-cell>
          <table:table-cell office:value-type="string">
            <text:p>PLN</text:p>
          </table:table-cell>
          <table:table-cell office:value-type="date" office:date-value="2016-02-24">
            <text:p>24-02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N74AHC1G08DCKR</text:p>
          </table:table-cell>
          <table:table-cell office:value-type="string">
            <text:p>MO-203AA</text:p>
          </table:table-cell>
          <table:table-cell office:value-type="string">
            <text:p>74LVC1G08</text:p>
          </table:table-cell>
          <table:table-cell office:value-type="string">
            <text:p>MO-203AA</text:p>
          </table:table-cell>
          <table:table-cell/>
          <table:table-cell table:style-name="ce77" office:value-type="string">
            <text:p>SINGLE 2–INPUT POSITIVE–AND GATE</text:p>
          </table:table-cell>
          <table:table-cell office:value-type="string">
            <text:p>tme.pl</text:p>
          </table:table-cell>
          <table:table-cell office:value-type="string">
            <text:p>SN74AHC1G08DCKR</text:p>
          </table:table-cell>
          <table:table-cell office:value-type="string">
            <text:p>Texas Instruments</text:p>
          </table:table-cell>
          <table:table-cell table:style-name="ce1" office:value-type="string">
            <text:p>SN74AHC1G08DCKR</text:p>
          </table:table-cell>
          <table:table-cell office:value-type="float" office:value="0.205">
            <text:p>0,2050</text:p>
          </table:table-cell>
          <table:table-cell table:style-name="ce1" office:value-type="string">
            <text:p>PLN</text:p>
          </table:table-cell>
          <table:table-cell office:value-type="date" office:date-value="2014-07-09">
            <text:p>09-07-2014</text:p>
          </table:table-cell>
          <table:table-cell table:number-columns-repeated="1006"/>
        </table:table-row>
        <table:table-row table:style-name="ro1">
          <table:table-cell office:value-type="string">
            <text:p>SN74HC245DW</text:p>
          </table:table-cell>
          <table:table-cell office:value-type="string">
            <text:p>20SOIC300</text:p>
          </table:table-cell>
          <table:table-cell office:value-type="string">
            <text:p>74245</text:p>
          </table:table-cell>
          <table:table-cell office:value-type="string">
            <text:p>20SOIC300</text:p>
          </table:table-cell>
          <table:table-cell/>
          <table:table-cell table:style-name="ce1" office:value-type="string">
            <text:p>IC: cyfrowy; 3-state, bus transceiver; Kanały:8; SO20; 2÷6VDC</text:p>
          </table:table-cell>
          <table:table-cell office:value-type="string">
            <text:p>tme.pl</text:p>
          </table:table-cell>
          <table:table-cell office:value-type="string">
            <text:p>SN74HC245DW</text:p>
          </table:table-cell>
          <table:table-cell office:value-type="string">
            <text:p>Texas Instruments</text:p>
          </table:table-cell>
          <table:table-cell table:style-name="ce1" office:value-type="string">
            <text:p>SN74HC245DW</text:p>
          </table:table-cell>
          <table:table-cell office:value-type="float" office:value="0.82">
            <text:p>0,8200</text:p>
          </table:table-cell>
          <table:table-cell table:style-name="ce1" office:value-type="string">
            <text:p>PLN</text:p>
          </table:table-cell>
          <table:table-cell office:value-type="date" office:date-value="2016-12-08">
            <text:p>08-12-2016</text:p>
          </table:table-cell>
          <table:table-cell table:number-columns-repeated="1006"/>
        </table:table-row>
        <table:table-row table:style-name="ro1">
          <table:table-cell office:value-type="string">
            <text:p>SN74HC245PW</text:p>
          </table:table-cell>
          <table:table-cell office:value-type="string">
            <text:p>MO-153AC</text:p>
          </table:table-cell>
          <table:table-cell office:value-type="string">
            <text:p>74245</text:p>
          </table:table-cell>
          <table:table-cell office:value-type="string">
            <text:p>MO-153AC</text:p>
          </table:table-cell>
          <table:table-cell/>
          <table:table-cell table:style-name="ce1" office:value-type="string">
            <text:p>IC: cyfrowy; 3-stanowy, bus transceiver; Kanały:8; SMD; TSSOP20 </text:p>
          </table:table-cell>
          <table:table-cell office:value-type="string">
            <text:p>tme.pl</text:p>
          </table:table-cell>
          <table:table-cell office:value-type="string">
            <text:p>SN74HC245PW</text:p>
          </table:table-cell>
          <table:table-cell office:value-type="string">
            <text:p>Texas Instruments</text:p>
          </table:table-cell>
          <table:table-cell office:value-type="string">
            <text:p>SN74HC245PW</text:p>
          </table:table-cell>
          <table:table-cell office:value-type="float" office:value="1">
            <text:p>1,0000</text:p>
          </table:table-cell>
          <table:table-cell table:style-name="ce1" office:value-type="string">
            <text:p>PLN</text:p>
          </table:table-cell>
          <table:table-cell office:value-type="date" office:date-value="2017-03-26">
            <text:p>26-03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N74HC574DW</text:p>
          </table:table-cell>
          <table:table-cell office:value-type="string">
            <text:p>20SOIC300</text:p>
          </table:table-cell>
          <table:table-cell office:value-type="string">
            <text:p>74574</text:p>
          </table:table-cell>
          <table:table-cell office:value-type="string">
            <text:p>20SOIC300</text:p>
          </table:table-cell>
          <table:table-cell/>
          <table:table-cell table:style-name="ce61" office:value-type="string">
            <text:p>Octal D-type flip-flop; positive edge-trigger; 3-state</text:p>
          </table:table-cell>
          <table:table-cell office:value-type="string">
            <text:p>tme.pl</text:p>
          </table:table-cell>
          <table:table-cell office:value-type="string">
            <text:p>SN74HC574DW</text:p>
          </table:table-cell>
          <table:table-cell office:value-type="string">
            <text:p>Texas Instruments</text:p>
          </table:table-cell>
          <table:table-cell table:style-name="ce1" office:value-type="string">
            <text:p>SN74HC574DW</text:p>
          </table:table-cell>
          <table:table-cell office:value-type="float" office:value="1.3">
            <text:p>1,3000</text:p>
          </table:table-cell>
          <table:table-cell table:style-name="ce1"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N74LVC1G139DCTT</text:p>
          </table:table-cell>
          <table:table-cell office:value-type="string">
            <text:p>MO-187DA</text:p>
          </table:table-cell>
          <table:table-cell office:value-type="string">
            <text:p>74LVC1G139</text:p>
          </table:table-cell>
          <table:table-cell office:value-type="string">
            <text:p>MO-187DA</text:p>
          </table:table-cell>
          <table:table-cell/>
          <table:table-cell table:style-name="ce1" office:value-type="string">
            <text:p>2-to-4 line decoder</text:p>
          </table:table-cell>
          <table:table-cell office:value-type="string">
            <text:p>farnell.com</text:p>
          </table:table-cell>
          <table:table-cell office:value-type="string">
            <text:p>1494930</text:p>
          </table:table-cell>
          <table:table-cell office:value-type="string">
            <text:p>Texas Instruments</text:p>
          </table:table-cell>
          <table:table-cell office:value-type="string">
            <text:p>SN74LVC1G139DCTT</text:p>
          </table:table-cell>
          <table:table-cell office:value-type="float" office:value="2.3">
            <text:p>2,3000</text:p>
          </table:table-cell>
          <table:table-cell table:style-name="ce1" office:value-type="string">
            <text:p>PLN</text:p>
          </table:table-cell>
          <table:table-cell office:value-type="date" office:date-value="2014-02-24">
            <text:p>24-02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N74LVC1G14DBVR</text:p>
          </table:table-cell>
          <table:table-cell office:value-type="string">
            <text:p>SOT23-5</text:p>
          </table:table-cell>
          <table:table-cell office:value-type="string">
            <text:p>SN74LVC1G14DB</text:p>
          </table:table-cell>
          <table:table-cell office:value-type="string">
            <text:p>SOT23-5</text:p>
          </table:table-cell>
          <table:table-cell/>
          <table:table-cell table:style-name="ce1" office:value-type="string">
            <text:p>IC: cyfrowy; przerzutnik Schmitta; NOT; Kanały:1; Wejścia:1; SOT23-5</text:p>
          </table:table-cell>
          <table:table-cell office:value-type="string">
            <text:p>tme.pl</text:p>
          </table:table-cell>
          <table:table-cell office:value-type="string">
            <text:p>SN74LVC1G14DBVR</text:p>
          </table:table-cell>
          <table:table-cell office:value-type="string">
            <text:p>Texas Instruments</text:p>
          </table:table-cell>
          <table:table-cell table:style-name="ce1" office:value-type="string">
            <text:p>SN74LVC1G14DBVR</text:p>
          </table:table-cell>
          <table:table-cell office:value-type="float" office:value="0.25">
            <text:p>0,2500</text:p>
          </table:table-cell>
          <table:table-cell table:style-name="ce1" office:value-type="string">
            <text:p>PLN</text:p>
          </table:table-cell>
          <table:table-cell office:value-type="date" office:date-value="2017-01-31">
            <text:p>31-01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N74LVC2G14DBVT</text:p>
          </table:table-cell>
          <table:table-cell office:value-type="string">
            <text:p>SOT23-6</text:p>
          </table:table-cell>
          <table:table-cell office:value-type="string">
            <text:p>74LVC2G14</text:p>
          </table:table-cell>
          <table:table-cell office:value-type="string">
            <text:p>SOT23-6</text:p>
          </table:table-cell>
          <table:table-cell/>
          <table:table-cell table:style-name="ce1" office:value-type="string">
            <text:p>Dual Schmitt-trigger inverter</text:p>
          </table:table-cell>
          <table:table-cell office:value-type="string">
            <text:p>tme.pl</text:p>
          </table:table-cell>
          <table:table-cell office:value-type="string">
            <text:p>SN74LVC2G14DBVT</text:p>
          </table:table-cell>
          <table:table-cell office:value-type="string">
            <text:p>Texas Instruments</text:p>
          </table:table-cell>
          <table:table-cell table:style-name="ce1" office:value-type="string">
            <text:p>SN74LVC2G14DBVT</text:p>
          </table:table-cell>
          <table:table-cell office:value-type="float" office:value="2.12">
            <text:p>2,1200</text:p>
          </table:table-cell>
          <table:table-cell table:style-name="ce1" office:value-type="string">
            <text:p>PLN</text:p>
          </table:table-cell>
          <table:table-cell office:value-type="date" office:date-value="2014-05-21">
            <text:p>21-05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N74LVC4245ADBR</text:p>
          </table:table-cell>
          <table:table-cell office:value-type="string">
            <text:p>MO-150AG</text:p>
          </table:table-cell>
          <table:table-cell office:value-type="string">
            <text:p>74LVC4245</text:p>
          </table:table-cell>
          <table:table-cell office:value-type="string">
            <text:p>MO-150AG</text:p>
          </table:table-cell>
          <table:table-cell office:value-type="string">
            <text:p>MO-150_153AG</text:p>
          </table:table-cell>
          <table:table-cell table:style-name="ce1" office:value-type="string">
            <text:p>Octal dual supply tranlating transcevier; 3-state, SSOP24</text:p>
          </table:table-cell>
          <table:table-cell office:value-type="string">
            <text:p>farnell.com</text:p>
          </table:table-cell>
          <table:table-cell office:value-type="string">
            <text:p>1470927</text:p>
          </table:table-cell>
          <table:table-cell office:value-type="string">
            <text:p>Texas Instruments</text:p>
          </table:table-cell>
          <table:table-cell table:style-name="ce1" office:value-type="string">
            <text:p>SN74LVC4245ADBR</text:p>
          </table:table-cell>
          <table:table-cell office:value-type="float" office:value="6.55">
            <text:p>6,5500</text:p>
          </table:table-cell>
          <table:table-cell table:style-name="ce45" office:value-type="string">
            <text:p>PLN</text:p>
          </table:table-cell>
          <table:table-cell office:value-type="date" office:date-value="2015-05-15">
            <text:p>15-05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P3070EEN-L</text:p>
          </table:table-cell>
          <table:table-cell office:value-type="string">
            <text:p>14SOIC150</text:p>
          </table:table-cell>
          <table:table-cell office:value-type="string">
            <text:p>SP3070</text:p>
          </table:table-cell>
          <table:table-cell office:value-type="string">
            <text:p>14SOIC150</text:p>
          </table:table-cell>
          <table:table-cell/>
          <table:table-cell table:style-name="ce1" office:value-type="string">
            <text:p>RS485/RS422 transceiver, 3.3V, 1/8 Load, full duplex</text:p>
          </table:table-cell>
          <table:table-cell office:value-type="string">
            <text:p>farnell.com</text:p>
          </table:table-cell>
          <table:table-cell office:value-type="string">
            <text:p>9386653</text:p>
          </table:table-cell>
          <table:table-cell office:value-type="string">
            <text:p>Exar</text:p>
          </table:table-cell>
          <table:table-cell office:value-type="string">
            <text:p>SP3070EEN-L</text:p>
          </table:table-cell>
          <table:table-cell office:value-type="float" office:value="12.8">
            <text:p>12,8000</text:p>
          </table:table-cell>
          <table:table-cell table:style-name="ce45" office:value-type="string">
            <text:p>PLN</text:p>
          </table:table-cell>
          <table:table-cell office:value-type="date" office:date-value="2013-09-09">
            <text:p>09-09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P3072EEN</text:p>
          </table:table-cell>
          <table:table-cell office:value-type="string">
            <text:p>8SOIC150</text:p>
          </table:table-cell>
          <table:table-cell office:value-type="string">
            <text:p>SP3072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RS485/RS422 transceiver, 3.3V, 1/8 Load, halfl duplex</text:p>
          </table:table-cell>
          <table:table-cell table:style-name="ce1" office:value-type="string">
            <text:p>farnell.com</text:p>
          </table:table-cell>
          <table:table-cell office:value-type="string">
            <text:p>9386670</text:p>
          </table:table-cell>
          <table:table-cell table:style-name="ce1" office:value-type="string">
            <text:p>Exar</text:p>
          </table:table-cell>
          <table:table-cell table:style-name="ce1" office:value-type="string">
            <text:p>SP3072EEN-L</text:p>
          </table:table-cell>
          <table:table-cell office:value-type="float" office:value="7.92">
            <text:p>7,9200</text:p>
          </table:table-cell>
          <table:table-cell table:style-name="ce1" office:value-type="string">
            <text:p>PLN</text:p>
          </table:table-cell>
          <table:table-cell office:value-type="date" office:date-value="2011-12-01">
            <text:p>01-12-2011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P3220ECA-L</text:p>
          </table:table-cell>
          <table:table-cell office:value-type="string">
            <text:p>16SSOP300</text:p>
          </table:table-cell>
          <table:table-cell office:value-type="string">
            <text:p>SP3220</text:p>
          </table:table-cell>
          <table:table-cell office:value-type="string">
            <text:p>16SSOP300</text:p>
          </table:table-cell>
          <table:table-cell/>
          <table:table-cell table:style-name="ce1" office:value-type="string">
            <text:p>High speed +3.0V to +5.5 RS-232 Driver/Receiver pair</text:p>
          </table:table-cell>
          <table:table-cell office:value-type="string">
            <text:p>tme.pl</text:p>
          </table:table-cell>
          <table:table-cell office:value-type="string">
            <text:p>SP3220ECA-L</text:p>
          </table:table-cell>
          <table:table-cell office:value-type="string">
            <text:p>Exar</text:p>
          </table:table-cell>
          <table:table-cell table:style-name="ce1" office:value-type="string">
            <text:p>SP3220ECA-L</text:p>
          </table:table-cell>
          <table:table-cell office:value-type="float" office:value="4.73">
            <text:p>4,7300</text:p>
          </table:table-cell>
          <table:table-cell table:style-name="ce45" office:value-type="string">
            <text:p>PLN</text:p>
          </table:table-cell>
          <table:table-cell office:value-type="date" office:date-value="2013-06-19">
            <text:p>19-06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PX5205M5-3.3</text:p>
          </table:table-cell>
          <table:table-cell office:value-type="string">
            <text:p>SOT23-5</text:p>
          </table:table-cell>
          <table:table-cell office:value-type="string">
            <text:p>LP2985</text:p>
          </table:table-cell>
          <table:table-cell office:value-type="string">
            <text:p>SOT23-5</text:p>
          </table:table-cell>
          <table:table-cell/>
          <table:table-cell table:style-name="ce1" office:value-type="string">
            <text:p>MIcropower, 150mA, low-noise, ultra low-dropout CMOS voltage regulator, 3.3V</text:p>
          </table:table-cell>
          <table:table-cell office:value-type="string">
            <text:p>tme.pl</text:p>
          </table:table-cell>
          <table:table-cell office:value-type="string">
            <text:p>SPX5205M5L-3-3</text:p>
          </table:table-cell>
          <table:table-cell office:value-type="string">
            <text:p>Exar</text:p>
          </table:table-cell>
          <table:table-cell office:value-type="string">
            <text:p>SPX5205M5-3.3</text:p>
          </table:table-cell>
          <table:table-cell office:value-type="float" office:value="1.71">
            <text:p>1,7100</text:p>
          </table:table-cell>
          <table:table-cell table:style-name="ce45" office:value-type="string">
            <text:p>PLN</text:p>
          </table:table-cell>
          <table:table-cell office:value-type="date" office:date-value="2011-06-19">
            <text:p>19-06-2011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ST25VF016B-50-4I-S2AF</text:p>
          </table:table-cell>
          <table:table-cell office:value-type="string">
            <text:p>8SOIC200</text:p>
          </table:table-cell>
          <table:table-cell office:value-type="string">
            <text:p>SST25VF016B</text:p>
          </table:table-cell>
          <table:table-cell office:value-type="string">
            <text:p>8SOIC200</text:p>
          </table:table-cell>
          <table:table-cell/>
          <table:table-cell table:style-name="ce1" office:value-type="string">
            <text:p>Pamięć: Serial Flash; SPI; 80MHz; 2,7÷3,6V; SO8-W</text:p>
          </table:table-cell>
          <table:table-cell office:value-type="string">
            <text:p>tme.pl</text:p>
          </table:table-cell>
          <table:table-cell office:value-type="string">
            <text:p>SST25016B-504IS</text:p>
          </table:table-cell>
          <table:table-cell office:value-type="string">
            <text:p>Microchip</text:p>
          </table:table-cell>
          <table:table-cell table:style-name="ce1" office:value-type="string">
            <text:p>SST25VF016B-50-4I-S2AF</text:p>
          </table:table-cell>
          <table:table-cell office:value-type="float" office:value="6.22">
            <text:p>6,2200</text:p>
          </table:table-cell>
          <table:table-cell table:style-name="ce45" office:value-type="string">
            <text:p>PLN</text:p>
          </table:table-cell>
          <table:table-cell office:value-type="date" office:date-value="2015-12-06">
            <text:p>06-12-2015</text:p>
          </table:table-cell>
          <table:table-cell table:number-columns-repeated="1006"/>
        </table:table-row>
        <table:table-row table:style-name="ro1">
          <table:table-cell office:value-type="string">
            <text:p>SST26VF016B-104I/SM</text:p>
          </table:table-cell>
          <table:table-cell office:value-type="string">
            <text:p>8SOIC200</text:p>
          </table:table-cell>
          <table:table-cell office:value-type="string">
            <text:p>SST26VF016B</text:p>
          </table:table-cell>
          <table:table-cell office:value-type="string">
            <text:p>8SOIC200</text:p>
          </table:table-cell>
          <table:table-cell/>
          <table:table-cell office:value-type="string">
            <text:p>Pamięć: Serial Flash; SDI, SPI, SQI; 104MHz; 2,7÷3,6V; SO8-W</text:p>
          </table:table-cell>
          <table:table-cell office:value-type="string">
            <text:p>tme.pl</text:p>
          </table:table-cell>
          <table:table-cell office:value-type="string">
            <text:p>26VF016B-104I/SM</text:p>
          </table:table-cell>
          <table:table-cell office:value-type="string">
            <text:p>Microchip</text:p>
          </table:table-cell>
          <table:table-cell office:value-type="string">
            <text:p>SST26VF016B-104I/SM</text:p>
          </table:table-cell>
          <table:table-cell office:value-type="float" office:value="5.27">
            <text:p>5,2700</text:p>
          </table:table-cell>
          <table:table-cell office:value-type="string">
            <text:p>PLN</text:p>
          </table:table-cell>
          <table:table-cell office:value-type="date" office:date-value="2015-12-06">
            <text:p>06-12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1S10PHR</text:p>
          </table:table-cell>
          <table:table-cell office:value-type="string">
            <text:p>HSOP8</text:p>
          </table:table-cell>
          <table:table-cell office:value-type="string">
            <text:p>ST1S10PHR</text:p>
          </table:table-cell>
          <table:table-cell office:value-type="string">
            <text:p>HSOP8</text:p>
          </table:table-cell>
          <table:table-cell/>
          <table:table-cell table:style-name="ce1" office:value-type="string">
            <text:p>3A, 900kHz, monilithic synchronous step-down regulator</text:p>
          </table:table-cell>
          <table:table-cell office:value-type="string">
            <text:p>tme.pl</text:p>
          </table:table-cell>
          <table:table-cell office:value-type="string">
            <text:p>ST1S10PHR</text:p>
          </table:table-cell>
          <table:table-cell office:value-type="string">
            <text:p>ST</text:p>
          </table:table-cell>
          <table:table-cell table:style-name="ce1" office:value-type="string">
            <text:p>ST1S10PHR</text:p>
          </table:table-cell>
          <table:table-cell office:value-type="float" office:value="5.39">
            <text:p>5,3900</text:p>
          </table:table-cell>
          <table:table-cell table:style-name="ce1" office:value-type="string">
            <text:p>PLN</text:p>
          </table:table-cell>
          <table:table-cell office:value-type="date" office:date-value="2012-08-02">
            <text:p>02-08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3232BDR</text:p>
          </table:table-cell>
          <table:table-cell office:value-type="string">
            <text:p>16SOIC150</text:p>
          </table:table-cell>
          <table:table-cell office:value-type="string">
            <text:p>MAX3232</text:p>
          </table:table-cell>
          <table:table-cell office:value-type="string">
            <text:p>16SOIC150</text:p>
          </table:table-cell>
          <table:table-cell/>
          <table:table-cell table:style-name="ce1" office:value-type="string">
            <text:p>DUAL EIA-232 DRIVER/RECEIVER, 3-5V</text:p>
          </table:table-cell>
          <table:table-cell office:value-type="string">
            <text:p>farnell.com</text:p>
          </table:table-cell>
          <table:table-cell office:value-type="string">
            <text:p>1467752</text:p>
          </table:table-cell>
          <table:table-cell office:value-type="string">
            <text:p>ST</text:p>
          </table:table-cell>
          <table:table-cell office:value-type="string">
            <text:p>ST3232BDR</text:p>
          </table:table-cell>
          <table:table-cell office:value-type="float" office:value="4.54">
            <text:p>4,5400</text:p>
          </table:table-cell>
          <table:table-cell table:style-name="ce45" office:value-type="string">
            <text:p>PLN</text:p>
          </table:table-cell>
          <table:table-cell office:value-type="date" office:date-value="2011-03-20">
            <text:p>20-03-2011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3232CD</text:p>
          </table:table-cell>
          <table:table-cell office:value-type="string">
            <text:p>16SOIC150</text:p>
          </table:table-cell>
          <table:table-cell office:value-type="string">
            <text:p>MAX3232</text:p>
          </table:table-cell>
          <table:table-cell office:value-type="string">
            <text:p>16SOIC150</text:p>
          </table:table-cell>
          <table:table-cell/>
          <table:table-cell table:style-name="ce1" office:value-type="string">
            <text:p>DUAL EIA-232 DRIVER/RECEIVER, 3-5V</text:p>
          </table:table-cell>
          <table:table-cell office:value-type="string">
            <text:p>tme.pl</text:p>
          </table:table-cell>
          <table:table-cell office:value-type="string">
            <text:p>ST3232CD</text:p>
          </table:table-cell>
          <table:table-cell office:value-type="string">
            <text:p>ST</text:p>
          </table:table-cell>
          <table:table-cell office:value-type="string">
            <text:p>ST3232CD</text:p>
          </table:table-cell>
          <table:table-cell office:value-type="float" office:value="2.5">
            <text:p>2,5000</text:p>
          </table:table-cell>
          <table:table-cell table:style-name="ce45" office:value-type="string">
            <text:p>PLN</text:p>
          </table:table-cell>
          <table:table-cell office:value-type="date" office:date-value="2017-07-04">
            <text:p>04-07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3485EB</text:p>
          </table:table-cell>
          <table:table-cell office:value-type="string">
            <text:p>8SOIC150</text:p>
          </table:table-cell>
          <table:table-cell office:value-type="string">
            <text:p>SP3072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3.3V powered, 15kV ESD protected, up to 12Mbps RS485/RS422 transceiver</text:p>
          </table:table-cell>
          <table:table-cell office:value-type="string">
            <text:p>tme.pl</text:p>
          </table:table-cell>
          <table:table-cell office:value-type="string">
            <text:p>ST3485EBD</text:p>
          </table:table-cell>
          <table:table-cell office:value-type="string">
            <text:p>ST</text:p>
          </table:table-cell>
          <table:table-cell office:value-type="string">
            <text:p>ST3485EBD</text:p>
          </table:table-cell>
          <table:table-cell office:value-type="float" office:value="3.89">
            <text:p>3,8900</text:p>
          </table:table-cell>
          <table:table-cell table:style-name="ce1" office:value-type="string">
            <text:p>PLN</text:p>
          </table:table-cell>
          <table:table-cell office:value-type="date" office:date-value="2017-09-25">
            <text:p>25-09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C4054GR</text:p>
          </table:table-cell>
          <table:table-cell office:value-type="string">
            <text:p>SOT23-5</text:p>
          </table:table-cell>
          <table:table-cell office:value-type="string">
            <text:p>STC4054GR</text:p>
          </table:table-cell>
          <table:table-cell office:value-type="string">
            <text:p>SOT23-5</text:p>
          </table:table-cell>
          <table:table-cell/>
          <table:table-cell table:style-name="ce1" office:value-type="string">
            <text:p>800mA standalone linear Li-IOn battery charger thermal regulation</text:p>
          </table:table-cell>
          <table:table-cell office:value-type="string">
            <text:p>kamami.pl</text:p>
          </table:table-cell>
          <table:table-cell office:value-type="string">
            <text:p>STC4054GR</text:p>
          </table:table-cell>
          <table:table-cell office:value-type="string">
            <text:p>ST</text:p>
          </table:table-cell>
          <table:table-cell table:style-name="ce1" office:value-type="string">
            <text:p>STC4054GR</text:p>
          </table:table-cell>
          <table:table-cell table:formula="of:=7/1.23" office:value-type="float" office:value="5.69105691056911">
            <text:p>5,6911</text:p>
          </table:table-cell>
          <table:table-cell table:style-name="ce1" office:value-type="string">
            <text:p>PLN</text:p>
          </table:table-cell>
          <table:table-cell office:value-type="date" office:date-value="2012-08-02">
            <text:p>02-08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030C6T6</text:p>
          </table:table-cell>
          <table:table-cell office:value-type="string">
            <text:p>MS-026ABC</text:p>
          </table:table-cell>
          <table:table-cell office:value-type="string">
            <text:p>STM32F030C6</text:p>
          </table:table-cell>
          <table:table-cell office:value-type="string">
            <text:p>MS-026ABC</text:p>
          </table:table-cell>
          <table:table-cell/>
          <table:table-cell table:style-name="ce1" office:value-type="string">
            <text:p>Value-line ARM-based 32-bit MCU with 32-KB Flash, timers,ADC, communication interfaces, 2.4-3.6 V operation</text:p>
          </table:table-cell>
          <table:table-cell office:value-type="string">
            <text:p>kamami.pl</text:p>
          </table:table-cell>
          <table:table-cell office:value-type="string">
            <text:p>STM32F030C6T6</text:p>
          </table:table-cell>
          <table:table-cell office:value-type="string">
            <text:p>ST</text:p>
          </table:table-cell>
          <table:table-cell table:style-name="ce1" office:value-type="string">
            <text:p>STM32F030C6T6</text:p>
          </table:table-cell>
          <table:table-cell table:formula="of:=ROUND(7.03/1.23;4)" office:value-type="float" office:value="5.7154">
            <text:p>5,7154</text:p>
          </table:table-cell>
          <table:table-cell table:style-name="ce1" office:value-type="string">
            <text:p>PLN</text:p>
          </table:table-cell>
          <table:table-cell office:value-type="date" office:date-value="2016-06-06">
            <text:p>06-06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030C8T6</text:p>
          </table:table-cell>
          <table:table-cell office:value-type="string">
            <text:p>MS-026ABC</text:p>
          </table:table-cell>
          <table:table-cell office:value-type="string">
            <text:p>STM32F030C8T6</text:p>
          </table:table-cell>
          <table:table-cell office:value-type="string">
            <text:p>MS-026ABC</text:p>
          </table:table-cell>
          <table:table-cell/>
          <table:table-cell table:style-name="ce1" office:value-type="string">
            <text:p>Value-line ARM-based 32-bit MCU with 64-KB Flash, timers,ADC, communication interfaces, 2.4-3.6 V operation</text:p>
          </table:table-cell>
          <table:table-cell office:value-type="string">
            <text:p>mouser.com</text:p>
          </table:table-cell>
          <table:table-cell office:value-type="string">
            <text:p>511-STM32F030C8T6</text:p>
          </table:table-cell>
          <table:table-cell office:value-type="string">
            <text:p>ST</text:p>
          </table:table-cell>
          <table:table-cell table:style-name="ce1" office:value-type="string">
            <text:p>STM32F030C8T6</text:p>
          </table:table-cell>
          <table:table-cell office:value-type="float" office:value="1.75">
            <text:p>1,7500</text:p>
          </table:table-cell>
          <table:table-cell table:style-name="ce1" office:value-type="string">
            <text:p>EUR</text:p>
          </table:table-cell>
          <table:table-cell office:value-type="date" office:date-value="2013-09-01">
            <text:p>01-09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030F4P6</text:p>
          </table:table-cell>
          <table:table-cell office:value-type="string">
            <text:p>MO-153AC</text:p>
          </table:table-cell>
          <table:table-cell office:value-type="string">
            <text:p>STM32F030F4P6</text:p>
          </table:table-cell>
          <table:table-cell office:value-type="string">
            <text:p>MO-153AC</text:p>
          </table:table-cell>
          <table:table-cell/>
          <table:table-cell table:style-name="ce1" office:value-type="string">
            <text:p>ARM Cortex-M0 CPU, 16kB Flash, 4kB RAM, UART, I2C, SPI, ADC, TSSOP20, STM, RoHS</text:p>
          </table:table-cell>
          <table:table-cell office:value-type="string">
            <text:p>kamami.pl</text:p>
          </table:table-cell>
          <table:table-cell office:value-type="string">
            <text:p>STM32F030F4P6</text:p>
          </table:table-cell>
          <table:table-cell office:value-type="string">
            <text:p>ST</text:p>
          </table:table-cell>
          <table:table-cell table:style-name="ce1" office:value-type="string">
            <text:p>STM32F030F4P6</text:p>
          </table:table-cell>
          <table:table-cell table:formula="of:=ROUND(4.71/1.23;4)" office:value-type="float" office:value="3.8293">
            <text:p>3,8293</text:p>
          </table:table-cell>
          <table:table-cell table:style-name="ce1" office:value-type="string">
            <text:p>PLN</text:p>
          </table:table-cell>
          <table:table-cell office:value-type="date" office:date-value="2016-04-09">
            <text:p>09-04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030K6T6</text:p>
          </table:table-cell>
          <table:table-cell office:value-type="string">
            <text:p>MS-026ABA</text:p>
          </table:table-cell>
          <table:table-cell office:value-type="string">
            <text:p>STM32F030K6</text:p>
          </table:table-cell>
          <table:table-cell office:value-type="string">
            <text:p>MS-026ABA</text:p>
          </table:table-cell>
          <table:table-cell/>
          <table:table-cell table:style-name="ce1" office:value-type="string">
            <text:p>Value-line ARM-based 32-bit MCU with 32-KB Flash, timers,ADC, communication interfaces, 2.4-3.6 V operation</text:p>
          </table:table-cell>
          <table:table-cell office:value-type="string">
            <text:p>kamami.pl</text:p>
          </table:table-cell>
          <table:table-cell office:value-type="string">
            <text:p>STM32F030K6T6</text:p>
          </table:table-cell>
          <table:table-cell office:value-type="string">
            <text:p>ST</text:p>
          </table:table-cell>
          <table:table-cell table:style-name="ce1" office:value-type="string">
            <text:p>STM32F030K6T6</text:p>
          </table:table-cell>
          <table:table-cell office:value-type="float" office:value="1">
            <text:p>1,0000</text:p>
          </table:table-cell>
          <table:table-cell table:style-name="ce1" office:value-type="string">
            <text:p>PLN</text:p>
          </table:table-cell>
          <table:table-cell office:value-type="date" office:date-value="2014-09-24">
            <text:p>24-09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051C8T6</text:p>
          </table:table-cell>
          <table:table-cell office:value-type="string">
            <text:p>MS-026ABC</text:p>
          </table:table-cell>
          <table:table-cell office:value-type="string">
            <text:p>STM32F051C8T6</text:p>
          </table:table-cell>
          <table:table-cell office:value-type="string">
            <text:p>MS-026ABC</text:p>
          </table:table-cell>
          <table:table-cell/>
          <table:table-cell table:style-name="ce1" office:value-type="string">
            <text:p>Medium density advanced ARM™-based 32-bit MCU with 64 Kbytes Flash, LQFP48, STM, RoHS</text:p>
          </table:table-cell>
          <table:table-cell office:value-type="string">
            <text:p>kamami.pl</text:p>
          </table:table-cell>
          <table:table-cell office:value-type="string">
            <text:p>STM32F051C8T6</text:p>
          </table:table-cell>
          <table:table-cell office:value-type="string">
            <text:p>ST</text:p>
          </table:table-cell>
          <table:table-cell table:style-name="ce1" office:value-type="string">
            <text:p>STM32F051C8T6</text:p>
          </table:table-cell>
          <table:table-cell table:formula="of:=ROUND(12.07/1.23;4)" office:value-type="float" office:value="9.813">
            <text:p>9,8130</text:p>
          </table:table-cell>
          <table:table-cell table:style-name="ce1" office:value-type="string">
            <text:p>PLN</text:p>
          </table:table-cell>
          <table:table-cell office:value-type="date" office:date-value="2013-08-31">
            <text:p>31-08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051K8U7</text:p>
          </table:table-cell>
          <table:table-cell office:value-type="string">
            <text:p>UFQFPN32_5x5</text:p>
          </table:table-cell>
          <table:table-cell office:value-type="string">
            <text:p>STM32F051K8U7</text:p>
          </table:table-cell>
          <table:table-cell office:value-type="string">
            <text:p>UFQFPN32_5x5</text:p>
          </table:table-cell>
          <table:table-cell/>
          <table:table-cell table:style-name="ce1" office:value-type="string">
            <text:p>MCU, 32BIT, CORTEX-M0, 48MHZ, UFQFPN-32</text:p>
          </table:table-cell>
          <table:table-cell office:value-type="string">
            <text:p>farnell.com</text:p>
          </table:table-cell>
          <table:table-cell office:value-type="string">
            <text:p>2333349</text:p>
          </table:table-cell>
          <table:table-cell office:value-type="string">
            <text:p>ST</text:p>
          </table:table-cell>
          <table:table-cell table:style-name="ce1" office:value-type="string">
            <text:p>STM32F051K8U7</text:p>
          </table:table-cell>
          <table:table-cell office:value-type="float" office:value="9.97">
            <text:p>9,9700</text:p>
          </table:table-cell>
          <table:table-cell table:style-name="ce1" office:value-type="string">
            <text:p>PLN</text:p>
          </table:table-cell>
          <table:table-cell office:value-type="date" office:date-value="2015-05-01">
            <text:p>01-05-2015</text:p>
          </table:table-cell>
          <table:table-cell table:number-columns-repeated="1006"/>
        </table:table-row>
        <table:table-row table:style-name="ro1">
          <table:table-cell office:value-type="string">
            <text:p>STM32F070F6P6</text:p>
          </table:table-cell>
          <table:table-cell office:value-type="string">
            <text:p>MO-153AC</text:p>
          </table:table-cell>
          <table:table-cell office:value-type="string">
            <text:p>STM32F070F6P6</text:p>
          </table:table-cell>
          <table:table-cell office:value-type="string">
            <text:p>MO-153AC</text:p>
          </table:table-cell>
          <table:table-cell/>
          <table:table-cell table:style-name="ce1" office:value-type="string">
            <text:p>ARM Cortex-M0, 32kB pamięci Flash, 16kB pamięci RAM, 48MHz, I2C, SPI, UART/USART, USB, DMA, POR, PWM, WDT, 2.4...3.6 V, A/D 13x12b, 20-TSSOP</text:p>
          </table:table-cell>
          <table:table-cell office:value-type="string">
            <text:p>kamami.pl</text:p>
          </table:table-cell>
          <table:table-cell office:value-type="string">
            <text:p>STM32F070F6P6</text:p>
          </table:table-cell>
          <table:table-cell office:value-type="string">
            <text:p>ST</text:p>
          </table:table-cell>
          <table:table-cell office:value-type="string">
            <text:p>STM32F070F6P6</text:p>
          </table:table-cell>
          <table:table-cell table:formula="of:=ROUND(6.18/1.23;4)" office:value-type="float" office:value="5.0244">
            <text:p>5,0244</text:p>
          </table:table-cell>
          <table:table-cell table:style-name="ce1" office:value-type="string">
            <text:p>PLN</text:p>
          </table:table-cell>
          <table:table-cell office:value-type="date" office:date-value="2016-01-12">
            <text:p>12-01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100C4T6B</text:p>
          </table:table-cell>
          <table:table-cell office:value-type="string">
            <text:p>MS-026ABC</text:p>
          </table:table-cell>
          <table:table-cell office:value-type="string">
            <text:p>STM32F100C4T6</text:p>
          </table:table-cell>
          <table:table-cell office:value-type="string">
            <text:p>MS-026ABC</text:p>
          </table:table-cell>
          <table:table-cell/>
          <table:table-cell table:style-name="ce1" office:value-type="string">
            <text:p>MCU, 32BIT, CORTEXM3, 16K FLASH, 48LQFP</text:p>
          </table:table-cell>
          <table:table-cell office:value-type="string">
            <text:p>kamami.pl</text:p>
          </table:table-cell>
          <table:table-cell office:value-type="string">
            <text:p>STM32F100C4T6B</text:p>
          </table:table-cell>
          <table:table-cell office:value-type="string">
            <text:p>ST</text:p>
          </table:table-cell>
          <table:table-cell table:style-name="ce1" office:value-type="string">
            <text:p>STM32F100C4T6B</text:p>
          </table:table-cell>
          <table:table-cell office:value-type="float" office:value="7.52">
            <text:p>7,5200</text:p>
          </table:table-cell>
          <table:table-cell table:style-name="ce45" office:value-type="string">
            <text:p>PLN</text:p>
          </table:table-cell>
          <table:table-cell office:value-type="date" office:date-value="2012-10-15">
            <text:p>15-10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100C8T6B</text:p>
          </table:table-cell>
          <table:table-cell office:value-type="string">
            <text:p>MS-026ABC</text:p>
          </table:table-cell>
          <table:table-cell office:value-type="string">
            <text:p>STM32F100C8T6</text:p>
          </table:table-cell>
          <table:table-cell office:value-type="string">
            <text:p>MS-026ABC</text:p>
          </table:table-cell>
          <table:table-cell/>
          <table:table-cell table:style-name="ce1" office:value-type="string">
            <text:p>MCU, 32BIT, CORTEXM3, 64K FLASH, 48LQFP</text:p>
          </table:table-cell>
          <table:table-cell office:value-type="string">
            <text:p>tme.pl</text:p>
          </table:table-cell>
          <table:table-cell table:style-name="ce87" office:value-type="string">
            <text:p>STM32F100C8T6B</text:p>
          </table:table-cell>
          <table:table-cell office:value-type="string">
            <text:p>ST</text:p>
          </table:table-cell>
          <table:table-cell office:value-type="string">
            <text:p>STM32F100C8T6B</text:p>
          </table:table-cell>
          <table:table-cell office:value-type="float" office:value="13">
            <text:p>13,0000</text:p>
          </table:table-cell>
          <table:table-cell table:style-name="ce45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100CBT6B</text:p>
          </table:table-cell>
          <table:table-cell office:value-type="string">
            <text:p>MS-026ABC</text:p>
          </table:table-cell>
          <table:table-cell office:value-type="string">
            <text:p>STM32F100C8T6</text:p>
          </table:table-cell>
          <table:table-cell office:value-type="string">
            <text:p>MS-026ABC</text:p>
          </table:table-cell>
          <table:table-cell/>
          <table:table-cell table:style-name="ce1" office:value-type="string">
            <text:p>MCU, 32BIT, CORTEXM3, 128K FLASH, 48LQFP</text:p>
          </table:table-cell>
          <table:table-cell office:value-type="string">
            <text:p>farnell.com</text:p>
          </table:table-cell>
          <table:table-cell table:style-name="ce87" office:value-type="string">
            <text:p>1838512</text:p>
          </table:table-cell>
          <table:table-cell office:value-type="string">
            <text:p>ST</text:p>
          </table:table-cell>
          <table:table-cell office:value-type="string">
            <text:p>STM32F100CBT6B</text:p>
          </table:table-cell>
          <table:table-cell office:value-type="float" office:value="15.21">
            <text:p>15,2100</text:p>
          </table:table-cell>
          <table:table-cell table:style-name="ce45" office:value-type="string">
            <text:p>PLN</text:p>
          </table:table-cell>
          <table:table-cell office:value-type="date" office:date-value="2014-09-09">
            <text:p>09-09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100RBH6B</text:p>
          </table:table-cell>
          <table:table-cell office:value-type="string">
            <text:p>TFBGA64_5x5</text:p>
          </table:table-cell>
          <table:table-cell office:value-type="string">
            <text:p>STM32F100RBH6B</text:p>
          </table:table-cell>
          <table:table-cell office:value-type="string">
            <text:p>TFBGA64_5x5</text:p>
          </table:table-cell>
          <table:table-cell/>
          <table:table-cell table:style-name="ce1" office:value-type="string">
            <text:p>MCU, 32BIT, CORTEXM3, 128K FLASH, TFGBA64</text:p>
          </table:table-cell>
          <table:table-cell office:value-type="string">
            <text:p>farnell.com</text:p>
          </table:table-cell>
          <table:table-cell table:style-name="ce87" office:value-type="string">
            <text:p>1899003</text:p>
          </table:table-cell>
          <table:table-cell office:value-type="string">
            <text:p>ST</text:p>
          </table:table-cell>
          <table:table-cell table:style-name="ce1" office:value-type="string">
            <text:p>STM32F100RBH6B</text:p>
          </table:table-cell>
          <table:table-cell office:value-type="float" office:value="15.26">
            <text:p>15,2600</text:p>
          </table:table-cell>
          <table:table-cell table:style-name="ce45" office:value-type="string">
            <text:p>PLN</text:p>
          </table:table-cell>
          <table:table-cell office:value-type="date" office:date-value="2014-05-20">
            <text:p>20-05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101T6U6</text:p>
          </table:table-cell>
          <table:table-cell office:value-type="string">
            <text:p>VFQFPN36_6x6</text:p>
          </table:table-cell>
          <table:table-cell office:value-type="string">
            <text:p>STM32F101T6U6</text:p>
          </table:table-cell>
          <table:table-cell office:value-type="string">
            <text:p>VFQFPN36_6x6</text:p>
          </table:table-cell>
          <table:table-cell/>
          <table:table-cell table:style-name="ce84" office:value-type="string">
            <text:p>Low-density access line, ARM-based 32-bit MCU with 16 or 32 KB Flash, 5 timers, ADC and 4 communication interfaces</text:p>
          </table:table-cell>
          <table:table-cell office:value-type="string">
            <text:p>farnell.com</text:p>
          </table:table-cell>
          <table:table-cell office:value-type="string">
            <text:p>1606325</text:p>
          </table:table-cell>
          <table:table-cell office:value-type="string">
            <text:p>ST</text:p>
          </table:table-cell>
          <table:table-cell table:style-name="ce1" office:value-type="string">
            <text:p>STM32F101T6U6</text:p>
          </table:table-cell>
          <table:table-cell office:value-type="float" office:value="14.87">
            <text:p>14,8700</text:p>
          </table:table-cell>
          <table:table-cell table:style-name="ce1" office:value-type="string">
            <text:p>PLN</text:p>
          </table:table-cell>
          <table:table-cell office:value-type="date" office:date-value="2013-04-05">
            <text:p>05-04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103C8T6</text:p>
          </table:table-cell>
          <table:table-cell office:value-type="string">
            <text:p>MS-026ABC</text:p>
          </table:table-cell>
          <table:table-cell office:value-type="string">
            <text:p>STM32F103CBT6</text:p>
          </table:table-cell>
          <table:table-cell office:value-type="string">
            <text:p>MS-026ABC</text:p>
          </table:table-cell>
          <table:table-cell/>
          <table:table-cell table:style-name="ce1" office:value-type="string">
            <text:p>ARM Cortex-M3 CPU, 64kB Flash, 20kB RAM, USB, CAN, 3xUART, 2xI2C, 2xSPI, ADC, STM, LQFP48, RoHS</text:p>
          </table:table-cell>
          <table:table-cell office:value-type="string">
            <text:p>tme.pl</text:p>
          </table:table-cell>
          <table:table-cell office:value-type="string">
            <text:p>STM32F103CBT6</text:p>
          </table:table-cell>
          <table:table-cell office:value-type="string">
            <text:p>ST</text:p>
          </table:table-cell>
          <table:table-cell table:style-name="ce1" office:value-type="string">
            <text:p>STM32F103CBT6</text:p>
          </table:table-cell>
          <table:table-cell table:formula="of:=ROUND(11.9/1.23;4)" office:value-type="float" office:value="9.6748">
            <text:p>9,6748</text:p>
          </table:table-cell>
          <table:table-cell table:style-name="ce1" office:value-type="string">
            <text:p>PLN</text:p>
          </table:table-cell>
          <table:table-cell office:value-type="date" office:date-value="2017-09-23">
            <text:p>23-09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103CBT6</text:p>
          </table:table-cell>
          <table:table-cell office:value-type="string">
            <text:p>MS-026ABC</text:p>
          </table:table-cell>
          <table:table-cell office:value-type="string">
            <text:p>STM32F103CBT6</text:p>
          </table:table-cell>
          <table:table-cell office:value-type="string">
            <text:p>MS-026ABC</text:p>
          </table:table-cell>
          <table:table-cell/>
          <table:table-cell table:style-name="ce1" office:value-type="string">
            <text:p>ARM Cortex-M3 CPU, 128kB Flash, 20kB RAM, USB, CAN, 3xUART, 2xI2C, 2xSPI, ADC, STM, LQFP48, RoHS</text:p>
          </table:table-cell>
          <table:table-cell office:value-type="string">
            <text:p>kamami.pl</text:p>
          </table:table-cell>
          <table:table-cell office:value-type="string">
            <text:p>STM32F103CBT6</text:p>
          </table:table-cell>
          <table:table-cell office:value-type="string">
            <text:p>ST</text:p>
          </table:table-cell>
          <table:table-cell table:style-name="ce1" office:value-type="string">
            <text:p>STM32F103CBT6</text:p>
          </table:table-cell>
          <table:table-cell table:formula="of:=ROUND(15.89/1.23;4)" office:value-type="float" office:value="12.9187">
            <text:p>12,9187</text:p>
          </table:table-cell>
          <table:table-cell table:style-name="ce1" office:value-type="string">
            <text:p>PLN</text:p>
          </table:table-cell>
          <table:table-cell office:value-type="date" office:date-value="2017-09-24">
            <text:p>24-09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103RBT6</text:p>
          </table:table-cell>
          <table:table-cell office:value-type="string">
            <text:p>MS-026BCD</text:p>
          </table:table-cell>
          <table:table-cell office:value-type="string">
            <text:p>STM32F103RBT6</text:p>
          </table:table-cell>
          <table:table-cell office:value-type="string">
            <text:p>MS-026BCD</text:p>
          </table:table-cell>
          <table:table-cell/>
          <table:table-cell table:style-name="ce1" office:value-type="string">
            <text:p>ARM Cortex-M3 CPU, 128kB Flash, 20kB RAM, USB, CAN, 3xUART, 2xI2C, 2xSPI, ADC, DAC, STM, LQFP64</text:p>
          </table:table-cell>
          <table:table-cell office:value-type="string">
            <text:p>tme.pl</text:p>
          </table:table-cell>
          <table:table-cell office:value-type="string">
            <text:p>STM32F103RBT6</text:p>
          </table:table-cell>
          <table:table-cell office:value-type="string">
            <text:p>ST</text:p>
          </table:table-cell>
          <table:table-cell office:value-type="string">
            <text:p>STM32F103RBT6</text:p>
          </table:table-cell>
          <table:table-cell office:value-type="float" office:value="17">
            <text:p>17,0000</text:p>
          </table:table-cell>
          <table:table-cell table:style-name="ce45" office:value-type="string">
            <text:p>PLN</text:p>
          </table:table-cell>
          <table:table-cell office:value-type="date" office:date-value="2014-09-04">
            <text:p>04-09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103RCT6</text:p>
          </table:table-cell>
          <table:table-cell office:value-type="string">
            <text:p>MS-026BCD_Kamami</text:p>
          </table:table-cell>
          <table:table-cell office:value-type="string">
            <text:p>STM32F103RDT6</text:p>
          </table:table-cell>
          <table:table-cell office:value-type="string">
            <text:p>MS-026BCD</text:p>
          </table:table-cell>
          <table:table-cell/>
          <table:table-cell table:style-name="ce1" office:value-type="string">
            <text:p>ARM Cortex-M3 CPU, 256kB Flash, 48kB RAM, USB, CAN, 5xUART, 2xI2C, 2xSPI, ADC, DAC, STM, LQFP64</text:p>
          </table:table-cell>
          <table:table-cell office:value-type="string">
            <text:p>kamami.pl</text:p>
          </table:table-cell>
          <table:table-cell office:value-type="string">
            <text:p>STM32F103RCT6</text:p>
          </table:table-cell>
          <table:table-cell office:value-type="string">
            <text:p>ST</text:p>
          </table:table-cell>
          <table:table-cell office:value-type="string">
            <text:p>STM32F103RCT6</text:p>
          </table:table-cell>
          <table:table-cell table:formula="of:=ROUND(34.45/1.23;4)" office:value-type="float" office:value="28.0081">
            <text:p>28,0081</text:p>
          </table:table-cell>
          <table:table-cell table:style-name="ce45" office:value-type="string">
            <text:p>PLN</text:p>
          </table:table-cell>
          <table:table-cell office:value-type="date" office:date-value="2016-06-02">
            <text:p>02-06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103RDT6</text:p>
          </table:table-cell>
          <table:table-cell office:value-type="string">
            <text:p>MS-026BCD</text:p>
          </table:table-cell>
          <table:table-cell office:value-type="string">
            <text:p>STM32F103RDT6</text:p>
          </table:table-cell>
          <table:table-cell office:value-type="string">
            <text:p>MS-026BCD</text:p>
          </table:table-cell>
          <table:table-cell/>
          <table:table-cell table:style-name="ce1" office:value-type="string">
            <text:p>MCU, 32BIT, CORTEXM3, 384K FLASH, 64LQFP</text:p>
          </table:table-cell>
          <table:table-cell office:value-type="string">
            <text:p>kamami.pl</text:p>
          </table:table-cell>
          <table:table-cell office:value-type="string">
            <text:p>STM32F103RDT6</text:p>
          </table:table-cell>
          <table:table-cell office:value-type="string">
            <text:p>ST</text:p>
          </table:table-cell>
          <table:table-cell office:value-type="string">
            <text:p>STM32F103RDT6</text:p>
          </table:table-cell>
          <table:table-cell table:formula="of:=ROUND(34.45/1.23;5)" office:value-type="float" office:value="28.00813">
            <text:p>28,0081</text:p>
          </table:table-cell>
          <table:table-cell table:style-name="ce45" office:value-type="string">
            <text:p>PLN</text:p>
          </table:table-cell>
          <table:table-cell office:value-type="date" office:date-value="2016-02-11">
            <text:p>11-02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103RDT6</text:p>
          </table:table-cell>
          <table:table-cell office:value-type="string">
            <text:p>MS-026BCD_Kamami</text:p>
          </table:table-cell>
          <table:table-cell office:value-type="string">
            <text:p>STM32F103RDT6</text:p>
          </table:table-cell>
          <table:table-cell office:value-type="string">
            <text:p>MS-026BCD</text:p>
          </table:table-cell>
          <table:table-cell/>
          <table:table-cell table:style-name="ce1" office:value-type="string">
            <text:p>MCU, 32BIT, CORTEXM3, 384K FLASH, 64LQFP</text:p>
          </table:table-cell>
          <table:table-cell office:value-type="string">
            <text:p>kamami.pl</text:p>
          </table:table-cell>
          <table:table-cell office:value-type="string">
            <text:p>STM32F103RDT6</text:p>
          </table:table-cell>
          <table:table-cell office:value-type="string">
            <text:p>ST</text:p>
          </table:table-cell>
          <table:table-cell office:value-type="string">
            <text:p>STM32F103RDT6</text:p>
          </table:table-cell>
          <table:table-cell table:formula="of:=ROUND(40.7/1.23;4)" office:value-type="float" office:value="33.0894">
            <text:p>33,0894</text:p>
          </table:table-cell>
          <table:table-cell table:style-name="ce45" office:value-type="string">
            <text:p>PLN</text:p>
          </table:table-cell>
          <table:table-cell office:value-type="date" office:date-value="2015-05-28">
            <text:p>28-05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103RET6</text:p>
          </table:table-cell>
          <table:table-cell office:value-type="string">
            <text:p>MS-026BCD_Kamami</text:p>
          </table:table-cell>
          <table:table-cell office:value-type="string">
            <text:p>STM32F103RDT6</text:p>
          </table:table-cell>
          <table:table-cell office:value-type="string">
            <text:p>MS-026BCD</text:p>
          </table:table-cell>
          <table:table-cell/>
          <table:table-cell table:style-name="ce1" office:value-type="string">
            <text:p>ARM Cortex-M3 CPU, 512kB Flash, 64kB RAM, USB, CAN, 5xUART, 2xI2C, 2xSPI, ADC, STM, LQFP64</text:p>
          </table:table-cell>
          <table:table-cell office:value-type="string">
            <text:p>kamami.pl</text:p>
          </table:table-cell>
          <table:table-cell office:value-type="string">
            <text:p>STM32F103RET6</text:p>
          </table:table-cell>
          <table:table-cell office:value-type="string">
            <text:p>ST</text:p>
          </table:table-cell>
          <table:table-cell office:value-type="string">
            <text:p>STM32F103RCT6</text:p>
          </table:table-cell>
          <table:table-cell table:formula="of:=ROUND(35.4/1.23;4)" office:value-type="float" office:value="28.7805">
            <text:p>28,7805</text:p>
          </table:table-cell>
          <table:table-cell table:style-name="ce45" office:value-type="string">
            <text:p>PLN</text:p>
          </table:table-cell>
          <table:table-cell office:value-type="date" office:date-value="2013-04-15">
            <text:p>15-04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103VET6</text:p>
          </table:table-cell>
          <table:table-cell office:value-type="string">
            <text:p>MS-026BED</text:p>
          </table:table-cell>
          <table:table-cell office:value-type="string">
            <text:p>STM32F103VET6</text:p>
          </table:table-cell>
          <table:table-cell office:value-type="string">
            <text:p>MS-026BED</text:p>
          </table:table-cell>
          <table:table-cell/>
          <table:table-cell table:style-name="ce1" office:value-type="string">
            <text:p>ARM Cortex-M3 CPU, 512kB Flash, 64kB RAM, USB, CAN, 5xUART, 2xI2C, 2xSPI, ADC, STM, LQFP100, RoHS</text:p>
          </table:table-cell>
          <table:table-cell office:value-type="string">
            <text:p>kamami.pl</text:p>
          </table:table-cell>
          <table:table-cell office:value-type="string">
            <text:p>STM32F103VET6</text:p>
          </table:table-cell>
          <table:table-cell office:value-type="string">
            <text:p>ST</text:p>
          </table:table-cell>
          <table:table-cell table:style-name="ce1" office:value-type="string">
            <text:p>STM32F103VET6</text:p>
          </table:table-cell>
          <table:table-cell table:formula="of:=ROUND(28/1.23; 4)" office:value-type="float" office:value="22.7642">
            <text:p>22,7642</text:p>
          </table:table-cell>
          <table:table-cell table:style-name="ce1" office:value-type="string">
            <text:p>PLN</text:p>
          </table:table-cell>
          <table:table-cell office:value-type="date" office:date-value="2017-03-26">
            <text:p>26-03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103ZET6</text:p>
          </table:table-cell>
          <table:table-cell office:value-type="string">
            <text:p>MS-026BFB</text:p>
          </table:table-cell>
          <table:table-cell office:value-type="string">
            <text:p>STM32F103ZET6</text:p>
          </table:table-cell>
          <table:table-cell office:value-type="string">
            <text:p>MS-026BFB</text:p>
          </table:table-cell>
          <table:table-cell/>
          <table:table-cell table:style-name="ce1" office:value-type="string">
            <text:p>ARM Cortex-M3 CPU, 512kB Flash, 64kB RAM, USB, CAN, 5xUART, 2xI2C, 2xSPI, ADC, STM, LQFP144, RoHS</text:p>
          </table:table-cell>
          <table:table-cell office:value-type="string">
            <text:p>tme.pl</text:p>
          </table:table-cell>
          <table:table-cell office:value-type="string">
            <text:p>STM32F103ZET6</text:p>
          </table:table-cell>
          <table:table-cell office:value-type="string">
            <text:p>ST</text:p>
          </table:table-cell>
          <table:table-cell table:style-name="ce1" office:value-type="string">
            <text:p>STM32F103ZET6</text:p>
          </table:table-cell>
          <table:table-cell office:value-type="float" office:value="43.5">
            <text:p>43,5000</text:p>
          </table:table-cell>
          <table:table-cell table:style-name="ce1" office:value-type="string">
            <text:p>PLN</text:p>
          </table:table-cell>
          <table:table-cell office:value-type="date" office:date-value="2015-08-03">
            <text:p>03-08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105RBT6</text:p>
          </table:table-cell>
          <table:table-cell office:value-type="string">
            <text:p>MS-026BCD</text:p>
          </table:table-cell>
          <table:table-cell office:value-type="string">
            <text:p>STM32F105RBT6</text:p>
          </table:table-cell>
          <table:table-cell office:value-type="string">
            <text:p>MS-026BCD</text:p>
          </table:table-cell>
          <table:table-cell/>
          <table:table-cell table:style-name="ce1" office:value-type="string">
            <text:p>ARM Cortex-M3, 128kB Flash, 64kB RAM, 72MHz, CAN, I2C, IrDA, LIN, SPI, UART/USART, USB OTG, DMA, POR, PWM, Voltage Detect, WDT, 2...3.6 V, A/D 16x12b; D/A 2x12b, 64-LQFP</text:p>
          </table:table-cell>
          <table:table-cell office:value-type="string">
            <text:p>kamami.pl</text:p>
          </table:table-cell>
          <table:table-cell office:value-type="string">
            <text:p>STM32F105RBT6</text:p>
          </table:table-cell>
          <table:table-cell office:value-type="string">
            <text:p>ST</text:p>
          </table:table-cell>
          <table:table-cell table:style-name="ce1" office:value-type="string">
            <text:p>STM32F105RBT6</text:p>
          </table:table-cell>
          <table:table-cell table:formula="of:=ROUND(13.44/1.23;2)" office:value-type="float" office:value="10.93">
            <text:p>10,9300</text:p>
          </table:table-cell>
          <table:table-cell table:style-name="ce45" office:value-type="string">
            <text:p>PLN</text:p>
          </table:table-cell>
          <table:table-cell office:value-type="date" office:date-value="2017-09-29">
            <text:p>29-09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407VGT6</text:p>
          </table:table-cell>
          <table:table-cell office:value-type="string">
            <text:p>MS-026BED</text:p>
          </table:table-cell>
          <table:table-cell office:value-type="string">
            <text:p>STM32F407VGT6</text:p>
          </table:table-cell>
          <table:table-cell office:value-type="string">
            <text:p>MS-026BED</text:p>
          </table:table-cell>
          <table:table-cell/>
          <table:table-cell table:style-name="ce1" office:value-type="string">
            <text:p>ARM Cortex-M4 CPU, 1024kB Flash, 192kB RAM, Ethernet, Camera, USB OTG FS+HS, 2xCAN, 4xUART, 3xI2C, 3xSPI, ADC, DAC, STM, LQFP100</text:p>
          </table:table-cell>
          <table:table-cell office:value-type="string">
            <text:p>farnell.com</text:p>
          </table:table-cell>
          <table:table-cell office:value-type="string">
            <text:p>2333297</text:p>
          </table:table-cell>
          <table:table-cell office:value-type="string">
            <text:p>ST</text:p>
          </table:table-cell>
          <table:table-cell table:style-name="ce1" office:value-type="string">
            <text:p>STM32F407VGT6TR</text:p>
          </table:table-cell>
          <table:table-cell office:value-type="float" office:value="38.56">
            <text:p>38,5600</text:p>
          </table:table-cell>
          <table:table-cell table:style-name="ce1" office:value-type="string">
            <text:p>PLN</text:p>
          </table:table-cell>
          <table:table-cell office:value-type="date" office:date-value="2015-02-19">
            <text:p>19-02-2015</text:p>
          </table:table-cell>
          <table:table-cell table:number-columns-repeated="1006"/>
        </table:table-row>
        <table:table-row table:style-name="ro1">
          <table:table-cell office:value-type="string">
            <text:p>STM32F446VET6</text:p>
          </table:table-cell>
          <table:table-cell office:value-type="string">
            <text:p>MS-026BED</text:p>
          </table:table-cell>
          <table:table-cell office:value-type="string">
            <text:p>STM32F446VET6</text:p>
          </table:table-cell>
          <table:table-cell office:value-type="string">
            <text:p>MS-026BED</text:p>
          </table:table-cell>
          <table:table-cell/>
          <table:table-cell office:value-type="string">
            <text:p>ARM Cortex-M4, 512kB Flash, 128KB pamięci SRAM, I2C, HDMI-CEC, Irda, LIN, SPI, UART/USART, USB, DMA, PWM, 1.7...3.6 V, 100-LQFP</text:p>
          </table:table-cell>
          <table:table-cell office:value-type="string">
            <text:p>kamami.pl</text:p>
          </table:table-cell>
          <table:table-cell office:value-type="string">
            <text:p>STM32F446VET6</text:p>
          </table:table-cell>
          <table:table-cell office:value-type="string">
            <text:p>ST</text:p>
          </table:table-cell>
          <table:table-cell office:value-type="string">
            <text:p>STM32F446VET6</text:p>
          </table:table-cell>
          <table:table-cell table:formula="of:=ROUND(56.01/1.23;5)" office:value-type="float" office:value="45.53659">
            <text:p>45,5366</text:p>
          </table:table-cell>
          <table:table-cell office:value-type="string">
            <text:p>PLN</text:p>
          </table:table-cell>
          <table:table-cell office:value-type="date" office:date-value="2015-10-21">
            <text:p>21-10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F446ZET6</text:p>
          </table:table-cell>
          <table:table-cell office:value-type="string">
            <text:p>MS-026BFB</text:p>
          </table:table-cell>
          <table:table-cell office:value-type="string">
            <text:p>STM32F446ZET6</text:p>
          </table:table-cell>
          <table:table-cell office:value-type="string">
            <text:p>MS-026BFB</text:p>
          </table:table-cell>
          <table:table-cell/>
          <table:table-cell table:style-name="ce1" office:value-type="string">
            <text:p><text:s/>ARM Cortex-M4, 512kB Flash, 128KB pamięci SRAM, I2C, HDMI-CEC, Irda, LIN, SPI, UART/USART, USB, DMA, PWM, 1.7...3.6 V, 144-LQFP</text:p>
          </table:table-cell>
          <table:table-cell office:value-type="string">
            <text:p>kamami.pl</text:p>
          </table:table-cell>
          <table:table-cell office:value-type="string">
            <text:p>STM32F446ZET6</text:p>
          </table:table-cell>
          <table:table-cell office:value-type="string">
            <text:p>ST</text:p>
          </table:table-cell>
          <table:table-cell table:style-name="ce1" office:value-type="string">
            <text:p>STM32F446ZET6</text:p>
          </table:table-cell>
          <table:table-cell table:formula="of:=ROUND(66.65/1.23;5)" office:value-type="float" office:value="54.18699">
            <text:p>54,1870</text:p>
          </table:table-cell>
          <table:table-cell table:style-name="ce1" office:value-type="string">
            <text:p>PLN</text:p>
          </table:table-cell>
          <table:table-cell office:value-type="date" office:date-value="2015-10-21">
            <text:p>21-10-2015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STM32L073CZT6</text:p>
          </table:table-cell>
          <table:table-cell office:value-type="string">
            <text:p>MS-026ABC</text:p>
          </table:table-cell>
          <table:table-cell office:value-type="string">
            <text:p>STM32L073CBT6</text:p>
          </table:table-cell>
          <table:table-cell office:value-type="string">
            <text:p>MS-026ABC</text:p>
          </table:table-cell>
          <table:table-cell/>
          <table:table-cell table:style-name="ce1" office:value-type="string">
            <text:p>Mikrokontroler ARM, bardzo niska moc, STM32 L0 ARM Cortex-M0+ Microcontrollers, 32 bity, 32 MHz, 192kB flash</text:p>
          </table:table-cell>
          <table:table-cell office:value-type="string">
            <text:p>farnell.com</text:p>
          </table:table-cell>
          <table:table-cell table:style-name="ce87" office:value-type="string">
            <text:p>2518154</text:p>
          </table:table-cell>
          <table:table-cell office:value-type="string">
            <text:p>ST</text:p>
          </table:table-cell>
          <table:table-cell table:style-name="ce1" office:value-type="string">
            <text:p>STM32L073CZT6</text:p>
          </table:table-cell>
          <table:table-cell office:value-type="float" office:value="18">
            <text:p>18,0000</text:p>
          </table:table-cell>
          <table:table-cell table:style-name="ce45" office:value-type="string">
            <text:p>PLN</text:p>
          </table:table-cell>
          <table:table-cell office:value-type="date" office:date-value="2017-10-01">
            <text:p>01-10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TC4431EOA</text:p>
          </table:table-cell>
          <table:table-cell office:value-type="string">
            <text:p>8SOIC150</text:p>
          </table:table-cell>
          <table:table-cell office:value-type="string">
            <text:p>TC4431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1.5A High speed 30V MOSFET driver, inverting input</text:p>
          </table:table-cell>
          <table:table-cell office:value-type="string">
            <text:p>farnell.com</text:p>
          </table:table-cell>
          <table:table-cell office:value-type="string">
            <text:p>1834905</text:p>
          </table:table-cell>
          <table:table-cell office:value-type="string">
            <text:p>Microchip</text:p>
          </table:table-cell>
          <table:table-cell table:style-name="ce1" office:value-type="string">
            <text:p>TC4431EOA</text:p>
          </table:table-cell>
          <table:table-cell office:value-type="float" office:value="12.58">
            <text:p>12,5800</text:p>
          </table:table-cell>
          <table:table-cell table:style-name="ce1" office:value-type="string">
            <text:p>PLN</text:p>
          </table:table-cell>
          <table:table-cell office:value-type="date" office:date-value="2014-05-12">
            <text:p>12-05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TC4432EOA</text:p>
          </table:table-cell>
          <table:table-cell office:value-type="string">
            <text:p>8SOIC150</text:p>
          </table:table-cell>
          <table:table-cell office:value-type="string">
            <text:p>TC4432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1.5A High speed 30V MOSFET driver, non-inverting input</text:p>
          </table:table-cell>
          <table:table-cell office:value-type="string">
            <text:p>farnell.com</text:p>
          </table:table-cell>
          <table:table-cell office:value-type="string">
            <text:p>1439737</text:p>
          </table:table-cell>
          <table:table-cell office:value-type="string">
            <text:p>Microchip</text:p>
          </table:table-cell>
          <table:table-cell table:style-name="ce1" office:value-type="string">
            <text:p>TC4432EOA</text:p>
          </table:table-cell>
          <table:table-cell office:value-type="float" office:value="11.32">
            <text:p>11,3200</text:p>
          </table:table-cell>
          <table:table-cell table:style-name="ce1" office:value-type="string">
            <text:p>PLN</text:p>
          </table:table-cell>
          <table:table-cell office:value-type="date" office:date-value="2014-05-12">
            <text:p>12-05-2014</text:p>
          </table:table-cell>
          <table:table-cell table:number-columns-repeated="1006"/>
        </table:table-row>
        <table:table-row table:style-name="ro1">
          <table:table-cell office:value-type="string">
            <text:p>THS4131ID</text:p>
          </table:table-cell>
          <table:table-cell office:value-type="string">
            <text:p>8SOIC150</text:p>
          </table:table-cell>
          <table:table-cell office:value-type="string">
            <text:p>AD8138</text:p>
          </table:table-cell>
          <table:table-cell office:value-type="string">
            <text:p>8SOIC150</text:p>
          </table:table-cell>
          <table:table-cell/>
          <table:table-cell office:value-type="string">
            <text:p>Wzmacniacz różnicowy, niskoszumowy, 1 wzmacniacze/-y, 3 V, 69 dB, 150 MHz, -40 °C, 85 °C</text:p>
          </table:table-cell>
          <table:table-cell office:value-type="string">
            <text:p>farnell.com</text:p>
          </table:table-cell>
          <table:table-cell office:value-type="string">
            <text:p>8453250</text:p>
          </table:table-cell>
          <table:table-cell office:value-type="string">
            <text:p>Texas Instruments</text:p>
          </table:table-cell>
          <table:table-cell office:value-type="string">
            <text:p>THS4131ID</text:p>
          </table:table-cell>
          <table:table-cell office:value-type="float" office:value="38.9">
            <text:p>38,9000</text:p>
          </table:table-cell>
          <table:table-cell office:value-type="string">
            <text:p>PLN</text:p>
          </table:table-cell>
          <table:table-cell office:value-type="date" office:date-value="2017-07-21">
            <text:p>21-07-2017</text:p>
          </table:table-cell>
          <table:table-cell table:number-columns-repeated="1006"/>
        </table:table-row>
        <table:table-row table:style-name="ro1">
          <table:table-cell office:value-type="string">
            <text:p>THS4131IDGNR</text:p>
          </table:table-cell>
          <table:table-cell office:value-type="string">
            <text:p>MO-187AA</text:p>
          </table:table-cell>
          <table:table-cell table:style-name="ce2" office:value-type="string">
            <text:p>THS4131IDGN</text:p>
          </table:table-cell>
          <table:table-cell office:value-type="string">
            <text:p>MO-187AA_PAD</text:p>
          </table:table-cell>
          <table:table-cell/>
          <table:table-cell office:value-type="string">
            <text:p>Wzmacniacz różnicowy, niskoszumowy, 1 wzmacniacze/-y, 3 V, 69 dB, 150 MHz, -40 °C, 85 °C</text:p>
          </table:table-cell>
          <table:table-cell office:value-type="string">
            <text:p>farnell.com</text:p>
          </table:table-cell>
          <table:table-cell office:value-type="string">
            <text:p>2382808</text:p>
          </table:table-cell>
          <table:table-cell office:value-type="string">
            <text:p>Texas Instruments</text:p>
          </table:table-cell>
          <table:table-cell office:value-type="string">
            <text:p>THS4131IDGNR</text:p>
          </table:table-cell>
          <table:table-cell office:value-type="float" office:value="34">
            <text:p>34,0000</text:p>
          </table:table-cell>
          <table:table-cell office:value-type="string">
            <text:p>PLN</text:p>
          </table:table-cell>
          <table:table-cell office:value-type="date" office:date-value="2017-07-21">
            <text:p>21-07-2017</text:p>
          </table:table-cell>
          <table:table-cell table:number-columns-repeated="1006"/>
        </table:table-row>
        <table:table-row table:style-name="ro1">
          <table:table-cell office:value-type="string">
            <text:p>THS4281DBVT</text:p>
          </table:table-cell>
          <table:table-cell office:value-type="string">
            <text:p>SOT23-5</text:p>
          </table:table-cell>
          <table:table-cell office:value-type="string">
            <text:p>AD8628ART</text:p>
          </table:table-cell>
          <table:table-cell office:value-type="string">
            <text:p>SOT23-5</text:p>
          </table:table-cell>
          <table:table-cell/>
          <table:table-cell table:style-name="ce66" office:value-type="string">
            <text:p>VERY LOW-POWER, HIGH-SPEED, RAIL-TO-RAIL INPUT AND OUTPUT VOLTAGE-FEEDBACK OPERATIONAL AMPLIFIER</text:p>
          </table:table-cell>
          <table:table-cell office:value-type="string">
            <text:p>farnell.com</text:p>
          </table:table-cell>
          <table:table-cell office:value-type="string">
            <text:p>2075434</text:p>
          </table:table-cell>
          <table:table-cell office:value-type="string">
            <text:p>Texas Instruments</text:p>
          </table:table-cell>
          <table:table-cell office:value-type="string">
            <text:p>THS4281DBVT</text:p>
          </table:table-cell>
          <table:table-cell office:value-type="float" office:value="12.35">
            <text:p>12,3500</text:p>
          </table:table-cell>
          <table:table-cell office:value-type="string">
            <text:p>PLN</text:p>
          </table:table-cell>
          <table:table-cell office:value-type="date" office:date-value="2016-02-24">
            <text:p>24-02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TL074CDR</text:p>
          </table:table-cell>
          <table:table-cell office:value-type="string">
            <text:p>14SOIC150</text:p>
          </table:table-cell>
          <table:table-cell office:value-type="string">
            <text:p>LM324</text:p>
          </table:table-cell>
          <table:table-cell office:value-type="string">
            <text:p>14SOIC150</text:p>
          </table:table-cell>
          <table:table-cell/>
          <table:table-cell table:style-name="ce1" office:value-type="string">
            <text:p>LOW-NOISE JFET-INPUT QUAD OPERATIONAL AMPLIFIERS</text:p>
          </table:table-cell>
          <table:table-cell office:value-type="string">
            <text:p>tme.pl</text:p>
          </table:table-cell>
          <table:table-cell office:value-type="string">
            <text:p>TL074CDR</text:p>
          </table:table-cell>
          <table:table-cell office:value-type="string">
            <text:p>Texas Instruments</text:p>
          </table:table-cell>
          <table:table-cell table:style-name="ce1" office:value-type="string">
            <text:p>TL074CDR</text:p>
          </table:table-cell>
          <table:table-cell office:value-type="float" office:value="0.56">
            <text:p>0,5600</text:p>
          </table:table-cell>
          <table:table-cell table:style-name="ce45" office:value-type="string">
            <text:p>PLN</text:p>
          </table:table-cell>
          <table:table-cell office:value-type="date" office:date-value="2014-04-29">
            <text:p>29-04-2014</text:p>
          </table:table-cell>
          <table:table-cell table:number-columns-repeated="1006"/>
        </table:table-row>
        <table:table-row table:style-name="ro1">
          <table:table-cell office:value-type="string">
            <text:p>TL331IDBVRG4</text:p>
          </table:table-cell>
          <table:table-cell office:value-type="string">
            <text:p>SOT23-5</text:p>
          </table:table-cell>
          <table:table-cell office:value-type="string">
            <text:p>TL331</text:p>
          </table:table-cell>
          <table:table-cell office:value-type="string">
            <text:p>SOT23-5</text:p>
          </table:table-cell>
          <table:table-cell/>
          <table:table-cell table:style-name="ce1" office:value-type="string">
            <text:p>Single differential comparator</text:p>
          </table:table-cell>
          <table:table-cell office:value-type="string">
            <text:p>farnell.com</text:p>
          </table:table-cell>
          <table:table-cell office:value-type="string">
            <text:p>1287653</text:p>
          </table:table-cell>
          <table:table-cell office:value-type="string">
            <text:p>Texas Instruments</text:p>
          </table:table-cell>
          <table:table-cell office:value-type="string">
            <text:p>TL331IDBVRG4</text:p>
          </table:table-cell>
          <table:table-cell office:value-type="float" office:value="2.23">
            <text:p>2,2300</text:p>
          </table:table-cell>
          <table:table-cell table:style-name="ce1" office:value-type="string">
            <text:p>PLN</text:p>
          </table:table-cell>
          <table:table-cell office:value-type="date" office:date-value="2012-09-17">
            <text:p>17-09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TLE2022ID</text:p>
          </table:table-cell>
          <table:table-cell office:value-type="string">
            <text:p>8SOIC150</text:p>
          </table:table-cell>
          <table:table-cell office:value-type="string">
            <text:p>LF353H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Excalibur high speed low power precision opamp, double</text:p>
          </table:table-cell>
          <table:table-cell office:value-type="string">
            <text:p>farnell.com</text:p>
          </table:table-cell>
          <table:table-cell office:value-type="string">
            <text:p>1102940</text:p>
          </table:table-cell>
          <table:table-cell office:value-type="string">
            <text:p>Texas Instruments</text:p>
          </table:table-cell>
          <table:table-cell table:style-name="ce1" office:value-type="string">
            <text:p>TLE2022ID</text:p>
          </table:table-cell>
          <table:table-cell office:value-type="float" office:value="11">
            <text:p>11,0000</text:p>
          </table:table-cell>
          <table:table-cell table:style-name="ce1" office:value-type="string">
            <text:p>PLN</text:p>
          </table:table-cell>
          <table:table-cell office:value-type="date" office:date-value="2012-11-29">
            <text:p>29-11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TLE2037AMD</text:p>
          </table:table-cell>
          <table:table-cell office:value-type="string">
            <text:p>8SOIC150_maus</text:p>
          </table:table-cell>
          <table:table-cell office:value-type="string">
            <text:p>TLE2037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Excalibur low-noise high-speed precision opamp</text:p>
          </table:table-cell>
          <table:table-cell office:value-type="string">
            <text:p>Maus Electronics</text:p>
          </table:table-cell>
          <table:table-cell office:value-type="string">
            <text:p>TLE2037AMD</text:p>
          </table:table-cell>
          <table:table-cell office:value-type="string">
            <text:p>Texas Instruments</text:p>
          </table:table-cell>
          <table:table-cell table:style-name="ce1" office:value-type="string">
            <text:p>TLE2037AMD</text:p>
          </table:table-cell>
          <table:table-cell office:value-type="float" office:value="12">
            <text:p>12,0000</text:p>
          </table:table-cell>
          <table:table-cell table:style-name="ce45" office:value-type="string">
            <text:p>PLN</text:p>
          </table:table-cell>
          <table:table-cell office:value-type="date" office:date-value="2016-01-03">
            <text:p>03-01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TLE2071CD</text:p>
          </table:table-cell>
          <table:table-cell office:value-type="string">
            <text:p>8SOIC150</text:p>
          </table:table-cell>
          <table:table-cell office:value-type="string">
            <text:p>TLE2037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excalibur low-noise high-speed precision opamp</text:p>
          </table:table-cell>
          <table:table-cell office:value-type="string">
            <text:p>tme.pl</text:p>
          </table:table-cell>
          <table:table-cell office:value-type="string">
            <text:p>TLE2071CD-SMD</text:p>
          </table:table-cell>
          <table:table-cell office:value-type="string">
            <text:p>Texas Instruments</text:p>
          </table:table-cell>
          <table:table-cell office:value-type="string">
            <text:p>TLE2071CD</text:p>
          </table:table-cell>
          <table:table-cell office:value-type="float" office:value="5.65">
            <text:p>5,6500</text:p>
          </table:table-cell>
          <table:table-cell table:style-name="ce45" office:value-type="string">
            <text:p>PLN</text:p>
          </table:table-cell>
          <table:table-cell office:value-type="date" office:date-value="2017-05-29">
            <text:p>29-05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TLE2071CDG4</text:p>
          </table:table-cell>
          <table:table-cell office:value-type="string">
            <text:p>8SOIC150_Farnell</text:p>
          </table:table-cell>
          <table:table-cell office:value-type="string">
            <text:p>TLE2037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excalibur low-noise high-speed precision opamp</text:p>
          </table:table-cell>
          <table:table-cell office:value-type="string">
            <text:p>farnell.com</text:p>
          </table:table-cell>
          <table:table-cell office:value-type="string">
            <text:p>1234830</text:p>
          </table:table-cell>
          <table:table-cell office:value-type="string">
            <text:p>Texas Instruments</text:p>
          </table:table-cell>
          <table:table-cell office:value-type="string">
            <text:p>TLE2071CDG4</text:p>
          </table:table-cell>
          <table:table-cell office:value-type="float" office:value="7.67">
            <text:p>7,6700</text:p>
          </table:table-cell>
          <table:table-cell table:style-name="ce45" office:value-type="string">
            <text:p>PLN</text:p>
          </table:table-cell>
          <table:table-cell office:value-type="date" office:date-value="2017-09-29">
            <text:p>29-09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TLE2071IDG4</text:p>
          </table:table-cell>
          <table:table-cell office:value-type="string">
            <text:p>8SOIC150</text:p>
          </table:table-cell>
          <table:table-cell office:value-type="string">
            <text:p>TLE2037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excalibur low-noise high-speed precision opamp</text:p>
          </table:table-cell>
          <table:table-cell office:value-type="string">
            <text:p>farnell.com</text:p>
          </table:table-cell>
          <table:table-cell office:value-type="string">
            <text:p>1234826</text:p>
          </table:table-cell>
          <table:table-cell office:value-type="string">
            <text:p>Texas Instruments</text:p>
          </table:table-cell>
          <table:table-cell office:value-type="string">
            <text:p>TLE2071IDG4</text:p>
          </table:table-cell>
          <table:table-cell office:value-type="float" office:value="9">
            <text:p>9,0000</text:p>
          </table:table-cell>
          <table:table-cell table:style-name="ce45" office:value-type="string">
            <text:p>PLN</text:p>
          </table:table-cell>
          <table:table-cell office:value-type="date" office:date-value="2017-01-10">
            <text:p>10-01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TLE2072CD</text:p>
          </table:table-cell>
          <table:table-cell office:value-type="string">
            <text:p>8SOIC150</text:p>
          </table:table-cell>
          <table:table-cell office:value-type="string">
            <text:p>LM358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Double excalibur low-noise high-speed precision opamp</text:p>
          </table:table-cell>
          <table:table-cell office:value-type="string">
            <text:p>tme.pl</text:p>
          </table:table-cell>
          <table:table-cell office:value-type="string">
            <text:p>TLE2072CD</text:p>
          </table:table-cell>
          <table:table-cell office:value-type="string">
            <text:p>Texas Instruments</text:p>
          </table:table-cell>
          <table:table-cell/>
          <table:table-cell office:value-type="float" office:value="10.91">
            <text:p>10,9100</text:p>
          </table:table-cell>
          <table:table-cell table:style-name="ce45" office:value-type="string">
            <text:p>PLN</text:p>
          </table:table-cell>
          <table:table-cell office:value-type="date" office:date-value="2016-02-24">
            <text:p>24-02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TLE2072ID</text:p>
          </table:table-cell>
          <table:table-cell office:value-type="string">
            <text:p>8SOIC150</text:p>
          </table:table-cell>
          <table:table-cell office:value-type="string">
            <text:p>LM358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Double excalibur low-noise high-speed precision opamp</text:p>
          </table:table-cell>
          <table:table-cell office:value-type="string">
            <text:p>farnell.com</text:p>
          </table:table-cell>
          <table:table-cell office:value-type="string">
            <text:p>1470373</text:p>
          </table:table-cell>
          <table:table-cell office:value-type="string">
            <text:p>Texas Instruments</text:p>
          </table:table-cell>
          <table:table-cell office:value-type="string">
            <text:p>TLE2072ID</text:p>
          </table:table-cell>
          <table:table-cell office:value-type="float" office:value="9.24">
            <text:p>9,2400</text:p>
          </table:table-cell>
          <table:table-cell table:style-name="ce45" office:value-type="string">
            <text:p>PLN</text:p>
          </table:table-cell>
          <table:table-cell office:value-type="date" office:date-value="2014-01-15">
            <text:p>15-01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TPS54340DDA</text:p>
          </table:table-cell>
          <table:table-cell office:value-type="string">
            <text:p>HSOP8</text:p>
          </table:table-cell>
          <table:table-cell office:value-type="string">
            <text:p>TPS54340DDA</text:p>
          </table:table-cell>
          <table:table-cell office:value-type="string">
            <text:p>HSOP8</text:p>
          </table:table-cell>
          <table:table-cell/>
          <table:table-cell table:style-name="ce1" office:value-type="string">
            <text:p>42VInput,3.5A,StepDownDC-DCConverterwithEco-mode</text:p>
          </table:table-cell>
          <table:table-cell office:value-type="string">
            <text:p>farnell.com</text:p>
          </table:table-cell>
          <table:table-cell office:value-type="string">
            <text:p>2255010</text:p>
          </table:table-cell>
          <table:table-cell office:value-type="string">
            <text:p>Texas Instruments</text:p>
          </table:table-cell>
          <table:table-cell table:style-name="ce1" office:value-type="string">
            <text:p>TPS54340DDA</text:p>
          </table:table-cell>
          <table:table-cell office:value-type="float" office:value="19.02">
            <text:p>19,0200</text:p>
          </table:table-cell>
          <table:table-cell table:style-name="ce1" office:value-type="string">
            <text:p>PLN</text:p>
          </table:table-cell>
          <table:table-cell office:value-type="date" office:date-value="2013-09-03">
            <text:p>03-09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TPS73033DBV</text:p>
          </table:table-cell>
          <table:table-cell office:value-type="string">
            <text:p>SOT23-5</text:p>
          </table:table-cell>
          <table:table-cell office:value-type="string">
            <text:p>TPS73033DBV</text:p>
          </table:table-cell>
          <table:table-cell office:value-type="string">
            <text:p>SOT23-5</text:p>
          </table:table-cell>
          <table:table-cell/>
          <table:table-cell table:style-name="ce1" office:value-type="string">
            <text:p>V Reg LDO 200mA, 3.3V, SOT23</text:p>
          </table:table-cell>
          <table:table-cell office:value-type="string">
            <text:p>farnell.com</text:p>
          </table:table-cell>
          <table:table-cell office:value-type="string">
            <text:p>1135395</text:p>
          </table:table-cell>
          <table:table-cell office:value-type="string">
            <text:p>Texas Instruments</text:p>
          </table:table-cell>
          <table:table-cell office:value-type="string">
            <text:p>TPS73033DBVT</text:p>
          </table:table-cell>
          <table:table-cell office:value-type="float" office:value="3.47">
            <text:p>3,4700</text:p>
          </table:table-cell>
          <table:table-cell table:style-name="ce45" office:value-type="string">
            <text:p>PLN</text:p>
          </table:table-cell>
          <table:table-cell office:value-type="date" office:date-value="2017-09-29">
            <text:p>29-09-2017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TPS7A3001DGNT</text:p>
          </table:table-cell>
          <table:table-cell office:value-type="string">
            <text:p>MO-187AA_PAD</text:p>
          </table:table-cell>
          <table:table-cell office:value-type="string">
            <text:p>TPS7A4901</text:p>
          </table:table-cell>
          <table:table-cell office:value-type="string">
            <text:p>MO-187AA_PAD</text:p>
          </table:table-cell>
          <table:table-cell/>
          <table:table-cell table:style-name="ce1" office:value-type="string">
            <text:p>-36V, –200mA, Ultralow-Noise, Negative Linear Regulator</text:p>
          </table:table-cell>
          <table:table-cell office:value-type="string">
            <text:p>farnell.com</text:p>
          </table:table-cell>
          <table:table-cell office:value-type="string">
            <text:p>1855138</text:p>
          </table:table-cell>
          <table:table-cell office:value-type="string">
            <text:p>Texas Instruments</text:p>
          </table:table-cell>
          <table:table-cell table:style-name="ce1" office:value-type="string">
            <text:p>TPS7A3001DGNT</text:p>
          </table:table-cell>
          <table:table-cell office:value-type="float" office:value="17.16">
            <text:p>17,1600</text:p>
          </table:table-cell>
          <table:table-cell table:style-name="ce1" office:value-type="string">
            <text:p>PLN</text:p>
          </table:table-cell>
          <table:table-cell office:value-type="date" office:date-value="2016-02-24">
            <text:p>24-02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TPS7A4901DGNT</text:p>
          </table:table-cell>
          <table:table-cell office:value-type="string">
            <text:p>MO-187AA_PAD</text:p>
          </table:table-cell>
          <table:table-cell office:value-type="string">
            <text:p>TPS7A4901</text:p>
          </table:table-cell>
          <table:table-cell office:value-type="string">
            <text:p>MO-187AA_PAD</text:p>
          </table:table-cell>
          <table:table-cell/>
          <table:table-cell table:style-name="ce1" office:value-type="string">
            <text:p>+36V, +150mA, Ultralow-Noise, Positive Linear Regulator</text:p>
          </table:table-cell>
          <table:table-cell office:value-type="string">
            <text:p>farnell.com</text:p>
          </table:table-cell>
          <table:table-cell office:value-type="string">
            <text:p>1841881</text:p>
          </table:table-cell>
          <table:table-cell office:value-type="string">
            <text:p>Texas Instruments</text:p>
          </table:table-cell>
          <table:table-cell table:style-name="ce1" office:value-type="string">
            <text:p>TPS7A4901DGNT</text:p>
          </table:table-cell>
          <table:table-cell office:value-type="float" office:value="12.79">
            <text:p>12,7900</text:p>
          </table:table-cell>
          <table:table-cell table:style-name="ce1" office:value-type="string">
            <text:p>PLN</text:p>
          </table:table-cell>
          <table:table-cell office:value-type="date" office:date-value="2016-06-02">
            <text:p>02-06-2016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TS1084CZ-ADJ</text:p>
          </table:table-cell>
          <table:table-cell office:value-type="string">
            <text:p>TO-220V</text:p>
          </table:table-cell>
          <table:table-cell office:value-type="string">
            <text:p>LM1085T</text:p>
          </table:table-cell>
          <table:table-cell office:value-type="string">
            <text:p>TO-220V</text:p>
          </table:table-cell>
          <table:table-cell/>
          <table:table-cell table:style-name="ce1" office:value-type="string">
            <text:p>5A 1.5 to 5V adjustable low drop positive voltage regulator</text:p>
          </table:table-cell>
          <table:table-cell office:value-type="string">
            <text:p>mselektronik.com.pl</text:p>
          </table:table-cell>
          <table:table-cell office:value-type="string">
            <text:p>TS1084CZ-ADJ</text:p>
          </table:table-cell>
          <table:table-cell office:value-type="string">
            <text:p>Taiwan Semiconductor</text:p>
          </table:table-cell>
          <table:table-cell table:style-name="ce1" office:value-type="string">
            <text:p>TS1084CZ-ADJ</text:p>
          </table:table-cell>
          <table:table-cell office:value-type="float" office:value="1.35">
            <text:p>1,3500</text:p>
          </table:table-cell>
          <table:table-cell table:style-name="ce45" office:value-type="string">
            <text:p>PLN</text:p>
          </table:table-cell>
          <table:table-cell office:value-type="date" office:date-value="2011-01-02">
            <text:p>02-01-2011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TS7815CZ</text:p>
          </table:table-cell>
          <table:table-cell office:value-type="string">
            <text:p>TO-220V</text:p>
          </table:table-cell>
          <table:table-cell office:value-type="string">
            <text:p>LM7805D2PAK</text:p>
          </table:table-cell>
          <table:table-cell office:value-type="string">
            <text:p>TO-220V</text:p>
          </table:table-cell>
          <table:table-cell office:value-type="string">
            <text:p>TO-220HRAD</text:p>
          </table:table-cell>
          <table:table-cell table:style-name="ce1" office:value-type="string">
            <text:p>15V DC 1A positive voltage regulator</text:p>
          </table:table-cell>
          <table:table-cell office:value-type="string">
            <text:p>farnell.com</text:p>
          </table:table-cell>
          <table:table-cell office:value-type="string">
            <text:p>7174055</text:p>
          </table:table-cell>
          <table:table-cell office:value-type="string">
            <text:p>Taiwan Semiconductor</text:p>
          </table:table-cell>
          <table:table-cell office:value-type="string">
            <text:p>TS7815CZ</text:p>
          </table:table-cell>
          <table:table-cell office:value-type="float" office:value="1.16">
            <text:p>1,1600</text:p>
          </table:table-cell>
          <table:table-cell table:style-name="ce45" office:value-type="string">
            <text:p>PLN</text:p>
          </table:table-cell>
          <table:table-cell office:value-type="date" office:date-value="2011-03-20">
            <text:p>20-03-2011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TS79L12CS</text:p>
          </table:table-cell>
          <table:table-cell office:value-type="string">
            <text:p>8SOIC150</text:p>
          </table:table-cell>
          <table:table-cell office:value-type="string">
            <text:p>LM79LXX-SOIC</text:p>
          </table:table-cell>
          <table:table-cell office:value-type="string">
            <text:p>8SOIC150</text:p>
          </table:table-cell>
          <table:table-cell/>
          <table:table-cell table:style-name="ce1" office:value-type="string">
            <text:p>3-terminal negative voltage regulator</text:p>
          </table:table-cell>
          <table:table-cell office:value-type="string">
            <text:p>farnell.com</text:p>
          </table:table-cell>
          <table:table-cell office:value-type="string">
            <text:p>7208103</text:p>
          </table:table-cell>
          <table:table-cell office:value-type="string">
            <text:p>Taiwan Semiconductor</text:p>
          </table:table-cell>
          <table:table-cell table:style-name="ce1" office:value-type="string">
            <text:p>TS79L12CS</text:p>
          </table:table-cell>
          <table:table-cell office:value-type="float" office:value="0.75">
            <text:p>0,7500</text:p>
          </table:table-cell>
          <table:table-cell table:style-name="ce45" office:value-type="string">
            <text:p>PLN</text:p>
          </table:table-cell>
          <table:table-cell office:value-type="date" office:date-value="2013-05-01">
            <text:p>01-05-2013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UCC27531DBVT</text:p>
          </table:table-cell>
          <table:table-cell office:value-type="string">
            <text:p>SOT23-6</text:p>
          </table:table-cell>
          <table:table-cell office:value-type="string">
            <text:p>UCC27531DBVT</text:p>
          </table:table-cell>
          <table:table-cell office:value-type="string">
            <text:p>SOT23-6</text:p>
          </table:table-cell>
          <table:table-cell/>
          <table:table-cell table:style-name="ce69" office:value-type="string">
            <text:p>2.5-A and 5-A, 35-VMAX VDD FET and IGBT Single-Gate Driver</text:p>
          </table:table-cell>
          <table:table-cell office:value-type="string">
            <text:p>farnell.com</text:p>
          </table:table-cell>
          <table:table-cell office:value-type="string">
            <text:p>2307940</text:p>
          </table:table-cell>
          <table:table-cell office:value-type="string">
            <text:p>Texas Instruments</text:p>
          </table:table-cell>
          <table:table-cell table:style-name="ce1" office:value-type="string">
            <text:p>UCC27531DBVT</text:p>
          </table:table-cell>
          <table:table-cell office:value-type="float" office:value="12.36">
            <text:p>12,3600</text:p>
          </table:table-cell>
          <table:table-cell table:style-name="ce1" office:value-type="string">
            <text:p>PLN</text:p>
          </table:table-cell>
          <table:table-cell office:value-type="date" office:date-value="2014-02-06">
            <text:p>06-02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ULN2003</text:p>
          </table:table-cell>
          <table:table-cell office:value-type="string">
            <text:p>16SOIC150</text:p>
          </table:table-cell>
          <table:table-cell office:value-type="string">
            <text:p>ULN2003</text:p>
          </table:table-cell>
          <table:table-cell office:value-type="string">
            <text:p>16SOIC150</text:p>
          </table:table-cell>
          <table:table-cell/>
          <table:table-cell table:style-name="ce1" office:value-type="string">
            <text:p>7 Darlingtons</text:p>
          </table:table-cell>
          <table:table-cell office:value-type="string">
            <text:p>tme.pl</text:p>
          </table:table-cell>
          <table:table-cell office:value-type="string">
            <text:p>ULN2003ADR</text:p>
          </table:table-cell>
          <table:table-cell office:value-type="string">
            <text:p>Texas Instruments</text:p>
          </table:table-cell>
          <table:table-cell table:style-name="ce1" office:value-type="string">
            <text:p>ULN2003ADR</text:p>
          </table:table-cell>
          <table:table-cell office:value-type="float" office:value="0.735">
            <text:p>0,7350</text:p>
          </table:table-cell>
          <table:table-cell table:style-name="ce45" office:value-type="string">
            <text:p>PLN</text:p>
          </table:table-cell>
          <table:table-cell office:value-type="date" office:date-value="2014-02-24">
            <text:p>24-02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ULN2803AFWG</text:p>
          </table:table-cell>
          <table:table-cell office:value-type="string">
            <text:p>18SOIC300</text:p>
          </table:table-cell>
          <table:table-cell office:value-type="string">
            <text:p>ULN2803</text:p>
          </table:table-cell>
          <table:table-cell office:value-type="string">
            <text:p>18SOIC300</text:p>
          </table:table-cell>
          <table:table-cell/>
          <table:table-cell table:style-name="ce1" office:value-type="string">
            <text:p>8 channel Darlington sink driver</text:p>
          </table:table-cell>
          <table:table-cell office:value-type="string">
            <text:p>tme.pl</text:p>
          </table:table-cell>
          <table:table-cell office:value-type="string">
            <text:p>ULN2803A-SMD</text:p>
          </table:table-cell>
          <table:table-cell office:value-type="string">
            <text:p>Toshiba</text:p>
          </table:table-cell>
          <table:table-cell office:value-type="string">
            <text:p>ULN2803AFWG</text:p>
          </table:table-cell>
          <table:table-cell office:value-type="float" office:value="1.4">
            <text:p>1,4000</text:p>
          </table:table-cell>
          <table:table-cell table:style-name="ce45" office:value-type="string">
            <text:p>PLN</text:p>
          </table:table-cell>
          <table:table-cell office:value-type="date" office:date-value="2014-02-24">
            <text:p>24-02-201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XTR115UA</text:p>
          </table:table-cell>
          <table:table-cell office:value-type="string">
            <text:p>8SOIC150</text:p>
          </table:table-cell>
          <table:table-cell office:value-type="string">
            <text:p>XTR115UA</text:p>
          </table:table-cell>
          <table:table-cell office:value-type="string">
            <text:p>8SOIC150</text:p>
          </table:table-cell>
          <table:table-cell/>
          <table:table-cell table:style-name="ce69" office:value-type="string">
            <text:p>4-20mA CURRENT LOOP TRANSMITTER</text:p>
          </table:table-cell>
          <table:table-cell office:value-type="string">
            <text:p>farnell.com</text:p>
          </table:table-cell>
          <table:table-cell office:value-type="string">
            <text:p>1470329</text:p>
          </table:table-cell>
          <table:table-cell office:value-type="string">
            <text:p>Texas Instruments</text:p>
          </table:table-cell>
          <table:table-cell table:style-name="ce1" office:value-type="string">
            <text:p>XTR115UA</text:p>
          </table:table-cell>
          <table:table-cell office:value-type="float" office:value="11.74">
            <text:p>11,7400</text:p>
          </table:table-cell>
          <table:table-cell table:style-name="ce1" office:value-type="string">
            <text:p>PLN</text:p>
          </table:table-cell>
          <table:table-cell office:value-type="date" office:date-value="2012-10-09">
            <text:p>09-10-2012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ZLDO1117KTC</text:p>
          </table:table-cell>
          <table:table-cell office:value-type="string">
            <text:p>TO-252</text:p>
          </table:table-cell>
          <table:table-cell office:value-type="string">
            <text:p>LM1117DT</text:p>
          </table:table-cell>
          <table:table-cell office:value-type="string">
            <text:p>TO-252</text:p>
          </table:table-cell>
          <table:table-cell/>
          <table:table-cell table:style-name="ce1" office:value-type="string">
            <text:p>1A 1.25 to 17V adjustable low drop positive voltage regulator</text:p>
          </table:table-cell>
          <table:table-cell office:value-type="string">
            <text:p>farnell.com</text:p>
          </table:table-cell>
          <table:table-cell office:value-type="string">
            <text:p>1825384</text:p>
          </table:table-cell>
          <table:table-cell office:value-type="string">
            <text:p>Diodes Inc.</text:p>
          </table:table-cell>
          <table:table-cell table:style-name="ce1" office:value-type="string">
            <text:p>ZLDO1117KTC</text:p>
          </table:table-cell>
          <table:table-cell office:value-type="float" office:value="2.9">
            <text:p>2,9000</text:p>
          </table:table-cell>
          <table:table-cell table:style-name="ce45" office:value-type="string">
            <text:p>PLN</text:p>
          </table:table-cell>
          <table:table-cell office:value-type="date" office:date-value="2017-07-04">
            <text:p>04-07-2017</text:p>
          </table:table-cell>
          <table:table-cell table:number-columns-repeated="1006"/>
        </table:table-row>
        <table:table-row table:style-name="ro1" table:number-rows-repeated="1048264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Inductors" table:style-name="ta1" table:print="false">
        <office:forms form:automatic-focus="false" form:apply-design-mode="false"/>
        <table:table-column table:style-name="co1" table:number-columns-repeated="2" table:default-cell-style-name="ce18"/>
        <table:table-column table:style-name="co1" table:default-cell-style-name="ce17"/>
        <table:table-column table:style-name="co1" table:number-columns-repeated="9" table:default-cell-style-name="ce18"/>
        <table:table-column table:style-name="co1" table:default-cell-style-name="ce19"/>
        <table:table-column table:style-name="co1" table:default-cell-style-name="ce18"/>
        <table:table-column table:style-name="co1" table:default-cell-style-name="ce54"/>
        <table:table-column table:style-name="co1" table:number-columns-repeated="1009" table:default-cell-style-name="ce18"/>
        <table:table-row table:style-name="ro5">
          <table:table-cell office:value-type="string">
            <text:p>OtherParams</text:p>
          </table:table-cell>
          <table:table-cell table:style-name="ce17" office:value-type="string">
            <text:p>Value</text:p>
          </table:table-cell>
          <table:table-cell office:value-type="string">
            <text:p>Dimensions</text:p>
          </table:table-cell>
          <table:table-cell office:value-type="string">
            <text:p>Library Ref</text:p>
          </table:table-cell>
          <table:table-cell table:style-name="ce17" office:value-type="string">
            <text:p>Footprint Ref</text:p>
          </table:table-cell>
          <table:table-cell table:style-name="ce17" office:value-type="string">
            <text:p>Footprint Ref2</text:p>
          </table:table-cell>
          <table:table-cell table:style-name="ce17" office:value-type="string">
            <text:p>Footprint Ref3</text:p>
          </table:table-cell>
          <table:table-cell table:style-name="ce80" office:value-type="string">
            <text:p>Descript</text:p>
          </table:table-cell>
          <table:table-cell table:style-name="ce17" office:value-type="string">
            <text:p>Supplier5</text:p>
          </table:table-cell>
          <table:table-cell table:style-name="ce17" office:value-type="string">
            <text:p>Reference5</text:p>
          </table:table-cell>
          <table:table-cell table:style-name="ce17" office:value-type="string">
            <text:p>Manufacturer5</text:p>
          </table:table-cell>
          <table:table-cell table:style-name="ce17" office:value-type="string">
            <text:p>Typ5</text:p>
          </table:table-cell>
          <table:table-cell office:value-type="string">
            <text:p>Price5</text:p>
          </table:table-cell>
          <table:table-cell table:style-name="ce17" office:value-type="string">
            <text:p>Currency5</text:p>
          </table:table-cell>
          <table:table-cell office:value-type="string">
            <text:p>DateOfPrice5</text:p>
          </table:table-cell>
          <table:table-cell table:style-name="ce19" office:value-type="string">
            <text:p>Price1</text:p>
          </table:table-cell>
          <table:table-cell table:number-columns-repeated="1008"/>
        </table:table-row>
        <table:table-row table:style-name="ro7">
          <table:table-cell table:style-name="ce17" office:value-type="string">
            <text:p>100u/0.11A</text:p>
          </table:table-cell>
          <table:table-cell table:style-name="ce17" office:value-type="string">
            <text:p>DLCF1812-101</text:p>
          </table:table-cell>
          <table:table-cell office:value-type="string">
            <text:p>1812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1812</text:p>
          </table:table-cell>
          <table:table-cell table:style-name="ce17" table:number-columns-repeated="2"/>
          <table:table-cell table:style-name="ce81" office:value-type="string">
            <text:p>Ferrite choke 100uH, 110mA</text:p>
          </table:table-cell>
          <table:table-cell table:style-name="ce17" office:value-type="string">
            <text:p>maritex.com.pl</text:p>
          </table:table-cell>
          <table:table-cell table:style-name="ce17" office:value-type="string">
            <text:p>DLCF1812-101</text:p>
          </table:table-cell>
          <table:table-cell table:style-name="ce17" office:value-type="string">
            <text:p>Frontier Electronics</text:p>
          </table:table-cell>
          <table:table-cell table:style-name="ce83" office:value-type="string">
            <text:p>CF453232-101X-LFR</text:p>
          </table:table-cell>
          <table:table-cell office:value-type="float" office:value="0.49">
            <text:p>0,4900</text:p>
          </table:table-cell>
          <table:table-cell table:style-name="ce20" office:value-type="string">
            <text:p>PLN</text:p>
          </table:table-cell>
          <table:table-cell office:value-type="date" office:date-value="2016-04-09">
            <text:p>09-04-2016</text:p>
          </table:table-cell>
          <table:table-cell table:style-name="ce19"/>
          <table:table-cell table:number-columns-repeated="1008"/>
        </table:table-row>
        <table:table-row table:style-name="ro7">
          <table:table-cell office:value-type="string">
            <text:p>100u/0.2A</text:p>
          </table:table-cell>
          <table:table-cell table:style-name="ce17" office:value-type="string">
            <text:p>B82432T1104K</text:p>
          </table:table-cell>
          <table:table-cell office:value-type="string">
            <text:p>1812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1812</text:p>
          </table:table-cell>
          <table:table-cell table:style-name="ce17" table:number-columns-repeated="2"/>
          <table:table-cell table:style-name="ce81" office:value-type="string">
            <text:p>Inductor 100uH, 1812, 200mA</text:p>
          </table:table-cell>
          <table:table-cell office:value-type="string">
            <text:p>tme.pl</text:p>
          </table:table-cell>
          <table:table-cell table:style-name="ce17" office:value-type="string">
            <text:p>B82432T1104K</text:p>
          </table:table-cell>
          <table:table-cell office:value-type="string">
            <text:p>Epcos</text:p>
          </table:table-cell>
          <table:table-cell table:style-name="ce17" office:value-type="string">
            <text:p>B82432T1104K</text:p>
          </table:table-cell>
          <table:table-cell office:value-type="float" office:value="1.99">
            <text:p>1,9900</text:p>
          </table:table-cell>
          <table:table-cell office:value-type="string">
            <text:p>PLN</text:p>
          </table:table-cell>
          <table:table-cell office:value-type="date" office:date-value="2012-10-28">
            <text:p>28-10-2012</text:p>
          </table:table-cell>
          <table:table-cell table:style-name="ce19"/>
          <table:table-cell table:number-columns-repeated="1008"/>
        </table:table-row>
        <table:table-row table:style-name="ro7">
          <table:table-cell office:value-type="string">
            <text:p>100u/0.5A</text:p>
          </table:table-cell>
          <table:table-cell table:style-name="ce17" office:value-type="string">
            <text:p>DE0703-100</text:p>
          </table:table-cell>
          <table:table-cell office:value-type="string">
            <text:p>7.3x7.3x3.2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DE0703x3.2</text:p>
          </table:table-cell>
          <table:table-cell table:style-name="ce17" table:number-columns-repeated="2"/>
          <table:table-cell table:style-name="ce81" office:value-type="string">
            <text:p>Power choke 100uH, 0.5A</text:p>
          </table:table-cell>
          <table:table-cell office:value-type="string">
            <text:p>tme.pl</text:p>
          </table:table-cell>
          <table:table-cell table:style-name="ce17" office:value-type="string">
            <text:p>DE0703-100</text:p>
          </table:table-cell>
          <table:table-cell office:value-type="string">
            <text:p>Ferrocore</text:p>
          </table:table-cell>
          <table:table-cell table:style-name="ce17" office:value-type="string">
            <text:p>DE0703-100</text:p>
          </table:table-cell>
          <table:table-cell office:value-type="float" office:value="1.2">
            <text:p>1,2000</text:p>
          </table:table-cell>
          <table:table-cell office:value-type="string">
            <text:p>PLN</text:p>
          </table:table-cell>
          <table:table-cell office:value-type="date" office:date-value="2017-01-15">
            <text:p>15-01-2017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10n/0.6A</text:p>
          </table:table-cell>
          <table:table-cell table:style-name="ce17" office:value-type="string">
            <text:p>CW0805-10</text:p>
          </table:table-cell>
          <table:table-cell office:value-type="string">
            <text:p>0805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0805</text:p>
          </table:table-cell>
          <table:table-cell table:style-name="ce17" office:value-type="string">
            <text:p>1206_0805</text:p>
          </table:table-cell>
          <table:table-cell table:style-name="ce17" office:value-type="string">
            <text:p>0805_0603</text:p>
          </table:table-cell>
          <table:table-cell table:style-name="ce81" office:value-type="string">
            <text:p>SMD high frequency wound chip inductor 10nH, 0.6A, 0805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CW0805-10</text:p>
          </table:table-cell>
          <table:table-cell table:style-name="ce17" office:value-type="string">
            <text:p>Ferrocore</text:p>
          </table:table-cell>
          <table:table-cell table:style-name="ce17" office:value-type="string">
            <text:p>CW0805-10</text:p>
          </table:table-cell>
          <table:table-cell office:value-type="float" office:value="0.35">
            <text:p>0,3500</text:p>
          </table:table-cell>
          <table:table-cell table:style-name="ce20" office:value-type="string">
            <text:p>PLN</text:p>
          </table:table-cell>
          <table:table-cell office:value-type="date" office:date-value="2010-09-09">
            <text:p>09-09-2010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10u/0.15A</text:p>
          </table:table-cell>
          <table:table-cell table:style-name="ce17" office:value-type="string">
            <text:p>NL322522T-100K</text:p>
          </table:table-cell>
          <table:table-cell office:value-type="string">
            <text:p>1210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1210</text:p>
          </table:table-cell>
          <table:table-cell table:style-name="ce17" table:number-columns-repeated="2"/>
          <table:table-cell table:style-name="ce81" office:value-type="string">
            <text:p>Ferrite choke 10uH, 150mA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NL322522T-100K</text:p>
          </table:table-cell>
          <table:table-cell table:style-name="ce17" office:value-type="string">
            <text:p>Yageo</text:p>
          </table:table-cell>
          <table:table-cell table:style-name="ce17" office:value-type="string">
            <text:p>NL322522T-100K</text:p>
          </table:table-cell>
          <table:table-cell office:value-type="float" office:value="0.49">
            <text:p>0,4900</text:p>
          </table:table-cell>
          <table:table-cell table:style-name="ce20" office:value-type="string">
            <text:p>PLN</text:p>
          </table:table-cell>
          <table:table-cell office:value-type="date" office:date-value="2010-10-19">
            <text:p>19-10-2010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10u/0.25A</text:p>
          </table:table-cell>
          <table:table-cell table:style-name="ce17" office:value-type="string">
            <text:p>DLCF1812-100</text:p>
          </table:table-cell>
          <table:table-cell office:value-type="string">
            <text:p>1812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1812</text:p>
          </table:table-cell>
          <table:table-cell table:style-name="ce17" table:number-columns-repeated="2"/>
          <table:table-cell table:style-name="ce81" office:value-type="string">
            <text:p>Ferrite choke 10uH, 250mA</text:p>
          </table:table-cell>
          <table:table-cell table:style-name="ce17" office:value-type="string">
            <text:p>maritex.com.pl</text:p>
          </table:table-cell>
          <table:table-cell table:style-name="ce17" office:value-type="string">
            <text:p>DLCF1812-100</text:p>
          </table:table-cell>
          <table:table-cell table:style-name="ce17" office:value-type="string">
            <text:p>Frontier Electronics</text:p>
          </table:table-cell>
          <table:table-cell table:style-name="ce83" office:value-type="string">
            <text:p>CF453232-100X-LFR</text:p>
          </table:table-cell>
          <table:table-cell office:value-type="float" office:value="0.36">
            <text:p>0,3600</text:p>
          </table:table-cell>
          <table:table-cell table:style-name="ce20" office:value-type="string">
            <text:p>PLN</text:p>
          </table:table-cell>
          <table:table-cell office:value-type="date" office:date-value="2010-07-13">
            <text:p>13-07-2010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10u/0.3A</text:p>
          </table:table-cell>
          <table:table-cell table:style-name="ce17" office:value-type="string">
            <text:p>LQH32CN100K23L</text:p>
          </table:table-cell>
          <table:table-cell office:value-type="string">
            <text:p>1210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1210</text:p>
          </table:table-cell>
          <table:table-cell table:style-name="ce17" table:number-columns-repeated="2"/>
          <table:table-cell table:style-name="ce81" office:value-type="string">
            <text:p>Ferrite choke 10uH, 300mA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LQH32CN100K23L</text:p>
          </table:table-cell>
          <table:table-cell table:style-name="ce17" office:value-type="string">
            <text:p>Murata</text:p>
          </table:table-cell>
          <table:table-cell table:style-name="ce17" office:value-type="string">
            <text:p>LQH32CN100K23L</text:p>
          </table:table-cell>
          <table:table-cell office:value-type="float" office:value="0.99">
            <text:p>0,9900</text:p>
          </table:table-cell>
          <table:table-cell table:style-name="ce20" office:value-type="string">
            <text:p>PLN</text:p>
          </table:table-cell>
          <table:table-cell office:value-type="date" office:date-value="2010-05-06">
            <text:p>06-05-2010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10u/1.68A</text:p>
          </table:table-cell>
          <table:table-cell table:style-name="ce17" office:value-type="string">
            <text:p>CSS075F-100M</text:p>
          </table:table-cell>
          <table:table-cell office:value-type="string">
            <text:p>7.6x7.6mm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CSS075F</text:p>
          </table:table-cell>
          <table:table-cell table:style-name="ce17" table:number-columns-repeated="2"/>
          <table:table-cell table:style-name="ce81" office:value-type="string">
            <text:p>SMD power choke 10uH, 1.68A</text:p>
          </table:table-cell>
          <table:table-cell table:style-name="ce17" office:value-type="string">
            <text:p>maritex.com.pl</text:p>
          </table:table-cell>
          <table:table-cell table:style-name="ce17" office:value-type="string">
            <text:p>DLCSS075F-100M</text:p>
          </table:table-cell>
          <table:table-cell table:style-name="ce17" office:value-type="string">
            <text:p>Frontier Electronics</text:p>
          </table:table-cell>
          <table:table-cell table:style-name="ce17"/>
          <table:table-cell office:value-type="float" office:value="1.1">
            <text:p>1,1000</text:p>
          </table:table-cell>
          <table:table-cell table:style-name="ce20" office:value-type="string">
            <text:p>PLN</text:p>
          </table:table-cell>
          <table:table-cell office:value-type="date" office:date-value="2010-06-05">
            <text:p>05-06-2010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10u/1.84A</text:p>
          </table:table-cell>
          <table:table-cell table:style-name="ce17" office:value-type="string">
            <text:p>DE704-10</text:p>
          </table:table-cell>
          <table:table-cell office:value-type="string">
            <text:p>7.3x7.3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WE-PD</text:p>
          </table:table-cell>
          <table:table-cell table:style-name="ce17" table:number-columns-repeated="2"/>
          <table:table-cell table:style-name="ce81" office:value-type="string">
            <text:p>Power choke 10uH, 1.84A, 7.3x7.3mm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DE0704-10</text:p>
          </table:table-cell>
          <table:table-cell table:style-name="ce17" office:value-type="string">
            <text:p>Ferrocore</text:p>
          </table:table-cell>
          <table:table-cell table:style-name="ce17" office:value-type="string">
            <text:p>DE0704-10</text:p>
          </table:table-cell>
          <table:table-cell office:value-type="float" office:value="0.79">
            <text:p>0,7900</text:p>
          </table:table-cell>
          <table:table-cell table:style-name="ce20" office:value-type="string">
            <text:p>PLN</text:p>
          </table:table-cell>
          <table:table-cell office:value-type="date" office:date-value="2010-03-16">
            <text:p>16-03-2010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10u/2A</text:p>
          </table:table-cell>
          <table:table-cell table:style-name="ce17" office:value-type="string">
            <text:p>WE-PD-744777910</text:p>
          </table:table-cell>
          <table:table-cell office:value-type="string">
            <text:p>7.3x7.3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WE-PD</text:p>
          </table:table-cell>
          <table:table-cell table:style-name="ce17" table:number-columns-repeated="2"/>
          <table:table-cell table:style-name="ce81" office:value-type="string">
            <text:p>Power choke 10uH, 2A, 7.3x7.3mm</text:p>
          </table:table-cell>
          <table:table-cell table:style-name="ce17" office:value-type="string">
            <text:p>farnell.com</text:p>
          </table:table-cell>
          <table:table-cell table:style-name="ce17" office:value-type="string">
            <text:p>1635988</text:p>
          </table:table-cell>
          <table:table-cell table:style-name="ce17" office:value-type="string">
            <text:p>Würth Elektronik</text:p>
          </table:table-cell>
          <table:table-cell table:style-name="ce17" office:value-type="string">
            <text:p>744777910</text:p>
          </table:table-cell>
          <table:table-cell office:value-type="float" office:value="9.5">
            <text:p>9,5000</text:p>
          </table:table-cell>
          <table:table-cell table:style-name="ce20"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150u/2.1A</text:p>
          </table:table-cell>
          <table:table-cell table:style-name="ce17" office:value-type="string">
            <text:p>WE-PD-7447709151</text:p>
          </table:table-cell>
          <table:table-cell office:value-type="string">
            <text:p>12x12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SRR1208</text:p>
          </table:table-cell>
          <table:table-cell table:style-name="ce17" table:number-columns-repeated="2"/>
          <table:table-cell table:style-name="ce81" office:value-type="string">
            <text:p>shielded high power inductor 150uH, 20%, 2.1A</text:p>
          </table:table-cell>
          <table:table-cell table:style-name="ce17" office:value-type="string">
            <text:p>farnell.com</text:p>
          </table:table-cell>
          <table:table-cell table:style-name="ce17" office:value-type="string">
            <text:p>1635949</text:p>
          </table:table-cell>
          <table:table-cell table:style-name="ce17" office:value-type="string">
            <text:p>Würth Elektronik</text:p>
          </table:table-cell>
          <table:table-cell table:style-name="ce17" office:value-type="string">
            <text:p>744 770 9151</text:p>
          </table:table-cell>
          <table:table-cell/>
          <table:table-cell table:style-name="ce20" office:value-type="string">
            <text:p>PLN</text:p>
          </table:table-cell>
          <table:table-cell office:value-type="date" office:date-value="2009-12-10">
            <text:p>10-12-2009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15n/0.6A</text:p>
          </table:table-cell>
          <table:table-cell table:style-name="ce17" office:value-type="string">
            <text:p>CW0805-15</text:p>
          </table:table-cell>
          <table:table-cell office:value-type="string">
            <text:p>0805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0805</text:p>
          </table:table-cell>
          <table:table-cell table:style-name="ce17" office:value-type="string">
            <text:p>1206_0805</text:p>
          </table:table-cell>
          <table:table-cell table:style-name="ce17" office:value-type="string">
            <text:p>0805_0603</text:p>
          </table:table-cell>
          <table:table-cell table:style-name="ce81" office:value-type="string">
            <text:p>SMD high frequency wound chip inductor 15nH, 0.6A, 0805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CW0805-15</text:p>
          </table:table-cell>
          <table:table-cell table:style-name="ce17" office:value-type="string">
            <text:p>Ferrocore</text:p>
          </table:table-cell>
          <table:table-cell table:style-name="ce17" office:value-type="string">
            <text:p>CW0805-15</text:p>
          </table:table-cell>
          <table:table-cell office:value-type="float" office:value="0.29">
            <text:p>0,2900</text:p>
          </table:table-cell>
          <table:table-cell table:style-name="ce20" office:value-type="string">
            <text:p>PLN</text:p>
          </table:table-cell>
          <table:table-cell office:value-type="date" office:date-value="2010-09-09">
            <text:p>09-09-2010</text:p>
          </table:table-cell>
          <table:table-cell table:style-name="ce19"/>
          <table:table-cell table:number-columns-repeated="1008"/>
        </table:table-row>
        <table:table-row table:style-name="ro7">
          <table:table-cell office:value-type="string">
            <text:p>15u/5A</text:p>
          </table:table-cell>
          <table:table-cell table:style-name="ce17" office:value-type="string">
            <text:p>744770115</text:p>
          </table:table-cell>
          <table:table-cell office:value-type="string">
            <text:p>12x12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SRR1208</text:p>
          </table:table-cell>
          <table:table-cell table:style-name="ce17" table:number-columns-repeated="2"/>
          <table:table-cell table:style-name="ce81" office:value-type="string">
            <text:p>WE-PD SMD Shielded Power Inductor</text:p>
          </table:table-cell>
          <table:table-cell office:value-type="string">
            <text:p>farnell.com</text:p>
          </table:table-cell>
          <table:table-cell table:style-name="ce17" office:value-type="string">
            <text:p>1635926</text:p>
          </table:table-cell>
          <table:table-cell table:style-name="ce17" office:value-type="string">
            <text:p>Würth Elektronik</text:p>
          </table:table-cell>
          <table:table-cell table:style-name="ce17" office:value-type="string">
            <text:p>744770115</text:p>
          </table:table-cell>
          <table:table-cell office:value-type="float" office:value="10.09">
            <text:p>10,0900</text:p>
          </table:table-cell>
          <table:table-cell office:value-type="string">
            <text:p>PLN</text:p>
          </table:table-cell>
          <table:table-cell office:value-type="date" office:date-value="2013-09-03">
            <text:p>03-09-2013</text:p>
          </table:table-cell>
          <table:table-cell table:style-name="ce19"/>
          <table:table-cell table:number-columns-repeated="1008"/>
        </table:table-row>
        <table:table-row table:style-name="ro7">
          <table:table-cell table:number-columns-repeated="2" table:style-name="ce17" office:value-type="string">
            <text:p>1FM414-1R</text:p>
          </table:table-cell>
          <table:table-cell office:value-type="string">
            <text:p>fi28</text:p>
          </table:table-cell>
          <table:table-cell table:number-columns-repeated="2" table:style-name="ce17" office:value-type="string">
            <text:p>1FM414</text:p>
          </table:table-cell>
          <table:table-cell table:style-name="ce17" table:number-columns-repeated="2"/>
          <table:table-cell table:style-name="ce81" office:value-type="string">
            <text:p>Radio filter 250VAC, 1A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1FM414-1R</text:p>
          </table:table-cell>
          <table:table-cell table:style-name="ce17" office:value-type="string">
            <text:p>FilterCon</text:p>
          </table:table-cell>
          <table:table-cell table:style-name="ce17"/>
          <table:table-cell office:value-type="float" office:value="15.9">
            <text:p>15,9000</text:p>
          </table:table-cell>
          <table:table-cell table:style-name="ce20" office:value-type="string">
            <text:p>PLN</text:p>
          </table:table-cell>
          <table:table-cell office:value-type="date" office:date-value="2010-10-06">
            <text:p>06-10-2010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1m/55mA</text:p>
          </table:table-cell>
          <table:table-cell table:style-name="ce17" office:value-type="string">
            <text:p>DL4N-1000</text:p>
          </table:table-cell>
          <table:table-cell office:value-type="string">
            <text:p>4.5x3.2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INDUCTOR_DL4N</text:p>
          </table:table-cell>
          <table:table-cell table:style-name="ce17" table:number-columns-repeated="2"/>
          <table:table-cell table:style-name="ce81" office:value-type="string">
            <text:p>SMD chip inductor, 1000uH, 55mA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DL4N-1000</text:p>
          </table:table-cell>
          <table:table-cell table:style-name="ce17" office:value-type="string">
            <text:p>Ferrocore</text:p>
          </table:table-cell>
          <table:table-cell table:style-name="ce17" office:value-type="string">
            <text:p>DL4N-1000</text:p>
          </table:table-cell>
          <table:table-cell office:value-type="float" office:value="1.39">
            <text:p>1,3900</text:p>
          </table:table-cell>
          <table:table-cell table:style-name="ce20" office:value-type="string">
            <text:p>PLN</text:p>
          </table:table-cell>
          <table:table-cell office:value-type="date" office:date-value="2010-09-06">
            <text:p>06-09-2010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220n/0.45A</text:p>
          </table:table-cell>
          <table:table-cell table:style-name="ce17" office:value-type="string">
            <text:p>DL1210-0.22</text:p>
          </table:table-cell>
          <table:table-cell office:value-type="string">
            <text:p>1210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1210</text:p>
          </table:table-cell>
          <table:table-cell table:style-name="ce17" table:number-columns-repeated="2"/>
          <table:table-cell table:style-name="ce81" office:value-type="string">
            <text:p>Chip inductor SMD, 1210, Imax=0.45A, Rdc=0.36ohm, Q=30, 0.22uH, 10%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DL1210-0.22</text:p>
          </table:table-cell>
          <table:table-cell table:style-name="ce17" office:value-type="string">
            <text:p>Ferrocore</text:p>
          </table:table-cell>
          <table:table-cell table:style-name="ce17" office:value-type="string">
            <text:p>DL1210-0.22</text:p>
          </table:table-cell>
          <table:table-cell office:value-type="float" office:value="0.79">
            <text:p>0,7900</text:p>
          </table:table-cell>
          <table:table-cell table:style-name="ce20" office:value-type="string">
            <text:p>PLN</text:p>
          </table:table-cell>
          <table:table-cell office:value-type="date" office:date-value="2010-05-06">
            <text:p>06-05-2010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220n/0.45A</text:p>
          </table:table-cell>
          <table:table-cell table:style-name="ce17" office:value-type="string">
            <text:p>DLCF1210-R22</text:p>
          </table:table-cell>
          <table:table-cell office:value-type="string">
            <text:p>1210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1210</text:p>
          </table:table-cell>
          <table:table-cell table:style-name="ce17" table:number-columns-repeated="2"/>
          <table:table-cell table:style-name="ce81" office:value-type="string">
            <text:p>Chip inductor SMD, 1210, Imax=0.45A, Rdc=0.36ohm, Q=30, 0.22uH, 10%</text:p>
          </table:table-cell>
          <table:table-cell table:style-name="ce17" office:value-type="string">
            <text:p>maritex.com.pl</text:p>
          </table:table-cell>
          <table:table-cell table:style-name="ce17" office:value-type="string">
            <text:p>DLCF1210-R22</text:p>
          </table:table-cell>
          <table:table-cell table:style-name="ce17" table:number-columns-repeated="2"/>
          <table:table-cell office:value-type="float" office:value="3.6">
            <text:p>3,6000</text:p>
          </table:table-cell>
          <table:table-cell table:style-name="ce20" office:value-type="string">
            <text:p>PLN</text:p>
          </table:table-cell>
          <table:table-cell office:value-type="date" office:date-value="2010-02-08">
            <text:p>08-02-2010</text:p>
          </table:table-cell>
          <table:table-cell table:style-name="ce19"/>
          <table:table-cell table:number-columns-repeated="1008"/>
        </table:table-row>
        <table:table-row table:style-name="ro7">
          <table:table-cell office:value-type="string">
            <text:p>220n/0.4A</text:p>
          </table:table-cell>
          <table:table-cell table:style-name="ce17" office:value-type="string">
            <text:p>CW0805-220</text:p>
          </table:table-cell>
          <table:table-cell office:value-type="string">
            <text:p>0805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0805</text:p>
          </table:table-cell>
          <table:table-cell table:style-name="ce17" office:value-type="string">
            <text:p>1206_0805</text:p>
          </table:table-cell>
          <table:table-cell table:style-name="ce17" office:value-type="string">
            <text:p>0805_0603</text:p>
          </table:table-cell>
          <table:table-cell table:style-name="ce81" office:value-type="string">
            <text:p>SMD high frequency wound chip inductor 220nH, 0.4A, 0805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CW0805-220</text:p>
          </table:table-cell>
          <table:table-cell table:style-name="ce17" office:value-type="string">
            <text:p>Ferrocore</text:p>
          </table:table-cell>
          <table:table-cell table:style-name="ce17" office:value-type="string">
            <text:p>CW0805-220</text:p>
          </table:table-cell>
          <table:table-cell office:value-type="float" office:value="0.35">
            <text:p>0,3500</text:p>
          </table:table-cell>
          <table:table-cell table:style-name="ce20" office:value-type="string">
            <text:p>PLN</text:p>
          </table:table-cell>
          <table:table-cell office:value-type="date" office:date-value="2010-09-09">
            <text:p>09-09-2010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22u/1.41A</text:p>
          </table:table-cell>
          <table:table-cell table:style-name="ce17" office:value-type="string">
            <text:p>WE-PD-7447779122</text:p>
          </table:table-cell>
          <table:table-cell office:value-type="string">
            <text:p>7.3x7.3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WE-PD</text:p>
          </table:table-cell>
          <table:table-cell table:style-name="ce17" table:number-columns-repeated="2"/>
          <table:table-cell table:style-name="ce81" office:value-type="string">
            <text:p>Power choke 22uH, 1.41A, 7.3x7.3mm</text:p>
          </table:table-cell>
          <table:table-cell table:style-name="ce17" office:value-type="string">
            <text:p>farnell.com</text:p>
          </table:table-cell>
          <table:table-cell table:style-name="ce17" office:value-type="string">
            <text:p>1635991</text:p>
          </table:table-cell>
          <table:table-cell table:style-name="ce17" office:value-type="string">
            <text:p>Würth Elektronik</text:p>
          </table:table-cell>
          <table:table-cell table:style-name="ce17" office:value-type="string">
            <text:p>744779122</text:p>
          </table:table-cell>
          <table:table-cell/>
          <table:table-cell table:style-name="ce20" office:value-type="string">
            <text:p>PLN</text:p>
          </table:table-cell>
          <table:table-cell office:value-type="date" office:date-value="2010-02-06">
            <text:p>06-02-2010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22u/1.8A</text:p>
          </table:table-cell>
          <table:table-cell table:style-name="ce17" office:value-type="string">
            <text:p>WE-TPC-744065220</text:p>
          </table:table-cell>
          <table:table-cell office:value-type="string">
            <text:p>10x10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WE-TPC</text:p>
          </table:table-cell>
          <table:table-cell table:style-name="ce17" table:number-columns-repeated="2"/>
          <table:table-cell table:style-name="ce81" office:value-type="string">
            <text:p>Power choke 22uH, 1.8A, 10x10mm</text:p>
          </table:table-cell>
          <table:table-cell table:style-name="ce17" office:value-type="string">
            <text:p>farnell.com</text:p>
          </table:table-cell>
          <table:table-cell table:style-name="ce17" office:value-type="string">
            <text:p>1635885</text:p>
          </table:table-cell>
          <table:table-cell table:style-name="ce17" office:value-type="string">
            <text:p>Würth Elektronik</text:p>
          </table:table-cell>
          <table:table-cell table:style-name="ce17" office:value-type="string">
            <text:p>744 065 220</text:p>
          </table:table-cell>
          <table:table-cell/>
          <table:table-cell table:style-name="ce20" office:value-type="string">
            <text:p>PLN</text:p>
          </table:table-cell>
          <table:table-cell office:value-type="date" office:date-value="2010-02-06">
            <text:p>06-02-2010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27n/0.6A</text:p>
          </table:table-cell>
          <table:table-cell table:style-name="ce17" office:value-type="string">
            <text:p>CW0603-10</text:p>
          </table:table-cell>
          <table:table-cell office:value-type="string">
            <text:p>0603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0603</text:p>
          </table:table-cell>
          <table:table-cell table:style-name="ce17" office:value-type="string">
            <text:p>0805_0603</text:p>
          </table:table-cell>
          <table:table-cell table:style-name="ce17"/>
          <table:table-cell table:style-name="ce81" office:value-type="string">
            <text:p>SMD high frequency wound chip inductor 27nH, 0.6A, 0603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CW0603-27</text:p>
          </table:table-cell>
          <table:table-cell table:style-name="ce17" office:value-type="string">
            <text:p>Ferrocore</text:p>
          </table:table-cell>
          <table:table-cell table:style-name="ce17" office:value-type="string">
            <text:p>CW0603-27</text:p>
          </table:table-cell>
          <table:table-cell office:value-type="float" office:value="0.29">
            <text:p>0,2900</text:p>
          </table:table-cell>
          <table:table-cell table:style-name="ce20" office:value-type="string">
            <text:p>PLN</text:p>
          </table:table-cell>
          <table:table-cell office:value-type="date" office:date-value="2010-12-07">
            <text:p>07-12-2010</text:p>
          </table:table-cell>
          <table:table-cell table:style-name="ce19"/>
          <table:table-cell table:number-columns-repeated="1008"/>
        </table:table-row>
        <table:table-row table:style-name="ro7">
          <table:table-cell office:value-type="string">
            <text:p>2x10m/2.2A</text:p>
          </table:table-cell>
          <table:table-cell office:value-type="string">
            <text:p>DTSN-12/10/2.2</text:p>
          </table:table-cell>
          <table:table-cell office:value-type="string">
            <text:p>12x7</text:p>
          </table:table-cell>
          <table:table-cell office:value-type="string">
            <text:p>CMJ-2</text:p>
          </table:table-cell>
          <table:table-cell office:value-type="string">
            <text:p>WE-CMB</text:p>
          </table:table-cell>
          <table:table-cell table:number-columns-repeated="2"/>
          <table:table-cell office:value-type="string">
            <text:p>Dławik: drutowy; THT; 10mH; 2,2A; 56mΩ; -40÷70°C; 10kHz; pionowy, symetryczny</text:p>
          </table:table-cell>
          <table:table-cell office:value-type="string">
            <text:p>tme.pl</text:p>
          </table:table-cell>
          <table:table-cell office:value-type="string">
            <text:p>DTSN-12/10/2.2</text:p>
          </table:table-cell>
          <table:table-cell office:value-type="string">
            <text:p>feryster</text:p>
          </table:table-cell>
          <table:table-cell office:value-type="string">
            <text:p>DTSN-12/10/2.2</text:p>
          </table:table-cell>
          <table:table-cell office:value-type="float" office:value="11">
            <text:p>11,0000</text:p>
          </table:table-cell>
          <table:table-cell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09"/>
        </table:table-row>
        <table:table-row table:style-name="ro7">
          <table:table-cell table:style-name="ce17" office:value-type="string">
            <text:p>2x1m/500mA</text:p>
          </table:table-cell>
          <table:table-cell table:style-name="ce17" office:value-type="string">
            <text:p>CMJ-2-102</text:p>
          </table:table-cell>
          <table:table-cell office:value-type="string">
            <text:p>5.8x7.6mm</text:p>
          </table:table-cell>
          <table:table-cell table:number-columns-repeated="2" table:style-name="ce17" office:value-type="string">
            <text:p>WE-SL2</text:p>
          </table:table-cell>
          <table:table-cell table:style-name="ce17" table:number-columns-repeated="2"/>
          <table:table-cell table:style-name="ce81" office:value-type="string">
            <text:p>SMD common mode line filter 2x1000uH WE-SL2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CMJ2102</text:p>
          </table:table-cell>
          <table:table-cell table:style-name="ce17" office:value-type="string">
            <text:p>Talema</text:p>
          </table:table-cell>
          <table:table-cell table:style-name="ce17" office:value-type="string">
            <text:p>CMJ-2-102</text:p>
          </table:table-cell>
          <table:table-cell office:value-type="float" office:value="3.82">
            <text:p>3,8200</text:p>
          </table:table-cell>
          <table:table-cell table:style-name="ce20" office:value-type="string">
            <text:p>PLN</text:p>
          </table:table-cell>
          <table:table-cell office:value-type="date" office:date-value="2014-05-15">
            <text:p>15-05-2014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2x1m/800mA</text:p>
          </table:table-cell>
          <table:table-cell table:style-name="ce17" office:value-type="string">
            <text:p>WE-SL2-744222</text:p>
          </table:table-cell>
          <table:table-cell office:value-type="string">
            <text:p>WE-SL2</text:p>
          </table:table-cell>
          <table:table-cell table:number-columns-repeated="2" table:style-name="ce17" office:value-type="string">
            <text:p>WE-SL2</text:p>
          </table:table-cell>
          <table:table-cell table:style-name="ce17" table:number-columns-repeated="2"/>
          <table:table-cell table:style-name="ce81" office:value-type="string">
            <text:p>SMD common mode line filter 2x1000uH WE-SL2</text:p>
          </table:table-cell>
          <table:table-cell table:style-name="ce17" office:value-type="string">
            <text:p>farnell.com</text:p>
          </table:table-cell>
          <table:table-cell table:style-name="ce17" office:value-type="string">
            <text:p>1636275</text:p>
          </table:table-cell>
          <table:table-cell table:style-name="ce17" office:value-type="string">
            <text:p>Würth Elektronik</text:p>
          </table:table-cell>
          <table:table-cell table:style-name="ce17" office:value-type="string">
            <text:p>744222</text:p>
          </table:table-cell>
          <table:table-cell office:value-type="float" office:value="9.48">
            <text:p>9,4800</text:p>
          </table:table-cell>
          <table:table-cell table:style-name="ce20" office:value-type="string">
            <text:p>PLN</text:p>
          </table:table-cell>
          <table:table-cell office:value-type="date" office:date-value="2017-06-08">
            <text:p>08-06-2017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2x5m/1A</text:p>
          </table:table-cell>
          <table:table-cell table:style-name="ce17" office:value-type="string">
            <text:p>WE-CMB-744821150</text:p>
          </table:table-cell>
          <table:table-cell office:value-type="string">
            <text:p>WE-CMB</text:p>
          </table:table-cell>
          <table:table-cell table:style-name="ce17" office:value-type="string">
            <text:p>CMJ-2</text:p>
          </table:table-cell>
          <table:table-cell table:style-name="ce17" office:value-type="string">
            <text:p>WE-CMB</text:p>
          </table:table-cell>
          <table:table-cell table:style-name="ce17" table:number-columns-repeated="2"/>
          <table:table-cell table:style-name="ce81" office:value-type="string">
            <text:p>Common mode choke 2x5mH, 1.0A</text:p>
          </table:table-cell>
          <table:table-cell office:value-type="string">
            <text:p>pl.rs-online.com</text:p>
          </table:table-cell>
          <table:table-cell table:style-name="ce17" office:value-type="string">
            <text:p>489-0166</text:p>
          </table:table-cell>
          <table:table-cell office:value-type="string">
            <text:p>Wuerth</text:p>
          </table:table-cell>
          <table:table-cell office:value-type="float" office:value="744821150">
            <text:p>744821150</text:p>
          </table:table-cell>
          <table:table-cell office:value-type="float" office:value="14.2">
            <text:p>14,2000</text:p>
          </table:table-cell>
          <table:table-cell table:style-name="ce20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2x600uH/2A</text:p>
          </table:table-cell>
          <table:table-cell table:style-name="ce17" office:value-type="string">
            <text:p>DLD-601U-2A</text:p>
          </table:table-cell>
          <table:table-cell office:value-type="string">
            <text:p>17.5x14.5mm</text:p>
          </table:table-cell>
          <table:table-cell table:style-name="ce17" office:value-type="string">
            <text:p>WE-SL2</text:p>
          </table:table-cell>
          <table:table-cell table:style-name="ce17" office:value-type="string">
            <text:p>DLD-601U</text:p>
          </table:table-cell>
          <table:table-cell table:style-name="ce17" table:number-columns-repeated="2"/>
          <table:table-cell table:style-name="ce81" office:value-type="string">
            <text:p>common mode line filter 2x600uH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DLD-601U-2A</text:p>
          </table:table-cell>
          <table:table-cell table:style-name="ce17" office:value-type="string">
            <text:p>Ferrocore</text:p>
          </table:table-cell>
          <table:table-cell table:style-name="ce17" office:value-type="string">
            <text:p>DLD-601U-2A</text:p>
          </table:table-cell>
          <table:table-cell office:value-type="float" office:value="4.99">
            <text:p>4,9900</text:p>
          </table:table-cell>
          <table:table-cell table:style-name="ce20" office:value-type="string">
            <text:p>PLN</text:p>
          </table:table-cell>
          <table:table-cell office:value-type="date" office:date-value="2014-04-30">
            <text:p>30-04-2014</text:p>
          </table:table-cell>
          <table:table-cell table:style-name="ce19"/>
          <table:table-cell table:number-columns-repeated="1008"/>
        </table:table-row>
        <table:table-row table:style-name="ro7">
          <table:table-cell office:value-type="string">
            <text:p>330u/0.32A</text:p>
          </table:table-cell>
          <table:table-cell table:style-name="ce17" office:value-type="string">
            <text:p>DE0704-330</text:p>
          </table:table-cell>
          <table:table-cell office:value-type="string">
            <text:p>7.3x7.3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WE-PD</text:p>
          </table:table-cell>
          <table:table-cell table:style-name="ce17" table:number-columns-repeated="2"/>
          <table:table-cell table:style-name="ce81" office:value-type="string">
            <text:p>Power choke 330uH, 0.32A, 7.3x7.3mm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DE0704-330</text:p>
          </table:table-cell>
          <table:table-cell table:style-name="ce17" office:value-type="string">
            <text:p>Ferrocore</text:p>
          </table:table-cell>
          <table:table-cell table:style-name="ce17" office:value-type="string">
            <text:p>DE0704-330</text:p>
          </table:table-cell>
          <table:table-cell office:value-type="float" office:value="0.851">
            <text:p>0,8510</text:p>
          </table:table-cell>
          <table:table-cell table:style-name="ce20" office:value-type="string">
            <text:p>PLN</text:p>
          </table:table-cell>
          <table:table-cell office:value-type="date" office:date-value="2014-03-07">
            <text:p>07-03-2014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78" office:value-type="string">
            <text:p>330u/0.78A</text:p>
          </table:table-cell>
          <table:table-cell table:style-name="ce78" office:value-type="string">
            <text:p><text:span text:style-name="T13">WE-PD-</text:span><text:span text:style-name="T14">744771233</text:span></text:p>
          </table:table-cell>
          <table:table-cell office:value-type="string">
            <text:p>12x12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SRR1208</text:p>
          </table:table-cell>
          <table:table-cell table:style-name="ce17" table:number-columns-repeated="2"/>
          <table:table-cell table:style-name="ce81" office:value-type="string">
            <text:p>shielded high power inductor 330uH, 15%,0.78A</text:p>
          </table:table-cell>
          <table:table-cell office:value-type="string">
            <text:p>farnell.com</text:p>
          </table:table-cell>
          <table:table-cell table:style-name="ce17" office:value-type="string">
            <text:p>2211539</text:p>
          </table:table-cell>
          <table:table-cell office:value-type="string">
            <text:p>Wuerth</text:p>
          </table:table-cell>
          <table:table-cell office:value-type="string">
            <text:p>744771233</text:p>
          </table:table-cell>
          <table:table-cell office:value-type="float" office:value="10.29">
            <text:p>10,2900</text:p>
          </table:table-cell>
          <table:table-cell table:style-name="ce20" office:value-type="string">
            <text:p>PLN</text:p>
          </table:table-cell>
          <table:table-cell office:value-type="date" office:date-value="2017-01-15">
            <text:p>15-01-2017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33u/0.91A</text:p>
          </table:table-cell>
          <table:table-cell table:style-name="ce17" office:value-type="string">
            <text:p>DE703-33</text:p>
          </table:table-cell>
          <table:table-cell office:value-type="string">
            <text:p>7.3x7.3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WE-PD</text:p>
          </table:table-cell>
          <table:table-cell table:style-name="ce17" table:number-columns-repeated="2"/>
          <table:table-cell table:style-name="ce81" office:value-type="string">
            <text:p>Power choke 33uH, 0.91A, 7.3x7.3mm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DE0703-33</text:p>
          </table:table-cell>
          <table:table-cell table:style-name="ce17" office:value-type="string">
            <text:p>Ferrocore</text:p>
          </table:table-cell>
          <table:table-cell table:style-name="ce17" office:value-type="string">
            <text:p>DE0703-33</text:p>
          </table:table-cell>
          <table:table-cell office:value-type="float" office:value="0.79">
            <text:p>0,7900</text:p>
          </table:table-cell>
          <table:table-cell table:style-name="ce20" office:value-type="string">
            <text:p>PLN</text:p>
          </table:table-cell>
          <table:table-cell office:value-type="date" office:date-value="2010-07-29">
            <text:p>29-07-2010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3n3/0.8A</text:p>
          </table:table-cell>
          <table:table-cell table:style-name="ce17" office:value-type="string">
            <text:p>CW0805-3.3</text:p>
          </table:table-cell>
          <table:table-cell office:value-type="string">
            <text:p>0805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0805</text:p>
          </table:table-cell>
          <table:table-cell table:style-name="ce17" office:value-type="string">
            <text:p>1206_0805</text:p>
          </table:table-cell>
          <table:table-cell table:style-name="ce17" office:value-type="string">
            <text:p>0805_0603</text:p>
          </table:table-cell>
          <table:table-cell table:style-name="ce81" office:value-type="string">
            <text:p>SMD high frequency wound chip inductor 3.3nH, 0.8A, 0805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CW0805-3.3</text:p>
          </table:table-cell>
          <table:table-cell table:style-name="ce17" office:value-type="string">
            <text:p>Ferrocore</text:p>
          </table:table-cell>
          <table:table-cell table:style-name="ce17" office:value-type="string">
            <text:p>CW0805-3.3</text:p>
          </table:table-cell>
          <table:table-cell office:value-type="float" office:value="0.19">
            <text:p>0,1900</text:p>
          </table:table-cell>
          <table:table-cell table:style-name="ce20" office:value-type="string">
            <text:p>PLN</text:p>
          </table:table-cell>
          <table:table-cell office:value-type="date" office:date-value="2010-09-06">
            <text:p>06-09-2010</text:p>
          </table:table-cell>
          <table:table-cell table:style-name="ce19"/>
          <table:table-cell table:number-columns-repeated="1008"/>
        </table:table-row>
        <table:table-row table:style-name="ro7">
          <table:table-cell office:value-type="string">
            <text:p>3u3/3.8A</text:p>
          </table:table-cell>
          <table:table-cell table:style-name="ce17" office:value-type="string">
            <text:p>LQH6PPN3R3N43L</text:p>
          </table:table-cell>
          <table:table-cell office:value-type="string">
            <text:p>6x6mm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LQH6PPN3R3N43L</text:p>
          </table:table-cell>
          <table:table-cell table:style-name="ce17" table:number-columns-repeated="2"/>
          <table:table-cell table:style-name="ce81" office:value-type="string">
            <text:p>power choke 3.3uH, 3.8A, 6x6mm</text:p>
          </table:table-cell>
          <table:table-cell table:style-name="ce17" office:value-type="string">
            <text:p>farnell.com</text:p>
          </table:table-cell>
          <table:table-cell table:style-name="ce17" office:value-type="string">
            <text:p>1782806</text:p>
          </table:table-cell>
          <table:table-cell table:style-name="ce17" office:value-type="string">
            <text:p>Murata</text:p>
          </table:table-cell>
          <table:table-cell table:style-name="ce17" office:value-type="string">
            <text:p>LQH6PPN3R3N43L</text:p>
          </table:table-cell>
          <table:table-cell office:value-type="float" office:value="1.22">
            <text:p>1,2200</text:p>
          </table:table-cell>
          <table:table-cell table:style-name="ce20" office:value-type="string">
            <text:p>PLN</text:p>
          </table:table-cell>
          <table:table-cell office:value-type="date" office:date-value="2012-08-02">
            <text:p>02-08-2012</text:p>
          </table:table-cell>
          <table:table-cell table:style-name="ce19"/>
          <table:table-cell table:number-columns-repeated="1008"/>
        </table:table-row>
        <table:table-row table:style-name="ro7">
          <table:table-cell office:value-type="string">
            <text:p>470n/0.5A</text:p>
          </table:table-cell>
          <table:table-cell table:style-name="ce17" office:value-type="string">
            <text:p>CW0805-470</text:p>
          </table:table-cell>
          <table:table-cell office:value-type="string">
            <text:p>0805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0805</text:p>
          </table:table-cell>
          <table:table-cell table:style-name="ce17" office:value-type="string">
            <text:p>1206_0805</text:p>
          </table:table-cell>
          <table:table-cell table:style-name="ce17" office:value-type="string">
            <text:p>0805_0603</text:p>
          </table:table-cell>
          <table:table-cell table:style-name="ce81" office:value-type="string">
            <text:p>SMD high frequency wound chip inductor 470nH, 0.5A, 0805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CW0805-470</text:p>
          </table:table-cell>
          <table:table-cell table:style-name="ce17" office:value-type="string">
            <text:p>Ferrocore</text:p>
          </table:table-cell>
          <table:table-cell table:style-name="ce17" office:value-type="string">
            <text:p>CW0805-470</text:p>
          </table:table-cell>
          <table:table-cell office:value-type="float" office:value="0.35">
            <text:p>0,3500</text:p>
          </table:table-cell>
          <table:table-cell table:style-name="ce20" office:value-type="string">
            <text:p>PLN</text:p>
          </table:table-cell>
          <table:table-cell office:value-type="date" office:date-value="2010-09-09">
            <text:p>09-09-2010</text:p>
          </table:table-cell>
          <table:table-cell table:style-name="ce19"/>
          <table:table-cell table:number-columns-repeated="1008"/>
        </table:table-row>
        <table:table-row table:style-name="ro7">
          <table:table-cell office:value-type="string">
            <text:p>47nH/50mA</text:p>
          </table:table-cell>
          <table:table-cell table:style-name="ce17" office:value-type="string">
            <text:p>DL0603-0.047</text:p>
          </table:table-cell>
          <table:table-cell office:value-type="string">
            <text:p>0603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0603-IPC</text:p>
          </table:table-cell>
          <table:table-cell table:style-name="ce17" table:number-columns-repeated="2"/>
          <table:table-cell table:style-name="ce81" office:value-type="string">
            <text:p>Ferrite choke 47nH, 50mA, 300mR,0603</text:p>
          </table:table-cell>
          <table:table-cell office:value-type="string">
            <text:p>tme.pl</text:p>
          </table:table-cell>
          <table:table-cell table:style-name="ce17" office:value-type="string">
            <text:p>DL0603-0.047</text:p>
          </table:table-cell>
          <table:table-cell office:value-type="string">
            <text:p>Ferrocore</text:p>
          </table:table-cell>
          <table:table-cell table:style-name="ce17" office:value-type="string">
            <text:p>DL0603-0.047</text:p>
          </table:table-cell>
          <table:table-cell office:value-type="float" office:value="0.22">
            <text:p>0,2200</text:p>
          </table:table-cell>
          <table:table-cell office:value-type="string">
            <text:p>PLN</text:p>
          </table:table-cell>
          <table:table-cell office:value-type="date" office:date-value="2012-08-02">
            <text:p>02-08-2012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47u/1.9A</text:p>
          </table:table-cell>
          <table:table-cell table:style-name="ce17" office:value-type="string">
            <text:p>CSS124P-470M</text:p>
          </table:table-cell>
          <table:table-cell office:value-type="string">
            <text:p>12x12x4.8mm</text:p>
          </table:table-cell>
          <table:table-cell office:value-type="string">
            <text:p>CSS124P-470M</text:p>
          </table:table-cell>
          <table:table-cell table:style-name="ce17" office:value-type="string">
            <text:p>B82477</text:p>
          </table:table-cell>
          <table:table-cell table:style-name="ce17" table:number-columns-repeated="2"/>
          <table:table-cell table:style-name="ce81" office:value-type="string">
            <text:p>inductor 47uH</text:p>
          </table:table-cell>
          <table:table-cell office:value-type="string">
            <text:p>maritex.com.pl</text:p>
          </table:table-cell>
          <table:table-cell table:style-name="ce17" office:value-type="string">
            <text:p>DLCSS124P-470M</text:p>
          </table:table-cell>
          <table:table-cell office:value-type="string">
            <text:p>Frontier Electronics</text:p>
          </table:table-cell>
          <table:table-cell table:style-name="ce17" office:value-type="string">
            <text:p>CSS124P-470M</text:p>
          </table:table-cell>
          <table:table-cell office:value-type="float" office:value="1.3">
            <text:p>1,3000</text:p>
          </table:table-cell>
          <table:table-cell table:style-name="ce20" office:value-type="string">
            <text:p>PLN</text:p>
          </table:table-cell>
          <table:table-cell office:value-type="date" office:date-value="2013-02-23">
            <text:p>23-02-2013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68u/1.5A</text:p>
          </table:table-cell>
          <table:table-cell table:style-name="ce17" office:value-type="string">
            <text:p>DE1205-68</text:p>
          </table:table-cell>
          <table:table-cell office:value-type="string">
            <text:p>12x12x6mm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SRR1208</text:p>
          </table:table-cell>
          <table:table-cell table:style-name="ce17" table:number-columns-repeated="2"/>
          <table:table-cell table:style-name="ce81" office:value-type="string">
            <text:p>Power choke 68uH, 1.5A, 12x12mm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DE1205-68</text:p>
          </table:table-cell>
          <table:table-cell table:style-name="ce17" office:value-type="string">
            <text:p>Ferrocore</text:p>
          </table:table-cell>
          <table:table-cell table:style-name="ce17" office:value-type="string">
            <text:p>DE1205-68</text:p>
          </table:table-cell>
          <table:table-cell office:value-type="float" office:value="1.3613">
            <text:p>1,3613</text:p>
          </table:table-cell>
          <table:table-cell table:style-name="ce20" office:value-type="string">
            <text:p>PLN</text:p>
          </table:table-cell>
          <table:table-cell office:value-type="date" office:date-value="2015-05-15">
            <text:p>15-05-2015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68u/1.5A</text:p>
          </table:table-cell>
          <table:table-cell table:style-name="ce17" office:value-type="string">
            <text:p>CSS124P-680M</text:p>
          </table:table-cell>
          <table:table-cell office:value-type="string">
            <text:p>12x12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SRR1208</text:p>
          </table:table-cell>
          <table:table-cell table:style-name="ce17" table:number-columns-repeated="2"/>
          <table:table-cell table:style-name="ce81" office:value-type="string">
            <text:p>SMD power choke 68uH, 1.5A, shielded</text:p>
          </table:table-cell>
          <table:table-cell table:style-name="ce17" office:value-type="string">
            <text:p>maritex.com.pl</text:p>
          </table:table-cell>
          <table:table-cell table:style-name="ce17" office:value-type="string">
            <text:p>DLCSS124P-680M</text:p>
          </table:table-cell>
          <table:table-cell table:style-name="ce17" office:value-type="string">
            <text:p>Frontier Electronics</text:p>
          </table:table-cell>
          <table:table-cell table:style-name="ce17" office:value-type="string">
            <text:p>CSS124P-680M</text:p>
          </table:table-cell>
          <table:table-cell office:value-type="float" office:value="1.19">
            <text:p>1,1900</text:p>
          </table:table-cell>
          <table:table-cell table:style-name="ce20" office:value-type="string">
            <text:p>PLN</text:p>
          </table:table-cell>
          <table:table-cell office:value-type="date" office:date-value="2014-05-26">
            <text:p>26-05-2014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68u/3.2A</text:p>
          </table:table-cell>
          <table:table-cell table:style-name="ce17" office:value-type="string">
            <text:p>WE-PD-7447709680</text:p>
          </table:table-cell>
          <table:table-cell office:value-type="string">
            <text:p>12x12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SRR1208</text:p>
          </table:table-cell>
          <table:table-cell table:style-name="ce17" table:number-columns-repeated="2"/>
          <table:table-cell table:style-name="ce81" office:value-type="string">
            <text:p>7447709680 - Cewka mocy do montażu powierzchniowego, Seria WE-PD, 68 µH, 3.2 A, 3.6 A, Osłonięte, 0.089 ohm</text:p>
          </table:table-cell>
          <table:table-cell office:value-type="string">
            <text:p>farnell.com</text:p>
          </table:table-cell>
          <table:table-cell table:style-name="ce17" office:value-type="string">
            <text:p>1635947</text:p>
          </table:table-cell>
          <table:table-cell office:value-type="string">
            <text:p>Wuerth</text:p>
          </table:table-cell>
          <table:table-cell office:value-type="float" office:value="7447709680">
            <text:p>7447709680</text:p>
          </table:table-cell>
          <table:table-cell office:value-type="float" office:value="10.9">
            <text:p>10,9000</text:p>
          </table:table-cell>
          <table:table-cell table:style-name="ce20"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style-name="ce19"/>
          <table:table-cell table:number-columns-repeated="1008"/>
        </table:table-row>
        <table:table-row table:style-name="ro7">
          <table:table-cell table:style-name="ce17" office:value-type="string">
            <text:p>6u8/1.2A</text:p>
          </table:table-cell>
          <table:table-cell table:style-name="ce17" office:value-type="string">
            <text:p>WE-PD3-74451068</text:p>
          </table:table-cell>
          <table:table-cell office:value-type="string">
            <text:p>WE-PD3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WE-PD3</text:p>
          </table:table-cell>
          <table:table-cell table:style-name="ce17" table:number-columns-repeated="2"/>
          <table:table-cell table:style-name="ce81" office:value-type="string">
            <text:p>Power choke 6.8uH/1.2A</text:p>
          </table:table-cell>
          <table:table-cell table:style-name="ce17" office:value-type="string">
            <text:p>farnell.com</text:p>
          </table:table-cell>
          <table:table-cell table:style-name="ce17" office:value-type="string">
            <text:p>1636061</text:p>
          </table:table-cell>
          <table:table-cell table:style-name="ce17" office:value-type="string">
            <text:p>Würth Elektronik</text:p>
          </table:table-cell>
          <table:table-cell table:style-name="ce17" office:value-type="string">
            <text:p>744 51 068</text:p>
          </table:table-cell>
          <table:table-cell/>
          <table:table-cell table:style-name="ce20" office:value-type="string">
            <text:p>PLN</text:p>
          </table:table-cell>
          <table:table-cell/>
          <table:table-cell table:style-name="ce19"/>
          <table:table-cell table:number-columns-repeated="1008"/>
        </table:table-row>
        <table:table-row table:style-name="ro7">
          <table:table-cell office:value-type="string">
            <text:p>AX-1500</text:p>
          </table:table-cell>
          <table:table-cell office:value-type="string">
            <text:p>AX1500</text:p>
          </table:table-cell>
          <table:table-cell office:value-type="string">
            <text:p>17.20x9.53</text:p>
          </table:table-cell>
          <table:table-cell table:number-columns-repeated="2" office:value-type="string">
            <text:p>AX-1500</text:p>
          </table:table-cell>
          <table:table-cell table:number-columns-repeated="2"/>
          <table:table-cell office:value-type="string">
            <text:p>Przekładnik prądowy; 15A; Przekł:1500:1; 100Ω; -40÷120°C</text:p>
          </table:table-cell>
          <table:table-cell office:value-type="string">
            <text:p>tme.pl</text:p>
          </table:table-cell>
          <table:table-cell office:value-type="string">
            <text:p>AX-1500</text:p>
          </table:table-cell>
          <table:table-cell office:value-type="string">
            <text:p>Talema</text:p>
          </table:table-cell>
          <table:table-cell office:value-type="string">
            <text:p>AX-1500</text:p>
          </table:table-cell>
          <table:table-cell office:value-type="float" office:value="9.2">
            <text:p>9,2000</text:p>
          </table:table-cell>
          <table:table-cell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09"/>
        </table:table-row>
        <table:table-row table:style-name="ro7">
          <table:table-cell table:number-columns-repeated="2" office:value-type="string">
            <text:p>BL01RN1A1D2B</text:p>
          </table:table-cell>
          <table:table-cell office:value-type="string">
            <text:p>L402520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L402520</text:p>
          </table:table-cell>
          <table:table-cell table:style-name="ce17" table:number-columns-repeated="2"/>
          <table:table-cell table:style-name="ce81" office:value-type="string">
            <text:p>Ferryt: koralik; 65Ω; Montaż: THT; 7A; -40÷85°C</text:p>
          </table:table-cell>
          <table:table-cell office:value-type="string">
            <text:p>tme.pl</text:p>
          </table:table-cell>
          <table:table-cell office:value-type="string">
            <text:p>BL01RN1A1D2B</text:p>
          </table:table-cell>
          <table:table-cell office:value-type="string">
            <text:p>Murata</text:p>
          </table:table-cell>
          <table:table-cell office:value-type="string">
            <text:p>BL01RN1A1D2B</text:p>
          </table:table-cell>
          <table:table-cell office:value-type="float" office:value="0.4">
            <text:p>0,4000</text:p>
          </table:table-cell>
          <table:table-cell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style-name="ce19"/>
          <table:table-cell table:number-columns-repeated="1008"/>
        </table:table-row>
        <table:table-row table:style-name="ro7">
          <table:table-cell table:number-columns-repeated="2" office:value-type="string">
            <text:p>BLM18AG102SN1D</text:p>
          </table:table-cell>
          <table:table-cell office:value-type="string">
            <text:p>0603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0603-IPC</text:p>
          </table:table-cell>
          <table:table-cell table:style-name="ce17" office:value-type="string">
            <text:p>0805_0603</text:p>
          </table:table-cell>
          <table:table-cell table:style-name="ce17"/>
          <table:table-cell table:style-name="ce81" office:value-type="string">
            <text:p>Chip inductor SMD, 0603, Imax=0.4A,Z=1000ohm, <text:s/>Rdc=0.15ohm</text:p>
          </table:table-cell>
          <table:table-cell office:value-type="string">
            <text:p>tme.pl</text:p>
          </table:table-cell>
          <table:table-cell office:value-type="string">
            <text:p>BLM18AG102SN1D</text:p>
          </table:table-cell>
          <table:table-cell office:value-type="string">
            <text:p>Murata</text:p>
          </table:table-cell>
          <table:table-cell office:value-type="string">
            <text:p>BLM18AG102SN1D</text:p>
          </table:table-cell>
          <table:table-cell office:value-type="float" office:value="0.1">
            <text:p>0,1000</text:p>
          </table:table-cell>
          <table:table-cell office:value-type="string">
            <text:p>PLN</text:p>
          </table:table-cell>
          <table:table-cell office:value-type="date" office:date-value="2017-09-25">
            <text:p>25-09-2017</text:p>
          </table:table-cell>
          <table:table-cell table:style-name="ce19"/>
          <table:table-cell table:number-columns-repeated="1008"/>
        </table:table-row>
        <table:table-row table:style-name="ro7">
          <table:table-cell table:number-columns-repeated="2" office:value-type="string">
            <text:p>BLM21AG121SN1D</text:p>
          </table:table-cell>
          <table:table-cell office:value-type="string">
            <text:p>0805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0805</text:p>
          </table:table-cell>
          <table:table-cell table:style-name="ce17" office:value-type="string">
            <text:p>1206_0805</text:p>
          </table:table-cell>
          <table:table-cell table:style-name="ce17" office:value-type="string">
            <text:p>0805_0603</text:p>
          </table:table-cell>
          <table:table-cell table:style-name="ce81" office:value-type="string">
            <text:p>Chip inductor SMD, 0805, Imax=0.2A,Z=120ohm, <text:s/>Rdc=0.15ohm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BLM21AG121SN1D</text:p>
          </table:table-cell>
          <table:table-cell table:style-name="ce17" table:number-columns-repeated="2"/>
          <table:table-cell office:value-type="float" office:value="0.249">
            <text:p>0,2490</text:p>
          </table:table-cell>
          <table:table-cell table:style-name="ce20" office:value-type="string">
            <text:p>PLN</text:p>
          </table:table-cell>
          <table:table-cell office:value-type="date" office:date-value="2015-08-03">
            <text:p>03-08-2015</text:p>
          </table:table-cell>
          <table:table-cell table:style-name="ce19"/>
          <table:table-cell table:number-columns-repeated="1008"/>
        </table:table-row>
        <table:table-row table:style-name="ro7">
          <table:table-cell table:number-columns-repeated="2" table:style-name="ce17" office:value-type="string">
            <text:p>BLM21AH102</text:p>
          </table:table-cell>
          <table:table-cell office:value-type="string">
            <text:p>0805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0805</text:p>
          </table:table-cell>
          <table:table-cell table:style-name="ce17" office:value-type="string">
            <text:p>1206_0805</text:p>
          </table:table-cell>
          <table:table-cell table:style-name="ce17" office:value-type="string">
            <text:p>0805_0603</text:p>
          </table:table-cell>
          <table:table-cell table:style-name="ce81" office:value-type="string">
            <text:p>choke 0.2A, 0.45ohm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BLM21AH102SN1D</text:p>
          </table:table-cell>
          <table:table-cell table:style-name="ce17" office:value-type="string">
            <text:p>Murata</text:p>
          </table:table-cell>
          <table:table-cell table:style-name="ce17" office:value-type="string">
            <text:p>BLM21AH102SN1D</text:p>
          </table:table-cell>
          <table:table-cell office:value-type="float" office:value="0.42">
            <text:p>0,4200</text:p>
          </table:table-cell>
          <table:table-cell table:style-name="ce20" office:value-type="string">
            <text:p>PLN</text:p>
          </table:table-cell>
          <table:table-cell office:value-type="date" office:date-value="2017-05-29">
            <text:p>29-05-2017</text:p>
          </table:table-cell>
          <table:table-cell table:style-name="ce19"/>
          <table:table-cell table:number-columns-repeated="1008"/>
        </table:table-row>
        <table:table-row table:style-name="ro7">
          <table:table-cell table:number-columns-repeated="2" table:style-name="ce17" office:value-type="string">
            <text:p>BLM31PG500SN1L</text:p>
          </table:table-cell>
          <table:table-cell office:value-type="string">
            <text:p>1206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1206</text:p>
          </table:table-cell>
          <table:table-cell table:style-name="ce17" office:value-type="string">
            <text:p>1206_0805</text:p>
          </table:table-cell>
          <table:table-cell table:style-name="ce17"/>
          <table:table-cell table:style-name="ce81" office:value-type="string">
            <text:p>Ferrite bead SMD, 1206, 3A, 0,025ohm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BLM31PG500SN1L</text:p>
          </table:table-cell>
          <table:table-cell table:style-name="ce17" office:value-type="string">
            <text:p>Murata</text:p>
          </table:table-cell>
          <table:table-cell table:style-name="ce17" office:value-type="string">
            <text:p>BLM31PG500SN1L</text:p>
          </table:table-cell>
          <table:table-cell office:value-type="float" office:value="0.7">
            <text:p>0,7000</text:p>
          </table:table-cell>
          <table:table-cell table:style-name="ce20" office:value-type="string">
            <text:p>PLN</text:p>
          </table:table-cell>
          <table:table-cell office:value-type="date" office:date-value="2017-05-29">
            <text:p>29-05-2017</text:p>
          </table:table-cell>
          <table:table-cell table:style-name="ce19"/>
          <table:table-cell table:number-columns-repeated="1008"/>
        </table:table-row>
        <table:table-row table:style-name="ro7">
          <table:table-cell table:number-columns-repeated="2" office:value-type="string">
            <text:p>CAX-0.4-39</text:p>
          </table:table-cell>
          <table:table-cell office:value-type="string">
            <text:p>17.8x12.8x20</text:p>
          </table:table-cell>
          <table:table-cell table:number-columns-repeated="2" office:value-type="string">
            <text:p>IND_CAX_V</text:p>
          </table:table-cell>
          <table:table-cell table:number-columns-repeated="2"/>
          <table:table-cell table:style-name="ce81" office:value-type="string">
            <text:p>Common mode choke 2x39muH, 0.4A</text:p>
          </table:table-cell>
          <table:table-cell office:value-type="string">
            <text:p>tme.pl</text:p>
          </table:table-cell>
          <table:table-cell table:style-name="ce17" office:value-type="string">
            <text:p>CAX-0.4-39</text:p>
          </table:table-cell>
          <table:table-cell office:value-type="string">
            <text:p>Talema</text:p>
          </table:table-cell>
          <table:table-cell office:value-type="string">
            <text:p>CAX-0.4-39</text:p>
          </table:table-cell>
          <table:table-cell office:value-type="float" office:value="4.49">
            <text:p>4,4900</text:p>
          </table:table-cell>
          <table:table-cell office:value-type="string">
            <text:p>PLN</text:p>
          </table:table-cell>
          <table:table-cell office:value-type="date" office:date-value="2012-12-18">
            <text:p>18-12-2012</text:p>
          </table:table-cell>
          <table:table-cell table:style-name="ce19"/>
          <table:table-cell table:number-columns-repeated="1008"/>
        </table:table-row>
        <table:table-row table:style-name="ro7">
          <table:table-cell table:number-columns-repeated="2" table:style-name="ce79" office:value-type="string">
            <text:p>DUS-16/0,47/5,0</text:p>
          </table:table-cell>
          <table:table-cell office:value-type="float" office:value="44485">
            <text:p>44485</text:p>
          </table:table-cell>
          <table:table-cell office:value-type="string">
            <text:p>CMJ-2</text:p>
          </table:table-cell>
          <table:table-cell table:style-name="ce79" office:value-type="string">
            <text:p>DUS-16</text:p>
          </table:table-cell>
          <table:table-cell table:number-columns-repeated="2"/>
          <table:table-cell office:value-type="string">
            <text:p>Dławik: drutowy z kompensacją; THT; 0,47mH; 5A; 29mΩ; pionowy</text:p>
          </table:table-cell>
          <table:table-cell office:value-type="string">
            <text:p>tme.pl</text:p>
          </table:table-cell>
          <table:table-cell table:style-name="ce79" office:value-type="string">
            <text:p>DUS-16/0,47/5,0</text:p>
          </table:table-cell>
          <table:table-cell office:value-type="string">
            <text:p>Ferryster</text:p>
          </table:table-cell>
          <table:table-cell table:style-name="ce79" office:value-type="string">
            <text:p>DUS-16/0,47/5,0</text:p>
          </table:table-cell>
          <table:table-cell office:value-type="float" office:value="5.2">
            <text:p>5,2000</text:p>
          </table:table-cell>
          <table:table-cell office:value-type="string">
            <text:p>PLN</text:p>
          </table:table-cell>
          <table:table-cell office:value-type="date" office:date-value="2017-02-03">
            <text:p>03-02-2017</text:p>
          </table:table-cell>
          <table:table-cell table:number-columns-repeated="1009"/>
        </table:table-row>
        <table:table-row table:style-name="ro7">
          <table:table-cell table:number-columns-repeated="2" table:style-name="ce17" office:value-type="string">
            <text:p>K5B R6H 2.5Ts</text:p>
          </table:table-cell>
          <table:table-cell office:value-type="string">
            <text:p>K5BR6H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K5BR6H</text:p>
          </table:table-cell>
          <table:table-cell table:style-name="ce17" table:number-columns-repeated="2"/>
          <table:table-cell table:style-name="ce81" office:value-type="string">
            <text:p>wide band choke</text:p>
          </table:table-cell>
          <table:table-cell/>
          <table:table-cell table:style-name="ce17"/>
          <table:table-cell table:number-columns-repeated="3"/>
          <table:table-cell table:style-name="ce20" office:value-type="string">
            <text:p>PLN</text:p>
          </table:table-cell>
          <table:table-cell/>
          <table:table-cell table:style-name="ce19"/>
          <table:table-cell table:number-columns-repeated="1008"/>
        </table:table-row>
        <table:table-row table:style-name="ro7">
          <table:table-cell table:number-columns-repeated="2" office:value-type="string">
            <text:p>LCAB-102</text:p>
          </table:table-cell>
          <table:table-cell office:value-type="string">
            <text:p>0805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0805</text:p>
          </table:table-cell>
          <table:table-cell table:style-name="ce17" office:value-type="string">
            <text:p>1206_0805</text:p>
          </table:table-cell>
          <table:table-cell table:style-name="ce17" office:value-type="string">
            <text:p>0805_0603</text:p>
          </table:table-cell>
          <table:table-cell table:style-name="ce81" office:value-type="string">
            <text:p>Chip inductor SMD, 0805, Imax=0.2A,Z=1000ohm, <text:s/>Rdc=0.15ohm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LCAB-102</text:p>
          </table:table-cell>
          <table:table-cell table:style-name="ce17" office:value-type="string">
            <text:p>Ferrocore</text:p>
          </table:table-cell>
          <table:table-cell office:value-type="string">
            <text:p>LCAB-102</text:p>
          </table:table-cell>
          <table:table-cell office:value-type="float" office:value="0.16">
            <text:p>0,1600</text:p>
          </table:table-cell>
          <table:table-cell table:style-name="ce20" office:value-type="string">
            <text:p>PLN</text:p>
          </table:table-cell>
          <table:table-cell office:value-type="date" office:date-value="2012-05-17">
            <text:p>17-05-2012</text:p>
          </table:table-cell>
          <table:table-cell table:style-name="ce19"/>
          <table:table-cell table:number-columns-repeated="1008"/>
        </table:table-row>
        <table:table-row table:style-name="ro7">
          <table:table-cell office:value-type="string">
            <text:p>PBY201209T-601Y</text:p>
          </table:table-cell>
          <table:table-cell table:style-name="ce17" office:value-type="string">
            <text:p>PBY201209T-601Y</text:p>
          </table:table-cell>
          <table:table-cell office:value-type="string">
            <text:p>0805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0805</text:p>
          </table:table-cell>
          <table:table-cell table:style-name="ce17" office:value-type="string">
            <text:p>1206_0805</text:p>
          </table:table-cell>
          <table:table-cell table:style-name="ce17" office:value-type="string">
            <text:p>0805_0603</text:p>
          </table:table-cell>
          <table:table-cell table:style-name="ce81" office:value-type="string">
            <text:p>Ferrite bead 0.4Ohm/DC, 600ohm/100MHz, 2A</text:p>
          </table:table-cell>
          <table:table-cell office:value-type="string">
            <text:p>tme.pl</text:p>
          </table:table-cell>
          <table:table-cell office:value-type="string">
            <text:p>PBY201209T-601Y</text:p>
          </table:table-cell>
          <table:table-cell office:value-type="string">
            <text:p>Yageo</text:p>
          </table:table-cell>
          <table:table-cell office:value-type="string">
            <text:p>PBY201209T-601Y</text:p>
          </table:table-cell>
          <table:table-cell office:value-type="float" office:value="0.064">
            <text:p>0,0640</text:p>
          </table:table-cell>
          <table:table-cell office:value-type="string">
            <text:p>PLN</text:p>
          </table:table-cell>
          <table:table-cell office:value-type="date" office:date-value="2016-08-23">
            <text:p>23-08-2016</text:p>
          </table:table-cell>
          <table:table-cell table:style-name="ce19"/>
          <table:table-cell table:number-columns-repeated="1008"/>
        </table:table-row>
        <table:table-row table:style-name="ro7">
          <table:table-cell table:number-columns-repeated="2" office:value-type="string">
            <text:p>PE-67540NL</text:p>
          </table:table-cell>
          <table:table-cell office:value-type="string">
            <text:p>15x12</text:p>
          </table:table-cell>
          <table:table-cell table:number-columns-repeated="2" office:value-type="string">
            <text:p>PE-67540NL</text:p>
          </table:table-cell>
          <table:table-cell table:number-columns-repeated="2"/>
          <table:table-cell table:style-name="ce81" office:value-type="string">
            <text:p>Common mode choke 2x2x100uH,</text:p>
          </table:table-cell>
          <table:table-cell office:value-type="string">
            <text:p>gamma.pl</text:p>
          </table:table-cell>
          <table:table-cell table:style-name="ce17" office:value-type="string">
            <text:p>PE-67540NL</text:p>
          </table:table-cell>
          <table:table-cell office:value-type="string">
            <text:p>Pulse Eng.</text:p>
          </table:table-cell>
          <table:table-cell office:value-type="string">
            <text:p>PE-67540NL</text:p>
          </table:table-cell>
          <table:table-cell office:value-type="float" office:value="1.71">
            <text:p>1,7100</text:p>
          </table:table-cell>
          <table:table-cell office:value-type="string">
            <text:p>USD</text:p>
          </table:table-cell>
          <table:table-cell office:value-type="date" office:date-value="2012-11-24">
            <text:p>24-11-2012</text:p>
          </table:table-cell>
          <table:table-cell table:style-name="ce19"/>
          <table:table-cell table:number-columns-repeated="1008"/>
        </table:table-row>
        <table:table-row table:style-name="ro7">
          <table:table-cell table:number-columns-repeated="2" office:value-type="string">
            <text:p>RH3.5X3X0.8</text:p>
          </table:table-cell>
          <table:table-cell office:value-type="string">
            <text:p>D3.5xL3.0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L100_35_30</text:p>
          </table:table-cell>
          <table:table-cell table:style-name="ce17" table:number-columns-repeated="2"/>
          <table:table-cell table:style-name="ce81" office:value-type="string">
            <text:p>wire ferrite bead d3.5, l 3mm,</text:p>
          </table:table-cell>
          <table:table-cell table:style-name="ce17" office:value-type="string">
            <text:p>maritex.com.pl</text:p>
          </table:table-cell>
          <table:table-cell table:style-name="ce17" office:value-type="string">
            <text:p>EMIRHW35X3</text:p>
          </table:table-cell>
          <table:table-cell table:style-name="ce17" table:number-columns-repeated="2"/>
          <table:table-cell office:value-type="float" office:value="0.068">
            <text:p>0,0680</text:p>
          </table:table-cell>
          <table:table-cell table:style-name="ce20" office:value-type="string">
            <text:p>PLN</text:p>
          </table:table-cell>
          <table:table-cell office:value-type="date" office:date-value="2010-12-20">
            <text:p>20-12-2010</text:p>
          </table:table-cell>
          <table:table-cell table:style-name="ce19"/>
          <table:table-cell table:number-columns-repeated="1008"/>
        </table:table-row>
        <table:table-row table:style-name="ro7">
          <table:table-cell table:number-columns-repeated="2" table:style-name="ce17" office:value-type="string">
            <text:p>SMB302520</text:p>
          </table:table-cell>
          <table:table-cell office:value-type="string">
            <text:p>SMB302520</text:p>
          </table:table-cell>
          <table:table-cell table:style-name="ce17" office:value-type="string">
            <text:p>INDUCTOR</text:p>
          </table:table-cell>
          <table:table-cell table:style-name="ce17" office:value-type="string">
            <text:p>SMB302520</text:p>
          </table:table-cell>
          <table:table-cell table:style-name="ce17" table:number-columns-repeated="2"/>
          <table:table-cell table:style-name="ce81" office:value-type="string">
            <text:p>Ferrite bead 20 ohm, Imax=5A</text:p>
          </table:table-cell>
          <table:table-cell table:style-name="ce17" office:value-type="string">
            <text:p>maritex.com.pl</text:p>
          </table:table-cell>
          <table:table-cell table:style-name="ce17" office:value-type="string">
            <text:p>EMISMB302520</text:p>
          </table:table-cell>
          <table:table-cell table:style-name="ce17" office:value-type="string">
            <text:p>Jantek Electronics</text:p>
          </table:table-cell>
          <table:table-cell table:style-name="ce17" office:value-type="string">
            <text:p>SMB302520</text:p>
          </table:table-cell>
          <table:table-cell office:value-type="float" office:value="0.12">
            <text:p>0,1200</text:p>
          </table:table-cell>
          <table:table-cell table:style-name="ce20" office:value-type="string">
            <text:p>PLN</text:p>
          </table:table-cell>
          <table:table-cell/>
          <table:table-cell table:style-name="ce19"/>
          <table:table-cell table:number-columns-repeated="1008"/>
        </table:table-row>
        <table:table-row table:style-name="ro7">
          <table:table-cell table:number-columns-repeated="3" office:value-type="string">
            <text:p>SMB403025</text:p>
          </table:table-cell>
          <table:table-cell office:value-type="string">
            <text:p>INDUCTOR</text:p>
          </table:table-cell>
          <table:table-cell office:value-type="string">
            <text:p>SMB403025</text:p>
          </table:table-cell>
          <table:table-cell table:number-columns-repeated="2"/>
          <table:table-cell table:style-name="ce82" office:value-type="string">
            <text:p>Ferrite bead 30ohm, Imax=5A</text:p>
          </table:table-cell>
          <table:table-cell/>
          <table:table-cell table:style-name="ce17"/>
          <table:table-cell table:number-columns-repeated="3"/>
          <table:table-cell table:style-name="ce20" office:value-type="string">
            <text:p>PLN</text:p>
          </table:table-cell>
          <table:table-cell/>
          <table:table-cell table:style-name="ce19"/>
          <table:table-cell table:number-columns-repeated="1008"/>
        </table:table-row>
        <table:table-row table:style-name="ro7">
          <table:table-cell table:number-columns-repeated="2" office:value-type="string">
            <text:p>TI-EF25-1-10-25W</text:p>
          </table:table-cell>
          <table:table-cell office:value-type="string">
            <text:p>25x25</text:p>
          </table:table-cell>
          <table:table-cell table:number-columns-repeated="2" office:value-type="string">
            <text:p>TI-EF25-1-10-25W</text:p>
          </table:table-cell>
          <table:table-cell table:style-name="ce17" table:number-columns-repeated="2"/>
          <table:table-cell table:style-name="ce81" office:value-type="string">
            <text:p>transformator impulsowy do GenUD3</text:p>
          </table:table-cell>
          <table:table-cell office:value-type="string">
            <text:p>feryster.pl</text:p>
          </table:table-cell>
          <table:table-cell office:value-type="string">
            <text:p>TI-EF25-1-10-25W</text:p>
          </table:table-cell>
          <table:table-cell office:value-type="string">
            <text:p>feryster</text:p>
          </table:table-cell>
          <table:table-cell office:value-type="string">
            <text:p>TI-EF25-1-10-25W</text:p>
          </table:table-cell>
          <table:table-cell office:value-type="float" office:value="10">
            <text:p>10,0000</text:p>
          </table:table-cell>
          <table:table-cell office:value-type="string">
            <text:p>PLN</text:p>
          </table:table-cell>
          <table:table-cell office:value-type="date" office:date-value="2016-08-25">
            <text:p>25-08-2016</text:p>
          </table:table-cell>
          <table:table-cell table:style-name="ce19"/>
          <table:table-cell table:number-columns-repeated="1008"/>
        </table:table-row>
        <table:table-row table:style-name="ro7">
          <table:table-cell table:number-columns-repeated="2" office:value-type="string">
            <text:p>TI-ETD34-1-15-US</text:p>
          </table:table-cell>
          <table:table-cell office:value-type="string">
            <text:p>40x40</text:p>
          </table:table-cell>
          <table:table-cell office:value-type="string">
            <text:p>TI-ETD34-1-15-US</text:p>
          </table:table-cell>
          <table:table-cell table:style-name="ce17" office:value-type="string">
            <text:p>ETD34-K-H-14P</text:p>
          </table:table-cell>
          <table:table-cell table:style-name="ce17" table:number-columns-repeated="2"/>
          <table:table-cell table:style-name="ce81" office:value-type="string">
            <text:p>transformator impulsowy do GenUD3...GenUD5</text:p>
          </table:table-cell>
          <table:table-cell office:value-type="string">
            <text:p>feryster.pl</text:p>
          </table:table-cell>
          <table:table-cell office:value-type="string">
            <text:p>TI-ETD34-1-15-US</text:p>
          </table:table-cell>
          <table:table-cell office:value-type="string">
            <text:p>feryster</text:p>
          </table:table-cell>
          <table:table-cell office:value-type="string">
            <text:p>TI-ETD34-1-15-US</text:p>
          </table:table-cell>
          <table:table-cell office:value-type="float" office:value="13">
            <text:p>13,0000</text:p>
          </table:table-cell>
          <table:table-cell office:value-type="string">
            <text:p>PLN</text:p>
          </table:table-cell>
          <table:table-cell office:value-type="date" office:date-value="2015-12-14">
            <text:p>14-12-2015</text:p>
          </table:table-cell>
          <table:table-cell table:style-name="ce19"/>
          <table:table-cell table:number-columns-repeated="1008"/>
        </table:table-row>
        <table:table-row table:style-name="ro7">
          <table:table-cell table:number-columns-repeated="2" office:value-type="string">
            <text:p>TR-GENUD3</text:p>
          </table:table-cell>
          <table:table-cell office:value-type="string">
            <text:p>26x16</text:p>
          </table:table-cell>
          <table:table-cell table:style-name="ce17" office:value-type="string">
            <text:p>INDUCTOR_GENUD3</text:p>
          </table:table-cell>
          <table:table-cell table:style-name="ce17" office:value-type="string">
            <text:p>B65675-B5</text:p>
          </table:table-cell>
          <table:table-cell table:style-name="ce17" table:number-columns-repeated="2"/>
          <table:table-cell table:style-name="ce81" office:value-type="string">
            <text:p>autotransformator sprzężenia zwrotnego do GenUD3</text:p>
          </table:table-cell>
          <table:table-cell office:value-type="string">
            <text:p>feryster.pl</text:p>
          </table:table-cell>
          <table:table-cell table:style-name="ce17" office:value-type="string">
            <text:p>TI-M26-4,5-4-11,5</text:p>
          </table:table-cell>
          <table:table-cell office:value-type="string">
            <text:p>feryster.pl</text:p>
          </table:table-cell>
          <table:table-cell table:style-name="ce17" office:value-type="string">
            <text:p>TI-M26-4,5-4-11,5</text:p>
          </table:table-cell>
          <table:table-cell office:value-type="float" office:value="15">
            <text:p>15,0000</text:p>
          </table:table-cell>
          <table:table-cell office:value-type="string">
            <text:p>PLN</text:p>
          </table:table-cell>
          <table:table-cell office:value-type="date" office:date-value="2016-08-11">
            <text:p>11-08-2016</text:p>
          </table:table-cell>
          <table:table-cell table:style-name="ce19"/>
          <table:table-cell table:number-columns-repeated="1008"/>
        </table:table-row>
        <table:table-row table:style-name="ro7">
          <table:table-cell office:value-type="string">
            <text:p>TR250VA_Tester_Comm</text:p>
          </table:table-cell>
          <table:table-cell office:value-type="string">
            <text:p>TR250VA_Tester_Comm</text:p>
          </table:table-cell>
          <table:table-cell office:value-type="string">
            <text:p>fi130x55mm</text:p>
          </table:table-cell>
          <table:table-cell office:value-type="string">
            <text:p>TR250VA_TESTER_COMM</text:p>
          </table:table-cell>
          <table:table-cell table:style-name="ce17" office:value-type="string">
            <text:p>KK250_TOR01-1_NOPINS</text:p>
          </table:table-cell>
          <table:table-cell table:style-name="ce17" table:number-columns-repeated="2"/>
          <table:table-cell table:style-name="ce81" office:value-type="string">
            <text:p>Power transformer 250VA, PRI 230V, SEC 138V, 196V, 230V custom production</text:p>
          </table:table-cell>
          <table:table-cell/>
          <table:table-cell table:style-name="ce17"/>
          <table:table-cell table:number-columns-repeated="3"/>
          <table:table-cell table:style-name="ce20" office:value-type="string">
            <text:p>PLN</text:p>
          </table:table-cell>
          <table:table-cell/>
          <table:table-cell table:style-name="ce19"/>
          <table:table-cell table:number-columns-repeated="1008"/>
        </table:table-row>
        <table:table-row table:style-name="ro7">
          <table:table-cell office:value-type="string">
            <text:p>TR40VA_Tester_Comm</text:p>
          </table:table-cell>
          <table:table-cell office:value-type="string">
            <text:p>TR40VA_Tester_Comm</text:p>
          </table:table-cell>
          <table:table-cell office:value-type="string">
            <text:p>fi85x32mm</text:p>
          </table:table-cell>
          <table:table-cell office:value-type="string">
            <text:p>TR40VA_TESTER_COMM</text:p>
          </table:table-cell>
          <table:table-cell table:style-name="ce17" office:value-type="string">
            <text:p>KK40_TOR01-1_NOPINS</text:p>
          </table:table-cell>
          <table:table-cell table:style-name="ce17" table:number-columns-repeated="2"/>
          <table:table-cell table:style-name="ce81" office:value-type="string">
            <text:p>Power transformer 40VA, PRI 230V, SEC 12V custom production</text:p>
          </table:table-cell>
          <table:table-cell/>
          <table:table-cell table:style-name="ce17"/>
          <table:table-cell table:number-columns-repeated="3"/>
          <table:table-cell table:style-name="ce20" office:value-type="string">
            <text:p>PLN</text:p>
          </table:table-cell>
          <table:table-cell/>
          <table:table-cell table:style-name="ce19"/>
          <table:table-cell table:number-columns-repeated="1008"/>
        </table:table-row>
        <table:table-row table:style-name="ro7">
          <table:table-cell table:number-columns-repeated="2" office:value-type="string">
            <text:p>TS120VA230/10V</text:p>
          </table:table-cell>
          <table:table-cell office:value-type="string">
            <text:p>fi90xh40</text:p>
          </table:table-cell>
          <table:table-cell office:value-type="string">
            <text:p>TS200VA230_10V</text:p>
          </table:table-cell>
          <table:table-cell office:value-type="string">
            <text:p>TS120VA230_10V</text:p>
          </table:table-cell>
          <table:table-cell table:number-columns-repeated="2"/>
          <table:table-cell table:style-name="ce81" office:value-type="string">
            <text:p>Power transformer 120VA, PRI 230V, SEC 10V/20A</text:p>
          </table:table-cell>
          <table:table-cell table:style-name="ce17" office:value-type="string">
            <text:p>toroidy.pl</text:p>
          </table:table-cell>
          <table:table-cell table:style-name="ce17" office:value-type="string">
            <text:p>TS200VA230/10V</text:p>
          </table:table-cell>
          <table:table-cell table:style-name="ce17" office:value-type="string">
            <text:p>toroidy.pl</text:p>
          </table:table-cell>
          <table:table-cell table:style-name="ce17"/>
          <table:table-cell table:formula="of:=75.64/1.22" office:value-type="float" office:value="62">
            <text:p>62,0000</text:p>
          </table:table-cell>
          <table:table-cell table:style-name="ce20" office:value-type="string">
            <text:p>PLN</text:p>
          </table:table-cell>
          <table:table-cell office:value-type="date" office:date-value="2010-12-16">
            <text:p>16-12-2010</text:p>
          </table:table-cell>
          <table:table-cell table:style-name="ce19"/>
          <table:table-cell table:number-columns-repeated="1008"/>
        </table:table-row>
        <table:table-row table:style-name="ro7">
          <table:table-cell table:number-columns-repeated="2" table:style-name="ce17" office:value-type="string">
            <text:p>TS20/10</text:p>
          </table:table-cell>
          <table:table-cell/>
          <table:table-cell table:style-name="ce17" office:value-type="string">
            <text:p>TS20_10</text:p>
          </table:table-cell>
          <table:table-cell table:style-name="ce17" table:number-columns-repeated="3"/>
          <table:table-cell table:style-name="ce81" office:value-type="string">
            <text:p>Power transformer 20VA, 2x9V/2x1A or 2x7.7/2x1A</text:p>
          </table:table-cell>
          <table:table-cell table:style-name="ce17" office:value-type="string">
            <text:p>indel.pl</text:p>
          </table:table-cell>
          <table:table-cell table:style-name="ce17" office:value-type="string">
            <text:p>TS20/10</text:p>
          </table:table-cell>
          <table:table-cell table:style-name="ce17" office:value-type="string">
            <text:p>Indel</text:p>
          </table:table-cell>
          <table:table-cell table:style-name="ce17" office:value-type="string">
            <text:p>TS20/10</text:p>
          </table:table-cell>
          <table:table-cell office:value-type="float" office:value="24.59">
            <text:p>24,5900</text:p>
          </table:table-cell>
          <table:table-cell table:style-name="ce20" office:value-type="string">
            <text:p>PLN</text:p>
          </table:table-cell>
          <table:table-cell office:value-type="date" office:date-value="2009-09-15">
            <text:p>15-09-2009</text:p>
          </table:table-cell>
          <table:table-cell table:style-name="ce19"/>
          <table:table-cell table:number-columns-repeated="1008"/>
        </table:table-row>
        <table:table-row table:style-name="ro7">
          <table:table-cell table:number-columns-repeated="2" office:value-type="string">
            <text:p>TS200VA230/10V</text:p>
          </table:table-cell>
          <table:table-cell office:value-type="string">
            <text:p>fi108xh42</text:p>
          </table:table-cell>
          <table:table-cell table:number-columns-repeated="2" office:value-type="string">
            <text:p>TS200VA230_10V</text:p>
          </table:table-cell>
          <table:table-cell table:number-columns-repeated="2"/>
          <table:table-cell table:style-name="ce81" office:value-type="string">
            <text:p>Power transformer 200VA, PRI 230V, SEC 10V/20A</text:p>
          </table:table-cell>
          <table:table-cell table:style-name="ce17" office:value-type="string">
            <text:p>toroidy.pl</text:p>
          </table:table-cell>
          <table:table-cell table:style-name="ce17" office:value-type="string">
            <text:p>TS200VA230/10V</text:p>
          </table:table-cell>
          <table:table-cell table:style-name="ce17" office:value-type="string">
            <text:p>toroidy.pl</text:p>
          </table:table-cell>
          <table:table-cell table:style-name="ce17"/>
          <table:table-cell table:formula="of:=75.64/1.22" office:value-type="float" office:value="62">
            <text:p>62,0000</text:p>
          </table:table-cell>
          <table:table-cell table:style-name="ce20" office:value-type="string">
            <text:p>PLN</text:p>
          </table:table-cell>
          <table:table-cell office:value-type="date" office:date-value="2010-12-16">
            <text:p>16-12-2010</text:p>
          </table:table-cell>
          <table:table-cell table:style-name="ce19"/>
          <table:table-cell table:number-columns-repeated="1008"/>
        </table:table-row>
        <table:table-row table:style-name="ro7">
          <table:table-cell table:number-columns-repeated="2" office:value-type="string">
            <text:p>TS200VA230/10V_18A/18V_1A</text:p>
          </table:table-cell>
          <table:table-cell office:value-type="string">
            <text:p>fi108xh42</text:p>
          </table:table-cell>
          <table:table-cell table:number-columns-repeated="2" office:value-type="string">
            <text:p>TS200VA230_10V_18V</text:p>
          </table:table-cell>
          <table:table-cell table:number-columns-repeated="2"/>
          <table:table-cell table:style-name="ce81" office:value-type="string">
            <text:p>Power transformer 200VA, PRI 230V, SEC 10V/20A</text:p>
          </table:table-cell>
          <table:table-cell table:style-name="ce17" office:value-type="string">
            <text:p>toroidy.pl</text:p>
          </table:table-cell>
          <table:table-cell table:style-name="ce17" office:value-type="string">
            <text:p>TS200VA230/10V_18A/18V_1A</text:p>
          </table:table-cell>
          <table:table-cell table:style-name="ce17" office:value-type="string">
            <text:p>toroidy.pl</text:p>
          </table:table-cell>
          <table:table-cell office:value-type="string">
            <text:p>TS200VA230/10V_18A/18V_1A</text:p>
          </table:table-cell>
          <table:table-cell office:value-type="float" office:value="90">
            <text:p>90,0000</text:p>
          </table:table-cell>
          <table:table-cell table:style-name="ce20" office:value-type="string">
            <text:p>PLN</text:p>
          </table:table-cell>
          <table:table-cell office:value-type="date" office:date-value="2012-06-11">
            <text:p>11-06-2012</text:p>
          </table:table-cell>
          <table:table-cell table:style-name="ce19"/>
          <table:table-cell table:number-columns-repeated="1008"/>
        </table:table-row>
        <table:table-row table:style-name="ro7">
          <table:table-cell table:number-columns-repeated="2" office:value-type="string">
            <text:p>TS20VA230/18V</text:p>
          </table:table-cell>
          <table:table-cell office:value-type="string">
            <text:p>fi58xh28</text:p>
          </table:table-cell>
          <table:table-cell office:value-type="string">
            <text:p>TS200VA230_10V</text:p>
          </table:table-cell>
          <table:table-cell office:value-type="string">
            <text:p>TS20VA230_18V</text:p>
          </table:table-cell>
          <table:table-cell table:number-columns-repeated="2"/>
          <table:table-cell table:style-name="ce81" office:value-type="string">
            <text:p>Power transformer 20VA, 18V, 1.11A</text:p>
          </table:table-cell>
          <table:table-cell table:style-name="ce17" office:value-type="string">
            <text:p>toroidy.pl</text:p>
          </table:table-cell>
          <table:table-cell table:style-name="ce17" office:value-type="string">
            <text:p>TS20VA230/18V</text:p>
          </table:table-cell>
          <table:table-cell table:style-name="ce17" table:number-columns-repeated="2"/>
          <table:table-cell table:formula="of:=34.5/1.23" office:value-type="float" office:value="28.0487804878049">
            <text:p>28,0488</text:p>
          </table:table-cell>
          <table:table-cell table:style-name="ce20" office:value-type="string">
            <text:p>PLN</text:p>
          </table:table-cell>
          <table:table-cell office:value-type="date" office:date-value="2011-02-13">
            <text:p>13-02-2011</text:p>
          </table:table-cell>
          <table:table-cell table:style-name="ce19"/>
          <table:table-cell table:number-columns-repeated="1008"/>
        </table:table-row>
        <table:table-row table:style-name="ro7">
          <table:table-cell table:number-columns-repeated="2" office:value-type="string">
            <text:p>TS30VA230/2x14.5V_0.5A/7.2V_2A</text:p>
          </table:table-cell>
          <table:table-cell office:value-type="string">
            <text:p>fi58xh33</text:p>
          </table:table-cell>
          <table:table-cell table:number-columns-repeated="2" office:value-type="string">
            <text:p>TS30VA230_2x14.5V_7.2V</text:p>
          </table:table-cell>
          <table:table-cell table:number-columns-repeated="2"/>
          <table:table-cell table:style-name="ce81" office:value-type="string">
            <text:p>Power transformer 30VA, PRI 230V, SEC 2x14V/2x0.5A, 7.2V/2A</text:p>
          </table:table-cell>
          <table:table-cell table:style-name="ce17" office:value-type="string">
            <text:p>toroidy.pl</text:p>
          </table:table-cell>
          <table:table-cell table:style-name="ce17" office:value-type="string">
            <text:p>TS30VA230/2x14.5V_0.5A/7.2V_2A</text:p>
          </table:table-cell>
          <table:table-cell table:style-name="ce17" office:value-type="string">
            <text:p>toroidy.pl</text:p>
          </table:table-cell>
          <table:table-cell office:value-type="string">
            <text:p>TS30VA230/2x14.5V_0.5A/7.2V_2A</text:p>
          </table:table-cell>
          <table:table-cell table:number-columns-repeated="3"/>
          <table:table-cell table:style-name="ce19"/>
          <table:table-cell table:number-columns-repeated="1008"/>
        </table:table-row>
        <table:table-row table:style-name="ro7">
          <table:table-cell table:number-columns-repeated="2" office:value-type="string">
            <text:p>TS30VA230/2x14V</text:p>
          </table:table-cell>
          <table:table-cell office:value-type="string">
            <text:p>fi58xh33</text:p>
          </table:table-cell>
          <table:table-cell table:number-columns-repeated="2" office:value-type="string">
            <text:p>TS30VA230_2X14V</text:p>
          </table:table-cell>
          <table:table-cell table:number-columns-repeated="2"/>
          <table:table-cell table:style-name="ce81" office:value-type="string">
            <text:p>Power transformer 30VA, PRI 230V, SEC 2x14V/2x1.07A</text:p>
          </table:table-cell>
          <table:table-cell table:style-name="ce17" office:value-type="string">
            <text:p>toroidy.pl</text:p>
          </table:table-cell>
          <table:table-cell table:style-name="ce17" office:value-type="string">
            <text:p>TS30VA230/2x14V</text:p>
          </table:table-cell>
          <table:table-cell table:style-name="ce17" table:number-columns-repeated="2"/>
          <table:table-cell table:formula="of:=40.87/1.22" office:value-type="float" office:value="33.5">
            <text:p>33,5000</text:p>
          </table:table-cell>
          <table:table-cell table:style-name="ce20" office:value-type="string">
            <text:p>PLN</text:p>
          </table:table-cell>
          <table:table-cell office:value-type="date" office:date-value="2010-12-16">
            <text:p>16-12-2010</text:p>
          </table:table-cell>
          <table:table-cell table:style-name="ce19"/>
          <table:table-cell table:number-columns-repeated="1008"/>
        </table:table-row>
        <table:table-row table:style-name="ro7">
          <table:table-cell table:number-columns-repeated="2" table:style-name="ce17" office:value-type="string">
            <text:p>TS5/5</text:p>
          </table:table-cell>
          <table:table-cell/>
          <table:table-cell table:style-name="ce17" office:value-type="string">
            <text:p>TS5_5</text:p>
          </table:table-cell>
          <table:table-cell table:style-name="ce17" table:number-columns-repeated="3"/>
          <table:table-cell table:style-name="ce81" office:value-type="string">
            <text:p>Power transformer 5VA, 15.6V, 0.3A</text:p>
          </table:table-cell>
          <table:table-cell table:style-name="ce17" office:value-type="string">
            <text:p>indel.pl</text:p>
          </table:table-cell>
          <table:table-cell table:style-name="ce17" office:value-type="string">
            <text:p>TS5/5</text:p>
          </table:table-cell>
          <table:table-cell table:style-name="ce17" office:value-type="string">
            <text:p>Indel</text:p>
          </table:table-cell>
          <table:table-cell table:style-name="ce17" office:value-type="string">
            <text:p>TS5/5</text:p>
          </table:table-cell>
          <table:table-cell office:value-type="float" office:value="15.57">
            <text:p>15,5700</text:p>
          </table:table-cell>
          <table:table-cell table:style-name="ce20" office:value-type="string">
            <text:p>PLN</text:p>
          </table:table-cell>
          <table:table-cell office:value-type="date" office:date-value="2009-09-15">
            <text:p>15-09-2009</text:p>
          </table:table-cell>
          <table:table-cell table:style-name="ce19"/>
          <table:table-cell table:number-columns-repeated="1008"/>
        </table:table-row>
        <table:table-row table:style-name="ro7">
          <table:table-cell table:number-columns-repeated="2" office:value-type="string">
            <text:p>TSPZ60/003M</text:p>
          </table:table-cell>
          <table:table-cell office:value-type="string">
            <text:p>85.8x79.8x48.3</text:p>
          </table:table-cell>
          <table:table-cell table:number-columns-repeated="2" office:value-type="string">
            <text:p>TSPZ60_003M</text:p>
          </table:table-cell>
          <table:table-cell table:number-columns-repeated="2"/>
          <table:table-cell table:style-name="ce81" office:value-type="string">
            <text:p>Power transformer 60VA, PRI 230V, SEC 2x12V/2x2.5A</text:p>
          </table:table-cell>
          <table:table-cell office:value-type="string">
            <text:p>indel.pl</text:p>
          </table:table-cell>
          <table:table-cell table:style-name="ce17" office:value-type="string">
            <text:p>TSPZ60/003M</text:p>
          </table:table-cell>
          <table:table-cell office:value-type="string">
            <text:p>Indel</text:p>
          </table:table-cell>
          <table:table-cell office:value-type="string">
            <text:p>TSPZ60/003M</text:p>
          </table:table-cell>
          <table:table-cell office:value-type="float" office:value="59.35">
            <text:p>59,3500</text:p>
          </table:table-cell>
          <table:table-cell office:value-type="string">
            <text:p>PLN</text:p>
          </table:table-cell>
          <table:table-cell office:value-type="date" office:date-value="2013-04-11">
            <text:p>11-04-2013</text:p>
          </table:table-cell>
          <table:table-cell table:style-name="ce19"/>
          <table:table-cell table:number-columns-repeated="1008"/>
        </table:table-row>
        <table:table-row table:style-name="ro5">
          <table:table-cell table:number-columns-repeated="2" table:style-name="ce17" office:value-type="string">
            <text:p>TSZZ 0,5/001MP</text:p>
          </table:table-cell>
          <table:table-cell office:value-type="string">
            <text:p>22x22.7</text:p>
          </table:table-cell>
          <table:table-cell table:style-name="ce17" office:value-type="string">
            <text:p>TSZZ0.5_001MP</text:p>
          </table:table-cell>
          <table:table-cell table:style-name="ce17" office:value-type="string">
            <text:p>KK_20_EE02-4</text:p>
          </table:table-cell>
          <table:table-cell table:style-name="ce17" table:number-columns-repeated="2"/>
          <table:table-cell table:style-name="ce81" office:value-type="string">
            <text:p>Power transformer 0.5VA, PRI 230V, SEC 4V/0.125A</text:p>
          </table:table-cell>
          <table:table-cell/>
          <table:table-cell table:style-name="ce17"/>
          <table:table-cell table:number-columns-repeated="3"/>
          <table:table-cell table:style-name="ce20" office:value-type="string">
            <text:p>PLN</text:p>
          </table:table-cell>
          <table:table-cell/>
          <table:table-cell table:style-name="ce19"/>
          <table:table-cell table:number-columns-repeated="1008"/>
        </table:table-row>
        <table:table-row table:style-name="ro5">
          <table:table-cell table:style-name="ce17" office:value-type="string">
            <text:p>TSZZ 2,4/003MP</text:p>
          </table:table-cell>
          <table:table-cell table:style-name="ce17" office:value-type="string">
            <text:p>TSZZ 2,4/009MP</text:p>
          </table:table-cell>
          <table:table-cell office:value-type="string">
            <text:p>32.1x27.1</text:p>
          </table:table-cell>
          <table:table-cell table:style-name="ce17" office:value-type="string">
            <text:p>TSZZ2_018MP</text:p>
          </table:table-cell>
          <table:table-cell table:style-name="ce17" office:value-type="string">
            <text:p>KK_30_EE11-4</text:p>
          </table:table-cell>
          <table:table-cell table:style-name="ce17" table:number-columns-repeated="2"/>
          <table:table-cell table:style-name="ce81" office:value-type="string">
            <text:p>Power transformer 2.4VA, 6V,0.4A</text:p>
          </table:table-cell>
          <table:table-cell table:style-name="ce17" office:value-type="string">
            <text:p>indel.pl</text:p>
          </table:table-cell>
          <table:table-cell table:style-name="ce17" office:value-type="string">
            <text:p>TSZZ 2,4/003MP</text:p>
          </table:table-cell>
          <table:table-cell table:style-name="ce17" office:value-type="string">
            <text:p>Indel</text:p>
          </table:table-cell>
          <table:table-cell table:style-name="ce17" office:value-type="string">
            <text:p>TSZZ 2,4/003MP</text:p>
          </table:table-cell>
          <table:table-cell office:value-type="float" office:value="8.2">
            <text:p>8,2000</text:p>
          </table:table-cell>
          <table:table-cell table:style-name="ce20" office:value-type="string">
            <text:p>PLN</text:p>
          </table:table-cell>
          <table:table-cell office:value-type="date" office:date-value="2010-11-29">
            <text:p>29-11-2010</text:p>
          </table:table-cell>
          <table:table-cell table:style-name="ce19"/>
          <table:table-cell table:number-columns-repeated="1008"/>
        </table:table-row>
        <table:table-row table:style-name="ro5">
          <table:table-cell table:number-columns-repeated="2" table:style-name="ce17" office:value-type="string">
            <text:p>TSZZ 2,4/005MP</text:p>
          </table:table-cell>
          <table:table-cell office:value-type="string">
            <text:p>32.1x27.1</text:p>
          </table:table-cell>
          <table:table-cell table:style-name="ce17" office:value-type="string">
            <text:p>TSZZ2_018MP</text:p>
          </table:table-cell>
          <table:table-cell table:style-name="ce17" office:value-type="string">
            <text:p>KK_30_EE11-4</text:p>
          </table:table-cell>
          <table:table-cell table:style-name="ce17" table:number-columns-repeated="2"/>
          <table:table-cell table:style-name="ce81" office:value-type="string">
            <text:p>Power transformer 2.4VA, 9V, 0.266A</text:p>
          </table:table-cell>
          <table:table-cell/>
          <table:table-cell table:style-name="ce17"/>
          <table:table-cell table:number-columns-repeated="3"/>
          <table:table-cell table:style-name="ce20" office:value-type="string">
            <text:p>PLN</text:p>
          </table:table-cell>
          <table:table-cell/>
          <table:table-cell table:style-name="ce19"/>
          <table:table-cell table:number-columns-repeated="1008"/>
        </table:table-row>
        <table:table-row table:style-name="ro5">
          <table:table-cell table:number-columns-repeated="2" table:style-name="ce17" office:value-type="string">
            <text:p>TSZZ 2,4/007MP</text:p>
          </table:table-cell>
          <table:table-cell office:value-type="string">
            <text:p>32.1x27.1</text:p>
          </table:table-cell>
          <table:table-cell table:style-name="ce17" office:value-type="string">
            <text:p>TSZZ2_018MP</text:p>
          </table:table-cell>
          <table:table-cell table:style-name="ce17" office:value-type="string">
            <text:p>KK_30_EE11-4</text:p>
          </table:table-cell>
          <table:table-cell table:style-name="ce17" table:number-columns-repeated="2"/>
          <table:table-cell table:style-name="ce81" office:value-type="string">
            <text:p>Power transformer 2.4VA, 12V, 0.2A</text:p>
          </table:table-cell>
          <table:table-cell/>
          <table:table-cell table:style-name="ce17"/>
          <table:table-cell table:number-columns-repeated="3"/>
          <table:table-cell table:style-name="ce20" office:value-type="string">
            <text:p>PLN</text:p>
          </table:table-cell>
          <table:table-cell/>
          <table:table-cell table:style-name="ce19"/>
          <table:table-cell table:number-columns-repeated="1008"/>
        </table:table-row>
        <table:table-row table:style-name="ro5">
          <table:table-cell table:number-columns-repeated="2" table:style-name="ce17" office:value-type="string">
            <text:p>TSZZ 2,4/009MP</text:p>
          </table:table-cell>
          <table:table-cell office:value-type="string">
            <text:p>32.1x27.1</text:p>
          </table:table-cell>
          <table:table-cell table:style-name="ce17" office:value-type="string">
            <text:p>TSZZ2_018MP</text:p>
          </table:table-cell>
          <table:table-cell table:style-name="ce17" office:value-type="string">
            <text:p>KK_30_EE11-4</text:p>
          </table:table-cell>
          <table:table-cell table:style-name="ce17" table:number-columns-repeated="2"/>
          <table:table-cell table:style-name="ce81" office:value-type="string">
            <text:p>Power transformer 2.4VA, 15V,0.16A</text:p>
          </table:table-cell>
          <table:table-cell/>
          <table:table-cell table:style-name="ce17"/>
          <table:table-cell table:number-columns-repeated="3"/>
          <table:table-cell table:style-name="ce20" office:value-type="string">
            <text:p>PLN</text:p>
          </table:table-cell>
          <table:table-cell/>
          <table:table-cell table:style-name="ce19"/>
          <table:table-cell table:number-columns-repeated="1008"/>
        </table:table-row>
        <table:table-row table:style-name="ro5">
          <table:table-cell table:number-columns-repeated="2" office:value-type="string">
            <text:p>TSZZ 2/003MP</text:p>
          </table:table-cell>
          <table:table-cell office:value-type="string">
            <text:p>32.1x27.1</text:p>
          </table:table-cell>
          <table:table-cell table:style-name="ce17" office:value-type="string">
            <text:p>TSZZ2_018MP</text:p>
          </table:table-cell>
          <table:table-cell table:style-name="ce17" office:value-type="string">
            <text:p>KK_30_EE10-4</text:p>
          </table:table-cell>
          <table:table-cell table:style-name="ce17" table:number-columns-repeated="2"/>
          <table:table-cell table:style-name="ce81" office:value-type="string">
            <text:p>Power transformer 2VA, 6V, 0.33A</text:p>
          </table:table-cell>
          <table:table-cell table:style-name="ce17" office:value-type="string">
            <text:p>indel.pl</text:p>
          </table:table-cell>
          <table:table-cell table:style-name="ce17" office:value-type="string">
            <text:p>TSZZ1.8/6V</text:p>
          </table:table-cell>
          <table:table-cell table:style-name="ce17" office:value-type="string">
            <text:p>Indel</text:p>
          </table:table-cell>
          <table:table-cell table:style-name="ce17" office:value-type="string">
            <text:p>TSZZ 2/003MP</text:p>
          </table:table-cell>
          <table:table-cell office:value-type="float" office:value="8.99">
            <text:p>8,9900</text:p>
          </table:table-cell>
          <table:table-cell table:style-name="ce20" office:value-type="string">
            <text:p>PLN</text:p>
          </table:table-cell>
          <table:table-cell office:value-type="date" office:date-value="2014-07-17">
            <text:p>17-07-2014</text:p>
          </table:table-cell>
          <table:table-cell table:style-name="ce19"/>
          <table:table-cell table:number-columns-repeated="1008"/>
        </table:table-row>
        <table:table-row table:style-name="ro5">
          <table:table-cell table:number-columns-repeated="2" table:style-name="ce17" office:value-type="string">
            <text:p>TSZZ 2/018MP</text:p>
          </table:table-cell>
          <table:table-cell office:value-type="string">
            <text:p>32.1x27.1</text:p>
          </table:table-cell>
          <table:table-cell table:style-name="ce17" office:value-type="string">
            <text:p>TSZZ2_018MP</text:p>
          </table:table-cell>
          <table:table-cell table:style-name="ce17" office:value-type="string">
            <text:p>KK_30_EE10-4</text:p>
          </table:table-cell>
          <table:table-cell table:style-name="ce17" table:number-columns-repeated="2"/>
          <table:table-cell table:style-name="ce81" office:value-type="string">
            <text:p>Power transformer 2VA, 7.5V, 0.2A</text:p>
          </table:table-cell>
          <table:table-cell table:style-name="ce17" office:value-type="string">
            <text:p>indel.pl</text:p>
          </table:table-cell>
          <table:table-cell table:style-name="ce17" office:value-type="string">
            <text:p>TSZZ 2/017MP</text:p>
          </table:table-cell>
          <table:table-cell table:style-name="ce17" office:value-type="string">
            <text:p>Indel</text:p>
          </table:table-cell>
          <table:table-cell table:style-name="ce17" office:value-type="string">
            <text:p>TSZZ 2/017MP</text:p>
          </table:table-cell>
          <table:table-cell office:value-type="float" office:value="15">
            <text:p>15,0000</text:p>
          </table:table-cell>
          <table:table-cell table:style-name="ce20" office:value-type="string">
            <text:p>PLN</text:p>
          </table:table-cell>
          <table:table-cell office:value-type="date" office:date-value="2010-06-14">
            <text:p>14-06-2010</text:p>
          </table:table-cell>
          <table:table-cell table:style-name="ce19"/>
          <table:table-cell table:number-columns-repeated="1008"/>
        </table:table-row>
        <table:table-row table:style-name="ro5">
          <table:table-cell table:number-columns-repeated="2" office:value-type="string">
            <text:p>TSZZ35/008M</text:p>
          </table:table-cell>
          <table:table-cell office:value-type="string">
            <text:p>81.8x53.6x56.5</text:p>
          </table:table-cell>
          <table:table-cell office:value-type="string">
            <text:p>TSZZ35_008M</text:p>
          </table:table-cell>
          <table:table-cell table:number-columns-repeated="3"/>
          <table:table-cell office:value-type="string">
            <text:p>transformator 15V-1,5A, 15V-1,5A, EI 60/31 OB M G1</text:p>
          </table:table-cell>
          <table:table-cell office:value-type="string">
            <text:p>tme.pl</text:p>
          </table:table-cell>
          <table:table-cell office:value-type="string">
            <text:p>TSZZ30/2X15V</text:p>
          </table:table-cell>
          <table:table-cell office:value-type="string">
            <text:p>indel</text:p>
          </table:table-cell>
          <table:table-cell office:value-type="string">
            <text:p>TSZZ35/008M</text:p>
          </table:table-cell>
          <table:table-cell office:value-type="float" office:value="36">
            <text:p>36,0000</text:p>
          </table:table-cell>
          <table:table-cell office:value-type="string">
            <text:p>PLN</text:p>
          </table:table-cell>
          <table:table-cell office:value-type="date" office:date-value="2017-05-29">
            <text:p>29-05-2017</text:p>
          </table:table-cell>
          <table:table-cell table:number-columns-repeated="1009"/>
        </table:table-row>
        <table:table-row table:style-name="ro5">
          <table:table-cell table:number-columns-repeated="2" office:value-type="string">
            <text:p>TTS0060-230/15V</text:p>
          </table:table-cell>
          <table:table-cell office:value-type="string">
            <text:p>fi80x36</text:p>
          </table:table-cell>
          <table:table-cell table:number-columns-repeated="2" office:value-type="string">
            <text:p>TTS0060</text:p>
          </table:table-cell>
          <table:table-cell table:style-name="ce17" table:number-columns-repeated="2"/>
          <table:table-cell table:style-name="ce81" office:value-type="string">
            <text:p>Transformator sieciowy toroidalny 60VA, PRI 230VAC, SEC 15V, mocowanie M50</text:p>
          </table:table-cell>
          <table:table-cell office:value-type="string">
            <text:p>toroidy.pl</text:p>
          </table:table-cell>
          <table:table-cell office:value-type="string">
            <text:p>TS60-230/15V</text:p>
          </table:table-cell>
          <table:table-cell office:value-type="string">
            <text:p>toroidy.pl</text:p>
          </table:table-cell>
          <table:table-cell office:value-type="string">
            <text:p>TTS0060-230/15V</text:p>
          </table:table-cell>
          <table:table-cell table:formula="of:=ROUND(65.02/1.23;5)" office:value-type="float" office:value="52.86179">
            <text:p>52,8618</text:p>
          </table:table-cell>
          <table:table-cell office:value-type="string">
            <text:p>PLN</text:p>
          </table:table-cell>
          <table:table-cell office:value-type="date" office:date-value="2016-08-11">
            <text:p>11-08-2016</text:p>
          </table:table-cell>
          <table:table-cell table:style-name="ce19"/>
          <table:table-cell table:number-columns-repeated="1008"/>
        </table:table-row>
        <table:table-row table:style-name="ro5">
          <table:table-cell table:number-columns-repeated="2" office:value-type="string">
            <text:p>TTS0060-230/24V</text:p>
          </table:table-cell>
          <table:table-cell office:value-type="string">
            <text:p>fi80x36</text:p>
          </table:table-cell>
          <table:table-cell table:number-columns-repeated="2" office:value-type="string">
            <text:p>TTS0060</text:p>
          </table:table-cell>
          <table:table-cell table:style-name="ce17" table:number-columns-repeated="2"/>
          <table:table-cell table:style-name="ce81" office:value-type="string">
            <text:p>Transformator sieciowy toroidalny 60VA, PRI 230VAC, SEC 24V, mocowanie M50</text:p>
          </table:table-cell>
          <table:table-cell office:value-type="string">
            <text:p>toroidy.pl</text:p>
          </table:table-cell>
          <table:table-cell office:value-type="string">
            <text:p>TS60-230/24V</text:p>
          </table:table-cell>
          <table:table-cell office:value-type="string">
            <text:p>toroidy.pl</text:p>
          </table:table-cell>
          <table:table-cell office:value-type="string">
            <text:p>TTS0060-230/24V</text:p>
          </table:table-cell>
          <table:table-cell table:formula="of:=ROUND(65.02/1.23;5)" office:value-type="float" office:value="52.86179">
            <text:p>52,8618</text:p>
          </table:table-cell>
          <table:table-cell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style-name="ce19"/>
          <table:table-cell table:number-columns-repeated="1008"/>
        </table:table-row>
        <table:table-row table:style-name="ro5">
          <table:table-cell table:number-columns-repeated="2" office:value-type="string">
            <text:p>TTS0060-230/7.2_2x14.7</text:p>
          </table:table-cell>
          <table:table-cell office:value-type="string">
            <text:p>fi80x36</text:p>
          </table:table-cell>
          <table:table-cell table:number-columns-repeated="2" office:value-type="string">
            <text:p>TS1PRI_1SEC_1SECSYM</text:p>
          </table:table-cell>
          <table:table-cell table:style-name="ce17" table:number-columns-repeated="2"/>
          <table:table-cell table:style-name="ce81" office:value-type="string">
            <text:p>Transformator sieciowy toroidalny 60VA, PRI 230VAC, SEC 7.2V/2A, 2x14.7/2x1.5A, mocowanie M50</text:p>
          </table:table-cell>
          <table:table-cell office:value-type="string">
            <text:p>toroidy.pl</text:p>
          </table:table-cell>
          <table:table-cell office:value-type="string">
            <text:p>TTS0060-230/7.2_2x14.7</text:p>
          </table:table-cell>
          <table:table-cell office:value-type="string">
            <text:p>toroidy.pl</text:p>
          </table:table-cell>
          <table:table-cell office:value-type="string">
            <text:p>TTS0060-230/7.2_2x14.7</text:p>
          </table:table-cell>
          <table:table-cell office:value-type="float" office:value="74">
            <text:p>74,0000</text:p>
          </table:table-cell>
          <table:table-cell office:value-type="string">
            <text:p>PLN</text:p>
          </table:table-cell>
          <table:table-cell office:value-type="date" office:date-value="2016-07-21">
            <text:p>21-07-2016</text:p>
          </table:table-cell>
          <table:table-cell table:style-name="ce19"/>
          <table:table-cell table:number-columns-repeated="1008"/>
        </table:table-row>
        <table:table-row table:style-name="ro5" table:number-rows-repeated="104849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echanical" table:style-name="ta1" table:print="false">
        <office:forms form:automatic-focus="false" form:apply-design-mode="false"/>
        <table:table-column table:style-name="co22" table:default-cell-style-name="ce18"/>
        <table:table-column table:style-name="co1" table:number-columns-repeated="8" table:default-cell-style-name="ce18"/>
        <table:table-column table:style-name="co27" table:default-cell-style-name="ce19"/>
        <table:table-column table:style-name="co3" table:default-cell-style-name="ce18"/>
        <table:table-column table:style-name="co1" table:default-cell-style-name="ce54"/>
        <table:table-column table:style-name="co1" table:number-columns-repeated="1012" table:default-cell-style-name="ce18"/>
        <table:table-row table:style-name="ro5">
          <table:table-cell table:style-name="ce17" office:value-type="string">
            <text:p>Value</text:p>
          </table:table-cell>
          <table:table-cell table:style-name="ce17" office:value-type="string">
            <text:p>Dimensions</text:p>
          </table:table-cell>
          <table:table-cell office:value-type="string">
            <text:p>Library Ref</text:p>
          </table:table-cell>
          <table:table-cell table:style-name="ce17" office:value-type="string">
            <text:p>Footprint Ref</text:p>
          </table:table-cell>
          <table:table-cell table:style-name="ce17" office:value-type="string">
            <text:p>Descript</text:p>
          </table:table-cell>
          <table:table-cell table:style-name="ce17" office:value-type="string">
            <text:p>Supplier5</text:p>
          </table:table-cell>
          <table:table-cell table:style-name="ce17" office:value-type="string">
            <text:p>Reference5</text:p>
          </table:table-cell>
          <table:table-cell table:style-name="ce17" office:value-type="string">
            <text:p>Manufacturer5</text:p>
          </table:table-cell>
          <table:table-cell table:style-name="ce17" office:value-type="string">
            <text:p>Typ5</text:p>
          </table:table-cell>
          <table:table-cell office:value-type="string">
            <text:p>Price5</text:p>
          </table:table-cell>
          <table:table-cell table:style-name="ce17" office:value-type="string">
            <text:p>Currency5</text:p>
          </table:table-cell>
          <table:table-cell office:value-type="string">
            <text:p>DateOfPrice5</text:p>
          </table:table-cell>
          <table:table-cell table:style-name="ce19" office:value-type="string">
            <text:p>Price1</text:p>
          </table:table-cell>
          <table:table-cell table:number-columns-repeated="1011"/>
        </table:table-row>
        <table:table-row table:style-name="ro5">
          <table:table-cell table:style-name="ce17" office:value-type="string">
            <text:p>B2.5_BN671</text:p>
          </table:table-cell>
          <table:table-cell table:style-name="ce17" office:value-type="string">
            <text:p>6.5x2.5x0.5mm</text:p>
          </table:table-cell>
          <table:table-cell table:style-name="ce17" office:value-type="string">
            <text:p>B2.5_BN671</text:p>
          </table:table-cell>
          <table:table-cell table:style-name="ce17"/>
          <table:table-cell table:style-name="ce17" office:value-type="string">
            <text:p>Washer round A4 acid resi. M2,5 D=6,5 h=0,5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B2.5/BN671</text:p>
          </table:table-cell>
          <table:table-cell table:style-name="ce17" office:value-type="string">
            <text:p>Bossard</text:p>
          </table:table-cell>
          <table:table-cell table:style-name="ce17"/>
          <table:table-cell office:value-type="float" office:value="0.022">
            <text:p>0,0220</text:p>
          </table:table-cell>
          <table:table-cell table:style-name="ce20" office:value-type="string">
            <text:p>PLN</text:p>
          </table:table-cell>
          <table:table-cell office:value-type="date" office:date-value="2010-05-07">
            <text:p>07-05-2010</text:p>
          </table:table-cell>
          <table:table-cell table:style-name="ce19"/>
          <table:table-cell table:number-columns-repeated="1011"/>
        </table:table-row>
        <table:table-row table:style-name="ro5">
          <table:table-cell table:style-name="ce17" office:value-type="string">
            <text:p>B2.5X4_BN3334</text:p>
          </table:table-cell>
          <table:table-cell table:style-name="ce17" office:value-type="string">
            <text:p>M2.5x4</text:p>
          </table:table-cell>
          <table:table-cell table:style-name="ce17" office:value-type="string">
            <text:p>B3X6_BN4825</text:p>
          </table:table-cell>
          <table:table-cell table:style-name="ce17"/>
          <table:table-cell table:style-name="ce17" office:value-type="string">
            <text:p>Screw round head flange Philips zinc M2.5x4mm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B2.5X4_BN3334</text:p>
          </table:table-cell>
          <table:table-cell table:style-name="ce17" office:value-type="string">
            <text:p>Bossard</text:p>
          </table:table-cell>
          <table:table-cell table:style-name="ce17" office:value-type="string">
            <text:p>B2.5X4_BN3334</text:p>
          </table:table-cell>
          <table:table-cell office:value-type="float" office:value="0.044">
            <text:p>0,0440</text:p>
          </table:table-cell>
          <table:table-cell table:style-name="ce20" office:value-type="string">
            <text:p>PLN</text:p>
          </table:table-cell>
          <table:table-cell office:value-type="date" office:date-value="2010-05-07">
            <text:p>07-05-2010</text:p>
          </table:table-cell>
          <table:table-cell table:style-name="ce19"/>
          <table:table-cell table:number-columns-repeated="1011"/>
        </table:table-row>
        <table:table-row table:style-name="ro5">
          <table:table-cell table:style-name="ce17" office:value-type="string">
            <text:p>B2.5X5_BN3334</text:p>
          </table:table-cell>
          <table:table-cell table:style-name="ce17" office:value-type="string">
            <text:p>M2.5x4</text:p>
          </table:table-cell>
          <table:table-cell table:style-name="ce17" office:value-type="string">
            <text:p>B3X6_BN4825</text:p>
          </table:table-cell>
          <table:table-cell table:style-name="ce17"/>
          <table:table-cell table:style-name="ce17" office:value-type="string">
            <text:p>Screw round head flange Philips zinc M2.5x5mm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B2.5X5_BN3334</text:p>
          </table:table-cell>
          <table:table-cell table:style-name="ce17" office:value-type="string">
            <text:p>Bossard</text:p>
          </table:table-cell>
          <table:table-cell table:style-name="ce17" office:value-type="string">
            <text:p>B2.5X5_BN3334</text:p>
          </table:table-cell>
          <table:table-cell office:value-type="float" office:value="0.046">
            <text:p>0,0460</text:p>
          </table:table-cell>
          <table:table-cell table:style-name="ce20" office:value-type="string">
            <text:p>PLN</text:p>
          </table:table-cell>
          <table:table-cell office:value-type="date" office:date-value="2010-05-07">
            <text:p>07-05-2010</text:p>
          </table:table-cell>
          <table:table-cell table:style-name="ce19"/>
          <table:table-cell table:number-columns-repeated="1011"/>
        </table:table-row>
        <table:table-row table:style-name="ro5">
          <table:table-cell table:style-name="ce17" office:value-type="string">
            <text:p>B3_BN774</text:p>
          </table:table-cell>
          <table:table-cell table:style-name="ce17" office:value-type="string">
            <text:p>M3x5.6x1mm</text:p>
          </table:table-cell>
          <table:table-cell table:style-name="ce17" office:value-type="string">
            <text:p>B3_BN774</text:p>
          </table:table-cell>
          <table:table-cell table:style-name="ce17"/>
          <table:table-cell table:style-name="ce17" office:value-type="string">
            <text:p>Podkładka; sprężysta; M3; D=5,6mm; h=1mm; stal; Pokrycie: cynk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B3/BN774</text:p>
          </table:table-cell>
          <table:table-cell table:style-name="ce17" office:value-type="string">
            <text:p>Bossard</text:p>
          </table:table-cell>
          <table:table-cell table:style-name="ce17" office:value-type="string">
            <text:p>M3/BN774 DIN7980</text:p>
          </table:table-cell>
          <table:table-cell office:value-type="float" office:value="0.033">
            <text:p>0,0330</text:p>
          </table:table-cell>
          <table:table-cell table:style-name="ce20" office:value-type="string">
            <text:p>PLN</text:p>
          </table:table-cell>
          <table:table-cell office:value-type="date" office:date-value="2010-10-06">
            <text:p>06-10-2010</text:p>
          </table:table-cell>
          <table:table-cell table:style-name="ce19"/>
          <table:table-cell table:number-columns-repeated="1011"/>
        </table:table-row>
        <table:table-row table:style-name="ro5">
          <table:table-cell table:style-name="ce17" office:value-type="string">
            <text:p>B3/BN1074</text:p>
          </table:table-cell>
          <table:table-cell table:style-name="ce17" office:value-type="string">
            <text:p>M3x5x0.5mm</text:p>
          </table:table-cell>
          <table:table-cell table:style-name="ce17" office:value-type="string">
            <text:p>B2.5_BN671</text:p>
          </table:table-cell>
          <table:table-cell table:style-name="ce17"/>
          <table:table-cell table:style-name="ce17" office:value-type="string">
            <text:p>Podkładka; okrągła; M3; D=7mm; h=0,5mm; plastik; DIN:125A; BN:1074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B3/BN1074</text:p>
          </table:table-cell>
          <table:table-cell table:style-name="ce17" office:value-type="string">
            <text:p>Bossard</text:p>
          </table:table-cell>
          <table:table-cell table:style-name="ce17" office:value-type="string">
            <text:p>1404830</text:p>
          </table:table-cell>
          <table:table-cell office:value-type="float" office:value="0.0385">
            <text:p>0,0385</text:p>
          </table:table-cell>
          <table:table-cell table:style-name="ce20" office:value-type="string">
            <text:p>PLN</text:p>
          </table:table-cell>
          <table:table-cell office:value-type="date" office:date-value="2014-09-07">
            <text:p>07-09-2014</text:p>
          </table:table-cell>
          <table:table-cell table:style-name="ce19"/>
          <table:table-cell table:number-columns-repeated="1011"/>
        </table:table-row>
        <table:table-row table:style-name="ro5">
          <table:table-cell table:style-name="ce17" office:value-type="string">
            <text:p>B3X6_BN4825</text:p>
          </table:table-cell>
          <table:table-cell table:style-name="ce17" office:value-type="string">
            <text:p>M3x6</text:p>
          </table:table-cell>
          <table:table-cell table:style-name="ce17" office:value-type="string">
            <text:p>B3X6_BN4825</text:p>
          </table:table-cell>
          <table:table-cell table:style-name="ce17"/>
          <table:table-cell table:style-name="ce17" office:value-type="string">
            <text:p>Śruba; M3x6; Łeb: kulisty; kołnierzowa; Nacięcie: Phillips; stal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B3X6/BN4825</text:p>
          </table:table-cell>
          <table:table-cell table:style-name="ce17" office:value-type="string">
            <text:p>Bossard</text:p>
          </table:table-cell>
          <table:table-cell table:style-name="ce17" office:value-type="string">
            <text:p>B3X6/BN4825</text:p>
          </table:table-cell>
          <table:table-cell office:value-type="float" office:value="0.0694">
            <text:p>0,0694</text:p>
          </table:table-cell>
          <table:table-cell table:style-name="ce20" office:value-type="string">
            <text:p>PLN</text:p>
          </table:table-cell>
          <table:table-cell office:value-type="date" office:date-value="2014-09-07">
            <text:p>07-09-2014</text:p>
          </table:table-cell>
          <table:table-cell table:style-name="ce19"/>
          <table:table-cell table:number-columns-repeated="1011"/>
        </table:table-row>
        <table:table-row table:style-name="ro5">
          <table:table-cell table:style-name="ce17" office:value-type="string">
            <text:p>B3X6_BN5128</text:p>
          </table:table-cell>
          <table:table-cell table:style-name="ce17" office:value-type="string">
            <text:p>M3x6</text:p>
          </table:table-cell>
          <table:table-cell table:style-name="ce17" office:value-type="string">
            <text:p>B3X6_BN5128</text:p>
          </table:table-cell>
          <table:table-cell table:style-name="ce17"/>
          <table:table-cell table:style-name="ce17" office:value-type="string">
            <text:p>Screw round head flange Torx zinc M3x6mm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B3X6/BN5128</text:p>
          </table:table-cell>
          <table:table-cell table:style-name="ce17" office:value-type="string">
            <text:p>Bossard</text:p>
          </table:table-cell>
          <table:table-cell table:style-name="ce17" office:value-type="string">
            <text:p>B3X6/BN5128</text:p>
          </table:table-cell>
          <table:table-cell office:value-type="float" office:value="0.12">
            <text:p>0,1200</text:p>
          </table:table-cell>
          <table:table-cell table:style-name="ce20" office:value-type="string">
            <text:p>PLN</text:p>
          </table:table-cell>
          <table:table-cell office:value-type="date" office:date-value="2010-01-31">
            <text:p>31-01-2010</text:p>
          </table:table-cell>
          <table:table-cell table:style-name="ce19"/>
          <table:table-cell table:number-columns-repeated="1011"/>
        </table:table-row>
        <table:table-row table:style-name="ro5">
          <table:table-cell table:style-name="ce17" office:value-type="string">
            <text:p>B4X5_BN1435</text:p>
          </table:table-cell>
          <table:table-cell table:style-name="ce17" office:value-type="string">
            <text:p>M4x5</text:p>
          </table:table-cell>
          <table:table-cell table:style-name="ce17" office:value-type="string">
            <text:p>B3X6_BN4825</text:p>
          </table:table-cell>
          <table:table-cell table:style-name="ce17"/>
          <table:table-cell table:style-name="ce17" office:value-type="string">
            <text:p>Screw round head flange Philips zinc M4x5mm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B4X5/BN1435</text:p>
          </table:table-cell>
          <table:table-cell table:style-name="ce17" office:value-type="string">
            <text:p>Bossard</text:p>
          </table:table-cell>
          <table:table-cell table:style-name="ce17"/>
          <table:table-cell office:value-type="float" office:value="0.059">
            <text:p>0,0590</text:p>
          </table:table-cell>
          <table:table-cell table:style-name="ce20" office:value-type="string">
            <text:p>PLN</text:p>
          </table:table-cell>
          <table:table-cell office:value-type="date" office:date-value="2010-11-22">
            <text:p>22-11-2010</text:p>
          </table:table-cell>
          <table:table-cell table:style-name="ce19"/>
          <table:table-cell table:number-columns-repeated="1011"/>
        </table:table-row>
        <table:table-row table:style-name="ro5">
          <table:table-cell office:value-type="string">
            <text:p>BMI-S-204-C</text:p>
          </table:table-cell>
          <table:table-cell office:value-type="string">
            <text:p>32x32</text:p>
          </table:table-cell>
          <table:table-cell office:value-type="string">
            <text:p>BMI-S-208-C</text:p>
          </table:table-cell>
          <table:table-cell/>
          <table:table-cell office:value-type="string">
            <text:p>Ekran stalowy SMD wymiary zew. 32X32x6 pokrywka</text:p>
          </table:table-cell>
          <table:table-cell office:value-type="string">
            <text:p>abcpol.pl</text:p>
          </table:table-cell>
          <table:table-cell office:value-type="string">
            <text:p>BMI-S-204-C</text:p>
          </table:table-cell>
          <table:table-cell office:value-type="string">
            <text:p>lairdtech.com</text:p>
          </table:table-cell>
          <table:table-cell office:value-type="string">
            <text:p>BMI-S-204-C</text:p>
          </table:table-cell>
          <table:table-cell office:value-type="float" office:value="1">
            <text:p>1,0000</text:p>
          </table:table-cell>
          <table:table-cell office:value-type="string">
            <text:p>PLN</text:p>
          </table:table-cell>
          <table:table-cell office:value-type="date" office:date-value="2017-04-19">
            <text:p>19-04-2017</text:p>
          </table:table-cell>
          <table:table-cell table:number-columns-repeated="1012"/>
        </table:table-row>
        <table:table-row table:style-name="ro5">
          <table:table-cell office:value-type="string">
            <text:p>BMI-S-204-F</text:p>
          </table:table-cell>
          <table:table-cell office:value-type="string">
            <text:p>32x32</text:p>
          </table:table-cell>
          <table:table-cell office:value-type="string">
            <text:p>HEADER24</text:p>
          </table:table-cell>
          <table:table-cell office:value-type="string">
            <text:p>BMI-S-204</text:p>
          </table:table-cell>
          <table:table-cell office:value-type="string">
            <text:p>Ekran stalowy SMD wymiary zew. 32X32x6 ramka</text:p>
          </table:table-cell>
          <table:table-cell office:value-type="string">
            <text:p>abcpol.pl</text:p>
          </table:table-cell>
          <table:table-cell office:value-type="string">
            <text:p>BMI-S-204-F</text:p>
          </table:table-cell>
          <table:table-cell office:value-type="string">
            <text:p>lairdtech.com</text:p>
          </table:table-cell>
          <table:table-cell office:value-type="string">
            <text:p>BMI-S-204-F</text:p>
          </table:table-cell>
          <table:table-cell office:value-type="float" office:value="1">
            <text:p>1,0000</text:p>
          </table:table-cell>
          <table:table-cell office:value-type="string">
            <text:p>PLN</text:p>
          </table:table-cell>
          <table:table-cell office:value-type="date" office:date-value="2017-04-19">
            <text:p>19-04-2017</text:p>
          </table:table-cell>
          <table:table-cell table:number-columns-repeated="1012"/>
        </table:table-row>
        <table:table-row table:style-name="ro5">
          <table:table-cell office:value-type="string">
            <text:p>BMI-S-207</text:p>
          </table:table-cell>
          <table:table-cell office:value-type="string">
            <text:p>44.37x44.37</text:p>
          </table:table-cell>
          <table:table-cell office:value-type="string">
            <text:p>HEADER32</text:p>
          </table:table-cell>
          <table:table-cell office:value-type="string">
            <text:p>BMI-S-207</text:p>
          </table:table-cell>
          <table:table-cell office:value-type="string">
            <text:p>Ekran stalowy SMD wymiary zew. 44.37x44.37x9.75, ramka lutowana do PCB</text:p>
          </table:table-cell>
          <table:table-cell office:value-type="string">
            <text:p>abcpol.pl</text:p>
          </table:table-cell>
          <table:table-cell office:value-type="string">
            <text:p>BMI-S-207</text:p>
          </table:table-cell>
          <table:table-cell office:value-type="string">
            <text:p>lairdtech.com</text:p>
          </table:table-cell>
          <table:table-cell office:value-type="string">
            <text:p>BMI-S-207</text:p>
          </table:table-cell>
          <table:table-cell table:number-columns-repeated="1015"/>
        </table:table-row>
        <table:table-row table:style-name="ro5">
          <table:table-cell office:value-type="string">
            <text:p>BMI-S-208-C</text:p>
          </table:table-cell>
          <table:table-cell office:value-type="string">
            <text:p>39.6x39.6</text:p>
          </table:table-cell>
          <table:table-cell office:value-type="string">
            <text:p>BMI-S-208-C</text:p>
          </table:table-cell>
          <table:table-cell/>
          <table:table-cell office:value-type="string">
            <text:p>Ekran stalowy SMD wymiary zew. 39.6x39.6x7 pokrywka</text:p>
          </table:table-cell>
          <table:table-cell office:value-type="string">
            <text:p>abcpol.pl</text:p>
          </table:table-cell>
          <table:table-cell office:value-type="string">
            <text:p>BMI-S-208-C</text:p>
          </table:table-cell>
          <table:table-cell office:value-type="string">
            <text:p>lairdtech.com</text:p>
          </table:table-cell>
          <table:table-cell office:value-type="string">
            <text:p>BMI-S-208-F</text:p>
          </table:table-cell>
          <table:table-cell office:value-type="float" office:value="1">
            <text:p>1,0000</text:p>
          </table:table-cell>
          <table:table-cell office:value-type="string">
            <text:p>PLN</text:p>
          </table:table-cell>
          <table:table-cell office:value-type="date" office:date-value="2017-04-19">
            <text:p>19-04-2017</text:p>
          </table:table-cell>
          <table:table-cell table:number-columns-repeated="1012"/>
        </table:table-row>
        <table:table-row table:style-name="ro5">
          <table:table-cell office:value-type="string">
            <text:p>BMI-S-208-F</text:p>
          </table:table-cell>
          <table:table-cell office:value-type="string">
            <text:p>39.6x39.6</text:p>
          </table:table-cell>
          <table:table-cell office:value-type="string">
            <text:p>HEADER28</text:p>
          </table:table-cell>
          <table:table-cell office:value-type="string">
            <text:p>BMI-S-208</text:p>
          </table:table-cell>
          <table:table-cell office:value-type="string">
            <text:p>Ekran stalowy SMD wymiary zew. 39.6x39.6x7 ramka</text:p>
          </table:table-cell>
          <table:table-cell office:value-type="string">
            <text:p>abcpol.pl</text:p>
          </table:table-cell>
          <table:table-cell office:value-type="string">
            <text:p>BMI-S-208-F</text:p>
          </table:table-cell>
          <table:table-cell office:value-type="string">
            <text:p>lairdtech.com</text:p>
          </table:table-cell>
          <table:table-cell office:value-type="string">
            <text:p>BMI-S-208</text:p>
          </table:table-cell>
          <table:table-cell office:value-type="float" office:value="1">
            <text:p>1,0000</text:p>
          </table:table-cell>
          <table:table-cell office:value-type="string">
            <text:p>PLN</text:p>
          </table:table-cell>
          <table:table-cell office:value-type="date" office:date-value="2017-04-19">
            <text:p>19-04-2017</text:p>
          </table:table-cell>
          <table:table-cell table:number-columns-repeated="1012"/>
        </table:table-row>
        <table:table-row table:style-name="ro5">
          <table:table-cell office:value-type="string">
            <text:p>BMI-S-210-C</text:p>
          </table:table-cell>
          <table:table-cell office:value-type="string">
            <text:p>44x33,5</text:p>
          </table:table-cell>
          <table:table-cell office:value-type="string">
            <text:p>BMI-S-208-C</text:p>
          </table:table-cell>
          <table:table-cell/>
          <table:table-cell office:value-type="string">
            <text:p>BMI-S-210-F Ekran stalowy SMD wymiary zew. 44.02x30.5x3, <text:s/>pokrywka</text:p>
          </table:table-cell>
          <table:table-cell office:value-type="string">
            <text:p>abcpol.pl</text:p>
          </table:table-cell>
          <table:table-cell office:value-type="string">
            <text:p>BMI-S-210-C</text:p>
          </table:table-cell>
          <table:table-cell office:value-type="string">
            <text:p>lairdtech.com</text:p>
          </table:table-cell>
          <table:table-cell office:value-type="string">
            <text:p>BMI-S-210-C</text:p>
          </table:table-cell>
          <table:table-cell office:value-type="float" office:value="1">
            <text:p>1,0000</text:p>
          </table:table-cell>
          <table:table-cell office:value-type="string">
            <text:p>PLN</text:p>
          </table:table-cell>
          <table:table-cell office:value-type="date" office:date-value="2017-05-05">
            <text:p>05-05-2017</text:p>
          </table:table-cell>
          <table:table-cell table:number-columns-repeated="1012"/>
        </table:table-row>
        <table:table-row table:style-name="ro5">
          <table:table-cell office:value-type="string">
            <text:p>BMI-S-210-F</text:p>
          </table:table-cell>
          <table:table-cell office:value-type="string">
            <text:p>44x33,5</text:p>
          </table:table-cell>
          <table:table-cell office:value-type="string">
            <text:p>HEADER28</text:p>
          </table:table-cell>
          <table:table-cell office:value-type="string">
            <text:p>BMI-S-210</text:p>
          </table:table-cell>
          <table:table-cell office:value-type="string">
            <text:p>Ekran stalowy SMD wymiary zew. 44.02x30.5x3, <text:s/>ramka lutowana do PCB</text:p>
          </table:table-cell>
          <table:table-cell office:value-type="string">
            <text:p>abcpol.pl</text:p>
          </table:table-cell>
          <table:table-cell office:value-type="string">
            <text:p>BMI-S-210</text:p>
          </table:table-cell>
          <table:table-cell office:value-type="string">
            <text:p>lairdtech.com</text:p>
          </table:table-cell>
          <table:table-cell office:value-type="string">
            <text:p>BMI-S-210</text:p>
          </table:table-cell>
          <table:table-cell office:value-type="float" office:value="1">
            <text:p>1,0000</text:p>
          </table:table-cell>
          <table:table-cell office:value-type="string">
            <text:p>PLN</text:p>
          </table:table-cell>
          <table:table-cell office:value-type="date" office:date-value="2017-05-05">
            <text:p>05-05-2017</text:p>
          </table:table-cell>
          <table:table-cell table:number-columns-repeated="1012"/>
        </table:table-row>
        <table:table-row table:style-name="ro5">
          <table:table-cell table:style-name="ce17" office:value-type="string">
            <text:p>D9MG_COVER_C</text:p>
          </table:table-cell>
          <table:table-cell table:style-name="ce17" office:value-type="string">
            <text:p>D9MG</text:p>
          </table:table-cell>
          <table:table-cell table:style-name="ce17" office:value-type="string">
            <text:p>DP_PCB</text:p>
          </table:table-cell>
          <table:table-cell table:style-name="ce17"/>
          <table:table-cell table:style-name="ce17" office:value-type="string">
            <text:p>Filtr; Przeznaczenie: D9MG; przezroczysty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D9MG-COVER-C</text:p>
          </table:table-cell>
          <table:table-cell table:style-name="ce17" office:value-type="string">
            <text:p>Gainta</text:p>
          </table:table-cell>
          <table:table-cell table:style-name="ce17" office:value-type="string">
            <text:p>D9MG-COVER-C</text:p>
          </table:table-cell>
          <table:table-cell office:value-type="float" office:value="3">
            <text:p>3,0000</text:p>
          </table:table-cell>
          <table:table-cell table:style-name="ce20" office:value-type="string">
            <text:p>PLN</text:p>
          </table:table-cell>
          <table:table-cell office:value-type="date" office:date-value="2014-09-07">
            <text:p>07-09-2014</text:p>
          </table:table-cell>
          <table:table-cell table:style-name="ce19"/>
          <table:table-cell table:number-columns-repeated="1011"/>
        </table:table-row>
        <table:table-row table:style-name="ro5">
          <table:table-cell table:number-columns-repeated="2" table:style-name="ce17" office:value-type="string">
            <text:p>FF-7</text:p>
          </table:table-cell>
          <table:table-cell table:style-name="ce17" office:value-type="string">
            <text:p>PCBFOOT</text:p>
          </table:table-cell>
          <table:table-cell table:style-name="ce17" office:value-type="string">
            <text:p>PCBFOOT7</text:p>
          </table:table-cell>
          <table:table-cell table:style-name="ce17" office:value-type="string">
            <text:p>quick mounting foot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FF-7</text:p>
          </table:table-cell>
          <table:table-cell table:style-name="ce17" table:number-columns-repeated="2"/>
          <table:table-cell office:value-type="float" office:value="0.43869">
            <text:p>0,4387</text:p>
          </table:table-cell>
          <table:table-cell table:style-name="ce20" office:value-type="string">
            <text:p>PLN</text:p>
          </table:table-cell>
          <table:table-cell office:value-type="date" office:date-value="2015-05-15">
            <text:p>15-05-2015</text:p>
          </table:table-cell>
          <table:table-cell table:number-columns-repeated="1012"/>
        </table:table-row>
        <table:table-row table:style-name="ro5">
          <table:table-cell table:style-name="ce17" office:value-type="string">
            <text:p>Gainta_D9MG</text:p>
          </table:table-cell>
          <table:table-cell table:style-name="ce17" office:value-type="string">
            <text:p>D9MG</text:p>
          </table:table-cell>
          <table:table-cell table:style-name="ce17" office:value-type="string">
            <text:p>ENCLOSURE</text:p>
          </table:table-cell>
          <table:table-cell table:style-name="ce17"/>
          <table:table-cell table:style-name="ce17" office:value-type="string">
            <text:p>Obudowa: na szynę DIN; X:159,5mm; Y:90,2mm; Z:57,9mm; ABS; szary</text:p>
          </table:table-cell>
          <table:table-cell office:value-type="string">
            <text:p>tme.pl</text:p>
          </table:table-cell>
          <table:table-cell table:style-name="ce17" office:value-type="string">
            <text:p>D9MG</text:p>
          </table:table-cell>
          <table:table-cell office:value-type="string">
            <text:p>Gainta</text:p>
          </table:table-cell>
          <table:table-cell office:value-type="string">
            <text:p>D9MG</text:p>
          </table:table-cell>
          <table:table-cell office:value-type="float" office:value="17.8">
            <text:p>17,8000</text:p>
          </table:table-cell>
          <table:table-cell office:value-type="string">
            <text:p>PLN</text:p>
          </table:table-cell>
          <table:table-cell office:value-type="date" office:date-value="2014-09-07">
            <text:p>07-09-2014</text:p>
          </table:table-cell>
          <table:table-cell table:style-name="ce19"/>
          <table:table-cell table:number-columns-repeated="1011"/>
        </table:table-row>
        <table:table-row table:style-name="ro5">
          <table:table-cell table:style-name="ce17" office:value-type="string">
            <text:p>Gainta_G203</text:p>
          </table:table-cell>
          <table:table-cell table:style-name="ce17" office:value-type="string">
            <text:p>G203</text:p>
          </table:table-cell>
          <table:table-cell table:style-name="ce17" office:value-type="string">
            <text:p>ENCLOSURE</text:p>
          </table:table-cell>
          <table:table-cell table:style-name="ce17"/>
          <table:table-cell table:style-name="ce17" office:value-type="string">
            <text:p>Enclosure 115x60x40, ABS, Grey</text:p>
          </table:table-cell>
          <table:table-cell table:number-columns-repeated="1019"/>
        </table:table-row>
        <table:table-row table:style-name="ro5">
          <table:table-cell table:style-name="ce17" office:value-type="string">
            <text:p>Gainta_G258C</text:p>
          </table:table-cell>
          <table:table-cell table:style-name="ce17" office:value-type="string">
            <text:p>160x80x55mm</text:p>
          </table:table-cell>
          <table:table-cell table:style-name="ce17" office:value-type="string">
            <text:p>ENCLOSURE</text:p>
          </table:table-cell>
          <table:table-cell table:style-name="ce17"/>
          <table:table-cell table:style-name="ce17" office:value-type="string">
            <text:p>Enclosure 160x80x55mm, PC</text:p>
          </table:table-cell>
          <table:table-cell office:value-type="string">
            <text:p>euroelektronik.com.pl</text:p>
          </table:table-cell>
          <table:table-cell table:style-name="ce17" office:value-type="string">
            <text:p>G258C</text:p>
          </table:table-cell>
          <table:table-cell table:number-columns-repeated="2"/>
          <table:table-cell office:value-type="float" office:value="22.51">
            <text:p>22,5100</text:p>
          </table:table-cell>
          <table:table-cell office:value-type="string">
            <text:p>PLN</text:p>
          </table:table-cell>
          <table:table-cell office:value-type="date" office:date-value="2010-06-14">
            <text:p>14-06-2010</text:p>
          </table:table-cell>
          <table:table-cell table:number-columns-repeated="1012"/>
        </table:table-row>
        <table:table-row table:style-name="ro5">
          <table:table-cell office:value-type="string">
            <text:p>HA30101V3-000U-A99</text:p>
          </table:table-cell>
          <table:table-cell office:value-type="string">
            <text:p>30x30x10mm</text:p>
          </table:table-cell>
          <table:table-cell office:value-type="string">
            <text:p>VentMC25101V2-000U-A99</text:p>
          </table:table-cell>
          <table:table-cell/>
          <table:table-cell office:value-type="string">
            <text:p>Wentylator: DC; osiowy; 12VDC; 30x30x10mm; 5,95m3/h; 17,6dBA; Vapo</text:p>
          </table:table-cell>
          <table:table-cell office:value-type="string">
            <text:p>tme.pl</text:p>
          </table:table-cell>
          <table:table-cell office:value-type="string">
            <text:p>HA30101V3-A99</text:p>
          </table:table-cell>
          <table:table-cell office:value-type="string">
            <text:p>Sunon</text:p>
          </table:table-cell>
          <table:table-cell office:value-type="string">
            <text:p>HA30101V3-000U-A99</text:p>
          </table:table-cell>
          <table:table-cell office:value-type="float" office:value="15.6">
            <text:p>15,6000</text:p>
          </table:table-cell>
          <table:table-cell office:value-type="string">
            <text:p>PLN</text:p>
          </table:table-cell>
          <table:table-cell office:value-type="date" office:date-value="2015-12-19">
            <text:p>19-12-2015</text:p>
          </table:table-cell>
          <table:table-cell table:number-columns-repeated="1012"/>
        </table:table-row>
        <table:table-row table:style-name="ro5">
          <table:table-cell table:style-name="ce17" office:value-type="string">
            <text:p>HS-002</text:p>
          </table:table-cell>
          <table:table-cell table:style-name="ce17" office:value-type="string">
            <text:p>25x12.5x30</text:p>
          </table:table-cell>
          <table:table-cell table:style-name="ce17" office:value-type="string">
            <text:p>RADIATORPIN</text:p>
          </table:table-cell>
          <table:table-cell table:style-name="ce17" office:value-type="string">
            <text:p>RAD_HS-002</text:p>
          </table:table-cell>
          <table:table-cell table:style-name="ce17" office:value-type="string">
            <text:p>Heat sink 25x12.5, <text:s/>30mm height, Rth=13K/W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HS-002</text:p>
          </table:table-cell>
          <table:table-cell table:style-name="ce17" office:value-type="string">
            <text:p>Stonecold</text:p>
          </table:table-cell>
          <table:table-cell table:style-name="ce17" office:value-type="string">
            <text:p>HS-002</text:p>
          </table:table-cell>
          <table:table-cell office:value-type="float" office:value="3.52">
            <text:p>3,5200</text:p>
          </table:table-cell>
          <table:table-cell table:style-name="ce20" office:value-type="string">
            <text:p>PLN</text:p>
          </table:table-cell>
          <table:table-cell office:value-type="date" office:date-value="2015-01-12">
            <text:p>12-01-2015</text:p>
          </table:table-cell>
          <table:table-cell table:style-name="ce19"/>
          <table:table-cell table:number-columns-repeated="1011"/>
        </table:table-row>
        <table:table-row table:style-name="ro5">
          <table:table-cell table:style-name="ce17" office:value-type="string">
            <text:p>HS-003</text:p>
          </table:table-cell>
          <table:table-cell table:style-name="ce17" office:value-type="string">
            <text:p>25x12x30</text:p>
          </table:table-cell>
          <table:table-cell table:style-name="ce17" office:value-type="string">
            <text:p>RADIATORPIN2</text:p>
          </table:table-cell>
          <table:table-cell table:style-name="ce17" office:value-type="string">
            <text:p>RAD_HS-003</text:p>
          </table:table-cell>
          <table:table-cell table:style-name="ce17" office:value-type="string">
            <text:p>Heat sink 25x12, <text:s/>30mm height, Rth=13K/W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HS-003</text:p>
          </table:table-cell>
          <table:table-cell table:style-name="ce17" office:value-type="string">
            <text:p>Stonecold</text:p>
          </table:table-cell>
          <table:table-cell table:style-name="ce17" office:value-type="string">
            <text:p>HS-003</text:p>
          </table:table-cell>
          <table:table-cell office:value-type="float" office:value="5.3">
            <text:p>5,3000</text:p>
          </table:table-cell>
          <table:table-cell table:style-name="ce20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style-name="ce19"/>
          <table:table-cell table:number-columns-repeated="1011"/>
        </table:table-row>
        <table:table-row table:style-name="ro5">
          <table:table-cell table:style-name="ce17" office:value-type="string">
            <text:p>HS-123-40</text:p>
          </table:table-cell>
          <table:table-cell table:style-name="ce17" office:value-type="string">
            <text:p>23x16.5x40</text:p>
          </table:table-cell>
          <table:table-cell table:style-name="ce17" office:value-type="string">
            <text:p>RADIATORPIN</text:p>
          </table:table-cell>
          <table:table-cell table:style-name="ce17" office:value-type="string">
            <text:p>RAD_HS-123</text:p>
          </table:table-cell>
          <table:table-cell table:style-name="ce17" office:value-type="string">
            <text:p>Heat sink 23x16.5, height 40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HS-123-40</text:p>
          </table:table-cell>
          <table:table-cell table:style-name="ce17" office:value-type="string">
            <text:p>Stonecold</text:p>
          </table:table-cell>
          <table:table-cell table:style-name="ce17" office:value-type="string">
            <text:p>HS-123-40</text:p>
          </table:table-cell>
          <table:table-cell office:value-type="float" office:value="2.66">
            <text:p>2,6600</text:p>
          </table:table-cell>
          <table:table-cell table:style-name="ce20" office:value-type="string">
            <text:p>PLN</text:p>
          </table:table-cell>
          <table:table-cell office:value-type="date" office:date-value="2009-11-17">
            <text:p>17-11-2009</text:p>
          </table:table-cell>
          <table:table-cell table:style-name="ce19"/>
          <table:table-cell table:number-columns-repeated="1011"/>
        </table:table-row>
        <table:table-row table:style-name="ro5">
          <table:table-cell table:style-name="ce17" office:value-type="string">
            <text:p>HS-130-25</text:p>
          </table:table-cell>
          <table:table-cell table:style-name="ce17" office:value-type="string">
            <text:p>30x12x25</text:p>
          </table:table-cell>
          <table:table-cell table:style-name="ce17" office:value-type="string">
            <text:p>RADIATORPIN2</text:p>
          </table:table-cell>
          <table:table-cell table:style-name="ce17" office:value-type="string">
            <text:p>RAD_HS-130-25</text:p>
          </table:table-cell>
          <table:table-cell table:style-name="ce17" office:value-type="string">
            <text:p>Radiator: wytłaczany; TO220; czarny; L:25mm; W:29mm; H:12mm; 15K/W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HS-130-25</text:p>
          </table:table-cell>
          <table:table-cell table:style-name="ce17" office:value-type="string">
            <text:p>Stonecold</text:p>
          </table:table-cell>
          <table:table-cell table:style-name="ce17" office:value-type="string">
            <text:p>HS-130-25</text:p>
          </table:table-cell>
          <table:table-cell office:value-type="float" office:value="4.7">
            <text:p>4,7000</text:p>
          </table:table-cell>
          <table:table-cell table:style-name="ce20" office:value-type="string">
            <text:p>PLN</text:p>
          </table:table-cell>
          <table:table-cell office:value-type="date" office:date-value="2016-01-29">
            <text:p>29-01-2016</text:p>
          </table:table-cell>
          <table:table-cell table:style-name="ce19"/>
          <table:table-cell table:number-columns-repeated="1011"/>
        </table:table-row>
        <table:table-row table:style-name="ro5">
          <table:table-cell table:style-name="ce17" office:value-type="string">
            <text:p>HS-130-38</text:p>
          </table:table-cell>
          <table:table-cell table:style-name="ce17" office:value-type="string">
            <text:p>30x12x38</text:p>
          </table:table-cell>
          <table:table-cell table:style-name="ce17" office:value-type="string">
            <text:p>RADIATORPIN2</text:p>
          </table:table-cell>
          <table:table-cell table:style-name="ce17" office:value-type="string">
            <text:p>RAD_HS-130</text:p>
          </table:table-cell>
          <table:table-cell table:style-name="ce17" office:value-type="string">
            <text:p>Heat sink 30x12, <text:s/>37.5mm height, Rth=13K/W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HS-130-38</text:p>
          </table:table-cell>
          <table:table-cell table:style-name="ce17" office:value-type="string">
            <text:p>Stonecold</text:p>
          </table:table-cell>
          <table:table-cell table:style-name="ce17" office:value-type="string">
            <text:p>HS-130-38</text:p>
          </table:table-cell>
          <table:table-cell office:value-type="float" office:value="5.7">
            <text:p>5,7000</text:p>
          </table:table-cell>
          <table:table-cell table:style-name="ce20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style-name="ce19"/>
          <table:table-cell table:number-columns-repeated="1011"/>
        </table:table-row>
        <table:table-row table:style-name="ro5">
          <table:table-cell table:style-name="ce17" office:value-type="string">
            <text:p>HS-132-38</text:p>
          </table:table-cell>
          <table:table-cell table:style-name="ce17" office:value-type="string">
            <text:p>32x14x38</text:p>
          </table:table-cell>
          <table:table-cell table:style-name="ce17" office:value-type="string">
            <text:p>RADIATORPIN2</text:p>
          </table:table-cell>
          <table:table-cell table:style-name="ce17" office:value-type="string">
            <text:p>RAD_HS-132</text:p>
          </table:table-cell>
          <table:table-cell table:style-name="ce17" office:value-type="string">
            <text:p>Heat sink 32x14, <text:s/>38.1mm height, Rth=11K/W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HS-132-38</text:p>
          </table:table-cell>
          <table:table-cell table:style-name="ce17" office:value-type="string">
            <text:p>Stonecold</text:p>
          </table:table-cell>
          <table:table-cell table:style-name="ce17" office:value-type="string">
            <text:p>HS-132-38</text:p>
          </table:table-cell>
          <table:table-cell office:value-type="float" office:value="4.54">
            <text:p>4,5400</text:p>
          </table:table-cell>
          <table:table-cell table:style-name="ce20" office:value-type="string">
            <text:p>PLN</text:p>
          </table:table-cell>
          <table:table-cell office:value-type="date" office:date-value="2014-06-16">
            <text:p>16-06-2014</text:p>
          </table:table-cell>
          <table:table-cell table:style-name="ce19"/>
          <table:table-cell table:number-columns-repeated="1011"/>
        </table:table-row>
        <table:table-row table:style-name="ro5">
          <table:table-cell table:style-name="ce17" office:value-type="string">
            <text:p>HS-142-38</text:p>
          </table:table-cell>
          <table:table-cell table:style-name="ce17" office:value-type="string">
            <text:p>41x25x38</text:p>
          </table:table-cell>
          <table:table-cell table:style-name="ce17" office:value-type="string">
            <text:p>RADIATORPIN2</text:p>
          </table:table-cell>
          <table:table-cell table:style-name="ce17" office:value-type="string">
            <text:p>RAD_HS-142</text:p>
          </table:table-cell>
          <table:table-cell table:style-name="ce17" office:value-type="string">
            <text:p>Heat sink 41x25, <text:s/>38.1mm height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HS-142-38</text:p>
          </table:table-cell>
          <table:table-cell table:style-name="ce17" office:value-type="string">
            <text:p>Stonecold</text:p>
          </table:table-cell>
          <table:table-cell table:style-name="ce17" office:value-type="string">
            <text:p>HS-142-38</text:p>
          </table:table-cell>
          <table:table-cell office:value-type="float" office:value="7">
            <text:p>7,0000</text:p>
          </table:table-cell>
          <table:table-cell table:style-name="ce20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style-name="ce19"/>
          <table:table-cell table:number-columns-repeated="1011"/>
        </table:table-row>
        <table:table-row table:style-name="ro5">
          <table:table-cell office:value-type="string">
            <text:p>ICKPGA15X15H</text:p>
          </table:table-cell>
          <table:table-cell office:value-type="string">
            <text:p>37.92x38.1x16.5</text:p>
          </table:table-cell>
          <table:table-cell office:value-type="string">
            <text:p>RADIATOR</text:p>
          </table:table-cell>
          <table:table-cell office:value-type="string">
            <text:p>ICKPGA15X15H</text:p>
          </table:table-cell>
          <table:table-cell office:value-type="string">
            <text:p>Radiator: wytłaczany; czarny; L:37,92mm; W:38,1mm; H:16,51mm</text:p>
          </table:table-cell>
          <table:table-cell office:value-type="string">
            <text:p>tme.pl</text:p>
          </table:table-cell>
          <table:table-cell office:value-type="string">
            <text:p>ICKPGA15X15</text:p>
          </table:table-cell>
          <table:table-cell office:value-type="string">
            <text:p>Fischer Elektronik</text:p>
          </table:table-cell>
          <table:table-cell office:value-type="string">
            <text:p>ICKPGA15X15</text:p>
          </table:table-cell>
          <table:table-cell office:value-type="float" office:value="6.1">
            <text:p>6,1000</text:p>
          </table:table-cell>
          <table:table-cell office:value-type="string">
            <text:p>PLN</text:p>
          </table:table-cell>
          <table:table-cell office:value-type="date" office:date-value="2016-08-11">
            <text:p>11-08-2016</text:p>
          </table:table-cell>
          <table:table-cell/>
          <table:table-cell table:style-name="ce54"/>
          <table:table-cell table:number-columns-repeated="1010"/>
        </table:table-row>
        <table:table-row table:style-name="ro5">
          <table:table-cell office:value-type="string">
            <text:p>ICKPGA15X15V30x10</text:p>
          </table:table-cell>
          <table:table-cell office:value-type="string">
            <text:p>37.92x38.1x16.5</text:p>
          </table:table-cell>
          <table:table-cell office:value-type="string">
            <text:p>RADIATORPIN2</text:p>
          </table:table-cell>
          <table:table-cell office:value-type="string">
            <text:p>ICKPGA15X15V30x10</text:p>
          </table:table-cell>
          <table:table-cell office:value-type="string">
            <text:p>Radiator: wytłaczany; czarny; L:37,92mm; W:38,1mm; H:16,51mm</text:p>
          </table:table-cell>
          <table:table-cell office:value-type="string">
            <text:p>tme.pl</text:p>
          </table:table-cell>
          <table:table-cell office:value-type="string">
            <text:p>ICKPGA15X15</text:p>
          </table:table-cell>
          <table:table-cell office:value-type="string">
            <text:p>Fischer Elektronik</text:p>
          </table:table-cell>
          <table:table-cell office:value-type="string">
            <text:p>ICKPGA15X15</text:p>
          </table:table-cell>
          <table:table-cell office:value-type="float" office:value="6.23">
            <text:p>6,2300</text:p>
          </table:table-cell>
          <table:table-cell office:value-type="string">
            <text:p>PLN</text:p>
          </table:table-cell>
          <table:table-cell office:value-type="date" office:date-value="2016-07-26">
            <text:p>26-07-2016</text:p>
          </table:table-cell>
          <table:table-cell table:number-columns-repeated="1012"/>
        </table:table-row>
        <table:table-row table:style-name="ro5">
          <table:table-cell office:value-type="string">
            <text:p>M50MOCTRAFO</text:p>
          </table:table-cell>
          <table:table-cell office:value-type="string">
            <text:p>50mm</text:p>
          </table:table-cell>
          <table:table-cell office:value-type="string">
            <text:p>M50MOCTRAFO</text:p>
          </table:table-cell>
          <table:table-cell table:number-columns-repeated="2"/>
          <table:table-cell office:value-type="string">
            <text:p>toroidy.pl</text:p>
          </table:table-cell>
          <table:table-cell office:value-type="string">
            <text:p>M50</text:p>
          </table:table-cell>
          <table:table-cell office:value-type="string">
            <text:p>toroidy</text:p>
          </table:table-cell>
          <table:table-cell office:value-type="string">
            <text:p>M50</text:p>
          </table:table-cell>
          <table:table-cell office:value-type="float" office:value="7">
            <text:p>7,0000</text:p>
          </table:table-cell>
          <table:table-cell office:value-type="string">
            <text:p>PLN</text:p>
          </table:table-cell>
          <table:table-cell office:value-type="date" office:date-value="2016-09-05">
            <text:p>05-09-2016</text:p>
          </table:table-cell>
          <table:table-cell table:number-columns-repeated="1012"/>
        </table:table-row>
        <table:table-row table:style-name="ro5">
          <table:table-cell office:value-type="string">
            <text:p>M70MOCTRAFO</text:p>
          </table:table-cell>
          <table:table-cell office:value-type="float" office:value="70">
            <text:p>70</text:p>
          </table:table-cell>
          <table:table-cell office:value-type="string">
            <text:p>M50MOCTRAFO</text:p>
          </table:table-cell>
          <table:table-cell table:number-columns-repeated="2"/>
          <table:table-cell office:value-type="string">
            <text:p>toroidy.pl</text:p>
          </table:table-cell>
          <table:table-cell office:value-type="string">
            <text:p>M002</text:p>
          </table:table-cell>
          <table:table-cell office:value-type="string">
            <text:p>toroidy</text:p>
          </table:table-cell>
          <table:table-cell office:value-type="string">
            <text:p>M50</text:p>
          </table:table-cell>
          <table:table-cell office:value-type="float" office:value="8">
            <text:p>8,0000</text:p>
          </table:table-cell>
          <table:table-cell office:value-type="string">
            <text:p>PLN</text:p>
          </table:table-cell>
          <table:table-cell office:value-type="date" office:date-value="2017-03-29">
            <text:p>29-03-2017</text:p>
          </table:table-cell>
          <table:table-cell table:number-columns-repeated="1012"/>
        </table:table-row>
        <table:table-row table:style-name="ro5">
          <table:table-cell office:value-type="string">
            <text:p>MC25101V2-000U-A99</text:p>
          </table:table-cell>
          <table:table-cell office:value-type="string">
            <text:p>25x25x10mm</text:p>
          </table:table-cell>
          <table:table-cell office:value-type="string">
            <text:p>VentMC25101V2-000U-A99</text:p>
          </table:table-cell>
          <table:table-cell/>
          <table:table-cell office:value-type="string">
            <text:p>Wentylator: DC; osiowy; 12VDC; 25x25x10mm; 5,1m3/h; 16dBA; Vapo</text:p>
          </table:table-cell>
          <table:table-cell office:value-type="string">
            <text:p>tme.pl</text:p>
          </table:table-cell>
          <table:table-cell office:value-type="string">
            <text:p>MC25101V2-000U-A99</text:p>
          </table:table-cell>
          <table:table-cell office:value-type="string">
            <text:p>Sunon</text:p>
          </table:table-cell>
          <table:table-cell office:value-type="string">
            <text:p>MC25101V2-000U-A99</text:p>
          </table:table-cell>
          <table:table-cell office:value-type="float" office:value="24">
            <text:p>24,0000</text:p>
          </table:table-cell>
          <table:table-cell office:value-type="string">
            <text:p>PLN</text:p>
          </table:table-cell>
          <table:table-cell office:value-type="date" office:date-value="2016-08-11">
            <text:p>11-08-2016</text:p>
          </table:table-cell>
          <table:table-cell table:number-columns-repeated="1012"/>
        </table:table-row>
        <table:table-row table:style-name="ro5">
          <table:table-cell table:style-name="ce17" office:value-type="string">
            <text:p>MC33269</text:p>
          </table:table-cell>
          <table:table-cell table:style-name="ce17" office:value-type="string">
            <text:p>42x35x38.1</text:p>
          </table:table-cell>
          <table:table-cell table:style-name="ce17" office:value-type="string">
            <text:p>RADIATORPIN2</text:p>
          </table:table-cell>
          <table:table-cell table:style-name="ce17" office:value-type="string">
            <text:p>RAD_MC33269</text:p>
          </table:table-cell>
          <table:table-cell table:style-name="ce17" office:value-type="string">
            <text:p>HEATSINK TO218/220/247 4.4°C/W</text:p>
          </table:table-cell>
          <table:table-cell office:value-type="string">
            <text:p>farnell</text:p>
          </table:table-cell>
          <table:table-cell table:style-name="ce17" office:value-type="string">
            <text:p>1710612</text:p>
          </table:table-cell>
          <table:table-cell office:value-type="string">
            <text:p>Multicomp</text:p>
          </table:table-cell>
          <table:table-cell table:style-name="ce17" office:value-type="string">
            <text:p>MC33269</text:p>
          </table:table-cell>
          <table:table-cell office:value-type="float" office:value="13.5">
            <text:p>13,5000</text:p>
          </table:table-cell>
          <table:table-cell office:value-type="string">
            <text:p>PLN</text:p>
          </table:table-cell>
          <table:table-cell office:value-type="date" office:date-value="2017-03-30">
            <text:p>30-03-2017</text:p>
          </table:table-cell>
          <table:table-cell table:style-name="ce19"/>
          <table:table-cell table:number-columns-repeated="1011"/>
        </table:table-row>
        <table:table-row table:style-name="ro5">
          <table:table-cell table:style-name="ce17" office:value-type="string">
            <text:p>P862-01</text:p>
          </table:table-cell>
          <table:table-cell table:style-name="ce17" office:value-type="string">
            <text:p>6,35x19,5</text:p>
          </table:table-cell>
          <table:table-cell table:style-name="ce17" office:value-type="string">
            <text:p>P862-01</text:p>
          </table:table-cell>
          <table:table-cell table:style-name="ce17"/>
          <table:table-cell table:style-name="ce17" office:value-type="string">
            <text:p>POKRĘTŁO, CZARNY, MOCOWANIE NA WKRĘT DOCISKOWY </text:p>
          </table:table-cell>
          <table:table-cell table:style-name="ce17" office:value-type="string">
            <text:p>farnell</text:p>
          </table:table-cell>
          <table:table-cell table:style-name="ce17" office:value-type="string">
            <text:p>146357</text:p>
          </table:table-cell>
          <table:table-cell table:style-name="ce17" office:value-type="string">
            <text:p>Neutrik</text:p>
          </table:table-cell>
          <table:table-cell table:style-name="ce17" office:value-type="string">
            <text:p>P862-01</text:p>
          </table:table-cell>
          <table:table-cell office:value-type="float" office:value="3">
            <text:p>3,0000</text:p>
          </table:table-cell>
          <table:table-cell table:style-name="ce20" office:value-type="string">
            <text:p>PLN</text:p>
          </table:table-cell>
          <table:table-cell office:value-type="date" office:date-value="2014-08-31">
            <text:p>31-08-2014</text:p>
          </table:table-cell>
          <table:table-cell table:style-name="ce19"/>
          <table:table-cell table:number-columns-repeated="1011"/>
        </table:table-row>
        <table:table-row table:style-name="ro5">
          <table:table-cell table:style-name="ce17" office:value-type="string">
            <text:p>RAD-D01A</text:p>
          </table:table-cell>
          <table:table-cell table:style-name="ce17" office:value-type="string">
            <text:p>13.21x19.05x12.7</text:p>
          </table:table-cell>
          <table:table-cell table:style-name="ce17" office:value-type="string">
            <text:p>RADIATORPIN</text:p>
          </table:table-cell>
          <table:table-cell table:style-name="ce17" office:value-type="string">
            <text:p>RAD_D01A</text:p>
          </table:table-cell>
          <table:table-cell table:style-name="ce17" office:value-type="string">
            <text:p>Heat sink 13.21x12.7, <text:s/>19.05mm height, Rth=21K/W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D01A</text:p>
          </table:table-cell>
          <table:table-cell table:style-name="ce17" office:value-type="string">
            <text:p>Stonecold</text:p>
          </table:table-cell>
          <table:table-cell table:style-name="ce17" office:value-type="string">
            <text:p>D01A</text:p>
          </table:table-cell>
          <table:table-cell office:value-type="float" office:value="1.44">
            <text:p>1,4400</text:p>
          </table:table-cell>
          <table:table-cell table:style-name="ce20" office:value-type="string">
            <text:p>PLN</text:p>
          </table:table-cell>
          <table:table-cell office:value-type="date" office:date-value="2014-10-17">
            <text:p>17-10-2014</text:p>
          </table:table-cell>
          <table:table-cell table:style-name="ce19"/>
          <table:table-cell table:number-columns-repeated="1011"/>
        </table:table-row>
        <table:table-row table:style-name="ro5">
          <table:table-cell table:style-name="ce17" office:value-type="string">
            <text:p>RAD-D03A</text:p>
          </table:table-cell>
          <table:table-cell table:style-name="ce17" office:value-type="string">
            <text:p>13.21x19.05x6.35</text:p>
          </table:table-cell>
          <table:table-cell table:style-name="ce17" office:value-type="string">
            <text:p>RADIATORPIN</text:p>
          </table:table-cell>
          <table:table-cell table:style-name="ce17" office:value-type="string">
            <text:p>RAD_D01A</text:p>
          </table:table-cell>
          <table:table-cell table:style-name="ce17" office:value-type="string">
            <text:p>Heat sink 13.21x6.35, <text:s/>19.05mm height, Rth=24K/W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D03A</text:p>
          </table:table-cell>
          <table:table-cell table:style-name="ce17" office:value-type="string">
            <text:p>Stonecold</text:p>
          </table:table-cell>
          <table:table-cell table:style-name="ce17" office:value-type="string">
            <text:p>D03A</text:p>
          </table:table-cell>
          <table:table-cell office:value-type="float" office:value="1.6">
            <text:p>1,6000</text:p>
          </table:table-cell>
          <table:table-cell table:style-name="ce20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style-name="ce19"/>
          <table:table-cell table:number-columns-repeated="1011"/>
        </table:table-row>
        <table:table-row table:style-name="ro2">
          <table:table-cell table:number-columns-repeated="2" table:style-name="ce17" office:value-type="string">
            <text:p>RADTO220V6</text:p>
          </table:table-cell>
          <table:table-cell table:style-name="ce17" office:value-type="string">
            <text:p>RADIATORPIN</text:p>
          </table:table-cell>
          <table:table-cell table:style-name="ce17" office:value-type="string">
            <text:p>RADTO220V6</text:p>
          </table:table-cell>
          <table:table-cell table:style-name="ce17" table:number-columns-repeated="3"/>
          <table:table-cell table:number-columns-repeated="5"/>
          <table:table-cell table:style-name="ce19"/>
          <table:table-cell table:number-columns-repeated="1011"/>
        </table:table-row>
        <table:table-row table:style-name="ro5">
          <table:table-cell table:style-name="ce17" office:value-type="string">
            <text:p>SK04/50/SA</text:p>
          </table:table-cell>
          <table:table-cell table:style-name="ce17" office:value-type="string">
            <text:p>97x50x25</text:p>
          </table:table-cell>
          <table:table-cell table:style-name="ce17" office:value-type="string">
            <text:p>RADIATORPIN2</text:p>
          </table:table-cell>
          <table:table-cell table:style-name="ce17" office:value-type="string">
            <text:p>RAD_SK04_50</text:p>
          </table:table-cell>
          <table:table-cell table:style-name="ce17" office:value-type="string">
            <text:p>SK 04/50 SA <text:s/>HEAT SINK, 50MM </text:p>
          </table:table-cell>
          <table:table-cell office:value-type="string">
            <text:p>farnell</text:p>
          </table:table-cell>
          <table:table-cell table:style-name="ce17" office:value-type="string">
            <text:p>4621505</text:p>
          </table:table-cell>
          <table:table-cell office:value-type="string">
            <text:p>Fischer Elektronik</text:p>
          </table:table-cell>
          <table:table-cell table:style-name="ce17" office:value-type="string">
            <text:p>SK04/50/SA</text:p>
          </table:table-cell>
          <table:table-cell office:value-type="float" office:value="12.41">
            <text:p>12,4100</text:p>
          </table:table-cell>
          <table:table-cell office:value-type="string">
            <text:p>PLN</text:p>
          </table:table-cell>
          <table:table-cell office:value-type="date" office:date-value="2015-03-09">
            <text:p>09-03-2015</text:p>
          </table:table-cell>
          <table:table-cell table:style-name="ce19"/>
          <table:table-cell table:number-columns-repeated="1011"/>
        </table:table-row>
        <table:table-row table:style-name="ro5">
          <table:table-cell table:style-name="ce17" office:value-type="string">
            <text:p>SK68-50SA</text:p>
          </table:table-cell>
          <table:table-cell table:style-name="ce17" office:value-type="string">
            <text:p>50x46x33</text:p>
          </table:table-cell>
          <table:table-cell table:style-name="ce17" office:value-type="string">
            <text:p>RADIATORPIN2</text:p>
          </table:table-cell>
          <table:table-cell table:style-name="ce17" office:value-type="string">
            <text:p>RAD_SK68-50SA</text:p>
          </table:table-cell>
          <table:table-cell table:style-name="ce17"/>
          <table:table-cell office:value-type="string">
            <text:p>tme.pl</text:p>
          </table:table-cell>
          <table:table-cell table:style-name="ce17" office:value-type="string">
            <text:p>SK68-50SA</text:p>
          </table:table-cell>
          <table:table-cell office:value-type="string">
            <text:p>Fischer Elektronik</text:p>
          </table:table-cell>
          <table:table-cell table:style-name="ce17" office:value-type="string">
            <text:p>SK68-50SA</text:p>
          </table:table-cell>
          <table:table-cell office:value-type="float" office:value="9.7">
            <text:p>9,7000</text:p>
          </table:table-cell>
          <table:table-cell office:value-type="string">
            <text:p>PLN</text:p>
          </table:table-cell>
          <table:table-cell office:value-type="date" office:date-value="2014-09-15">
            <text:p>15-09-2014</text:p>
          </table:table-cell>
          <table:table-cell table:style-name="ce19"/>
          <table:table-cell table:number-columns-repeated="1011"/>
        </table:table-row>
        <table:table-row table:style-name="ro5">
          <table:table-cell table:style-name="ce17" office:value-type="string">
            <text:p>TDYSFF-M4_15</text:p>
          </table:table-cell>
          <table:table-cell table:style-name="ce17" office:value-type="string">
            <text:p>M4x15</text:p>
          </table:table-cell>
          <table:table-cell table:style-name="ce17" office:value-type="string">
            <text:p>TFFM3</text:p>
          </table:table-cell>
          <table:table-cell table:style-name="ce17"/>
          <table:table-cell table:style-name="ce17" office:value-type="string">
            <text:p>Stand off metal brass nickel thread F/F M4 L=15mm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TDYSFF-M4/15</text:p>
          </table:table-cell>
          <table:table-cell table:style-name="ce17" office:value-type="string">
            <text:p>Fix&amp;Fasten</text:p>
          </table:table-cell>
          <table:table-cell table:style-name="ce17" office:value-type="string">
            <text:p>TDYSFF-M4/15</text:p>
          </table:table-cell>
          <table:table-cell office:value-type="float" office:value="0.96">
            <text:p>0,9600</text:p>
          </table:table-cell>
          <table:table-cell table:style-name="ce20" office:value-type="string">
            <text:p>PLN</text:p>
          </table:table-cell>
          <table:table-cell office:value-type="date" office:date-value="2010-11-16">
            <text:p>16-11-2010</text:p>
          </table:table-cell>
          <table:table-cell table:style-name="ce19"/>
          <table:table-cell table:number-columns-repeated="1011"/>
        </table:table-row>
        <table:table-row table:style-name="ro5">
          <table:table-cell table:style-name="ce17" office:value-type="string">
            <text:p>TFF-M3X25/DR113</text:p>
          </table:table-cell>
          <table:table-cell table:style-name="ce17" office:value-type="string">
            <text:p>M3x25</text:p>
          </table:table-cell>
          <table:table-cell table:style-name="ce17" office:value-type="string">
            <text:p>TFFM3</text:p>
          </table:table-cell>
          <table:table-cell table:style-name="ce17"/>
          <table:table-cell table:style-name="ce17" office:value-type="string">
            <text:p>Tulejka dystansowa gwintowana; mosiądz; 25mm; nikiel; Klucz:5mm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TFF-M3X25/DR113</text:p>
          </table:table-cell>
          <table:table-cell table:style-name="ce17" office:value-type="string">
            <text:p>Dremec</text:p>
          </table:table-cell>
          <table:table-cell table:style-name="ce17" office:value-type="string">
            <text:p>113x25</text:p>
          </table:table-cell>
          <table:table-cell office:value-type="float" office:value="0.903">
            <text:p>0,9030</text:p>
          </table:table-cell>
          <table:table-cell table:style-name="ce20" office:value-type="string">
            <text:p>PLN</text:p>
          </table:table-cell>
          <table:table-cell office:value-type="date" office:date-value="2014-09-07">
            <text:p>07-09-2014</text:p>
          </table:table-cell>
          <table:table-cell table:style-name="ce19"/>
          <table:table-cell table:number-columns-repeated="1011"/>
        </table:table-row>
        <table:table-row table:style-name="ro5">
          <table:table-cell table:style-name="ce17" office:value-type="string">
            <text:p>TFFM3-20</text:p>
          </table:table-cell>
          <table:table-cell table:style-name="ce17" office:value-type="string">
            <text:p>M3x20</text:p>
          </table:table-cell>
          <table:table-cell table:style-name="ce17" office:value-type="string">
            <text:p>TFFM3</text:p>
          </table:table-cell>
          <table:table-cell table:style-name="ce17"/>
          <table:table-cell table:style-name="ce17" office:value-type="string">
            <text:p>Stand off metal brass nickel F/F M3 L=20mm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TFF-M3/20</text:p>
          </table:table-cell>
          <table:table-cell table:style-name="ce17" office:value-type="string">
            <text:p>Fix&amp;Fasten</text:p>
          </table:table-cell>
          <table:table-cell table:style-name="ce17" office:value-type="string">
            <text:p>TFF-M3/20</text:p>
          </table:table-cell>
          <table:table-cell office:value-type="float" office:value="0.68">
            <text:p>0,6800</text:p>
          </table:table-cell>
          <table:table-cell table:style-name="ce20" office:value-type="string">
            <text:p>PLN</text:p>
          </table:table-cell>
          <table:table-cell office:value-type="date" office:date-value="2010-10-06">
            <text:p>06-10-2010</text:p>
          </table:table-cell>
          <table:table-cell table:style-name="ce19"/>
          <table:table-cell table:number-columns-repeated="1011"/>
        </table:table-row>
        <table:table-row table:style-name="ro5">
          <table:table-cell table:number-columns-repeated="4" table:style-name="ce17" office:value-type="string">
            <text:p>VMCG20</text:p>
          </table:table-cell>
          <table:table-cell table:style-name="ce17" office:value-type="string">
            <text:p>wspornik plytki drukowanej</text:p>
          </table:table-cell>
          <table:table-cell office:value-type="string">
            <text:p>Adsys</text:p>
          </table:table-cell>
          <table:table-cell table:style-name="ce17" office:value-type="string">
            <text:p>VMCG20</text:p>
          </table:table-cell>
          <table:table-cell office:value-type="string">
            <text:p>Richco plastic</text:p>
          </table:table-cell>
          <table:table-cell table:style-name="ce17" office:value-type="string">
            <text:p>VMCG20</text:p>
          </table:table-cell>
          <table:table-cell office:value-type="float" office:value="0.655">
            <text:p>0,6550</text:p>
          </table:table-cell>
          <table:table-cell office:value-type="string">
            <text:p>PLN</text:p>
          </table:table-cell>
          <table:table-cell office:value-type="date" office:date-value="2013-08-26">
            <text:p>26-08-2013</text:p>
          </table:table-cell>
          <table:table-cell table:style-name="ce19"/>
          <table:table-cell table:number-columns-repeated="101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ules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30" table:default-cell-style-name="ce2"/>
        <table:table-column table:style-name="co1" table:number-columns-repeated="2" table:default-cell-style-name="ce2"/>
        <table:table-column table:style-name="co33" table:default-cell-style-name="ce2"/>
        <table:table-column table:style-name="co35" table:default-cell-style-name="ce2"/>
        <table:table-column table:style-name="co1" table:number-columns-repeated="3" table:default-cell-style-name="ce2"/>
        <table:table-column table:style-name="co1" table:default-cell-style-name="ce56"/>
        <table:table-column table:style-name="co1" table:default-cell-style-name="ce2"/>
        <table:table-column table:style-name="co1" table:default-cell-style-name="ce5"/>
        <table:table-column table:style-name="co1" table:number-columns-repeated="1008" table:default-cell-style-name="ce2"/>
        <table:table-column table:style-name="co1" table:number-columns-repeated="3" table:default-cell-style-name="ce18"/>
        <table:table-row table:style-name="ro6">
          <table:table-cell table:style-name="ce1" office:value-type="string">
            <text:p>Value</text:p>
          </table:table-cell>
          <table:table-cell office:value-type="string">
            <text:p>Dimensions</text:p>
          </table:table-cell>
          <table:table-cell table:style-name="ce1" office:value-type="string">
            <text:p>Library Ref</text:p>
          </table:table-cell>
          <table:table-cell table:style-name="ce1" office:value-type="string">
            <text:p>Footprint Ref1</text:p>
          </table:table-cell>
          <table:table-cell table:style-name="ce1" office:value-type="string">
            <text:p>Footprint Ref 2</text:p>
          </table:table-cell>
          <table:table-cell table:style-name="ce1" office:value-type="string">
            <text:p>Descript</text:p>
          </table:table-cell>
          <table:table-cell table:style-name="ce1" office:value-type="string">
            <text:p>Supplier5</text:p>
          </table:table-cell>
          <table:table-cell table:style-name="ce1" office:value-type="string">
            <text:p>Reference5</text:p>
          </table:table-cell>
          <table:table-cell table:style-name="ce1" office:value-type="string">
            <text:p>Manufacturer5</text:p>
          </table:table-cell>
          <table:table-cell table:style-name="ce1" office:value-type="string">
            <text:p>Typ5</text:p>
          </table:table-cell>
          <table:table-cell office:value-type="string">
            <text:p>Price5</text:p>
          </table:table-cell>
          <table:table-cell table:style-name="ce34" office:value-type="string">
            <text:p>Currency5</text:p>
          </table:table-cell>
          <table:table-cell office:value-type="string">
            <text:p>DateOfPrice5</text:p>
          </table:table-cell>
          <table:table-cell table:number-columns-repeated="1011"/>
        </table:table-row>
        <table:table-row table:style-name="ro6">
          <table:table-cell office:value-type="string">
            <text:p>ADuCDn</text:p>
          </table:table-cell>
          <table:table-cell office:value-type="string">
            <text:p>33x42mm</text:p>
          </table:table-cell>
          <table:table-cell office:value-type="string">
            <text:p>ADuCDn</text:p>
          </table:table-cell>
          <table:table-cell table:number-columns-repeated="2"/>
          <table:table-cell office:value-type="string">
            <text:p>Moduł konwertera poziomów RS232 ↔ TTl</text:p>
          </table:table-cell>
          <table:table-cell office:value-type="string">
            <text:p>MRQ</text:p>
          </table:table-cell>
          <table:table-cell table:number-columns-repeated="3"/>
          <table:table-cell office:value-type="float" office:value="20">
            <text:p>20,00000</text:p>
          </table:table-cell>
          <table:table-cell office:value-type="string">
            <text:p>PLN</text:p>
          </table:table-cell>
          <table:table-cell office:value-type="date" office:date-value="2015-06-03">
            <text:p>03-06-2015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AM1S-0505SZ</text:p>
          </table:table-cell>
          <table:table-cell office:value-type="string">
            <text:p>AM1S</text:p>
          </table:table-cell>
          <table:table-cell table:style-name="ce1" office:value-type="string">
            <text:p>AM1S</text:p>
          </table:table-cell>
          <table:table-cell office:value-type="string">
            <text:p>AM1S</text:p>
          </table:table-cell>
          <table:table-cell/>
          <table:table-cell table:style-name="ce1" office:value-type="string">
            <text:p>1 Watt DC-DC Converter, 5V-&gt;5V, uisol=1kV</text:p>
          </table:table-cell>
          <table:table-cell office:value-type="string">
            <text:p>tme.pl</text:p>
          </table:table-cell>
          <table:table-cell table:style-name="ce1" office:value-type="string">
            <text:p>DC1S-0505S</text:p>
          </table:table-cell>
          <table:table-cell office:value-type="string">
            <text:p>aimtec</text:p>
          </table:table-cell>
          <table:table-cell table:style-name="ce1" office:value-type="string">
            <text:p>AM1S-0505SZ</text:p>
          </table:table-cell>
          <table:table-cell office:value-type="float" office:value="26.1">
            <text:p>26,10000</text:p>
          </table:table-cell>
          <table:table-cell table:style-name="ce45" office:value-type="string">
            <text:p>PLN</text:p>
          </table:table-cell>
          <table:table-cell office:value-type="date" office:date-value="2010-11-06">
            <text:p>06-11-2010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AM1S-0512SZ</text:p>
          </table:table-cell>
          <table:table-cell office:value-type="string">
            <text:p>AM1S</text:p>
          </table:table-cell>
          <table:table-cell table:style-name="ce1" office:value-type="string">
            <text:p>AM1S</text:p>
          </table:table-cell>
          <table:table-cell office:value-type="string">
            <text:p>AM1S</text:p>
          </table:table-cell>
          <table:table-cell/>
          <table:table-cell table:style-name="ce1" office:value-type="string">
            <text:p>1 Watt DC-DC Converter, 5V-&gt;12V, uisol=1kV</text:p>
          </table:table-cell>
          <table:table-cell office:value-type="string">
            <text:p>seguro.pl</text:p>
          </table:table-cell>
          <table:table-cell table:style-name="ce1" office:value-type="string">
            <text:p>AM1S-0512S</text:p>
          </table:table-cell>
          <table:table-cell office:value-type="string">
            <text:p>aimtec</text:p>
          </table:table-cell>
          <table:table-cell office:value-type="string">
            <text:p>AM1S-0512SZ</text:p>
          </table:table-cell>
          <table:table-cell office:value-type="float" office:value="13.85">
            <text:p>13,85000</text:p>
          </table:table-cell>
          <table:table-cell table:style-name="ce45" office:value-type="string">
            <text:p>PLN</text:p>
          </table:table-cell>
          <table:table-cell office:value-type="date" office:date-value="2010-11-06">
            <text:p>06-11-2010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AM1S-0524SZ</text:p>
          </table:table-cell>
          <table:table-cell office:value-type="string">
            <text:p>AM1S</text:p>
          </table:table-cell>
          <table:table-cell table:style-name="ce1" office:value-type="string">
            <text:p>AM1S</text:p>
          </table:table-cell>
          <table:table-cell office:value-type="string">
            <text:p>AM1S</text:p>
          </table:table-cell>
          <table:table-cell/>
          <table:table-cell table:style-name="ce1" office:value-type="string">
            <text:p>1 Watt DC-DC Converter, 5V-&gt;24V, uisol=1kV</text:p>
          </table:table-cell>
          <table:table-cell office:value-type="string">
            <text:p>seguro.pl</text:p>
          </table:table-cell>
          <table:table-cell table:style-name="ce1" office:value-type="string">
            <text:p>AM1S-0524S</text:p>
          </table:table-cell>
          <table:table-cell office:value-type="string">
            <text:p>aimtec</text:p>
          </table:table-cell>
          <table:table-cell office:value-type="string">
            <text:p>AM1S-0524SZ</text:p>
          </table:table-cell>
          <table:table-cell office:value-type="float" office:value="15.9">
            <text:p>15,90000</text:p>
          </table:table-cell>
          <table:table-cell table:style-name="ce45" office:value-type="string">
            <text:p>PLN</text:p>
          </table:table-cell>
          <table:table-cell office:value-type="date" office:date-value="2010-11-06">
            <text:p>06-11-2010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AM1S-1205SZ</text:p>
          </table:table-cell>
          <table:table-cell office:value-type="string">
            <text:p>AM1S</text:p>
          </table:table-cell>
          <table:table-cell table:style-name="ce1" office:value-type="string">
            <text:p>AM1S</text:p>
          </table:table-cell>
          <table:table-cell office:value-type="string">
            <text:p>AM1S</text:p>
          </table:table-cell>
          <table:table-cell/>
          <table:table-cell table:style-name="ce1" office:value-type="string">
            <text:p>1 Watt DC-DC Converter, 12V-&gt;5V, uisol=1kV</text:p>
          </table:table-cell>
          <table:table-cell office:value-type="string">
            <text:p>seguro.pl</text:p>
          </table:table-cell>
          <table:table-cell table:style-name="ce1" office:value-type="string">
            <text:p>AM1S-1205SZ</text:p>
          </table:table-cell>
          <table:table-cell office:value-type="string">
            <text:p>aimtec</text:p>
          </table:table-cell>
          <table:table-cell office:value-type="string">
            <text:p>AM1S-1205SZ</text:p>
          </table:table-cell>
          <table:table-cell office:value-type="float" office:value="12.46">
            <text:p>12,46000</text:p>
          </table:table-cell>
          <table:table-cell table:style-name="ce45" office:value-type="string">
            <text:p>PLN</text:p>
          </table:table-cell>
          <table:table-cell office:value-type="date" office:date-value="2010-10-06">
            <text:p>06-10-2010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AM1S-2405SZ</text:p>
          </table:table-cell>
          <table:table-cell office:value-type="string">
            <text:p>AM1S</text:p>
          </table:table-cell>
          <table:table-cell table:style-name="ce1" office:value-type="string">
            <text:p>AM1S</text:p>
          </table:table-cell>
          <table:table-cell office:value-type="string">
            <text:p>AM1S</text:p>
          </table:table-cell>
          <table:table-cell/>
          <table:table-cell table:style-name="ce1" office:value-type="string">
            <text:p>1 Watt DC-DC Converter, 24V-&gt;5V, uisol=1kV</text:p>
          </table:table-cell>
          <table:table-cell office:value-type="string">
            <text:p>tme.pl</text:p>
          </table:table-cell>
          <table:table-cell table:style-name="ce1" office:value-type="string">
            <text:p>DC1S-2405S</text:p>
          </table:table-cell>
          <table:table-cell office:value-type="string">
            <text:p>aimtec</text:p>
          </table:table-cell>
          <table:table-cell office:value-type="string">
            <text:p>AM1S-2405SZ</text:p>
          </table:table-cell>
          <table:table-cell office:value-type="float" office:value="15.76">
            <text:p>15,76000</text:p>
          </table:table-cell>
          <table:table-cell table:style-name="ce45" office:value-type="string">
            <text:p>PLN</text:p>
          </table:table-cell>
          <table:table-cell office:value-type="date" office:date-value="2013-09-15">
            <text:p>15-09-2013</text:p>
          </table:table-cell>
          <table:table-cell table:number-columns-repeated="1011"/>
        </table:table-row>
        <table:table-row table:style-name="ro6">
          <table:table-cell office:value-type="string">
            <text:p>AM6TIW-2405S-RZ</text:p>
          </table:table-cell>
          <table:table-cell office:value-type="string">
            <text:p>32x21</text:p>
          </table:table-cell>
          <table:table-cell office:value-type="string">
            <text:p>AM6TIWS</text:p>
          </table:table-cell>
          <table:table-cell office:value-type="string">
            <text:p>TEN5</text:p>
          </table:table-cell>
          <table:table-cell/>
          <table:table-cell office:value-type="string">
            <text:p>Przetwornik: DC/DC; 6W; Uwej:9÷36V; 5VDC; Iwyj:1,2A; DIP24; 13g</text:p>
          </table:table-cell>
          <table:table-cell office:value-type="string">
            <text:p>tme.pl</text:p>
          </table:table-cell>
          <table:table-cell office:value-type="string">
            <text:p>AM6TIW-2405S-RZ</text:p>
          </table:table-cell>
          <table:table-cell office:value-type="string">
            <text:p>Aimtec</text:p>
          </table:table-cell>
          <table:table-cell office:value-type="string">
            <text:p>AM6TIW-2405S-RZ</text:p>
          </table:table-cell>
          <table:table-cell office:value-type="float" office:value="57">
            <text:p>57,00000</text:p>
          </table:table-cell>
          <table:table-cell office:value-type="string">
            <text:p>PLN</text:p>
          </table:table-cell>
          <table:table-cell office:value-type="date" office:date-value="2017-02-03">
            <text:p>03-02-2017</text:p>
          </table:table-cell>
          <table:table-cell table:number-columns-repeated="1011"/>
        </table:table-row>
        <table:table-row table:style-name="ro6">
          <table:table-cell office:value-type="string">
            <text:p>AMSR1-7805-NZ</text:p>
          </table:table-cell>
          <table:table-cell office:value-type="string">
            <text:p>11.50x8.9</text:p>
          </table:table-cell>
          <table:table-cell table:number-columns-repeated="2" office:value-type="string">
            <text:p>AMSR1-7805-NZ</text:p>
          </table:table-cell>
          <table:table-cell/>
          <table:table-cell office:value-type="string">
            <text:p>Przetwornik: DC/DC; 5W; Uwej:6,5÷32V; Uwyj:5VDC; Iwyj:1A; SIP3</text:p>
          </table:table-cell>
          <table:table-cell office:value-type="string">
            <text:p>tme.pl</text:p>
          </table:table-cell>
          <table:table-cell office:value-type="string">
            <text:p>AMSR1-7805-NZ</text:p>
          </table:table-cell>
          <table:table-cell office:value-type="string">
            <text:p>Aimtec</text:p>
          </table:table-cell>
          <table:table-cell office:value-type="string">
            <text:p>AMSR1-7805-NZ</text:p>
          </table:table-cell>
          <table:table-cell office:value-type="float" office:value="25">
            <text:p>25,00000</text:p>
          </table:table-cell>
          <table:table-cell office:value-type="string">
            <text:p>PLN</text:p>
          </table:table-cell>
          <table:table-cell office:value-type="date" office:date-value="2017-02-03">
            <text:p>03-02-2017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AMSRO-7805-NZ</text:p>
          </table:table-cell>
          <table:table-cell office:value-type="string">
            <text:p>TO-220V</text:p>
          </table:table-cell>
          <table:table-cell table:style-name="ce1" office:value-type="string">
            <text:p>AMSRO-7805-NEG</text:p>
          </table:table-cell>
          <table:table-cell table:style-name="ce1" office:value-type="string">
            <text:p>AMSRO-7805</text:p>
          </table:table-cell>
          <table:table-cell/>
          <table:table-cell table:style-name="ce1" office:value-type="string">
            <text:p>Przetwornik: DC/DC; 1,5W; Uwej:7÷31V; Uwyj: -5VDC; Iwyj:300mA; SIP3</text:p>
          </table:table-cell>
          <table:table-cell office:value-type="string">
            <text:p>tme.pl</text:p>
          </table:table-cell>
          <table:table-cell table:style-name="ce1" office:value-type="string">
            <text:p>AMSRO-7805-NZ</text:p>
          </table:table-cell>
          <table:table-cell office:value-type="string">
            <text:p>Aimtec</text:p>
          </table:table-cell>
          <table:table-cell table:style-name="ce1" office:value-type="string">
            <text:p>AMSRO-7805-NZ</text:p>
          </table:table-cell>
          <table:table-cell table:style-name="ce3" office:value-type="float" office:value="10.1">
            <text:p>10,1000</text:p>
          </table:table-cell>
          <table:table-cell table:style-name="ce45" office:value-type="string">
            <text:p>PLN</text:p>
          </table:table-cell>
          <table:table-cell office:value-type="date" office:date-value="2017-09-20">
            <text:p>20-09-2017</text:p>
          </table:table-cell>
          <table:table-cell table:number-columns-repeated="1011"/>
        </table:table-row>
        <table:table-row table:style-name="ro6">
          <table:table-cell table:number-columns-repeated="2" office:value-type="string">
            <text:p>BoilC1</text:p>
          </table:table-cell>
          <table:table-cell office:value-type="string">
            <text:p>BOILC1</text:p>
          </table:table-cell>
          <table:table-cell table:number-columns-repeated="2"/>
          <table:table-cell office:value-type="string">
            <text:p>Moduł sterujący grzaniem</text:p>
          </table:table-cell>
          <table:table-cell office:value-type="string">
            <text:p>mlach.com</text:p>
          </table:table-cell>
          <table:table-cell office:value-type="string">
            <text:p>BoilC1</text:p>
          </table:table-cell>
          <table:table-cell office:value-type="string">
            <text:p>mlach.com</text:p>
          </table:table-cell>
          <table:table-cell office:value-type="string">
            <text:p>BoilC1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BTM222</text:p>
          </table:table-cell>
          <table:table-cell office:value-type="string">
            <text:p>28.2x15.0</text:p>
          </table:table-cell>
          <table:table-cell table:style-name="ce1" office:value-type="string">
            <text:p>BTM222</text:p>
          </table:table-cell>
          <table:table-cell office:value-type="string">
            <text:p>BTM222</text:p>
          </table:table-cell>
          <table:table-cell/>
          <table:table-cell table:style-name="ce1" office:value-type="string">
            <text:p>Bluetooth Module Class BC04-Ext</text:p>
          </table:table-cell>
          <table:table-cell office:value-type="string">
            <text:p>tme.pl</text:p>
          </table:table-cell>
          <table:table-cell table:style-name="ce1" office:value-type="string">
            <text:p>BTM-222</text:p>
          </table:table-cell>
          <table:table-cell office:value-type="string">
            <text:p>Rayson</text:p>
          </table:table-cell>
          <table:table-cell office:value-type="string">
            <text:p>BTM-222</text:p>
          </table:table-cell>
          <table:table-cell office:value-type="float" office:value="44.1">
            <text:p>44,10000</text:p>
          </table:table-cell>
          <table:table-cell table:style-name="ce45" office:value-type="string">
            <text:p>PLN</text:p>
          </table:table-cell>
          <table:table-cell office:value-type="date" office:date-value="2013-02-24">
            <text:p>24-02-2013</text:p>
          </table:table-cell>
          <table:table-cell table:number-columns-repeated="1011"/>
        </table:table-row>
        <table:table-row table:style-name="ro6">
          <table:table-cell office:value-type="string">
            <text:p>DCW05B-15</text:p>
          </table:table-cell>
          <table:table-cell office:value-type="string">
            <text:p>20x32mm</text:p>
          </table:table-cell>
          <table:table-cell table:style-name="ce1" office:value-type="string">
            <text:p>DCW05B</text:p>
          </table:table-cell>
          <table:table-cell table:style-name="ce1" office:value-type="string">
            <text:p>SCW05B</text:p>
          </table:table-cell>
          <table:table-cell/>
          <table:table-cell table:style-name="ce1" office:value-type="string">
            <text:p>Przetwornik: DC/DC; 5,7W; Uwej:18÷36V; Uwyj:15VDC; Uwyj2:-15VDC</text:p>
          </table:table-cell>
          <table:table-cell office:value-type="string">
            <text:p>tme.pl</text:p>
          </table:table-cell>
          <table:table-cell office:value-type="string">
            <text:p>DCW05B-15</text:p>
          </table:table-cell>
          <table:table-cell office:value-type="string">
            <text:p>MeanWell</text:p>
          </table:table-cell>
          <table:table-cell office:value-type="string">
            <text:p>DCW05B-15</text:p>
          </table:table-cell>
          <table:table-cell office:value-type="float" office:value="43.2">
            <text:p>43,20000</text:p>
          </table:table-cell>
          <table:table-cell table:style-name="ce1" office:value-type="string">
            <text:p>PLN</text:p>
          </table:table-cell>
          <table:table-cell office:value-type="date" office:date-value="2016-01-28">
            <text:p>28-01-2016</text:p>
          </table:table-cell>
          <table:table-cell table:number-columns-repeated="1011"/>
        </table:table-row>
        <table:table-row table:style-name="ro6">
          <table:table-cell office:value-type="string">
            <text:p>DCW08B-12</text:p>
          </table:table-cell>
          <table:table-cell office:value-type="string">
            <text:p>20x32mm</text:p>
          </table:table-cell>
          <table:table-cell table:style-name="ce1" office:value-type="string">
            <text:p>DCW05B</text:p>
          </table:table-cell>
          <table:table-cell table:style-name="ce1" office:value-type="string">
            <text:p>SCW05B</text:p>
          </table:table-cell>
          <table:table-cell/>
          <table:table-cell table:style-name="ce1" office:value-type="string">
            <text:p>Przetwornik: DC/DC; 8W; Uwej:18÷36V; Uwyj:12VDC; Uwyj2:-12VDC</text:p>
          </table:table-cell>
          <table:table-cell office:value-type="string">
            <text:p>tme.pl</text:p>
          </table:table-cell>
          <table:table-cell office:value-type="string">
            <text:p>DCW08B-12</text:p>
          </table:table-cell>
          <table:table-cell office:value-type="string">
            <text:p>MeanWell</text:p>
          </table:table-cell>
          <table:table-cell office:value-type="string">
            <text:p>DCW08B-12</text:p>
          </table:table-cell>
          <table:table-cell office:value-type="float" office:value="58.01">
            <text:p>58,01000</text:p>
          </table:table-cell>
          <table:table-cell table:style-name="ce1" office:value-type="string">
            <text:p>PLN</text:p>
          </table:table-cell>
          <table:table-cell office:value-type="date" office:date-value="2016-01-28">
            <text:p>28-01-2016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ECH2sO2e2VA1</text:p>
          </table:table-cell>
          <table:table-cell office:value-type="string">
            <text:p>103.5x61mm</text:p>
          </table:table-cell>
          <table:table-cell table:style-name="ce1" office:value-type="string">
            <text:p>ECH2sO2e2VA1</text:p>
          </table:table-cell>
          <table:table-cell table:number-columns-repeated="2"/>
          <table:table-cell table:style-name="ce1" office:value-type="string">
            <text:p>Plytka do detektorow EC H2S(e2V/Alphasense), O2(e2V)</text:p>
          </table:table-cell>
          <table:table-cell/>
          <table:table-cell table:style-name="ce1"/>
          <table:table-cell table:number-columns-repeated="3"/>
          <table:table-cell table:style-name="ce45"/>
          <table:table-cell table:number-columns-repeated="1012"/>
        </table:table-row>
        <table:table-row table:style-name="ro6">
          <table:table-cell table:style-name="ce1" office:value-type="string">
            <text:p>ETRX351HR</text:p>
          </table:table-cell>
          <table:table-cell table:style-name="ce16" office:value-type="string">
            <text:p>25x19mm</text:p>
          </table:table-cell>
          <table:table-cell table:number-columns-repeated="2" table:style-name="ce1" office:value-type="string">
            <text:p>ETRX351HR-LRS</text:p>
          </table:table-cell>
          <table:table-cell table:style-name="ce1"/>
          <table:table-cell table:style-name="ce1" office:value-type="string">
            <text:p>ZigBee module</text:p>
          </table:table-cell>
          <table:table-cell office:value-type="string">
            <text:p>maritex.com.pl</text:p>
          </table:table-cell>
          <table:table-cell table:style-name="ce1"/>
          <table:table-cell table:number-columns-repeated="3"/>
          <table:table-cell table:style-name="ce45"/>
          <table:table-cell table:number-columns-repeated="1012"/>
        </table:table-row>
        <table:table-row table:style-name="ro6">
          <table:table-cell table:style-name="ce1" office:value-type="string">
            <text:p>ETRX351HR-LRS</text:p>
          </table:table-cell>
          <table:table-cell table:style-name="ce16" office:value-type="string">
            <text:p>25x19mm</text:p>
          </table:table-cell>
          <table:table-cell table:number-columns-repeated="2" table:style-name="ce1" office:value-type="string">
            <text:p>ETRX351HR-LRS</text:p>
          </table:table-cell>
          <table:table-cell table:style-name="ce1"/>
          <table:table-cell table:style-name="ce1" office:value-type="string">
            <text:p>ZigBee module</text:p>
          </table:table-cell>
          <table:table-cell office:value-type="string">
            <text:p>maritex.com.pl</text:p>
          </table:table-cell>
          <table:table-cell table:style-name="ce1"/>
          <table:table-cell table:number-columns-repeated="3"/>
          <table:table-cell table:style-name="ce45"/>
          <table:table-cell table:number-columns-repeated="1012"/>
        </table:table-row>
        <table:table-row table:style-name="ro6">
          <table:table-cell table:style-name="ce1" office:value-type="string">
            <text:p>FT4232H_MM</text:p>
          </table:table-cell>
          <table:table-cell office:value-type="string">
            <text:p>35.58x29.15</text:p>
          </table:table-cell>
          <table:table-cell table:style-name="ce1" office:value-type="string">
            <text:p>FT4232H_MM</text:p>
          </table:table-cell>
          <table:table-cell office:value-type="string">
            <text:p>FT4232H_MM</text:p>
          </table:table-cell>
          <table:table-cell/>
          <table:table-cell table:style-name="ce1" office:value-type="string">
            <text:p>USB Hi-Speed FT4232H Evaluation module</text:p>
          </table:table-cell>
          <table:table-cell office:value-type="string">
            <text:p>tme.pl</text:p>
          </table:table-cell>
          <table:table-cell table:style-name="ce1" office:value-type="string">
            <text:p>FT4232HQ-MODULE</text:p>
          </table:table-cell>
          <table:table-cell office:value-type="string">
            <text:p>FTDI</text:p>
          </table:table-cell>
          <table:table-cell office:value-type="string">
            <text:p>FT4232HQ_MINI_MODULE</text:p>
          </table:table-cell>
          <table:table-cell office:value-type="float" office:value="97.9">
            <text:p>97,90000</text:p>
          </table:table-cell>
          <table:table-cell table:style-name="ce45" office:value-type="string">
            <text:p>PLN</text:p>
          </table:table-cell>
          <table:table-cell office:value-type="date" office:date-value="2009-11-20">
            <text:p>20-11-2009</text:p>
          </table:table-cell>
          <table:table-cell table:number-columns-repeated="1011"/>
        </table:table-row>
        <table:table-row table:style-name="ro6">
          <table:table-cell office:value-type="string">
            <text:p>GenUDIcpu</text:p>
          </table:table-cell>
          <table:table-cell office:value-type="string">
            <text:p>GenUDIcpu</text:p>
          </table:table-cell>
          <table:table-cell office:value-type="string">
            <text:p>GenUDIcpu</text:p>
          </table:table-cell>
          <table:table-cell office:value-type="string">
            <text:p>GenUDIcpu</text:p>
          </table:table-cell>
          <table:table-cell/>
          <table:table-cell office:value-type="string">
            <text:p>Moduł mikrokontrolera generatora ultradźwięków</text:p>
          </table:table-cell>
          <table:table-cell office:value-type="string">
            <text:p>mlach.com</text:p>
          </table:table-cell>
          <table:table-cell office:value-type="string">
            <text:p>GenUDIcpu</text:p>
          </table:table-cell>
          <table:table-cell table:number-columns-repeated="2"/>
          <table:table-cell office:value-type="string">
            <text:p>do ustalenia</text:p>
          </table:table-cell>
          <table:table-cell office:value-type="string">
            <text:p>PLN</text:p>
          </table:table-cell>
          <table:table-cell office:value-type="date" office:date-value="2016-10-26">
            <text:p>26-10-2016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Gmm-u5j</text:p>
          </table:table-cell>
          <table:table-cell office:value-type="string">
            <text:p>22x17mm</text:p>
          </table:table-cell>
          <table:table-cell table:number-columns-repeated="2" table:style-name="ce1" office:value-type="string">
            <text:p>GMM-U5J</text:p>
          </table:table-cell>
          <table:table-cell/>
          <table:table-cell table:style-name="ce1" office:value-type="string">
            <text:p>GPS Module</text:p>
          </table:table-cell>
          <table:table-cell office:value-type="string">
            <text:p>maritex.com.pl</text:p>
          </table:table-cell>
          <table:table-cell table:style-name="ce1" office:value-type="string">
            <text:p>GMM-U5J</text:p>
          </table:table-cell>
          <table:table-cell office:value-type="string">
            <text:p>GtopTech</text:p>
          </table:table-cell>
          <table:table-cell table:style-name="ce1" office:value-type="string">
            <text:p>GMM-U5J</text:p>
          </table:table-cell>
          <table:table-cell office:value-type="float" office:value="59.5">
            <text:p>59,50000</text:p>
          </table:table-cell>
          <table:table-cell table:style-name="ce45" office:value-type="string">
            <text:p>PLN</text:p>
          </table:table-cell>
          <table:table-cell office:value-type="date" office:date-value="2012-08-02">
            <text:p>02-08-2012</text:p>
          </table:table-cell>
          <table:table-cell table:number-columns-repeated="1011"/>
        </table:table-row>
        <table:table-row table:style-name="ro6">
          <table:table-cell table:number-columns-repeated="3" office:value-type="string">
            <text:p>IRv4</text:p>
          </table:table-cell>
          <table:table-cell table:number-columns-repeated="2"/>
          <table:table-cell office:value-type="string">
            <text:p>Płytka zasilacza diody IR w mierniku cząstek</text:p>
          </table:table-cell>
          <table:table-cell office:value-type="string">
            <text:p>mlach.com</text:p>
          </table:table-cell>
          <table:table-cell office:value-type="string">
            <text:p>IRv4</text:p>
          </table:table-cell>
          <table:table-cell table:number-columns-repeated="1016"/>
        </table:table-row>
        <table:table-row table:style-name="ro6">
          <table:table-cell table:style-name="ce1" office:value-type="string">
            <text:p>KabelTLWY2x0.22_HU02_Term1KL50</text:p>
          </table:table-cell>
          <table:table-cell office:value-type="string">
            <text:p>50cm</text:p>
          </table:table-cell>
          <table:table-cell table:style-name="ce1" office:value-type="string">
            <text:p>KabelTLWY2x0.22_HU02_Term1KL50</text:p>
          </table:table-cell>
          <table:table-cell table:number-columns-repeated="2"/>
          <table:table-cell table:style-name="ce1" office:value-type="string">
            <text:p>kabel TLWY 2x0.22 zakonczony termistorem wkrecanym w radiator i HU02 z drugiej strony</text:p>
          </table:table-cell>
          <table:table-cell table:number-columns-repeated="5"/>
          <table:table-cell table:style-name="ce45"/>
          <table:table-cell table:number-columns-repeated="1012"/>
        </table:table-row>
        <table:table-row table:style-name="ro6">
          <table:table-cell table:style-name="ce1" office:value-type="string">
            <text:p>KabelTLWY2x0.22_HU02L50</text:p>
          </table:table-cell>
          <table:table-cell table:style-name="ce1" office:value-type="string">
            <text:p>50cm</text:p>
          </table:table-cell>
          <table:table-cell table:style-name="ce1" office:value-type="string">
            <text:p>KabelTLWY2x0.22_HU02L50</text:p>
          </table:table-cell>
          <table:table-cell table:number-columns-repeated="2"/>
          <table:table-cell table:style-name="ce1" office:value-type="string">
            <text:p>Kabel TLWY 2x0.22 jednostronnie zakonczony wtykiem HU02</text:p>
          </table:table-cell>
          <table:table-cell/>
          <table:table-cell table:style-name="ce1"/>
          <table:table-cell table:number-columns-repeated="3"/>
          <table:table-cell table:style-name="ce45"/>
          <table:table-cell table:number-columns-repeated="1012"/>
        </table:table-row>
        <table:table-row table:style-name="ro5">
          <table:table-cell table:style-name="ce1" office:value-type="string">
            <text:p>KabelTLWY2x0.22_HU02x2L50</text:p>
          </table:table-cell>
          <table:table-cell office:value-type="string">
            <text:p>50cm</text:p>
          </table:table-cell>
          <table:table-cell table:style-name="ce1" office:value-type="string">
            <text:p>KabelTLWY2x0.22_HU02x2L50</text:p>
          </table:table-cell>
          <table:table-cell table:number-columns-repeated="2"/>
          <table:table-cell table:style-name="ce34"/>
          <table:table-cell table:number-columns-repeated="5"/>
          <table:table-cell table:style-name="ce1"/>
          <table:table-cell table:number-columns-repeated="1012"/>
        </table:table-row>
        <table:table-row table:style-name="ro6">
          <table:table-cell table:style-name="ce1" office:value-type="string">
            <text:p>KabelTLWY2x0.35_Kon3M_L50</text:p>
          </table:table-cell>
          <table:table-cell table:style-name="ce1" office:value-type="string">
            <text:p>50cm</text:p>
          </table:table-cell>
          <table:table-cell table:style-name="ce1" office:value-type="string">
            <text:p>KabelTLWY2x0.35_Kon3M_L50</text:p>
          </table:table-cell>
          <table:table-cell table:number-columns-repeated="2"/>
          <table:table-cell table:style-name="ce1" office:value-type="string">
            <text:p>Kabel TLWY 2x0.35 jednostronnie zakonczony wtykami nozowymi</text:p>
          </table:table-cell>
          <table:table-cell/>
          <table:table-cell table:style-name="ce1"/>
          <table:table-cell table:number-columns-repeated="3"/>
          <table:table-cell table:style-name="ce45"/>
          <table:table-cell table:number-columns-repeated="1012"/>
        </table:table-row>
        <table:table-row table:style-name="ro5">
          <table:table-cell table:style-name="ce34" office:value-type="string">
            <text:p>KabelTLWY2x0.35_Kon3M_Rezx2L50</text:p>
          </table:table-cell>
          <table:table-cell office:value-type="string">
            <text:p>50cm</text:p>
          </table:table-cell>
          <table:table-cell table:style-name="ce34" office:value-type="string">
            <text:p>KabelTLWY2x0.35_Kon3M_Rezx2L50</text:p>
          </table:table-cell>
          <table:table-cell table:number-columns-repeated="2"/>
          <table:table-cell table:style-name="ce34" office:value-type="string">
            <text:p>Kabel TLWY 2x0.35 z dwoma rezystorami 6R8</text:p>
          </table:table-cell>
          <table:table-cell/>
          <table:table-cell table:style-name="ce1"/>
          <table:table-cell/>
          <table:table-cell table:style-name="ce111"/>
          <table:table-cell/>
          <table:table-cell table:style-name="ce45"/>
          <table:table-cell table:number-columns-repeated="1012"/>
        </table:table-row>
        <table:table-row table:style-name="ro5">
          <table:table-cell table:style-name="ce1" office:value-type="string">
            <text:p>KabelTLWY2x0.35_L50</text:p>
          </table:table-cell>
          <table:table-cell office:value-type="string">
            <text:p>50cm</text:p>
          </table:table-cell>
          <table:table-cell table:style-name="ce1" office:value-type="string">
            <text:p>KabelTLWY2x0.35_L50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1012"/>
        </table:table-row>
        <table:table-row table:style-name="ro6">
          <table:table-cell table:style-name="ce1" office:value-type="string">
            <text:p>KabelTLWY3x0.22_HU03L50</text:p>
          </table:table-cell>
          <table:table-cell table:style-name="ce1" office:value-type="string">
            <text:p>50cm</text:p>
          </table:table-cell>
          <table:table-cell table:style-name="ce1" office:value-type="string">
            <text:p>KabelTLWY3x0.22_HU03L50</text:p>
          </table:table-cell>
          <table:table-cell table:number-columns-repeated="2"/>
          <table:table-cell table:style-name="ce1" office:value-type="string">
            <text:p>Kabel TLWY 3x0.22 jednostronnie zakonczony wtykiem HU03</text:p>
          </table:table-cell>
          <table:table-cell/>
          <table:table-cell table:style-name="ce1"/>
          <table:table-cell table:number-columns-repeated="3"/>
          <table:table-cell table:style-name="ce45"/>
          <table:table-cell table:number-columns-repeated="1012"/>
        </table:table-row>
        <table:table-row table:style-name="ro5">
          <table:table-cell table:style-name="ce1" office:value-type="string">
            <text:p>KabelTLWY3x0.35_L50</text:p>
          </table:table-cell>
          <table:table-cell office:value-type="string">
            <text:p>50cm</text:p>
          </table:table-cell>
          <table:table-cell table:style-name="ce1" office:value-type="string">
            <text:p>KabelTLWY3x0.35_L50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1012"/>
        </table:table-row>
        <table:table-row table:style-name="ro6">
          <table:table-cell table:style-name="ce1" office:value-type="string">
            <text:p>KabelTLWY4x0.22_HU04L50</text:p>
          </table:table-cell>
          <table:table-cell office:value-type="string">
            <text:p>50cm</text:p>
          </table:table-cell>
          <table:table-cell table:style-name="ce1" office:value-type="string">
            <text:p>KabelTLWY4x0.22_HU04L50</text:p>
          </table:table-cell>
          <table:table-cell table:number-columns-repeated="2"/>
          <table:table-cell table:style-name="ce1" office:value-type="string">
            <text:p>Kabel TLWY 4x0.22mm2, jednostronnie zakonczony wtykiem HU04</text:p>
          </table:table-cell>
          <table:table-cell table:number-columns-repeated="5"/>
          <table:table-cell table:style-name="ce1"/>
          <table:table-cell table:number-columns-repeated="1012"/>
        </table:table-row>
        <table:table-row table:style-name="ro6">
          <table:table-cell table:style-name="ce1" office:value-type="string">
            <text:p>KabelTLWY5x0.22_HU05L50</text:p>
          </table:table-cell>
          <table:table-cell office:value-type="string">
            <text:p>50cm</text:p>
          </table:table-cell>
          <table:table-cell table:style-name="ce1" office:value-type="string">
            <text:p>KabelTLWY5x0.22_HU05L50</text:p>
          </table:table-cell>
          <table:table-cell table:number-columns-repeated="2"/>
          <table:table-cell table:style-name="ce1" office:value-type="string">
            <text:p>Kabel TLWY 5x0.22mm2, jednostronnie zakonczony wtykiem HU05</text:p>
          </table:table-cell>
          <table:table-cell/>
          <table:table-cell table:style-name="ce1"/>
          <table:table-cell table:number-columns-repeated="3"/>
          <table:table-cell table:style-name="ce45"/>
          <table:table-cell table:number-columns-repeated="1012"/>
        </table:table-row>
        <table:table-row table:style-name="ro6">
          <table:table-cell table:style-name="ce1" office:value-type="string">
            <text:p>KAGsmA1</text:p>
          </table:table-cell>
          <table:table-cell office:value-type="string">
            <text:p>122x65mm</text:p>
          </table:table-cell>
          <table:table-cell table:style-name="ce1" office:value-type="string">
            <text:p>KAGsmA1</text:p>
          </table:table-cell>
          <table:table-cell table:number-columns-repeated="2"/>
          <table:table-cell table:style-name="ce1" office:value-type="string">
            <text:p>Modul modemu GSM do analizatora gazu</text:p>
          </table:table-cell>
          <table:table-cell/>
          <table:table-cell table:style-name="ce1"/>
          <table:table-cell table:number-columns-repeated="3"/>
          <table:table-cell table:style-name="ce45"/>
          <table:table-cell table:number-columns-repeated="1012"/>
        </table:table-row>
        <table:table-row table:style-name="ro6">
          <table:table-cell office:value-type="string">
            <text:p>KAGsmA1Baza</text:p>
          </table:table-cell>
          <table:table-cell office:value-type="string">
            <text:p>122x65mm</text:p>
          </table:table-cell>
          <table:table-cell table:number-columns-repeated="2" office:value-type="string">
            <text:p>KAGsmA1Baza</text:p>
          </table:table-cell>
          <table:table-cell/>
          <table:table-cell office:value-type="string">
            <text:p>Płytka bazowa dla Sl_GSMv2.1</text:p>
          </table:table-cell>
          <table:table-cell office:value-type="string">
            <text:p>mlach.com</text:p>
          </table:table-cell>
          <table:table-cell table:number-columns-repeated="1017"/>
        </table:table-row>
        <table:table-row table:style-name="ro6">
          <table:table-cell table:style-name="ce1" office:value-type="string">
            <text:p>LEA-4H</text:p>
          </table:table-cell>
          <table:table-cell office:value-type="string">
            <text:p>LEA-LA</text:p>
          </table:table-cell>
          <table:table-cell table:style-name="ce1" office:value-type="string">
            <text:p>LEA-4H</text:p>
          </table:table-cell>
          <table:table-cell office:value-type="string">
            <text:p>LEA-LA</text:p>
          </table:table-cell>
          <table:table-cell/>
          <table:table-cell table:style-name="ce1" office:value-type="string">
            <text:p>GPS Receiver</text:p>
          </table:table-cell>
          <table:table-cell table:style-name="ce3"/>
          <table:table-cell table:style-name="ce45"/>
          <table:table-cell table:style-name="ce1" table:number-columns-repeated="2"/>
          <table:table-cell table:number-columns-repeated="1014"/>
        </table:table-row>
        <table:table-row table:style-name="ro6">
          <table:table-cell table:style-name="ce1" office:value-type="string">
            <text:p>LEA-5S</text:p>
          </table:table-cell>
          <table:table-cell table:style-name="ce1" office:value-type="string">
            <text:p>LEA-LA</text:p>
          </table:table-cell>
          <table:table-cell table:style-name="ce1" office:value-type="string">
            <text:p>LEA-5S</text:p>
          </table:table-cell>
          <table:table-cell table:style-name="ce1" office:value-type="string">
            <text:p>LEA-LA</text:p>
          </table:table-cell>
          <table:table-cell table:style-name="ce1"/>
          <table:table-cell table:style-name="ce1" office:value-type="string">
            <text:p>GPS Module</text:p>
          </table:table-cell>
          <table:table-cell table:style-name="ce1" office:value-type="string">
            <text:p>microdis.net</text:p>
          </table:table-cell>
          <table:table-cell table:style-name="ce1" office:value-type="string">
            <text:p>LEA-5S</text:p>
          </table:table-cell>
          <table:table-cell table:style-name="ce1" office:value-type="string">
            <text:p>ublox</text:p>
          </table:table-cell>
          <table:table-cell table:style-name="ce1" office:value-type="string">
            <text:p>LEA-5S</text:p>
          </table:table-cell>
          <table:table-cell office:value-type="float" office:value="17">
            <text:p>17,00000</text:p>
          </table:table-cell>
          <table:table-cell table:style-name="ce4" office:value-type="string">
            <text:p>EUR</text:p>
          </table:table-cell>
          <table:table-cell office:value-type="date" office:date-value="2009-10-06">
            <text:p>06-10-2009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LEON-G100-005-01</text:p>
          </table:table-cell>
          <table:table-cell table:number-columns-repeated="3" table:style-name="ce1" office:value-type="string">
            <text:p>LEON-G100</text:p>
          </table:table-cell>
          <table:table-cell table:style-name="ce1"/>
          <table:table-cell table:style-name="ce1" office:value-type="string">
            <text:p>GSM module </text:p>
          </table:table-cell>
          <table:table-cell office:value-type="string">
            <text:p>microdis.net</text:p>
          </table:table-cell>
          <table:table-cell table:style-name="ce1" office:value-type="string">
            <text:p>LEON-G100</text:p>
          </table:table-cell>
          <table:table-cell office:value-type="string">
            <text:p>ublox</text:p>
          </table:table-cell>
          <table:table-cell office:value-type="string">
            <text:p>LEON-G100</text:p>
          </table:table-cell>
          <table:table-cell office:value-type="float" office:value="20.5">
            <text:p>20,50000</text:p>
          </table:table-cell>
          <table:table-cell table:style-name="ce45" office:value-type="string">
            <text:p>EUR</text:p>
          </table:table-cell>
          <table:table-cell office:value-type="date" office:date-value="2010-03-09">
            <text:p>09-03-2010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LiYCY3x0.14_HU04_PKolkiH2S_L25</text:p>
          </table:table-cell>
          <table:table-cell office:value-type="string">
            <text:p>25cm</text:p>
          </table:table-cell>
          <table:table-cell table:style-name="ce1" office:value-type="string">
            <text:p>LiYCY3x0.14_HU04_PKolkiH2S_L50</text:p>
          </table:table-cell>
          <table:table-cell table:number-columns-repeated="2"/>
          <table:table-cell table:style-name="ce1" office:value-type="string">
            <text:p>Kabel 3x0.14mm2 z ekranem zakonczony wtykiem HU04i plytka posrednia pod czujnik EC dkugosc kabla 25cm</text:p>
          </table:table-cell>
          <table:table-cell/>
          <table:table-cell table:style-name="ce1"/>
          <table:table-cell table:number-columns-repeated="3"/>
          <table:table-cell table:style-name="ce45"/>
          <table:table-cell table:number-columns-repeated="1012"/>
        </table:table-row>
        <table:table-row table:style-name="ro6">
          <table:table-cell table:style-name="ce1" office:value-type="string">
            <text:p>LiYCY3x0.14_HU04_PKolkiH2S_L50</text:p>
          </table:table-cell>
          <table:table-cell office:value-type="string">
            <text:p>50cm</text:p>
          </table:table-cell>
          <table:table-cell table:style-name="ce1" office:value-type="string">
            <text:p>LiYCY3x0.14_HU04_PKolkiH2S_L50</text:p>
          </table:table-cell>
          <table:table-cell table:number-columns-repeated="2"/>
          <table:table-cell table:style-name="ce1" office:value-type="string">
            <text:p>Kabel 3x0.14mm2 z ekranem zakonczony wtykiem HU04i plytka posrednia pod czujnik EC dkugosc kabla 50cm</text:p>
          </table:table-cell>
          <table:table-cell/>
          <table:table-cell table:style-name="ce1"/>
          <table:table-cell table:number-columns-repeated="3"/>
          <table:table-cell table:style-name="ce45"/>
          <table:table-cell table:number-columns-repeated="1012"/>
        </table:table-row>
        <table:table-row table:style-name="ro6">
          <table:table-cell table:style-name="ce1" office:value-type="string">
            <text:p>LiYCY3x0.14_HU05x2_L50</text:p>
          </table:table-cell>
          <table:table-cell office:value-type="string">
            <text:p>50cm</text:p>
          </table:table-cell>
          <table:table-cell table:style-name="ce1" office:value-type="string">
            <text:p>LiYCY3x0.14_HU05x2_L50</text:p>
          </table:table-cell>
          <table:table-cell table:number-columns-repeated="2"/>
          <table:table-cell table:style-name="ce1" office:value-type="string">
            <text:p>Kabel 3x0.14mm2 z ekranem zakonczony dwoma wtykami HU05 do zasilania modulow w analizatorze gazu dlugosc kabla 50cm</text:p>
          </table:table-cell>
          <table:table-cell table:number-columns-repeated="1018"/>
        </table:table-row>
        <table:table-row table:style-name="ro6">
          <table:table-cell table:style-name="ce1" office:value-type="string">
            <text:p>LiYCY4x0.14_HU05_PKolkiTDS_L50</text:p>
          </table:table-cell>
          <table:table-cell office:value-type="string">
            <text:p>50cm</text:p>
          </table:table-cell>
          <table:table-cell table:style-name="ce1" office:value-type="string">
            <text:p>LiYCY4x0.14_HU05_PKolkiTDS_L50</text:p>
          </table:table-cell>
          <table:table-cell table:number-columns-repeated="2"/>
          <table:table-cell table:style-name="ce1" office:value-type="string">
            <text:p>Kabel LiYCY 4x0.14 do czujnika TDS dlugosc 50cm, zakonczony HU05</text:p>
          </table:table-cell>
          <table:table-cell/>
          <table:table-cell table:style-name="ce1"/>
          <table:table-cell table:number-columns-repeated="3"/>
          <table:table-cell table:style-name="ce45"/>
          <table:table-cell table:number-columns-repeated="1012"/>
        </table:table-row>
        <table:table-row table:style-name="ro6">
          <table:table-cell table:style-name="ce1" office:value-type="string">
            <text:p>LiYCY5x0.14_HU05_PKolkiTDS_L50</text:p>
          </table:table-cell>
          <table:table-cell office:value-type="string">
            <text:p>50cm</text:p>
          </table:table-cell>
          <table:table-cell table:style-name="ce1" office:value-type="string">
            <text:p>LiYCY5x0.14_HU05_PKolkiTDS_L50</text:p>
          </table:table-cell>
          <table:table-cell table:number-columns-repeated="2"/>
          <table:table-cell table:style-name="ce1" office:value-type="string">
            <text:p>Kabel LiYCY 5x0.14 do czujnika TDS dlugosc 50cm, zakonczony HU05</text:p>
          </table:table-cell>
          <table:table-cell/>
          <table:table-cell table:style-name="ce1"/>
          <table:table-cell table:number-columns-repeated="3"/>
          <table:table-cell table:style-name="ce45"/>
          <table:table-cell table:number-columns-repeated="1012"/>
        </table:table-row>
        <table:table-row table:style-name="ro6">
          <table:table-cell table:style-name="ce1" office:value-type="string">
            <text:p>LiYY4x0.14_HU04_L50</text:p>
          </table:table-cell>
          <table:table-cell office:value-type="string">
            <text:p>50cm</text:p>
          </table:table-cell>
          <table:table-cell table:style-name="ce1" office:value-type="string">
            <text:p>LiYY4x0.14_HU04_L50</text:p>
          </table:table-cell>
          <table:table-cell table:number-columns-repeated="2"/>
          <table:table-cell table:style-name="ce1" office:value-type="string">
            <text:p>Kabel LIYY4x0.14 zakonczony wtykiem HU04 tylko z jednej strony</text:p>
          </table:table-cell>
          <table:table-cell table:number-columns-repeated="5"/>
          <table:table-cell table:style-name="ce1"/>
          <table:table-cell table:number-columns-repeated="1012"/>
        </table:table-row>
        <table:table-row table:style-name="ro6">
          <table:table-cell table:number-columns-repeated="4" table:style-name="ce1" office:value-type="string">
            <text:p>LPGCODetA1</text:p>
          </table:table-cell>
          <table:table-cell table:style-name="ce1"/>
          <table:table-cell table:style-name="ce1" office:value-type="string">
            <text:p>Modul czujnika CO/LPG</text:p>
          </table:table-cell>
          <table:table-cell table:style-name="ce1" office:value-type="string">
            <text:p>moduł LPGCODetA1</text:p>
          </table:table-cell>
          <table:table-cell office:value-type="string">
            <text:p>mlach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6">
          <table:table-cell table:style-name="ce1" office:value-type="string">
            <text:p>LPGDetAUX</text:p>
          </table:table-cell>
          <table:table-cell table:style-name="ce1" office:value-type="string">
            <text:p>LPGDetAUX</text:p>
          </table:table-cell>
          <table:table-cell table:style-name="ce1" office:value-type="string">
            <text:p>LPGCODetA1</text:p>
          </table:table-cell>
          <table:table-cell table:style-name="ce1" office:value-type="string">
            <text:p>LPGDETAUX</text:p>
          </table:table-cell>
          <table:table-cell/>
          <table:table-cell table:style-name="ce34" office:value-type="string">
            <text:p>Dodatkowy modul do LPGDet</text:p>
          </table:table-cell>
          <table:table-cell/>
          <table:table-cell table:style-name="ce1"/>
          <table:table-cell table:number-columns-repeated="3"/>
          <table:table-cell table:style-name="ce45"/>
          <table:table-cell table:number-columns-repeated="1012"/>
        </table:table-row>
        <table:table-row table:style-name="ro6">
          <table:table-cell table:style-name="ce1" office:value-type="string">
            <text:p>NDIRDynA2</text:p>
          </table:table-cell>
          <table:table-cell office:value-type="string">
            <text:p>87x64mm</text:p>
          </table:table-cell>
          <table:table-cell table:style-name="ce1" office:value-type="string">
            <text:p>NDIRDynA2</text:p>
          </table:table-cell>
          <table:table-cell table:number-columns-repeated="2"/>
          <table:table-cell table:style-name="ce1" office:value-type="string">
            <text:p>Modul pomiaru CH4 i CO2 Dynament </text:p>
          </table:table-cell>
          <table:table-cell/>
          <table:table-cell table:style-name="ce1"/>
          <table:table-cell table:number-columns-repeated="3"/>
          <table:table-cell table:style-name="ce45"/>
          <table:table-cell table:number-columns-repeated="1012"/>
        </table:table-row>
        <table:table-row table:style-name="ro6">
          <table:table-cell table:style-name="ce1" office:value-type="string">
            <text:p>NFM-05-5</text:p>
          </table:table-cell>
          <table:table-cell office:value-type="string">
            <text:p>57.9x45mm</text:p>
          </table:table-cell>
          <table:table-cell table:style-name="ce1" office:value-type="string">
            <text:p>PM-10-5</text:p>
          </table:table-cell>
          <table:table-cell table:style-name="ce1" office:value-type="string">
            <text:p>NFM-05-5</text:p>
          </table:table-cell>
          <table:table-cell/>
          <table:table-cell table:style-name="ce1" office:value-type="string">
            <text:p>5W output switching power supply</text:p>
          </table:table-cell>
          <table:table-cell office:value-type="string">
            <text:p>tme.pl</text:p>
          </table:table-cell>
          <table:table-cell table:style-name="ce1" office:value-type="string">
            <text:p>NFM-05-5</text:p>
          </table:table-cell>
          <table:table-cell office:value-type="string">
            <text:p>MeanWell</text:p>
          </table:table-cell>
          <table:table-cell table:style-name="ce1" office:value-type="string">
            <text:p>NFM-05-5</text:p>
          </table:table-cell>
          <table:table-cell office:value-type="float" office:value="30.12">
            <text:p>30,12000</text:p>
          </table:table-cell>
          <table:table-cell table:style-name="ce45" office:value-type="string">
            <text:p>PLN</text:p>
          </table:table-cell>
          <table:table-cell office:value-type="date" office:date-value="2012-09-03">
            <text:p>03-09-2012</text:p>
          </table:table-cell>
          <table:table-cell table:number-columns-repeated="1011"/>
        </table:table-row>
        <table:table-row table:style-name="ro6">
          <table:table-cell office:value-type="string">
            <text:p>NSD05-12S5</text:p>
          </table:table-cell>
          <table:table-cell office:value-type="string">
            <text:p>25.4x40.6</text:p>
          </table:table-cell>
          <table:table-cell table:number-columns-repeated="2" office:value-type="string">
            <text:p>NSD05-12S5</text:p>
          </table:table-cell>
          <table:table-cell/>
          <table:table-cell office:value-type="string">
            <text:p>Przetwornik: DC/DC; 5W; Uwej:9,2÷36V; 5VDC; Iwyj:1000mA; 7g</text:p>
          </table:table-cell>
          <table:table-cell office:value-type="string">
            <text:p>tme.pl</text:p>
          </table:table-cell>
          <table:table-cell office:value-type="string">
            <text:p>NSD05-12S5</text:p>
          </table:table-cell>
          <table:table-cell office:value-type="string">
            <text:p>MeanWell</text:p>
          </table:table-cell>
          <table:table-cell office:value-type="string">
            <text:p>NSD05-12S5</text:p>
          </table:table-cell>
          <table:table-cell office:value-type="float" office:value="32.2">
            <text:p>32,20000</text:p>
          </table:table-cell>
          <table:table-cell office:value-type="string">
            <text:p>PLN</text:p>
          </table:table-cell>
          <table:table-cell office:value-type="date" office:date-value="2017-02-03">
            <text:p>03-02-2017</text:p>
          </table:table-cell>
          <table:table-cell table:number-columns-repeated="1011"/>
        </table:table-row>
        <table:table-row table:style-name="ro6">
          <table:table-cell office:value-type="string">
            <text:p>NSD10-12S15</text:p>
          </table:table-cell>
          <table:table-cell table:style-name="ce16" office:value-type="date" office:date-value="1950-10-26">
            <text:p>26.10.1950</text:p>
          </table:table-cell>
          <table:table-cell table:number-columns-repeated="2" office:value-type="string">
            <text:p>NSD10-S</text:p>
          </table:table-cell>
          <table:table-cell/>
          <table:table-cell office:value-type="string">
            <text:p>Przetwornik: DC/DC; 10,05W; Uwej:9,8÷36V; 15VDC; Iwyj:670mA; 2"x1"</text:p>
          </table:table-cell>
          <table:table-cell office:value-type="string">
            <text:p>tme.pl</text:p>
          </table:table-cell>
          <table:table-cell office:value-type="string">
            <text:p>NSD10-12S15</text:p>
          </table:table-cell>
          <table:table-cell office:value-type="string">
            <text:p>MeanWell</text:p>
          </table:table-cell>
          <table:table-cell office:value-type="string">
            <text:p>NSD10-12S15</text:p>
          </table:table-cell>
          <table:table-cell office:value-type="float" office:value="43.3">
            <text:p>43,30000</text:p>
          </table:table-cell>
          <table:table-cell office:value-type="string">
            <text:p>PLN</text:p>
          </table:table-cell>
          <table:table-cell office:value-type="date" office:date-value="2017-02-03">
            <text:p>03-02-2017</text:p>
          </table:table-cell>
          <table:table-cell table:number-columns-repeated="1011"/>
        </table:table-row>
        <table:table-row table:style-name="ro6">
          <table:table-cell office:value-type="string">
            <text:p>NSD15-12S15</text:p>
          </table:table-cell>
          <table:table-cell office:value-type="string">
            <text:p>38x50</text:p>
          </table:table-cell>
          <table:table-cell table:number-columns-repeated="2" office:value-type="string">
            <text:p>NSD15-S</text:p>
          </table:table-cell>
          <table:table-cell/>
          <table:table-cell office:value-type="string">
            <text:p>Przetwornik: DC/DC; 15W; Uwej:9,4÷36V; 15VDC; Iwyj:1A; 2"x1,5"</text:p>
          </table:table-cell>
          <table:table-cell office:value-type="string">
            <text:p>tme.pl</text:p>
          </table:table-cell>
          <table:table-cell office:value-type="string">
            <text:p>NSD15-12S15</text:p>
          </table:table-cell>
          <table:table-cell office:value-type="string">
            <text:p>MeanWell</text:p>
          </table:table-cell>
          <table:table-cell office:value-type="string">
            <text:p>NSD15-12S15</text:p>
          </table:table-cell>
          <table:table-cell office:value-type="float" office:value="55.6">
            <text:p>55,60000</text:p>
          </table:table-cell>
          <table:table-cell office:value-type="string">
            <text:p>PLN</text:p>
          </table:table-cell>
          <table:table-cell office:value-type="date" office:date-value="2017-02-03">
            <text:p>03-02-2017</text:p>
          </table:table-cell>
          <table:table-cell table:number-columns-repeated="1011"/>
        </table:table-row>
        <table:table-row table:style-name="ro6">
          <table:table-cell table:number-columns-repeated="4" table:style-name="ce1" office:value-type="string">
            <text:p>PAM_GSM_v_0_1</text:p>
          </table:table-cell>
          <table:table-cell table:style-name="ce1"/>
          <table:table-cell table:style-name="ce1" office:value-type="string">
            <text:p>GSM module for PLCATMEGA controller</text:p>
          </table:table-cell>
          <table:table-cell table:number-columns-repeated="5"/>
          <table:table-cell table:style-name="ce1"/>
          <table:table-cell table:number-columns-repeated="1012"/>
        </table:table-row>
        <table:table-row table:style-name="ro6">
          <table:table-cell table:style-name="ce1" office:value-type="string">
            <text:p>PellistorA1</text:p>
          </table:table-cell>
          <table:table-cell office:value-type="string">
            <text:p>80x80</text:p>
          </table:table-cell>
          <table:table-cell table:style-name="ce1" office:value-type="string">
            <text:p>PellistorA1</text:p>
          </table:table-cell>
          <table:table-cell table:number-columns-repeated="2"/>
          <table:table-cell table:style-name="ce1" office:value-type="string">
            <text:p>Modul czujnika pellistorowego</text:p>
          </table:table-cell>
          <table:table-cell table:number-columns-repeated="5"/>
          <table:table-cell table:style-name="ce1"/>
          <table:table-cell table:number-columns-repeated="1012"/>
        </table:table-row>
        <table:table-row table:style-name="ro5">
          <table:table-cell table:number-columns-repeated="3" table:style-name="ce1" office:value-type="string">
            <text:p>PELTSUPP.V.0.1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3"/>
          <table:table-cell table:style-name="ce45"/>
          <table:table-cell table:number-columns-repeated="1012"/>
        </table:table-row>
        <table:table-row table:style-name="ro5">
          <table:table-cell table:style-name="ce1" office:value-type="string">
            <text:p>PKOLKI-EGZ2.3</text:p>
          </table:table-cell>
          <table:table-cell office:value-type="string">
            <text:p>fi20mm</text:p>
          </table:table-cell>
          <table:table-cell table:style-name="ce1" office:value-type="string">
            <text:p>EC4-1000-H2S</text:p>
          </table:table-cell>
          <table:table-cell table:number-columns-repeated="2"/>
          <table:table-cell table:style-name="ce1" office:value-type="string">
            <text:p>PCB for e2V sensor, 3-terminal</text:p>
          </table:table-cell>
          <table:table-cell/>
          <table:table-cell table:style-name="ce1"/>
          <table:table-cell table:number-columns-repeated="3"/>
          <table:table-cell table:style-name="ce45"/>
          <table:table-cell table:number-columns-repeated="1012"/>
        </table:table-row>
        <table:table-row table:style-name="ro6">
          <table:table-cell table:style-name="ce1" office:value-type="string">
            <text:p>PKOLKI-EGZ4.1</text:p>
          </table:table-cell>
          <table:table-cell office:value-type="string">
            <text:p>fi20mm</text:p>
          </table:table-cell>
          <table:table-cell table:style-name="ce1" office:value-type="string">
            <text:p>EC4-1000-H2S</text:p>
          </table:table-cell>
          <table:table-cell table:number-columns-repeated="2"/>
          <table:table-cell table:style-name="ce1" office:value-type="string">
            <text:p>PCB for Dynament sensor, 5-terminal</text:p>
          </table:table-cell>
          <table:table-cell/>
          <table:table-cell table:style-name="ce1"/>
          <table:table-cell table:number-columns-repeated="3"/>
          <table:table-cell table:style-name="ce45"/>
          <table:table-cell table:number-columns-repeated="1012"/>
        </table:table-row>
        <table:table-row table:style-name="ro6">
          <table:table-cell table:style-name="ce1" office:value-type="string">
            <text:p>PKolkiH2S_PCB</text:p>
          </table:table-cell>
          <table:table-cell office:value-type="string">
            <text:p>fi20mm</text:p>
          </table:table-cell>
          <table:table-cell table:style-name="ce1" office:value-type="string">
            <text:p>EC4-1000-H2S</text:p>
          </table:table-cell>
          <table:table-cell table:number-columns-repeated="2"/>
          <table:table-cell table:style-name="ce1" office:value-type="string">
            <text:p>plytka posrednia do detektorow 3-pin</text:p>
          </table:table-cell>
          <table:table-cell office:value-type="string">
            <text:p>mlach.com</text:p>
          </table:table-cell>
          <table:table-cell table:style-name="ce1"/>
          <table:table-cell table:number-columns-repeated="2"/>
          <table:table-cell office:value-type="float" office:value="2.7">
            <text:p>2,70000</text:p>
          </table:table-cell>
          <table:table-cell table:style-name="ce45" office:value-type="string">
            <text:p>PLN</text:p>
          </table:table-cell>
          <table:table-cell office:value-type="date" office:date-value="2012-06-16">
            <text:p>16-06-2012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PKolkiTDS_PCB</text:p>
          </table:table-cell>
          <table:table-cell table:style-name="ce1" office:value-type="string">
            <text:p>fi20</text:p>
          </table:table-cell>
          <table:table-cell table:style-name="ce1" office:value-type="string">
            <text:p>TDS0054</text:p>
          </table:table-cell>
          <table:table-cell table:style-name="ce1" table:number-columns-repeated="2"/>
          <table:table-cell table:style-name="ce1" office:value-type="string">
            <text:p>plytka 5pin detektorow TDS prod. Dynament</text:p>
          </table:table-cell>
          <table:table-cell office:value-type="string">
            <text:p>mlach.com</text:p>
          </table:table-cell>
          <table:table-cell table:number-columns-repeated="3"/>
          <table:table-cell office:value-type="float" office:value="2.7">
            <text:p>2,70000</text:p>
          </table:table-cell>
          <table:table-cell office:value-type="string">
            <text:p>PLN</text:p>
          </table:table-cell>
          <table:table-cell office:value-type="date" office:date-value="2012-06-17">
            <text:p>17-06-2012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PM-10-5</text:p>
          </table:table-cell>
          <table:table-cell office:value-type="string">
            <text:p>50x70mm</text:p>
          </table:table-cell>
          <table:table-cell table:style-name="ce1" office:value-type="string">
            <text:p>PM-10-5</text:p>
          </table:table-cell>
          <table:table-cell office:value-type="string">
            <text:p>PM-10-5</text:p>
          </table:table-cell>
          <table:table-cell/>
          <table:table-cell table:style-name="ce1" office:value-type="string">
            <text:p>Zasilacz: impulsowy; aplikacje medyczne; modułowy; 10W; 5VDC; 2A</text:p>
          </table:table-cell>
          <table:table-cell office:value-type="string">
            <text:p>tme.pl</text:p>
          </table:table-cell>
          <table:table-cell table:style-name="ce1" office:value-type="string">
            <text:p>PM-10-5</text:p>
          </table:table-cell>
          <table:table-cell office:value-type="string">
            <text:p>MeanWell</text:p>
          </table:table-cell>
          <table:table-cell table:style-name="ce1" office:value-type="string">
            <text:p>PM-10-5</text:p>
          </table:table-cell>
          <table:table-cell office:value-type="float" office:value="42">
            <text:p>42,00000</text:p>
          </table:table-cell>
          <table:table-cell table:style-name="ce45" office:value-type="string">
            <text:p>PLN</text:p>
          </table:table-cell>
          <table:table-cell office:value-type="date" office:date-value="2017-07-20">
            <text:p>20-07-2017</text:p>
          </table:table-cell>
          <table:table-cell table:number-columns-repeated="1011"/>
        </table:table-row>
        <table:table-row table:style-name="ro6">
          <table:table-cell office:value-type="string">
            <text:p>RFM98W</text:p>
          </table:table-cell>
          <table:table-cell table:style-name="ce16" office:value-type="string">
            <text:p>16x16mm</text:p>
          </table:table-cell>
          <table:table-cell table:number-columns-repeated="2" office:value-type="string">
            <text:p>RFM98W</text:p>
          </table:table-cell>
          <table:table-cell/>
          <table:table-cell office:value-type="string">
            <text:p>Moduł LoRa</text:p>
          </table:table-cell>
          <table:table-cell table:number-columns-repeated="6"/>
          <table:table-cell office:value-type="date" office:date-value="2017-10-01">
            <text:p>01-10-2017</text:p>
          </table:table-cell>
          <table:table-cell table:number-columns-repeated="1011"/>
        </table:table-row>
        <table:table-row table:style-name="ro6">
          <table:table-cell office:value-type="string">
            <text:p>SCW05B-05</text:p>
          </table:table-cell>
          <table:table-cell office:value-type="string">
            <text:p>20x32mm</text:p>
          </table:table-cell>
          <table:table-cell table:number-columns-repeated="2" table:style-name="ce1" office:value-type="string">
            <text:p>SCW05B</text:p>
          </table:table-cell>
          <table:table-cell/>
          <table:table-cell table:style-name="ce1" office:value-type="string">
            <text:p>Przetwornik: DC/DC; 5W; Uwej:18÷36V; 5VDC; Iwyj:1000mA; DIP; 15g</text:p>
          </table:table-cell>
          <table:table-cell office:value-type="string">
            <text:p>tme.pl</text:p>
          </table:table-cell>
          <table:table-cell office:value-type="string">
            <text:p>SCW05B-05</text:p>
          </table:table-cell>
          <table:table-cell office:value-type="string">
            <text:p>MeanWell</text:p>
          </table:table-cell>
          <table:table-cell office:value-type="string">
            <text:p>SCW05B-05</text:p>
          </table:table-cell>
          <table:table-cell office:value-type="float" office:value="35.92">
            <text:p>35,92000</text:p>
          </table:table-cell>
          <table:table-cell table:style-name="ce1" office:value-type="string">
            <text:p>PLN</text:p>
          </table:table-cell>
          <table:table-cell office:value-type="date" office:date-value="2016-01-28">
            <text:p>28-01-2016</text:p>
          </table:table-cell>
          <table:table-cell table:number-columns-repeated="1011"/>
        </table:table-row>
        <table:table-row table:style-name="ro6">
          <table:table-cell office:value-type="string">
            <text:p>SCW08B-12</text:p>
          </table:table-cell>
          <table:table-cell office:value-type="string">
            <text:p>20x32mm</text:p>
          </table:table-cell>
          <table:table-cell table:number-columns-repeated="2" table:style-name="ce1" office:value-type="string">
            <text:p>SCW05B</text:p>
          </table:table-cell>
          <table:table-cell/>
          <table:table-cell table:style-name="ce1" office:value-type="string">
            <text:p>Przetwornik: DC/DC; 8W; Uwej:18÷36V; 12VDC; Iwyj:670mA; 1,2"x0,8"</text:p>
          </table:table-cell>
          <table:table-cell office:value-type="string">
            <text:p>tme.pl</text:p>
          </table:table-cell>
          <table:table-cell office:value-type="string">
            <text:p>SCW08B-12</text:p>
          </table:table-cell>
          <table:table-cell office:value-type="string">
            <text:p>MeanWell</text:p>
          </table:table-cell>
          <table:table-cell office:value-type="string">
            <text:p>SCW08B-12</text:p>
          </table:table-cell>
          <table:table-cell office:value-type="float" office:value="48.96">
            <text:p>48,96000</text:p>
          </table:table-cell>
          <table:table-cell table:style-name="ce1" office:value-type="string">
            <text:p>PLN</text:p>
          </table:table-cell>
          <table:table-cell office:value-type="date" office:date-value="2016-01-28">
            <text:p>28-01-2016</text:p>
          </table:table-cell>
          <table:table-cell table:number-columns-repeated="1011"/>
        </table:table-row>
        <table:table-row table:style-name="ro6">
          <table:table-cell office:value-type="string">
            <text:p>SCW12B-12</text:p>
          </table:table-cell>
          <table:table-cell office:value-type="string">
            <text:p>20x32mm</text:p>
          </table:table-cell>
          <table:table-cell table:number-columns-repeated="2" table:style-name="ce1" office:value-type="string">
            <text:p>SCW12B</text:p>
          </table:table-cell>
          <table:table-cell/>
          <table:table-cell table:style-name="ce1" office:value-type="string">
            <text:p>Przetwornik: DC/DC; 12W; Uwej:18÷36V; 12VDC; Iwyj:1000mA; 18,5g</text:p>
          </table:table-cell>
          <table:table-cell office:value-type="string">
            <text:p>tme.pl</text:p>
          </table:table-cell>
          <table:table-cell office:value-type="string">
            <text:p>SCW12B-12</text:p>
          </table:table-cell>
          <table:table-cell office:value-type="string">
            <text:p>MeanWell</text:p>
          </table:table-cell>
          <table:table-cell office:value-type="string">
            <text:p>SCW12B-12</text:p>
          </table:table-cell>
          <table:table-cell office:value-type="float" office:value="57.22">
            <text:p>57,22000</text:p>
          </table:table-cell>
          <table:table-cell table:style-name="ce1" office:value-type="string">
            <text:p>PLN</text:p>
          </table:table-cell>
          <table:table-cell office:value-type="date" office:date-value="2016-01-29">
            <text:p>29-01-2016</text:p>
          </table:table-cell>
          <table:table-cell table:number-columns-repeated="1011"/>
        </table:table-row>
        <table:table-row table:style-name="ro6">
          <table:table-cell office:value-type="string">
            <text:p>SCW12B-15</text:p>
          </table:table-cell>
          <table:table-cell office:value-type="string">
            <text:p>20x32mm</text:p>
          </table:table-cell>
          <table:table-cell table:number-columns-repeated="2" table:style-name="ce1" office:value-type="string">
            <text:p>SCW12B</text:p>
          </table:table-cell>
          <table:table-cell/>
          <table:table-cell table:style-name="ce1" office:value-type="string">
            <text:p>Przetwornik: DC/DC; 12W; Uwej:18÷36V; 15VDC; Iwyj:800mA; 1,2"x0,8"</text:p>
          </table:table-cell>
          <table:table-cell office:value-type="string">
            <text:p>tme.pl</text:p>
          </table:table-cell>
          <table:table-cell office:value-type="string">
            <text:p>SCW12B-15</text:p>
          </table:table-cell>
          <table:table-cell office:value-type="string">
            <text:p>MeanWell</text:p>
          </table:table-cell>
          <table:table-cell office:value-type="string">
            <text:p>SCW12B-15</text:p>
          </table:table-cell>
          <table:table-cell office:value-type="float" office:value="57.26">
            <text:p>57,26000</text:p>
          </table:table-cell>
          <table:table-cell table:style-name="ce1" office:value-type="string">
            <text:p>PLN</text:p>
          </table:table-cell>
          <table:table-cell office:value-type="date" office:date-value="2016-01-29">
            <text:p>29-01-2016</text:p>
          </table:table-cell>
          <table:table-cell table:number-columns-repeated="1011"/>
        </table:table-row>
        <table:table-row table:style-name="ro6">
          <table:table-cell table:number-columns-repeated="4" table:style-name="ce1" office:value-type="string">
            <text:p>SIM800C</text:p>
          </table:table-cell>
          <table:table-cell table:style-name="ce1"/>
          <table:table-cell table:style-name="ce1" office:value-type="string">
            <text:p>Moduł: GSM; GPRS; 2G; 1800MHz,900MHz; 85,6kbps; GPIO, USB; -40÷85°C</text:p>
          </table:table-cell>
          <table:table-cell office:value-type="string">
            <text:p>tme.pl</text:p>
          </table:table-cell>
          <table:table-cell table:style-name="ce1" office:value-type="string">
            <text:p>SIM800C</text:p>
          </table:table-cell>
          <table:table-cell office:value-type="string">
            <text:p>Simcom</text:p>
          </table:table-cell>
          <table:table-cell office:value-type="string">
            <text:p>SIM800C</text:p>
          </table:table-cell>
          <table:table-cell office:value-type="float" office:value="36">
            <text:p>36,00000</text:p>
          </table:table-cell>
          <table:table-cell table:style-name="ce45" office:value-type="string">
            <text:p>PLN</text:p>
          </table:table-cell>
          <table:table-cell office:value-type="date" office:date-value="2017-07-20">
            <text:p>20-07-2017</text:p>
          </table:table-cell>
          <table:table-cell table:number-columns-repeated="1011"/>
        </table:table-row>
        <table:table-row table:style-name="ro6">
          <table:table-cell table:number-columns-repeated="4" table:style-name="ce1" office:value-type="string">
            <text:p>SIM900</text:p>
          </table:table-cell>
          <table:table-cell table:style-name="ce1" table:number-columns-repeated="2"/>
          <table:table-cell office:value-type="string">
            <text:p>kamami.pl</text:p>
          </table:table-cell>
          <table:table-cell table:style-name="ce1" office:value-type="string">
            <text:p>SIM900</text:p>
          </table:table-cell>
          <table:table-cell office:value-type="string">
            <text:p>Simcom</text:p>
          </table:table-cell>
          <table:table-cell office:value-type="string">
            <text:p>SIM900</text:p>
          </table:table-cell>
          <table:table-cell table:formula="of:=ROUND(121.52/1.23;5)" office:value-type="float" office:value="98.79675">
            <text:p>98,79675</text:p>
          </table:table-cell>
          <table:table-cell table:style-name="ce45" office:value-type="string">
            <text:p>PLN</text:p>
          </table:table-cell>
          <table:table-cell office:value-type="date" office:date-value="2017-07-20">
            <text:p>20-07-2017</text:p>
          </table:table-cell>
          <table:table-cell table:number-columns-repeated="1011"/>
        </table:table-row>
        <table:table-row table:style-name="ro6">
          <table:table-cell table:number-columns-repeated="4" table:style-name="ce1" office:value-type="string">
            <text:p>SL_COMM_STERv2</text:p>
          </table:table-cell>
          <table:table-cell/>
          <table:table-cell table:style-name="ce1" office:value-type="string">
            <text:p>Modul mikrokontrolera do sterowania zasilaczem lampy ulicznej</text:p>
          </table:table-cell>
          <table:table-cell office:value-type="string">
            <text:p>lars</text:p>
          </table:table-cell>
          <table:table-cell table:style-name="ce1"/>
          <table:table-cell table:number-columns-repeated="2"/>
          <table:table-cell office:value-type="float" office:value="40">
            <text:p>40,00000</text:p>
          </table:table-cell>
          <table:table-cell table:style-name="ce45" office:value-type="string">
            <text:p>PLN</text:p>
          </table:table-cell>
          <table:table-cell office:value-type="date" office:date-value="2015-06-03">
            <text:p>03-06-2015</text:p>
          </table:table-cell>
          <table:table-cell table:number-columns-repeated="1011"/>
        </table:table-row>
        <table:table-row table:style-name="ro5">
          <table:table-cell table:number-columns-repeated="4" table:style-name="ce1" office:value-type="string">
            <text:p>SL_DINDispv1</text:p>
          </table:table-cell>
          <table:table-cell/>
          <table:table-cell table:style-name="ce1" office:value-type="string">
            <text:p>Moduł wskaźnika LCD 24x2</text:p>
          </table:table-cell>
          <table:table-cell table:number-columns-repeated="5"/>
          <table:table-cell table:style-name="ce1"/>
          <table:table-cell table:number-columns-repeated="1012"/>
        </table:table-row>
        <table:table-row table:style-name="ro5">
          <table:table-cell table:number-columns-repeated="2" table:style-name="ce1" office:value-type="string">
            <text:p>SL_DINDispv2</text:p>
          </table:table-cell>
          <table:table-cell table:style-name="ce1" office:value-type="string">
            <text:p>SL_DINDispv1</text:p>
          </table:table-cell>
          <table:table-cell table:style-name="ce1" office:value-type="string">
            <text:p>SL_DINDispv2</text:p>
          </table:table-cell>
          <table:table-cell/>
          <table:table-cell table:style-name="ce1" office:value-type="string">
            <text:p>Moduł wskaźnika LCD 24x2</text:p>
          </table:table-cell>
          <table:table-cell table:number-columns-repeated="5"/>
          <table:table-cell table:style-name="ce1"/>
          <table:table-cell table:number-columns-repeated="1012"/>
        </table:table-row>
        <table:table-row table:style-name="ro6">
          <table:table-cell table:style-name="ce1" office:value-type="string">
            <text:p>SL_XBEE</text:p>
          </table:table-cell>
          <table:table-cell table:style-name="ce16" office:value-type="string">
            <text:p>27x30mm</text:p>
          </table:table-cell>
          <table:table-cell table:number-columns-repeated="2" table:style-name="ce1" office:value-type="string">
            <text:p>SL_XBEE</text:p>
          </table:table-cell>
          <table:table-cell table:style-name="ce1"/>
          <table:table-cell table:style-name="ce1" office:value-type="string">
            <text:p>Zigbee module in the street lamp communication part</text:p>
          </table:table-cell>
          <table:table-cell/>
          <table:table-cell table:style-name="ce1"/>
          <table:table-cell table:number-columns-repeated="3"/>
          <table:table-cell table:style-name="ce45"/>
          <table:table-cell table:number-columns-repeated="1012"/>
        </table:table-row>
        <table:table-row table:style-name="ro6">
          <table:table-cell office:value-type="string">
            <text:p>STM32F4DISCOVERY</text:p>
          </table:table-cell>
          <table:table-cell office:value-type="string">
            <text:p>66x97mm</text:p>
          </table:table-cell>
          <table:table-cell table:number-columns-repeated="2" office:value-type="string">
            <text:p>STM32F4DISCOVERY</text:p>
          </table:table-cell>
          <table:table-cell/>
          <table:table-cell office:value-type="string">
            <text:p>Zestaw uruchomieniowy: ARM ST; Interfejs: USB</text:p>
          </table:table-cell>
          <table:table-cell office:value-type="string">
            <text:p>tme.pl</text:p>
          </table:table-cell>
          <table:table-cell office:value-type="string">
            <text:p>STM32F4DISCOVERY</text:p>
          </table:table-cell>
          <table:table-cell office:value-type="string">
            <text:p>ST</text:p>
          </table:table-cell>
          <table:table-cell office:value-type="string">
            <text:p>STM32F4DISCOVERY</text:p>
          </table:table-cell>
          <table:table-cell office:value-type="float" office:value="74.35">
            <text:p>74,35000</text:p>
          </table:table-cell>
          <table:table-cell office:value-type="string">
            <text:p>PLN</text:p>
          </table:table-cell>
          <table:table-cell office:value-type="date" office:date-value="2015-06-04">
            <text:p>04-06-2015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TEN15-2412WI</text:p>
          </table:table-cell>
          <table:table-cell office:value-type="string">
            <text:p>1x2inch</text:p>
          </table:table-cell>
          <table:table-cell table:style-name="ce1" office:value-type="string">
            <text:p>TEN15-2412</text:p>
          </table:table-cell>
          <table:table-cell office:value-type="string">
            <text:p>TEN15</text:p>
          </table:table-cell>
          <table:table-cell/>
          <table:table-cell table:style-name="ce1" office:value-type="string">
            <text:p>DC/DC converter 15W, input 24V (9-36V), output 12V/1250mA</text:p>
          </table:table-cell>
          <table:table-cell office:value-type="string">
            <text:p>farnell.com</text:p>
          </table:table-cell>
          <table:table-cell table:style-name="ce1" office:value-type="string">
            <text:p>1007487</text:p>
          </table:table-cell>
          <table:table-cell office:value-type="string">
            <text:p>Tracopower</text:p>
          </table:table-cell>
          <table:table-cell table:style-name="ce1" office:value-type="string">
            <text:p>TEN15-2412WI</text:p>
          </table:table-cell>
          <table:table-cell office:value-type="float" office:value="144.44">
            <text:p>144,44000</text:p>
          </table:table-cell>
          <table:table-cell table:style-name="ce45" office:value-type="string">
            <text:p>USD</text:p>
          </table:table-cell>
          <table:table-cell office:value-type="date" office:date-value="2010-10-06">
            <text:p>06-10-2010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TEN5-1211</text:p>
          </table:table-cell>
          <table:table-cell office:value-type="string">
            <text:p>20x32mm</text:p>
          </table:table-cell>
          <table:table-cell table:style-name="ce1" office:value-type="string">
            <text:p>TEN5-1211</text:p>
          </table:table-cell>
          <table:table-cell table:style-name="ce1" office:value-type="string">
            <text:p>TEN5</text:p>
          </table:table-cell>
          <table:table-cell/>
          <table:table-cell table:style-name="ce1" office:value-type="string">
            <text:p>Przetwornik: DC/DC; 5W; Uwej:9÷18V; 5VDC; Iwyj:1A; DIP24; 16,9g</text:p>
          </table:table-cell>
          <table:table-cell office:value-type="string">
            <text:p>tme.pl</text:p>
          </table:table-cell>
          <table:table-cell table:style-name="ce1" office:value-type="string">
            <text:p>TEN5-1211</text:p>
          </table:table-cell>
          <table:table-cell office:value-type="string">
            <text:p>Tracopower</text:p>
          </table:table-cell>
          <table:table-cell table:style-name="ce1" office:value-type="string">
            <text:p>TEN5-1211</text:p>
          </table:table-cell>
          <table:table-cell office:value-type="float" office:value="94.24">
            <text:p>94,24000</text:p>
          </table:table-cell>
          <table:table-cell table:style-name="ce1" office:value-type="string">
            <text:p>PLN</text:p>
          </table:table-cell>
          <table:table-cell office:value-type="date" office:date-value="2015-06-23">
            <text:p>23-06-2015</text:p>
          </table:table-cell>
          <table:table-cell table:number-columns-repeated="1011"/>
        </table:table-row>
        <table:table-row table:style-name="ro6">
          <table:table-cell office:value-type="string">
            <text:p>TEN5-1223</text:p>
          </table:table-cell>
          <table:table-cell office:value-type="string">
            <text:p>20x32mm</text:p>
          </table:table-cell>
          <table:table-cell table:style-name="ce1" office:value-type="string">
            <text:p>TEN5-2423</text:p>
          </table:table-cell>
          <table:table-cell table:style-name="ce1" office:value-type="string">
            <text:p>TEN5</text:p>
          </table:table-cell>
          <table:table-cell/>
          <table:table-cell table:style-name="ce1" office:value-type="string">
            <text:p>Przetwornik: DC/DC; 5W; Uwej:9÷18V; Uwyj:15VDC; Uwyj2:-15VDC</text:p>
          </table:table-cell>
          <table:table-cell office:value-type="string">
            <text:p>tme.pl</text:p>
          </table:table-cell>
          <table:table-cell table:style-name="ce1" office:value-type="string">
            <text:p>TEN5-1223</text:p>
          </table:table-cell>
          <table:table-cell office:value-type="string">
            <text:p>Tracopower</text:p>
          </table:table-cell>
          <table:table-cell table:style-name="ce1" office:value-type="string">
            <text:p>TEN5-1223</text:p>
          </table:table-cell>
          <table:table-cell office:value-type="float" office:value="102.67">
            <text:p>102,67000</text:p>
          </table:table-cell>
          <table:table-cell table:style-name="ce1" office:value-type="string">
            <text:p>PLN</text:p>
          </table:table-cell>
          <table:table-cell office:value-type="date" office:date-value="2015-06-26">
            <text:p>26-06-2015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TEN5-2423WI</text:p>
          </table:table-cell>
          <table:table-cell office:value-type="string">
            <text:p>20x32mm</text:p>
          </table:table-cell>
          <table:table-cell table:style-name="ce1" office:value-type="string">
            <text:p>TEN5-2423</text:p>
          </table:table-cell>
          <table:table-cell table:style-name="ce1" office:value-type="string">
            <text:p>TEN5</text:p>
          </table:table-cell>
          <table:table-cell/>
          <table:table-cell table:style-name="ce1" office:value-type="string">
            <text:p>Przetwornik: DC/DC; 5W; Uwej:18÷36V; Uwyj:15VDC; Uwyj2:-15VDC</text:p>
          </table:table-cell>
          <table:table-cell office:value-type="string">
            <text:p>tme.pl</text:p>
          </table:table-cell>
          <table:table-cell table:style-name="ce1" office:value-type="string">
            <text:p>TEN5-2423WI</text:p>
          </table:table-cell>
          <table:table-cell office:value-type="string">
            <text:p>Tracopower</text:p>
          </table:table-cell>
          <table:table-cell table:style-name="ce1" office:value-type="string">
            <text:p>TEN5-2423WI</text:p>
          </table:table-cell>
          <table:table-cell office:value-type="float" office:value="117.9">
            <text:p>117,90000</text:p>
          </table:table-cell>
          <table:table-cell table:style-name="ce1" office:value-type="string">
            <text:p>PLN</text:p>
          </table:table-cell>
          <table:table-cell office:value-type="date" office:date-value="2015-05-15">
            <text:p>15-05-2015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TES2N-2410</text:p>
          </table:table-cell>
          <table:table-cell office:value-type="string">
            <text:p>TES2N</text:p>
          </table:table-cell>
          <table:table-cell table:style-name="ce1" office:value-type="string">
            <text:p>TES2N-2410</text:p>
          </table:table-cell>
          <table:table-cell office:value-type="string">
            <text:p>TES2N</text:p>
          </table:table-cell>
          <table:table-cell/>
          <table:table-cell table:style-name="ce1" office:value-type="string">
            <text:p>DC/DC converter 2W input 24V, output +5V, SMD</text:p>
          </table:table-cell>
          <table:table-cell office:value-type="string">
            <text:p>amtek.pl</text:p>
          </table:table-cell>
          <table:table-cell table:style-name="ce1" office:value-type="string">
            <text:p>TES2N-2410</text:p>
          </table:table-cell>
          <table:table-cell office:value-type="string">
            <text:p>Tracopower</text:p>
          </table:table-cell>
          <table:table-cell office:value-type="string">
            <text:p>TES2N-2410</text:p>
          </table:table-cell>
          <table:table-cell office:value-type="float" office:value="42.13">
            <text:p>42,13000</text:p>
          </table:table-cell>
          <table:table-cell table:style-name="ce45" office:value-type="string">
            <text:p>PLN</text:p>
          </table:table-cell>
          <table:table-cell table:number-columns-repeated="1012"/>
        </table:table-row>
        <table:table-row table:style-name="ro6">
          <table:table-cell table:style-name="ce1" office:value-type="string">
            <text:p>TES3-2411</text:p>
          </table:table-cell>
          <table:table-cell office:value-type="string">
            <text:p>TES3</text:p>
          </table:table-cell>
          <table:table-cell table:style-name="ce1" office:value-type="string">
            <text:p>TES3-2411</text:p>
          </table:table-cell>
          <table:table-cell office:value-type="string">
            <text:p>TES3</text:p>
          </table:table-cell>
          <table:table-cell/>
          <table:table-cell table:style-name="ce1" office:value-type="string">
            <text:p>DC/DC converter 3W input 24V, output +5V</text:p>
          </table:table-cell>
          <table:table-cell office:value-type="string">
            <text:p>farnell.com</text:p>
          </table:table-cell>
          <table:table-cell table:style-name="ce1" office:value-type="string">
            <text:p>1205034</text:p>
          </table:table-cell>
          <table:table-cell office:value-type="string">
            <text:p>Tracopower</text:p>
          </table:table-cell>
          <table:table-cell office:value-type="string">
            <text:p>TES3-2411</text:p>
          </table:table-cell>
          <table:table-cell office:value-type="float" office:value="22.8">
            <text:p>22,80000</text:p>
          </table:table-cell>
          <table:table-cell table:style-name="ce45" office:value-type="string">
            <text:p>EUR</text:p>
          </table:table-cell>
          <table:table-cell table:number-columns-repeated="1012"/>
        </table:table-row>
        <table:table-row table:style-name="ro6">
          <table:table-cell table:style-name="ce1" office:value-type="string">
            <text:p>TLWY2x0.22_HU02_HU04_AlphaH2S_L50</text:p>
          </table:table-cell>
          <table:table-cell office:value-type="string">
            <text:p>fi20</text:p>
          </table:table-cell>
          <table:table-cell table:style-name="ce1" office:value-type="string">
            <text:p>TLWY2x0.22_HU02_HU04_AlphaH2S_L50</text:p>
          </table:table-cell>
          <table:table-cell table:number-columns-repeated="2"/>
          <table:table-cell table:style-name="ce1" office:value-type="string">
            <text:p>Kabel TLWY 2x0.22 zakonczony HU02 do czujnika Alphasense H2S (4-10mA) i HU4 do modulu ECH2sO2e2VA1</text:p>
          </table:table-cell>
          <table:table-cell/>
          <table:table-cell table:style-name="ce1"/>
          <table:table-cell table:number-columns-repeated="3"/>
          <table:table-cell table:style-name="ce45"/>
          <table:table-cell table:number-columns-repeated="1012"/>
        </table:table-row>
        <table:table-row table:style-name="ro6">
          <table:table-cell table:style-name="ce1" office:value-type="string">
            <text:p>TMP30515</text:p>
          </table:table-cell>
          <table:table-cell office:value-type="string">
            <text:p>63.5x88.9mm</text:p>
          </table:table-cell>
          <table:table-cell table:number-columns-repeated="2" table:style-name="ce1" office:value-type="string">
            <text:p>TRACO_TMP30_3</text:p>
          </table:table-cell>
          <table:table-cell/>
          <table:table-cell table:style-name="ce34" office:value-type="string">
            <text:p>TRACOPOWER - TMP 30515 - PRZETWORNIK, AC/DC, 5V&amp;±15V/30W, MODUŁ </text:p>
          </table:table-cell>
          <table:table-cell office:value-type="string">
            <text:p>farnell.com</text:p>
          </table:table-cell>
          <table:table-cell table:style-name="ce1" office:value-type="string">
            <text:p>1672158</text:p>
          </table:table-cell>
          <table:table-cell office:value-type="string">
            <text:p>Tracopower</text:p>
          </table:table-cell>
          <table:table-cell table:style-name="ce1" office:value-type="string">
            <text:p>TMP30515</text:p>
          </table:table-cell>
          <table:table-cell office:value-type="float" office:value="223.93">
            <text:p>223,93000</text:p>
          </table:table-cell>
          <table:table-cell table:style-name="ce45" office:value-type="string">
            <text:p>PLN</text:p>
          </table:table-cell>
          <table:table-cell office:value-type="date" office:date-value="2014-02-20">
            <text:p>20-02-2014</text:p>
          </table:table-cell>
          <table:table-cell table:number-columns-repeated="1011"/>
        </table:table-row>
        <table:table-row table:style-name="ro6">
          <table:table-cell table:style-name="ce18" office:value-type="string">
            <text:p>UM232H</text:p>
          </table:table-cell>
          <table:table-cell table:style-name="ce18" office:value-type="string">
            <text:p>18.25x44.5</text:p>
          </table:table-cell>
          <table:table-cell table:number-columns-repeated="2" table:style-name="ce18" office:value-type="string">
            <text:p>UM232H</text:p>
          </table:table-cell>
          <table:table-cell table:style-name="ce18"/>
          <table:table-cell table:style-name="ce18" office:value-type="string">
            <text:p>Moduł: USB; DIP28,USB B mini; -40÷85°C; PIN:2x14</text:p>
          </table:table-cell>
          <table:table-cell table:style-name="ce18" office:value-type="string">
            <text:p>tme.pl</text:p>
          </table:table-cell>
          <table:table-cell table:style-name="ce18" office:value-type="string">
            <text:p>UM232H</text:p>
          </table:table-cell>
          <table:table-cell table:style-name="ce18" office:value-type="string">
            <text:p>FTDI</text:p>
          </table:table-cell>
          <table:table-cell table:style-name="ce18" office:value-type="string">
            <text:p>UM232H</text:p>
          </table:table-cell>
          <table:table-cell table:style-name="ce18" office:value-type="float" office:value="78.94">
            <text:p>78,94</text:p>
          </table:table-cell>
          <table:table-cell table:style-name="ce18" office:value-type="string">
            <text:p>PLN</text:p>
          </table:table-cell>
          <table:table-cell table:style-name="ce22" office:value-type="date" office:date-value="2016-06-01">
            <text:p>1.06.2016</text:p>
          </table:table-cell>
          <table:table-cell table:number-columns-repeated="1011"/>
        </table:table-row>
        <table:table-row table:style-name="ro6">
          <table:table-cell table:number-columns-repeated="4" table:style-name="ce1" office:value-type="string">
            <text:p>UniProcekv1</text:p>
          </table:table-cell>
          <table:table-cell/>
          <table:table-cell table:style-name="ce1" office:value-type="string">
            <text:p>Modul uniwersalny mikrokontrolera STM32F103</text:p>
          </table:table-cell>
          <table:table-cell office:value-type="string">
            <text:p>mlach.com</text:p>
          </table:table-cell>
          <table:table-cell table:style-name="ce1"/>
          <table:table-cell table:number-columns-repeated="2"/>
          <table:table-cell office:value-type="float" office:value="40">
            <text:p>40,00000</text:p>
          </table:table-cell>
          <table:table-cell table:style-name="ce45" office:value-type="string">
            <text:p>PLN</text:p>
          </table:table-cell>
          <table:table-cell table:number-columns-repeated="1012"/>
        </table:table-row>
        <table:table-row table:style-name="ro6">
          <table:table-cell office:value-type="string">
            <text:p>VentHA30101V3-000U-A99</text:p>
          </table:table-cell>
          <table:table-cell office:value-type="string">
            <text:p>VentBracket</text:p>
          </table:table-cell>
          <table:table-cell office:value-type="string">
            <text:p>VentMC25101V2-000U-A99</text:p>
          </table:table-cell>
          <table:table-cell office:value-type="string">
            <text:p>VentBracket30</text:p>
          </table:table-cell>
          <table:table-cell/>
          <table:table-cell office:value-type="string">
            <text:p>Moduł wentylatora 30x30x10</text:p>
          </table:table-cell>
          <table:table-cell office:value-type="string">
            <text:p>mlach.com</text:p>
          </table:table-cell>
          <table:table-cell office:value-type="string">
            <text:p>FanBracket30</text:p>
          </table:table-cell>
          <table:table-cell office:value-type="string">
            <text:p>mlach.com</text:p>
          </table:table-cell>
          <table:table-cell office:value-type="string">
            <text:p>FanBracket30</text:p>
          </table:table-cell>
          <table:table-cell office:value-type="float" office:value="31">
            <text:p>31,00000</text:p>
          </table:table-cell>
          <table:table-cell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11"/>
        </table:table-row>
        <table:table-row table:style-name="ro6">
          <table:table-cell office:value-type="string">
            <text:p>VentMC25101V2-000U-A99</text:p>
          </table:table-cell>
          <table:table-cell office:value-type="string">
            <text:p>VentBracket</text:p>
          </table:table-cell>
          <table:table-cell office:value-type="string">
            <text:p>VentMC25101V2-000U-A99</text:p>
          </table:table-cell>
          <table:table-cell office:value-type="string">
            <text:p>VentBracket</text:p>
          </table:table-cell>
          <table:table-cell/>
          <table:table-cell office:value-type="string">
            <text:p>Moduł wentylatora</text:p>
          </table:table-cell>
          <table:table-cell office:value-type="string">
            <text:p>mlach.com</text:p>
          </table:table-cell>
          <table:table-cell office:value-type="string">
            <text:p>FanBracket</text:p>
          </table:table-cell>
          <table:table-cell office:value-type="string">
            <text:p>mlach.com</text:p>
          </table:table-cell>
          <table:table-cell office:value-type="string">
            <text:p>FanBracket</text:p>
          </table:table-cell>
          <table:table-cell office:value-type="float" office:value="24">
            <text:p>24,00000</text:p>
          </table:table-cell>
          <table:table-cell office:value-type="string">
            <text:p>PLN</text:p>
          </table:table-cell>
          <table:table-cell office:value-type="date" office:date-value="2015-08-02">
            <text:p>02-08-2015</text:p>
          </table:table-cell>
          <table:table-cell table:number-columns-repeated="1011"/>
        </table:table-row>
        <table:table-row table:style-name="ro6">
          <table:table-cell office:value-type="string">
            <text:p>WIZ830MJ</text:p>
          </table:table-cell>
          <table:table-cell office:value-type="string">
            <text:p>50x34mm</text:p>
          </table:table-cell>
          <table:table-cell table:number-columns-repeated="2" office:value-type="string">
            <text:p>WIZ830MJ</text:p>
          </table:table-cell>
          <table:table-cell/>
          <table:table-cell office:value-type="string">
            <text:p>Moduł: Ethernet; Interfejs: parallel; 3,3VDC; PIN:56(2x14,2x14)</text:p>
          </table:table-cell>
          <table:table-cell office:value-type="string">
            <text:p>tme.pl</text:p>
          </table:table-cell>
          <table:table-cell office:value-type="string">
            <text:p>WIZ830MJ</text:p>
          </table:table-cell>
          <table:table-cell office:value-type="string">
            <text:p>Wiznet</text:p>
          </table:table-cell>
          <table:table-cell office:value-type="string">
            <text:p>WIZ830MJ</text:p>
          </table:table-cell>
          <table:table-cell office:value-type="float" office:value="86.89">
            <text:p>86,89000</text:p>
          </table:table-cell>
          <table:table-cell office:value-type="string">
            <text:p>PLN</text:p>
          </table:table-cell>
          <table:table-cell office:value-type="date" office:date-value="2015-05-06">
            <text:p>06-05-2015</text:p>
          </table:table-cell>
          <table:table-cell table:number-columns-repeated="1011"/>
        </table:table-row>
        <table:table-row table:style-name="ro6">
          <table:table-cell table:style-name="ce1" office:value-type="string">
            <text:p>ZasAnalA1</text:p>
          </table:table-cell>
          <table:table-cell office:value-type="string">
            <text:p>95x82mm</text:p>
          </table:table-cell>
          <table:table-cell table:style-name="ce1" office:value-type="string">
            <text:p>ZASANALA1</text:p>
          </table:table-cell>
          <table:table-cell table:number-columns-repeated="2"/>
          <table:table-cell table:style-name="ce1" office:value-type="string">
            <text:p>Modul zasilacza malej mocy do ukladow analogowych</text:p>
          </table:table-cell>
          <table:table-cell office:value-type="string">
            <text:p>mlach.com</text:p>
          </table:table-cell>
          <table:table-cell table:style-name="ce1"/>
          <table:table-cell table:number-columns-repeated="3"/>
          <table:table-cell table:style-name="ce45" office:value-type="string">
            <text:p>PLN</text:p>
          </table:table-cell>
          <table:table-cell table:number-columns-repeated="1012"/>
        </table:table-row>
        <table:table-row table:style-name="ro6">
          <table:table-cell table:style-name="ce1" office:value-type="string">
            <text:p>ZasMocA1</text:p>
          </table:table-cell>
          <table:table-cell office:value-type="string">
            <text:p>98x145mm</text:p>
          </table:table-cell>
          <table:table-cell table:style-name="ce1" office:value-type="string">
            <text:p>ZASMOCA1</text:p>
          </table:table-cell>
          <table:table-cell table:number-columns-repeated="2"/>
          <table:table-cell table:style-name="ce1" office:value-type="string">
            <text:p>Modul zasilacza duzej mocy do sterowania peltierem, pomiarem cisnienia</text:p>
          </table:table-cell>
          <table:table-cell table:number-columns-repeated="5"/>
          <table:table-cell table:style-name="ce1"/>
          <table:table-cell table:number-columns-repeated="1012"/>
        </table:table-row>
        <table:table-row table:style-name="ro6">
          <table:table-cell table:number-columns-repeated="3" office:value-type="string">
            <text:p>ZAv0_2</text:p>
          </table:table-cell>
          <table:table-cell table:number-columns-repeated="2"/>
          <table:table-cell office:value-type="string">
            <text:p>Zasilacz do części analogowej mierników cząstek</text:p>
          </table:table-cell>
          <table:table-cell office:value-type="string">
            <text:p>mlach.com</text:p>
          </table:table-cell>
          <table:table-cell office:value-type="string">
            <text:p>ZAv0_2</text:p>
          </table:table-cell>
          <table:table-cell table:number-columns-repeated="1016"/>
        </table:table-row>
        <table:table-row table:style-name="ro5" table:number-rows-repeated="104849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pto" table:style-name="ta1" table:print="false">
        <office:forms form:automatic-focus="false" form:apply-design-mode="false"/>
        <table:table-column table:style-name="co1" table:number-columns-repeated="9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5"/>
        <table:table-column table:style-name="co1" table:number-columns-repeated="1011" table:default-cell-style-name="ce2"/>
        <table:table-row table:style-name="ro1">
          <table:table-cell table:style-name="ce1" office:value-type="string">
            <text:p>Value</text:p>
          </table:table-cell>
          <table:table-cell table:style-name="ce1" office:value-type="string">
            <text:p>Dimensions</text:p>
          </table:table-cell>
          <table:table-cell office:value-type="string">
            <text:p>Library Ref</text:p>
          </table:table-cell>
          <table:table-cell table:style-name="ce1" office:value-type="string">
            <text:p>Footprint Ref</text:p>
          </table:table-cell>
          <table:table-cell table:style-name="ce1" office:value-type="string">
            <text:p>Descript</text:p>
          </table:table-cell>
          <table:table-cell table:style-name="ce1" office:value-type="string">
            <text:p>Supplier5</text:p>
          </table:table-cell>
          <table:table-cell table:style-name="ce1" office:value-type="string">
            <text:p>Reference5</text:p>
          </table:table-cell>
          <table:table-cell table:style-name="ce1" office:value-type="string">
            <text:p>Manufacturer5</text:p>
          </table:table-cell>
          <table:table-cell table:style-name="ce1" office:value-type="string">
            <text:p>Typ5</text:p>
          </table:table-cell>
          <table:table-cell office:value-type="string">
            <text:p>Price5</text:p>
          </table:table-cell>
          <table:table-cell table:style-name="ce1" office:value-type="string">
            <text:p>Currency5</text:p>
          </table:table-cell>
          <table:table-cell office:value-type="string">
            <text:p>DateOfPrice5</text:p>
          </table:table-cell>
          <table:table-cell table:number-columns-repeated="1011"/>
        </table:table-row>
        <table:table-row table:style-name="ro1">
          <table:table-cell table:style-name="ce110" office:value-type="string">
            <text:p>6N136</text:p>
          </table:table-cell>
          <table:table-cell office:value-type="string">
            <text:p>8DIP300</text:p>
          </table:table-cell>
          <table:table-cell table:style-name="ce119" office:value-type="string">
            <text:p>6N136</text:p>
          </table:table-cell>
          <table:table-cell office:value-type="string">
            <text:p>8DIP300</text:p>
          </table:table-cell>
          <table:table-cell office:value-type="string">
            <text:p>Transoptor; THT; Kanały:1; Wyj: tranzystorowe; <text:a xlink:href="mailto:CTR@If">CTR@If</text:a>:19-50%@16mA</text:p>
          </table:table-cell>
          <table:table-cell office:value-type="string">
            <text:p>tme.pl</text:p>
          </table:table-cell>
          <table:table-cell office:value-type="string">
            <text:p>6N136-I</text:p>
          </table:table-cell>
          <table:table-cell office:value-type="string">
            <text:p>ISOCOM</text:p>
          </table:table-cell>
          <table:table-cell office:value-type="string">
            <text:p>6N136</text:p>
          </table:table-cell>
          <table:table-cell office:value-type="float" office:value="2.21">
            <text:p>2,2100</text:p>
          </table:table-cell>
          <table:table-cell office:value-type="string">
            <text:p>PLN</text:p>
          </table:table-cell>
          <table:table-cell office:value-type="date" office:date-value="2016-06-01">
            <text:p>01-06-2016</text:p>
          </table:table-cell>
          <table:table-cell table:number-columns-repeated="1011"/>
        </table:table-row>
        <table:table-row table:style-name="ro1">
          <table:table-cell table:number-columns-repeated="4" table:style-name="ce1" office:value-type="string">
            <text:p>AMG8831</text:p>
          </table:table-cell>
          <table:table-cell table:style-name="ce1" office:value-type="string">
            <text:p>Infrared array sensor 8x8</text:p>
          </table:table-cell>
          <table:table-cell office:value-type="string">
            <text:p>lars</text:p>
          </table:table-cell>
          <table:table-cell table:style-name="ce1" office:value-type="string">
            <text:p>AMG8831</text:p>
          </table:table-cell>
          <table:table-cell office:value-type="string">
            <text:p>Panasonic</text:p>
          </table:table-cell>
          <table:table-cell table:style-name="ce1" office:value-type="string">
            <text:p>AMG8831</text:p>
          </table:table-cell>
          <table:table-cell table:number-columns-repeated="2"/>
          <table:table-cell office:value-type="date" office:date-value="2013-06-18">
            <text:p>18-06-2013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>
            <text:p>BPW34</text:p>
          </table:table-cell>
          <table:table-cell table:style-name="ce1" office:value-type="string">
            <text:p>PHOTODIODE_P</text:p>
          </table:table-cell>
          <table:table-cell table:style-name="ce1" office:value-type="string">
            <text:p>BPW34</text:p>
          </table:table-cell>
          <table:table-cell table:style-name="ce1" office:value-type="string">
            <text:p>Infrared photosensor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BPW34</text:p>
          </table:table-cell>
          <table:table-cell table:style-name="ce1" table:number-columns-repeated="2"/>
          <table:table-cell office:value-type="float" office:value="2.09">
            <text:p>2,0900</text:p>
          </table:table-cell>
          <table:table-cell table:style-name="ce4" office:value-type="string">
            <text:p>PLN</text:p>
          </table:table-cell>
          <table:table-cell office:value-type="date" office:date-value="2016-05-20">
            <text:p>20-05-2016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FODM452R2</text:p>
          </table:table-cell>
          <table:table-cell table:style-name="ce1" office:value-type="string">
            <text:p>TLP113</text:p>
          </table:table-cell>
          <table:table-cell table:style-name="ce1" office:value-type="string">
            <text:p>FODM452</text:p>
          </table:table-cell>
          <table:table-cell table:style-name="ce1" office:value-type="string">
            <text:p>TLP113</text:p>
          </table:table-cell>
          <table:table-cell table:style-name="ce120" office:value-type="string">
            <text:p>5-Pin Mini Flat Package High Speed Transistor Optocoupler</text:p>
          </table:table-cell>
          <table:table-cell office:value-type="string">
            <text:p>farnell.com</text:p>
          </table:table-cell>
          <table:table-cell table:style-name="ce1" office:value-type="string">
            <text:p>2083182</text:p>
          </table:table-cell>
          <table:table-cell office:value-type="string">
            <text:p>Fairchild</text:p>
          </table:table-cell>
          <table:table-cell table:style-name="ce1" office:value-type="string">
            <text:p>FODM452R2</text:p>
          </table:table-cell>
          <table:table-cell office:value-type="float" office:value="6.06">
            <text:p>6,0600</text:p>
          </table:table-cell>
          <table:table-cell office:value-type="string">
            <text:p>PLN</text:p>
          </table:table-cell>
          <table:table-cell office:value-type="date" office:date-value="2012-11-09">
            <text:p>09-11-2012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FODM8061R2</text:p>
          </table:table-cell>
          <table:table-cell table:number-columns-repeated="3" table:style-name="ce1" office:value-type="string">
            <text:p>TLP113</text:p>
          </table:table-cell>
          <table:table-cell table:style-name="ce1" office:value-type="string">
            <text:p>high Noise Immunity 3.3V/5V, 10Mbit/sec logic gate output (open collector)optocoupler</text:p>
          </table:table-cell>
          <table:table-cell office:value-type="string">
            <text:p>farnell.com</text:p>
          </table:table-cell>
          <table:table-cell table:style-name="ce1" office:value-type="string">
            <text:p>2083187</text:p>
          </table:table-cell>
          <table:table-cell office:value-type="string">
            <text:p>Fairchild</text:p>
          </table:table-cell>
          <table:table-cell office:value-type="string">
            <text:p>FODM8061R2</text:p>
          </table:table-cell>
          <table:table-cell office:value-type="float" office:value="8.45">
            <text:p>8,4500</text:p>
          </table:table-cell>
          <table:table-cell office:value-type="string">
            <text:p>PLN</text:p>
          </table:table-cell>
          <table:table-cell office:value-type="date" office:date-value="2012-11-09">
            <text:p>09-11-2012</text:p>
          </table:table-cell>
          <table:table-cell table:number-columns-repeated="1011"/>
        </table:table-row>
        <table:table-row table:style-name="ro1">
          <table:table-cell table:number-columns-repeated="4" table:style-name="ce1" office:value-type="string">
            <text:p>H11L3SM</text:p>
          </table:table-cell>
          <table:table-cell table:style-name="ce121" office:value-type="string">
            <text:p>MICROPROCESSOR COMPATIBLE SCHMITT TRIGGER OPTICALLY COUPLED ISOLATOR</text:p>
          </table:table-cell>
          <table:table-cell office:value-type="string">
            <text:p>tme.pl</text:p>
          </table:table-cell>
          <table:table-cell table:style-name="ce1" office:value-type="string">
            <text:p>H11L3SM</text:p>
          </table:table-cell>
          <table:table-cell office:value-type="string">
            <text:p>ISOCOM</text:p>
          </table:table-cell>
          <table:table-cell table:style-name="ce1" office:value-type="string">
            <text:p>H11L3SM</text:p>
          </table:table-cell>
          <table:table-cell office:value-type="float" office:value="2.2621">
            <text:p>2,2621</text:p>
          </table:table-cell>
          <table:table-cell office:value-type="string">
            <text:p>PLN</text:p>
          </table:table-cell>
          <table:table-cell office:value-type="date" office:date-value="2013-09-15">
            <text:p>15-09-2013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IS357D</text:p>
          </table:table-cell>
          <table:table-cell table:style-name="ce1" office:value-type="string">
            <text:p>SFH690BT</text:p>
          </table:table-cell>
          <table:table-cell office:value-type="string">
            <text:p>TLP181</text:p>
          </table:table-cell>
          <table:table-cell table:style-name="ce1" office:value-type="string">
            <text:p>SFH690BT</text:p>
          </table:table-cell>
          <table:table-cell table:style-name="ce1" office:value-type="string">
            <text:p>Transoptor; SMD; Kanały:1; Wyj: tranzystorowe; Uizol:3,75kV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IS357D</text:p>
          </table:table-cell>
          <table:table-cell table:style-name="ce1" office:value-type="string">
            <text:p>ISOCOM</text:p>
          </table:table-cell>
          <table:table-cell table:style-name="ce1" office:value-type="string">
            <text:p>IS357D</text:p>
          </table:table-cell>
          <table:table-cell office:value-type="float" office:value="0.95">
            <text:p>0,9500</text:p>
          </table:table-cell>
          <table:table-cell table:style-name="ce4" office:value-type="string">
            <text:p>PLN</text:p>
          </table:table-cell>
          <table:table-cell office:value-type="date" office:date-value="2017-05-29">
            <text:p>29-05-2017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KP-1608SGC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D0603</text:p>
          </table:table-cell>
          <table:table-cell table:style-name="ce1" office:value-type="string">
            <text:p>LED; SMD; 0603; zielony; 4-15mcd; 120°; 1,6x0,8mm</text:p>
          </table:table-cell>
          <table:table-cell office:value-type="string">
            <text:p>tme.pl</text:p>
          </table:table-cell>
          <table:table-cell table:style-name="ce1" office:value-type="string">
            <text:p>KP-1608SGC</text:p>
          </table:table-cell>
          <table:table-cell office:value-type="string">
            <text:p>Kingbright Electronic</text:p>
          </table:table-cell>
          <table:table-cell table:style-name="ce1" office:value-type="string">
            <text:p>KP-1608SGC</text:p>
          </table:table-cell>
          <table:table-cell office:value-type="float" office:value="0.43">
            <text:p>0,4300</text:p>
          </table:table-cell>
          <table:table-cell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KP-2012ID</text:p>
          </table:table-cell>
          <table:table-cell table:style-name="ce1" office:value-type="string">
            <text:p>D0805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D0805</text:p>
          </table:table-cell>
          <table:table-cell table:style-name="ce91" office:value-type="string">
            <text:p>High effieciency red LED, 0805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KP-2012ID</text:p>
          </table:table-cell>
          <table:table-cell table:style-name="ce1" office:value-type="string">
            <text:p>Kingbright Electronic</text:p>
          </table:table-cell>
          <table:table-cell table:style-name="ce1" office:value-type="string">
            <text:p>KP-2012ID</text:p>
          </table:table-cell>
          <table:table-cell office:value-type="float" office:value="0.224">
            <text:p>0,2240</text:p>
          </table:table-cell>
          <table:table-cell table:style-name="ce4" office:value-type="string">
            <text:p>PLN</text:p>
          </table:table-cell>
          <table:table-cell office:value-type="date" office:date-value="2011-11-09">
            <text:p>09-11-2011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KP-2012SGC</text:p>
          </table:table-cell>
          <table:table-cell table:style-name="ce1" office:value-type="string">
            <text:p>D0805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D0805</text:p>
          </table:table-cell>
          <table:table-cell table:style-name="ce91" office:value-type="string">
            <text:p>LED green, 3-12mcd 120 deg, 0805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KP-2012SGC</text:p>
          </table:table-cell>
          <table:table-cell table:style-name="ce1" office:value-type="string">
            <text:p>Kingbright Electronic</text:p>
          </table:table-cell>
          <table:table-cell table:style-name="ce1" office:value-type="string">
            <text:p>KP-2012SGC</text:p>
          </table:table-cell>
          <table:table-cell office:value-type="float" office:value="0.42">
            <text:p>0,4200</text:p>
          </table:table-cell>
          <table:table-cell table:style-name="ce4" office:value-type="string">
            <text:p>PLN</text:p>
          </table:table-cell>
          <table:table-cell office:value-type="date" office:date-value="2017-03-26">
            <text:p>26-03-2017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>
            <text:p>KPA-3010CGCK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KPA-3010CGCK</text:p>
          </table:table-cell>
          <table:table-cell table:style-name="ce91" office:value-type="string">
            <text:p>3.0x1.0mm Right angle smd chip led lamp green</text:p>
          </table:table-cell>
          <table:table-cell office:value-type="string">
            <text:p>farnell.com</text:p>
          </table:table-cell>
          <table:table-cell table:style-name="ce1" office:value-type="string">
            <text:p>2146441</text:p>
          </table:table-cell>
          <table:table-cell office:value-type="string">
            <text:p>Kingbright Electronic</text:p>
          </table:table-cell>
          <table:table-cell table:style-name="ce1" office:value-type="string">
            <text:p>KPA-3010CGCK</text:p>
          </table:table-cell>
          <table:table-cell office:value-type="float" office:value="0.53">
            <text:p>0,5300</text:p>
          </table:table-cell>
          <table:table-cell office:value-type="string">
            <text:p>PLN</text:p>
          </table:table-cell>
          <table:table-cell office:value-type="date" office:date-value="2012-12-10">
            <text:p>10-12-2012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>
            <text:p>KPA-3010ID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KPA-3010SURCK</text:p>
          </table:table-cell>
          <table:table-cell table:style-name="ce91" office:value-type="string">
            <text:p>3.0x1.0mm Right angle smd chip led lamp red</text:p>
          </table:table-cell>
          <table:table-cell office:value-type="string">
            <text:p>tme.pl</text:p>
          </table:table-cell>
          <table:table-cell table:style-name="ce1" office:value-type="string">
            <text:p>KPA-3010ID</text:p>
          </table:table-cell>
          <table:table-cell office:value-type="string">
            <text:p>Kingbright Electronic</text:p>
          </table:table-cell>
          <table:table-cell table:style-name="ce1" office:value-type="string">
            <text:p>KPA-3010ID</text:p>
          </table:table-cell>
          <table:table-cell office:value-type="float" office:value="0.493">
            <text:p>0,4930</text:p>
          </table:table-cell>
          <table:table-cell office:value-type="string">
            <text:p>PLN</text:p>
          </table:table-cell>
          <table:table-cell office:value-type="date" office:date-value="2013-09-26">
            <text:p>26-09-2013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>
            <text:p>KPA-3010QBC-D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KPA-3010QBC-D</text:p>
          </table:table-cell>
          <table:table-cell table:style-name="ce91" office:value-type="string">
            <text:p>3.0x1.0mm Right angle smd chip led lamp blue</text:p>
          </table:table-cell>
          <table:table-cell office:value-type="string">
            <text:p>farnell.com</text:p>
          </table:table-cell>
          <table:table-cell table:style-name="ce1" office:value-type="string">
            <text:p>2146443</text:p>
          </table:table-cell>
          <table:table-cell office:value-type="string">
            <text:p>Kingbright Electronic</text:p>
          </table:table-cell>
          <table:table-cell table:style-name="ce1" office:value-type="string">
            <text:p>KPA-3010QBC-D</text:p>
          </table:table-cell>
          <table:table-cell office:value-type="float" office:value="0.76">
            <text:p>0,7600</text:p>
          </table:table-cell>
          <table:table-cell office:value-type="string">
            <text:p>PLN</text:p>
          </table:table-cell>
          <table:table-cell office:value-type="date" office:date-value="2013-08-26">
            <text:p>26-08-2013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>
            <text:p>KPA-3010SGD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KPA-3010CGCK</text:p>
          </table:table-cell>
          <table:table-cell table:style-name="ce91" office:value-type="string">
            <text:p>3.0x1.0mm Right angle smd chip led lamp green</text:p>
          </table:table-cell>
          <table:table-cell office:value-type="string">
            <text:p>tme.pl</text:p>
          </table:table-cell>
          <table:table-cell table:style-name="ce1" office:value-type="string">
            <text:p>KPA-3010SGD</text:p>
          </table:table-cell>
          <table:table-cell office:value-type="string">
            <text:p>Kingbright Electronic</text:p>
          </table:table-cell>
          <table:table-cell table:style-name="ce1" office:value-type="string">
            <text:p>KPA-3010SGD</text:p>
          </table:table-cell>
          <table:table-cell office:value-type="float" office:value="0.503">
            <text:p>0,5030</text:p>
          </table:table-cell>
          <table:table-cell office:value-type="string">
            <text:p>PLN</text:p>
          </table:table-cell>
          <table:table-cell office:value-type="date" office:date-value="2013-08-26">
            <text:p>26-08-2013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>
            <text:p>KPA-3010SURCK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KPA-3010SURCK</text:p>
          </table:table-cell>
          <table:table-cell table:style-name="ce91" office:value-type="string">
            <text:p>3.0x1.0mm Right angle smd chip led lamp hyper red</text:p>
          </table:table-cell>
          <table:table-cell office:value-type="string">
            <text:p>farnell.com</text:p>
          </table:table-cell>
          <table:table-cell table:style-name="ce1" office:value-type="string">
            <text:p>2146439</text:p>
          </table:table-cell>
          <table:table-cell office:value-type="string">
            <text:p>Kingbright Electronic</text:p>
          </table:table-cell>
          <table:table-cell table:style-name="ce1" office:value-type="string">
            <text:p>KPA-3010SURCK</text:p>
          </table:table-cell>
          <table:table-cell office:value-type="float" office:value="0.53">
            <text:p>0,5300</text:p>
          </table:table-cell>
          <table:table-cell office:value-type="string">
            <text:p>PLN</text:p>
          </table:table-cell>
          <table:table-cell office:value-type="date" office:date-value="2012-12-10">
            <text:p>10-12-2012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>
            <text:p>KPA-3010SYCK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KPA-3010SYCK</text:p>
          </table:table-cell>
          <table:table-cell table:style-name="ce91" office:value-type="string">
            <text:p>3.0x1.0mm Right angle smd chip led lamp super bright yellow</text:p>
          </table:table-cell>
          <table:table-cell office:value-type="string">
            <text:p>farnell.com</text:p>
          </table:table-cell>
          <table:table-cell table:style-name="ce1" office:value-type="string">
            <text:p>2146442</text:p>
          </table:table-cell>
          <table:table-cell office:value-type="string">
            <text:p>Kingbright Electronic</text:p>
          </table:table-cell>
          <table:table-cell table:style-name="ce1" office:value-type="string">
            <text:p>KPA-3010SYCK</text:p>
          </table:table-cell>
          <table:table-cell office:value-type="float" office:value="0.53">
            <text:p>0,5300</text:p>
          </table:table-cell>
          <table:table-cell office:value-type="string">
            <text:p>PLN</text:p>
          </table:table-cell>
          <table:table-cell office:value-type="date" office:date-value="2012-12-10">
            <text:p>10-12-2012</text:p>
          </table:table-cell>
          <table:table-cell table:number-columns-repeated="1011"/>
        </table:table-row>
        <table:table-row table:style-name="ro1">
          <table:table-cell table:number-columns-repeated="2" table:style-name="ce1" office:value-type="string">
            <text:p>KPA-3010YD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KPA-3010SYCK</text:p>
          </table:table-cell>
          <table:table-cell table:style-name="ce91" office:value-type="string">
            <text:p>3.0x1.0mm Right angle smd chip led lamp yellow</text:p>
          </table:table-cell>
          <table:table-cell office:value-type="string">
            <text:p>tme.pl</text:p>
          </table:table-cell>
          <table:table-cell table:style-name="ce1" office:value-type="string">
            <text:p>KPA-3010YD</text:p>
          </table:table-cell>
          <table:table-cell office:value-type="string">
            <text:p>Kingbright Electronic</text:p>
          </table:table-cell>
          <table:table-cell table:style-name="ce1" office:value-type="string">
            <text:p>KPA-3010YD</text:p>
          </table:table-cell>
          <table:table-cell office:value-type="float" office:value="0.512">
            <text:p>0,5120</text:p>
          </table:table-cell>
          <table:table-cell office:value-type="string">
            <text:p>PLN</text:p>
          </table:table-cell>
          <table:table-cell office:value-type="date" office:date-value="2013-08-26">
            <text:p>26-08-2013</text:p>
          </table:table-cell>
          <table:table-cell table:number-columns-repeated="1011"/>
        </table:table-row>
        <table:table-row table:style-name="ro1">
          <table:table-cell table:number-columns-repeated="4" table:style-name="ce1" office:value-type="string">
            <text:p>KW4-311AVA</text:p>
          </table:table-cell>
          <table:table-cell table:style-name="ce122" office:value-type="string">
            <text:p>0.31" Quadruple Digit Numeric Displays</text:p>
          </table:table-cell>
          <table:table-cell office:value-type="string">
            <text:p>tme.pl</text:p>
          </table:table-cell>
          <table:table-cell table:style-name="ce1" office:value-type="string">
            <text:p>KW4-311AVA</text:p>
          </table:table-cell>
          <table:table-cell office:value-type="string">
            <text:p>LuckyLight</text:p>
          </table:table-cell>
          <table:table-cell table:style-name="ce1" office:value-type="string">
            <text:p>KW4-311AVA</text:p>
          </table:table-cell>
          <table:table-cell office:value-type="float" office:value="4.39">
            <text:p>4,3900</text:p>
          </table:table-cell>
          <table:table-cell office:value-type="string">
            <text:p>PLN</text:p>
          </table:table-cell>
          <table:table-cell office:value-type="date" office:date-value="2012-10-15">
            <text:p>15-10-2012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L934GT</text:p>
          </table:table-cell>
          <table:table-cell table:style-name="ce1" office:value-type="string">
            <text:p>fi3mm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L934GT</text:p>
          </table:table-cell>
          <table:table-cell table:style-name="ce91" office:value-type="string">
            <text:p>High effieciency green LED, THT, fi3mm</text:p>
          </table:table-cell>
          <table:table-cell office:value-type="string">
            <text:p>tme.pl</text:p>
          </table:table-cell>
          <table:table-cell table:style-name="ce1" office:value-type="string">
            <text:p>L-934GT</text:p>
          </table:table-cell>
          <table:table-cell office:value-type="string">
            <text:p>Kingbright Electronic</text:p>
          </table:table-cell>
          <table:table-cell table:style-name="ce1" office:value-type="string">
            <text:p>L934GT</text:p>
          </table:table-cell>
          <table:table-cell office:value-type="float" office:value="0.27">
            <text:p>0,2700</text:p>
          </table:table-cell>
          <table:table-cell office:value-type="string">
            <text:p>PLN</text:p>
          </table:table-cell>
          <table:table-cell office:value-type="date" office:date-value="2012-08-20">
            <text:p>20-08-2012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L934IT</text:p>
          </table:table-cell>
          <table:table-cell table:style-name="ce1" office:value-type="string">
            <text:p>fi3mm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L934IT</text:p>
          </table:table-cell>
          <table:table-cell table:style-name="ce91" office:value-type="string">
            <text:p>High effieciency red LED, THT, fi3mm</text:p>
          </table:table-cell>
          <table:table-cell office:value-type="string">
            <text:p>tme.pl</text:p>
          </table:table-cell>
          <table:table-cell table:style-name="ce1" office:value-type="string">
            <text:p>L-934IT</text:p>
          </table:table-cell>
          <table:table-cell office:value-type="string">
            <text:p>Kingbright Electronic</text:p>
          </table:table-cell>
          <table:table-cell table:style-name="ce1" office:value-type="string">
            <text:p>L934IT</text:p>
          </table:table-cell>
          <table:table-cell office:value-type="float" office:value="0.26">
            <text:p>0,2600</text:p>
          </table:table-cell>
          <table:table-cell office:value-type="string">
            <text:p>PLN</text:p>
          </table:table-cell>
          <table:table-cell office:value-type="date" office:date-value="2012-08-20">
            <text:p>20-08-2012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L934SYD</text:p>
          </table:table-cell>
          <table:table-cell table:style-name="ce1" office:value-type="string">
            <text:p>fi3mm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L934SYD</text:p>
          </table:table-cell>
          <table:table-cell table:style-name="ce91" office:value-type="string">
            <text:p>High effieciency yellow LED, THT, fi3mm</text:p>
          </table:table-cell>
          <table:table-cell office:value-type="string">
            <text:p>tme.pl</text:p>
          </table:table-cell>
          <table:table-cell table:style-name="ce1" office:value-type="string">
            <text:p>L-934SYD</text:p>
          </table:table-cell>
          <table:table-cell office:value-type="string">
            <text:p>Kingbright Electronic</text:p>
          </table:table-cell>
          <table:table-cell table:style-name="ce1" office:value-type="string">
            <text:p>L934SYD</text:p>
          </table:table-cell>
          <table:table-cell office:value-type="float" office:value="0.52">
            <text:p>0,5200</text:p>
          </table:table-cell>
          <table:table-cell office:value-type="string">
            <text:p>PLN</text:p>
          </table:table-cell>
          <table:table-cell office:value-type="date" office:date-value="2012-08-20">
            <text:p>20-08-2012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LCD-AC-2002A-FKW K/W-E12</text:p>
          </table:table-cell>
          <table:table-cell table:style-name="ce1" office:value-type="string">
            <text:p>116x37</text:p>
          </table:table-cell>
          <table:table-cell table:style-name="ce1" office:value-type="string">
            <text:p>LCM2002LED</text:p>
          </table:table-cell>
          <table:table-cell table:style-name="ce1" office:value-type="string">
            <text:p>LCD-AC-2002A-FKW</text:p>
          </table:table-cell>
          <table:table-cell table:style-name="ce1" office:value-type="string">
            <text:p>LCD display 20x2 characters </text:p>
          </table:table-cell>
          <table:table-cell office:value-type="string">
            <text:p>kamami.pl</text:p>
          </table:table-cell>
          <table:table-cell table:style-name="ce1" office:value-type="string">
            <text:p>LCD-AC-2002A-FKW K/W-E12</text:p>
          </table:table-cell>
          <table:table-cell table:number-columns-repeated="2"/>
          <table:table-cell table:formula="of:=ROUND(35.34/1.23; 4)" office:value-type="float" office:value="28.7317">
            <text:p>28,7317</text:p>
          </table:table-cell>
          <table:table-cell office:value-type="string">
            <text:p>PLN</text:p>
          </table:table-cell>
          <table:table-cell office:value-type="date" office:date-value="2014-05-20">
            <text:p>20-05-2014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LCD-AC-2402A-FKW K/W-E12 C</text:p>
          </table:table-cell>
          <table:table-cell table:style-name="ce1" office:value-type="string">
            <text:p>118x36mm</text:p>
          </table:table-cell>
          <table:table-cell table:style-name="ce1" office:value-type="string">
            <text:p>LCM2002LED</text:p>
          </table:table-cell>
          <table:table-cell table:style-name="ce1" office:value-type="string">
            <text:p>LCD-AC-2402A-FKW</text:p>
          </table:table-cell>
          <table:table-cell table:style-name="ce1" office:value-type="string">
            <text:p>LCD Display 24x2 characters</text:p>
          </table:table-cell>
          <table:table-cell office:value-type="string">
            <text:p>kamami.pl</text:p>
          </table:table-cell>
          <table:table-cell table:style-name="ce1" office:value-type="string">
            <text:p>LCD-AC-2402A-FKW K/W-E12 C</text:p>
          </table:table-cell>
          <table:table-cell table:number-columns-repeated="2"/>
          <table:table-cell table:formula="of:=ROUND(35/1.23; 4)" office:value-type="float" office:value="28.4553">
            <text:p>28,4553</text:p>
          </table:table-cell>
          <table:table-cell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LED0603-GYW120-H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D0603</text:p>
          </table:table-cell>
          <table:table-cell table:style-name="ce91" office:value-type="string">
            <text:p>LED red 0603, 120mcd</text:p>
          </table:table-cell>
          <table:table-cell office:value-type="string">
            <text:p>maritex.com.pl</text:p>
          </table:table-cell>
          <table:table-cell table:style-name="ce1" office:value-type="string">
            <text:p>LED0603-GYW120-H</text:p>
          </table:table-cell>
          <table:table-cell/>
          <table:table-cell table:style-name="ce1" office:value-type="string">
            <text:p>LED0603-GYW120-H</text:p>
          </table:table-cell>
          <table:table-cell office:value-type="float" office:value="0.15">
            <text:p>0,1500</text:p>
          </table:table-cell>
          <table:table-cell office:value-type="string">
            <text:p>PLN</text:p>
          </table:table-cell>
          <table:table-cell office:value-type="date" office:date-value="2014-01-07">
            <text:p>07-01-2014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LED0603-RW120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D0603</text:p>
          </table:table-cell>
          <table:table-cell table:style-name="ce91" office:value-type="string">
            <text:p>LED red 0603, 120mcd</text:p>
          </table:table-cell>
          <table:table-cell office:value-type="string">
            <text:p>maritex.com.pl</text:p>
          </table:table-cell>
          <table:table-cell table:style-name="ce1" office:value-type="string">
            <text:p>LED0603-RW120</text:p>
          </table:table-cell>
          <table:table-cell/>
          <table:table-cell table:style-name="ce1" office:value-type="string">
            <text:p>LED0603-RW120</text:p>
          </table:table-cell>
          <table:table-cell office:value-type="float" office:value="0.1">
            <text:p>0,1000</text:p>
          </table:table-cell>
          <table:table-cell office:value-type="string">
            <text:p>PLN</text:p>
          </table:table-cell>
          <table:table-cell office:value-type="date" office:date-value="2017-05-29">
            <text:p>29-05-2017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LED0805-S-WD120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D0805</text:p>
          </table:table-cell>
          <table:table-cell table:style-name="ce1" office:value-type="string">
            <text:p>LED; SMD; 0805; biały; 1000mcd; 120°; 2.0x1,25mm</text:p>
          </table:table-cell>
          <table:table-cell office:value-type="string">
            <text:p>maritex.com.pl</text:p>
          </table:table-cell>
          <table:table-cell table:style-name="ce1" office:value-type="string">
            <text:p>LED0805-S-WD120</text:p>
          </table:table-cell>
          <table:table-cell office:value-type="string">
            <text:p>Honglitronic</text:p>
          </table:table-cell>
          <table:table-cell table:style-name="ce1" office:value-type="string">
            <text:p>LED0805-S-WD120</text:p>
          </table:table-cell>
          <table:table-cell office:value-type="float" office:value="0.26">
            <text:p>0,2600</text:p>
          </table:table-cell>
          <table:table-cell office:value-type="string">
            <text:p>PLN</text:p>
          </table:table-cell>
          <table:table-cell office:value-type="date" office:date-value="2014-11-09">
            <text:p>09-11-2014</text:p>
          </table:table-cell>
          <table:table-cell table:number-columns-repeated="1011"/>
        </table:table-row>
        <table:table-row table:style-name="ro1">
          <table:table-cell office:value-type="string">
            <text:p>LED5-R-LC</text:p>
          </table:table-cell>
          <table:table-cell office:value-type="string">
            <text:p>CO26</text:p>
          </table:table-cell>
          <table:table-cell office:value-type="string">
            <text:p>LED</text:p>
          </table:table-cell>
          <table:table-cell office:value-type="string">
            <text:p>CO26</text:p>
          </table:table-cell>
          <table:table-cell office:value-type="string">
            <text:p>LED; 5mm; czerwony; 20mcd; 30°; Czoło: wypukłe; Raster:2,54mm</text:p>
          </table:table-cell>
          <table:table-cell office:value-type="string">
            <text:p>tme.pl</text:p>
          </table:table-cell>
          <table:table-cell office:value-type="string">
            <text:p>OSNR5134A</text:p>
          </table:table-cell>
          <table:table-cell office:value-type="string">
            <text:p>OptoSupply</text:p>
          </table:table-cell>
          <table:table-cell office:value-type="string">
            <text:p>OSNR5134A</text:p>
          </table:table-cell>
          <table:table-cell office:value-type="float" office:value="0.4">
            <text:p>0,4000</text:p>
          </table:table-cell>
          <table:table-cell office:value-type="string">
            <text:p>PLN</text:p>
          </table:table-cell>
          <table:table-cell office:value-type="date" office:date-value="2017-07-14">
            <text:p>14-07-2017</text:p>
          </table:table-cell>
          <table:table-cell table:number-columns-repeated="1011"/>
        </table:table-row>
        <table:table-row table:style-name="ro1">
          <table:table-cell table:number-columns-repeated="4" office:value-type="string">
            <text:p>LFD039BAG-102</text:p>
          </table:table-cell>
          <table:table-cell office:value-type="string">
            <text:p>LFD039BAG-102 Wyświetlacz: LED; 7-segmentowy; 9,91mm; zielony; 3,5mcd; anoda</text:p>
          </table:table-cell>
          <table:table-cell office:value-type="string">
            <text:p>tme.pl</text:p>
          </table:table-cell>
          <table:table-cell office:value-type="string">
            <text:p>LFD039BAG-102</text:p>
          </table:table-cell>
          <table:table-cell office:value-type="string">
            <text:p>Wenrun</text:p>
          </table:table-cell>
          <table:table-cell office:value-type="string">
            <text:p>LFD039BAG-102</text:p>
          </table:table-cell>
          <table:table-cell office:value-type="float" office:value="3.24">
            <text:p>3,2400</text:p>
          </table:table-cell>
          <table:table-cell office:value-type="string">
            <text:p>PLN</text:p>
          </table:table-cell>
          <table:table-cell office:value-type="date" office:date-value="2016-02-28">
            <text:p>28-02-2016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OF-SMD2012B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D0805</text:p>
          </table:table-cell>
          <table:table-cell table:style-name="ce1" office:value-type="string">
            <text:p>LED; SMD; 0805; niebieski; 150-200mcd; 120°; 2x1,25mm</text:p>
          </table:table-cell>
          <table:table-cell office:value-type="string">
            <text:p>tme.pl</text:p>
          </table:table-cell>
          <table:table-cell table:style-name="ce1" office:value-type="string">
            <text:p>OF-SMD2012B</text:p>
          </table:table-cell>
          <table:table-cell office:value-type="string">
            <text:p>Optoflash</text:p>
          </table:table-cell>
          <table:table-cell table:style-name="ce1" office:value-type="string">
            <text:p>OF-SMD2012B</text:p>
          </table:table-cell>
          <table:table-cell office:value-type="float" office:value="0.2222">
            <text:p>0,2222</text:p>
          </table:table-cell>
          <table:table-cell office:value-type="string">
            <text:p>PLN</text:p>
          </table:table-cell>
          <table:table-cell office:value-type="date" office:date-value="2014-10-23">
            <text:p>23-10-2014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OF-SMD2012G</text:p>
          </table:table-cell>
          <table:table-cell table:style-name="ce1" office:value-type="string">
            <text:p>D0805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D0805</text:p>
          </table:table-cell>
          <table:table-cell table:style-name="ce91" office:value-type="string">
            <text:p>LED; SMD; 0805; zielony; 90-120mcd; 120°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OF-SMD2012G</text:p>
          </table:table-cell>
          <table:table-cell table:style-name="ce1" office:value-type="string">
            <text:p>Optoflash</text:p>
          </table:table-cell>
          <table:table-cell table:style-name="ce1" office:value-type="string">
            <text:p>OF-SMD2012G</text:p>
          </table:table-cell>
          <table:table-cell office:value-type="float" office:value="0.26">
            <text:p>0,2600</text:p>
          </table:table-cell>
          <table:table-cell table:style-name="ce4"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OF-SMD2012G-1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D0805</text:p>
          </table:table-cell>
          <table:table-cell table:style-name="ce1" office:value-type="string">
            <text:p>LED; SMD; 0805; zielony; 600-800mcd; 120°; 2x1,25mm</text:p>
          </table:table-cell>
          <table:table-cell office:value-type="string">
            <text:p>tme.pl</text:p>
          </table:table-cell>
          <table:table-cell table:style-name="ce1" office:value-type="string">
            <text:p>OF-SMD2012G-1</text:p>
          </table:table-cell>
          <table:table-cell office:value-type="string">
            <text:p>Optoflash</text:p>
          </table:table-cell>
          <table:table-cell table:style-name="ce1" office:value-type="string">
            <text:p>OF-SMD2012G-1</text:p>
          </table:table-cell>
          <table:table-cell office:value-type="float" office:value="0.27">
            <text:p>0,2700</text:p>
          </table:table-cell>
          <table:table-cell office:value-type="string">
            <text:p>PLN</text:p>
          </table:table-cell>
          <table:table-cell office:value-type="date" office:date-value="2014-10-23">
            <text:p>23-10-2014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OF-SMD2012HR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D0805</text:p>
          </table:table-cell>
          <table:table-cell table:style-name="ce1" office:value-type="string">
            <text:p>LED; SMD; 0805; czerwony; 460-700mcd; 120°; 2x1,25mm</text:p>
          </table:table-cell>
          <table:table-cell office:value-type="string">
            <text:p>tme.pl</text:p>
          </table:table-cell>
          <table:table-cell table:style-name="ce1" office:value-type="string">
            <text:p>OF-SMD2012HR</text:p>
          </table:table-cell>
          <table:table-cell office:value-type="string">
            <text:p>Optoflash</text:p>
          </table:table-cell>
          <table:table-cell table:style-name="ce1" office:value-type="string">
            <text:p>OF-SMD2012HR</text:p>
          </table:table-cell>
          <table:table-cell office:value-type="float" office:value="0.4558">
            <text:p>0,4558</text:p>
          </table:table-cell>
          <table:table-cell office:value-type="string">
            <text:p>PLN</text:p>
          </table:table-cell>
          <table:table-cell office:value-type="date" office:date-value="2014-10-23">
            <text:p>23-10-2014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OF-SMD2012R</text:p>
          </table:table-cell>
          <table:table-cell table:style-name="ce1" office:value-type="string">
            <text:p>D0805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D0805</text:p>
          </table:table-cell>
          <table:table-cell table:style-name="ce91" office:value-type="string">
            <text:p>LED; SMD; 0805; czerwony; 90-120mcd; 120°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OF-SMD2012R</text:p>
          </table:table-cell>
          <table:table-cell table:style-name="ce1" office:value-type="string">
            <text:p>Optoflash</text:p>
          </table:table-cell>
          <table:table-cell table:style-name="ce1" office:value-type="string">
            <text:p>OF-SMD2012R</text:p>
          </table:table-cell>
          <table:table-cell office:value-type="float" office:value="0.2211">
            <text:p>0,2211</text:p>
          </table:table-cell>
          <table:table-cell table:style-name="ce4" office:value-type="string">
            <text:p>PLN</text:p>
          </table:table-cell>
          <table:table-cell office:value-type="date" office:date-value="2015-08-03">
            <text:p>03-08-2015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OF-SMD2012Y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D0805</text:p>
          </table:table-cell>
          <table:table-cell table:style-name="ce1" office:value-type="string">
            <text:p>LED; SMD; 0805; żółty; 210-270mcd; 120°; 2x1,25mm</text:p>
          </table:table-cell>
          <table:table-cell office:value-type="string">
            <text:p>tme.pl</text:p>
          </table:table-cell>
          <table:table-cell table:style-name="ce1" office:value-type="string">
            <text:p>OF-SMD2012Y</text:p>
          </table:table-cell>
          <table:table-cell office:value-type="string">
            <text:p>Optoflash</text:p>
          </table:table-cell>
          <table:table-cell table:style-name="ce1" office:value-type="string">
            <text:p>OF-SMD2012Y</text:p>
          </table:table-cell>
          <table:table-cell office:value-type="float" office:value="0.1924">
            <text:p>0,1924</text:p>
          </table:table-cell>
          <table:table-cell office:value-type="string">
            <text:p>PLN</text:p>
          </table:table-cell>
          <table:table-cell office:value-type="date" office:date-value="2014-10-23">
            <text:p>23-10-2014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OF-SMD5060RGB-W</text:p>
          </table:table-cell>
          <table:table-cell table:style-name="ce1" office:value-type="string">
            <text:p>5060</text:p>
          </table:table-cell>
          <table:table-cell table:number-columns-repeated="2" table:style-name="ce1" office:value-type="string">
            <text:p>OF-SMD5060RGB-W</text:p>
          </table:table-cell>
          <table:table-cell table:style-name="ce1" office:value-type="string">
            <text:p>5050 Single Chip RGB Color Top LED</text:p>
          </table:table-cell>
          <table:table-cell office:value-type="string">
            <text:p>tme.pl</text:p>
          </table:table-cell>
          <table:table-cell table:style-name="ce1" office:value-type="string">
            <text:p>OF-SMD5060RGB-W</text:p>
          </table:table-cell>
          <table:table-cell office:value-type="string">
            <text:p>Optoflash</text:p>
          </table:table-cell>
          <table:table-cell table:style-name="ce1" office:value-type="string">
            <text:p>OF-SMD5060RGB-W</text:p>
          </table:table-cell>
          <table:table-cell office:value-type="float" office:value="1.3206">
            <text:p>1,3206</text:p>
          </table:table-cell>
          <table:table-cell office:value-type="string">
            <text:p>PLN</text:p>
          </table:table-cell>
          <table:table-cell office:value-type="date" office:date-value="2014-01-04">
            <text:p>04-01-2014</text:p>
          </table:table-cell>
          <table:table-cell table:number-columns-repeated="1011"/>
        </table:table-row>
        <table:table-row table:style-name="ro1">
          <table:table-cell office:value-type="string">
            <text:p>OSM5D3Z2C1P</text:p>
          </table:table-cell>
          <table:table-cell office:value-type="string">
            <text:p>7.62x7.62mm</text:p>
          </table:table-cell>
          <table:table-cell table:number-columns-repeated="2" office:value-type="string">
            <text:p>OSM5D3Z2C1P</text:p>
          </table:table-cell>
          <table:table-cell office:value-type="string">
            <text:p>LED super flux; 7,62x7,62mm; biały ciepły; 11000mcd; 120°; 20mA</text:p>
          </table:table-cell>
          <table:table-cell office:value-type="string">
            <text:p>tme.pl</text:p>
          </table:table-cell>
          <table:table-cell office:value-type="string">
            <text:p>OSM5D3Z2C1P</text:p>
          </table:table-cell>
          <table:table-cell office:value-type="string">
            <text:p>OptoSupply</text:p>
          </table:table-cell>
          <table:table-cell office:value-type="string">
            <text:p>OSM5D3Z2C1P</text:p>
          </table:table-cell>
          <table:table-cell office:value-type="float" office:value="1.49">
            <text:p>1,4900</text:p>
          </table:table-cell>
          <table:table-cell office:value-type="string">
            <text:p>PLN</text:p>
          </table:table-cell>
          <table:table-cell office:value-type="date" office:date-value="2016-05-03">
            <text:p>03-05-2016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OSTB0603C1C-A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OSTB0603C1C-A</text:p>
          </table:table-cell>
          <table:table-cell table:style-name="ce1" office:value-type="string">
            <text:p>OSTB0603</text:p>
          </table:table-cell>
          <table:table-cell table:style-name="ce91" office:value-type="string">
            <text:p>1.6x1.5x0.5mm red &amp; pure green &amp;blue SMD LED diode</text:p>
          </table:table-cell>
          <table:table-cell office:value-type="string">
            <text:p>tme.pl</text:p>
          </table:table-cell>
          <table:table-cell table:style-name="ce1" office:value-type="string">
            <text:p>OSTB0603C1C</text:p>
          </table:table-cell>
          <table:table-cell office:value-type="string">
            <text:p>OptoSupply</text:p>
          </table:table-cell>
          <table:table-cell table:style-name="ce1" office:value-type="string">
            <text:p>OSTB0603C1C</text:p>
          </table:table-cell>
          <table:table-cell office:value-type="float" office:value="0.697">
            <text:p>0,6970</text:p>
          </table:table-cell>
          <table:table-cell office:value-type="string">
            <text:p>PLN</text:p>
          </table:table-cell>
          <table:table-cell office:value-type="date" office:date-value="2013-12-28">
            <text:p>28-12-2013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PC357Z</text:p>
          </table:table-cell>
          <table:table-cell table:style-name="ce1" office:value-type="string">
            <text:p>SFH690BT</text:p>
          </table:table-cell>
          <table:table-cell office:value-type="string">
            <text:p>TLP181</text:p>
          </table:table-cell>
          <table:table-cell table:style-name="ce1" office:value-type="string">
            <text:p>SFH690BT</text:p>
          </table:table-cell>
          <table:table-cell table:style-name="ce1" office:value-type="string">
            <text:p>Optocoupler, transistor output,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PC357Z</text:p>
          </table:table-cell>
          <table:table-cell table:style-name="ce1" table:number-columns-repeated="2"/>
          <table:table-cell office:value-type="float" office:value="1.0162">
            <text:p>1,0162</text:p>
          </table:table-cell>
          <table:table-cell table:style-name="ce4" office:value-type="string">
            <text:p>PLN</text:p>
          </table:table-cell>
          <table:table-cell office:value-type="date" office:date-value="2013-09-07">
            <text:p>07-09-2013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RC1602B-BIW-ESV</text:p>
          </table:table-cell>
          <table:table-cell table:style-name="ce1" office:value-type="string">
            <text:p>LCD16x2</text:p>
          </table:table-cell>
          <table:table-cell table:number-columns-repeated="2" table:style-name="ce1" office:value-type="string">
            <text:p>RC1602B-BIW-ESV</text:p>
          </table:table-cell>
          <table:table-cell table:style-name="ce1" office:value-type="string">
            <text:p>LCD Module, 16x2 chars, STN blue negative, white LED backlighting, 6:00, -20/+70C,screen 80x36mm, European fonts, RoHS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RC1602B-BIW-ESV</text:p>
          </table:table-cell>
          <table:table-cell table:style-name="ce1" office:value-type="string">
            <text:p>Raystar Optronics</text:p>
          </table:table-cell>
          <table:table-cell table:style-name="ce1" office:value-type="string">
            <text:p>RC1602B-BIW-ESV</text:p>
          </table:table-cell>
          <table:table-cell office:value-type="float" office:value="27.7">
            <text:p>27,7000</text:p>
          </table:table-cell>
          <table:table-cell table:style-name="ce4" office:value-type="string">
            <text:p>PLN</text:p>
          </table:table-cell>
          <table:table-cell office:value-type="date" office:date-value="2012-09-05">
            <text:p>05-09-2012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SFH617A</text:p>
          </table:table-cell>
          <table:table-cell table:style-name="ce1" office:value-type="string">
            <text:p>4DIP300</text:p>
          </table:table-cell>
          <table:table-cell table:style-name="ce1" office:value-type="string">
            <text:p>PC357</text:p>
          </table:table-cell>
          <table:table-cell table:style-name="ce1" office:value-type="string">
            <text:p>4DIP300</text:p>
          </table:table-cell>
          <table:table-cell table:style-name="ce1" office:value-type="string">
            <text:p>Optocoupler, transistor output, 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SFH617A-3X016</text:p>
          </table:table-cell>
          <table:table-cell table:style-name="ce1" office:value-type="string">
            <text:p>Vishay</text:p>
          </table:table-cell>
          <table:table-cell table:style-name="ce1"/>
          <table:table-cell office:value-type="float" office:value="1.59">
            <text:p>1,5900</text:p>
          </table:table-cell>
          <table:table-cell table:style-name="ce4" office:value-type="string">
            <text:p>PLN</text:p>
          </table:table-cell>
          <table:table-cell office:value-type="date" office:date-value="2011-03-20">
            <text:p>20-03-2011</text:p>
          </table:table-cell>
          <table:table-cell table:number-columns-repeated="1011"/>
        </table:table-row>
        <table:table-row table:style-name="ro1">
          <table:table-cell table:number-columns-repeated="4" table:style-name="ce1" office:value-type="string">
            <text:p>TLP113</text:p>
          </table:table-cell>
          <table:table-cell table:style-name="ce1" office:value-type="string">
            <text:p>Transoptor; 2,5kV; Wyj: OC; 10Mbps; MFP5; Montaż: SMD</text:p>
          </table:table-cell>
          <table:table-cell office:value-type="string">
            <text:p>tme.pl</text:p>
          </table:table-cell>
          <table:table-cell table:style-name="ce1" office:value-type="string">
            <text:p>TLP113</text:p>
          </table:table-cell>
          <table:table-cell office:value-type="string">
            <text:p>Toshiba</text:p>
          </table:table-cell>
          <table:table-cell office:value-type="string">
            <text:p>TLP113</text:p>
          </table:table-cell>
          <table:table-cell office:value-type="float" office:value="4.11">
            <text:p>4,1100</text:p>
          </table:table-cell>
          <table:table-cell office:value-type="string">
            <text:p>PLN</text:p>
          </table:table-cell>
          <table:table-cell office:value-type="date" office:date-value="2012-10-14">
            <text:p>14-10-2012</text:p>
          </table:table-cell>
          <table:table-cell table:number-columns-repeated="1011"/>
        </table:table-row>
        <table:table-row table:style-name="ro1" table:number-rows-repeated="104853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ther" table:style-name="ta1" table:print="false">
        <office:forms form:automatic-focus="false" form:apply-design-mode="false"/>
        <table:table-column table:style-name="co1" table:number-columns-repeated="3" table:default-cell-style-name="ce17"/>
        <table:table-column table:style-name="co25" table:default-cell-style-name="ce17"/>
        <table:table-column table:style-name="co26" table:default-cell-style-name="ce17"/>
        <table:table-column table:style-name="co29" table:default-cell-style-name="ce17"/>
        <table:table-column table:style-name="co1" table:default-cell-style-name="ce17"/>
        <table:table-column table:style-name="co1" table:number-columns-repeated="4" table:default-cell-style-name="ce18"/>
        <table:table-column table:style-name="co1" table:default-cell-style-name="ce19"/>
        <table:table-column table:style-name="co1" table:default-cell-style-name="ce18"/>
        <table:table-column table:style-name="co1" table:default-cell-style-name="ce54"/>
        <table:table-row table:style-name="ro1">
          <table:table-cell office:value-type="string">
            <text:p>Value</text:p>
          </table:table-cell>
          <table:table-cell office:value-type="string">
            <text:p>Dimensions</text:p>
          </table:table-cell>
          <table:table-cell table:style-name="ce18" office:value-type="string">
            <text:p>Library Ref</text:p>
          </table:table-cell>
          <table:table-cell office:value-type="string">
            <text:p>Footprint Ref</text:p>
          </table:table-cell>
          <table:table-cell office:value-type="string">
            <text:p>Footprint Ref 2</text:p>
          </table:table-cell>
          <table:table-cell office:value-type="string">
            <text:p>Footprint Ref 3</text:p>
          </table:table-cell>
          <table:table-cell office:value-type="string">
            <text:p>Descript</text:p>
          </table:table-cell>
          <table:table-cell table:style-name="ce17" office:value-type="string">
            <text:p>Supplier5</text:p>
          </table:table-cell>
          <table:table-cell table:style-name="ce17" office:value-type="string">
            <text:p>Reference5</text:p>
          </table:table-cell>
          <table:table-cell table:style-name="ce17" office:value-type="string">
            <text:p>Manufacturer5</text:p>
          </table:table-cell>
          <table:table-cell table:style-name="ce17" office:value-type="string">
            <text:p>Typ5</text:p>
          </table:table-cell>
          <table:table-cell office:value-type="string">
            <text:p>Price5</text:p>
          </table:table-cell>
          <table:table-cell table:style-name="ce17" office:value-type="string">
            <text:p>Currency5</text:p>
          </table:table-cell>
          <table:table-cell office:value-type="string">
            <text:p>DateOfPrice5</text:p>
          </table:table-cell>
        </table:table-row>
        <table:table-row table:style-name="ro1">
          <table:table-cell table:number-columns-repeated="2" office:value-type="string">
            <text:p>A104</text:p>
          </table:table-cell>
          <table:table-cell office:value-type="string">
            <text:p>ENCLOSURE</text:p>
          </table:table-cell>
          <table:table-cell table:number-columns-repeated="3"/>
          <table:table-cell office:value-type="string">
            <text:p>Metall enclosure</text:p>
          </table:table-cell>
          <table:table-cell table:number-columns-repeated="7"/>
        </table:table-row>
        <table:table-row table:style-name="ro1">
          <table:table-cell office:value-type="string">
            <text:p>ABS125/60HT</text:p>
          </table:table-cell>
          <table:table-cell office:value-type="string">
            <text:p>130x130x60</text:p>
          </table:table-cell>
          <table:table-cell office:value-type="string">
            <text:p>ENCLOSURE</text:p>
          </table:table-cell>
          <table:table-cell table:number-columns-repeated="3"/>
          <table:table-cell office:value-type="string">
            <text:p>Enclosure ABS Smoked transparent cover, 130x130x60mm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ABS125/60HT</text:p>
          </table:table-cell>
          <table:table-cell table:style-name="ce17" office:value-type="string">
            <text:p>Fibox</text:p>
          </table:table-cell>
          <table:table-cell table:style-name="ce17" office:value-type="string">
            <text:p>ABS125/60HT</text:p>
          </table:table-cell>
          <table:table-cell office:value-type="float" office:value="39.9">
            <text:p>39,9000</text:p>
          </table:table-cell>
          <table:table-cell table:style-name="ce20" office:value-type="string">
            <text:p>PLN</text:p>
          </table:table-cell>
          <table:table-cell office:value-type="date" office:date-value="2009-11-17">
            <text:p>17-11-2009</text:p>
          </table:table-cell>
        </table:table-row>
        <table:table-row table:style-name="ro1">
          <table:table-cell table:number-columns-repeated="2" office:value-type="string">
            <text:p>ABS150/35LT</text:p>
          </table:table-cell>
          <table:table-cell office:value-type="string">
            <text:p>ENCLOSURE</text:p>
          </table:table-cell>
          <table:table-cell table:number-columns-repeated="3"/>
          <table:table-cell office:value-type="string">
            <text:p>Enclosure PC Smoked transparent cover, 180x130x35mm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ABS150/35LT</text:p>
          </table:table-cell>
          <table:table-cell table:style-name="ce17" office:value-type="string">
            <text:p>Fibox</text:p>
          </table:table-cell>
          <table:table-cell table:style-name="ce17" office:value-type="string">
            <text:p>ABS150/35LT</text:p>
          </table:table-cell>
          <table:table-cell office:value-type="float" office:value="44.9">
            <text:p>44,9000</text:p>
          </table:table-cell>
          <table:table-cell table:style-name="ce20" office:value-type="string">
            <text:p>PLN</text:p>
          </table:table-cell>
          <table:table-cell/>
        </table:table-row>
        <table:table-row table:style-name="ro1">
          <table:table-cell office:value-type="string">
            <text:p>CFPS-73-12M</text:p>
          </table:table-cell>
          <table:table-cell office:value-type="string">
            <text:p>KXO_V97</text:p>
          </table:table-cell>
          <table:table-cell office:value-type="string">
            <text:p>QOSC5X7MM</text:p>
          </table:table-cell>
          <table:table-cell office:value-type="string">
            <text:p>KXO_V97</text:p>
          </table:table-cell>
          <table:table-cell table:number-columns-repeated="2"/>
          <table:table-cell office:value-type="string">
            <text:p>oscillator 12MHz SMD 5x7mm, Vcc=3.3V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CFPS-73-12M</text:p>
          </table:table-cell>
          <table:table-cell table:style-name="ce17" office:value-type="string">
            <text:p>Rakon</text:p>
          </table:table-cell>
          <table:table-cell table:style-name="ce17" office:value-type="string">
            <text:p>LF SPXO018037</text:p>
          </table:table-cell>
          <table:table-cell office:value-type="float" office:value="5.79">
            <text:p>5,7900</text:p>
          </table:table-cell>
          <table:table-cell table:style-name="ce20" office:value-type="string">
            <text:p>PLN</text:p>
          </table:table-cell>
          <table:table-cell/>
        </table:table-row>
        <table:table-row table:style-name="ro1">
          <table:table-cell office:value-type="string">
            <text:p>CG75L</text:p>
          </table:table-cell>
          <table:table-cell office:value-type="string">
            <text:p>fi8xl6</text:p>
          </table:table-cell>
          <table:table-cell office:value-type="string">
            <text:p>ARRESTER</text:p>
          </table:table-cell>
          <table:table-cell office:value-type="string">
            <text:p>CG75L</text:p>
          </table:table-cell>
          <table:table-cell table:number-columns-repeated="2"/>
          <table:table-cell office:value-type="string">
            <text:p>75V surge arrester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CG-75L</text:p>
          </table:table-cell>
          <table:table-cell table:style-name="ce17" office:value-type="string">
            <text:p>Littelfuse</text:p>
          </table:table-cell>
          <table:table-cell table:style-name="ce17" office:value-type="string">
            <text:p>CG75L</text:p>
          </table:table-cell>
          <table:table-cell office:value-type="float" office:value="5.99">
            <text:p>5,9900</text:p>
          </table:table-cell>
          <table:table-cell table:style-name="ce20" office:value-type="string">
            <text:p>PLN</text:p>
          </table:table-cell>
          <table:table-cell office:value-type="date" office:date-value="2010-10-06">
            <text:p>06-10-2010</text:p>
          </table:table-cell>
        </table:table-row>
        <table:table-row table:style-name="ro1">
          <table:table-cell table:number-columns-repeated="4" office:value-type="string">
            <text:p>CLAMP10MM</text:p>
          </table:table-cell>
          <table:table-cell table:number-columns-repeated="10"/>
        </table:table-row>
        <table:table-row table:style-name="ro1">
          <table:table-cell office:value-type="string">
            <text:p>CONN_POINT_20_10</text:p>
          </table:table-cell>
          <table:table-cell office:value-type="string">
            <text:p>2mm-pad_1mm-hole</text:p>
          </table:table-cell>
          <table:table-cell office:value-type="string">
            <text:p>CIRCLE</text:p>
          </table:table-cell>
          <table:table-cell office:value-type="string">
            <text:p>CONN_POINT_20_10</text:p>
          </table:table-cell>
          <table:table-cell table:number-columns-repeated="10"/>
        </table:table-row>
        <table:table-row table:style-name="ro1">
          <table:table-cell office:value-type="string">
            <text:p>CP-11-2</text:p>
          </table:table-cell>
          <table:table-cell office:value-type="string">
            <text:p>158x90x61</text:p>
          </table:table-cell>
          <table:table-cell office:value-type="string">
            <text:p>ENCLOSURE</text:p>
          </table:table-cell>
          <table:table-cell table:number-columns-repeated="3"/>
          <table:table-cell office:value-type="string">
            <text:p>Enclosure 158x90x61, hermetic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CP-11-2</text:p>
          </table:table-cell>
          <table:table-cell table:style-name="ce17" office:value-type="string">
            <text:p>Combiplast</text:p>
          </table:table-cell>
          <table:table-cell table:style-name="ce17" office:value-type="string">
            <text:p>CP-11-2</text:p>
          </table:table-cell>
          <table:table-cell office:value-type="float" office:value="20.9">
            <text:p>20,9000</text:p>
          </table:table-cell>
          <table:table-cell table:style-name="ce20" office:value-type="string">
            <text:p>PLN</text:p>
          </table:table-cell>
          <table:table-cell office:value-type="date" office:date-value="2010-07-19">
            <text:p>19-07-2010</text:p>
          </table:table-cell>
        </table:table-row>
        <table:table-row table:style-name="ro1">
          <table:table-cell office:value-type="string">
            <text:p>CP-11-3</text:p>
          </table:table-cell>
          <table:table-cell office:value-type="string">
            <text:p>115x90x55</text:p>
          </table:table-cell>
          <table:table-cell office:value-type="string">
            <text:p>ENCLOSURE</text:p>
          </table:table-cell>
          <table:table-cell table:number-columns-repeated="3"/>
          <table:table-cell office:value-type="string">
            <text:p>Enclosure 115x90x55, hermetic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CP-11-3</text:p>
          </table:table-cell>
          <table:table-cell table:style-name="ce17" office:value-type="string">
            <text:p>Combiplast</text:p>
          </table:table-cell>
          <table:table-cell table:style-name="ce17" office:value-type="string">
            <text:p>CP-11-3</text:p>
          </table:table-cell>
          <table:table-cell office:value-type="float" office:value="14.4">
            <text:p>14,4000</text:p>
          </table:table-cell>
          <table:table-cell table:style-name="ce20" office:value-type="string">
            <text:p>PLN</text:p>
          </table:table-cell>
          <table:table-cell office:value-type="date" office:date-value="2010-07-13">
            <text:p>13-07-2010</text:p>
          </table:table-cell>
        </table:table-row>
        <table:table-row table:style-name="ro1">
          <table:table-cell office:value-type="string">
            <text:p>DS-10</text:p>
          </table:table-cell>
          <table:table-cell office:value-type="string">
            <text:p>20DIP300</text:p>
          </table:table-cell>
          <table:table-cell table:style-name="ce18" office:value-type="string">
            <text:p>DS-10</text:p>
          </table:table-cell>
          <table:table-cell office:value-type="string">
            <text:p>20DIP300</text:p>
          </table:table-cell>
          <table:table-cell table:number-columns-repeated="2"/>
          <table:table-cell office:value-type="string">
            <text:p>Dipswitch, THT, 10 sections</text:p>
          </table:table-cell>
          <table:table-cell table:number-columns-repeated="7"/>
        </table:table-row>
        <table:table-row table:style-name="ro1">
          <table:table-cell office:value-type="string">
            <text:p>DS-12</text:p>
          </table:table-cell>
          <table:table-cell office:value-type="string">
            <text:p>24DIP300</text:p>
          </table:table-cell>
          <table:table-cell table:style-name="ce18" office:value-type="string">
            <text:p>DS-12</text:p>
          </table:table-cell>
          <table:table-cell office:value-type="string">
            <text:p>24DIP300</text:p>
          </table:table-cell>
          <table:table-cell table:number-columns-repeated="2"/>
          <table:table-cell office:value-type="string">
            <text:p>Dipswitch, THT, 12 sections</text:p>
          </table:table-cell>
          <table:table-cell table:number-columns-repeated="7"/>
        </table:table-row>
        <table:table-row table:style-name="ro1">
          <table:table-cell table:number-columns-repeated="2" office:value-type="string">
            <text:p>ET206F</text:p>
          </table:table-cell>
          <table:table-cell office:value-type="string">
            <text:p>ENCLOSURE</text:p>
          </table:table-cell>
          <table:table-cell table:number-columns-repeated="3"/>
          <table:table-cell office:value-type="string">
            <text:p>Enclosure hermetic</text:p>
          </table:table-cell>
          <table:table-cell table:number-columns-repeated="7"/>
        </table:table-row>
        <table:table-row table:style-name="ro1">
          <table:table-cell office:value-type="string">
            <text:p>HTSBG-M2.5-10-5-1</text:p>
          </table:table-cell>
          <table:table-cell office:value-type="string">
            <text:p>M2.5xL10</text:p>
          </table:table-cell>
          <table:table-cell office:value-type="string">
            <text:p>TFFM3</text:p>
          </table:table-cell>
          <table:table-cell table:number-columns-repeated="3"/>
          <table:table-cell office:value-type="string">
            <text:p>Stand off metal brass nickel thread F/F M2,5 L=10mm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RI-HTSBG-M2.5-10-5-1</text:p>
          </table:table-cell>
          <table:table-cell table:style-name="ce17" office:value-type="string">
            <text:p>Richco plastic</text:p>
          </table:table-cell>
          <table:table-cell table:style-name="ce17" office:value-type="string">
            <text:p>HTSBG-M2.5-10-5-1</text:p>
          </table:table-cell>
          <table:table-cell office:value-type="float" office:value="0.79">
            <text:p>0,7900</text:p>
          </table:table-cell>
          <table:table-cell table:style-name="ce20" office:value-type="string">
            <text:p>PLN</text:p>
          </table:table-cell>
          <table:table-cell office:value-type="date" office:date-value="2010-05-07">
            <text:p>07-05-2010</text:p>
          </table:table-cell>
        </table:table-row>
        <table:table-row table:style-name="ro1">
          <table:table-cell office:value-type="string">
            <text:p>IR15TT-R</text:p>
          </table:table-cell>
          <table:table-cell office:value-type="string">
            <text:p>fi20xh19</text:p>
          </table:table-cell>
          <table:table-cell table:number-columns-repeated="2" office:value-type="string">
            <text:p>IR15TT-R</text:p>
          </table:table-cell>
          <table:table-cell table:number-columns-repeated="2"/>
          <table:table-cell office:value-type="string">
            <text:p>Miniature Infrared gas sensor for monitoring CO2 and CH4</text:p>
          </table:table-cell>
          <table:table-cell table:number-columns-repeated="7"/>
        </table:table-row>
        <table:table-row table:style-name="ro1">
          <table:table-cell office:value-type="string">
            <text:p>KamikaLogo_3876</text:p>
          </table:table-cell>
          <table:table-cell office:value-type="string">
            <text:p>KamikaLogo</text:p>
          </table:table-cell>
          <table:table-cell office:value-type="string">
            <text:p>KAMIKALOGO</text:p>
          </table:table-cell>
          <table:table-cell office:value-type="string">
            <text:p>KAMIKALOGO3876</text:p>
          </table:table-cell>
          <table:table-cell office:value-type="string">
            <text:p>KAMIKALOGO3876_TL</text:p>
          </table:table-cell>
          <table:table-cell office:value-type="string">
            <text:p>KAMIKALOGO3876_TS</text:p>
          </table:table-cell>
          <table:table-cell table:number-columns-repeated="8"/>
        </table:table-row>
        <table:table-row table:style-name="ro1">
          <table:table-cell office:value-type="string">
            <text:p>KATechnologyLogo</text:p>
          </table:table-cell>
          <table:table-cell office:value-type="string">
            <text:p>KATECHLOGO</text:p>
          </table:table-cell>
          <table:table-cell office:value-type="string">
            <text:p>KATECHNOLOGYLOGO</text:p>
          </table:table-cell>
          <table:table-cell office:value-type="string">
            <text:p>KATECHNOLOGYLOGO_TL</text:p>
          </table:table-cell>
          <table:table-cell office:value-type="string">
            <text:p>KATECHNOLOGYLOGO_TS</text:p>
          </table:table-cell>
          <table:table-cell table:number-columns-repeated="9"/>
        </table:table-row>
        <table:table-row table:style-name="ro1">
          <table:table-cell office:value-type="string">
            <text:p>KM-21</text:p>
          </table:table-cell>
          <table:table-cell office:value-type="string">
            <text:p>KM21</text:p>
          </table:table-cell>
          <table:table-cell office:value-type="string">
            <text:p>Gainta_G203</text:p>
          </table:table-cell>
          <table:table-cell table:number-columns-repeated="3"/>
          <table:table-cell office:value-type="string">
            <text:p>Enclosure 72x55x21, black</text:p>
          </table:table-cell>
          <table:table-cell table:number-columns-repeated="7"/>
        </table:table-row>
        <table:table-row table:style-name="ro1">
          <table:table-cell table:number-columns-repeated="3" office:value-type="string">
            <text:p>LARSLOGO</text:p>
          </table:table-cell>
          <table:table-cell office:value-type="string">
            <text:p>LARSLOGO1</text:p>
          </table:table-cell>
          <table:table-cell table:number-columns-repeated="10"/>
        </table:table-row>
        <table:table-row table:style-name="ro1">
          <table:table-cell table:number-columns-repeated="3" office:value-type="string">
            <text:p>LAYERS_T_B</text:p>
          </table:table-cell>
          <table:table-cell office:value-type="string">
            <text:p>NUMBERSLAYERS_T_B</text:p>
          </table:table-cell>
          <table:table-cell table:number-columns-repeated="10"/>
        </table:table-row>
        <table:table-row table:style-name="ro1">
          <table:table-cell table:number-columns-repeated="3" office:value-type="string">
            <text:p>LETTER_0</text:p>
          </table:table-cell>
          <table:table-cell office:value-type="string">
            <text:p>LETTER_0_60_10</text:p>
          </table:table-cell>
          <table:table-cell office:value-type="string">
            <text:p>LETTER_0_60_10_TL</text:p>
          </table:table-cell>
          <table:table-cell office:value-type="string">
            <text:p>LETTER_0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1</text:p>
          </table:table-cell>
          <table:table-cell office:value-type="string">
            <text:p>LETTER_1_60_10</text:p>
          </table:table-cell>
          <table:table-cell office:value-type="string">
            <text:p>LETTER_1_60_10_TL</text:p>
          </table:table-cell>
          <table:table-cell office:value-type="string">
            <text:p>LETTER_1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2</text:p>
          </table:table-cell>
          <table:table-cell office:value-type="string">
            <text:p>LETTER_2_60_10</text:p>
          </table:table-cell>
          <table:table-cell office:value-type="string">
            <text:p>LETTER_2_60_10_TL</text:p>
          </table:table-cell>
          <table:table-cell office:value-type="string">
            <text:p>LETTER_2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3</text:p>
          </table:table-cell>
          <table:table-cell office:value-type="string">
            <text:p>LETTER_3_60_10</text:p>
          </table:table-cell>
          <table:table-cell office:value-type="string">
            <text:p>LETTER_3_60_10_TL</text:p>
          </table:table-cell>
          <table:table-cell office:value-type="string">
            <text:p>LETTER_3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4</text:p>
          </table:table-cell>
          <table:table-cell office:value-type="string">
            <text:p>LETTER_4_60_10</text:p>
          </table:table-cell>
          <table:table-cell office:value-type="string">
            <text:p>LETTER_4_60_10_TL</text:p>
          </table:table-cell>
          <table:table-cell office:value-type="string">
            <text:p>LETTER_4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5</text:p>
          </table:table-cell>
          <table:table-cell office:value-type="string">
            <text:p>LETTER_5_60_10</text:p>
          </table:table-cell>
          <table:table-cell office:value-type="string">
            <text:p>LETTER_5_60_10_TL</text:p>
          </table:table-cell>
          <table:table-cell office:value-type="string">
            <text:p>LETTER_5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6</text:p>
          </table:table-cell>
          <table:table-cell office:value-type="string">
            <text:p>LETTER_6_60_10</text:p>
          </table:table-cell>
          <table:table-cell office:value-type="string">
            <text:p>LETTER_6_60_10_TL</text:p>
          </table:table-cell>
          <table:table-cell office:value-type="string">
            <text:p>LETTER_6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7</text:p>
          </table:table-cell>
          <table:table-cell office:value-type="string">
            <text:p>LETTER_7_60_10</text:p>
          </table:table-cell>
          <table:table-cell office:value-type="string">
            <text:p>LETTER_7_60_10_TL</text:p>
          </table:table-cell>
          <table:table-cell office:value-type="string">
            <text:p>LETTER_7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8</text:p>
          </table:table-cell>
          <table:table-cell office:value-type="string">
            <text:p>LETTER_8_60_10</text:p>
          </table:table-cell>
          <table:table-cell office:value-type="string">
            <text:p>LETTER_8_60_10_TL</text:p>
          </table:table-cell>
          <table:table-cell office:value-type="string">
            <text:p>LETTER_8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9</text:p>
          </table:table-cell>
          <table:table-cell office:value-type="string">
            <text:p>LETTER_9_60_10_TL</text:p>
          </table:table-cell>
          <table:table-cell office:value-type="string">
            <text:p>LETTER_9_60_20_TS</text:p>
          </table:table-cell>
          <table:table-cell table:number-columns-repeated="9"/>
        </table:table-row>
        <table:table-row table:style-name="ro1">
          <table:table-cell table:number-columns-repeated="3" office:value-type="string">
            <text:p>LETTER_A</text:p>
          </table:table-cell>
          <table:table-cell office:value-type="string">
            <text:p>LETTER_A_60_10</text:p>
          </table:table-cell>
          <table:table-cell office:value-type="string">
            <text:p>LETTER_A_60_10_TL</text:p>
          </table:table-cell>
          <table:table-cell office:value-type="string">
            <text:p>LETTER_A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B</text:p>
          </table:table-cell>
          <table:table-cell office:value-type="string">
            <text:p>LETTER_B_60_10</text:p>
          </table:table-cell>
          <table:table-cell office:value-type="string">
            <text:p>LETTER_B_60_10_TL</text:p>
          </table:table-cell>
          <table:table-cell office:value-type="string">
            <text:p>LETTER_B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C</text:p>
          </table:table-cell>
          <table:table-cell office:value-type="string">
            <text:p>LETTER_C_60_10</text:p>
          </table:table-cell>
          <table:table-cell office:value-type="string">
            <text:p>LETTER_C_60_10_TL</text:p>
          </table:table-cell>
          <table:table-cell office:value-type="string">
            <text:p>LETTER_C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D</text:p>
          </table:table-cell>
          <table:table-cell office:value-type="string">
            <text:p>LETTER_D_60_10</text:p>
          </table:table-cell>
          <table:table-cell office:value-type="string">
            <text:p>LETTER_D_60_10_TL</text:p>
          </table:table-cell>
          <table:table-cell office:value-type="string">
            <text:p>LETTER_D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DOT</text:p>
          </table:table-cell>
          <table:table-cell office:value-type="string">
            <text:p>LETTER_DOT_60_10_TL</text:p>
          </table:table-cell>
          <table:table-cell office:value-type="string">
            <text:p>LETTER_DOT_60_20_TS</text:p>
          </table:table-cell>
          <table:table-cell table:number-columns-repeated="9"/>
        </table:table-row>
        <table:table-row table:style-name="ro1">
          <table:table-cell table:number-columns-repeated="3" office:value-type="string">
            <text:p>LETTER_E</text:p>
          </table:table-cell>
          <table:table-cell office:value-type="string">
            <text:p>LETTER_E_60_10</text:p>
          </table:table-cell>
          <table:table-cell office:value-type="string">
            <text:p>LETTER_E_60_10_TL</text:p>
          </table:table-cell>
          <table:table-cell office:value-type="string">
            <text:p>LETTER_E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G</text:p>
          </table:table-cell>
          <table:table-cell office:value-type="string">
            <text:p>LETTER_G_60_10</text:p>
          </table:table-cell>
          <table:table-cell office:value-type="string">
            <text:p>LETTER_G_60_10_TL</text:p>
          </table:table-cell>
          <table:table-cell office:value-type="string">
            <text:p>LETTER_G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H</text:p>
          </table:table-cell>
          <table:table-cell office:value-type="string">
            <text:p>LETTER_H_60_10</text:p>
          </table:table-cell>
          <table:table-cell office:value-type="string">
            <text:p>LETTER_H_60_10_TL</text:p>
          </table:table-cell>
          <table:table-cell office:value-type="string">
            <text:p>LETTER_H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I</text:p>
          </table:table-cell>
          <table:table-cell office:value-type="string">
            <text:p>LETTER_I_60_10</text:p>
          </table:table-cell>
          <table:table-cell office:value-type="string">
            <text:p>LETTER_I_60_10_TL</text:p>
          </table:table-cell>
          <table:table-cell office:value-type="string">
            <text:p>LETTER_I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K</text:p>
          </table:table-cell>
          <table:table-cell office:value-type="string">
            <text:p>LETTER_K_60_10_TL</text:p>
          </table:table-cell>
          <table:table-cell office:value-type="string">
            <text:p>LETTER_K_60_20_TS</text:p>
          </table:table-cell>
          <table:table-cell table:number-columns-repeated="9"/>
        </table:table-row>
        <table:table-row table:style-name="ro1">
          <table:table-cell table:number-columns-repeated="3" office:value-type="string">
            <text:p>LETTER_L</text:p>
          </table:table-cell>
          <table:table-cell office:value-type="string">
            <text:p>LETTER_L_60_10</text:p>
          </table:table-cell>
          <table:table-cell office:value-type="string">
            <text:p>LETTER_L_60_10_TL</text:p>
          </table:table-cell>
          <table:table-cell office:value-type="string">
            <text:p>LETTER_L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M</text:p>
          </table:table-cell>
          <table:table-cell office:value-type="string">
            <text:p>LETTER_M_60_10</text:p>
          </table:table-cell>
          <table:table-cell office:value-type="string">
            <text:p>LETTER_M_60_10_TL</text:p>
          </table:table-cell>
          <table:table-cell office:value-type="string">
            <text:p>LETTER_M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MINUS</text:p>
          </table:table-cell>
          <table:table-cell office:value-type="string">
            <text:p>LETTER_MINUS_60_10</text:p>
          </table:table-cell>
          <table:table-cell table:style-name="Default" table:number-columns-repeated="10"/>
        </table:table-row>
        <table:table-row table:style-name="ro1">
          <table:table-cell table:number-columns-repeated="3" office:value-type="string">
            <text:p>LETTER_N</text:p>
          </table:table-cell>
          <table:table-cell office:value-type="string">
            <text:p>LETTER_N_60_10</text:p>
          </table:table-cell>
          <table:table-cell office:value-type="string">
            <text:p>LETTER_N_60_10_TL</text:p>
          </table:table-cell>
          <table:table-cell office:value-type="string">
            <text:p>LETTER_N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O</text:p>
          </table:table-cell>
          <table:table-cell office:value-type="string">
            <text:p>LETTER_O_60_10</text:p>
          </table:table-cell>
          <table:table-cell office:value-type="string">
            <text:p>LETTER_O_60_10_TL</text:p>
          </table:table-cell>
          <table:table-cell office:value-type="string">
            <text:p>LETTER_O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P</text:p>
          </table:table-cell>
          <table:table-cell office:value-type="string">
            <text:p>LETTER_P_60_10</text:p>
          </table:table-cell>
          <table:table-cell table:number-columns-repeated="10"/>
        </table:table-row>
        <table:table-row table:style-name="ro1">
          <table:table-cell table:number-columns-repeated="3" office:value-type="string">
            <text:p>LETTER_PLUS</text:p>
          </table:table-cell>
          <table:table-cell office:value-type="string">
            <text:p>LETTER_PLUS_60_10</text:p>
          </table:table-cell>
          <table:table-cell table:number-columns-repeated="10"/>
        </table:table-row>
        <table:table-row table:style-name="ro1">
          <table:table-cell table:number-columns-repeated="3" office:value-type="string">
            <text:p>LETTER_Q</text:p>
          </table:table-cell>
          <table:table-cell office:value-type="string">
            <text:p>LETTER_Q_60_10_TL</text:p>
          </table:table-cell>
          <table:table-cell office:value-type="string">
            <text:p>LETTER_Q_60_20_TS</text:p>
          </table:table-cell>
          <table:table-cell table:number-columns-repeated="9"/>
        </table:table-row>
        <table:table-row table:style-name="ro1">
          <table:table-cell table:number-columns-repeated="3" office:value-type="string">
            <text:p>LETTER_R</text:p>
          </table:table-cell>
          <table:table-cell office:value-type="string">
            <text:p>LETTER_R_60_10</text:p>
          </table:table-cell>
          <table:table-cell office:value-type="string">
            <text:p>LETTER_R_60_10_TL</text:p>
          </table:table-cell>
          <table:table-cell office:value-type="string">
            <text:p>LETTER_R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S</text:p>
          </table:table-cell>
          <table:table-cell office:value-type="string">
            <text:p>LETTER_S_60_10</text:p>
          </table:table-cell>
          <table:table-cell office:value-type="string">
            <text:p>LETTER_S_60_10_TL</text:p>
          </table:table-cell>
          <table:table-cell office:value-type="string">
            <text:p>LETTER_S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T</text:p>
          </table:table-cell>
          <table:table-cell office:value-type="string">
            <text:p>LETTER_T_60_10</text:p>
          </table:table-cell>
          <table:table-cell office:value-type="string">
            <text:p>LETTER_T_60_10_TL</text:p>
          </table:table-cell>
          <table:table-cell office:value-type="string">
            <text:p>LETTER_T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U</text:p>
          </table:table-cell>
          <table:table-cell office:value-type="string">
            <text:p>LETTER_U_60_10_TL</text:p>
          </table:table-cell>
          <table:table-cell office:value-type="string">
            <text:p>LETTER_U_60_20_TS</text:p>
          </table:table-cell>
          <table:table-cell table:number-columns-repeated="9"/>
        </table:table-row>
        <table:table-row table:style-name="ro1">
          <table:table-cell table:number-columns-repeated="3" office:value-type="string">
            <text:p>LETTER_UNDERSCORE</text:p>
          </table:table-cell>
          <table:table-cell office:value-type="string">
            <text:p>LETTER_UNDERSCORE_60_10</text:p>
          </table:table-cell>
          <table:table-cell office:value-type="string">
            <text:p>LETTER_UNDERSCORE_60_10_TL</text:p>
          </table:table-cell>
          <table:table-cell office:value-type="string">
            <text:p>LETTER_UNDERSCORE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V</text:p>
          </table:table-cell>
          <table:table-cell office:value-type="string">
            <text:p>LETTER_V_60_10</text:p>
          </table:table-cell>
          <table:table-cell office:value-type="string">
            <text:p>LETTER_V_60_10_TL</text:p>
          </table:table-cell>
          <table:table-cell office:value-type="string">
            <text:p>LETTER_V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_W</text:p>
          </table:table-cell>
          <table:table-cell office:value-type="string">
            <text:p>LETTER_W_60_10_TL</text:p>
          </table:table-cell>
          <table:table-cell office:value-type="string">
            <text:p>LETTER_W_60_20_TS</text:p>
          </table:table-cell>
          <table:table-cell table:number-columns-repeated="9"/>
        </table:table-row>
        <table:table-row table:style-name="ro1">
          <table:table-cell table:number-columns-repeated="3" office:value-type="string">
            <text:p>LETTER_X</text:p>
          </table:table-cell>
          <table:table-cell office:value-type="string">
            <text:p>LETTER_X_60_10</text:p>
          </table:table-cell>
          <table:table-cell table:number-columns-repeated="10"/>
        </table:table-row>
        <table:table-row table:style-name="ro1">
          <table:table-cell table:number-columns-repeated="3" office:value-type="string">
            <text:p>LETTER_Y</text:p>
          </table:table-cell>
          <table:table-cell office:value-type="string">
            <text:p>LETTER_Y_60_10_TL</text:p>
          </table:table-cell>
          <table:table-cell office:value-type="string">
            <text:p>LETTER_Y_60_20_TS</text:p>
          </table:table-cell>
          <table:table-cell table:number-columns-repeated="9"/>
        </table:table-row>
        <table:table-row table:style-name="ro1">
          <table:table-cell office:value-type="string">
            <text:p>LETTERC_A</text:p>
          </table:table-cell>
          <table:table-cell office:value-type="string">
            <text:p>LETTER_A</text:p>
          </table:table-cell>
          <table:table-cell office:value-type="string">
            <text:p>LETTERC_A</text:p>
          </table:table-cell>
          <table:table-cell office:value-type="string">
            <text:p>LETTERC_A_60_10</text:p>
          </table:table-cell>
          <table:table-cell office:value-type="string">
            <text:p>LETTERC_A_60_10_TL</text:p>
          </table:table-cell>
          <table:table-cell office:value-type="string">
            <text:p>LETTERC_A_60_20_TS</text:p>
          </table:table-cell>
          <table:table-cell table:number-columns-repeated="8"/>
        </table:table-row>
        <table:table-row table:style-name="ro1">
          <table:table-cell office:value-type="string">
            <text:p>LETTERC_B</text:p>
          </table:table-cell>
          <table:table-cell office:value-type="string">
            <text:p>LETTER_B</text:p>
          </table:table-cell>
          <table:table-cell office:value-type="string">
            <text:p>LETTERC_B</text:p>
          </table:table-cell>
          <table:table-cell office:value-type="string">
            <text:p>LETTERC_B_60_10</text:p>
          </table:table-cell>
          <table:table-cell office:value-type="string">
            <text:p>LETTERC_B_60_10_TL</text:p>
          </table:table-cell>
          <table:table-cell office:value-type="string">
            <text:p>LETTERC_B_60_20_TS</text:p>
          </table:table-cell>
          <table:table-cell table:number-columns-repeated="8"/>
        </table:table-row>
        <table:table-row table:style-name="ro1">
          <table:table-cell office:value-type="string">
            <text:p>LETTERC_C</text:p>
          </table:table-cell>
          <table:table-cell office:value-type="string">
            <text:p>LETTER_C</text:p>
          </table:table-cell>
          <table:table-cell office:value-type="string">
            <text:p>LETTERC_C</text:p>
          </table:table-cell>
          <table:table-cell office:value-type="string">
            <text:p>LETTERC_C_60_10</text:p>
          </table:table-cell>
          <table:table-cell office:value-type="string">
            <text:p>LETTERC_C_60_10_TL</text:p>
          </table:table-cell>
          <table:table-cell office:value-type="string">
            <text:p>LETTERC_C_60_20_TS</text:p>
          </table:table-cell>
          <table:table-cell table:number-columns-repeated="8"/>
        </table:table-row>
        <table:table-row table:style-name="ro1">
          <table:table-cell office:value-type="string">
            <text:p>LETTERC_D</text:p>
          </table:table-cell>
          <table:table-cell office:value-type="string">
            <text:p>LETTER_D</text:p>
          </table:table-cell>
          <table:table-cell office:value-type="string">
            <text:p>LETTERC_D</text:p>
          </table:table-cell>
          <table:table-cell office:value-type="string">
            <text:p>LETTERC_D_60_10</text:p>
          </table:table-cell>
          <table:table-cell office:value-type="string">
            <text:p>LETTERC_D_60_10_TL</text:p>
          </table:table-cell>
          <table:table-cell office:value-type="string">
            <text:p>LETTERC_D_60_20_TS</text:p>
          </table:table-cell>
          <table:table-cell table:number-columns-repeated="8"/>
        </table:table-row>
        <table:table-row table:style-name="ro1">
          <table:table-cell office:value-type="string">
            <text:p>LETTERC_E</text:p>
          </table:table-cell>
          <table:table-cell office:value-type="string">
            <text:p>LETTER_E</text:p>
          </table:table-cell>
          <table:table-cell office:value-type="string">
            <text:p>LETTERC_E</text:p>
          </table:table-cell>
          <table:table-cell office:value-type="string">
            <text:p>LETTERC_E_60_10</text:p>
          </table:table-cell>
          <table:table-cell office:value-type="string">
            <text:p>LETTERC_E_60_10_TL</text:p>
          </table:table-cell>
          <table:table-cell office:value-type="string">
            <text:p>LETTERC_E_60_20_TS</text:p>
          </table:table-cell>
          <table:table-cell table:number-columns-repeated="8"/>
        </table:table-row>
        <table:table-row table:style-name="ro1">
          <table:table-cell office:value-type="string">
            <text:p>LETTERC_F</text:p>
          </table:table-cell>
          <table:table-cell office:value-type="string">
            <text:p>LETTER_F</text:p>
          </table:table-cell>
          <table:table-cell office:value-type="string">
            <text:p>LETTERC_F</text:p>
          </table:table-cell>
          <table:table-cell office:value-type="string">
            <text:p>LETTERC_F_60_10</text:p>
          </table:table-cell>
          <table:table-cell office:value-type="string">
            <text:p>LETTERC_F_60_10_TL</text:p>
          </table:table-cell>
          <table:table-cell office:value-type="string">
            <text:p>LETTERC_F_60_20_TS</text:p>
          </table:table-cell>
          <table:table-cell table:number-columns-repeated="8"/>
        </table:table-row>
        <table:table-row table:style-name="ro1">
          <table:table-cell office:value-type="string">
            <text:p>LETTERC_G</text:p>
          </table:table-cell>
          <table:table-cell office:value-type="string">
            <text:p>LETTER_G</text:p>
          </table:table-cell>
          <table:table-cell office:value-type="string">
            <text:p>LETTERC_G</text:p>
          </table:table-cell>
          <table:table-cell office:value-type="string">
            <text:p>LETTERC_G_60_10</text:p>
          </table:table-cell>
          <table:table-cell office:value-type="string">
            <text:p>LETTERC_G_60_10_TL</text:p>
          </table:table-cell>
          <table:table-cell office:value-type="string">
            <text:p>LETTERC_G_60_20_TS</text:p>
          </table:table-cell>
          <table:table-cell table:number-columns-repeated="8"/>
        </table:table-row>
        <table:table-row table:style-name="ro1">
          <table:table-cell office:value-type="string">
            <text:p>LETTERC_H</text:p>
          </table:table-cell>
          <table:table-cell office:value-type="string">
            <text:p>LETTER_H</text:p>
          </table:table-cell>
          <table:table-cell office:value-type="string">
            <text:p>LETTERC_H</text:p>
          </table:table-cell>
          <table:table-cell office:value-type="string">
            <text:p>LETTERC_H_60_10_TL</text:p>
          </table:table-cell>
          <table:table-cell office:value-type="string">
            <text:p>LETTERC_H_60_20_TS</text:p>
          </table:table-cell>
          <table:table-cell table:number-columns-repeated="9"/>
        </table:table-row>
        <table:table-row table:style-name="ro1">
          <table:table-cell office:value-type="string">
            <text:p>LETTERC_I</text:p>
          </table:table-cell>
          <table:table-cell office:value-type="string">
            <text:p>LETTER_I</text:p>
          </table:table-cell>
          <table:table-cell office:value-type="string">
            <text:p>LETTERC_I</text:p>
          </table:table-cell>
          <table:table-cell office:value-type="string">
            <text:p>LETTERC_I_60_10</text:p>
          </table:table-cell>
          <table:table-cell office:value-type="string">
            <text:p>LETTERC_I_60_10_TL</text:p>
          </table:table-cell>
          <table:table-cell office:value-type="string">
            <text:p>LETTERC_I_60_20_TS</text:p>
          </table:table-cell>
          <table:table-cell table:number-columns-repeated="8"/>
        </table:table-row>
        <table:table-row table:style-name="ro1">
          <table:table-cell office:value-type="string">
            <text:p>LETTERC_J</text:p>
          </table:table-cell>
          <table:table-cell office:value-type="string">
            <text:p>LETTER_J</text:p>
          </table:table-cell>
          <table:table-cell office:value-type="string">
            <text:p>LETTERC_J</text:p>
          </table:table-cell>
          <table:table-cell office:value-type="string">
            <text:p>LETTERC_J_60_10_TL</text:p>
          </table:table-cell>
          <table:table-cell office:value-type="string">
            <text:p>LETTERC_J_60_20_TS</text:p>
          </table:table-cell>
          <table:table-cell table:number-columns-repeated="9"/>
        </table:table-row>
        <table:table-row table:style-name="ro1">
          <table:table-cell office:value-type="string">
            <text:p>LETTERC_K</text:p>
          </table:table-cell>
          <table:table-cell office:value-type="string">
            <text:p>LETTER_K</text:p>
          </table:table-cell>
          <table:table-cell office:value-type="string">
            <text:p>LETTERC_K</text:p>
          </table:table-cell>
          <table:table-cell office:value-type="string">
            <text:p>LETTERC_K_60_10</text:p>
          </table:table-cell>
          <table:table-cell office:value-type="string">
            <text:p>LETTERC_K_60_10_TL</text:p>
          </table:table-cell>
          <table:table-cell office:value-type="string">
            <text:p>LETTERC_K_60_20_TS</text:p>
          </table:table-cell>
          <table:table-cell table:number-columns-repeated="8"/>
        </table:table-row>
        <table:table-row table:style-name="ro1">
          <table:table-cell office:value-type="string">
            <text:p>LETTERC_L</text:p>
          </table:table-cell>
          <table:table-cell office:value-type="string">
            <text:p>LETTER_L</text:p>
          </table:table-cell>
          <table:table-cell office:value-type="string">
            <text:p>LETTERC_L</text:p>
          </table:table-cell>
          <table:table-cell office:value-type="string">
            <text:p>LETTERC_L_60_10</text:p>
          </table:table-cell>
          <table:table-cell office:value-type="string">
            <text:p>LETTERC_L_60_10_TL</text:p>
          </table:table-cell>
          <table:table-cell office:value-type="string">
            <text:p>LETTERC_L_60_20_TS</text:p>
          </table:table-cell>
          <table:table-cell table:number-columns-repeated="8"/>
        </table:table-row>
        <table:table-row table:style-name="ro1">
          <table:table-cell office:value-type="string">
            <text:p>LETTERC_M</text:p>
          </table:table-cell>
          <table:table-cell office:value-type="string">
            <text:p>LETTER_M</text:p>
          </table:table-cell>
          <table:table-cell office:value-type="string">
            <text:p>LETTERC_M</text:p>
          </table:table-cell>
          <table:table-cell office:value-type="string">
            <text:p>LETTERC_M_60_10</text:p>
          </table:table-cell>
          <table:table-cell office:value-type="string">
            <text:p>LETTERC_M_60_10_TL</text:p>
          </table:table-cell>
          <table:table-cell office:value-type="string">
            <text:p>LETTERC_M_60_20_TS</text:p>
          </table:table-cell>
          <table:table-cell table:number-columns-repeated="8"/>
        </table:table-row>
        <table:table-row table:style-name="ro1">
          <table:table-cell office:value-type="string">
            <text:p>LETTERC_N</text:p>
          </table:table-cell>
          <table:table-cell office:value-type="string">
            <text:p>LETTER_N</text:p>
          </table:table-cell>
          <table:table-cell office:value-type="string">
            <text:p>LETTERC_N</text:p>
          </table:table-cell>
          <table:table-cell office:value-type="string">
            <text:p>LETTERC_N_60_10</text:p>
          </table:table-cell>
          <table:table-cell office:value-type="string">
            <text:p>LETTERC_N_60_10_TL</text:p>
          </table:table-cell>
          <table:table-cell office:value-type="string">
            <text:p>LETTERC_N_60_20_TS</text:p>
          </table:table-cell>
          <table:table-cell table:number-columns-repeated="8"/>
        </table:table-row>
        <table:table-row table:style-name="ro1">
          <table:table-cell office:value-type="string">
            <text:p>LETTERC_O</text:p>
          </table:table-cell>
          <table:table-cell office:value-type="string">
            <text:p>LETTER_O</text:p>
          </table:table-cell>
          <table:table-cell office:value-type="string">
            <text:p>LETTERC_O</text:p>
          </table:table-cell>
          <table:table-cell office:value-type="string">
            <text:p>LETTERC_O_60_10_TL</text:p>
          </table:table-cell>
          <table:table-cell office:value-type="string">
            <text:p>LETTERC_O_60_20_TS</text:p>
          </table:table-cell>
          <table:table-cell table:number-columns-repeated="9"/>
        </table:table-row>
        <table:table-row table:style-name="ro1">
          <table:table-cell office:value-type="string">
            <text:p>LETTERC_P</text:p>
          </table:table-cell>
          <table:table-cell office:value-type="string">
            <text:p>LETTER_P</text:p>
          </table:table-cell>
          <table:table-cell office:value-type="string">
            <text:p>LETTERC_P</text:p>
          </table:table-cell>
          <table:table-cell office:value-type="string">
            <text:p>LETTERC_P_60_10</text:p>
          </table:table-cell>
          <table:table-cell office:value-type="string">
            <text:p>LETTERC_P_60_10_TL</text:p>
          </table:table-cell>
          <table:table-cell office:value-type="string">
            <text:p>LETTERC_P_60_20_TS</text:p>
          </table:table-cell>
          <table:table-cell table:number-columns-repeated="8"/>
        </table:table-row>
        <table:table-row table:style-name="ro1">
          <table:table-cell office:value-type="string">
            <text:p>LETTERC_R</text:p>
          </table:table-cell>
          <table:table-cell office:value-type="string">
            <text:p>LETTER_R</text:p>
          </table:table-cell>
          <table:table-cell office:value-type="string">
            <text:p>LETTERC_R</text:p>
          </table:table-cell>
          <table:table-cell office:value-type="string">
            <text:p>LETTERC_R_60_10</text:p>
          </table:table-cell>
          <table:table-cell office:value-type="string">
            <text:p>LETTERC_R_60_10_TL</text:p>
          </table:table-cell>
          <table:table-cell office:value-type="string">
            <text:p>LETTERC_R_60_20_TS</text:p>
          </table:table-cell>
          <table:table-cell table:number-columns-repeated="8"/>
        </table:table-row>
        <table:table-row table:style-name="ro1">
          <table:table-cell office:value-type="string">
            <text:p>LETTERC_S</text:p>
          </table:table-cell>
          <table:table-cell office:value-type="string">
            <text:p>LETTER_S</text:p>
          </table:table-cell>
          <table:table-cell office:value-type="string">
            <text:p>LETTERC_S</text:p>
          </table:table-cell>
          <table:table-cell office:value-type="string">
            <text:p>LETTERC_S_60_10</text:p>
          </table:table-cell>
          <table:table-cell office:value-type="string">
            <text:p>LETTERC_S_60_10_TL</text:p>
          </table:table-cell>
          <table:table-cell office:value-type="string">
            <text:p>LETTERC_S_60_20_TS</text:p>
          </table:table-cell>
          <table:table-cell table:number-columns-repeated="8"/>
        </table:table-row>
        <table:table-row table:style-name="ro1">
          <table:table-cell office:value-type="string">
            <text:p>LETTERC_T</text:p>
          </table:table-cell>
          <table:table-cell office:value-type="string">
            <text:p>LETTER_T</text:p>
          </table:table-cell>
          <table:table-cell office:value-type="string">
            <text:p>LETTERC_T</text:p>
          </table:table-cell>
          <table:table-cell office:value-type="string">
            <text:p>LETTERC_T_60_10</text:p>
          </table:table-cell>
          <table:table-cell office:value-type="string">
            <text:p>LETTERC_T_60_10_TL</text:p>
          </table:table-cell>
          <table:table-cell office:value-type="string">
            <text:p>LETTERC_T_60_20_TS</text:p>
          </table:table-cell>
          <table:table-cell table:number-columns-repeated="8"/>
        </table:table-row>
        <table:table-row table:style-name="ro1">
          <table:table-cell table:number-columns-repeated="3" office:value-type="string">
            <text:p>LETTERC_U</text:p>
          </table:table-cell>
          <table:table-cell office:value-type="string">
            <text:p>LETTERC_U_60_10</text:p>
          </table:table-cell>
          <table:table-cell office:value-type="string">
            <text:p>LETTERC_U_60_10_TL</text:p>
          </table:table-cell>
          <table:table-cell office:value-type="string">
            <text:p>LETTERC_U_60_20_TS</text:p>
          </table:table-cell>
          <table:table-cell table:number-columns-repeated="8"/>
        </table:table-row>
        <table:table-row table:style-name="ro1">
          <table:table-cell office:value-type="string">
            <text:p>LETTERC_V</text:p>
          </table:table-cell>
          <table:table-cell office:value-type="string">
            <text:p>LETTER_V</text:p>
          </table:table-cell>
          <table:table-cell office:value-type="string">
            <text:p>LETTERC_V</text:p>
          </table:table-cell>
          <table:table-cell office:value-type="string">
            <text:p>LETTERC_V_60_10_TL</text:p>
          </table:table-cell>
          <table:table-cell office:value-type="string">
            <text:p>LETTERC_V_60_20_TS</text:p>
          </table:table-cell>
          <table:table-cell table:number-columns-repeated="9"/>
        </table:table-row>
        <table:table-row table:style-name="ro1">
          <table:table-cell table:number-columns-repeated="3" office:value-type="string">
            <text:p>LETTERC_W</text:p>
          </table:table-cell>
          <table:table-cell office:value-type="string">
            <text:p>LETTERC_W_60_10</text:p>
          </table:table-cell>
          <table:table-cell office:value-type="string">
            <text:p>LETTERC_W_60_10_TL</text:p>
          </table:table-cell>
          <table:table-cell office:value-type="string">
            <text:p>LETTERC_W_60_20_TS</text:p>
          </table:table-cell>
          <table:table-cell table:number-columns-repeated="8"/>
        </table:table-row>
        <table:table-row table:style-name="ro1">
          <table:table-cell office:value-type="string">
            <text:p>LETTERC_Y</text:p>
          </table:table-cell>
          <table:table-cell office:value-type="string">
            <text:p>LETTER_Y</text:p>
          </table:table-cell>
          <table:table-cell office:value-type="string">
            <text:p>LETTERC_Y</text:p>
          </table:table-cell>
          <table:table-cell office:value-type="string">
            <text:p>LETTERC_Y_60_10_TL</text:p>
          </table:table-cell>
          <table:table-cell office:value-type="string">
            <text:p>LETTERC_Y_60_20_TS</text:p>
          </table:table-cell>
          <table:table-cell table:number-columns-repeated="9"/>
        </table:table-row>
        <table:table-row table:style-name="ro1">
          <table:table-cell office:value-type="string">
            <text:p>LETTERC_Z</text:p>
          </table:table-cell>
          <table:table-cell office:value-type="string">
            <text:p>LETTER_Z</text:p>
          </table:table-cell>
          <table:table-cell office:value-type="string">
            <text:p>LETTERC_Z</text:p>
          </table:table-cell>
          <table:table-cell office:value-type="string">
            <text:p>LETTERC_Z_60_10</text:p>
          </table:table-cell>
          <table:table-cell office:value-type="string">
            <text:p>LETTERC_Z_60_10_TL</text:p>
          </table:table-cell>
          <table:table-cell office:value-type="string">
            <text:p>LETTERC_Z_60_20_TS</text:p>
          </table:table-cell>
          <table:table-cell table:number-columns-repeated="8"/>
        </table:table-row>
        <table:table-row table:style-name="ro1">
          <table:table-cell office:value-type="string">
            <text:p>Li-Ion</text:p>
          </table:table-cell>
          <table:table-cell office:value-type="string">
            <text:p>4SIP100</text:p>
          </table:table-cell>
          <table:table-cell office:value-type="string">
            <text:p>BATTERY_TH</text:p>
          </table:table-cell>
          <table:table-cell office:value-type="string">
            <text:p>4SIP100</text:p>
          </table:table-cell>
          <table:table-cell table:number-columns-repeated="2"/>
          <table:table-cell office:value-type="string">
            <text:p>Battery Li-Ion 3.6V, 1.2Ah</text:p>
          </table:table-cell>
          <table:table-cell table:number-columns-repeated="7"/>
        </table:table-row>
        <table:table-row table:style-name="ro1">
          <table:table-cell office:value-type="string">
            <text:p>Li-Ion</text:p>
          </table:table-cell>
          <table:table-cell office:value-type="string">
            <text:p>LI-ION1_2AH</text:p>
          </table:table-cell>
          <table:table-cell office:value-type="string">
            <text:p>BATTERY_TH</text:p>
          </table:table-cell>
          <table:table-cell office:value-type="string">
            <text:p>LI-ION1_2AH</text:p>
          </table:table-cell>
          <table:table-cell table:number-columns-repeated="2"/>
          <table:table-cell office:value-type="string">
            <text:p>Battery Li-Ion 3.6V, 1.2Ah</text:p>
          </table:table-cell>
          <table:table-cell table:number-columns-repeated="7"/>
        </table:table-row>
        <table:table-row table:style-name="ro1">
          <table:table-cell office:value-type="string">
            <text:p>Li-Ion</text:p>
          </table:table-cell>
          <table:table-cell office:value-type="string">
            <text:p>WF04R</text:p>
          </table:table-cell>
          <table:table-cell office:value-type="string">
            <text:p>BATTERY_TH</text:p>
          </table:table-cell>
          <table:table-cell office:value-type="string">
            <text:p>WF04R</text:p>
          </table:table-cell>
          <table:table-cell table:number-columns-repeated="2"/>
          <table:table-cell office:value-type="string">
            <text:p>Battery Li-Ion 3.6V, 1.2Ah</text:p>
          </table:table-cell>
          <table:table-cell table:number-columns-repeated="7"/>
        </table:table-row>
        <table:table-row table:style-name="ro1">
          <table:table-cell office:value-type="string">
            <text:p>M220</text:p>
          </table:table-cell>
          <table:table-cell office:value-type="string">
            <text:p>02220000</text:p>
          </table:table-cell>
          <table:table-cell office:value-type="string">
            <text:p>ENCLOSURE</text:p>
          </table:table-cell>
          <table:table-cell table:number-columns-repeated="3"/>
          <table:table-cell office:value-type="string">
            <text:p>Enclosure 160x80x55mm, ABS</text:p>
          </table:table-cell>
          <table:table-cell table:number-columns-repeated="7"/>
        </table:table-row>
        <table:table-row table:style-name="ro1">
          <table:table-cell office:value-type="string">
            <text:p>MRQ_1_8</text:p>
          </table:table-cell>
          <table:table-cell table:number-columns-repeated="2" office:value-type="string">
            <text:p>MRQLOGO</text:p>
          </table:table-cell>
          <table:table-cell office:value-type="string">
            <text:p>MRQ_1_8</text:p>
          </table:table-cell>
          <table:table-cell office:value-type="string">
            <text:p>MRQ_1_8_TL</text:p>
          </table:table-cell>
          <table:table-cell office:value-type="string">
            <text:p>MRQ_1_16_TS</text:p>
          </table:table-cell>
          <table:table-cell table:number-columns-repeated="8"/>
        </table:table-row>
        <table:table-row table:style-name="ro1">
          <table:table-cell office:value-type="string">
            <text:p>MRQ_10</text:p>
          </table:table-cell>
          <table:table-cell table:number-columns-repeated="2" office:value-type="string">
            <text:p>MRQLOGO</text:p>
          </table:table-cell>
          <table:table-cell office:value-type="string">
            <text:p>MRQ_10_TL</text:p>
          </table:table-cell>
          <table:table-cell office:value-type="string">
            <text:p>MRQ_10_TS</text:p>
          </table:table-cell>
          <table:table-cell office:value-type="string">
            <text:p>MRQ_10_TOV</text:p>
          </table:table-cell>
          <table:table-cell table:number-columns-repeated="8"/>
        </table:table-row>
        <table:table-row table:style-name="ro1">
          <table:table-cell office:value-type="string">
            <text:p>MRQ_2_8</text:p>
          </table:table-cell>
          <table:table-cell table:number-columns-repeated="2" office:value-type="string">
            <text:p>MRQLOGO</text:p>
          </table:table-cell>
          <table:table-cell office:value-type="string">
            <text:p>MRQ_2_8</text:p>
          </table:table-cell>
          <table:table-cell office:value-type="string">
            <text:p>MRQ_2_8_TL</text:p>
          </table:table-cell>
          <table:table-cell office:value-type="string">
            <text:p>MRQ_2_16_TS</text:p>
          </table:table-cell>
          <table:table-cell table:number-columns-repeated="8"/>
        </table:table-row>
        <table:table-row table:style-name="ro1">
          <table:table-cell office:value-type="string">
            <text:p>MRQ_5</text:p>
          </table:table-cell>
          <table:table-cell table:number-columns-repeated="2" office:value-type="string">
            <text:p>MRQLOGO</text:p>
          </table:table-cell>
          <table:table-cell office:value-type="string">
            <text:p>MRQ_5_TL</text:p>
          </table:table-cell>
          <table:table-cell office:value-type="string">
            <text:p>MRQ_5_TS</text:p>
          </table:table-cell>
          <table:table-cell office:value-type="string">
            <text:p>MRQ_5_TOV</text:p>
          </table:table-cell>
          <table:table-cell table:number-columns-repeated="8"/>
        </table:table-row>
        <table:table-row table:style-name="ro1">
          <table:table-cell office:value-type="string">
            <text:p>NAP-505</text:p>
          </table:table-cell>
          <table:table-cell office:value-type="string">
            <text:p>15x26.1mm</text:p>
          </table:table-cell>
          <table:table-cell table:number-columns-repeated="2" office:value-type="string">
            <text:p>NAP-505</text:p>
          </table:table-cell>
          <table:table-cell table:number-columns-repeated="2"/>
          <table:table-cell office:value-type="string">
            <text:p>Carbon monoxide gas sensor</text:p>
          </table:table-cell>
          <table:table-cell office:value-type="string">
            <text:p>Nemoto</text:p>
          </table:table-cell>
          <table:table-cell/>
          <table:table-cell office:value-type="string">
            <text:p>Nemoto</text:p>
          </table:table-cell>
          <table:table-cell table:number-columns-repeated="4"/>
        </table:table-row>
        <table:table-row table:style-name="ro1">
          <table:table-cell office:value-type="string">
            <text:p>NAP-66A</text:p>
          </table:table-cell>
          <table:table-cell office:value-type="string">
            <text:p>fi12</text:p>
          </table:table-cell>
          <table:table-cell table:number-columns-repeated="2" office:value-type="string">
            <text:p>NAP-66A</text:p>
          </table:table-cell>
          <table:table-cell table:number-columns-repeated="2"/>
          <table:table-cell office:value-type="string">
            <text:p>LPG gas sensor</text:p>
          </table:table-cell>
          <table:table-cell office:value-type="string">
            <text:p>Nemoto</text:p>
          </table:table-cell>
          <table:table-cell/>
          <table:table-cell office:value-type="string">
            <text:p>Nemoto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PAD0_6MM</text:p>
          </table:table-cell>
          <table:table-cell office:value-type="string">
            <text:p>PAD4_5MM</text:p>
          </table:table-cell>
          <table:table-cell office:value-type="string">
            <text:p>PAD0_6MM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PAD0_6MMS</text:p>
          </table:table-cell>
          <table:table-cell office:value-type="string">
            <text:p>PAD4_5MM</text:p>
          </table:table-cell>
          <table:table-cell office:value-type="string">
            <text:p>PAD0_6MMS</text:p>
          </table:table-cell>
          <table:table-cell office:value-type="string">
            <text:p>PAD0_6MMSQ</text:p>
          </table:table-cell>
          <table:table-cell table:number-columns-repeated="9"/>
        </table:table-row>
        <table:table-row table:style-name="ro1">
          <table:table-cell table:number-columns-repeated="2" office:value-type="string">
            <text:p>PAD0_6MMSQ</text:p>
          </table:table-cell>
          <table:table-cell office:value-type="string">
            <text:p>PAD4_5MM</text:p>
          </table:table-cell>
          <table:table-cell office:value-type="string">
            <text:p>PAD0_6MMSQ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2" office:value-type="string">
            <text:p>PAD0_8MM</text:p>
          </table:table-cell>
          <table:table-cell office:value-type="string">
            <text:p>PAD4_5MM</text:p>
          </table:table-cell>
          <table:table-cell office:value-type="string">
            <text:p>PAD0_8MM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PAD0_8MMS</text:p>
          </table:table-cell>
          <table:table-cell office:value-type="string">
            <text:p>PAD4_5MM</text:p>
          </table:table-cell>
          <table:table-cell office:value-type="string">
            <text:p>PAD0_8MMS</text:p>
          </table:table-cell>
          <table:table-cell table:style-name="Default" table:number-columns-repeated="10"/>
        </table:table-row>
        <table:table-row table:style-name="ro1">
          <table:table-cell table:number-columns-repeated="2" office:value-type="string">
            <text:p>PAD1_5MM</text:p>
          </table:table-cell>
          <table:table-cell office:value-type="string">
            <text:p>PAD4_5MM</text:p>
          </table:table-cell>
          <table:table-cell office:value-type="string">
            <text:p>PAD1_5MM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PAD1MM</text:p>
          </table:table-cell>
          <table:table-cell office:value-type="string">
            <text:p>PAD4_5MM</text:p>
          </table:table-cell>
          <table:table-cell office:value-type="string">
            <text:p>PAD1MM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PAD2_5MM</text:p>
          </table:table-cell>
          <table:table-cell office:value-type="string">
            <text:p>PAD4_5MM</text:p>
          </table:table-cell>
          <table:table-cell office:value-type="string">
            <text:p>PAD2_5MM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PAD2_5x5MM</text:p>
          </table:table-cell>
          <table:table-cell office:value-type="string">
            <text:p>PAD4_5MM</text:p>
          </table:table-cell>
          <table:table-cell office:value-type="string">
            <text:p>PAD2_5x5MM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PAD2x3MM</text:p>
          </table:table-cell>
          <table:table-cell office:value-type="string">
            <text:p>PAD4_5MM</text:p>
          </table:table-cell>
          <table:table-cell office:value-type="string">
            <text:p>PAD2x3MM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PAD2x4MM</text:p>
          </table:table-cell>
          <table:table-cell office:value-type="string">
            <text:p>PAD4_5MM</text:p>
          </table:table-cell>
          <table:table-cell office:value-type="string">
            <text:p>PAD2x4MM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PAD2x5MM</text:p>
          </table:table-cell>
          <table:table-cell office:value-type="string">
            <text:p>PAD4_5MM</text:p>
          </table:table-cell>
          <table:table-cell office:value-type="string">
            <text:p>PAD2x5MM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PAD3_2MM</text:p>
          </table:table-cell>
          <table:table-cell office:value-type="string">
            <text:p>PAD4_5MM</text:p>
          </table:table-cell>
          <table:table-cell office:value-type="string">
            <text:p>PAD3_2MM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PAD3_2x5_5MM</text:p>
          </table:table-cell>
          <table:table-cell office:value-type="string">
            <text:p>PAD4_5MM</text:p>
          </table:table-cell>
          <table:table-cell office:value-type="string">
            <text:p>PAD3_2x5_5MM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PAD3_2x5MM</text:p>
          </table:table-cell>
          <table:table-cell office:value-type="string">
            <text:p>PAD4_5MM</text:p>
          </table:table-cell>
          <table:table-cell office:value-type="string">
            <text:p>PAD3_2x5MM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PAD3_5MM</text:p>
          </table:table-cell>
          <table:table-cell office:value-type="string">
            <text:p>PAD4_5MM</text:p>
          </table:table-cell>
          <table:table-cell office:value-type="string">
            <text:p>PAD3_5MM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PAD3MM</text:p>
          </table:table-cell>
          <table:table-cell office:value-type="string">
            <text:p>PAD4_5MM</text:p>
          </table:table-cell>
          <table:table-cell office:value-type="string">
            <text:p>PAD3MM</text:p>
          </table:table-cell>
          <table:table-cell table:number-columns-repeated="10"/>
        </table:table-row>
        <table:table-row table:style-name="ro1">
          <table:table-cell table:number-columns-repeated="4" office:value-type="string">
            <text:p>PAD4_5MM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PAD4MM</text:p>
          </table:table-cell>
          <table:table-cell office:value-type="string">
            <text:p>PAD4_5MM</text:p>
          </table:table-cell>
          <table:table-cell office:value-type="string">
            <text:p>PAD4MM</text:p>
          </table:table-cell>
          <table:table-cell table:number-columns-repeated="10"/>
        </table:table-row>
        <table:table-row table:style-name="ro1">
          <table:table-cell table:number-columns-repeated="4" office:value-type="string">
            <text:p>REF_CIR</text:p>
          </table:table-cell>
          <table:table-cell table:number-columns-repeated="2"/>
          <table:table-cell office:value-type="string">
            <text:p>Reference point</text:p>
          </table:table-cell>
          <table:table-cell table:number-columns-repeated="7"/>
        </table:table-row>
        <table:table-row table:style-name="ro1">
          <table:table-cell table:number-columns-repeated="4" office:value-type="string">
            <text:p>REF_REC</text:p>
          </table:table-cell>
          <table:table-cell table:number-columns-repeated="2"/>
          <table:table-cell office:value-type="string">
            <text:p>Reference point</text:p>
          </table:table-cell>
          <table:table-cell table:number-columns-repeated="7"/>
        </table:table-row>
        <table:table-row table:style-name="ro1">
          <table:table-cell office:value-type="string">
            <text:p>SF1</text:p>
          </table:table-cell>
          <table:table-cell office:value-type="string">
            <text:p>10x9mm</text:p>
          </table:table-cell>
          <table:table-cell office:value-type="string">
            <text:p>SF1FilterCap</text:p>
          </table:table-cell>
          <table:table-cell table:number-columns-repeated="3"/>
          <table:table-cell office:value-type="string">
            <text:p>Filter cap <text:s/>for humidity and temeperature sensorsSHT1x</text:p>
          </table:table-cell>
          <table:table-cell table:style-name="ce17" office:value-type="string">
            <text:p>farnell.com</text:p>
          </table:table-cell>
          <table:table-cell table:style-name="ce17" office:value-type="string">
            <text:p>1399624</text:p>
          </table:table-cell>
          <table:table-cell table:style-name="ce17" office:value-type="string">
            <text:p>Sensirion</text:p>
          </table:table-cell>
          <table:table-cell table:style-name="ce17" office:value-type="string">
            <text:p>SF1</text:p>
          </table:table-cell>
          <table:table-cell office:value-type="float" office:value="3.05">
            <text:p>3,0500</text:p>
          </table:table-cell>
          <table:table-cell table:style-name="ce20" office:value-type="string">
            <text:p>EUR</text:p>
          </table:table-cell>
          <table:table-cell office:value-type="date" office:date-value="2010-06-14">
            <text:p>14-06-2010</text:p>
          </table:table-cell>
        </table:table-row>
        <table:table-row table:style-name="ro1">
          <table:table-cell office:value-type="string">
            <text:p>SHUNT_14MM</text:p>
          </table:table-cell>
          <table:table-cell office:value-type="string">
            <text:p>14mm</text:p>
          </table:table-cell>
          <table:table-cell office:value-type="string">
            <text:p>SHUNT_5MM</text:p>
          </table:table-cell>
          <table:table-cell office:value-type="string">
            <text:p>SHUNT_14MM</text:p>
          </table:table-cell>
          <table:table-cell table:number-columns-repeated="2"/>
          <table:table-cell office:value-type="string">
            <text:p>shunt 14mm</text:p>
          </table:table-cell>
          <table:table-cell table:number-columns-repeated="7"/>
        </table:table-row>
        <table:table-row table:style-name="ro1">
          <table:table-cell office:value-type="string">
            <text:p>SHUNT_5MM</text:p>
          </table:table-cell>
          <table:table-cell office:value-type="string">
            <text:p>5mm</text:p>
          </table:table-cell>
          <table:table-cell table:number-columns-repeated="2" office:value-type="string">
            <text:p>SHUNT_5MM</text:p>
          </table:table-cell>
          <table:table-cell table:number-columns-repeated="2"/>
          <table:table-cell office:value-type="string">
            <text:p>shunt 5mm</text:p>
          </table:table-cell>
          <table:table-cell table:number-columns-repeated="7"/>
        </table:table-row>
        <table:table-row table:style-name="ro1">
          <table:table-cell office:value-type="string">
            <text:p>SHUNT_7MM</text:p>
          </table:table-cell>
          <table:table-cell office:value-type="string">
            <text:p>7mm</text:p>
          </table:table-cell>
          <table:table-cell office:value-type="string">
            <text:p>SHUNT_5MM</text:p>
          </table:table-cell>
          <table:table-cell office:value-type="string">
            <text:p>SHUNT_7MM</text:p>
          </table:table-cell>
          <table:table-cell table:number-columns-repeated="2"/>
          <table:table-cell office:value-type="string">
            <text:p>shunt 7mm</text:p>
          </table:table-cell>
          <table:table-cell table:number-columns-repeated="7"/>
        </table:table-row>
        <table:table-row table:style-name="ro1">
          <table:table-cell office:value-type="string">
            <text:p>TDS0054</text:p>
          </table:table-cell>
          <table:table-cell office:value-type="string">
            <text:p>fi20xh16</text:p>
          </table:table-cell>
          <table:table-cell table:number-columns-repeated="2" office:value-type="string">
            <text:p>TDS0054</text:p>
          </table:table-cell>
          <table:table-cell table:number-columns-repeated="2"/>
          <table:table-cell office:value-type="string">
            <text:p>Premier high range carbon dioxide sensor</text:p>
          </table:table-cell>
          <table:table-cell table:number-columns-repeated="7"/>
        </table:table-row>
        <table:table-row table:style-name="ro1">
          <table:table-cell table:number-columns-repeated="2" office:value-type="string">
            <text:p>TESTPOINT_3_0MM</text:p>
          </table:table-cell>
          <table:table-cell office:value-type="string">
            <text:p>TESTPOINT</text:p>
          </table:table-cell>
          <table:table-cell office:value-type="string">
            <text:p>TESTPOINT_3_0MM</text:p>
          </table:table-cell>
          <table:table-cell table:number-columns-repeated="2"/>
          <table:table-cell office:value-type="string">
            <text:p>Test point</text:p>
          </table:table-cell>
          <table:table-cell table:number-columns-repeated="7"/>
        </table:table-row>
        <table:table-row table:style-name="ro1">
          <table:table-cell table:number-columns-repeated="2" office:value-type="string">
            <text:p>WARSTWYT_I1_I2_B</text:p>
          </table:table-cell>
          <table:table-cell office:value-type="string">
            <text:p>NUMBERSLAYERS_T_M1_M2_B</text:p>
          </table:table-cell>
          <table:table-cell office:value-type="string">
            <text:p>WARSTWY1_4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WARSTWYT_M1_M2_B</text:p>
          </table:table-cell>
          <table:table-cell office:value-type="string">
            <text:p>NUMBERSLAYERS_T_M1_M2_B</text:p>
          </table:table-cell>
          <table:table-cell office:value-type="string">
            <text:p>WARSTWYT_M1_M2_B</text:p>
          </table:table-cell>
          <table:table-cell table:number-columns-repeated="10"/>
        </table:table-row>
        <table:table-row table:style-name="ro1">
          <table:table-cell table:number-columns-repeated="2" office:value-type="string">
            <text:p>WIRE_END2_5MM2</text:p>
          </table:table-cell>
          <table:table-cell office:value-type="string">
            <text:p>PAD4_5MM</text:p>
          </table:table-cell>
          <table:table-cell office:value-type="string">
            <text:p>WIRE_END2_5MM2</text:p>
          </table:table-cell>
          <table:table-cell table:number-columns-repeated="10"/>
        </table:table-row>
        <table:table-row table:style-name="ro1">
          <table:table-cell table:number-columns-repeated="4" office:value-type="string">
            <text:p>ZWORA10MM</text:p>
          </table:table-cell>
          <table:table-cell table:number-columns-repeated="10"/>
        </table:table-row>
        <table:table-row table:style-name="ro1">
          <table:table-cell table:number-columns-repeated="4" office:value-type="string">
            <text:p>ZWORA14MM</text:p>
          </table:table-cell>
          <table:table-cell table:number-columns-repeated="10"/>
        </table:table-row>
        <table:table-row table:style-name="ro1">
          <table:table-cell table:number-columns-repeated="4" office:value-type="string">
            <text:p>ZWORA15MM</text:p>
          </table:table-cell>
          <table:table-cell table:number-columns-repeated="10"/>
        </table:table-row>
        <table:table-row table:style-name="ro1">
          <table:table-cell table:number-columns-repeated="4" office:value-type="string">
            <text:p>ZWORA21MM</text:p>
          </table:table-cell>
          <table:table-cell table:number-columns-repeated="10"/>
        </table:table-row>
        <table:table-row table:style-name="ro1">
          <table:table-cell table:number-columns-repeated="4" office:value-type="string">
            <text:p>ZWORA7MM</text:p>
          </table:table-cell>
          <table:table-cell table:number-columns-repeated="10"/>
        </table:table-row>
      </table:table>
      <table:table table:name="PCBs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45" table:default-cell-style-name="ce2"/>
        <table:table-column table:style-name="co1" table:number-columns-repeated="4" table:default-cell-style-name="ce2"/>
        <table:table-column table:style-name="co1" table:default-cell-style-name="ce56"/>
        <table:table-column table:style-name="co1" table:default-cell-style-name="ce2"/>
        <table:table-column table:style-name="co1" table:default-cell-style-name="ce5"/>
        <table:table-column table:style-name="co1" table:number-columns-repeated="1008" table:default-cell-style-name="ce2"/>
        <table:table-row table:style-name="ro1">
          <table:table-cell table:style-name="ce1" office:value-type="string">
            <text:p>Value</text:p>
          </table:table-cell>
          <table:table-cell office:value-type="string">
            <text:p>Dimensions</text:p>
          </table:table-cell>
          <table:table-cell table:style-name="ce1" office:value-type="string">
            <text:p>Library Ref</text:p>
          </table:table-cell>
          <table:table-cell table:style-name="ce1" office:value-type="string">
            <text:p>Descript</text:p>
          </table:table-cell>
          <table:table-cell table:style-name="ce1" office:value-type="string">
            <text:p>Supplier5</text:p>
          </table:table-cell>
          <table:table-cell table:style-name="ce1" office:value-type="string">
            <text:p>Reference5</text:p>
          </table:table-cell>
          <table:table-cell table:style-name="ce1" office:value-type="string">
            <text:p>Manufacturer5</text:p>
          </table:table-cell>
          <table:table-cell table:style-name="ce1" office:value-type="string">
            <text:p>Typ5</text:p>
          </table:table-cell>
          <table:table-cell office:value-type="string">
            <text:p>Price5</text:p>
          </table:table-cell>
          <table:table-cell table:style-name="ce34" office:value-type="string">
            <text:p>Currency5</text:p>
          </table:table-cell>
          <table:table-cell office:value-type="string">
            <text:p>DateOfPrice5</text:p>
          </table:table-cell>
          <table:table-cell table:number-columns-repeated="1008"/>
        </table:table-row>
        <table:table-row table:style-name="ro1">
          <table:table-cell office:value-type="string">
            <text:p>AMPEth1</text:p>
          </table:table-cell>
          <table:table-cell table:style-name="ce1" office:value-type="string">
            <text:p>DoublePad</text:p>
          </table:table-cell>
          <table:table-cell table:style-name="ce1" office:value-type="string">
            <text:p>PCBBOARD</text:p>
          </table:table-cell>
          <table:table-cell table:style-name="ce1" office:value-type="string">
            <text:p>miedź: dwustronna; solder: góra dół; opis: góra; laminat: standard</text:p>
          </table:table-cell>
          <table:table-cell office:value-type="string">
            <text:p>DoublePad</text:p>
          </table:table-cell>
          <table:table-cell office:value-type="string">
            <text:p>AMPEth1-PCB</text:p>
          </table:table-cell>
          <table:table-cell office:value-type="string">
            <text:p>DoublePad</text:p>
          </table:table-cell>
          <table:table-cell office:value-type="string">
            <text:p>AMPEth1-PCB</text:p>
          </table:table-cell>
          <table:table-cell office:value-type="float" office:value="28">
            <text:p>28,00000</text:p>
          </table:table-cell>
          <table:table-cell table:style-name="ce1" office:value-type="string">
            <text:p>PLN</text:p>
          </table:table-cell>
          <table:table-cell office:value-type="date" office:date-value="2015-09-08">
            <text:p>08-09-2015</text:p>
          </table:table-cell>
          <table:table-cell table:number-columns-repeated="1008"/>
        </table:table-row>
        <table:table-row table:style-name="ro1">
          <table:table-cell office:value-type="string">
            <text:p>AMPEth2</text:p>
          </table:table-cell>
          <table:table-cell table:style-name="ce1" office:value-type="string">
            <text:p>DoublePad</text:p>
          </table:table-cell>
          <table:table-cell table:style-name="ce1" office:value-type="string">
            <text:p>PCBBOARD</text:p>
          </table:table-cell>
          <table:table-cell table:style-name="ce1" office:value-type="string">
            <text:p>liczba warstw miedzi: cztery; kolejność warstw od góry w dół: GTL,G1,G2,GBL; laminat: standardowy;solder: góra i gół; opis: góra; rylcowanie: w pliku *.GM4; frezowanie: brak; złocenie: tak; kontrola elektryczna: tak</text:p>
          </table:table-cell>
          <table:table-cell office:value-type="string">
            <text:p>DoublePad</text:p>
          </table:table-cell>
          <table:table-cell office:value-type="string">
            <text:p>AMPEth2-PCB</text:p>
          </table:table-cell>
          <table:table-cell office:value-type="string">
            <text:p>DoublePad</text:p>
          </table:table-cell>
          <table:table-cell office:value-type="string">
            <text:p>AMPEth2-PCB</text:p>
          </table:table-cell>
          <table:table-cell office:value-type="float" office:value="225">
            <text:p>225,00000</text:p>
          </table:table-cell>
          <table:table-cell table:style-name="ce1" office:value-type="string">
            <text:p>PLN</text:p>
          </table:table-cell>
          <table:table-cell office:value-type="date" office:date-value="2015-12-06">
            <text:p>06-12-2015</text:p>
          </table:table-cell>
          <table:table-cell table:number-columns-repeated="1008"/>
        </table:table-row>
        <table:table-row table:style-name="ro1">
          <table:table-cell office:value-type="string">
            <text:p>AMPEth3</text:p>
          </table:table-cell>
          <table:table-cell table:style-name="ce1" office:value-type="string">
            <text:p>DoublePad</text:p>
          </table:table-cell>
          <table:table-cell table:style-name="ce1" office:value-type="string">
            <text:p>PCBBOARD</text:p>
          </table:table-cell>
          <table:table-cell table:style-name="ce1" office:value-type="string">
            <text:p>liczba warstw miedzi: cztery; kolejność warstw od góry w dół: GTL,G1,G2,GBL; laminat: standardowy;solder: góra i gół; opis: góra; rylcowanie: w pliku *.GM4; frezowanie: brak; złocenie: tak; kontrola elektryczna: tak</text:p>
          </table:table-cell>
          <table:table-cell office:value-type="string">
            <text:p>DoublePad</text:p>
          </table:table-cell>
          <table:table-cell office:value-type="string">
            <text:p>AMPEth3-PCB</text:p>
          </table:table-cell>
          <table:table-cell office:value-type="string">
            <text:p>DoublePad</text:p>
          </table:table-cell>
          <table:table-cell office:value-type="string">
            <text:p>AMPEth3-PCB</text:p>
          </table:table-cell>
          <table:table-cell office:value-type="float" office:value="225">
            <text:p>225,00000</text:p>
          </table:table-cell>
          <table:table-cell table:style-name="ce1" office:value-type="string">
            <text:p>PLN</text:p>
          </table:table-cell>
          <table:table-cell office:value-type="date" office:date-value="2016-04-12">
            <text:p>12-04-2016</text:p>
          </table:table-cell>
          <table:table-cell table:number-columns-repeated="1008"/>
        </table:table-row>
        <table:table-row table:style-name="ro1">
          <table:table-cell office:value-type="string">
            <text:p>AMPK1</text:p>
          </table:table-cell>
          <table:table-cell table:style-name="ce1" office:value-type="string">
            <text:p>DoublePad</text:p>
          </table:table-cell>
          <table:table-cell table:style-name="ce1" office:value-type="string">
            <text:p>PCBBOARD</text:p>
          </table:table-cell>
          <table:table-cell table:style-name="ce1" office:value-type="string">
            <text:p>miedź: dwustronna; solder: góra dół; opis: góra; laminat: standard</text:p>
          </table:table-cell>
          <table:table-cell office:value-type="string">
            <text:p>DoublePad</text:p>
          </table:table-cell>
          <table:table-cell office:value-type="string">
            <text:p>AMPK1-PCB</text:p>
          </table:table-cell>
          <table:table-cell office:value-type="string">
            <text:p>DoublePad</text:p>
          </table:table-cell>
          <table:table-cell office:value-type="string">
            <text:p>AMPK1-PCB</text:p>
          </table:table-cell>
          <table:table-cell office:value-type="float" office:value="50">
            <text:p>50,00000</text:p>
          </table:table-cell>
          <table:table-cell table:style-name="ce1" office:value-type="string">
            <text:p>PLN</text:p>
          </table:table-cell>
          <table:table-cell office:value-type="date" office:date-value="2016-02-24">
            <text:p>24-02-2016</text:p>
          </table:table-cell>
          <table:table-cell table:number-columns-repeated="1008"/>
        </table:table-row>
        <table:table-row table:style-name="ro1">
          <table:table-cell office:value-type="string">
            <text:p>AMPK2</text:p>
          </table:table-cell>
          <table:table-cell table:style-name="ce1" office:value-type="string">
            <text:p>DoublePad</text:p>
          </table:table-cell>
          <table:table-cell table:style-name="ce1" office:value-type="string">
            <text:p>PCBBOARDELmax</text:p>
          </table:table-cell>
          <table:table-cell table:style-name="ce1" office:value-type="string">
            <text:p>miedź: dwustronna; solder: góra dół; opis: góra; laminat: standard</text:p>
          </table:table-cell>
          <table:table-cell office:value-type="string">
            <text:p>DoublePad</text:p>
          </table:table-cell>
          <table:table-cell office:value-type="string">
            <text:p>AMPK2-PCB</text:p>
          </table:table-cell>
          <table:table-cell office:value-type="string">
            <text:p>DoublePad</text:p>
          </table:table-cell>
          <table:table-cell office:value-type="string">
            <text:p>AMPK2-PCB</text:p>
          </table:table-cell>
          <table:table-cell office:value-type="float" office:value="500">
            <text:p>500,00000</text:p>
          </table:table-cell>
          <table:table-cell table:style-name="ce1" office:value-type="string">
            <text:p>PLN</text:p>
          </table:table-cell>
          <table:table-cell office:value-type="date" office:date-value="2016-05-20">
            <text:p>20-05-2016</text:p>
          </table:table-cell>
          <table:table-cell table:number-columns-repeated="1008"/>
        </table:table-row>
        <table:table-row table:style-name="ro1">
          <table:table-cell office:value-type="string">
            <text:p>AMPK3</text:p>
          </table:table-cell>
          <table:table-cell table:style-name="ce1" office:value-type="string">
            <text:p>DoublePad</text:p>
          </table:table-cell>
          <table:table-cell table:style-name="ce1" office:value-type="string">
            <text:p>PCBBOARD</text:p>
          </table:table-cell>
          <table:table-cell table:style-name="ce1" office:value-type="string">
            <text:p>4 warstwy; solder: góra dół; opis: góra; laminat: standard</text:p>
          </table:table-cell>
          <table:table-cell office:value-type="string">
            <text:p>Techno-Service</text:p>
          </table:table-cell>
          <table:table-cell office:value-type="string">
            <text:p>AMPKv3-pcb</text:p>
          </table:table-cell>
          <table:table-cell office:value-type="string">
            <text:p>Techno-Service</text:p>
          </table:table-cell>
          <table:table-cell office:value-type="string">
            <text:p>AMPKv3-pcb</text:p>
          </table:table-cell>
          <table:table-cell office:value-type="float" office:value="642">
            <text:p>642,00000</text:p>
          </table:table-cell>
          <table:table-cell table:style-name="ce1" office:value-type="string">
            <text:p>PLN</text:p>
          </table:table-cell>
          <table:table-cell office:value-type="date" office:date-value="2017-10-02">
            <text:p>02-10-2017</text:p>
          </table:table-cell>
          <table:table-cell table:number-columns-repeated="1008"/>
        </table:table-row>
        <table:table-row table:style-name="ro1">
          <table:table-cell office:value-type="string">
            <text:p>AMPv04</text:p>
          </table:table-cell>
          <table:table-cell table:style-name="ce1" office:value-type="string">
            <text:p>DoublePad</text:p>
          </table:table-cell>
          <table:table-cell table:style-name="ce1" office:value-type="string">
            <text:p>PCBBOARD</text:p>
          </table:table-cell>
          <table:table-cell table:style-name="ce1" office:value-type="string">
            <text:p>miedź: dwustronna; solder: góra dół; opis: góra; laminat: standard</text:p>
          </table:table-cell>
          <table:table-cell office:value-type="string">
            <text:p>DoublePad</text:p>
          </table:table-cell>
          <table:table-cell office:value-type="string">
            <text:p>AMPv04-PCB</text:p>
          </table:table-cell>
          <table:table-cell office:value-type="string">
            <text:p>DoublePad</text:p>
          </table:table-cell>
          <table:table-cell office:value-type="string">
            <text:p>AMPv04-PCB</text:p>
          </table:table-cell>
          <table:table-cell office:value-type="float" office:value="40">
            <text:p>40,00000</text:p>
          </table:table-cell>
          <table:table-cell table:style-name="ce1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B32F103_PCB</text:p>
          </table:table-cell>
          <table:table-cell table:style-name="ce1" office:value-type="string">
            <text:p>DoublePad</text:p>
          </table:table-cell>
          <table:table-cell table:style-name="ce1" office:value-type="string">
            <text:p>PCBBOARD</text:p>
          </table:table-cell>
          <table:table-cell table:style-name="ce1" office:value-type="string">
            <text:p>miedź: dwustronna; solder: góra dół; opis: góra; laminat: standard</text:p>
          </table:table-cell>
          <table:table-cell office:value-type="string">
            <text:p>DoublePad</text:p>
          </table:table-cell>
          <table:table-cell table:number-columns-repeated="3"/>
          <table:table-cell office:value-type="float" office:value="5">
            <text:p>5,00000</text:p>
          </table:table-cell>
          <table:table-cell table:style-name="ce1" office:value-type="string">
            <text:p>PLN</text:p>
          </table:table-cell>
          <table:table-cell office:value-type="date" office:date-value="2015-12-27">
            <text:p>27-12-2015</text:p>
          </table:table-cell>
          <table:table-cell table:number-columns-repeated="1008"/>
        </table:table-row>
        <table:table-row table:style-name="ro1">
          <table:table-cell table:style-name="ce1" office:value-type="string">
            <text:p>CH4Modb2_PCB</text:p>
          </table:table-cell>
          <table:table-cell table:style-name="ce1" office:value-type="string">
            <text:p>DoublePad</text:p>
          </table:table-cell>
          <table:table-cell table:style-name="ce1" office:value-type="string">
            <text:p>PCBBOARD</text:p>
          </table:table-cell>
          <table:table-cell table:style-name="ce1" office:value-type="string">
            <text:p>miedź: dwustronna; solder: góra dół; opis: góra; laminat: standard</text:p>
          </table:table-cell>
          <table:table-cell office:value-type="string">
            <text:p>DoublePad</text:p>
          </table:table-cell>
          <table:table-cell table:number-columns-repeated="3"/>
          <table:table-cell office:value-type="float" office:value="20">
            <text:p>20,00000</text:p>
          </table:table-cell>
          <table:table-cell table:style-name="ce1" office:value-type="string">
            <text:p>PLN</text:p>
          </table:table-cell>
          <table:table-cell office:value-type="date" office:date-value="2015-01-11">
            <text:p>11-01-2015</text:p>
          </table:table-cell>
          <table:table-cell table:number-columns-repeated="1008"/>
        </table:table-row>
        <table:table-row table:style-name="ro1">
          <table:table-cell office:value-type="string">
            <text:p>ConsetV4</text:p>
          </table:table-cell>
          <table:table-cell table:style-name="ce1" office:value-type="string">
            <text:p>DoublePad</text:p>
          </table:table-cell>
          <table:table-cell table:style-name="ce1" office:value-type="string">
            <text:p>PCBBOARD</text:p>
          </table:table-cell>
          <table:table-cell table:style-name="ce1" office:value-type="string">
            <text:p>miedź: dwustronna; solder: góra dół; opis: góra; laminat: standard</text:p>
          </table:table-cell>
          <table:table-cell office:value-type="string">
            <text:p>DoublePad</text:p>
          </table:table-cell>
          <table:table-cell office:value-type="string">
            <text:p>Consetv4-PCB</text:p>
          </table:table-cell>
          <table:table-cell table:number-columns-repeated="2"/>
          <table:table-cell office:value-type="float" office:value="45">
            <text:p>45,00000</text:p>
          </table:table-cell>
          <table:table-cell table:style-name="ce1" office:value-type="string">
            <text:p>PLN</text:p>
          </table:table-cell>
          <table:table-cell office:value-type="date" office:date-value="2016-08-18">
            <text:p>18-08-2016</text:p>
          </table:table-cell>
          <table:table-cell table:number-columns-repeated="1008"/>
        </table:table-row>
        <table:table-row table:style-name="ro1">
          <table:table-cell office:value-type="string">
            <text:p>Es1</text:p>
          </table:table-cell>
          <table:table-cell office:value-type="string">
            <text:p>Dimensions</text:p>
          </table:table-cell>
          <table:table-cell table:style-name="ce1" office:value-type="string">
            <text:p>PCBBOARD</text:p>
          </table:table-cell>
          <table:table-cell table:style-name="ce1" office:value-type="string">
            <text:p>miedź: dwustronna; solder: góra dół; opis: nie; laminat: 1.5mm 70um</text:p>
          </table:table-cell>
          <table:table-cell office:value-type="string">
            <text:p>DoublePad</text:p>
          </table:table-cell>
          <table:table-cell office:value-type="string">
            <text:p>ES1-pcb</text:p>
          </table:table-cell>
          <table:table-cell table:number-columns-repeated="2"/>
          <table:table-cell office:value-type="float" office:value="4">
            <text:p>4,00000</text:p>
          </table:table-cell>
          <table:table-cell office:value-type="string">
            <text:p>PLN</text:p>
          </table:table-cell>
          <table:table-cell office:value-type="date" office:date-value="2015-07-23">
            <text:p>23-07-2015</text:p>
          </table:table-cell>
          <table:table-cell table:number-columns-repeated="1008"/>
        </table:table-row>
        <table:table-row table:style-name="ro1">
          <table:table-cell office:value-type="string">
            <text:p>Es2</text:p>
          </table:table-cell>
          <table:table-cell office:value-type="string">
            <text:p>Dimensions</text:p>
          </table:table-cell>
          <table:table-cell table:style-name="ce1" office:value-type="string">
            <text:p>PCBBOARD</text:p>
          </table:table-cell>
          <table:table-cell table:style-name="ce1" office:value-type="string">
            <text:p>miedź: dwustronna; solder: góra dół; opis: nie; laminat: 1.5mm 70um</text:p>
          </table:table-cell>
          <table:table-cell office:value-type="string">
            <text:p>DoublePad</text:p>
          </table:table-cell>
          <table:table-cell office:value-type="string">
            <text:p>ES2-pcb</text:p>
          </table:table-cell>
          <table:table-cell table:number-columns-repeated="2"/>
          <table:table-cell office:value-type="string">
            <text:p>do ustalenia</text:p>
          </table:table-cell>
          <table:table-cell office:value-type="string">
            <text:p>PLN</text:p>
          </table:table-cell>
          <table:table-cell office:value-type="date" office:date-value="2015-07-27">
            <text:p>27-07-2015</text:p>
          </table:table-cell>
          <table:table-cell table:number-columns-repeated="1008"/>
        </table:table-row>
        <table:table-row table:style-name="ro1">
          <table:table-cell office:value-type="string">
            <text:p>FunBracket</text:p>
          </table:table-cell>
          <table:table-cell table:style-name="ce1" office:value-type="string">
            <text:p>DoublePad</text:p>
          </table:table-cell>
          <table:table-cell table:style-name="ce1" office:value-type="string">
            <text:p>PCBBOARD</text:p>
          </table:table-cell>
          <table:table-cell table:style-name="ce1" office:value-type="string">
            <text:p>Płytka wspornikowa wentylatora 25x25</text:p>
          </table:table-cell>
          <table:table-cell office:value-type="string">
            <text:p>DoublePad</text:p>
          </table:table-cell>
          <table:table-cell office:value-type="string">
            <text:p>FunBracket-PCB</text:p>
          </table:table-cell>
          <table:table-cell table:number-columns-repeated="2"/>
          <table:table-cell office:value-type="float" office:value="2.6">
            <text:p>2,60000</text:p>
          </table:table-cell>
          <table:table-cell table:style-name="ce1" office:value-type="string">
            <text:p>PLN</text:p>
          </table:table-cell>
          <table:table-cell office:value-type="date" office:date-value="2015-07-14">
            <text:p>14-07-2015</text:p>
          </table:table-cell>
          <table:table-cell table:number-columns-repeated="1008"/>
        </table:table-row>
        <table:table-row table:style-name="ro1">
          <table:table-cell office:value-type="string">
            <text:p>GenUD4</text:p>
          </table:table-cell>
          <table:table-cell office:value-type="string">
            <text:p>DoublePad</text:p>
          </table:table-cell>
          <table:table-cell table:style-name="ce1" office:value-type="string">
            <text:p>PCBBOARD</text:p>
          </table:table-cell>
          <table:table-cell table:style-name="ce1" office:value-type="string">
            <text:p>miedź: dwustronna; solder: góra dół; opis: góra; laminat: standard</text:p>
          </table:table-cell>
          <table:table-cell office:value-type="string">
            <text:p>DoublePad</text:p>
          </table:table-cell>
          <table:table-cell office:value-type="string">
            <text:p>GenUD4-pcb</text:p>
          </table:table-cell>
          <table:table-cell office:value-type="string">
            <text:p>DoublePad</text:p>
          </table:table-cell>
          <table:table-cell office:value-type="string">
            <text:p>GenUD4-pcb</text:p>
          </table:table-cell>
          <table:table-cell office:value-type="float" office:value="52">
            <text:p>52,00000</text:p>
          </table:table-cell>
          <table:table-cell office:value-type="string">
            <text:p>PLN</text:p>
          </table:table-cell>
          <table:table-cell office:value-type="date" office:date-value="2015-08-02">
            <text:p>02-08-2015</text:p>
          </table:table-cell>
          <table:table-cell table:number-columns-repeated="1008"/>
        </table:table-row>
        <table:table-row table:style-name="ro1">
          <table:table-cell office:value-type="string">
            <text:p>GenUD5</text:p>
          </table:table-cell>
          <table:table-cell office:value-type="string">
            <text:p>DoublePad</text:p>
          </table:table-cell>
          <table:table-cell table:style-name="ce1" office:value-type="string">
            <text:p>PCBBOARD</text:p>
          </table:table-cell>
          <table:table-cell table:style-name="ce1" office:value-type="string">
            <text:p>miedź: dwustronna; solder: góra dół; opis: góra; laminat: standard</text:p>
          </table:table-cell>
          <table:table-cell office:value-type="string">
            <text:p>DoublePad</text:p>
          </table:table-cell>
          <table:table-cell office:value-type="string">
            <text:p>GenUD5-pcb</text:p>
          </table:table-cell>
          <table:table-cell office:value-type="string">
            <text:p>DoublePad</text:p>
          </table:table-cell>
          <table:table-cell office:value-type="string">
            <text:p>GenUD5-pcb</text:p>
          </table:table-cell>
          <table:table-cell office:value-type="float" office:value="52">
            <text:p>52,00000</text:p>
          </table:table-cell>
          <table:table-cell office:value-type="string">
            <text:p>PLN</text:p>
          </table:table-cell>
          <table:table-cell office:value-type="date" office:date-value="2016-01-27">
            <text:p>27-01-2016</text:p>
          </table:table-cell>
          <table:table-cell table:number-columns-repeated="1008"/>
        </table:table-row>
        <table:table-row table:style-name="ro1">
          <table:table-cell office:value-type="string">
            <text:p>GenUD6</text:p>
          </table:table-cell>
          <table:table-cell office:value-type="string">
            <text:p>ElmaxProto</text:p>
          </table:table-cell>
          <table:table-cell table:style-name="ce1" office:value-type="string">
            <text:p>PCBBOARDElmax</text:p>
          </table:table-cell>
          <table:table-cell table:style-name="ce1" office:value-type="string">
            <text:p>miedź: dwustronna; solder: góra dół; opis: góra; laminat: standard, prototyp</text:p>
          </table:table-cell>
          <table:table-cell office:value-type="string">
            <text:p>ElmaxProto</text:p>
          </table:table-cell>
          <table:table-cell office:value-type="string">
            <text:p>GenUD6-pcb</text:p>
          </table:table-cell>
          <table:table-cell office:value-type="string">
            <text:p>Elmax</text:p>
          </table:table-cell>
          <table:table-cell office:value-type="string">
            <text:p>GenUD6-pcb</text:p>
          </table:table-cell>
          <table:table-cell office:value-type="float" office:value="102.12">
            <text:p>102,12000</text:p>
          </table:table-cell>
          <table:table-cell office:value-type="string">
            <text:p>PLN</text:p>
          </table:table-cell>
          <table:table-cell office:value-type="date" office:date-value="2016-08-11">
            <text:p>11-08-2016</text:p>
          </table:table-cell>
          <table:table-cell table:number-columns-repeated="1008"/>
        </table:table-row>
        <table:table-row table:style-name="ro1">
          <table:table-cell office:value-type="string">
            <text:p>IRv4</text:p>
          </table:table-cell>
          <table:table-cell table:style-name="ce1" office:value-type="string">
            <text:p>DoublePad</text:p>
          </table:table-cell>
          <table:table-cell table:style-name="ce1" office:value-type="string">
            <text:p>PCBBOARD</text:p>
          </table:table-cell>
          <table:table-cell table:style-name="ce1" office:value-type="string">
            <text:p>miedź: dwustronna; solder: góra dół; opis: góra; laminat: standard</text:p>
          </table:table-cell>
          <table:table-cell office:value-type="string">
            <text:p>DoublePad</text:p>
          </table:table-cell>
          <table:table-cell office:value-type="string">
            <text:p>IRv4-PCB</text:p>
          </table:table-cell>
          <table:table-cell table:number-columns-repeated="2"/>
          <table:table-cell office:value-type="float" office:value="10.5838">
            <text:p>10,58380</text:p>
          </table:table-cell>
          <table:table-cell table:style-name="ce1" office:value-type="string">
            <text:p>PLN</text:p>
          </table:table-cell>
          <table:table-cell office:value-type="date" office:date-value="2015-06-22">
            <text:p>22-06-2015</text:p>
          </table:table-cell>
          <table:table-cell table:number-columns-repeated="1008"/>
        </table:table-row>
        <table:table-row table:style-name="ro1">
          <table:table-cell office:value-type="string">
            <text:p>KomKor1</text:p>
          </table:table-cell>
          <table:table-cell office:value-type="string">
            <text:p>DoublePad</text:p>
          </table:table-cell>
          <table:table-cell table:style-name="ce1" office:value-type="string">
            <text:p>PCBBOARD</text:p>
          </table:table-cell>
          <table:table-cell table:style-name="ce1" office:value-type="string">
            <text:p>miedź: dwustronna; solder: góra dół; opis: góra; laminat: standard</text:p>
          </table:table-cell>
          <table:table-cell office:value-type="string">
            <text:p>DoublePad</text:p>
          </table:table-cell>
          <table:table-cell office:value-type="string">
            <text:p>KomKor1-pcb</text:p>
          </table:table-cell>
          <table:table-cell office:value-type="string">
            <text:p>DoublePad</text:p>
          </table:table-cell>
          <table:table-cell office:value-type="string">
            <text:p>KomKor1-pcb</text:p>
          </table:table-cell>
          <table:table-cell office:value-type="float" office:value="52">
            <text:p>52,00000</text:p>
          </table:table-cell>
          <table:table-cell office:value-type="string">
            <text:p>PLN</text:p>
          </table:table-cell>
          <table:table-cell office:value-type="date" office:date-value="2016-02-26">
            <text:p>26-02-2016</text:p>
          </table:table-cell>
          <table:table-cell table:number-columns-repeated="1008"/>
        </table:table-row>
        <table:table-row table:style-name="ro1">
          <table:table-cell office:value-type="string">
            <text:p>PSv6</text:p>
          </table:table-cell>
          <table:table-cell table:style-name="ce1" office:value-type="string">
            <text:p>DoublePad</text:p>
          </table:table-cell>
          <table:table-cell table:style-name="ce1" office:value-type="string">
            <text:p>PCBBOARD</text:p>
          </table:table-cell>
          <table:table-cell table:style-name="ce1" office:value-type="string">
            <text:p>miedź: dwustronna; solder: góra dół; opis: góra; laminat: standard</text:p>
          </table:table-cell>
          <table:table-cell office:value-type="string">
            <text:p>DoublePad</text:p>
          </table:table-cell>
          <table:table-cell office:value-type="string">
            <text:p>PSv6-pcb</text:p>
          </table:table-cell>
          <table:table-cell table:number-columns-repeated="2"/>
          <table:table-cell office:value-type="string">
            <text:p>do ustalenia</text:p>
          </table:table-cell>
          <table:table-cell table:style-name="ce1" office:value-type="string">
            <text:p>PLN</text:p>
          </table:table-cell>
          <table:table-cell office:value-type="date" office:date-value="2015-12-18">
            <text:p>18-12-2015</text:p>
          </table:table-cell>
          <table:table-cell table:number-columns-repeated="1008"/>
        </table:table-row>
        <table:table-row table:style-name="ro1">
          <table:table-cell office:value-type="string">
            <text:p>Psv7</text:p>
          </table:table-cell>
          <table:table-cell table:style-name="ce1" office:value-type="string">
            <text:p>ElmaxProto</text:p>
          </table:table-cell>
          <table:table-cell table:style-name="ce1" office:value-type="string">
            <text:p>PCBBOARD</text:p>
          </table:table-cell>
          <table:table-cell table:style-name="ce1" office:value-type="string">
            <text:p>miedź: dwustronna; solder: góra dół; opis: góra; laminat: standard</text:p>
          </table:table-cell>
          <table:table-cell office:value-type="string">
            <text:p>ElmaxProto</text:p>
          </table:table-cell>
          <table:table-cell office:value-type="string">
            <text:p>Psv7-pcb</text:p>
          </table:table-cell>
          <table:table-cell table:number-columns-repeated="2"/>
          <table:table-cell office:value-type="float" office:value="124">
            <text:p>124,00000</text:p>
          </table:table-cell>
          <table:table-cell table:style-name="ce1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8"/>
        </table:table-row>
        <table:table-row table:style-name="ro1">
          <table:table-cell office:value-type="string">
            <text:p>SterUD3</text:p>
          </table:table-cell>
          <table:table-cell table:style-name="ce1" office:value-type="string">
            <text:p>DoublePad</text:p>
          </table:table-cell>
          <table:table-cell table:style-name="ce1" office:value-type="string">
            <text:p>PCBBOARD</text:p>
          </table:table-cell>
          <table:table-cell table:style-name="ce1" office:value-type="string">
            <text:p>miedź: dwustronna; solder: góra dół; opis: góra; laminat: standard</text:p>
          </table:table-cell>
          <table:table-cell office:value-type="string">
            <text:p>DoublePad</text:p>
          </table:table-cell>
          <table:table-cell table:number-columns-repeated="3"/>
          <table:table-cell office:value-type="float" office:value="60">
            <text:p>60,00000</text:p>
          </table:table-cell>
          <table:table-cell table:style-name="ce1" office:value-type="string">
            <text:p>PLN</text:p>
          </table:table-cell>
          <table:table-cell office:value-type="date" office:date-value="2015-06-26">
            <text:p>26-06-2015</text:p>
          </table:table-cell>
          <table:table-cell table:number-columns-repeated="1008"/>
        </table:table-row>
        <table:table-row table:style-name="ro1">
          <table:table-cell office:value-type="string">
            <text:p>SterUDC1</text:p>
          </table:table-cell>
          <table:table-cell table:style-name="ce1" office:value-type="string">
            <text:p>DoublePad</text:p>
          </table:table-cell>
          <table:table-cell table:style-name="ce1" office:value-type="string">
            <text:p>PCBBOARD</text:p>
          </table:table-cell>
          <table:table-cell table:style-name="ce1" office:value-type="string">
            <text:p>miedź: dwustronna; solder: góra dół; opis: góra; laminat: standard</text:p>
          </table:table-cell>
          <table:table-cell office:value-type="string">
            <text:p>DoublePad</text:p>
          </table:table-cell>
          <table:table-cell table:number-columns-repeated="3"/>
          <table:table-cell office:value-type="string">
            <text:p>do ustalenia</text:p>
          </table:table-cell>
          <table:table-cell table:style-name="ce1" office:value-type="string">
            <text:p>PLN</text:p>
          </table:table-cell>
          <table:table-cell office:value-type="date" office:date-value="2015-06-16">
            <text:p>16-06-2015</text:p>
          </table:table-cell>
          <table:table-cell table:number-columns-repeated="1008"/>
        </table:table-row>
        <table:table-row table:style-name="ro1">
          <table:table-cell office:value-type="string">
            <text:p>SterUDC2</text:p>
          </table:table-cell>
          <table:table-cell table:style-name="ce1" office:value-type="string">
            <text:p>DoublePad</text:p>
          </table:table-cell>
          <table:table-cell table:style-name="ce1" office:value-type="string">
            <text:p>PCBBOARD</text:p>
          </table:table-cell>
          <table:table-cell table:style-name="ce1" office:value-type="string">
            <text:p>miedź: dwustronna; solder: góra dół; opis: góra; laminat: standard</text:p>
          </table:table-cell>
          <table:table-cell office:value-type="string">
            <text:p>DoublePad</text:p>
          </table:table-cell>
          <table:table-cell table:number-columns-repeated="3"/>
          <table:table-cell office:value-type="string">
            <text:p>do ustalenia</text:p>
          </table:table-cell>
          <table:table-cell table:style-name="ce1" office:value-type="string">
            <text:p>PLN</text:p>
          </table:table-cell>
          <table:table-cell office:value-type="date" office:date-value="2016-06-22">
            <text:p>22-06-2016</text:p>
          </table:table-cell>
          <table:table-cell table:number-columns-repeated="1008"/>
        </table:table-row>
        <table:table-row table:style-name="ro1">
          <table:table-cell office:value-type="string">
            <text:p>TestConset1_PCB</text:p>
          </table:table-cell>
          <table:table-cell table:style-name="ce1" office:value-type="string">
            <text:p>DoublePad</text:p>
          </table:table-cell>
          <table:table-cell table:style-name="ce1" office:value-type="string">
            <text:p>PCBBOARD</text:p>
          </table:table-cell>
          <table:table-cell table:style-name="ce1" office:value-type="string">
            <text:p>miedź: dwustronna; solder: góra dół; opis: góra; laminat: standard</text:p>
          </table:table-cell>
          <table:table-cell office:value-type="string">
            <text:p>DoublePad</text:p>
          </table:table-cell>
          <table:table-cell table:number-columns-repeated="3"/>
          <table:table-cell office:value-type="float" office:value="62">
            <text:p>62,00000</text:p>
          </table:table-cell>
          <table:table-cell table:style-name="ce1" office:value-type="string">
            <text:p>PLN</text:p>
          </table:table-cell>
          <table:table-cell office:value-type="date" office:date-value="2015-04-16">
            <text:p>16-04-2015</text:p>
          </table:table-cell>
          <table:table-cell table:number-columns-repeated="1008"/>
        </table:table-row>
        <table:table-row table:style-name="ro1">
          <table:table-cell office:value-type="string">
            <text:p>Universal_PCB</text:p>
          </table:table-cell>
          <table:table-cell table:style-name="ce1" office:value-type="string">
            <text:p>DoublePad</text:p>
          </table:table-cell>
          <table:table-cell table:style-name="ce1" office:value-type="string">
            <text:p>PCBBOARD</text:p>
          </table:table-cell>
          <table:table-cell table:style-name="ce1"/>
          <table:table-cell office:value-type="string">
            <text:p>DoublePad</text:p>
          </table:table-cell>
          <table:table-cell table:number-columns-repeated="3"/>
          <table:table-cell office:value-type="string">
            <text:p>do ustalenia</text:p>
          </table:table-cell>
          <table:table-cell table:style-name="ce1" office:value-type="string">
            <text:p>PLN</text:p>
          </table:table-cell>
          <table:table-cell office:value-type="date" office:date-value="2015-04-16">
            <text:p>16-04-2015</text:p>
          </table:table-cell>
          <table:table-cell table:number-columns-repeated="1008"/>
        </table:table-row>
        <table:table-row table:style-name="ro1">
          <table:table-cell office:value-type="string">
            <text:p>Zav1</text:p>
          </table:table-cell>
          <table:table-cell office:value-type="string">
            <text:p>ElmaxProto</text:p>
          </table:table-cell>
          <table:table-cell table:style-name="ce1" office:value-type="string">
            <text:p>PCBBOARDElmax</text:p>
          </table:table-cell>
          <table:table-cell table:style-name="ce1" office:value-type="string">
            <text:p>miedź: dwustronna; solder: góra dół; opis: góra; laminat: standard, prototyp</text:p>
          </table:table-cell>
          <table:table-cell office:value-type="string">
            <text:p>ElmaxProto</text:p>
          </table:table-cell>
          <table:table-cell office:value-type="string">
            <text:p>Zav1-pcb</text:p>
          </table:table-cell>
          <table:table-cell office:value-type="string">
            <text:p>Elmax</text:p>
          </table:table-cell>
          <table:table-cell office:value-type="string">
            <text:p>Zav1-pcb</text:p>
          </table:table-cell>
          <table:table-cell office:value-type="float" office:value="88">
            <text:p>88,00000</text:p>
          </table:table-cell>
          <table:table-cell office:value-type="string">
            <text:p>PLN</text:p>
          </table:table-cell>
          <table:table-cell office:value-type="date" office:date-value="2017-03-30">
            <text:p>30-03-2017</text:p>
          </table:table-cell>
          <table:table-cell table:number-columns-repeated="1008"/>
        </table:table-row>
        <table:table-row table:style-name="ro1" table:number-rows-repeated="1048548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Quarz" table:style-name="ta1" table:print="false">
        <office:forms form:automatic-focus="false" form:apply-design-mode="false"/>
        <table:table-column table:style-name="co1" table:number-columns-repeated="6" table:default-cell-style-name="ce18"/>
        <table:table-column table:style-name="co39" table:default-cell-style-name="ce18"/>
        <table:table-column table:style-name="co1" table:number-columns-repeated="4" table:default-cell-style-name="ce18"/>
        <table:table-column table:style-name="co1" table:default-cell-style-name="ce19"/>
        <table:table-column table:style-name="co1" table:default-cell-style-name="ce18"/>
        <table:table-column table:style-name="co1" table:default-cell-style-name="ce54"/>
        <table:table-column table:style-name="co1" table:number-columns-repeated="1010" table:default-cell-style-name="ce18"/>
        <table:table-row table:style-name="ro5">
          <table:table-cell office:value-type="string">
            <text:p>OtherParams</text:p>
          </table:table-cell>
          <table:table-cell table:style-name="ce17" office:value-type="string">
            <text:p>Value</text:p>
          </table:table-cell>
          <table:table-cell table:style-name="ce17" office:value-type="string">
            <text:p>Dimensions</text:p>
          </table:table-cell>
          <table:table-cell office:value-type="string">
            <text:p>Library Ref</text:p>
          </table:table-cell>
          <table:table-cell table:style-name="ce17" office:value-type="string">
            <text:p>Footprint Ref</text:p>
          </table:table-cell>
          <table:table-cell table:style-name="ce17" office:value-type="string">
            <text:p>Footprint Ref 2</text:p>
          </table:table-cell>
          <table:table-cell table:style-name="ce17" office:value-type="string">
            <text:p>Descript</text:p>
          </table:table-cell>
          <table:table-cell table:style-name="ce17" office:value-type="string">
            <text:p>Supplier5</text:p>
          </table:table-cell>
          <table:table-cell table:style-name="ce17" office:value-type="string">
            <text:p>Reference5</text:p>
          </table:table-cell>
          <table:table-cell table:style-name="ce17" office:value-type="string">
            <text:p>Manufacturer5</text:p>
          </table:table-cell>
          <table:table-cell table:style-name="ce17" office:value-type="string">
            <text:p>Typ5</text:p>
          </table:table-cell>
          <table:table-cell office:value-type="string">
            <text:p>Price5</text:p>
          </table:table-cell>
          <table:table-cell table:style-name="ce17" office:value-type="string">
            <text:p>Currency5</text:p>
          </table:table-cell>
          <table:table-cell office:value-type="string">
            <text:p>DateOfPrice5</text:p>
          </table:table-cell>
          <table:table-cell table:style-name="ce19" office:value-type="string">
            <text:p>Price1</text:p>
          </table:table-cell>
          <table:table-cell table:number-columns-repeated="1009"/>
        </table:table-row>
        <table:table-row table:style-name="ro5">
          <table:table-cell office:value-type="string">
            <text:p>10MHz</text:p>
          </table:table-cell>
          <table:table-cell table:style-name="ce17" office:value-type="string">
            <text:p>LFSPXO024807BULK</text:p>
          </table:table-cell>
          <table:table-cell table:number-columns-repeated="3" table:style-name="ce17" office:value-type="string">
            <text:p>CFPS-9</text:p>
          </table:table-cell>
          <table:table-cell table:style-name="ce17"/>
          <table:table-cell table:style-name="ce17" office:value-type="string">
            <text:p>Generator: kwarcowy; 10MHz; SMD; 3,3V; ±50ppm; -40÷85°C</text:p>
          </table:table-cell>
          <table:table-cell office:value-type="string">
            <text:p>tme.pl</text:p>
          </table:table-cell>
          <table:table-cell office:value-type="string">
            <text:p>CFPS-9-10M</text:p>
          </table:table-cell>
          <table:table-cell office:value-type="string">
            <text:p>IQD Frequency Products</text:p>
          </table:table-cell>
          <table:table-cell table:style-name="ce17" office:value-type="string">
            <text:p>LFSPXO024807BULK</text:p>
          </table:table-cell>
          <table:table-cell office:value-type="float" office:value="5.9">
            <text:p>5,9000</text:p>
          </table:table-cell>
          <table:table-cell office:value-type="string">
            <text:p>PLN</text:p>
          </table:table-cell>
          <table:table-cell office:value-type="date" office:date-value="2016-06-16">
            <text:p>16-06-2016</text:p>
          </table:table-cell>
          <table:table-cell table:style-name="ce19"/>
          <table:table-cell table:number-columns-repeated="1009"/>
        </table:table-row>
        <table:table-row table:style-name="ro5">
          <table:table-cell table:number-columns-repeated="2" table:style-name="ce17" office:value-type="string">
            <text:p>11.592MHz</text:p>
          </table:table-cell>
          <table:table-cell table:style-name="ce17" office:value-type="string">
            <text:p>HC49/4HSMX</text:p>
          </table:table-cell>
          <table:table-cell office:value-type="string">
            <text:p>X_SMDHC49</text:p>
          </table:table-cell>
          <table:table-cell table:style-name="ce17" office:value-type="string">
            <text:p>HC49/4HSMX</text:p>
          </table:table-cell>
          <table:table-cell table:style-name="ce17"/>
          <table:table-cell table:style-name="ce17" office:value-type="string">
            <text:p>crystal 11.0592MHz SMD HC49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11.05M SMDHC49S</text:p>
          </table:table-cell>
          <table:table-cell table:style-name="ce17" table:number-columns-repeated="2"/>
          <table:table-cell office:value-type="float" office:value="1.99">
            <text:p>1,9900</text:p>
          </table:table-cell>
          <table:table-cell table:style-name="ce20" office:value-type="string">
            <text:p>PLN</text:p>
          </table:table-cell>
          <table:table-cell/>
          <table:table-cell table:style-name="ce19"/>
          <table:table-cell table:number-columns-repeated="1009"/>
        </table:table-row>
        <table:table-row table:style-name="ro5">
          <table:table-cell table:style-name="ce17" office:value-type="string">
            <text:p>12MHz</text:p>
          </table:table-cell>
          <table:table-cell table:style-name="ce17" office:value-type="string">
            <text:p>CFPS-73-12M</text:p>
          </table:table-cell>
          <table:table-cell table:style-name="ce17" office:value-type="string">
            <text:p>KXO_V97</text:p>
          </table:table-cell>
          <table:table-cell table:style-name="ce17" office:value-type="string">
            <text:p>QOSC5X7MM</text:p>
          </table:table-cell>
          <table:table-cell table:style-name="ce17" office:value-type="string">
            <text:p>KXO_V97</text:p>
          </table:table-cell>
          <table:table-cell table:style-name="ce17"/>
          <table:table-cell table:style-name="ce17" office:value-type="string">
            <text:p>oscillator 12MHz SMD 5x7mm, Vcc=3.3V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CFPS-73-12M</text:p>
          </table:table-cell>
          <table:table-cell table:style-name="ce17" office:value-type="string">
            <text:p>Rakon</text:p>
          </table:table-cell>
          <table:table-cell table:style-name="ce17" office:value-type="string">
            <text:p>LF SPXO018037</text:p>
          </table:table-cell>
          <table:table-cell office:value-type="float" office:value="5.79">
            <text:p>5,7900</text:p>
          </table:table-cell>
          <table:table-cell table:style-name="ce20" office:value-type="string">
            <text:p>PLN</text:p>
          </table:table-cell>
          <table:table-cell/>
          <table:table-cell table:style-name="ce19"/>
          <table:table-cell table:number-columns-repeated="1009"/>
        </table:table-row>
        <table:table-row table:style-name="ro5">
          <table:table-cell table:style-name="ce17" office:value-type="string">
            <text:p>16MHz</text:p>
          </table:table-cell>
          <table:table-cell table:number-columns-repeated="2" table:style-name="ce17" office:value-type="string">
            <text:p>16.00M_SMDHC49R</text:p>
          </table:table-cell>
          <table:table-cell table:style-name="ce17" office:value-type="string">
            <text:p>CRYSTAL</text:p>
          </table:table-cell>
          <table:table-cell table:style-name="ce17" office:value-type="string">
            <text:p>HC49/4HSMX</text:p>
          </table:table-cell>
          <table:table-cell table:style-name="ce17"/>
          <table:table-cell table:style-name="ce17" office:value-type="string">
            <text:p>crystal 16MHz, SMD, HC49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16.00M-SMDHC49R</text:p>
          </table:table-cell>
          <table:table-cell table:style-name="ce17" office:value-type="string">
            <text:p>IQD</text:p>
          </table:table-cell>
          <table:table-cell table:style-name="ce17" office:value-type="string">
            <text:p>LF XTAL003237</text:p>
          </table:table-cell>
          <table:table-cell office:value-type="float" office:value="1.83">
            <text:p>1,8300</text:p>
          </table:table-cell>
          <table:table-cell table:style-name="ce20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style-name="ce19"/>
          <table:table-cell table:number-columns-repeated="1009"/>
        </table:table-row>
        <table:table-row table:style-name="ro5">
          <table:table-cell table:style-name="ce17" office:value-type="string">
            <text:p>16MHz</text:p>
          </table:table-cell>
          <table:table-cell table:number-columns-repeated="2" table:style-name="ce17" office:value-type="string">
            <text:p>16.00M-HC49</text:p>
          </table:table-cell>
          <table:table-cell table:style-name="ce17" office:value-type="string">
            <text:p>CRYSTAL</text:p>
          </table:table-cell>
          <table:table-cell table:style-name="ce17" office:value-type="string">
            <text:p>HC49/4HSMX_THT</text:p>
          </table:table-cell>
          <table:table-cell table:style-name="ce17"/>
          <table:table-cell table:style-name="ce17" office:value-type="string">
            <text:p>Rezonator: kwarcowy; 16MHz; ±30ppm; 16pF÷30pF; THT; HC49/U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16.00M-HC49</text:p>
          </table:table-cell>
          <table:table-cell table:style-name="ce17" table:number-columns-repeated="2"/>
          <table:table-cell office:value-type="float" office:value="2.85">
            <text:p>2,8500</text:p>
          </table:table-cell>
          <table:table-cell table:style-name="ce20" office:value-type="string">
            <text:p>PLN</text:p>
          </table:table-cell>
          <table:table-cell office:value-type="date" office:date-value="2016-09-26">
            <text:p>26-09-2016</text:p>
          </table:table-cell>
          <table:table-cell table:style-name="ce19"/>
          <table:table-cell table:number-columns-repeated="1009"/>
        </table:table-row>
        <table:table-row table:style-name="ro5">
          <table:table-cell office:value-type="string">
            <text:p>24MHz</text:p>
          </table:table-cell>
          <table:table-cell table:style-name="ce17" office:value-type="string">
            <text:p>LFSPXO024986BULK</text:p>
          </table:table-cell>
          <table:table-cell table:number-columns-repeated="3" table:style-name="ce17" office:value-type="string">
            <text:p>CFPS-9</text:p>
          </table:table-cell>
          <table:table-cell table:style-name="ce17"/>
          <table:table-cell table:style-name="ce17" office:value-type="string">
            <text:p>oscillator 24MHz SMD 5x3mm, Vcc=3.3V</text:p>
          </table:table-cell>
          <table:table-cell office:value-type="string">
            <text:p>tme.pl</text:p>
          </table:table-cell>
          <table:table-cell office:value-type="string">
            <text:p>CFPS-9-24M</text:p>
          </table:table-cell>
          <table:table-cell office:value-type="string">
            <text:p>IQD Frequency Products</text:p>
          </table:table-cell>
          <table:table-cell table:style-name="ce17" office:value-type="string">
            <text:p>LFSPXO024986BULK</text:p>
          </table:table-cell>
          <table:table-cell office:value-type="float" office:value="5.9">
            <text:p>5,9000</text:p>
          </table:table-cell>
          <table:table-cell office:value-type="string">
            <text:p>PLN</text:p>
          </table:table-cell>
          <table:table-cell office:value-type="date" office:date-value="2014-06-16">
            <text:p>16-06-2014</text:p>
          </table:table-cell>
          <table:table-cell table:style-name="ce19"/>
          <table:table-cell table:number-columns-repeated="1009"/>
        </table:table-row>
        <table:table-row table:style-name="ro5">
          <table:table-cell office:value-type="string">
            <text:p>25MHz</text:p>
          </table:table-cell>
          <table:table-cell table:style-name="ce17" office:value-type="string">
            <text:p>ASV-25.000MHZ-EJ-T</text:p>
          </table:table-cell>
          <table:table-cell table:number-columns-repeated="3" table:style-name="ce17" office:value-type="string">
            <text:p>CFPS-9</text:p>
          </table:table-cell>
          <table:table-cell table:style-name="ce17"/>
          <table:table-cell table:style-name="ce17" office:value-type="string">
            <text:p>Generator: kwarcowy; 25MHz; SMD; 3,3V; ±20ppm; -20÷70°C; 7x5x1,8mm</text:p>
          </table:table-cell>
          <table:table-cell office:value-type="string">
            <text:p>tme.pl</text:p>
          </table:table-cell>
          <table:table-cell table:style-name="ce17" office:value-type="string">
            <text:p>ASV-25.000MHZ-EJ</text:p>
          </table:table-cell>
          <table:table-cell office:value-type="string">
            <text:p>Abracon</text:p>
          </table:table-cell>
          <table:table-cell table:style-name="ce17" office:value-type="string">
            <text:p>ASV-25.000MHZ-EJ-T</text:p>
          </table:table-cell>
          <table:table-cell office:value-type="float" office:value="8.36">
            <text:p>8,3600</text:p>
          </table:table-cell>
          <table:table-cell office:value-type="string">
            <text:p>PLN</text:p>
          </table:table-cell>
          <table:table-cell office:value-type="date" office:date-value="2014-09-17">
            <text:p>17-09-2014</text:p>
          </table:table-cell>
          <table:table-cell table:style-name="ce19"/>
          <table:table-cell table:number-columns-repeated="1009"/>
        </table:table-row>
        <table:table-row table:style-name="ro5">
          <table:table-cell table:style-name="ce17" office:value-type="string">
            <text:p>25MHz</text:p>
          </table:table-cell>
          <table:table-cell table:style-name="ce17" office:value-type="string">
            <text:p>LF XTAL010595</text:p>
          </table:table-cell>
          <table:table-cell table:style-name="ce17" office:value-type="string">
            <text:p>HC49/4HSMX</text:p>
          </table:table-cell>
          <table:table-cell table:style-name="ce17" office:value-type="string">
            <text:p>CRYSTAL</text:p>
          </table:table-cell>
          <table:table-cell table:style-name="ce17" office:value-type="string">
            <text:p>HC49SMP</text:p>
          </table:table-cell>
          <table:table-cell table:style-name="ce17"/>
          <table:table-cell table:style-name="ce17" office:value-type="string">
            <text:p>Rezonator: kwarcowy; 25MHz; ±30ppm; 16pF; SMD; HC49SM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25.00M-SMDHC49R</text:p>
          </table:table-cell>
          <table:table-cell table:style-name="ce17" office:value-type="string">
            <text:p>IQD Frequency Products</text:p>
          </table:table-cell>
          <table:table-cell table:style-name="ce17" office:value-type="string">
            <text:p>LF XTAL010595</text:p>
          </table:table-cell>
          <table:table-cell office:value-type="float" office:value="1.95">
            <text:p>1,9500</text:p>
          </table:table-cell>
          <table:table-cell table:style-name="ce20" office:value-type="string">
            <text:p>PLN</text:p>
          </table:table-cell>
          <table:table-cell office:value-type="date" office:date-value="2017-09-29">
            <text:p>29-09-2017</text:p>
          </table:table-cell>
          <table:table-cell table:style-name="ce19"/>
          <table:table-cell table:number-columns-repeated="1009"/>
        </table:table-row>
        <table:table-row table:style-name="ro5">
          <table:table-cell office:value-type="string">
            <text:p>32.678kHz</text:p>
          </table:table-cell>
          <table:table-cell table:style-name="ce17" office:value-type="string">
            <text:p>ABS25-32.768KHZ-6-T</text:p>
          </table:table-cell>
          <table:table-cell table:style-name="ce17" office:value-type="string">
            <text:p>8x3.8x2.5mm</text:p>
          </table:table-cell>
          <table:table-cell table:style-name="ce17" office:value-type="string">
            <text:p>CRYSTAL-ABS25</text:p>
          </table:table-cell>
          <table:table-cell table:style-name="ce17" office:value-type="string">
            <text:p>ABS25CRYSTAL</text:p>
          </table:table-cell>
          <table:table-cell table:style-name="ce17"/>
          <table:table-cell table:style-name="ce17" office:value-type="string">
            <text:p>32.768kHz crystal</text:p>
          </table:table-cell>
          <table:table-cell office:value-type="string">
            <text:p>tme.pl</text:p>
          </table:table-cell>
          <table:table-cell office:value-type="string">
            <text:p>ABS25-32.768KHZ-6</text:p>
          </table:table-cell>
          <table:table-cell office:value-type="string">
            <text:p>Abracon</text:p>
          </table:table-cell>
          <table:table-cell office:value-type="string">
            <text:p>ABS25-32.768KHZ-6-T</text:p>
          </table:table-cell>
          <table:table-cell office:value-type="float" office:value="3.3">
            <text:p>3,3000</text:p>
          </table:table-cell>
          <table:table-cell office:value-type="string">
            <text:p>PLN</text:p>
          </table:table-cell>
          <table:table-cell office:value-type="date" office:date-value="2017-07-04">
            <text:p>04-07-2017</text:p>
          </table:table-cell>
          <table:table-cell table:style-name="ce19"/>
          <table:table-cell table:number-columns-repeated="1009"/>
        </table:table-row>
        <table:table-row table:style-name="ro5">
          <table:table-cell table:number-columns-repeated="2" table:style-name="ce17" office:value-type="string">
            <text:p>32.678kHz-20PPM</text:p>
          </table:table-cell>
          <table:table-cell table:style-name="ce17" office:value-type="string">
            <text:p>CTX3X8H</text:p>
          </table:table-cell>
          <table:table-cell table:style-name="ce17" office:value-type="string">
            <text:p>CRYSTAL</text:p>
          </table:table-cell>
          <table:table-cell table:style-name="ce17" office:value-type="string">
            <text:p>CTX3X8H</text:p>
          </table:table-cell>
          <table:table-cell table:style-name="ce17"/>
          <table:table-cell table:style-name="ce17" office:value-type="string">
            <text:p>crystal 32.768kHz, 20ppm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32.768K-20PPM</text:p>
          </table:table-cell>
          <table:table-cell table:style-name="ce17" table:number-columns-repeated="2"/>
          <table:table-cell office:value-type="float" office:value="0.59">
            <text:p>0,5900</text:p>
          </table:table-cell>
          <table:table-cell table:style-name="ce20" office:value-type="string">
            <text:p>PLN</text:p>
          </table:table-cell>
          <table:table-cell office:value-type="date" office:date-value="2014-09-09">
            <text:p>09-09-2014</text:p>
          </table:table-cell>
          <table:table-cell table:style-name="ce19"/>
          <table:table-cell table:number-columns-repeated="1009"/>
        </table:table-row>
        <table:table-row table:style-name="ro5">
          <table:table-cell office:value-type="string">
            <text:p>48MHz</text:p>
          </table:table-cell>
          <table:table-cell office:value-type="string">
            <text:p>ISM92-3351AH-48.0000</text:p>
          </table:table-cell>
          <table:table-cell office:value-type="string">
            <text:p>5x3.2mm</text:p>
          </table:table-cell>
          <table:table-cell office:value-type="string">
            <text:p>CFPS-9</text:p>
          </table:table-cell>
          <table:table-cell office:value-type="string">
            <text:p>ISM92QUARZ</text:p>
          </table:table-cell>
          <table:table-cell/>
          <table:table-cell office:value-type="string">
            <text:p>Generator: kwarcowyy; 48MHz; SMD; 3,3V; ±25ppm; -20÷70°C</text:p>
          </table:table-cell>
          <table:table-cell office:value-type="string">
            <text:p>tme.pl</text:p>
          </table:table-cell>
          <table:table-cell office:value-type="string">
            <text:p>ISM92-3351AH48.00</text:p>
          </table:table-cell>
          <table:table-cell office:value-type="string">
            <text:p>ILSI</text:p>
          </table:table-cell>
          <table:table-cell office:value-type="string">
            <text:p>ISM92-3351AH-48.0000</text:p>
          </table:table-cell>
          <table:table-cell office:value-type="float" office:value="4.8778">
            <text:p>4,8778</text:p>
          </table:table-cell>
          <table:table-cell office:value-type="string">
            <text:p>PLN</text:p>
          </table:table-cell>
          <table:table-cell office:value-type="date" office:date-value="2015-11-03">
            <text:p>03-11-2015</text:p>
          </table:table-cell>
          <table:table-cell table:number-columns-repeated="1010"/>
        </table:table-row>
        <table:table-row table:style-name="ro5">
          <table:table-cell office:value-type="string">
            <text:p>50MHz</text:p>
          </table:table-cell>
          <table:table-cell table:style-name="ce17" office:value-type="string">
            <text:p>LFSPXO024589BULK</text:p>
          </table:table-cell>
          <table:table-cell table:number-columns-repeated="3" table:style-name="ce17" office:value-type="string">
            <text:p>CFPS-9</text:p>
          </table:table-cell>
          <table:table-cell table:style-name="ce17"/>
          <table:table-cell table:style-name="ce17" office:value-type="string">
            <text:p>oscillator 50MHz SMD 5x3mm, Vcc=3.3V</text:p>
          </table:table-cell>
          <table:table-cell office:value-type="string">
            <text:p>tme.pl</text:p>
          </table:table-cell>
          <table:table-cell office:value-type="string">
            <text:p>CFPS-9-50M</text:p>
          </table:table-cell>
          <table:table-cell office:value-type="string">
            <text:p>IQD Frequency Products</text:p>
          </table:table-cell>
          <table:table-cell table:style-name="ce17" office:value-type="string">
            <text:p>LFSPXO024589BULK</text:p>
          </table:table-cell>
          <table:table-cell office:value-type="float" office:value="5.9">
            <text:p>5,9000</text:p>
          </table:table-cell>
          <table:table-cell office:value-type="string">
            <text:p>PLN</text:p>
          </table:table-cell>
          <table:table-cell office:value-type="date" office:date-value="2014-07-04">
            <text:p>04-07-2014</text:p>
          </table:table-cell>
          <table:table-cell table:style-name="ce19"/>
          <table:table-cell table:number-columns-repeated="1009"/>
        </table:table-row>
        <table:table-row table:style-name="ro5">
          <table:table-cell office:value-type="string">
            <text:p>7.3728MHz</text:p>
          </table:table-cell>
          <table:table-cell table:style-name="ce17" office:value-type="string">
            <text:p>ABLS-7.3728MHZ-B2-T</text:p>
          </table:table-cell>
          <table:table-cell table:style-name="ce17" office:value-type="string">
            <text:p>HC49/4HSMX</text:p>
          </table:table-cell>
          <table:table-cell table:style-name="ce17" office:value-type="string">
            <text:p>CRYSTAL</text:p>
          </table:table-cell>
          <table:table-cell table:style-name="ce17" office:value-type="string">
            <text:p>HC49/4HSMX</text:p>
          </table:table-cell>
          <table:table-cell table:style-name="ce17"/>
          <table:table-cell table:style-name="ce17" office:value-type="string">
            <text:p>AT439 low profile SMT crystal</text:p>
          </table:table-cell>
          <table:table-cell table:style-name="ce17" office:value-type="string">
            <text:p>farnell.com</text:p>
          </table:table-cell>
          <table:table-cell table:style-name="ce17" office:value-type="string">
            <text:p>1611795</text:p>
          </table:table-cell>
          <table:table-cell table:style-name="ce17" office:value-type="string">
            <text:p>Abracon</text:p>
          </table:table-cell>
          <table:table-cell table:style-name="ce17" office:value-type="string">
            <text:p>ABLS-7.3728MHZ-B2-T</text:p>
          </table:table-cell>
          <table:table-cell office:value-type="float" office:value="2.28">
            <text:p>2,2800</text:p>
          </table:table-cell>
          <table:table-cell table:style-name="ce20" office:value-type="string">
            <text:p>PLN</text:p>
          </table:table-cell>
          <table:table-cell office:value-type="date" office:date-value="2013-10-12">
            <text:p>12-10-2013</text:p>
          </table:table-cell>
          <table:table-cell table:style-name="ce19"/>
          <table:table-cell table:number-columns-repeated="1009"/>
        </table:table-row>
        <table:table-row table:style-name="ro5">
          <table:table-cell table:number-columns-repeated="2" table:style-name="ce17" office:value-type="string">
            <text:p>7.372MHz</text:p>
          </table:table-cell>
          <table:table-cell table:style-name="ce17" office:value-type="string">
            <text:p>HC49/4HSMX</text:p>
          </table:table-cell>
          <table:table-cell office:value-type="string">
            <text:p>X_SMDHC49</text:p>
          </table:table-cell>
          <table:table-cell table:style-name="ce17" office:value-type="string">
            <text:p>HC49/4HSMX</text:p>
          </table:table-cell>
          <table:table-cell table:style-name="ce17"/>
          <table:table-cell table:style-name="ce17" office:value-type="string">
            <text:p>crystal 7.372MHz SMD HC49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7.372M SMDHC49S</text:p>
          </table:table-cell>
          <table:table-cell table:style-name="ce17" table:number-columns-repeated="2"/>
          <table:table-cell office:value-type="float" office:value="2.59">
            <text:p>2,5900</text:p>
          </table:table-cell>
          <table:table-cell table:style-name="ce20" office:value-type="string">
            <text:p>PLN</text:p>
          </table:table-cell>
          <table:table-cell office:value-type="date" office:date-value="2011-04-26">
            <text:p>26-04-2011</text:p>
          </table:table-cell>
          <table:table-cell table:style-name="ce19"/>
          <table:table-cell table:number-columns-repeated="1009"/>
        </table:table-row>
        <table:table-row table:style-name="ro5">
          <table:table-cell office:value-type="string">
            <text:p>8.00MHz</text:p>
          </table:table-cell>
          <table:table-cell table:style-name="ce17" office:value-type="string">
            <text:p>LF XTAL026380</text:p>
          </table:table-cell>
          <table:table-cell table:style-name="ce17" office:value-type="string">
            <text:p>5x7mm</text:p>
          </table:table-cell>
          <table:table-cell table:style-name="ce17" office:value-type="string">
            <text:p>CRYSTAL</text:p>
          </table:table-cell>
          <table:table-cell table:style-name="ce17" office:value-type="string">
            <text:p>12SMXR</text:p>
          </table:table-cell>
          <table:table-cell table:style-name="ce17"/>
          <table:table-cell table:style-name="ce17" office:value-type="string">
            <text:p>oscillator 8MHz, 5x7mm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8.00M-12SMXR</text:p>
          </table:table-cell>
          <table:table-cell table:style-name="ce17" office:value-type="string">
            <text:p>IQD Frequency Products</text:p>
          </table:table-cell>
          <table:table-cell table:style-name="ce17" office:value-type="string">
            <text:p>LF XTAL026380</text:p>
          </table:table-cell>
          <table:table-cell office:value-type="float" office:value="5.59">
            <text:p>5,5900</text:p>
          </table:table-cell>
          <table:table-cell table:style-name="ce20" office:value-type="string">
            <text:p>PLN</text:p>
          </table:table-cell>
          <table:table-cell office:value-type="date" office:date-value="2012-09-19">
            <text:p>19-09-2012</text:p>
          </table:table-cell>
          <table:table-cell table:style-name="ce19"/>
          <table:table-cell table:number-columns-repeated="1009"/>
        </table:table-row>
        <table:table-row table:style-name="ro5">
          <table:table-cell table:number-columns-repeated="2" table:style-name="ce17" office:value-type="string">
            <text:p>8.00MHz</text:p>
          </table:table-cell>
          <table:table-cell table:style-name="ce17" office:value-type="string">
            <text:p>HC49/4HSMX</text:p>
          </table:table-cell>
          <table:table-cell table:style-name="ce17" office:value-type="string">
            <text:p>CRYSTAL</text:p>
          </table:table-cell>
          <table:table-cell table:style-name="ce17" office:value-type="string">
            <text:p>HC49SMP</text:p>
          </table:table-cell>
          <table:table-cell table:style-name="ce17"/>
          <table:table-cell table:style-name="ce17" office:value-type="string">
            <text:p>crystal 8MHz, 1</text:p>
          </table:table-cell>
          <table:table-cell table:style-name="ce17" office:value-type="string">
            <text:p>tme.pl</text:p>
          </table:table-cell>
          <table:table-cell table:style-name="ce17" office:value-type="string">
            <text:p>8.00M-SMDHC49S</text:p>
          </table:table-cell>
          <table:table-cell table:style-name="ce17" office:value-type="string">
            <text:p>YIC</text:p>
          </table:table-cell>
          <table:table-cell table:style-name="ce17"/>
          <table:table-cell office:value-type="float" office:value="1.85">
            <text:p>1,8500</text:p>
          </table:table-cell>
          <table:table-cell table:style-name="ce20" office:value-type="string">
            <text:p>PLN</text:p>
          </table:table-cell>
          <table:table-cell office:value-type="date" office:date-value="2017-09-25">
            <text:p>25-09-2017</text:p>
          </table:table-cell>
          <table:table-cell table:style-name="ce19"/>
          <table:table-cell table:number-columns-repeated="1009"/>
        </table:table-row>
        <table:table-row table:style-name="ro5">
          <table:table-cell office:value-type="string">
            <text:p>8MHz</text:p>
          </table:table-cell>
          <table:table-cell table:style-name="ce17" office:value-type="string">
            <text:p>12SMX (B) 30/5020/16 8.0 MHZ</text:p>
          </table:table-cell>
          <table:table-cell table:style-name="ce17" office:value-type="string">
            <text:p>HC49SMP</text:p>
          </table:table-cell>
          <table:table-cell table:style-name="ce17" office:value-type="string">
            <text:p>CRYSTAL</text:p>
          </table:table-cell>
          <table:table-cell table:style-name="ce17" office:value-type="string">
            <text:p>HXC-7SB</text:p>
          </table:table-cell>
          <table:table-cell table:style-name="ce17" office:value-type="string">
            <text:p>HC49SMP</text:p>
          </table:table-cell>
          <table:table-cell table:style-name="ce17" office:value-type="string">
            <text:p>oscillator 8MHz, 5x7mm</text:p>
          </table:table-cell>
          <table:table-cell table:style-name="ce17" office:value-type="string">
            <text:p>farnell.com</text:p>
          </table:table-cell>
          <table:table-cell table:style-name="ce17" office:value-type="string">
            <text:p>1276690</text:p>
          </table:table-cell>
          <table:table-cell table:style-name="ce17" office:value-type="string">
            <text:p>IQD Frequency Products</text:p>
          </table:table-cell>
          <table:table-cell table:style-name="ce17" office:value-type="string">
            <text:p>12SMX (B) 30/5020/16 8.0 MHZ</text:p>
          </table:table-cell>
          <table:table-cell office:value-type="float" office:value="6.67">
            <text:p>6,6700</text:p>
          </table:table-cell>
          <table:table-cell table:style-name="ce17" office:value-type="string">
            <text:p>PLN</text:p>
          </table:table-cell>
          <table:table-cell office:value-type="date" office:date-value="2015-11-20">
            <text:p>20-11-2015</text:p>
          </table:table-cell>
          <table:table-cell table:style-name="ce19"/>
          <table:table-cell table:number-columns-repeated="1009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lays" table:style-name="ta1" table:print="false">
        <office:forms form:automatic-focus="false" form:apply-design-mode="false"/>
        <table:table-column table:style-name="co38" table:default-cell-style-name="ce2"/>
        <table:table-column table:style-name="co1" table:number-columns-repeated="8" table:default-cell-style-name="ce2"/>
        <table:table-column table:style-name="co1" table:default-cell-style-name="ce56"/>
        <table:table-column table:style-name="co1" table:default-cell-style-name="ce2"/>
        <table:table-column table:style-name="co1" table:default-cell-style-name="ce5"/>
        <table:table-column table:style-name="co1" table:number-columns-repeated="1009" table:default-cell-style-name="ce2"/>
        <table:table-row table:style-name="ro1">
          <table:table-cell table:style-name="ce1" office:value-type="string">
            <text:p>Value</text:p>
          </table:table-cell>
          <table:table-cell table:style-name="ce1" office:value-type="string">
            <text:p>Dimensions</text:p>
          </table:table-cell>
          <table:table-cell office:value-type="string">
            <text:p>Library Ref</text:p>
          </table:table-cell>
          <table:table-cell table:style-name="ce1" office:value-type="string">
            <text:p>Footprint Ref</text:p>
          </table:table-cell>
          <table:table-cell table:style-name="ce1" office:value-type="string">
            <text:p>Descript</text:p>
          </table:table-cell>
          <table:table-cell table:style-name="ce1" office:value-type="string">
            <text:p>Supplier5</text:p>
          </table:table-cell>
          <table:table-cell table:style-name="ce1" office:value-type="string">
            <text:p>Reference5</text:p>
          </table:table-cell>
          <table:table-cell table:style-name="ce1" office:value-type="string">
            <text:p>Manufacturer5</text:p>
          </table:table-cell>
          <table:table-cell table:style-name="ce1" office:value-type="string">
            <text:p>Typ5</text:p>
          </table:table-cell>
          <table:table-cell office:value-type="string">
            <text:p>Price5</text:p>
          </table:table-cell>
          <table:table-cell table:style-name="ce1" office:value-type="string">
            <text:p>Currency5</text:p>
          </table:table-cell>
          <table:table-cell office:value-type="string">
            <text:p>DateOfPrice5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ASR-03DA</text:p>
          </table:table-cell>
          <table:table-cell office:value-type="string">
            <text:p>S202S01</text:p>
          </table:table-cell>
          <table:table-cell office:value-type="string">
            <text:p>ASR-03DA</text:p>
          </table:table-cell>
          <table:table-cell office:value-type="string">
            <text:p>Przekaźnik: półprzewodnikowy; Uster:3÷32VDC; 3A; 24÷280VAC; THT</text:p>
          </table:table-cell>
          <table:table-cell office:value-type="string">
            <text:p>tme.pl</text:p>
          </table:table-cell>
          <table:table-cell office:value-type="string">
            <text:p>ASR-03DA</text:p>
          </table:table-cell>
          <table:table-cell office:value-type="string">
            <text:p>Anly Electronics</text:p>
          </table:table-cell>
          <table:table-cell office:value-type="string">
            <text:p>ASR-03DA</text:p>
          </table:table-cell>
          <table:table-cell office:value-type="float" office:value="28.9">
            <text:p>28,90000</text:p>
          </table:table-cell>
          <table:table-cell office:value-type="string">
            <text:p>PLN</text:p>
          </table:table-cell>
          <table:table-cell office:value-type="date" office:date-value="2016-03-24">
            <text:p>24-03-2016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AZ850-24</text:p>
          </table:table-cell>
          <table:table-cell table:style-name="ce1" office:value-type="string">
            <text:p>10DIP300</text:p>
          </table:table-cell>
          <table:table-cell table:style-name="ce1" office:value-type="string">
            <text:p>MEISEI_P5</text:p>
          </table:table-cell>
          <table:table-cell table:style-name="ce1" office:value-type="string">
            <text:p>10DIP300</text:p>
          </table:table-cell>
          <table:table-cell table:style-name="ce1" office:value-type="string">
            <text:p>Microminiature polarized relay 2x1A/30VDC, coil 24V</text:p>
          </table:table-cell>
          <table:table-cell office:value-type="string">
            <text:p>tme.pl</text:p>
          </table:table-cell>
          <table:table-cell table:style-name="ce1" office:value-type="string">
            <text:p>AZ850-24</text:p>
          </table:table-cell>
          <table:table-cell table:style-name="ce1" office:value-type="string">
            <text:p>Zettler</text:p>
          </table:table-cell>
          <table:table-cell table:style-name="ce1" office:value-type="string">
            <text:p>AZ850-24</text:p>
          </table:table-cell>
          <table:table-cell office:value-type="float" office:value="7.02">
            <text:p>7,02000</text:p>
          </table:table-cell>
          <table:table-cell office:value-type="string">
            <text:p>PLN</text:p>
          </table:table-cell>
          <table:table-cell office:value-type="date" office:date-value="2014-06-16">
            <text:p>16-06-2014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AZ850-5</text:p>
          </table:table-cell>
          <table:table-cell table:style-name="ce1" office:value-type="string">
            <text:p>10DIP300</text:p>
          </table:table-cell>
          <table:table-cell table:style-name="ce1" office:value-type="string">
            <text:p>MEISEI_P5</text:p>
          </table:table-cell>
          <table:table-cell table:style-name="ce1" office:value-type="string">
            <text:p>10DIP300</text:p>
          </table:table-cell>
          <table:table-cell table:style-name="ce1" office:value-type="string">
            <text:p>Microminiature polarized relay 2x1A/30VDC, coil 5V</text:p>
          </table:table-cell>
          <table:table-cell office:value-type="string">
            <text:p>tme.pl</text:p>
          </table:table-cell>
          <table:table-cell table:style-name="ce1" office:value-type="string">
            <text:p>AZ850-5</text:p>
          </table:table-cell>
          <table:table-cell table:style-name="ce1" office:value-type="string">
            <text:p>Zettler</text:p>
          </table:table-cell>
          <table:table-cell table:style-name="ce1" office:value-type="string">
            <text:p>AZ850-5</text:p>
          </table:table-cell>
          <table:table-cell office:value-type="float" office:value="6.56">
            <text:p>6,56000</text:p>
          </table:table-cell>
          <table:table-cell office:value-type="string">
            <text:p>PLN</text:p>
          </table:table-cell>
          <table:table-cell office:value-type="date" office:date-value="2012-08-19">
            <text:p>19-08-2012</text:p>
          </table:table-cell>
          <table:table-cell table:number-columns-repeated="1009"/>
        </table:table-row>
        <table:table-row table:style-name="ro1">
          <table:table-cell table:number-columns-repeated="2" table:style-name="ce1" office:value-type="string">
            <text:p>AZ850P2-5</text:p>
          </table:table-cell>
          <table:table-cell table:style-name="ce1" office:value-type="string">
            <text:p>10DIP300</text:p>
          </table:table-cell>
          <table:table-cell table:style-name="ce1" office:value-type="string">
            <text:p>G6HK-2</text:p>
          </table:table-cell>
          <table:table-cell table:style-name="ce1" office:value-type="string">
            <text:p>Relay bistable, 2 coil 5VDC, DPDT 2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AZ850P2-5</text:p>
          </table:table-cell>
          <table:table-cell table:style-name="ce1" office:value-type="string">
            <text:p>Zettler</text:p>
          </table:table-cell>
          <table:table-cell table:style-name="ce1" office:value-type="string">
            <text:p>AZ850P2-5</text:p>
          </table:table-cell>
          <table:table-cell table:style-name="ce3" office:value-type="float" office:value="6.99">
            <text:p>6,9900</text:p>
          </table:table-cell>
          <table:table-cell table:style-name="ce4" office:value-type="string">
            <text:p>PLN</text:p>
          </table:table-cell>
          <table:table-cell table:style-name="Default"/>
          <table:table-cell table:number-columns-repeated="1009"/>
        </table:table-row>
        <table:table-row table:style-name="ro1">
          <table:table-cell table:style-name="ce1" office:value-type="string">
            <text:p>Finder41.52.9.024.001</text:p>
          </table:table-cell>
          <table:table-cell table:style-name="ce1" office:value-type="string">
            <text:p>29x12.5x15.7mm</text:p>
          </table:table-cell>
          <table:table-cell office:value-type="string">
            <text:p>RM84-P</text:p>
          </table:table-cell>
          <table:table-cell table:style-name="ce1" office:value-type="string">
            <text:p>RM84-P</text:p>
          </table:table-cell>
          <table:table-cell table:style-name="ce1" office:value-type="string">
            <text:p>Relay, PCB, DPDT, 24VDC coil, 8A/30VDC contacts</text:p>
          </table:table-cell>
          <table:table-cell office:value-type="string">
            <text:p>tme.pl</text:p>
          </table:table-cell>
          <table:table-cell table:style-name="ce1" office:value-type="string">
            <text:p>41.52.9.024.001</text:p>
          </table:table-cell>
          <table:table-cell office:value-type="string">
            <text:p>Finder</text:p>
          </table:table-cell>
          <table:table-cell table:style-name="ce1" office:value-type="string">
            <text:p>41.52.9.024.001</text:p>
          </table:table-cell>
          <table:table-cell office:value-type="float" office:value="9.3">
            <text:p>9,30000</text:p>
          </table:table-cell>
          <table:table-cell office:value-type="string">
            <text:p>PLN</text:p>
          </table:table-cell>
          <table:table-cell office:value-type="date" office:date-value="2013-04-20">
            <text:p>20-04-2013</text:p>
          </table:table-cell>
          <table:table-cell table:number-columns-repeated="1009"/>
        </table:table-row>
        <table:table-row table:style-name="ro1">
          <table:table-cell office:value-type="string">
            <text:p>G5RL-K1A-E-5DC</text:p>
          </table:table-cell>
          <table:table-cell office:value-type="string">
            <text:p>12.7x29x15.7</text:p>
          </table:table-cell>
          <table:table-cell table:number-columns-repeated="2" office:value-type="string">
            <text:p>G5RL-K1A</text:p>
          </table:table-cell>
          <table:table-cell office:value-type="string">
            <text:p>Przekaźnik: elektromagnetyczny; SPST; Ucewki :5VDC; 16A/250VAC</text:p>
          </table:table-cell>
          <table:table-cell office:value-type="string">
            <text:p>tme.pl</text:p>
          </table:table-cell>
          <table:table-cell office:value-type="string">
            <text:p>G5RL-K1A-E-5DC</text:p>
          </table:table-cell>
          <table:table-cell office:value-type="string">
            <text:p>Omron</text:p>
          </table:table-cell>
          <table:table-cell office:value-type="string">
            <text:p>G5RL-K1A-E-5DC</text:p>
          </table:table-cell>
          <table:table-cell office:value-type="float" office:value="14.4">
            <text:p>14,40000</text:p>
          </table:table-cell>
          <table:table-cell/>
          <table:table-cell office:value-type="date" office:date-value="2017-07-21">
            <text:p>21-07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G6A-234P-ST-US-5VDC</text:p>
          </table:table-cell>
          <table:table-cell table:style-name="ce1" office:value-type="string">
            <text:p>G6A</text:p>
          </table:table-cell>
          <table:table-cell table:number-columns-repeated="2" table:style-name="ce1" office:value-type="string">
            <text:p>REL-G6A</text:p>
          </table:table-cell>
          <table:table-cell table:style-name="ce1" office:value-type="string">
            <text:p>Relay, PCB, DPDT, 5VDC coil, 1A/30VDC contacts</text:p>
          </table:table-cell>
          <table:table-cell office:value-type="string">
            <text:p>tme.pl</text:p>
          </table:table-cell>
          <table:table-cell office:value-type="string">
            <text:p>G6A-234PST-US5 </text:p>
          </table:table-cell>
          <table:table-cell office:value-type="string">
            <text:p>Omron</text:p>
          </table:table-cell>
          <table:table-cell office:value-type="string">
            <text:p>G6A-234P-ST-US 5VDC</text:p>
          </table:table-cell>
          <table:table-cell office:value-type="float" office:value="11.1">
            <text:p>11,10000</text:p>
          </table:table-cell>
          <table:table-cell office:value-type="string">
            <text:p>PLN</text:p>
          </table:table-cell>
          <table:table-cell office:value-type="date" office:date-value="2014-02-18">
            <text:p>18-02-2014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G6A-274P-ST-US-24VDC</text:p>
          </table:table-cell>
          <table:table-cell table:style-name="ce1" office:value-type="string">
            <text:p>G6A</text:p>
          </table:table-cell>
          <table:table-cell table:number-columns-repeated="2" table:style-name="ce1" office:value-type="string">
            <text:p>REL-G6A</text:p>
          </table:table-cell>
          <table:table-cell table:style-name="ce1" office:value-type="string">
            <text:p>Relay, PCB, DPDT, 24VDC coil, 1A/30VDC contacts</text:p>
          </table:table-cell>
          <table:table-cell office:value-type="string">
            <text:p>elfaelektronika.pl</text:p>
          </table:table-cell>
          <table:table-cell office:value-type="string">
            <text:p>37-071-22</text:p>
          </table:table-cell>
          <table:table-cell office:value-type="string">
            <text:p>Omron</text:p>
          </table:table-cell>
          <table:table-cell office:value-type="string">
            <text:p>G6A-274PST-US 24VDC</text:p>
          </table:table-cell>
          <table:table-cell office:value-type="float" office:value="26">
            <text:p>26,00000</text:p>
          </table:table-cell>
          <table:table-cell office:value-type="string">
            <text:p>PLN</text:p>
          </table:table-cell>
          <table:table-cell office:value-type="date" office:date-value="2013-06-19">
            <text:p>19-06-2013</text:p>
          </table:table-cell>
          <table:table-cell table:number-columns-repeated="1009"/>
        </table:table-row>
        <table:table-row table:style-name="ro1">
          <table:table-cell table:number-columns-repeated="4" office:value-type="string">
            <text:p>JV-5S-KT</text:p>
          </table:table-cell>
          <table:table-cell office:value-type="string">
            <text:p>Przekaźnik: elektromagnetyczny; SPST-NO; Ucewki :5VDC; 5A/250VAC</text:p>
          </table:table-cell>
          <table:table-cell office:value-type="string">
            <text:p>tme.pl</text:p>
          </table:table-cell>
          <table:table-cell office:value-type="string">
            <text:p>JV-5S-KT</text:p>
          </table:table-cell>
          <table:table-cell office:value-type="string">
            <text:p>Fujitsu</text:p>
          </table:table-cell>
          <table:table-cell office:value-type="string">
            <text:p>JV-5S-KT</text:p>
          </table:table-cell>
          <table:table-cell office:value-type="float" office:value="3.68">
            <text:p>3,68000</text:p>
          </table:table-cell>
          <table:table-cell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09"/>
        </table:table-row>
        <table:table-row table:style-name="ro1">
          <table:table-cell table:number-columns-repeated="4" table:style-name="ce1" office:value-type="string">
            <text:p>PE014F03</text:p>
          </table:table-cell>
          <table:table-cell table:style-name="ce1" office:value-type="string">
            <text:p>Przekaźnik: elektromagnetyczny; SPDT; Ucewki :3VDC; 5A/250VAC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PE014F03</text:p>
          </table:table-cell>
          <table:table-cell table:style-name="ce1" office:value-type="string">
            <text:p>TE Connectivity</text:p>
          </table:table-cell>
          <table:table-cell table:style-name="ce1" office:value-type="string">
            <text:p>PE014F03</text:p>
          </table:table-cell>
          <table:table-cell table:style-name="ce3" office:value-type="float" office:value="32.84">
            <text:p>32,8400</text:p>
          </table:table-cell>
          <table:table-cell table:style-name="ce4" office:value-type="string">
            <text:p>PLN</text:p>
          </table:table-cell>
          <table:table-cell office:value-type="date" office:date-value="2016-07-08">
            <text:p>08-07-2016</text:p>
          </table:table-cell>
          <table:table-cell table:number-columns-repeated="1009"/>
        </table:table-row>
        <table:table-row table:style-name="ro1">
          <table:table-cell office:value-type="string">
            <text:p>PEM01/230</text:p>
          </table:table-cell>
          <table:table-cell office:value-type="string">
            <text:p>17.5x90x66</text:p>
          </table:table-cell>
          <table:table-cell office:value-type="string">
            <text:p>PE014F03</text:p>
          </table:table-cell>
          <table:table-cell/>
          <table:table-cell office:value-type="string">
            <text:p>Przekaźnik: instalacyjny; monostabilny; SPDT; Ucewki:230VAC; 16A</text:p>
          </table:table-cell>
          <table:table-cell office:value-type="string">
            <text:p>tme.pl</text:p>
          </table:table-cell>
          <table:table-cell office:value-type="string">
            <text:p>PEM01/230</text:p>
          </table:table-cell>
          <table:table-cell office:value-type="string">
            <text:p>Zamel</text:p>
          </table:table-cell>
          <table:table-cell office:value-type="string">
            <text:p>PEM01/230</text:p>
          </table:table-cell>
          <table:table-cell office:value-type="float" office:value="33.94">
            <text:p>33,94000</text:p>
          </table:table-cell>
          <table:table-cell office:value-type="string">
            <text:p>PLN</text:p>
          </table:table-cell>
          <table:table-cell office:value-type="date" office:date-value="2017-04-18">
            <text:p>18-04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RM699BV-3011-85-1005</text:p>
          </table:table-cell>
          <table:table-cell table:style-name="ce1" office:value-type="string">
            <text:p>28x5x15</text:p>
          </table:table-cell>
          <table:table-cell table:style-name="ce1" office:value-type="string">
            <text:p>RM40-P</text:p>
          </table:table-cell>
          <table:table-cell table:style-name="ce1" office:value-type="string">
            <text:p>RM699BV</text:p>
          </table:table-cell>
          <table:table-cell table:style-name="ce1" office:value-type="string">
            <text:p>Przekaznik miniaturowy pionowy 6A/250VAC, cewka 5VDC</text:p>
          </table:table-cell>
          <table:table-cell office:value-type="string">
            <text:p>tme.pl</text:p>
          </table:table-cell>
          <table:table-cell office:value-type="string">
            <text:p>RM699V-P-05</text:p>
          </table:table-cell>
          <table:table-cell office:value-type="string">
            <text:p>Relpol</text:p>
          </table:table-cell>
          <table:table-cell table:style-name="ce1" office:value-type="string">
            <text:p>RM699BV-3011-85-1005</text:p>
          </table:table-cell>
          <table:table-cell office:value-type="float" office:value="11.1">
            <text:p>11,10000</text:p>
          </table:table-cell>
          <table:table-cell office:value-type="string">
            <text:p>PLN</text:p>
          </table:table-cell>
          <table:table-cell office:value-type="date" office:date-value="2012-10-28">
            <text:p>28-10-2012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RM84-2012-35-1005</text:p>
          </table:table-cell>
          <table:table-cell table:style-name="ce1" office:value-type="string">
            <text:p>29x12.7x15.7mm</text:p>
          </table:table-cell>
          <table:table-cell table:number-columns-repeated="2" table:style-name="ce1" office:value-type="string">
            <text:p>RM84-P</text:p>
          </table:table-cell>
          <table:table-cell table:style-name="ce1" office:value-type="string">
            <text:p>Relay, PCB, DPDT, 5VDC coil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RM84-P-5V</text:p>
          </table:table-cell>
          <table:table-cell table:style-name="ce1" office:value-type="string">
            <text:p>Relpol</text:p>
          </table:table-cell>
          <table:table-cell table:style-name="ce1" office:value-type="string">
            <text:p>RM84-2012-35-1005</text:p>
          </table:table-cell>
          <table:table-cell office:value-type="float" office:value="11.2">
            <text:p>11,20000</text:p>
          </table:table-cell>
          <table:table-cell office:value-type="string">
            <text:p>PLN</text:p>
          </table:table-cell>
          <table:table-cell office:value-type="date" office:date-value="2013-12-30">
            <text:p>30-12-2013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RM84-2012-35-1024</text:p>
          </table:table-cell>
          <table:table-cell table:style-name="ce1" office:value-type="string">
            <text:p>29x12.7x15.7mm</text:p>
          </table:table-cell>
          <table:table-cell table:number-columns-repeated="2" table:style-name="ce1" office:value-type="string">
            <text:p>RM84-P</text:p>
          </table:table-cell>
          <table:table-cell table:style-name="ce1" office:value-type="string">
            <text:p>Relay, PCB, DPDT, 24VDC coil, 8A/24VDC contacts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RM84-2012-35-1024</text:p>
          </table:table-cell>
          <table:table-cell table:style-name="ce1" office:value-type="string">
            <text:p>Relpol</text:p>
          </table:table-cell>
          <table:table-cell table:style-name="ce1" office:value-type="string">
            <text:p>RM84-2012-35-1024</text:p>
          </table:table-cell>
          <table:table-cell office:value-type="float" office:value="5">
            <text:p>5,00000</text:p>
          </table:table-cell>
          <table:table-cell office:value-type="string">
            <text:p>PLN</text:p>
          </table:table-cell>
          <table:table-cell office:value-type="date" office:date-value="2017-07-14">
            <text:p>14-07-2017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RM84-2012-35-5230</text:p>
          </table:table-cell>
          <table:table-cell table:style-name="ce1" office:value-type="string">
            <text:p>29x12.7x15.7mm</text:p>
          </table:table-cell>
          <table:table-cell table:number-columns-repeated="2" table:style-name="ce1" office:value-type="string">
            <text:p>RM84-P</text:p>
          </table:table-cell>
          <table:table-cell table:style-name="ce1" office:value-type="string">
            <text:p>Relay, PCB, DPDT, 230VAC coil, 8A/24VDC contacts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RM84-P-230VAC</text:p>
          </table:table-cell>
          <table:table-cell table:style-name="ce1" office:value-type="string">
            <text:p>Relpol</text:p>
          </table:table-cell>
          <table:table-cell table:style-name="ce1" office:value-type="string">
            <text:p>RM84-2012-35-5230</text:p>
          </table:table-cell>
          <table:table-cell office:value-type="float" office:value="15.6">
            <text:p>15,60000</text:p>
          </table:table-cell>
          <table:table-cell office:value-type="string">
            <text:p>PLN</text:p>
          </table:table-cell>
          <table:table-cell office:value-type="date" office:date-value="2014-09-09">
            <text:p>09-09-2014</text:p>
          </table:table-cell>
          <table:table-cell table:number-columns-repeated="1009"/>
        </table:table-row>
        <table:table-row table:style-name="ro1">
          <table:table-cell office:value-type="string">
            <text:p>RMB851-2021-35-1005</text:p>
          </table:table-cell>
          <table:table-cell office:value-type="string">
            <text:p>29x12,9mm</text:p>
          </table:table-cell>
          <table:table-cell table:number-columns-repeated="2" office:value-type="string">
            <text:p>REL-RMB851</text:p>
          </table:table-cell>
          <table:table-cell office:value-type="string">
            <text:p>Przekaźnik: elektromagnetyczny; SPST-NO; Ucewki :5VDC; 16A/24VDC</text:p>
          </table:table-cell>
          <table:table-cell office:value-type="string">
            <text:p>tme.pl</text:p>
          </table:table-cell>
          <table:table-cell office:value-type="string">
            <text:p>RMB851-Z-5VDC</text:p>
          </table:table-cell>
          <table:table-cell office:value-type="string">
            <text:p>Relpol</text:p>
          </table:table-cell>
          <table:table-cell office:value-type="string">
            <text:p>RMB851-2021-35-1005</text:p>
          </table:table-cell>
          <table:table-cell office:value-type="float" office:value="12">
            <text:p>12,00000</text:p>
          </table:table-cell>
          <table:table-cell office:value-type="string">
            <text:p>PLN</text:p>
          </table:table-cell>
          <table:table-cell office:value-type="date" office:date-value="2015-08-05">
            <text:p>05-08-2015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" office:value-type="string">
            <text:p>RSM822-P-24</text:p>
          </table:table-cell>
          <table:table-cell table:style-name="ce1" office:value-type="string">
            <text:p>21x10</text:p>
          </table:table-cell>
          <table:table-cell table:number-columns-repeated="2" table:style-name="ce1" office:value-type="string">
            <text:p>REL-G6A</text:p>
          </table:table-cell>
          <table:table-cell table:style-name="ce1" office:value-type="string">
            <text:p>Relay, PCB, DPDT, 24VDC coil, 1A/30VDC contacts</text:p>
          </table:table-cell>
          <table:table-cell office:value-type="string">
            <text:p>tme.pl</text:p>
          </table:table-cell>
          <table:table-cell table:style-name="ce1" office:value-type="string">
            <text:p>RSM822-P-24</text:p>
          </table:table-cell>
          <table:table-cell office:value-type="string">
            <text:p>Relpol</text:p>
          </table:table-cell>
          <table:table-cell office:value-type="string">
            <text:p>RSM822-6112-85-S024</text:p>
          </table:table-cell>
          <table:table-cell office:value-type="float" office:value="7.75">
            <text:p>7,75000</text:p>
          </table:table-cell>
          <table:table-cell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1" office:value-type="string">
            <text:p>S202S01</text:p>
          </table:table-cell>
          <table:table-cell table:style-name="ce1" office:value-type="string">
            <text:p>18.5x19.6</text:p>
          </table:table-cell>
          <table:table-cell table:number-columns-repeated="2" table:style-name="ce1" office:value-type="string">
            <text:p>S202S01</text:p>
          </table:table-cell>
          <table:table-cell table:style-name="ce1" office:value-type="string">
            <text:p>SIP Type SSR for medium power control, 8A, 600V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S202S01</text:p>
          </table:table-cell>
          <table:table-cell table:style-name="ce1" office:value-type="string">
            <text:p>Sharp</text:p>
          </table:table-cell>
          <table:table-cell table:style-name="ce1" office:value-type="string">
            <text:p>S202S01F</text:p>
          </table:table-cell>
          <table:table-cell office:value-type="float" office:value="16.9">
            <text:p>16,90000</text:p>
          </table:table-cell>
          <table:table-cell office:value-type="string">
            <text:p>PLN</text:p>
          </table:table-cell>
          <table:table-cell office:value-type="date" office:date-value="2009-11-15">
            <text:p>15-11-2009</text:p>
          </table:table-cell>
          <table:table-cell table:number-columns-repeated="1009"/>
        </table:table-row>
        <table:table-row table:style-name="ro1">
          <table:table-cell table:style-name="ce1" office:value-type="string">
            <text:p>V23105-A5305-A201</text:p>
          </table:table-cell>
          <table:table-cell table:style-name="ce1" office:value-type="string">
            <text:p>20.1x9.9x10.8mm</text:p>
          </table:table-cell>
          <table:table-cell table:number-columns-repeated="2" table:style-name="ce1" office:value-type="string">
            <text:p>REL-G6A</text:p>
          </table:table-cell>
          <table:table-cell table:style-name="ce1" office:value-type="string">
            <text:p>Relay, PCB, DPDT, 24VDC coil, 1A/30VDC contacts</text:p>
          </table:table-cell>
          <table:table-cell office:value-type="string">
            <text:p>tme.pl</text:p>
          </table:table-cell>
          <table:table-cell office:value-type="string">
            <text:p>V23105A5303A201</text:p>
          </table:table-cell>
          <table:table-cell office:value-type="string">
            <text:p>TE Connectivity</text:p>
          </table:table-cell>
          <table:table-cell office:value-type="string">
            <text:p>9-1393792-7</text:p>
          </table:table-cell>
          <table:table-cell office:value-type="float" office:value="10">
            <text:p>10,00000</text:p>
          </table:table-cell>
          <table:table-cell office:value-type="string">
            <text:p>PLN</text:p>
          </table:table-cell>
          <table:table-cell office:value-type="date" office:date-value="2014-02-18">
            <text:p>18-02-2014</text:p>
          </table:table-cell>
          <table:table-cell table:number-columns-repeated="1009"/>
        </table:table-row>
        <table:table-row table:style-name="ro1" table:number-rows-repeated="104855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ResVars" table:style-name="ta1" table:print="false">
        <office:forms form:automatic-focus="false" form:apply-design-mode="false"/>
        <table:table-column table:style-name="co1" table:number-columns-repeated="4" table:default-cell-style-name="ce2"/>
        <table:table-column table:style-name="co1" table:default-cell-style-name="ce1"/>
        <table:table-column table:style-name="co1" table:number-columns-repeated="3" table:default-cell-style-name="ce2"/>
        <table:table-column table:style-name="co20" table:default-cell-style-name="ce2"/>
        <table:table-column table:style-name="co1" table:number-columns-repeated="4" table:default-cell-style-name="ce2"/>
        <table:table-column table:style-name="co34" table:default-cell-style-name="ce3"/>
        <table:table-column table:style-name="co3" table:default-cell-style-name="ce2"/>
        <table:table-column table:style-name="co1" table:default-cell-style-name="ce5"/>
        <table:table-column table:style-name="co1" table:number-columns-repeated="1008" table:default-cell-style-name="ce2"/>
        <table:table-row table:style-name="ro6">
          <table:table-cell table:style-name="ce1" office:value-type="string">
            <text:p>OtherParam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DissPower</text:p>
          </table:table-cell>
          <table:table-cell office:value-type="string">
            <text:p>Tolerance</text:p>
          </table:table-cell>
          <table:table-cell office:value-type="string">
            <text:p>Library Ref</text:p>
          </table:table-cell>
          <table:table-cell table:style-name="ce1" office:value-type="string">
            <text:p>Footprint Ref1</text:p>
          </table:table-cell>
          <table:table-cell table:style-name="ce1" office:value-type="string">
            <text:p>Footprint Ref2</text:p>
          </table:table-cell>
          <table:table-cell table:style-name="ce1" office:value-type="string">
            <text:p>Descript</text:p>
          </table:table-cell>
          <table:table-cell table:style-name="ce1" office:value-type="string">
            <text:p>Supplier5</text:p>
          </table:table-cell>
          <table:table-cell table:style-name="ce1" office:value-type="string">
            <text:p>Reference5</text:p>
          </table:table-cell>
          <table:table-cell table:style-name="ce1" office:value-type="string">
            <text:p>Manufacturer5</text:p>
          </table:table-cell>
          <table:table-cell table:style-name="ce1" office:value-type="string">
            <text:p>Typ5</text:p>
          </table:table-cell>
          <table:table-cell office:value-type="string">
            <text:p>Price5</text:p>
          </table:table-cell>
          <table:table-cell table:style-name="ce1" office:value-type="string">
            <text:p>Currency5</text:p>
          </table:table-cell>
          <table:table-cell office:value-type="string">
            <text:p>DateOfPrice5</text:p>
          </table:table-cell>
          <table:table-cell table:style-name="ce3" office:value-type="string">
            <text:p>Price1</text:p>
          </table:table-cell>
          <table:table-cell table:number-columns-repeated="1007"/>
        </table:table-row>
        <table:table-row table:style-name="ro6">
          <table:table-cell office:value-type="string">
            <text:p>1k</text:p>
          </table:table-cell>
          <table:table-cell office:value-type="string">
            <text:p>534B1102JCB</text:p>
          </table:table-cell>
          <table:table-cell office:value-type="string">
            <text:p>6,35mm</text:p>
          </table:table-cell>
          <table:table-cell office:value-type="string">
            <text:p>2W</text:p>
          </table:table-cell>
          <table:table-cell office:value-type="string">
            <text:p>5%</text:p>
          </table:table-cell>
          <table:table-cell office:value-type="string">
            <text:p>RV2</text:p>
          </table:table-cell>
          <table:table-cell table:number-columns-repeated="2"/>
          <table:table-cell office:value-type="string">
            <text:p>Potencjometr: osiowy; wieloobrotowy; 1kΩ; 2W; ±5%; 6,35mm; drutowy</text:p>
          </table:table-cell>
          <table:table-cell office:value-type="string">
            <text:p>tme.pl</text:p>
          </table:table-cell>
          <table:table-cell office:value-type="string">
            <text:p>534-1K</text:p>
          </table:table-cell>
          <table:table-cell office:value-type="string">
            <text:p>Vishay</text:p>
          </table:table-cell>
          <table:table-cell office:value-type="string">
            <text:p>534B1102JCB</text:p>
          </table:table-cell>
          <table:table-cell office:value-type="float" office:value="32.9">
            <text:p>32,9000</text:p>
          </table:table-cell>
          <table:table-cell office:value-type="string">
            <text:p>PLN</text:p>
          </table:table-cell>
          <table:table-cell office:value-type="date" office:date-value="2015-08-29">
            <text:p>29-08-2015</text:p>
          </table:table-cell>
          <table:table-cell table:number-columns-repeated="1008"/>
        </table:table-row>
        <table:table-row table:style-name="ro6">
          <table:table-cell office:value-type="string">
            <text:p>1k/1W</text:p>
          </table:table-cell>
          <table:table-cell office:value-type="string">
            <text:p>51CAD-E28-A10L</text:p>
          </table:table-cell>
          <table:table-cell table:style-name="ce16" office:value-type="date" office:date-value="2016-05-12">
            <text:p>12.05.2016</text:p>
          </table:table-cell>
          <table:table-cell office:value-type="string">
            <text:p>1W</text:p>
          </table:table-cell>
          <table:table-cell office:value-type="string">
            <text:p>20%</text:p>
          </table:table-cell>
          <table:table-cell office:value-type="string">
            <text:p>RV2</text:p>
          </table:table-cell>
          <table:table-cell office:value-type="string">
            <text:p>51CAD-E28</text:p>
          </table:table-cell>
          <table:table-cell/>
          <table:table-cell office:value-type="string">
            <text:p>Potencjometr: osiowy; jednoobrotowy; 1kΩ; 1W; ±20%; 3,18mm; liniowa</text:p>
          </table:table-cell>
          <table:table-cell office:value-type="string">
            <text:p>tme.pl</text:p>
          </table:table-cell>
          <table:table-cell office:value-type="string">
            <text:p>51CAD-E28-A10L</text:p>
          </table:table-cell>
          <table:table-cell office:value-type="string">
            <text:p>Bourns</text:p>
          </table:table-cell>
          <table:table-cell office:value-type="string">
            <text:p>51CAD-E28-A10L</text:p>
          </table:table-cell>
          <table:table-cell office:value-type="float" office:value="27.2">
            <text:p>27,2000</text:p>
          </table:table-cell>
          <table:table-cell office:value-type="string">
            <text:p>PLN</text:p>
          </table:table-cell>
          <table:table-cell office:value-type="date" office:date-value="2016-11-04">
            <text:p>04-11-2016</text:p>
          </table:table-cell>
          <table:table-cell table:number-columns-repeated="1008"/>
        </table:table-row>
        <table:table-row table:style-name="ro6">
          <table:table-cell table:style-name="ce1" office:value-type="string">
            <text:p>20k</text:p>
          </table:table-cell>
          <table:table-cell table:style-name="ce1" office:value-type="string">
            <text:p>T18203KT10</text:p>
          </table:table-cell>
          <table:table-cell table:style-name="ce1" office:value-type="string">
            <text:p>TRIMMERT18</text:p>
          </table:table-cell>
          <table:table-cell table:style-name="ce1" office:value-type="string">
            <text:p>0.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T18</text:p>
          </table:table-cell>
          <table:table-cell table:style-name="ce1"/>
          <table:table-cell table:style-name="ce1" office:value-type="string">
            <text:p>Multiturn cermet trimmer 20kohm, 19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T1820K</text:p>
          </table:table-cell>
          <table:table-cell table:style-name="ce1" office:value-type="string">
            <text:p>Vishay</text:p>
          </table:table-cell>
          <table:table-cell table:style-name="ce1" office:value-type="string">
            <text:p>T18203KT10</text:p>
          </table:table-cell>
          <table:table-cell office:value-type="float" office:value="3.46">
            <text:p>3,4600</text:p>
          </table:table-cell>
          <table:table-cell table:style-name="ce4" office:value-type="string">
            <text:p>PLN</text:p>
          </table:table-cell>
          <table:table-cell office:value-type="date" office:date-value="2014-04-06">
            <text:p>06-04-2014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office:value-type="string">
            <text:p>3006P-1-104LF</text:p>
          </table:table-cell>
          <table:table-cell table:style-name="ce1" office:value-type="string">
            <text:p>19mm</text:p>
          </table:table-cell>
          <table:table-cell table:style-name="ce1" office:value-type="string">
            <text:p>0.7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T18</text:p>
          </table:table-cell>
          <table:table-cell table:style-name="ce1"/>
          <table:table-cell table:style-name="ce1" office:value-type="string">
            <text:p>Multiturn cermet trimmer 100kohm</text:p>
          </table:table-cell>
          <table:table-cell office:value-type="string">
            <text:p>tme.pl</text:p>
          </table:table-cell>
          <table:table-cell office:value-type="string">
            <text:p>3006P-1-104LF</text:p>
          </table:table-cell>
          <table:table-cell office:value-type="string">
            <text:p>Bourns</text:p>
          </table:table-cell>
          <table:table-cell office:value-type="string">
            <text:p>3006P-1-104LF</text:p>
          </table:table-cell>
          <table:table-cell office:value-type="float" office:value="2.59">
            <text:p>2,5900</text:p>
          </table:table-cell>
          <table:table-cell office:value-type="string">
            <text:p>PLN</text:p>
          </table:table-cell>
          <table:table-cell office:value-type="date" office:date-value="2014-03-07">
            <text:p>07-03-2014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office:value-type="string">
            <text:p>3006P-1-503LF</text:p>
          </table:table-cell>
          <table:table-cell table:style-name="ce1" office:value-type="string">
            <text:p>19mm</text:p>
          </table:table-cell>
          <table:table-cell table:style-name="ce1" office:value-type="string">
            <text:p>0.7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T18</text:p>
          </table:table-cell>
          <table:table-cell table:style-name="ce1"/>
          <table:table-cell table:style-name="ce1" office:value-type="string">
            <text:p>Multiturn cermet trimmer 50kohm</text:p>
          </table:table-cell>
          <table:table-cell office:value-type="string">
            <text:p>tme.pl</text:p>
          </table:table-cell>
          <table:table-cell office:value-type="string">
            <text:p>3006P-1-503LF</text:p>
          </table:table-cell>
          <table:table-cell office:value-type="string">
            <text:p>Bourns</text:p>
          </table:table-cell>
          <table:table-cell office:value-type="string">
            <text:p>3006P-1-503LF</text:p>
          </table:table-cell>
          <table:table-cell office:value-type="float" office:value="2.59">
            <text:p>2,5900</text:p>
          </table:table-cell>
          <table:table-cell office:value-type="string">
            <text:p>PLN</text:p>
          </table:table-cell>
          <table:table-cell office:value-type="date" office:date-value="2014-03-07">
            <text:p>07-03-2014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3224G-10K</text:p>
          </table:table-cell>
          <table:table-cell table:style-name="ce1" office:value-type="string">
            <text:p>TRIMMER3224G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24G</text:p>
          </table:table-cell>
          <table:table-cell table:style-name="ce1"/>
          <table:table-cell table:style-name="ce1" office:value-type="string">
            <text:p>11 turn cermet trimmer 10kohm, 4mm, SMT</text:p>
          </table:table-cell>
          <table:table-cell table:style-name="ce1" office:value-type="string">
            <text:p>farnell.com</text:p>
          </table:table-cell>
          <table:table-cell table:style-name="ce1" office:value-type="string">
            <text:p>2309120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24G-1-103E</text:p>
          </table:table-cell>
          <table:table-cell office:value-type="float" office:value="26.72">
            <text:p>26,7200</text:p>
          </table:table-cell>
          <table:table-cell table:style-name="ce4" office:value-type="string">
            <text:p>PLN</text:p>
          </table:table-cell>
          <table:table-cell office:value-type="date" office:date-value="2017-06-08">
            <text:p>08-06-2017</text:p>
          </table:table-cell>
          <table:table-cell table:style-name="ce3"/>
          <table:table-cell table:number-columns-repeated="1007"/>
        </table:table-row>
        <table:table-row table:style-name="ro6">
          <table:table-cell table:style-name="ce1" office:value-type="string">
            <text:p>3224X-10K</text:p>
          </table:table-cell>
          <table:table-cell table:style-name="ce1" office:value-type="string">
            <text:p>3224X-1-103E </text:p>
          </table:table-cell>
          <table:table-cell table:style-name="ce1" office:value-type="string">
            <text:p>TRIMMER3224X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24X</text:p>
          </table:table-cell>
          <table:table-cell table:style-name="ce1"/>
          <table:table-cell table:style-name="ce1" office:value-type="string">
            <text:p>Potencjometr - trymer, 10 kohm, 250 mW, ± 10%, Seria Trimpot 3224, 12 obroty/-ów</text:p>
          </table:table-cell>
          <table:table-cell table:style-name="ce1" office:value-type="string">
            <text:p>farnell.com</text:p>
          </table:table-cell>
          <table:table-cell table:style-name="ce1" office:value-type="string">
            <text:p>2321820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24X-1-103E </text:p>
          </table:table-cell>
          <table:table-cell office:value-type="float" office:value="21.3">
            <text:p>21,3000</text:p>
          </table:table-cell>
          <table:table-cell table:style-name="ce4" office:value-type="string">
            <text:p>PLN</text:p>
          </table:table-cell>
          <table:table-cell office:value-type="date" office:date-value="2017-03-07">
            <text:p>07-03-2017</text:p>
          </table:table-cell>
          <table:table-cell table:style-name="ce3"/>
          <table:table-cell table:number-columns-repeated="1007"/>
        </table:table-row>
        <table:table-row table:style-name="ro6">
          <table:table-cell table:style-name="ce1" office:value-type="string">
            <text:p>3224X-200R</text:p>
          </table:table-cell>
          <table:table-cell table:style-name="ce1" office:value-type="string">
            <text:p>3224X-1-201E</text:p>
          </table:table-cell>
          <table:table-cell table:style-name="ce1" office:value-type="string">
            <text:p>TRIMMER3224X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24X</text:p>
          </table:table-cell>
          <table:table-cell table:style-name="ce1"/>
          <table:table-cell table:style-name="ce1" office:value-type="string">
            <text:p>3224X-1-201E <text:s/>Potencjometr - trymer, 200 ohm, 250 mW, ± 10%, Seria 3224X, 12 obroty/-ów</text:p>
          </table:table-cell>
          <table:table-cell table:style-name="ce1" office:value-type="string">
            <text:p>farnell.com</text:p>
          </table:table-cell>
          <table:table-cell table:style-name="ce1" office:value-type="string">
            <text:p>2329345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24X-1-201E</text:p>
          </table:table-cell>
          <table:table-cell office:value-type="float" office:value="21">
            <text:p>21,0000</text:p>
          </table:table-cell>
          <table:table-cell table:style-name="ce4" office:value-type="string">
            <text:p>PLN</text:p>
          </table:table-cell>
          <table:table-cell office:value-type="date" office:date-value="2017-04-25">
            <text:p>25-04-2017</text:p>
          </table:table-cell>
          <table:table-cell table:style-name="ce3"/>
          <table:table-cell table:number-columns-repeated="1007"/>
        </table:table-row>
        <table:table-row table:style-name="ro6">
          <table:table-cell table:style-name="ce1" office:value-type="string">
            <text:p>3224X-5K</text:p>
          </table:table-cell>
          <table:table-cell table:style-name="ce1" office:value-type="string">
            <text:p>3224X-1-502E </text:p>
          </table:table-cell>
          <table:table-cell table:style-name="ce1" office:value-type="string">
            <text:p>TRIMMER3224X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24X</text:p>
          </table:table-cell>
          <table:table-cell table:style-name="ce1"/>
          <table:table-cell table:style-name="ce1" office:value-type="string">
            <text:p>Potencjometr - trymer, 5 kohm, 250 mW, ± 10%, Seria Trimpot 3224, 12 obroty/-ów</text:p>
          </table:table-cell>
          <table:table-cell table:style-name="ce1" office:value-type="string">
            <text:p>farnell.com</text:p>
          </table:table-cell>
          <table:table-cell table:style-name="ce1" office:value-type="string">
            <text:p>2329355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24X-1-502E </text:p>
          </table:table-cell>
          <table:table-cell office:value-type="float" office:value="21.3">
            <text:p>21,3000</text:p>
          </table:table-cell>
          <table:table-cell table:style-name="ce4" office:value-type="string">
            <text:p>PLN</text:p>
          </table:table-cell>
          <table:table-cell office:value-type="date" office:date-value="2017-03-17">
            <text:p>17-03-2017</text:p>
          </table:table-cell>
          <table:table-cell table:style-name="ce3"/>
          <table:table-cell table:number-columns-repeated="1007"/>
        </table:table-row>
        <table:table-row table:style-name="ro6">
          <table:table-cell table:style-name="ce1" office:value-type="string">
            <text:p>3266W-1-102LF</text:p>
          </table:table-cell>
          <table:table-cell table:style-name="ce1" office:value-type="string">
            <text:p>3266W-1K</text:p>
          </table:table-cell>
          <table:table-cell table:style-name="ce1" office:value-type="string">
            <text:p>TRIMMER3266W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W</text:p>
          </table:table-cell>
          <table:table-cell table:style-name="ce1"/>
          <table:table-cell table:style-name="ce1" office:value-type="string">
            <text:p>Potencjometr: montażowy; wieloobrotowy; 1kΩ; 250mW; ±10%; liniow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3266W-1-102LF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66W-1-102LF</text:p>
          </table:table-cell>
          <table:table-cell office:value-type="float" office:value="6.92">
            <text:p>6,9200</text:p>
          </table:table-cell>
          <table:table-cell table:style-name="ce4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3266W-10K</text:p>
          </table:table-cell>
          <table:table-cell table:style-name="ce1" office:value-type="string">
            <text:p>TRIMMER3266W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W</text:p>
          </table:table-cell>
          <table:table-cell table:style-name="ce1"/>
          <table:table-cell table:style-name="ce1" office:value-type="string">
            <text:p>15 turn cermet trimmer 10kohm, 6mm</text:p>
          </table:table-cell>
          <table:table-cell table:style-name="ce1" office:value-type="string">
            <text:p>farnell.com</text:p>
          </table:table-cell>
          <table:table-cell table:style-name="ce1" office:value-type="string">
            <text:p>9352651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66W-1-103LF</text:p>
          </table:table-cell>
          <table:table-cell office:value-type="float" office:value="16.14">
            <text:p>16,1400</text:p>
          </table:table-cell>
          <table:table-cell table:style-name="ce4" office:value-type="string">
            <text:p>PLN</text:p>
          </table:table-cell>
          <table:table-cell office:value-type="date" office:date-value="2014-01-29">
            <text:p>29-01-2014</text:p>
          </table:table-cell>
          <table:table-cell table:style-name="ce3"/>
          <table:table-cell table:number-columns-repeated="1007"/>
        </table:table-row>
        <table:table-row table:style-name="ro6">
          <table:table-cell table:style-name="ce1" office:value-type="string">
            <text:p>3266W-10K</text:p>
          </table:table-cell>
          <table:table-cell table:style-name="ce1" office:value-type="string">
            <text:p>3266W-10K_tme</text:p>
          </table:table-cell>
          <table:table-cell table:style-name="ce1" office:value-type="string">
            <text:p>TRIMMER3266W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W</text:p>
          </table:table-cell>
          <table:table-cell table:style-name="ce1"/>
          <table:table-cell table:style-name="ce1" office:value-type="string">
            <text:p>15 turn cermet trimmer 10kohm, 6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3266W-1-103LF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66W-1-103LF</text:p>
          </table:table-cell>
          <table:table-cell office:value-type="float" office:value="8.9">
            <text:p>8,9000</text:p>
          </table:table-cell>
          <table:table-cell table:style-name="ce4" office:value-type="string">
            <text:p>PLN</text:p>
          </table:table-cell>
          <table:table-cell office:value-type="date" office:date-value="2015-03-30">
            <text:p>30-03-2015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3266W-1K</text:p>
          </table:table-cell>
          <table:table-cell table:style-name="ce1" office:value-type="string">
            <text:p>TRIMMER3266W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W</text:p>
          </table:table-cell>
          <table:table-cell table:style-name="ce1"/>
          <table:table-cell table:style-name="ce1" office:value-type="string">
            <text:p>12 turn cermet trimmer 1kohm, 6mm</text:p>
          </table:table-cell>
          <table:table-cell table:style-name="ce1" office:value-type="string">
            <text:p>farnell.com</text:p>
          </table:table-cell>
          <table:table-cell table:style-name="ce1" office:value-type="string">
            <text:p>9352643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66W-1-102LF</text:p>
          </table:table-cell>
          <table:table-cell office:value-type="float" office:value="10.12">
            <text:p>10,1200</text:p>
          </table:table-cell>
          <table:table-cell table:style-name="ce4" office:value-type="string">
            <text:p>PLN</text:p>
          </table:table-cell>
          <table:table-cell office:value-type="date" office:date-value="2014-01-29">
            <text:p>29-01-2014</text:p>
          </table:table-cell>
          <table:table-cell table:style-name="ce3"/>
          <table:table-cell table:number-columns-repeated="1007"/>
        </table:table-row>
        <table:table-row table:style-name="ro6">
          <table:table-cell office:value-type="string">
            <text:p>3266W-200k</text:p>
          </table:table-cell>
          <table:table-cell table:style-name="ce1" office:value-type="string">
            <text:p>3262W-1-204LF</text:p>
          </table:table-cell>
          <table:table-cell table:style-name="ce1" office:value-type="string">
            <text:p>TRIMMER3266W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W</text:p>
          </table:table-cell>
          <table:table-cell table:style-name="ce1"/>
          <table:table-cell table:style-name="ce1" office:value-type="string">
            <text:p>15 turn cermet trimmer 200kohm, 6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3262W-1-204LF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62W-1-204LF</text:p>
          </table:table-cell>
          <table:table-cell office:value-type="float" office:value="9.9">
            <text:p>9,9000</text:p>
          </table:table-cell>
          <table:table-cell table:style-name="ce4" office:value-type="string">
            <text:p>PLN</text:p>
          </table:table-cell>
          <table:table-cell office:value-type="date" office:date-value="2014-08-12">
            <text:p>12-08-2014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3266W-20K</text:p>
          </table:table-cell>
          <table:table-cell table:style-name="ce1" office:value-type="string">
            <text:p>3266W_Farnell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W</text:p>
          </table:table-cell>
          <table:table-cell table:style-name="ce1"/>
          <table:table-cell table:style-name="ce1" office:value-type="string">
            <text:p>15 turn cermet trimmer 20kohm, 6mm</text:p>
          </table:table-cell>
          <table:table-cell table:style-name="ce1" office:value-type="string">
            <text:p>farnell.com</text:p>
          </table:table-cell>
          <table:table-cell table:style-name="ce1" office:value-type="string">
            <text:p>9352716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66W-1-203LF</text:p>
          </table:table-cell>
          <table:table-cell office:value-type="float" office:value="10.12">
            <text:p>10,1200</text:p>
          </table:table-cell>
          <table:table-cell table:style-name="ce4" office:value-type="string">
            <text:p>PLN</text:p>
          </table:table-cell>
          <table:table-cell office:value-type="date" office:date-value="2014-01-29">
            <text:p>29-01-2014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3266W-2K</text:p>
          </table:table-cell>
          <table:table-cell table:style-name="ce1" office:value-type="string">
            <text:p>TRIMMER3266W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W</text:p>
          </table:table-cell>
          <table:table-cell table:style-name="ce1"/>
          <table:table-cell table:style-name="ce1" office:value-type="string">
            <text:p>15 turn cermet trimmer 2kohm, 6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T67W-2K</text:p>
          </table:table-cell>
          <table:table-cell table:style-name="ce1" table:number-columns-repeated="2"/>
          <table:table-cell office:value-type="float" office:value="2.39">
            <text:p>2,3900</text:p>
          </table:table-cell>
          <table:table-cell table:style-name="ce4" office:value-type="string">
            <text:p>PLN</text:p>
          </table:table-cell>
          <table:table-cell office:value-type="date" office:date-value="2013-10-10">
            <text:p>10-10-2013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3266W-500R</text:p>
          </table:table-cell>
          <table:table-cell table:style-name="ce1" office:value-type="string">
            <text:p>TRIMMER3266W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W</text:p>
          </table:table-cell>
          <table:table-cell table:style-name="ce1"/>
          <table:table-cell table:style-name="ce1" office:value-type="string">
            <text:p>15 turn cermet trimmer 500ohm, 6mm</text:p>
          </table:table-cell>
          <table:table-cell table:style-name="ce1" office:value-type="string">
            <text:p>farnell.com</text:p>
          </table:table-cell>
          <table:table-cell table:style-name="ce1" office:value-type="string">
            <text:p>9352740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66W-1-501LF</text:p>
          </table:table-cell>
          <table:table-cell office:value-type="float" office:value="15.03">
            <text:p>15,0300</text:p>
          </table:table-cell>
          <table:table-cell table:style-name="ce4" office:value-type="string">
            <text:p>PLN</text:p>
          </table:table-cell>
          <table:table-cell office:value-type="date" office:date-value="2011-01-28">
            <text:p>28-01-2011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3266W-5K</text:p>
          </table:table-cell>
          <table:table-cell table:style-name="ce1" office:value-type="string">
            <text:p>TRIMMER3266W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W</text:p>
          </table:table-cell>
          <table:table-cell table:style-name="ce1"/>
          <table:table-cell table:style-name="ce1" office:value-type="string">
            <text:p>15 turn cermet trimmer 5kohm, 6mm</text:p>
          </table:table-cell>
          <table:table-cell table:style-name="ce1" office:value-type="string">
            <text:p>farnell.com</text:p>
          </table:table-cell>
          <table:table-cell table:style-name="ce1" office:value-type="string">
            <text:p>9352759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66W-1-502LF</text:p>
          </table:table-cell>
          <table:table-cell office:value-type="float" office:value="9.62">
            <text:p>9,6200</text:p>
          </table:table-cell>
          <table:table-cell table:style-name="ce4" office:value-type="string">
            <text:p>PLN</text:p>
          </table:table-cell>
          <table:table-cell office:value-type="date" office:date-value="2012-09-19">
            <text:p>19-09-2012</text:p>
          </table:table-cell>
          <table:table-cell table:style-name="ce3"/>
          <table:table-cell table:number-columns-repeated="1007"/>
        </table:table-row>
        <table:table-row table:style-name="ro6">
          <table:table-cell table:style-name="ce1" office:value-type="string">
            <text:p>3266X-100K</text:p>
          </table:table-cell>
          <table:table-cell table:style-name="ce1" office:value-type="string">
            <text:p>3266X-1-104LF</text:p>
          </table:table-cell>
          <table:table-cell table:style-name="ce1" office:value-type="string">
            <text:p>TRIMMER3266X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X</text:p>
          </table:table-cell>
          <table:table-cell table:style-name="ce1"/>
          <table:table-cell table:style-name="ce1" office:value-type="string">
            <text:p>15 turn cermet trimmer 100kohm, 6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3266X-1-104LF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66X-1-104LF</text:p>
          </table:table-cell>
          <table:table-cell office:value-type="float" office:value="12.5">
            <text:p>12,5000</text:p>
          </table:table-cell>
          <table:table-cell table:style-name="ce4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3266X-10K</text:p>
          </table:table-cell>
          <table:table-cell table:style-name="ce1" office:value-type="string">
            <text:p>TRIMMER3266X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X</text:p>
          </table:table-cell>
          <table:table-cell table:style-name="ce1"/>
          <table:table-cell table:style-name="ce1" office:value-type="string">
            <text:p>15 turn cermet trimmer 10kohm, 6mm</text:p>
          </table:table-cell>
          <table:table-cell table:style-name="ce1" office:value-type="string">
            <text:p>farnell.com</text:p>
          </table:table-cell>
          <table:table-cell table:style-name="ce1" office:value-type="string">
            <text:p>9352805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66X-1-103LF</text:p>
          </table:table-cell>
          <table:table-cell office:value-type="float" office:value="7.51">
            <text:p>7,5100</text:p>
          </table:table-cell>
          <table:table-cell table:style-name="ce4" office:value-type="string">
            <text:p>PLN</text:p>
          </table:table-cell>
          <table:table-cell office:value-type="date" office:date-value="2011-02-12">
            <text:p>12-02-2011</text:p>
          </table:table-cell>
          <table:table-cell table:style-name="ce3"/>
          <table:table-cell table:number-columns-repeated="1007"/>
        </table:table-row>
        <table:table-row table:style-name="ro6">
          <table:table-cell table:style-name="ce1" office:value-type="string">
            <text:p>3266X-1K</text:p>
          </table:table-cell>
          <table:table-cell table:style-name="ce1" office:value-type="string">
            <text:p>3266X-1-102LF</text:p>
          </table:table-cell>
          <table:table-cell table:style-name="ce1" office:value-type="string">
            <text:p>TRIMMER3266X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X</text:p>
          </table:table-cell>
          <table:table-cell table:style-name="ce1"/>
          <table:table-cell table:style-name="ce1" office:value-type="string">
            <text:p>15 turn cermet trimmer 1kohm, 6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3266X-1-102LF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66X-1-102LF</text:p>
          </table:table-cell>
          <table:table-cell table:style-name="ce96" office:value-type="float" office:value="6.47">
            <text:p>6,4700</text:p>
          </table:table-cell>
          <table:table-cell table:style-name="ce4" office:value-type="string">
            <text:p>PLN</text:p>
          </table:table-cell>
          <table:table-cell office:value-type="date" office:date-value="2016-01-27">
            <text:p>27-01-2016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3266X-1K</text:p>
          </table:table-cell>
          <table:table-cell table:style-name="ce1" office:value-type="string">
            <text:p>TRIMMER3266X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X</text:p>
          </table:table-cell>
          <table:table-cell table:style-name="ce1"/>
          <table:table-cell table:style-name="ce1" office:value-type="string">
            <text:p>15 turn cermet trimmer 1kohm, 6mm</text:p>
          </table:table-cell>
          <table:table-cell table:style-name="ce1" office:value-type="string">
            <text:p>farnell.com</text:p>
          </table:table-cell>
          <table:table-cell table:style-name="ce1" office:value-type="string">
            <text:p>9352791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66X-1-102LF</text:p>
          </table:table-cell>
          <table:table-cell table:style-name="ce96" office:value-type="float" office:value="20.74">
            <text:p>20,7400</text:p>
          </table:table-cell>
          <table:table-cell table:style-name="ce4" office:value-type="string">
            <text:p>PLN</text:p>
          </table:table-cell>
          <table:table-cell office:value-type="date" office:date-value="2015-12-30">
            <text:p>30-12-2015</text:p>
          </table:table-cell>
          <table:table-cell table:style-name="ce3"/>
          <table:table-cell table:number-columns-repeated="1007"/>
        </table:table-row>
        <table:table-row table:style-name="ro6">
          <table:table-cell table:style-name="ce1" office:value-type="string">
            <text:p>3266X-200k</text:p>
          </table:table-cell>
          <table:table-cell table:style-name="ce1" office:value-type="string">
            <text:p>3266X-1-204LF</text:p>
          </table:table-cell>
          <table:table-cell table:style-name="ce1" office:value-type="string">
            <text:p>TRIMMER3266X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X</text:p>
          </table:table-cell>
          <table:table-cell table:style-name="ce1"/>
          <table:table-cell table:style-name="ce1" office:value-type="string">
            <text:p>15 turn cermet trimmer 200kohm, 6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3266X-1-204LF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66X-1-204LF</text:p>
          </table:table-cell>
          <table:table-cell office:value-type="float" office:value="12.5">
            <text:p>12,5000</text:p>
          </table:table-cell>
          <table:table-cell table:style-name="ce4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3266X-20K</text:p>
          </table:table-cell>
          <table:table-cell table:style-name="ce1" office:value-type="string">
            <text:p>TRIMMER3266X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X</text:p>
          </table:table-cell>
          <table:table-cell table:style-name="ce1"/>
          <table:table-cell table:style-name="ce1" office:value-type="string">
            <text:p>15 turn cermet trimmer 20kohm, 6mm</text:p>
          </table:table-cell>
          <table:table-cell table:style-name="ce1" office:value-type="string">
            <text:p>farnell.com</text:p>
          </table:table-cell>
          <table:table-cell table:style-name="ce1" office:value-type="string">
            <text:p>9352848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66X-1-203LF</text:p>
          </table:table-cell>
          <table:table-cell office:value-type="float" office:value="22.15">
            <text:p>22,1500</text:p>
          </table:table-cell>
          <table:table-cell table:style-name="ce4" office:value-type="string">
            <text:p>PLN</text:p>
          </table:table-cell>
          <table:table-cell office:value-type="date" office:date-value="2017-04-13">
            <text:p>13-04-2017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3266X-2K</text:p>
          </table:table-cell>
          <table:table-cell table:style-name="ce1" office:value-type="string">
            <text:p>TRIMMER3266X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X</text:p>
          </table:table-cell>
          <table:table-cell table:style-name="ce1"/>
          <table:table-cell table:style-name="ce1" office:value-type="string">
            <text:p>15 turn cermet trimmer 2kohm, 6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3266X-1-202LF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66X-1-202LF</text:p>
          </table:table-cell>
          <table:table-cell office:value-type="float" office:value="12.5">
            <text:p>12,5000</text:p>
          </table:table-cell>
          <table:table-cell table:style-name="ce4" office:value-type="string">
            <text:p>PLN</text:p>
          </table:table-cell>
          <table:table-cell office:value-type="date" office:date-value="2015-08-03">
            <text:p>03-08-2015</text:p>
          </table:table-cell>
          <table:table-cell table:style-name="ce3"/>
          <table:table-cell table:number-columns-repeated="1007"/>
        </table:table-row>
        <table:table-row table:style-name="ro6">
          <table:table-cell table:style-name="ce1" office:value-type="string">
            <text:p>3266X-2K_far</text:p>
          </table:table-cell>
          <table:table-cell table:style-name="ce1" office:value-type="string">
            <text:p>3266X-1-202LF</text:p>
          </table:table-cell>
          <table:table-cell table:style-name="ce1" office:value-type="string">
            <text:p>TRIMMER3266X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X</text:p>
          </table:table-cell>
          <table:table-cell table:style-name="ce1"/>
          <table:table-cell table:style-name="ce1" office:value-type="string">
            <text:p>Potencjometr - trymer, 2 kohm, 250 mW, ± 10%, Seria Trimpot 3266, 12 obroty/-ów, Przewlekany</text:p>
          </table:table-cell>
          <table:table-cell table:style-name="ce1" office:value-type="string">
            <text:p>farnell.com</text:p>
          </table:table-cell>
          <table:table-cell table:style-name="ce1" office:value-type="string">
            <text:p>9352830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66X-1-202LF</text:p>
          </table:table-cell>
          <table:table-cell office:value-type="float" office:value="17.3">
            <text:p>17,3000</text:p>
          </table:table-cell>
          <table:table-cell table:style-name="ce4" office:value-type="string">
            <text:p>PLN</text:p>
          </table:table-cell>
          <table:table-cell office:value-type="date" office:date-value="2017-05-29">
            <text:p>29-05-2017</text:p>
          </table:table-cell>
          <table:table-cell table:style-name="ce3"/>
          <table:table-cell table:number-columns-repeated="1007"/>
        </table:table-row>
        <table:table-row table:style-name="ro6">
          <table:table-cell table:style-name="ce1" office:value-type="string">
            <text:p>3266X-500R</text:p>
          </table:table-cell>
          <table:table-cell table:style-name="ce1" office:value-type="string">
            <text:p>3266X-1-501LF</text:p>
          </table:table-cell>
          <table:table-cell table:style-name="ce1" office:value-type="string">
            <text:p>TRIMMER3266X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X</text:p>
          </table:table-cell>
          <table:table-cell table:style-name="ce1"/>
          <table:table-cell table:style-name="ce1" office:value-type="string">
            <text:p>Potencjometr: montażowy; wieloobrotowy; 500Ω; 250mW; ±10%; liniow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3266X-1-501LF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66X-1-501LF</text:p>
          </table:table-cell>
          <table:table-cell table:style-name="ce96" office:value-type="float" office:value="11.27">
            <text:p>11,2700</text:p>
          </table:table-cell>
          <table:table-cell table:style-name="ce4" office:value-type="string">
            <text:p>PLN</text:p>
          </table:table-cell>
          <table:table-cell office:value-type="date" office:date-value="2016-08-19">
            <text:p>19-08-2016</text:p>
          </table:table-cell>
          <table:table-cell table:style-name="ce3"/>
          <table:table-cell table:number-columns-repeated="1007"/>
        </table:table-row>
        <table:table-row table:style-name="ro6">
          <table:table-cell table:style-name="ce1" office:value-type="string">
            <text:p>3266X-50k</text:p>
          </table:table-cell>
          <table:table-cell table:style-name="ce1" office:value-type="string">
            <text:p>3266X-1-503LF</text:p>
          </table:table-cell>
          <table:table-cell table:style-name="ce1" office:value-type="string">
            <text:p>TRIMMER3266X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X</text:p>
          </table:table-cell>
          <table:table-cell table:style-name="ce1"/>
          <table:table-cell table:style-name="ce1" office:value-type="string">
            <text:p>15 turn cermet trimmer 50kohm, 6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3266X-1-503LF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66X-1-503LF</text:p>
          </table:table-cell>
          <table:table-cell office:value-type="float" office:value="12.5">
            <text:p>12,5000</text:p>
          </table:table-cell>
          <table:table-cell table:style-name="ce4" office:value-type="string">
            <text:p>PLN</text:p>
          </table:table-cell>
          <table:table-cell office:value-type="date" office:date-value="2016-08-18">
            <text:p>18-08-2016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3266X-5K</text:p>
          </table:table-cell>
          <table:table-cell table:style-name="ce1" office:value-type="string">
            <text:p>TRIMMER3266X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X</text:p>
          </table:table-cell>
          <table:table-cell table:style-name="ce1"/>
          <table:table-cell table:style-name="ce1" office:value-type="string">
            <text:p>15 turn cermet trimmer 5kohm, 6mm</text:p>
          </table:table-cell>
          <table:table-cell table:style-name="ce1" office:value-type="string">
            <text:p>farnell.com</text:p>
          </table:table-cell>
          <table:table-cell table:style-name="ce1" office:value-type="string">
            <text:p>9352872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3266X-1-502LF</text:p>
          </table:table-cell>
          <table:table-cell office:value-type="float" office:value="17.3">
            <text:p>17,3000</text:p>
          </table:table-cell>
          <table:table-cell table:style-name="ce4" office:value-type="string">
            <text:p>PLN</text:p>
          </table:table-cell>
          <table:table-cell office:value-type="date" office:date-value="2017-05-29">
            <text:p>29-05-2017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office:value-type="string">
            <text:p>B57045K0102K</text:p>
          </table:table-cell>
          <table:table-cell table:style-name="ce1" office:value-type="string">
            <text:p>M3x8</text:p>
          </table:table-cell>
          <table:table-cell table:style-name="ce1" office:value-type="string">
            <text:p>0.45W</text:p>
          </table:table-cell>
          <table:table-cell office:value-type="string">
            <text:p>10%</text:p>
          </table:table-cell>
          <table:table-cell table:style-name="ce1" office:value-type="string">
            <text:p>THERMISTOR</text:p>
          </table:table-cell>
          <table:table-cell table:style-name="ce1" office:value-type="string">
            <text:p>TBV5002</text:p>
          </table:table-cell>
          <table:table-cell table:style-name="ce1"/>
          <table:table-cell table:style-name="ce1" office:value-type="string">
            <text:p>thermistor R25=1k, R/TNo. 1011, B25/100=3730K,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NTC-K45-1.0</text:p>
          </table:table-cell>
          <table:table-cell table:style-name="ce1" office:value-type="string">
            <text:p>Epcos</text:p>
          </table:table-cell>
          <table:table-cell office:value-type="string">
            <text:p>B57045K0102K</text:p>
          </table:table-cell>
          <table:table-cell office:value-type="float" office:value="4.1">
            <text:p>4,1000</text:p>
          </table:table-cell>
          <table:table-cell table:style-name="ce4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office:value-type="string">
            <text:p>NTC0805-10K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063W</text:p>
          </table:table-cell>
          <table:table-cell office:value-type="string">
            <text:p>5%</text:p>
          </table:table-cell>
          <table:table-cell table:style-name="ce1" office:value-type="string">
            <text:p>THERMISTOR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thermistor R25=10k, R/TNo. 1011, B25/100=3500K,</text:p>
          </table:table-cell>
          <table:table-cell office:value-type="string">
            <text:p>tme.pl</text:p>
          </table:table-cell>
          <table:table-cell office:value-type="string">
            <text:p>NTC0805-10K</text:p>
          </table:table-cell>
          <table:table-cell table:number-columns-repeated="2"/>
          <table:table-cell office:value-type="float" office:value="0.89">
            <text:p>0,8900</text:p>
          </table:table-cell>
          <table:table-cell office:value-type="string">
            <text:p>PLN</text:p>
          </table:table-cell>
          <table:table-cell office:value-type="date" office:date-value="2012-11-29">
            <text:p>29-11-2012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office:value-type="string">
            <text:p>NTCS0805E3103JMT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21W</text:p>
          </table:table-cell>
          <table:table-cell office:value-type="string">
            <text:p>5%</text:p>
          </table:table-cell>
          <table:table-cell table:style-name="ce1" office:value-type="string">
            <text:p>THERMISTOR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1206_0805</text:p>
          </table:table-cell>
          <table:table-cell table:style-name="ce1" office:value-type="string">
            <text:p>SMD 0805 glass protected NTC thermistor, 10K, B=3570</text:p>
          </table:table-cell>
          <table:table-cell office:value-type="string">
            <text:p>farnell.com</text:p>
          </table:table-cell>
          <table:table-cell table:style-name="ce1" office:value-type="string">
            <text:p>2103177</text:p>
          </table:table-cell>
          <table:table-cell office:value-type="string">
            <text:p>Vishay</text:p>
          </table:table-cell>
          <table:table-cell office:value-type="string">
            <text:p>NTCS0805E3103JMT</text:p>
          </table:table-cell>
          <table:table-cell office:value-type="float" office:value="0.92">
            <text:p>0,9200</text:p>
          </table:table-cell>
          <table:table-cell office:value-type="string">
            <text:p>PLN</text:p>
          </table:table-cell>
          <table:table-cell office:value-type="date" office:date-value="2013-08-26">
            <text:p>26-08-2013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3" office:value-type="string">
            <text:p>RKT6V-20K</text:p>
          </table:table-cell>
          <table:table-cell table:style-name="ce1" office:value-type="string">
            <text:p>0.1W</text:p>
          </table:table-cell>
          <table:table-cell office:value-type="string">
            <text:p>30%</text:p>
          </table:table-cell>
          <table:table-cell table:style-name="ce1" office:value-type="string">
            <text:p>RV2</text:p>
          </table:table-cell>
          <table:table-cell office:value-type="string">
            <text:p>RKT6V</text:p>
          </table:table-cell>
          <table:table-cell table:style-name="ce1"/>
          <table:table-cell table:style-name="ce1" office:value-type="string">
            <text:p>Potencjometr: montażowy, jednoobrotowy, stojący; 20kΩ; 100mW; ±30%</text:p>
          </table:table-cell>
          <table:table-cell office:value-type="string">
            <text:p>tme.pl</text:p>
          </table:table-cell>
          <table:table-cell office:value-type="string">
            <text:p>RKT6V-20K</text:p>
          </table:table-cell>
          <table:table-cell office:value-type="string">
            <text:p>SR Passives</text:p>
          </table:table-cell>
          <table:table-cell office:value-type="string">
            <text:p>RKT6V-20K</text:p>
          </table:table-cell>
          <table:table-cell office:value-type="float" office:value="0.34">
            <text:p>0,3400</text:p>
          </table:table-cell>
          <table:table-cell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SIOV-S05K250</text:p>
          </table:table-cell>
          <table:table-cell table:style-name="ce1" office:value-type="string">
            <text:p>7x4.2x10</text:p>
          </table:table-cell>
          <table:table-cell table:style-name="ce1" office:value-type="string">
            <text:p>1W</text:p>
          </table:table-cell>
          <table:table-cell office:value-type="string">
            <text:p>20%</text:p>
          </table:table-cell>
          <table:table-cell table:style-name="ce1" office:value-type="string">
            <text:p>VARISTOR</text:p>
          </table:table-cell>
          <table:table-cell table:style-name="ce1" office:value-type="string">
            <text:p>SIOV-S05K250</text:p>
          </table:table-cell>
          <table:table-cell/>
          <table:table-cell table:style-name="ce1" office:value-type="string">
            <text:p>Varistor metal-oxide 250V AC; 320V DC; 390V; 5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SIOV-S05K250</text:p>
          </table:table-cell>
          <table:table-cell table:style-name="ce1" office:value-type="string">
            <text:p>Epcos</text:p>
          </table:table-cell>
          <table:table-cell table:style-name="ce1" office:value-type="string">
            <text:p>S05K250</text:p>
          </table:table-cell>
          <table:table-cell office:value-type="float" office:value="0.49">
            <text:p>0,4900</text:p>
          </table:table-cell>
          <table:table-cell table:style-name="ce4" office:value-type="string">
            <text:p>PLN</text:p>
          </table:table-cell>
          <table:table-cell office:value-type="date" office:date-value="2012-10-28">
            <text:p>28-10-2012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SIOV-S20K250</text:p>
          </table:table-cell>
          <table:table-cell table:style-name="ce1" office:value-type="string">
            <text:p>25x5x10</text:p>
          </table:table-cell>
          <table:table-cell table:style-name="ce1" office:value-type="string">
            <text:p>1W</text:p>
          </table:table-cell>
          <table:table-cell office:value-type="string">
            <text:p>20%</text:p>
          </table:table-cell>
          <table:table-cell table:style-name="ce1" office:value-type="string">
            <text:p>VARISTOR</text:p>
          </table:table-cell>
          <table:table-cell office:value-type="string">
            <text:p>SIOV-S20K275</text:p>
          </table:table-cell>
          <table:table-cell/>
          <table:table-cell table:style-name="ce1" office:value-type="string">
            <text:p>Varistor metal-oxide 250V AC; 320V DC; 390V; 8000A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SIOV-S20K250</text:p>
          </table:table-cell>
          <table:table-cell table:style-name="ce1" office:value-type="string">
            <text:p>Epcos</text:p>
          </table:table-cell>
          <table:table-cell table:style-name="ce1" office:value-type="string">
            <text:p>S20K250</text:p>
          </table:table-cell>
          <table:table-cell office:value-type="float" office:value="2.19">
            <text:p>2,1900</text:p>
          </table:table-cell>
          <table:table-cell table:style-name="ce4" office:value-type="string">
            <text:p>PLN</text:p>
          </table:table-cell>
          <table:table-cell office:value-type="date" office:date-value="2014-09-09">
            <text:p>09-09-2014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T18200R</text:p>
          </table:table-cell>
          <table:table-cell table:style-name="ce1" office:value-type="string">
            <text:p>TRIMMERT18</text:p>
          </table:table-cell>
          <table:table-cell table:style-name="ce1" office:value-type="string">
            <text:p>0.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T18</text:p>
          </table:table-cell>
          <table:table-cell table:style-name="ce1"/>
          <table:table-cell table:style-name="ce1" office:value-type="string">
            <text:p>Multiturn cermet trimmer 200ohm, 19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T18200R</text:p>
          </table:table-cell>
          <table:table-cell table:style-name="ce1" office:value-type="string">
            <text:p>Vishay</text:p>
          </table:table-cell>
          <table:table-cell table:style-name="ce1" office:value-type="string">
            <text:p>T18200R</text:p>
          </table:table-cell>
          <table:table-cell office:value-type="float" office:value="2.59">
            <text:p>2,5900</text:p>
          </table:table-cell>
          <table:table-cell table:style-name="ce4" office:value-type="string">
            <text:p>PLN</text:p>
          </table:table-cell>
          <table:table-cell office:value-type="date" office:date-value="2015-06-19">
            <text:p>19-06-2015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T18201KT10</text:p>
          </table:table-cell>
          <table:table-cell table:style-name="ce1" office:value-type="string">
            <text:p>TRIMMERT18</text:p>
          </table:table-cell>
          <table:table-cell table:style-name="ce1" office:value-type="string">
            <text:p>0.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T18</text:p>
          </table:table-cell>
          <table:table-cell table:style-name="ce1"/>
          <table:table-cell table:style-name="ce1" office:value-type="string">
            <text:p>Multiturn cermet trimmer 200ohm, 19mm</text:p>
          </table:table-cell>
          <table:table-cell table:style-name="ce1" office:value-type="string">
            <text:p>farnell.com</text:p>
          </table:table-cell>
          <table:table-cell table:style-name="ce1" office:value-type="string">
            <text:p>1141457</text:p>
          </table:table-cell>
          <table:table-cell table:style-name="ce1" office:value-type="string">
            <text:p>Vishay</text:p>
          </table:table-cell>
          <table:table-cell table:style-name="ce1" office:value-type="string">
            <text:p>T18201KT10</text:p>
          </table:table-cell>
          <table:table-cell office:value-type="float" office:value="5.42">
            <text:p>5,4200</text:p>
          </table:table-cell>
          <table:table-cell table:style-name="ce4" office:value-type="string">
            <text:p>PLN</text:p>
          </table:table-cell>
          <table:table-cell office:value-type="date" office:date-value="2014-02-27">
            <text:p>27-02-2014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T63XB100K</text:p>
          </table:table-cell>
          <table:table-cell table:style-name="ce1" office:value-type="string">
            <text:p>TRIMMER3266X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X</text:p>
          </table:table-cell>
          <table:table-cell table:style-name="ce1"/>
          <table:table-cell table:style-name="ce1" office:value-type="string">
            <text:p>15 turn cermet trimmer 100kohm, 6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T63XB100K</text:p>
          </table:table-cell>
          <table:table-cell table:style-name="ce1" office:value-type="string">
            <text:p>Vishay</text:p>
          </table:table-cell>
          <table:table-cell table:style-name="ce1" office:value-type="string">
            <text:p>T63XB104KT20</text:p>
          </table:table-cell>
          <table:table-cell office:value-type="float" office:value="6.99">
            <text:p>6,9900</text:p>
          </table:table-cell>
          <table:table-cell table:style-name="ce4" office:value-type="string">
            <text:p>PLN</text:p>
          </table:table-cell>
          <table:table-cell office:value-type="date" office:date-value="2015-05-26">
            <text:p>26-05-2015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T63XB2K</text:p>
          </table:table-cell>
          <table:table-cell table:style-name="ce1" office:value-type="string">
            <text:p>TRIMMER3266X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X</text:p>
          </table:table-cell>
          <table:table-cell table:style-name="ce1"/>
          <table:table-cell table:style-name="ce1" office:value-type="string">
            <text:p>15 turn cermet trimmer 2kohm, 6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T63XB2K</text:p>
          </table:table-cell>
          <table:table-cell table:style-name="ce1" office:value-type="string">
            <text:p>Vishay</text:p>
          </table:table-cell>
          <table:table-cell table:style-name="ce1" office:value-type="string">
            <text:p>T63XB202KT20</text:p>
          </table:table-cell>
          <table:table-cell office:value-type="float" office:value="7.9">
            <text:p>7,9000</text:p>
          </table:table-cell>
          <table:table-cell table:style-name="ce4" office:value-type="string">
            <text:p>PLN</text:p>
          </table:table-cell>
          <table:table-cell office:value-type="date" office:date-value="2017-05-29">
            <text:p>29-05-2017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T63XB5K</text:p>
          </table:table-cell>
          <table:table-cell table:style-name="ce1" office:value-type="string">
            <text:p>TRIMMER3266X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X</text:p>
          </table:table-cell>
          <table:table-cell table:style-name="ce1"/>
          <table:table-cell table:style-name="ce1" office:value-type="string">
            <text:p>15 turn cermet trimmer 5kohm, 6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T63XB5K</text:p>
          </table:table-cell>
          <table:table-cell table:style-name="ce1" office:value-type="string">
            <text:p>Vishay</text:p>
          </table:table-cell>
          <table:table-cell table:style-name="ce1" office:value-type="string">
            <text:p>T63XB502KT20</text:p>
          </table:table-cell>
          <table:table-cell office:value-type="float" office:value="7.6">
            <text:p>7,6000</text:p>
          </table:table-cell>
          <table:table-cell table:style-name="ce4" office:value-type="string">
            <text:p>PLN</text:p>
          </table:table-cell>
          <table:table-cell office:value-type="date" office:date-value="2016-02-24">
            <text:p>24-02-2016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T63YB1K</text:p>
          </table:table-cell>
          <table:table-cell table:style-name="ce1" office:value-type="string">
            <text:p>TRIMMER3266W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W</text:p>
          </table:table-cell>
          <table:table-cell table:style-name="ce1"/>
          <table:table-cell table:style-name="ce1" office:value-type="string">
            <text:p>12 turn cermet trimmer 1kohm, 6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T63YB1K</text:p>
          </table:table-cell>
          <table:table-cell table:style-name="ce1" office:value-type="string">
            <text:p>Vishay</text:p>
          </table:table-cell>
          <table:table-cell table:style-name="ce1" office:value-type="string">
            <text:p>T63YB1K</text:p>
          </table:table-cell>
          <table:table-cell office:value-type="float" office:value="9.6">
            <text:p>9,6000</text:p>
          </table:table-cell>
          <table:table-cell table:style-name="ce4" office:value-type="string">
            <text:p>PLN</text:p>
          </table:table-cell>
          <table:table-cell office:value-type="date" office:date-value="2016-02-24">
            <text:p>24-02-2016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T67W-100K</text:p>
          </table:table-cell>
          <table:table-cell table:style-name="ce1" office:value-type="string">
            <text:p>TRIMMER3266W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W</text:p>
          </table:table-cell>
          <table:table-cell table:style-name="ce1"/>
          <table:table-cell table:style-name="ce1" office:value-type="string">
            <text:p>15 turn cermet trimmer 100kohm, 6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T67W-100K</text:p>
          </table:table-cell>
          <table:table-cell table:style-name="ce1" office:value-type="string">
            <text:p>SR Passives</text:p>
          </table:table-cell>
          <table:table-cell table:style-name="ce1" office:value-type="string">
            <text:p>T67W-100K</text:p>
          </table:table-cell>
          <table:table-cell office:value-type="float" office:value="2.39">
            <text:p>2,3900</text:p>
          </table:table-cell>
          <table:table-cell table:style-name="ce4" office:value-type="string">
            <text:p>PLN</text:p>
          </table:table-cell>
          <table:table-cell office:value-type="date" office:date-value="2014-08-12">
            <text:p>12-08-2014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T67W-10K</text:p>
          </table:table-cell>
          <table:table-cell table:style-name="ce1" office:value-type="string">
            <text:p>TRIMMER3266W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W</text:p>
          </table:table-cell>
          <table:table-cell table:style-name="ce1"/>
          <table:table-cell table:style-name="ce1" office:value-type="string">
            <text:p>15 turn cermet trimmer 10kohm, 6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T67W-10K</text:p>
          </table:table-cell>
          <table:table-cell table:style-name="ce1" office:value-type="string">
            <text:p>SR Passives</text:p>
          </table:table-cell>
          <table:table-cell table:style-name="ce1" office:value-type="string">
            <text:p>T67W-10K</text:p>
          </table:table-cell>
          <table:table-cell table:style-name="ce96" office:value-type="float" office:value="2.1">
            <text:p>2,1000</text:p>
          </table:table-cell>
          <table:table-cell table:style-name="ce4" office:value-type="string">
            <text:p>PLN</text:p>
          </table:table-cell>
          <table:table-cell office:value-type="date" office:date-value="2016-12-14">
            <text:p>14-12-2016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T67W-20K</text:p>
          </table:table-cell>
          <table:table-cell table:style-name="ce1" office:value-type="string">
            <text:p>TRIMMER3266W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W</text:p>
          </table:table-cell>
          <table:table-cell table:style-name="ce1"/>
          <table:table-cell table:style-name="ce1" office:value-type="string">
            <text:p>15 turn cermet trimmer 20kohm, 6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T67W-20K</text:p>
          </table:table-cell>
          <table:table-cell table:style-name="ce1" office:value-type="string">
            <text:p>SR Passives</text:p>
          </table:table-cell>
          <table:table-cell table:style-name="ce1" office:value-type="string">
            <text:p>T67W-20K</text:p>
          </table:table-cell>
          <table:table-cell office:value-type="float" office:value="2.39">
            <text:p>2,3900</text:p>
          </table:table-cell>
          <table:table-cell table:style-name="ce4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T67W-2K</text:p>
          </table:table-cell>
          <table:table-cell table:style-name="ce1" office:value-type="string">
            <text:p>TRIMMER3266W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W</text:p>
          </table:table-cell>
          <table:table-cell table:style-name="ce1"/>
          <table:table-cell table:style-name="ce1" office:value-type="string">
            <text:p>15 turn cermet trimmer 2kohm, 6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T67W-2K</text:p>
          </table:table-cell>
          <table:table-cell table:style-name="ce1" table:number-columns-repeated="2"/>
          <table:table-cell office:value-type="float" office:value="2.0376">
            <text:p>2,0376</text:p>
          </table:table-cell>
          <table:table-cell table:style-name="ce4" office:value-type="string">
            <text:p>PLN</text:p>
          </table:table-cell>
          <table:table-cell office:value-type="date" office:date-value="2016-08-11">
            <text:p>11-08-2016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T67W-500R</text:p>
          </table:table-cell>
          <table:table-cell table:style-name="ce1" office:value-type="string">
            <text:p>TRIMMER3266W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W</text:p>
          </table:table-cell>
          <table:table-cell table:style-name="ce1"/>
          <table:table-cell table:style-name="ce1" office:value-type="string">
            <text:p>15 turn cermet trimmer 500ohm, 6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T67W-500R</text:p>
          </table:table-cell>
          <table:table-cell table:style-name="ce1" table:number-columns-repeated="2"/>
          <table:table-cell office:value-type="float" office:value="2.39">
            <text:p>2,3900</text:p>
          </table:table-cell>
          <table:table-cell table:style-name="ce4" office:value-type="string">
            <text:p>PLN</text:p>
          </table:table-cell>
          <table:table-cell office:value-type="date" office:date-value="2011-01-28">
            <text:p>28-01-2011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T67W-50K</text:p>
          </table:table-cell>
          <table:table-cell table:style-name="ce1" office:value-type="string">
            <text:p>TRIMMER3266W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W</text:p>
          </table:table-cell>
          <table:table-cell table:style-name="ce1"/>
          <table:table-cell table:style-name="ce1" office:value-type="string">
            <text:p>15 turn cermet trimmer 50kohm, 6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T67W-50K</text:p>
          </table:table-cell>
          <table:table-cell table:style-name="ce1" office:value-type="string">
            <text:p>SR Passives</text:p>
          </table:table-cell>
          <table:table-cell table:style-name="ce1" office:value-type="string">
            <text:p>T67W-50K</text:p>
          </table:table-cell>
          <table:table-cell office:value-type="float" office:value="2.39">
            <text:p>2,3900</text:p>
          </table:table-cell>
          <table:table-cell table:style-name="ce4" office:value-type="string">
            <text:p>PLN</text:p>
          </table:table-cell>
          <table:table-cell office:value-type="date" office:date-value="2014-05-04">
            <text:p>04-05-2014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T67W-5K</text:p>
          </table:table-cell>
          <table:table-cell table:style-name="ce1" office:value-type="string">
            <text:p>TRIMMER3266W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W</text:p>
          </table:table-cell>
          <table:table-cell table:style-name="ce1"/>
          <table:table-cell table:style-name="ce1" office:value-type="string">
            <text:p>15 turn cermet trimmer 5kohm, 6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T67W-5K</text:p>
          </table:table-cell>
          <table:table-cell table:style-name="ce1"/>
          <table:table-cell table:style-name="ce1" office:value-type="string">
            <text:p>T67W-5K</text:p>
          </table:table-cell>
          <table:table-cell office:value-type="float" office:value="2.39">
            <text:p>2,3900</text:p>
          </table:table-cell>
          <table:table-cell table:style-name="ce4" office:value-type="string">
            <text:p>PLN</text:p>
          </table:table-cell>
          <table:table-cell office:value-type="date" office:date-value="2016-12-14">
            <text:p>14-12-2016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T67X-10K</text:p>
          </table:table-cell>
          <table:table-cell table:style-name="ce1" office:value-type="string">
            <text:p>TRIMMER3266X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X</text:p>
          </table:table-cell>
          <table:table-cell table:style-name="ce1"/>
          <table:table-cell table:style-name="ce1" office:value-type="string">
            <text:p>15 turn cermet trimmer 10kohm, 6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T67X-10K</text:p>
          </table:table-cell>
          <table:table-cell table:style-name="ce1" table:number-columns-repeated="2"/>
          <table:table-cell office:value-type="float" office:value="2.39">
            <text:p>2,3900</text:p>
          </table:table-cell>
          <table:table-cell table:style-name="ce4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T67X-20K</text:p>
          </table:table-cell>
          <table:table-cell table:style-name="ce1" office:value-type="string">
            <text:p>TRIMMER3266X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X</text:p>
          </table:table-cell>
          <table:table-cell table:style-name="ce1"/>
          <table:table-cell table:style-name="ce1" office:value-type="string">
            <text:p>15 turn cermet trimmer 20kohm, 6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T67X-20K</text:p>
          </table:table-cell>
          <table:table-cell table:style-name="ce1" table:number-columns-repeated="2"/>
          <table:table-cell office:value-type="float" office:value="2.39">
            <text:p>2,3900</text:p>
          </table:table-cell>
          <table:table-cell table:style-name="ce4" office:value-type="string">
            <text:p>PLN</text:p>
          </table:table-cell>
          <table:table-cell office:value-type="date" office:date-value="2011-11-09">
            <text:p>09-11-2011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T67X-50K</text:p>
          </table:table-cell>
          <table:table-cell table:style-name="ce1" office:value-type="string">
            <text:p>TRIMMER3266X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66X</text:p>
          </table:table-cell>
          <table:table-cell table:style-name="ce1"/>
          <table:table-cell table:style-name="ce1" office:value-type="string">
            <text:p>15 turn cermet trimmer 50kohm, 6mm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T67X-50K</text:p>
          </table:table-cell>
          <table:table-cell table:style-name="ce1" office:value-type="string">
            <text:p>SR Passives</text:p>
          </table:table-cell>
          <table:table-cell table:style-name="ce1" office:value-type="string">
            <text:p>T67X-50K</text:p>
          </table:table-cell>
          <table:table-cell office:value-type="float" office:value="2.39">
            <text:p>2,3900</text:p>
          </table:table-cell>
          <table:table-cell table:style-name="ce4" office:value-type="string">
            <text:p>PLN</text:p>
          </table:table-cell>
          <table:table-cell office:value-type="date" office:date-value="2017-01-15">
            <text:p>15-01-2017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T910W-5K</text:p>
          </table:table-cell>
          <table:table-cell table:style-name="ce1" office:value-type="string">
            <text:p>TRIMMER3296W</text:p>
          </table:table-cell>
          <table:table-cell table:style-name="ce1" office:value-type="string">
            <text:p>0.25W</text:p>
          </table:table-cell>
          <table:table-cell office:value-type="string">
            <text:p>10%</text:p>
          </table:table-cell>
          <table:table-cell table:style-name="ce1" office:value-type="string">
            <text:p>RV2</text:p>
          </table:table-cell>
          <table:table-cell table:style-name="ce1" office:value-type="string">
            <text:p>TRIMMER3296W</text:p>
          </table:table-cell>
          <table:table-cell table:style-name="ce1"/>
          <table:table-cell table:style-name="ce1" office:value-type="string">
            <text:p>Potencjometr: montażowy; wieloobrotowy; 5kΩ; 500mW; THT; ±10%</text:p>
          </table:table-cell>
          <table:table-cell table:style-name="ce1" office:value-type="string">
            <text:p>tme.pl</text:p>
          </table:table-cell>
          <table:table-cell table:style-name="ce1" office:value-type="string">
            <text:p>T910W-5K</text:p>
          </table:table-cell>
          <table:table-cell table:style-name="ce1" office:value-type="string">
            <text:p>SR Passives</text:p>
          </table:table-cell>
          <table:table-cell table:style-name="ce1" office:value-type="string">
            <text:p>T910W-5K</text:p>
          </table:table-cell>
          <table:table-cell office:value-type="float" office:value="1.1519">
            <text:p>1,1519</text:p>
          </table:table-cell>
          <table:table-cell table:style-name="ce4" office:value-type="string">
            <text:p>PLN</text:p>
          </table:table-cell>
          <table:table-cell office:value-type="date" office:date-value="2016-07-05">
            <text:p>05-07-2016</text:p>
          </table:table-cell>
          <table:table-cell table:style-name="ce3"/>
          <table:table-cell table:number-columns-repeated="1007"/>
        </table:table-row>
        <table:table-row table:style-name="ro6">
          <table:table-cell table:number-columns-repeated="2" table:style-name="ce1" office:value-type="string">
            <text:p>TS53YL50K</text:p>
          </table:table-cell>
          <table:table-cell table:style-name="ce1" office:value-type="string">
            <text:p>TS53YL</text:p>
          </table:table-cell>
          <table:table-cell table:style-name="ce1" office:value-type="string">
            <text:p>0.125W</text:p>
          </table:table-cell>
          <table:table-cell office:value-type="string">
            <text:p>20%</text:p>
          </table:table-cell>
          <table:table-cell table:style-name="ce1" office:value-type="string">
            <text:p>TS53</text:p>
          </table:table-cell>
          <table:table-cell table:style-name="ce1" office:value-type="string">
            <text:p>TS53YL</text:p>
          </table:table-cell>
          <table:table-cell table:style-name="ce1"/>
          <table:table-cell table:style-name="ce1" office:value-type="string">
            <text:p>Trimmer 50kohm, SMD</text:p>
          </table:table-cell>
          <table:table-cell office:value-type="string">
            <text:p>tme.pl</text:p>
          </table:table-cell>
          <table:table-cell table:style-name="ce1" office:value-type="string">
            <text:p>TS53YL50K</text:p>
          </table:table-cell>
          <table:table-cell office:value-type="string">
            <text:p>Vishay</text:p>
          </table:table-cell>
          <table:table-cell table:style-name="ce1" office:value-type="string">
            <text:p>TS53YLK050</text:p>
          </table:table-cell>
          <table:table-cell office:value-type="float" office:value="3.29">
            <text:p>3,2900</text:p>
          </table:table-cell>
          <table:table-cell table:style-name="ce4" office:value-type="string">
            <text:p>PLN</text:p>
          </table:table-cell>
          <table:table-cell office:value-type="date" office:date-value="2012-09-06">
            <text:p>06-09-2012</text:p>
          </table:table-cell>
          <table:table-cell table:style-name="ce3"/>
          <table:table-cell table:number-columns-repeated="1007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sistors" table:style-name="ta1" table:print="false">
        <office:forms form:automatic-focus="false" form:apply-design-mode="false"/>
        <table:table-column table:style-name="co1" table:default-cell-style-name="ce1"/>
        <table:table-column table:style-name="co41" table:default-cell-style-name="ce2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42" table:default-cell-style-name="ce2"/>
        <table:table-column table:style-name="co1" table:default-cell-style-name="ce2"/>
        <table:table-column table:style-name="co43" table:default-cell-style-name="ce1"/>
        <table:table-column table:style-name="co44" table:default-cell-style-name="ce2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5"/>
        <table:table-column table:style-name="co1" table:number-columns-repeated="1005" table:default-cell-style-name="ce2"/>
        <table:table-row table:style-name="ro1">
          <table:table-cell office:value-type="string">
            <text:p>OtherParam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DissPower</text:p>
          </table:table-cell>
          <table:table-cell office:value-type="string">
            <text:p>Tolerance</text:p>
          </table:table-cell>
          <table:table-cell office:value-type="string">
            <text:p>Library Ref</text:p>
          </table:table-cell>
          <table:table-cell office:value-type="string">
            <text:p>Footprint Ref1</text:p>
          </table:table-cell>
          <table:table-cell office:value-type="string">
            <text:p>Footprint Ref2</text:p>
          </table:table-cell>
          <table:table-cell office:value-type="string">
            <text:p>Footprint Ref3</text:p>
          </table:table-cell>
          <table:table-cell table:style-name="ce1" office:value-type="string">
            <text:p>Descript</text:p>
          </table:table-cell>
          <table:table-cell table:style-name="ce1" office:value-type="string">
            <text:p>Supplier5</text:p>
          </table:table-cell>
          <table:table-cell office:value-type="string">
            <text:p>Reference5</text:p>
          </table:table-cell>
          <table:table-cell table:style-name="ce1" office:value-type="string">
            <text:p>Manufacturer5</text:p>
          </table:table-cell>
          <table:table-cell table:style-name="ce1" office:value-type="string">
            <text:p>Typ5</text:p>
          </table:table-cell>
          <table:table-cell office:value-type="string">
            <text:p>Price5</text:p>
          </table:table-cell>
          <table:table-cell table:style-name="ce1" office:value-type="string">
            <text:p>Currency5</text:p>
          </table:table-cell>
          <table:table-cell office:value-type="string">
            <text:p>DateOfPrice5</text:p>
          </table:table-cell>
          <table:table-cell office:value-type="string">
            <text:p>Price1</text:p>
          </table:table-cell>
          <table:table-cell table:number-columns-repeated="1004"/>
        </table:table-row>
        <table:table-row table:style-name="ro1">
          <table:table-cell office:value-type="string">
            <text:p>0R</text:p>
          </table:table-cell>
          <table:table-cell table:style-name="ce1" office:value-type="string">
            <text:p>0603WGJ 0R 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0.1R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0 ohm, 0603</text:p>
          </table:table-cell>
          <table:table-cell table:style-name="ce1" office:value-type="string">
            <text:p>tme.pl</text:p>
          </table:table-cell>
          <table:table-cell office:value-type="string">
            <text:p>RC0603JR-070R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0603JR-070RL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9-29">
            <text:p>29-09-2017</text:p>
          </table:table-cell>
          <table:table-cell table:number-columns-repeated="1005"/>
        </table:table-row>
        <table:table-row table:style-name="ro1">
          <table:table-cell office:value-type="string">
            <text:p>0R</text:p>
          </table:table-cell>
          <table:table-cell table:style-name="ce1" office:value-type="string">
            <text:p>0805WAJ 0R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0.1R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0 ohm, SMD, 0805</text:p>
          </table:table-cell>
          <table:table-cell table:style-name="ce1" office:value-type="string">
            <text:p>tme.pl</text:p>
          </table:table-cell>
          <table:table-cell office:value-type="string">
            <text:p>SMD0805-0R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J 0R T5E</text:p>
          </table:table-cell>
          <table:table-cell office:value-type="float" office:value="0.0256">
            <text:p>0,0256</text:p>
          </table:table-cell>
          <table:table-cell table:style-name="ce4" office:value-type="string">
            <text:p>PLN</text:p>
          </table:table-cell>
          <table:table-cell office:value-type="date" office:date-value="2016-02-11">
            <text:p>11-02-2016</text:p>
          </table:table-cell>
          <table:table-cell table:number-columns-repeated="1005"/>
        </table:table-row>
        <table:table-row table:style-name="ro1">
          <table:table-cell office:value-type="string">
            <text:p>0R</text:p>
          </table:table-cell>
          <table:table-cell table:style-name="ce1" office:value-type="string">
            <text:p>1206S4J 0R T5E</text:p>
          </table:table-cell>
          <table:table-cell table:style-name="ce1" office:value-type="string">
            <text:p>1206</text:p>
          </table:table-cell>
          <table:table-cell table:style-name="ce1" office:value-type="string">
            <text:p>0.25W</text:p>
          </table:table-cell>
          <table:table-cell office:value-type="string">
            <text:p>5%</text:p>
          </table:table-cell>
          <table:table-cell table:style-name="ce1" office:value-type="string">
            <text:p>R</text:p>
          </table:table-cell>
          <table:table-cell office:value-type="string">
            <text:p>1206_0805</text:p>
          </table:table-cell>
          <table:table-cell office:value-type="string">
            <text:p>1206-IPC</text:p>
          </table:table-cell>
          <table:table-cell/>
          <table:table-cell table:style-name="ce1" office:value-type="string">
            <text:p>Resistor 0 ohm, SMD</text:p>
          </table:table-cell>
          <table:table-cell table:style-name="ce1" office:value-type="string">
            <text:p>tme.pl</text:p>
          </table:table-cell>
          <table:table-cell office:value-type="string">
            <text:p>SMD1206-0R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1206S4J 0R T5E</text:p>
          </table:table-cell>
          <table:table-cell office:value-type="float" office:value="0.03938">
            <text:p>0,0394</text:p>
          </table:table-cell>
          <table:table-cell table:style-name="ce4" office:value-type="string">
            <text:p>PLN</text:p>
          </table:table-cell>
          <table:table-cell office:value-type="date" office:date-value="2016-08-18">
            <text:p>18-08-2016</text:p>
          </table:table-cell>
          <table:table-cell table:number-columns-repeated="1005"/>
        </table:table-row>
        <table:table-row table:style-name="ro1">
          <table:table-cell office:value-type="string">
            <text:p>0R10 0.25W</text:p>
          </table:table-cell>
          <table:table-cell table:style-name="ce1" office:value-type="string">
            <text:p>RL1206JR-070R1</text:p>
          </table:table-cell>
          <table:table-cell table:style-name="ce1" office:value-type="string">
            <text:p>1206</text:p>
          </table:table-cell>
          <table:table-cell table:style-name="ce1" office:value-type="string">
            <text:p>0.25W</text:p>
          </table:table-cell>
          <table:table-cell office:value-type="string">
            <text:p>5%</text:p>
          </table:table-cell>
          <table:table-cell table:style-name="ce1" office:value-type="string">
            <text:p>R</text:p>
          </table:table-cell>
          <table:table-cell office:value-type="string">
            <text:p>1206_0805</text:p>
          </table:table-cell>
          <table:table-cell office:value-type="string">
            <text:p>1206-IPC</text:p>
          </table:table-cell>
          <table:table-cell/>
          <table:table-cell table:style-name="ce1" office:value-type="string">
            <text:p>Resistor 0.1 ohm, 1206, 0.25W, 5%</text:p>
          </table:table-cell>
          <table:table-cell table:style-name="ce1" office:value-type="string">
            <text:p>tme.pl</text:p>
          </table:table-cell>
          <table:table-cell office:value-type="string">
            <text:p>RL1206JR-070R1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L1206JR-070R1</text:p>
          </table:table-cell>
          <table:table-cell office:value-type="float" office:value="1.19">
            <text:p>1,1900</text:p>
          </table:table-cell>
          <table:table-cell table:style-name="ce4" office:value-type="string">
            <text:p>PLN</text:p>
          </table:table-cell>
          <table:table-cell office:value-type="date" office:date-value="2011-01-05">
            <text:p>05-01-2011</text:p>
          </table:table-cell>
          <table:table-cell table:number-columns-repeated="1005"/>
        </table:table-row>
        <table:table-row table:style-name="ro1">
          <table:table-cell office:value-type="string">
            <text:p>0R22</text:p>
          </table:table-cell>
          <table:table-cell office:value-type="string">
            <text:p>0805S8J022KT5E</text:p>
          </table:table-cell>
          <table:table-cell office:value-type="float" office:value="805">
            <text:p>805</text:p>
          </table:table-cell>
          <table:table-cell office:value-type="string">
            <text:p>0.125W</text:p>
          </table:table-cell>
          <table:table-cell office:value-type="string">
            <text:p>5%</text:p>
          </table:table-cell>
          <table:table-cell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office:value-type="string">
            <text:p>Rezystor: thick film; SMD; 0805; 220mΩ; 0,125W; ±5%; -55÷125°C</text:p>
          </table:table-cell>
          <table:table-cell office:value-type="string">
            <text:p>tme.pl</text:p>
          </table:table-cell>
          <table:table-cell office:value-type="string">
            <text:p>SMD0805-0R22</text:p>
          </table:table-cell>
          <table:table-cell office:value-type="string">
            <text:p>Royal Ohm</text:p>
          </table:table-cell>
          <table:table-cell office:value-type="string">
            <text:p>0805S8J022KT5E</text:p>
          </table:table-cell>
          <table:table-cell office:value-type="float" office:value="0.04721">
            <text:p>0,0472</text:p>
          </table:table-cell>
          <table:table-cell office:value-type="string">
            <text:p>PLN</text:p>
          </table:table-cell>
          <table:table-cell office:value-type="date" office:date-value="2016-02-24">
            <text:p>24-02-2016</text:p>
          </table:table-cell>
          <table:table-cell table:number-columns-repeated="1005"/>
        </table:table-row>
        <table:table-row table:style-name="ro1">
          <table:table-cell office:value-type="string">
            <text:p>0R22/2W</text:p>
          </table:table-cell>
          <table:table-cell table:style-name="ce1" office:value-type="string">
            <text:p>MOR 2W-S 12K 5%</text:p>
          </table:table-cell>
          <table:table-cell table:style-name="ce1" office:value-type="string">
            <text:p>fi5x12</text:p>
          </table:table-cell>
          <table:table-cell table:style-name="ce1" office:value-type="string">
            <text:p>2W</text:p>
          </table:table-cell>
          <table:table-cell office:value-type="string">
            <text:p>10%</text:p>
          </table:table-cell>
          <table:table-cell table:style-name="ce1" office:value-type="string">
            <text:p>R</text:p>
          </table:table-cell>
          <table:table-cell office:value-type="string">
            <text:p>RFI5x12x18</text:p>
          </table:table-cell>
          <table:table-cell office:value-type="string">
            <text:p>RFI5x12x18V</text:p>
          </table:table-cell>
          <table:table-cell office:value-type="string">
            <text:p>R1007025</text:p>
          </table:table-cell>
          <table:table-cell table:style-name="ce1" office:value-type="string">
            <text:p>Resistor 0.22 ohm, 2W</text:p>
          </table:table-cell>
          <table:table-cell table:style-name="ce1" office:value-type="string">
            <text:p>tme.pl</text:p>
          </table:table-cell>
          <table:table-cell office:value-type="string">
            <text:p>2W-0R22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OR 2W-S 0E22</text:p>
          </table:table-cell>
          <table:table-cell office:value-type="float" office:value="0.29">
            <text:p>0,2900</text:p>
          </table:table-cell>
          <table:table-cell table:style-name="ce4" office:value-type="string">
            <text:p>PLN</text:p>
          </table:table-cell>
          <table:table-cell office:value-type="date" office:date-value="2013-06-18">
            <text:p>18-06-2013</text:p>
          </table:table-cell>
          <table:table-cell table:number-columns-repeated="1005"/>
        </table:table-row>
        <table:table-row table:style-name="ro1">
          <table:table-cell office:value-type="string">
            <text:p>0R33/2W</text:p>
          </table:table-cell>
          <table:table-cell table:style-name="ce1" office:value-type="string">
            <text:p>MOR 2W-S 0E33 5%</text:p>
          </table:table-cell>
          <table:table-cell table:style-name="ce1" office:value-type="string">
            <text:p>fi5x12</text:p>
          </table:table-cell>
          <table:table-cell table:style-name="ce1" office:value-type="string">
            <text:p>2W</text:p>
          </table:table-cell>
          <table:table-cell office:value-type="string">
            <text:p>5%</text:p>
          </table:table-cell>
          <table:table-cell table:style-name="ce1" office:value-type="string">
            <text:p>R</text:p>
          </table:table-cell>
          <table:table-cell office:value-type="string">
            <text:p>RFI5x12x18</text:p>
          </table:table-cell>
          <table:table-cell office:value-type="string">
            <text:p>RFI5x12x18V</text:p>
          </table:table-cell>
          <table:table-cell office:value-type="string">
            <text:p>R1007025</text:p>
          </table:table-cell>
          <table:table-cell table:style-name="ce1" office:value-type="string">
            <text:p>Resistor 0.33 ohm, 2W</text:p>
          </table:table-cell>
          <table:table-cell table:style-name="ce1" office:value-type="string">
            <text:p>tme.pl</text:p>
          </table:table-cell>
          <table:table-cell office:value-type="string">
            <text:p>2W 0R33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OR 2W-S 0E22</text:p>
          </table:table-cell>
          <table:table-cell office:value-type="float" office:value="0.25">
            <text:p>0,2500</text:p>
          </table:table-cell>
          <table:table-cell table:style-name="ce4" office:value-type="string">
            <text:p>PLN</text:p>
          </table:table-cell>
          <table:table-cell office:value-type="date" office:date-value="2013-09-04">
            <text:p>04-09-2013</text:p>
          </table:table-cell>
          <table:table-cell table:number-columns-repeated="1005"/>
        </table:table-row>
        <table:table-row table:style-name="ro1">
          <table:table-cell office:value-type="string">
            <text:p>0R47/3W</text:p>
          </table:table-cell>
          <table:table-cell table:style-name="ce1" office:value-type="string">
            <text:p>MOR03SJ0R47A</text:p>
          </table:table-cell>
          <table:table-cell table:style-name="ce1" office:value-type="string">
            <text:p>R705226</text:p>
          </table:table-cell>
          <table:table-cell table:style-name="ce1" office:value-type="string">
            <text:p>3W</text:p>
          </table:table-cell>
          <table:table-cell office:value-type="string">
            <text:p>5%</text:p>
          </table:table-cell>
          <table:table-cell table:style-name="ce1" office:value-type="string">
            <text:p>R</text:p>
          </table:table-cell>
          <table:table-cell office:value-type="string">
            <text:p>R705226</text:p>
          </table:table-cell>
          <table:table-cell table:number-columns-repeated="2"/>
          <table:table-cell table:style-name="ce1" office:value-type="string">
            <text:p>Resistor fi5.5mmx16mm, 0.47ohm, 3W</text:p>
          </table:table-cell>
          <table:table-cell table:style-name="ce1" office:value-type="string">
            <text:p>tme.pl</text:p>
          </table:table-cell>
          <table:table-cell office:value-type="string">
            <text:p>3W-0R47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OR03SJ0R47A</text:p>
          </table:table-cell>
          <table:table-cell office:value-type="float" office:value="0.29">
            <text:p>0,2900</text:p>
          </table:table-cell>
          <table:table-cell table:style-name="ce4" office:value-type="string">
            <text:p>PLN</text:p>
          </table:table-cell>
          <table:table-cell office:value-type="date" office:date-value="2012-05-25">
            <text:p>25-05-2012</text:p>
          </table:table-cell>
          <table:table-cell table:number-columns-repeated="1005"/>
        </table:table-row>
        <table:table-row table:style-name="ro1">
          <table:table-cell office:value-type="string">
            <text:p>100k</text:p>
          </table:table-cell>
          <table:table-cell table:style-name="ce1" office:value-type="string">
            <text:p>0603SAF1003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zystor: thick film; SMD; 0603; 100kΩ; 0,1W; ±1%; -55÷125°C</text:p>
          </table:table-cell>
          <table:table-cell table:style-name="ce1" office:value-type="string">
            <text:p>tme.pl</text:p>
          </table:table-cell>
          <table:table-cell office:value-type="string">
            <text:p>SMD0603-100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SAF1003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3-20">
            <text:p>20-03-2017</text:p>
          </table:table-cell>
          <table:table-cell table:number-columns-repeated="1005"/>
        </table:table-row>
        <table:table-row table:style-name="ro1">
          <table:table-cell office:value-type="string">
            <text:p>100k</text:p>
          </table:table-cell>
          <table:table-cell table:style-name="ce1" office:value-type="string">
            <text:p>0805WAF 100K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100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100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100K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05"/>
        </table:table-row>
        <table:table-row table:style-name="ro1">
          <table:table-cell office:value-type="string">
            <text:p>100k</text:p>
          </table:table-cell>
          <table:table-cell table:style-name="ce1" office:value-type="string">
            <text:p>MF006FF1003A50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office:value-type="string">
            <text:p>R302510</text:p>
          </table:table-cell>
          <table:table-cell office:value-type="string">
            <text:p>R402510V</text:p>
          </table:table-cell>
          <table:table-cell table:style-name="ce1" office:value-type="string">
            <text:p>Rezystor: metal film; THT; 100kΩ; 0,6W; ±1%; Ø2,5x6,8mm; 50ppm/°C</text:p>
          </table:table-cell>
          <table:table-cell office:value-type="string">
            <text:p>tme.pl</text:p>
          </table:table-cell>
          <table:table-cell office:value-type="string">
            <text:p>M0.6W-100K</text:p>
          </table:table-cell>
          <table:table-cell office:value-type="string">
            <text:p>Royal Ohm</text:p>
          </table:table-cell>
          <table:table-cell table:style-name="ce1" office:value-type="string">
            <text:p>MF006FF1003A50</text:p>
          </table:table-cell>
          <table:table-cell office:value-type="float" office:value="0.059">
            <text:p>0,0590</text:p>
          </table:table-cell>
          <table:table-cell office:value-type="string">
            <text:p>PLN</text:p>
          </table:table-cell>
          <table:table-cell office:value-type="date" office:date-value="2014-02-12">
            <text:p>12-02-2014</text:p>
          </table:table-cell>
          <table:table-cell table:number-columns-repeated="1005"/>
        </table:table-row>
        <table:table-row table:style-name="ro1">
          <table:table-cell office:value-type="string">
            <text:p>100R</text:p>
          </table:table-cell>
          <table:table-cell table:style-name="ce1" office:value-type="string">
            <text:p>0603SAF1000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100R, 0603, 1%</text:p>
          </table:table-cell>
          <table:table-cell office:value-type="string">
            <text:p>tme.pl</text:p>
          </table:table-cell>
          <table:table-cell office:value-type="string">
            <text:p>SMD0603-100R-1%</text:p>
          </table:table-cell>
          <table:table-cell office:value-type="string">
            <text:p>Royal Ohm</text:p>
          </table:table-cell>
          <table:table-cell table:style-name="ce1" office:value-type="string">
            <text:p>0603SAF1000T5E</text:p>
          </table:table-cell>
          <table:table-cell office:value-type="float" office:value="0.04">
            <text:p>0,0400</text:p>
          </table:table-cell>
          <table:table-cell office:value-type="string">
            <text:p>PLN</text:p>
          </table:table-cell>
          <table:table-cell office:value-type="date" office:date-value="2017-03-20">
            <text:p>20-03-2017</text:p>
          </table:table-cell>
          <table:table-cell table:number-columns-repeated="1005"/>
        </table:table-row>
        <table:table-row table:style-name="ro1">
          <table:table-cell office:value-type="string">
            <text:p>100R</text:p>
          </table:table-cell>
          <table:table-cell table:style-name="ce1" office:value-type="string">
            <text:p>0805WAF 100R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100 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10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100R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05"/>
        </table:table-row>
        <table:table-row table:style-name="ro1">
          <table:table-cell office:value-type="string">
            <text:p>100R</text:p>
          </table:table-cell>
          <table:table-cell table:style-name="ce1" office:value-type="string">
            <text:p>MFR 0.6W 100E 1%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table:number-columns-repeated="2"/>
          <table:table-cell table:style-name="ce1" office:value-type="string">
            <text:p>Resistor metalized 0.6W 100 ohm 1%</text:p>
          </table:table-cell>
          <table:table-cell table:style-name="ce1" office:value-type="string">
            <text:p>tme.pl</text:p>
          </table:table-cell>
          <table:table-cell office:value-type="string">
            <text:p>M0.6W 100R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FR 0.6W 100E 1%</text:p>
          </table:table-cell>
          <table:table-cell office:value-type="float" office:value="0.059">
            <text:p>0,0590</text:p>
          </table:table-cell>
          <table:table-cell table:style-name="ce4" office:value-type="string">
            <text:p>PLN</text:p>
          </table:table-cell>
          <table:table-cell office:value-type="date" office:date-value="2011-05-29">
            <text:p>29-05-2011</text:p>
          </table:table-cell>
          <table:table-cell table:number-columns-repeated="1005"/>
        </table:table-row>
        <table:table-row table:style-name="ro1">
          <table:table-cell office:value-type="string">
            <text:p>10k</text:p>
          </table:table-cell>
          <table:table-cell table:style-name="ce1" office:value-type="string">
            <text:p>0603WGF10K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10kohm, 0603, 1%</text:p>
          </table:table-cell>
          <table:table-cell table:style-name="ce1" office:value-type="string">
            <text:p>tme.pl</text:p>
          </table:table-cell>
          <table:table-cell office:value-type="string">
            <text:p>SMD0603-10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WGF 10K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3-20">
            <text:p>20-03-2017</text:p>
          </table:table-cell>
          <table:table-cell table:number-columns-repeated="1005"/>
        </table:table-row>
        <table:table-row table:style-name="ro1">
          <table:table-cell office:value-type="string">
            <text:p>10k</text:p>
          </table:table-cell>
          <table:table-cell table:style-name="ce1" office:value-type="string">
            <text:p>0805WAF10K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10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10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10K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05"/>
        </table:table-row>
        <table:table-row table:style-name="ro1">
          <table:table-cell office:value-type="string">
            <text:p>10k</text:p>
          </table:table-cell>
          <table:table-cell table:style-name="ce1" office:value-type="string">
            <text:p>MFR 0.6W10K1%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table:number-columns-repeated="2"/>
          <table:table-cell table:style-name="ce1" office:value-type="string">
            <text:p>Resistor metalized 0.6W 10kohm 1%</text:p>
          </table:table-cell>
          <table:table-cell table:style-name="ce1" office:value-type="string">
            <text:p>tme.pl</text:p>
          </table:table-cell>
          <table:table-cell office:value-type="string">
            <text:p>M0.6W-10K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FR 0.6W 10K 1%</text:p>
          </table:table-cell>
          <table:table-cell office:value-type="float" office:value="0.05881">
            <text:p>0,0588</text:p>
          </table:table-cell>
          <table:table-cell table:style-name="ce4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5"/>
        </table:table-row>
        <table:table-row table:style-name="ro1">
          <table:table-cell office:value-type="string">
            <text:p>10k 0.1% 25ppm</text:p>
          </table:table-cell>
          <table:table-cell table:style-name="ce1" office:value-type="string">
            <text:p>TC0525B1002T1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W</text:p>
          </table:table-cell>
          <table:table-cell office:value-type="string">
            <text:p>0.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0805 10kohm, 0.1% 25ppm</text:p>
          </table:table-cell>
          <table:table-cell table:style-name="ce1" office:value-type="string">
            <text:p>tme.pl</text:p>
          </table:table-cell>
          <table:table-cell office:value-type="string">
            <text:p>TC0525B1002T1E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TC0525B1002T1E</text:p>
          </table:table-cell>
          <table:table-cell office:value-type="float" office:value="0.47605">
            <text:p>0,4761</text:p>
          </table:table-cell>
          <table:table-cell table:style-name="ce4" office:value-type="string">
            <text:p>PLN</text:p>
          </table:table-cell>
          <table:table-cell office:value-type="date" office:date-value="2016-02-24">
            <text:p>24-02-2016</text:p>
          </table:table-cell>
          <table:table-cell table:number-columns-repeated="1005"/>
        </table:table-row>
        <table:table-row table:style-name="ro1">
          <table:table-cell office:value-type="string">
            <text:p>10k2</text:p>
          </table:table-cell>
          <table:table-cell table:style-name="ce1" office:value-type="string">
            <text:p>CRCW060310K2FKEA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ZYSTOR, 0603, 10K2, 1% </text:p>
          </table:table-cell>
          <table:table-cell office:value-type="string">
            <text:p>farnell.com</text:p>
          </table:table-cell>
          <table:table-cell office:value-type="string">
            <text:p>1652829</text:p>
          </table:table-cell>
          <table:table-cell office:value-type="string">
            <text:p>Vishay</text:p>
          </table:table-cell>
          <table:table-cell table:style-name="ce1" office:value-type="string">
            <text:p>CRCW060310K2FKEA</text:p>
          </table:table-cell>
          <table:table-cell office:value-type="float" office:value="0.31">
            <text:p>0,3100</text:p>
          </table:table-cell>
          <table:table-cell office:value-type="string">
            <text:p>PLN</text:p>
          </table:table-cell>
          <table:table-cell office:value-type="date" office:date-value="2013-09-03">
            <text:p>03-09-2013</text:p>
          </table:table-cell>
          <table:table-cell table:number-columns-repeated="1005"/>
        </table:table-row>
        <table:table-row table:style-name="ro1">
          <table:table-cell office:value-type="string">
            <text:p>10R</text:p>
          </table:table-cell>
          <table:table-cell table:style-name="ce1" office:value-type="string">
            <text:p>0603WGF 10R 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10ohm, 603, 1%</text:p>
          </table:table-cell>
          <table:table-cell table:style-name="ce1" office:value-type="string">
            <text:p>tme.pl</text:p>
          </table:table-cell>
          <table:table-cell office:value-type="string">
            <text:p>SMD0603-1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WGF 10R T5E</text:p>
          </table:table-cell>
          <table:table-cell office:value-type="float" office:value="0.025">
            <text:p>0,0250</text:p>
          </table:table-cell>
          <table:table-cell table:style-name="ce4" office:value-type="string">
            <text:p>PLN</text:p>
          </table:table-cell>
          <table:table-cell office:value-type="date" office:date-value="2012-12-05">
            <text:p>05-12-2012</text:p>
          </table:table-cell>
          <table:table-cell table:number-columns-repeated="1005"/>
        </table:table-row>
        <table:table-row table:style-name="ro1">
          <table:table-cell office:value-type="string">
            <text:p>10R</text:p>
          </table:table-cell>
          <table:table-cell table:style-name="ce1" office:value-type="string">
            <text:p>0805S8F100J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10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1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100J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05"/>
        </table:table-row>
        <table:table-row table:style-name="ro1">
          <table:table-cell office:value-type="string">
            <text:p>10R</text:p>
          </table:table-cell>
          <table:table-cell table:style-name="ce1" office:value-type="string">
            <text:p>1206S4F 10R T5E</text:p>
          </table:table-cell>
          <table:table-cell table:style-name="ce1" office:value-type="string">
            <text:p>1206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office:value-type="string">
            <text:p>R</text:p>
          </table:table-cell>
          <table:table-cell office:value-type="string">
            <text:p>1206_0805</text:p>
          </table:table-cell>
          <table:table-cell office:value-type="string">
            <text:p>1206-IPC</text:p>
          </table:table-cell>
          <table:table-cell office:value-type="string">
            <text:p>0805_0603</text:p>
          </table:table-cell>
          <table:table-cell table:style-name="ce1" office:value-type="string">
            <text:p>Resistor 10ohm, 1206, 1%</text:p>
          </table:table-cell>
          <table:table-cell table:style-name="ce1" office:value-type="string">
            <text:p>tme.pl</text:p>
          </table:table-cell>
          <table:table-cell office:value-type="string">
            <text:p>SMD1206-1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1206S4F 10R T5E</text:p>
          </table:table-cell>
          <table:table-cell office:value-type="float" office:value="0.05">
            <text:p>0,0500</text:p>
          </table:table-cell>
          <table:table-cell table:style-name="ce4"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05"/>
        </table:table-row>
        <table:table-row table:style-name="ro1">
          <table:table-cell office:value-type="string">
            <text:p>10R 0.1% 25ppm</text:p>
          </table:table-cell>
          <table:table-cell table:style-name="ce1" office:value-type="string">
            <text:p>CRT0805-BY-10R0ELF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0.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0805 10R 0.1%</text:p>
          </table:table-cell>
          <table:table-cell table:style-name="ce1" office:value-type="string">
            <text:p>farnell.com</text:p>
          </table:table-cell>
          <table:table-cell office:value-type="string">
            <text:p>2008313</text:p>
          </table:table-cell>
          <table:table-cell table:style-name="ce1" office:value-type="string">
            <text:p>Bourns</text:p>
          </table:table-cell>
          <table:table-cell table:style-name="ce1" office:value-type="string">
            <text:p>CRT0805-BY-10R0ELF</text:p>
          </table:table-cell>
          <table:table-cell office:value-type="float" office:value="0.86">
            <text:p>0,8600</text:p>
          </table:table-cell>
          <table:table-cell table:style-name="ce4" office:value-type="string">
            <text:p>PLN</text:p>
          </table:table-cell>
          <table:table-cell office:value-type="date" office:date-value="2013-09-09">
            <text:p>09-09-2013</text:p>
          </table:table-cell>
          <table:table-cell table:number-columns-repeated="1005"/>
        </table:table-row>
        <table:table-row table:style-name="ro1">
          <table:table-cell office:value-type="string">
            <text:p>110R</text:p>
          </table:table-cell>
          <table:table-cell table:style-name="ce1" office:value-type="string">
            <text:p>MC 0.1W 0805 1% 110R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110ohm, 1%, 0805, 0.1W</text:p>
          </table:table-cell>
          <table:table-cell table:style-name="ce1" office:value-type="string">
            <text:p>farnell.com</text:p>
          </table:table-cell>
          <table:table-cell office:value-type="string">
            <text:p>9332430</text:p>
          </table:table-cell>
          <table:table-cell table:style-name="ce1" office:value-type="string">
            <text:p>MULTICOMP</text:p>
          </table:table-cell>
          <table:table-cell table:style-name="ce1" office:value-type="string">
            <text:p>MC 0.1W 0805 1% 110R</text:p>
          </table:table-cell>
          <table:table-cell office:value-type="float" office:value="0.13">
            <text:p>0,1300</text:p>
          </table:table-cell>
          <table:table-cell table:style-name="ce4" office:value-type="string">
            <text:p>PLN</text:p>
          </table:table-cell>
          <table:table-cell office:value-type="date" office:date-value="2012-01-30">
            <text:p>30-01-2012</text:p>
          </table:table-cell>
          <table:table-cell table:number-columns-repeated="1005"/>
        </table:table-row>
        <table:table-row table:style-name="ro1">
          <table:table-cell office:value-type="string">
            <text:p>11k</text:p>
          </table:table-cell>
          <table:table-cell table:style-name="ce1" office:value-type="string">
            <text:p>0805S8F1102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,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zystor: thick film; SMD; 0805; 11kΩ; 0,125W; ±1%; -55÷125°C</text:p>
          </table:table-cell>
          <table:table-cell table:style-name="ce1" office:value-type="string">
            <text:p>tme.pl</text:p>
          </table:table-cell>
          <table:table-cell office:value-type="string">
            <text:p>SMD0805-11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1102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9-19">
            <text:p>19-09-2017</text:p>
          </table:table-cell>
          <table:table-cell table:number-columns-repeated="1005"/>
        </table:table-row>
        <table:table-row table:style-name="ro1">
          <table:table-cell office:value-type="string">
            <text:p>120k</text:p>
          </table:table-cell>
          <table:table-cell table:style-name="ce1" office:value-type="string">
            <text:p>0603SAF1203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5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zystor: thick film; SMD; 0603; 120kΩ; 0,1W; ±1%; -55÷125°C</text:p>
          </table:table-cell>
          <table:table-cell table:style-name="ce1" office:value-type="string">
            <text:p>tme.pl</text:p>
          </table:table-cell>
          <table:table-cell office:value-type="string">
            <text:p>SMD0603-120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SAF1203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6-08">
            <text:p>08-06-2017</text:p>
          </table:table-cell>
          <table:table-cell table:number-columns-repeated="1005"/>
        </table:table-row>
        <table:table-row table:style-name="ro1">
          <table:table-cell office:value-type="string">
            <text:p>120R</text:p>
          </table:table-cell>
          <table:table-cell table:style-name="ce1" office:value-type="string">
            <text:p>0805WAF 120R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120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12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120R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5"/>
        </table:table-row>
        <table:table-row table:style-name="ro1">
          <table:table-cell office:value-type="string">
            <text:p>120R</text:p>
          </table:table-cell>
          <table:table-cell table:style-name="ce1" office:value-type="string">
            <text:p>1206S4F1200T5E</text:p>
          </table:table-cell>
          <table:table-cell table:style-name="ce1" office:value-type="string">
            <text:p>1206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1206_0805</text:p>
          </table:table-cell>
          <table:table-cell office:value-type="string">
            <text:p>1206-IPC</text:p>
          </table:table-cell>
          <table:table-cell/>
          <table:table-cell table:style-name="ce1" office:value-type="string">
            <text:p>Resistor 1206, 120ohm, 1%</text:p>
          </table:table-cell>
          <table:table-cell office:value-type="string">
            <text:p>tme.pl</text:p>
          </table:table-cell>
          <table:table-cell office:value-type="string">
            <text:p>SMD1206-120R-1%</text:p>
          </table:table-cell>
          <table:table-cell office:value-type="string">
            <text:p>Royal Ohm</text:p>
          </table:table-cell>
          <table:table-cell table:style-name="ce1" office:value-type="string">
            <text:p>1206S4F1200T5E</text:p>
          </table:table-cell>
          <table:table-cell office:value-type="float" office:value="0.05">
            <text:p>0,0500</text:p>
          </table:table-cell>
          <table:table-cell office:value-type="string">
            <text:p>PLN</text:p>
          </table:table-cell>
          <table:table-cell office:value-type="date" office:date-value="2017-05-29">
            <text:p>29-05-2017</text:p>
          </table:table-cell>
          <table:table-cell table:number-columns-repeated="1005"/>
        </table:table-row>
        <table:table-row table:style-name="ro1">
          <table:table-cell office:value-type="string">
            <text:p>12k</text:p>
          </table:table-cell>
          <table:table-cell table:style-name="ce1" office:value-type="string">
            <text:p>0603SAF1202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12kohm, 0603, 1%</text:p>
          </table:table-cell>
          <table:table-cell table:style-name="ce1" office:value-type="string">
            <text:p>tme.pl</text:p>
          </table:table-cell>
          <table:table-cell office:value-type="string">
            <text:p>SMD0603-12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SAF1202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9-25">
            <text:p>25-09-2017</text:p>
          </table:table-cell>
          <table:table-cell table:number-columns-repeated="1005"/>
        </table:table-row>
        <table:table-row table:style-name="ro1">
          <table:table-cell office:value-type="string">
            <text:p>12k 0.1% 25ppm</text:p>
          </table:table-cell>
          <table:table-cell table:style-name="ce1" office:value-type="string">
            <text:p>RR1220P-123-B-T5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W</text:p>
          </table:table-cell>
          <table:table-cell office:value-type="string">
            <text:p>0.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0805 3kohm, 0.1%, 25ppm</text:p>
          </table:table-cell>
          <table:table-cell table:style-name="ce1" office:value-type="string">
            <text:p>farnell.com</text:p>
          </table:table-cell>
          <table:table-cell office:value-type="string">
            <text:p>1653290</text:p>
          </table:table-cell>
          <table:table-cell table:style-name="ce1" office:value-type="string">
            <text:p>Susumu</text:p>
          </table:table-cell>
          <table:table-cell table:style-name="ce1" office:value-type="string">
            <text:p>RR1220P-123-B-T5</text:p>
          </table:table-cell>
          <table:table-cell office:value-type="float" office:value="0.29">
            <text:p>0,2900</text:p>
          </table:table-cell>
          <table:table-cell table:style-name="ce4" office:value-type="string">
            <text:p>PLN</text:p>
          </table:table-cell>
          <table:table-cell office:value-type="date" office:date-value="2011-03-20">
            <text:p>20-03-2011</text:p>
          </table:table-cell>
          <table:table-cell table:number-columns-repeated="1005"/>
        </table:table-row>
        <table:table-row table:style-name="ro1">
          <table:table-cell office:value-type="string">
            <text:p>130R</text:p>
          </table:table-cell>
          <table:table-cell table:style-name="ce1" office:value-type="string">
            <text:p>0805WAF 130R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130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13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130R T5E</text:p>
          </table:table-cell>
          <table:table-cell office:value-type="float" office:value="0.0329">
            <text:p>0,0329</text:p>
          </table:table-cell>
          <table:table-cell table:style-name="ce4" office:value-type="string">
            <text:p>PLN</text:p>
          </table:table-cell>
          <table:table-cell office:value-type="date" office:date-value="2015-06-19">
            <text:p>19-06-2015</text:p>
          </table:table-cell>
          <table:table-cell table:number-columns-repeated="1005"/>
        </table:table-row>
        <table:table-row table:style-name="ro1">
          <table:table-cell office:value-type="string">
            <text:p>13k</text:p>
          </table:table-cell>
          <table:table-cell table:style-name="ce1" office:value-type="string">
            <text:p>MC 0.1W 0805 1% 13K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13kohm, 1%, 0805, 0.1W</text:p>
          </table:table-cell>
          <table:table-cell table:style-name="ce1" office:value-type="string">
            <text:p>farnell.com</text:p>
          </table:table-cell>
          <table:table-cell office:value-type="string">
            <text:p>9332561</text:p>
          </table:table-cell>
          <table:table-cell table:style-name="ce1" office:value-type="string">
            <text:p>MULTICOMP</text:p>
          </table:table-cell>
          <table:table-cell table:style-name="ce1" office:value-type="string">
            <text:p>MC 0.1W 0805 1% 13K</text:p>
          </table:table-cell>
          <table:table-cell office:value-type="float" office:value="0.13">
            <text:p>0,1300</text:p>
          </table:table-cell>
          <table:table-cell table:style-name="ce4" office:value-type="string">
            <text:p>PLN</text:p>
          </table:table-cell>
          <table:table-cell office:value-type="date" office:date-value="2012-01-29">
            <text:p>29-01-2012</text:p>
          </table:table-cell>
          <table:table-cell table:number-columns-repeated="1005"/>
        </table:table-row>
        <table:table-row table:style-name="ro1">
          <table:table-cell office:value-type="string">
            <text:p>147k</text:p>
          </table:table-cell>
          <table:table-cell table:style-name="ce1" office:value-type="string">
            <text:p>CRCW0603147KFKEA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ZYSTOR, 0603, 147K, 1% </text:p>
          </table:table-cell>
          <table:table-cell office:value-type="string">
            <text:p>farnell.com</text:p>
          </table:table-cell>
          <table:table-cell office:value-type="string">
            <text:p>2138514</text:p>
          </table:table-cell>
          <table:table-cell office:value-type="string">
            <text:p>Vishay</text:p>
          </table:table-cell>
          <table:table-cell table:style-name="ce1" office:value-type="string">
            <text:p>CRCW0603147KFKEA</text:p>
          </table:table-cell>
          <table:table-cell office:value-type="float" office:value="0.03">
            <text:p>0,0300</text:p>
          </table:table-cell>
          <table:table-cell office:value-type="string">
            <text:p>PLN</text:p>
          </table:table-cell>
          <table:table-cell office:value-type="date" office:date-value="2013-09-03">
            <text:p>03-09-2013</text:p>
          </table:table-cell>
          <table:table-cell table:number-columns-repeated="1005"/>
        </table:table-row>
        <table:table-row table:style-name="ro1">
          <table:table-cell office:value-type="string">
            <text:p>150k</text:p>
          </table:table-cell>
          <table:table-cell table:style-name="ce1" office:value-type="string">
            <text:p>0603SAF1503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zystor: thick film; SMD; 0603; 150kΩ; 0,1W; ±1%; -55÷125°C</text:p>
          </table:table-cell>
          <table:table-cell office:value-type="string">
            <text:p>tme.pl</text:p>
          </table:table-cell>
          <table:table-cell office:value-type="string">
            <text:p>SMD0603-150K-1%</text:p>
          </table:table-cell>
          <table:table-cell office:value-type="string">
            <text:p>Royal Ohm</text:p>
          </table:table-cell>
          <table:table-cell table:style-name="ce1" office:value-type="string">
            <text:p>0603SAF1503T5E</text:p>
          </table:table-cell>
          <table:table-cell office:value-type="float" office:value="0.04">
            <text:p>0,0400</text:p>
          </table:table-cell>
          <table:table-cell office:value-type="string">
            <text:p>PLN</text:p>
          </table:table-cell>
          <table:table-cell office:value-type="date" office:date-value="2017-03-14">
            <text:p>14-03-2017</text:p>
          </table:table-cell>
          <table:table-cell table:number-columns-repeated="1005"/>
        </table:table-row>
        <table:table-row table:style-name="ro1">
          <table:table-cell office:value-type="string">
            <text:p>150k</text:p>
          </table:table-cell>
          <table:table-cell table:style-name="ce1" office:value-type="string">
            <text:p>0603SAF1503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zystor: thick film; SMD; 0603; 150kΩ; 0,1W; ±1%; -55÷125°C</text:p>
          </table:table-cell>
          <table:table-cell office:value-type="string">
            <text:p>tme.pl</text:p>
          </table:table-cell>
          <table:table-cell office:value-type="string">
            <text:p>SMD0603-150K-1%</text:p>
          </table:table-cell>
          <table:table-cell office:value-type="string">
            <text:p>Royal Ohm</text:p>
          </table:table-cell>
          <table:table-cell table:style-name="ce1" office:value-type="string">
            <text:p>0603SAF1503T5E</text:p>
          </table:table-cell>
          <table:table-cell office:value-type="float" office:value="0.04">
            <text:p>0,0400</text:p>
          </table:table-cell>
          <table:table-cell office:value-type="string">
            <text:p>PLN</text:p>
          </table:table-cell>
          <table:table-cell office:value-type="date" office:date-value="2017-09-19">
            <text:p>19-09-2017</text:p>
          </table:table-cell>
          <table:table-cell table:number-columns-repeated="1005"/>
        </table:table-row>
        <table:table-row table:style-name="ro1">
          <table:table-cell office:value-type="string">
            <text:p>150R</text:p>
          </table:table-cell>
          <table:table-cell table:style-name="ce1" office:value-type="string">
            <text:p>0805WAF 150R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/>
          <table:table-cell table:style-name="ce1" office:value-type="string">
            <text:p>Resistor 150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15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150R T5E</text:p>
          </table:table-cell>
          <table:table-cell office:value-type="float" office:value="0.029">
            <text:p>0,0290</text:p>
          </table:table-cell>
          <table:table-cell table:style-name="ce4" office:value-type="string">
            <text:p>PLN</text:p>
          </table:table-cell>
          <table:table-cell office:value-type="date" office:date-value="2013-09-09">
            <text:p>09-09-2013</text:p>
          </table:table-cell>
          <table:table-cell table:number-columns-repeated="1005"/>
        </table:table-row>
        <table:table-row table:style-name="ro1">
          <table:table-cell office:value-type="string">
            <text:p>150R</text:p>
          </table:table-cell>
          <table:table-cell table:style-name="ce1" office:value-type="string">
            <text:p>1206S4F1500T5E</text:p>
          </table:table-cell>
          <table:table-cell table:style-name="ce1" office:value-type="string">
            <text:p>1206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1206_0805</text:p>
          </table:table-cell>
          <table:table-cell office:value-type="string">
            <text:p>1206-IPC</text:p>
          </table:table-cell>
          <table:table-cell/>
          <table:table-cell table:style-name="ce1" office:value-type="string">
            <text:p>Resistor 150ohm, 1206, 0.25W, 1%</text:p>
          </table:table-cell>
          <table:table-cell table:style-name="ce1" office:value-type="string">
            <text:p>tme.pl</text:p>
          </table:table-cell>
          <table:table-cell office:value-type="string">
            <text:p>SMD1206-15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1206S4F1500T5E</text:p>
          </table:table-cell>
          <table:table-cell office:value-type="float" office:value="0.035">
            <text:p>0,0350</text:p>
          </table:table-cell>
          <table:table-cell table:style-name="ce4" office:value-type="string">
            <text:p>PLN</text:p>
          </table:table-cell>
          <table:table-cell office:value-type="date" office:date-value="2013-12-23">
            <text:p>23-12-2013</text:p>
          </table:table-cell>
          <table:table-cell table:number-columns-repeated="1005"/>
        </table:table-row>
        <table:table-row table:style-name="ro1">
          <table:table-cell office:value-type="string">
            <text:p>150R</text:p>
          </table:table-cell>
          <table:table-cell table:style-name="ce1" office:value-type="string">
            <text:p>MF006FF1500A50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table:number-columns-repeated="2"/>
          <table:table-cell table:style-name="ce1" office:value-type="string">
            <text:p>Rezystor: metal film; THT; 150Ω; 0,6W; ±1%; Ø2,5x6,8mm; 50ppm/°C</text:p>
          </table:table-cell>
          <table:table-cell table:style-name="ce1" office:value-type="string">
            <text:p>tme.pl</text:p>
          </table:table-cell>
          <table:table-cell office:value-type="string">
            <text:p>M0.6W-150R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F006FF1500A50</text:p>
          </table:table-cell>
          <table:table-cell office:value-type="float" office:value="0.1">
            <text:p>0,1000</text:p>
          </table:table-cell>
          <table:table-cell table:style-name="ce4" office:value-type="string">
            <text:p>PLN</text:p>
          </table:table-cell>
          <table:table-cell office:value-type="date" office:date-value="2017-01-05">
            <text:p>05-01-2017</text:p>
          </table:table-cell>
          <table:table-cell table:number-columns-repeated="1005"/>
        </table:table-row>
        <table:table-row table:style-name="ro1">
          <table:table-cell office:value-type="string">
            <text:p>15k</text:p>
          </table:table-cell>
          <table:table-cell table:style-name="ce1" office:value-type="string">
            <text:p>0603WGF15K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0603 15k, 1%</text:p>
          </table:table-cell>
          <table:table-cell office:value-type="string">
            <text:p>tme.pl</text:p>
          </table:table-cell>
          <table:table-cell office:value-type="string">
            <text:p>SMD0603-15K-1%</text:p>
          </table:table-cell>
          <table:table-cell office:value-type="string">
            <text:p>Royal Ohm</text:p>
          </table:table-cell>
          <table:table-cell table:style-name="ce1" office:value-type="string">
            <text:p>0603WGF15KT5E</text:p>
          </table:table-cell>
          <table:table-cell office:value-type="float" office:value="0.02804">
            <text:p>0,0280</text:p>
          </table:table-cell>
          <table:table-cell office:value-type="string">
            <text:p>PLN</text:p>
          </table:table-cell>
          <table:table-cell office:value-type="date" office:date-value="2016-07-12">
            <text:p>12-07-2016</text:p>
          </table:table-cell>
          <table:table-cell table:number-columns-repeated="1005"/>
        </table:table-row>
        <table:table-row table:style-name="ro1">
          <table:table-cell office:value-type="string">
            <text:p>15k</text:p>
          </table:table-cell>
          <table:table-cell table:style-name="ce1" office:value-type="string">
            <text:p>0805WAF 15K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15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15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15K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05"/>
        </table:table-row>
        <table:table-row table:style-name="ro1">
          <table:table-cell office:value-type="string">
            <text:p>160R/1W</text:p>
          </table:table-cell>
          <table:table-cell table:style-name="ce1" office:value-type="string">
            <text:p>PMR01TJ0161A50</text:p>
          </table:table-cell>
          <table:table-cell table:style-name="ce1" office:value-type="string">
            <text:p>R705226</text:p>
          </table:table-cell>
          <table:table-cell table:style-name="ce1" office:value-type="string">
            <text:p>1W</text:p>
          </table:table-cell>
          <table:table-cell office:value-type="string">
            <text:p>5%</text:p>
          </table:table-cell>
          <table:table-cell table:style-name="ce1" office:value-type="string">
            <text:p>R</text:p>
          </table:table-cell>
          <table:table-cell office:value-type="string">
            <text:p>R705226</text:p>
          </table:table-cell>
          <table:table-cell table:number-columns-repeated="2"/>
          <table:table-cell table:style-name="ce1" office:value-type="string">
            <text:p>Rezystor: power metal; THT; 160Ω; 1W; ±5%; Ø2,5x6,5mm; 350ppm/°C</text:p>
          </table:table-cell>
          <table:table-cell table:style-name="ce1" office:value-type="string">
            <text:p>tme.pl</text:p>
          </table:table-cell>
          <table:table-cell office:value-type="string">
            <text:p>PMR1T-160R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PMR01TJ0161A50</text:p>
          </table:table-cell>
          <table:table-cell office:value-type="float" office:value="0.27">
            <text:p>0,2700</text:p>
          </table:table-cell>
          <table:table-cell table:style-name="ce4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5"/>
        </table:table-row>
        <table:table-row table:style-name="ro1">
          <table:table-cell office:value-type="string">
            <text:p>165k</text:p>
          </table:table-cell>
          <table:table-cell table:style-name="ce1" office:value-type="string">
            <text:p>0603SAF1653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165kohm, 0603, 1%, 0.1W</text:p>
          </table:table-cell>
          <table:table-cell table:style-name="ce1" office:value-type="string">
            <text:p>tme.pl</text:p>
          </table:table-cell>
          <table:table-cell office:value-type="string">
            <text:p>SMD0603-165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SAF1653T5E</text:p>
          </table:table-cell>
          <table:table-cell office:value-type="float" office:value="0.0481">
            <text:p>0,0481</text:p>
          </table:table-cell>
          <table:table-cell table:style-name="ce4" office:value-type="string">
            <text:p>PLN</text:p>
          </table:table-cell>
          <table:table-cell office:value-type="date" office:date-value="2013-12-23">
            <text:p>23-12-2013</text:p>
          </table:table-cell>
          <table:table-cell table:number-columns-repeated="1005"/>
        </table:table-row>
        <table:table-row table:style-name="ro1">
          <table:table-cell office:value-type="string">
            <text:p>16k</text:p>
          </table:table-cell>
          <table:table-cell table:style-name="ce1" office:value-type="string">
            <text:p>0603WGF16K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16kohm, 0603, 1%</text:p>
          </table:table-cell>
          <table:table-cell table:style-name="ce1" office:value-type="string">
            <text:p>tme.pl</text:p>
          </table:table-cell>
          <table:table-cell office:value-type="string">
            <text:p>SMD0603-16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WGF16KT5E</text:p>
          </table:table-cell>
          <table:table-cell office:value-type="float" office:value="0.031">
            <text:p>0,0310</text:p>
          </table:table-cell>
          <table:table-cell table:style-name="ce4" office:value-type="string">
            <text:p>PLN</text:p>
          </table:table-cell>
          <table:table-cell office:value-type="date" office:date-value="2012-12-05">
            <text:p>05-12-2012</text:p>
          </table:table-cell>
          <table:table-cell table:number-columns-repeated="1005"/>
        </table:table-row>
        <table:table-row table:style-name="ro1">
          <table:table-cell office:value-type="string">
            <text:p>16k</text:p>
          </table:table-cell>
          <table:table-cell table:style-name="ce1" office:value-type="string">
            <text:p>0805WAF 16K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16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16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16K T5E</text:p>
          </table:table-cell>
          <table:table-cell office:value-type="float" office:value="0.029">
            <text:p>0,0290</text:p>
          </table:table-cell>
          <table:table-cell table:style-name="ce4" office:value-type="string">
            <text:p>PLN</text:p>
          </table:table-cell>
          <table:table-cell office:value-type="date" office:date-value="2013-06-18">
            <text:p>18-06-2013</text:p>
          </table:table-cell>
          <table:table-cell table:number-columns-repeated="1005"/>
        </table:table-row>
        <table:table-row table:style-name="ro1">
          <table:table-cell office:value-type="string">
            <text:p>16k2</text:p>
          </table:table-cell>
          <table:table-cell table:style-name="ce1" office:value-type="string">
            <text:p>MFR 0.6W 16K2 1%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table:number-columns-repeated="2"/>
          <table:table-cell table:style-name="ce1" office:value-type="string">
            <text:p>Resistor metalized 0.6W 16.2 kohm 1%</text:p>
          </table:table-cell>
          <table:table-cell table:style-name="ce1" office:value-type="string">
            <text:p>tme.pl</text:p>
          </table:table-cell>
          <table:table-cell office:value-type="string">
            <text:p>M0.6W 16K2</text:p>
          </table:table-cell>
          <table:table-cell table:style-name="ce1" table:number-columns-repeated="2"/>
          <table:table-cell office:value-type="float" office:value="0.059">
            <text:p>0,0590</text:p>
          </table:table-cell>
          <table:table-cell table:style-name="ce4" office:value-type="string">
            <text:p>PLN</text:p>
          </table:table-cell>
          <table:table-cell office:value-type="date" office:date-value="2013-10-12">
            <text:p>12-10-2013</text:p>
          </table:table-cell>
          <table:table-cell table:number-columns-repeated="1005"/>
        </table:table-row>
        <table:table-row table:style-name="ro1">
          <table:table-cell office:value-type="string">
            <text:p>17k8</text:p>
          </table:table-cell>
          <table:table-cell table:style-name="ce1" office:value-type="string">
            <text:p>CRCW080517K8FKTAB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zystor: thick film; SMD; 0805; 17,8kΩ; 125mW; ±1%; -55÷155°C</text:p>
          </table:table-cell>
          <table:table-cell office:value-type="string">
            <text:p>tme.pl</text:p>
          </table:table-cell>
          <table:table-cell office:value-type="string">
            <text:p>CRCW080517K8FKTABC</text:p>
          </table:table-cell>
          <table:table-cell office:value-type="string">
            <text:p>Vishay</text:p>
          </table:table-cell>
          <table:table-cell table:style-name="ce1" office:value-type="string">
            <text:p>CRCW080517K8FKTABC</text:p>
          </table:table-cell>
          <table:table-cell office:value-type="float" office:value="0.032">
            <text:p>0,0320</text:p>
          </table:table-cell>
          <table:table-cell office:value-type="string">
            <text:p>PLN</text:p>
          </table:table-cell>
          <table:table-cell office:value-type="date" office:date-value="2015-01-27">
            <text:p>27-01-2015</text:p>
          </table:table-cell>
          <table:table-cell table:number-columns-repeated="1005"/>
        </table:table-row>
        <table:table-row table:style-name="ro1">
          <table:table-cell office:value-type="string">
            <text:p>180R</text:p>
          </table:table-cell>
          <table:table-cell table:style-name="ce1" office:value-type="string">
            <text:p>0805WAF180R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180 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18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180R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05"/>
        </table:table-row>
        <table:table-row table:style-name="ro1">
          <table:table-cell office:value-type="string">
            <text:p>18k</text:p>
          </table:table-cell>
          <table:table-cell table:style-name="ce1" office:value-type="string">
            <text:p>0603SAF1802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18kohm, 0603, 1%</text:p>
          </table:table-cell>
          <table:table-cell table:style-name="ce1" office:value-type="string">
            <text:p>tme.pl</text:p>
          </table:table-cell>
          <table:table-cell office:value-type="string">
            <text:p>SMD0603-18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SAF1802T5E</text:p>
          </table:table-cell>
          <table:table-cell office:value-type="float" office:value="0.027">
            <text:p>0,0270</text:p>
          </table:table-cell>
          <table:table-cell table:style-name="ce4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5"/>
        </table:table-row>
        <table:table-row table:style-name="ro1">
          <table:table-cell office:value-type="string">
            <text:p>18k</text:p>
          </table:table-cell>
          <table:table-cell table:style-name="ce1" office:value-type="string">
            <text:p>0805S8F1802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18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18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1802T5E</text:p>
          </table:table-cell>
          <table:table-cell office:value-type="float" office:value="0.029">
            <text:p>0,0290</text:p>
          </table:table-cell>
          <table:table-cell table:style-name="ce4" office:value-type="string">
            <text:p>PLN</text:p>
          </table:table-cell>
          <table:table-cell office:value-type="date" office:date-value="2014-09-29">
            <text:p>29-09-2014</text:p>
          </table:table-cell>
          <table:table-cell table:number-columns-repeated="1005"/>
        </table:table-row>
        <table:table-row table:style-name="ro1">
          <table:table-cell office:value-type="string">
            <text:p>19k6</text:p>
          </table:table-cell>
          <table:table-cell table:style-name="ce1" office:value-type="string">
            <text:p>CRCW080519K6FKTAB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MULTICOMP - MCMR08X1962FTL - REZYSTOR, 0805, 19K6, 1%, ANTI SULFUR</text:p>
          </table:table-cell>
          <table:table-cell office:value-type="string">
            <text:p>tme.pl</text:p>
          </table:table-cell>
          <table:table-cell office:value-type="string">
            <text:p>CRCW080519K6FKTABC</text:p>
          </table:table-cell>
          <table:table-cell office:value-type="string">
            <text:p>Vishay</text:p>
          </table:table-cell>
          <table:table-cell office:value-type="string">
            <text:p>CRCW080519K6FKTABC</text:p>
          </table:table-cell>
          <table:table-cell office:value-type="float" office:value="0.06">
            <text:p>0,0600</text:p>
          </table:table-cell>
          <table:table-cell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05"/>
        </table:table-row>
        <table:table-row table:style-name="ro1">
          <table:table-cell office:value-type="string">
            <text:p>19k6</text:p>
          </table:table-cell>
          <table:table-cell table:style-name="ce1" office:value-type="string">
            <text:p>MRS25000C1962FCT00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table:number-columns-repeated="2"/>
          <table:table-cell table:style-name="ce1" office:value-type="string">
            <text:p>resistor 0.6W, 19.6k, 1%</text:p>
          </table:table-cell>
          <table:table-cell table:style-name="ce1" office:value-type="string">
            <text:p>farnell.com</text:p>
          </table:table-cell>
          <table:table-cell office:value-type="string">
            <text:p>9465146</text:p>
          </table:table-cell>
          <table:table-cell table:style-name="ce1" office:value-type="string">
            <text:p>Vishay</text:p>
          </table:table-cell>
          <table:table-cell table:style-name="ce1" office:value-type="string">
            <text:p>MRS25000C1962FCT00</text:p>
          </table:table-cell>
          <table:table-cell office:value-type="float" office:value="0.24">
            <text:p>0,2400</text:p>
          </table:table-cell>
          <table:table-cell table:style-name="ce4" office:value-type="string">
            <text:p>PLN</text:p>
          </table:table-cell>
          <table:table-cell office:value-type="date" office:date-value="2013-10-01">
            <text:p>01-10-2013</text:p>
          </table:table-cell>
          <table:table-cell table:number-columns-repeated="1005"/>
        </table:table-row>
        <table:table-row table:style-name="ro1">
          <table:table-cell office:value-type="string">
            <text:p>1k</text:p>
          </table:table-cell>
          <table:table-cell table:style-name="ce1" office:value-type="string">
            <text:p>0603SAF1001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1kohm, 0603, 1%</text:p>
          </table:table-cell>
          <table:table-cell table:style-name="ce1" office:value-type="string">
            <text:p>tme.pl</text:p>
          </table:table-cell>
          <table:table-cell office:value-type="string">
            <text:p>SMD0603-1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SAF1001T5E</text:p>
          </table:table-cell>
          <table:table-cell office:value-type="float" office:value="0.02511">
            <text:p>0,0251</text:p>
          </table:table-cell>
          <table:table-cell table:style-name="ce4" office:value-type="string">
            <text:p>PLN</text:p>
          </table:table-cell>
          <table:table-cell office:value-type="date" office:date-value="2016-02-11">
            <text:p>11-02-2016</text:p>
          </table:table-cell>
          <table:table-cell table:number-columns-repeated="1005"/>
        </table:table-row>
        <table:table-row table:style-name="ro1">
          <table:table-cell office:value-type="string">
            <text:p>1k</text:p>
          </table:table-cell>
          <table:table-cell table:style-name="ce1" office:value-type="string">
            <text:p>0805WAF 1K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1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1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1K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05"/>
        </table:table-row>
        <table:table-row table:style-name="ro1">
          <table:table-cell office:value-type="string">
            <text:p>1k</text:p>
          </table:table-cell>
          <table:table-cell table:style-name="ce1" office:value-type="string">
            <text:p>MFR 0.6W 1K 1%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office:value-type="string">
            <text:p>MFR0.6WV</text:p>
          </table:table-cell>
          <table:table-cell office:value-type="string">
            <text:p>R302510</text:p>
          </table:table-cell>
          <table:table-cell table:style-name="ce1" office:value-type="string">
            <text:p>Resistor metalized 0.6W 1 kohm 1%</text:p>
          </table:table-cell>
          <table:table-cell table:style-name="ce1" office:value-type="string">
            <text:p>tme.pl</text:p>
          </table:table-cell>
          <table:table-cell office:value-type="string">
            <text:p>M0.6W 1K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FR 0.6W 1K 1%</text:p>
          </table:table-cell>
          <table:table-cell office:value-type="float" office:value="0.059">
            <text:p>0,0590</text:p>
          </table:table-cell>
          <table:table-cell table:style-name="ce4" office:value-type="string">
            <text:p>PLN</text:p>
          </table:table-cell>
          <table:table-cell office:value-type="date" office:date-value="2011-03-05">
            <text:p>05-03-2011</text:p>
          </table:table-cell>
          <table:table-cell table:number-columns-repeated="1005"/>
        </table:table-row>
        <table:table-row table:style-name="ro1">
          <table:table-cell office:value-type="string">
            <text:p>1k1</text:p>
          </table:table-cell>
          <table:table-cell table:style-name="ce1" office:value-type="string">
            <text:p>0805WAF 1K1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1.1kohm, 1%, 0805</text:p>
          </table:table-cell>
          <table:table-cell table:style-name="ce1" office:value-type="string">
            <text:p>tme.pl</text:p>
          </table:table-cell>
          <table:table-cell office:value-type="string">
            <text:p>SMD0805-1K1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1K1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6-08">
            <text:p>08-06-2017</text:p>
          </table:table-cell>
          <table:table-cell table:number-columns-repeated="1005"/>
        </table:table-row>
        <table:table-row table:style-name="ro1">
          <table:table-cell office:value-type="string">
            <text:p>1k2</text:p>
          </table:table-cell>
          <table:table-cell table:style-name="ce1" office:value-type="string">
            <text:p>0603SAF1201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zystor: thick film; SMD; 0603; 1,2kΩ; 0,1W; ±1%; -55÷125°C</text:p>
          </table:table-cell>
          <table:table-cell table:style-name="ce1" office:value-type="string">
            <text:p>tme.pl</text:p>
          </table:table-cell>
          <table:table-cell office:value-type="string">
            <text:p>SMD0603-1K2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SAF1201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3-17">
            <text:p>17-03-2017</text:p>
          </table:table-cell>
          <table:table-cell table:number-columns-repeated="1005"/>
        </table:table-row>
        <table:table-row table:style-name="ro1">
          <table:table-cell office:value-type="string">
            <text:p>1k2</text:p>
          </table:table-cell>
          <table:table-cell table:style-name="ce1" office:value-type="string">
            <text:p>0805WAF 1K2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1.2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1K2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1K2 T5E</text:p>
          </table:table-cell>
          <table:table-cell office:value-type="float" office:value="0.03578">
            <text:p>0,0358</text:p>
          </table:table-cell>
          <table:table-cell table:style-name="ce4" office:value-type="string">
            <text:p>PLN</text:p>
          </table:table-cell>
          <table:table-cell office:value-type="date" office:date-value="2015-11-20">
            <text:p>20-11-2015</text:p>
          </table:table-cell>
          <table:table-cell table:number-columns-repeated="1005"/>
        </table:table-row>
        <table:table-row table:style-name="ro1">
          <table:table-cell office:value-type="string">
            <text:p>1k3</text:p>
          </table:table-cell>
          <table:table-cell table:style-name="ce1" office:value-type="string">
            <text:p>MC 0.1W 0805 1% 1K3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0805 1k3 1%</text:p>
          </table:table-cell>
          <table:table-cell table:style-name="ce1" office:value-type="string">
            <text:p>farnell.com</text:p>
          </table:table-cell>
          <table:table-cell office:value-type="string">
            <text:p>9332553</text:p>
          </table:table-cell>
          <table:table-cell table:style-name="ce1" office:value-type="string">
            <text:p>MULTICOMP</text:p>
          </table:table-cell>
          <table:table-cell table:style-name="ce1" office:value-type="string">
            <text:p>MC 0.1W 0805 1% 1K3</text:p>
          </table:table-cell>
          <table:table-cell office:value-type="float" office:value="0.13">
            <text:p>0,1300</text:p>
          </table:table-cell>
          <table:table-cell table:style-name="ce4" office:value-type="string">
            <text:p>PLN</text:p>
          </table:table-cell>
          <table:table-cell office:value-type="date" office:date-value="2012-11-03">
            <text:p>03-11-2012</text:p>
          </table:table-cell>
          <table:table-cell table:number-columns-repeated="1005"/>
        </table:table-row>
        <table:table-row table:style-name="ro1">
          <table:table-cell office:value-type="string">
            <text:p>1k3</text:p>
          </table:table-cell>
          <table:table-cell table:style-name="ce1" office:value-type="string">
            <text:p>1206S4F1301T5E</text:p>
          </table:table-cell>
          <table:table-cell table:style-name="ce1" office:value-type="string">
            <text:p>1206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1206_0805</text:p>
          </table:table-cell>
          <table:table-cell office:value-type="string">
            <text:p>1206-IPC</text:p>
          </table:table-cell>
          <table:table-cell/>
          <table:table-cell table:style-name="ce1" office:value-type="string">
            <text:p>Resistor 1.3kohm, 1206, 1%</text:p>
          </table:table-cell>
          <table:table-cell table:style-name="ce1" office:value-type="string">
            <text:p>tme.pl</text:p>
          </table:table-cell>
          <table:table-cell office:value-type="string">
            <text:p>SMD1206-1K3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1206S4F1301T5E</text:p>
          </table:table-cell>
          <table:table-cell office:value-type="float" office:value="0.035">
            <text:p>0,0350</text:p>
          </table:table-cell>
          <table:table-cell table:style-name="ce4" office:value-type="string">
            <text:p>PLN</text:p>
          </table:table-cell>
          <table:table-cell office:value-type="date" office:date-value="2013-12-23">
            <text:p>23-12-2013</text:p>
          </table:table-cell>
          <table:table-cell table:number-columns-repeated="1005"/>
        </table:table-row>
        <table:table-row table:style-name="ro1">
          <table:table-cell office:value-type="string">
            <text:p>1k5</text:p>
          </table:table-cell>
          <table:table-cell table:style-name="ce1" office:value-type="string">
            <text:p>0805S8F1501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1.5kohm, 1%, 0805</text:p>
          </table:table-cell>
          <table:table-cell table:style-name="ce1" office:value-type="string">
            <text:p>tme.pl</text:p>
          </table:table-cell>
          <table:table-cell office:value-type="string">
            <text:p>SMD0805-1K5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1501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05"/>
        </table:table-row>
        <table:table-row table:style-name="ro1">
          <table:table-cell office:value-type="string">
            <text:p>1k6</text:p>
          </table:table-cell>
          <table:table-cell table:style-name="ce1" office:value-type="string">
            <text:p>CRCW08051K60FKTAB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1.6kohm, 0805, 1%</text:p>
          </table:table-cell>
          <table:table-cell office:value-type="string">
            <text:p>tme.pl</text:p>
          </table:table-cell>
          <table:table-cell office:value-type="string">
            <text:p>CRCW08051K60FKTABC</text:p>
          </table:table-cell>
          <table:table-cell office:value-type="string">
            <text:p>Vishay</text:p>
          </table:table-cell>
          <table:table-cell table:style-name="ce1" office:value-type="string">
            <text:p>CRCW08051K60FKTABC</text:p>
          </table:table-cell>
          <table:table-cell office:value-type="float" office:value="0.032">
            <text:p>0,0320</text:p>
          </table:table-cell>
          <table:table-cell table:style-name="ce4" office:value-type="string">
            <text:p>PLN</text:p>
          </table:table-cell>
          <table:table-cell office:value-type="date" office:date-value="2014-06-16">
            <text:p>16-06-2014</text:p>
          </table:table-cell>
          <table:table-cell table:number-columns-repeated="1005"/>
        </table:table-row>
        <table:table-row table:style-name="ro1">
          <table:table-cell office:value-type="string">
            <text:p>1k6</text:p>
          </table:table-cell>
          <table:table-cell table:style-name="ce1" office:value-type="string">
            <text:p>MC 0.1W 0805 1% 1K6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1.6kohm, 0805, 1%</text:p>
          </table:table-cell>
          <table:table-cell table:style-name="ce1" office:value-type="string">
            <text:p>farnell.com</text:p>
          </table:table-cell>
          <table:table-cell office:value-type="string">
            <text:p>9332669</text:p>
          </table:table-cell>
          <table:table-cell table:style-name="ce1" office:value-type="string">
            <text:p>MULTICOMP</text:p>
          </table:table-cell>
          <table:table-cell table:style-name="ce1" office:value-type="string">
            <text:p>MC 0.1W 0805 1% 1K6</text:p>
          </table:table-cell>
          <table:table-cell office:value-type="float" office:value="0.14">
            <text:p>0,1400</text:p>
          </table:table-cell>
          <table:table-cell table:style-name="ce4" office:value-type="string">
            <text:p>PLN</text:p>
          </table:table-cell>
          <table:table-cell office:value-type="date" office:date-value="2013-11-28">
            <text:p>28-11-2013</text:p>
          </table:table-cell>
          <table:table-cell table:number-columns-repeated="1005"/>
        </table:table-row>
        <table:table-row table:style-name="ro1">
          <table:table-cell office:value-type="string">
            <text:p>1k8</text:p>
          </table:table-cell>
          <table:table-cell table:style-name="ce1" office:value-type="string">
            <text:p>0603WGF1K8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0603 1k8, 1%</text:p>
          </table:table-cell>
          <table:table-cell office:value-type="string">
            <text:p>tme.pl</text:p>
          </table:table-cell>
          <table:table-cell office:value-type="string">
            <text:p>SMD0603-1K8-1%</text:p>
          </table:table-cell>
          <table:table-cell office:value-type="string">
            <text:p>Royal Ohm</text:p>
          </table:table-cell>
          <table:table-cell table:style-name="ce1" office:value-type="string">
            <text:p>0603WGF 1K8 T5E</text:p>
          </table:table-cell>
          <table:table-cell office:value-type="float" office:value="0.031">
            <text:p>0,0310</text:p>
          </table:table-cell>
          <table:table-cell office:value-type="string">
            <text:p>PLN</text:p>
          </table:table-cell>
          <table:table-cell office:value-type="date" office:date-value="2012-10-15">
            <text:p>15-10-2012</text:p>
          </table:table-cell>
          <table:table-cell table:number-columns-repeated="1005"/>
        </table:table-row>
        <table:table-row table:style-name="ro1">
          <table:table-cell office:value-type="string">
            <text:p>1k8</text:p>
          </table:table-cell>
          <table:table-cell table:style-name="ce1" office:value-type="string">
            <text:p>0805WAF 1K8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8.2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1K8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1K8 T5E</text:p>
          </table:table-cell>
          <table:table-cell office:value-type="float" office:value="0.03443">
            <text:p>0,0344</text:p>
          </table:table-cell>
          <table:table-cell table:style-name="ce4" office:value-type="string">
            <text:p>PLN</text:p>
          </table:table-cell>
          <table:table-cell office:value-type="date" office:date-value="2016-08-11">
            <text:p>11-08-2016</text:p>
          </table:table-cell>
          <table:table-cell table:number-columns-repeated="1005"/>
        </table:table-row>
        <table:table-row table:style-name="ro1">
          <table:table-cell office:value-type="string">
            <text:p>1k8</text:p>
          </table:table-cell>
          <table:table-cell table:style-name="ce1" office:value-type="string">
            <text:p>1206S4F1801T5E</text:p>
          </table:table-cell>
          <table:table-cell table:style-name="ce1" office:value-type="string">
            <text:p>1206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1206_0805</text:p>
          </table:table-cell>
          <table:table-cell office:value-type="string">
            <text:p>1206-IPC</text:p>
          </table:table-cell>
          <table:table-cell/>
          <table:table-cell table:style-name="ce1" office:value-type="string">
            <text:p>Resistor 1.8kohm, 0805, 1%</text:p>
          </table:table-cell>
          <table:table-cell office:value-type="string">
            <text:p>tme.pl</text:p>
          </table:table-cell>
          <table:table-cell office:value-type="string">
            <text:p>SMD1206-1K8-1%</text:p>
          </table:table-cell>
          <table:table-cell office:value-type="string">
            <text:p>Royal Ohm</text:p>
          </table:table-cell>
          <table:table-cell office:value-type="string">
            <text:p>1206S4F1801T5E</text:p>
          </table:table-cell>
          <table:table-cell office:value-type="float" office:value="0.035">
            <text:p>0,0350</text:p>
          </table:table-cell>
          <table:table-cell table:style-name="ce4" office:value-type="string">
            <text:p>PLN</text:p>
          </table:table-cell>
          <table:table-cell office:value-type="date" office:date-value="2013-12-23">
            <text:p>23-12-2013</text:p>
          </table:table-cell>
          <table:table-cell table:number-columns-repeated="1005"/>
        </table:table-row>
        <table:table-row table:style-name="ro1">
          <table:table-cell office:value-type="string">
            <text:p>1M</text:p>
          </table:table-cell>
          <table:table-cell table:style-name="ce1" office:value-type="string">
            <text:p>0603WGF 1M 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1Mohm, 0603, 1%</text:p>
          </table:table-cell>
          <table:table-cell table:style-name="ce1" office:value-type="string">
            <text:p>tme.pl</text:p>
          </table:table-cell>
          <table:table-cell office:value-type="string">
            <text:p>SMD0603-1M-1%</text:p>
          </table:table-cell>
          <table:table-cell office:value-type="string">
            <text:p>Royal Ohm</text:p>
          </table:table-cell>
          <table:table-cell table:style-name="ce1" office:value-type="string">
            <text:p>0603WGF 1M T5E</text:p>
          </table:table-cell>
          <table:table-cell office:value-type="float" office:value="0.025">
            <text:p>0,0250</text:p>
          </table:table-cell>
          <table:table-cell office:value-type="string">
            <text:p>PLN</text:p>
          </table:table-cell>
          <table:table-cell office:value-type="date" office:date-value="2012-09-14">
            <text:p>14-09-2012</text:p>
          </table:table-cell>
          <table:table-cell table:number-columns-repeated="1005"/>
        </table:table-row>
        <table:table-row table:style-name="ro1">
          <table:table-cell office:value-type="string">
            <text:p>1M</text:p>
          </table:table-cell>
          <table:table-cell table:style-name="ce1" office:value-type="string">
            <text:p>0805WAF 1M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1M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1M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1M T5E</text:p>
          </table:table-cell>
          <table:table-cell office:value-type="float" office:value="0.03414">
            <text:p>0,0341</text:p>
          </table:table-cell>
          <table:table-cell table:style-name="ce4" office:value-type="string">
            <text:p>PLN</text:p>
          </table:table-cell>
          <table:table-cell office:value-type="date" office:date-value="2016-08-18">
            <text:p>18-08-2016</text:p>
          </table:table-cell>
          <table:table-cell table:number-columns-repeated="1005"/>
        </table:table-row>
        <table:table-row table:style-name="ro1">
          <table:table-cell office:value-type="string">
            <text:p>1M</text:p>
          </table:table-cell>
          <table:table-cell table:style-name="ce1" office:value-type="string">
            <text:p>1206S4F1004T5E</text:p>
          </table:table-cell>
          <table:table-cell table:style-name="ce1" office:value-type="string">
            <text:p>1206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1206_0805</text:p>
          </table:table-cell>
          <table:table-cell office:value-type="string">
            <text:p>1206-IPC</text:p>
          </table:table-cell>
          <table:table-cell/>
          <table:table-cell table:style-name="ce1" office:value-type="string">
            <text:p>resistor 1Mohm, 1206, 1%</text:p>
          </table:table-cell>
          <table:table-cell table:style-name="ce1" office:value-type="string">
            <text:p>tme.pl</text:p>
          </table:table-cell>
          <table:table-cell office:value-type="string">
            <text:p>SMD1206 1M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1206S4F1004T5E</text:p>
          </table:table-cell>
          <table:table-cell office:value-type="float" office:value="0.035">
            <text:p>0,0350</text:p>
          </table:table-cell>
          <table:table-cell table:style-name="ce4" office:value-type="string">
            <text:p>PLN</text:p>
          </table:table-cell>
          <table:table-cell office:value-type="date" office:date-value="2013-12-23">
            <text:p>23-12-2013</text:p>
          </table:table-cell>
          <table:table-cell table:number-columns-repeated="1005"/>
        </table:table-row>
        <table:table-row table:style-name="ro1">
          <table:table-cell office:value-type="string">
            <text:p>1M/0.5W</text:p>
          </table:table-cell>
          <table:table-cell table:style-name="ce1" office:value-type="string">
            <text:p>1/2W 1M</text:p>
          </table:table-cell>
          <table:table-cell table:style-name="ce1" office:value-type="string">
            <text:p>R502816</text:p>
          </table:table-cell>
          <table:table-cell table:style-name="ce1" office:value-type="string">
            <text:p>0.5W</text:p>
          </table:table-cell>
          <table:table-cell office:value-type="string">
            <text:p>5%</text:p>
          </table:table-cell>
          <table:table-cell table:style-name="ce1" office:value-type="string">
            <text:p>R</text:p>
          </table:table-cell>
          <table:table-cell office:value-type="string">
            <text:p>R502816</text:p>
          </table:table-cell>
          <table:table-cell table:number-columns-repeated="2"/>
          <table:table-cell table:style-name="ce1" office:value-type="string">
            <text:p>Resistor 1 megaohm, 0.5W, 5%</text:p>
          </table:table-cell>
          <table:table-cell table:style-name="ce1" office:value-type="string">
            <text:p>tme.pl</text:p>
          </table:table-cell>
          <table:table-cell office:value-type="string">
            <text:p>1/2W-1M</text:p>
          </table:table-cell>
          <table:table-cell table:style-name="ce1" table:number-columns-repeated="2"/>
          <table:table-cell office:value-type="float" office:value="0.049">
            <text:p>0,0490</text:p>
          </table:table-cell>
          <table:table-cell table:style-name="ce4" office:value-type="string">
            <text:p>PLN</text:p>
          </table:table-cell>
          <table:table-cell office:value-type="date" office:date-value="2015-01-26">
            <text:p>26-01-2015</text:p>
          </table:table-cell>
          <table:table-cell table:number-columns-repeated="1005"/>
        </table:table-row>
        <table:table-row table:style-name="ro1">
          <table:table-cell office:value-type="string">
            <text:p>1M5</text:p>
          </table:table-cell>
          <table:table-cell table:style-name="ce1" office:value-type="string">
            <text:p>CRCW06031M50FKEA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0603 1% 1M5</text:p>
          </table:table-cell>
          <table:table-cell office:value-type="string">
            <text:p>farnell.com</text:p>
          </table:table-cell>
          <table:table-cell office:value-type="float" office:value="2138627">
            <text:p>2138627</text:p>
          </table:table-cell>
          <table:table-cell office:value-type="string">
            <text:p>Vishay</text:p>
          </table:table-cell>
          <table:table-cell office:value-type="string">
            <text:p>CRCW06031M50FKEA</text:p>
          </table:table-cell>
          <table:table-cell office:value-type="float" office:value="0.05">
            <text:p>0,0500</text:p>
          </table:table-cell>
          <table:table-cell office:value-type="string">
            <text:p>PLN</text:p>
          </table:table-cell>
          <table:table-cell office:value-type="date" office:date-value="2012-09-20">
            <text:p>20-09-2012</text:p>
          </table:table-cell>
          <table:table-cell table:number-columns-repeated="1005"/>
        </table:table-row>
        <table:table-row table:style-name="ro1">
          <table:table-cell office:value-type="string">
            <text:p>1M8</text:p>
          </table:table-cell>
          <table:table-cell table:style-name="ce1" office:value-type="string">
            <text:p>RC0805FR-071M8L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1.8Mohm, 0805, 1%</text:p>
          </table:table-cell>
          <table:table-cell table:style-name="ce1" office:value-type="string">
            <text:p>tme.pl</text:p>
          </table:table-cell>
          <table:table-cell office:value-type="string">
            <text:p>RC0805FR-071M8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0805FR-071M8L</text:p>
          </table:table-cell>
          <table:table-cell office:value-type="float" office:value="0.035">
            <text:p>0,0350</text:p>
          </table:table-cell>
          <table:table-cell table:style-name="ce4" office:value-type="string">
            <text:p>PLN</text:p>
          </table:table-cell>
          <table:table-cell office:value-type="date" office:date-value="2013-12-23">
            <text:p>23-12-2013</text:p>
          </table:table-cell>
          <table:table-cell table:number-columns-repeated="1005"/>
        </table:table-row>
        <table:table-row table:style-name="ro1">
          <table:table-cell office:value-type="string">
            <text:p>1R</text:p>
          </table:table-cell>
          <table:table-cell table:style-name="ce1" office:value-type="string">
            <text:p>MF006FJ100KA50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office:value-type="string">
            <text:p>R302510</text:p>
          </table:table-cell>
          <table:table-cell/>
          <table:table-cell table:style-name="ce1" office:value-type="string">
            <text:p>Rezystor: metal film; THT; 1Ω; 0,6W; ±1%; Ø2,5x6,8mm; 200ppm/°C</text:p>
          </table:table-cell>
          <table:table-cell table:style-name="ce1" office:value-type="string">
            <text:p>tme.pl</text:p>
          </table:table-cell>
          <table:table-cell office:value-type="string">
            <text:p>M0.6W-1R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F006FJ100KA50</text:p>
          </table:table-cell>
          <table:table-cell office:value-type="float" office:value="0.1">
            <text:p>0,1000</text:p>
          </table:table-cell>
          <table:table-cell table:style-name="ce4" office:value-type="string">
            <text:p>PLN</text:p>
          </table:table-cell>
          <table:table-cell office:value-type="date" office:date-value="2017-05-28">
            <text:p>28-05-2017</text:p>
          </table:table-cell>
          <table:table-cell table:number-columns-repeated="1005"/>
        </table:table-row>
        <table:table-row table:style-name="ro1">
          <table:table-cell office:value-type="string">
            <text:p>1R 5%</text:p>
          </table:table-cell>
          <table:table-cell table:style-name="ce1" office:value-type="string">
            <text:p>25121WJ010JT5E</text:p>
          </table:table-cell>
          <table:table-cell table:style-name="ce1" office:value-type="string">
            <text:p>2512</text:p>
          </table:table-cell>
          <table:table-cell table:style-name="ce1" office:value-type="string">
            <text:p>1W</text:p>
          </table:table-cell>
          <table:table-cell office:value-type="string">
            <text:p>5%</text:p>
          </table:table-cell>
          <table:table-cell table:style-name="ce1" office:value-type="string">
            <text:p>R</text:p>
          </table:table-cell>
          <table:table-cell office:value-type="string">
            <text:p>2512</text:p>
          </table:table-cell>
          <table:table-cell table:number-columns-repeated="2"/>
          <table:table-cell table:style-name="ce1" office:value-type="string">
            <text:p>Resistor 1ohm, 2512</text:p>
          </table:table-cell>
          <table:table-cell table:style-name="ce1" office:value-type="string">
            <text:p>tme.pl</text:p>
          </table:table-cell>
          <table:table-cell office:value-type="string">
            <text:p>SMD2512-1R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25121WJ010JT5E</text:p>
          </table:table-cell>
          <table:table-cell office:value-type="float" office:value="0.12">
            <text:p>0,1200</text:p>
          </table:table-cell>
          <table:table-cell table:style-name="ce4" office:value-type="string">
            <text:p>PLN</text:p>
          </table:table-cell>
          <table:table-cell office:value-type="date" office:date-value="2017-05-15">
            <text:p>15-05-2017</text:p>
          </table:table-cell>
          <table:table-cell table:number-columns-repeated="1005"/>
        </table:table-row>
        <table:table-row table:style-name="ro1">
          <table:table-cell office:value-type="string">
            <text:p>1R5</text:p>
          </table:table-cell>
          <table:table-cell table:style-name="ce1" office:value-type="string">
            <text:p>CRCW12061R50FKTABC</text:p>
          </table:table-cell>
          <table:table-cell table:style-name="ce1" office:value-type="string">
            <text:p>1206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1206_0805</text:p>
          </table:table-cell>
          <table:table-cell office:value-type="string">
            <text:p>1206-IPC</text:p>
          </table:table-cell>
          <table:table-cell/>
          <table:table-cell table:style-name="ce1" office:value-type="string">
            <text:p>Resistor 1.5ohm, 1206, 1%</text:p>
          </table:table-cell>
          <table:table-cell table:style-name="ce1" office:value-type="string">
            <text:p>tme.pl</text:p>
          </table:table-cell>
          <table:table-cell office:value-type="string">
            <text:p>CRCW12061R50FKTABC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CRCW12061R50FKTABC</text:p>
          </table:table-cell>
          <table:table-cell office:value-type="float" office:value="0.035">
            <text:p>0,0350</text:p>
          </table:table-cell>
          <table:table-cell table:style-name="ce4" office:value-type="string">
            <text:p>PLN</text:p>
          </table:table-cell>
          <table:table-cell office:value-type="date" office:date-value="2013-12-23">
            <text:p>23-12-2013</text:p>
          </table:table-cell>
          <table:table-cell table:number-columns-repeated="1005"/>
        </table:table-row>
        <table:table-row table:style-name="ro1">
          <table:table-cell office:value-type="string">
            <text:p>1R5</text:p>
          </table:table-cell>
          <table:table-cell table:style-name="ce1" office:value-type="string">
            <text:p>MFR 0.6W 1R5 1%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table:number-columns-repeated="2"/>
          <table:table-cell table:style-name="ce1" office:value-type="string">
            <text:p>Resistor 1.5 ohm, 0.6W, THT, 1%</text:p>
          </table:table-cell>
          <table:table-cell table:style-name="ce1" office:value-type="string">
            <text:p>tme.pl</text:p>
          </table:table-cell>
          <table:table-cell office:value-type="string">
            <text:p>M0.6W 1R5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FR 0.6W 1R5 1%</text:p>
          </table:table-cell>
          <table:table-cell office:value-type="float" office:value="0.069">
            <text:p>0,0690</text:p>
          </table:table-cell>
          <table:table-cell table:style-name="ce4" office:value-type="string">
            <text:p>PLN</text:p>
          </table:table-cell>
          <table:table-cell office:value-type="date" office:date-value="2013-06-18">
            <text:p>18-06-2013</text:p>
          </table:table-cell>
          <table:table-cell table:number-columns-repeated="1005"/>
        </table:table-row>
        <table:table-row table:style-name="ro1">
          <table:table-cell office:value-type="string">
            <text:p>200k</text:p>
          </table:table-cell>
          <table:table-cell table:style-name="ce1" office:value-type="string">
            <text:p>0603WGF200K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200kohm, 0603, 1%</text:p>
          </table:table-cell>
          <table:table-cell table:style-name="ce1" office:value-type="string">
            <text:p>tme.pl</text:p>
          </table:table-cell>
          <table:table-cell office:value-type="string">
            <text:p>SMD0603-200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WGF200KT5E</text:p>
          </table:table-cell>
          <table:table-cell office:value-type="float" office:value="0.02755">
            <text:p>0,0276</text:p>
          </table:table-cell>
          <table:table-cell table:style-name="ce4" office:value-type="string">
            <text:p>PLN</text:p>
          </table:table-cell>
          <table:table-cell office:value-type="date" office:date-value="2016-06-02">
            <text:p>02-06-2016</text:p>
          </table:table-cell>
          <table:table-cell table:number-columns-repeated="1005"/>
        </table:table-row>
        <table:table-row table:style-name="ro1">
          <table:table-cell office:value-type="string">
            <text:p>200k</text:p>
          </table:table-cell>
          <table:table-cell table:style-name="ce1" office:value-type="string">
            <text:p>0805S8F2003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SMD 0805 200kohm 0.125W 1%</text:p>
          </table:table-cell>
          <table:table-cell table:style-name="ce1" office:value-type="string">
            <text:p>tme.pl</text:p>
          </table:table-cell>
          <table:table-cell office:value-type="string">
            <text:p>SMD0805-200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2003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5-12">
            <text:p>12-05-2017</text:p>
          </table:table-cell>
          <table:table-cell table:number-columns-repeated="1005"/>
        </table:table-row>
        <table:table-row table:style-name="ro1">
          <table:table-cell office:value-type="string">
            <text:p>200k</text:p>
          </table:table-cell>
          <table:table-cell table:style-name="ce1" office:value-type="string">
            <text:p>MF006FF2003A50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office:value-type="string">
            <text:p>R302510</text:p>
          </table:table-cell>
          <table:table-cell/>
          <table:table-cell table:style-name="ce1" office:value-type="string">
            <text:p>Rezystor: metal film; THT; 200kΩ; 0,6W; ±1%; Ø2,5x6,8mm; 50ppm/°C</text:p>
          </table:table-cell>
          <table:table-cell table:style-name="ce1" office:value-type="string">
            <text:p>tme.pl</text:p>
          </table:table-cell>
          <table:table-cell office:value-type="string">
            <text:p>M0.6W-200K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F006FF2003A50</text:p>
          </table:table-cell>
          <table:table-cell office:value-type="float" office:value="0.07">
            <text:p>0,0700</text:p>
          </table:table-cell>
          <table:table-cell table:style-name="ce4" office:value-type="string">
            <text:p>PLN</text:p>
          </table:table-cell>
          <table:table-cell office:value-type="date" office:date-value="2016-11-02">
            <text:p>02-11-2016</text:p>
          </table:table-cell>
          <table:table-cell table:number-columns-repeated="1005"/>
        </table:table-row>
        <table:table-row table:style-name="ro1">
          <table:table-cell office:value-type="string">
            <text:p>200R</text:p>
          </table:table-cell>
          <table:table-cell table:style-name="ce1" office:value-type="string">
            <text:p>0603WGF200R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200ohm, 0603, 1%</text:p>
          </table:table-cell>
          <table:table-cell table:style-name="ce1" office:value-type="string">
            <text:p>tme.pl</text:p>
          </table:table-cell>
          <table:table-cell office:value-type="string">
            <text:p>SMD0603-20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WGF200RT5E</text:p>
          </table:table-cell>
          <table:table-cell office:value-type="float" office:value="0.031">
            <text:p>0,0310</text:p>
          </table:table-cell>
          <table:table-cell table:style-name="ce4" office:value-type="string">
            <text:p>PLN</text:p>
          </table:table-cell>
          <table:table-cell office:value-type="date" office:date-value="2012-12-05">
            <text:p>05-12-2012</text:p>
          </table:table-cell>
          <table:table-cell table:number-columns-repeated="1005"/>
        </table:table-row>
        <table:table-row table:style-name="ro1">
          <table:table-cell office:value-type="string">
            <text:p>200R</text:p>
          </table:table-cell>
          <table:table-cell table:style-name="ce1" office:value-type="string">
            <text:p>0805WAF 200R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200ohm, 1%, 0805</text:p>
          </table:table-cell>
          <table:table-cell table:style-name="ce1" office:value-type="string">
            <text:p>tme.pl</text:p>
          </table:table-cell>
          <table:table-cell office:value-type="string">
            <text:p>SMD0805-20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200R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5-29">
            <text:p>29-05-2017</text:p>
          </table:table-cell>
          <table:table-cell table:number-columns-repeated="1005"/>
        </table:table-row>
        <table:table-row table:style-name="ro1">
          <table:table-cell office:value-type="string">
            <text:p>200R</text:p>
          </table:table-cell>
          <table:table-cell table:style-name="ce1" office:value-type="string">
            <text:p>1206S4F2000T5E</text:p>
          </table:table-cell>
          <table:table-cell table:style-name="ce1" office:value-type="string">
            <text:p>1206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1206_0805</text:p>
          </table:table-cell>
          <table:table-cell office:value-type="string">
            <text:p>1206-IPC</text:p>
          </table:table-cell>
          <table:table-cell/>
          <table:table-cell table:style-name="ce1" office:value-type="string">
            <text:p>Resistor 200ohm, 1206 1%</text:p>
          </table:table-cell>
          <table:table-cell table:style-name="ce1" office:value-type="string">
            <text:p>tme.pl</text:p>
          </table:table-cell>
          <table:table-cell office:value-type="string">
            <text:p>SMD1206-20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1206S4F2000T5E</text:p>
          </table:table-cell>
          <table:table-cell office:value-type="float" office:value="0.035">
            <text:p>0,0350</text:p>
          </table:table-cell>
          <table:table-cell table:style-name="ce4" office:value-type="string">
            <text:p>PLN</text:p>
          </table:table-cell>
          <table:table-cell office:value-type="date" office:date-value="2013-12-23">
            <text:p>23-12-2013</text:p>
          </table:table-cell>
          <table:table-cell table:number-columns-repeated="1005"/>
        </table:table-row>
        <table:table-row table:style-name="ro1">
          <table:table-cell office:value-type="string">
            <text:p>20k</text:p>
          </table:table-cell>
          <table:table-cell table:style-name="ce1" office:value-type="string">
            <text:p>0603SAF2002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20k, 0603, 1%</text:p>
          </table:table-cell>
          <table:table-cell table:style-name="ce1" office:value-type="string">
            <text:p>tme.pl</text:p>
          </table:table-cell>
          <table:table-cell office:value-type="string">
            <text:p>SMD0603-20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<text:s/>0603SAF2002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9-25">
            <text:p>25-09-2017</text:p>
          </table:table-cell>
          <table:table-cell table:number-columns-repeated="1005"/>
        </table:table-row>
        <table:table-row table:style-name="ro1">
          <table:table-cell office:value-type="string">
            <text:p>20k</text:p>
          </table:table-cell>
          <table:table-cell table:style-name="ce1" office:value-type="string">
            <text:p>0805WAF 20K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1206_0805</text:p>
          </table:table-cell>
          <table:table-cell office:value-type="string">
            <text:p>0805</text:p>
          </table:table-cell>
          <table:table-cell office:value-type="string">
            <text:p>0805_0603</text:p>
          </table:table-cell>
          <table:table-cell table:style-name="ce1" office:value-type="string">
            <text:p>Resistor 20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20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20K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05"/>
        </table:table-row>
        <table:table-row table:style-name="ro1">
          <table:table-cell office:value-type="string">
            <text:p>20k</text:p>
          </table:table-cell>
          <table:table-cell table:style-name="ce1" office:value-type="string">
            <text:p>1206S4F 20K T5E</text:p>
          </table:table-cell>
          <table:table-cell table:style-name="ce1" office:value-type="string">
            <text:p>1206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1206_0805</text:p>
          </table:table-cell>
          <table:table-cell office:value-type="string">
            <text:p>1206-IPC</text:p>
          </table:table-cell>
          <table:table-cell/>
          <table:table-cell table:style-name="ce1" office:value-type="string">
            <text:p>Resistor 20kohm, 1206, 1%</text:p>
          </table:table-cell>
          <table:table-cell table:style-name="ce1" office:value-type="string">
            <text:p>tme.pl</text:p>
          </table:table-cell>
          <table:table-cell office:value-type="string">
            <text:p>SMD1206-20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1206S4F 20K T5E</text:p>
          </table:table-cell>
          <table:table-cell office:value-type="float" office:value="0.035">
            <text:p>0,0350</text:p>
          </table:table-cell>
          <table:table-cell table:style-name="ce4" office:value-type="string">
            <text:p>PLN</text:p>
          </table:table-cell>
          <table:table-cell office:value-type="date" office:date-value="2014-06-16">
            <text:p>16-06-2014</text:p>
          </table:table-cell>
          <table:table-cell table:number-columns-repeated="1005"/>
        </table:table-row>
        <table:table-row table:style-name="ro1">
          <table:table-cell office:value-type="string">
            <text:p>20k</text:p>
          </table:table-cell>
          <table:table-cell table:style-name="ce1" office:value-type="string">
            <text:p>MFR 0.6W 20K 1%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table:number-columns-repeated="2"/>
          <table:table-cell table:style-name="ce1" office:value-type="string">
            <text:p>Resistor metalized 0.6W 20 kohm 1%</text:p>
          </table:table-cell>
          <table:table-cell table:style-name="ce1" office:value-type="string">
            <text:p>tme.pl</text:p>
          </table:table-cell>
          <table:table-cell office:value-type="string">
            <text:p>M0.6W-20K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FR 0.6W 20K 1%</text:p>
          </table:table-cell>
          <table:table-cell office:value-type="float" office:value="0.05943">
            <text:p>0,0594</text:p>
          </table:table-cell>
          <table:table-cell table:style-name="ce4" office:value-type="string">
            <text:p>PLN</text:p>
          </table:table-cell>
          <table:table-cell office:value-type="date" office:date-value="2016-07-05">
            <text:p>05-07-2016</text:p>
          </table:table-cell>
          <table:table-cell table:number-columns-repeated="1005"/>
        </table:table-row>
        <table:table-row table:style-name="ro1">
          <table:table-cell office:value-type="string">
            <text:p>220k</text:p>
          </table:table-cell>
          <table:table-cell table:style-name="ce1" office:value-type="string">
            <text:p>0805S8F2203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220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220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2203T5E</text:p>
          </table:table-cell>
          <table:table-cell office:value-type="float" office:value="0.029">
            <text:p>0,0290</text:p>
          </table:table-cell>
          <table:table-cell table:style-name="ce4" office:value-type="string">
            <text:p>PLN</text:p>
          </table:table-cell>
          <table:table-cell office:value-type="date" office:date-value="2013-12-23">
            <text:p>23-12-2013</text:p>
          </table:table-cell>
          <table:table-cell table:number-columns-repeated="1005"/>
        </table:table-row>
        <table:table-row table:style-name="ro1">
          <table:table-cell office:value-type="string">
            <text:p>220R</text:p>
          </table:table-cell>
          <table:table-cell table:style-name="ce1" office:value-type="string">
            <text:p>0603SAF2200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220ohm, 0603, 1%</text:p>
          </table:table-cell>
          <table:table-cell table:style-name="ce1" office:value-type="string">
            <text:p>tme.pl</text:p>
          </table:table-cell>
          <table:table-cell office:value-type="string">
            <text:p>SMD0603-22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SAF2200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9-25">
            <text:p>25-09-2017</text:p>
          </table:table-cell>
          <table:table-cell table:number-columns-repeated="1005"/>
        </table:table-row>
        <table:table-row table:style-name="ro1">
          <table:table-cell office:value-type="string">
            <text:p>220R</text:p>
          </table:table-cell>
          <table:table-cell table:style-name="ce1" office:value-type="string">
            <text:p>0805WAF 220R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220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22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220R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05"/>
        </table:table-row>
        <table:table-row table:style-name="ro1">
          <table:table-cell office:value-type="string">
            <text:p>220R</text:p>
          </table:table-cell>
          <table:table-cell table:style-name="ce1" office:value-type="string">
            <text:p>1206S4F2200T5E</text:p>
          </table:table-cell>
          <table:table-cell table:style-name="ce1" office:value-type="string">
            <text:p>1206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1206_0805</text:p>
          </table:table-cell>
          <table:table-cell office:value-type="string">
            <text:p>1206-IPC</text:p>
          </table:table-cell>
          <table:table-cell/>
          <table:table-cell table:style-name="ce1" office:value-type="string">
            <text:p>Resistor 220 ohm, 1206, 1%</text:p>
          </table:table-cell>
          <table:table-cell table:style-name="ce1" office:value-type="string">
            <text:p>tme.pl</text:p>
          </table:table-cell>
          <table:table-cell office:value-type="string">
            <text:p>SMD1206-22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1206S4F2200T5E</text:p>
          </table:table-cell>
          <table:table-cell office:value-type="float" office:value="0.035">
            <text:p>0,0350</text:p>
          </table:table-cell>
          <table:table-cell table:style-name="ce4" office:value-type="string">
            <text:p>PLN</text:p>
          </table:table-cell>
          <table:table-cell office:value-type="date" office:date-value="2013-12-23">
            <text:p>23-12-2013</text:p>
          </table:table-cell>
          <table:table-cell table:number-columns-repeated="1005"/>
        </table:table-row>
        <table:table-row table:style-name="ro1">
          <table:table-cell office:value-type="string">
            <text:p>220R</text:p>
          </table:table-cell>
          <table:table-cell table:style-name="ce1" office:value-type="string">
            <text:p>MFR 0.6W 220E 1%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office:value-type="string">
            <text:p>R302510</text:p>
          </table:table-cell>
          <table:table-cell/>
          <table:table-cell table:style-name="ce1" office:value-type="string">
            <text:p>Resistor metalized 0.6W 220 ohm 1%</text:p>
          </table:table-cell>
          <table:table-cell table:style-name="ce1" office:value-type="string">
            <text:p>tme.pl</text:p>
          </table:table-cell>
          <table:table-cell office:value-type="string">
            <text:p>M0.6W-220R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FR 0.6W 220E 1%</text:p>
          </table:table-cell>
          <table:table-cell office:value-type="float" office:value="0.05881">
            <text:p>0,0588</text:p>
          </table:table-cell>
          <table:table-cell table:style-name="ce4" office:value-type="string">
            <text:p>PLN</text:p>
          </table:table-cell>
          <table:table-cell office:value-type="date" office:date-value="2016-06-01">
            <text:p>01-06-2016</text:p>
          </table:table-cell>
          <table:table-cell table:number-columns-repeated="1005"/>
        </table:table-row>
        <table:table-row table:style-name="ro1">
          <table:table-cell office:value-type="string">
            <text:p>22k</text:p>
          </table:table-cell>
          <table:table-cell table:style-name="ce1" office:value-type="string">
            <text:p>0603SAF2202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22kohm, 0603, 1%</text:p>
          </table:table-cell>
          <table:table-cell table:style-name="ce1" office:value-type="string">
            <text:p>tme.pl</text:p>
          </table:table-cell>
          <table:table-cell office:value-type="string">
            <text:p>SMD0603-22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SAF2202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9-25">
            <text:p>25-09-2017</text:p>
          </table:table-cell>
          <table:table-cell table:number-columns-repeated="1005"/>
        </table:table-row>
        <table:table-row table:style-name="ro1">
          <table:table-cell office:value-type="string">
            <text:p>22k</text:p>
          </table:table-cell>
          <table:table-cell table:style-name="ce1" office:value-type="string">
            <text:p>RC0805FR-0722K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22kohm, 1%, 0.125W, 0805</text:p>
          </table:table-cell>
          <table:table-cell table:style-name="ce1" office:value-type="string">
            <text:p>tme.pl</text:p>
          </table:table-cell>
          <table:table-cell office:value-type="string">
            <text:p>SMD0805-22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2202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9-25">
            <text:p>25-09-2017</text:p>
          </table:table-cell>
          <table:table-cell table:number-columns-repeated="1005"/>
        </table:table-row>
        <table:table-row table:style-name="ro1">
          <table:table-cell office:value-type="string">
            <text:p>22R</text:p>
          </table:table-cell>
          <table:table-cell table:style-name="ce1" office:value-type="string">
            <text:p>0603SAF220J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0603 22R, 1%</text:p>
          </table:table-cell>
          <table:table-cell office:value-type="string">
            <text:p>tme.pl</text:p>
          </table:table-cell>
          <table:table-cell office:value-type="string">
            <text:p>SMD0603-22R-1%</text:p>
          </table:table-cell>
          <table:table-cell office:value-type="string">
            <text:p>Royal Ohm</text:p>
          </table:table-cell>
          <table:table-cell table:style-name="ce1" office:value-type="string">
            <text:p>0603SAF220JT5E</text:p>
          </table:table-cell>
          <table:table-cell office:value-type="float" office:value="0.031">
            <text:p>0,0310</text:p>
          </table:table-cell>
          <table:table-cell office:value-type="string">
            <text:p>PLN</text:p>
          </table:table-cell>
          <table:table-cell office:value-type="date" office:date-value="2013-12-23">
            <text:p>23-12-2013</text:p>
          </table:table-cell>
          <table:table-cell table:number-columns-repeated="1005"/>
        </table:table-row>
        <table:table-row table:style-name="ro1">
          <table:table-cell office:value-type="string">
            <text:p>22R</text:p>
          </table:table-cell>
          <table:table-cell table:style-name="ce1" office:value-type="string">
            <text:p>0805WAF 22R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22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22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22R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05"/>
        </table:table-row>
        <table:table-row table:style-name="ro1">
          <table:table-cell office:value-type="string">
            <text:p>240R</text:p>
          </table:table-cell>
          <table:table-cell table:style-name="ce1" office:value-type="string">
            <text:p>0805WAF 240R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240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24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240R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5"/>
        </table:table-row>
        <table:table-row table:style-name="ro1">
          <table:table-cell office:value-type="string">
            <text:p>240R</text:p>
          </table:table-cell>
          <table:table-cell table:style-name="ce1" office:value-type="string">
            <text:p>1206S4F2400T5E</text:p>
          </table:table-cell>
          <table:table-cell table:style-name="ce1" office:value-type="string">
            <text:p>1206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1206_0805</text:p>
          </table:table-cell>
          <table:table-cell office:value-type="string">
            <text:p>1206-IPC</text:p>
          </table:table-cell>
          <table:table-cell/>
          <table:table-cell table:style-name="ce1" office:value-type="string">
            <text:p>Resistor 240ohm, 1%, 1206, 0.25W</text:p>
          </table:table-cell>
          <table:table-cell table:style-name="ce1" office:value-type="string">
            <text:p>tme.pl</text:p>
          </table:table-cell>
          <table:table-cell office:value-type="string">
            <text:p>SMD1206-24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1206S4F2400T5E</text:p>
          </table:table-cell>
          <table:table-cell office:value-type="float" office:value="0.035">
            <text:p>0,0350</text:p>
          </table:table-cell>
          <table:table-cell table:style-name="ce4" office:value-type="string">
            <text:p>PLN</text:p>
          </table:table-cell>
          <table:table-cell office:value-type="date" office:date-value="2013-12-23">
            <text:p>23-12-2013</text:p>
          </table:table-cell>
          <table:table-cell table:number-columns-repeated="1005"/>
        </table:table-row>
        <table:table-row table:style-name="ro1">
          <table:table-cell office:value-type="string">
            <text:p>24k</text:p>
          </table:table-cell>
          <table:table-cell table:style-name="ce1" office:value-type="string">
            <text:p>0603SAF2402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zystor: thick film; SMD; 0603; 24kΩ; 0,1W; ±1%; -55÷125°C</text:p>
          </table:table-cell>
          <table:table-cell table:style-name="ce1" office:value-type="string">
            <text:p>tme.pl</text:p>
          </table:table-cell>
          <table:table-cell office:value-type="string">
            <text:p>SMD0603-1K2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SAF2402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3-17">
            <text:p>17-03-2017</text:p>
          </table:table-cell>
          <table:table-cell table:number-columns-repeated="1005"/>
        </table:table-row>
        <table:table-row table:style-name="ro1">
          <table:table-cell office:value-type="string">
            <text:p>24k</text:p>
          </table:table-cell>
          <table:table-cell table:style-name="ce1" office:value-type="string">
            <text:p>0805S8F2402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zystor: thick film; SMD; 0805; 24kΩ; 0,125W; ±1%; -55÷125°C</text:p>
          </table:table-cell>
          <table:table-cell office:value-type="string">
            <text:p>tme.pl</text:p>
          </table:table-cell>
          <table:table-cell office:value-type="string">
            <text:p>SMD0805-24K-1%</text:p>
          </table:table-cell>
          <table:table-cell office:value-type="string">
            <text:p>Royal Ohm</text:p>
          </table:table-cell>
          <table:table-cell table:style-name="ce1" office:value-type="string">
            <text:p>0805S8F2402T5E</text:p>
          </table:table-cell>
          <table:table-cell office:value-type="float" office:value="0.04">
            <text:p>0,0400</text:p>
          </table:table-cell>
          <table:table-cell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05"/>
        </table:table-row>
        <table:table-row table:style-name="ro1">
          <table:table-cell office:value-type="string">
            <text:p>24k</text:p>
          </table:table-cell>
          <table:table-cell table:style-name="ce1" office:value-type="string">
            <text:p>1206S4F2402T5E</text:p>
          </table:table-cell>
          <table:table-cell table:style-name="ce1" office:value-type="string">
            <text:p>1206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1206_0805</text:p>
          </table:table-cell>
          <table:table-cell office:value-type="string">
            <text:p>1206-IPC</text:p>
          </table:table-cell>
          <table:table-cell/>
          <table:table-cell table:style-name="ce1" office:value-type="string">
            <text:p>Resisitor 24kohm, 1206, 1%</text:p>
          </table:table-cell>
          <table:table-cell office:value-type="string">
            <text:p>tme.pl</text:p>
          </table:table-cell>
          <table:table-cell office:value-type="string">
            <text:p>SMD1206-24K-1%</text:p>
          </table:table-cell>
          <table:table-cell office:value-type="string">
            <text:p>Royal Ohm</text:p>
          </table:table-cell>
          <table:table-cell office:value-type="string">
            <text:p>1206S4F2402T5E</text:p>
          </table:table-cell>
          <table:table-cell office:value-type="float" office:value="0.035">
            <text:p>0,0350</text:p>
          </table:table-cell>
          <table:table-cell table:style-name="ce4" office:value-type="string">
            <text:p>PLN</text:p>
          </table:table-cell>
          <table:table-cell office:value-type="date" office:date-value="2013-12-23">
            <text:p>23-12-2013</text:p>
          </table:table-cell>
          <table:table-cell table:number-columns-repeated="1005"/>
        </table:table-row>
        <table:table-row table:style-name="ro1">
          <table:table-cell office:value-type="string">
            <text:p>24k9</text:p>
          </table:table-cell>
          <table:table-cell table:style-name="ce1" office:value-type="string">
            <text:p>CRCW080524K9FKEA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0805 24.9kohm,</text:p>
          </table:table-cell>
          <table:table-cell table:style-name="ce1" office:value-type="string">
            <text:p>farnell.com</text:p>
          </table:table-cell>
          <table:table-cell office:value-type="string">
            <text:p>1469901</text:p>
          </table:table-cell>
          <table:table-cell table:style-name="ce1" office:value-type="string">
            <text:p>Vishay</text:p>
          </table:table-cell>
          <table:table-cell table:style-name="ce1" office:value-type="string">
            <text:p>CRCW080524K9FKEA</text:p>
          </table:table-cell>
          <table:table-cell office:value-type="float" office:value="0.1">
            <text:p>0,1000</text:p>
          </table:table-cell>
          <table:table-cell table:style-name="ce4" office:value-type="string">
            <text:p>PLN</text:p>
          </table:table-cell>
          <table:table-cell office:value-type="date" office:date-value="2017-04-11">
            <text:p>11-04-2017</text:p>
          </table:table-cell>
          <table:table-cell table:number-columns-repeated="1005"/>
        </table:table-row>
        <table:table-row table:style-name="ro1">
          <table:table-cell office:value-type="string">
            <text:p>24R9</text:p>
          </table:table-cell>
          <table:table-cell office:value-type="string">
            <text:p>0805WAF 24R9 T5E</text:p>
          </table:table-cell>
          <table:table-cell office:value-type="float" office:value="805">
            <text:p>805</text:p>
          </table:table-cell>
          <table:table-cell office:value-type="string">
            <text:p>0.125W</text:p>
          </table:table-cell>
          <table:table-cell office:value-type="string">
            <text:p>1%</text:p>
          </table:table-cell>
          <table:table-cell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office:value-type="string">
            <text:p>Rezystor: thick film; SMD; 0805; 24,9Ω; 0,125W; ±1%; -55÷125°C </text:p>
          </table:table-cell>
          <table:table-cell office:value-type="string">
            <text:p>tme.pl</text:p>
          </table:table-cell>
          <table:table-cell office:value-type="string">
            <text:p>SMD0805-24R9-1%</text:p>
          </table:table-cell>
          <table:table-cell office:value-type="string">
            <text:p>Royal Ohm</text:p>
          </table:table-cell>
          <table:table-cell office:value-type="string">
            <text:p>0805WAF 24R9 T5E</text:p>
          </table:table-cell>
          <table:table-cell office:value-type="float" office:value="0.03352">
            <text:p>0,0335</text:p>
          </table:table-cell>
          <table:table-cell office:value-type="string">
            <text:p>PLN</text:p>
          </table:table-cell>
          <table:table-cell office:value-type="date" office:date-value="2015-10-12">
            <text:p>12-10-2015</text:p>
          </table:table-cell>
          <table:table-cell table:number-columns-repeated="1005"/>
        </table:table-row>
        <table:table-row table:style-name="ro1">
          <table:table-cell office:value-type="string">
            <text:p>270k</text:p>
          </table:table-cell>
          <table:table-cell table:style-name="ce1" office:value-type="string">
            <text:p>0805S8F0274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zystor: thick film; SMD; 0805; 270kΩ; 0,125W; ±1%; -55÷125°C</text:p>
          </table:table-cell>
          <table:table-cell table:style-name="ce1" office:value-type="string">
            <text:p>tme.pl</text:p>
          </table:table-cell>
          <table:table-cell office:value-type="string">
            <text:p>SMD0805-270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0274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6-10-21">
            <text:p>21-10-2016</text:p>
          </table:table-cell>
          <table:table-cell table:number-columns-repeated="1005"/>
        </table:table-row>
        <table:table-row table:style-name="ro1">
          <table:table-cell office:value-type="string">
            <text:p>270R</text:p>
          </table:table-cell>
          <table:table-cell table:style-name="ce1" office:value-type="string">
            <text:p>0805S8F2700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270ohm, 0805, 1%</text:p>
          </table:table-cell>
          <table:table-cell office:value-type="string">
            <text:p>tme.pl</text:p>
          </table:table-cell>
          <table:table-cell office:value-type="string">
            <text:p>SMD0805-270R-1%</text:p>
          </table:table-cell>
          <table:table-cell office:value-type="string">
            <text:p>Royal Ohm</text:p>
          </table:table-cell>
          <table:table-cell table:style-name="ce1" office:value-type="string">
            <text:p>0805S8F2700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1-15">
            <text:p>15-01-2017</text:p>
          </table:table-cell>
          <table:table-cell table:number-columns-repeated="1005"/>
        </table:table-row>
        <table:table-row table:style-name="ro1">
          <table:table-cell office:value-type="string">
            <text:p>270R/1W</text:p>
          </table:table-cell>
          <table:table-cell table:style-name="ce1" office:value-type="string">
            <text:p>25121WJ0271T4E</text:p>
          </table:table-cell>
          <table:table-cell table:style-name="ce1" office:value-type="string">
            <text:p>2512</text:p>
          </table:table-cell>
          <table:table-cell table:style-name="ce1" office:value-type="string">
            <text:p>1W</text:p>
          </table:table-cell>
          <table:table-cell office:value-type="string">
            <text:p>5%</text:p>
          </table:table-cell>
          <table:table-cell table:style-name="ce1" office:value-type="string">
            <text:p>R</text:p>
          </table:table-cell>
          <table:table-cell office:value-type="string">
            <text:p>2512</text:p>
          </table:table-cell>
          <table:table-cell table:number-columns-repeated="2"/>
          <table:table-cell table:style-name="ce1" office:value-type="string">
            <text:p>Resistor 270R, 2512, 5%</text:p>
          </table:table-cell>
          <table:table-cell table:style-name="ce1" office:value-type="string">
            <text:p>tme.pl</text:p>
          </table:table-cell>
          <table:table-cell office:value-type="string">
            <text:p>SMD2512-270R</text:p>
          </table:table-cell>
          <table:table-cell office:value-type="string">
            <text:p>Royal Ohm</text:p>
          </table:table-cell>
          <table:table-cell table:style-name="ce1" office:value-type="string">
            <text:p>25121WJ0271T4E</text:p>
          </table:table-cell>
          <table:table-cell office:value-type="float" office:value="0.09522">
            <text:p>0,0952</text:p>
          </table:table-cell>
          <table:table-cell office:value-type="string">
            <text:p>PLN</text:p>
          </table:table-cell>
          <table:table-cell office:value-type="date" office:date-value="2015-04-14">
            <text:p>14-04-2015</text:p>
          </table:table-cell>
          <table:table-cell table:number-columns-repeated="1005"/>
        </table:table-row>
        <table:table-row table:style-name="ro1">
          <table:table-cell office:value-type="string">
            <text:p>27k</text:p>
          </table:table-cell>
          <table:table-cell table:style-name="ce1" office:value-type="string">
            <text:p>0805S8F2702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27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27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2702T5E</text:p>
          </table:table-cell>
          <table:table-cell office:value-type="float" office:value="0.029">
            <text:p>0,0290</text:p>
          </table:table-cell>
          <table:table-cell table:style-name="ce4" office:value-type="string">
            <text:p>PLN</text:p>
          </table:table-cell>
          <table:table-cell office:value-type="date" office:date-value="2013-12-23">
            <text:p>23-12-2013</text:p>
          </table:table-cell>
          <table:table-cell table:number-columns-repeated="1005"/>
        </table:table-row>
        <table:table-row table:style-name="ro1">
          <table:table-cell office:value-type="string">
            <text:p>27R</text:p>
          </table:table-cell>
          <table:table-cell table:style-name="ce1" office:value-type="string">
            <text:p>0603SAF270J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0603 27R, 1%</text:p>
          </table:table-cell>
          <table:table-cell office:value-type="string">
            <text:p>tme.pl</text:p>
          </table:table-cell>
          <table:table-cell office:value-type="string">
            <text:p>SMD0603-27R-1%</text:p>
          </table:table-cell>
          <table:table-cell office:value-type="string">
            <text:p>Royal Ohm</text:p>
          </table:table-cell>
          <table:table-cell table:style-name="ce1" office:value-type="string">
            <text:p>0603SAF270JT5E</text:p>
          </table:table-cell>
          <table:table-cell office:value-type="float" office:value="0.04">
            <text:p>0,0400</text:p>
          </table:table-cell>
          <table:table-cell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05"/>
        </table:table-row>
        <table:table-row table:style-name="ro1">
          <table:table-cell office:value-type="string">
            <text:p>27R</text:p>
          </table:table-cell>
          <table:table-cell table:style-name="ce1" office:value-type="string">
            <text:p>0805S8F270J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27ohm, 1%, 0805</text:p>
          </table:table-cell>
          <table:table-cell table:style-name="ce1" office:value-type="string">
            <text:p>tme.pl</text:p>
          </table:table-cell>
          <table:table-cell office:value-type="string">
            <text:p>SMD0805 27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270JT5E</text:p>
          </table:table-cell>
          <table:table-cell office:value-type="float" office:value="0.029">
            <text:p>0,0290</text:p>
          </table:table-cell>
          <table:table-cell table:style-name="ce4" office:value-type="string">
            <text:p>PLN</text:p>
          </table:table-cell>
          <table:table-cell office:value-type="date" office:date-value="2013-12-23">
            <text:p>23-12-2013</text:p>
          </table:table-cell>
          <table:table-cell table:number-columns-repeated="1005"/>
        </table:table-row>
        <table:table-row table:style-name="ro1">
          <table:table-cell office:value-type="string">
            <text:p>2k</text:p>
          </table:table-cell>
          <table:table-cell table:style-name="ce1" office:value-type="string">
            <text:p>0603SAF2001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office:value-type="string">
            <text:p>R</text:p>
          </table:table-cell>
          <table:table-cell office:value-type="string">
            <text:p>0603-IPC</text:p>
          </table:table-cell>
          <table:table-cell table:number-columns-repeated="2" office:value-type="string">
            <text:p>0805_0603</text:p>
          </table:table-cell>
          <table:table-cell table:style-name="ce1" office:value-type="string">
            <text:p>Rezystor: thick film; SMD; 0603; 2kΩ; 0,1W; ±1%; -55÷125°C</text:p>
          </table:table-cell>
          <table:table-cell table:style-name="ce1" office:value-type="string">
            <text:p>tme.pl</text:p>
          </table:table-cell>
          <table:table-cell office:value-type="string">
            <text:p>SMD0603-2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SAF2001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10-08">
            <text:p>08-10-2017</text:p>
          </table:table-cell>
          <table:table-cell table:number-columns-repeated="1005"/>
        </table:table-row>
        <table:table-row table:style-name="ro1">
          <table:table-cell office:value-type="string">
            <text:p>2k</text:p>
          </table:table-cell>
          <table:table-cell table:style-name="ce1" office:value-type="string">
            <text:p>0805WAF 2K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2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2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2K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1-15">
            <text:p>15-01-2017</text:p>
          </table:table-cell>
          <table:table-cell table:number-columns-repeated="1005"/>
        </table:table-row>
        <table:table-row table:style-name="ro1">
          <table:table-cell office:value-type="string">
            <text:p>2k2</text:p>
          </table:table-cell>
          <table:table-cell table:style-name="ce1" office:value-type="string">
            <text:p>0805WAF 2K2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2.2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2K2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2K2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5"/>
        </table:table-row>
        <table:table-row table:style-name="ro1">
          <table:table-cell office:value-type="string">
            <text:p>2k2</text:p>
          </table:table-cell>
          <table:table-cell table:style-name="ce1" office:value-type="string">
            <text:p>MFR 0.6W 2K2 1%</text:p>
          </table:table-cell>
          <table:table-cell table:style-name="ce1" office:value-type="string">
            <text:p>R3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office:value-type="string">
            <text:p>R302510</text:p>
          </table:table-cell>
          <table:table-cell/>
          <table:table-cell table:style-name="ce1" office:value-type="string">
            <text:p>Resistor metalized 0.6W 2.2 kohm 1%</text:p>
          </table:table-cell>
          <table:table-cell table:style-name="ce1" office:value-type="string">
            <text:p>tme.pl</text:p>
          </table:table-cell>
          <table:table-cell office:value-type="string">
            <text:p>M0.6W-2K2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F006FF2201A50</text:p>
          </table:table-cell>
          <table:table-cell office:value-type="float" office:value="0.05907">
            <text:p>0,0591</text:p>
          </table:table-cell>
          <table:table-cell table:style-name="ce4" office:value-type="string">
            <text:p>PLN</text:p>
          </table:table-cell>
          <table:table-cell office:value-type="date" office:date-value="2015-12-18">
            <text:p>18-12-2015</text:p>
          </table:table-cell>
          <table:table-cell table:number-columns-repeated="1005"/>
        </table:table-row>
        <table:table-row table:style-name="ro1">
          <table:table-cell office:value-type="string">
            <text:p>2k4</text:p>
          </table:table-cell>
          <table:table-cell table:style-name="ce1" office:value-type="string">
            <text:p>MCMR06X2401FTL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2k4, 1%, 0603</text:p>
          </table:table-cell>
          <table:table-cell office:value-type="string">
            <text:p>farnell.com</text:p>
          </table:table-cell>
          <table:table-cell office:value-type="string">
            <text:p>2073442</text:p>
          </table:table-cell>
          <table:table-cell office:value-type="string">
            <text:p>MULTICOMP</text:p>
          </table:table-cell>
          <table:table-cell table:style-name="ce1" office:value-type="string">
            <text:p>MCMR06X2401FTL</text:p>
          </table:table-cell>
          <table:table-cell office:value-type="float" office:value="0.03">
            <text:p>0,0300</text:p>
          </table:table-cell>
          <table:table-cell office:value-type="string">
            <text:p>PLN</text:p>
          </table:table-cell>
          <table:table-cell office:value-type="date" office:date-value="2012-10-15">
            <text:p>15-10-2012</text:p>
          </table:table-cell>
          <table:table-cell table:number-columns-repeated="1005"/>
        </table:table-row>
        <table:table-row table:style-name="ro1">
          <table:table-cell office:value-type="string">
            <text:p>2k4</text:p>
          </table:table-cell>
          <table:table-cell table:style-name="ce1" office:value-type="string">
            <text:p>0805WAF 2K4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2.4kohm, 1%, 0.125W, 0805</text:p>
          </table:table-cell>
          <table:table-cell table:style-name="ce1" office:value-type="string">
            <text:p>tme.pl</text:p>
          </table:table-cell>
          <table:table-cell office:value-type="string">
            <text:p>SMD0805-2K4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2K4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5-15">
            <text:p>15-05-2017</text:p>
          </table:table-cell>
          <table:table-cell table:number-columns-repeated="1005"/>
        </table:table-row>
        <table:table-row table:style-name="ro1">
          <table:table-cell office:value-type="string">
            <text:p>2k4</text:p>
          </table:table-cell>
          <table:table-cell table:style-name="ce1" office:value-type="string">
            <text:p>CRCW12062K40FKTABC</text:p>
          </table:table-cell>
          <table:table-cell table:style-name="ce1" office:value-type="string">
            <text:p>1206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1206_0805</text:p>
          </table:table-cell>
          <table:table-cell office:value-type="string">
            <text:p>1206-IPC</text:p>
          </table:table-cell>
          <table:table-cell/>
          <table:table-cell table:style-name="ce1" office:value-type="string">
            <text:p>Resistor 2.4kohm, 1%, 1206</text:p>
          </table:table-cell>
          <table:table-cell table:style-name="ce1" office:value-type="string">
            <text:p>tme.pl</text:p>
          </table:table-cell>
          <table:table-cell table:style-name="ce116" office:value-type="string">
            <text:p>CRCW12062K40FKTABC</text:p>
          </table:table-cell>
          <table:table-cell table:style-name="ce1" office:value-type="string">
            <text:p>Vishay</text:p>
          </table:table-cell>
          <table:table-cell table:style-name="ce1" office:value-type="string">
            <text:p>CRCW12062K40FKTABC</text:p>
          </table:table-cell>
          <table:table-cell office:value-type="float" office:value="0.06">
            <text:p>0,0600</text:p>
          </table:table-cell>
          <table:table-cell table:style-name="ce4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5"/>
        </table:table-row>
        <table:table-row table:style-name="ro1">
          <table:table-cell office:value-type="string">
            <text:p>2k7</text:p>
          </table:table-cell>
          <table:table-cell table:style-name="ce1" office:value-type="string">
            <text:p>0805S8F2701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5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zystor: thick film; SMD; 0805; 2,7kΩ; 0,125W; ±1%; -55÷125°C</text:p>
          </table:table-cell>
          <table:table-cell table:style-name="ce1" office:value-type="string">
            <text:p>tme.pl</text:p>
          </table:table-cell>
          <table:table-cell office:value-type="string">
            <text:p>SMD0805-2K7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2701T5E</text:p>
          </table:table-cell>
          <table:table-cell office:value-type="float" office:value="0.03414">
            <text:p>0,0341</text:p>
          </table:table-cell>
          <table:table-cell table:style-name="ce4" office:value-type="string">
            <text:p>PLN</text:p>
          </table:table-cell>
          <table:table-cell office:value-type="date" office:date-value="2015-08-03">
            <text:p>03-08-2015</text:p>
          </table:table-cell>
          <table:table-cell table:number-columns-repeated="1005"/>
        </table:table-row>
        <table:table-row table:style-name="ro1">
          <table:table-cell office:value-type="string">
            <text:p>2k7</text:p>
          </table:table-cell>
          <table:table-cell table:style-name="ce1" office:value-type="string">
            <text:p>MF006FF2701A50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office:value-type="string">
            <text:p>R302510</text:p>
          </table:table-cell>
          <table:table-cell office:value-type="string">
            <text:p>R402510V</text:p>
          </table:table-cell>
          <table:table-cell table:style-name="ce1" office:value-type="string">
            <text:p>Rezystor: metal film; THT; 2,7kΩ; 0,6W; ±1%; Ø2,5x6,8mm; 50ppm/°C</text:p>
          </table:table-cell>
          <table:table-cell office:value-type="string">
            <text:p>tme.pl</text:p>
          </table:table-cell>
          <table:table-cell office:value-type="string">
            <text:p>M0.6W-2K7</text:p>
          </table:table-cell>
          <table:table-cell office:value-type="string">
            <text:p>Royal Ohm</text:p>
          </table:table-cell>
          <table:table-cell table:style-name="ce1" office:value-type="string">
            <text:p>MF006FF2701A50</text:p>
          </table:table-cell>
          <table:table-cell office:value-type="float" office:value="0.05874">
            <text:p>0,0587</text:p>
          </table:table-cell>
          <table:table-cell office:value-type="string">
            <text:p>PLN</text:p>
          </table:table-cell>
          <table:table-cell office:value-type="date" office:date-value="2016-02-06">
            <text:p>06-02-2016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string">
            <text:p>2M7</text:p>
          </table:table-cell>
          <table:table-cell table:style-name="ce1" office:value-type="string">
            <text:p>0603WGF 2M7 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2.7Mohm, 0603, 1%</text:p>
          </table:table-cell>
          <table:table-cell office:value-type="string">
            <text:p>tme.pl</text:p>
          </table:table-cell>
          <table:table-cell office:value-type="string">
            <text:p>SMD0603-2M7-1%</text:p>
          </table:table-cell>
          <table:table-cell office:value-type="string">
            <text:p>Royal Ohm</text:p>
          </table:table-cell>
          <table:table-cell table:style-name="ce1" office:value-type="string">
            <text:p>0603WGF 2M7 T5E</text:p>
          </table:table-cell>
          <table:table-cell office:value-type="float" office:value="0.031">
            <text:p>0,0310</text:p>
          </table:table-cell>
          <table:table-cell office:value-type="string">
            <text:p>PLN</text:p>
          </table:table-cell>
          <table:table-cell office:value-type="date" office:date-value="2012-09-20">
            <text:p>20-09-2012</text:p>
          </table:table-cell>
          <table:table-cell table:number-columns-repeated="1005"/>
        </table:table-row>
        <table:table-row table:style-name="ro1">
          <table:table-cell office:value-type="string">
            <text:p>300R</text:p>
          </table:table-cell>
          <table:table-cell table:style-name="ce1" office:value-type="string">
            <text:p>0805WAF 300R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300 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30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300R T5E</text:p>
          </table:table-cell>
          <table:table-cell office:value-type="float" office:value="0.029">
            <text:p>0,0290</text:p>
          </table:table-cell>
          <table:table-cell table:style-name="ce4" office:value-type="string">
            <text:p>PLN</text:p>
          </table:table-cell>
          <table:table-cell office:value-type="date" office:date-value="2013-09-09">
            <text:p>09-09-2013</text:p>
          </table:table-cell>
          <table:table-cell table:number-columns-repeated="1005"/>
        </table:table-row>
        <table:table-row table:style-name="ro1">
          <table:table-cell office:value-type="string">
            <text:p>300R</text:p>
          </table:table-cell>
          <table:table-cell table:style-name="ce1" office:value-type="string">
            <text:p>MFR 0.6W 300E 1%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table:number-columns-repeated="2"/>
          <table:table-cell table:style-name="ce1" office:value-type="string">
            <text:p>Resistor metalized 0.6W 300 ohm 1%</text:p>
          </table:table-cell>
          <table:table-cell table:style-name="ce1" office:value-type="string">
            <text:p>tme.pl</text:p>
          </table:table-cell>
          <table:table-cell office:value-type="string">
            <text:p>M0.6W-300R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FR 0.6W 300E 1%</text:p>
          </table:table-cell>
          <table:table-cell office:value-type="float" office:value="0.059">
            <text:p>0,0590</text:p>
          </table:table-cell>
          <table:table-cell table:style-name="ce4" office:value-type="string">
            <text:p>PLN</text:p>
          </table:table-cell>
          <table:table-cell office:value-type="date" office:date-value="2014-06-06">
            <text:p>06-06-2014</text:p>
          </table:table-cell>
          <table:table-cell table:number-columns-repeated="1005"/>
        </table:table-row>
        <table:table-row table:style-name="ro1">
          <table:table-cell office:value-type="string">
            <text:p>301k</text:p>
          </table:table-cell>
          <table:table-cell table:style-name="ce1" office:value-type="string">
            <text:p>CRCW0603301KFKEA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ZYSTOR, 0603, 301K, 1% </text:p>
          </table:table-cell>
          <table:table-cell office:value-type="string">
            <text:p>farnell.com</text:p>
          </table:table-cell>
          <table:table-cell office:value-type="string">
            <text:p>2138543</text:p>
          </table:table-cell>
          <table:table-cell office:value-type="string">
            <text:p>Vishay</text:p>
          </table:table-cell>
          <table:table-cell table:style-name="ce1" office:value-type="string">
            <text:p>CRCW0603301KFKEA</text:p>
          </table:table-cell>
          <table:table-cell office:value-type="float" office:value="0.05">
            <text:p>0,0500</text:p>
          </table:table-cell>
          <table:table-cell office:value-type="string">
            <text:p>PLN</text:p>
          </table:table-cell>
          <table:table-cell office:value-type="date" office:date-value="2013-09-03">
            <text:p>03-09-2013</text:p>
          </table:table-cell>
          <table:table-cell table:number-columns-repeated="1005"/>
        </table:table-row>
        <table:table-row table:style-name="ro1">
          <table:table-cell office:value-type="string">
            <text:p>30k</text:p>
          </table:table-cell>
          <table:table-cell table:style-name="ce1" office:value-type="string">
            <text:p>0603SAF3002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30kohm, 0603, 5%</text:p>
          </table:table-cell>
          <table:table-cell office:value-type="string">
            <text:p>tme.pl</text:p>
          </table:table-cell>
          <table:table-cell office:value-type="string">
            <text:p>SMD0603-30K-1%</text:p>
          </table:table-cell>
          <table:table-cell office:value-type="string">
            <text:p>Royal Ohm</text:p>
          </table:table-cell>
          <table:table-cell table:style-name="ce1" office:value-type="string">
            <text:p>0603SAF3002T5E</text:p>
          </table:table-cell>
          <table:table-cell office:value-type="float" office:value="0.0262">
            <text:p>0,0262</text:p>
          </table:table-cell>
          <table:table-cell office:value-type="string">
            <text:p>PLN</text:p>
          </table:table-cell>
          <table:table-cell office:value-type="date" office:date-value="2015-04-08">
            <text:p>08-04-2015</text:p>
          </table:table-cell>
          <table:table-cell table:number-columns-repeated="1005"/>
        </table:table-row>
        <table:table-row table:style-name="ro1">
          <table:table-cell office:value-type="string">
            <text:p>30k</text:p>
          </table:table-cell>
          <table:table-cell table:style-name="ce1" office:value-type="string">
            <text:p>0805WAF 30K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30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30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30K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05"/>
        </table:table-row>
        <table:table-row table:style-name="ro1">
          <table:table-cell office:value-type="string">
            <text:p>30k</text:p>
          </table:table-cell>
          <table:table-cell table:style-name="ce1" office:value-type="string">
            <text:p>MF006FF3002A50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office:value-type="string">
            <text:p>R302510</text:p>
          </table:table-cell>
          <table:table-cell office:value-type="string">
            <text:p>R402510V</text:p>
          </table:table-cell>
          <table:table-cell table:style-name="ce1" office:value-type="string">
            <text:p>Rezystor: metal film; THT; 30kΩ; 0,6W; ±1%; Ø2,5x6,8mm; 50ppm/°C</text:p>
          </table:table-cell>
          <table:table-cell office:value-type="string">
            <text:p>tme.pl</text:p>
          </table:table-cell>
          <table:table-cell office:value-type="string">
            <text:p>M0.6W-30K</text:p>
          </table:table-cell>
          <table:table-cell office:value-type="string">
            <text:p>Royal Ohm</text:p>
          </table:table-cell>
          <table:table-cell table:style-name="ce1" office:value-type="string">
            <text:p>MF006FF3002A50</text:p>
          </table:table-cell>
          <table:table-cell office:value-type="float" office:value="0.05586">
            <text:p>0,0559</text:p>
          </table:table-cell>
          <table:table-cell office:value-type="string">
            <text:p>PLN</text:p>
          </table:table-cell>
          <table:table-cell office:value-type="date" office:date-value="2015-08-29">
            <text:p>29-08-2015</text:p>
          </table:table-cell>
          <table:table-cell table:number-columns-repeated="1005"/>
        </table:table-row>
        <table:table-row table:style-name="ro1">
          <table:table-cell office:value-type="string">
            <text:p>30k 0.1% 25ppm</text:p>
          </table:table-cell>
          <table:table-cell table:style-name="ce1" office:value-type="string">
            <text:p>RR1220P-303-B-T5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W</text:p>
          </table:table-cell>
          <table:table-cell office:value-type="string">
            <text:p>0.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0805 30kohm, 0.1%, 25ppm</text:p>
          </table:table-cell>
          <table:table-cell table:style-name="ce1" office:value-type="string">
            <text:p>farnell.com</text:p>
          </table:table-cell>
          <table:table-cell office:value-type="string">
            <text:p>1653305</text:p>
          </table:table-cell>
          <table:table-cell table:style-name="ce1" office:value-type="string">
            <text:p>Susumu</text:p>
          </table:table-cell>
          <table:table-cell table:style-name="ce1" office:value-type="string">
            <text:p>RR1220P-303-B-T5</text:p>
          </table:table-cell>
          <table:table-cell office:value-type="float" office:value="0.29">
            <text:p>0,2900</text:p>
          </table:table-cell>
          <table:table-cell table:style-name="ce4" office:value-type="string">
            <text:p>PLN</text:p>
          </table:table-cell>
          <table:table-cell office:value-type="date" office:date-value="2011-05-20">
            <text:p>20-05-2011</text:p>
          </table:table-cell>
          <table:table-cell table:number-columns-repeated="1005"/>
        </table:table-row>
        <table:table-row table:style-name="ro1">
          <table:table-cell office:value-type="string">
            <text:p>30R</text:p>
          </table:table-cell>
          <table:table-cell table:style-name="ce1" office:value-type="string">
            <text:p>0805S8F300J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itor 30 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3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300JT5E</text:p>
          </table:table-cell>
          <table:table-cell office:value-type="float" office:value="0.03369">
            <text:p>0,0337</text:p>
          </table:table-cell>
          <table:table-cell table:style-name="ce4" office:value-type="string">
            <text:p>PLN</text:p>
          </table:table-cell>
          <table:table-cell office:value-type="date" office:date-value="2015-04-08">
            <text:p>08-04-2015</text:p>
          </table:table-cell>
          <table:table-cell table:number-columns-repeated="1005"/>
        </table:table-row>
        <table:table-row table:style-name="ro1">
          <table:table-cell office:value-type="string">
            <text:p>330k</text:p>
          </table:table-cell>
          <table:table-cell table:style-name="ce1" office:value-type="string">
            <text:p>0805WAF 330K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330kohm,0805,1%</text:p>
          </table:table-cell>
          <table:table-cell table:style-name="ce1" office:value-type="string">
            <text:p>tme.pl</text:p>
          </table:table-cell>
          <table:table-cell office:value-type="string">
            <text:p>SMD0805-330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330K T5E</text:p>
          </table:table-cell>
          <table:table-cell office:value-type="float" office:value="0.03443">
            <text:p>0,0344</text:p>
          </table:table-cell>
          <table:table-cell table:style-name="ce4" office:value-type="string">
            <text:p>PLN</text:p>
          </table:table-cell>
          <table:table-cell office:value-type="date" office:date-value="2016-08-11">
            <text:p>11-08-2016</text:p>
          </table:table-cell>
          <table:table-cell table:number-columns-repeated="1005"/>
        </table:table-row>
        <table:table-row table:style-name="ro1">
          <table:table-cell office:value-type="string">
            <text:p>330R</text:p>
          </table:table-cell>
          <table:table-cell table:style-name="ce1" office:value-type="string">
            <text:p>0603SAF3300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zystor: thick film; SMD; 0603; 330Ω; 0,1W; ±1%; -55÷125°C</text:p>
          </table:table-cell>
          <table:table-cell table:style-name="ce1" office:value-type="string">
            <text:p>tme.pl</text:p>
          </table:table-cell>
          <table:table-cell office:value-type="string">
            <text:p>SMD0603-33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SAF3300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9-23">
            <text:p>23-09-2017</text:p>
          </table:table-cell>
          <table:table-cell table:number-columns-repeated="1005"/>
        </table:table-row>
        <table:table-row table:style-name="ro1">
          <table:table-cell office:value-type="string">
            <text:p>330R</text:p>
          </table:table-cell>
          <table:table-cell table:style-name="ce1" office:value-type="string">
            <text:p>0805S8F3300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330ohm, 0805, 5%</text:p>
          </table:table-cell>
          <table:table-cell table:style-name="ce1" office:value-type="string">
            <text:p>tme.pl</text:p>
          </table:table-cell>
          <table:table-cell office:value-type="string">
            <text:p>SMD0805-33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3300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5"/>
        </table:table-row>
        <table:table-row table:style-name="ro1">
          <table:table-cell office:value-type="string">
            <text:p>33k</text:p>
          </table:table-cell>
          <table:table-cell table:style-name="ce1" office:value-type="string">
            <text:p>0805S8F3302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33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33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3302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5"/>
        </table:table-row>
        <table:table-row table:style-name="ro1">
          <table:table-cell office:value-type="string">
            <text:p>33k2 0.1%</text:p>
          </table:table-cell>
          <table:table-cell table:style-name="ce1" office:value-type="string">
            <text:p>1676307-1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W</text:p>
          </table:table-cell>
          <table:table-cell office:value-type="string">
            <text:p>0.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High precision resistor 33.2kohm, 0.1W, 0805</text:p>
          </table:table-cell>
          <table:table-cell table:style-name="ce1" office:value-type="string">
            <text:p>tme.pl</text:p>
          </table:table-cell>
          <table:table-cell office:value-type="string">
            <text:p>SMD0805-33K2-HP</text:p>
          </table:table-cell>
          <table:table-cell table:style-name="ce1" office:value-type="string">
            <text:p>Tyco</text:p>
          </table:table-cell>
          <table:table-cell table:style-name="ce1" office:value-type="string">
            <text:p>1676307-1</text:p>
          </table:table-cell>
          <table:table-cell office:value-type="float" office:value="4.5">
            <text:p>4,5000</text:p>
          </table:table-cell>
          <table:table-cell table:style-name="ce4" office:value-type="string">
            <text:p>PLN</text:p>
          </table:table-cell>
          <table:table-cell office:value-type="date" office:date-value="2013-10-12">
            <text:p>12-10-2013</text:p>
          </table:table-cell>
          <table:table-cell table:number-columns-repeated="1005"/>
        </table:table-row>
        <table:table-row table:style-name="ro1">
          <table:table-cell office:value-type="string">
            <text:p>33R</text:p>
          </table:table-cell>
          <table:table-cell table:style-name="ce1" office:value-type="string">
            <text:p>0805S8F330J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33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33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330JT5E</text:p>
          </table:table-cell>
          <table:table-cell office:value-type="float" office:value="0.029">
            <text:p>0,0290</text:p>
          </table:table-cell>
          <table:table-cell table:style-name="ce4" office:value-type="string">
            <text:p>PLN</text:p>
          </table:table-cell>
          <table:table-cell office:value-type="date" office:date-value="2013-11-23">
            <text:p>23-11-2013</text:p>
          </table:table-cell>
          <table:table-cell table:number-columns-repeated="1005"/>
        </table:table-row>
        <table:table-row table:style-name="ro1">
          <table:table-cell office:value-type="string">
            <text:p>360k</text:p>
          </table:table-cell>
          <table:table-cell table:style-name="ce1" office:value-type="string">
            <text:p>0805S8F3603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5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360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360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3603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5"/>
        </table:table-row>
        <table:table-row table:style-name="ro1">
          <table:table-cell office:value-type="string">
            <text:p>360k</text:p>
          </table:table-cell>
          <table:table-cell table:style-name="ce1" office:value-type="string">
            <text:p>MC 0.1W 0805 1% 360K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itor 360kohm, 0805, 1%</text:p>
          </table:table-cell>
          <table:table-cell table:style-name="ce1" office:value-type="string">
            <text:p>farnell.com</text:p>
          </table:table-cell>
          <table:table-cell office:value-type="string">
            <text:p>9333134</text:p>
          </table:table-cell>
          <table:table-cell table:style-name="ce1" office:value-type="string">
            <text:p>MULTICOMP</text:p>
          </table:table-cell>
          <table:table-cell table:style-name="ce1" office:value-type="string">
            <text:p>MC 0.1W 0805 1% 360K</text:p>
          </table:table-cell>
          <table:table-cell office:value-type="float" office:value="0.13">
            <text:p>0,1300</text:p>
          </table:table-cell>
          <table:table-cell table:style-name="ce4" office:value-type="string">
            <text:p>PLN</text:p>
          </table:table-cell>
          <table:table-cell office:value-type="date" office:date-value="2012-05-20">
            <text:p>20-05-2012</text:p>
          </table:table-cell>
          <table:table-cell table:number-columns-repeated="1005"/>
        </table:table-row>
        <table:table-row table:style-name="ro1">
          <table:table-cell office:value-type="string">
            <text:p>360R</text:p>
          </table:table-cell>
          <table:table-cell table:style-name="ce1" office:value-type="string">
            <text:p>0603WGF 360R 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360 ohm, 0.1W, 0603, 1%</text:p>
          </table:table-cell>
          <table:table-cell table:style-name="ce1" office:value-type="string">
            <text:p>tme.pl</text:p>
          </table:table-cell>
          <table:table-cell office:value-type="string">
            <text:p>SMD0603-36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WGF 360R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4-18">
            <text:p>18-04-2017</text:p>
          </table:table-cell>
          <table:table-cell table:number-columns-repeated="1005"/>
        </table:table-row>
        <table:table-row table:style-name="ro1">
          <table:table-cell office:value-type="string">
            <text:p>360R</text:p>
          </table:table-cell>
          <table:table-cell table:style-name="ce1" office:value-type="string">
            <text:p>CRCW0805360RFKTAB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zystor: thick film; SMD; 0805; 360Ω; 0,125W; ±1%; -55÷125°C</text:p>
          </table:table-cell>
          <table:table-cell table:style-name="ce1" office:value-type="string">
            <text:p>tme.pl</text:p>
          </table:table-cell>
          <table:table-cell office:value-type="string">
            <text:p>SMD0805-36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3600T5E</text:p>
          </table:table-cell>
          <table:table-cell office:value-type="float" office:value="0.05">
            <text:p>0,0500</text:p>
          </table:table-cell>
          <table:table-cell table:style-name="ce4" office:value-type="string">
            <text:p>PLN</text:p>
          </table:table-cell>
          <table:table-cell office:value-type="date" office:date-value="2017-03-20">
            <text:p>20-03-2017</text:p>
          </table:table-cell>
          <table:table-cell table:number-columns-repeated="1005"/>
        </table:table-row>
        <table:table-row table:style-name="ro1">
          <table:table-cell office:value-type="string">
            <text:p>36k</text:p>
          </table:table-cell>
          <table:table-cell table:style-name="ce1" office:value-type="string">
            <text:p>RC0805FR-0736KL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36kohm, 0805, 5%</text:p>
          </table:table-cell>
          <table:table-cell table:style-name="ce1" office:value-type="string">
            <text:p>tme.pl</text:p>
          </table:table-cell>
          <table:table-cell office:value-type="string">
            <text:p>RC0805FR-0736K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0805FR-0736KL</text:p>
          </table:table-cell>
          <table:table-cell office:value-type="float" office:value="0.029">
            <text:p>0,0290</text:p>
          </table:table-cell>
          <table:table-cell table:style-name="ce4" office:value-type="string">
            <text:p>PLN</text:p>
          </table:table-cell>
          <table:table-cell office:value-type="date" office:date-value="2015-04-08">
            <text:p>08-04-2015</text:p>
          </table:table-cell>
          <table:table-cell table:number-columns-repeated="1005"/>
        </table:table-row>
        <table:table-row table:style-name="ro1">
          <table:table-cell office:value-type="string">
            <text:p>390R</text:p>
          </table:table-cell>
          <table:table-cell table:style-name="ce1" office:value-type="string">
            <text:p>0603SAF3900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390ohm, 0603, 1%</text:p>
          </table:table-cell>
          <table:table-cell table:style-name="ce1" office:value-type="string">
            <text:p>tme.pl</text:p>
          </table:table-cell>
          <table:table-cell office:value-type="string">
            <text:p>SMD0603-39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SAF3900T5E</text:p>
          </table:table-cell>
          <table:table-cell office:value-type="float" office:value="0.02519">
            <text:p>0,0252</text:p>
          </table:table-cell>
          <table:table-cell table:style-name="ce4" office:value-type="string">
            <text:p>PLN</text:p>
          </table:table-cell>
          <table:table-cell office:value-type="date" office:date-value="2015-05-01">
            <text:p>01-05-2015</text:p>
          </table:table-cell>
          <table:table-cell table:number-columns-repeated="1005"/>
        </table:table-row>
        <table:table-row table:style-name="ro1">
          <table:table-cell office:value-type="string">
            <text:p>390R</text:p>
          </table:table-cell>
          <table:table-cell table:style-name="ce1" office:value-type="string">
            <text:p>0805WAF 390R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390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39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390R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3-20">
            <text:p>20-03-2017</text:p>
          </table:table-cell>
          <table:table-cell table:number-columns-repeated="1005"/>
        </table:table-row>
        <table:table-row table:style-name="ro1">
          <table:table-cell office:value-type="string">
            <text:p>390R</text:p>
          </table:table-cell>
          <table:table-cell table:style-name="ce1" office:value-type="string">
            <text:p>MFR 0.6W 390E 1%</text:p>
          </table:table-cell>
          <table:table-cell table:style-name="ce1" office:value-type="string">
            <text:p>R3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302510</text:p>
          </table:table-cell>
          <table:table-cell table:number-columns-repeated="2"/>
          <table:table-cell table:style-name="ce1" office:value-type="string">
            <text:p>Resistor metalized 0.6W 390 ohm 1%</text:p>
          </table:table-cell>
          <table:table-cell table:style-name="ce1" office:value-type="string">
            <text:p>tme.pl</text:p>
          </table:table-cell>
          <table:table-cell office:value-type="string">
            <text:p>M0.6W 390R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FR 0.6W 390E 1%</text:p>
          </table:table-cell>
          <table:table-cell office:value-type="float" office:value="0.067">
            <text:p>0,0670</text:p>
          </table:table-cell>
          <table:table-cell table:style-name="ce4" office:value-type="string">
            <text:p>PLN</text:p>
          </table:table-cell>
          <table:table-cell office:value-type="date" office:date-value="2009-07-21">
            <text:p>21-07-2009</text:p>
          </table:table-cell>
          <table:table-cell table:number-columns-repeated="1005"/>
        </table:table-row>
        <table:table-row table:style-name="ro1">
          <table:table-cell office:value-type="string">
            <text:p>39k</text:p>
          </table:table-cell>
          <table:table-cell table:style-name="ce1" office:value-type="string">
            <text:p>CRCW060339K0FKTABC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39kohm, 1%, 0603, 0.1W</text:p>
          </table:table-cell>
          <table:table-cell table:style-name="ce1" office:value-type="string">
            <text:p>tme.pl</text:p>
          </table:table-cell>
          <table:table-cell office:value-type="string">
            <text:p>CRCW060339K0FKTABC</text:p>
          </table:table-cell>
          <table:table-cell table:style-name="ce1" office:value-type="string">
            <text:p>Vishay</text:p>
          </table:table-cell>
          <table:table-cell table:style-name="ce1" office:value-type="string">
            <text:p>CRCW060339K0FKTABC</text:p>
          </table:table-cell>
          <table:table-cell office:value-type="float" office:value="0.029">
            <text:p>0,0290</text:p>
          </table:table-cell>
          <table:table-cell table:style-name="ce4" office:value-type="string">
            <text:p>PLN</text:p>
          </table:table-cell>
          <table:table-cell office:value-type="date" office:date-value="2014-09-29">
            <text:p>29-09-2014</text:p>
          </table:table-cell>
          <table:table-cell table:number-columns-repeated="1005"/>
        </table:table-row>
        <table:table-row table:style-name="ro1">
          <table:table-cell office:value-type="string">
            <text:p>39k</text:p>
          </table:table-cell>
          <table:table-cell table:style-name="ce1" office:value-type="string">
            <text:p>0805WAJ 39K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39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39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J 39K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5"/>
        </table:table-row>
        <table:table-row table:style-name="ro1">
          <table:table-cell office:value-type="string">
            <text:p>3k</text:p>
          </table:table-cell>
          <table:table-cell table:style-name="ce1" office:value-type="string">
            <text:p>0805S8F3001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zystor: thick film; SMD; 0805; 3kΩ; 0,125W; ±1%; -55÷125°C</text:p>
          </table:table-cell>
          <table:table-cell table:style-name="ce1" office:value-type="string">
            <text:p>tme.pl</text:p>
          </table:table-cell>
          <table:table-cell office:value-type="string">
            <text:p>SMD0805-3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3001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5-29">
            <text:p>29-05-2017</text:p>
          </table:table-cell>
          <table:table-cell table:number-columns-repeated="1005"/>
        </table:table-row>
        <table:table-row table:style-name="ro1">
          <table:table-cell office:value-type="string">
            <text:p>3k 0.1% 25ppm</text:p>
          </table:table-cell>
          <table:table-cell table:style-name="ce1" office:value-type="string">
            <text:p>RR1220P-302-B-T5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W</text:p>
          </table:table-cell>
          <table:table-cell office:value-type="string">
            <text:p>0.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0805 3kohm, 0.1%, 25ppm</text:p>
          </table:table-cell>
          <table:table-cell table:style-name="ce1" office:value-type="string">
            <text:p>farnell.com</text:p>
          </table:table-cell>
          <table:table-cell office:value-type="string">
            <text:p>1653304</text:p>
          </table:table-cell>
          <table:table-cell table:style-name="ce1" office:value-type="string">
            <text:p>Susumu</text:p>
          </table:table-cell>
          <table:table-cell table:style-name="ce1" office:value-type="string">
            <text:p>RR1220P-302-B-T5</text:p>
          </table:table-cell>
          <table:table-cell office:value-type="float" office:value="0.29">
            <text:p>0,2900</text:p>
          </table:table-cell>
          <table:table-cell table:style-name="ce4" office:value-type="string">
            <text:p>PLN</text:p>
          </table:table-cell>
          <table:table-cell office:value-type="date" office:date-value="2011-03-20">
            <text:p>20-03-2011</text:p>
          </table:table-cell>
          <table:table-cell table:number-columns-repeated="1005"/>
        </table:table-row>
        <table:table-row table:style-name="ro1">
          <table:table-cell office:value-type="string">
            <text:p>3k3</text:p>
          </table:table-cell>
          <table:table-cell table:style-name="ce1" office:value-type="string">
            <text:p>0603SAF3301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zystor: thick film; SMD; 0603; 3,3kΩ; 0,1W; ±1%; -55÷125°C</text:p>
          </table:table-cell>
          <table:table-cell office:value-type="string">
            <text:p>tme.pl</text:p>
          </table:table-cell>
          <table:table-cell office:value-type="string">
            <text:p>SMD0603-3K3-1%</text:p>
          </table:table-cell>
          <table:table-cell office:value-type="string">
            <text:p>Royal Ohm</text:p>
          </table:table-cell>
          <table:table-cell table:style-name="ce1" office:value-type="string">
            <text:p>0603SAF3301T5E</text:p>
          </table:table-cell>
          <table:table-cell office:value-type="float" office:value="0.02519">
            <text:p>0,0252</text:p>
          </table:table-cell>
          <table:table-cell office:value-type="string">
            <text:p>PLN</text:p>
          </table:table-cell>
          <table:table-cell office:value-type="date" office:date-value="2015-05-01">
            <text:p>01-05-2015</text:p>
          </table:table-cell>
          <table:table-cell table:number-columns-repeated="1005"/>
        </table:table-row>
        <table:table-row table:style-name="ro1">
          <table:table-cell office:value-type="string">
            <text:p>3k3</text:p>
          </table:table-cell>
          <table:table-cell table:style-name="ce1" office:value-type="string">
            <text:p>0805WAF 3K3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3.3kohm, 0.125W, 1%, 0805</text:p>
          </table:table-cell>
          <table:table-cell table:style-name="ce1" office:value-type="string">
            <text:p>tme.pl</text:p>
          </table:table-cell>
          <table:table-cell office:value-type="string">
            <text:p>SMD0805-3K3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3K3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05"/>
        </table:table-row>
        <table:table-row table:style-name="ro1">
          <table:table-cell office:value-type="string">
            <text:p>3k3</text:p>
          </table:table-cell>
          <table:table-cell office:value-type="string">
            <text:p>MF006FF3301A50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table:number-columns-repeated="2"/>
          <table:table-cell table:style-name="ce1" office:value-type="string">
            <text:p>Resistor metalized 0.6W 3,3 kohm 1%</text:p>
          </table:table-cell>
          <table:table-cell table:style-name="ce1" office:value-type="string">
            <text:p>tme.pl</text:p>
          </table:table-cell>
          <table:table-cell office:value-type="string">
            <text:p>M0.6W-3K3</text:p>
          </table:table-cell>
          <table:table-cell table:style-name="ce1" office:value-type="string">
            <text:p>Royal Ohm</text:p>
          </table:table-cell>
          <table:table-cell office:value-type="string">
            <text:p>MF006FF3301A50</text:p>
          </table:table-cell>
          <table:table-cell office:value-type="float" office:value="0.05477">
            <text:p>0,0548</text:p>
          </table:table-cell>
          <table:table-cell table:style-name="ce4" office:value-type="string">
            <text:p>PLN</text:p>
          </table:table-cell>
          <table:table-cell office:value-type="date" office:date-value="2015-06-11">
            <text:p>11-06-2015</text:p>
          </table:table-cell>
          <table:table-cell table:number-columns-repeated="1005"/>
        </table:table-row>
        <table:table-row table:style-name="ro1">
          <table:table-cell office:value-type="string">
            <text:p>3k3 0.1% 10ppm</text:p>
          </table:table-cell>
          <table:table-cell office:value-type="string">
            <text:p>ERA6ARB332P</text:p>
          </table:table-cell>
          <table:table-cell office:value-type="float" office:value="805">
            <text:p>805</text:p>
          </table:table-cell>
          <table:table-cell office:value-type="string">
            <text:p>0.125W</text:p>
          </table:table-cell>
          <table:table-cell office:value-type="string">
            <text:p>0.1%</text:p>
          </table:table-cell>
          <table:table-cell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office:value-type="string">
            <text:p>ERA6ARB332P <text:s/>RESISTOR, 0805, 0.1%, 0.125W, 3K3 </text:p>
          </table:table-cell>
          <table:table-cell office:value-type="string">
            <text:p>farnell.com</text:p>
          </table:table-cell>
          <table:table-cell office:value-type="string">
            <text:p>1717638</text:p>
          </table:table-cell>
          <table:table-cell office:value-type="string">
            <text:p>Panasonic</text:p>
          </table:table-cell>
          <table:table-cell office:value-type="string">
            <text:p>ERA6ARB332P</text:p>
          </table:table-cell>
          <table:table-cell office:value-type="float" office:value="5.05">
            <text:p>5,0500</text:p>
          </table:table-cell>
          <table:table-cell office:value-type="string">
            <text:p>PLN</text:p>
          </table:table-cell>
          <table:table-cell office:value-type="date" office:date-value="2015-04-12">
            <text:p>12-04-2015</text:p>
          </table:table-cell>
          <table:table-cell table:number-columns-repeated="1005"/>
        </table:table-row>
        <table:table-row table:style-name="ro1">
          <table:table-cell office:value-type="string">
            <text:p>3k6</text:p>
          </table:table-cell>
          <table:table-cell table:style-name="ce1" office:value-type="string">
            <text:p>0603WGF 3K6 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3k6 1%, 0603</text:p>
          </table:table-cell>
          <table:table-cell office:value-type="string">
            <text:p>tme.pl</text:p>
          </table:table-cell>
          <table:table-cell office:value-type="string">
            <text:p>SMD0603-3K6-1%</text:p>
          </table:table-cell>
          <table:table-cell office:value-type="string">
            <text:p>Royal Ohm</text:p>
          </table:table-cell>
          <table:table-cell table:style-name="ce1" office:value-type="string">
            <text:p>0603WGF 3K6 T5E</text:p>
          </table:table-cell>
          <table:table-cell office:value-type="float" office:value="0.04">
            <text:p>0,0400</text:p>
          </table:table-cell>
          <table:table-cell office:value-type="string">
            <text:p>PLN</text:p>
          </table:table-cell>
          <table:table-cell office:value-type="date" office:date-value="2017-09-25">
            <text:p>25-09-2017</text:p>
          </table:table-cell>
          <table:table-cell table:number-columns-repeated="1005"/>
        </table:table-row>
        <table:table-row table:style-name="ro1">
          <table:table-cell office:value-type="string">
            <text:p>3k6</text:p>
          </table:table-cell>
          <table:table-cell table:style-name="ce1" office:value-type="string">
            <text:p>0805S8F3601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3.6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3K6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3601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9-25">
            <text:p>25-09-2017</text:p>
          </table:table-cell>
          <table:table-cell table:number-columns-repeated="1005"/>
        </table:table-row>
        <table:table-row table:style-name="ro1">
          <table:table-cell office:value-type="string">
            <text:p>3k9</text:p>
          </table:table-cell>
          <table:table-cell table:style-name="ce1" office:value-type="string">
            <text:p>0603WGF 3K9 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3k9 1%, 0603</text:p>
          </table:table-cell>
          <table:table-cell office:value-type="string">
            <text:p>tme.pl</text:p>
          </table:table-cell>
          <table:table-cell office:value-type="string">
            <text:p>SMD0603-3K9-1%</text:p>
          </table:table-cell>
          <table:table-cell office:value-type="string">
            <text:p>Royal Ohm</text:p>
          </table:table-cell>
          <table:table-cell table:style-name="ce1" office:value-type="string">
            <text:p>0603WGF 3K9 T5E</text:p>
          </table:table-cell>
          <table:table-cell office:value-type="float" office:value="0.02559">
            <text:p>0,0256</text:p>
          </table:table-cell>
          <table:table-cell office:value-type="string">
            <text:p>PLN</text:p>
          </table:table-cell>
          <table:table-cell office:value-type="date" office:date-value="2015-06-19">
            <text:p>19-06-2015</text:p>
          </table:table-cell>
          <table:table-cell table:number-columns-repeated="1005"/>
        </table:table-row>
        <table:table-row table:style-name="ro1">
          <table:table-cell office:value-type="string">
            <text:p>3k9</text:p>
          </table:table-cell>
          <table:table-cell table:style-name="ce1" office:value-type="string">
            <text:p>0805S8F3901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3.9kohm, 0805, 1%</text:p>
          </table:table-cell>
          <table:table-cell table:style-name="ce1" office:value-type="string">
            <text:p>tme.pl</text:p>
          </table:table-cell>
          <table:table-cell office:value-type="string">
            <text:p>RC0805FR-073K9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0805FR-073K9L</text:p>
          </table:table-cell>
          <table:table-cell office:value-type="float" office:value="0.029">
            <text:p>0,0290</text:p>
          </table:table-cell>
          <table:table-cell table:style-name="ce4" office:value-type="string">
            <text:p>PLN</text:p>
          </table:table-cell>
          <table:table-cell office:value-type="date" office:date-value="2015-08-03">
            <text:p>03-08-2015</text:p>
          </table:table-cell>
          <table:table-cell table:number-columns-repeated="1005"/>
        </table:table-row>
        <table:table-row table:style-name="ro1">
          <table:table-cell office:value-type="string">
            <text:p>3M3 5%</text:p>
          </table:table-cell>
          <table:table-cell table:style-name="ce1" office:value-type="string">
            <text:p>0805WAJ 3M3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5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3Mohm, 0805, 0.125W, 5%</text:p>
          </table:table-cell>
          <table:table-cell table:style-name="ce1" office:value-type="string">
            <text:p>tme.pl</text:p>
          </table:table-cell>
          <table:table-cell office:value-type="string">
            <text:p>SMD0805-3M3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J 3M3 T5E</text:p>
          </table:table-cell>
          <table:table-cell office:value-type="float" office:value="0.025">
            <text:p>0,0250</text:p>
          </table:table-cell>
          <table:table-cell table:style-name="ce4" office:value-type="string">
            <text:p>PLN</text:p>
          </table:table-cell>
          <table:table-cell office:value-type="date" office:date-value="2012-10-18">
            <text:p>18-10-2012</text:p>
          </table:table-cell>
          <table:table-cell table:number-columns-repeated="1005"/>
        </table:table-row>
        <table:table-row table:style-name="ro1">
          <table:table-cell office:value-type="string">
            <text:p>3M9 5%</text:p>
          </table:table-cell>
          <table:table-cell table:style-name="ce1" office:value-type="string">
            <text:p>RC0805JR-073M9L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5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3.9Mohm, 0805, 5%</text:p>
          </table:table-cell>
          <table:table-cell table:style-name="ce1" office:value-type="string">
            <text:p>tme.pl</text:p>
          </table:table-cell>
          <table:table-cell office:value-type="string">
            <text:p>RC0805JR-073M9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0805JR-073M9L</text:p>
          </table:table-cell>
          <table:table-cell office:value-type="float" office:value="0.02255">
            <text:p>0,0226</text:p>
          </table:table-cell>
          <table:table-cell table:style-name="ce4" office:value-type="string">
            <text:p>PLN</text:p>
          </table:table-cell>
          <table:table-cell office:value-type="date" office:date-value="2016-04-09">
            <text:p>09-04-2016</text:p>
          </table:table-cell>
          <table:table-cell table:number-columns-repeated="1005"/>
        </table:table-row>
        <table:table-row table:style-name="ro1">
          <table:table-cell office:value-type="string">
            <text:p>430k</text:p>
          </table:table-cell>
          <table:table-cell table:style-name="ce1" office:value-type="string">
            <text:p>0805S8F4303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5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430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430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4303T5E</text:p>
          </table:table-cell>
          <table:table-cell office:value-type="float" office:value="0.03608">
            <text:p>0,0361</text:p>
          </table:table-cell>
          <table:table-cell table:style-name="ce4" office:value-type="string">
            <text:p>PLN</text:p>
          </table:table-cell>
          <table:table-cell office:value-type="date" office:date-value="2016-08-18">
            <text:p>18-08-2016</text:p>
          </table:table-cell>
          <table:table-cell table:number-columns-repeated="1005"/>
        </table:table-row>
        <table:table-row table:style-name="ro1">
          <table:table-cell office:value-type="string">
            <text:p>430R</text:p>
          </table:table-cell>
          <table:table-cell table:style-name="ce1" office:value-type="string">
            <text:p>0603SAF4300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zystor: thick film; SMD; 0603; 430Ω; 0,1W; ±1%; -55÷125°C</text:p>
          </table:table-cell>
          <table:table-cell table:style-name="ce1" office:value-type="string">
            <text:p>tme.pl</text:p>
          </table:table-cell>
          <table:table-cell office:value-type="string">
            <text:p>SMD0603-43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SAF4300T5E</text:p>
          </table:table-cell>
          <table:table-cell office:value-type="float" office:value="0.03">
            <text:p>0,0300</text:p>
          </table:table-cell>
          <table:table-cell table:style-name="ce4" office:value-type="string">
            <text:p>PLN</text:p>
          </table:table-cell>
          <table:table-cell office:value-type="date" office:date-value="2016-09-13">
            <text:p>13-09-2016</text:p>
          </table:table-cell>
          <table:table-cell table:number-columns-repeated="1005"/>
        </table:table-row>
        <table:table-row table:style-name="ro1">
          <table:table-cell office:value-type="string">
            <text:p>430R</text:p>
          </table:table-cell>
          <table:table-cell table:style-name="ce1" office:value-type="string">
            <text:p>0805S8F4300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,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430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43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4300T5E</text:p>
          </table:table-cell>
          <table:table-cell office:value-type="float" office:value="0.029">
            <text:p>0,0290</text:p>
          </table:table-cell>
          <table:table-cell table:style-name="ce4" office:value-type="string">
            <text:p>PLN</text:p>
          </table:table-cell>
          <table:table-cell office:value-type="date" office:date-value="2014-09-18">
            <text:p>18-09-2014</text:p>
          </table:table-cell>
          <table:table-cell table:number-columns-repeated="1005"/>
        </table:table-row>
        <table:table-row table:style-name="ro1">
          <table:table-cell office:value-type="string">
            <text:p>43k</text:p>
          </table:table-cell>
          <table:table-cell table:style-name="ce1" office:value-type="string">
            <text:p>0603SAF4302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zystor: thick film; SMD; 0603; 43kΩ; 0,1W; ±1%; -55÷125°C</text:p>
          </table:table-cell>
          <table:table-cell table:style-name="ce1" office:value-type="string">
            <text:p>tme.pl</text:p>
          </table:table-cell>
          <table:table-cell office:value-type="string">
            <text:p>SMD0603-43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SAF4302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3-17">
            <text:p>17-03-2017</text:p>
          </table:table-cell>
          <table:table-cell table:number-columns-repeated="1005"/>
        </table:table-row>
        <table:table-row table:style-name="ro1">
          <table:table-cell office:value-type="string">
            <text:p>43k</text:p>
          </table:table-cell>
          <table:table-cell table:style-name="ce1" office:value-type="string">
            <text:p>0805WAF 43K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43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43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43K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3-20">
            <text:p>20-03-2017</text:p>
          </table:table-cell>
          <table:table-cell table:number-columns-repeated="1005"/>
        </table:table-row>
        <table:table-row table:style-name="ro1">
          <table:table-cell office:value-type="string">
            <text:p>470k</text:p>
          </table:table-cell>
          <table:table-cell table:style-name="ce1" office:value-type="string">
            <text:p>0805S8F4703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470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470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4703T5E</text:p>
          </table:table-cell>
          <table:table-cell office:value-type="float" office:value="0.03267">
            <text:p>0,0327</text:p>
          </table:table-cell>
          <table:table-cell table:style-name="ce4" office:value-type="string">
            <text:p>PLN</text:p>
          </table:table-cell>
          <table:table-cell office:value-type="date" office:date-value="2015-05-15">
            <text:p>15-05-2015</text:p>
          </table:table-cell>
          <table:table-cell table:number-columns-repeated="1005"/>
        </table:table-row>
        <table:table-row table:style-name="ro1">
          <table:table-cell office:value-type="string">
            <text:p>470R 5%</text:p>
          </table:table-cell>
          <table:table-cell table:style-name="ce1" office:value-type="string">
            <text:p>0805WAJ 470R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5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470ohm, 0805, 5%</text:p>
          </table:table-cell>
          <table:table-cell table:style-name="ce1" office:value-type="string">
            <text:p>tme.pl</text:p>
          </table:table-cell>
          <table:table-cell office:value-type="string">
            <text:p>SMD0805 470R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J 470R T5E</text:p>
          </table:table-cell>
          <table:table-cell office:value-type="float" office:value="0.029">
            <text:p>0,0290</text:p>
          </table:table-cell>
          <table:table-cell table:style-name="ce4" office:value-type="string">
            <text:p>PLN</text:p>
          </table:table-cell>
          <table:table-cell office:value-type="date" office:date-value="2013-12-19">
            <text:p>19-12-2013</text:p>
          </table:table-cell>
          <table:table-cell table:number-columns-repeated="1005"/>
        </table:table-row>
        <table:table-row table:style-name="ro1">
          <table:table-cell office:value-type="string">
            <text:p>470R 5%</text:p>
          </table:table-cell>
          <table:table-cell table:style-name="ce1" office:value-type="string">
            <text:p>1206S4F 470R T5E</text:p>
          </table:table-cell>
          <table:table-cell table:style-name="ce1" office:value-type="string">
            <text:p>1206</text:p>
          </table:table-cell>
          <table:table-cell table:style-name="ce1" office:value-type="string">
            <text:p>0.25W</text:p>
          </table:table-cell>
          <table:table-cell office:value-type="string">
            <text:p>5%</text:p>
          </table:table-cell>
          <table:table-cell table:style-name="ce1" office:value-type="string">
            <text:p>R</text:p>
          </table:table-cell>
          <table:table-cell office:value-type="string">
            <text:p>1206_0805</text:p>
          </table:table-cell>
          <table:table-cell office:value-type="string">
            <text:p>1206-IPC</text:p>
          </table:table-cell>
          <table:table-cell/>
          <table:table-cell table:style-name="ce1" office:value-type="string">
            <text:p>Resistor 470ohm, 1206, 5%</text:p>
          </table:table-cell>
          <table:table-cell table:style-name="ce1" office:value-type="string">
            <text:p>tme.pl</text:p>
          </table:table-cell>
          <table:table-cell office:value-type="string">
            <text:p>SMD1206-470R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1206S4F 470R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5"/>
        </table:table-row>
        <table:table-row table:style-name="ro1">
          <table:table-cell office:value-type="string">
            <text:p>47k</text:p>
          </table:table-cell>
          <table:table-cell table:style-name="ce1" office:value-type="string">
            <text:p>0603SAF4702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zystor: thick film; SMD; 0603; 47kΩ; 0,1W; ±1%; -55÷125°C</text:p>
          </table:table-cell>
          <table:table-cell office:value-type="string">
            <text:p>tme.pl</text:p>
          </table:table-cell>
          <table:table-cell office:value-type="string">
            <text:p>SMD0603-47K-1%</text:p>
          </table:table-cell>
          <table:table-cell office:value-type="string">
            <text:p>Royal Ohm</text:p>
          </table:table-cell>
          <table:table-cell table:style-name="ce1" office:value-type="string">
            <text:p>0603SAF4702T5E</text:p>
          </table:table-cell>
          <table:table-cell office:value-type="float" office:value="0.04">
            <text:p>0,0400</text:p>
          </table:table-cell>
          <table:table-cell office:value-type="string">
            <text:p>PLN</text:p>
          </table:table-cell>
          <table:table-cell office:value-type="date" office:date-value="2017-03-17">
            <text:p>17-03-2017</text:p>
          </table:table-cell>
          <table:table-cell table:number-columns-repeated="1005"/>
        </table:table-row>
        <table:table-row table:style-name="ro1">
          <table:table-cell office:value-type="string">
            <text:p>47k</text:p>
          </table:table-cell>
          <table:table-cell table:style-name="ce1" office:value-type="string">
            <text:p>0805WAF 47K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47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47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47K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3-20">
            <text:p>20-03-2017</text:p>
          </table:table-cell>
          <table:table-cell table:number-columns-repeated="1005"/>
        </table:table-row>
        <table:table-row table:style-name="ro1">
          <table:table-cell office:value-type="string">
            <text:p>47R</text:p>
          </table:table-cell>
          <table:table-cell table:style-name="ce1" office:value-type="string">
            <text:p>0603SAF470J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0603 47ohm, 1%</text:p>
          </table:table-cell>
          <table:table-cell table:style-name="ce1" office:value-type="string">
            <text:p>tme.pl</text:p>
          </table:table-cell>
          <table:table-cell office:value-type="string">
            <text:p>SMD0603-47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SAF470JT5E</text:p>
          </table:table-cell>
          <table:table-cell office:value-type="float" office:value="0.02583">
            <text:p>0,0258</text:p>
          </table:table-cell>
          <table:table-cell table:style-name="ce4" office:value-type="string">
            <text:p>PLN</text:p>
          </table:table-cell>
          <table:table-cell office:value-type="date" office:date-value="2015-04-27">
            <text:p>27-04-2015</text:p>
          </table:table-cell>
          <table:table-cell table:number-columns-repeated="1005"/>
        </table:table-row>
        <table:table-row table:style-name="ro1">
          <table:table-cell office:value-type="string">
            <text:p>47R</text:p>
          </table:table-cell>
          <table:table-cell table:style-name="ce1" office:value-type="string">
            <text:p>0805WAF 47R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0805 47ohm, 0805</text:p>
          </table:table-cell>
          <table:table-cell table:style-name="ce1" office:value-type="string">
            <text:p>tme.pl</text:p>
          </table:table-cell>
          <table:table-cell office:value-type="string">
            <text:p>SMD0805-47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47R T5E</text:p>
          </table:table-cell>
          <table:table-cell office:value-type="float" office:value="0.029">
            <text:p>0,0290</text:p>
          </table:table-cell>
          <table:table-cell table:style-name="ce4" office:value-type="string">
            <text:p>PLN</text:p>
          </table:table-cell>
          <table:table-cell office:value-type="date" office:date-value="2014-05-12">
            <text:p>12-05-2014</text:p>
          </table:table-cell>
          <table:table-cell table:number-columns-repeated="1005"/>
        </table:table-row>
        <table:table-row table:style-name="ro1">
          <table:table-cell office:value-type="string">
            <text:p>47R/2W</text:p>
          </table:table-cell>
          <table:table-cell table:style-name="ce1" office:value-type="string">
            <text:p>MOR02SJ0470A10</text:p>
          </table:table-cell>
          <table:table-cell table:style-name="ce1" office:value-type="string">
            <text:p>fi5x12</text:p>
          </table:table-cell>
          <table:table-cell table:style-name="ce1" office:value-type="string">
            <text:p>2W</text:p>
          </table:table-cell>
          <table:table-cell office:value-type="string">
            <text:p>5%</text:p>
          </table:table-cell>
          <table:table-cell table:style-name="ce1" office:value-type="string">
            <text:p>R</text:p>
          </table:table-cell>
          <table:table-cell office:value-type="string">
            <text:p>RFI5x12x18</text:p>
          </table:table-cell>
          <table:table-cell office:value-type="string">
            <text:p>RFI5x12x18V</text:p>
          </table:table-cell>
          <table:table-cell office:value-type="string">
            <text:p>R1007025</text:p>
          </table:table-cell>
          <table:table-cell table:style-name="ce1" office:value-type="string">
            <text:p>Rezystor: metal oxide; THT; 47Ω; 2W; ±5%; Ø5x12mm; Wypr: osiowe</text:p>
          </table:table-cell>
          <table:table-cell table:style-name="ce1" office:value-type="string">
            <text:p>tme.pl</text:p>
          </table:table-cell>
          <table:table-cell office:value-type="string">
            <text:p>2W-47R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OR02SJ0470A10</text:p>
          </table:table-cell>
          <table:table-cell office:value-type="float" office:value="0.19828">
            <text:p>0,1983</text:p>
          </table:table-cell>
          <table:table-cell table:style-name="ce4" office:value-type="string">
            <text:p>PLN</text:p>
          </table:table-cell>
          <table:table-cell office:value-type="date" office:date-value="2015-05-07">
            <text:p>07-05-2015</text:p>
          </table:table-cell>
          <table:table-cell table:number-columns-repeated="1005"/>
        </table:table-row>
        <table:table-row table:style-name="ro1">
          <table:table-cell office:value-type="string">
            <text:p>47R/5W</text:p>
          </table:table-cell>
          <table:table-cell office:value-type="string">
            <text:p>MOF5WS-47R</text:p>
          </table:table-cell>
          <table:table-cell office:value-type="string">
            <text:p>fi5x17</text:p>
          </table:table-cell>
          <table:table-cell office:value-type="string">
            <text:p>5W</text:p>
          </table:table-cell>
          <table:table-cell office:value-type="string">
            <text:p>5%</text:p>
          </table:table-cell>
          <table:table-cell office:value-type="string">
            <text:p>R</text:p>
          </table:table-cell>
          <table:table-cell office:value-type="string">
            <text:p>RFI6X17X23</text:p>
          </table:table-cell>
          <table:table-cell table:number-columns-repeated="2"/>
          <table:table-cell office:value-type="string">
            <text:p>Rezystor: metal oxide; THT; 47Ω; 5W; ±5%; Ø6x17mm; Wypr: osiowe</text:p>
          </table:table-cell>
          <table:table-cell office:value-type="string">
            <text:p>tme.pl</text:p>
          </table:table-cell>
          <table:table-cell table:style-name="ce2" office:value-type="string">
            <text:p>AX5W-47R</text:p>
          </table:table-cell>
          <table:table-cell/>
          <table:table-cell office:value-type="string">
            <text:p>AX5W-47R</text:p>
          </table:table-cell>
          <table:table-cell office:value-type="float" office:value="0.49343">
            <text:p>0,4934</text:p>
          </table:table-cell>
          <table:table-cell office:value-type="string">
            <text:p>PLN</text:p>
          </table:table-cell>
          <table:table-cell office:value-type="date" office:date-value="2016-08-11">
            <text:p>11-08-2016</text:p>
          </table:table-cell>
          <table:table-cell table:number-columns-repeated="1005"/>
        </table:table-row>
        <table:table-row table:style-name="ro1">
          <table:table-cell office:value-type="string">
            <text:p>499R</text:p>
          </table:table-cell>
          <table:table-cell table:style-name="ce1" office:value-type="string">
            <text:p>MCMR08X4990FTL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499R,0805, 1%</text:p>
          </table:table-cell>
          <table:table-cell office:value-type="string">
            <text:p>farnell.com</text:p>
          </table:table-cell>
          <table:table-cell office:value-type="string">
            <text:p>2073789</text:p>
          </table:table-cell>
          <table:table-cell office:value-type="string">
            <text:p>MULTICOMP</text:p>
          </table:table-cell>
          <table:table-cell table:style-name="ce1" office:value-type="string">
            <text:p>MCMR08X4990FTL</text:p>
          </table:table-cell>
          <table:table-cell office:value-type="float" office:value="0.05">
            <text:p>0,0500</text:p>
          </table:table-cell>
          <table:table-cell office:value-type="string">
            <text:p>PLN</text:p>
          </table:table-cell>
          <table:table-cell office:value-type="date" office:date-value="2012-10-09">
            <text:p>09-10-2012</text:p>
          </table:table-cell>
          <table:table-cell table:number-columns-repeated="1005"/>
        </table:table-row>
        <table:table-row table:style-name="ro1">
          <table:table-cell office:value-type="string">
            <text:p>499R 0.1%</text:p>
          </table:table-cell>
          <table:table-cell table:style-name="ce1" office:value-type="string">
            <text:p>ERA6AEB4990V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W</text:p>
          </table:table-cell>
          <table:table-cell office:value-type="string">
            <text:p>0.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PANASONIC - ERA6AEB4990V - OPORNIK, 0805, 499R, 0.1%, 0.125W</text:p>
          </table:table-cell>
          <table:table-cell office:value-type="string">
            <text:p>farnell.com</text:p>
          </table:table-cell>
          <table:table-cell office:value-type="string">
            <text:p>1810472</text:p>
          </table:table-cell>
          <table:table-cell office:value-type="string">
            <text:p>Panasonic</text:p>
          </table:table-cell>
          <table:table-cell table:style-name="ce1" office:value-type="string">
            <text:p>ERA6AEB4990V</text:p>
          </table:table-cell>
          <table:table-cell office:value-type="float" office:value="1.7">
            <text:p>1,7000</text:p>
          </table:table-cell>
          <table:table-cell office:value-type="string">
            <text:p>PLN</text:p>
          </table:table-cell>
          <table:table-cell office:value-type="date" office:date-value="2012-10-10">
            <text:p>10-10-2012</text:p>
          </table:table-cell>
          <table:table-cell table:number-columns-repeated="1005"/>
        </table:table-row>
        <table:table-row table:style-name="ro1">
          <table:table-cell office:value-type="string">
            <text:p>49R9</text:p>
          </table:table-cell>
          <table:table-cell table:style-name="ce1" office:value-type="string">
            <text:p>805S8F499J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/>
          <table:table-cell office:value-type="string">
            <text:p>tme.pl</text:p>
          </table:table-cell>
          <table:table-cell office:value-type="string">
            <text:p>SMD0805-49R9-1%</text:p>
          </table:table-cell>
          <table:table-cell office:value-type="string">
            <text:p>Royal Ohm</text:p>
          </table:table-cell>
          <table:table-cell table:style-name="ce1" office:value-type="string">
            <text:p>805S8F499JT5E</text:p>
          </table:table-cell>
          <table:table-cell office:value-type="float" office:value="0.029">
            <text:p>0,0290</text:p>
          </table:table-cell>
          <table:table-cell office:value-type="string">
            <text:p>PLN</text:p>
          </table:table-cell>
          <table:table-cell office:value-type="date" office:date-value="2014-04-29">
            <text:p>29-04-2014</text:p>
          </table:table-cell>
          <table:table-cell table:number-columns-repeated="1005"/>
        </table:table-row>
        <table:table-row table:style-name="ro1">
          <table:table-cell office:value-type="string">
            <text:p>4k7</text:p>
          </table:table-cell>
          <table:table-cell table:style-name="ce1" office:value-type="string">
            <text:p>0603SAF4701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4.7kohm, 0603, 1%</text:p>
          </table:table-cell>
          <table:table-cell table:style-name="ce1" office:value-type="string">
            <text:p>tme.pl</text:p>
          </table:table-cell>
          <table:table-cell office:value-type="string">
            <text:p>SMD0603-4K7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SAF4701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05"/>
        </table:table-row>
        <table:table-row table:style-name="ro1">
          <table:table-cell office:value-type="string">
            <text:p>4k7</text:p>
          </table:table-cell>
          <table:table-cell table:style-name="ce1" office:value-type="string">
            <text:p>0805WAF 4K7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4.7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4K7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4K7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05"/>
        </table:table-row>
        <table:table-row table:style-name="ro1">
          <table:table-cell office:value-type="string">
            <text:p>4k7</text:p>
          </table:table-cell>
          <table:table-cell table:style-name="ce1" office:value-type="string">
            <text:p>1206S4F4701T5E</text:p>
          </table:table-cell>
          <table:table-cell table:style-name="ce1" office:value-type="string">
            <text:p>1206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1206_0805</text:p>
          </table:table-cell>
          <table:table-cell office:value-type="string">
            <text:p>1206-IPC</text:p>
          </table:table-cell>
          <table:table-cell/>
          <table:table-cell table:style-name="ce1" office:value-type="string">
            <text:p>Rezystor: thick film; SMD; 1206; 4,7kΩ; 0,25W; ±1%; -55÷125°C</text:p>
          </table:table-cell>
          <table:table-cell table:style-name="ce1" office:value-type="string">
            <text:p>tme.pl</text:p>
          </table:table-cell>
          <table:table-cell office:value-type="string">
            <text:p>SMD1206-4K7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1206S4F4701T5E</text:p>
          </table:table-cell>
          <table:table-cell office:value-type="float" office:value="0.05">
            <text:p>0,0500</text:p>
          </table:table-cell>
          <table:table-cell table:style-name="ce4" office:value-type="string">
            <text:p>PLN</text:p>
          </table:table-cell>
          <table:table-cell office:value-type="date" office:date-value="2017-07-13">
            <text:p>13-07-2017</text:p>
          </table:table-cell>
          <table:table-cell table:number-columns-repeated="1005"/>
        </table:table-row>
        <table:table-row table:style-name="ro1">
          <table:table-cell office:value-type="string">
            <text:p>4k7 0.5%</text:p>
          </table:table-cell>
          <table:table-cell table:style-name="ce1" office:value-type="string">
            <text:p>RE1206DR-074K7L</text:p>
          </table:table-cell>
          <table:table-cell table:style-name="ce1" office:value-type="string">
            <text:p>1206</text:p>
          </table:table-cell>
          <table:table-cell table:style-name="ce1" office:value-type="string">
            <text:p>0.25W</text:p>
          </table:table-cell>
          <table:table-cell office:value-type="string">
            <text:p>0.5%</text:p>
          </table:table-cell>
          <table:table-cell table:style-name="ce1" office:value-type="string">
            <text:p>R</text:p>
          </table:table-cell>
          <table:table-cell office:value-type="string">
            <text:p>1206_0805</text:p>
          </table:table-cell>
          <table:table-cell office:value-type="string">
            <text:p>1206-IPC</text:p>
          </table:table-cell>
          <table:table-cell/>
          <table:table-cell table:style-name="ce1" office:value-type="string">
            <text:p>resistor 4.7k, 0.5%, 1206</text:p>
          </table:table-cell>
          <table:table-cell table:style-name="ce1" office:value-type="string">
            <text:p>farnell.com</text:p>
          </table:table-cell>
          <table:table-cell office:value-type="string">
            <text:p>1840655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E1206DR-074K7L</text:p>
          </table:table-cell>
          <table:table-cell office:value-type="float" office:value="0.15">
            <text:p>0,1500</text:p>
          </table:table-cell>
          <table:table-cell table:style-name="ce4" office:value-type="string">
            <text:p>PLN</text:p>
          </table:table-cell>
          <table:table-cell office:value-type="date" office:date-value="2011-08-29">
            <text:p>29-08-2011</text:p>
          </table:table-cell>
          <table:table-cell table:number-columns-repeated="1005"/>
        </table:table-row>
        <table:table-row table:style-name="ro1">
          <table:table-cell office:value-type="string">
            <text:p>4k99</text:p>
          </table:table-cell>
          <table:table-cell table:style-name="ce1" office:value-type="string">
            <text:p>MF006FF4991A50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table:number-columns-repeated="2"/>
          <table:table-cell table:style-name="ce1" office:value-type="string">
            <text:p>Rezystor: metal film; THT; 4,99kΩ; 0,6W; ±1%; Ø2,5x6,8mm; 50ppm/°C</text:p>
          </table:table-cell>
          <table:table-cell table:style-name="ce1" office:value-type="string">
            <text:p>tme.pl</text:p>
          </table:table-cell>
          <table:table-cell office:value-type="string">
            <text:p>M0.6W-4K99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F006FF4991A50</text:p>
          </table:table-cell>
          <table:table-cell office:value-type="float" office:value="0.05898">
            <text:p>0,0590</text:p>
          </table:table-cell>
          <table:table-cell table:style-name="ce4" office:value-type="string">
            <text:p>PLN</text:p>
          </table:table-cell>
          <table:table-cell office:value-type="date" office:date-value="2016-07-20">
            <text:p>20-07-2016</text:p>
          </table:table-cell>
          <table:table-cell table:number-columns-repeated="1005"/>
        </table:table-row>
        <table:table-row table:style-name="ro1">
          <table:table-cell office:value-type="string">
            <text:p>4k99 0.1%</text:p>
          </table:table-cell>
          <table:table-cell table:style-name="ce1" office:value-type="string">
            <text:p>MCTC0525B4991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0.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4.99 kohm, 0805, 0.1%</text:p>
          </table:table-cell>
          <table:table-cell table:style-name="ce1" office:value-type="string">
            <text:p>farnell.com</text:p>
          </table:table-cell>
          <table:table-cell office:value-type="string">
            <text:p>1575868</text:p>
          </table:table-cell>
          <table:table-cell table:style-name="ce1" office:value-type="string">
            <text:p>MULTICOMP</text:p>
          </table:table-cell>
          <table:table-cell table:style-name="ce1" office:value-type="string">
            <text:p>MCTC0525B4991T5E</text:p>
          </table:table-cell>
          <table:table-cell office:value-type="float" office:value="1.33">
            <text:p>1,3300</text:p>
          </table:table-cell>
          <table:table-cell table:style-name="ce4" office:value-type="string">
            <text:p>PLN</text:p>
          </table:table-cell>
          <table:table-cell office:value-type="date" office:date-value="2013-09-09">
            <text:p>09-09-2013</text:p>
          </table:table-cell>
          <table:table-cell table:number-columns-repeated="1005"/>
        </table:table-row>
        <table:table-row table:style-name="ro1">
          <table:table-cell office:value-type="string">
            <text:p>4R7</text:p>
          </table:table-cell>
          <table:table-cell office:value-type="string">
            <text:p>0805WAF4R7T5E</text:p>
          </table:table-cell>
          <table:table-cell office:value-type="float" office:value="805">
            <text:p>805</text:p>
          </table:table-cell>
          <table:table-cell office:value-type="string">
            <text:p>0.125W</text:p>
          </table:table-cell>
          <table:table-cell office:value-type="string">
            <text:p>1%</text:p>
          </table:table-cell>
          <table:table-cell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office:value-type="string">
            <text:p>Rezystor: thick film; SMD; 0805; 4,7Ω; 0,125W; ±1%; -55÷125°C</text:p>
          </table:table-cell>
          <table:table-cell office:value-type="string">
            <text:p>tme.pl</text:p>
          </table:table-cell>
          <table:table-cell office:value-type="string">
            <text:p>SMD0805-4R7-1%</text:p>
          </table:table-cell>
          <table:table-cell office:value-type="string">
            <text:p>Royal Ohm</text:p>
          </table:table-cell>
          <table:table-cell office:value-type="string">
            <text:p>0805WAF4R7T5E</text:p>
          </table:table-cell>
          <table:table-cell office:value-type="float" office:value="0.03967">
            <text:p>0,0397</text:p>
          </table:table-cell>
          <table:table-cell office:value-type="string">
            <text:p>PLN</text:p>
          </table:table-cell>
          <table:table-cell office:value-type="date" office:date-value="2016-02-24">
            <text:p>24-02-2016</text:p>
          </table:table-cell>
          <table:table-cell table:number-columns-repeated="1005"/>
        </table:table-row>
        <table:table-row table:style-name="ro1">
          <table:table-cell office:value-type="string">
            <text:p>4x0R</text:p>
          </table:table-cell>
          <table:table-cell table:style-name="ce1" office:value-type="string">
            <text:p>YC164-JR-070R</text:p>
          </table:table-cell>
          <table:table-cell table:style-name="ce1" office:value-type="string">
            <text:p>1206RP</text:p>
          </table:table-cell>
          <table:table-cell table:style-name="ce1" office:value-type="string">
            <text:p>0.125W</text:p>
          </table:table-cell>
          <table:table-cell office:value-type="string">
            <text:p>5%</text:p>
          </table:table-cell>
          <table:table-cell table:style-name="ce1" office:value-type="string">
            <text:p>DR1206</text:p>
          </table:table-cell>
          <table:table-cell office:value-type="string">
            <text:p>1206RP</text:p>
          </table:table-cell>
          <table:table-cell table:number-columns-repeated="2"/>
          <table:table-cell table:style-name="ce1" office:value-type="string">
            <text:p>Drabinka rezystorowa: Y; 0Ω; SMD; 1206; Il.rezystorów:4; 63mW; ±5%</text:p>
          </table:table-cell>
          <table:table-cell table:style-name="ce1" office:value-type="string">
            <text:p>tme.pl</text:p>
          </table:table-cell>
          <table:table-cell office:value-type="string">
            <text:p>YC164-JR-070R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YC164-JR-070R</text:p>
          </table:table-cell>
          <table:table-cell office:value-type="float" office:value="0.02833">
            <text:p>0,0283</text:p>
          </table:table-cell>
          <table:table-cell table:style-name="ce4" office:value-type="string">
            <text:p>PLN</text:p>
          </table:table-cell>
          <table:table-cell office:value-type="date" office:date-value="2016-04-11">
            <text:p>11-04-2016</text:p>
          </table:table-cell>
          <table:table-cell table:number-columns-repeated="1005"/>
        </table:table-row>
        <table:table-row table:style-name="ro1">
          <table:table-cell office:value-type="string">
            <text:p>4x1k</text:p>
          </table:table-cell>
          <table:table-cell table:style-name="ce1" office:value-type="string">
            <text:p>4D03WGJ0102T</text:p>
          </table:table-cell>
          <table:table-cell table:style-name="ce1" office:value-type="string">
            <text:p>1206RP</text:p>
          </table:table-cell>
          <table:table-cell table:style-name="ce1" office:value-type="string">
            <text:p>0.125W</text:p>
          </table:table-cell>
          <table:table-cell office:value-type="string">
            <text:p>10%</text:p>
          </table:table-cell>
          <table:table-cell table:style-name="ce1" office:value-type="string">
            <text:p>DR1206</text:p>
          </table:table-cell>
          <table:table-cell office:value-type="string">
            <text:p>1206RP</text:p>
          </table:table-cell>
          <table:table-cell table:number-columns-repeated="2"/>
          <table:table-cell table:style-name="ce1" office:value-type="string">
            <text:p>Resistor network 4x1kohm</text:p>
          </table:table-cell>
          <table:table-cell table:style-name="ce1" office:value-type="string">
            <text:p>tme.pl</text:p>
          </table:table-cell>
          <table:table-cell office:value-type="string">
            <text:p>DR1206-1K-4/8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4D03WGJ0102T</text:p>
          </table:table-cell>
          <table:table-cell office:value-type="float" office:value="0.025">
            <text:p>0,0250</text:p>
          </table:table-cell>
          <table:table-cell table:style-name="ce4" office:value-type="string">
            <text:p>PLN</text:p>
          </table:table-cell>
          <table:table-cell office:value-type="date" office:date-value="2014-09-29">
            <text:p>29-09-2014</text:p>
          </table:table-cell>
          <table:table-cell table:number-columns-repeated="1005"/>
        </table:table-row>
        <table:table-row table:style-name="ro1">
          <table:table-cell office:value-type="string">
            <text:p>4x22k</text:p>
          </table:table-cell>
          <table:table-cell table:style-name="ce1" office:value-type="string">
            <text:p>4D03WGJ0223T</text:p>
          </table:table-cell>
          <table:table-cell table:style-name="ce1" office:value-type="string">
            <text:p>1206RP</text:p>
          </table:table-cell>
          <table:table-cell table:style-name="ce1" office:value-type="string">
            <text:p>0.063W</text:p>
          </table:table-cell>
          <table:table-cell office:value-type="string">
            <text:p>5%</text:p>
          </table:table-cell>
          <table:table-cell table:style-name="ce1" office:value-type="string">
            <text:p>DR1206</text:p>
          </table:table-cell>
          <table:table-cell office:value-type="string">
            <text:p>1206RP</text:p>
          </table:table-cell>
          <table:table-cell table:number-columns-repeated="2"/>
          <table:table-cell table:style-name="ce1" office:value-type="string">
            <text:p>THICK FILM CHIP RESISTOR ARRAY 4x22k</text:p>
          </table:table-cell>
          <table:table-cell office:value-type="string">
            <text:p>tme.pl</text:p>
          </table:table-cell>
          <table:table-cell office:value-type="string">
            <text:p>DR1206-22K-4/8</text:p>
          </table:table-cell>
          <table:table-cell office:value-type="string">
            <text:p>Royal Ohm</text:p>
          </table:table-cell>
          <table:table-cell table:style-name="ce1" office:value-type="string">
            <text:p>4D03WGJ0223T</text:p>
          </table:table-cell>
          <table:table-cell office:value-type="float" office:value="0.025">
            <text:p>0,0250</text:p>
          </table:table-cell>
          <table:table-cell office:value-type="string">
            <text:p>PLN</text:p>
          </table:table-cell>
          <table:table-cell office:value-type="date" office:date-value="2014-03-26">
            <text:p>26-03-2014</text:p>
          </table:table-cell>
          <table:table-cell table:number-columns-repeated="1005"/>
        </table:table-row>
        <table:table-row table:style-name="ro1">
          <table:table-cell office:value-type="string">
            <text:p>4x22R</text:p>
          </table:table-cell>
          <table:table-cell table:style-name="ce1" office:value-type="string">
            <text:p>4D03WGJ0220T</text:p>
          </table:table-cell>
          <table:table-cell table:style-name="ce1" office:value-type="string">
            <text:p>1206RP</text:p>
          </table:table-cell>
          <table:table-cell table:style-name="ce1" office:value-type="string">
            <text:p>0.125W</text:p>
          </table:table-cell>
          <table:table-cell office:value-type="string">
            <text:p>5%</text:p>
          </table:table-cell>
          <table:table-cell table:style-name="ce1" office:value-type="string">
            <text:p>DR1206</text:p>
          </table:table-cell>
          <table:table-cell office:value-type="string">
            <text:p>1206RP</text:p>
          </table:table-cell>
          <table:table-cell table:number-columns-repeated="2"/>
          <table:table-cell table:style-name="ce1" office:value-type="string">
            <text:p>Resistor network 4x22 ohm, 5%</text:p>
          </table:table-cell>
          <table:table-cell table:style-name="ce1" office:value-type="string">
            <text:p>tme.pl</text:p>
          </table:table-cell>
          <table:table-cell office:value-type="string">
            <text:p>DR1206-22R-4/8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4D03WGJ0220T</text:p>
          </table:table-cell>
          <table:table-cell office:value-type="float" office:value="0.02865">
            <text:p>0,0287</text:p>
          </table:table-cell>
          <table:table-cell table:style-name="ce4" office:value-type="string">
            <text:p>PLN</text:p>
          </table:table-cell>
          <table:table-cell office:value-type="date" office:date-value="2015-10-26">
            <text:p>26-10-2015</text:p>
          </table:table-cell>
          <table:table-cell table:number-columns-repeated="1005"/>
        </table:table-row>
        <table:table-row table:style-name="ro1">
          <table:table-cell office:value-type="string">
            <text:p>4x47k</text:p>
          </table:table-cell>
          <table:table-cell table:style-name="ce1" office:value-type="string">
            <text:p>4D03WGJ0473T</text:p>
          </table:table-cell>
          <table:table-cell table:style-name="ce1" office:value-type="string">
            <text:p>1206RP</text:p>
          </table:table-cell>
          <table:table-cell table:style-name="ce1" office:value-type="string">
            <text:p>0.063W</text:p>
          </table:table-cell>
          <table:table-cell office:value-type="string">
            <text:p>5%</text:p>
          </table:table-cell>
          <table:table-cell table:style-name="ce1" office:value-type="string">
            <text:p>DR1206</text:p>
          </table:table-cell>
          <table:table-cell office:value-type="string">
            <text:p>1206RP</text:p>
          </table:table-cell>
          <table:table-cell table:number-columns-repeated="2"/>
          <table:table-cell table:style-name="ce1" office:value-type="string">
            <text:p>THICK FILM CHIP RESISTOR ARRAY 4x47k</text:p>
          </table:table-cell>
          <table:table-cell office:value-type="string">
            <text:p>tme.pl</text:p>
          </table:table-cell>
          <table:table-cell office:value-type="string">
            <text:p>DR1206-47K-4/8</text:p>
          </table:table-cell>
          <table:table-cell office:value-type="string">
            <text:p>Royal Ohm</text:p>
          </table:table-cell>
          <table:table-cell table:style-name="ce1" office:value-type="string">
            <text:p>4D03WGJ0473T</text:p>
          </table:table-cell>
          <table:table-cell office:value-type="float" office:value="0.05">
            <text:p>0,0500</text:p>
          </table:table-cell>
          <table:table-cell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05"/>
        </table:table-row>
        <table:table-row table:style-name="ro1">
          <table:table-cell office:value-type="string">
            <text:p>4x47R</text:p>
          </table:table-cell>
          <table:table-cell table:style-name="ce1" office:value-type="string">
            <text:p>4D03WGJ0470T</text:p>
          </table:table-cell>
          <table:table-cell table:style-name="ce1" office:value-type="string">
            <text:p>1206RP</text:p>
          </table:table-cell>
          <table:table-cell table:style-name="ce1" office:value-type="string">
            <text:p>0.125W</text:p>
          </table:table-cell>
          <table:table-cell office:value-type="string">
            <text:p>5%</text:p>
          </table:table-cell>
          <table:table-cell table:style-name="ce1" office:value-type="string">
            <text:p>DR1206</text:p>
          </table:table-cell>
          <table:table-cell office:value-type="string">
            <text:p>1206RP</text:p>
          </table:table-cell>
          <table:table-cell table:number-columns-repeated="2"/>
          <table:table-cell table:style-name="ce1" office:value-type="string">
            <text:p>Drabinka rezystorowa: Y; 47Ω; SMD; 1206; Il.rezystorów:4; 63mW; ±5%</text:p>
          </table:table-cell>
          <table:table-cell table:style-name="ce1" office:value-type="string">
            <text:p>tme.pl</text:p>
          </table:table-cell>
          <table:table-cell office:value-type="string">
            <text:p>DR1206-47R-4/8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4D03WGJ0470T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5-21">
            <text:p>21-05-2017</text:p>
          </table:table-cell>
          <table:table-cell table:number-columns-repeated="1005"/>
        </table:table-row>
        <table:table-row table:style-name="ro1">
          <table:table-cell office:value-type="string">
            <text:p>4x680R 1%</text:p>
          </table:table-cell>
          <table:table-cell table:style-name="ce1" office:value-type="string">
            <text:p>CAY16-6800F4</text:p>
          </table:table-cell>
          <table:table-cell table:style-name="ce1" office:value-type="string">
            <text:p>1206RP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DR1206</text:p>
          </table:table-cell>
          <table:table-cell office:value-type="string">
            <text:p>1206RP</text:p>
          </table:table-cell>
          <table:table-cell office:value-type="string">
            <text:p>1206RPS</text:p>
          </table:table-cell>
          <table:table-cell/>
          <table:table-cell table:style-name="ce1" office:value-type="string">
            <text:p>resistor network 4x680R 1%, 1206</text:p>
          </table:table-cell>
          <table:table-cell office:value-type="string">
            <text:p>tme.pl</text:p>
          </table:table-cell>
          <table:table-cell office:value-type="string">
            <text:p>CAY16-6800F4</text:p>
          </table:table-cell>
          <table:table-cell office:value-type="string">
            <text:p>Bourns</text:p>
          </table:table-cell>
          <table:table-cell table:style-name="ce1" office:value-type="string">
            <text:p>CAY16-6800F4LF</text:p>
          </table:table-cell>
          <table:table-cell office:value-type="float" office:value="0.0279">
            <text:p>0,0279</text:p>
          </table:table-cell>
          <table:table-cell office:value-type="string">
            <text:p>PLN</text:p>
          </table:table-cell>
          <table:table-cell office:value-type="date" office:date-value="2013-12-28">
            <text:p>28-12-2013</text:p>
          </table:table-cell>
          <table:table-cell table:number-columns-repeated="1005"/>
        </table:table-row>
        <table:table-row table:style-name="ro1">
          <table:table-cell office:value-type="string">
            <text:p>510k 5%</text:p>
          </table:table-cell>
          <table:table-cell table:style-name="ce1" office:value-type="string">
            <text:p>0805WAJ 510K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5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510kohm, 0805, 5%</text:p>
          </table:table-cell>
          <table:table-cell table:style-name="ce1" office:value-type="string">
            <text:p>tme.pl</text:p>
          </table:table-cell>
          <table:table-cell office:value-type="string">
            <text:p>SMD0805 510K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J 510K T5E</text:p>
          </table:table-cell>
          <table:table-cell office:value-type="float" office:value="0.025">
            <text:p>0,0250</text:p>
          </table:table-cell>
          <table:table-cell table:style-name="ce4" office:value-type="string">
            <text:p>PLN</text:p>
          </table:table-cell>
          <table:table-cell office:value-type="date" office:date-value="2012-05-20">
            <text:p>20-05-2012</text:p>
          </table:table-cell>
          <table:table-cell table:number-columns-repeated="1005"/>
        </table:table-row>
        <table:table-row table:style-name="ro1">
          <table:table-cell office:value-type="string">
            <text:p>510R</text:p>
          </table:table-cell>
          <table:table-cell table:style-name="ce1" office:value-type="string">
            <text:p>0805WAF 510R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510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51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510R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05"/>
        </table:table-row>
        <table:table-row table:style-name="ro1">
          <table:table-cell office:value-type="string">
            <text:p>510R</text:p>
          </table:table-cell>
          <table:table-cell table:style-name="ce1" office:value-type="string">
            <text:p>MFR 0.6W 510E 1%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table:number-columns-repeated="2"/>
          <table:table-cell table:style-name="ce1" office:value-type="string">
            <text:p>Resistor metalized 0.6W 510 ohm 1%</text:p>
          </table:table-cell>
          <table:table-cell table:style-name="ce1" office:value-type="string">
            <text:p>tme.pl</text:p>
          </table:table-cell>
          <table:table-cell office:value-type="string">
            <text:p>M0.6W-510R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FR 0.6W 510E 1%</text:p>
          </table:table-cell>
          <table:table-cell office:value-type="float" office:value="0.059">
            <text:p>0,0590</text:p>
          </table:table-cell>
          <table:table-cell table:style-name="ce4" office:value-type="string">
            <text:p>PLN</text:p>
          </table:table-cell>
          <table:table-cell office:value-type="date" office:date-value="2012-09-19">
            <text:p>19-09-2012</text:p>
          </table:table-cell>
          <table:table-cell table:number-columns-repeated="1005"/>
        </table:table-row>
        <table:table-row table:style-name="ro1">
          <table:table-cell office:value-type="string">
            <text:p>51k</text:p>
          </table:table-cell>
          <table:table-cell table:style-name="ce1" office:value-type="string">
            <text:p>0805WAF 51K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51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51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51K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7-03">
            <text:p>03-07-2017</text:p>
          </table:table-cell>
          <table:table-cell table:number-columns-repeated="1005"/>
        </table:table-row>
        <table:table-row table:style-name="ro1">
          <table:table-cell office:value-type="string">
            <text:p>51k</text:p>
          </table:table-cell>
          <table:table-cell table:style-name="ce1" office:value-type="string">
            <text:p>RC0805FR-0751KL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51kohm, 0805, 1%</text:p>
          </table:table-cell>
          <table:table-cell table:style-name="ce1" office:value-type="string">
            <text:p>tme.pl</text:p>
          </table:table-cell>
          <table:table-cell office:value-type="string">
            <text:p>RC0805FR-0751K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0805FR-0751KL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6-12-14">
            <text:p>14-12-2016</text:p>
          </table:table-cell>
          <table:table-cell table:number-columns-repeated="1005"/>
        </table:table-row>
        <table:table-row table:style-name="ro1">
          <table:table-cell office:value-type="string">
            <text:p>51k</text:p>
          </table:table-cell>
          <table:table-cell table:style-name="ce1" office:value-type="string">
            <text:p>MFR 0.6W 51K 1%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table:number-columns-repeated="2"/>
          <table:table-cell table:style-name="ce1" office:value-type="string">
            <text:p>Resistor metalized 0.6W 51 kohm 1%</text:p>
          </table:table-cell>
          <table:table-cell table:style-name="ce1" office:value-type="string">
            <text:p>tme.pl</text:p>
          </table:table-cell>
          <table:table-cell office:value-type="string">
            <text:p>M0.6W-51K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FR 0.6W 51K 1%</text:p>
          </table:table-cell>
          <table:table-cell office:value-type="float" office:value="0.059">
            <text:p>0,0590</text:p>
          </table:table-cell>
          <table:table-cell table:style-name="ce4" office:value-type="string">
            <text:p>PLN</text:p>
          </table:table-cell>
          <table:table-cell office:value-type="date" office:date-value="2013-10-01">
            <text:p>01-10-2013</text:p>
          </table:table-cell>
          <table:table-cell table:number-columns-repeated="1005"/>
        </table:table-row>
        <table:table-row table:style-name="ro1">
          <table:table-cell office:value-type="string">
            <text:p>51R 0.1% 10ppm</text:p>
          </table:table-cell>
          <table:table-cell table:style-name="ce1" office:value-type="string">
            <text:p>RR1220P-51R0-B-T1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W</text:p>
          </table:table-cell>
          <table:table-cell office:value-type="string">
            <text:p>0.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0805 51ohm, 0.1%, 10ppm</text:p>
          </table:table-cell>
          <table:table-cell table:style-name="ce1" office:value-type="string">
            <text:p>farnell.com</text:p>
          </table:table-cell>
          <table:table-cell office:value-type="string">
            <text:p>1653324</text:p>
          </table:table-cell>
          <table:table-cell table:style-name="ce1" office:value-type="string">
            <text:p>Susumu</text:p>
          </table:table-cell>
          <table:table-cell table:style-name="ce1" office:value-type="string">
            <text:p>RR1220P-51R0-B-T1</text:p>
          </table:table-cell>
          <table:table-cell office:value-type="float" office:value="1.39">
            <text:p>1,3900</text:p>
          </table:table-cell>
          <table:table-cell table:style-name="ce4" office:value-type="string">
            <text:p>PLN</text:p>
          </table:table-cell>
          <table:table-cell office:value-type="date" office:date-value="2011-03-20">
            <text:p>20-03-2011</text:p>
          </table:table-cell>
          <table:table-cell table:number-columns-repeated="1005"/>
        </table:table-row>
        <table:table-row table:style-name="ro1">
          <table:table-cell office:value-type="string">
            <text:p>51R 0.1% 25ppm</text:p>
          </table:table-cell>
          <table:table-cell table:style-name="ce1" office:value-type="string">
            <text:p>ERA6AEB510V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0.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0805 51ohm, 0.1%, 25ppm</text:p>
          </table:table-cell>
          <table:table-cell table:style-name="ce1" office:value-type="string">
            <text:p>farnell.com</text:p>
          </table:table-cell>
          <table:table-cell office:value-type="string">
            <text:p>1670210</text:p>
          </table:table-cell>
          <table:table-cell table:style-name="ce1" office:value-type="string">
            <text:p>Panasonic</text:p>
          </table:table-cell>
          <table:table-cell table:style-name="ce1" office:value-type="string">
            <text:p>ERA6AEB510V</text:p>
          </table:table-cell>
          <table:table-cell office:value-type="float" office:value="2.47">
            <text:p>2,4700</text:p>
          </table:table-cell>
          <table:table-cell table:style-name="ce4" office:value-type="string">
            <text:p>PLN</text:p>
          </table:table-cell>
          <table:table-cell office:value-type="date" office:date-value="2011-05-20">
            <text:p>20-05-2011</text:p>
          </table:table-cell>
          <table:table-cell table:number-columns-repeated="1005"/>
        </table:table-row>
        <table:table-row table:style-name="ro1">
          <table:table-cell office:value-type="string">
            <text:p>523R</text:p>
          </table:table-cell>
          <table:table-cell office:value-type="string">
            <text:p>CRCW0805523RFKEA</text:p>
          </table:table-cell>
          <table:table-cell office:value-type="float" office:value="805">
            <text:p>805</text:p>
          </table:table-cell>
          <table:table-cell office:value-type="string">
            <text:p>0.125W</text:p>
          </table:table-cell>
          <table:table-cell office:value-type="string">
            <text:p>1%</text:p>
          </table:table-cell>
          <table:table-cell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office:value-type="string">
            <text:p>Rezystor chipowy SMD, Grubowarstwowy, Seria AEC-Q200 CRCW, 523 ohm, 125 mW, ± 1%, 150 V</text:p>
          </table:table-cell>
          <table:table-cell office:value-type="string">
            <text:p>farnell.com</text:p>
          </table:table-cell>
          <table:table-cell table:style-name="ce2" office:value-type="float" office:value="2138900">
            <text:p>2138900</text:p>
          </table:table-cell>
          <table:table-cell office:value-type="string">
            <text:p>Vishay</text:p>
          </table:table-cell>
          <table:table-cell office:value-type="string">
            <text:p>CRCW0805523RFKEA</text:p>
          </table:table-cell>
          <table:table-cell office:value-type="float" office:value="0.07">
            <text:p>0,0700</text:p>
          </table:table-cell>
          <table:table-cell office:value-type="string">
            <text:p>PLN</text:p>
          </table:table-cell>
          <table:table-cell office:value-type="date" office:date-value="2015-10-26">
            <text:p>26-10-2015</text:p>
          </table:table-cell>
          <table:table-cell table:number-columns-repeated="1005"/>
        </table:table-row>
        <table:table-row table:style-name="ro1">
          <table:table-cell office:value-type="string">
            <text:p>56k</text:p>
          </table:table-cell>
          <table:table-cell table:style-name="ce1" office:value-type="string">
            <text:p>0805S8F5602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56kohm, 0805, 0.125W, 1%</text:p>
          </table:table-cell>
          <table:table-cell table:style-name="ce1" office:value-type="string">
            <text:p>tme.pl</text:p>
          </table:table-cell>
          <table:table-cell office:value-type="string">
            <text:p>SMD0805-56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5602T5E</text:p>
          </table:table-cell>
          <table:table-cell office:value-type="float" office:value="0.03369">
            <text:p>0,0337</text:p>
          </table:table-cell>
          <table:table-cell table:style-name="ce4" office:value-type="string">
            <text:p>PLN</text:p>
          </table:table-cell>
          <table:table-cell office:value-type="date" office:date-value="2015-04-08">
            <text:p>08-04-2015</text:p>
          </table:table-cell>
          <table:table-cell table:number-columns-repeated="1005"/>
        </table:table-row>
        <table:table-row table:style-name="ro1">
          <table:table-cell office:value-type="string">
            <text:p>56k</text:p>
          </table:table-cell>
          <table:table-cell table:style-name="ce1" office:value-type="string">
            <text:p>1206S4F5602T5E</text:p>
          </table:table-cell>
          <table:table-cell table:style-name="ce1" office:value-type="string">
            <text:p>1206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1206_0805</text:p>
          </table:table-cell>
          <table:table-cell office:value-type="string">
            <text:p>1206-IPC</text:p>
          </table:table-cell>
          <table:table-cell/>
          <table:table-cell table:style-name="ce1" office:value-type="string">
            <text:p>Resistor 56kohm, 1206, 0.25W, 1%</text:p>
          </table:table-cell>
          <table:table-cell table:style-name="ce1" office:value-type="string">
            <text:p>tme.pl</text:p>
          </table:table-cell>
          <table:table-cell office:value-type="string">
            <text:p>SMD1206-56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1206S4F5602T5E</text:p>
          </table:table-cell>
          <table:table-cell office:value-type="float" office:value="0.03519">
            <text:p>0,0352</text:p>
          </table:table-cell>
          <table:table-cell table:style-name="ce4" office:value-type="string">
            <text:p>PLN</text:p>
          </table:table-cell>
          <table:table-cell office:value-type="date" office:date-value="2015-04-08">
            <text:p>08-04-2015</text:p>
          </table:table-cell>
          <table:table-cell table:number-columns-repeated="1005"/>
        </table:table-row>
        <table:table-row table:style-name="ro1">
          <table:table-cell office:value-type="string">
            <text:p>56R</text:p>
          </table:table-cell>
          <table:table-cell table:style-name="ce1" office:value-type="string">
            <text:p>0603WGJ 56R 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56 ohm, 1%, 0.1W,0603</text:p>
          </table:table-cell>
          <table:table-cell table:style-name="ce1" office:value-type="string">
            <text:p>tme.pl</text:p>
          </table:table-cell>
          <table:table-cell office:value-type="string">
            <text:p>SMD0603-56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WGJ 56R T5E</text:p>
          </table:table-cell>
          <table:table-cell office:value-type="float" office:value="0.0262">
            <text:p>0,0262</text:p>
          </table:table-cell>
          <table:table-cell table:style-name="ce4" office:value-type="string">
            <text:p>PLN</text:p>
          </table:table-cell>
          <table:table-cell office:value-type="date" office:date-value="2015-04-08">
            <text:p>08-04-2015</text:p>
          </table:table-cell>
          <table:table-cell table:number-columns-repeated="1005"/>
        </table:table-row>
        <table:table-row table:style-name="ro1">
          <table:table-cell office:value-type="string">
            <text:p>5k1</text:p>
          </table:table-cell>
          <table:table-cell table:style-name="ce1" office:value-type="string">
            <text:p>0603SAF5101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5.1kohm, 0603, 1%</text:p>
          </table:table-cell>
          <table:table-cell table:style-name="ce1" office:value-type="string">
            <text:p>tme.pl</text:p>
          </table:table-cell>
          <table:table-cell office:value-type="string">
            <text:p>SMD0603-5K1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SAF5101T5E</text:p>
          </table:table-cell>
          <table:table-cell office:value-type="float" office:value="0.031">
            <text:p>0,0310</text:p>
          </table:table-cell>
          <table:table-cell table:style-name="ce4" office:value-type="string">
            <text:p>PLN</text:p>
          </table:table-cell>
          <table:table-cell office:value-type="date" office:date-value="2014-08-05">
            <text:p>05-08-2014</text:p>
          </table:table-cell>
          <table:table-cell table:number-columns-repeated="1005"/>
        </table:table-row>
        <table:table-row table:style-name="ro1">
          <table:table-cell office:value-type="string">
            <text:p>5k1</text:p>
          </table:table-cell>
          <table:table-cell table:style-name="ce1" office:value-type="string">
            <text:p>0805WAF 5K1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5.1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5K1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5K1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05"/>
        </table:table-row>
        <table:table-row table:style-name="ro1">
          <table:table-cell office:value-type="string">
            <text:p>5k1</text:p>
          </table:table-cell>
          <table:table-cell table:style-name="ce1" office:value-type="string">
            <text:p>1206S4F5101T5E</text:p>
          </table:table-cell>
          <table:table-cell table:style-name="ce1" office:value-type="string">
            <text:p>1206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1206_0805</text:p>
          </table:table-cell>
          <table:table-cell office:value-type="string">
            <text:p>1206-IPC</text:p>
          </table:table-cell>
          <table:table-cell/>
          <table:table-cell table:style-name="ce1" office:value-type="string">
            <text:p>Rezystor: thick film; SMD; 1206; 5,1kΩ; 0,25W; ±1%; -55÷125°C</text:p>
          </table:table-cell>
          <table:table-cell table:style-name="ce1" office:value-type="string">
            <text:p>tme.pl</text:p>
          </table:table-cell>
          <table:table-cell office:value-type="string">
            <text:p>SMD1206-5K1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1206S4F5101T5E</text:p>
          </table:table-cell>
          <table:table-cell office:value-type="float" office:value="0.05">
            <text:p>0,0500</text:p>
          </table:table-cell>
          <table:table-cell table:style-name="ce4" office:value-type="string">
            <text:p>PLN</text:p>
          </table:table-cell>
          <table:table-cell office:value-type="date" office:date-value="2017-07-14">
            <text:p>14-07-2017</text:p>
          </table:table-cell>
          <table:table-cell table:number-columns-repeated="1005"/>
        </table:table-row>
        <table:table-row table:style-name="ro1">
          <table:table-cell office:value-type="string">
            <text:p>5k6</text:p>
          </table:table-cell>
          <table:table-cell table:style-name="ce1" office:value-type="string">
            <text:p>0805S8F5601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zystor: thick film; SMD; 0805; 5,6kΩ; 0,125W; ±1%; -55÷125°C</text:p>
          </table:table-cell>
          <table:table-cell table:style-name="ce1" office:value-type="string">
            <text:p>tme.pl</text:p>
          </table:table-cell>
          <table:table-cell office:value-type="string">
            <text:p>SMD0805-5K6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5601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6-10-19">
            <text:p>19-10-2016</text:p>
          </table:table-cell>
          <table:table-cell table:number-columns-repeated="1005"/>
        </table:table-row>
        <table:table-row table:style-name="ro1">
          <table:table-cell office:value-type="string">
            <text:p>5k76</text:p>
          </table:table-cell>
          <table:table-cell table:style-name="ce1" office:value-type="string">
            <text:p>CRCW06035K76FKEA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ZYSTOR, 0603, 5K76, 1%</text:p>
          </table:table-cell>
          <table:table-cell office:value-type="string">
            <text:p>farnell.com</text:p>
          </table:table-cell>
          <table:table-cell office:value-type="string">
            <text:p>2138406</text:p>
          </table:table-cell>
          <table:table-cell office:value-type="string">
            <text:p>Vishay</text:p>
          </table:table-cell>
          <table:table-cell table:style-name="ce1" office:value-type="string">
            <text:p>CRCW06035K76FKEA</text:p>
          </table:table-cell>
          <table:table-cell office:value-type="float" office:value="0.03">
            <text:p>0,0300</text:p>
          </table:table-cell>
          <table:table-cell office:value-type="string">
            <text:p>PLN</text:p>
          </table:table-cell>
          <table:table-cell office:value-type="date" office:date-value="2013-09-03">
            <text:p>03-09-2013</text:p>
          </table:table-cell>
          <table:table-cell table:number-columns-repeated="1005"/>
        </table:table-row>
        <table:table-row table:style-name="ro1">
          <table:table-cell office:value-type="string">
            <text:p>5R1</text:p>
          </table:table-cell>
          <table:table-cell table:style-name="ce1" office:value-type="string">
            <text:p>CRCW08055R10FKTAB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,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zystor: thick film; SMD; 0805; 5,1Ω; 125mW; ±1%; -55÷155°C</text:p>
          </table:table-cell>
          <table:table-cell office:value-type="string">
            <text:p>tme.pl</text:p>
          </table:table-cell>
          <table:table-cell office:value-type="string">
            <text:p>CRCW08055R10FKTABC</text:p>
          </table:table-cell>
          <table:table-cell office:value-type="string">
            <text:p>Vishay</text:p>
          </table:table-cell>
          <table:table-cell table:style-name="ce1" office:value-type="string">
            <text:p>CRCW08055R10FKTABC</text:p>
          </table:table-cell>
          <table:table-cell office:value-type="float" office:value="0.032">
            <text:p>0,0320</text:p>
          </table:table-cell>
          <table:table-cell office:value-type="string">
            <text:p>PLN</text:p>
          </table:table-cell>
          <table:table-cell office:value-type="date" office:date-value="2014-10-29">
            <text:p>29-10-2014</text:p>
          </table:table-cell>
          <table:table-cell table:number-columns-repeated="1005"/>
        </table:table-row>
        <table:table-row table:style-name="ro1">
          <table:table-cell office:value-type="string">
            <text:p>620R 0.1%</text:p>
          </table:table-cell>
          <table:table-cell table:style-name="ce1" office:value-type="string">
            <text:p>ERA6AEB621V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W</text:p>
          </table:table-cell>
          <table:table-cell office:value-type="string">
            <text:p>0.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PANASONIC - ERA6AEB621V - OPORNIK, 620R, 0805, 0.1%, 0.125W</text:p>
          </table:table-cell>
          <table:table-cell office:value-type="string">
            <text:p>farnell.com</text:p>
          </table:table-cell>
          <table:table-cell office:value-type="string">
            <text:p>1670225</text:p>
          </table:table-cell>
          <table:table-cell office:value-type="string">
            <text:p>Panasonic</text:p>
          </table:table-cell>
          <table:table-cell table:style-name="ce1" office:value-type="string">
            <text:p>ERA6AEB621V</text:p>
          </table:table-cell>
          <table:table-cell office:value-type="float" office:value="1.86">
            <text:p>1,8600</text:p>
          </table:table-cell>
          <table:table-cell office:value-type="string">
            <text:p>PLN</text:p>
          </table:table-cell>
          <table:table-cell office:value-type="date" office:date-value="2012-10-10">
            <text:p>10-10-2012</text:p>
          </table:table-cell>
          <table:table-cell table:number-columns-repeated="1005"/>
        </table:table-row>
        <table:table-row table:style-name="ro1">
          <table:table-cell office:value-type="string">
            <text:p>62k</text:p>
          </table:table-cell>
          <table:table-cell table:style-name="ce1" office:value-type="string">
            <text:p>0603WGF62K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62kohm, 0603, 1%</text:p>
          </table:table-cell>
          <table:table-cell table:style-name="ce1" office:value-type="string">
            <text:p>tme.pl</text:p>
          </table:table-cell>
          <table:table-cell office:value-type="string">
            <text:p>SMD0603-62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WGF 62K T5E</text:p>
          </table:table-cell>
          <table:table-cell office:value-type="float" office:value="0.031">
            <text:p>0,0310</text:p>
          </table:table-cell>
          <table:table-cell table:style-name="ce4" office:value-type="string">
            <text:p>PLN</text:p>
          </table:table-cell>
          <table:table-cell office:value-type="date" office:date-value="2012-12-05">
            <text:p>05-12-2012</text:p>
          </table:table-cell>
          <table:table-cell table:number-columns-repeated="1005"/>
        </table:table-row>
        <table:table-row table:style-name="ro1">
          <table:table-cell office:value-type="string">
            <text:p>62k</text:p>
          </table:table-cell>
          <table:table-cell table:style-name="ce1" office:value-type="string">
            <text:p>0805WAF 62K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62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62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62K 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5"/>
        </table:table-row>
        <table:table-row table:style-name="ro1">
          <table:table-cell office:value-type="string">
            <text:p>62k 0.1%</text:p>
          </table:table-cell>
          <table:table-cell table:style-name="ce1" office:value-type="string">
            <text:p>ERA6AEB623V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W</text:p>
          </table:table-cell>
          <table:table-cell office:value-type="string">
            <text:p>0.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ERA6AEB623V - OPORNIK, 62K, 0805, 0.1%, 0.125W </text:p>
          </table:table-cell>
          <table:table-cell office:value-type="string">
            <text:p>farnell.com</text:p>
          </table:table-cell>
          <table:table-cell office:value-type="string">
            <text:p>1670251</text:p>
          </table:table-cell>
          <table:table-cell office:value-type="string">
            <text:p>Panasonic</text:p>
          </table:table-cell>
          <table:table-cell table:style-name="ce1" office:value-type="string">
            <text:p>ERA6AEB623V</text:p>
          </table:table-cell>
          <table:table-cell office:value-type="float" office:value="1.81">
            <text:p>1,8100</text:p>
          </table:table-cell>
          <table:table-cell office:value-type="string">
            <text:p>PLN</text:p>
          </table:table-cell>
          <table:table-cell office:value-type="date" office:date-value="2012-10-10">
            <text:p>10-10-2012</text:p>
          </table:table-cell>
          <table:table-cell table:number-columns-repeated="1005"/>
        </table:table-row>
        <table:table-row table:style-name="ro1">
          <table:table-cell office:value-type="string">
            <text:p>64R9 0.5%</text:p>
          </table:table-cell>
          <table:table-cell table:style-name="ce1" office:value-type="string">
            <text:p>MCMF0W4DF649JA50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25W</text:p>
          </table:table-cell>
          <table:table-cell office:value-type="string">
            <text:p>0.5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table:number-columns-repeated="2"/>
          <table:table-cell table:style-name="ce1" office:value-type="string">
            <text:p>Resisitor 64.9ohm, THT, 0.5%, 0.25W</text:p>
          </table:table-cell>
          <table:table-cell table:style-name="ce1" office:value-type="string">
            <text:p>farnell.com</text:p>
          </table:table-cell>
          <table:table-cell office:value-type="string">
            <text:p>1563249</text:p>
          </table:table-cell>
          <table:table-cell table:style-name="ce1" office:value-type="string">
            <text:p>Multicomp</text:p>
          </table:table-cell>
          <table:table-cell table:style-name="ce1" office:value-type="string">
            <text:p>MCMF0W4DF649JA50</text:p>
          </table:table-cell>
          <table:table-cell office:value-type="float" office:value="1.07">
            <text:p>1,0700</text:p>
          </table:table-cell>
          <table:table-cell table:style-name="ce4" office:value-type="string">
            <text:p>PLN</text:p>
          </table:table-cell>
          <table:table-cell office:value-type="date" office:date-value="2016-05-20">
            <text:p>20-05-2016</text:p>
          </table:table-cell>
          <table:table-cell table:number-columns-repeated="1005"/>
        </table:table-row>
        <table:table-row table:style-name="ro1">
          <table:table-cell office:value-type="string">
            <text:p>680R</text:p>
          </table:table-cell>
          <table:table-cell table:style-name="ce1" office:value-type="string">
            <text:p>0805S8F6800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680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68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6800T5E</text:p>
          </table:table-cell>
          <table:table-cell office:value-type="float" office:value="0.03578">
            <text:p>0,0358</text:p>
          </table:table-cell>
          <table:table-cell table:style-name="ce4" office:value-type="string">
            <text:p>PLN</text:p>
          </table:table-cell>
          <table:table-cell office:value-type="date" office:date-value="2015-11-20">
            <text:p>20-11-2015</text:p>
          </table:table-cell>
          <table:table-cell table:number-columns-repeated="1005"/>
        </table:table-row>
        <table:table-row table:style-name="ro1">
          <table:table-cell office:value-type="string">
            <text:p>68k</text:p>
          </table:table-cell>
          <table:table-cell table:style-name="ce1" office:value-type="string">
            <text:p>0603WGF68K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68kohm, 0603, 1%</text:p>
          </table:table-cell>
          <table:table-cell table:style-name="ce1" office:value-type="string">
            <text:p>tme.pl</text:p>
          </table:table-cell>
          <table:table-cell office:value-type="string">
            <text:p>SMD0603-68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WGF200KT5E</text:p>
          </table:table-cell>
          <table:table-cell office:value-type="float" office:value="0.031">
            <text:p>0,0310</text:p>
          </table:table-cell>
          <table:table-cell table:style-name="ce4" office:value-type="string">
            <text:p>PLN</text:p>
          </table:table-cell>
          <table:table-cell office:value-type="date" office:date-value="2012-10-03">
            <text:p>03-10-2012</text:p>
          </table:table-cell>
          <table:table-cell table:number-columns-repeated="1005"/>
        </table:table-row>
        <table:table-row table:style-name="ro1">
          <table:table-cell office:value-type="string">
            <text:p>68k</text:p>
          </table:table-cell>
          <table:table-cell table:style-name="ce1" office:value-type="string">
            <text:p>CRCW080568K0FKTAB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68kohm, 0805, 1%</text:p>
          </table:table-cell>
          <table:table-cell table:style-name="ce1" office:value-type="string">
            <text:p>tme.pl</text:p>
          </table:table-cell>
          <table:table-cell office:value-type="string">
            <text:p>CRCW080568K0FKTABC</text:p>
          </table:table-cell>
          <table:table-cell table:style-name="ce1" office:value-type="string">
            <text:p>Vishay</text:p>
          </table:table-cell>
          <table:table-cell table:style-name="ce1" office:value-type="string">
            <text:p>CRCW080568K0FKTABC</text:p>
          </table:table-cell>
          <table:table-cell office:value-type="float" office:value="0.05">
            <text:p>0,0500</text:p>
          </table:table-cell>
          <table:table-cell table:style-name="ce4" office:value-type="string">
            <text:p>PLN</text:p>
          </table:table-cell>
          <table:table-cell office:value-type="date" office:date-value="2017-03-20">
            <text:p>20-03-2017</text:p>
          </table:table-cell>
          <table:table-cell table:number-columns-repeated="1005"/>
        </table:table-row>
        <table:table-row table:style-name="ro1">
          <table:table-cell office:value-type="string">
            <text:p>68k</text:p>
          </table:table-cell>
          <table:table-cell table:style-name="ce1" office:value-type="string">
            <text:p>MF006FF6802A50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table:number-columns-repeated="2"/>
          <table:table-cell table:style-name="ce1" office:value-type="string">
            <text:p>Resistor metalized 0.6W 75 kohm 1%</text:p>
          </table:table-cell>
          <table:table-cell table:style-name="ce1" office:value-type="string">
            <text:p>tme.pl</text:p>
          </table:table-cell>
          <table:table-cell office:value-type="string">
            <text:p>M0.6W-68K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F006FF6802A50</text:p>
          </table:table-cell>
          <table:table-cell office:value-type="float" office:value="0.08">
            <text:p>0,0800</text:p>
          </table:table-cell>
          <table:table-cell table:style-name="ce4" office:value-type="string">
            <text:p>PLN</text:p>
          </table:table-cell>
          <table:table-cell office:value-type="date" office:date-value="2017-01-16">
            <text:p>16-01-2017</text:p>
          </table:table-cell>
          <table:table-cell table:number-columns-repeated="1005"/>
        </table:table-row>
        <table:table-row table:style-name="ro1">
          <table:table-cell office:value-type="string">
            <text:p>68R</text:p>
          </table:table-cell>
          <table:table-cell table:style-name="ce1" office:value-type="string">
            <text:p>0603SAF680J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68ohm, 0603, 5%</text:p>
          </table:table-cell>
          <table:table-cell table:style-name="ce1" office:value-type="string">
            <text:p>tme.pl</text:p>
          </table:table-cell>
          <table:table-cell office:value-type="string">
            <text:p>SMD0603-68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SAF680JT5E</text:p>
          </table:table-cell>
          <table:table-cell office:value-type="float" office:value="0.0262">
            <text:p>0,0262</text:p>
          </table:table-cell>
          <table:table-cell table:style-name="ce4" office:value-type="string">
            <text:p>PLN</text:p>
          </table:table-cell>
          <table:table-cell office:value-type="date" office:date-value="2015-08-04">
            <text:p>04-08-2015</text:p>
          </table:table-cell>
          <table:table-cell table:number-columns-repeated="1005"/>
        </table:table-row>
        <table:table-row table:style-name="ro1">
          <table:table-cell office:value-type="string">
            <text:p>68R</text:p>
          </table:table-cell>
          <table:table-cell table:style-name="ce1" office:value-type="string">
            <text:p>0805S8F680J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68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 68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S8F680JT5E</text:p>
          </table:table-cell>
          <table:table-cell office:value-type="float" office:value="0.03369">
            <text:p>0,0337</text:p>
          </table:table-cell>
          <table:table-cell table:style-name="ce4" office:value-type="string">
            <text:p>PLN</text:p>
          </table:table-cell>
          <table:table-cell office:value-type="date" office:date-value="2015-04-08">
            <text:p>08-04-2015</text:p>
          </table:table-cell>
          <table:table-cell table:number-columns-repeated="1005"/>
        </table:table-row>
        <table:table-row table:style-name="ro1">
          <table:table-cell office:value-type="string">
            <text:p>6k19 0.1% 25ppm</text:p>
          </table:table-cell>
          <table:table-cell table:style-name="ce1" office:value-type="string">
            <text:p>MCTC0525B6191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W</text:p>
          </table:table-cell>
          <table:table-cell office:value-type="string">
            <text:p>0.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0805 6.19kohm, 0.1%, 25ppm</text:p>
          </table:table-cell>
          <table:table-cell table:style-name="ce1" office:value-type="string">
            <text:p>farnell.com</text:p>
          </table:table-cell>
          <table:table-cell office:value-type="string">
            <text:p>1575877</text:p>
          </table:table-cell>
          <table:table-cell table:style-name="ce1" office:value-type="string">
            <text:p>MULTICOMP</text:p>
          </table:table-cell>
          <table:table-cell table:style-name="ce1" office:value-type="string">
            <text:p>MCTC0525B6191T5E</text:p>
          </table:table-cell>
          <table:table-cell office:value-type="float" office:value="2.09">
            <text:p>2,0900</text:p>
          </table:table-cell>
          <table:table-cell table:style-name="ce4" office:value-type="string">
            <text:p>PLN</text:p>
          </table:table-cell>
          <table:table-cell office:value-type="date" office:date-value="2016-05-20">
            <text:p>20-05-2016</text:p>
          </table:table-cell>
          <table:table-cell table:number-columns-repeated="1005"/>
        </table:table-row>
        <table:table-row table:style-name="ro1">
          <table:table-cell office:value-type="string">
            <text:p>6k2</text:p>
          </table:table-cell>
          <table:table-cell table:style-name="ce1" office:value-type="string">
            <text:p>0805WAF 6K2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0805 6k2 1% 0805</text:p>
          </table:table-cell>
          <table:table-cell table:style-name="ce1" office:value-type="string">
            <text:p>tme.pl</text:p>
          </table:table-cell>
          <table:table-cell office:value-type="string">
            <text:p>SMD0805-6K2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6K2 T5E</text:p>
          </table:table-cell>
          <table:table-cell office:value-type="float" office:value="0.029">
            <text:p>0,0290</text:p>
          </table:table-cell>
          <table:table-cell table:style-name="ce4" office:value-type="string">
            <text:p>PLN</text:p>
          </table:table-cell>
          <table:table-cell office:value-type="date" office:date-value="2012-09-19">
            <text:p>19-09-2012</text:p>
          </table:table-cell>
          <table:table-cell table:number-columns-repeated="1005"/>
        </table:table-row>
        <table:table-row table:style-name="ro1">
          <table:table-cell office:value-type="string">
            <text:p>6k8</text:p>
          </table:table-cell>
          <table:table-cell table:style-name="ce1" office:value-type="string">
            <text:p>0805WAF 6K8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6.8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6K8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6K8 T5E</text:p>
          </table:table-cell>
          <table:table-cell office:value-type="float" office:value="0.03267">
            <text:p>0,0327</text:p>
          </table:table-cell>
          <table:table-cell table:style-name="ce4" office:value-type="string">
            <text:p>PLN</text:p>
          </table:table-cell>
          <table:table-cell office:value-type="date" office:date-value="2015-05-15">
            <text:p>15-05-2015</text:p>
          </table:table-cell>
          <table:table-cell table:number-columns-repeated="1005"/>
        </table:table-row>
        <table:table-row table:style-name="ro1">
          <table:table-cell office:value-type="string">
            <text:p>6R8/25W</text:p>
          </table:table-cell>
          <table:table-cell table:style-name="ce1" office:value-type="string">
            <text:p>AX25WR-6R8</text:p>
          </table:table-cell>
          <table:table-cell table:style-name="ce1" office:value-type="string">
            <text:p>17x10mm</text:p>
          </table:table-cell>
          <table:table-cell table:style-name="ce1" office:value-type="string">
            <text:p>25W</text:p>
          </table:table-cell>
          <table:table-cell office:value-type="string">
            <text:p>5%</text:p>
          </table:table-cell>
          <table:table-cell table:style-name="ce1" office:value-type="string">
            <text:p>R</text:p>
          </table:table-cell>
          <table:table-cell table:number-columns-repeated="3"/>
          <table:table-cell table:style-name="ce1" office:value-type="string">
            <text:p>aluminium housed power resisitor 6R8, 25W</text:p>
          </table:table-cell>
          <table:table-cell table:style-name="ce1" office:value-type="string">
            <text:p>tme.pl</text:p>
          </table:table-cell>
          <table:table-cell office:value-type="string">
            <text:p>AX25WR-6R8</text:p>
          </table:table-cell>
          <table:table-cell table:style-name="ce1" office:value-type="string">
            <text:p>Tyco</text:p>
          </table:table-cell>
          <table:table-cell table:style-name="ce1" office:value-type="string">
            <text:p>6-1625971-4</text:p>
          </table:table-cell>
          <table:table-cell office:value-type="float" office:value="7.99">
            <text:p>7,9900</text:p>
          </table:table-cell>
          <table:table-cell table:style-name="ce4" office:value-type="string">
            <text:p>PLN</text:p>
          </table:table-cell>
          <table:table-cell office:value-type="date" office:date-value="2012-04-18">
            <text:p>18-04-2012</text:p>
          </table:table-cell>
          <table:table-cell table:number-columns-repeated="1005"/>
        </table:table-row>
        <table:table-row table:style-name="ro1">
          <table:table-cell office:value-type="string">
            <text:p>750R 5%</text:p>
          </table:table-cell>
          <table:table-cell table:style-name="ce1" office:value-type="string">
            <text:p>0805WAJ 750R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5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750ohm, 0805, 5%</text:p>
          </table:table-cell>
          <table:table-cell table:style-name="ce1" office:value-type="string">
            <text:p>tme.pl</text:p>
          </table:table-cell>
          <table:table-cell office:value-type="string">
            <text:p>SMD0805 750R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J 750R T5E</text:p>
          </table:table-cell>
          <table:table-cell office:value-type="float" office:value="0.025">
            <text:p>0,0250</text:p>
          </table:table-cell>
          <table:table-cell table:style-name="ce4" office:value-type="string">
            <text:p>PLN</text:p>
          </table:table-cell>
          <table:table-cell office:value-type="date" office:date-value="2012-01-26">
            <text:p>26-01-2012</text:p>
          </table:table-cell>
          <table:table-cell table:number-columns-repeated="1005"/>
        </table:table-row>
        <table:table-row table:style-name="ro1">
          <table:table-cell office:value-type="string">
            <text:p>75k</text:p>
          </table:table-cell>
          <table:table-cell table:style-name="ce1" office:value-type="string">
            <text:p>0603SAF7502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zystor: thick film; SMD; 0603; 75kΩ; 0,1W; ±1%; -55÷125°C</text:p>
          </table:table-cell>
          <table:table-cell table:style-name="ce1" office:value-type="string">
            <text:p>tme.pl</text:p>
          </table:table-cell>
          <table:table-cell office:value-type="string">
            <text:p>SMD0603-75K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SAF7502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9-23">
            <text:p>23-09-2017</text:p>
          </table:table-cell>
          <table:table-cell table:number-columns-repeated="1005"/>
        </table:table-row>
        <table:table-row table:style-name="ro1">
          <table:table-cell office:value-type="string">
            <text:p>75k</text:p>
          </table:table-cell>
          <table:table-cell table:style-name="ce1" office:value-type="string">
            <text:p>CRCW080575K0FKTABC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75kohm, 0805, 1%, 0805, 0.125W</text:p>
          </table:table-cell>
          <table:table-cell table:style-name="ce1" office:value-type="string">
            <text:p>tme.pl</text:p>
          </table:table-cell>
          <table:table-cell office:value-type="string">
            <text:p>CRCW080575K0FKTABC</text:p>
          </table:table-cell>
          <table:table-cell table:style-name="ce1" office:value-type="string">
            <text:p>Vishay</text:p>
          </table:table-cell>
          <table:table-cell table:style-name="ce1" office:value-type="string">
            <text:p>CRCW080575K0FKTABC</text:p>
          </table:table-cell>
          <table:table-cell office:value-type="float" office:value="0.06">
            <text:p>0,0600</text:p>
          </table:table-cell>
          <table:table-cell table:style-name="ce4" office:value-type="string">
            <text:p>PLN</text:p>
          </table:table-cell>
          <table:table-cell office:value-type="date" office:date-value="2016-12-14">
            <text:p>14-12-2016</text:p>
          </table:table-cell>
          <table:table-cell table:number-columns-repeated="1005"/>
        </table:table-row>
        <table:table-row table:style-name="ro1">
          <table:table-cell office:value-type="string">
            <text:p>75k</text:p>
          </table:table-cell>
          <table:table-cell table:style-name="ce1" office:value-type="string">
            <text:p>MFR 0.6W 75K 1%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table:number-columns-repeated="2"/>
          <table:table-cell table:style-name="ce1" office:value-type="string">
            <text:p>Resistor metalized 0.6W 75 kohm 1%</text:p>
          </table:table-cell>
          <table:table-cell table:style-name="ce1" office:value-type="string">
            <text:p>tme.pl</text:p>
          </table:table-cell>
          <table:table-cell office:value-type="string">
            <text:p>M0.6W-75K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FR 0.6W 75K 1%</text:p>
          </table:table-cell>
          <table:table-cell office:value-type="float" office:value="0.059">
            <text:p>0,0590</text:p>
          </table:table-cell>
          <table:table-cell table:style-name="ce4" office:value-type="string">
            <text:p>PLN</text:p>
          </table:table-cell>
          <table:table-cell office:value-type="date" office:date-value="2013-10-01">
            <text:p>01-10-2013</text:p>
          </table:table-cell>
          <table:table-cell table:number-columns-repeated="1005"/>
        </table:table-row>
        <table:table-row table:style-name="ro1">
          <table:table-cell office:value-type="string">
            <text:p>7k32 0.1% 25ppm</text:p>
          </table:table-cell>
          <table:table-cell table:style-name="ce1" office:value-type="string">
            <text:p>PCF0805R 7K32BI.T1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W</text:p>
          </table:table-cell>
          <table:table-cell office:value-type="string">
            <text:p>0.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0805 7.32kohm, 0.1%, 25ppm</text:p>
          </table:table-cell>
          <table:table-cell table:style-name="ce1" office:value-type="string">
            <text:p>farnell.com</text:p>
          </table:table-cell>
          <table:table-cell office:value-type="string">
            <text:p>1160193</text:p>
          </table:table-cell>
          <table:table-cell table:style-name="ce1" office:value-type="string">
            <text:p>Welwyn</text:p>
          </table:table-cell>
          <table:table-cell table:style-name="ce1" office:value-type="string">
            <text:p>PCF0805R 7K32BI.T1</text:p>
          </table:table-cell>
          <table:table-cell office:value-type="float" office:value="1.31">
            <text:p>1,3100</text:p>
          </table:table-cell>
          <table:table-cell table:style-name="ce4" office:value-type="string">
            <text:p>PLN</text:p>
          </table:table-cell>
          <table:table-cell office:value-type="date" office:date-value="2011-05-20">
            <text:p>20-05-2011</text:p>
          </table:table-cell>
          <table:table-cell table:number-columns-repeated="1005"/>
        </table:table-row>
        <table:table-row table:style-name="ro1">
          <table:table-cell office:value-type="string">
            <text:p>7k5</text:p>
          </table:table-cell>
          <table:table-cell table:style-name="ce1" office:value-type="string">
            <text:p>0603WGJ7K5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91kohm, 0805, 5%</text:p>
          </table:table-cell>
          <table:table-cell table:style-name="ce1" office:value-type="string">
            <text:p>tme.pl</text:p>
          </table:table-cell>
          <table:table-cell office:value-type="string">
            <text:p>SMD0603-7K5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WGJ7K5T5E</text:p>
          </table:table-cell>
          <table:table-cell office:value-type="float" office:value="0.021">
            <text:p>0,0210</text:p>
          </table:table-cell>
          <table:table-cell table:style-name="ce4" office:value-type="string">
            <text:p>PLN</text:p>
          </table:table-cell>
          <table:table-cell office:value-type="date" office:date-value="2012-10-03">
            <text:p>03-10-2012</text:p>
          </table:table-cell>
          <table:table-cell table:number-columns-repeated="1005"/>
        </table:table-row>
        <table:table-row table:style-name="ro1">
          <table:table-cell office:value-type="string">
            <text:p>820k</text:p>
          </table:table-cell>
          <table:table-cell table:style-name="ce1" office:value-type="string">
            <text:p>MC 0.1W 0805 1% 820K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820kohm, 1%, 0805, 0.1W</text:p>
          </table:table-cell>
          <table:table-cell table:style-name="ce1" office:value-type="string">
            <text:p>farnell.com</text:p>
          </table:table-cell>
          <table:table-cell office:value-type="string">
            <text:p>9333606</text:p>
          </table:table-cell>
          <table:table-cell table:style-name="ce1" office:value-type="string">
            <text:p>MULTICOMP</text:p>
          </table:table-cell>
          <table:table-cell table:style-name="ce1" office:value-type="string">
            <text:p>MC 0.1W 0805 1% 820K</text:p>
          </table:table-cell>
          <table:table-cell office:value-type="float" office:value="0.11">
            <text:p>0,1100</text:p>
          </table:table-cell>
          <table:table-cell table:style-name="ce4" office:value-type="string">
            <text:p>PLN</text:p>
          </table:table-cell>
          <table:table-cell office:value-type="date" office:date-value="2011-05-20">
            <text:p>20-05-2011</text:p>
          </table:table-cell>
          <table:table-cell table:number-columns-repeated="1005"/>
        </table:table-row>
        <table:table-row table:style-name="ro1">
          <table:table-cell office:value-type="string">
            <text:p>820R</text:p>
          </table:table-cell>
          <table:table-cell table:style-name="ce1" office:value-type="string">
            <text:p>0603SAF8200T5E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zystor: thick film; SMD; 0603; 820Ω; 0,1W; ±1%; -55÷125°C</text:p>
          </table:table-cell>
          <table:table-cell table:style-name="ce1" office:value-type="string">
            <text:p>tme.pl</text:p>
          </table:table-cell>
          <table:table-cell office:value-type="string">
            <text:p>SMD0603-82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603SAF8200T5E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7-09-23">
            <text:p>23-09-2017</text:p>
          </table:table-cell>
          <table:table-cell table:number-columns-repeated="1005"/>
        </table:table-row>
        <table:table-row table:style-name="ro1">
          <table:table-cell office:value-type="string">
            <text:p>820R</text:p>
          </table:table-cell>
          <table:table-cell table:style-name="ce1" office:value-type="string">
            <text:p>0805WAF 820R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820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82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820R T5E</text:p>
          </table:table-cell>
          <table:table-cell office:value-type="float" office:value="0.029">
            <text:p>0,0290</text:p>
          </table:table-cell>
          <table:table-cell table:style-name="ce4" office:value-type="string">
            <text:p>PLN</text:p>
          </table:table-cell>
          <table:table-cell office:value-type="date" office:date-value="2014-06-16">
            <text:p>16-06-2014</text:p>
          </table:table-cell>
          <table:table-cell table:number-columns-repeated="1005"/>
        </table:table-row>
        <table:table-row table:style-name="ro1">
          <table:table-cell office:value-type="string">
            <text:p>820R</text:p>
          </table:table-cell>
          <table:table-cell table:style-name="ce1" office:value-type="string">
            <text:p>MF006FF8200A50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office:value-type="string">
            <text:p>R302510</text:p>
          </table:table-cell>
          <table:table-cell office:value-type="string">
            <text:p>R402510V</text:p>
          </table:table-cell>
          <table:table-cell table:style-name="ce1" office:value-type="string">
            <text:p>Rezystor: metal film; THT; 820Ω; 0,6W; ±1%; Ø2,5x6,8mm; 50ppm/°C</text:p>
          </table:table-cell>
          <table:table-cell table:style-name="ce1" office:value-type="string">
            <text:p>tme.pl</text:p>
          </table:table-cell>
          <table:table-cell office:value-type="string">
            <text:p>M0.6W-820R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F006FF8200A50</text:p>
          </table:table-cell>
          <table:table-cell office:value-type="float" office:value="0.1">
            <text:p>0,1000</text:p>
          </table:table-cell>
          <table:table-cell table:style-name="ce4" office:value-type="string">
            <text:p>PLN</text:p>
          </table:table-cell>
          <table:table-cell office:value-type="date" office:date-value="2017-05-28">
            <text:p>28-05-2017</text:p>
          </table:table-cell>
          <table:table-cell table:number-columns-repeated="1005"/>
        </table:table-row>
        <table:table-row table:style-name="ro1">
          <table:table-cell office:value-type="string">
            <text:p>820R/2W</text:p>
          </table:table-cell>
          <table:table-cell table:style-name="ce1" office:value-type="string">
            <text:p>MOR02SJ0821A10</text:p>
          </table:table-cell>
          <table:table-cell table:style-name="ce1" office:value-type="string">
            <text:p>fi5x12</text:p>
          </table:table-cell>
          <table:table-cell table:style-name="ce1" office:value-type="string">
            <text:p>2W</text:p>
          </table:table-cell>
          <table:table-cell office:value-type="string">
            <text:p>10%</text:p>
          </table:table-cell>
          <table:table-cell table:style-name="ce1" office:value-type="string">
            <text:p>R</text:p>
          </table:table-cell>
          <table:table-cell office:value-type="string">
            <text:p>RFI5x12x18</text:p>
          </table:table-cell>
          <table:table-cell office:value-type="string">
            <text:p>RFI5x12x18V</text:p>
          </table:table-cell>
          <table:table-cell office:value-type="string">
            <text:p>R1007025</text:p>
          </table:table-cell>
          <table:table-cell table:style-name="ce1" office:value-type="string">
            <text:p>Resistor 820 ohm, 2W</text:p>
          </table:table-cell>
          <table:table-cell table:style-name="ce1" office:value-type="string">
            <text:p>tme.pl</text:p>
          </table:table-cell>
          <table:table-cell office:value-type="string">
            <text:p>2W-820R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OR02SJ0821A10</text:p>
          </table:table-cell>
          <table:table-cell office:value-type="float" office:value="0.20999">
            <text:p>0,2100</text:p>
          </table:table-cell>
          <table:table-cell table:style-name="ce4" office:value-type="string">
            <text:p>PLN</text:p>
          </table:table-cell>
          <table:table-cell office:value-type="date" office:date-value="2016-08-11">
            <text:p>11-08-2016</text:p>
          </table:table-cell>
          <table:table-cell table:number-columns-repeated="1005"/>
        </table:table-row>
        <table:table-row table:style-name="ro1">
          <table:table-cell office:value-type="string">
            <text:p>820R/2W/1%</text:p>
          </table:table-cell>
          <table:table-cell table:style-name="ce1" office:value-type="string">
            <text:p>MF02SFF8200A10</text:p>
          </table:table-cell>
          <table:table-cell table:style-name="ce1" office:value-type="string">
            <text:p>fi5x12</text:p>
          </table:table-cell>
          <table:table-cell table:style-name="ce1" office:value-type="string">
            <text:p>2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FI5x12x18</text:p>
          </table:table-cell>
          <table:table-cell office:value-type="string">
            <text:p>RFI5x12x18V</text:p>
          </table:table-cell>
          <table:table-cell office:value-type="string">
            <text:p>R1007025</text:p>
          </table:table-cell>
          <table:table-cell table:style-name="ce1" office:value-type="string">
            <text:p>Rezystor: metal film; THT; 820Ω; 2W; ±1%; Ø5x12mm; 50ppm/°C</text:p>
          </table:table-cell>
          <table:table-cell table:style-name="ce1" office:value-type="string">
            <text:p>tme.pl</text:p>
          </table:table-cell>
          <table:table-cell office:value-type="string">
            <text:p>2W-820R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F02SFF8200A10</text:p>
          </table:table-cell>
          <table:table-cell office:value-type="float" office:value="0.24975">
            <text:p>0,2498</text:p>
          </table:table-cell>
          <table:table-cell table:style-name="ce4" office:value-type="string">
            <text:p>PLN</text:p>
          </table:table-cell>
          <table:table-cell office:value-type="date" office:date-value="2015-05-27">
            <text:p>27-05-2015</text:p>
          </table:table-cell>
          <table:table-cell table:number-columns-repeated="1005"/>
        </table:table-row>
        <table:table-row table:style-name="ro1">
          <table:table-cell office:value-type="string">
            <text:p>82k</text:p>
          </table:table-cell>
          <table:table-cell table:style-name="ce1" office:value-type="string">
            <text:p>RC0805FR-0782KL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82kohm, 1%, 0805, 0.1W</text:p>
          </table:table-cell>
          <table:table-cell table:style-name="ce1" office:value-type="string">
            <text:p>tme.pl</text:p>
          </table:table-cell>
          <table:table-cell office:value-type="string">
            <text:p>RC0805FR-0782K</text:p>
          </table:table-cell>
          <table:table-cell table:style-name="ce1" office:value-type="string">
            <text:p>Yageo</text:p>
          </table:table-cell>
          <table:table-cell table:style-name="ce1" office:value-type="string">
            <text:p>RC0805FR-0782KL</text:p>
          </table:table-cell>
          <table:table-cell office:value-type="float" office:value="0.04">
            <text:p>0,0400</text:p>
          </table:table-cell>
          <table:table-cell table:style-name="ce4" office:value-type="string">
            <text:p>PLN</text:p>
          </table:table-cell>
          <table:table-cell office:value-type="date" office:date-value="2016-12-14">
            <text:p>14-12-2016</text:p>
          </table:table-cell>
          <table:table-cell table:number-columns-repeated="1005"/>
        </table:table-row>
        <table:table-row table:style-name="ro1">
          <table:table-cell office:value-type="string">
            <text:p>82k</text:p>
          </table:table-cell>
          <table:table-cell table:style-name="ce1" office:value-type="string">
            <text:p>MFR 0.6W 82K 1%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6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table:number-columns-repeated="2"/>
          <table:table-cell table:style-name="ce1" office:value-type="string">
            <text:p>Resistor metalized 0.6W 82 kohm 1%</text:p>
          </table:table-cell>
          <table:table-cell table:style-name="ce1" office:value-type="string">
            <text:p>tme.pl</text:p>
          </table:table-cell>
          <table:table-cell office:value-type="string">
            <text:p>M0.6W-82K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MF006FF8202A50</text:p>
          </table:table-cell>
          <table:table-cell office:value-type="float" office:value="0.059">
            <text:p>0,0590</text:p>
          </table:table-cell>
          <table:table-cell table:style-name="ce4" office:value-type="string">
            <text:p>PLN</text:p>
          </table:table-cell>
          <table:table-cell office:value-type="date" office:date-value="2014-01-15">
            <text:p>15-01-2014</text:p>
          </table:table-cell>
          <table:table-cell table:number-columns-repeated="1005"/>
        </table:table-row>
        <table:table-row table:style-name="ro1">
          <table:table-cell office:value-type="string">
            <text:p>82R/5W</text:p>
          </table:table-cell>
          <table:table-cell table:style-name="ce1" office:value-type="string">
            <text:p>PRW 5W 82E</text:p>
          </table:table-cell>
          <table:table-cell table:style-name="ce1" office:value-type="string">
            <text:p>10x9x22</text:p>
          </table:table-cell>
          <table:table-cell table:style-name="ce1" office:value-type="string">
            <text:p>5W</text:p>
          </table:table-cell>
          <table:table-cell office:value-type="string">
            <text:p>5%</text:p>
          </table:table-cell>
          <table:table-cell table:style-name="ce1" office:value-type="string">
            <text:p>R</text:p>
          </table:table-cell>
          <table:table-cell office:value-type="string">
            <text:p>R28X22X10</text:p>
          </table:table-cell>
          <table:table-cell office:value-type="string">
            <text:p>R28X22X10V</text:p>
          </table:table-cell>
          <table:table-cell/>
          <table:table-cell table:style-name="ce1" office:value-type="string">
            <text:p>82R, 5W</text:p>
          </table:table-cell>
          <table:table-cell office:value-type="string">
            <text:p>tme.pl</text:p>
          </table:table-cell>
          <table:table-cell office:value-type="string">
            <text:p>AX5W-82R</text:p>
          </table:table-cell>
          <table:table-cell office:value-type="string">
            <text:p>Royal Ohm</text:p>
          </table:table-cell>
          <table:table-cell table:style-name="ce1" office:value-type="string">
            <text:p>PRW 5W 82E</text:p>
          </table:table-cell>
          <table:table-cell office:value-type="float" office:value="0.51688">
            <text:p>0,5169</text:p>
          </table:table-cell>
          <table:table-cell office:value-type="string">
            <text:p>PLN</text:p>
          </table:table-cell>
          <table:table-cell office:value-type="date" office:date-value="2016-08-23">
            <text:p>23-08-2016</text:p>
          </table:table-cell>
          <table:table-cell table:number-columns-repeated="1005"/>
        </table:table-row>
        <table:table-row table:style-name="ro1">
          <table:table-cell office:value-type="string">
            <text:p>8k2</text:p>
          </table:table-cell>
          <table:table-cell table:style-name="ce1" office:value-type="string">
            <text:p>0805WAJ 8K2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8.2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8K2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J 8K2 T5E</text:p>
          </table:table-cell>
          <table:table-cell office:value-type="float" office:value="0.03524">
            <text:p>0,0352</text:p>
          </table:table-cell>
          <table:table-cell table:style-name="ce4" office:value-type="string">
            <text:p>PLN</text:p>
          </table:table-cell>
          <table:table-cell office:value-type="date" office:date-value="2016-08-24">
            <text:p>24-08-2016</text:p>
          </table:table-cell>
          <table:table-cell table:number-columns-repeated="1005"/>
        </table:table-row>
        <table:table-row table:style-name="ro1">
          <table:table-cell office:value-type="string">
            <text:p>910k</text:p>
          </table:table-cell>
          <table:table-cell table:style-name="ce1" office:value-type="string">
            <text:p>MCSR06X9103FTL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1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0603 1% 910k</text:p>
          </table:table-cell>
          <table:table-cell office:value-type="string">
            <text:p>farnell.com</text:p>
          </table:table-cell>
          <table:table-cell office:value-type="float" office:value="2074318">
            <text:p>2074318</text:p>
          </table:table-cell>
          <table:table-cell office:value-type="string">
            <text:p>MuLTICOMP</text:p>
          </table:table-cell>
          <table:table-cell table:style-name="ce1" office:value-type="string">
            <text:p>MCSR06X9103FTL</text:p>
          </table:table-cell>
          <table:table-cell office:value-type="float" office:value="0.04">
            <text:p>0,0400</text:p>
          </table:table-cell>
          <table:table-cell office:value-type="string">
            <text:p>PLN</text:p>
          </table:table-cell>
          <table:table-cell office:value-type="date" office:date-value="2012-09-21">
            <text:p>21-09-2012</text:p>
          </table:table-cell>
          <table:table-cell table:number-columns-repeated="1005"/>
        </table:table-row>
        <table:table-row table:style-name="ro1">
          <table:table-cell office:value-type="string">
            <text:p>910k 5%</text:p>
          </table:table-cell>
          <table:table-cell table:style-name="ce1" office:value-type="string">
            <text:p>25121WJ 910K T5E</text:p>
          </table:table-cell>
          <table:table-cell table:style-name="ce1" office:value-type="string">
            <text:p>2512</text:p>
          </table:table-cell>
          <table:table-cell table:style-name="ce1" office:value-type="string">
            <text:p>1W</text:p>
          </table:table-cell>
          <table:table-cell office:value-type="string">
            <text:p>5%</text:p>
          </table:table-cell>
          <table:table-cell table:style-name="ce1" office:value-type="string">
            <text:p>R</text:p>
          </table:table-cell>
          <table:table-cell office:value-type="string">
            <text:p>2512</text:p>
          </table:table-cell>
          <table:table-cell table:number-columns-repeated="2"/>
          <table:table-cell table:style-name="ce1" office:value-type="string">
            <text:p>Resistor 91kohm, 2512, 1W, 5%</text:p>
          </table:table-cell>
          <table:table-cell table:style-name="ce1" office:value-type="string">
            <text:p>tme.pl</text:p>
          </table:table-cell>
          <table:table-cell office:value-type="string">
            <text:p>SMD2512-910K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25121WJ 910K T5E</text:p>
          </table:table-cell>
          <table:table-cell office:value-type="float" office:value="0.06">
            <text:p>0,0600</text:p>
          </table:table-cell>
          <table:table-cell table:style-name="ce4" office:value-type="string">
            <text:p>PLN</text:p>
          </table:table-cell>
          <table:table-cell office:value-type="date" office:date-value="2017-06-09">
            <text:p>09-06-2017</text:p>
          </table:table-cell>
          <table:table-cell table:number-columns-repeated="1005"/>
        </table:table-row>
        <table:table-row table:style-name="ro1">
          <table:table-cell office:value-type="string">
            <text:p>9k1</text:p>
          </table:table-cell>
          <table:table-cell table:style-name="ce1" office:value-type="string">
            <text:p>0805WAF 9K1 T5E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9.1kohm, 0805, 1%</text:p>
          </table:table-cell>
          <table:table-cell table:style-name="ce1" office:value-type="string">
            <text:p>tme.pl</text:p>
          </table:table-cell>
          <table:table-cell office:value-type="string">
            <text:p>SMD0805-9K1-1%</text:p>
          </table:table-cell>
          <table:table-cell table:style-name="ce1" office:value-type="string">
            <text:p>Royal Ohm</text:p>
          </table:table-cell>
          <table:table-cell table:style-name="ce1" office:value-type="string">
            <text:p>0805WAF 9K1 T5E</text:p>
          </table:table-cell>
          <table:table-cell office:value-type="float" office:value="0.0357">
            <text:p>0,0357</text:p>
          </table:table-cell>
          <table:table-cell table:style-name="ce4" office:value-type="string">
            <text:p>PLN</text:p>
          </table:table-cell>
          <table:table-cell office:value-type="date" office:date-value="2016-02-24">
            <text:p>24-02-2016</text:p>
          </table:table-cell>
          <table:table-cell table:number-columns-repeated="1005"/>
        </table:table-row>
        <table:table-row table:style-name="ro1">
          <table:table-cell office:value-type="string">
            <text:p>9k53</text:p>
          </table:table-cell>
          <table:table-cell table:style-name="ce1" office:value-type="string">
            <text:p>CRCW08059K53FKEA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itor 9.53k, 1%, 0805</text:p>
          </table:table-cell>
          <table:table-cell table:style-name="ce1" office:value-type="string">
            <text:p>farnell.com</text:p>
          </table:table-cell>
          <table:table-cell table:style-name="ce116" office:value-type="string">
            <text:p>1469961</text:p>
          </table:table-cell>
          <table:table-cell table:style-name="ce1" office:value-type="string">
            <text:p>Vishay</text:p>
          </table:table-cell>
          <table:table-cell table:style-name="ce1" office:value-type="string">
            <text:p>CRCW08059K53FKEA</text:p>
          </table:table-cell>
          <table:table-cell office:value-type="float" office:value="0.11">
            <text:p>0,1100</text:p>
          </table:table-cell>
          <table:table-cell table:style-name="ce4" office:value-type="string">
            <text:p>PLN</text:p>
          </table:table-cell>
          <table:table-cell office:value-type="date" office:date-value="2011-08-28">
            <text:p>28-08-2011</text:p>
          </table:table-cell>
          <table:table-cell table:number-columns-repeated="1005"/>
        </table:table-row>
        <table:table-row table:style-name="ro1">
          <table:table-cell office:value-type="string">
            <text:p>SHORT0805</text:p>
          </table:table-cell>
          <table:table-cell table:number-columns-repeated="2" office:value-type="string">
            <text:p>SHORT</text:p>
          </table:table-cell>
          <table:table-cell table:style-name="ce1" office:value-type="string">
            <text:p>0</text:p>
          </table:table-cell>
          <table:table-cell office:value-type="string">
            <text:p>1%</text:p>
          </table:table-cell>
          <table:table-cell table:style-name="ce1" office:value-type="string">
            <text:p>SHORT</text:p>
          </table:table-cell>
          <table:table-cell office:value-type="string">
            <text:p>SHORT0805</text:p>
          </table:table-cell>
          <table:table-cell table:number-columns-repeated="2"/>
          <table:table-cell table:style-name="ce1"/>
          <table:table-cell table:number-columns-repeated="4"/>
          <table:table-cell office:value-type="float" office:value="0">
            <text:p>0,0000</text:p>
          </table:table-cell>
          <table:table-cell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office:value-type="string">
            <text:p>SHORT5MM</text:p>
          </table:table-cell>
          <table:table-cell table:number-columns-repeated="2" office:value-type="string">
            <text:p>SHORT</text:p>
          </table:table-cell>
          <table:table-cell table:style-name="ce1" office:value-type="string">
            <text:p>0</text:p>
          </table:table-cell>
          <table:table-cell office:value-type="string">
            <text:p>1%</text:p>
          </table:table-cell>
          <table:table-cell table:style-name="ce1" office:value-type="string">
            <text:p>SHORT</text:p>
          </table:table-cell>
          <table:table-cell office:value-type="string">
            <text:p>SHORT5MM</text:p>
          </table:table-cell>
          <table:table-cell table:number-columns-repeated="2"/>
          <table:table-cell table:style-name="ce1"/>
          <table:table-cell table:number-columns-repeated="4"/>
          <table:table-cell office:value-type="float" office:value="0">
            <text:p>0,0000</text:p>
          </table:table-cell>
          <table:table-cell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3" office:value-type="string">
            <text:p>XR10MM_SIPR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10MM_SIPR</text:p>
          </table:table-cell>
          <table:table-cell office:value-type="string">
            <text:p>R302510</text:p>
          </table:table-cell>
          <table:table-cell office:value-type="string">
            <text:p>R402510V</text:p>
          </table:table-cell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XR4025100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office:value-type="string">
            <text:p>R302510</text:p>
          </table:table-cell>
          <table:table-cell office:value-type="string">
            <text:p>R402510V</text:p>
          </table:table-cell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XR4025101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office:value-type="string">
            <text:p>R302510</text:p>
          </table:table-cell>
          <table:table-cell office:value-type="string">
            <text:p>R402510V</text:p>
          </table:table-cell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XR4025102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office:value-type="string">
            <text:p>R302510</text:p>
          </table:table-cell>
          <table:table-cell office:value-type="string">
            <text:p>R402510V</text:p>
          </table:table-cell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XR4025103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office:value-type="string">
            <text:p>R302510</text:p>
          </table:table-cell>
          <table:table-cell office:value-type="string">
            <text:p>R402510V</text:p>
          </table:table-cell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XR4025104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office:value-type="string">
            <text:p>R302510</text:p>
          </table:table-cell>
          <table:table-cell office:value-type="string">
            <text:p>R402510V</text:p>
          </table:table-cell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XR4025105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office:value-type="string">
            <text:p>R302510</text:p>
          </table:table-cell>
          <table:table-cell office:value-type="string">
            <text:p>R402510V</text:p>
          </table:table-cell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XR4025106</text:p>
          </table:table-cell>
          <table:table-cell table:style-name="ce1" office:value-type="string">
            <text:p>R402510</text:p>
          </table:table-cell>
          <table:table-cell table:style-name="ce1" office:value-type="string">
            <text:p>0.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R402510</text:p>
          </table:table-cell>
          <table:table-cell office:value-type="string">
            <text:p>R302510</text:p>
          </table:table-cell>
          <table:table-cell office:value-type="string">
            <text:p>R402510V</text:p>
          </table:table-cell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0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1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10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11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12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13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14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15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16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17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18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19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2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20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21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22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23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24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25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26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27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3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4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5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6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7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8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06039</text:p>
          </table:table-cell>
          <table:table-cell table:style-name="ce1" office:value-type="string">
            <text:p>0603</text:p>
          </table:table-cell>
          <table:table-cell table:style-name="ce1" office:value-type="string">
            <text:p>0.063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603-IPC</text:p>
          </table:table-cell>
          <table:table-cell office:value-type="string">
            <text:p>0805_0603</text:p>
          </table:table-cell>
          <table:table-cell/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8050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8051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8052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8053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8054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>
          <table:table-cell table:number-columns-repeated="2" office:value-type="string">
            <text:p>ZR08055</text:p>
          </table:table-cell>
          <table:table-cell table:style-name="ce1" office:value-type="string">
            <text:p>0805</text:p>
          </table:table-cell>
          <table:table-cell table:style-name="ce1" office:value-type="string">
            <text:p>0.125W</text:p>
          </table:table-cell>
          <table:table-cell office:value-type="string">
            <text:p>1%</text:p>
          </table:table-cell>
          <table:table-cell table:style-name="ce1" office:value-type="string">
            <text:p>R</text:p>
          </table:table-cell>
          <table:table-cell office:value-type="string">
            <text:p>0805</text:p>
          </table:table-cell>
          <table:table-cell office:value-type="string">
            <text:p>1206_0805</text:p>
          </table:table-cell>
          <table:table-cell office:value-type="string">
            <text:p>0805_0603</text:p>
          </table:table-cell>
          <table:table-cell table:style-name="ce1" office:value-type="string">
            <text:p>Resistor No Name</text:p>
          </table:table-cell>
          <table:table-cell office:value-type="string">
            <text:p>Supplier</text:p>
          </table:table-cell>
          <table:table-cell office:value-type="string">
            <text:p>referen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Typ</text:p>
          </table:table-cell>
          <table:table-cell office:value-type="float" office:value="0">
            <text:p>0,0000</text:p>
          </table:table-cell>
          <table:table-cell table:style-name="ce1" office:value-type="string">
            <text:p>PLN</text:p>
          </table:table-cell>
          <table:table-cell table:formula="of:=TODAY()" office:value-type="date" office:date-value="2017-10-15">
            <text:p>15-10-2017</text:p>
          </table:table-cell>
          <table:table-cell table:number-columns-repeated="1005"/>
        </table:table-row>
        <table:table-row table:style-name="ro1" table:number-rows-repeated="104829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ensors" table:style-name="ta1" table:print="false">
        <table:table-column table:style-name="co23" table:default-cell-style-name="ce18"/>
        <table:table-column table:style-name="co1" table:number-columns-repeated="9" table:default-cell-style-name="ce18"/>
        <table:table-column table:style-name="co1" table:default-cell-style-name="ce53"/>
        <table:table-column table:style-name="co1" table:default-cell-style-name="ce18"/>
        <table:table-column table:style-name="co1" table:default-cell-style-name="ce54"/>
        <table:table-column table:style-name="co1" table:number-columns-repeated="1010" table:default-cell-style-name="ce18"/>
        <table:table-row table:style-name="ro1">
          <table:table-cell table:style-name="ce17" office:value-type="string">
            <text:p>Value</text:p>
          </table:table-cell>
          <table:table-cell table:style-name="ce17" office:value-type="string">
            <text:p>Dimensions</text:p>
          </table:table-cell>
          <table:table-cell office:value-type="string">
            <text:p>Library Ref</text:p>
          </table:table-cell>
          <table:table-cell table:style-name="ce17" office:value-type="string">
            <text:p>Footprint Ref</text:p>
          </table:table-cell>
          <table:table-cell table:style-name="ce17" office:value-type="string">
            <text:p>Footprint Ref 2</text:p>
          </table:table-cell>
          <table:table-cell table:style-name="ce17" office:value-type="string">
            <text:p>Descript</text:p>
          </table:table-cell>
          <table:table-cell table:style-name="ce17" office:value-type="string">
            <text:p>Supplier5</text:p>
          </table:table-cell>
          <table:table-cell table:style-name="ce17" office:value-type="string">
            <text:p>Reference5</text:p>
          </table:table-cell>
          <table:table-cell table:style-name="ce17" office:value-type="string">
            <text:p>Manufacturer5</text:p>
          </table:table-cell>
          <table:table-cell table:style-name="ce17" office:value-type="string">
            <text:p>Typ5</text:p>
          </table:table-cell>
          <table:table-cell office:value-type="string">
            <text:p>Price5</text:p>
          </table:table-cell>
          <table:table-cell table:style-name="ce17" office:value-type="string">
            <text:p>Currency5</text:p>
          </table:table-cell>
          <table:table-cell office:value-type="string">
            <text:p>DateOfPrice5</text:p>
          </table:table-cell>
          <table:table-cell table:number-columns-repeated="1010"/>
        </table:table-row>
        <table:table-row table:style-name="ro1">
          <table:table-cell table:style-name="ce17" office:value-type="string">
            <text:p>ASDXRRX-025CDA5</text:p>
          </table:table-cell>
          <table:table-cell table:style-name="ce17" office:value-type="string">
            <text:p>14x16.8</text:p>
          </table:table-cell>
          <table:table-cell table:style-name="ce17" office:value-type="string">
            <text:p>ASDXRRX-025CDA5</text:p>
          </table:table-cell>
          <table:table-cell table:style-name="ce17" office:value-type="string">
            <text:p>ASDXRRX</text:p>
          </table:table-cell>
          <table:table-cell table:style-name="ce17"/>
          <table:table-cell table:style-name="ce17" office:value-type="string">
            <text:p>pressure sensor</text:p>
          </table:table-cell>
          <table:table-cell table:style-name="ce17" table:number-columns-repeated="4"/>
          <table:table-cell/>
          <table:table-cell table:style-name="ce20"/>
          <table:table-cell table:number-columns-repeated="1011"/>
        </table:table-row>
        <table:table-row table:style-name="ro1">
          <table:table-cell office:value-type="string">
            <text:p>ASDXRRX005NDAA5</text:p>
          </table:table-cell>
          <table:table-cell table:style-name="ce17" office:value-type="string">
            <text:p>14x16.8</text:p>
          </table:table-cell>
          <table:table-cell table:number-columns-repeated="2" office:value-type="string">
            <text:p>ASDX_HSC</text:p>
          </table:table-cell>
          <table:table-cell/>
          <table:table-cell office:value-type="string">
            <text:p>Czujnik: ciśnienia; Zakres:0÷±5 in H2O; różnicowy; -20÷105°C</text:p>
          </table:table-cell>
          <table:table-cell office:value-type="string">
            <text:p>tme.pl</text:p>
          </table:table-cell>
          <table:table-cell office:value-type="string">
            <text:p>ASDXRRX005NDAA5</text:p>
          </table:table-cell>
          <table:table-cell office:value-type="string">
            <text:p>Honeywell</text:p>
          </table:table-cell>
          <table:table-cell office:value-type="string">
            <text:p>ASDXRRX005NDAA5</text:p>
          </table:table-cell>
          <table:table-cell office:value-type="float" office:value="166.69">
            <text:p>166,69000</text:p>
          </table:table-cell>
          <table:table-cell office:value-type="string">
            <text:p>PLN</text:p>
          </table:table-cell>
          <table:table-cell office:value-type="date" office:date-value="2016-06-16">
            <text:p>16-06-2016</text:p>
          </table:table-cell>
          <table:table-cell table:number-columns-repeated="1010"/>
        </table:table-row>
        <table:table-row table:style-name="ro1">
          <table:table-cell office:value-type="string">
            <text:p>ASDXRRX005NDAA5</text:p>
          </table:table-cell>
          <table:table-cell table:style-name="ce17" office:value-type="string">
            <text:p>14x16.8_1</text:p>
          </table:table-cell>
          <table:table-cell table:style-name="ce17" office:value-type="string">
            <text:p>ASDXRRX-025CDA5</text:p>
          </table:table-cell>
          <table:table-cell table:style-name="ce17" office:value-type="string">
            <text:p>ASDXRRX</text:p>
          </table:table-cell>
          <table:table-cell/>
          <table:table-cell office:value-type="string">
            <text:p>Czujnik: ciśnienia; Zakres:0÷±5 in H2O; różnicowy; -20÷105°C</text:p>
          </table:table-cell>
          <table:table-cell office:value-type="string">
            <text:p>tme.pl</text:p>
          </table:table-cell>
          <table:table-cell office:value-type="string">
            <text:p>ASDXRRX005NDAA5</text:p>
          </table:table-cell>
          <table:table-cell office:value-type="string">
            <text:p>Honeywell</text:p>
          </table:table-cell>
          <table:table-cell office:value-type="string">
            <text:p>ASDXRRX005NDAA5</text:p>
          </table:table-cell>
          <table:table-cell office:value-type="float" office:value="166.69">
            <text:p>166,69000</text:p>
          </table:table-cell>
          <table:table-cell office:value-type="string">
            <text:p>PLN</text:p>
          </table:table-cell>
          <table:table-cell office:value-type="date" office:date-value="2016-06-16">
            <text:p>16-06-2016</text:p>
          </table:table-cell>
          <table:table-cell table:number-columns-repeated="1010"/>
        </table:table-row>
        <table:table-row table:style-name="ro1">
          <table:table-cell table:number-columns-repeated="4" table:style-name="ce17" office:value-type="string">
            <text:p>DC001NGR4</text:p>
          </table:table-cell>
          <table:table-cell table:style-name="ce17"/>
          <table:table-cell table:style-name="ce17" office:value-type="string">
            <text:p>Ultra low pressure sensor 1inch H2O, gage, 0.25-4.25 Vdc regulated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string">
            <text:p>EC4-1000-H2S</text:p>
          </table:table-cell>
          <table:table-cell table:style-name="ce17" office:value-type="string">
            <text:p>fi20xh19</text:p>
          </table:table-cell>
          <table:table-cell table:number-columns-repeated="2" table:style-name="ce17" office:value-type="string">
            <text:p>EC4-1000-H2S</text:p>
          </table:table-cell>
          <table:table-cell table:style-name="ce17"/>
          <table:table-cell table:style-name="ce17" office:value-type="string">
            <text:p>Hydrogen sulfide electrochemical sensor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string">
            <text:p>EC410</text:p>
          </table:table-cell>
          <table:table-cell table:style-name="ce17" office:value-type="string">
            <text:p>fi20xh19</text:p>
          </table:table-cell>
          <table:table-cell table:number-columns-repeated="2" table:style-name="ce17" office:value-type="string">
            <text:p>EC4-1000-H2S</text:p>
          </table:table-cell>
          <table:table-cell table:style-name="ce17"/>
          <table:table-cell table:style-name="ce17" office:value-type="string">
            <text:p>Electrochemical sensor oxygen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string">
            <text:p>EKP-1/N</text:p>
          </table:table-cell>
          <table:table-cell table:style-name="ce17" office:value-type="string">
            <text:p>fi20xh16</text:p>
          </table:table-cell>
          <table:table-cell table:style-name="ce17" office:value-type="string">
            <text:p>EKP-1/N</text:p>
          </table:table-cell>
          <table:table-cell table:style-name="ce17" office:value-type="string">
            <text:p>EKP-1_N</text:p>
          </table:table-cell>
          <table:table-cell table:style-name="ce17" office:value-type="string">
            <text:p>EKP-1_NWearnes</text:p>
          </table:table-cell>
          <table:table-cell table:style-name="ce17" office:value-type="string">
            <text:p>explosimetric sensor head</text:p>
          </table:table-cell>
          <table:table-cell table:number-columns-repeated="1017"/>
        </table:table-row>
        <table:table-row table:style-name="ro1">
          <table:table-cell table:style-name="ce17" office:value-type="string">
            <text:p>HSCDRRN005NGAA5</text:p>
          </table:table-cell>
          <table:table-cell table:style-name="ce17" office:value-type="string">
            <text:p>14x16.8</text:p>
          </table:table-cell>
          <table:table-cell table:number-columns-repeated="2" office:value-type="string">
            <text:p>ASDX_HSC</text:p>
          </table:table-cell>
          <table:table-cell table:style-name="ce17" table:number-columns-repeated="6"/>
          <table:table-cell/>
          <table:table-cell table:style-name="ce20"/>
          <table:table-cell table:number-columns-repeated="1011"/>
        </table:table-row>
        <table:table-row table:style-name="ro1">
          <table:table-cell table:number-columns-repeated="4" table:style-name="ce1" office:value-type="string">
            <text:p>MPX4250AP</text:p>
          </table:table-cell>
          <table:table-cell table:style-name="ce1" office:value-type="string">
            <text:p>MPX4250APH</text:p>
          </table:table-cell>
          <table:table-cell table:style-name="ce1" office:value-type="string">
            <text:p>Integrated pressure sensor 20 to 250kPa</text:p>
          </table:table-cell>
          <table:table-cell table:style-name="ce2" office:value-type="string">
            <text:p>tme.pl</text:p>
          </table:table-cell>
          <table:table-cell table:style-name="ce1" office:value-type="string">
            <text:p>MPX4250AP</text:p>
          </table:table-cell>
          <table:table-cell table:style-name="ce2" office:value-type="string">
            <text:p>Motorola</text:p>
          </table:table-cell>
          <table:table-cell table:style-name="ce1" office:value-type="string">
            <text:p>MPX4250AP</text:p>
          </table:table-cell>
          <table:table-cell table:style-name="ce56" office:value-type="float" office:value="59.01">
            <text:p>59,01000</text:p>
          </table:table-cell>
          <table:table-cell table:style-name="ce45" office:value-type="string">
            <text:p>PLN</text:p>
          </table:table-cell>
          <table:table-cell table:style-name="ce5" office:value-type="date" office:date-value="2013-11-28">
            <text:p>28-11-2013</text:p>
          </table:table-cell>
          <table:table-cell table:number-columns-repeated="1010"/>
        </table:table-row>
        <table:table-row table:style-name="ro1">
          <table:table-cell table:number-columns-repeated="2" table:style-name="ce1" office:value-type="string">
            <text:p>MPX5010DP</text:p>
          </table:table-cell>
          <table:table-cell table:style-name="ce1" office:value-type="string">
            <text:p>MPX4250AP</text:p>
          </table:table-cell>
          <table:table-cell table:style-name="ce1" office:value-type="string">
            <text:p>MPX4250APH</text:p>
          </table:table-cell>
          <table:table-cell table:style-name="ce1" office:value-type="string">
            <text:p>MPX4250AP</text:p>
          </table:table-cell>
          <table:table-cell table:style-name="ce1" office:value-type="string">
            <text:p>Differential pressure sensor 10kPa</text:p>
          </table:table-cell>
          <table:table-cell table:style-name="ce2"/>
          <table:table-cell table:style-name="ce1"/>
          <table:table-cell table:style-name="ce2"/>
          <table:table-cell table:style-name="ce1"/>
          <table:table-cell table:style-name="ce56"/>
          <table:table-cell table:style-name="ce45"/>
          <table:table-cell table:style-name="ce5"/>
          <table:table-cell table:number-columns-repeated="1010"/>
        </table:table-row>
        <table:table-row table:style-name="ro1">
          <table:table-cell table:style-name="ce17" office:value-type="string">
            <text:p>SHT11</text:p>
          </table:table-cell>
          <table:table-cell table:style-name="ce17" office:value-type="string">
            <text:p>7.5x5mm</text:p>
          </table:table-cell>
          <table:table-cell table:number-columns-repeated="2" table:style-name="ce17" office:value-type="string">
            <text:p>SHT11</text:p>
          </table:table-cell>
          <table:table-cell table:style-name="ce17"/>
          <table:table-cell table:style-name="ce17" office:value-type="string">
            <text:p>Humidity and temperature sensor</text:p>
          </table:table-cell>
          <table:table-cell table:number-columns-repeated="1017"/>
        </table:table-row>
        <table:table-row table:style-name="ro1">
          <table:table-cell office:value-type="string">
            <text:p>SHT31-ARP-B</text:p>
          </table:table-cell>
          <table:table-cell office:value-type="string">
            <text:p>TDFN8</text:p>
          </table:table-cell>
          <table:table-cell office:value-type="string">
            <text:p>SHT3x-ARP</text:p>
          </table:table-cell>
          <table:table-cell office:value-type="string">
            <text:p>SHT31</text:p>
          </table:table-cell>
          <table:table-cell/>
          <table:table-cell office:value-type="string">
            <text:p>Czujnik wilgotności, 2 %, 3.3 V, 0% do 100% wilgotności względnej, TDFN, 8 piny/-ów, 8 s</text:p>
          </table:table-cell>
          <table:table-cell office:value-type="string">
            <text:p>farnell.com</text:p>
          </table:table-cell>
          <table:table-cell office:value-type="float" office:value="2474219">
            <text:p>2474219</text:p>
          </table:table-cell>
          <table:table-cell office:value-type="string">
            <text:p>Sensisrion</text:p>
          </table:table-cell>
          <table:table-cell office:value-type="string">
            <text:p>SHT31-ARP-B</text:p>
          </table:table-cell>
          <table:table-cell office:value-type="float" office:value="22.14">
            <text:p>22,14000</text:p>
          </table:table-cell>
          <table:table-cell office:value-type="string">
            <text:p>PLN</text:p>
          </table:table-cell>
          <table:table-cell office:value-type="date" office:date-value="2016-10-15">
            <text:p>15-10-2016</text:p>
          </table:table-cell>
          <table:table-cell table:number-columns-repeated="1010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ransistors" table:style-name="ta1" table:print="false">
        <office:forms form:automatic-focus="false" form:apply-design-mode="false"/>
        <table:table-column table:style-name="co24" table:default-cell-style-name="ce2"/>
        <table:table-column table:style-name="co1" table:number-columns-repeated="4" table:default-cell-style-name="ce2"/>
        <table:table-column table:style-name="co40" table:default-cell-style-name="ce2"/>
        <table:table-column table:style-name="co1" table:number-columns-repeated="4" table:default-cell-style-name="ce2"/>
        <table:table-column table:style-name="co34" table:default-cell-style-name="ce3"/>
        <table:table-column table:style-name="co3" table:default-cell-style-name="ce2"/>
        <table:table-column table:style-name="co7" table:default-cell-style-name="ce5"/>
        <table:table-column table:style-name="co1" table:number-columns-repeated="1011" table:default-cell-style-name="ce2"/>
        <table:table-row table:style-name="ro6">
          <table:table-cell table:style-name="ce98" office:value-type="string">
            <text:p>Value</text:p>
          </table:table-cell>
          <table:table-cell table:style-name="ce98" office:value-type="string">
            <text:p>Dimensions</text:p>
          </table:table-cell>
          <table:table-cell table:style-name="ce100" office:value-type="string">
            <text:p>Library Ref</text:p>
          </table:table-cell>
          <table:table-cell table:style-name="ce98" office:value-type="string">
            <text:p>Footprint Ref</text:p>
          </table:table-cell>
          <table:table-cell table:style-name="ce98" office:value-type="string">
            <text:p>Footprint Ref2</text:p>
          </table:table-cell>
          <table:table-cell table:style-name="ce76" office:value-type="string">
            <text:p>Descript</text:p>
          </table:table-cell>
          <table:table-cell table:style-name="ce98" office:value-type="string">
            <text:p>Supplier5</text:p>
          </table:table-cell>
          <table:table-cell table:style-name="ce98" office:value-type="string">
            <text:p>Reference5</text:p>
          </table:table-cell>
          <table:table-cell table:style-name="ce98" office:value-type="string">
            <text:p>Manufacturer5</text:p>
          </table:table-cell>
          <table:table-cell table:style-name="ce98" office:value-type="string">
            <text:p>Typ5</text:p>
          </table:table-cell>
          <table:table-cell table:style-name="ce104" office:value-type="string">
            <text:p>Price5</text:p>
          </table:table-cell>
          <table:table-cell table:style-name="ce98" office:value-type="string">
            <text:p>Currency5</text:p>
          </table:table-cell>
          <table:table-cell table:style-name="ce106" office:value-type="string">
            <text:p>DateOfPrice5</text:p>
          </table:table-cell>
          <table:table-cell table:style-name="ce104" office:value-type="string">
            <text:p>Price1</text:p>
          </table:table-cell>
          <table:table-cell table:number-columns-repeated="1010"/>
        </table:table-row>
        <table:table-row table:style-name="ro6">
          <table:table-cell table:style-name="ce98" office:value-type="string">
            <text:p>2N6488</text:p>
          </table:table-cell>
          <table:table-cell table:style-name="ce98" office:value-type="string">
            <text:p>TO-220</text:p>
          </table:table-cell>
          <table:table-cell table:style-name="ce98" office:value-type="string">
            <text:p>NPN_TO220</text:p>
          </table:table-cell>
          <table:table-cell table:style-name="ce98" office:value-type="string">
            <text:p>TO-220V</text:p>
          </table:table-cell>
          <table:table-cell table:style-name="ce98" office:value-type="string">
            <text:p>TO-220H</text:p>
          </table:table-cell>
          <table:table-cell table:style-name="ce101" office:value-type="string">
            <text:p>NPN, 80V, 15A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2N6488</text:p>
          </table:table-cell>
          <table:table-cell table:style-name="ce100" office:value-type="string">
            <text:p>ON Semiconductor</text:p>
          </table:table-cell>
          <table:table-cell table:style-name="ce100" office:value-type="string">
            <text:p>2N6488</text:p>
          </table:table-cell>
          <table:table-cell table:style-name="ce104" office:value-type="float" office:value="2.24">
            <text:p>2,24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6-08-23">
            <text:p>23-08-2016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2N7002</text:p>
          </table:table-cell>
          <table:table-cell table:style-name="ce98" office:value-type="string">
            <text:p>SOT23-3</text:p>
          </table:table-cell>
          <table:table-cell table:style-name="ce98" office:value-type="string">
            <text:p>MOSFET_N_SOT23-3</text:p>
          </table:table-cell>
          <table:table-cell table:style-name="ce98" office:value-type="string">
            <text:p>SOT23-3</text:p>
          </table:table-cell>
          <table:table-cell table:style-name="ce98"/>
          <table:table-cell table:style-name="ce101" office:value-type="string">
            <text:p>Tranzystor: N-MOSFET; unipolarny; 60V; 800mA; 200mW; SOT23</text:p>
          </table:table-cell>
          <table:table-cell table:style-name="ce98" office:value-type="string">
            <text:p>tme.pl</text:p>
          </table:table-cell>
          <table:table-cell table:style-name="ce98" office:value-type="string">
            <text:p>2N7002</text:p>
          </table:table-cell>
          <table:table-cell table:style-name="ce98" office:value-type="string">
            <text:p>Fairchild</text:p>
          </table:table-cell>
          <table:table-cell table:style-name="ce98" office:value-type="string">
            <text:p>2N7002</text:p>
          </table:table-cell>
          <table:table-cell table:style-name="ce104" office:value-type="float" office:value="0.16">
            <text:p>0,1600</text:p>
          </table:table-cell>
          <table:table-cell table:style-name="ce105" office:value-type="string">
            <text:p>PLN</text:p>
          </table:table-cell>
          <table:table-cell table:style-name="ce106" office:value-type="date" office:date-value="2017-01-27">
            <text:p>27-01-2017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2N7002F</text:p>
          </table:table-cell>
          <table:table-cell table:style-name="ce98" office:value-type="string">
            <text:p>SOT23-3</text:p>
          </table:table-cell>
          <table:table-cell table:style-name="ce98" office:value-type="string">
            <text:p>MOSFET_N_SOT23-3</text:p>
          </table:table-cell>
          <table:table-cell table:style-name="ce98" office:value-type="string">
            <text:p>SOT23-3</text:p>
          </table:table-cell>
          <table:table-cell table:style-name="ce98"/>
          <table:table-cell table:style-name="ce101" office:value-type="string">
            <text:p>N-channel enhacement-mode vertical DMOS FET</text:p>
          </table:table-cell>
          <table:table-cell table:style-name="ce98" office:value-type="string">
            <text:p>farnell.com</text:p>
          </table:table-cell>
          <table:table-cell table:style-name="ce98" office:value-type="string">
            <text:p>1894722</text:p>
          </table:table-cell>
          <table:table-cell table:style-name="ce98" office:value-type="string">
            <text:p>NXP</text:p>
          </table:table-cell>
          <table:table-cell table:style-name="ce98" office:value-type="string">
            <text:p>2N7002F</text:p>
          </table:table-cell>
          <table:table-cell table:style-name="ce104" office:value-type="float" office:value="0.3">
            <text:p>0,3000</text:p>
          </table:table-cell>
          <table:table-cell table:style-name="ce105" office:value-type="string">
            <text:p>PLN</text:p>
          </table:table-cell>
          <table:table-cell table:style-name="ce106" office:value-type="date" office:date-value="2017-01-15">
            <text:p>15-01-2017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2N7002PW</text:p>
          </table:table-cell>
          <table:table-cell table:style-name="ce98" office:value-type="string">
            <text:p>SOT323-3</text:p>
          </table:table-cell>
          <table:table-cell table:style-name="ce98" office:value-type="string">
            <text:p>MOSFET_N_SOT23-3</text:p>
          </table:table-cell>
          <table:table-cell table:style-name="ce98" office:value-type="string">
            <text:p>SOT323-3_FLOW</text:p>
          </table:table-cell>
          <table:table-cell table:style-name="ce98" office:value-type="string">
            <text:p>SOT323-3_WAVE</text:p>
          </table:table-cell>
          <table:table-cell table:style-name="ce101" office:value-type="string">
            <text:p>N-channel enhacement-mode vertical DMOS FET</text:p>
          </table:table-cell>
          <table:table-cell table:style-name="ce98" office:value-type="string">
            <text:p>farnell.com</text:p>
          </table:table-cell>
          <table:table-cell table:style-name="ce98" office:value-type="string">
            <text:p>1829184</text:p>
          </table:table-cell>
          <table:table-cell table:style-name="ce98" office:value-type="string">
            <text:p>NXP</text:p>
          </table:table-cell>
          <table:table-cell table:style-name="ce98" office:value-type="string">
            <text:p>2N7002PW</text:p>
          </table:table-cell>
          <table:table-cell table:style-name="ce104" office:value-type="float" office:value="1.4">
            <text:p>1,4000</text:p>
          </table:table-cell>
          <table:table-cell table:style-name="ce105" office:value-type="string">
            <text:p>PLN</text:p>
          </table:table-cell>
          <table:table-cell table:style-name="ce106" office:value-type="date" office:date-value="2017-07-03">
            <text:p>03-07-2017</text:p>
          </table:table-cell>
          <table:table-cell table:style-name="ce104"/>
          <table:table-cell table:number-columns-repeated="1010"/>
        </table:table-row>
        <table:table-row table:style-name="ro6">
          <table:table-cell office:value-type="string">
            <text:p>2SC3039</text:p>
          </table:table-cell>
          <table:table-cell table:style-name="ce98" office:value-type="string">
            <text:p>TO-220</text:p>
          </table:table-cell>
          <table:table-cell table:style-name="ce98" office:value-type="string">
            <text:p>NPN_TO220</text:p>
          </table:table-cell>
          <table:table-cell table:style-name="ce98" office:value-type="string">
            <text:p>TO-220V</text:p>
          </table:table-cell>
          <table:table-cell table:style-name="ce98" office:value-type="string">
            <text:p>TO-220H</text:p>
          </table:table-cell>
          <table:table-cell table:style-name="ce101" office:value-type="string">
            <text:p>NPN, 400V, 7A</text:p>
          </table:table-cell>
          <table:table-cell table:style-name="ce100" office:value-type="string">
            <text:p>mlach.com</text:p>
          </table:table-cell>
          <table:table-cell office:value-type="string">
            <text:p>2SC3039</text:p>
          </table:table-cell>
          <table:table-cell table:style-name="ce100" office:value-type="string">
            <text:p>SavantIC</text:p>
          </table:table-cell>
          <table:table-cell office:value-type="string">
            <text:p>2SC3039</text:p>
          </table:table-cell>
          <table:table-cell table:style-name="ce104" office:value-type="float" office:value="3">
            <text:p>3,00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6-08-23">
            <text:p>23-08-2016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2STC5242</text:p>
          </table:table-cell>
          <table:table-cell table:style-name="ce98" office:value-type="string">
            <text:p>TO-3P</text:p>
          </table:table-cell>
          <table:table-cell table:style-name="ce98" office:value-type="string">
            <text:p>NPN_TO220</text:p>
          </table:table-cell>
          <table:table-cell table:style-name="ce98" office:value-type="string">
            <text:p>TO-3PV</text:p>
          </table:table-cell>
          <table:table-cell table:style-name="ce98" office:value-type="string">
            <text:p>TO-3PH</text:p>
          </table:table-cell>
          <table:table-cell table:style-name="ce101" office:value-type="string">
            <text:p>Tranzystor: NPN; bipolarny; 230V; 15A; 150W; TO3P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2STC5242</text:p>
          </table:table-cell>
          <table:table-cell table:style-name="ce100" office:value-type="string">
            <text:p>STMIcroelectronics</text:p>
          </table:table-cell>
          <table:table-cell table:style-name="ce98" office:value-type="string">
            <text:p>2STC5242</text:p>
          </table:table-cell>
          <table:table-cell table:style-name="ce104" office:value-type="float" office:value="5.33">
            <text:p>5,33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6-08-11">
            <text:p>11-08-2016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9" office:value-type="string">
            <text:p>AP20T03GH-HF-3</text:p>
          </table:table-cell>
          <table:table-cell table:style-name="ce98" office:value-type="string">
            <text:p>TO-252</text:p>
          </table:table-cell>
          <table:table-cell table:style-name="ce98" office:value-type="string">
            <text:p>MOSFET_TO252</text:p>
          </table:table-cell>
          <table:table-cell table:style-name="ce98" office:value-type="string">
            <text:p>TO-252</text:p>
          </table:table-cell>
          <table:table-cell table:style-name="ce98"/>
          <table:table-cell table:style-name="ce101" office:value-type="string">
            <text:p>Transistor n-MOSFET 30V 12.5A 12.5W, TO252</text:p>
          </table:table-cell>
          <table:table-cell table:style-name="ce98" office:value-type="string">
            <text:p>tme.pl</text:p>
          </table:table-cell>
          <table:table-cell table:style-name="ce99" office:value-type="string">
            <text:p>AP20T03GH-HF-3</text:p>
          </table:table-cell>
          <table:table-cell table:style-name="ce98" office:value-type="string">
            <text:p>Advanced Power Electronics</text:p>
          </table:table-cell>
          <table:table-cell table:style-name="ce99" office:value-type="string">
            <text:p>AP20T03GH-HF-3</text:p>
          </table:table-cell>
          <table:table-cell table:style-name="ce104" office:value-type="float" office:value="0.9372">
            <text:p>0,9372</text:p>
          </table:table-cell>
          <table:table-cell table:style-name="ce105" office:value-type="string">
            <text:p>PLN</text:p>
          </table:table-cell>
          <table:table-cell table:style-name="ce106" office:value-type="date" office:date-value="2016-06-06">
            <text:p>06-06-2016</text:p>
          </table:table-cell>
          <table:table-cell table:style-name="ce104"/>
          <table:table-cell table:number-columns-repeated="1010"/>
        </table:table-row>
        <table:table-row table:style-name="ro5">
          <table:table-cell table:style-name="ce98" office:value-type="string">
            <text:p>BC177</text:p>
          </table:table-cell>
          <table:table-cell table:style-name="ce98" office:value-type="string">
            <text:p>CE35V4</text:p>
          </table:table-cell>
          <table:table-cell table:style-name="ce100" office:value-type="string">
            <text:p>PNP_TO92</text:p>
          </table:table-cell>
          <table:table-cell table:style-name="ce98" office:value-type="string">
            <text:p>CE35V4</text:p>
          </table:table-cell>
          <table:table-cell table:style-name="ce98"/>
          <table:table-cell table:style-name="ce101" office:value-type="string">
            <text:p>BC177 Tranzystor: PNP; bipolarny; 45V; 200mA; 310mW; TO18</text:p>
          </table:table-cell>
          <table:table-cell table:style-name="ce100" office:value-type="string">
            <text:p>zapasy własne</text:p>
          </table:table-cell>
          <table:table-cell table:style-name="ce98"/>
          <table:table-cell table:style-name="ce100" table:number-columns-repeated="2"/>
          <table:table-cell table:style-name="ce104" office:value-type="float" office:value="0.1">
            <text:p>0,10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6-02-06">
            <text:p>06-02-2016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BC547</text:p>
          </table:table-cell>
          <table:table-cell table:style-name="ce98" office:value-type="string">
            <text:p>CE35V4</text:p>
          </table:table-cell>
          <table:table-cell table:style-name="ce98" office:value-type="string">
            <text:p>NPN_CE35V4</text:p>
          </table:table-cell>
          <table:table-cell table:style-name="ce98" office:value-type="string">
            <text:p>CE35V4</text:p>
          </table:table-cell>
          <table:table-cell table:style-name="ce98"/>
          <table:table-cell table:style-name="ce101" office:value-type="string">
            <text:p>45V, 100mA NPN general-purpose transistor</text:p>
          </table:table-cell>
          <table:table-cell table:style-name="ce98" office:value-type="string">
            <text:p>tme.pl</text:p>
          </table:table-cell>
          <table:table-cell table:style-name="ce98" office:value-type="string">
            <text:p>BC547A</text:p>
          </table:table-cell>
          <table:table-cell table:style-name="ce98" table:number-columns-repeated="2"/>
          <table:table-cell table:style-name="ce104" office:value-type="float" office:value="0.10445">
            <text:p>0,1045</text:p>
          </table:table-cell>
          <table:table-cell table:style-name="ce105" office:value-type="string">
            <text:p>PLN</text:p>
          </table:table-cell>
          <table:table-cell table:style-name="ce106" office:value-type="date" office:date-value="2016-08-11">
            <text:p>11-08-2016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BC817</text:p>
          </table:table-cell>
          <table:table-cell table:style-name="ce98" office:value-type="string">
            <text:p>SOT23-3</text:p>
          </table:table-cell>
          <table:table-cell table:style-name="ce100" office:value-type="string">
            <text:p>NPN_SOT23-3</text:p>
          </table:table-cell>
          <table:table-cell table:style-name="ce98" office:value-type="string">
            <text:p>SOT23-3</text:p>
          </table:table-cell>
          <table:table-cell table:style-name="ce98"/>
          <table:table-cell table:style-name="ce101" office:value-type="string">
            <text:p>SMD transistor, SOT23, 500mA, 45V</text:p>
          </table:table-cell>
          <table:table-cell table:style-name="ce98" office:value-type="string">
            <text:p>tme.pl</text:p>
          </table:table-cell>
          <table:table-cell table:style-name="ce98" office:value-type="string">
            <text:p>BC817-16.215</text:p>
          </table:table-cell>
          <table:table-cell table:style-name="ce98" office:value-type="string">
            <text:p>NXP</text:p>
          </table:table-cell>
          <table:table-cell table:style-name="ce98" office:value-type="string">
            <text:p>BC817-16.215</text:p>
          </table:table-cell>
          <table:table-cell table:style-name="ce104" office:value-type="float" office:value="0.088">
            <text:p>0,0880</text:p>
          </table:table-cell>
          <table:table-cell table:style-name="ce105" office:value-type="string">
            <text:p>PLN</text:p>
          </table:table-cell>
          <table:table-cell table:style-name="ce106" office:value-type="date" office:date-value="2016-08-23">
            <text:p>23-08-2016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BC847</text:p>
          </table:table-cell>
          <table:table-cell table:style-name="ce98" office:value-type="string">
            <text:p>SOT23-3</text:p>
          </table:table-cell>
          <table:table-cell table:style-name="ce100" office:value-type="string">
            <text:p>NPN_SOT23-3</text:p>
          </table:table-cell>
          <table:table-cell table:style-name="ce98" office:value-type="string">
            <text:p>SOT23-3</text:p>
          </table:table-cell>
          <table:table-cell table:style-name="ce98"/>
          <table:table-cell table:style-name="ce101" office:value-type="string">
            <text:p>SMD transistor 50V 0.1A</text:p>
          </table:table-cell>
          <table:table-cell table:style-name="ce98" office:value-type="string">
            <text:p>tme.pl</text:p>
          </table:table-cell>
          <table:table-cell table:style-name="ce98" office:value-type="string">
            <text:p>BC847A.215</text:p>
          </table:table-cell>
          <table:table-cell table:style-name="ce98" office:value-type="string">
            <text:p>NXP</text:p>
          </table:table-cell>
          <table:table-cell table:style-name="ce98" office:value-type="string">
            <text:p>BC847A.215</text:p>
          </table:table-cell>
          <table:table-cell table:style-name="ce104" office:value-type="float" office:value="0.09">
            <text:p>0,0900</text:p>
          </table:table-cell>
          <table:table-cell table:style-name="ce105" office:value-type="string">
            <text:p>PLN</text:p>
          </table:table-cell>
          <table:table-cell table:style-name="ce106" office:value-type="date" office:date-value="2017-01-16">
            <text:p>16-01-2017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BCP52-16</text:p>
          </table:table-cell>
          <table:table-cell table:style-name="ce98" office:value-type="string">
            <text:p>SOT223</text:p>
          </table:table-cell>
          <table:table-cell table:style-name="ce98" office:value-type="string">
            <text:p>PNP_SOT223</text:p>
          </table:table-cell>
          <table:table-cell table:style-name="ce98" office:value-type="string">
            <text:p>SOT-223</text:p>
          </table:table-cell>
          <table:table-cell table:style-name="ce98"/>
          <table:table-cell table:style-name="ce101" office:value-type="string">
            <text:p>Transistor pnp, 1A, 60V, SOT223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BCP52-16</text:p>
          </table:table-cell>
          <table:table-cell table:style-name="ce100" office:value-type="string">
            <text:p>NXP</text:p>
          </table:table-cell>
          <table:table-cell table:style-name="ce98" office:value-type="string">
            <text:p>BCP52-16.115</text:p>
          </table:table-cell>
          <table:table-cell table:style-name="ce104" office:value-type="float" office:value="0.31">
            <text:p>0,31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3-12-18">
            <text:p>18-12-2013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BCX52</text:p>
          </table:table-cell>
          <table:table-cell table:style-name="ce98" office:value-type="string">
            <text:p>SOT-89</text:p>
          </table:table-cell>
          <table:table-cell table:style-name="ce98" office:value-type="string">
            <text:p>PNP_SOT89</text:p>
          </table:table-cell>
          <table:table-cell table:style-name="ce98" office:value-type="string">
            <text:p>SOT-89_WAVE_V2</text:p>
          </table:table-cell>
          <table:table-cell table:style-name="ce98"/>
          <table:table-cell table:style-name="ce101" office:value-type="string">
            <text:p>60V, 1A PNP medium power transistor</text:p>
          </table:table-cell>
          <table:table-cell table:style-name="ce98" office:value-type="string">
            <text:p>tme.pl</text:p>
          </table:table-cell>
          <table:table-cell table:style-name="ce98" office:value-type="string">
            <text:p>BCX52-16</text:p>
          </table:table-cell>
          <table:table-cell table:style-name="ce98" office:value-type="string">
            <text:p>NXP</text:p>
          </table:table-cell>
          <table:table-cell table:style-name="ce98" office:value-type="string">
            <text:p>BCX52-16.115</text:p>
          </table:table-cell>
          <table:table-cell table:style-name="ce104" office:value-type="float" office:value="0.49">
            <text:p>0,4900</text:p>
          </table:table-cell>
          <table:table-cell table:style-name="ce105" office:value-type="string">
            <text:p>PLN</text:p>
          </table:table-cell>
          <table:table-cell table:style-name="ce106" office:value-type="date" office:date-value="2012-11-16">
            <text:p>16-11-2012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BD643</text:p>
          </table:table-cell>
          <table:table-cell table:style-name="ce98" office:value-type="string">
            <text:p>TO-220</text:p>
          </table:table-cell>
          <table:table-cell table:style-name="ce98" office:value-type="string">
            <text:p>NPN_TO220</text:p>
          </table:table-cell>
          <table:table-cell table:style-name="ce98" office:value-type="string">
            <text:p>TO-220V</text:p>
          </table:table-cell>
          <table:table-cell table:style-name="ce98" office:value-type="string">
            <text:p>TO-220H</text:p>
          </table:table-cell>
          <table:table-cell table:style-name="ce102" office:value-type="string">
            <text:p>tranzystor NPN, Darlington, hFE-750, 45V, 8A, TO220</text:p>
          </table:table-cell>
          <table:table-cell table:style-name="ce100"/>
          <table:table-cell table:style-name="ce98" office:value-type="string">
            <text:p>BD643</text:p>
          </table:table-cell>
          <table:table-cell table:style-name="ce100" office:value-type="string">
            <text:p>CEMI</text:p>
          </table:table-cell>
          <table:table-cell table:style-name="ce98" office:value-type="string">
            <text:p>BD643</text:p>
          </table:table-cell>
          <table:table-cell table:style-name="ce104" office:value-type="float" office:value="2">
            <text:p>2,00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7-01-16">
            <text:p>16-01-2017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BD911</text:p>
          </table:table-cell>
          <table:table-cell table:style-name="ce98" office:value-type="string">
            <text:p>TO-220</text:p>
          </table:table-cell>
          <table:table-cell table:style-name="ce98" office:value-type="string">
            <text:p>NPN_TO220</text:p>
          </table:table-cell>
          <table:table-cell table:style-name="ce98" office:value-type="string">
            <text:p>TO-220V</text:p>
          </table:table-cell>
          <table:table-cell table:style-name="ce98" office:value-type="string">
            <text:p>TO-220H</text:p>
          </table:table-cell>
          <table:table-cell table:style-name="ce101" office:value-type="string">
            <text:p>Tranzystor: NPN; bipolarny; 100V; 15A; 90W; TO220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BD911</text:p>
          </table:table-cell>
          <table:table-cell table:style-name="ce100" office:value-type="string">
            <text:p>STMIcroelectronics</text:p>
          </table:table-cell>
          <table:table-cell table:style-name="ce100" office:value-type="string">
            <text:p>BD911</text:p>
          </table:table-cell>
          <table:table-cell table:style-name="ce104" office:value-type="float" office:value="2.29">
            <text:p>2,29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6-08-23">
            <text:p>23-08-2016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BDP947</text:p>
          </table:table-cell>
          <table:table-cell table:style-name="ce98" office:value-type="string">
            <text:p>SOT223</text:p>
          </table:table-cell>
          <table:table-cell table:style-name="ce98" office:value-type="string">
            <text:p>NPN_SOT223</text:p>
          </table:table-cell>
          <table:table-cell table:style-name="ce98" office:value-type="string">
            <text:p>SOT-223</text:p>
          </table:table-cell>
          <table:table-cell table:style-name="ce98"/>
          <table:table-cell table:style-name="ce101" office:value-type="string">
            <text:p>NPN, 45V, 3A, SOT-223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BDP947</text:p>
          </table:table-cell>
          <table:table-cell table:style-name="ce100" office:value-type="string">
            <text:p>Infineon</text:p>
          </table:table-cell>
          <table:table-cell table:style-name="ce100" office:value-type="string">
            <text:p>BDP947</text:p>
          </table:table-cell>
          <table:table-cell table:style-name="ce104" office:value-type="float" office:value="1.34">
            <text:p>1,34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7-01-16">
            <text:p>16-01-2017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BDW42G</text:p>
          </table:table-cell>
          <table:table-cell table:style-name="ce98" office:value-type="string">
            <text:p>TO-220</text:p>
          </table:table-cell>
          <table:table-cell table:style-name="ce98" office:value-type="string">
            <text:p>NPN_TO220</text:p>
          </table:table-cell>
          <table:table-cell table:style-name="ce98" office:value-type="string">
            <text:p>TO-220V</text:p>
          </table:table-cell>
          <table:table-cell table:style-name="ce98" office:value-type="string">
            <text:p>TO-220H</text:p>
          </table:table-cell>
          <table:table-cell table:style-name="ce101" office:value-type="string">
            <text:p>NPN, Darlington, 80V, 15A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BDW42G</text:p>
          </table:table-cell>
          <table:table-cell table:style-name="ce100" office:value-type="string">
            <text:p>ON Semiconductor</text:p>
          </table:table-cell>
          <table:table-cell table:style-name="ce98" office:value-type="string">
            <text:p>BDW42G</text:p>
          </table:table-cell>
          <table:table-cell table:style-name="ce104" office:value-type="float" office:value="2.45">
            <text:p>2,45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6-08-23">
            <text:p>23-08-2016</text:p>
          </table:table-cell>
          <table:table-cell table:style-name="ce104"/>
          <table:table-cell table:number-columns-repeated="1010"/>
        </table:table-row>
        <table:table-row table:style-name="ro6">
          <table:table-cell office:value-type="string">
            <text:p>BSL215CH6327XTSA1</text:p>
          </table:table-cell>
          <table:table-cell office:value-type="string">
            <text:p>TSOP6</text:p>
          </table:table-cell>
          <table:table-cell office:value-type="string">
            <text:p>BSL215CH6327XTSA1</text:p>
          </table:table-cell>
          <table:table-cell office:value-type="string">
            <text:p>TSOP6</text:p>
          </table:table-cell>
          <table:table-cell/>
          <table:table-cell office:value-type="string">
            <text:p>Tranzystor: N/P-MOSFET; 20/-20V; 1,5/-1,5A; 0,5W; PG-TSOP-6,TSOP6</text:p>
          </table:table-cell>
          <table:table-cell office:value-type="string">
            <text:p>tme.pl</text:p>
          </table:table-cell>
          <table:table-cell office:value-type="string">
            <text:p>BSL215CH6327XTSA1</text:p>
          </table:table-cell>
          <table:table-cell office:value-type="string">
            <text:p>Infineon</text:p>
          </table:table-cell>
          <table:table-cell office:value-type="string">
            <text:p>BSL215CH6327XTSA1</text:p>
          </table:table-cell>
          <table:table-cell office:value-type="float" office:value="0.7582">
            <text:p>0,7582</text:p>
          </table:table-cell>
          <table:table-cell office:value-type="string">
            <text:p>PLN</text:p>
          </table:table-cell>
          <table:table-cell office:value-type="date" office:date-value="2015-09-09">
            <text:p>09-09-2015</text:p>
          </table:table-cell>
          <table:table-cell table:number-columns-repeated="1011"/>
        </table:table-row>
        <table:table-row table:style-name="ro6">
          <table:table-cell office:value-type="string">
            <text:p>BSL316CH6327XTSA1</text:p>
          </table:table-cell>
          <table:table-cell office:value-type="string">
            <text:p>TSOP6</text:p>
          </table:table-cell>
          <table:table-cell office:value-type="string">
            <text:p>BSL215CH6327XTSA1</text:p>
          </table:table-cell>
          <table:table-cell office:value-type="string">
            <text:p>TSOP6</text:p>
          </table:table-cell>
          <table:table-cell/>
          <table:table-cell office:value-type="string">
            <text:p>Tranzystor: N/P-MOSFET; 30/-30V; 1,4/-1,5A; 0,5W; PG-TSOP-6,TSOP6</text:p>
          </table:table-cell>
          <table:table-cell office:value-type="string">
            <text:p>tme.pl</text:p>
          </table:table-cell>
          <table:table-cell office:value-type="string">
            <text:p>BSL316CH6327XTSA1</text:p>
          </table:table-cell>
          <table:table-cell office:value-type="string">
            <text:p>Infineon</text:p>
          </table:table-cell>
          <table:table-cell office:value-type="string">
            <text:p>BSL316CH6327XTSA1</text:p>
          </table:table-cell>
          <table:table-cell office:value-type="float" office:value="0.7684">
            <text:p>0,7684</text:p>
          </table:table-cell>
          <table:table-cell office:value-type="string">
            <text:p>PLN</text:p>
          </table:table-cell>
          <table:table-cell office:value-type="date" office:date-value="2016-04-09">
            <text:p>09-04-2016</text:p>
          </table:table-cell>
          <table:table-cell table:number-columns-repeated="1011"/>
        </table:table-row>
        <table:table-row table:style-name="ro6">
          <table:table-cell table:style-name="ce98" office:value-type="string">
            <text:p>BSS84LT1G</text:p>
          </table:table-cell>
          <table:table-cell table:style-name="ce98" office:value-type="string">
            <text:p>SOT23-3</text:p>
          </table:table-cell>
          <table:table-cell table:style-name="ce98" office:value-type="string">
            <text:p>MOSFET_P_SOT23-3</text:p>
          </table:table-cell>
          <table:table-cell table:style-name="ce98" office:value-type="string">
            <text:p>SOT23-3</text:p>
          </table:table-cell>
          <table:table-cell table:style-name="ce98"/>
          <table:table-cell table:style-name="ce103" office:value-type="string">
            <text:p><text:span text:style-name="T17">Power MOSFET, 130 mA, 50 V,</text:span><text:span text:style-name="T18">P</text:span><text:span text:style-name="T19">−</text:span><text:span text:style-name="T18">Channel SOT</text:span><text:span text:style-name="T19">−</text:span><text:span text:style-name="T18">23</text:span>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BSS84LT1G</text:p>
          </table:table-cell>
          <table:table-cell table:style-name="ce100" office:value-type="string">
            <text:p>ON Semiconductor</text:p>
          </table:table-cell>
          <table:table-cell table:style-name="ce98" office:value-type="string">
            <text:p>BSS84LT1G</text:p>
          </table:table-cell>
          <table:table-cell table:style-name="ce104" office:value-type="float" office:value="0.21">
            <text:p>0,21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2-10-15">
            <text:p>15-10-2012</text:p>
          </table:table-cell>
          <table:table-cell table:style-name="ce104"/>
          <table:table-cell table:number-columns-repeated="1010"/>
        </table:table-row>
        <table:table-row table:style-name="ro5">
          <table:table-cell table:style-name="ce98" office:value-type="string">
            <text:p>BUT11AI</text:p>
          </table:table-cell>
          <table:table-cell table:style-name="ce98" office:value-type="string">
            <text:p>TO-220</text:p>
          </table:table-cell>
          <table:table-cell table:style-name="ce98" office:value-type="string">
            <text:p>NPN_TO220</text:p>
          </table:table-cell>
          <table:table-cell table:style-name="ce98" office:value-type="string">
            <text:p>TO-220V</text:p>
          </table:table-cell>
          <table:table-cell table:style-name="ce98" office:value-type="string">
            <text:p>TO-220H</text:p>
          </table:table-cell>
          <table:table-cell table:style-name="ce101" office:value-type="string">
            <text:p>Tranzystor: NPN; bipolarny; 400V; 5A; 100W; TO220</text:p>
          </table:table-cell>
          <table:table-cell table:style-name="ce100" office:value-type="string">
            <text:p>zapasy własne</text:p>
          </table:table-cell>
          <table:table-cell table:style-name="ce98" office:value-type="string">
            <text:p>BUT11AI</text:p>
          </table:table-cell>
          <table:table-cell table:style-name="ce100" office:value-type="string">
            <text:p>NXP</text:p>
          </table:table-cell>
          <table:table-cell table:style-name="ce100" office:value-type="string">
            <text:p>BUT11AI</text:p>
          </table:table-cell>
          <table:table-cell table:style-name="ce104" office:value-type="float" office:value="1">
            <text:p>1,00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7-01-16">
            <text:p>16-01-2017</text:p>
          </table:table-cell>
          <table:table-cell table:style-name="ce104"/>
          <table:table-cell table:number-columns-repeated="1010"/>
        </table:table-row>
        <table:table-row table:style-name="ro6">
          <table:table-cell office:value-type="string">
            <text:p>FDY4000CZ</text:p>
          </table:table-cell>
          <table:table-cell office:value-type="string">
            <text:p>SC-89</text:p>
          </table:table-cell>
          <table:table-cell office:value-type="string">
            <text:p>FDY4000CZ</text:p>
          </table:table-cell>
          <table:table-cell office:value-type="string">
            <text:p>SC-89</text:p>
          </table:table-cell>
          <table:table-cell/>
          <table:table-cell office:value-type="string">
            <text:p>Tranzystor: N/P-MOSFET; unipolarny; 20V; 600mA; 625mW; SC89</text:p>
          </table:table-cell>
          <table:table-cell office:value-type="string">
            <text:p>tme.pl</text:p>
          </table:table-cell>
          <table:table-cell office:value-type="string">
            <text:p>FDY4000CZ</text:p>
          </table:table-cell>
          <table:table-cell office:value-type="string">
            <text:p>Fairchild</text:p>
          </table:table-cell>
          <table:table-cell office:value-type="string">
            <text:p>FDY4000CZ</text:p>
          </table:table-cell>
          <table:table-cell office:value-type="float" office:value="0.8">
            <text:p>0,8000</text:p>
          </table:table-cell>
          <table:table-cell office:value-type="string">
            <text:p>PLN</text:p>
          </table:table-cell>
          <table:table-cell office:value-type="date" office:date-value="2015-08-05">
            <text:p>05-08-2015</text:p>
          </table:table-cell>
          <table:table-cell table:number-columns-repeated="1011"/>
        </table:table-row>
        <table:table-row table:style-name="ro6">
          <table:table-cell table:style-name="ce98" office:value-type="string">
            <text:p>IRF4905SPBF</text:p>
          </table:table-cell>
          <table:table-cell table:style-name="ce98" office:value-type="string">
            <text:p>D2PAK</text:p>
          </table:table-cell>
          <table:table-cell table:style-name="ce98" office:value-type="string">
            <text:p>IRF4905</text:p>
          </table:table-cell>
          <table:table-cell table:style-name="ce98" office:value-type="string">
            <text:p>D2PAK</text:p>
          </table:table-cell>
          <table:table-cell table:style-name="ce98" office:value-type="string">
            <text:p>D2_DPAK</text:p>
          </table:table-cell>
          <table:table-cell table:style-name="ce101" office:value-type="string">
            <text:p>HEXFET Power MOSFET -55V,-74A, D2PAK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IRF4905SPBF</text:p>
          </table:table-cell>
          <table:table-cell table:style-name="ce100" office:value-type="string">
            <text:p>International Rectifier</text:p>
          </table:table-cell>
          <table:table-cell table:style-name="ce98" office:value-type="string">
            <text:p>IRF4905SPBF</text:p>
          </table:table-cell>
          <table:table-cell table:style-name="ce104" office:value-type="float" office:value="3.9">
            <text:p>3,90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5-04-14">
            <text:p>14-04-2015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IRF5305SPBF</text:p>
          </table:table-cell>
          <table:table-cell table:style-name="ce98" office:value-type="string">
            <text:p>D2PAK</text:p>
          </table:table-cell>
          <table:table-cell table:style-name="ce98" office:value-type="string">
            <text:p>IRF4905</text:p>
          </table:table-cell>
          <table:table-cell table:style-name="ce98" office:value-type="string">
            <text:p>D2PAK</text:p>
          </table:table-cell>
          <table:table-cell table:style-name="ce98" office:value-type="string">
            <text:p>D2_DPAK</text:p>
          </table:table-cell>
          <table:table-cell table:style-name="ce101" office:value-type="string">
            <text:p>Tranzystor: P-MOSFET; unipolarny; HEXFET; -55V; -31A; 110W; D2PAK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IRF5305SPBF</text:p>
          </table:table-cell>
          <table:table-cell table:style-name="ce100" office:value-type="string">
            <text:p>International Rectifier</text:p>
          </table:table-cell>
          <table:table-cell table:style-name="ce98" office:value-type="string">
            <text:p>IRF5305SPBF</text:p>
          </table:table-cell>
          <table:table-cell table:style-name="ce104" office:value-type="float" office:value="2.62">
            <text:p>2,62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6-04-09">
            <text:p>09-04-2016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IRF640NPBF</text:p>
          </table:table-cell>
          <table:table-cell table:style-name="ce98" office:value-type="string">
            <text:p>TO-220</text:p>
          </table:table-cell>
          <table:table-cell table:style-name="ce98" office:value-type="string">
            <text:p>IRFR3303</text:p>
          </table:table-cell>
          <table:table-cell table:style-name="ce98" office:value-type="string">
            <text:p>TO-220V</text:p>
          </table:table-cell>
          <table:table-cell table:style-name="ce98" office:value-type="string">
            <text:p>TO-220H</text:p>
          </table:table-cell>
          <table:table-cell table:style-name="ce101" office:value-type="string">
            <text:p>Tranzystor: N-MOSFET; unipolarny; HEXFET; 200V; 18A; 150W; TO220AB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IRF640NPBF</text:p>
          </table:table-cell>
          <table:table-cell table:style-name="ce100" office:value-type="string">
            <text:p>International Rectifier</text:p>
          </table:table-cell>
          <table:table-cell table:style-name="ce98" office:value-type="string">
            <text:p>IRF640NPBF</text:p>
          </table:table-cell>
          <table:table-cell table:style-name="ce104" office:value-type="float" office:value="2.17">
            <text:p>2,17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6-08-11">
            <text:p>11-08-2016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IRF7204PBF</text:p>
          </table:table-cell>
          <table:table-cell table:style-name="ce98" office:value-type="string">
            <text:p>8SOIC150</text:p>
          </table:table-cell>
          <table:table-cell table:style-name="ce98" office:value-type="string">
            <text:p>IRF7204</text:p>
          </table:table-cell>
          <table:table-cell table:style-name="ce98" office:value-type="string">
            <text:p>8SOIC150</text:p>
          </table:table-cell>
          <table:table-cell table:style-name="ce98"/>
          <table:table-cell table:style-name="ce101" office:value-type="string">
            <text:p>Transistor p-MOSFET, 20V, 5.3A, SOIC8</text:p>
          </table:table-cell>
          <table:table-cell table:style-name="ce98" office:value-type="string">
            <text:p>tme.pl</text:p>
          </table:table-cell>
          <table:table-cell table:style-name="ce98" office:value-type="string">
            <text:p>IRF7204PBF</text:p>
          </table:table-cell>
          <table:table-cell table:style-name="ce98" office:value-type="string">
            <text:p>International Rectifier</text:p>
          </table:table-cell>
          <table:table-cell table:style-name="ce98" office:value-type="string">
            <text:p>IRF7204PBF</text:p>
          </table:table-cell>
          <table:table-cell table:style-name="ce104" office:value-type="float" office:value="1.56">
            <text:p>1,5600</text:p>
          </table:table-cell>
          <table:table-cell table:style-name="ce105" office:value-type="string">
            <text:p>PLN</text:p>
          </table:table-cell>
          <table:table-cell table:style-name="ce106" office:value-type="date" office:date-value="2009-12-16">
            <text:p>16-12-2009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IRF7205PBF</text:p>
          </table:table-cell>
          <table:table-cell table:style-name="ce98" office:value-type="string">
            <text:p>8SOIC150</text:p>
          </table:table-cell>
          <table:table-cell table:style-name="ce98" office:value-type="string">
            <text:p>IRF7204</text:p>
          </table:table-cell>
          <table:table-cell table:style-name="ce98" office:value-type="string">
            <text:p>8SOIC150</text:p>
          </table:table-cell>
          <table:table-cell table:style-name="ce98"/>
          <table:table-cell table:style-name="ce101" office:value-type="string">
            <text:p>Transistor p-MOSFET, 30V, 4.6A, SOIC8</text:p>
          </table:table-cell>
          <table:table-cell table:style-name="ce98" office:value-type="string">
            <text:p>tme.pl</text:p>
          </table:table-cell>
          <table:table-cell table:style-name="ce98" office:value-type="string">
            <text:p>IRF7205PBF</text:p>
          </table:table-cell>
          <table:table-cell table:style-name="ce98" office:value-type="string">
            <text:p>International Rectifier</text:p>
          </table:table-cell>
          <table:table-cell table:style-name="ce98" office:value-type="string">
            <text:p>IRF7205PBF</text:p>
          </table:table-cell>
          <table:table-cell table:style-name="ce104" office:value-type="float" office:value="1.3">
            <text:p>1,3000</text:p>
          </table:table-cell>
          <table:table-cell table:style-name="ce105" office:value-type="string">
            <text:p>PLN</text:p>
          </table:table-cell>
          <table:table-cell table:style-name="ce106" office:value-type="date" office:date-value="2012-09-21">
            <text:p>21-09-2012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IRF7240PBF</text:p>
          </table:table-cell>
          <table:table-cell table:style-name="ce98" office:value-type="string">
            <text:p>8SOIC150</text:p>
          </table:table-cell>
          <table:table-cell table:style-name="ce98" office:value-type="string">
            <text:p>IRF7204</text:p>
          </table:table-cell>
          <table:table-cell table:style-name="ce98" office:value-type="string">
            <text:p>8SOIC150</text:p>
          </table:table-cell>
          <table:table-cell table:style-name="ce98"/>
          <table:table-cell table:style-name="ce101" office:value-type="string">
            <text:p>HEXFET Power P-MOSFET -40V,-10A, 0.02Ohm, 8SOIC 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IRF7240PBF</text:p>
          </table:table-cell>
          <table:table-cell table:style-name="ce100" office:value-type="string">
            <text:p>International Rectifier</text:p>
          </table:table-cell>
          <table:table-cell table:style-name="ce98" office:value-type="string">
            <text:p>IRF7240PBF</text:p>
          </table:table-cell>
          <table:table-cell table:style-name="ce104" office:value-type="float" office:value="2.9">
            <text:p>2,90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3-04-20">
            <text:p>20-04-2013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IRF7319PBF</text:p>
          </table:table-cell>
          <table:table-cell table:style-name="ce98" office:value-type="string">
            <text:p>8SOIC150</text:p>
          </table:table-cell>
          <table:table-cell table:style-name="ce98" office:value-type="string">
            <text:p>IRF7319</text:p>
          </table:table-cell>
          <table:table-cell table:style-name="ce98" office:value-type="string">
            <text:p>8SOIC150</text:p>
          </table:table-cell>
          <table:table-cell table:style-name="ce98"/>
          <table:table-cell table:style-name="ce101" office:value-type="string">
            <text:p>Dual N and P-channel MOSFET 30V, 6.5A (n-ch.), 4.9A (p-ch.)</text:p>
          </table:table-cell>
          <table:table-cell table:style-name="ce98" office:value-type="string">
            <text:p>tme.pl</text:p>
          </table:table-cell>
          <table:table-cell table:style-name="ce98" office:value-type="string">
            <text:p>IRF7318PBF</text:p>
          </table:table-cell>
          <table:table-cell table:style-name="ce98" office:value-type="string">
            <text:p>International Rectifier</text:p>
          </table:table-cell>
          <table:table-cell table:style-name="ce98" office:value-type="string">
            <text:p>IRF7318PBF</text:p>
          </table:table-cell>
          <table:table-cell table:style-name="ce104" office:value-type="float" office:value="2.1">
            <text:p>2,1000</text:p>
          </table:table-cell>
          <table:table-cell table:style-name="ce105" office:value-type="string">
            <text:p>PLN</text:p>
          </table:table-cell>
          <table:table-cell table:style-name="ce106" office:value-type="date" office:date-value="2013-04-20">
            <text:p>20-04-2013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IRF7468PBF</text:p>
          </table:table-cell>
          <table:table-cell table:style-name="ce98" office:value-type="string">
            <text:p>8SOIC150</text:p>
          </table:table-cell>
          <table:table-cell table:style-name="ce98" office:value-type="string">
            <text:p>IRF7468</text:p>
          </table:table-cell>
          <table:table-cell table:style-name="ce98" office:value-type="string">
            <text:p>8SOIC150</text:p>
          </table:table-cell>
          <table:table-cell table:style-name="ce98"/>
          <table:table-cell table:style-name="ce101" office:value-type="string">
            <text:p>SMPS MOSFET, HEXFET, 9.4A, 40V, SOIC8, n-channel</text:p>
          </table:table-cell>
          <table:table-cell table:style-name="ce98" office:value-type="string">
            <text:p>tme.pl</text:p>
          </table:table-cell>
          <table:table-cell table:style-name="ce98" office:value-type="string">
            <text:p>IRF7468PBF</text:p>
          </table:table-cell>
          <table:table-cell table:style-name="ce98" office:value-type="string">
            <text:p>International Rectifier</text:p>
          </table:table-cell>
          <table:table-cell table:style-name="ce98" office:value-type="string">
            <text:p>IRF7468PBF</text:p>
          </table:table-cell>
          <table:table-cell table:style-name="ce104" office:value-type="float" office:value="2.1">
            <text:p>2,1000</text:p>
          </table:table-cell>
          <table:table-cell table:style-name="ce105" office:value-type="string">
            <text:p>PLN</text:p>
          </table:table-cell>
          <table:table-cell table:style-name="ce106" office:value-type="date" office:date-value="2013-04-20">
            <text:p>20-04-2013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IRF7484PBF</text:p>
          </table:table-cell>
          <table:table-cell table:style-name="ce98" office:value-type="string">
            <text:p>8SOIC150</text:p>
          </table:table-cell>
          <table:table-cell table:style-name="ce98" office:value-type="string">
            <text:p>IRF7468</text:p>
          </table:table-cell>
          <table:table-cell table:style-name="ce98" office:value-type="string">
            <text:p>8SOIC150</text:p>
          </table:table-cell>
          <table:table-cell table:style-name="ce98"/>
          <table:table-cell table:style-name="ce101" office:value-type="string">
            <text:p>HEXFET N-MOSFET, 14A, 40V, 0.010ohm, SOIC8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IRF7484PBF</text:p>
          </table:table-cell>
          <table:table-cell table:style-name="ce100" office:value-type="string">
            <text:p>International Rectifier</text:p>
          </table:table-cell>
          <table:table-cell table:style-name="ce98" office:value-type="string">
            <text:p>IRF7484PBF</text:p>
          </table:table-cell>
          <table:table-cell table:style-name="ce104" office:value-type="float" office:value="2.6">
            <text:p>2,60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3-04-20">
            <text:p>20-04-2013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IRF7805PBF</text:p>
          </table:table-cell>
          <table:table-cell table:style-name="ce98" office:value-type="string">
            <text:p>8SOIC150</text:p>
          </table:table-cell>
          <table:table-cell table:style-name="ce98" office:value-type="string">
            <text:p>IRF7468</text:p>
          </table:table-cell>
          <table:table-cell table:style-name="ce98" office:value-type="string">
            <text:p>8SOIC150</text:p>
          </table:table-cell>
          <table:table-cell table:style-name="ce98"/>
          <table:table-cell table:style-name="ce101" office:value-type="string">
            <text:p>HEXFET N-MOSFET, 10A, 30V, 0.011ohm, SOIC8</text:p>
          </table:table-cell>
          <table:table-cell table:style-name="ce98" office:value-type="string">
            <text:p>tme.pl</text:p>
          </table:table-cell>
          <table:table-cell table:style-name="ce98" office:value-type="string">
            <text:p>IRF7805PBF</text:p>
          </table:table-cell>
          <table:table-cell table:style-name="ce98" office:value-type="string">
            <text:p>International Rectifier</text:p>
          </table:table-cell>
          <table:table-cell table:style-name="ce98" office:value-type="string">
            <text:p>IRF7805PBF</text:p>
          </table:table-cell>
          <table:table-cell table:style-name="ce104" office:value-type="float" office:value="2.55">
            <text:p>2,5500</text:p>
          </table:table-cell>
          <table:table-cell table:style-name="ce105" office:value-type="string">
            <text:p>PLN</text:p>
          </table:table-cell>
          <table:table-cell table:style-name="ce106" office:value-type="date" office:date-value="2013-04-20">
            <text:p>20-04-2013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IRF9530NPBF</text:p>
          </table:table-cell>
          <table:table-cell table:style-name="ce98" office:value-type="string">
            <text:p>TO-220</text:p>
          </table:table-cell>
          <table:table-cell table:style-name="ce98" office:value-type="string">
            <text:p>IRF4905</text:p>
          </table:table-cell>
          <table:table-cell table:style-name="ce98" office:value-type="string">
            <text:p>TO-220V</text:p>
          </table:table-cell>
          <table:table-cell table:style-name="ce98" office:value-type="string">
            <text:p>TO-220H</text:p>
          </table:table-cell>
          <table:table-cell table:style-name="ce101" office:value-type="string">
            <text:p>HEXFET Power P-MOSFET -100V, -14A, 0.20ohm, TO220AB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IRF9530NPBF</text:p>
          </table:table-cell>
          <table:table-cell table:style-name="ce100" office:value-type="string">
            <text:p>International Rectifier</text:p>
          </table:table-cell>
          <table:table-cell table:style-name="ce98" office:value-type="string">
            <text:p>IRF9530NPBF</text:p>
          </table:table-cell>
          <table:table-cell table:style-name="ce104" office:value-type="float" office:value="2.1">
            <text:p>2,10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3-04-20">
            <text:p>20-04-2013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IRFR220N</text:p>
          </table:table-cell>
          <table:table-cell table:style-name="ce98" office:value-type="string">
            <text:p>TO-252</text:p>
          </table:table-cell>
          <table:table-cell table:style-name="ce98" office:value-type="string">
            <text:p>MOSFET_TO252</text:p>
          </table:table-cell>
          <table:table-cell table:style-name="ce98" office:value-type="string">
            <text:p>TO-252</text:p>
          </table:table-cell>
          <table:table-cell table:style-name="ce98"/>
          <table:table-cell table:style-name="ce101" office:value-type="string">
            <text:p>Transistor n-MOSFET 200V 5A 43W, TO252AA</text:p>
          </table:table-cell>
          <table:table-cell table:style-name="ce98" office:value-type="string">
            <text:p>tme.pl</text:p>
          </table:table-cell>
          <table:table-cell table:style-name="ce98" office:value-type="string">
            <text:p>IRFR220NPBF</text:p>
          </table:table-cell>
          <table:table-cell table:style-name="ce98" office:value-type="string">
            <text:p>International Rectifier</text:p>
          </table:table-cell>
          <table:table-cell table:style-name="ce98" office:value-type="string">
            <text:p>IRFR220NPBF</text:p>
          </table:table-cell>
          <table:table-cell table:style-name="ce104" office:value-type="float" office:value="2.1">
            <text:p>2,1000</text:p>
          </table:table-cell>
          <table:table-cell table:style-name="ce105" office:value-type="string">
            <text:p>PLN</text:p>
          </table:table-cell>
          <table:table-cell table:style-name="ce106" office:value-type="date" office:date-value="2012-09-18">
            <text:p>18-09-2012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IRFR3303</text:p>
          </table:table-cell>
          <table:table-cell table:style-name="ce98" office:value-type="string">
            <text:p>TO-252</text:p>
          </table:table-cell>
          <table:table-cell table:style-name="ce98" office:value-type="string">
            <text:p>IRFR3303</text:p>
          </table:table-cell>
          <table:table-cell table:style-name="ce98" office:value-type="string">
            <text:p>TO-252</text:p>
          </table:table-cell>
          <table:table-cell table:style-name="ce98"/>
          <table:table-cell table:style-name="ce101" office:value-type="string">
            <text:p>HEXFET Power MOSFET 33V 33A TO252AA</text:p>
          </table:table-cell>
          <table:table-cell table:style-name="ce98" office:value-type="string">
            <text:p>tme.pl</text:p>
          </table:table-cell>
          <table:table-cell table:style-name="ce98" office:value-type="string">
            <text:p>IRFR3303PBF</text:p>
          </table:table-cell>
          <table:table-cell table:style-name="ce98" office:value-type="string">
            <text:p>International Rectifier</text:p>
          </table:table-cell>
          <table:table-cell table:style-name="ce98" office:value-type="string">
            <text:p>IRFR3303PBF</text:p>
          </table:table-cell>
          <table:table-cell table:style-name="ce104" office:value-type="float" office:value="2.4">
            <text:p>2,4000</text:p>
          </table:table-cell>
          <table:table-cell table:style-name="ce105" office:value-type="string">
            <text:p>PLN</text:p>
          </table:table-cell>
          <table:table-cell table:style-name="ce106" office:value-type="date" office:date-value="2013-11-28">
            <text:p>28-11-2013</text:p>
          </table:table-cell>
          <table:table-cell table:style-name="ce104"/>
          <table:table-cell table:number-columns-repeated="1010"/>
        </table:table-row>
        <table:table-row table:style-name="ro6">
          <table:table-cell office:value-type="string">
            <text:p>IRFR9024NPBF</text:p>
          </table:table-cell>
          <table:table-cell office:value-type="string">
            <text:p>TO-252</text:p>
          </table:table-cell>
          <table:table-cell office:value-type="string">
            <text:p>IRF4905</text:p>
          </table:table-cell>
          <table:table-cell office:value-type="string">
            <text:p>TO-252</text:p>
          </table:table-cell>
          <table:table-cell/>
          <table:table-cell office:value-type="string">
            <text:p>Tranzystor: P-MOSFET; unipolarny; HEXFET; -55V; -11A; 38W; DPAK</text:p>
          </table:table-cell>
          <table:table-cell office:value-type="string">
            <text:p>tme.pl</text:p>
          </table:table-cell>
          <table:table-cell office:value-type="string">
            <text:p>IRFR9024NPBF</text:p>
          </table:table-cell>
          <table:table-cell office:value-type="string">
            <text:p>International Rectifier</text:p>
          </table:table-cell>
          <table:table-cell office:value-type="string">
            <text:p>IRFR9024NPBF</text:p>
          </table:table-cell>
          <table:table-cell office:value-type="float" office:value="1.18">
            <text:p>1,1800</text:p>
          </table:table-cell>
          <table:table-cell office:value-type="string">
            <text:p>PLN</text:p>
          </table:table-cell>
          <table:table-cell office:value-type="date" office:date-value="2015-07-28">
            <text:p>28-07-2015</text:p>
          </table:table-cell>
          <table:table-cell table:number-columns-repeated="1011"/>
        </table:table-row>
        <table:table-row table:style-name="ro6">
          <table:table-cell table:style-name="ce98" office:value-type="string">
            <text:p>IRFZ24NPBF</text:p>
          </table:table-cell>
          <table:table-cell table:style-name="ce98" office:value-type="string">
            <text:p>TO-220</text:p>
          </table:table-cell>
          <table:table-cell table:style-name="ce98" office:value-type="string">
            <text:p>IRFR3303</text:p>
          </table:table-cell>
          <table:table-cell table:style-name="ce98" office:value-type="string">
            <text:p>TO-220V</text:p>
          </table:table-cell>
          <table:table-cell table:style-name="ce98" office:value-type="string">
            <text:p>TO-220H</text:p>
          </table:table-cell>
          <table:table-cell table:style-name="ce101" office:value-type="string">
            <text:p>HEXFET Power N-MOSFET 55V, 17A, 0.07ohm, TO220AB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IRFZ24NPBF</text:p>
          </table:table-cell>
          <table:table-cell table:style-name="ce100" office:value-type="string">
            <text:p>International Rectifier</text:p>
          </table:table-cell>
          <table:table-cell table:style-name="ce98" office:value-type="string">
            <text:p>IRFZ24NPBF</text:p>
          </table:table-cell>
          <table:table-cell table:style-name="ce104" office:value-type="float" office:value="1.3">
            <text:p>1,30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5-05-07">
            <text:p>07-05-2015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IRFZ44EPBF</text:p>
          </table:table-cell>
          <table:table-cell table:style-name="ce98" office:value-type="string">
            <text:p>TO-220</text:p>
          </table:table-cell>
          <table:table-cell table:style-name="ce98" office:value-type="string">
            <text:p>IRFR3303</text:p>
          </table:table-cell>
          <table:table-cell table:style-name="ce98" office:value-type="string">
            <text:p>TO-220V</text:p>
          </table:table-cell>
          <table:table-cell table:style-name="ce98" office:value-type="string">
            <text:p>TO-220H</text:p>
          </table:table-cell>
          <table:table-cell table:style-name="ce101" office:value-type="string">
            <text:p>Tranzystor: N-MOSFET; unipolarny; HEXFET; 60V; 48A; 110W; TO220AB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IRFZ44EPBF</text:p>
          </table:table-cell>
          <table:table-cell table:style-name="ce100" office:value-type="string">
            <text:p>International Rectifier</text:p>
          </table:table-cell>
          <table:table-cell table:style-name="ce98" office:value-type="string">
            <text:p>IRFZ44EPBF</text:p>
          </table:table-cell>
          <table:table-cell table:style-name="ce104" office:value-type="float" office:value="2.22">
            <text:p>2,22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6-08-11">
            <text:p>11-08-2016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IRL2703SPBF</text:p>
          </table:table-cell>
          <table:table-cell table:style-name="ce98" office:value-type="string">
            <text:p>D2PAK</text:p>
          </table:table-cell>
          <table:table-cell table:style-name="ce98" office:value-type="string">
            <text:p>IRFR3303</text:p>
          </table:table-cell>
          <table:table-cell table:style-name="ce98" office:value-type="string">
            <text:p>D2PAK</text:p>
          </table:table-cell>
          <table:table-cell table:style-name="ce98"/>
          <table:table-cell table:style-name="ce101" office:value-type="string">
            <text:p>N-MOSFET; unipolarny; HEXFET; 30V; 24A; 45W; D2PAK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IRL2703SPBF</text:p>
          </table:table-cell>
          <table:table-cell table:style-name="ce100" office:value-type="string">
            <text:p>International Rectifier</text:p>
          </table:table-cell>
          <table:table-cell table:style-name="ce98" office:value-type="string">
            <text:p>IRL2703SPBF</text:p>
          </table:table-cell>
          <table:table-cell table:style-name="ce104" office:value-type="float" office:value="2.55">
            <text:p>2,55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5-06-19">
            <text:p>19-06-2015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IRL3103PBF</text:p>
          </table:table-cell>
          <table:table-cell table:style-name="ce98" office:value-type="string">
            <text:p>TO-220</text:p>
          </table:table-cell>
          <table:table-cell table:style-name="ce98" office:value-type="string">
            <text:p>IRFR3303</text:p>
          </table:table-cell>
          <table:table-cell table:style-name="ce98" office:value-type="string">
            <text:p>TO-220V</text:p>
          </table:table-cell>
          <table:table-cell table:style-name="ce98" office:value-type="string">
            <text:p>TO-220H</text:p>
          </table:table-cell>
          <table:table-cell table:style-name="ce101" office:value-type="string">
            <text:p>Tranzystor: N-MOSFET; unipolarny; HEXFET; 30V; 56A; 83W; TO220AB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IRL3103PBF</text:p>
          </table:table-cell>
          <table:table-cell table:style-name="ce100" office:value-type="string">
            <text:p>International Rectifier</text:p>
          </table:table-cell>
          <table:table-cell table:style-name="ce98" office:value-type="string">
            <text:p>IRL3103PBF</text:p>
          </table:table-cell>
          <table:table-cell table:style-name="ce104" office:value-type="float" office:value="2.2">
            <text:p>2,20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6-02-01">
            <text:p>01-02-2016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IRL3713SPBF</text:p>
          </table:table-cell>
          <table:table-cell table:style-name="ce98" office:value-type="string">
            <text:p>D2PAK</text:p>
          </table:table-cell>
          <table:table-cell table:style-name="ce98" office:value-type="string">
            <text:p>IRFR3303</text:p>
          </table:table-cell>
          <table:table-cell table:style-name="ce98" office:value-type="string">
            <text:p>D2PAK</text:p>
          </table:table-cell>
          <table:table-cell table:style-name="ce98" office:value-type="string">
            <text:p>D2_DPAK</text:p>
          </table:table-cell>
          <table:table-cell table:style-name="ce101" office:value-type="string">
            <text:p>HEXFET Power MOSFET 30V, 200A, D2PAK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IRL3713SPBF</text:p>
          </table:table-cell>
          <table:table-cell table:style-name="ce100" office:value-type="string">
            <text:p>International Rectifier</text:p>
          </table:table-cell>
          <table:table-cell table:style-name="ce98" office:value-type="string">
            <text:p>IRL3713SPBF</text:p>
          </table:table-cell>
          <table:table-cell table:style-name="ce104" office:value-type="float" office:value="10.05">
            <text:p>10,05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7-05-15">
            <text:p>15-05-2017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IRLHS6376TR2PBF</text:p>
          </table:table-cell>
          <table:table-cell table:style-name="ce98" office:value-type="string">
            <text:p>PQFN2X2DUAL</text:p>
          </table:table-cell>
          <table:table-cell table:style-name="ce98" office:value-type="string">
            <text:p>IRLHS6376TR2PBF</text:p>
          </table:table-cell>
          <table:table-cell table:style-name="ce98" office:value-type="string">
            <text:p>PQFN2X2DUAL</text:p>
          </table:table-cell>
          <table:table-cell table:style-name="ce98"/>
          <table:table-cell table:style-name="ce101" office:value-type="string">
            <text:p>Dual N-cahnnel HEXFET Power MOSFET, 3.4A 30V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IRLHS6376TR2PBF</text:p>
          </table:table-cell>
          <table:table-cell table:style-name="ce100" office:value-type="string">
            <text:p>International Rectifier</text:p>
          </table:table-cell>
          <table:table-cell table:style-name="ce98" office:value-type="string">
            <text:p>IRLHS6376TR2PBF</text:p>
          </table:table-cell>
          <table:table-cell table:style-name="ce104" office:value-type="float" office:value="0.75">
            <text:p>0,75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3-12-28">
            <text:p>28-12-2013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IRLML0060TRPBF</text:p>
          </table:table-cell>
          <table:table-cell table:style-name="ce98" office:value-type="string">
            <text:p>SOT23-3</text:p>
          </table:table-cell>
          <table:table-cell table:style-name="ce98" office:value-type="string">
            <text:p>MOSFET_N_SOT23-3</text:p>
          </table:table-cell>
          <table:table-cell table:style-name="ce98" office:value-type="string">
            <text:p>SOT23-3</text:p>
          </table:table-cell>
          <table:table-cell table:style-name="ce98"/>
          <table:table-cell table:style-name="ce101" office:value-type="string">
            <text:p>HEXFET N-MOSFET, 2.7A, 60V, 0.092ohm, SOT23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IRLML0060TRPBF</text:p>
          </table:table-cell>
          <table:table-cell table:style-name="ce100" office:value-type="string">
            <text:p>International Rectifier</text:p>
          </table:table-cell>
          <table:table-cell table:style-name="ce98" office:value-type="string">
            <text:p>IRLML0060TRPBF</text:p>
          </table:table-cell>
          <table:table-cell table:style-name="ce104" office:value-type="float" office:value="0.42">
            <text:p>0,42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3-12-17">
            <text:p>17-12-2013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IRLML2246TRPBF</text:p>
          </table:table-cell>
          <table:table-cell table:style-name="ce98" office:value-type="string">
            <text:p>SOT23-3</text:p>
          </table:table-cell>
          <table:table-cell table:style-name="ce98" office:value-type="string">
            <text:p>MOSFET_P_SOT23-3</text:p>
          </table:table-cell>
          <table:table-cell table:style-name="ce98" office:value-type="string">
            <text:p>SOT23-3</text:p>
          </table:table-cell>
          <table:table-cell table:style-name="ce98"/>
          <table:table-cell table:style-name="ce101" office:value-type="string">
            <text:p>HEXFET Power P-Channel MOSFET 20V 2.6A SOT23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IRLML2246TRPBF</text:p>
          </table:table-cell>
          <table:table-cell table:style-name="ce100" office:value-type="string">
            <text:p>International Rectifier</text:p>
          </table:table-cell>
          <table:table-cell table:style-name="ce98" office:value-type="string">
            <text:p>IRLML2246TRPBF</text:p>
          </table:table-cell>
          <table:table-cell table:style-name="ce104" office:value-type="float" office:value="0.42">
            <text:p>0,42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3-02-10">
            <text:p>10-02-2013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IRLML2803TRPBF</text:p>
          </table:table-cell>
          <table:table-cell table:style-name="ce98" office:value-type="string">
            <text:p>SOT23-3</text:p>
          </table:table-cell>
          <table:table-cell table:style-name="ce98" office:value-type="string">
            <text:p>MOSFET_N_SOT23-3</text:p>
          </table:table-cell>
          <table:table-cell table:style-name="ce98" office:value-type="string">
            <text:p>SOT23-3</text:p>
          </table:table-cell>
          <table:table-cell table:style-name="ce98"/>
          <table:table-cell table:style-name="ce101" office:value-type="string">
            <text:p>HEXFET Power MOSFET 30V, 1.2A, SOT23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IRLML2803TRPBF</text:p>
          </table:table-cell>
          <table:table-cell table:style-name="ce100" office:value-type="string">
            <text:p>International Rectifier</text:p>
          </table:table-cell>
          <table:table-cell table:style-name="ce98" office:value-type="string">
            <text:p>IRLML2803TRPBF</text:p>
          </table:table-cell>
          <table:table-cell table:style-name="ce104" office:value-type="float" office:value="0.34">
            <text:p>0,34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3-02-10">
            <text:p>10-02-2013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IRLR8743</text:p>
          </table:table-cell>
          <table:table-cell table:style-name="ce98" office:value-type="string">
            <text:p>TO-252</text:p>
          </table:table-cell>
          <table:table-cell table:style-name="ce98" office:value-type="string">
            <text:p>MOSFET_N_TO252</text:p>
          </table:table-cell>
          <table:table-cell table:style-name="ce98" office:value-type="string">
            <text:p>TO-252</text:p>
          </table:table-cell>
          <table:table-cell table:style-name="ce98"/>
          <table:table-cell table:style-name="ce101" office:value-type="string">
            <text:p>HEXFET Power MOSFET 30V, 160A, DPAK</text:p>
          </table:table-cell>
          <table:table-cell table:style-name="ce100" office:value-type="string">
            <text:p>tme.pl</text:p>
          </table:table-cell>
          <table:table-cell table:style-name="ce98" office:value-type="string">
            <text:p>IRLR8743PBF</text:p>
          </table:table-cell>
          <table:table-cell table:style-name="ce100" office:value-type="string">
            <text:p>International Rectifier</text:p>
          </table:table-cell>
          <table:table-cell table:style-name="ce98" office:value-type="string">
            <text:p>IRLR8743PBF</text:p>
          </table:table-cell>
          <table:table-cell table:style-name="ce104" office:value-type="float" office:value="2.7">
            <text:p>2,70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2-09-17">
            <text:p>17-09-2012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MMBFJ177LT1G</text:p>
          </table:table-cell>
          <table:table-cell table:style-name="ce98" office:value-type="string">
            <text:p>SOT23-3</text:p>
          </table:table-cell>
          <table:table-cell table:style-name="ce98" office:value-type="string">
            <text:p>MMBFJ177</text:p>
          </table:table-cell>
          <table:table-cell table:style-name="ce98" office:value-type="string">
            <text:p>SOT23-3</text:p>
          </table:table-cell>
          <table:table-cell table:style-name="ce98"/>
          <table:table-cell table:style-name="ce101" office:value-type="string">
            <text:p>P-channel switch, 50mA, 30V</text:p>
          </table:table-cell>
          <table:table-cell table:style-name="ce98" office:value-type="string">
            <text:p>tme.pl</text:p>
          </table:table-cell>
          <table:table-cell table:style-name="ce98" office:value-type="string">
            <text:p>MMBFJ177LT1G</text:p>
          </table:table-cell>
          <table:table-cell table:style-name="ce98" office:value-type="string">
            <text:p>Fairchild</text:p>
          </table:table-cell>
          <table:table-cell table:style-name="ce98" office:value-type="string">
            <text:p>MMBFJ177LT1G</text:p>
          </table:table-cell>
          <table:table-cell table:style-name="ce104" office:value-type="float" office:value="0.449">
            <text:p>0,4490</text:p>
          </table:table-cell>
          <table:table-cell table:style-name="ce105" office:value-type="string">
            <text:p>PLN</text:p>
          </table:table-cell>
          <table:table-cell table:style-name="ce106" office:value-type="date" office:date-value="2013-09-09">
            <text:p>09-09-2013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MMBT2222A</text:p>
          </table:table-cell>
          <table:table-cell table:style-name="ce98" office:value-type="string">
            <text:p>SOT23-3</text:p>
          </table:table-cell>
          <table:table-cell table:style-name="ce100" office:value-type="string">
            <text:p>NPN_SOT23-3</text:p>
          </table:table-cell>
          <table:table-cell table:style-name="ce98" office:value-type="string">
            <text:p>SOT23-3</text:p>
          </table:table-cell>
          <table:table-cell table:style-name="ce98"/>
          <table:table-cell table:style-name="ce101" office:value-type="string">
            <text:p>Tranzystor: NPN; bipolarny; 40V; 600mA; SOT23</text:p>
          </table:table-cell>
          <table:table-cell table:style-name="ce98" office:value-type="string">
            <text:p>tme.pl</text:p>
          </table:table-cell>
          <table:table-cell table:style-name="ce98" office:value-type="string">
            <text:p>MMBT2222ALT1G</text:p>
          </table:table-cell>
          <table:table-cell table:style-name="ce98" office:value-type="string">
            <text:p>ON Semiconductor</text:p>
          </table:table-cell>
          <table:table-cell table:style-name="ce98" office:value-type="string">
            <text:p>MMBT2222ALT1G</text:p>
          </table:table-cell>
          <table:table-cell table:style-name="ce104" office:value-type="float" office:value="0.06">
            <text:p>0,0600</text:p>
          </table:table-cell>
          <table:table-cell table:style-name="ce105" office:value-type="string">
            <text:p>PLN</text:p>
          </table:table-cell>
          <table:table-cell table:style-name="ce106" office:value-type="date" office:date-value="2017-04-13">
            <text:p>13-04-2017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NTMFS4852NT3G</text:p>
          </table:table-cell>
          <table:table-cell table:style-name="ce98" office:value-type="string">
            <text:p>SO-8FL</text:p>
          </table:table-cell>
          <table:table-cell table:style-name="ce98" office:value-type="string">
            <text:p>NTMFS4852NT3G</text:p>
          </table:table-cell>
          <table:table-cell table:style-name="ce98" office:value-type="string">
            <text:p>SO-8FL</text:p>
          </table:table-cell>
          <table:table-cell table:style-name="ce98"/>
          <table:table-cell table:style-name="ce103" office:value-type="string">
            <text:p><text:span text:style-name="T20">Power MOSFET </text:span><text:span text:style-name="T18">30 V, 155 A, Single N</text:span><text:span text:style-name="T19">−</text:span><text:span text:style-name="T18">Channel, SO</text:span><text:span text:style-name="T19">−</text:span><text:span text:style-name="T18">8FL</text:span></text:p>
          </table:table-cell>
          <table:table-cell table:style-name="ce100" office:value-type="string">
            <text:p>farnell.com</text:p>
          </table:table-cell>
          <table:table-cell table:style-name="ce98" office:value-type="string">
            <text:p>1879969</text:p>
          </table:table-cell>
          <table:table-cell table:style-name="ce100" office:value-type="string">
            <text:p>ON Semiconductor</text:p>
          </table:table-cell>
          <table:table-cell table:style-name="ce98" office:value-type="string">
            <text:p>NTMFS4852NT3G</text:p>
          </table:table-cell>
          <table:table-cell table:style-name="ce104" office:value-type="float" office:value="2.12">
            <text:p>2,12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2-11-03">
            <text:p>03-11-2012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Si7149DP</text:p>
          </table:table-cell>
          <table:table-cell table:style-name="ce98" office:value-type="string">
            <text:p>SO-8POWERPAK</text:p>
          </table:table-cell>
          <table:table-cell table:style-name="ce98" office:value-type="string">
            <text:p>Si7149DP</text:p>
          </table:table-cell>
          <table:table-cell table:style-name="ce98" office:value-type="string">
            <text:p>SO-8POWERPAK</text:p>
          </table:table-cell>
          <table:table-cell table:style-name="ce98"/>
          <table:table-cell table:style-name="ce101" office:value-type="string">
            <text:p>PowerTrench MOSFET 30V 49A</text:p>
          </table:table-cell>
          <table:table-cell table:style-name="ce100" office:value-type="string">
            <text:p>farnell.com</text:p>
          </table:table-cell>
          <table:table-cell table:style-name="ce98" office:value-type="string">
            <text:p>1794808</text:p>
          </table:table-cell>
          <table:table-cell table:style-name="ce100" office:value-type="string">
            <text:p>Vishay</text:p>
          </table:table-cell>
          <table:table-cell table:style-name="ce98" office:value-type="string">
            <text:p>SI7149DP-T1-GE3</text:p>
          </table:table-cell>
          <table:table-cell table:style-name="ce104" office:value-type="float" office:value="9.99">
            <text:p>9,99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2-09-13">
            <text:p>13-09-2012</text:p>
          </table:table-cell>
          <table:table-cell table:style-name="ce104"/>
          <table:table-cell table:number-columns-repeated="1010"/>
        </table:table-row>
        <table:table-row table:style-name="ro6">
          <table:table-cell table:style-name="ce98" office:value-type="string">
            <text:p>TIP48</text:p>
          </table:table-cell>
          <table:table-cell table:style-name="ce98" office:value-type="string">
            <text:p>TO-220</text:p>
          </table:table-cell>
          <table:table-cell table:style-name="ce98" office:value-type="string">
            <text:p>NPN_TO220</text:p>
          </table:table-cell>
          <table:table-cell table:style-name="ce98" office:value-type="string">
            <text:p>TO-220V</text:p>
          </table:table-cell>
          <table:table-cell table:style-name="ce98" office:value-type="string">
            <text:p>TO-220H</text:p>
          </table:table-cell>
          <table:table-cell table:style-name="ce101" office:value-type="string">
            <text:p>NPN Silicon transistor 400V, 1A</text:p>
          </table:table-cell>
          <table:table-cell table:style-name="ce100" office:value-type="string">
            <text:p>farnell.com</text:p>
          </table:table-cell>
          <table:table-cell table:style-name="ce98" office:value-type="string">
            <text:p>1467913</text:p>
          </table:table-cell>
          <table:table-cell table:style-name="ce100" office:value-type="string">
            <text:p>Fairchild</text:p>
          </table:table-cell>
          <table:table-cell table:style-name="ce98" office:value-type="string">
            <text:p>TIP48</text:p>
          </table:table-cell>
          <table:table-cell table:style-name="ce104" office:value-type="float" office:value="2.07">
            <text:p>2,0700</text:p>
          </table:table-cell>
          <table:table-cell table:style-name="ce100" office:value-type="string">
            <text:p>PLN</text:p>
          </table:table-cell>
          <table:table-cell table:style-name="ce106" office:value-type="date" office:date-value="2012-10-09">
            <text:p>09-10-2012</text:p>
          </table:table-cell>
          <table:table-cell table:style-name="ce104"/>
          <table:table-cell table:number-columns-repeated="1010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zzCable" table:style-name="ta1" table:print="false">
        <table:table-column table:style-name="co1" table:default-cell-style-name="ce17"/>
        <table:table-column table:style-name="co24" table:default-cell-style-name="ce17"/>
        <table:table-column table:style-name="co1" table:number-columns-repeated="10" table:default-cell-style-name="ce17"/>
        <table:table-column table:style-name="co1" table:default-cell-style-name="ce19"/>
        <table:table-column table:style-name="co1" table:default-cell-style-name="ce18"/>
        <table:table-column table:style-name="co1" table:default-cell-style-name="ce54"/>
        <table:table-row table:style-name="ro1">
          <table:table-cell office:value-type="string">
            <text:p>Value</text:p>
          </table:table-cell>
          <table:table-cell office:value-type="string">
            <text:p>Dimensions</text:p>
          </table:table-cell>
          <table:table-cell table:style-name="ce18" office:value-type="string">
            <text:p>Library Ref</text:p>
          </table:table-cell>
          <table:table-cell office:value-type="string">
            <text:p>Footprint Ref</text:p>
          </table:table-cell>
          <table:table-cell office:value-type="string">
            <text:p>Length</text:p>
          </table:table-cell>
          <table:table-cell office:value-type="string">
            <text:p>ComponentLink1Description</text:p>
          </table:table-cell>
          <table:table-cell office:value-type="string">
            <text:p>ComponentLink1URL</text:p>
          </table:table-cell>
          <table:table-cell office:value-type="string">
            <text:p>Descript</text:p>
          </table:table-cell>
          <table:table-cell office:value-type="string">
            <text:p>Supplier5</text:p>
          </table:table-cell>
          <table:table-cell office:value-type="string">
            <text:p>Reference5</text:p>
          </table:table-cell>
          <table:table-cell office:value-type="string">
            <text:p>Manufacturer5</text:p>
          </table:table-cell>
          <table:table-cell office:value-type="string">
            <text:p>Typ5</text:p>
          </table:table-cell>
          <table:table-cell office:value-type="string">
            <text:p>Price5</text:p>
          </table:table-cell>
          <table:table-cell table:style-name="ce17" office:value-type="string">
            <text:p>Currency5</text:p>
          </table:table-cell>
          <table:table-cell office:value-type="string">
            <text:p>DateOfPrice5</text:p>
          </table:table-cell>
        </table:table-row>
        <table:table-row table:style-name="ro1">
          <table:table-cell table:number-columns-repeated="2" table:style-name="ce18" office:value-type="string">
            <text:p>BELDEN9534</text:p>
          </table:table-cell>
          <table:table-cell table:style-name="ce18" office:value-type="string">
            <text:p>CABLEx5</text:p>
          </table:table-cell>
          <table:table-cell table:style-name="ce18" table:number-columns-repeated="2"/>
          <table:table-cell table:style-name="ce18" office:value-type="string">
            <text:p>Datasheet</text:p>
          </table:table-cell>
          <table:table-cell table:style-name="ce18" office:value-type="string">
            <text:p><text:a xlink:href="http://www.mrq-ml.com/Parts/Electromechanical/Belden_9534.pdf">http://www.mrq-ml.com/Parts/Electromechanical/Belden_9534.pdf</text:a></text:p>
          </table:table-cell>
          <table:table-cell office:value-type="string">
            <text:p>Cable 4x0.2mm2, shielded, </text:p>
          </table:table-cell>
          <table:table-cell office:value-type="string">
            <text:p>farnell.com</text:p>
          </table:table-cell>
          <table:table-cell office:value-type="string">
            <text:p>1218692</text:p>
          </table:table-cell>
          <table:table-cell office:value-type="string">
            <text:p>Belden</text:p>
          </table:table-cell>
          <table:table-cell office:value-type="string">
            <text:p>9534</text:p>
          </table:table-cell>
          <table:table-cell office:value-type="float" office:value="7.07">
            <text:p>7,0700</text:p>
          </table:table-cell>
          <table:table-cell office:value-type="string">
            <text:p>PLN</text:p>
          </table:table-cell>
          <table:table-cell table:style-name="ce21" office:value-type="date" office:date-value="2011-02-15">
            <text:p>15-02-2011</text:p>
          </table:table-cell>
        </table:table-row>
        <table:table-row table:style-name="ro1">
          <table:table-cell table:number-columns-repeated="2" table:style-name="ce18" office:value-type="string">
            <text:p>BELDEN9538</text:p>
          </table:table-cell>
          <table:table-cell table:style-name="ce18" office:value-type="string">
            <text:p>CABLEx9</text:p>
          </table:table-cell>
          <table:table-cell table:style-name="ce18" table:number-columns-repeated="2"/>
          <table:table-cell table:style-name="ce18" office:value-type="string">
            <text:p>Datasheet</text:p>
          </table:table-cell>
          <table:table-cell table:style-name="ce18" office:value-type="string">
            <text:p><text:a xlink:href="http://www.mrq-ml.com/Parts/Electromechanical/Belden_9538.pdf">http://www.mrq-ml.com/Parts/Electromechanical/Belden_9538.pdf</text:a></text:p>
          </table:table-cell>
          <table:table-cell office:value-type="string">
            <text:p>Cable 8x0.2mm2, shielded, </text:p>
          </table:table-cell>
          <table:table-cell office:value-type="string">
            <text:p>farnell.com</text:p>
          </table:table-cell>
          <table:table-cell office:value-type="string">
            <text:p>3855170</text:p>
          </table:table-cell>
          <table:table-cell office:value-type="string">
            <text:p>Belden</text:p>
          </table:table-cell>
          <table:table-cell office:value-type="string">
            <text:p>9538</text:p>
          </table:table-cell>
          <table:table-cell office:value-type="float" office:value="8.97">
            <text:p>8,9700</text:p>
          </table:table-cell>
          <table:table-cell office:value-type="string">
            <text:p>PLN</text:p>
          </table:table-cell>
          <table:table-cell table:style-name="ce21" office:value-type="date" office:date-value="2011-02-14">
            <text:p>14-02-2011</text:p>
          </table:table-cell>
        </table:table-row>
        <table:table-row table:style-name="ro1">
          <table:table-cell office:value-type="string">
            <text:p>COLORFLEX CY4x0.14</text:p>
          </table:table-cell>
          <table:table-cell office:value-type="string">
            <text:p>4x0.14mm2</text:p>
          </table:table-cell>
          <table:table-cell office:value-type="string">
            <text:p>CABLEx4SHIELD_DIN47100</text:p>
          </table:table-cell>
          <table:table-cell table:number-columns-repeated="4"/>
          <table:table-cell office:value-type="string">
            <text:p>cable 4x0.14mm2, with shield</text:p>
          </table:table-cell>
          <table:table-cell office:value-type="string">
            <text:p>elfa.se</text:p>
          </table:table-cell>
          <table:table-cell office:value-type="string">
            <text:p>55-735-58</text:p>
          </table:table-cell>
          <table:table-cell office:value-type="string">
            <text:p>Cabloswiss</text:p>
          </table:table-cell>
          <table:table-cell office:value-type="string">
            <text:p>COLORFLEX CY4x0.14</text:p>
          </table:table-cell>
          <table:table-cell office:value-type="float" office:value="4.28">
            <text:p>4,2800</text:p>
          </table:table-cell>
          <table:table-cell table:style-name="ce20" office:value-type="string">
            <text:p>PLN</text:p>
          </table:table-cell>
          <table:table-cell table:style-name="ce21" office:value-type="date" office:date-value="2012-05-27">
            <text:p>27-05-2012</text:p>
          </table:table-cell>
        </table:table-row>
        <table:table-row table:style-name="ro1">
          <table:table-cell table:number-columns-repeated="2" office:value-type="string">
            <text:p>COLORFLEX CY5x0.14</text:p>
          </table:table-cell>
          <table:table-cell office:value-type="string">
            <text:p>CABLEx5SHIELD_DIN47100</text:p>
          </table:table-cell>
          <table:table-cell table:number-columns-repeated="2"/>
          <table:table-cell office:value-type="string">
            <text:p>Datasheet</text:p>
          </table:table-cell>
          <table:table-cell office:value-type="string">
            <text:p><text:a xlink:href="http://www.mrq-ml.com/Parts/Cable/apColorflexCY_en.pdf">http://www.mrq-ml.com/Parts/Cable/apColorflexCY_en.pdf</text:a></text:p>
          </table:table-cell>
          <table:table-cell office:value-type="string">
            <text:p>cable 4x0.14mm2, with shield</text:p>
          </table:table-cell>
          <table:table-cell office:value-type="string">
            <text:p>elfa.se</text:p>
          </table:table-cell>
          <table:table-cell office:value-type="string">
            <text:p>55-735-59</text:p>
          </table:table-cell>
          <table:table-cell office:value-type="string">
            <text:p>Cabloswiss</text:p>
          </table:table-cell>
          <table:table-cell office:value-type="string">
            <text:p>COLORFLEX CY5x0.14</text:p>
          </table:table-cell>
          <table:table-cell office:value-type="float" office:value="14.4">
            <text:p>14,4000</text:p>
          </table:table-cell>
          <table:table-cell table:style-name="ce20" office:value-type="string">
            <text:p>PLN</text:p>
          </table:table-cell>
          <table:table-cell table:style-name="ce21" office:value-type="date" office:date-value="2012-06-14">
            <text:p>14-06-2012</text:p>
          </table:table-cell>
        </table:table-row>
        <table:table-row table:style-name="ro1">
          <table:table-cell office:value-type="string">
            <text:p>DINFLEX-Y 4X0,14</text:p>
          </table:table-cell>
          <table:table-cell office:value-type="string">
            <text:p>4x0.14mm2</text:p>
          </table:table-cell>
          <table:table-cell office:value-type="string">
            <text:p>CABLEx4_DIN47100</text:p>
          </table:table-cell>
          <table:table-cell table:number-columns-repeated="4"/>
          <table:table-cell office:value-type="string">
            <text:p>cable 4x0.14mm2, without shield</text:p>
          </table:table-cell>
          <table:table-cell office:value-type="string">
            <text:p>elfa.se</text:p>
          </table:table-cell>
          <table:table-cell office:value-type="string">
            <text:p>55-721-28</text:p>
          </table:table-cell>
          <table:table-cell office:value-type="string">
            <text:p>Cabloswiss</text:p>
          </table:table-cell>
          <table:table-cell office:value-type="string">
            <text:p>DINFLEX-Y 4X0,14</text:p>
          </table:table-cell>
          <table:table-cell office:value-type="float" office:value="3.25">
            <text:p>3,2500</text:p>
          </table:table-cell>
          <table:table-cell table:style-name="ce20" office:value-type="string">
            <text:p>PLN</text:p>
          </table:table-cell>
          <table:table-cell table:style-name="ce21" office:value-type="date" office:date-value="2012-05-26">
            <text:p>26-05-2012</text:p>
          </table:table-cell>
        </table:table-row>
        <table:table-row table:style-name="ro1">
          <table:table-cell office:value-type="string">
            <text:p>H05V-K 0,75-0.5</text:p>
          </table:table-cell>
          <table:table-cell table:number-columns-repeated="2" office:value-type="string">
            <text:p>CABLEx1</text:p>
          </table:table-cell>
          <table:table-cell/>
          <table:table-cell office:value-type="string">
            <text:p>0,5</text:p>
          </table:table-cell>
          <table:table-cell table:number-columns-repeated="2"/>
          <table:table-cell office:value-type="string">
            <text:p>Cable 0.75mm2, price for 1m, length 0.5m</text:p>
          </table:table-cell>
          <table:table-cell table:style-name="ce18" table:number-columns-repeated="5"/>
          <table:table-cell table:style-name="ce20" office:value-type="string">
            <text:p>PLN</text:p>
          </table:table-cell>
          <table:table-cell/>
        </table:table-row>
        <table:table-row table:style-name="ro1">
          <table:table-cell office:value-type="string">
            <text:p>H05V-K 0,75-0.7</text:p>
          </table:table-cell>
          <table:table-cell table:number-columns-repeated="2" office:value-type="string">
            <text:p>CABLEx1</text:p>
          </table:table-cell>
          <table:table-cell/>
          <table:table-cell office:value-type="string">
            <text:p>0,7</text:p>
          </table:table-cell>
          <table:table-cell table:number-columns-repeated="2"/>
          <table:table-cell office:value-type="string">
            <text:p>Cable 0.75mm2, price for 1m, length 0.7m</text:p>
          </table:table-cell>
          <table:table-cell table:style-name="ce18" table:number-columns-repeated="5"/>
          <table:table-cell table:style-name="ce20" office:value-type="string">
            <text:p>PLN</text:p>
          </table:table-cell>
          <table:table-cell/>
        </table:table-row>
        <table:table-row table:style-name="ro1">
          <table:table-cell table:number-columns-repeated="2" office:value-type="string">
            <text:p>LI2Y(St)-CY 120 1x2x0.22</text:p>
          </table:table-cell>
          <table:table-cell office:value-type="string">
            <text:p>CABLEx3</text:p>
          </table:table-cell>
          <table:table-cell table:number-columns-repeated="4"/>
          <table:table-cell office:value-type="string">
            <text:p>Cable 1x2x0.22mm2, shielded, impedance 120 ohm price for 1m</text:p>
          </table:table-cell>
          <table:table-cell office:value-type="string">
            <text:p>technokabel.pl</text:p>
          </table:table-cell>
          <table:table-cell office:value-type="string">
            <text:p>LI2Y(St)-CY 120 1x2x0.22</text:p>
          </table:table-cell>
          <table:table-cell office:value-type="string">
            <text:p>technokabel</text:p>
          </table:table-cell>
          <table:table-cell office:value-type="string">
            <text:p>LI2Y(St)-CY 120 1x2x0.22</text:p>
          </table:table-cell>
          <table:table-cell office:value-type="float" office:value="4.05">
            <text:p>4,0500</text:p>
          </table:table-cell>
          <table:table-cell table:style-name="ce20" office:value-type="string">
            <text:p>PLN</text:p>
          </table:table-cell>
          <table:table-cell/>
        </table:table-row>
        <table:table-row table:style-name="ro1">
          <table:table-cell table:number-columns-repeated="2" office:value-type="string">
            <text:p>LIYCY10x0.25</text:p>
          </table:table-cell>
          <table:table-cell office:value-type="string">
            <text:p>CABLEx11</text:p>
          </table:table-cell>
          <table:table-cell table:number-columns-repeated="4"/>
          <table:table-cell office:value-type="string">
            <text:p>Cable 10x0.25mm2, shielded, price for 1m</text:p>
          </table:table-cell>
          <table:table-cell table:style-name="ce18" table:number-columns-repeated="5"/>
          <table:table-cell table:number-columns-repeated="2"/>
        </table:table-row>
        <table:table-row table:style-name="ro1">
          <table:table-cell table:number-columns-repeated="2" office:value-type="string">
            <text:p>LIYCY12x0.25</text:p>
          </table:table-cell>
          <table:table-cell office:value-type="string">
            <text:p>CABLEx13</text:p>
          </table:table-cell>
          <table:table-cell table:number-columns-repeated="4"/>
          <table:table-cell office:value-type="string">
            <text:p>Cable 12x0.25mm2, shielded, price for 1m</text:p>
          </table:table-cell>
          <table:table-cell table:style-name="ce18" table:number-columns-repeated="5"/>
          <table:table-cell table:number-columns-repeated="2"/>
        </table:table-row>
        <table:table-row table:style-name="ro1">
          <table:table-cell table:number-columns-repeated="2" office:value-type="string">
            <text:p>LIYCY2x0.25</text:p>
          </table:table-cell>
          <table:table-cell office:value-type="string">
            <text:p>CABLEx3</text:p>
          </table:table-cell>
          <table:table-cell table:number-columns-repeated="4"/>
          <table:table-cell office:value-type="string">
            <text:p>Cable 2x0.25mm2, shielded, price for 1m</text:p>
          </table:table-cell>
          <table:table-cell table:style-name="ce18" table:number-columns-repeated="5"/>
          <table:table-cell table:number-columns-repeated="2"/>
        </table:table-row>
        <table:table-row table:style-name="ro1">
          <table:table-cell table:number-columns-repeated="2" office:value-type="string">
            <text:p>LIYCY3x0.14</text:p>
          </table:table-cell>
          <table:table-cell office:value-type="string">
            <text:p>CABLEx3SHIELD</text:p>
          </table:table-cell>
          <table:table-cell table:number-columns-repeated="4"/>
          <table:table-cell office:value-type="string">
            <text:p>Cable 3x0.14mm2, shielded, price for 1m</text:p>
          </table:table-cell>
          <table:table-cell office:value-type="string">
            <text:p>tme.pl</text:p>
          </table:table-cell>
          <table:table-cell office:value-type="string">
            <text:p>LiYCY3x0.14</text:p>
          </table:table-cell>
          <table:table-cell office:value-type="string">
            <text:p>Helukabel</text:p>
          </table:table-cell>
          <table:table-cell office:value-type="string">
            <text:p>20002</text:p>
          </table:table-cell>
          <table:table-cell office:value-type="float" office:value="2.08">
            <text:p>2,0800</text:p>
          </table:table-cell>
          <table:table-cell table:style-name="ce20" office:value-type="string">
            <text:p>PLN</text:p>
          </table:table-cell>
          <table:table-cell table:style-name="ce21" office:value-type="date" office:date-value="2012-05-25">
            <text:p>25-05-2012</text:p>
          </table:table-cell>
        </table:table-row>
        <table:table-row table:style-name="ro1">
          <table:table-cell table:number-columns-repeated="2" office:value-type="string">
            <text:p>LIYCY3x0.25</text:p>
          </table:table-cell>
          <table:table-cell office:value-type="string">
            <text:p>CABLEx4</text:p>
          </table:table-cell>
          <table:table-cell table:number-columns-repeated="4"/>
          <table:table-cell office:value-type="string">
            <text:p>Cable 3x0.25mm2, shielded, price for 1m</text:p>
          </table:table-cell>
          <table:table-cell table:style-name="ce18" table:number-columns-repeated="5"/>
          <table:table-cell table:number-columns-repeated="2"/>
        </table:table-row>
        <table:table-row table:style-name="ro1">
          <table:table-cell table:number-columns-repeated="2" office:value-type="string">
            <text:p>LIYCY6x0.25</text:p>
          </table:table-cell>
          <table:table-cell office:value-type="string">
            <text:p>CABLEx7</text:p>
          </table:table-cell>
          <table:table-cell table:number-columns-repeated="4"/>
          <table:table-cell office:value-type="string">
            <text:p>Cable 6x0.25mm2, shielded, price for 1m</text:p>
          </table:table-cell>
          <table:table-cell table:style-name="ce18" table:number-columns-repeated="5"/>
          <table:table-cell table:number-columns-repeated="2"/>
        </table:table-row>
        <table:table-row table:style-name="ro1">
          <table:table-cell table:number-columns-repeated="2" office:value-type="string">
            <text:p>LIYY2x0.34</text:p>
          </table:table-cell>
          <table:table-cell office:value-type="string">
            <text:p>CABLEx2</text:p>
          </table:table-cell>
          <table:table-cell table:number-columns-repeated="4"/>
          <table:table-cell office:value-type="string">
            <text:p>Cable 2x0.34mm2, non-shielded</text:p>
          </table:table-cell>
          <table:table-cell table:style-name="ce18" table:number-columns-repeated="5"/>
          <table:table-cell table:number-columns-repeated="2"/>
        </table:table-row>
        <table:table-row table:style-name="ro1">
          <table:table-cell table:number-columns-repeated="2" office:value-type="string">
            <text:p>LIYY3x1.5</text:p>
          </table:table-cell>
          <table:table-cell office:value-type="string">
            <text:p>CABLEx3</text:p>
          </table:table-cell>
          <table:table-cell table:number-columns-repeated="4"/>
          <table:table-cell office:value-type="string">
            <text:p>Cable 3x1.5mm2, non-shielded</text:p>
          </table:table-cell>
          <table:table-cell table:style-name="ce18" table:number-columns-repeated="5"/>
          <table:table-cell table:number-columns-repeated="2"/>
        </table:table-row>
        <table:table-row table:style-name="ro1">
          <table:table-cell table:number-columns-repeated="2" office:value-type="string">
            <text:p>LIYY4x0.34</text:p>
          </table:table-cell>
          <table:table-cell office:value-type="string">
            <text:p>CABLEx4</text:p>
          </table:table-cell>
          <table:table-cell table:number-columns-repeated="4"/>
          <table:table-cell office:value-type="string">
            <text:p>Cable 4x0.34mm2, non-shielded, price for 1m</text:p>
          </table:table-cell>
          <table:table-cell table:style-name="ce18" table:number-columns-repeated="5"/>
          <table:table-cell table:number-columns-repeated="2"/>
        </table:table-row>
        <table:table-row table:style-name="ro1">
          <table:table-cell table:number-columns-repeated="2" office:value-type="string">
            <text:p>LIYY5x0.34</text:p>
          </table:table-cell>
          <table:table-cell office:value-type="string">
            <text:p>CABLEx5</text:p>
          </table:table-cell>
          <table:table-cell table:number-columns-repeated="4"/>
          <table:table-cell office:value-type="string">
            <text:p>Cable 5x0.34mm2, non-shielded, price for 1m</text:p>
          </table:table-cell>
          <table:table-cell table:style-name="ce18" table:number-columns-repeated="5"/>
          <table:table-cell table:number-columns-repeated="2"/>
        </table:table-row>
        <table:table-row table:style-name="ro1">
          <table:table-cell table:number-columns-repeated="2" office:value-type="string">
            <text:p>LIYY7x0.34</text:p>
          </table:table-cell>
          <table:table-cell office:value-type="string">
            <text:p>CABLEx7</text:p>
          </table:table-cell>
          <table:table-cell table:number-columns-repeated="4"/>
          <table:table-cell office:value-type="string">
            <text:p>Cable 7x0.34, non-shielded, price for 1m</text:p>
          </table:table-cell>
          <table:table-cell table:style-name="ce18" table:number-columns-repeated="5"/>
          <table:table-cell table:number-columns-repeated="2"/>
        </table:table-row>
        <table:table-row table:style-name="ro1">
          <table:table-cell table:number-columns-repeated="2" office:value-type="string">
            <text:p>SAC-4P-1,5-PUR/M12FS</text:p>
          </table:table-cell>
          <table:table-cell office:value-type="string">
            <text:p>SAC-4P-1,5</text:p>
          </table:table-cell>
          <table:table-cell table:number-columns-repeated="4"/>
          <table:table-cell office:value-type="string">
            <text:p>cable female, 4 pins, 1.5m length</text:p>
          </table:table-cell>
          <table:table-cell table:style-name="ce18" table:number-columns-repeated="5"/>
          <table:table-cell table:number-columns-repeated="2"/>
        </table:table-row>
        <table:table-row table:style-name="ro1">
          <table:table-cell table:number-columns-repeated="2" office:value-type="string">
            <text:p>TLWY2x0.22</text:p>
          </table:table-cell>
          <table:table-cell office:value-type="string">
            <text:p>CABLEx2</text:p>
          </table:table-cell>
          <table:table-cell table:number-columns-repeated="2"/>
          <table:table-cell office:value-type="string">
            <text:p>Datasheet</text:p>
          </table:table-cell>
          <table:table-cell office:value-type="string">
            <text:p><text:a xlink:href="http://www.mrq-ml.com/Parts/Cable/Technokabel_tlwy.pdf">http://www.mrq-ml.com/Parts/Cable/Technokabel_tlwy.pdf</text:a></text:p>
          </table:table-cell>
          <table:table-cell office:value-type="string">
            <text:p>cable 2x0.22mm2, flat,</text:p>
          </table:table-cell>
          <table:table-cell office:value-type="string">
            <text:p>tme.pl</text:p>
          </table:table-cell>
          <table:table-cell office:value-type="string">
            <text:p>5.2.130</text:p>
          </table:table-cell>
          <table:table-cell office:value-type="string">
            <text:p>technokabel</text:p>
          </table:table-cell>
          <table:table-cell office:value-type="string">
            <text:p>TLWY6x0.22</text:p>
          </table:table-cell>
          <table:table-cell table:formula="of:=3.86" office:value-type="float" office:value="3.86">
            <text:p>3,8600</text:p>
          </table:table-cell>
          <table:table-cell table:style-name="ce20" office:value-type="string">
            <text:p>PLN</text:p>
          </table:table-cell>
          <table:table-cell table:style-name="ce21" office:value-type="date" office:date-value="2012-05-25">
            <text:p>25-05-2012</text:p>
          </table:table-cell>
        </table:table-row>
        <table:table-row table:style-name="ro1">
          <table:table-cell table:number-columns-repeated="2" office:value-type="string">
            <text:p>TLWY2x0.35</text:p>
          </table:table-cell>
          <table:table-cell office:value-type="string">
            <text:p>CABLEx2</text:p>
          </table:table-cell>
          <table:table-cell table:number-columns-repeated="2"/>
          <table:table-cell office:value-type="string">
            <text:p>Datasheet</text:p>
          </table:table-cell>
          <table:table-cell office:value-type="string">
            <text:p><text:a xlink:href="http://www.mrq-ml.com/Parts/Cable/Technokabel_tlwy.pdf">http://www.mrq-ml.com/Parts/Cable/Technokabel_tlwy.pdf</text:a></text:p>
          </table:table-cell>
          <table:table-cell office:value-type="string">
            <text:p>cable 2x0.35mm2, flat,</text:p>
          </table:table-cell>
          <table:table-cell office:value-type="string">
            <text:p>tme.pl</text:p>
          </table:table-cell>
          <table:table-cell office:value-type="string">
            <text:p>5.2.130</text:p>
          </table:table-cell>
          <table:table-cell office:value-type="string">
            <text:p>technokabel</text:p>
          </table:table-cell>
          <table:table-cell office:value-type="string">
            <text:p>TLWY6x0.22</text:p>
          </table:table-cell>
          <table:table-cell office:value-type="float" office:value="3.86">
            <text:p>3,8600</text:p>
          </table:table-cell>
          <table:table-cell table:style-name="ce20" office:value-type="string">
            <text:p>PLN</text:p>
          </table:table-cell>
          <table:table-cell table:style-name="ce21" office:value-type="date" office:date-value="2012-05-25">
            <text:p>25-05-2012</text:p>
          </table:table-cell>
        </table:table-row>
        <table:table-row table:style-name="ro1">
          <table:table-cell table:number-columns-repeated="2" office:value-type="string">
            <text:p>TLWY3x0.22</text:p>
          </table:table-cell>
          <table:table-cell office:value-type="string">
            <text:p>CABLEx3</text:p>
          </table:table-cell>
          <table:table-cell table:number-columns-repeated="2"/>
          <table:table-cell office:value-type="string">
            <text:p>Datasheet</text:p>
          </table:table-cell>
          <table:table-cell office:value-type="string">
            <text:p><text:a xlink:href="http://www.mrq-ml.com/Parts/Cable/Technokabel_tlwy.pdf">http://www.mrq-ml.com/Parts/Cable/Technokabel_tlwy.pdf</text:a></text:p>
          </table:table-cell>
          <table:table-cell office:value-type="string">
            <text:p>cable 3x0.22mm2, flat,</text:p>
          </table:table-cell>
          <table:table-cell office:value-type="string">
            <text:p>tme.pl</text:p>
          </table:table-cell>
          <table:table-cell office:value-type="string">
            <text:p>5.2.130</text:p>
          </table:table-cell>
          <table:table-cell office:value-type="string">
            <text:p>technokabel</text:p>
          </table:table-cell>
          <table:table-cell office:value-type="string">
            <text:p>TLWY6x0.22</text:p>
          </table:table-cell>
          <table:table-cell table:formula="of:=3.86" office:value-type="float" office:value="3.86">
            <text:p>3,8600</text:p>
          </table:table-cell>
          <table:table-cell table:style-name="ce20" office:value-type="string">
            <text:p>PLN</text:p>
          </table:table-cell>
          <table:table-cell table:style-name="ce21" office:value-type="date" office:date-value="2012-05-25">
            <text:p>25-05-2012</text:p>
          </table:table-cell>
        </table:table-row>
        <table:table-row table:style-name="ro1">
          <table:table-cell table:number-columns-repeated="2" office:value-type="string">
            <text:p>TLWY3x0.35</text:p>
          </table:table-cell>
          <table:table-cell office:value-type="string">
            <text:p>CABLEx3</text:p>
          </table:table-cell>
          <table:table-cell table:number-columns-repeated="2"/>
          <table:table-cell office:value-type="string">
            <text:p>Datasheet</text:p>
          </table:table-cell>
          <table:table-cell office:value-type="string">
            <text:p><text:a xlink:href="http://www.mrq-ml.com/Parts/Cable/Technokabel_tlwy.pdf">http://www.mrq-ml.com/Parts/Cable/Technokabel_tlwy.pdf</text:a></text:p>
          </table:table-cell>
          <table:table-cell office:value-type="string">
            <text:p>cable 3x0.35mm2, flat,</text:p>
          </table:table-cell>
          <table:table-cell office:value-type="string">
            <text:p>tme.pl</text:p>
          </table:table-cell>
          <table:table-cell office:value-type="string">
            <text:p>5.2.130</text:p>
          </table:table-cell>
          <table:table-cell office:value-type="string">
            <text:p>technokabel</text:p>
          </table:table-cell>
          <table:table-cell office:value-type="string">
            <text:p>TLWY6x0.22</text:p>
          </table:table-cell>
          <table:table-cell office:value-type="float" office:value="3.86">
            <text:p>3,8600</text:p>
          </table:table-cell>
          <table:table-cell table:style-name="ce20" office:value-type="string">
            <text:p>PLN</text:p>
          </table:table-cell>
          <table:table-cell table:style-name="ce21" office:value-type="date" office:date-value="2012-05-25">
            <text:p>25-05-2012</text:p>
          </table:table-cell>
        </table:table-row>
        <table:table-row table:style-name="ro1">
          <table:table-cell table:number-columns-repeated="2" office:value-type="string">
            <text:p>TLWY4x0.22</text:p>
          </table:table-cell>
          <table:table-cell office:value-type="string">
            <text:p>CABLEx4</text:p>
          </table:table-cell>
          <table:table-cell table:number-columns-repeated="2"/>
          <table:table-cell office:value-type="string">
            <text:p>Datasheet</text:p>
          </table:table-cell>
          <table:table-cell office:value-type="string">
            <text:p><text:a xlink:href="http://www.mrq-ml.com/Parts/Cable/Technokabel_tlwy.pdf">http://www.mrq-ml.com/Parts/Cable/Technokabel_tlwy.pdf</text:a></text:p>
          </table:table-cell>
          <table:table-cell office:value-type="string">
            <text:p>cable 4x0.22mm2, flat</text:p>
          </table:table-cell>
          <table:table-cell office:value-type="string">
            <text:p>tme.pl</text:p>
          </table:table-cell>
          <table:table-cell office:value-type="string">
            <text:p>5.2.130</text:p>
          </table:table-cell>
          <table:table-cell office:value-type="string">
            <text:p>technokabel</text:p>
          </table:table-cell>
          <table:table-cell office:value-type="string">
            <text:p>TLWY6x0.22</text:p>
          </table:table-cell>
          <table:table-cell table:formula="of:=3.86" office:value-type="float" office:value="3.86">
            <text:p>3,8600</text:p>
          </table:table-cell>
          <table:table-cell table:style-name="ce20" office:value-type="string">
            <text:p>PLN</text:p>
          </table:table-cell>
          <table:table-cell table:style-name="ce21" office:value-type="date" office:date-value="2012-05-25">
            <text:p>25-05-2012</text:p>
          </table:table-cell>
        </table:table-row>
        <table:table-row table:style-name="ro1">
          <table:table-cell table:number-columns-repeated="2" office:value-type="string">
            <text:p>TLWY5x0.22</text:p>
          </table:table-cell>
          <table:table-cell office:value-type="string">
            <text:p>CABLEx5</text:p>
          </table:table-cell>
          <table:table-cell table:number-columns-repeated="2"/>
          <table:table-cell office:value-type="string">
            <text:p>Datasheet</text:p>
          </table:table-cell>
          <table:table-cell office:value-type="string">
            <text:p><text:a xlink:href="http://www.mrq-ml.com/Parts/Cable/Technokabel_tlwy.pdf">http://www.mrq-ml.com/Parts/Cable/Technokabel_tlwy.pdf</text:a></text:p>
          </table:table-cell>
          <table:table-cell office:value-type="string">
            <text:p>cable 5x0.22mm2, flat,</text:p>
          </table:table-cell>
          <table:table-cell office:value-type="string">
            <text:p>tme.pl</text:p>
          </table:table-cell>
          <table:table-cell office:value-type="string">
            <text:p>5.2.130</text:p>
          </table:table-cell>
          <table:table-cell office:value-type="string">
            <text:p>technokabel</text:p>
          </table:table-cell>
          <table:table-cell office:value-type="string">
            <text:p>TLWY6x0.22</text:p>
          </table:table-cell>
          <table:table-cell table:formula="of:=3.86" office:value-type="float" office:value="3.86">
            <text:p>3,8600</text:p>
          </table:table-cell>
          <table:table-cell table:style-name="ce20" office:value-type="string">
            <text:p>PLN</text:p>
          </table:table-cell>
          <table:table-cell table:style-name="ce21" office:value-type="date" office:date-value="2012-05-25">
            <text:p>25-05-2012</text:p>
          </table:table-cell>
        </table:table-row>
      </table:table>
      <table:database-ranges>
        <table:database-range table:target-range-address="Resistors.A1:Resistors.R282">
          <table:sort>
            <table:sort-by table:field-number="0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Arial-BoldMT1" svg:font-family="Arial-BoldMT"/>
    <style:font-face style:name="Arial-BoldMT-Identity-H" svg:font-family="Arial-BoldMT-Identity-H"/>
    <style:font-face style:name="Helvetica-Bold1" svg:font-family="Helvetica-Bold"/>
    <style:font-face style:name="NimbusMono-Reg" svg:font-family="NimbusMono-Reg"/>
    <style:font-face style:name="Symbol" svg:font-family="Symbol"/>
    <style:font-face style:name="Arial4" svg:font-family="Arial" style:font-family-generic="roman"/>
    <style:font-face style:name="Times New Roman" svg:font-family="'Times New Roman'" style:font-family-generic="roman"/>
    <style:font-face style:name="TimesNewRoman,Bold" svg:font-family="'TimesNewRoman,Bold'" style:font-family-generic="roman"/>
    <style:font-face style:name="Arial2" svg:font-family="Arial" style:font-family-generic="swiss"/>
    <style:font-face style:name="Arial,Bold" svg:font-family="'Arial,Bold'" style:font-family-generic="swiss"/>
    <style:font-face style:name="Arial-BoldMT" svg:font-family="Arial-Bold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Swiss721-BlackSWA" svg:font-family="Swiss721-BlackSWA" style:font-family-generic="swiss"/>
    <style:font-face style:name="Trade Gothic LT Std Cn" svg:font-family="'Trade Gothic LT Std Cn', 'Trade Gothic LT Std Cn'" style:font-family-generic="swiss"/>
    <style:font-face style:name="Trade Gothic LT Std" svg:font-family="'Trade Gothic LT Std', 'Trade Gothic LT Std'" style:font-family-generic="swiss"/>
    <style:font-face style:name="TradeGothic-BoldCondTwenty" svg:font-family="TradeGothic-BoldCondTwenty" style:font-family-generic="swiss"/>
    <style:font-face style:name="Trebuchet MS" svg:font-family="'Trebuchet MS', 'Trebuchet MS'" style:font-family-generic="swiss"/>
    <style:font-face style:name="Verdana1" svg:font-family="Verdana" style:font-family-generic="swiss"/>
    <style:font-face style:name="Verdana" svg:font-family="Verdana, Verdana" style:font-family-generic="swiss"/>
    <style:font-face style:name="Arial" svg:font-family="Arial" style:font-family-generic="swiss" style:font-pitch="variable"/>
    <style:font-face style:name="Arial1" svg:font-family="Arial" style:font-adornments="Pogrubiony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number-style style:name="N117">
      <number:number number:decimal-places="4" number:min-integer-digits="1"/>
    </number:number-style>
    <number:currency-style style:name="N119P0" style:volatile="true">
      <number:number number:decimal-places="4" number:min-integer-digits="1" number:grouping="true"/>
      <number:text> </number:text>
      <number:currency-symbol number:language="pl" number:country="PL">zł</number:currency-symbol>
    </number:currency-style>
    <number:currency-style style:name="N119">
      <style:text-properties fo:color="#ff0000"/>
      <number:text>-</number:text>
      <number:number number:decimal-places="4" number:min-integer-digits="1" number:grouping="true"/>
      <number:text> </number:text>
      <number:currency-symbol number:language="pl" number:country="PL">zł</number:currency-symbol>
      <style:map style:condition="value()&gt;=0" style:apply-style-name="N119P0"/>
    </number:currency-style>
    <number:currency-style style:name="N121P0" style:volatile="true">
      <number:number number:decimal-places="4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5P0"/>
    </number:currency-style>
    <number:date-style style:name="N126">
      <number:day/>
      <number:text>-</number:text>
      <number:month number:style="long"/>
      <number:text>-</number:text>
      <number:year number:style="long"/>
    </number:date-style>
    <number:date-style style:name="N127">
      <number:year number:style="long"/>
      <number:text>-</number:text>
      <number:month/>
      <number:text>-</number:text>
      <number:day/>
    </number:date-style>
    <number:date-style style:name="N128">
      <number:day number:style="long"/>
      <number:text>-</number:text>
      <number:month number:style="long"/>
      <number:text>-</number:text>
      <number:year number:style="long"/>
    </number:date-style>
    <number:number-style style:name="N130P0" style:volatile="true">
      <number:number number:decimal-places="0" number:min-integer-digits="1" number:grouping="true"/>
      <number:text> zł</number:text>
    </number:number-style>
    <number:number-style style:name="N130">
      <number:text>-</number:text>
      <number:number number:decimal-places="0" number:min-integer-digits="1" number:grouping="true"/>
      <number:text> zł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zł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zł</number:text>
    </number:number-style>
    <number:number-style style:name="N133">
      <number:text>-</number:text>
      <number:number number:decimal-places="2" number:min-integer-digits="1" number:grouping="true"/>
      <number:text> zł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zł</number:text>
    </number:number-style>
    <number:number-style style:name="N13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34P0"/>
    </number:number-style>
    <number:number-style style:name="N138P0" style:volatile="true">
      <number:text> </number:text>
      <number:number number:decimal-places="0" number:min-integer-digits="1" number:grouping="true"/>
      <number:text>      </number:text>
    </number:number-style>
    <number:number-style style:name="N138P1" style:volatile="true">
      <number:text>-</number:text>
      <number:number number:decimal-places="0" number:min-integer-digits="1" number:grouping="true"/>
      <number:text>      </number:text>
    </number:number-style>
    <number:number-style style:name="N138P2" style:volatile="true">
      <number:text> - 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number number:decimal-places="0" number:min-integer-digits="1" number:grouping="true"/>
      <number:text> zł </number:text>
    </number:number-style>
    <number:number-style style:name="N142P1" style:volatile="true">
      <number:text>-</number:text>
      <number:number number:decimal-places="0" number:min-integer-digits="1" number:grouping="true"/>
      <number:text> zł </number:text>
    </number:number-style>
    <number:number-style style:name="N142P2" style:volatile="true">
      <number:text> - zł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number number:decimal-places="2" number:min-integer-digits="1" number:grouping="true"/>
      <number:text>      </number:text>
    </number:number-style>
    <number:number-style style:name="N146P1" style:volatile="true">
      <number:text>-</number:text>
      <number:number number:decimal-places="2" number:min-integer-digits="1" number:grouping="true"/>
      <number:text>      </number:text>
    </number:number-style>
    <number:number-style style:name="N146P2" style:volatile="true">
      <number:text> -</number:text>
      <number:number number:decimal-places="0" number:min-integer-digits="0"/>
      <number:text>  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number number:decimal-places="2" number:min-integer-digits="1" number:grouping="true"/>
      <number:text> zł </number:text>
    </number:number-style>
    <number:number-style style:name="N150P1" style:volatile="true">
      <number:text>-</number:text>
      <number:number number:decimal-places="2" number:min-integer-digits="1" number:grouping="true"/>
      <number:text> zł </number:text>
    </number:number-style>
    <number:number-style style:name="N150P2" style:volatile="true">
      <number:text> -</number:text>
      <number:number number:decimal-places="0" number:min-integer-digits="0"/>
      <number:text> zł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3" number:min-integer-digits="1"/>
      <number:text> </number:text>
    </number:number-style>
    <number:number-style style:name="N152">
      <style:text-properties fo:color="#ff0000"/>
      <number:text>-</number:text>
      <number:number number:decimal-places="3" number:min-integer-digits="1"/>
      <number:text> </number:text>
      <style:map style:condition="value()&gt;=0" style:apply-style-name="N152P0"/>
    </number:number-style>
    <number:number-style style:name="N153">
      <number:number number:decimal-places="3" number:min-integer-digits="1"/>
    </number:number-style>
    <number:number-style style:name="N155P0" style:volatile="true">
      <number:number number:decimal-places="0" number:min-integer-digits="1"/>
      <number:text> </number:text>
    </number:number-style>
    <number:number-style style:name="N155">
      <style:text-properties fo:color="#ff0000"/>
      <number:text>-</number:text>
      <number:number number:decimal-places="0" number:min-integer-digits="1"/>
      <number:text> </number:text>
      <style:map style:condition="value()&gt;=0" style:apply-style-name="N155P0"/>
    </number:number-style>
    <number:number-style style:name="N156">
      <number:number number:decimal-places="1" number:min-integer-digits="1"/>
    </number:number-style>
    <number:date-style style:name="N158P0" style:volatile="true">
      <number:day/>
      <number:text> </number:text>
      <number:month number:textual="true"/>
    </number:date-style>
    <number:text-style style:name="N158">
      <number:text-content/>
      <style:map style:condition="value()&gt;=0" style:apply-style-name="N158P0"/>
    </number:text-style>
    <number:date-style style:name="N160P0" style:volatile="true">
      <number:day/>
      <number:text>.</number:text>
      <number:month number:style="long"/>
    </number:date-style>
    <number:text-style style:name="N160">
      <number:text-content/>
      <style:map style:condition="value()&gt;=0" style:apply-style-name="N160P0"/>
    </number:text-style>
    <number:number-style style:name="N162P0" style:volatile="true">
      <number:number number:decimal-places="2" number:min-integer-digits="1"/>
      <number:text> </number:text>
    </number:number-style>
    <number:number-style style:name="N162">
      <style:text-properties fo:color="#ff0000"/>
      <number:text>-</number:text>
      <number:number number:decimal-places="2" number:min-integer-digits="1"/>
      <number:text> </number:text>
      <style:map style:condition="value()&gt;=0" style:apply-style-name="N162P0"/>
    </number:number-style>
    <number:date-style style:name="N164P0" style:volatile="true">
      <number:year/>
      <number:text>.</number:text>
      <number:month number:style="long"/>
      <number:text>.</number:text>
      <number:day number:style="long"/>
    </number:date-style>
    <number:text-style style:name="N164">
      <number:text-content/>
      <style:map style:condition="value()&gt;=0" style:apply-style-name="N164P0"/>
    </number:text-style>
    <number:number-style style:name="N166P0" style:volatile="true">
      <number:text>Tak</number:text>
    </number:number-style>
    <number:number-style style:name="N166P1" style:volatile="true">
      <number:text>Tak</number:text>
    </number:number-style>
    <number:number-style style:name="N166">
      <number:text>Nie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Prawda</number:text>
    </number:number-style>
    <number:number-style style:name="N168P1" style:volatile="true">
      <number:text>Prawda</number:text>
    </number:number-style>
    <number:number-style style:name="N168">
      <number:text>Fałsz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Włączone</number:text>
    </number:number-style>
    <number:number-style style:name="N170P1" style:volatile="true">
      <number:text>Włączone</number:text>
    </number:number-style>
    <number:number-style style:name="N170">
      <number:text>Wyłączone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2P0"/>
    </number:currency-style>
    <number:number-style style:name="N173">
      <number:number number:decimal-places="5" number:min-integer-digits="1"/>
    </number:number-style>
    <number:percentage-style style:name="N174">
      <number:number number:decimal-places="1" number:min-integer-digits="1"/>
      <number:text>%</number:text>
    </number:percentage-style>
    <number:percentage-style style:name="N175">
      <number:number number:decimal-places="4" number:min-integer-digits="1"/>
      <number:text>%</number:text>
    </number:percentage-style>
    <number:percentage-style style:name="N176">
      <number:number number:decimal-places="5" number:min-integer-digits="1"/>
      <number:text>%</number:text>
    </number:percentage-style>
    <number:date-style style:name="N178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scientific-number number:decimal-places="6" number:min-integer-digits="1" number:min-exponent-digits="2"/>
    </number:number-style>
    <number:number-style style:name="N180">
      <number:scientific-number number:decimal-places="7" number:min-integer-digits="1" number:min-exponent-digits="2"/>
    </number:number-style>
    <number:number-style style:name="N181">
      <number:scientific-number number:decimal-places="8" number:min-integer-digits="1" number:min-exponent-digits="2"/>
    </number:number-style>
    <number:number-style style:name="N182">
      <number:scientific-number number:decimal-places="9" number:min-integer-digits="1" number:min-exponent-digits="2"/>
    </number:number-style>
    <number:number-style style:name="N183">
      <number:scientific-number number:decimal-places="5" number:min-integer-digits="1" number:min-exponent-digits="2"/>
    </number:number-style>
    <number:number-style style:name="N184">
      <number:scientific-number number:decimal-places="4" number:min-integer-digits="1" number:min-exponent-digits="2"/>
    </number:number-style>
    <number:number-style style:name="N185">
      <number:scientific-number number:decimal-places="3" number:min-integer-digits="1" number:min-exponent-digits="2"/>
    </number:number-style>
    <number:number-style style:name="N186">
      <number:scientific-number number:decimal-places="1" number:min-integer-digits="1" number:min-exponent-digits="2"/>
    </number:number-style>
    <number:number-style style:name="N187">
      <number:scientific-number number:decimal-places="0" number:min-integer-digits="1" number:min-exponent-digits="2"/>
    </number:number-style>
    <number:number-style style:name="N188">
      <number:scientific-number number:decimal-places="10" number:min-integer-digits="1" number:min-exponent-digits="2"/>
    </number:number-style>
    <number:number-style style:name="N189">
      <number:scientific-number number:decimal-places="11" number:min-integer-digits="1" number:min-exponent-digits="2"/>
    </number:number-style>
    <number:number-style style:name="N190">
      <number:scientific-number number:decimal-places="12" number:min-integer-digits="1" number:min-exponent-digits="2"/>
    </number:number-style>
    <number:number-style style:name="N191">
      <number:scientific-number number:decimal-places="13" number:min-integer-digits="1" number:min-exponent-digits="2"/>
    </number:number-style>
    <number:number-style style:name="N192">
      <number:scientific-number number:decimal-places="14" number:min-integer-digits="1" number:min-exponent-digits="2"/>
    </number:number-style>
    <number:number-style style:name="N193">
      <number:scientific-number number:decimal-places="15" number:min-integer-digits="1" number:min-exponent-digits="2"/>
    </number:number-style>
    <number:number-style style:name="N194">
      <number:scientific-number number:decimal-places="16" number:min-integer-digits="1" number:min-exponent-digits="2"/>
    </number:number-style>
    <number:number-style style:name="N195">
      <number:number number:decimal-places="6" number:min-integer-digits="1"/>
    </number:number-style>
    <number:number-style style:name="N196">
      <number:number number:decimal-places="7" number:min-integer-digits="1"/>
    </number:number-style>
    <number:date-style style:name="N197">
      <number:month number:textual="true"/>
      <number:text>.</number:text>
      <number:year number:style="long"/>
    </number:date-style>
    <number:number-style style:name="N199P0" style:volatile="true">
      <number:number number:decimal-places="0" number:min-integer-digits="1" number:grouping="true"/>
      <number:text> </number:text>
    </number:number-style>
    <number:number-style style:name="N19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99P0"/>
    </number:number-style>
    <number:number-style style:name="N201P0" style:volatile="true">
      <number:text>$U </number:text>
      <number:number number:decimal-places="0" number:min-integer-digits="1" number:grouping="true"/>
    </number:number-style>
    <number:number-style style:name="N201">
      <number:text>$U -</number:text>
      <number:number number:decimal-places="0" number:min-integer-digits="1" number:grouping="true"/>
      <style:map style:condition="value()&gt;=0" style:apply-style-name="N201P0"/>
    </number:number-style>
    <number:number-style style:name="N202P0" style:volatile="true">
      <number:text>$U </number:text>
      <number:number number:decimal-places="0" number:min-integer-digits="1" number:grouping="true"/>
    </number:number-style>
    <number:number-style style:name="N202">
      <style:text-properties fo:color="#ff0000"/>
      <number:text>$U -</number:text>
      <number:number number:decimal-places="0" number:min-integer-digits="1" number:grouping="true"/>
      <style:map style:condition="value()&gt;=0" style:apply-style-name="N202P0"/>
    </number:number-style>
    <number:number-style style:name="N204P0" style:volatile="true">
      <number:text>$U </number:text>
      <number:number number:decimal-places="2" number:min-integer-digits="1" number:grouping="true"/>
    </number:number-style>
    <number:number-style style:name="N204">
      <number:text>$U -</number:text>
      <number:number number:decimal-places="2" number:min-integer-digits="1" number:grouping="true"/>
      <style:map style:condition="value()&gt;=0" style:apply-style-name="N204P0"/>
    </number:number-style>
    <number:number-style style:name="N205P0" style:volatile="true">
      <number:text>$U </number:text>
      <number:number number:decimal-places="2" number:min-integer-digits="1" number:grouping="true"/>
    </number:number-style>
    <number:number-style style:name="N205">
      <style:text-properties fo:color="#ff0000"/>
      <number:text>$U -</number:text>
      <number:number number:decimal-places="2" number:min-integer-digits="1" number:grouping="true"/>
      <style:map style:condition="value()&gt;=0" style:apply-style-name="N205P0"/>
    </number:number-style>
    <number:number-style style:name="N209P0" style:volatile="true">
      <number:text> </number:text>
      <number:number number:decimal-places="0" number:min-integer-digits="1" number:grouping="true"/>
      <number:text> </number:text>
    </number:number-style>
    <number:number-style style:name="N209P1" style:volatile="true">
      <number:text> -</number:text>
      <number:number number:decimal-places="0" number:min-integer-digits="1" number:grouping="true"/>
      <number:text> </number:text>
    </number:number-style>
    <number:number-style style:name="N209P2" style:volatile="true">
      <number:text>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$U </number:text>
      <number:number number:decimal-places="0" number:min-integer-digits="1" number:grouping="true"/>
      <number:text> </number:text>
    </number:number-style>
    <number:number-style style:name="N213P1" style:volatile="true">
      <number:text> $U -</number:text>
      <number:number number:decimal-places="0" number:min-integer-digits="1" number:grouping="true"/>
      <number:text> </number:text>
    </number:number-style>
    <number:number-style style:name="N213P2" style:volatile="true">
      <number:text> $U 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text> </number:text>
      <number:number number:decimal-places="2" number:min-integer-digits="1" number:grouping="true"/>
      <number:text> </number:text>
    </number:number-style>
    <number:number-style style:name="N217P1" style:volatile="true">
      <number:text> -</number:text>
      <number:number number:decimal-places="2" number:min-integer-digits="1" number:grouping="true"/>
      <number:text> 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$U </number:text>
      <number:number number:decimal-places="2" number:min-integer-digits="1" number:grouping="true"/>
      <number:text> </number:text>
    </number:number-style>
    <number:number-style style:name="N221P1" style:volatile="true">
      <number:text> $U -</number:text>
      <number:number number:decimal-places="2" number:min-integer-digits="1" number:grouping="true"/>
      <number:text> </number:text>
    </number:number-style>
    <number:number-style style:name="N221P2" style:volatile="true">
      <number:text> $U 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15.10.2017</text:date>, <text:time>14:54:0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l</meta:initial-creator>
    <meta:creation-date>2015-03-30T08:38:38.91</meta:creation-date>
    <meta:generator>OpenOffice.org/3.4.1$Win32 OpenOffice.org_project/341m1$Build-9593</meta:generator>
    <dc:date>2017-10-15T14:54:05.44</dc:date>
    <meta:editing-duration>P9DT17H34M27S</meta:editing-duration>
    <meta:editing-cycles>2741</meta:editing-cycles>
    <meta:document-statistic meta:table-count="19" meta:cell-count="20147" meta:object-count="0"/>
  </office:meta>
</office:document-meta>
</file>